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1.2791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1957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_n500_B50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4" table:number-columns-repeated="3" table:default-cell-style-name="Default"/>
        <table:table-row table:style-name="ro1">
          <table:table-cell office:value-type="float" office:value="0.48361970337304" calcext:value-type="float">
            <text:p>0.48361970337304</text:p>
          </table:table-cell>
          <table:table-cell office:value-type="float" office:value="1.31145745496013" calcext:value-type="float">
            <text:p>1.31145745496013</text:p>
          </table:table-cell>
          <table:table-cell office:value-type="float" office:value="0.453664449440831" calcext:value-type="float">
            <text:p>0.453664449440831</text:p>
          </table:table-cell>
          <table:table-cell office:value-type="float" office:value="0.069010048431604" calcext:value-type="float">
            <text:p>0.069010048431604</text:p>
          </table:table-cell>
          <table:table-cell office:value-type="float" office:value="0.0534694659790285" calcext:value-type="float">
            <text:p>0.053469465979029</text:p>
          </table:table-cell>
          <table:table-cell office:value-type="float" office:value="0.0291898887769851" calcext:value-type="float">
            <text:p>0.0291898887769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5388302158363" calcext:value-type="float">
            <text:p>0.475388302158363</text:p>
          </table:table-cell>
          <table:table-cell office:value-type="float" office:value="1.31156512070575" calcext:value-type="float">
            <text:p>1.31156512070575</text:p>
          </table:table-cell>
          <table:table-cell office:value-type="float" office:value="0.4537619733211" calcext:value-type="float">
            <text:p>0.4537619733211</text:p>
          </table:table-cell>
          <table:table-cell office:value-type="float" office:value="0.0694835062751965" calcext:value-type="float">
            <text:p>0.069483506275197</text:p>
          </table:table-cell>
          <table:table-cell office:value-type="float" office:value="0.0534819941957475" calcext:value-type="float">
            <text:p>0.053481994195748</text:p>
          </table:table-cell>
          <table:table-cell office:value-type="float" office:value="0.0292030737117836" calcext:value-type="float">
            <text:p>0.0292030737117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0128966754146" calcext:value-type="float">
            <text:p>0.480128966754146</text:p>
          </table:table-cell>
          <table:table-cell office:value-type="float" office:value="1.31154797676721" calcext:value-type="float">
            <text:p>1.31154797676721</text:p>
          </table:table-cell>
          <table:table-cell office:value-type="float" office:value="0.453663742998011" calcext:value-type="float">
            <text:p>0.453663742998011</text:p>
          </table:table-cell>
          <table:table-cell office:value-type="float" office:value="0.0692363356903872" calcext:value-type="float">
            <text:p>0.069236335690387</text:p>
          </table:table-cell>
          <table:table-cell office:value-type="float" office:value="0.053470620437293" calcext:value-type="float">
            <text:p>0.053470620437293</text:p>
          </table:table-cell>
          <table:table-cell office:value-type="float" office:value="0.0291900791282739" calcext:value-type="float">
            <text:p>0.0291900791282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0443625421649" calcext:value-type="float">
            <text:p>0.660443625421649</text:p>
          </table:table-cell>
          <table:table-cell office:value-type="float" office:value="1.30659645584308" calcext:value-type="float">
            <text:p>1.30659645584308</text:p>
          </table:table-cell>
          <table:table-cell office:value-type="float" office:value="0.451862542015195" calcext:value-type="float">
            <text:p>0.451862542015195</text:p>
          </table:table-cell>
          <table:table-cell office:value-type="float" office:value="0.0678279628068756" calcext:value-type="float">
            <text:p>0.067827962806876</text:p>
          </table:table-cell>
          <table:table-cell office:value-type="float" office:value="0.0532620764472228" calcext:value-type="float">
            <text:p>0.053262076447223</text:p>
          </table:table-cell>
          <table:table-cell office:value-type="float" office:value="0.0289572195163975" calcext:value-type="float">
            <text:p>0.0289572195163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35064266180978" calcext:value-type="float">
            <text:p>0.435064266180978</text:p>
          </table:table-cell>
          <table:table-cell office:value-type="float" office:value="1.34754809302683" calcext:value-type="float">
            <text:p>1.34754809302683</text:p>
          </table:table-cell>
          <table:table-cell office:value-type="float" office:value="0.463569347057008" calcext:value-type="float">
            <text:p>0.463569347057008</text:p>
          </table:table-cell>
          <table:table-cell office:value-type="float" office:value="0.0759816070669413" calcext:value-type="float">
            <text:p>0.075981607066941</text:p>
          </table:table-cell>
          <table:table-cell office:value-type="float" office:value="0.0605331808170118" calcext:value-type="float">
            <text:p>0.060533180817012</text:p>
          </table:table-cell>
          <table:table-cell office:value-type="float" office:value="0.0352267225479323" calcext:value-type="float">
            <text:p>0.03522672254793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7113556892267" calcext:value-type="float">
            <text:p>0.377113556892267</text:p>
          </table:table-cell>
          <table:table-cell office:value-type="float" office:value="1.41849457795377" calcext:value-type="float">
            <text:p>1.41849457795377</text:p>
          </table:table-cell>
          <table:table-cell office:value-type="float" office:value="0.548624834801425" calcext:value-type="float">
            <text:p>0.548624834801425</text:p>
          </table:table-cell>
          <table:table-cell office:value-type="float" office:value="0.0782216013956321" calcext:value-type="float">
            <text:p>0.078221601395632</text:p>
          </table:table-cell>
          <table:table-cell office:value-type="float" office:value="0.0595591571940604" calcext:value-type="float">
            <text:p>0.059559157194061</text:p>
          </table:table-cell>
          <table:table-cell office:value-type="float" office:value="0.0340343380971604" calcext:value-type="float">
            <text:p>0.0340343380971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65926532309407" calcext:value-type="float">
            <text:p>0.365926532309407</text:p>
          </table:table-cell>
          <table:table-cell office:value-type="float" office:value="1.41880258430256" calcext:value-type="float">
            <text:p>1.41880258430256</text:p>
          </table:table-cell>
          <table:table-cell office:value-type="float" office:value="0.548805803738204" calcext:value-type="float">
            <text:p>0.548805803738204</text:p>
          </table:table-cell>
          <table:table-cell office:value-type="float" office:value="0.0787165250306059" calcext:value-type="float">
            <text:p>0.078716525030606</text:p>
          </table:table-cell>
          <table:table-cell office:value-type="float" office:value="0.0595791147459518" calcext:value-type="float">
            <text:p>0.059579114745952</text:p>
          </table:table-cell>
          <table:table-cell office:value-type="float" office:value="0.0340578452348359" calcext:value-type="float">
            <text:p>0.0340578452348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68885697358243" calcext:value-type="float">
            <text:p>0.368885697358243</text:p>
          </table:table-cell>
          <table:table-cell office:value-type="float" office:value="1.41880408842569" calcext:value-type="float">
            <text:p>1.41880408842569</text:p>
          </table:table-cell>
          <table:table-cell office:value-type="float" office:value="0.54872728725263" calcext:value-type="float">
            <text:p>0.54872728725263</text:p>
          </table:table-cell>
          <table:table-cell office:value-type="float" office:value="0.0785186274558499" calcext:value-type="float">
            <text:p>0.07851862745585</text:p>
          </table:table-cell>
          <table:table-cell office:value-type="float" office:value="0.05957080588672" calcext:value-type="float">
            <text:p>0.05957080588672</text:p>
          </table:table-cell>
          <table:table-cell office:value-type="float" office:value="0.0340476946502427" calcext:value-type="float">
            <text:p>0.0340476946502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90543146201652" calcext:value-type="float">
            <text:p>0.590543146201652</text:p>
          </table:table-cell>
          <table:table-cell office:value-type="float" office:value="1.41195330207573" calcext:value-type="float">
            <text:p>1.41195330207573</text:p>
          </table:table-cell>
          <table:table-cell office:value-type="float" office:value="0.545878730824763" calcext:value-type="float">
            <text:p>0.545878730824763</text:p>
          </table:table-cell>
          <table:table-cell office:value-type="float" office:value="0.0767579909877032" calcext:value-type="float">
            <text:p>0.076757990987703</text:p>
          </table:table-cell>
          <table:table-cell office:value-type="float" office:value="0.0592727938913595" calcext:value-type="float">
            <text:p>0.05927279389136</text:p>
          </table:table-cell>
          <table:table-cell office:value-type="float" office:value="0.0336923667357281" calcext:value-type="float">
            <text:p>0.0336923667357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8235688155423" calcext:value-type="float">
            <text:p>0.388235688155423</text:p>
          </table:table-cell>
          <table:table-cell office:value-type="float" office:value="1.39629469365399" calcext:value-type="float">
            <text:p>1.39629469365399</text:p>
          </table:table-cell>
          <table:table-cell office:value-type="float" office:value="0.572499025471252" calcext:value-type="float">
            <text:p>0.572499025471252</text:p>
          </table:table-cell>
          <table:table-cell office:value-type="float" office:value="0.0921742253352216" calcext:value-type="float">
            <text:p>0.092174225335222</text:p>
          </table:table-cell>
          <table:table-cell office:value-type="float" office:value="0.0707144429674598" calcext:value-type="float">
            <text:p>0.07071444296746</text:p>
          </table:table-cell>
          <table:table-cell office:value-type="float" office:value="0.0438612925857799" calcext:value-type="float">
            <text:p>0.0438612925857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5136516849324" calcext:value-type="float">
            <text:p>0.575136516849324</text:p>
          </table:table-cell>
          <table:table-cell office:value-type="float" office:value="1.25411901296482" calcext:value-type="float">
            <text:p>1.25411901296482</text:p>
          </table:table-cell>
          <table:table-cell office:value-type="float" office:value="0.465463541038131" calcext:value-type="float">
            <text:p>0.465463541038131</text:p>
          </table:table-cell>
          <table:table-cell office:value-type="float" office:value="0.0719293774370163" calcext:value-type="float">
            <text:p>0.071929377437016</text:p>
          </table:table-cell>
          <table:table-cell office:value-type="float" office:value="0.054111675279714" calcext:value-type="float">
            <text:p>0.054111675279714</text:p>
          </table:table-cell>
          <table:table-cell office:value-type="float" office:value="0.0296230821714632" calcext:value-type="float">
            <text:p>0.0296230821714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9824677312317" calcext:value-type="float">
            <text:p>0.569824677312317</text:p>
          </table:table-cell>
          <table:table-cell office:value-type="float" office:value="1.25418058136209" calcext:value-type="float">
            <text:p>1.25418058136209</text:p>
          </table:table-cell>
          <table:table-cell office:value-type="float" office:value="0.465503958611695" calcext:value-type="float">
            <text:p>0.465503958611695</text:p>
          </table:table-cell>
          <table:table-cell office:value-type="float" office:value="0.0723217454398818" calcext:value-type="float">
            <text:p>0.072321745439882</text:p>
          </table:table-cell>
          <table:table-cell office:value-type="float" office:value="0.0541167705165352" calcext:value-type="float">
            <text:p>0.054116770516535</text:p>
          </table:table-cell>
          <table:table-cell office:value-type="float" office:value="0.0296287816033381" calcext:value-type="float">
            <text:p>0.0296287816033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2348191218964" calcext:value-type="float">
            <text:p>0.572348191218964</text:p>
          </table:table-cell>
          <table:table-cell office:value-type="float" office:value="1.25417746325587" calcext:value-type="float">
            <text:p>1.25417746325587</text:p>
          </table:table-cell>
          <table:table-cell office:value-type="float" office:value="0.465450085563465" calcext:value-type="float">
            <text:p>0.465450085563465</text:p>
          </table:table-cell>
          <table:table-cell office:value-type="float" office:value="0.0721359818984913" calcext:value-type="float">
            <text:p>0.072135981898491</text:p>
          </table:table-cell>
          <table:table-cell office:value-type="float" office:value="0.0541105853830843" calcext:value-type="float">
            <text:p>0.054110585383084</text:p>
          </table:table-cell>
          <table:table-cell office:value-type="float" office:value="0.029621655780703" calcext:value-type="float">
            <text:p>0.0296216557807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5353262011497" calcext:value-type="float">
            <text:p>0.755353262011497</text:p>
          </table:table-cell>
          <table:table-cell office:value-type="float" office:value="1.24926740611982" calcext:value-type="float">
            <text:p>1.24926740611982</text:p>
          </table:table-cell>
          <table:table-cell office:value-type="float" office:value="0.463512220838402" calcext:value-type="float">
            <text:p>0.463512220838402</text:p>
          </table:table-cell>
          <table:table-cell office:value-type="float" office:value="0.070747240255271" calcext:value-type="float">
            <text:p>0.070747240255271</text:p>
          </table:table-cell>
          <table:table-cell office:value-type="float" office:value="0.0538925507599857" calcext:value-type="float">
            <text:p>0.053892550759986</text:p>
          </table:table-cell>
          <table:table-cell office:value-type="float" office:value="0.0293738934759748" calcext:value-type="float">
            <text:p>0.0293738934759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5971725240857" calcext:value-type="float">
            <text:p>0.55971725240857</text:p>
          </table:table-cell>
          <table:table-cell office:value-type="float" office:value="1.2625404698362" calcext:value-type="float">
            <text:p>1.2625404698362</text:p>
          </table:table-cell>
          <table:table-cell office:value-type="float" office:value="0.487353574072631" calcext:value-type="float">
            <text:p>0.487353574072631</text:p>
          </table:table-cell>
          <table:table-cell office:value-type="float" office:value="0.0881375202004111" calcext:value-type="float">
            <text:p>0.088137520200411</text:p>
          </table:table-cell>
          <table:table-cell office:value-type="float" office:value="0.0681381545175238" calcext:value-type="float">
            <text:p>0.068138154517524</text:p>
          </table:table-cell>
          <table:table-cell office:value-type="float" office:value="0.0417896830341563" calcext:value-type="float">
            <text:p>0.04178968303415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4058523784644" calcext:value-type="float">
            <text:p>0.524058523784644</text:p>
          </table:table-cell>
          <table:table-cell office:value-type="float" office:value="1.28119811035093" calcext:value-type="float">
            <text:p>1.28119811035093</text:p>
          </table:table-cell>
          <table:table-cell office:value-type="float" office:value="0.479369516934701" calcext:value-type="float">
            <text:p>0.479369516934701</text:p>
          </table:table-cell>
          <table:table-cell office:value-type="float" office:value="0.0732034807615707" calcext:value-type="float">
            <text:p>0.073203480761571</text:p>
          </table:table-cell>
          <table:table-cell office:value-type="float" office:value="0.0562592456958554" calcext:value-type="float">
            <text:p>0.056259245695856</text:p>
          </table:table-cell>
          <table:table-cell office:value-type="float" office:value="0.0315047827983768" calcext:value-type="float">
            <text:p>0.0315047827983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6721046879092" calcext:value-type="float">
            <text:p>0.526721046879092</text:p>
          </table:table-cell>
          <table:table-cell office:value-type="float" office:value="1.2809898904534" calcext:value-type="float">
            <text:p>1.2809898904534</text:p>
          </table:table-cell>
          <table:table-cell office:value-type="float" office:value="0.479238254033963" calcext:value-type="float">
            <text:p>0.479238254033963</text:p>
          </table:table-cell>
          <table:table-cell office:value-type="float" office:value="0.0735081404700739" calcext:value-type="float">
            <text:p>0.073508140470074</text:p>
          </table:table-cell>
          <table:table-cell office:value-type="float" office:value="0.0562434184485035" calcext:value-type="float">
            <text:p>0.056243418448504</text:p>
          </table:table-cell>
          <table:table-cell office:value-type="float" office:value="0.0314878123414507" calcext:value-type="float">
            <text:p>0.0314878123414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0892725522945" calcext:value-type="float">
            <text:p>0.520892725522945</text:p>
          </table:table-cell>
          <table:table-cell office:value-type="float" office:value="1.28099936270936" calcext:value-type="float">
            <text:p>1.28099936270936</text:p>
          </table:table-cell>
          <table:table-cell office:value-type="float" office:value="0.479359669527615" calcext:value-type="float">
            <text:p>0.479359669527615</text:p>
          </table:table-cell>
          <table:table-cell office:value-type="float" office:value="0.0734291034955482" calcext:value-type="float">
            <text:p>0.073429103495548</text:p>
          </table:table-cell>
          <table:table-cell office:value-type="float" office:value="0.0562574784249213" calcext:value-type="float">
            <text:p>0.056257478424921</text:p>
          </table:table-cell>
          <table:table-cell office:value-type="float" office:value="0.0315038106758199" calcext:value-type="float">
            <text:p>0.031503810675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0325358544416" calcext:value-type="float">
            <text:p>0.710325358544416</text:p>
          </table:table-cell>
          <table:table-cell office:value-type="float" office:value="1.27595188500369" calcext:value-type="float">
            <text:p>1.27595188500369</text:p>
          </table:table-cell>
          <table:table-cell office:value-type="float" office:value="0.477355074112835" calcext:value-type="float">
            <text:p>0.477355074112835</text:p>
          </table:table-cell>
          <table:table-cell office:value-type="float" office:value="0.0719070364964391" calcext:value-type="float">
            <text:p>0.071907036496439</text:p>
          </table:table-cell>
          <table:table-cell office:value-type="float" office:value="0.0560289331665424" calcext:value-type="float">
            <text:p>0.056028933166542</text:p>
          </table:table-cell>
          <table:table-cell office:value-type="float" office:value="0.0312390703306472" calcext:value-type="float">
            <text:p>0.0312390703306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09721862484178" calcext:value-type="float">
            <text:p>0.509721862484178</text:p>
          </table:table-cell>
          <table:table-cell office:value-type="float" office:value="1.30314705019" calcext:value-type="float">
            <text:p>1.30314705019</text:p>
          </table:table-cell>
          <table:table-cell office:value-type="float" office:value="0.45750305742494" calcext:value-type="float">
            <text:p>0.45750305742494</text:p>
          </table:table-cell>
          <table:table-cell office:value-type="float" office:value="0.0732151761459617" calcext:value-type="float">
            <text:p>0.073215176145962</text:p>
          </table:table-cell>
          <table:table-cell office:value-type="float" office:value="0.0581793253524915" calcext:value-type="float">
            <text:p>0.058179325352492</text:p>
          </table:table-cell>
          <table:table-cell office:value-type="float" office:value="0.0296395462117797" calcext:value-type="float">
            <text:p>0.0296395462117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169769178138" calcext:value-type="float">
            <text:p>0.52169769178138</text:p>
          </table:table-cell>
          <table:table-cell office:value-type="float" office:value="1.24208814639566" calcext:value-type="float">
            <text:p>1.24208814639566</text:p>
          </table:table-cell>
          <table:table-cell office:value-type="float" office:value="0.508163091121328" calcext:value-type="float">
            <text:p>0.508163091121328</text:p>
          </table:table-cell>
          <table:table-cell office:value-type="float" office:value="0.0742584318604198" calcext:value-type="float">
            <text:p>0.07425843186042</text:p>
          </table:table-cell>
          <table:table-cell office:value-type="float" office:value="0.0561656619341099" calcext:value-type="float">
            <text:p>0.05616566193411</text:p>
          </table:table-cell>
          <table:table-cell office:value-type="float" office:value="0.0321558670542927" calcext:value-type="float">
            <text:p>0.0321558670542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3156079511128" calcext:value-type="float">
            <text:p>0.513156079511128</text:p>
          </table:table-cell>
          <table:table-cell office:value-type="float" office:value="1.24221486174601" calcext:value-type="float">
            <text:p>1.24221486174601</text:p>
          </table:table-cell>
          <table:table-cell office:value-type="float" office:value="0.508257702377934" calcext:value-type="float">
            <text:p>0.508257702377934</text:p>
          </table:table-cell>
          <table:table-cell office:value-type="float" office:value="0.0747565207136745" calcext:value-type="float">
            <text:p>0.074756520713675</text:p>
          </table:table-cell>
          <table:table-cell office:value-type="float" office:value="0.056177889825415" calcext:value-type="float">
            <text:p>0.056177889825415</text:p>
          </table:table-cell>
          <table:table-cell office:value-type="float" office:value="0.032168646896779" calcext:value-type="float">
            <text:p>0.0321686468967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4537158502237" calcext:value-type="float">
            <text:p>0.514537158502237</text:p>
          </table:table-cell>
          <table:table-cell office:value-type="float" office:value="1.24221680965811" calcext:value-type="float">
            <text:p>1.24221680965811</text:p>
          </table:table-cell>
          <table:table-cell office:value-type="float" office:value="0.50822368704025" calcext:value-type="float">
            <text:p>0.50822368704025</text:p>
          </table:table-cell>
          <table:table-cell office:value-type="float" office:value="0.0745633149433849" calcext:value-type="float">
            <text:p>0.074563314943385</text:p>
          </table:table-cell>
          <table:table-cell office:value-type="float" office:value="0.0561743080324247" calcext:value-type="float">
            <text:p>0.056174308032425</text:p>
          </table:table-cell>
          <table:table-cell office:value-type="float" office:value="0.0321640615874769" calcext:value-type="float">
            <text:p>0.0321640615874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0203789598168" calcext:value-type="float">
            <text:p>0.720203789598168</text:p>
          </table:table-cell>
          <table:table-cell office:value-type="float" office:value="1.23684474100303" calcext:value-type="float">
            <text:p>1.23684474100303</text:p>
          </table:table-cell>
          <table:table-cell office:value-type="float" office:value="0.505905333188645" calcext:value-type="float">
            <text:p>0.505905333188645</text:p>
          </table:table-cell>
          <table:table-cell office:value-type="float" office:value="0.0729030662691" calcext:value-type="float">
            <text:p>0.0729030662691</text:p>
          </table:table-cell>
          <table:table-cell office:value-type="float" office:value="0.0559240531018277" calcext:value-type="float">
            <text:p>0.055924053101828</text:p>
          </table:table-cell>
          <table:table-cell office:value-type="float" office:value="0.0318690404418683" calcext:value-type="float">
            <text:p>0.0318690404418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51155617256773" calcext:value-type="float">
            <text:p>0.551155617256773</text:p>
          </table:table-cell>
          <table:table-cell office:value-type="float" office:value="1.20283801059117" calcext:value-type="float">
            <text:p>1.20283801059117</text:p>
          </table:table-cell>
          <table:table-cell office:value-type="float" office:value="0.516444692430222" calcext:value-type="float">
            <text:p>0.516444692430222</text:p>
          </table:table-cell>
          <table:table-cell office:value-type="float" office:value="0.0786471309506226" calcext:value-type="float">
            <text:p>0.078647130950623</text:p>
          </table:table-cell>
          <table:table-cell office:value-type="float" office:value="0.0607285549539208" calcext:value-type="float">
            <text:p>0.060728554953921</text:p>
          </table:table-cell>
          <table:table-cell office:value-type="float" office:value="0.0369770282823954" calcext:value-type="float">
            <text:p>0.03697702828239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5475821136658" calcext:value-type="float">
            <text:p>0.525475821136658</text:p>
          </table:table-cell>
          <table:table-cell office:value-type="float" office:value="1.30663923468021" calcext:value-type="float">
            <text:p>1.30663923468021</text:p>
          </table:table-cell>
          <table:table-cell office:value-type="float" office:value="0.500021509782985" calcext:value-type="float">
            <text:p>0.500021509782985</text:p>
          </table:table-cell>
          <table:table-cell office:value-type="float" office:value="0.0742637334633941" calcext:value-type="float">
            <text:p>0.074263733463394</text:p>
          </table:table-cell>
          <table:table-cell office:value-type="float" office:value="0.056490168803945" calcext:value-type="float">
            <text:p>0.056490168803945</text:p>
          </table:table-cell>
          <table:table-cell office:value-type="float" office:value="0.0325275930554765" calcext:value-type="float">
            <text:p>0.0325275930554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9388710453582" calcext:value-type="float">
            <text:p>0.529388710453582</text:p>
          </table:table-cell>
          <table:table-cell office:value-type="float" office:value="1.30641756426674" calcext:value-type="float">
            <text:p>1.30641756426674</text:p>
          </table:table-cell>
          <table:table-cell office:value-type="float" office:value="0.499833692506842" calcext:value-type="float">
            <text:p>0.499833692506842</text:p>
          </table:table-cell>
          <table:table-cell office:value-type="float" office:value="0.0745956500977604" calcext:value-type="float">
            <text:p>0.07459565009776</text:p>
          </table:table-cell>
          <table:table-cell office:value-type="float" office:value="0.0564699364309051" calcext:value-type="float">
            <text:p>0.056469936430905</text:p>
          </table:table-cell>
          <table:table-cell office:value-type="float" office:value="0.0325034949293932" calcext:value-type="float">
            <text:p>0.0325034949293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6380735539699" calcext:value-type="float">
            <text:p>0.526380735539699</text:p>
          </table:table-cell>
          <table:table-cell office:value-type="float" office:value="1.30642532346346" calcext:value-type="float">
            <text:p>1.30642532346346</text:p>
          </table:table-cell>
          <table:table-cell office:value-type="float" office:value="0.499901493948388" calcext:value-type="float">
            <text:p>0.499901493948388</text:p>
          </table:table-cell>
          <table:table-cell office:value-type="float" office:value="0.0744587603009568" calcext:value-type="float">
            <text:p>0.074458760300957</text:p>
          </table:table-cell>
          <table:table-cell office:value-type="float" office:value="0.0564774415321759" calcext:value-type="float">
            <text:p>0.056477441532176</text:p>
          </table:table-cell>
          <table:table-cell office:value-type="float" office:value="0.0325122182438927" calcext:value-type="float">
            <text:p>0.0325122182438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9865798038497" calcext:value-type="float">
            <text:p>0.719865798038497</text:p>
          </table:table-cell>
          <table:table-cell office:value-type="float" office:value="1.30109983186871" calcext:value-type="float">
            <text:p>1.30109983186871</text:p>
          </table:table-cell>
          <table:table-cell office:value-type="float" office:value="0.497741747397735" calcext:value-type="float">
            <text:p>0.497741747397735</text:p>
          </table:table-cell>
          <table:table-cell office:value-type="float" office:value="0.0728870603105784" calcext:value-type="float">
            <text:p>0.072887060310579</text:p>
          </table:table-cell>
          <table:table-cell office:value-type="float" office:value="0.0562399151953744" calcext:value-type="float">
            <text:p>0.056239915195374</text:p>
          </table:table-cell>
          <table:table-cell office:value-type="float" office:value="0.0322299681568282" calcext:value-type="float">
            <text:p>0.0322299681568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5300941668483" calcext:value-type="float">
            <text:p>0.55300941668483</text:p>
          </table:table-cell>
          <table:table-cell office:value-type="float" office:value="1.29530829089568" calcext:value-type="float">
            <text:p>1.29530829089568</text:p>
          </table:table-cell>
          <table:table-cell office:value-type="float" office:value="0.475365762843843" calcext:value-type="float">
            <text:p>0.475365762843843</text:p>
          </table:table-cell>
          <table:table-cell office:value-type="float" office:value="0.0713201355765553" calcext:value-type="float">
            <text:p>0.071320135576555</text:p>
          </table:table-cell>
          <table:table-cell office:value-type="float" office:value="0.0568157622290494" calcext:value-type="float">
            <text:p>0.056815762229049</text:p>
          </table:table-cell>
          <table:table-cell office:value-type="float" office:value="0.0325717602526978" calcext:value-type="float">
            <text:p>0.03257176025269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7421806378088" calcext:value-type="float">
            <text:p>0.487421806378088</text:p>
          </table:table-cell>
          <table:table-cell office:value-type="float" office:value="1.30419440191152" calcext:value-type="float">
            <text:p>1.30419440191152</text:p>
          </table:table-cell>
          <table:table-cell office:value-type="float" office:value="0.516206468202666" calcext:value-type="float">
            <text:p>0.516206468202666</text:p>
          </table:table-cell>
          <table:table-cell office:value-type="float" office:value="0.0773801855005768" calcext:value-type="float">
            <text:p>0.077380185500577</text:p>
          </table:table-cell>
          <table:table-cell office:value-type="float" office:value="0.0587639907242754" calcext:value-type="float">
            <text:p>0.058763990724275</text:p>
          </table:table-cell>
          <table:table-cell office:value-type="float" office:value="0.0330675279564098" calcext:value-type="float">
            <text:p>0.033067527956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157651908725" calcext:value-type="float">
            <text:p>0.47157651908725</text:p>
          </table:table-cell>
          <table:table-cell office:value-type="float" office:value="1.30454365567425" calcext:value-type="float">
            <text:p>1.30454365567425</text:p>
          </table:table-cell>
          <table:table-cell office:value-type="float" office:value="0.516501477335636" calcext:value-type="float">
            <text:p>0.516501477335636</text:p>
          </table:table-cell>
          <table:table-cell office:value-type="float" office:value="0.0779484637168754" calcext:value-type="float">
            <text:p>0.077948463716875</text:p>
          </table:table-cell>
          <table:table-cell office:value-type="float" office:value="0.0587977549834806" calcext:value-type="float">
            <text:p>0.058797754983481</text:p>
          </table:table-cell>
          <table:table-cell office:value-type="float" office:value="0.033106516206759" calcext:value-type="float">
            <text:p>0.0331065162067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5222027387241" calcext:value-type="float">
            <text:p>0.475222027387241</text:p>
          </table:table-cell>
          <table:table-cell office:value-type="float" office:value="1.30455077459006" calcext:value-type="float">
            <text:p>1.30455077459006</text:p>
          </table:table-cell>
          <table:table-cell office:value-type="float" office:value="0.516407268830901" calcext:value-type="float">
            <text:p>0.516407268830901</text:p>
          </table:table-cell>
          <table:table-cell office:value-type="float" office:value="0.0777438479671348" calcext:value-type="float">
            <text:p>0.077743847967135</text:p>
          </table:table-cell>
          <table:table-cell office:value-type="float" office:value="0.0587873560458251" calcext:value-type="float">
            <text:p>0.058787356045825</text:p>
          </table:table-cell>
          <table:table-cell office:value-type="float" office:value="0.0330940282721683" calcext:value-type="float">
            <text:p>0.0330940282721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7952242544149" calcext:value-type="float">
            <text:p>0.687952242544149</text:p>
          </table:table-cell>
          <table:table-cell office:value-type="float" office:value="1.29837403146812" calcext:value-type="float">
            <text:p>1.29837403146812</text:p>
          </table:table-cell>
          <table:table-cell office:value-type="float" office:value="0.513808991043037" calcext:value-type="float">
            <text:p>0.513808991043037</text:p>
          </table:table-cell>
          <table:table-cell office:value-type="float" office:value="0.0759961110099659" calcext:value-type="float">
            <text:p>0.075996111009966</text:p>
          </table:table-cell>
          <table:table-cell office:value-type="float" office:value="0.0584998932385304" calcext:value-type="float">
            <text:p>0.05849989323853</text:p>
          </table:table-cell>
          <table:table-cell office:value-type="float" office:value="0.0327592647651637" calcext:value-type="float">
            <text:p>0.0327592647651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40108289897999" calcext:value-type="float">
            <text:p>0.440108289897999</text:p>
          </table:table-cell>
          <table:table-cell office:value-type="float" office:value="1.33701699878903" calcext:value-type="float">
            <text:p>1.33701699878903</text:p>
          </table:table-cell>
          <table:table-cell office:value-type="float" office:value="0.50793828169187" calcext:value-type="float">
            <text:p>0.50793828169187</text:p>
          </table:table-cell>
          <table:table-cell office:value-type="float" office:value="0.0893649757914815" calcext:value-type="float">
            <text:p>0.089364975791482</text:p>
          </table:table-cell>
          <table:table-cell office:value-type="float" office:value="0.0682498962749434" calcext:value-type="float">
            <text:p>0.068249896274943</text:p>
          </table:table-cell>
          <table:table-cell office:value-type="float" office:value="0.0359972603898689" calcext:value-type="float">
            <text:p>0.03599726038986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3329289709941" calcext:value-type="float">
            <text:p>0.503329289709941</text:p>
          </table:table-cell>
          <table:table-cell office:value-type="float" office:value="1.26574741807645" calcext:value-type="float">
            <text:p>1.26574741807645</text:p>
          </table:table-cell>
          <table:table-cell office:value-type="float" office:value="0.517218041253969" calcext:value-type="float">
            <text:p>0.517218041253969</text:p>
          </table:table-cell>
          <table:table-cell office:value-type="float" office:value="0.0712067212167118" calcext:value-type="float">
            <text:p>0.071206721216712</text:p>
          </table:table-cell>
          <table:table-cell office:value-type="float" office:value="0.0544180238360392" calcext:value-type="float">
            <text:p>0.054418023836039</text:p>
          </table:table-cell>
          <table:table-cell office:value-type="float" office:value="0.0313343559815226" calcext:value-type="float">
            <text:p>0.0313343559815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3951796549361" calcext:value-type="float">
            <text:p>0.503951796549361</text:p>
          </table:table-cell>
          <table:table-cell office:value-type="float" office:value="1.26565237948968" calcext:value-type="float">
            <text:p>1.26565237948968</text:p>
          </table:table-cell>
          <table:table-cell office:value-type="float" office:value="0.517104478696002" calcext:value-type="float">
            <text:p>0.517104478696002</text:p>
          </table:table-cell>
          <table:table-cell office:value-type="float" office:value="0.0715076148567144" calcext:value-type="float">
            <text:p>0.071507614856714</text:p>
          </table:table-cell>
          <table:table-cell office:value-type="float" office:value="0.0544075712675114" calcext:value-type="float">
            <text:p>0.054407571267511</text:p>
          </table:table-cell>
          <table:table-cell office:value-type="float" office:value="0.0313209635393349" calcext:value-type="float">
            <text:p>0.0313209635393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8020239797375" calcext:value-type="float">
            <text:p>0.498020239797375</text:p>
          </table:table-cell>
          <table:table-cell office:value-type="float" office:value="1.26563711262296" calcext:value-type="float">
            <text:p>1.26563711262296</text:p>
          </table:table-cell>
          <table:table-cell office:value-type="float" office:value="0.517245701056457" calcext:value-type="float">
            <text:p>0.517245701056457</text:p>
          </table:table-cell>
          <table:table-cell office:value-type="float" office:value="0.0714508108896064" calcext:value-type="float">
            <text:p>0.071450810889607</text:p>
          </table:table-cell>
          <table:table-cell office:value-type="float" office:value="0.0544220372448461" calcext:value-type="float">
            <text:p>0.054422037244846</text:p>
          </table:table-cell>
          <table:table-cell office:value-type="float" office:value="0.0313381393185529" calcext:value-type="float">
            <text:p>0.0313381393185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4309713398258" calcext:value-type="float">
            <text:p>0.704309713398258</text:p>
          </table:table-cell>
          <table:table-cell office:value-type="float" office:value="1.26007667807233" calcext:value-type="float">
            <text:p>1.26007667807233</text:p>
          </table:table-cell>
          <table:table-cell office:value-type="float" office:value="0.514854188204814" calcext:value-type="float">
            <text:p>0.514854188204814</text:p>
          </table:table-cell>
          <table:table-cell office:value-type="float" office:value="0.069876645284851" calcext:value-type="float">
            <text:p>0.069876645284851</text:p>
          </table:table-cell>
          <table:table-cell office:value-type="float" office:value="0.0541758082988056" calcext:value-type="float">
            <text:p>0.054175808298806</text:p>
          </table:table-cell>
          <table:table-cell office:value-type="float" office:value="0.0310468757094253" calcext:value-type="float">
            <text:p>0.0310468757094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58638349250836" calcext:value-type="float">
            <text:p>0.558638349250836</text:p>
          </table:table-cell>
          <table:table-cell office:value-type="float" office:value="1.2175439605733" calcext:value-type="float">
            <text:p>1.2175439605733</text:p>
          </table:table-cell>
          <table:table-cell office:value-type="float" office:value="0.50745246382375" calcext:value-type="float">
            <text:p>0.50745246382375</text:p>
          </table:table-cell>
          <table:table-cell office:value-type="float" office:value="0.0749224588022867" calcext:value-type="float">
            <text:p>0.074922458802287</text:p>
          </table:table-cell>
          <table:table-cell office:value-type="float" office:value="0.0602075275036896" calcext:value-type="float">
            <text:p>0.06020752750369</text:p>
          </table:table-cell>
          <table:table-cell office:value-type="float" office:value="0.0337777359453361" calcext:value-type="float">
            <text:p>0.03377773594533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0370431205235" calcext:value-type="float">
            <text:p>0.490370431205235</text:p>
          </table:table-cell>
          <table:table-cell office:value-type="float" office:value="1.35008808036236" calcext:value-type="float">
            <text:p>1.35008808036236</text:p>
          </table:table-cell>
          <table:table-cell office:value-type="float" office:value="0.524651328125109" calcext:value-type="float">
            <text:p>0.524651328125109</text:p>
          </table:table-cell>
          <table:table-cell office:value-type="float" office:value="0.073398645517539" calcext:value-type="float">
            <text:p>0.073398645517539</text:p>
          </table:table-cell>
          <table:table-cell office:value-type="float" office:value="0.0569173543328829" calcext:value-type="float">
            <text:p>0.056917354332883</text:p>
          </table:table-cell>
          <table:table-cell office:value-type="float" office:value="0.0335081910830315" calcext:value-type="float">
            <text:p>0.0335081910830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6799009719278" calcext:value-type="float">
            <text:p>0.486799009719278</text:p>
          </table:table-cell>
          <table:table-cell office:value-type="float" office:value="1.35008153685994" calcext:value-type="float">
            <text:p>1.35008153685994</text:p>
          </table:table-cell>
          <table:table-cell office:value-type="float" office:value="0.524644351236027" calcext:value-type="float">
            <text:p>0.524644351236027</text:p>
          </table:table-cell>
          <table:table-cell office:value-type="float" office:value="0.0738111295862488" calcext:value-type="float">
            <text:p>0.073811129586249</text:p>
          </table:table-cell>
          <table:table-cell office:value-type="float" office:value="0.0569181976208989" calcext:value-type="float">
            <text:p>0.056918197620899</text:p>
          </table:table-cell>
          <table:table-cell office:value-type="float" office:value="0.0335079215225917" calcext:value-type="float">
            <text:p>0.0335079215225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049366760519" calcext:value-type="float">
            <text:p>0.49049366760519</text:p>
          </table:table-cell>
          <table:table-cell office:value-type="float" office:value="1.35007251315988" calcext:value-type="float">
            <text:p>1.35007251315988</text:p>
          </table:table-cell>
          <table:table-cell office:value-type="float" office:value="0.524557557652558" calcext:value-type="float">
            <text:p>0.524557557652558</text:p>
          </table:table-cell>
          <table:table-cell office:value-type="float" office:value="0.0735849682086552" calcext:value-type="float">
            <text:p>0.073584968208655</text:p>
          </table:table-cell>
          <table:table-cell office:value-type="float" office:value="0.0569087979635667" calcext:value-type="float">
            <text:p>0.056908797963567</text:p>
          </table:table-cell>
          <table:table-cell office:value-type="float" office:value="0.0334964558009754" calcext:value-type="float">
            <text:p>0.0334964558009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3656198285714" calcext:value-type="float">
            <text:p>0.693656198285714</text:p>
          </table:table-cell>
          <table:table-cell office:value-type="float" office:value="1.34424404896472" calcext:value-type="float">
            <text:p>1.34424404896472</text:p>
          </table:table-cell>
          <table:table-cell office:value-type="float" office:value="0.522188938116391" calcext:value-type="float">
            <text:p>0.522188938116391</text:p>
          </table:table-cell>
          <table:table-cell office:value-type="float" office:value="0.0719427519280102" calcext:value-type="float">
            <text:p>0.07194275192801</text:p>
          </table:table-cell>
          <table:table-cell office:value-type="float" office:value="0.0566551128404198" calcext:value-type="float">
            <text:p>0.05665511284042</text:p>
          </table:table-cell>
          <table:table-cell office:value-type="float" office:value="0.0331925078003408" calcext:value-type="float">
            <text:p>0.0331925078003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91611962647114" calcext:value-type="float">
            <text:p>0.491611962647114</text:p>
          </table:table-cell>
          <table:table-cell office:value-type="float" office:value="1.34843062380001" calcext:value-type="float">
            <text:p>1.34843062380001</text:p>
          </table:table-cell>
          <table:table-cell office:value-type="float" office:value="0.529329828025469" calcext:value-type="float">
            <text:p>0.529329828025469</text:p>
          </table:table-cell>
          <table:table-cell office:value-type="float" office:value="0.0777600619382514" calcext:value-type="float">
            <text:p>0.077760061938251</text:p>
          </table:table-cell>
          <table:table-cell office:value-type="float" office:value="0.0609570016418016" calcext:value-type="float">
            <text:p>0.060957001641802</text:p>
          </table:table-cell>
          <table:table-cell office:value-type="float" office:value="0.0445128798190036" calcext:value-type="float">
            <text:p>0.04451287981900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31223038854076" calcext:value-type="float">
            <text:p>0.631223038854076</text:p>
          </table:table-cell>
          <table:table-cell office:value-type="float" office:value="1.21580208245242" calcext:value-type="float">
            <text:p>1.21580208245242</text:p>
          </table:table-cell>
          <table:table-cell office:value-type="float" office:value="0.51644227283189" calcext:value-type="float">
            <text:p>0.51644227283189</text:p>
          </table:table-cell>
          <table:table-cell office:value-type="float" office:value="0.0772387504916705" calcext:value-type="float">
            <text:p>0.077238750491671</text:p>
          </table:table-cell>
          <table:table-cell office:value-type="float" office:value="0.0598923301549154" calcext:value-type="float">
            <text:p>0.059892330154915</text:p>
          </table:table-cell>
          <table:table-cell office:value-type="float" office:value="0.0330147706538612" calcext:value-type="float">
            <text:p>0.0330147706538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1199320861371" calcext:value-type="float">
            <text:p>0.631199320861371</text:p>
          </table:table-cell>
          <table:table-cell office:value-type="float" office:value="1.21571761270365" calcext:value-type="float">
            <text:p>1.21571761270365</text:p>
          </table:table-cell>
          <table:table-cell office:value-type="float" office:value="0.516346850247762" calcext:value-type="float">
            <text:p>0.516346850247762</text:p>
          </table:table-cell>
          <table:table-cell office:value-type="float" office:value="0.0775747973570671" calcext:value-type="float">
            <text:p>0.077574797357067</text:p>
          </table:table-cell>
          <table:table-cell office:value-type="float" office:value="0.0598808597734364" calcext:value-type="float">
            <text:p>0.059880859773437</text:p>
          </table:table-cell>
          <table:table-cell office:value-type="float" office:value="0.0330030224696375" calcext:value-type="float">
            <text:p>0.0330030224696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8704978122074" calcext:value-type="float">
            <text:p>0.628704978122074</text:p>
          </table:table-cell>
          <table:table-cell office:value-type="float" office:value="1.21569555223089" calcext:value-type="float">
            <text:p>1.21569555223089</text:p>
          </table:table-cell>
          <table:table-cell office:value-type="float" office:value="0.516406806613784" calcext:value-type="float">
            <text:p>0.516406806613784</text:p>
          </table:table-cell>
          <table:table-cell office:value-type="float" office:value="0.0774760004279021" calcext:value-type="float">
            <text:p>0.077476000427902</text:p>
          </table:table-cell>
          <table:table-cell office:value-type="float" office:value="0.0598876608610517" calcext:value-type="float">
            <text:p>0.059887660861052</text:p>
          </table:table-cell>
          <table:table-cell office:value-type="float" office:value="0.0330106165658784" calcext:value-type="float">
            <text:p>0.0330106165658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1632694328665" calcext:value-type="float">
            <text:p>0.831632694328665</text:p>
          </table:table-cell>
          <table:table-cell office:value-type="float" office:value="1.21040163865129" calcext:value-type="float">
            <text:p>1.21040163865129</text:p>
          </table:table-cell>
          <table:table-cell office:value-type="float" office:value="0.514056869380209" calcext:value-type="float">
            <text:p>0.514056869380209</text:p>
          </table:table-cell>
          <table:table-cell office:value-type="float" office:value="0.0758532600539597" calcext:value-type="float">
            <text:p>0.07585326005396</text:p>
          </table:table-cell>
          <table:table-cell office:value-type="float" office:value="0.0596202709193338" calcext:value-type="float">
            <text:p>0.059620270919334</text:p>
          </table:table-cell>
          <table:table-cell office:value-type="float" office:value="0.0327086553289654" calcext:value-type="float">
            <text:p>0.0327086553289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21209675098966" calcext:value-type="float">
            <text:p>0.621209675098966</text:p>
          </table:table-cell>
          <table:table-cell office:value-type="float" office:value="1.22311157322752" calcext:value-type="float">
            <text:p>1.22311157322752</text:p>
          </table:table-cell>
          <table:table-cell office:value-type="float" office:value="0.537832406251656" calcext:value-type="float">
            <text:p>0.537832406251656</text:p>
          </table:table-cell>
          <table:table-cell office:value-type="float" office:value="0.0973318243608671" calcext:value-type="float">
            <text:p>0.097331824360867</text:p>
          </table:table-cell>
          <table:table-cell office:value-type="float" office:value="0.0754162989129578" calcext:value-type="float">
            <text:p>0.075416298912958</text:p>
          </table:table-cell>
          <table:table-cell office:value-type="float" office:value="0.0380398807832598" calcext:value-type="float">
            <text:p>0.0380398807832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0498349400955" calcext:value-type="float">
            <text:p>0.420498349400955</text:p>
          </table:table-cell>
          <table:table-cell office:value-type="float" office:value="1.34897172839365" calcext:value-type="float">
            <text:p>1.34897172839365</text:p>
          </table:table-cell>
          <table:table-cell office:value-type="float" office:value="0.507413310350027" calcext:value-type="float">
            <text:p>0.507413310350027</text:p>
          </table:table-cell>
          <table:table-cell office:value-type="float" office:value="0.0759581521075088" calcext:value-type="float">
            <text:p>0.075958152107509</text:p>
          </table:table-cell>
          <table:table-cell office:value-type="float" office:value="0.0568301119754402" calcext:value-type="float">
            <text:p>0.05683011197544</text:p>
          </table:table-cell>
          <table:table-cell office:value-type="float" office:value="0.0326001057076329" calcext:value-type="float">
            <text:p>0.0326001057076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5414063762859" calcext:value-type="float">
            <text:p>0.405414063762859</text:p>
          </table:table-cell>
          <table:table-cell office:value-type="float" office:value="1.34934134145076" calcext:value-type="float">
            <text:p>1.34934134145076</text:p>
          </table:table-cell>
          <table:table-cell office:value-type="float" office:value="0.507679187859909" calcext:value-type="float">
            <text:p>0.507679187859909</text:p>
          </table:table-cell>
          <table:table-cell office:value-type="float" office:value="0.0765173948778279" calcext:value-type="float">
            <text:p>0.076517394877828</text:p>
          </table:table-cell>
          <table:table-cell office:value-type="float" office:value="0.0568593600447901" calcext:value-type="float">
            <text:p>0.05685936004479</text:p>
          </table:table-cell>
          <table:table-cell office:value-type="float" office:value="0.0326353718126077" calcext:value-type="float">
            <text:p>0.0326353718126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0838346889179" calcext:value-type="float">
            <text:p>0.410838346889179</text:p>
          </table:table-cell>
          <table:table-cell office:value-type="float" office:value="1.34932968518326" calcext:value-type="float">
            <text:p>1.34932968518326</text:p>
          </table:table-cell>
          <table:table-cell office:value-type="float" office:value="0.507545474015902" calcext:value-type="float">
            <text:p>0.507545474015902</text:p>
          </table:table-cell>
          <table:table-cell office:value-type="float" office:value="0.0762685203932007" calcext:value-type="float">
            <text:p>0.076268520393201</text:p>
          </table:table-cell>
          <table:table-cell office:value-type="float" office:value="0.0568447374488406" calcext:value-type="float">
            <text:p>0.056844737448841</text:p>
          </table:table-cell>
          <table:table-cell office:value-type="float" office:value="0.0326176906963417" calcext:value-type="float">
            <text:p>0.0326176906963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7620060533541" calcext:value-type="float">
            <text:p>0.617620060533541</text:p>
          </table:table-cell>
          <table:table-cell office:value-type="float" office:value="1.34322545442535" calcext:value-type="float">
            <text:p>1.34322545442535</text:p>
          </table:table-cell>
          <table:table-cell office:value-type="float" office:value="0.50511279363739" calcext:value-type="float">
            <text:p>0.50511279363739</text:p>
          </table:table-cell>
          <table:table-cell office:value-type="float" office:value="0.0745964567116957" calcext:value-type="float">
            <text:p>0.074596456711696</text:p>
          </table:table-cell>
          <table:table-cell office:value-type="float" office:value="0.0565784831483551" calcext:value-type="float">
            <text:p>0.056578483148355</text:p>
          </table:table-cell>
          <table:table-cell office:value-type="float" office:value="0.0323034521948695" calcext:value-type="float">
            <text:p>0.032303452194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6923455294053" calcext:value-type="float">
            <text:p>0.406923455294053</text:p>
          </table:table-cell>
          <table:table-cell office:value-type="float" office:value="1.35452169239202" calcext:value-type="float">
            <text:p>1.35452169239202</text:p>
          </table:table-cell>
          <table:table-cell office:value-type="float" office:value="0.504726603896621" calcext:value-type="float">
            <text:p>0.504726603896621</text:p>
          </table:table-cell>
          <table:table-cell office:value-type="float" office:value="0.104502284756227" calcext:value-type="float">
            <text:p>0.104502284756227</text:p>
          </table:table-cell>
          <table:table-cell office:value-type="float" office:value="0.0799394225742936" calcext:value-type="float">
            <text:p>0.079939422574294</text:p>
          </table:table-cell>
          <table:table-cell office:value-type="float" office:value="0.0403431541610916" calcext:value-type="float">
            <text:p>0.04034315416109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6597608861618" calcext:value-type="float">
            <text:p>0.546597608861618</text:p>
          </table:table-cell>
          <table:table-cell office:value-type="float" office:value="1.27598262334746" calcext:value-type="float">
            <text:p>1.27598262334746</text:p>
          </table:table-cell>
          <table:table-cell office:value-type="float" office:value="0.510014070224581" calcext:value-type="float">
            <text:p>0.510014070224581</text:p>
          </table:table-cell>
          <table:table-cell office:value-type="float" office:value="0.0752239332481349" calcext:value-type="float">
            <text:p>0.075223933248135</text:p>
          </table:table-cell>
          <table:table-cell office:value-type="float" office:value="0.0568531143056381" calcext:value-type="float">
            <text:p>0.056853114305638</text:p>
          </table:table-cell>
          <table:table-cell office:value-type="float" office:value="0.0319612212520567" calcext:value-type="float">
            <text:p>0.0319612212520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3485417585589" calcext:value-type="float">
            <text:p>0.543485417585589</text:p>
          </table:table-cell>
          <table:table-cell office:value-type="float" office:value="1.27593489650235" calcext:value-type="float">
            <text:p>1.27593489650235</text:p>
          </table:table-cell>
          <table:table-cell office:value-type="float" office:value="0.510004742655906" calcext:value-type="float">
            <text:p>0.510004742655906</text:p>
          </table:table-cell>
          <table:table-cell office:value-type="float" office:value="0.075595263184051" calcext:value-type="float">
            <text:p>0.075595263184051</text:p>
          </table:table-cell>
          <table:table-cell office:value-type="float" office:value="0.0568530735523003" calcext:value-type="float">
            <text:p>0.0568530735523</text:p>
          </table:table-cell>
          <table:table-cell office:value-type="float" office:value="0.0319606129587563" calcext:value-type="float">
            <text:p>0.0319606129587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6689716229961" calcext:value-type="float">
            <text:p>0.536689716229961</text:p>
          </table:table-cell>
          <table:table-cell office:value-type="float" office:value="1.27593097654033" calcext:value-type="float">
            <text:p>1.27593097654033</text:p>
          </table:table-cell>
          <table:table-cell office:value-type="float" office:value="0.510165988731764" calcext:value-type="float">
            <text:p>0.510165988731764</text:p>
          </table:table-cell>
          <table:table-cell office:value-type="float" office:value="0.0755414252654483" calcext:value-type="float">
            <text:p>0.075541425265448</text:p>
          </table:table-cell>
          <table:table-cell office:value-type="float" office:value="0.0568707574407382" calcext:value-type="float">
            <text:p>0.056870757440738</text:p>
          </table:table-cell>
          <table:table-cell office:value-type="float" office:value="0.0319809140746069" calcext:value-type="float">
            <text:p>0.0319809140746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44640184902842" calcext:value-type="float">
            <text:p>0.744640184902842</text:p>
          </table:table-cell>
          <table:table-cell office:value-type="float" office:value="1.27007977659195" calcext:value-type="float">
            <text:p>1.27007977659195</text:p>
          </table:table-cell>
          <table:table-cell office:value-type="float" office:value="0.507688927485398" calcext:value-type="float">
            <text:p>0.507688927485398</text:p>
          </table:table-cell>
          <table:table-cell office:value-type="float" office:value="0.0738974305633961" calcext:value-type="float">
            <text:p>0.073897430563396</text:p>
          </table:table-cell>
          <table:table-cell office:value-type="float" office:value="0.05660189705896" calcext:value-type="float">
            <text:p>0.05660189705896</text:p>
          </table:table-cell>
          <table:table-cell office:value-type="float" office:value="0.031668765196499" calcext:value-type="float">
            <text:p>0.0316687651964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7405746930307" calcext:value-type="float">
            <text:p>0.537405746930307</text:p>
          </table:table-cell>
          <table:table-cell office:value-type="float" office:value="1.27789800356062" calcext:value-type="float">
            <text:p>1.27789800356062</text:p>
          </table:table-cell>
          <table:table-cell office:value-type="float" office:value="0.526052477892721" calcext:value-type="float">
            <text:p>0.526052477892721</text:p>
          </table:table-cell>
          <table:table-cell office:value-type="float" office:value="0.0914772891816848" calcext:value-type="float">
            <text:p>0.091477289181685</text:p>
          </table:table-cell>
          <table:table-cell office:value-type="float" office:value="0.0696487872146852" calcext:value-type="float">
            <text:p>0.069648787214685</text:p>
          </table:table-cell>
          <table:table-cell office:value-type="float" office:value="0.0346359270141768" calcext:value-type="float">
            <text:p>0.03463592701417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6166981482214" calcext:value-type="float">
            <text:p>0.576166981482214</text:p>
          </table:table-cell>
          <table:table-cell office:value-type="float" office:value="1.21642037272526" calcext:value-type="float">
            <text:p>1.21642037272526</text:p>
          </table:table-cell>
          <table:table-cell office:value-type="float" office:value="0.548219986887851" calcext:value-type="float">
            <text:p>0.548219986887851</text:p>
          </table:table-cell>
          <table:table-cell office:value-type="float" office:value="0.0783031781374381" calcext:value-type="float">
            <text:p>0.078303178137438</text:p>
          </table:table-cell>
          <table:table-cell office:value-type="float" office:value="0.0591628441920396" calcext:value-type="float">
            <text:p>0.05916284419204</text:p>
          </table:table-cell>
          <table:table-cell office:value-type="float" office:value="0.0351624759309122" calcext:value-type="float">
            <text:p>0.0351624759309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5337180772683" calcext:value-type="float">
            <text:p>0.555337180772683</text:p>
          </table:table-cell>
          <table:table-cell office:value-type="float" office:value="1.21686359283945" calcext:value-type="float">
            <text:p>1.21686359283945</text:p>
          </table:table-cell>
          <table:table-cell office:value-type="float" office:value="0.548656051988429" calcext:value-type="float">
            <text:p>0.548656051988429</text:p>
          </table:table-cell>
          <table:table-cell office:value-type="float" office:value="0.0789919020981277" calcext:value-type="float">
            <text:p>0.078991902098128</text:p>
          </table:table-cell>
          <table:table-cell office:value-type="float" office:value="0.0592097879827584" calcext:value-type="float">
            <text:p>0.059209787982759</text:p>
          </table:table-cell>
          <table:table-cell office:value-type="float" office:value="0.0352200634022831" calcext:value-type="float">
            <text:p>0.0352200634022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5448472802962" calcext:value-type="float">
            <text:p>0.565448472802962</text:p>
          </table:table-cell>
          <table:table-cell office:value-type="float" office:value="1.21692988586649" calcext:value-type="float">
            <text:p>1.21692988586649</text:p>
          </table:table-cell>
          <table:table-cell office:value-type="float" office:value="0.548379338114818" calcext:value-type="float">
            <text:p>0.548379338114818</text:p>
          </table:table-cell>
          <table:table-cell office:value-type="float" office:value="0.0786799394999818" calcext:value-type="float">
            <text:p>0.078679939499982</text:p>
          </table:table-cell>
          <table:table-cell office:value-type="float" office:value="0.05918057491966" calcext:value-type="float">
            <text:p>0.05918057491966</text:p>
          </table:table-cell>
          <table:table-cell office:value-type="float" office:value="0.0351837168874859" calcext:value-type="float">
            <text:p>0.0351837168874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87488341062234" calcext:value-type="float">
            <text:p>0.787488341062234</text:p>
          </table:table-cell>
          <table:table-cell office:value-type="float" office:value="1.21096063829657" calcext:value-type="float">
            <text:p>1.21096063829657</text:p>
          </table:table-cell>
          <table:table-cell office:value-type="float" office:value="0.545545957480881" calcext:value-type="float">
            <text:p>0.545545957480881</text:p>
          </table:table-cell>
          <table:table-cell office:value-type="float" office:value="0.0767871557076376" calcext:value-type="float">
            <text:p>0.076787155707638</text:p>
          </table:table-cell>
          <table:table-cell office:value-type="float" office:value="0.0588819383655432" calcext:value-type="float">
            <text:p>0.058881938365543</text:p>
          </table:table-cell>
          <table:table-cell office:value-type="float" office:value="0.034818142128331" calcext:value-type="float">
            <text:p>0.0348181421283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6402218268158" calcext:value-type="float">
            <text:p>0.566402218268158</text:p>
          </table:table-cell>
          <table:table-cell office:value-type="float" office:value="1.20417560692647" calcext:value-type="float">
            <text:p>1.20417560692647</text:p>
          </table:table-cell>
          <table:table-cell office:value-type="float" office:value="0.565277139767086" calcext:value-type="float">
            <text:p>0.565277139767086</text:p>
          </table:table-cell>
          <table:table-cell office:value-type="float" office:value="0.0881830536911471" calcext:value-type="float">
            <text:p>0.088183053691147</text:p>
          </table:table-cell>
          <table:table-cell office:value-type="float" office:value="0.0710261856818815" calcext:value-type="float">
            <text:p>0.071026185681882</text:p>
          </table:table-cell>
          <table:table-cell office:value-type="float" office:value="0.0474103835868844" calcext:value-type="float">
            <text:p>0.04741038358688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42852814221033" calcext:value-type="float">
            <text:p>0.342852814221033</text:p>
          </table:table-cell>
          <table:table-cell office:value-type="float" office:value="1.3838827681014" calcext:value-type="float">
            <text:p>1.3838827681014</text:p>
          </table:table-cell>
          <table:table-cell office:value-type="float" office:value="0.501924533504754" calcext:value-type="float">
            <text:p>0.501924533504754</text:p>
          </table:table-cell>
          <table:table-cell office:value-type="float" office:value="0.0720230225042464" calcext:value-type="float">
            <text:p>0.072023022504246</text:p>
          </table:table-cell>
          <table:table-cell office:value-type="float" office:value="0.0568461792214437" calcext:value-type="float">
            <text:p>0.056846179221444</text:p>
          </table:table-cell>
          <table:table-cell office:value-type="float" office:value="0.0323068593115722" calcext:value-type="float">
            <text:p>0.0323068593115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43675580224056" calcext:value-type="float">
            <text:p>0.343675580224056</text:p>
          </table:table-cell>
          <table:table-cell office:value-type="float" office:value="1.38372267431962" calcext:value-type="float">
            <text:p>1.38372267431962</text:p>
          </table:table-cell>
          <table:table-cell office:value-type="float" office:value="0.501810442295179" calcext:value-type="float">
            <text:p>0.501810442295179</text:p>
          </table:table-cell>
          <table:table-cell office:value-type="float" office:value="0.0723961014925876" calcext:value-type="float">
            <text:p>0.072396101492588</text:p>
          </table:table-cell>
          <table:table-cell office:value-type="float" office:value="0.0568333755180043" calcext:value-type="float">
            <text:p>0.056833375518004</text:p>
          </table:table-cell>
          <table:table-cell office:value-type="float" office:value="0.0322925596754097" calcext:value-type="float">
            <text:p>0.032292559675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8567364412222" calcext:value-type="float">
            <text:p>0.338567364412222</text:p>
          </table:table-cell>
          <table:table-cell office:value-type="float" office:value="1.38375009794061" calcext:value-type="float">
            <text:p>1.38375009794061</text:p>
          </table:table-cell>
          <table:table-cell office:value-type="float" office:value="0.501924396728066" calcext:value-type="float">
            <text:p>0.501924396728066</text:p>
          </table:table-cell>
          <table:table-cell office:value-type="float" office:value="0.0722749054569283" calcext:value-type="float">
            <text:p>0.072274905456928</text:p>
          </table:table-cell>
          <table:table-cell office:value-type="float" office:value="0.0568459669388761" calcext:value-type="float">
            <text:p>0.056845966938876</text:p>
          </table:table-cell>
          <table:table-cell office:value-type="float" office:value="0.0323072193671122" calcext:value-type="float">
            <text:p>0.0323072193671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8676123620127" calcext:value-type="float">
            <text:p>0.538676123620127</text:p>
          </table:table-cell>
          <table:table-cell office:value-type="float" office:value="1.37801406145271" calcext:value-type="float">
            <text:p>1.37801406145271</text:p>
          </table:table-cell>
          <table:table-cell office:value-type="float" office:value="0.49975249283945" calcext:value-type="float">
            <text:p>0.49975249283945</text:p>
          </table:table-cell>
          <table:table-cell office:value-type="float" office:value="0.0706413642226463" calcext:value-type="float">
            <text:p>0.070641364222646</text:p>
          </table:table-cell>
          <table:table-cell office:value-type="float" office:value="0.0566019441272613" calcext:value-type="float">
            <text:p>0.056601944127261</text:p>
          </table:table-cell>
          <table:table-cell office:value-type="float" office:value="0.0320262055236506" calcext:value-type="float">
            <text:p>0.0320262055236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0991950088664" calcext:value-type="float">
            <text:p>0.370991950088664</text:p>
          </table:table-cell>
          <table:table-cell office:value-type="float" office:value="1.3685913239791" calcext:value-type="float">
            <text:p>1.3685913239791</text:p>
          </table:table-cell>
          <table:table-cell office:value-type="float" office:value="0.478874492938324" calcext:value-type="float">
            <text:p>0.478874492938324</text:p>
          </table:table-cell>
          <table:table-cell office:value-type="float" office:value="0.0671376100505631" calcext:value-type="float">
            <text:p>0.067137610050563</text:p>
          </table:table-cell>
          <table:table-cell office:value-type="float" office:value="0.0554323973694605" calcext:value-type="float">
            <text:p>0.055432397369461</text:p>
          </table:table-cell>
          <table:table-cell office:value-type="float" office:value="0.0340873533923375" calcext:value-type="float">
            <text:p>0.03408735339233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6506609365966" calcext:value-type="float">
            <text:p>0.536506609365966</text:p>
          </table:table-cell>
          <table:table-cell office:value-type="float" office:value="1.26738012730794" calcext:value-type="float">
            <text:p>1.26738012730794</text:p>
          </table:table-cell>
          <table:table-cell office:value-type="float" office:value="0.516591941101685" calcext:value-type="float">
            <text:p>0.516591941101685</text:p>
          </table:table-cell>
          <table:table-cell office:value-type="float" office:value="0.0756124537794253" calcext:value-type="float">
            <text:p>0.075612453779425</text:p>
          </table:table-cell>
          <table:table-cell office:value-type="float" office:value="0.0566228278010997" calcext:value-type="float">
            <text:p>0.0566228278011</text:p>
          </table:table-cell>
          <table:table-cell office:value-type="float" office:value="0.0333967435317116" calcext:value-type="float">
            <text:p>0.0333967435317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7422583189273" calcext:value-type="float">
            <text:p>0.527422583189273</text:p>
          </table:table-cell>
          <table:table-cell office:value-type="float" office:value="1.26758599747843" calcext:value-type="float">
            <text:p>1.26758599747843</text:p>
          </table:table-cell>
          <table:table-cell office:value-type="float" office:value="0.51670678395878" calcext:value-type="float">
            <text:p>0.51670678395878</text:p>
          </table:table-cell>
          <table:table-cell office:value-type="float" office:value="0.0761167571686578" calcext:value-type="float">
            <text:p>0.076116757168658</text:p>
          </table:table-cell>
          <table:table-cell office:value-type="float" office:value="0.0566344012520737" calcext:value-type="float">
            <text:p>0.056634401252074</text:p>
          </table:table-cell>
          <table:table-cell office:value-type="float" office:value="0.033412455814291" calcext:value-type="float">
            <text:p>0.0334124558142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3768512276433" calcext:value-type="float">
            <text:p>0.523768512276433</text:p>
          </table:table-cell>
          <table:table-cell office:value-type="float" office:value="1.26758553917514" calcext:value-type="float">
            <text:p>1.26758553917514</text:p>
          </table:table-cell>
          <table:table-cell office:value-type="float" office:value="0.516795593834739" calcext:value-type="float">
            <text:p>0.516795593834739</text:p>
          </table:table-cell>
          <table:table-cell office:value-type="float" office:value="0.075999508373818" calcext:value-type="float">
            <text:p>0.075999508373818</text:p>
          </table:table-cell>
          <table:table-cell office:value-type="float" office:value="0.0566439127668693" calcext:value-type="float">
            <text:p>0.056643912766869</text:p>
          </table:table-cell>
          <table:table-cell office:value-type="float" office:value="0.0334238797478617" calcext:value-type="float">
            <text:p>0.0334238797478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6381979663819" calcext:value-type="float">
            <text:p>0.736381979663819</text:p>
          </table:table-cell>
          <table:table-cell office:value-type="float" office:value="1.2617123194137" calcext:value-type="float">
            <text:p>1.2617123194137</text:p>
          </table:table-cell>
          <table:table-cell office:value-type="float" office:value="0.514228521123622" calcext:value-type="float">
            <text:p>0.514228521123622</text:p>
          </table:table-cell>
          <table:table-cell office:value-type="float" office:value="0.07420392468868" calcext:value-type="float">
            <text:p>0.07420392468868</text:p>
          </table:table-cell>
          <table:table-cell office:value-type="float" office:value="0.0563726066062027" calcext:value-type="float">
            <text:p>0.056372606606203</text:p>
          </table:table-cell>
          <table:table-cell office:value-type="float" office:value="0.0330900629305747" calcext:value-type="float">
            <text:p>0.0330900629305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83514748406381" calcext:value-type="float">
            <text:p>0.583514748406381</text:p>
          </table:table-cell>
          <table:table-cell office:value-type="float" office:value="1.22932978097918" calcext:value-type="float">
            <text:p>1.22932978097918</text:p>
          </table:table-cell>
          <table:table-cell office:value-type="float" office:value="0.500712903791317" calcext:value-type="float">
            <text:p>0.500712903791317</text:p>
          </table:table-cell>
          <table:table-cell office:value-type="float" office:value="0.0795325854016143" calcext:value-type="float">
            <text:p>0.079532585401614</text:p>
          </table:table-cell>
          <table:table-cell office:value-type="float" office:value="0.0622302130848123" calcext:value-type="float">
            <text:p>0.062230213084812</text:p>
          </table:table-cell>
          <table:table-cell office:value-type="float" office:value="0.0315850308436969" calcext:value-type="float">
            <text:p>0.03158503084369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0929157325671" calcext:value-type="float">
            <text:p>0.500929157325671</text:p>
          </table:table-cell>
          <table:table-cell office:value-type="float" office:value="1.27135045241897" calcext:value-type="float">
            <text:p>1.27135045241897</text:p>
          </table:table-cell>
          <table:table-cell office:value-type="float" office:value="0.491324570309973" calcext:value-type="float">
            <text:p>0.491324570309973</text:p>
          </table:table-cell>
          <table:table-cell office:value-type="float" office:value="0.070459168429095" calcext:value-type="float">
            <text:p>0.070459168429095</text:p>
          </table:table-cell>
          <table:table-cell office:value-type="float" office:value="0.0545032063590947" calcext:value-type="float">
            <text:p>0.054503206359095</text:p>
          </table:table-cell>
          <table:table-cell office:value-type="float" office:value="0.0301713688011386" calcext:value-type="float">
            <text:p>0.0301713688011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1438799016315" calcext:value-type="float">
            <text:p>0.501438799016315</text:p>
          </table:table-cell>
          <table:table-cell office:value-type="float" office:value="1.27119878280716" calcext:value-type="float">
            <text:p>1.27119878280716</text:p>
          </table:table-cell>
          <table:table-cell office:value-type="float" office:value="0.49123391179803" calcext:value-type="float">
            <text:p>0.49123391179803</text:p>
          </table:table-cell>
          <table:table-cell office:value-type="float" office:value="0.0707640948723891" calcext:value-type="float">
            <text:p>0.070764094872389</text:p>
          </table:table-cell>
          <table:table-cell office:value-type="float" office:value="0.0544946792904628" calcext:value-type="float">
            <text:p>0.054494679290463</text:p>
          </table:table-cell>
          <table:table-cell office:value-type="float" office:value="0.0301605798078319" calcext:value-type="float">
            <text:p>0.0301605798078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2494972111481" calcext:value-type="float">
            <text:p>0.502494972111481</text:p>
          </table:table-cell>
          <table:table-cell office:value-type="float" office:value="1.2712013266191" calcext:value-type="float">
            <text:p>1.2712013266191</text:p>
          </table:table-cell>
          <table:table-cell office:value-type="float" office:value="0.491211743417511" calcext:value-type="float">
            <text:p>0.491211743417511</text:p>
          </table:table-cell>
          <table:table-cell office:value-type="float" office:value="0.0706149227864604" calcext:value-type="float">
            <text:p>0.07061492278646</text:p>
          </table:table-cell>
          <table:table-cell office:value-type="float" office:value="0.0544922135174285" calcext:value-type="float">
            <text:p>0.054492213517429</text:p>
          </table:table-cell>
          <table:table-cell office:value-type="float" office:value="0.0301576688775097" calcext:value-type="float">
            <text:p>0.030157668877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0648769136915" calcext:value-type="float">
            <text:p>0.690648769136915</text:p>
          </table:table-cell>
          <table:table-cell office:value-type="float" office:value="1.26628129263367" calcext:value-type="float">
            <text:p>1.26628129263367</text:p>
          </table:table-cell>
          <table:table-cell office:value-type="float" office:value="0.489217047487059" calcext:value-type="float">
            <text:p>0.489217047487059</text:p>
          </table:table-cell>
          <table:table-cell office:value-type="float" office:value="0.0692252297040822" calcext:value-type="float">
            <text:p>0.069225229704082</text:p>
          </table:table-cell>
          <table:table-cell office:value-type="float" office:value="0.0542754027871192" calcext:value-type="float">
            <text:p>0.054275402787119</text:p>
          </table:table-cell>
          <table:table-cell office:value-type="float" office:value="0.0299116030718026" calcext:value-type="float">
            <text:p>0.0299116030718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326673044867" calcext:value-type="float">
            <text:p>0.45326673044867</text:p>
          </table:table-cell>
          <table:table-cell office:value-type="float" office:value="1.31728922749808" calcext:value-type="float">
            <text:p>1.31728922749808</text:p>
          </table:table-cell>
          <table:table-cell office:value-type="float" office:value="0.475792752974907" calcext:value-type="float">
            <text:p>0.475792752974907</text:p>
          </table:table-cell>
          <table:table-cell office:value-type="float" office:value="0.0770602136906355" calcext:value-type="float">
            <text:p>0.077060213690636</text:p>
          </table:table-cell>
          <table:table-cell office:value-type="float" office:value="0.0604749164237094" calcext:value-type="float">
            <text:p>0.060474916423709</text:p>
          </table:table-cell>
          <table:table-cell office:value-type="float" office:value="0.0310469763152536" calcext:value-type="float">
            <text:p>0.03104697631525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6181742163861" calcext:value-type="float">
            <text:p>0.426181742163861</text:p>
          </table:table-cell>
          <table:table-cell office:value-type="float" office:value="1.31691603433262" calcext:value-type="float">
            <text:p>1.31691603433262</text:p>
          </table:table-cell>
          <table:table-cell office:value-type="float" office:value="0.449761808812583" calcext:value-type="float">
            <text:p>0.449761808812583</text:p>
          </table:table-cell>
          <table:table-cell office:value-type="float" office:value="0.0682503195861907" calcext:value-type="float">
            <text:p>0.068250319586191</text:p>
          </table:table-cell>
          <table:table-cell office:value-type="float" office:value="0.0526244220592849" calcext:value-type="float">
            <text:p>0.052624422059285</text:p>
          </table:table-cell>
          <table:table-cell office:value-type="float" office:value="0.0288196633546816" calcext:value-type="float">
            <text:p>0.0288196633546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8886792705815" calcext:value-type="float">
            <text:p>0.428886792705815</text:p>
          </table:table-cell>
          <table:table-cell office:value-type="float" office:value="1.31664849635891" calcext:value-type="float">
            <text:p>1.31664849635891</text:p>
          </table:table-cell>
          <table:table-cell office:value-type="float" office:value="0.449644799138403" calcext:value-type="float">
            <text:p>0.449644799138403</text:p>
          </table:table-cell>
          <table:table-cell office:value-type="float" office:value="0.068517866804161" calcext:value-type="float">
            <text:p>0.068517866804161</text:p>
          </table:table-cell>
          <table:table-cell office:value-type="float" office:value="0.0526120106405946" calcext:value-type="float">
            <text:p>0.052612010640595</text:p>
          </table:table-cell>
          <table:table-cell office:value-type="float" office:value="0.0288048860754356" calcext:value-type="float">
            <text:p>0.0288048860754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4370960677684" calcext:value-type="float">
            <text:p>0.424370960677684</text:p>
          </table:table-cell>
          <table:table-cell office:value-type="float" office:value="1.31667174075924" calcext:value-type="float">
            <text:p>1.31667174075924</text:p>
          </table:table-cell>
          <table:table-cell office:value-type="float" office:value="0.449735088015766" calcext:value-type="float">
            <text:p>0.449735088015766</text:p>
          </table:table-cell>
          <table:table-cell office:value-type="float" office:value="0.0684189600445373" calcext:value-type="float">
            <text:p>0.068418960044537</text:p>
          </table:table-cell>
          <table:table-cell office:value-type="float" office:value="0.0526223022713691" calcext:value-type="float">
            <text:p>0.052622302271369</text:p>
          </table:table-cell>
          <table:table-cell office:value-type="float" office:value="0.0288164461267695" calcext:value-type="float">
            <text:p>0.028816446126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1617690690328" calcext:value-type="float">
            <text:p>0.601617690690328</text:p>
          </table:table-cell>
          <table:table-cell office:value-type="float" office:value="1.31183459160518" calcext:value-type="float">
            <text:p>1.31183459160518</text:p>
          </table:table-cell>
          <table:table-cell office:value-type="float" office:value="0.447990529203485" calcext:value-type="float">
            <text:p>0.447990529203485</text:p>
          </table:table-cell>
          <table:table-cell office:value-type="float" office:value="0.0670875940998601" calcext:value-type="float">
            <text:p>0.06708759409986</text:p>
          </table:table-cell>
          <table:table-cell office:value-type="float" office:value="0.0524226741378886" calcext:value-type="float">
            <text:p>0.052422674137889</text:p>
          </table:table-cell>
          <table:table-cell office:value-type="float" office:value="0.0285919045024908" calcext:value-type="float">
            <text:p>0.0285919045024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5156072196539" calcext:value-type="float">
            <text:p>0.405156072196539</text:p>
          </table:table-cell>
          <table:table-cell office:value-type="float" office:value="1.3331185905855" calcext:value-type="float">
            <text:p>1.3331185905855</text:p>
          </table:table-cell>
          <table:table-cell office:value-type="float" office:value="0.447237634510408" calcext:value-type="float">
            <text:p>0.447237634510408</text:p>
          </table:table-cell>
          <table:table-cell office:value-type="float" office:value="0.0780995820177174" calcext:value-type="float">
            <text:p>0.078099582017717</text:p>
          </table:table-cell>
          <table:table-cell office:value-type="float" office:value="0.0621682958383897" calcext:value-type="float">
            <text:p>0.06216829583839</text:p>
          </table:table-cell>
          <table:table-cell office:value-type="float" office:value="0.0329331169671861" calcext:value-type="float">
            <text:p>0.03293311696718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8654805035397" calcext:value-type="float">
            <text:p>0.558654805035397</text:p>
          </table:table-cell>
          <table:table-cell office:value-type="float" office:value="1.21498692524238" calcext:value-type="float">
            <text:p>1.21498692524238</text:p>
          </table:table-cell>
          <table:table-cell office:value-type="float" office:value="0.558723355311566" calcext:value-type="float">
            <text:p>0.558723355311566</text:p>
          </table:table-cell>
          <table:table-cell office:value-type="float" office:value="0.0735906788911907" calcext:value-type="float">
            <text:p>0.073590678891191</text:p>
          </table:table-cell>
          <table:table-cell office:value-type="float" office:value="0.0574563193860008" calcext:value-type="float">
            <text:p>0.057456319386001</text:p>
          </table:table-cell>
          <table:table-cell office:value-type="float" office:value="0.035514336831728" calcext:value-type="float">
            <text:p>0.0355143368317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4858090713554" calcext:value-type="float">
            <text:p>0.554858090713554</text:p>
          </table:table-cell>
          <table:table-cell office:value-type="float" office:value="1.2150166598622" calcext:value-type="float">
            <text:p>1.2150166598622</text:p>
          </table:table-cell>
          <table:table-cell office:value-type="float" office:value="0.558703286799082" calcext:value-type="float">
            <text:p>0.558703286799082</text:p>
          </table:table-cell>
          <table:table-cell office:value-type="float" office:value="0.0740272841500824" calcext:value-type="float">
            <text:p>0.074027284150083</text:p>
          </table:table-cell>
          <table:table-cell office:value-type="float" office:value="0.0574528351707618" calcext:value-type="float">
            <text:p>0.057452835170762</text:p>
          </table:table-cell>
          <table:table-cell office:value-type="float" office:value="0.0355124781104058" calcext:value-type="float">
            <text:p>0.0355124781104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1470246133981" calcext:value-type="float">
            <text:p>0.551470246133981</text:p>
          </table:table-cell>
          <table:table-cell office:value-type="float" office:value="1.21499761061276" calcext:value-type="float">
            <text:p>1.21499761061276</text:p>
          </table:table-cell>
          <table:table-cell office:value-type="float" office:value="0.558789945090753" calcext:value-type="float">
            <text:p>0.558789945090753</text:p>
          </table:table-cell>
          <table:table-cell office:value-type="float" office:value="0.0739164915417388" calcext:value-type="float">
            <text:p>0.073916491541739</text:p>
          </table:table-cell>
          <table:table-cell office:value-type="float" office:value="0.057461627960661" calcext:value-type="float">
            <text:p>0.057461627960661</text:p>
          </table:table-cell>
          <table:table-cell office:value-type="float" office:value="0.0355234442382098" calcext:value-type="float">
            <text:p>0.035523444238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76005932191055" calcext:value-type="float">
            <text:p>0.776005932191055</text:p>
          </table:table-cell>
          <table:table-cell office:value-type="float" office:value="1.20909564902378" calcext:value-type="float">
            <text:p>1.20909564902378</text:p>
          </table:table-cell>
          <table:table-cell office:value-type="float" office:value="0.555965856073412" calcext:value-type="float">
            <text:p>0.555965856073412</text:p>
          </table:table-cell>
          <table:table-cell office:value-type="float" office:value="0.071964787802157" calcext:value-type="float">
            <text:p>0.071964787802157</text:p>
          </table:table-cell>
          <table:table-cell office:value-type="float" office:value="0.0571742420287541" calcext:value-type="float">
            <text:p>0.057174242028754</text:p>
          </table:table-cell>
          <table:table-cell office:value-type="float" office:value="0.0351623681295469" calcext:value-type="float">
            <text:p>0.0351623681295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07999685135394" calcext:value-type="float">
            <text:p>0.607999685135394</text:p>
          </table:table-cell>
          <table:table-cell office:value-type="float" office:value="1.17277933861994" calcext:value-type="float">
            <text:p>1.17277933861994</text:p>
          </table:table-cell>
          <table:table-cell office:value-type="float" office:value="0.544741082536807" calcext:value-type="float">
            <text:p>0.544741082536807</text:p>
          </table:table-cell>
          <table:table-cell office:value-type="float" office:value="0.080590107740917" calcext:value-type="float">
            <text:p>0.080590107740917</text:p>
          </table:table-cell>
          <table:table-cell office:value-type="float" office:value="0.065882140963442" calcext:value-type="float">
            <text:p>0.065882140963442</text:p>
          </table:table-cell>
          <table:table-cell office:value-type="float" office:value="0.0394668555723544" calcext:value-type="float">
            <text:p>0.03946685557235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0180574792257" calcext:value-type="float">
            <text:p>0.40180574792257</text:p>
          </table:table-cell>
          <table:table-cell office:value-type="float" office:value="1.37861788272305" calcext:value-type="float">
            <text:p>1.37861788272305</text:p>
          </table:table-cell>
          <table:table-cell office:value-type="float" office:value="0.514877108456486" calcext:value-type="float">
            <text:p>0.514877108456486</text:p>
          </table:table-cell>
          <table:table-cell office:value-type="float" office:value="0.0760748187293536" calcext:value-type="float">
            <text:p>0.076074818729354</text:p>
          </table:table-cell>
          <table:table-cell office:value-type="float" office:value="0.0595896613205134" calcext:value-type="float">
            <text:p>0.059589661320513</text:p>
          </table:table-cell>
          <table:table-cell office:value-type="float" office:value="0.0334556570453461" calcext:value-type="float">
            <text:p>0.0334556570453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5625860470098" calcext:value-type="float">
            <text:p>0.395625860470098</text:p>
          </table:table-cell>
          <table:table-cell office:value-type="float" office:value="1.37868523653864" calcext:value-type="float">
            <text:p>1.37868523653864</text:p>
          </table:table-cell>
          <table:table-cell office:value-type="float" office:value="0.514930095305414" calcext:value-type="float">
            <text:p>0.514930095305414</text:p>
          </table:table-cell>
          <table:table-cell office:value-type="float" office:value="0.0765033510759948" calcext:value-type="float">
            <text:p>0.076503351075995</text:p>
          </table:table-cell>
          <table:table-cell office:value-type="float" office:value="0.0595962950875408" calcext:value-type="float">
            <text:p>0.059596295087541</text:p>
          </table:table-cell>
          <table:table-cell office:value-type="float" office:value="0.0334632119454559" calcext:value-type="float">
            <text:p>0.0334632119454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1960917312573" calcext:value-type="float">
            <text:p>0.391960917312573</text:p>
          </table:table-cell>
          <table:table-cell office:value-type="float" office:value="1.37869193467643" calcext:value-type="float">
            <text:p>1.37869193467643</text:p>
          </table:table-cell>
          <table:table-cell office:value-type="float" office:value="0.515018018027573" calcext:value-type="float">
            <text:p>0.515018018027573</text:p>
          </table:table-cell>
          <table:table-cell office:value-type="float" office:value="0.0763879117866403" calcext:value-type="float">
            <text:p>0.07638791178664</text:p>
          </table:table-cell>
          <table:table-cell office:value-type="float" office:value="0.0596061459188461" calcext:value-type="float">
            <text:p>0.059606145918846</text:p>
          </table:table-cell>
          <table:table-cell office:value-type="float" office:value="0.0334745912169619" calcext:value-type="float">
            <text:p>0.0334745912169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2550549680118" calcext:value-type="float">
            <text:p>0.602550549680118</text:p>
          </table:table-cell>
          <table:table-cell office:value-type="float" office:value="1.37253425049055" calcext:value-type="float">
            <text:p>1.37253425049055</text:p>
          </table:table-cell>
          <table:table-cell office:value-type="float" office:value="0.512580622914213" calcext:value-type="float">
            <text:p>0.512580622914213</text:p>
          </table:table-cell>
          <table:table-cell office:value-type="float" office:value="0.0746571644572621" calcext:value-type="float">
            <text:p>0.074657164457262</text:p>
          </table:table-cell>
          <table:table-cell office:value-type="float" office:value="0.0593305861601247" calcext:value-type="float">
            <text:p>0.059330586160125</text:p>
          </table:table-cell>
          <table:table-cell office:value-type="float" office:value="0.0331560842146223" calcext:value-type="float">
            <text:p>0.0331560842146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1837029665277" calcext:value-type="float">
            <text:p>0.451837029665277</text:p>
          </table:table-cell>
          <table:table-cell office:value-type="float" office:value="1.32334565058869" calcext:value-type="float">
            <text:p>1.32334565058869</text:p>
          </table:table-cell>
          <table:table-cell office:value-type="float" office:value="0.497356196628576" calcext:value-type="float">
            <text:p>0.497356196628576</text:p>
          </table:table-cell>
          <table:table-cell office:value-type="float" office:value="0.0746853326314215" calcext:value-type="float">
            <text:p>0.074685332631422</text:p>
          </table:table-cell>
          <table:table-cell office:value-type="float" office:value="0.0625646743177899" calcext:value-type="float">
            <text:p>0.06256467431779</text:p>
          </table:table-cell>
          <table:table-cell office:value-type="float" office:value="0.033516902623881" calcext:value-type="float">
            <text:p>0.03351690262388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4334966276013" calcext:value-type="float">
            <text:p>0.494334966276013</text:p>
          </table:table-cell>
          <table:table-cell office:value-type="float" office:value="1.29339480082899" calcext:value-type="float">
            <text:p>1.29339480082899</text:p>
          </table:table-cell>
          <table:table-cell office:value-type="float" office:value="0.564604240756654" calcext:value-type="float">
            <text:p>0.564604240756654</text:p>
          </table:table-cell>
          <table:table-cell office:value-type="float" office:value="0.0747126550086923" calcext:value-type="float">
            <text:p>0.074712655008692</text:p>
          </table:table-cell>
          <table:table-cell office:value-type="float" office:value="0.0585418237768488" calcext:value-type="float">
            <text:p>0.058541823776849</text:p>
          </table:table-cell>
          <table:table-cell office:value-type="float" office:value="0.0358545921345596" calcext:value-type="float">
            <text:p>0.035854592134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0375139472376" calcext:value-type="float">
            <text:p>0.490375139472376</text:p>
          </table:table-cell>
          <table:table-cell office:value-type="float" office:value="1.29334557378118" calcext:value-type="float">
            <text:p>1.29334557378118</text:p>
          </table:table-cell>
          <table:table-cell office:value-type="float" office:value="0.564589379825917" calcext:value-type="float">
            <text:p>0.564589379825917</text:p>
          </table:table-cell>
          <table:table-cell office:value-type="float" office:value="0.0751524213970157" calcext:value-type="float">
            <text:p>0.075152421397016</text:p>
          </table:table-cell>
          <table:table-cell office:value-type="float" office:value="0.0585399947119247" calcext:value-type="float">
            <text:p>0.058539994711925</text:p>
          </table:table-cell>
          <table:table-cell office:value-type="float" office:value="0.0358534346715214" calcext:value-type="float">
            <text:p>0.0358534346715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0022135686725" calcext:value-type="float">
            <text:p>0.490022135686725</text:p>
          </table:table-cell>
          <table:table-cell office:value-type="float" office:value="1.29334020013349" calcext:value-type="float">
            <text:p>1.29334020013349</text:p>
          </table:table-cell>
          <table:table-cell office:value-type="float" office:value="0.564597436981631" calcext:value-type="float">
            <text:p>0.564597436981631</text:p>
          </table:table-cell>
          <table:table-cell office:value-type="float" office:value="0.0749935679644237" calcext:value-type="float">
            <text:p>0.074993567964424</text:p>
          </table:table-cell>
          <table:table-cell office:value-type="float" office:value="0.0585408700704519" calcext:value-type="float">
            <text:p>0.058540870070452</text:p>
          </table:table-cell>
          <table:table-cell office:value-type="float" office:value="0.0358542444463251" calcext:value-type="float">
            <text:p>0.0358542444463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3602444347583" calcext:value-type="float">
            <text:p>0.713602444347583</text:p>
          </table:table-cell>
          <table:table-cell office:value-type="float" office:value="1.28716676238485" calcext:value-type="float">
            <text:p>1.28716676238485</text:p>
          </table:table-cell>
          <table:table-cell office:value-type="float" office:value="0.561782332304197" calcext:value-type="float">
            <text:p>0.561782332304197</text:p>
          </table:table-cell>
          <table:table-cell office:value-type="float" office:value="0.0730797552117305" calcext:value-type="float">
            <text:p>0.073079755211731</text:p>
          </table:table-cell>
          <table:table-cell office:value-type="float" office:value="0.0582526250776545" calcext:value-type="float">
            <text:p>0.058252625077655</text:p>
          </table:table-cell>
          <table:table-cell office:value-type="float" office:value="0.0354947573587517" calcext:value-type="float">
            <text:p>0.0354947573587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8037062306229" calcext:value-type="float">
            <text:p>0.468037062306229</text:p>
          </table:table-cell>
          <table:table-cell office:value-type="float" office:value="1.3149846285806" calcext:value-type="float">
            <text:p>1.3149846285806</text:p>
          </table:table-cell>
          <table:table-cell office:value-type="float" office:value="0.538731959721783" calcext:value-type="float">
            <text:p>0.538731959721783</text:p>
          </table:table-cell>
          <table:table-cell office:value-type="float" office:value="0.0743265565358627" calcext:value-type="float">
            <text:p>0.074326556535863</text:p>
          </table:table-cell>
          <table:table-cell office:value-type="float" office:value="0.0599298130746782" calcext:value-type="float">
            <text:p>0.059929813074678</text:p>
          </table:table-cell>
          <table:table-cell office:value-type="float" office:value="0.0337818949567278" calcext:value-type="float">
            <text:p>0.03378189495672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8203317507333" calcext:value-type="float">
            <text:p>0.528203317507333</text:p>
          </table:table-cell>
          <table:table-cell office:value-type="float" office:value="1.30062826574353" calcext:value-type="float">
            <text:p>1.30062826574353</text:p>
          </table:table-cell>
          <table:table-cell office:value-type="float" office:value="0.496642909134446" calcext:value-type="float">
            <text:p>0.496642909134446</text:p>
          </table:table-cell>
          <table:table-cell office:value-type="float" office:value="0.0775706523934882" calcext:value-type="float">
            <text:p>0.077570652393488</text:p>
          </table:table-cell>
          <table:table-cell office:value-type="float" office:value="0.0585514971481025" calcext:value-type="float">
            <text:p>0.058551497148103</text:p>
          </table:table-cell>
          <table:table-cell office:value-type="float" office:value="0.0317774436620934" calcext:value-type="float">
            <text:p>0.0317774436620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3582050161871" calcext:value-type="float">
            <text:p>0.533582050161871</text:p>
          </table:table-cell>
          <table:table-cell office:value-type="float" office:value="1.30038374316847" calcext:value-type="float">
            <text:p>1.30038374316847</text:p>
          </table:table-cell>
          <table:table-cell office:value-type="float" office:value="0.496430873675988" calcext:value-type="float">
            <text:p>0.496430873675988</text:p>
          </table:table-cell>
          <table:table-cell office:value-type="float" office:value="0.0778308714964337" calcext:value-type="float">
            <text:p>0.077830871496434</text:p>
          </table:table-cell>
          <table:table-cell office:value-type="float" office:value="0.0585273693183086" calcext:value-type="float">
            <text:p>0.058527369318309</text:p>
          </table:table-cell>
          <table:table-cell office:value-type="float" office:value="0.0317505579368459" calcext:value-type="float">
            <text:p>0.0317505579368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6155590337702" calcext:value-type="float">
            <text:p>0.526155590337702</text:p>
          </table:table-cell>
          <table:table-cell office:value-type="float" office:value="1.30037024806955" calcext:value-type="float">
            <text:p>1.30037024806955</text:p>
          </table:table-cell>
          <table:table-cell office:value-type="float" office:value="0.496600002261715" calcext:value-type="float">
            <text:p>0.496600002261715</text:p>
          </table:table-cell>
          <table:table-cell office:value-type="float" office:value="0.077788625139571" calcext:value-type="float">
            <text:p>0.077788625139571</text:p>
          </table:table-cell>
          <table:table-cell office:value-type="float" office:value="0.05854686306567" calcext:value-type="float">
            <text:p>0.05854686306567</text:p>
          </table:table-cell>
          <table:table-cell office:value-type="float" office:value="0.031772298326363" calcext:value-type="float">
            <text:p>0.0317722983263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0996558068486" calcext:value-type="float">
            <text:p>0.720996558068486</text:p>
          </table:table-cell>
          <table:table-cell office:value-type="float" office:value="1.29491506426807" calcext:value-type="float">
            <text:p>1.29491506426807</text:p>
          </table:table-cell>
          <table:table-cell office:value-type="float" office:value="0.494405569555208" calcext:value-type="float">
            <text:p>0.494405569555208</text:p>
          </table:table-cell>
          <table:table-cell office:value-type="float" office:value="0.0762779508083379" calcext:value-type="float">
            <text:p>0.076277950808338</text:p>
          </table:table-cell>
          <table:table-cell office:value-type="float" office:value="0.0582941247112743" calcext:value-type="float">
            <text:p>0.058294124711274</text:p>
          </table:table-cell>
          <table:table-cell office:value-type="float" office:value="0.0314901618435014" calcext:value-type="float">
            <text:p>0.0314901618435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14780102151234" calcext:value-type="float">
            <text:p>0.514780102151234</text:p>
          </table:table-cell>
          <table:table-cell office:value-type="float" office:value="1.32503946878953" calcext:value-type="float">
            <text:p>1.32503946878953</text:p>
          </table:table-cell>
          <table:table-cell office:value-type="float" office:value="0.4760831404236" calcext:value-type="float">
            <text:p>0.4760831404236</text:p>
          </table:table-cell>
          <table:table-cell office:value-type="float" office:value="0.0818261124439643" calcext:value-type="float">
            <text:p>0.081826112443964</text:p>
          </table:table-cell>
          <table:table-cell office:value-type="float" office:value="0.0621693725196185" calcext:value-type="float">
            <text:p>0.062169372519619</text:p>
          </table:table-cell>
          <table:table-cell office:value-type="float" office:value="0.029123459224359" calcext:value-type="float">
            <text:p>0.02912345922435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9393078714451" calcext:value-type="float">
            <text:p>0.429393078714451</text:p>
          </table:table-cell>
          <table:table-cell office:value-type="float" office:value="1.39234640691059" calcext:value-type="float">
            <text:p>1.39234640691059</text:p>
          </table:table-cell>
          <table:table-cell office:value-type="float" office:value="0.456659997523119" calcext:value-type="float">
            <text:p>0.456659997523119</text:p>
          </table:table-cell>
          <table:table-cell office:value-type="float" office:value="0.0661867617978208" calcext:value-type="float">
            <text:p>0.066186761797821</text:p>
          </table:table-cell>
          <table:table-cell office:value-type="float" office:value="0.0507922889546848" calcext:value-type="float">
            <text:p>0.050792288954685</text:p>
          </table:table-cell>
          <table:table-cell office:value-type="float" office:value="0.0284669578660125" calcext:value-type="float">
            <text:p>0.0284669578660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9596903691305" calcext:value-type="float">
            <text:p>0.439596903691305</text:p>
          </table:table-cell>
          <table:table-cell office:value-type="float" office:value="1.39189348907876" calcext:value-type="float">
            <text:p>1.39189348907876</text:p>
          </table:table-cell>
          <table:table-cell office:value-type="float" office:value="0.456373118932218" calcext:value-type="float">
            <text:p>0.456373118932218</text:p>
          </table:table-cell>
          <table:table-cell office:value-type="float" office:value="0.0664152040707276" calcext:value-type="float">
            <text:p>0.066415204070728</text:p>
          </table:table-cell>
          <table:table-cell office:value-type="float" office:value="0.0507619344787211" calcext:value-type="float">
            <text:p>0.050761934478721</text:p>
          </table:table-cell>
          <table:table-cell office:value-type="float" office:value="0.0284312751512726" calcext:value-type="float">
            <text:p>0.028431275151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0248968506968" calcext:value-type="float">
            <text:p>0.430248968506968</text:p>
          </table:table-cell>
          <table:table-cell office:value-type="float" office:value="1.39197232153479" calcext:value-type="float">
            <text:p>1.39197232153479</text:p>
          </table:table-cell>
          <table:table-cell office:value-type="float" office:value="0.456561164846367" calcext:value-type="float">
            <text:p>0.456561164846367</text:p>
          </table:table-cell>
          <table:table-cell office:value-type="float" office:value="0.0663413329224795" calcext:value-type="float">
            <text:p>0.06634133292248</text:p>
          </table:table-cell>
          <table:table-cell office:value-type="float" office:value="0.0507823153240804" calcext:value-type="float">
            <text:p>0.050782315324081</text:p>
          </table:table-cell>
          <table:table-cell office:value-type="float" office:value="0.028454800867341" calcext:value-type="float">
            <text:p>0.0284548008673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7379177883496" calcext:value-type="float">
            <text:p>0.607379177883496</text:p>
          </table:table-cell>
          <table:table-cell office:value-type="float" office:value="1.38681793861863" calcext:value-type="float">
            <text:p>1.38681793861863</text:p>
          </table:table-cell>
          <table:table-cell office:value-type="float" office:value="0.454773367111964" calcext:value-type="float">
            <text:p>0.454773367111964</text:p>
          </table:table-cell>
          <table:table-cell office:value-type="float" office:value="0.065016661775693" calcext:value-type="float">
            <text:p>0.065016661775693</text:p>
          </table:table-cell>
          <table:table-cell office:value-type="float" office:value="0.0505873199860762" calcext:value-type="float">
            <text:p>0.050587319986076</text:p>
          </table:table-cell>
          <table:table-cell office:value-type="float" office:value="0.0282310052040524" calcext:value-type="float">
            <text:p>0.0282310052040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0692290364936" calcext:value-type="float">
            <text:p>0.410692290364936</text:p>
          </table:table-cell>
          <table:table-cell office:value-type="float" office:value="1.41720658704467" calcext:value-type="float">
            <text:p>1.41720658704467</text:p>
          </table:table-cell>
          <table:table-cell office:value-type="float" office:value="0.458176773670232" calcext:value-type="float">
            <text:p>0.458176773670232</text:p>
          </table:table-cell>
          <table:table-cell office:value-type="float" office:value="0.0785984756300614" calcext:value-type="float">
            <text:p>0.078598475630061</text:p>
          </table:table-cell>
          <table:table-cell office:value-type="float" office:value="0.06139355017865" calcext:value-type="float">
            <text:p>0.06139355017865</text:p>
          </table:table-cell>
          <table:table-cell office:value-type="float" office:value="0.0284552270174478" calcext:value-type="float">
            <text:p>0.0284552270174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6476187940877" calcext:value-type="float">
            <text:p>0.496476187940877</text:p>
          </table:table-cell>
          <table:table-cell office:value-type="float" office:value="1.3013282059357" calcext:value-type="float">
            <text:p>1.3013282059357</text:p>
          </table:table-cell>
          <table:table-cell office:value-type="float" office:value="0.485929824484283" calcext:value-type="float">
            <text:p>0.485929824484283</text:p>
          </table:table-cell>
          <table:table-cell office:value-type="float" office:value="0.0707262696803648" calcext:value-type="float">
            <text:p>0.070726269680365</text:p>
          </table:table-cell>
          <table:table-cell office:value-type="float" office:value="0.0545515008352259" calcext:value-type="float">
            <text:p>0.054551500835226</text:p>
          </table:table-cell>
          <table:table-cell office:value-type="float" office:value="0.0302107387899622" calcext:value-type="float">
            <text:p>0.0302107387899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0481052792424" calcext:value-type="float">
            <text:p>0.500481052792424</text:p>
          </table:table-cell>
          <table:table-cell office:value-type="float" office:value="1.30112751028575" calcext:value-type="float">
            <text:p>1.30112751028575</text:p>
          </table:table-cell>
          <table:table-cell office:value-type="float" office:value="0.485761112071027" calcext:value-type="float">
            <text:p>0.485761112071027</text:p>
          </table:table-cell>
          <table:table-cell office:value-type="float" office:value="0.071001121249413" calcext:value-type="float">
            <text:p>0.071001121249413</text:p>
          </table:table-cell>
          <table:table-cell office:value-type="float" office:value="0.0545344860856205" calcext:value-type="float">
            <text:p>0.054534486085621</text:p>
          </table:table-cell>
          <table:table-cell office:value-type="float" office:value="0.030190008465207" calcext:value-type="float">
            <text:p>0.0301900084652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1078008754322" calcext:value-type="float">
            <text:p>0.501078008754322</text:p>
          </table:table-cell>
          <table:table-cell office:value-type="float" office:value="1.30112975386148" calcext:value-type="float">
            <text:p>1.30112975386148</text:p>
          </table:table-cell>
          <table:table-cell office:value-type="float" office:value="0.485750454069794" calcext:value-type="float">
            <text:p>0.485750454069794</text:p>
          </table:table-cell>
          <table:table-cell office:value-type="float" office:value="0.0708340436906967" calcext:value-type="float">
            <text:p>0.070834043690697</text:p>
          </table:table-cell>
          <table:table-cell office:value-type="float" office:value="0.0545331931517386" calcext:value-type="float">
            <text:p>0.054533193151739</text:p>
          </table:table-cell>
          <table:table-cell office:value-type="float" office:value="0.0301884910674796" calcext:value-type="float">
            <text:p>0.030188491067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532076239631" calcext:value-type="float">
            <text:p>0.68532076239631</text:p>
          </table:table-cell>
          <table:table-cell office:value-type="float" office:value="1.2962251514728" calcext:value-type="float">
            <text:p>1.2962251514728</text:p>
          </table:table-cell>
          <table:table-cell office:value-type="float" office:value="0.483823698426692" calcext:value-type="float">
            <text:p>0.483823698426692</text:p>
          </table:table-cell>
          <table:table-cell office:value-type="float" office:value="0.0694783895491429" calcext:value-type="float">
            <text:p>0.069478389549143</text:p>
          </table:table-cell>
          <table:table-cell office:value-type="float" office:value="0.0543216904542203" calcext:value-type="float">
            <text:p>0.05432169045422</text:p>
          </table:table-cell>
          <table:table-cell office:value-type="float" office:value="0.0299479350991385" calcext:value-type="float">
            <text:p>0.0299479350991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40753220662555" calcext:value-type="float">
            <text:p>0.540753220662555</text:p>
          </table:table-cell>
          <table:table-cell office:value-type="float" office:value="1.2653222183145" calcext:value-type="float">
            <text:p>1.2653222183145</text:p>
          </table:table-cell>
          <table:table-cell office:value-type="float" office:value="0.488832936445771" calcext:value-type="float">
            <text:p>0.488832936445771</text:p>
          </table:table-cell>
          <table:table-cell office:value-type="float" office:value="0.0765991352788816" calcext:value-type="float">
            <text:p>0.076599135278882</text:p>
          </table:table-cell>
          <table:table-cell office:value-type="float" office:value="0.0624639766357452" calcext:value-type="float">
            <text:p>0.062463976635745</text:p>
          </table:table-cell>
          <table:table-cell office:value-type="float" office:value="0.0341843821152244" calcext:value-type="float">
            <text:p>0.03418438211522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7912787128853" calcext:value-type="float">
            <text:p>0.507912787128853</text:p>
          </table:table-cell>
          <table:table-cell office:value-type="float" office:value="1.27300541316438" calcext:value-type="float">
            <text:p>1.27300541316438</text:p>
          </table:table-cell>
          <table:table-cell office:value-type="float" office:value="0.50627792152812" calcext:value-type="float">
            <text:p>0.50627792152812</text:p>
          </table:table-cell>
          <table:table-cell office:value-type="float" office:value="0.0714193217515738" calcext:value-type="float">
            <text:p>0.071419321751574</text:p>
          </table:table-cell>
          <table:table-cell office:value-type="float" office:value="0.0552358410158467" calcext:value-type="float">
            <text:p>0.055235841015847</text:p>
          </table:table-cell>
          <table:table-cell office:value-type="float" office:value="0.0317830897850686" calcext:value-type="float">
            <text:p>0.0317830897850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2651032956137" calcext:value-type="float">
            <text:p>0.382651032956137</text:p>
          </table:table-cell>
          <table:table-cell office:value-type="float" office:value="1.33196807144983" calcext:value-type="float">
            <text:p>1.33196807144983</text:p>
          </table:table-cell>
          <table:table-cell office:value-type="float" office:value="0.519633220755655" calcext:value-type="float">
            <text:p>0.519633220755655</text:p>
          </table:table-cell>
          <table:table-cell office:value-type="float" office:value="0.0747691528972226" calcext:value-type="float">
            <text:p>0.074769152897223</text:p>
          </table:table-cell>
          <table:table-cell office:value-type="float" office:value="0.056171594743179" calcext:value-type="float">
            <text:p>0.056171594743179</text:p>
          </table:table-cell>
          <table:table-cell office:value-type="float" office:value="0.0335023248758484" calcext:value-type="float">
            <text:p>0.0335023248758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2942512488222" calcext:value-type="float">
            <text:p>0.502942512488222</text:p>
          </table:table-cell>
          <table:table-cell office:value-type="float" office:value="1.27322521205306" calcext:value-type="float">
            <text:p>1.27322521205306</text:p>
          </table:table-cell>
          <table:table-cell office:value-type="float" office:value="0.506295948747692" calcext:value-type="float">
            <text:p>0.506295948747692</text:p>
          </table:table-cell>
          <table:table-cell office:value-type="float" office:value="0.0716756834975949" calcext:value-type="float">
            <text:p>0.071675683497595</text:p>
          </table:table-cell>
          <table:table-cell office:value-type="float" office:value="0.055239824902268" calcext:value-type="float">
            <text:p>0.055239824902268</text:p>
          </table:table-cell>
          <table:table-cell office:value-type="float" office:value="0.0317857418678838" calcext:value-type="float">
            <text:p>0.0317857418678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4202416810122" calcext:value-type="float">
            <text:p>0.704202416810122</text:p>
          </table:table-cell>
          <table:table-cell office:value-type="float" office:value="1.26791642580239" calcext:value-type="float">
            <text:p>1.26791642580239</text:p>
          </table:table-cell>
          <table:table-cell office:value-type="float" office:value="0.504063028253308" calcext:value-type="float">
            <text:p>0.504063028253308</text:p>
          </table:table-cell>
          <table:table-cell office:value-type="float" office:value="0.0700787729444961" calcext:value-type="float">
            <text:p>0.070078772944496</text:p>
          </table:table-cell>
          <table:table-cell office:value-type="float" office:value="0.0550023033329753" calcext:value-type="float">
            <text:p>0.055002303332975</text:p>
          </table:table-cell>
          <table:table-cell office:value-type="float" office:value="0.0315039392658318" calcext:value-type="float">
            <text:p>0.0315039392658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07077716236772" calcext:value-type="float">
            <text:p>0.507077716236772</text:p>
          </table:table-cell>
          <table:table-cell office:value-type="float" office:value="1.28096870437218" calcext:value-type="float">
            <text:p>1.28096870437218</text:p>
          </table:table-cell>
          <table:table-cell office:value-type="float" office:value="0.491255348915128" calcext:value-type="float">
            <text:p>0.491255348915128</text:p>
          </table:table-cell>
          <table:table-cell office:value-type="float" office:value="0.0818044981852587" calcext:value-type="float">
            <text:p>0.081804498185259</text:p>
          </table:table-cell>
          <table:table-cell office:value-type="float" office:value="0.0634524960823347" calcext:value-type="float">
            <text:p>0.063452496082335</text:p>
          </table:table-cell>
          <table:table-cell office:value-type="float" office:value="0.0340911643472224" calcext:value-type="float">
            <text:p>0.03409116434722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8510987476696" calcext:value-type="float">
            <text:p>0.398510987476696</text:p>
          </table:table-cell>
          <table:table-cell office:value-type="float" office:value="1.36081015911579" calcext:value-type="float">
            <text:p>1.36081015911579</text:p>
          </table:table-cell>
          <table:table-cell office:value-type="float" office:value="0.569787709134564" calcext:value-type="float">
            <text:p>0.569787709134564</text:p>
          </table:table-cell>
          <table:table-cell office:value-type="float" office:value="0.0809019778312474" calcext:value-type="float">
            <text:p>0.080901977831247</text:p>
          </table:table-cell>
          <table:table-cell office:value-type="float" office:value="0.0617485177348507" calcext:value-type="float">
            <text:p>0.061748517734851</text:p>
          </table:table-cell>
          <table:table-cell office:value-type="float" office:value="0.0372063062541003" calcext:value-type="float">
            <text:p>0.03720630625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6618310892539" calcext:value-type="float">
            <text:p>0.396618310892539</text:p>
          </table:table-cell>
          <table:table-cell office:value-type="float" office:value="1.36070529197631" calcext:value-type="float">
            <text:p>1.36070529197631</text:p>
          </table:table-cell>
          <table:table-cell office:value-type="float" office:value="0.569733445472255" calcext:value-type="float">
            <text:p>0.569733445472255</text:p>
          </table:table-cell>
          <table:table-cell office:value-type="float" office:value="0.0812675383610291" calcext:value-type="float">
            <text:p>0.081267538361029</text:p>
          </table:table-cell>
          <table:table-cell office:value-type="float" office:value="0.0617432774221344" calcext:value-type="float">
            <text:p>0.061743277422135</text:p>
          </table:table-cell>
          <table:table-cell office:value-type="float" office:value="0.0371998565852912" calcext:value-type="float">
            <text:p>0.0371998565852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938307076516" calcext:value-type="float">
            <text:p>0.39938307076516</text:p>
          </table:table-cell>
          <table:table-cell office:value-type="float" office:value="1.36070810501167" calcext:value-type="float">
            <text:p>1.36070810501167</text:p>
          </table:table-cell>
          <table:table-cell office:value-type="float" office:value="0.569660260735723" calcext:value-type="float">
            <text:p>0.569660260735723</text:p>
          </table:table-cell>
          <table:table-cell office:value-type="float" office:value="0.0810671491921254" calcext:value-type="float">
            <text:p>0.081067149192125</text:p>
          </table:table-cell>
          <table:table-cell office:value-type="float" office:value="0.0617354935628933" calcext:value-type="float">
            <text:p>0.061735493562893</text:p>
          </table:table-cell>
          <table:table-cell office:value-type="float" office:value="0.0371899161410976" calcext:value-type="float">
            <text:p>0.0371899161410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973838624608" calcext:value-type="float">
            <text:p>0.61973838624608</text:p>
          </table:table-cell>
          <table:table-cell office:value-type="float" office:value="1.35431781449143" calcext:value-type="float">
            <text:p>1.35431781449143</text:p>
          </table:table-cell>
          <table:table-cell office:value-type="float" office:value="0.566845518873065" calcext:value-type="float">
            <text:p>0.566845518873065</text:p>
          </table:table-cell>
          <table:table-cell office:value-type="float" office:value="0.0792398276159185" calcext:value-type="float">
            <text:p>0.079239827615919</text:p>
          </table:table-cell>
          <table:table-cell office:value-type="float" office:value="0.0614363539568538" calcext:value-type="float">
            <text:p>0.061436353956854</text:p>
          </table:table-cell>
          <table:table-cell office:value-type="float" office:value="0.0368205731720619" calcext:value-type="float">
            <text:p>0.0368205731720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8016152810475" calcext:value-type="float">
            <text:p>0.408016152810475</text:p>
          </table:table-cell>
          <table:table-cell office:value-type="float" office:value="1.3429069253983" calcext:value-type="float">
            <text:p>1.3429069253983</text:p>
          </table:table-cell>
          <table:table-cell office:value-type="float" office:value="0.585747956112962" calcext:value-type="float">
            <text:p>0.585747956112962</text:p>
          </table:table-cell>
          <table:table-cell office:value-type="float" office:value="0.0854084990642468" calcext:value-type="float">
            <text:p>0.085408499064247</text:p>
          </table:table-cell>
          <table:table-cell office:value-type="float" office:value="0.0730491695272986" calcext:value-type="float">
            <text:p>0.073049169527299</text:p>
          </table:table-cell>
          <table:table-cell office:value-type="float" office:value="0.0584132761224488" calcext:value-type="float">
            <text:p>0.05841327612244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2563623349132" calcext:value-type="float">
            <text:p>0.492563623349132</text:p>
          </table:table-cell>
          <table:table-cell office:value-type="float" office:value="1.33242003813569" calcext:value-type="float">
            <text:p>1.33242003813569</text:p>
          </table:table-cell>
          <table:table-cell office:value-type="float" office:value="0.46549168580724" calcext:value-type="float">
            <text:p>0.46549168580724</text:p>
          </table:table-cell>
          <table:table-cell office:value-type="float" office:value="0.0709463587551988" calcext:value-type="float">
            <text:p>0.070946358755199</text:p>
          </table:table-cell>
          <table:table-cell office:value-type="float" office:value="0.053676053043179" calcext:value-type="float">
            <text:p>0.053676053043179</text:p>
          </table:table-cell>
          <table:table-cell office:value-type="float" office:value="0.0289057340399294" calcext:value-type="float">
            <text:p>0.028905734039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9225868227208" calcext:value-type="float">
            <text:p>0.489225868227208</text:p>
          </table:table-cell>
          <table:table-cell office:value-type="float" office:value="1.33246699271766" calcext:value-type="float">
            <text:p>1.33246699271766</text:p>
          </table:table-cell>
          <table:table-cell office:value-type="float" office:value="0.465477123059281" calcext:value-type="float">
            <text:p>0.465477123059281</text:p>
          </table:table-cell>
          <table:table-cell office:value-type="float" office:value="0.0713389254167827" calcext:value-type="float">
            <text:p>0.071338925416783</text:p>
          </table:table-cell>
          <table:table-cell office:value-type="float" office:value="0.0536761322093827" calcext:value-type="float">
            <text:p>0.053676132209383</text:p>
          </table:table-cell>
          <table:table-cell office:value-type="float" office:value="0.0289044144606507" calcext:value-type="float">
            <text:p>0.0289044144606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0107343758105" calcext:value-type="float">
            <text:p>0.490107343758105</text:p>
          </table:table-cell>
          <table:table-cell office:value-type="float" office:value="1.33246458002457" calcext:value-type="float">
            <text:p>1.33246458002457</text:p>
          </table:table-cell>
          <table:table-cell office:value-type="float" office:value="0.465460211026795" calcext:value-type="float">
            <text:p>0.465460211026795</text:p>
          </table:table-cell>
          <table:table-cell office:value-type="float" office:value="0.0711625649388218" calcext:value-type="float">
            <text:p>0.071162564938822</text:p>
          </table:table-cell>
          <table:table-cell office:value-type="float" office:value="0.0536741366130086" calcext:value-type="float">
            <text:p>0.053674136613009</text:p>
          </table:table-cell>
          <table:table-cell office:value-type="float" office:value="0.0289021022256767" calcext:value-type="float">
            <text:p>0.0289021022256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2802254193623" calcext:value-type="float">
            <text:p>0.672802254193623</text:p>
          </table:table-cell>
          <table:table-cell office:value-type="float" office:value="1.32740984264491" calcext:value-type="float">
            <text:p>1.32740984264491</text:p>
          </table:table-cell>
          <table:table-cell office:value-type="float" office:value="0.463578614000014" calcext:value-type="float">
            <text:p>0.463578614000014</text:p>
          </table:table-cell>
          <table:table-cell office:value-type="float" office:value="0.069806339964563" calcext:value-type="float">
            <text:p>0.069806339964563</text:p>
          </table:table-cell>
          <table:table-cell office:value-type="float" office:value="0.0534638918948389" calcext:value-type="float">
            <text:p>0.053463891894839</text:p>
          </table:table-cell>
          <table:table-cell office:value-type="float" office:value="0.0286673498238041" calcext:value-type="float">
            <text:p>0.0286673498238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16556608972216" calcext:value-type="float">
            <text:p>0.516556608972216</text:p>
          </table:table-cell>
          <table:table-cell office:value-type="float" office:value="1.31826558570004" calcext:value-type="float">
            <text:p>1.31826558570004</text:p>
          </table:table-cell>
          <table:table-cell office:value-type="float" office:value="0.468996622270163" calcext:value-type="float">
            <text:p>0.468996622270163</text:p>
          </table:table-cell>
          <table:table-cell office:value-type="float" office:value="0.0736760454779609" calcext:value-type="float">
            <text:p>0.073676045477961</text:p>
          </table:table-cell>
          <table:table-cell office:value-type="float" office:value="0.05720191085694" calcext:value-type="float">
            <text:p>0.05720191085694</text:p>
          </table:table-cell>
          <table:table-cell office:value-type="float" office:value="0.0379960262379603" calcext:value-type="float">
            <text:p>0.0379960262379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1958850250823" calcext:value-type="float">
            <text:p>0.491958850250823</text:p>
          </table:table-cell>
          <table:table-cell office:value-type="float" office:value="1.26919548160257" calcext:value-type="float">
            <text:p>1.26919548160257</text:p>
          </table:table-cell>
          <table:table-cell office:value-type="float" office:value="0.507696382494514" calcext:value-type="float">
            <text:p>0.507696382494514</text:p>
          </table:table-cell>
          <table:table-cell office:value-type="float" office:value="0.0755779084414971" calcext:value-type="float">
            <text:p>0.075577908441497</text:p>
          </table:table-cell>
          <table:table-cell office:value-type="float" office:value="0.0571969501523662" calcext:value-type="float">
            <text:p>0.057196950152366</text:p>
          </table:table-cell>
          <table:table-cell office:value-type="float" office:value="0.0325162080233949" calcext:value-type="float">
            <text:p>0.0325162080233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9447356871609" calcext:value-type="float">
            <text:p>0.519447356871609</text:p>
          </table:table-cell>
          <table:table-cell office:value-type="float" office:value="1.26259538167417" calcext:value-type="float">
            <text:p>1.26259538167417</text:p>
          </table:table-cell>
          <table:table-cell office:value-type="float" office:value="0.504464877024162" calcext:value-type="float">
            <text:p>0.504464877024162</text:p>
          </table:table-cell>
          <table:table-cell office:value-type="float" office:value="0.0754085312176725" calcext:value-type="float">
            <text:p>0.075408531217673</text:p>
          </table:table-cell>
          <table:table-cell office:value-type="float" office:value="0.0569915045505571" calcext:value-type="float">
            <text:p>0.056991504550557</text:p>
          </table:table-cell>
          <table:table-cell office:value-type="float" office:value="0.0321032168046563" calcext:value-type="float">
            <text:p>0.0321032168046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0361175952" calcext:value-type="float">
            <text:p>0.500361175952</text:p>
          </table:table-cell>
          <table:table-cell office:value-type="float" office:value="1.26877603702365" calcext:value-type="float">
            <text:p>1.26877603702365</text:p>
          </table:table-cell>
          <table:table-cell office:value-type="float" office:value="0.507419532737334" calcext:value-type="float">
            <text:p>0.507419532737334</text:p>
          </table:table-cell>
          <table:table-cell office:value-type="float" office:value="0.0756675903475656" calcext:value-type="float">
            <text:p>0.075667590347566</text:p>
          </table:table-cell>
          <table:table-cell office:value-type="float" office:value="0.0571675046328129" calcext:value-type="float">
            <text:p>0.057167504632813</text:p>
          </table:table-cell>
          <table:table-cell office:value-type="float" office:value="0.0324807163214916" calcext:value-type="float">
            <text:p>0.0324807163214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8998508004743" calcext:value-type="float">
            <text:p>0.688998508004743</text:p>
          </table:table-cell>
          <table:table-cell office:value-type="float" office:value="1.26405780532018" calcext:value-type="float">
            <text:p>1.26405780532018</text:p>
          </table:table-cell>
          <table:table-cell office:value-type="float" office:value="0.505433426937998" calcext:value-type="float">
            <text:p>0.505433426937998</text:p>
          </table:table-cell>
          <table:table-cell office:value-type="float" office:value="0.074222702713128" calcext:value-type="float">
            <text:p>0.074222702713128</text:p>
          </table:table-cell>
          <table:table-cell office:value-type="float" office:value="0.056949106125959" calcext:value-type="float">
            <text:p>0.056949106125959</text:p>
          </table:table-cell>
          <table:table-cell office:value-type="float" office:value="0.0322252583019468" calcext:value-type="float">
            <text:p>0.0322252583019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00152283765715" calcext:value-type="float">
            <text:p>0.500152283765715</text:p>
          </table:table-cell>
          <table:table-cell office:value-type="float" office:value="1.26991474535422" calcext:value-type="float">
            <text:p>1.26991474535422</text:p>
          </table:table-cell>
          <table:table-cell office:value-type="float" office:value="0.518374804701823" calcext:value-type="float">
            <text:p>0.518374804701823</text:p>
          </table:table-cell>
          <table:table-cell office:value-type="float" office:value="0.0794532692278152" calcext:value-type="float">
            <text:p>0.079453269227815</text:p>
          </table:table-cell>
          <table:table-cell office:value-type="float" office:value="0.0607292530612011" calcext:value-type="float">
            <text:p>0.060729253061201</text:p>
          </table:table-cell>
          <table:table-cell office:value-type="float" office:value="0.0354925944433636" calcext:value-type="float">
            <text:p>0.0354925944433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7942022444648" calcext:value-type="float">
            <text:p>0.377942022444648</text:p>
          </table:table-cell>
          <table:table-cell office:value-type="float" office:value="1.39514643928102" calcext:value-type="float">
            <text:p>1.39514643928102</text:p>
          </table:table-cell>
          <table:table-cell office:value-type="float" office:value="0.511899559691099" calcext:value-type="float">
            <text:p>0.511899559691099</text:p>
          </table:table-cell>
          <table:table-cell office:value-type="float" office:value="0.0772443309380429" calcext:value-type="float">
            <text:p>0.077244330938043</text:p>
          </table:table-cell>
          <table:table-cell office:value-type="float" office:value="0.0579555637214127" calcext:value-type="float">
            <text:p>0.057955563721413</text:p>
          </table:table-cell>
          <table:table-cell office:value-type="float" office:value="0.0319579002350252" calcext:value-type="float">
            <text:p>0.0319579002350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1605326919963" calcext:value-type="float">
            <text:p>0.371605326919963</text:p>
          </table:table-cell>
          <table:table-cell office:value-type="float" office:value="1.39525922857167" calcext:value-type="float">
            <text:p>1.39525922857167</text:p>
          </table:table-cell>
          <table:table-cell office:value-type="float" office:value="0.511952806537299" calcext:value-type="float">
            <text:p>0.511952806537299</text:p>
          </table:table-cell>
          <table:table-cell office:value-type="float" office:value="0.0776655689882693" calcext:value-type="float">
            <text:p>0.077665568988269</text:p>
          </table:table-cell>
          <table:table-cell office:value-type="float" office:value="0.0579620909460187" calcext:value-type="float">
            <text:p>0.057962090946019</text:p>
          </table:table-cell>
          <table:table-cell office:value-type="float" office:value="0.0319652771044264" calcext:value-type="float">
            <text:p>0.0319652771044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8212507638274" calcext:value-type="float">
            <text:p>0.378212507638274</text:p>
          </table:table-cell>
          <table:table-cell office:value-type="float" office:value="1.39525160481591" calcext:value-type="float">
            <text:p>1.39525160481591</text:p>
          </table:table-cell>
          <table:table-cell office:value-type="float" office:value="0.511795622655542" calcext:value-type="float">
            <text:p>0.511795622655542</text:p>
          </table:table-cell>
          <table:table-cell office:value-type="float" office:value="0.0774233252450415" calcext:value-type="float">
            <text:p>0.077423325245042</text:p>
          </table:table-cell>
          <table:table-cell office:value-type="float" office:value="0.0579446711852084" calcext:value-type="float">
            <text:p>0.057944671185208</text:p>
          </table:table-cell>
          <table:table-cell office:value-type="float" office:value="0.0319451632184898" calcext:value-type="float">
            <text:p>0.031945163218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7064638019332" calcext:value-type="float">
            <text:p>0.577064638019332</text:p>
          </table:table-cell>
          <table:table-cell office:value-type="float" office:value="1.38943384294122" calcext:value-type="float">
            <text:p>1.38943384294122</text:p>
          </table:table-cell>
          <table:table-cell office:value-type="float" office:value="0.509524750346574" calcext:value-type="float">
            <text:p>0.509524750346574</text:p>
          </table:table-cell>
          <table:table-cell office:value-type="float" office:value="0.0759255395508964" calcext:value-type="float">
            <text:p>0.075925539550896</text:p>
          </table:table-cell>
          <table:table-cell office:value-type="float" office:value="0.0576950988362072" calcext:value-type="float">
            <text:p>0.057695098836207</text:p>
          </table:table-cell>
          <table:table-cell office:value-type="float" office:value="0.0316603274894683" calcext:value-type="float">
            <text:p>0.0316603274894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31220997100165" calcext:value-type="float">
            <text:p>0.331220997100165</text:p>
          </table:table-cell>
          <table:table-cell office:value-type="float" office:value="1.43299917926992" calcext:value-type="float">
            <text:p>1.43299917926992</text:p>
          </table:table-cell>
          <table:table-cell office:value-type="float" office:value="0.51987386255593" calcext:value-type="float">
            <text:p>0.51987386255593</text:p>
          </table:table-cell>
          <table:table-cell office:value-type="float" office:value="0.094780758829179" calcext:value-type="float">
            <text:p>0.094780758829179</text:p>
          </table:table-cell>
          <table:table-cell office:value-type="float" office:value="0.071448923726167" calcext:value-type="float">
            <text:p>0.071448923726167</text:p>
          </table:table-cell>
          <table:table-cell office:value-type="float" office:value="0.0354619993086279" calcext:value-type="float">
            <text:p>0.03546199930862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9672938431523" calcext:value-type="float">
            <text:p>0.439672938431523</text:p>
          </table:table-cell>
          <table:table-cell office:value-type="float" office:value="1.35631395710316" calcext:value-type="float">
            <text:p>1.35631395710316</text:p>
          </table:table-cell>
          <table:table-cell office:value-type="float" office:value="0.480303848426569" calcext:value-type="float">
            <text:p>0.480303848426569</text:p>
          </table:table-cell>
          <table:table-cell office:value-type="float" office:value="0.0722119753941996" calcext:value-type="float">
            <text:p>0.0722119753942</text:p>
          </table:table-cell>
          <table:table-cell office:value-type="float" office:value="0.0547400252919016" calcext:value-type="float">
            <text:p>0.054740025291902</text:p>
          </table:table-cell>
          <table:table-cell office:value-type="float" office:value="0.0311732546642565" calcext:value-type="float">
            <text:p>0.0311732546642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5729333579825" calcext:value-type="float">
            <text:p>0.435729333579825</text:p>
          </table:table-cell>
          <table:table-cell office:value-type="float" office:value="1.35631771396408" calcext:value-type="float">
            <text:p>1.35631771396408</text:p>
          </table:table-cell>
          <table:table-cell office:value-type="float" office:value="0.480311590680611" calcext:value-type="float">
            <text:p>0.480311590680611</text:p>
          </table:table-cell>
          <table:table-cell office:value-type="float" office:value="0.0725892077814123" calcext:value-type="float">
            <text:p>0.072589207781412</text:p>
          </table:table-cell>
          <table:table-cell office:value-type="float" office:value="0.0547410469164255" calcext:value-type="float">
            <text:p>0.054741046916426</text:p>
          </table:table-cell>
          <table:table-cell office:value-type="float" office:value="0.0311747862262137" calcext:value-type="float">
            <text:p>0.0311747862262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420408150706" calcext:value-type="float">
            <text:p>0.43420408150706</text:p>
          </table:table-cell>
          <table:table-cell office:value-type="float" office:value="1.35632335710131" calcext:value-type="float">
            <text:p>1.35632335710131</text:p>
          </table:table-cell>
          <table:table-cell office:value-type="float" office:value="0.480349077893522" calcext:value-type="float">
            <text:p>0.480349077893522</text:p>
          </table:table-cell>
          <table:table-cell office:value-type="float" office:value="0.0724521577644828" calcext:value-type="float">
            <text:p>0.072452157764483</text:p>
          </table:table-cell>
          <table:table-cell office:value-type="float" office:value="0.054745052572858" calcext:value-type="float">
            <text:p>0.054745052572858</text:p>
          </table:table-cell>
          <table:table-cell office:value-type="float" office:value="0.0311795217537824" calcext:value-type="float">
            <text:p>0.0311795217537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6445417711212" calcext:value-type="float">
            <text:p>0.626445417711212</text:p>
          </table:table-cell>
          <table:table-cell office:value-type="float" office:value="1.35065671846662" calcext:value-type="float">
            <text:p>1.35065671846662</text:p>
          </table:table-cell>
          <table:table-cell office:value-type="float" office:value="0.478209416127261" calcext:value-type="float">
            <text:p>0.478209416127261</text:p>
          </table:table-cell>
          <table:table-cell office:value-type="float" office:value="0.0709177942379226" calcext:value-type="float">
            <text:p>0.070917794237923</text:p>
          </table:table-cell>
          <table:table-cell office:value-type="float" office:value="0.054508052710528" calcext:value-type="float">
            <text:p>0.054508052710528</text:p>
          </table:table-cell>
          <table:table-cell office:value-type="float" office:value="0.0309004898700303" calcext:value-type="float">
            <text:p>0.030900489870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2331800657684" calcext:value-type="float">
            <text:p>0.412331800657684</text:p>
          </table:table-cell>
          <table:table-cell office:value-type="float" office:value="1.3805137637541" calcext:value-type="float">
            <text:p>1.3805137637541</text:p>
          </table:table-cell>
          <table:table-cell office:value-type="float" office:value="0.477783383925692" calcext:value-type="float">
            <text:p>0.477783383925692</text:p>
          </table:table-cell>
          <table:table-cell office:value-type="float" office:value="0.0872664229477282" calcext:value-type="float">
            <text:p>0.087266422947728</text:p>
          </table:table-cell>
          <table:table-cell office:value-type="float" office:value="0.0682544889076851" calcext:value-type="float">
            <text:p>0.068254488907685</text:p>
          </table:table-cell>
          <table:table-cell office:value-type="float" office:value="0.0340685113044171" calcext:value-type="float">
            <text:p>0.0340685113044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2145585700097" calcext:value-type="float">
            <text:p>0.442145585700097</text:p>
          </table:table-cell>
          <table:table-cell office:value-type="float" office:value="1.27858143291483" calcext:value-type="float">
            <text:p>1.27858143291483</text:p>
          </table:table-cell>
          <table:table-cell office:value-type="float" office:value="0.506928734816875" calcext:value-type="float">
            <text:p>0.506928734816875</text:p>
          </table:table-cell>
          <table:table-cell office:value-type="float" office:value="0.0764515448060513" calcext:value-type="float">
            <text:p>0.076451544806051</text:p>
          </table:table-cell>
          <table:table-cell office:value-type="float" office:value="0.0575655726345304" calcext:value-type="float">
            <text:p>0.05756557263453</text:p>
          </table:table-cell>
          <table:table-cell office:value-type="float" office:value="0.0328690067266032" calcext:value-type="float">
            <text:p>0.0328690067266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0907813884466" calcext:value-type="float">
            <text:p>0.440907813884466</text:p>
          </table:table-cell>
          <table:table-cell office:value-type="float" office:value="1.27847153548347" calcext:value-type="float">
            <text:p>1.27847153548347</text:p>
          </table:table-cell>
          <table:table-cell office:value-type="float" office:value="0.506870340593161" calcext:value-type="float">
            <text:p>0.506870340593161</text:p>
          </table:table-cell>
          <table:table-cell office:value-type="float" office:value="0.0767953340922998" calcext:value-type="float">
            <text:p>0.0767953340923</text:p>
          </table:table-cell>
          <table:table-cell office:value-type="float" office:value="0.0575590950207146" calcext:value-type="float">
            <text:p>0.057559095020715</text:p>
          </table:table-cell>
          <table:table-cell office:value-type="float" office:value="0.0328618800137203" calcext:value-type="float">
            <text:p>0.032861880013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7873364951287" calcext:value-type="float">
            <text:p>0.437873364951287</text:p>
          </table:table-cell>
          <table:table-cell office:value-type="float" office:value="1.27846938671928" calcext:value-type="float">
            <text:p>1.27846938671928</text:p>
          </table:table-cell>
          <table:table-cell office:value-type="float" office:value="0.506939226639415" calcext:value-type="float">
            <text:p>0.506939226639415</text:p>
          </table:table-cell>
          <table:table-cell office:value-type="float" office:value="0.0766876240654233" calcext:value-type="float">
            <text:p>0.076687624065423</text:p>
          </table:table-cell>
          <table:table-cell office:value-type="float" office:value="0.0575667730347114" calcext:value-type="float">
            <text:p>0.057566773034712</text:p>
          </table:table-cell>
          <table:table-cell office:value-type="float" office:value="0.0328707558889703" calcext:value-type="float">
            <text:p>0.032870755888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9592846109119" calcext:value-type="float">
            <text:p>0.639592846109119</text:p>
          </table:table-cell>
          <table:table-cell office:value-type="float" office:value="1.27307156316617" calcext:value-type="float">
            <text:p>1.27307156316617</text:p>
          </table:table-cell>
          <table:table-cell office:value-type="float" office:value="0.504690011955751" calcext:value-type="float">
            <text:p>0.504690011955751</text:p>
          </table:table-cell>
          <table:table-cell office:value-type="float" office:value="0.075077856402523" calcext:value-type="float">
            <text:p>0.075077856402523</text:p>
          </table:table-cell>
          <table:table-cell office:value-type="float" office:value="0.0573163183812166" calcext:value-type="float">
            <text:p>0.057316318381217</text:p>
          </table:table-cell>
          <table:table-cell office:value-type="float" office:value="0.0325776001883655" calcext:value-type="float">
            <text:p>0.0325776001883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756729740224" calcext:value-type="float">
            <text:p>0.42756729740224</text:p>
          </table:table-cell>
          <table:table-cell office:value-type="float" office:value="1.29963276417143" calcext:value-type="float">
            <text:p>1.29963276417143</text:p>
          </table:table-cell>
          <table:table-cell office:value-type="float" office:value="0.492868243329791" calcext:value-type="float">
            <text:p>0.492868243329791</text:p>
          </table:table-cell>
          <table:table-cell office:value-type="float" office:value="0.0860356247017032" calcext:value-type="float">
            <text:p>0.086035624701703</text:p>
          </table:table-cell>
          <table:table-cell office:value-type="float" office:value="0.0656528910281982" calcext:value-type="float">
            <text:p>0.065652891028198</text:p>
          </table:table-cell>
          <table:table-cell office:value-type="float" office:value="0.0400147898098227" calcext:value-type="float">
            <text:p>0.04001478980982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8177080785961" calcext:value-type="float">
            <text:p>0.398177080785961</text:p>
          </table:table-cell>
          <table:table-cell office:value-type="float" office:value="1.37181656434992" calcext:value-type="float">
            <text:p>1.37181656434992</text:p>
          </table:table-cell>
          <table:table-cell office:value-type="float" office:value="0.508724331956367" calcext:value-type="float">
            <text:p>0.508724331956367</text:p>
          </table:table-cell>
          <table:table-cell office:value-type="float" office:value="0.0710151653580283" calcext:value-type="float">
            <text:p>0.071015165358028</text:p>
          </table:table-cell>
          <table:table-cell office:value-type="float" office:value="0.0547889660144154" calcext:value-type="float">
            <text:p>0.054788966014415</text:p>
          </table:table-cell>
          <table:table-cell office:value-type="float" office:value="0.0313067472776699" calcext:value-type="float">
            <text:p>0.031306747277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8858855777084" calcext:value-type="float">
            <text:p>0.388858855777084</text:p>
          </table:table-cell>
          <table:table-cell office:value-type="float" office:value="1.37201671525851" calcext:value-type="float">
            <text:p>1.37201671525851</text:p>
          </table:table-cell>
          <table:table-cell office:value-type="float" office:value="0.508841058274495" calcext:value-type="float">
            <text:p>0.508841058274495</text:p>
          </table:table-cell>
          <table:table-cell office:value-type="float" office:value="0.0715099567422725" calcext:value-type="float">
            <text:p>0.071509956742273</text:p>
          </table:table-cell>
          <table:table-cell office:value-type="float" office:value="0.0548012260678604" calcext:value-type="float">
            <text:p>0.05480122606786</text:p>
          </table:table-cell>
          <table:table-cell office:value-type="float" office:value="0.0313219425809745" calcext:value-type="float">
            <text:p>0.0313219425809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681967667685" calcext:value-type="float">
            <text:p>0.38681967667685</text:p>
          </table:table-cell>
          <table:table-cell office:value-type="float" office:value="1.37202888905897" calcext:value-type="float">
            <text:p>1.37202888905897</text:p>
          </table:table-cell>
          <table:table-cell office:value-type="float" office:value="0.508892680971663" calcext:value-type="float">
            <text:p>0.508892680971663</text:p>
          </table:table-cell>
          <table:table-cell office:value-type="float" office:value="0.0713604055754638" calcext:value-type="float">
            <text:p>0.071360405575464</text:p>
          </table:table-cell>
          <table:table-cell office:value-type="float" office:value="0.054806529737119" calcext:value-type="float">
            <text:p>0.054806529737119</text:p>
          </table:table-cell>
          <table:table-cell office:value-type="float" office:value="0.0313281517536283" calcext:value-type="float">
            <text:p>0.0313281517536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6936132864954" calcext:value-type="float">
            <text:p>0.596936132864954</text:p>
          </table:table-cell>
          <table:table-cell office:value-type="float" office:value="1.36570623781918" calcext:value-type="float">
            <text:p>1.36570623781918</text:p>
          </table:table-cell>
          <table:table-cell office:value-type="float" office:value="0.506409504893068" calcext:value-type="float">
            <text:p>0.506409504893068</text:p>
          </table:table-cell>
          <table:table-cell office:value-type="float" office:value="0.0696754820261896" calcext:value-type="float">
            <text:p>0.06967548202619</text:p>
          </table:table-cell>
          <table:table-cell office:value-type="float" office:value="0.0545444777569328" calcext:value-type="float">
            <text:p>0.054544477756933</text:p>
          </table:table-cell>
          <table:table-cell office:value-type="float" office:value="0.0310208177177852" calcext:value-type="float">
            <text:p>0.0310208177177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51937918738031" calcext:value-type="float">
            <text:p>0.351937918738031</text:p>
          </table:table-cell>
          <table:table-cell office:value-type="float" office:value="1.40492315243257" calcext:value-type="float">
            <text:p>1.40492315243257</text:p>
          </table:table-cell>
          <table:table-cell office:value-type="float" office:value="0.521821669271465" calcext:value-type="float">
            <text:p>0.521821669271465</text:p>
          </table:table-cell>
          <table:table-cell office:value-type="float" office:value="0.0856680919263585" calcext:value-type="float">
            <text:p>0.085668091926359</text:p>
          </table:table-cell>
          <table:table-cell office:value-type="float" office:value="0.0693116340537357" calcext:value-type="float">
            <text:p>0.069311634053736</text:p>
          </table:table-cell>
          <table:table-cell office:value-type="float" office:value="0.0362337999780195" calcext:value-type="float">
            <text:p>0.0362337999780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668649036999" calcext:value-type="float">
            <text:p>0.625668649036999</text:p>
          </table:table-cell>
          <table:table-cell office:value-type="float" office:value="1.20221844853359" calcext:value-type="float">
            <text:p>1.20221844853359</text:p>
          </table:table-cell>
          <table:table-cell office:value-type="float" office:value="0.481038975243705" calcext:value-type="float">
            <text:p>0.481038975243705</text:p>
          </table:table-cell>
          <table:table-cell office:value-type="float" office:value="0.0680938562952997" calcext:value-type="float">
            <text:p>0.0680938562953</text:p>
          </table:table-cell>
          <table:table-cell office:value-type="float" office:value="0.0533099659920204" calcext:value-type="float">
            <text:p>0.05330996599202</text:p>
          </table:table-cell>
          <table:table-cell office:value-type="float" office:value="0.0295102502336383" calcext:value-type="float">
            <text:p>0.0295102502336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3384643870628" calcext:value-type="float">
            <text:p>0.603384643870628</text:p>
          </table:table-cell>
          <table:table-cell office:value-type="float" office:value="1.20271439180681" calcext:value-type="float">
            <text:p>1.20271439180681</text:p>
          </table:table-cell>
          <table:table-cell office:value-type="float" office:value="0.481460033188617" calcext:value-type="float">
            <text:p>0.481460033188617</text:p>
          </table:table-cell>
          <table:table-cell office:value-type="float" office:value="0.0687324438831461" calcext:value-type="float">
            <text:p>0.068732443883146</text:p>
          </table:table-cell>
          <table:table-cell office:value-type="float" office:value="0.0533559016766408" calcext:value-type="float">
            <text:p>0.053355901676641</text:p>
          </table:table-cell>
          <table:table-cell office:value-type="float" office:value="0.0295631851408873" calcext:value-type="float">
            <text:p>0.0295631851408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7782094587412" calcext:value-type="float">
            <text:p>0.607782094587412</text:p>
          </table:table-cell>
          <table:table-cell office:value-type="float" office:value="1.20272870361979" calcext:value-type="float">
            <text:p>1.20272870361979</text:p>
          </table:table-cell>
          <table:table-cell office:value-type="float" office:value="0.481355966700557" calcext:value-type="float">
            <text:p>0.481355966700557</text:p>
          </table:table-cell>
          <table:table-cell office:value-type="float" office:value="0.0685224145645247" calcext:value-type="float">
            <text:p>0.068522414564525</text:p>
          </table:table-cell>
          <table:table-cell office:value-type="float" office:value="0.0533444740524134" calcext:value-type="float">
            <text:p>0.053344474052413</text:p>
          </table:table-cell>
          <table:table-cell office:value-type="float" office:value="0.0295500124489402" calcext:value-type="float">
            <text:p>0.029550012448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13144850403088" calcext:value-type="float">
            <text:p>0.813144850403088</text:p>
          </table:table-cell>
          <table:table-cell office:value-type="float" office:value="1.19707269321846" calcext:value-type="float">
            <text:p>1.19707269321846</text:p>
          </table:table-cell>
          <table:table-cell office:value-type="float" office:value="0.479006452187877" calcext:value-type="float">
            <text:p>0.479006452187877</text:p>
          </table:table-cell>
          <table:table-cell office:value-type="float" office:value="0.0668616306378772" calcext:value-type="float">
            <text:p>0.066861630637877</text:p>
          </table:table-cell>
          <table:table-cell office:value-type="float" office:value="0.0530859793721308" calcext:value-type="float">
            <text:p>0.053085979372131</text:p>
          </table:table-cell>
          <table:table-cell office:value-type="float" office:value="0.0292599760534152" calcext:value-type="float">
            <text:p>0.0292599760534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76079368400499" calcext:value-type="float">
            <text:p>0.576079368400499</text:p>
          </table:table-cell>
          <table:table-cell office:value-type="float" office:value="1.23863393469977" calcext:value-type="float">
            <text:p>1.23863393469977</text:p>
          </table:table-cell>
          <table:table-cell office:value-type="float" office:value="0.469163400677442" calcext:value-type="float">
            <text:p>0.469163400677442</text:p>
          </table:table-cell>
          <table:table-cell office:value-type="float" office:value="0.0773099109474095" calcext:value-type="float">
            <text:p>0.07730991094741</text:p>
          </table:table-cell>
          <table:table-cell office:value-type="float" office:value="0.060601555220153" calcext:value-type="float">
            <text:p>0.060601555220153</text:p>
          </table:table-cell>
          <table:table-cell office:value-type="float" office:value="0.0274140878858872" calcext:value-type="float">
            <text:p>0.02741408788588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2378631925219" calcext:value-type="float">
            <text:p>0.482378631925219</text:p>
          </table:table-cell>
          <table:table-cell office:value-type="float" office:value="1.34788631820274" calcext:value-type="float">
            <text:p>1.34788631820274</text:p>
          </table:table-cell>
          <table:table-cell office:value-type="float" office:value="0.502883806149972" calcext:value-type="float">
            <text:p>0.502883806149972</text:p>
          </table:table-cell>
          <table:table-cell office:value-type="float" office:value="0.0765007397586605" calcext:value-type="float">
            <text:p>0.076500739758661</text:p>
          </table:table-cell>
          <table:table-cell office:value-type="float" office:value="0.0574414663204488" calcext:value-type="float">
            <text:p>0.057441466320449</text:p>
          </table:table-cell>
          <table:table-cell office:value-type="float" office:value="0.032050112616627" calcext:value-type="float">
            <text:p>0.0320501126166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8093452471725" calcext:value-type="float">
            <text:p>0.488093452471725</text:p>
          </table:table-cell>
          <table:table-cell office:value-type="float" office:value="1.34755281219015" calcext:value-type="float">
            <text:p>1.34755281219015</text:p>
          </table:table-cell>
          <table:table-cell office:value-type="float" office:value="0.502654703503266" calcext:value-type="float">
            <text:p>0.502654703503266</text:p>
          </table:table-cell>
          <table:table-cell office:value-type="float" office:value="0.0767971341588243" calcext:value-type="float">
            <text:p>0.076797134158824</text:p>
          </table:table-cell>
          <table:table-cell office:value-type="float" office:value="0.0574170789661515" calcext:value-type="float">
            <text:p>0.057417078966152</text:p>
          </table:table-cell>
          <table:table-cell office:value-type="float" office:value="0.0320211958463269" calcext:value-type="float">
            <text:p>0.0320211958463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8244549137383" calcext:value-type="float">
            <text:p>0.488244549137383</text:p>
          </table:table-cell>
          <table:table-cell office:value-type="float" office:value="1.34755564164182" calcext:value-type="float">
            <text:p>1.34755564164182</text:p>
          </table:table-cell>
          <table:table-cell office:value-type="float" office:value="0.502652731769664" calcext:value-type="float">
            <text:p>0.502652731769664</text:p>
          </table:table-cell>
          <table:table-cell office:value-type="float" office:value="0.0766144204745804" calcext:value-type="float">
            <text:p>0.076614420474581</text:p>
          </table:table-cell>
          <table:table-cell office:value-type="float" office:value="0.0574167777619679" calcext:value-type="float">
            <text:p>0.057416777761968</text:p>
          </table:table-cell>
          <table:table-cell office:value-type="float" office:value="0.032020720675856" calcext:value-type="float">
            <text:p>0.0320207206758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8684613134137" calcext:value-type="float">
            <text:p>0.678684613134137</text:p>
          </table:table-cell>
          <table:table-cell office:value-type="float" office:value="1.34226101852167" calcext:value-type="float">
            <text:p>1.34226101852167</text:p>
          </table:table-cell>
          <table:table-cell office:value-type="float" office:value="0.500571258721092" calcext:value-type="float">
            <text:p>0.500571258721092</text:p>
          </table:table-cell>
          <table:table-cell office:value-type="float" office:value="0.0751643084785391" calcext:value-type="float">
            <text:p>0.075164308478539</text:p>
          </table:table-cell>
          <table:table-cell office:value-type="float" office:value="0.0571843260552" calcext:value-type="float">
            <text:p>0.0571843260552</text:p>
          </table:table-cell>
          <table:table-cell office:value-type="float" office:value="0.0317543124375376" calcext:value-type="float">
            <text:p>0.0317543124375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124773252593" calcext:value-type="float">
            <text:p>0.45124773252593</text:p>
          </table:table-cell>
          <table:table-cell office:value-type="float" office:value="1.38541594341334" calcext:value-type="float">
            <text:p>1.38541594341334</text:p>
          </table:table-cell>
          <table:table-cell office:value-type="float" office:value="0.493486171557556" calcext:value-type="float">
            <text:p>0.493486171557556</text:p>
          </table:table-cell>
          <table:table-cell office:value-type="float" office:value="0.0862133767359403" calcext:value-type="float">
            <text:p>0.08621337673594</text:p>
          </table:table-cell>
          <table:table-cell office:value-type="float" office:value="0.0652123207072734" calcext:value-type="float">
            <text:p>0.065212320707273</text:p>
          </table:table-cell>
          <table:table-cell office:value-type="float" office:value="0.0292076371029536" calcext:value-type="float">
            <text:p>0.02920763710295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6571913852885" calcext:value-type="float">
            <text:p>0.446571913852885</text:p>
          </table:table-cell>
          <table:table-cell office:value-type="float" office:value="1.32926466826069" calcext:value-type="float">
            <text:p>1.32926466826069</text:p>
          </table:table-cell>
          <table:table-cell office:value-type="float" office:value="0.502702040276977" calcext:value-type="float">
            <text:p>0.502702040276977</text:p>
          </table:table-cell>
          <table:table-cell office:value-type="float" office:value="0.0717214668986479" calcext:value-type="float">
            <text:p>0.071721466898648</text:p>
          </table:table-cell>
          <table:table-cell office:value-type="float" office:value="0.054765836511821" calcext:value-type="float">
            <text:p>0.054765836511821</text:p>
          </table:table-cell>
          <table:table-cell office:value-type="float" office:value="0.0320677269576892" calcext:value-type="float">
            <text:p>0.0320677269576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5328929245962" calcext:value-type="float">
            <text:p>0.435328929245962</text:p>
          </table:table-cell>
          <table:table-cell office:value-type="float" office:value="1.32952620160396" calcext:value-type="float">
            <text:p>1.32952620160396</text:p>
          </table:table-cell>
          <table:table-cell office:value-type="float" office:value="0.502868080084918" calcext:value-type="float">
            <text:p>0.502868080084918</text:p>
          </table:table-cell>
          <table:table-cell office:value-type="float" office:value="0.0722338003472345" calcext:value-type="float">
            <text:p>0.072233800347235</text:p>
          </table:table-cell>
          <table:table-cell office:value-type="float" office:value="0.0547830162194352" calcext:value-type="float">
            <text:p>0.054783016219435</text:p>
          </table:table-cell>
          <table:table-cell office:value-type="float" office:value="0.0320898031730909" calcext:value-type="float">
            <text:p>0.032089803173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3227300687742" calcext:value-type="float">
            <text:p>0.443227300687742</text:p>
          </table:table-cell>
          <table:table-cell office:value-type="float" office:value="1.32951162912909" calcext:value-type="float">
            <text:p>1.32951162912909</text:p>
          </table:table-cell>
          <table:table-cell office:value-type="float" office:value="0.502681540414909" calcext:value-type="float">
            <text:p>0.502681540414909</text:p>
          </table:table-cell>
          <table:table-cell office:value-type="float" office:value="0.0719460336122058" calcext:value-type="float">
            <text:p>0.071946033612206</text:p>
          </table:table-cell>
          <table:table-cell office:value-type="float" office:value="0.0547631570220798" calcext:value-type="float">
            <text:p>0.05476315702208</text:p>
          </table:table-cell>
          <table:table-cell office:value-type="float" office:value="0.0320654425787216" calcext:value-type="float">
            <text:p>0.0320654425787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135645493688" calcext:value-type="float">
            <text:p>0.64135645493688</text:p>
          </table:table-cell>
          <table:table-cell office:value-type="float" office:value="1.32395764038498" calcext:value-type="float">
            <text:p>1.32395764038498</text:p>
          </table:table-cell>
          <table:table-cell office:value-type="float" office:value="0.500437834097717" calcext:value-type="float">
            <text:p>0.500437834097717</text:p>
          </table:table-cell>
          <table:table-cell office:value-type="float" office:value="0.0703586548801178" calcext:value-type="float">
            <text:p>0.070358654880118</text:p>
          </table:table-cell>
          <table:table-cell office:value-type="float" office:value="0.0545264996983763" calcext:value-type="float">
            <text:p>0.054526499698376</text:p>
          </table:table-cell>
          <table:table-cell office:value-type="float" office:value="0.0317778342430548" calcext:value-type="float">
            <text:p>0.0317778342430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75361500860104" calcext:value-type="float">
            <text:p>0.475361500860104</text:p>
          </table:table-cell>
          <table:table-cell office:value-type="float" office:value="1.31036697043538" calcext:value-type="float">
            <text:p>1.31036697043538</text:p>
          </table:table-cell>
          <table:table-cell office:value-type="float" office:value="0.483427047431274" calcext:value-type="float">
            <text:p>0.483427047431274</text:p>
          </table:table-cell>
          <table:table-cell office:value-type="float" office:value="0.0787579955342176" calcext:value-type="float">
            <text:p>0.078757995534218</text:p>
          </table:table-cell>
          <table:table-cell office:value-type="float" office:value="0.0608094358549625" calcext:value-type="float">
            <text:p>0.060809435854963</text:p>
          </table:table-cell>
          <table:table-cell office:value-type="float" office:value="0.0327304800980248" calcext:value-type="float">
            <text:p>0.0327304800980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1845173203513" calcext:value-type="float">
            <text:p>0.421845173203513</text:p>
          </table:table-cell>
          <table:table-cell office:value-type="float" office:value="1.38442087279635" calcext:value-type="float">
            <text:p>1.38442087279635</text:p>
          </table:table-cell>
          <table:table-cell office:value-type="float" office:value="0.523444079384258" calcext:value-type="float">
            <text:p>0.523444079384258</text:p>
          </table:table-cell>
          <table:table-cell office:value-type="float" office:value="0.0725043969191416" calcext:value-type="float">
            <text:p>0.072504396919142</text:p>
          </table:table-cell>
          <table:table-cell office:value-type="float" office:value="0.0551747483974602" calcext:value-type="float">
            <text:p>0.05517474839746</text:p>
          </table:table-cell>
          <table:table-cell office:value-type="float" office:value="0.0329027827275946" calcext:value-type="float">
            <text:p>0.0329027827275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7767798203978" calcext:value-type="float">
            <text:p>0.417767798203978</text:p>
          </table:table-cell>
          <table:table-cell office:value-type="float" office:value="1.38451410398883" calcext:value-type="float">
            <text:p>1.38451410398883</text:p>
          </table:table-cell>
          <table:table-cell office:value-type="float" office:value="0.523437066504012" calcext:value-type="float">
            <text:p>0.523437066504012</text:p>
          </table:table-cell>
          <table:table-cell office:value-type="float" office:value="0.0729346437293045" calcext:value-type="float">
            <text:p>0.072934643729305</text:p>
          </table:table-cell>
          <table:table-cell office:value-type="float" office:value="0.055174695445809" calcext:value-type="float">
            <text:p>0.055174695445809</text:p>
          </table:table-cell>
          <table:table-cell office:value-type="float" office:value="0.0329025406874496" calcext:value-type="float">
            <text:p>0.032902540687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4775201170026" calcext:value-type="float">
            <text:p>0.414775201170026</text:p>
          </table:table-cell>
          <table:table-cell office:value-type="float" office:value="1.38452623261375" calcext:value-type="float">
            <text:p>1.38452623261375</text:p>
          </table:table-cell>
          <table:table-cell office:value-type="float" office:value="0.523512727341208" calcext:value-type="float">
            <text:p>0.523512727341208</text:p>
          </table:table-cell>
          <table:table-cell office:value-type="float" office:value="0.0727925825367877" calcext:value-type="float">
            <text:p>0.072792582536788</text:p>
          </table:table-cell>
          <table:table-cell office:value-type="float" office:value="0.0551823352556304" calcext:value-type="float">
            <text:p>0.055182335255631</text:p>
          </table:table-cell>
          <table:table-cell office:value-type="float" office:value="0.0329119444135276" calcext:value-type="float">
            <text:p>0.0329119444135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567088956944" calcext:value-type="float">
            <text:p>0.62567088956944</text:p>
          </table:table-cell>
          <table:table-cell office:value-type="float" office:value="1.37825315656325" calcext:value-type="float">
            <text:p>1.37825315656325</text:p>
          </table:table-cell>
          <table:table-cell office:value-type="float" office:value="0.520999081730373" calcext:value-type="float">
            <text:p>0.520999081730373</text:p>
          </table:table-cell>
          <table:table-cell office:value-type="float" office:value="0.0710738530738143" calcext:value-type="float">
            <text:p>0.071073853073814</text:p>
          </table:table-cell>
          <table:table-cell office:value-type="float" office:value="0.054922868867549" calcext:value-type="float">
            <text:p>0.054922868867549</text:p>
          </table:table-cell>
          <table:table-cell office:value-type="float" office:value="0.0325942885254003" calcext:value-type="float">
            <text:p>0.03259428852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6512532485711" calcext:value-type="float">
            <text:p>0.456512532485711</text:p>
          </table:table-cell>
          <table:table-cell office:value-type="float" office:value="1.34545400704081" calcext:value-type="float">
            <text:p>1.34545400704081</text:p>
          </table:table-cell>
          <table:table-cell office:value-type="float" office:value="0.554052189400564" calcext:value-type="float">
            <text:p>0.554052189400564</text:p>
          </table:table-cell>
          <table:table-cell office:value-type="float" office:value="0.0770158093692427" calcext:value-type="float">
            <text:p>0.077015809369243</text:p>
          </table:table-cell>
          <table:table-cell office:value-type="float" office:value="0.0580392742837095" calcext:value-type="float">
            <text:p>0.05803927428371</text:p>
          </table:table-cell>
          <table:table-cell office:value-type="float" office:value="0.0452094818503925" calcext:value-type="float">
            <text:p>0.04520948185039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2164191643174" calcext:value-type="float">
            <text:p>0.502164191643174</text:p>
          </table:table-cell>
          <table:table-cell office:value-type="float" office:value="1.25576695758305" calcext:value-type="float">
            <text:p>1.25576695758305</text:p>
          </table:table-cell>
          <table:table-cell office:value-type="float" office:value="0.486160041470629" calcext:value-type="float">
            <text:p>0.486160041470629</text:p>
          </table:table-cell>
          <table:table-cell office:value-type="float" office:value="0.0744616281385352" calcext:value-type="float">
            <text:p>0.074461628138535</text:p>
          </table:table-cell>
          <table:table-cell office:value-type="float" office:value="0.0557487877669196" calcext:value-type="float">
            <text:p>0.05574878776692</text:p>
          </table:table-cell>
          <table:table-cell office:value-type="float" office:value="0.0314868877519998" calcext:value-type="float">
            <text:p>0.0314868877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4720627422515" calcext:value-type="float">
            <text:p>0.524720627422515</text:p>
          </table:table-cell>
          <table:table-cell office:value-type="float" office:value="1.25503869970272" calcext:value-type="float">
            <text:p>1.25503869970272</text:p>
          </table:table-cell>
          <table:table-cell office:value-type="float" office:value="0.48561617586134" calcext:value-type="float">
            <text:p>0.48561617586134</text:p>
          </table:table-cell>
          <table:table-cell office:value-type="float" office:value="0.0744853606475688" calcext:value-type="float">
            <text:p>0.074485360647569</text:p>
          </table:table-cell>
          <table:table-cell office:value-type="float" office:value="0.0556881264771598" calcext:value-type="float">
            <text:p>0.05568812647716</text:p>
          </table:table-cell>
          <table:table-cell office:value-type="float" office:value="0.0314161524916484" calcext:value-type="float">
            <text:p>0.0314161524916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8407110654485" calcext:value-type="float">
            <text:p>0.508407110654485</text:p>
          </table:table-cell>
          <table:table-cell office:value-type="float" office:value="1.25506939415084" calcext:value-type="float">
            <text:p>1.25506939415084</text:p>
          </table:table-cell>
          <table:table-cell office:value-type="float" office:value="0.485944518635509" calcext:value-type="float">
            <text:p>0.485944518635509</text:p>
          </table:table-cell>
          <table:table-cell office:value-type="float" office:value="0.0745532711507441" calcext:value-type="float">
            <text:p>0.074553271150744</text:p>
          </table:table-cell>
          <table:table-cell office:value-type="float" office:value="0.0557248568756428" calcext:value-type="float">
            <text:p>0.055724856875643</text:p>
          </table:table-cell>
          <table:table-cell office:value-type="float" office:value="0.0314590013395336" calcext:value-type="float">
            <text:p>0.0314590013395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0916691953079" calcext:value-type="float">
            <text:p>0.690916691953079</text:p>
          </table:table-cell>
          <table:table-cell office:value-type="float" office:value="1.25046394599692" calcext:value-type="float">
            <text:p>1.25046394599692</text:p>
          </table:table-cell>
          <table:table-cell office:value-type="float" office:value="0.484052656333652" calcext:value-type="float">
            <text:p>0.484052656333652</text:p>
          </table:table-cell>
          <table:table-cell office:value-type="float" office:value="0.0731724669236134" calcext:value-type="float">
            <text:p>0.073172466923613</text:p>
          </table:table-cell>
          <table:table-cell office:value-type="float" office:value="0.0555146985135377" calcext:value-type="float">
            <text:p>0.055514698513538</text:p>
          </table:table-cell>
          <table:table-cell office:value-type="float" office:value="0.0312129680192716" calcext:value-type="float">
            <text:p>0.0312129680192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95113813312078" calcext:value-type="float">
            <text:p>0.495113813312078</text:p>
          </table:table-cell>
          <table:table-cell office:value-type="float" office:value="1.28017129403378" calcext:value-type="float">
            <text:p>1.28017129403378</text:p>
          </table:table-cell>
          <table:table-cell office:value-type="float" office:value="0.495189000661659" calcext:value-type="float">
            <text:p>0.495189000661659</text:p>
          </table:table-cell>
          <table:table-cell office:value-type="float" office:value="0.0899762540655186" calcext:value-type="float">
            <text:p>0.089976254065519</text:p>
          </table:table-cell>
          <table:table-cell office:value-type="float" office:value="0.0680781531005552" calcext:value-type="float">
            <text:p>0.068078153100555</text:p>
          </table:table-cell>
          <table:table-cell office:value-type="float" office:value="0.0330633828637896" calcext:value-type="float">
            <text:p>0.0330633828637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6453753422893" calcext:value-type="float">
            <text:p>0.486453753422893</text:p>
          </table:table-cell>
          <table:table-cell office:value-type="float" office:value="1.28844927536571" calcext:value-type="float">
            <text:p>1.28844927536571</text:p>
          </table:table-cell>
          <table:table-cell office:value-type="float" office:value="0.452460476704413" calcext:value-type="float">
            <text:p>0.452460476704413</text:p>
          </table:table-cell>
          <table:table-cell office:value-type="float" office:value="0.0726253933330032" calcext:value-type="float">
            <text:p>0.072625393333003</text:p>
          </table:table-cell>
          <table:table-cell office:value-type="float" office:value="0.0544493008616622" calcext:value-type="float">
            <text:p>0.054449300861662</text:p>
          </table:table-cell>
          <table:table-cell office:value-type="float" office:value="0.0290243029597904" calcext:value-type="float">
            <text:p>0.0290243029597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3720600008925" calcext:value-type="float">
            <text:p>0.483720600008925</text:p>
          </table:table-cell>
          <table:table-cell office:value-type="float" office:value="1.28844287121188" calcext:value-type="float">
            <text:p>1.28844287121188</text:p>
          </table:table-cell>
          <table:table-cell office:value-type="float" office:value="0.452447065296161" calcext:value-type="float">
            <text:p>0.452447065296161</text:p>
          </table:table-cell>
          <table:table-cell office:value-type="float" office:value="0.0729465436352785" calcext:value-type="float">
            <text:p>0.072946543635279</text:p>
          </table:table-cell>
          <table:table-cell office:value-type="float" office:value="0.0544483486830851" calcext:value-type="float">
            <text:p>0.054448348683085</text:p>
          </table:table-cell>
          <table:table-cell office:value-type="float" office:value="0.0290229752931417" calcext:value-type="float">
            <text:p>0.0290229752931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0188297716368" calcext:value-type="float">
            <text:p>0.480188297716368</text:p>
          </table:table-cell>
          <table:table-cell office:value-type="float" office:value="1.28844751523508" calcext:value-type="float">
            <text:p>1.28844751523508</text:p>
          </table:table-cell>
          <table:table-cell office:value-type="float" office:value="0.452522198076796" calcext:value-type="float">
            <text:p>0.452522198076796</text:p>
          </table:table-cell>
          <table:table-cell office:value-type="float" office:value="0.0728599020173569" calcext:value-type="float">
            <text:p>0.072859902017357</text:p>
          </table:table-cell>
          <table:table-cell office:value-type="float" office:value="0.0544570961138801" calcext:value-type="float">
            <text:p>0.05445709611388</text:p>
          </table:table-cell>
          <table:table-cell office:value-type="float" office:value="0.0290325895454015" calcext:value-type="float">
            <text:p>0.0290325895454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2793498004981" calcext:value-type="float">
            <text:p>0.662793498004981</text:p>
          </table:table-cell>
          <table:table-cell office:value-type="float" office:value="1.28340932941333" calcext:value-type="float">
            <text:p>1.28340932941333</text:p>
          </table:table-cell>
          <table:table-cell office:value-type="float" office:value="0.450645580693218" calcext:value-type="float">
            <text:p>0.450645580693218</text:p>
          </table:table-cell>
          <table:table-cell office:value-type="float" office:value="0.0714864392232231" calcext:value-type="float">
            <text:p>0.071486439223223</text:p>
          </table:table-cell>
          <table:table-cell office:value-type="float" office:value="0.0542374427177955" calcext:value-type="float">
            <text:p>0.054237442717796</text:p>
          </table:table-cell>
          <table:table-cell office:value-type="float" office:value="0.0287906900625687" calcext:value-type="float">
            <text:p>0.0287906900625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10993281525108" calcext:value-type="float">
            <text:p>0.510993281525108</text:p>
          </table:table-cell>
          <table:table-cell office:value-type="float" office:value="1.2673936584539" calcext:value-type="float">
            <text:p>1.2673936584539</text:p>
          </table:table-cell>
          <table:table-cell office:value-type="float" office:value="0.42846784481913" calcext:value-type="float">
            <text:p>0.42846784481913</text:p>
          </table:table-cell>
          <table:table-cell office:value-type="float" office:value="0.0714475716732467" calcext:value-type="float">
            <text:p>0.071447571673247</text:p>
          </table:table-cell>
          <table:table-cell office:value-type="float" office:value="0.0549831174036255" calcext:value-type="float">
            <text:p>0.054983117403626</text:p>
          </table:table-cell>
          <table:table-cell office:value-type="float" office:value="0.0281375218607309" calcext:value-type="float">
            <text:p>0.0281375218607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9002585018853" calcext:value-type="float">
            <text:p>0.579002585018853</text:p>
          </table:table-cell>
          <table:table-cell office:value-type="float" office:value="1.23739591793191" calcext:value-type="float">
            <text:p>1.23739591793191</text:p>
          </table:table-cell>
          <table:table-cell office:value-type="float" office:value="0.479705202803835" calcext:value-type="float">
            <text:p>0.479705202803835</text:p>
          </table:table-cell>
          <table:table-cell office:value-type="float" office:value="0.0703700569910554" calcext:value-type="float">
            <text:p>0.070370056991055</text:p>
          </table:table-cell>
          <table:table-cell office:value-type="float" office:value="0.0545593410535991" calcext:value-type="float">
            <text:p>0.054559341053599</text:p>
          </table:table-cell>
          <table:table-cell office:value-type="float" office:value="0.0301690539215003" calcext:value-type="float">
            <text:p>0.03016905392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4371142262335" calcext:value-type="float">
            <text:p>0.564371142262335</text:p>
          </table:table-cell>
          <table:table-cell office:value-type="float" office:value="1.24339081981845" calcext:value-type="float">
            <text:p>1.24339081981845</text:p>
          </table:table-cell>
          <table:table-cell office:value-type="float" office:value="0.478065895443611" calcext:value-type="float">
            <text:p>0.478065895443611</text:p>
          </table:table-cell>
          <table:table-cell office:value-type="float" office:value="0.0707097285284798" calcext:value-type="float">
            <text:p>0.07070972852848</text:p>
          </table:table-cell>
          <table:table-cell office:value-type="float" office:value="0.0544724157223627" calcext:value-type="float">
            <text:p>0.054472415722363</text:p>
          </table:table-cell>
          <table:table-cell office:value-type="float" office:value="0.0299635382530362" calcext:value-type="float">
            <text:p>0.0299635382530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1649741516705" calcext:value-type="float">
            <text:p>0.571649741516705</text:p>
          </table:table-cell>
          <table:table-cell office:value-type="float" office:value="1.23740554391767" calcext:value-type="float">
            <text:p>1.23740554391767</text:p>
          </table:table-cell>
          <table:table-cell office:value-type="float" office:value="0.479789874691859" calcext:value-type="float">
            <text:p>0.479789874691859</text:p>
          </table:table-cell>
          <table:table-cell office:value-type="float" office:value="0.0706308962755201" calcext:value-type="float">
            <text:p>0.07063089627552</text:p>
          </table:table-cell>
          <table:table-cell office:value-type="float" office:value="0.0545689006486502" calcext:value-type="float">
            <text:p>0.05456890064865</text:p>
          </table:table-cell>
          <table:table-cell office:value-type="float" office:value="0.0301801482676113" calcext:value-type="float">
            <text:p>0.0301801482676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6548812736017" calcext:value-type="float">
            <text:p>0.76548812736017</text:p>
          </table:table-cell>
          <table:table-cell office:value-type="float" office:value="1.23222890128098" calcext:value-type="float">
            <text:p>1.23222890128098</text:p>
          </table:table-cell>
          <table:table-cell office:value-type="float" office:value="0.477680970009539" calcext:value-type="float">
            <text:p>0.477680970009539</text:p>
          </table:table-cell>
          <table:table-cell office:value-type="float" office:value="0.0691272505750763" calcext:value-type="float">
            <text:p>0.069127250575076</text:p>
          </table:table-cell>
          <table:table-cell office:value-type="float" office:value="0.0543338986454538" calcext:value-type="float">
            <text:p>0.054333898645454</text:p>
          </table:table-cell>
          <table:table-cell office:value-type="float" office:value="0.0299135426809095" calcext:value-type="float">
            <text:p>0.029913542680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4962004288242" calcext:value-type="float">
            <text:p>0.534962004288242</text:p>
          </table:table-cell>
          <table:table-cell office:value-type="float" office:value="1.26954413099494" calcext:value-type="float">
            <text:p>1.26954413099494</text:p>
          </table:table-cell>
          <table:table-cell office:value-type="float" office:value="0.475569961266208" calcext:value-type="float">
            <text:p>0.475569961266208</text:p>
          </table:table-cell>
          <table:table-cell office:value-type="float" office:value="0.0809155346255517" calcext:value-type="float">
            <text:p>0.080915534625552</text:p>
          </table:table-cell>
          <table:table-cell office:value-type="float" office:value="0.0625987806313618" calcext:value-type="float">
            <text:p>0.062598780631362</text:p>
          </table:table-cell>
          <table:table-cell office:value-type="float" office:value="0.0306409350267102" calcext:value-type="float">
            <text:p>0.030640935026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2021573395799" calcext:value-type="float">
            <text:p>0.412021573395799</text:p>
          </table:table-cell>
          <table:table-cell office:value-type="float" office:value="1.38424848289247" calcext:value-type="float">
            <text:p>1.38424848289247</text:p>
          </table:table-cell>
          <table:table-cell office:value-type="float" office:value="0.524304837211208" calcext:value-type="float">
            <text:p>0.524304837211208</text:p>
          </table:table-cell>
          <table:table-cell office:value-type="float" office:value="0.0777351618389972" calcext:value-type="float">
            <text:p>0.077735161838997</text:p>
          </table:table-cell>
          <table:table-cell office:value-type="float" office:value="0.0589141232861041" calcext:value-type="float">
            <text:p>0.058914123286104</text:p>
          </table:table-cell>
          <table:table-cell office:value-type="float" office:value="0.0334213299187838" calcext:value-type="float">
            <text:p>0.0334213299187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0545247736186" calcext:value-type="float">
            <text:p>0.420545247736186</text:p>
          </table:table-cell>
          <table:table-cell office:value-type="float" office:value="1.38377242996391" calcext:value-type="float">
            <text:p>1.38377242996391</text:p>
          </table:table-cell>
          <table:table-cell office:value-type="float" office:value="0.524000776939989" calcext:value-type="float">
            <text:p>0.524000776939989</text:p>
          </table:table-cell>
          <table:table-cell office:value-type="float" office:value="0.0779893598118224" calcext:value-type="float">
            <text:p>0.077989359811822</text:p>
          </table:table-cell>
          <table:table-cell office:value-type="float" office:value="0.0588823458393465" calcext:value-type="float">
            <text:p>0.058882345839347</text:p>
          </table:table-cell>
          <table:table-cell office:value-type="float" office:value="0.0333827621692063" calcext:value-type="float">
            <text:p>0.0333827621692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5533012140029" calcext:value-type="float">
            <text:p>0.415533012140029</text:p>
          </table:table-cell>
          <table:table-cell office:value-type="float" office:value="1.38378685214286" calcext:value-type="float">
            <text:p>1.38378685214286</text:p>
          </table:table-cell>
          <table:table-cell office:value-type="float" office:value="0.524118667093306" calcext:value-type="float">
            <text:p>0.524118667093306</text:p>
          </table:table-cell>
          <table:table-cell office:value-type="float" office:value="0.0778733942134551" calcext:value-type="float">
            <text:p>0.077873394213455</text:p>
          </table:table-cell>
          <table:table-cell office:value-type="float" office:value="0.0588952319726345" calcext:value-type="float">
            <text:p>0.058895231972635</text:p>
          </table:table-cell>
          <table:table-cell office:value-type="float" office:value="0.0333977474228231" calcext:value-type="float">
            <text:p>0.0333977474228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6116760405884" calcext:value-type="float">
            <text:p>0.616116760405884</text:p>
          </table:table-cell>
          <table:table-cell office:value-type="float" office:value="1.37801724570449" calcext:value-type="float">
            <text:p>1.37801724570449</text:p>
          </table:table-cell>
          <table:table-cell office:value-type="float" office:value="0.521801926420049" calcext:value-type="float">
            <text:p>0.521801926420049</text:p>
          </table:table-cell>
          <table:table-cell office:value-type="float" office:value="0.0763195015619885" calcext:value-type="float">
            <text:p>0.076319501561989</text:p>
          </table:table-cell>
          <table:table-cell office:value-type="float" office:value="0.0586418036608646" calcext:value-type="float">
            <text:p>0.058641803660865</text:p>
          </table:table-cell>
          <table:table-cell office:value-type="float" office:value="0.0331011042151857" calcext:value-type="float">
            <text:p>0.0331011042151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486861866372" calcext:value-type="float">
            <text:p>0.40486861866372</text:p>
          </table:table-cell>
          <table:table-cell office:value-type="float" office:value="1.39190837081985" calcext:value-type="float">
            <text:p>1.39190837081985</text:p>
          </table:table-cell>
          <table:table-cell office:value-type="float" office:value="0.564054227358592" calcext:value-type="float">
            <text:p>0.564054227358592</text:p>
          </table:table-cell>
          <table:table-cell office:value-type="float" office:value="0.0897404737552517" calcext:value-type="float">
            <text:p>0.089740473755252</text:p>
          </table:table-cell>
          <table:table-cell office:value-type="float" office:value="0.0704637670926027" calcext:value-type="float">
            <text:p>0.070463767092603</text:p>
          </table:table-cell>
          <table:table-cell office:value-type="float" office:value="0.0490584448161745" calcext:value-type="float">
            <text:p>0.04905844481617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362006402331" calcext:value-type="float">
            <text:p>0.39362006402331</text:p>
          </table:table-cell>
          <table:table-cell office:value-type="float" office:value="1.39247119871749" calcext:value-type="float">
            <text:p>1.39247119871749</text:p>
          </table:table-cell>
          <table:table-cell office:value-type="float" office:value="0.544926321101508" calcext:value-type="float">
            <text:p>0.544926321101508</text:p>
          </table:table-cell>
          <table:table-cell office:value-type="float" office:value="0.0716938985173205" calcext:value-type="float">
            <text:p>0.071693898517321</text:p>
          </table:table-cell>
          <table:table-cell office:value-type="float" office:value="0.05478609684352" calcext:value-type="float">
            <text:p>0.05478609684352</text:p>
          </table:table-cell>
          <table:table-cell office:value-type="float" office:value="0.0341628298394124" calcext:value-type="float">
            <text:p>0.0341628298394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7430859899587" calcext:value-type="float">
            <text:p>0.387430859899587</text:p>
          </table:table-cell>
          <table:table-cell office:value-type="float" office:value="1.39250195295592" calcext:value-type="float">
            <text:p>1.39250195295592</text:p>
          </table:table-cell>
          <table:table-cell office:value-type="float" office:value="0.544970412658358" calcext:value-type="float">
            <text:p>0.544970412658358</text:p>
          </table:table-cell>
          <table:table-cell office:value-type="float" office:value="0.0721966566275958" calcext:value-type="float">
            <text:p>0.072196656627596</text:p>
          </table:table-cell>
          <table:table-cell office:value-type="float" office:value="0.0547911931905711" calcext:value-type="float">
            <text:p>0.054791193190571</text:p>
          </table:table-cell>
          <table:table-cell office:value-type="float" office:value="0.0341692072937884" calcext:value-type="float">
            <text:p>0.0341692072937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2077763254842" calcext:value-type="float">
            <text:p>0.382077763254842</text:p>
          </table:table-cell>
          <table:table-cell office:value-type="float" office:value="1.39253503464017" calcext:value-type="float">
            <text:p>1.39253503464017</text:p>
          </table:table-cell>
          <table:table-cell office:value-type="float" office:value="0.545110572567545" calcext:value-type="float">
            <text:p>0.545110572567545</text:p>
          </table:table-cell>
          <table:table-cell office:value-type="float" office:value="0.072067133020945" calcext:value-type="float">
            <text:p>0.072067133020945</text:p>
          </table:table-cell>
          <table:table-cell office:value-type="float" office:value="0.054804896627525" calcext:value-type="float">
            <text:p>0.054804896627525</text:p>
          </table:table-cell>
          <table:table-cell office:value-type="float" office:value="0.0341867493216253" calcext:value-type="float">
            <text:p>0.0341867493216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5992572427904" calcext:value-type="float">
            <text:p>0.605992572427904</text:p>
          </table:table-cell>
          <table:table-cell office:value-type="float" office:value="1.38562193037871" calcext:value-type="float">
            <text:p>1.38562193037871</text:p>
          </table:table-cell>
          <table:table-cell office:value-type="float" office:value="0.542227503793604" calcext:value-type="float">
            <text:p>0.542227503793604</text:p>
          </table:table-cell>
          <table:table-cell office:value-type="float" office:value="0.0701481093167948" calcext:value-type="float">
            <text:p>0.070148109316795</text:p>
          </table:table-cell>
          <table:table-cell office:value-type="float" office:value="0.0545216826804088" calcext:value-type="float">
            <text:p>0.054521682680409</text:p>
          </table:table-cell>
          <table:table-cell office:value-type="float" office:value="0.0338232223928469" calcext:value-type="float">
            <text:p>0.0338232223928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4937878592119" calcext:value-type="float">
            <text:p>0.374937878592119</text:p>
          </table:table-cell>
          <table:table-cell office:value-type="float" office:value="1.40514384164475" calcext:value-type="float">
            <text:p>1.40514384164475</text:p>
          </table:table-cell>
          <table:table-cell office:value-type="float" office:value="0.565484651361488" calcext:value-type="float">
            <text:p>0.565484651361488</text:p>
          </table:table-cell>
          <table:table-cell office:value-type="float" office:value="0.0860800846029697" calcext:value-type="float">
            <text:p>0.08608008460297</text:p>
          </table:table-cell>
          <table:table-cell office:value-type="float" office:value="0.0668007539429154" calcext:value-type="float">
            <text:p>0.066800753942915</text:p>
          </table:table-cell>
          <table:table-cell office:value-type="float" office:value="0.0425316327973411" calcext:value-type="float">
            <text:p>0.04253163279734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4717849090544" calcext:value-type="float">
            <text:p>0.384717849090544</text:p>
          </table:table-cell>
          <table:table-cell office:value-type="float" office:value="1.38052319906764" calcext:value-type="float">
            <text:p>1.38052319906764</text:p>
          </table:table-cell>
          <table:table-cell office:value-type="float" office:value="0.550809214098934" calcext:value-type="float">
            <text:p>0.550809214098934</text:p>
          </table:table-cell>
          <table:table-cell office:value-type="float" office:value="0.0750338567247333" calcext:value-type="float">
            <text:p>0.075033856724733</text:p>
          </table:table-cell>
          <table:table-cell office:value-type="float" office:value="0.0584491996226061" calcext:value-type="float">
            <text:p>0.058449199622606</text:p>
          </table:table-cell>
          <table:table-cell office:value-type="float" office:value="0.0339078754585227" calcext:value-type="float">
            <text:p>0.0339078754585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4060246674209" calcext:value-type="float">
            <text:p>0.384060246674209</text:p>
          </table:table-cell>
          <table:table-cell office:value-type="float" office:value="1.38035293710571" calcext:value-type="float">
            <text:p>1.38035293710571</text:p>
          </table:table-cell>
          <table:table-cell office:value-type="float" office:value="0.550721264412304" calcext:value-type="float">
            <text:p>0.550721264412304</text:p>
          </table:table-cell>
          <table:table-cell office:value-type="float" office:value="0.0754092876914587" calcext:value-type="float">
            <text:p>0.075409287691459</text:p>
          </table:table-cell>
          <table:table-cell office:value-type="float" office:value="0.0584402286956897" calcext:value-type="float">
            <text:p>0.05844022869569</text:p>
          </table:table-cell>
          <table:table-cell office:value-type="float" office:value="0.0338975964689702" calcext:value-type="float">
            <text:p>0.033897596468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2479212305823" calcext:value-type="float">
            <text:p>0.382479212305823</text:p>
          </table:table-cell>
          <table:table-cell office:value-type="float" office:value="1.38035365774218" calcext:value-type="float">
            <text:p>1.38035365774218</text:p>
          </table:table-cell>
          <table:table-cell office:value-type="float" office:value="0.550756215072327" calcext:value-type="float">
            <text:p>0.550756215072327</text:p>
          </table:table-cell>
          <table:table-cell office:value-type="float" office:value="0.0752567710325796" calcext:value-type="float">
            <text:p>0.07525677103258</text:p>
          </table:table-cell>
          <table:table-cell office:value-type="float" office:value="0.0584441003825162" calcext:value-type="float">
            <text:p>0.058444100382516</text:p>
          </table:table-cell>
          <table:table-cell office:value-type="float" office:value="0.0339017302986783" calcext:value-type="float">
            <text:p>0.0339017302986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9392473214471" calcext:value-type="float">
            <text:p>0.599392473214471</text:p>
          </table:table-cell>
          <table:table-cell office:value-type="float" office:value="1.37403628361564" calcext:value-type="float">
            <text:p>1.37403628361564</text:p>
          </table:table-cell>
          <table:table-cell office:value-type="float" office:value="0.548125893433019" calcext:value-type="float">
            <text:p>0.548125893433019</text:p>
          </table:table-cell>
          <table:table-cell office:value-type="float" office:value="0.073542734745895" calcext:value-type="float">
            <text:p>0.073542734745895</text:p>
          </table:table-cell>
          <table:table-cell office:value-type="float" office:value="0.0581678013407256" calcext:value-type="float">
            <text:p>0.058167801340726</text:p>
          </table:table-cell>
          <table:table-cell office:value-type="float" office:value="0.0335762130495069" calcext:value-type="float">
            <text:p>0.0335762130495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6274915678919" calcext:value-type="float">
            <text:p>0.376274915678919</text:p>
          </table:table-cell>
          <table:table-cell office:value-type="float" office:value="1.38876474162133" calcext:value-type="float">
            <text:p>1.38876474162133</text:p>
          </table:table-cell>
          <table:table-cell office:value-type="float" office:value="0.559484946845949" calcext:value-type="float">
            <text:p>0.559484946845949</text:p>
          </table:table-cell>
          <table:table-cell office:value-type="float" office:value="0.0957743086021263" calcext:value-type="float">
            <text:p>0.095774308602126</text:p>
          </table:table-cell>
          <table:table-cell office:value-type="float" office:value="0.0752208951693393" calcext:value-type="float">
            <text:p>0.075220895169339</text:p>
          </table:table-cell>
          <table:table-cell office:value-type="float" office:value="0.0392270775956541" calcext:value-type="float">
            <text:p>0.03922707759565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9188588766248" calcext:value-type="float">
            <text:p>0.419188588766248</text:p>
          </table:table-cell>
          <table:table-cell office:value-type="float" office:value="1.36997508782454" calcext:value-type="float">
            <text:p>1.36997508782454</text:p>
          </table:table-cell>
          <table:table-cell office:value-type="float" office:value="0.499903461468328" calcext:value-type="float">
            <text:p>0.499903461468328</text:p>
          </table:table-cell>
          <table:table-cell office:value-type="float" office:value="0.0747562896136844" calcext:value-type="float">
            <text:p>0.074756289613684</text:p>
          </table:table-cell>
          <table:table-cell office:value-type="float" office:value="0.0575126667109335" calcext:value-type="float">
            <text:p>0.057512666710934</text:p>
          </table:table-cell>
          <table:table-cell office:value-type="float" office:value="0.0322444829551644" calcext:value-type="float">
            <text:p>0.0322444829551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3115519658155" calcext:value-type="float">
            <text:p>0.403115519658155</text:p>
          </table:table-cell>
          <table:table-cell office:value-type="float" office:value="1.3703709410741" calcext:value-type="float">
            <text:p>1.3703709410741</text:p>
          </table:table-cell>
          <table:table-cell office:value-type="float" office:value="0.500187516815866" calcext:value-type="float">
            <text:p>0.500187516815866</text:p>
          </table:table-cell>
          <table:table-cell office:value-type="float" office:value="0.075350429407742" calcext:value-type="float">
            <text:p>0.075350429407742</text:p>
          </table:table-cell>
          <table:table-cell office:value-type="float" office:value="0.057546181531725" calcext:value-type="float">
            <text:p>0.057546181531725</text:p>
          </table:table-cell>
          <table:table-cell office:value-type="float" office:value="0.0322822442530771" calcext:value-type="float">
            <text:p>0.0322822442530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9724711595058" calcext:value-type="float">
            <text:p>0.409724711595058</text:p>
          </table:table-cell>
          <table:table-cell office:value-type="float" office:value="1.37034342126178" calcext:value-type="float">
            <text:p>1.37034342126178</text:p>
          </table:table-cell>
          <table:table-cell office:value-type="float" office:value="0.500027205893688" calcext:value-type="float">
            <text:p>0.500027205893688</text:p>
          </table:table-cell>
          <table:table-cell office:value-type="float" office:value="0.0750690141367023" calcext:value-type="float">
            <text:p>0.075069014136702</text:p>
          </table:table-cell>
          <table:table-cell office:value-type="float" office:value="0.0575282216820977" calcext:value-type="float">
            <text:p>0.057528221682098</text:p>
          </table:table-cell>
          <table:table-cell office:value-type="float" office:value="0.0322610129550567" calcext:value-type="float">
            <text:p>0.0322610129550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2899371717872" calcext:value-type="float">
            <text:p>0.612899371717872</text:p>
          </table:table-cell>
          <table:table-cell office:value-type="float" office:value="1.36429824077206" calcext:value-type="float">
            <text:p>1.36429824077206</text:p>
          </table:table-cell>
          <table:table-cell office:value-type="float" office:value="0.497717667786642" calcext:value-type="float">
            <text:p>0.497717667786642</text:p>
          </table:table-cell>
          <table:table-cell office:value-type="float" office:value="0.0734200785576804" calcext:value-type="float">
            <text:p>0.073420078557681</text:p>
          </table:table-cell>
          <table:table-cell office:value-type="float" office:value="0.0572654320980821" calcext:value-type="float">
            <text:p>0.057265432098082</text:p>
          </table:table-cell>
          <table:table-cell office:value-type="float" office:value="0.0319615024114931" calcext:value-type="float">
            <text:p>0.0319615024114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2063965401197" calcext:value-type="float">
            <text:p>0.402063965401197</text:p>
          </table:table-cell>
          <table:table-cell office:value-type="float" office:value="1.37730459623001" calcext:value-type="float">
            <text:p>1.37730459623001</text:p>
          </table:table-cell>
          <table:table-cell office:value-type="float" office:value="0.509908108704855" calcext:value-type="float">
            <text:p>0.509908108704855</text:p>
          </table:table-cell>
          <table:table-cell office:value-type="float" office:value="0.092588766018844" calcext:value-type="float">
            <text:p>0.092588766018844</text:p>
          </table:table-cell>
          <table:table-cell office:value-type="float" office:value="0.0704580072799807" calcext:value-type="float">
            <text:p>0.070458007279981</text:p>
          </table:table-cell>
          <table:table-cell office:value-type="float" office:value="0.0365758335728485" calcext:value-type="float">
            <text:p>0.03657583357284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9776583815337" calcext:value-type="float">
            <text:p>0.449776583815337</text:p>
          </table:table-cell>
          <table:table-cell office:value-type="float" office:value="1.37086207692985" calcext:value-type="float">
            <text:p>1.37086207692985</text:p>
          </table:table-cell>
          <table:table-cell office:value-type="float" office:value="0.521674149962922" calcext:value-type="float">
            <text:p>0.521674149962922</text:p>
          </table:table-cell>
          <table:table-cell office:value-type="float" office:value="0.074560864072995" calcext:value-type="float">
            <text:p>0.074560864072995</text:p>
          </table:table-cell>
          <table:table-cell office:value-type="float" office:value="0.056857409737121" calcext:value-type="float">
            <text:p>0.056857409737121</text:p>
          </table:table-cell>
          <table:table-cell office:value-type="float" office:value="0.0329217481179543" calcext:value-type="float">
            <text:p>0.0329217481179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511252654224" calcext:value-type="float">
            <text:p>0.44511252654224</text:p>
          </table:table-cell>
          <table:table-cell office:value-type="float" office:value="1.37098805768089" calcext:value-type="float">
            <text:p>1.37098805768089</text:p>
          </table:table-cell>
          <table:table-cell office:value-type="float" office:value="0.521689518950776" calcext:value-type="float">
            <text:p>0.521689518950776</text:p>
          </table:table-cell>
          <table:table-cell office:value-type="float" office:value="0.0749929396773889" calcext:value-type="float">
            <text:p>0.074992939677389</text:p>
          </table:table-cell>
          <table:table-cell office:value-type="float" office:value="0.0568590710895135" calcext:value-type="float">
            <text:p>0.056859071089514</text:p>
          </table:table-cell>
          <table:table-cell office:value-type="float" office:value="0.0329243645392299" calcext:value-type="float">
            <text:p>0.032924364539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5254304564732" calcext:value-type="float">
            <text:p>0.445254304564732</text:p>
          </table:table-cell>
          <table:table-cell office:value-type="float" office:value="1.3709852798535" calcext:value-type="float">
            <text:p>1.3709852798535</text:p>
          </table:table-cell>
          <table:table-cell office:value-type="float" office:value="0.521684322476945" calcext:value-type="float">
            <text:p>0.521684322476945</text:p>
          </table:table-cell>
          <table:table-cell office:value-type="float" office:value="0.0748205578703251" calcext:value-type="float">
            <text:p>0.074820557870325</text:p>
          </table:table-cell>
          <table:table-cell office:value-type="float" office:value="0.0568586078704799" calcext:value-type="float">
            <text:p>0.05685860787048</text:p>
          </table:table-cell>
          <table:table-cell office:value-type="float" office:value="0.0329234736449123" calcext:value-type="float">
            <text:p>0.0329234736449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3557545079624" calcext:value-type="float">
            <text:p>0.653557545079624</text:p>
          </table:table-cell>
          <table:table-cell office:value-type="float" office:value="1.36485270900198" calcext:value-type="float">
            <text:p>1.36485270900198</text:p>
          </table:table-cell>
          <table:table-cell office:value-type="float" office:value="0.519220292743743" calcext:value-type="float">
            <text:p>0.519220292743743</text:p>
          </table:table-cell>
          <table:table-cell office:value-type="float" office:value="0.073139723786479" calcext:value-type="float">
            <text:p>0.073139723786479</text:p>
          </table:table-cell>
          <table:table-cell office:value-type="float" office:value="0.0565953108345839" calcext:value-type="float">
            <text:p>0.056595310834584</text:p>
          </table:table-cell>
          <table:table-cell office:value-type="float" office:value="0.0326108918287328" calcext:value-type="float">
            <text:p>0.0326108918287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8928274470317" calcext:value-type="float">
            <text:p>0.38928274470317</text:p>
          </table:table-cell>
          <table:table-cell office:value-type="float" office:value="1.42521638820956" calcext:value-type="float">
            <text:p>1.42521638820956</text:p>
          </table:table-cell>
          <table:table-cell office:value-type="float" office:value="0.555247981892004" calcext:value-type="float">
            <text:p>0.555247981892004</text:p>
          </table:table-cell>
          <table:table-cell office:value-type="float" office:value="0.0954438444324247" calcext:value-type="float">
            <text:p>0.095443844432425</text:p>
          </table:table-cell>
          <table:table-cell office:value-type="float" office:value="0.0718752852608874" calcext:value-type="float">
            <text:p>0.071875285260887</text:p>
          </table:table-cell>
          <table:table-cell office:value-type="float" office:value="0.0382932515552082" calcext:value-type="float">
            <text:p>0.03829325155520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6002365765392" calcext:value-type="float">
            <text:p>0.456002365765392</text:p>
          </table:table-cell>
          <table:table-cell office:value-type="float" office:value="1.31809424009528" calcext:value-type="float">
            <text:p>1.31809424009528</text:p>
          </table:table-cell>
          <table:table-cell office:value-type="float" office:value="0.509311335418605" calcext:value-type="float">
            <text:p>0.509311335418605</text:p>
          </table:table-cell>
          <table:table-cell office:value-type="float" office:value="0.0791439996433305" calcext:value-type="float">
            <text:p>0.079143999643331</text:p>
          </table:table-cell>
          <table:table-cell office:value-type="float" office:value="0.0585004570853135" calcext:value-type="float">
            <text:p>0.058500457085314</text:p>
          </table:table-cell>
          <table:table-cell office:value-type="float" office:value="0.0327248641183705" calcext:value-type="float">
            <text:p>0.0327248641183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7956642498453" calcext:value-type="float">
            <text:p>0.457956642498453</text:p>
          </table:table-cell>
          <table:table-cell office:value-type="float" office:value="1.31785343906369" calcext:value-type="float">
            <text:p>1.31785343906369</text:p>
          </table:table-cell>
          <table:table-cell office:value-type="float" office:value="0.50917847783693" calcext:value-type="float">
            <text:p>0.50917847783693</text:p>
          </table:table-cell>
          <table:table-cell office:value-type="float" office:value="0.0794316660013501" calcext:value-type="float">
            <text:p>0.07943166600135</text:p>
          </table:table-cell>
          <table:table-cell office:value-type="float" office:value="0.0584859200473271" calcext:value-type="float">
            <text:p>0.058485920047327</text:p>
          </table:table-cell>
          <table:table-cell office:value-type="float" office:value="0.0327081578687685" calcext:value-type="float">
            <text:p>0.0327081578687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8276251965984" calcext:value-type="float">
            <text:p>0.458276251965984</text:p>
          </table:table-cell>
          <table:table-cell office:value-type="float" office:value="1.31785283982839" calcext:value-type="float">
            <text:p>1.31785283982839</text:p>
          </table:table-cell>
          <table:table-cell office:value-type="float" office:value="0.509171109625369" calcext:value-type="float">
            <text:p>0.509171109625369</text:p>
          </table:table-cell>
          <table:table-cell office:value-type="float" office:value="0.0792879783817992" calcext:value-type="float">
            <text:p>0.079287978381799</text:p>
          </table:table-cell>
          <table:table-cell office:value-type="float" office:value="0.0584850902319126" calcext:value-type="float">
            <text:p>0.058485090231913</text:p>
          </table:table-cell>
          <table:table-cell office:value-type="float" office:value="0.0327070155925726" calcext:value-type="float">
            <text:p>0.0327070155925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4693202765352" calcext:value-type="float">
            <text:p>0.654693202765352</text:p>
          </table:table-cell>
          <table:table-cell office:value-type="float" office:value="1.31248015239023" calcext:value-type="float">
            <text:p>1.31248015239023</text:p>
          </table:table-cell>
          <table:table-cell office:value-type="float" office:value="0.5069595199093" calcext:value-type="float">
            <text:p>0.5069595199093</text:p>
          </table:table-cell>
          <table:table-cell office:value-type="float" office:value="0.0777905993298979" calcext:value-type="float">
            <text:p>0.077790599329898</text:p>
          </table:table-cell>
          <table:table-cell office:value-type="float" office:value="0.0582395628571267" calcext:value-type="float">
            <text:p>0.058239562857127</text:p>
          </table:table-cell>
          <table:table-cell office:value-type="float" office:value="0.0324215557839946" calcext:value-type="float">
            <text:p>0.0324215557839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2669104207567" calcext:value-type="float">
            <text:p>0.452669104207567</text:p>
          </table:table-cell>
          <table:table-cell office:value-type="float" office:value="1.32114701748528" calcext:value-type="float">
            <text:p>1.32114701748528</text:p>
          </table:table-cell>
          <table:table-cell office:value-type="float" office:value="0.498220967783273" calcext:value-type="float">
            <text:p>0.498220967783273</text:p>
          </table:table-cell>
          <table:table-cell office:value-type="float" office:value="0.0897358517590663" calcext:value-type="float">
            <text:p>0.089735851759066</text:p>
          </table:table-cell>
          <table:table-cell office:value-type="float" office:value="0.0660551467596761" calcext:value-type="float">
            <text:p>0.066055146759676</text:p>
          </table:table-cell>
          <table:table-cell office:value-type="float" office:value="0.0447193897369893" calcext:value-type="float">
            <text:p>0.04471938973698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7296785319751" calcext:value-type="float">
            <text:p>0.457296785319751</text:p>
          </table:table-cell>
          <table:table-cell office:value-type="float" office:value="1.33710055897198" calcext:value-type="float">
            <text:p>1.33710055897198</text:p>
          </table:table-cell>
          <table:table-cell office:value-type="float" office:value="0.544476813454655" calcext:value-type="float">
            <text:p>0.544476813454655</text:p>
          </table:table-cell>
          <table:table-cell office:value-type="float" office:value="0.0760733979901795" calcext:value-type="float">
            <text:p>0.07607339799018</text:p>
          </table:table-cell>
          <table:table-cell office:value-type="float" office:value="0.0591487169428059" calcext:value-type="float">
            <text:p>0.059148716942806</text:p>
          </table:table-cell>
          <table:table-cell office:value-type="float" office:value="0.0345362903527116" calcext:value-type="float">
            <text:p>0.0345362903527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3374596579956" calcext:value-type="float">
            <text:p>0.453374596579956</text:p>
          </table:table-cell>
          <table:table-cell office:value-type="float" office:value="1.33703125226845" calcext:value-type="float">
            <text:p>1.33703125226845</text:p>
          </table:table-cell>
          <table:table-cell office:value-type="float" office:value="0.544472910540024" calcext:value-type="float">
            <text:p>0.544472910540024</text:p>
          </table:table-cell>
          <table:table-cell office:value-type="float" office:value="0.0764639292269628" calcext:value-type="float">
            <text:p>0.076463929226963</text:p>
          </table:table-cell>
          <table:table-cell office:value-type="float" office:value="0.0591479859030443" calcext:value-type="float">
            <text:p>0.059147985903044</text:p>
          </table:table-cell>
          <table:table-cell office:value-type="float" office:value="0.0345364442222699" calcext:value-type="float">
            <text:p>0.034536444222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7524303854265" calcext:value-type="float">
            <text:p>0.457524303854265</text:p>
          </table:table-cell>
          <table:table-cell office:value-type="float" office:value="1.33703988111659" calcext:value-type="float">
            <text:p>1.33703988111659</text:p>
          </table:table-cell>
          <table:table-cell office:value-type="float" office:value="0.544368681134037" calcext:value-type="float">
            <text:p>0.544368681134037</text:p>
          </table:table-cell>
          <table:table-cell office:value-type="float" office:value="0.0762545260752764" calcext:value-type="float">
            <text:p>0.076254526075277</text:p>
          </table:table-cell>
          <table:table-cell office:value-type="float" office:value="0.0591369452168251" calcext:value-type="float">
            <text:p>0.059136945216825</text:p>
          </table:table-cell>
          <table:table-cell office:value-type="float" office:value="0.0345228268126768" calcext:value-type="float">
            <text:p>0.0345228268126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9378286710694" calcext:value-type="float">
            <text:p>0.669378286710694</text:p>
          </table:table-cell>
          <table:table-cell office:value-type="float" office:value="1.33114496503176" calcext:value-type="float">
            <text:p>1.33114496503176</text:p>
          </table:table-cell>
          <table:table-cell office:value-type="float" office:value="0.541842609690428" calcext:value-type="float">
            <text:p>0.541842609690428</text:p>
          </table:table-cell>
          <table:table-cell office:value-type="float" office:value="0.0745543819512969" calcext:value-type="float">
            <text:p>0.074554381951297</text:p>
          </table:table-cell>
          <table:table-cell office:value-type="float" office:value="0.0588680899699218" calcext:value-type="float">
            <text:p>0.058868089969922</text:p>
          </table:table-cell>
          <table:table-cell office:value-type="float" office:value="0.0342008022596479" calcext:value-type="float">
            <text:p>0.0342008022596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456237773071" calcext:value-type="float">
            <text:p>0.45456237773071</text:p>
          </table:table-cell>
          <table:table-cell office:value-type="float" office:value="1.33968666683687" calcext:value-type="float">
            <text:p>1.33968666683687</text:p>
          </table:table-cell>
          <table:table-cell office:value-type="float" office:value="0.531375314522813" calcext:value-type="float">
            <text:p>0.531375314522813</text:p>
          </table:table-cell>
          <table:table-cell office:value-type="float" office:value="0.0819969091225975" calcext:value-type="float">
            <text:p>0.081996909122598</text:p>
          </table:table-cell>
          <table:table-cell office:value-type="float" office:value="0.0634777967922935" calcext:value-type="float">
            <text:p>0.063477796792294</text:p>
          </table:table-cell>
          <table:table-cell office:value-type="float" office:value="0.0363717823643436" calcext:value-type="float">
            <text:p>0.03637178236434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43087043999119" calcext:value-type="float">
            <text:p>0.343087043999119</text:p>
          </table:table-cell>
          <table:table-cell office:value-type="float" office:value="1.40589149564742" calcext:value-type="float">
            <text:p>1.40589149564742</text:p>
          </table:table-cell>
          <table:table-cell office:value-type="float" office:value="0.526910133027581" calcext:value-type="float">
            <text:p>0.526910133027581</text:p>
          </table:table-cell>
          <table:table-cell office:value-type="float" office:value="0.0756096026920857" calcext:value-type="float">
            <text:p>0.075609602692086</text:p>
          </table:table-cell>
          <table:table-cell office:value-type="float" office:value="0.056741413358054" calcext:value-type="float">
            <text:p>0.056741413358054</text:p>
          </table:table-cell>
          <table:table-cell office:value-type="float" office:value="0.0330906642281041" calcext:value-type="float">
            <text:p>0.0330906642281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9307575013801" calcext:value-type="float">
            <text:p>0.339307575013801</text:p>
          </table:table-cell>
          <table:table-cell office:value-type="float" office:value="1.4059281058996" calcext:value-type="float">
            <text:p>1.4059281058996</text:p>
          </table:table-cell>
          <table:table-cell office:value-type="float" office:value="0.526898747348758" calcext:value-type="float">
            <text:p>0.526898747348758</text:p>
          </table:table-cell>
          <table:table-cell office:value-type="float" office:value="0.0760075747843404" calcext:value-type="float">
            <text:p>0.076007574784341</text:p>
          </table:table-cell>
          <table:table-cell office:value-type="float" office:value="0.0567415864808697" calcext:value-type="float">
            <text:p>0.05674158648087</text:p>
          </table:table-cell>
          <table:table-cell office:value-type="float" office:value="0.0330898595518049" calcext:value-type="float">
            <text:p>0.0330898595518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40168660082568" calcext:value-type="float">
            <text:p>0.340168660082568</text:p>
          </table:table-cell>
          <table:table-cell office:value-type="float" office:value="1.40592414422652" calcext:value-type="float">
            <text:p>1.40592414422652</text:p>
          </table:table-cell>
          <table:table-cell office:value-type="float" office:value="0.526877705764676" calcext:value-type="float">
            <text:p>0.526877705764676</text:p>
          </table:table-cell>
          <table:table-cell office:value-type="float" office:value="0.0758215717428599" calcext:value-type="float">
            <text:p>0.07582157174286</text:p>
          </table:table-cell>
          <table:table-cell office:value-type="float" office:value="0.056739385740331" calcext:value-type="float">
            <text:p>0.056739385740331</text:p>
          </table:table-cell>
          <table:table-cell office:value-type="float" office:value="0.0330869438982977" calcext:value-type="float">
            <text:p>0.0330869438982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48974855664941" calcext:value-type="float">
            <text:p>0.548974855664941</text:p>
          </table:table-cell>
          <table:table-cell office:value-type="float" office:value="1.39976573099773" calcext:value-type="float">
            <text:p>1.39976573099773</text:p>
          </table:table-cell>
          <table:table-cell office:value-type="float" office:value="0.524412323903022" calcext:value-type="float">
            <text:p>0.524412323903022</text:p>
          </table:table-cell>
          <table:table-cell office:value-type="float" office:value="0.0741897147988146" calcext:value-type="float">
            <text:p>0.074189714798815</text:p>
          </table:table-cell>
          <table:table-cell office:value-type="float" office:value="0.0564816945425147" calcext:value-type="float">
            <text:p>0.056481694542515</text:p>
          </table:table-cell>
          <table:table-cell office:value-type="float" office:value="0.032775770243939" calcext:value-type="float">
            <text:p>0.0327757702439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0583213927904" calcext:value-type="float">
            <text:p>0.390583213927904</text:p>
          </table:table-cell>
          <table:table-cell office:value-type="float" office:value="1.36855729554403" calcext:value-type="float">
            <text:p>1.36855729554403</text:p>
          </table:table-cell>
          <table:table-cell office:value-type="float" office:value="0.508021001837296" calcext:value-type="float">
            <text:p>0.508021001837296</text:p>
          </table:table-cell>
          <table:table-cell office:value-type="float" office:value="0.0782078964814119" calcext:value-type="float">
            <text:p>0.078207896481412</text:p>
          </table:table-cell>
          <table:table-cell office:value-type="float" office:value="0.0617120070643622" calcext:value-type="float">
            <text:p>0.061712007064362</text:p>
          </table:table-cell>
          <table:table-cell office:value-type="float" office:value="0.0361603386101093" calcext:value-type="float">
            <text:p>0.03616033861010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3238022317452" calcext:value-type="float">
            <text:p>0.563238022317452</text:p>
          </table:table-cell>
          <table:table-cell office:value-type="float" office:value="1.31041627771679" calcext:value-type="float">
            <text:p>1.31041627771679</text:p>
          </table:table-cell>
          <table:table-cell office:value-type="float" office:value="0.446143007896755" calcext:value-type="float">
            <text:p>0.446143007896755</text:p>
          </table:table-cell>
          <table:table-cell office:value-type="float" office:value="0.0732334626753116" calcext:value-type="float">
            <text:p>0.073233462675312</text:p>
          </table:table-cell>
          <table:table-cell office:value-type="float" office:value="0.0557793555680385" calcext:value-type="float">
            <text:p>0.055779355568039</text:p>
          </table:table-cell>
          <table:table-cell office:value-type="float" office:value="0.0292241810710336" calcext:value-type="float">
            <text:p>0.0292241810710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0321264725288" calcext:value-type="float">
            <text:p>0.550321264725288</text:p>
          </table:table-cell>
          <table:table-cell office:value-type="float" office:value="1.31070495343387" calcext:value-type="float">
            <text:p>1.31070495343387</text:p>
          </table:table-cell>
          <table:table-cell office:value-type="float" office:value="0.446350405350451" calcext:value-type="float">
            <text:p>0.446350405350451</text:p>
          </table:table-cell>
          <table:table-cell office:value-type="float" office:value="0.073711534801993" calcext:value-type="float">
            <text:p>0.073711534801993</text:p>
          </table:table-cell>
          <table:table-cell office:value-type="float" office:value="0.0558051531623824" calcext:value-type="float">
            <text:p>0.055805153162383</text:p>
          </table:table-cell>
          <table:table-cell office:value-type="float" office:value="0.0292521567448739" calcext:value-type="float">
            <text:p>0.0292521567448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5433819126373" calcext:value-type="float">
            <text:p>0.555433819126373</text:p>
          </table:table-cell>
          <table:table-cell office:value-type="float" office:value="1.31069318269251" calcext:value-type="float">
            <text:p>1.31069318269251</text:p>
          </table:table-cell>
          <table:table-cell office:value-type="float" office:value="0.446237143005978" calcext:value-type="float">
            <text:p>0.446237143005978</text:p>
          </table:table-cell>
          <table:table-cell office:value-type="float" office:value="0.073490505161567" calcext:value-type="float">
            <text:p>0.073490505161567</text:p>
          </table:table-cell>
          <table:table-cell office:value-type="float" office:value="0.0557912488431201" calcext:value-type="float">
            <text:p>0.05579124884312</text:p>
          </table:table-cell>
          <table:table-cell office:value-type="float" office:value="0.0292369343403824" calcext:value-type="float">
            <text:p>0.0292369343403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6257882849391" calcext:value-type="float">
            <text:p>0.736257882849391</text:p>
          </table:table-cell>
          <table:table-cell office:value-type="float" office:value="1.30532506469812" calcext:value-type="float">
            <text:p>1.30532506469812</text:p>
          </table:table-cell>
          <table:table-cell office:value-type="float" office:value="0.444314172490616" calcext:value-type="float">
            <text:p>0.444314172490616</text:p>
          </table:table-cell>
          <table:table-cell office:value-type="float" office:value="0.0720882459598611" calcext:value-type="float">
            <text:p>0.072088245959861</text:p>
          </table:table-cell>
          <table:table-cell office:value-type="float" office:value="0.0555554990474984" calcext:value-type="float">
            <text:p>0.055555499047498</text:p>
          </table:table-cell>
          <table:table-cell office:value-type="float" office:value="0.0289838607971133" calcext:value-type="float">
            <text:p>0.0289838607971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3642068162515" calcext:value-type="float">
            <text:p>0.563642068162515</text:p>
          </table:table-cell>
          <table:table-cell office:value-type="float" office:value="1.3114465147101" calcext:value-type="float">
            <text:p>1.3114465147101</text:p>
          </table:table-cell>
          <table:table-cell office:value-type="float" office:value="0.418278422003738" calcext:value-type="float">
            <text:p>0.418278422003738</text:p>
          </table:table-cell>
          <table:table-cell office:value-type="float" office:value="0.0786901900469975" calcext:value-type="float">
            <text:p>0.078690190046998</text:p>
          </table:table-cell>
          <table:table-cell office:value-type="float" office:value="0.0608849502299892" calcext:value-type="float">
            <text:p>0.060884950229989</text:p>
          </table:table-cell>
          <table:table-cell office:value-type="float" office:value="0.0290135870171092" calcext:value-type="float">
            <text:p>0.0290135870171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1799733952039" calcext:value-type="float">
            <text:p>0.491799733952039</text:p>
          </table:table-cell>
          <table:table-cell office:value-type="float" office:value="1.33808259020845" calcext:value-type="float">
            <text:p>1.33808259020845</text:p>
          </table:table-cell>
          <table:table-cell office:value-type="float" office:value="0.544190585395237" calcext:value-type="float">
            <text:p>0.544190585395237</text:p>
          </table:table-cell>
          <table:table-cell office:value-type="float" office:value="0.0778083543217555" calcext:value-type="float">
            <text:p>0.077808354321756</text:p>
          </table:table-cell>
          <table:table-cell office:value-type="float" office:value="0.0590761530500104" calcext:value-type="float">
            <text:p>0.059076153050011</text:p>
          </table:table-cell>
          <table:table-cell office:value-type="float" office:value="0.0345913218734416" calcext:value-type="float">
            <text:p>0.0345913218734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377394612618" calcext:value-type="float">
            <text:p>0.50377394612618</text:p>
          </table:table-cell>
          <table:table-cell office:value-type="float" office:value="1.33753103002646" calcext:value-type="float">
            <text:p>1.33753103002646</text:p>
          </table:table-cell>
          <table:table-cell office:value-type="float" office:value="0.543784773646136" calcext:value-type="float">
            <text:p>0.543784773646136</text:p>
          </table:table-cell>
          <table:table-cell office:value-type="float" office:value="0.0780060546251127" calcext:value-type="float">
            <text:p>0.078006054625113</text:p>
          </table:table-cell>
          <table:table-cell office:value-type="float" office:value="0.0590330928279973" calcext:value-type="float">
            <text:p>0.059033092827997</text:p>
          </table:table-cell>
          <table:table-cell office:value-type="float" office:value="0.0345398012772145" calcext:value-type="float">
            <text:p>0.0345398012772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6578306756681" calcext:value-type="float">
            <text:p>0.496578306756681</text:p>
          </table:table-cell>
          <table:table-cell office:value-type="float" office:value="1.33751901972784" calcext:value-type="float">
            <text:p>1.33751901972784</text:p>
          </table:table-cell>
          <table:table-cell office:value-type="float" office:value="0.543956972841652" calcext:value-type="float">
            <text:p>0.543956972841652</text:p>
          </table:table-cell>
          <table:table-cell office:value-type="float" office:value="0.0779417332250177" calcext:value-type="float">
            <text:p>0.077941733225018</text:p>
          </table:table-cell>
          <table:table-cell office:value-type="float" office:value="0.0590513775980006" calcext:value-type="float">
            <text:p>0.059051377598001</text:p>
          </table:table-cell>
          <table:table-cell office:value-type="float" office:value="0.034561761498311" calcext:value-type="float">
            <text:p>0.0345617614983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3288967233253" calcext:value-type="float">
            <text:p>0.703288967233253</text:p>
          </table:table-cell>
          <table:table-cell office:value-type="float" office:value="1.33182314559412" calcext:value-type="float">
            <text:p>1.33182314559412</text:p>
          </table:table-cell>
          <table:table-cell office:value-type="float" office:value="0.541491397474997" calcext:value-type="float">
            <text:p>0.541491397474997</text:p>
          </table:table-cell>
          <table:table-cell office:value-type="float" office:value="0.0763060710766495" calcext:value-type="float">
            <text:p>0.07630607107665</text:p>
          </table:table-cell>
          <table:table-cell office:value-type="float" office:value="0.058792190250435" calcext:value-type="float">
            <text:p>0.058792190250435</text:p>
          </table:table-cell>
          <table:table-cell office:value-type="float" office:value="0.0342469229881712" calcext:value-type="float">
            <text:p>0.0342469229881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4114242425279" calcext:value-type="float">
            <text:p>0.524114242425279</text:p>
          </table:table-cell>
          <table:table-cell office:value-type="float" office:value="1.30596282153465" calcext:value-type="float">
            <text:p>1.30596282153465</text:p>
          </table:table-cell>
          <table:table-cell office:value-type="float" office:value="0.570020576213472" calcext:value-type="float">
            <text:p>0.570020576213472</text:p>
          </table:table-cell>
          <table:table-cell office:value-type="float" office:value="0.0864323886962934" calcext:value-type="float">
            <text:p>0.086432388696293</text:p>
          </table:table-cell>
          <table:table-cell office:value-type="float" office:value="0.067298252735335" calcext:value-type="float">
            <text:p>0.067298252735335</text:p>
          </table:table-cell>
          <table:table-cell office:value-type="float" office:value="0.0491229323632799" calcext:value-type="float">
            <text:p>0.0491229323632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15481795127716" calcext:value-type="float">
            <text:p>0.615481795127716</text:p>
          </table:table-cell>
          <table:table-cell office:value-type="float" office:value="1.1991225353649" calcext:value-type="float">
            <text:p>1.1991225353649</text:p>
          </table:table-cell>
          <table:table-cell office:value-type="float" office:value="0.526546830976386" calcext:value-type="float">
            <text:p>0.526546830976386</text:p>
          </table:table-cell>
          <table:table-cell office:value-type="float" office:value="0.0757506770020425" calcext:value-type="float">
            <text:p>0.075750677002043</text:p>
          </table:table-cell>
          <table:table-cell office:value-type="float" office:value="0.0567214794792865" calcext:value-type="float">
            <text:p>0.056721479479287</text:p>
          </table:table-cell>
          <table:table-cell office:value-type="float" office:value="0.032812980533635" calcext:value-type="float">
            <text:p>0.0328129805336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4095271422392" calcext:value-type="float">
            <text:p>0.604095271422392</text:p>
          </table:table-cell>
          <table:table-cell office:value-type="float" office:value="1.19943884028226" calcext:value-type="float">
            <text:p>1.19943884028226</text:p>
          </table:table-cell>
          <table:table-cell office:value-type="float" office:value="0.526725115925162" calcext:value-type="float">
            <text:p>0.526725115925162</text:p>
          </table:table-cell>
          <table:table-cell office:value-type="float" office:value="0.0762292164938458" calcext:value-type="float">
            <text:p>0.076229216493846</text:p>
          </table:table-cell>
          <table:table-cell office:value-type="float" office:value="0.0567406946385149" calcext:value-type="float">
            <text:p>0.056740694638515</text:p>
          </table:table-cell>
          <table:table-cell office:value-type="float" office:value="0.0328361563859037" calcext:value-type="float">
            <text:p>0.0328361563859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9288086832242" calcext:value-type="float">
            <text:p>0.609288086832242</text:p>
          </table:table-cell>
          <table:table-cell office:value-type="float" office:value="1.19947251048093" calcext:value-type="float">
            <text:p>1.19947251048093</text:p>
          </table:table-cell>
          <table:table-cell office:value-type="float" office:value="0.526591774888109" calcext:value-type="float">
            <text:p>0.526591774888109</text:p>
          </table:table-cell>
          <table:table-cell office:value-type="float" office:value="0.0760197452575894" calcext:value-type="float">
            <text:p>0.076019745257589</text:p>
          </table:table-cell>
          <table:table-cell office:value-type="float" office:value="0.0567266813248532" calcext:value-type="float">
            <text:p>0.056726681324853</text:p>
          </table:table-cell>
          <table:table-cell office:value-type="float" office:value="0.0328190830542375" calcext:value-type="float">
            <text:p>0.0328190830542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19715811714547" calcext:value-type="float">
            <text:p>0.819715811714547</text:p>
          </table:table-cell>
          <table:table-cell office:value-type="float" office:value="1.19398603343417" calcext:value-type="float">
            <text:p>1.19398603343417</text:p>
          </table:table-cell>
          <table:table-cell office:value-type="float" office:value="0.524043340987871" calcext:value-type="float">
            <text:p>0.524043340987871</text:p>
          </table:table-cell>
          <table:table-cell office:value-type="float" office:value="0.0743585762338799" calcext:value-type="float">
            <text:p>0.07435857623388</text:p>
          </table:table-cell>
          <table:table-cell office:value-type="float" office:value="0.0564601441451157" calcext:value-type="float">
            <text:p>0.056460144145116</text:p>
          </table:table-cell>
          <table:table-cell office:value-type="float" office:value="0.0324997883562777" calcext:value-type="float">
            <text:p>0.0324997883562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32584787611903" calcext:value-type="float">
            <text:p>0.732584787611903</text:p>
          </table:table-cell>
          <table:table-cell office:value-type="float" office:value="1.10094174183411" calcext:value-type="float">
            <text:p>1.10094174183411</text:p>
          </table:table-cell>
          <table:table-cell office:value-type="float" office:value="0.493903880950052" calcext:value-type="float">
            <text:p>0.493903880950052</text:p>
          </table:table-cell>
          <table:table-cell office:value-type="float" office:value="0.0674820427224928" calcext:value-type="float">
            <text:p>0.067482042722493</text:p>
          </table:table-cell>
          <table:table-cell office:value-type="float" office:value="0.0559390905576575" calcext:value-type="float">
            <text:p>0.055939090557658</text:p>
          </table:table-cell>
          <table:table-cell office:value-type="float" office:value="0.0272429963450429" calcext:value-type="float">
            <text:p>0.027242996345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327329721007" calcext:value-type="float">
            <text:p>0.53327329721007</text:p>
          </table:table-cell>
          <table:table-cell office:value-type="float" office:value="1.33123758815318" calcext:value-type="float">
            <text:p>1.33123758815318</text:p>
          </table:table-cell>
          <table:table-cell office:value-type="float" office:value="0.455111123044233" calcext:value-type="float">
            <text:p>0.455111123044233</text:p>
          </table:table-cell>
          <table:table-cell office:value-type="float" office:value="0.0707787563997976" calcext:value-type="float">
            <text:p>0.070778756399798</text:p>
          </table:table-cell>
          <table:table-cell office:value-type="float" office:value="0.054185610998602" calcext:value-type="float">
            <text:p>0.054185610998602</text:p>
          </table:table-cell>
          <table:table-cell office:value-type="float" office:value="0.0291397694874113" calcext:value-type="float">
            <text:p>0.0291397694874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2349939319669" calcext:value-type="float">
            <text:p>0.532349939319669</text:p>
          </table:table-cell>
          <table:table-cell office:value-type="float" office:value="1.33114849670034" calcext:value-type="float">
            <text:p>1.33114849670034</text:p>
          </table:table-cell>
          <table:table-cell office:value-type="float" office:value="0.455051595361159" calcext:value-type="float">
            <text:p>0.455051595361159</text:p>
          </table:table-cell>
          <table:table-cell office:value-type="float" office:value="0.0711254557993199" calcext:value-type="float">
            <text:p>0.07112545579932</text:p>
          </table:table-cell>
          <table:table-cell office:value-type="float" office:value="0.0541800497771752" calcext:value-type="float">
            <text:p>0.054180049777175</text:p>
          </table:table-cell>
          <table:table-cell office:value-type="float" office:value="0.0291325504194022" calcext:value-type="float">
            <text:p>0.0291325504194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0318960376765" calcext:value-type="float">
            <text:p>0.530318960376765</text:p>
          </table:table-cell>
          <table:table-cell office:value-type="float" office:value="1.33116151077555" calcext:value-type="float">
            <text:p>1.33116151077555</text:p>
          </table:table-cell>
          <table:table-cell office:value-type="float" office:value="0.45509512525595" calcext:value-type="float">
            <text:p>0.45509512525595</text:p>
          </table:table-cell>
          <table:table-cell office:value-type="float" office:value="0.0709724360632404" calcext:value-type="float">
            <text:p>0.07097243606324</text:p>
          </table:table-cell>
          <table:table-cell office:value-type="float" office:value="0.0541851030605044" calcext:value-type="float">
            <text:p>0.054185103060505</text:p>
          </table:table-cell>
          <table:table-cell office:value-type="float" office:value="0.0291379945556276" calcext:value-type="float">
            <text:p>0.0291379945556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0901650015927" calcext:value-type="float">
            <text:p>0.710901650015927</text:p>
          </table:table-cell>
          <table:table-cell office:value-type="float" office:value="1.32591220783788" calcext:value-type="float">
            <text:p>1.32591220783788</text:p>
          </table:table-cell>
          <table:table-cell office:value-type="float" office:value="0.453210949477487" calcext:value-type="float">
            <text:p>0.453210949477487</text:p>
          </table:table-cell>
          <table:table-cell office:value-type="float" office:value="0.0696027301282083" calcext:value-type="float">
            <text:p>0.069602730128208</text:p>
          </table:table-cell>
          <table:table-cell office:value-type="float" office:value="0.0539644870247058" calcext:value-type="float">
            <text:p>0.053964487024706</text:p>
          </table:table-cell>
          <table:table-cell office:value-type="float" office:value="0.0288956747491554" calcext:value-type="float">
            <text:p>0.0288956747491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889166767441" calcext:value-type="float">
            <text:p>0.61889166767441</text:p>
          </table:table-cell>
          <table:table-cell office:value-type="float" office:value="1.25937311010545" calcext:value-type="float">
            <text:p>1.25937311010545</text:p>
          </table:table-cell>
          <table:table-cell office:value-type="float" office:value="0.433149252426391" calcext:value-type="float">
            <text:p>0.433149252426391</text:p>
          </table:table-cell>
          <table:table-cell office:value-type="float" office:value="0.0734270648195104" calcext:value-type="float">
            <text:p>0.07342706481951</text:p>
          </table:table-cell>
          <table:table-cell office:value-type="float" office:value="0.0594210117430139" calcext:value-type="float">
            <text:p>0.059421011743014</text:p>
          </table:table-cell>
          <table:table-cell office:value-type="float" office:value="0.0279728490936604" calcext:value-type="float">
            <text:p>0.027972849093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6149438843964" calcext:value-type="float">
            <text:p>0.496149438843964</text:p>
          </table:table-cell>
          <table:table-cell office:value-type="float" office:value="1.2946320791487" calcext:value-type="float">
            <text:p>1.2946320791487</text:p>
          </table:table-cell>
          <table:table-cell office:value-type="float" office:value="0.536269619363781" calcext:value-type="float">
            <text:p>0.536269619363781</text:p>
          </table:table-cell>
          <table:table-cell office:value-type="float" office:value="0.0758488028105959" calcext:value-type="float">
            <text:p>0.075848802810596</text:p>
          </table:table-cell>
          <table:table-cell office:value-type="float" office:value="0.0588093771159235" calcext:value-type="float">
            <text:p>0.058809377115924</text:p>
          </table:table-cell>
          <table:table-cell office:value-type="float" office:value="0.0339773889508675" calcext:value-type="float">
            <text:p>0.0339773889508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5022555353428" calcext:value-type="float">
            <text:p>0.485022555353428</text:p>
          </table:table-cell>
          <table:table-cell office:value-type="float" office:value="1.29487901204694" calcext:value-type="float">
            <text:p>1.29487901204694</text:p>
          </table:table-cell>
          <table:table-cell office:value-type="float" office:value="0.536427777408175" calcext:value-type="float">
            <text:p>0.536427777408175</text:p>
          </table:table-cell>
          <table:table-cell office:value-type="float" office:value="0.076400270802964" calcext:value-type="float">
            <text:p>0.076400270802964</text:p>
          </table:table-cell>
          <table:table-cell office:value-type="float" office:value="0.0588279708345136" calcext:value-type="float">
            <text:p>0.058827970834514</text:p>
          </table:table-cell>
          <table:table-cell office:value-type="float" office:value="0.0339984553396004" calcext:value-type="float">
            <text:p>0.03399845533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0866957782755" calcext:value-type="float">
            <text:p>0.490866957782755</text:p>
          </table:table-cell>
          <table:table-cell office:value-type="float" office:value="1.2948957346929" calcext:value-type="float">
            <text:p>1.2948957346929</text:p>
          </table:table-cell>
          <table:table-cell office:value-type="float" office:value="0.536284651180666" calcext:value-type="float">
            <text:p>0.536284651180666</text:p>
          </table:table-cell>
          <table:table-cell office:value-type="float" office:value="0.0761498478712763" calcext:value-type="float">
            <text:p>0.076149847871276</text:p>
          </table:table-cell>
          <table:table-cell office:value-type="float" office:value="0.0588124088700026" calcext:value-type="float">
            <text:p>0.058812408870003</text:p>
          </table:table-cell>
          <table:table-cell office:value-type="float" office:value="0.0339798024642836" calcext:value-type="float">
            <text:p>0.0339798024642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4702738639558" calcext:value-type="float">
            <text:p>0.704702738639558</text:p>
          </table:table-cell>
          <table:table-cell office:value-type="float" office:value="1.28902457388942" calcext:value-type="float">
            <text:p>1.28902457388942</text:p>
          </table:table-cell>
          <table:table-cell office:value-type="float" office:value="0.533744421199599" calcext:value-type="float">
            <text:p>0.533744421199599</text:p>
          </table:table-cell>
          <table:table-cell office:value-type="float" office:value="0.0743765014835642" calcext:value-type="float">
            <text:p>0.074376501483564</text:p>
          </table:table-cell>
          <table:table-cell office:value-type="float" office:value="0.0585375713853369" calcext:value-type="float">
            <text:p>0.058537571385337</text:p>
          </table:table-cell>
          <table:table-cell office:value-type="float" office:value="0.0336561437566948" calcext:value-type="float">
            <text:p>0.0336561437566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7329009841327" calcext:value-type="float">
            <text:p>0.47329009841327</text:p>
          </table:table-cell>
          <table:table-cell office:value-type="float" office:value="1.31653614759985" calcext:value-type="float">
            <text:p>1.31653614759985</text:p>
          </table:table-cell>
          <table:table-cell office:value-type="float" office:value="0.540415029911276" calcext:value-type="float">
            <text:p>0.540415029911276</text:p>
          </table:table-cell>
          <table:table-cell office:value-type="float" office:value="0.0922854505691002" calcext:value-type="float">
            <text:p>0.0922854505691</text:p>
          </table:table-cell>
          <table:table-cell office:value-type="float" office:value="0.0714255547226571" calcext:value-type="float">
            <text:p>0.071425554722657</text:p>
          </table:table-cell>
          <table:table-cell office:value-type="float" office:value="0.035633465980395" calcext:value-type="float">
            <text:p>0.03563346598039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3517092981521" calcext:value-type="float">
            <text:p>0.463517092981521</text:p>
          </table:table-cell>
          <table:table-cell office:value-type="float" office:value="1.30113493573883" calcext:value-type="float">
            <text:p>1.30113493573883</text:p>
          </table:table-cell>
          <table:table-cell office:value-type="float" office:value="0.537819159920642" calcext:value-type="float">
            <text:p>0.537819159920642</text:p>
          </table:table-cell>
          <table:table-cell office:value-type="float" office:value="0.0753965147585713" calcext:value-type="float">
            <text:p>0.075396514758571</text:p>
          </table:table-cell>
          <table:table-cell office:value-type="float" office:value="0.0560250523265226" calcext:value-type="float">
            <text:p>0.056025052326523</text:p>
          </table:table-cell>
          <table:table-cell office:value-type="float" office:value="0.0337439882026327" calcext:value-type="float">
            <text:p>0.0337439882026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1343328345581" calcext:value-type="float">
            <text:p>0.461343328345581</text:p>
          </table:table-cell>
          <table:table-cell office:value-type="float" office:value="1.3010709367329" calcext:value-type="float">
            <text:p>1.3010709367329</text:p>
          </table:table-cell>
          <table:table-cell office:value-type="float" office:value="0.537769020672475" calcext:value-type="float">
            <text:p>0.537769020672475</text:p>
          </table:table-cell>
          <table:table-cell office:value-type="float" office:value="0.0757822983913694" calcext:value-type="float">
            <text:p>0.07578229839137</text:p>
          </table:table-cell>
          <table:table-cell office:value-type="float" office:value="0.0560195274839456" calcext:value-type="float">
            <text:p>0.056019527483946</text:p>
          </table:table-cell>
          <table:table-cell office:value-type="float" office:value="0.0337382792749888" calcext:value-type="float">
            <text:p>0.0337382792749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1825767396921" calcext:value-type="float">
            <text:p>0.461825767396921</text:p>
          </table:table-cell>
          <table:table-cell office:value-type="float" office:value="1.30107258138075" calcext:value-type="float">
            <text:p>1.30107258138075</text:p>
          </table:table-cell>
          <table:table-cell office:value-type="float" office:value="0.537759409266079" calcext:value-type="float">
            <text:p>0.537759409266079</text:p>
          </table:table-cell>
          <table:table-cell office:value-type="float" office:value="0.0756139395393884" calcext:value-type="float">
            <text:p>0.075613939539388</text:p>
          </table:table-cell>
          <table:table-cell office:value-type="float" office:value="0.0560184419086438" calcext:value-type="float">
            <text:p>0.056018441908644</text:p>
          </table:table-cell>
          <table:table-cell office:value-type="float" office:value="0.0337368343982108" calcext:value-type="float">
            <text:p>0.0337368343982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252342399067" calcext:value-type="float">
            <text:p>0.67252342399067</text:p>
          </table:table-cell>
          <table:table-cell office:value-type="float" office:value="1.2954049508373" calcext:value-type="float">
            <text:p>1.2954049508373</text:p>
          </table:table-cell>
          <table:table-cell office:value-type="float" office:value="0.535252192769844" calcext:value-type="float">
            <text:p>0.535252192769844</text:p>
          </table:table-cell>
          <table:table-cell office:value-type="float" office:value="0.07393808712441" calcext:value-type="float">
            <text:p>0.07393808712441</text:p>
          </table:table-cell>
          <table:table-cell office:value-type="float" office:value="0.0557666166050354" calcext:value-type="float">
            <text:p>0.055766616605035</text:p>
          </table:table-cell>
          <table:table-cell office:value-type="float" office:value="0.0334206406241521" calcext:value-type="float">
            <text:p>0.033420640624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2251233205649" calcext:value-type="float">
            <text:p>0.452251233205649</text:p>
          </table:table-cell>
          <table:table-cell office:value-type="float" office:value="1.31326321348699" calcext:value-type="float">
            <text:p>1.31326321348699</text:p>
          </table:table-cell>
          <table:table-cell office:value-type="float" office:value="0.526982927655896" calcext:value-type="float">
            <text:p>0.526982927655896</text:p>
          </table:table-cell>
          <table:table-cell office:value-type="float" office:value="0.0832781695321768" calcext:value-type="float">
            <text:p>0.083278169532177</text:p>
          </table:table-cell>
          <table:table-cell office:value-type="float" office:value="0.064911337957265" calcext:value-type="float">
            <text:p>0.064911337957265</text:p>
          </table:table-cell>
          <table:table-cell office:value-type="float" office:value="0.036138972135905" calcext:value-type="float">
            <text:p>0.03613897213590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4396737674577" calcext:value-type="float">
            <text:p>0.574396737674577</text:p>
          </table:table-cell>
          <table:table-cell office:value-type="float" office:value="1.2613476070351" calcext:value-type="float">
            <text:p>1.2613476070351</text:p>
          </table:table-cell>
          <table:table-cell office:value-type="float" office:value="0.448620819386228" calcext:value-type="float">
            <text:p>0.448620819386228</text:p>
          </table:table-cell>
          <table:table-cell office:value-type="float" office:value="0.0681192424249039" calcext:value-type="float">
            <text:p>0.068119242424904</text:p>
          </table:table-cell>
          <table:table-cell office:value-type="float" office:value="0.0521505557174596" calcext:value-type="float">
            <text:p>0.05215055571746</text:p>
          </table:table-cell>
          <table:table-cell office:value-type="float" office:value="0.0275676593472805" calcext:value-type="float">
            <text:p>0.0275676593472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7766323354873" calcext:value-type="float">
            <text:p>0.567766323354873</text:p>
          </table:table-cell>
          <table:table-cell office:value-type="float" office:value="1.26142876098296" calcext:value-type="float">
            <text:p>1.26142876098296</text:p>
          </table:table-cell>
          <table:table-cell office:value-type="float" office:value="0.448686505466954" calcext:value-type="float">
            <text:p>0.448686505466954</text:p>
          </table:table-cell>
          <table:table-cell office:value-type="float" office:value="0.0685283397274319" calcext:value-type="float">
            <text:p>0.068528339727432</text:p>
          </table:table-cell>
          <table:table-cell office:value-type="float" office:value="0.0521589737394762" calcext:value-type="float">
            <text:p>0.052158973739476</text:p>
          </table:table-cell>
          <table:table-cell office:value-type="float" office:value="0.0275762921883923" calcext:value-type="float">
            <text:p>0.0275762921883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751551980484" calcext:value-type="float">
            <text:p>0.56751551980484</text:p>
          </table:table-cell>
          <table:table-cell office:value-type="float" office:value="1.26142722811856" calcext:value-type="float">
            <text:p>1.26142722811856</text:p>
          </table:table-cell>
          <table:table-cell office:value-type="float" office:value="0.448690999407079" calcext:value-type="float">
            <text:p>0.448690999407079</text:p>
          </table:table-cell>
          <table:table-cell office:value-type="float" office:value="0.068373341015953" calcext:value-type="float">
            <text:p>0.068373341015953</text:p>
          </table:table-cell>
          <table:table-cell office:value-type="float" office:value="0.0521595348627422" calcext:value-type="float">
            <text:p>0.052159534862742</text:p>
          </table:table-cell>
          <table:table-cell office:value-type="float" office:value="0.0275766750525839" calcext:value-type="float">
            <text:p>0.0275766750525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48915238353806" calcext:value-type="float">
            <text:p>0.748915238353806</text:p>
          </table:table-cell>
          <table:table-cell office:value-type="float" office:value="1.25640334383658" calcext:value-type="float">
            <text:p>1.25640334383658</text:p>
          </table:table-cell>
          <table:table-cell office:value-type="float" office:value="0.446808883816234" calcext:value-type="float">
            <text:p>0.446808883816234</text:p>
          </table:table-cell>
          <table:table-cell office:value-type="float" office:value="0.0670300625485002" calcext:value-type="float">
            <text:p>0.0670300625485</text:p>
          </table:table-cell>
          <table:table-cell office:value-type="float" office:value="0.0519455411540135" calcext:value-type="float">
            <text:p>0.051945541154014</text:p>
          </table:table-cell>
          <table:table-cell office:value-type="float" office:value="0.0273442596223829" calcext:value-type="float">
            <text:p>0.0273442596223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8932877514985" calcext:value-type="float">
            <text:p>0.568932877514985</text:p>
          </table:table-cell>
          <table:table-cell office:value-type="float" office:value="1.26469311521643" calcext:value-type="float">
            <text:p>1.26469311521643</text:p>
          </table:table-cell>
          <table:table-cell office:value-type="float" office:value="0.444868773079959" calcext:value-type="float">
            <text:p>0.444868773079959</text:p>
          </table:table-cell>
          <table:table-cell office:value-type="float" office:value="0.0750327067105596" calcext:value-type="float">
            <text:p>0.07503270671056</text:p>
          </table:table-cell>
          <table:table-cell office:value-type="float" office:value="0.0601884927733901" calcext:value-type="float">
            <text:p>0.06018849277339</text:p>
          </table:table-cell>
          <table:table-cell office:value-type="float" office:value="0.0288248479794242" calcext:value-type="float">
            <text:p>0.02882484797942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8026914582244" calcext:value-type="float">
            <text:p>0.518026914582244</text:p>
          </table:table-cell>
          <table:table-cell office:value-type="float" office:value="1.30752624014527" calcext:value-type="float">
            <text:p>1.30752624014527</text:p>
          </table:table-cell>
          <table:table-cell office:value-type="float" office:value="0.483593171330856" calcext:value-type="float">
            <text:p>0.483593171330856</text:p>
          </table:table-cell>
          <table:table-cell office:value-type="float" office:value="0.0701075659958456" calcext:value-type="float">
            <text:p>0.070107565995846</text:p>
          </table:table-cell>
          <table:table-cell office:value-type="float" office:value="0.0551195481239696" calcext:value-type="float">
            <text:p>0.05511954812397</text:p>
          </table:table-cell>
          <table:table-cell office:value-type="float" office:value="0.0301793248412448" calcext:value-type="float">
            <text:p>0.0301793248412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8057730220104" calcext:value-type="float">
            <text:p>0.508057730220104</text:p>
          </table:table-cell>
          <table:table-cell office:value-type="float" office:value="1.30768737123593" calcext:value-type="float">
            <text:p>1.30768737123593</text:p>
          </table:table-cell>
          <table:table-cell office:value-type="float" office:value="0.483722534468226" calcext:value-type="float">
            <text:p>0.483722534468226</text:p>
          </table:table-cell>
          <table:table-cell office:value-type="float" office:value="0.0706091180252031" calcext:value-type="float">
            <text:p>0.070609118025203</text:p>
          </table:table-cell>
          <table:table-cell office:value-type="float" office:value="0.0551342992484234" calcext:value-type="float">
            <text:p>0.055134299248424</text:p>
          </table:table-cell>
          <table:table-cell office:value-type="float" office:value="0.0301962528908674" calcext:value-type="float">
            <text:p>0.0301962528908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4533190121349" calcext:value-type="float">
            <text:p>0.504533190121349</text:p>
          </table:table-cell>
          <table:table-cell office:value-type="float" office:value="1.30768719774772" calcext:value-type="float">
            <text:p>1.30768719774772</text:p>
          </table:table-cell>
          <table:table-cell office:value-type="float" office:value="0.483803901277337" calcext:value-type="float">
            <text:p>0.483803901277337</text:p>
          </table:table-cell>
          <table:table-cell office:value-type="float" office:value="0.0704903840799743" calcext:value-type="float">
            <text:p>0.070490384079974</text:p>
          </table:table-cell>
          <table:table-cell office:value-type="float" office:value="0.0551433796514282" calcext:value-type="float">
            <text:p>0.055143379651428</text:p>
          </table:table-cell>
          <table:table-cell office:value-type="float" office:value="0.0302063536679598" calcext:value-type="float">
            <text:p>0.030206353667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6725870981626" calcext:value-type="float">
            <text:p>0.706725870981626</text:p>
          </table:table-cell>
          <table:table-cell office:value-type="float" office:value="1.30180190688994" calcext:value-type="float">
            <text:p>1.30180190688994</text:p>
          </table:table-cell>
          <table:table-cell office:value-type="float" office:value="0.481528483617219" calcext:value-type="float">
            <text:p>0.481528483617219</text:p>
          </table:table-cell>
          <table:table-cell office:value-type="float" office:value="0.0688505351266841" calcext:value-type="float">
            <text:p>0.068850535126684</text:p>
          </table:table-cell>
          <table:table-cell office:value-type="float" office:value="0.0548867222553902" calcext:value-type="float">
            <text:p>0.05488672225539</text:p>
          </table:table-cell>
          <table:table-cell office:value-type="float" office:value="0.0299207241188132" calcext:value-type="float">
            <text:p>0.0299207241188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46196310766073" calcext:value-type="float">
            <text:p>0.446196310766073</text:p>
          </table:table-cell>
          <table:table-cell office:value-type="float" office:value="1.38035918188142" calcext:value-type="float">
            <text:p>1.38035918188142</text:p>
          </table:table-cell>
          <table:table-cell office:value-type="float" office:value="0.461724232639879" calcext:value-type="float">
            <text:p>0.461724232639879</text:p>
          </table:table-cell>
          <table:table-cell office:value-type="float" office:value="0.0788757219778495" calcext:value-type="float">
            <text:p>0.07887572197785</text:p>
          </table:table-cell>
          <table:table-cell office:value-type="float" office:value="0.0624833304273917" calcext:value-type="float">
            <text:p>0.062483330427392</text:p>
          </table:table-cell>
          <table:table-cell office:value-type="float" office:value="0.0285917245364737" calcext:value-type="float">
            <text:p>0.02859172453647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6091277129686" calcext:value-type="float">
            <text:p>0.586091277129686</text:p>
          </table:table-cell>
          <table:table-cell office:value-type="float" office:value="1.24631851281641" calcext:value-type="float">
            <text:p>1.24631851281641</text:p>
          </table:table-cell>
          <table:table-cell office:value-type="float" office:value="0.466049158718699" calcext:value-type="float">
            <text:p>0.466049158718699</text:p>
          </table:table-cell>
          <table:table-cell office:value-type="float" office:value="0.0700271538076853" calcext:value-type="float">
            <text:p>0.070027153807685</text:p>
          </table:table-cell>
          <table:table-cell office:value-type="float" office:value="0.054154566393591" calcext:value-type="float">
            <text:p>0.054154566393591</text:p>
          </table:table-cell>
          <table:table-cell office:value-type="float" office:value="0.0301780651591705" calcext:value-type="float">
            <text:p>0.0301780651591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0138244715171" calcext:value-type="float">
            <text:p>0.580138244715171</text:p>
          </table:table-cell>
          <table:table-cell office:value-type="float" office:value="1.24639945800047" calcext:value-type="float">
            <text:p>1.24639945800047</text:p>
          </table:table-cell>
          <table:table-cell office:value-type="float" office:value="0.466101869332275" calcext:value-type="float">
            <text:p>0.466101869332275</text:p>
          </table:table-cell>
          <table:table-cell office:value-type="float" office:value="0.0704432458519487" calcext:value-type="float">
            <text:p>0.070443245851949</text:p>
          </table:table-cell>
          <table:table-cell office:value-type="float" office:value="0.0541611299636428" calcext:value-type="float">
            <text:p>0.054161129963643</text:p>
          </table:table-cell>
          <table:table-cell office:value-type="float" office:value="0.0301854547659852" calcext:value-type="float">
            <text:p>0.0301854547659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4048623046354" calcext:value-type="float">
            <text:p>0.584048623046354</text:p>
          </table:table-cell>
          <table:table-cell office:value-type="float" office:value="1.24639102619709" calcext:value-type="float">
            <text:p>1.24639102619709</text:p>
          </table:table-cell>
          <table:table-cell office:value-type="float" office:value="0.466018466406806" calcext:value-type="float">
            <text:p>0.466018466406806</text:p>
          </table:table-cell>
          <table:table-cell office:value-type="float" office:value="0.0702253290347743" calcext:value-type="float">
            <text:p>0.070225329034774</text:p>
          </table:table-cell>
          <table:table-cell office:value-type="float" office:value="0.0541515148932377" calcext:value-type="float">
            <text:p>0.054151514893238</text:p>
          </table:table-cell>
          <table:table-cell office:value-type="float" office:value="0.0301743353368817" calcext:value-type="float">
            <text:p>0.0301743353368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66484955983467" calcext:value-type="float">
            <text:p>0.766484955983467</text:p>
          </table:table-cell>
          <table:table-cell office:value-type="float" office:value="1.24151112900997" calcext:value-type="float">
            <text:p>1.24151112900997</text:p>
          </table:table-cell>
          <table:table-cell office:value-type="float" office:value="0.464124211318058" calcext:value-type="float">
            <text:p>0.464124211318058</text:p>
          </table:table-cell>
          <table:table-cell office:value-type="float" office:value="0.0687912792612992" calcext:value-type="float">
            <text:p>0.068791279261299</text:p>
          </table:table-cell>
          <table:table-cell office:value-type="float" office:value="0.0539333496796136" calcext:value-type="float">
            <text:p>0.053933349679614</text:p>
          </table:table-cell>
          <table:table-cell office:value-type="float" office:value="0.0299279303094189" calcext:value-type="float">
            <text:p>0.0299279303094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91570545181218" calcext:value-type="float">
            <text:p>0.591570545181218</text:p>
          </table:table-cell>
          <table:table-cell office:value-type="float" office:value="1.2384544525099" calcext:value-type="float">
            <text:p>1.2384544525099</text:p>
          </table:table-cell>
          <table:table-cell office:value-type="float" office:value="0.467669019670012" calcext:value-type="float">
            <text:p>0.467669019670012</text:p>
          </table:table-cell>
          <table:table-cell office:value-type="float" office:value="0.0764121589735762" calcext:value-type="float">
            <text:p>0.076412158973576</text:p>
          </table:table-cell>
          <table:table-cell office:value-type="float" office:value="0.0606684900396723" calcext:value-type="float">
            <text:p>0.060668490039672</text:p>
          </table:table-cell>
          <table:table-cell office:value-type="float" office:value="0.0301821591333616" calcext:value-type="float">
            <text:p>0.03018215913336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6369591504153" calcext:value-type="float">
            <text:p>0.546369591504153</text:p>
          </table:table-cell>
          <table:table-cell office:value-type="float" office:value="1.24812059384929" calcext:value-type="float">
            <text:p>1.24812059384929</text:p>
          </table:table-cell>
          <table:table-cell office:value-type="float" office:value="0.546495138677984" calcext:value-type="float">
            <text:p>0.546495138677984</text:p>
          </table:table-cell>
          <table:table-cell office:value-type="float" office:value="0.0741265970918113" calcext:value-type="float">
            <text:p>0.074126597091811</text:p>
          </table:table-cell>
          <table:table-cell office:value-type="float" office:value="0.0560724722086184" calcext:value-type="float">
            <text:p>0.056072472208618</text:p>
          </table:table-cell>
          <table:table-cell office:value-type="float" office:value="0.0329088988346678" calcext:value-type="float">
            <text:p>0.0329088988346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7549957700962" calcext:value-type="float">
            <text:p>0.537549957700962</text:p>
          </table:table-cell>
          <table:table-cell office:value-type="float" office:value="1.24823757046832" calcext:value-type="float">
            <text:p>1.24823757046832</text:p>
          </table:table-cell>
          <table:table-cell office:value-type="float" office:value="0.546610237368534" calcext:value-type="float">
            <text:p>0.546610237368534</text:p>
          </table:table-cell>
          <table:table-cell office:value-type="float" office:value="0.0745766430383601" calcext:value-type="float">
            <text:p>0.07457664303836</text:p>
          </table:table-cell>
          <table:table-cell office:value-type="float" office:value="0.0560839595047349" calcext:value-type="float">
            <text:p>0.056083959504735</text:p>
          </table:table-cell>
          <table:table-cell office:value-type="float" office:value="0.0329236313712254" calcext:value-type="float">
            <text:p>0.0329236313712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9935693145112" calcext:value-type="float">
            <text:p>0.539935693145112</text:p>
          </table:table-cell>
          <table:table-cell office:value-type="float" office:value="1.24824868661968" calcext:value-type="float">
            <text:p>1.24824868661968</text:p>
          </table:table-cell>
          <table:table-cell office:value-type="float" office:value="0.546550686174608" calcext:value-type="float">
            <text:p>0.546550686174608</text:p>
          </table:table-cell>
          <table:table-cell office:value-type="float" office:value="0.0743991863970572" calcext:value-type="float">
            <text:p>0.074399186397057</text:p>
          </table:table-cell>
          <table:table-cell office:value-type="float" office:value="0.0560778730687389" calcext:value-type="float">
            <text:p>0.056077873068739</text:p>
          </table:table-cell>
          <table:table-cell office:value-type="float" office:value="0.0329161284110556" calcext:value-type="float">
            <text:p>0.0329161284110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8443911911161" calcext:value-type="float">
            <text:p>0.758443911911161</text:p>
          </table:table-cell>
          <table:table-cell office:value-type="float" office:value="1.24238257664101" calcext:value-type="float">
            <text:p>1.24238257664101</text:p>
          </table:table-cell>
          <table:table-cell office:value-type="float" office:value="0.54384307845151" calcext:value-type="float">
            <text:p>0.54384307845151</text:p>
          </table:table-cell>
          <table:table-cell office:value-type="float" office:value="0.0727041718904557" calcext:value-type="float">
            <text:p>0.072704171890456</text:p>
          </table:table-cell>
          <table:table-cell office:value-type="float" office:value="0.0558067358999099" calcext:value-type="float">
            <text:p>0.05580673589991</text:p>
          </table:table-cell>
          <table:table-cell office:value-type="float" office:value="0.0325882474866863" calcext:value-type="float">
            <text:p>0.0325882474866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46239957638944" calcext:value-type="float">
            <text:p>0.546239957638944</text:p>
          </table:table-cell>
          <table:table-cell office:value-type="float" office:value="1.24604786726589" calcext:value-type="float">
            <text:p>1.24604786726589</text:p>
          </table:table-cell>
          <table:table-cell office:value-type="float" office:value="0.552229487992624" calcext:value-type="float">
            <text:p>0.552229487992624</text:p>
          </table:table-cell>
          <table:table-cell office:value-type="float" office:value="0.0931045049002109" calcext:value-type="float">
            <text:p>0.093104504900211</text:p>
          </table:table-cell>
          <table:table-cell office:value-type="float" office:value="0.0709102186531893" calcext:value-type="float">
            <text:p>0.070910218653189</text:p>
          </table:table-cell>
          <table:table-cell office:value-type="float" office:value="0.0445738760020479" calcext:value-type="float">
            <text:p>0.0445738760020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7202112449652" calcext:value-type="float">
            <text:p>0.497202112449652</text:p>
          </table:table-cell>
          <table:table-cell office:value-type="float" office:value="1.33203476403145" calcext:value-type="float">
            <text:p>1.33203476403145</text:p>
          </table:table-cell>
          <table:table-cell office:value-type="float" office:value="0.457756281758489" calcext:value-type="float">
            <text:p>0.457756281758489</text:p>
          </table:table-cell>
          <table:table-cell office:value-type="float" office:value="0.0660392281321052" calcext:value-type="float">
            <text:p>0.066039228132105</text:p>
          </table:table-cell>
          <table:table-cell office:value-type="float" office:value="0.0509684694863294" calcext:value-type="float">
            <text:p>0.05096846948633</text:p>
          </table:table-cell>
          <table:table-cell office:value-type="float" office:value="0.0280761306261416" calcext:value-type="float">
            <text:p>0.0280761306261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0119856860425" calcext:value-type="float">
            <text:p>0.490119856860425</text:p>
          </table:table-cell>
          <table:table-cell office:value-type="float" office:value="1.33216866806649" calcext:value-type="float">
            <text:p>1.33216866806649</text:p>
          </table:table-cell>
          <table:table-cell office:value-type="float" office:value="0.457829813202853" calcext:value-type="float">
            <text:p>0.457829813202853</text:p>
          </table:table-cell>
          <table:table-cell office:value-type="float" office:value="0.066459265815921" calcext:value-type="float">
            <text:p>0.066459265815921</text:p>
          </table:table-cell>
          <table:table-cell office:value-type="float" office:value="0.0509773113809769" calcext:value-type="float">
            <text:p>0.050977311380977</text:p>
          </table:table-cell>
          <table:table-cell office:value-type="float" office:value="0.0280857097195962" calcext:value-type="float">
            <text:p>0.0280857097195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3522278062936" calcext:value-type="float">
            <text:p>0.493522278062936</text:p>
          </table:table-cell>
          <table:table-cell office:value-type="float" office:value="1.3321511987179" calcext:value-type="float">
            <text:p>1.3321511987179</text:p>
          </table:table-cell>
          <table:table-cell office:value-type="float" office:value="0.45775766243984" calcext:value-type="float">
            <text:p>0.45775766243984</text:p>
          </table:table-cell>
          <table:table-cell office:value-type="float" office:value="0.0662495329130494" calcext:value-type="float">
            <text:p>0.066249532913049</text:p>
          </table:table-cell>
          <table:table-cell office:value-type="float" office:value="0.0509694644810387" calcext:value-type="float">
            <text:p>0.050969464481039</text:p>
          </table:table-cell>
          <table:table-cell office:value-type="float" office:value="0.028076572396244" calcext:value-type="float">
            <text:p>0.0280765723962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5159785962249" calcext:value-type="float">
            <text:p>0.675159785962249</text:p>
          </table:table-cell>
          <table:table-cell office:value-type="float" office:value="1.32705293269617" calcext:value-type="float">
            <text:p>1.32705293269617</text:p>
          </table:table-cell>
          <table:table-cell office:value-type="float" office:value="0.455913974391436" calcext:value-type="float">
            <text:p>0.455913974391436</text:p>
          </table:table-cell>
          <table:table-cell office:value-type="float" office:value="0.0649007381090085" calcext:value-type="float">
            <text:p>0.064900738109009</text:p>
          </table:table-cell>
          <table:table-cell office:value-type="float" office:value="0.0507678165232626" calcext:value-type="float">
            <text:p>0.050767816523263</text:p>
          </table:table-cell>
          <table:table-cell office:value-type="float" office:value="0.0278493784628394" calcext:value-type="float">
            <text:p>0.0278493784628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8714163413543" calcext:value-type="float">
            <text:p>0.48714163413543</text:p>
          </table:table-cell>
          <table:table-cell office:value-type="float" office:value="1.33182469196987" calcext:value-type="float">
            <text:p>1.33182469196987</text:p>
          </table:table-cell>
          <table:table-cell office:value-type="float" office:value="0.478559307560604" calcext:value-type="float">
            <text:p>0.478559307560604</text:p>
          </table:table-cell>
          <table:table-cell office:value-type="float" office:value="0.0744888468247332" calcext:value-type="float">
            <text:p>0.074488846824733</text:p>
          </table:table-cell>
          <table:table-cell office:value-type="float" office:value="0.0625908444514662" calcext:value-type="float">
            <text:p>0.062590844451466</text:p>
          </table:table-cell>
          <table:table-cell office:value-type="float" office:value="0.0375289131069487" calcext:value-type="float">
            <text:p>0.03752891310694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32703515333043" calcext:value-type="float">
            <text:p>0.632703515333043</text:p>
          </table:table-cell>
          <table:table-cell office:value-type="float" office:value="1.19593659606107" calcext:value-type="float">
            <text:p>1.19593659606107</text:p>
          </table:table-cell>
          <table:table-cell office:value-type="float" office:value="0.535327231167332" calcext:value-type="float">
            <text:p>0.535327231167332</text:p>
          </table:table-cell>
          <table:table-cell office:value-type="float" office:value="0.0763145291953417" calcext:value-type="float">
            <text:p>0.076314529195342</text:p>
          </table:table-cell>
          <table:table-cell office:value-type="float" office:value="0.0571506881726106" calcext:value-type="float">
            <text:p>0.057150688172611</text:p>
          </table:table-cell>
          <table:table-cell office:value-type="float" office:value="0.0332988648684252" calcext:value-type="float">
            <text:p>0.0332988648684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9891479687316" calcext:value-type="float">
            <text:p>0.629891479687316</text:p>
          </table:table-cell>
          <table:table-cell office:value-type="float" office:value="1.1958896312287" calcext:value-type="float">
            <text:p>1.1958896312287</text:p>
          </table:table-cell>
          <table:table-cell office:value-type="float" office:value="0.535288423805046" calcext:value-type="float">
            <text:p>0.535288423805046</text:p>
          </table:table-cell>
          <table:table-cell office:value-type="float" office:value="0.0767001632609476" calcext:value-type="float">
            <text:p>0.076700163260948</text:p>
          </table:table-cell>
          <table:table-cell office:value-type="float" office:value="0.0571469725985426" calcext:value-type="float">
            <text:p>0.057146972598543</text:p>
          </table:table-cell>
          <table:table-cell office:value-type="float" office:value="0.0332946628910567" calcext:value-type="float">
            <text:p>0.0332946628910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7151156047922" calcext:value-type="float">
            <text:p>0.627151156047922</text:p>
          </table:table-cell>
          <table:table-cell office:value-type="float" office:value="1.19586197981356" calcext:value-type="float">
            <text:p>1.19586197981356</text:p>
          </table:table-cell>
          <table:table-cell office:value-type="float" office:value="0.535356350522702" calcext:value-type="float">
            <text:p>0.535356350522702</text:p>
          </table:table-cell>
          <table:table-cell office:value-type="float" office:value="0.0766047033961382" calcext:value-type="float">
            <text:p>0.076604703396138</text:p>
          </table:table-cell>
          <table:table-cell office:value-type="float" office:value="0.0571541439157043" calcext:value-type="float">
            <text:p>0.057154143915704</text:p>
          </table:table-cell>
          <table:table-cell office:value-type="float" office:value="0.0333030429492284" calcext:value-type="float">
            <text:p>0.0333030429492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9892507517115" calcext:value-type="float">
            <text:p>0.839892507517115</text:p>
          </table:table-cell>
          <table:table-cell office:value-type="float" office:value="1.19032463841591" calcext:value-type="float">
            <text:p>1.19032463841591</text:p>
          </table:table-cell>
          <table:table-cell office:value-type="float" office:value="0.532739433198879" calcext:value-type="float">
            <text:p>0.532739433198879</text:p>
          </table:table-cell>
          <table:table-cell office:value-type="float" office:value="0.0748969742953666" calcext:value-type="float">
            <text:p>0.074896974295367</text:p>
          </table:table-cell>
          <table:table-cell office:value-type="float" office:value="0.0568824213567735" calcext:value-type="float">
            <text:p>0.056882421356774</text:p>
          </table:table-cell>
          <table:table-cell office:value-type="float" office:value="0.0329757430693695" calcext:value-type="float">
            <text:p>0.032975743069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39674179607996" calcext:value-type="float">
            <text:p>0.639674179607996</text:p>
          </table:table-cell>
          <table:table-cell office:value-type="float" office:value="1.19819715605527" calcext:value-type="float">
            <text:p>1.19819715605527</text:p>
          </table:table-cell>
          <table:table-cell office:value-type="float" office:value="0.496812097026522" calcext:value-type="float">
            <text:p>0.496812097026522</text:p>
          </table:table-cell>
          <table:table-cell office:value-type="float" office:value="0.0697897499215296" calcext:value-type="float">
            <text:p>0.06978974992153</text:p>
          </table:table-cell>
          <table:table-cell office:value-type="float" office:value="0.0550324081092433" calcext:value-type="float">
            <text:p>0.055032408109243</text:p>
          </table:table-cell>
          <table:table-cell office:value-type="float" office:value="0.0345986850636885" calcext:value-type="float">
            <text:p>0.0345986850636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1478593682899" calcext:value-type="float">
            <text:p>0.561478593682899</text:p>
          </table:table-cell>
          <table:table-cell office:value-type="float" office:value="1.24185302931158" calcext:value-type="float">
            <text:p>1.24185302931158</text:p>
          </table:table-cell>
          <table:table-cell office:value-type="float" office:value="0.483809742111191" calcext:value-type="float">
            <text:p>0.483809742111191</text:p>
          </table:table-cell>
          <table:table-cell office:value-type="float" office:value="0.06921240457842" calcext:value-type="float">
            <text:p>0.06921240457842</text:p>
          </table:table-cell>
          <table:table-cell office:value-type="float" office:value="0.0538188800532778" calcext:value-type="float">
            <text:p>0.053818880053278</text:p>
          </table:table-cell>
          <table:table-cell office:value-type="float" office:value="0.0308224143392259" calcext:value-type="float">
            <text:p>0.0308224143392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4024203244773" calcext:value-type="float">
            <text:p>0.554024203244773</text:p>
          </table:table-cell>
          <table:table-cell office:value-type="float" office:value="1.24200327341969" calcext:value-type="float">
            <text:p>1.24200327341969</text:p>
          </table:table-cell>
          <table:table-cell office:value-type="float" office:value="0.483888392991386" calcext:value-type="float">
            <text:p>0.483888392991386</text:p>
          </table:table-cell>
          <table:table-cell office:value-type="float" office:value="0.0696691771227312" calcext:value-type="float">
            <text:p>0.069669177122731</text:p>
          </table:table-cell>
          <table:table-cell office:value-type="float" office:value="0.0538272107586366" calcext:value-type="float">
            <text:p>0.053827210758637</text:p>
          </table:table-cell>
          <table:table-cell office:value-type="float" office:value="0.0308330826175383" calcext:value-type="float">
            <text:p>0.0308330826175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5265645338332" calcext:value-type="float">
            <text:p>0.555265645338332</text:p>
          </table:table-cell>
          <table:table-cell office:value-type="float" office:value="1.24200023008831" calcext:value-type="float">
            <text:p>1.24200023008831</text:p>
          </table:table-cell>
          <table:table-cell office:value-type="float" office:value="0.483859713865667" calcext:value-type="float">
            <text:p>0.483859713865667</text:p>
          </table:table-cell>
          <table:table-cell office:value-type="float" office:value="0.0694819930654501" calcext:value-type="float">
            <text:p>0.06948199306545</text:p>
          </table:table-cell>
          <table:table-cell office:value-type="float" office:value="0.0538241428207271" calcext:value-type="float">
            <text:p>0.053824142820727</text:p>
          </table:table-cell>
          <table:table-cell office:value-type="float" office:value="0.0308291913186231" calcext:value-type="float">
            <text:p>0.0308291913186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49158943592293" calcext:value-type="float">
            <text:p>0.749158943592293</text:p>
          </table:table-cell>
          <table:table-cell office:value-type="float" office:value="1.23689253345679" calcext:value-type="float">
            <text:p>1.23689253345679</text:p>
          </table:table-cell>
          <table:table-cell office:value-type="float" office:value="0.481770775199475" calcext:value-type="float">
            <text:p>0.481770775199475</text:p>
          </table:table-cell>
          <table:table-cell office:value-type="float" office:value="0.0679176675077614" calcext:value-type="float">
            <text:p>0.067917667507761</text:p>
          </table:table-cell>
          <table:table-cell office:value-type="float" office:value="0.0535959664300188" calcext:value-type="float">
            <text:p>0.053595966430019</text:p>
          </table:table-cell>
          <table:table-cell office:value-type="float" office:value="0.0305616821829624" calcext:value-type="float">
            <text:p>0.0305616821829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95013346268672" calcext:value-type="float">
            <text:p>0.595013346268672</text:p>
          </table:table-cell>
          <table:table-cell office:value-type="float" office:value="1.20531109081317" calcext:value-type="float">
            <text:p>1.20531109081317</text:p>
          </table:table-cell>
          <table:table-cell office:value-type="float" office:value="0.504352961014131" calcext:value-type="float">
            <text:p>0.504352961014131</text:p>
          </table:table-cell>
          <table:table-cell office:value-type="float" office:value="0.0767259416791244" calcext:value-type="float">
            <text:p>0.076725941679125</text:p>
          </table:table-cell>
          <table:table-cell office:value-type="float" office:value="0.0607340434245648" calcext:value-type="float">
            <text:p>0.060734043424565</text:p>
          </table:table-cell>
          <table:table-cell office:value-type="float" office:value="0.0375058343552429" calcext:value-type="float">
            <text:p>0.03750583435524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4577846500605" calcext:value-type="float">
            <text:p>0.444577846500605</text:p>
          </table:table-cell>
          <table:table-cell office:value-type="float" office:value="1.37227906160897" calcext:value-type="float">
            <text:p>1.37227906160897</text:p>
          </table:table-cell>
          <table:table-cell office:value-type="float" office:value="0.497082122170903" calcext:value-type="float">
            <text:p>0.497082122170903</text:p>
          </table:table-cell>
          <table:table-cell office:value-type="float" office:value="0.0722015515217961" calcext:value-type="float">
            <text:p>0.072201551521796</text:p>
          </table:table-cell>
          <table:table-cell office:value-type="float" office:value="0.0542926081345635" calcext:value-type="float">
            <text:p>0.054292608134564</text:p>
          </table:table-cell>
          <table:table-cell office:value-type="float" office:value="0.0304490251484518" calcext:value-type="float">
            <text:p>0.0304490251484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7811826084096" calcext:value-type="float">
            <text:p>0.437811826084096</text:p>
          </table:table-cell>
          <table:table-cell office:value-type="float" office:value="1.37241624243919" calcext:value-type="float">
            <text:p>1.37241624243919</text:p>
          </table:table-cell>
          <table:table-cell office:value-type="float" office:value="0.497154547563861" calcext:value-type="float">
            <text:p>0.497154547563861</text:p>
          </table:table-cell>
          <table:table-cell office:value-type="float" office:value="0.0726183274857068" calcext:value-type="float">
            <text:p>0.072618327485707</text:p>
          </table:table-cell>
          <table:table-cell office:value-type="float" office:value="0.0542984008533064" calcext:value-type="float">
            <text:p>0.054298400853306</text:p>
          </table:table-cell>
          <table:table-cell office:value-type="float" office:value="0.0304585992205566" calcext:value-type="float">
            <text:p>0.0304585992205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7107363218563" calcext:value-type="float">
            <text:p>0.437107363218563</text:p>
          </table:table-cell>
          <table:table-cell office:value-type="float" office:value="1.37241812181496" calcext:value-type="float">
            <text:p>1.37241812181496</text:p>
          </table:table-cell>
          <table:table-cell office:value-type="float" office:value="0.497170412983086" calcext:value-type="float">
            <text:p>0.497170412983086</text:p>
          </table:table-cell>
          <table:table-cell office:value-type="float" office:value="0.0724765292273464" calcext:value-type="float">
            <text:p>0.072476529227346</text:p>
          </table:table-cell>
          <table:table-cell office:value-type="float" office:value="0.0543001378950029" calcext:value-type="float">
            <text:p>0.054300137895003</text:p>
          </table:table-cell>
          <table:table-cell office:value-type="float" office:value="0.0304603616243" calcext:value-type="float">
            <text:p>0.03046036162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8663140219516" calcext:value-type="float">
            <text:p>0.638663140219516</text:p>
          </table:table-cell>
          <table:table-cell office:value-type="float" office:value="1.36632976638998" calcext:value-type="float">
            <text:p>1.36632976638998</text:p>
          </table:table-cell>
          <table:table-cell office:value-type="float" office:value="0.494799773086395" calcext:value-type="float">
            <text:p>0.494799773086395</text:p>
          </table:table-cell>
          <table:table-cell office:value-type="float" office:value="0.0709303177924487" calcext:value-type="float">
            <text:p>0.070930317792449</text:p>
          </table:table-cell>
          <table:table-cell office:value-type="float" office:value="0.0540505649750836" calcext:value-type="float">
            <text:p>0.054050564975084</text:p>
          </table:table-cell>
          <table:table-cell office:value-type="float" office:value="0.0301684746116761" calcext:value-type="float">
            <text:p>0.0301684746116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0560402740683" calcext:value-type="float">
            <text:p>0.370560402740683</text:p>
          </table:table-cell>
          <table:table-cell office:value-type="float" office:value="1.42423611720501" calcext:value-type="float">
            <text:p>1.42423611720501</text:p>
          </table:table-cell>
          <table:table-cell office:value-type="float" office:value="0.535117341937686" calcext:value-type="float">
            <text:p>0.535117341937686</text:p>
          </table:table-cell>
          <table:table-cell office:value-type="float" office:value="0.0958095676465932" calcext:value-type="float">
            <text:p>0.095809567646593</text:p>
          </table:table-cell>
          <table:table-cell office:value-type="float" office:value="0.0730721497850058" calcext:value-type="float">
            <text:p>0.073072149785006</text:p>
          </table:table-cell>
          <table:table-cell office:value-type="float" office:value="0.0504794534774121" calcext:value-type="float">
            <text:p>0.05047945347741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2826716780965" calcext:value-type="float">
            <text:p>0.372826716780965</text:p>
          </table:table-cell>
          <table:table-cell office:value-type="float" office:value="1.3973237793326" calcext:value-type="float">
            <text:p>1.3973237793326</text:p>
          </table:table-cell>
          <table:table-cell office:value-type="float" office:value="0.490125550398019" calcext:value-type="float">
            <text:p>0.490125550398019</text:p>
          </table:table-cell>
          <table:table-cell office:value-type="float" office:value="0.076153767575702" calcext:value-type="float">
            <text:p>0.076153767575702</text:p>
          </table:table-cell>
          <table:table-cell office:value-type="float" office:value="0.0586643273329002" calcext:value-type="float">
            <text:p>0.0586643273329</text:p>
          </table:table-cell>
          <table:table-cell office:value-type="float" office:value="0.0319100048860763" calcext:value-type="float">
            <text:p>0.0319100048860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1247645471427" calcext:value-type="float">
            <text:p>0.371247645471427</text:p>
          </table:table-cell>
          <table:table-cell office:value-type="float" office:value="1.39724355070238" calcext:value-type="float">
            <text:p>1.39724355070238</text:p>
          </table:table-cell>
          <table:table-cell office:value-type="float" office:value="0.490071716533641" calcext:value-type="float">
            <text:p>0.490071716533641</text:p>
          </table:table-cell>
          <table:table-cell office:value-type="float" office:value="0.0765344573397083" calcext:value-type="float">
            <text:p>0.076534457339708</text:p>
          </table:table-cell>
          <table:table-cell office:value-type="float" office:value="0.0586570681194607" calcext:value-type="float">
            <text:p>0.058657068119461</text:p>
          </table:table-cell>
          <table:table-cell office:value-type="float" office:value="0.0319034784400977" calcext:value-type="float">
            <text:p>0.0319034784400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62510904272698" calcext:value-type="float">
            <text:p>0.362510904272698</text:p>
          </table:table-cell>
          <table:table-cell office:value-type="float" office:value="1.39728451096152" calcext:value-type="float">
            <text:p>1.39728451096152</text:p>
          </table:table-cell>
          <table:table-cell office:value-type="float" office:value="0.490267514116419" calcext:value-type="float">
            <text:p>0.490267514116419</text:p>
          </table:table-cell>
          <table:table-cell office:value-type="float" office:value="0.0764788031065804" calcext:value-type="float">
            <text:p>0.07647880310658</text:p>
          </table:table-cell>
          <table:table-cell office:value-type="float" office:value="0.0586801285156175" calcext:value-type="float">
            <text:p>0.058680128515618</text:p>
          </table:table-cell>
          <table:table-cell office:value-type="float" office:value="0.0319291143223103" calcext:value-type="float">
            <text:p>0.031929114322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4600975257841" calcext:value-type="float">
            <text:p>0.564600975257841</text:p>
          </table:table-cell>
          <table:table-cell office:value-type="float" office:value="1.39111710767028" calcext:value-type="float">
            <text:p>1.39111710767028</text:p>
          </table:table-cell>
          <table:table-cell office:value-type="float" office:value="0.488001123227268" calcext:value-type="float">
            <text:p>0.488001123227268</text:p>
          </table:table-cell>
          <table:table-cell office:value-type="float" office:value="0.0748351201595675" calcext:value-type="float">
            <text:p>0.074835120159568</text:p>
          </table:table-cell>
          <table:table-cell office:value-type="float" office:value="0.0584117545874032" calcext:value-type="float">
            <text:p>0.058411754587403</text:p>
          </table:table-cell>
          <table:table-cell office:value-type="float" office:value="0.0316324145173554" calcext:value-type="float">
            <text:p>0.0316324145173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7234912032488" calcext:value-type="float">
            <text:p>0.377234912032488</text:p>
          </table:table-cell>
          <table:table-cell office:value-type="float" office:value="1.39954783734859" calcext:value-type="float">
            <text:p>1.39954783734859</text:p>
          </table:table-cell>
          <table:table-cell office:value-type="float" office:value="0.484852636966222" calcext:value-type="float">
            <text:p>0.484852636966222</text:p>
          </table:table-cell>
          <table:table-cell office:value-type="float" office:value="0.086445529464387" calcext:value-type="float">
            <text:p>0.086445529464387</text:p>
          </table:table-cell>
          <table:table-cell office:value-type="float" office:value="0.0684874372997867" calcext:value-type="float">
            <text:p>0.068487437299787</text:p>
          </table:table-cell>
          <table:table-cell office:value-type="float" office:value="0.0345434065644339" calcext:value-type="float">
            <text:p>0.03454340656443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6964776131213" calcext:value-type="float">
            <text:p>0.466964776131213</text:p>
          </table:table-cell>
          <table:table-cell office:value-type="float" office:value="1.35354753424535" calcext:value-type="float">
            <text:p>1.35354753424535</text:p>
          </table:table-cell>
          <table:table-cell office:value-type="float" office:value="0.520005914785128" calcext:value-type="float">
            <text:p>0.520005914785128</text:p>
          </table:table-cell>
          <table:table-cell office:value-type="float" office:value="0.0744468671554406" calcext:value-type="float">
            <text:p>0.074446867155441</text:p>
          </table:table-cell>
          <table:table-cell office:value-type="float" office:value="0.0571145696099437" calcext:value-type="float">
            <text:p>0.057114569609944</text:p>
          </table:table-cell>
          <table:table-cell office:value-type="float" office:value="0.033344345761785" calcext:value-type="float">
            <text:p>0.0333443457617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0921114988369" calcext:value-type="float">
            <text:p>0.480921114988369</text:p>
          </table:table-cell>
          <table:table-cell office:value-type="float" office:value="1.35300558805443" calcext:value-type="float">
            <text:p>1.35300558805443</text:p>
          </table:table-cell>
          <table:table-cell office:value-type="float" office:value="0.519601788517239" calcext:value-type="float">
            <text:p>0.519601788517239</text:p>
          </table:table-cell>
          <table:table-cell office:value-type="float" office:value="0.0745965464985791" calcext:value-type="float">
            <text:p>0.074596546498579</text:p>
          </table:table-cell>
          <table:table-cell office:value-type="float" office:value="0.057072629829947" calcext:value-type="float">
            <text:p>0.057072629829947</text:p>
          </table:table-cell>
          <table:table-cell office:value-type="float" office:value="0.0332924579430649" calcext:value-type="float">
            <text:p>0.0332924579430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7382128577708" calcext:value-type="float">
            <text:p>0.467382128577708</text:p>
          </table:table-cell>
          <table:table-cell office:value-type="float" office:value="1.35307301426322" calcext:value-type="float">
            <text:p>1.35307301426322</text:p>
          </table:table-cell>
          <table:table-cell office:value-type="float" office:value="0.519905670788036" calcext:value-type="float">
            <text:p>0.519905670788036</text:p>
          </table:table-cell>
          <table:table-cell office:value-type="float" office:value="0.0746162602273957" calcext:value-type="float">
            <text:p>0.074616260227396</text:p>
          </table:table-cell>
          <table:table-cell office:value-type="float" office:value="0.0571053714772726" calcext:value-type="float">
            <text:p>0.057105371477273</text:p>
          </table:table-cell>
          <table:table-cell office:value-type="float" office:value="0.0333317253070017" calcext:value-type="float">
            <text:p>0.0333317253070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9375501886233" calcext:value-type="float">
            <text:p>0.669375501886233</text:p>
          </table:table-cell>
          <table:table-cell office:value-type="float" office:value="1.34736563848023" calcext:value-type="float">
            <text:p>1.34736563848023</text:p>
          </table:table-cell>
          <table:table-cell office:value-type="float" office:value="0.517598252942001" calcext:value-type="float">
            <text:p>0.517598252942001</text:p>
          </table:table-cell>
          <table:table-cell office:value-type="float" office:value="0.0730117199814113" calcext:value-type="float">
            <text:p>0.073011719981411</text:p>
          </table:table-cell>
          <table:table-cell office:value-type="float" office:value="0.0568565843361677" calcext:value-type="float">
            <text:p>0.056856584336168</text:p>
          </table:table-cell>
          <table:table-cell office:value-type="float" office:value="0.0330344479493479" calcext:value-type="float">
            <text:p>0.0330344479493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76890891321683" calcext:value-type="float">
            <text:p>0.476890891321683</text:p>
          </table:table-cell>
          <table:table-cell office:value-type="float" office:value="1.35245901455968" calcext:value-type="float">
            <text:p>1.35245901455968</text:p>
          </table:table-cell>
          <table:table-cell office:value-type="float" office:value="0.541633608954" calcext:value-type="float">
            <text:p>0.541633608954</text:p>
          </table:table-cell>
          <table:table-cell office:value-type="float" office:value="0.0908874960330216" calcext:value-type="float">
            <text:p>0.090887496033022</text:p>
          </table:table-cell>
          <table:table-cell office:value-type="float" office:value="0.0710459635735184" calcext:value-type="float">
            <text:p>0.071045963573518</text:p>
          </table:table-cell>
          <table:table-cell office:value-type="float" office:value="0.0435187137202704" calcext:value-type="float">
            <text:p>0.0435187137202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6516990419732" calcext:value-type="float">
            <text:p>0.496516990419732</text:p>
          </table:table-cell>
          <table:table-cell office:value-type="float" office:value="1.33277667048988" calcext:value-type="float">
            <text:p>1.33277667048988</text:p>
          </table:table-cell>
          <table:table-cell office:value-type="float" office:value="0.498868983599524" calcext:value-type="float">
            <text:p>0.498868983599524</text:p>
          </table:table-cell>
          <table:table-cell office:value-type="float" office:value="0.0762900109781698" calcext:value-type="float">
            <text:p>0.07629001097817</text:p>
          </table:table-cell>
          <table:table-cell office:value-type="float" office:value="0.0577426566107504" calcext:value-type="float">
            <text:p>0.057742656610751</text:p>
          </table:table-cell>
          <table:table-cell office:value-type="float" office:value="0.0314459329483938" calcext:value-type="float">
            <text:p>0.0314459329483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1378939170311" calcext:value-type="float">
            <text:p>0.491378939170311</text:p>
          </table:table-cell>
          <table:table-cell office:value-type="float" office:value="1.3328362302512" calcext:value-type="float">
            <text:p>1.3328362302512</text:p>
          </table:table-cell>
          <table:table-cell office:value-type="float" office:value="0.498888233694538" calcext:value-type="float">
            <text:p>0.498888233694538</text:p>
          </table:table-cell>
          <table:table-cell office:value-type="float" office:value="0.0767337450426334" calcext:value-type="float">
            <text:p>0.076733745042633</text:p>
          </table:table-cell>
          <table:table-cell office:value-type="float" office:value="0.0577456251273276" calcext:value-type="float">
            <text:p>0.057745625127328</text:p>
          </table:table-cell>
          <table:table-cell office:value-type="float" office:value="0.0314490530135988" calcext:value-type="float">
            <text:p>0.0314490530135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9583594999498" calcext:value-type="float">
            <text:p>0.489583594999498</text:p>
          </table:table-cell>
          <table:table-cell office:value-type="float" office:value="1.33284017566266" calcext:value-type="float">
            <text:p>1.33284017566266</text:p>
          </table:table-cell>
          <table:table-cell office:value-type="float" office:value="0.498929757092007" calcext:value-type="float">
            <text:p>0.498929757092007</text:p>
          </table:table-cell>
          <table:table-cell office:value-type="float" office:value="0.0765832049393107" calcext:value-type="float">
            <text:p>0.076583204939311</text:p>
          </table:table-cell>
          <table:table-cell office:value-type="float" office:value="0.0577503526806398" calcext:value-type="float">
            <text:p>0.05775035268064</text:p>
          </table:table-cell>
          <table:table-cell office:value-type="float" office:value="0.0314541262220112" calcext:value-type="float">
            <text:p>0.0314541262220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0938803954082" calcext:value-type="float">
            <text:p>0.690938803954082</text:p>
          </table:table-cell>
          <table:table-cell office:value-type="float" office:value="1.32700592837846" calcext:value-type="float">
            <text:p>1.32700592837846</text:p>
          </table:table-cell>
          <table:table-cell office:value-type="float" office:value="0.496608751137026" calcext:value-type="float">
            <text:p>0.496608751137026</text:p>
          </table:table-cell>
          <table:table-cell office:value-type="float" office:value="0.0749997839154191" calcext:value-type="float">
            <text:p>0.074999783915419</text:p>
          </table:table-cell>
          <table:table-cell office:value-type="float" office:value="0.057489427375479" calcext:value-type="float">
            <text:p>0.057489427375479</text:p>
          </table:table-cell>
          <table:table-cell office:value-type="float" office:value="0.0311600043783301" calcext:value-type="float">
            <text:p>0.031160004378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12501790272065" calcext:value-type="float">
            <text:p>0.512501790272065</text:p>
          </table:table-cell>
          <table:table-cell office:value-type="float" office:value="1.32339462708037" calcext:value-type="float">
            <text:p>1.32339462708037</text:p>
          </table:table-cell>
          <table:table-cell office:value-type="float" office:value="0.49879370532332" calcext:value-type="float">
            <text:p>0.49879370532332</text:p>
          </table:table-cell>
          <table:table-cell office:value-type="float" office:value="0.0834516378194647" calcext:value-type="float">
            <text:p>0.083451637819465</text:p>
          </table:table-cell>
          <table:table-cell office:value-type="float" office:value="0.0637194594385888" calcext:value-type="float">
            <text:p>0.063719459438589</text:p>
          </table:table-cell>
          <table:table-cell office:value-type="float" office:value="0.0359357006068691" calcext:value-type="float">
            <text:p>0.03593570060686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68553440235" calcext:value-type="float">
            <text:p>0.4768553440235</text:p>
          </table:table-cell>
          <table:table-cell office:value-type="float" office:value="1.31964706999106" calcext:value-type="float">
            <text:p>1.31964706999106</text:p>
          </table:table-cell>
          <table:table-cell office:value-type="float" office:value="0.495577475043704" calcext:value-type="float">
            <text:p>0.495577475043704</text:p>
          </table:table-cell>
          <table:table-cell office:value-type="float" office:value="0.0742508899318935" calcext:value-type="float">
            <text:p>0.074250889931894</text:p>
          </table:table-cell>
          <table:table-cell office:value-type="float" office:value="0.0564914583385505" calcext:value-type="float">
            <text:p>0.056491458338551</text:p>
          </table:table-cell>
          <table:table-cell office:value-type="float" office:value="0.031391599410206" calcext:value-type="float">
            <text:p>0.0313915994102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5002986747388" calcext:value-type="float">
            <text:p>0.465002986747388</text:p>
          </table:table-cell>
          <table:table-cell office:value-type="float" office:value="1.3198978080951" calcext:value-type="float">
            <text:p>1.3198978080951</text:p>
          </table:table-cell>
          <table:table-cell office:value-type="float" office:value="0.4957622769012" calcext:value-type="float">
            <text:p>0.4957622769012</text:p>
          </table:table-cell>
          <table:table-cell office:value-type="float" office:value="0.0747357656313236" calcext:value-type="float">
            <text:p>0.074735765631324</text:p>
          </table:table-cell>
          <table:table-cell office:value-type="float" office:value="0.0565126784918658" calcext:value-type="float">
            <text:p>0.056512678491866</text:p>
          </table:table-cell>
          <table:table-cell office:value-type="float" office:value="0.0314159024876641" calcext:value-type="float">
            <text:p>0.0314159024876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0754448692156" calcext:value-type="float">
            <text:p>0.470754448692156</text:p>
          </table:table-cell>
          <table:table-cell office:value-type="float" office:value="1.31990187065765" calcext:value-type="float">
            <text:p>1.31990187065765</text:p>
          </table:table-cell>
          <table:table-cell office:value-type="float" office:value="0.495626032735343" calcext:value-type="float">
            <text:p>0.495626032735343</text:p>
          </table:table-cell>
          <table:table-cell office:value-type="float" office:value="0.0745084267026303" calcext:value-type="float">
            <text:p>0.07450842670263</text:p>
          </table:table-cell>
          <table:table-cell office:value-type="float" office:value="0.0564975016637714" calcext:value-type="float">
            <text:p>0.056497501663772</text:p>
          </table:table-cell>
          <table:table-cell office:value-type="float" office:value="0.0313981923406864" calcext:value-type="float">
            <text:p>0.0313981923406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9725791901872" calcext:value-type="float">
            <text:p>0.669725791901872</text:p>
          </table:table-cell>
          <table:table-cell office:value-type="float" office:value="1.31425521491726" calcext:value-type="float">
            <text:p>1.31425521491726</text:p>
          </table:table-cell>
          <table:table-cell office:value-type="float" office:value="0.493359220200827" calcext:value-type="float">
            <text:p>0.493359220200827</text:p>
          </table:table-cell>
          <table:table-cell office:value-type="float" office:value="0.0729522453923872" calcext:value-type="float">
            <text:p>0.072952245392387</text:p>
          </table:table-cell>
          <table:table-cell office:value-type="float" office:value="0.0562479141869498" calcext:value-type="float">
            <text:p>0.05624791418695</text:p>
          </table:table-cell>
          <table:table-cell office:value-type="float" office:value="0.031109587621453" calcext:value-type="float">
            <text:p>0.0311095876214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91426850277547" calcext:value-type="float">
            <text:p>0.491426850277547</text:p>
          </table:table-cell>
          <table:table-cell office:value-type="float" office:value="1.30279158105707" calcext:value-type="float">
            <text:p>1.30279158105707</text:p>
          </table:table-cell>
          <table:table-cell office:value-type="float" office:value="0.466649692279119" calcext:value-type="float">
            <text:p>0.466649692279119</text:p>
          </table:table-cell>
          <table:table-cell office:value-type="float" office:value="0.0675292064870089" calcext:value-type="float">
            <text:p>0.067529206487009</text:p>
          </table:table-cell>
          <table:table-cell office:value-type="float" office:value="0.0539815427135982" calcext:value-type="float">
            <text:p>0.053981542713598</text:p>
          </table:table-cell>
          <table:table-cell office:value-type="float" office:value="0.0275980504887869" calcext:value-type="float">
            <text:p>0.02759805048878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1782753665035" calcext:value-type="float">
            <text:p>0.541782753665035</text:p>
          </table:table-cell>
          <table:table-cell office:value-type="float" office:value="1.24985736839276" calcext:value-type="float">
            <text:p>1.24985736839276</text:p>
          </table:table-cell>
          <table:table-cell office:value-type="float" office:value="0.506552185740228" calcext:value-type="float">
            <text:p>0.506552185740228</text:p>
          </table:table-cell>
          <table:table-cell office:value-type="float" office:value="0.0719940882443947" calcext:value-type="float">
            <text:p>0.071994088244395</text:p>
          </table:table-cell>
          <table:table-cell office:value-type="float" office:value="0.0561190755444316" calcext:value-type="float">
            <text:p>0.056119075544432</text:p>
          </table:table-cell>
          <table:table-cell office:value-type="float" office:value="0.0318649438013928" calcext:value-type="float">
            <text:p>0.0318649438013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4176986106941" calcext:value-type="float">
            <text:p>0.524176986106941</text:p>
          </table:table-cell>
          <table:table-cell office:value-type="float" office:value="1.25021187987227" calcext:value-type="float">
            <text:p>1.25021187987227</text:p>
          </table:table-cell>
          <table:table-cell office:value-type="float" office:value="0.506875195684675" calcext:value-type="float">
            <text:p>0.506875195684675</text:p>
          </table:table-cell>
          <table:table-cell office:value-type="float" office:value="0.0725987273477558" calcext:value-type="float">
            <text:p>0.072598727347756</text:p>
          </table:table-cell>
          <table:table-cell office:value-type="float" office:value="0.0561542998639163" calcext:value-type="float">
            <text:p>0.056154299863916</text:p>
          </table:table-cell>
          <table:table-cell office:value-type="float" office:value="0.0319067765615405" calcext:value-type="float">
            <text:p>0.0319067765615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7687433394992" calcext:value-type="float">
            <text:p>0.527687433394992</text:p>
          </table:table-cell>
          <table:table-cell office:value-type="float" office:value="1.25021450174194" calcext:value-type="float">
            <text:p>1.25021450174194</text:p>
          </table:table-cell>
          <table:table-cell office:value-type="float" office:value="0.506788784736784" calcext:value-type="float">
            <text:p>0.506788784736784</text:p>
          </table:table-cell>
          <table:table-cell office:value-type="float" office:value="0.0723848895747811" calcext:value-type="float">
            <text:p>0.072384889574781</text:p>
          </table:table-cell>
          <table:table-cell office:value-type="float" office:value="0.0561449296970855" calcext:value-type="float">
            <text:p>0.056144929697086</text:p>
          </table:table-cell>
          <table:table-cell office:value-type="float" office:value="0.0318955097210611" calcext:value-type="float">
            <text:p>0.0318955097210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898472192143" calcext:value-type="float">
            <text:p>0.73898472192143</text:p>
          </table:table-cell>
          <table:table-cell office:value-type="float" office:value="1.24436886893364" calcext:value-type="float">
            <text:p>1.24436886893364</text:p>
          </table:table-cell>
          <table:table-cell office:value-type="float" office:value="0.504299295850988" calcext:value-type="float">
            <text:p>0.504299295850988</text:p>
          </table:table-cell>
          <table:table-cell office:value-type="float" office:value="0.0706386918419442" calcext:value-type="float">
            <text:p>0.070638691841944</text:p>
          </table:table-cell>
          <table:table-cell office:value-type="float" office:value="0.0558741678567037" calcext:value-type="float">
            <text:p>0.055874167856704</text:p>
          </table:table-cell>
          <table:table-cell office:value-type="float" office:value="0.0315804469039025" calcext:value-type="float">
            <text:p>0.0315804469039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7017069654212" calcext:value-type="float">
            <text:p>0.567017069654212</text:p>
          </table:table-cell>
          <table:table-cell office:value-type="float" office:value="1.21994208599716" calcext:value-type="float">
            <text:p>1.21994208599716</text:p>
          </table:table-cell>
          <table:table-cell office:value-type="float" office:value="0.491360274787309" calcext:value-type="float">
            <text:p>0.491360274787309</text:p>
          </table:table-cell>
          <table:table-cell office:value-type="float" office:value="0.0709108171626138" calcext:value-type="float">
            <text:p>0.070910817162614</text:p>
          </table:table-cell>
          <table:table-cell office:value-type="float" office:value="0.0584781603892355" calcext:value-type="float">
            <text:p>0.058478160389236</text:p>
          </table:table-cell>
          <table:table-cell office:value-type="float" office:value="0.0321034182996931" calcext:value-type="float">
            <text:p>0.03210341829969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8119460849469" calcext:value-type="float">
            <text:p>0.498119460849469</text:p>
          </table:table-cell>
          <table:table-cell office:value-type="float" office:value="1.29512348355341" calcext:value-type="float">
            <text:p>1.29512348355341</text:p>
          </table:table-cell>
          <table:table-cell office:value-type="float" office:value="0.526973772411021" calcext:value-type="float">
            <text:p>0.526973772411021</text:p>
          </table:table-cell>
          <table:table-cell office:value-type="float" office:value="0.074464432954248" calcext:value-type="float">
            <text:p>0.074464432954248</text:p>
          </table:table-cell>
          <table:table-cell office:value-type="float" office:value="0.0584872274083772" calcext:value-type="float">
            <text:p>0.058487227408377</text:p>
          </table:table-cell>
          <table:table-cell office:value-type="float" office:value="0.0339979837793189" calcext:value-type="float">
            <text:p>0.0339979837793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5946661709049" calcext:value-type="float">
            <text:p>0.495946661709049</text:p>
          </table:table-cell>
          <table:table-cell office:value-type="float" office:value="1.29495388266387" calcext:value-type="float">
            <text:p>1.29495388266387</text:p>
          </table:table-cell>
          <table:table-cell office:value-type="float" office:value="0.526927739220079" calcext:value-type="float">
            <text:p>0.526927739220079</text:p>
          </table:table-cell>
          <table:table-cell office:value-type="float" office:value="0.0748851737207771" calcext:value-type="float">
            <text:p>0.074885173720777</text:p>
          </table:table-cell>
          <table:table-cell office:value-type="float" office:value="0.0584822627183501" calcext:value-type="float">
            <text:p>0.05848226271835</text:p>
          </table:table-cell>
          <table:table-cell office:value-type="float" office:value="0.0339926306131587" calcext:value-type="float">
            <text:p>0.0339926306131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7469869344258" calcext:value-type="float">
            <text:p>0.497469869344258</text:p>
          </table:table-cell>
          <table:table-cell office:value-type="float" office:value="1.29495088101781" calcext:value-type="float">
            <text:p>1.29495088101781</text:p>
          </table:table-cell>
          <table:table-cell office:value-type="float" office:value="0.52689176167662" calcext:value-type="float">
            <text:p>0.52689176167662</text:p>
          </table:table-cell>
          <table:table-cell office:value-type="float" office:value="0.0746794419757396" calcext:value-type="float">
            <text:p>0.07467944197574</text:p>
          </table:table-cell>
          <table:table-cell office:value-type="float" office:value="0.0584783185843558" calcext:value-type="float">
            <text:p>0.058478318584356</text:p>
          </table:table-cell>
          <table:table-cell office:value-type="float" office:value="0.0339876973477217" calcext:value-type="float">
            <text:p>0.0339876973477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0846075477168" calcext:value-type="float">
            <text:p>0.700846075477168</text:p>
          </table:table-cell>
          <table:table-cell office:value-type="float" office:value="1.28942316540903" calcext:value-type="float">
            <text:p>1.28942316540903</text:p>
          </table:table-cell>
          <table:table-cell office:value-type="float" office:value="0.524557477594559" calcext:value-type="float">
            <text:p>0.524557477594559</text:p>
          </table:table-cell>
          <table:table-cell office:value-type="float" office:value="0.0730074298669526" calcext:value-type="float">
            <text:p>0.073007429866953</text:p>
          </table:table-cell>
          <table:table-cell office:value-type="float" office:value="0.0582213204758899" calcext:value-type="float">
            <text:p>0.05822132047589</text:p>
          </table:table-cell>
          <table:table-cell office:value-type="float" office:value="0.0336850511247917" calcext:value-type="float">
            <text:p>0.0336850511247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72705238288853" calcext:value-type="float">
            <text:p>0.472705238288853</text:p>
          </table:table-cell>
          <table:table-cell office:value-type="float" office:value="1.32515296295749" calcext:value-type="float">
            <text:p>1.32515296295749</text:p>
          </table:table-cell>
          <table:table-cell office:value-type="float" office:value="0.51204400885692" calcext:value-type="float">
            <text:p>0.51204400885692</text:p>
          </table:table-cell>
          <table:table-cell office:value-type="float" office:value="0.0788840347325428" calcext:value-type="float">
            <text:p>0.078884034732543</text:p>
          </table:table-cell>
          <table:table-cell office:value-type="float" office:value="0.0637504640394915" calcext:value-type="float">
            <text:p>0.063750464039492</text:p>
          </table:table-cell>
          <table:table-cell office:value-type="float" office:value="0.0375174571025254" calcext:value-type="float">
            <text:p>0.03751745710252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1650557892239" calcext:value-type="float">
            <text:p>0.571650557892239</text:p>
          </table:table-cell>
          <table:table-cell office:value-type="float" office:value="1.21584064885157" calcext:value-type="float">
            <text:p>1.21584064885157</text:p>
          </table:table-cell>
          <table:table-cell office:value-type="float" office:value="0.48163516853928" calcext:value-type="float">
            <text:p>0.48163516853928</text:p>
          </table:table-cell>
          <table:table-cell office:value-type="float" office:value="0.0709662777597745" calcext:value-type="float">
            <text:p>0.070966277759775</text:p>
          </table:table-cell>
          <table:table-cell office:value-type="float" office:value="0.0538370083758682" calcext:value-type="float">
            <text:p>0.053837008375868</text:p>
          </table:table-cell>
          <table:table-cell office:value-type="float" office:value="0.0308751239181495" calcext:value-type="float">
            <text:p>0.030875123918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7685522956151" calcext:value-type="float">
            <text:p>0.567685522956151</text:p>
          </table:table-cell>
          <table:table-cell office:value-type="float" office:value="1.21587029320494" calcext:value-type="float">
            <text:p>1.21587029320494</text:p>
          </table:table-cell>
          <table:table-cell office:value-type="float" office:value="0.481656631311201" calcext:value-type="float">
            <text:p>0.481656631311201</text:p>
          </table:table-cell>
          <table:table-cell office:value-type="float" office:value="0.0712912539494102" calcext:value-type="float">
            <text:p>0.07129125394941</text:p>
          </table:table-cell>
          <table:table-cell office:value-type="float" office:value="0.0538379974808351" calcext:value-type="float">
            <text:p>0.053837997480835</text:p>
          </table:table-cell>
          <table:table-cell office:value-type="float" office:value="0.0308783423121677" calcext:value-type="float">
            <text:p>0.0308783423121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6717753891572" calcext:value-type="float">
            <text:p>0.566717753891572</text:p>
          </table:table-cell>
          <table:table-cell office:value-type="float" office:value="1.21586897296886" calcext:value-type="float">
            <text:p>1.21586897296886</text:p>
          </table:table-cell>
          <table:table-cell office:value-type="float" office:value="0.481679031239447" calcext:value-type="float">
            <text:p>0.481679031239447</text:p>
          </table:table-cell>
          <table:table-cell office:value-type="float" office:value="0.0711796450750141" calcext:value-type="float">
            <text:p>0.071179645075014</text:p>
          </table:table-cell>
          <table:table-cell office:value-type="float" office:value="0.0538404344973469" calcext:value-type="float">
            <text:p>0.053840434497347</text:p>
          </table:table-cell>
          <table:table-cell office:value-type="float" office:value="0.030881101536118" calcext:value-type="float">
            <text:p>0.0308811015361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9289857349153" calcext:value-type="float">
            <text:p>0.759289857349153</text:p>
          </table:table-cell>
          <table:table-cell office:value-type="float" office:value="1.21074916906925" calcext:value-type="float">
            <text:p>1.21074916906925</text:p>
          </table:table-cell>
          <table:table-cell office:value-type="float" office:value="0.479538533861879" calcext:value-type="float">
            <text:p>0.479538533861879</text:p>
          </table:table-cell>
          <table:table-cell office:value-type="float" office:value="0.0696703353026873" calcext:value-type="float">
            <text:p>0.069670335302687</text:p>
          </table:table-cell>
          <table:table-cell office:value-type="float" office:value="0.0536071550241282" calcext:value-type="float">
            <text:p>0.053607155024128</text:p>
          </table:table-cell>
          <table:table-cell office:value-type="float" office:value="0.0306053790686614" calcext:value-type="float">
            <text:p>0.0306053790686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059636058355" calcext:value-type="float">
            <text:p>0.613059636058355</text:p>
          </table:table-cell>
          <table:table-cell office:value-type="float" office:value="1.1773465793656" calcext:value-type="float">
            <text:p>1.1773465793656</text:p>
          </table:table-cell>
          <table:table-cell office:value-type="float" office:value="0.457747627693938" calcext:value-type="float">
            <text:p>0.457747627693938</text:p>
          </table:table-cell>
          <table:table-cell office:value-type="float" office:value="0.0712568975650521" calcext:value-type="float">
            <text:p>0.071256897565052</text:p>
          </table:table-cell>
          <table:table-cell office:value-type="float" office:value="0.0582878244899127" calcext:value-type="float">
            <text:p>0.058287824489913</text:p>
          </table:table-cell>
          <table:table-cell office:value-type="float" office:value="0.0301224254132199" calcext:value-type="float">
            <text:p>0.030122425413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39680563097979" calcext:value-type="float">
            <text:p>0.339680563097979</text:p>
          </table:table-cell>
          <table:table-cell office:value-type="float" office:value="1.42191908429387" calcext:value-type="float">
            <text:p>1.42191908429387</text:p>
          </table:table-cell>
          <table:table-cell office:value-type="float" office:value="0.528510971812813" calcext:value-type="float">
            <text:p>0.528510971812813</text:p>
          </table:table-cell>
          <table:table-cell office:value-type="float" office:value="0.0800401234988748" calcext:value-type="float">
            <text:p>0.080040123498875</text:p>
          </table:table-cell>
          <table:table-cell office:value-type="float" office:value="0.0595525119369824" calcext:value-type="float">
            <text:p>0.059552511936982</text:p>
          </table:table-cell>
          <table:table-cell office:value-type="float" office:value="0.0337940278514863" calcext:value-type="float">
            <text:p>0.033794027851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40125938927184" calcext:value-type="float">
            <text:p>0.340125938927184</text:p>
          </table:table-cell>
          <table:table-cell office:value-type="float" office:value="1.42174143461105" calcext:value-type="float">
            <text:p>1.42174143461105</text:p>
          </table:table-cell>
          <table:table-cell office:value-type="float" office:value="0.528400922965899" calcext:value-type="float">
            <text:p>0.528400922965899</text:p>
          </table:table-cell>
          <table:table-cell office:value-type="float" office:value="0.0803647653855801" calcext:value-type="float">
            <text:p>0.08036476538558</text:p>
          </table:table-cell>
          <table:table-cell office:value-type="float" office:value="0.0595406278796971" calcext:value-type="float">
            <text:p>0.059540627879697</text:p>
          </table:table-cell>
          <table:table-cell office:value-type="float" office:value="0.0337804379811873" calcext:value-type="float">
            <text:p>0.033780437981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4351324817724" calcext:value-type="float">
            <text:p>0.34351324817724</text:p>
          </table:table-cell>
          <table:table-cell office:value-type="float" office:value="1.42173620679435" calcext:value-type="float">
            <text:p>1.42173620679435</text:p>
          </table:table-cell>
          <table:table-cell office:value-type="float" office:value="0.528317580721944" calcext:value-type="float">
            <text:p>0.528317580721944</text:p>
          </table:table-cell>
          <table:table-cell office:value-type="float" office:value="0.0801621188244027" calcext:value-type="float">
            <text:p>0.080162118824403</text:p>
          </table:table-cell>
          <table:table-cell office:value-type="float" office:value="0.0595315361568278" calcext:value-type="float">
            <text:p>0.059531536156828</text:p>
          </table:table-cell>
          <table:table-cell office:value-type="float" office:value="0.033769418558657" calcext:value-type="float">
            <text:p>0.0337694185586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45066542380411" calcext:value-type="float">
            <text:p>0.545066542380411</text:p>
          </table:table-cell>
          <table:table-cell office:value-type="float" office:value="1.41579348083167" calcext:value-type="float">
            <text:p>1.41579348083167</text:p>
          </table:table-cell>
          <table:table-cell office:value-type="float" office:value="0.525950576223342" calcext:value-type="float">
            <text:p>0.525950576223342</text:p>
          </table:table-cell>
          <table:table-cell office:value-type="float" office:value="0.0786209506870886" calcext:value-type="float">
            <text:p>0.078620950687089</text:p>
          </table:table-cell>
          <table:table-cell office:value-type="float" office:value="0.059274336661086" calcext:value-type="float">
            <text:p>0.059274336661086</text:p>
          </table:table-cell>
          <table:table-cell office:value-type="float" office:value="0.0334654337729241" calcext:value-type="float">
            <text:p>0.0334654337729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75086482201291" calcext:value-type="float">
            <text:p>0.275086482201291</text:p>
          </table:table-cell>
          <table:table-cell office:value-type="float" office:value="1.47730716118234" calcext:value-type="float">
            <text:p>1.47730716118234</text:p>
          </table:table-cell>
          <table:table-cell office:value-type="float" office:value="0.534072576668421" calcext:value-type="float">
            <text:p>0.534072576668421</text:p>
          </table:table-cell>
          <table:table-cell office:value-type="float" office:value="0.0926525047576667" calcext:value-type="float">
            <text:p>0.092652504757667</text:p>
          </table:table-cell>
          <table:table-cell office:value-type="float" office:value="0.0667468309117078" calcext:value-type="float">
            <text:p>0.066746830911708</text:p>
          </table:table-cell>
          <table:table-cell office:value-type="float" office:value="0.0404145790555997" calcext:value-type="float">
            <text:p>0.0404145790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7574769148658" calcext:value-type="float">
            <text:p>0.607574769148658</text:p>
          </table:table-cell>
          <table:table-cell office:value-type="float" office:value="1.24047917652693" calcext:value-type="float">
            <text:p>1.24047917652693</text:p>
          </table:table-cell>
          <table:table-cell office:value-type="float" office:value="0.482748783845845" calcext:value-type="float">
            <text:p>0.482748783845845</text:p>
          </table:table-cell>
          <table:table-cell office:value-type="float" office:value="0.0717069549546871" calcext:value-type="float">
            <text:p>0.071706954954687</text:p>
          </table:table-cell>
          <table:table-cell office:value-type="float" office:value="0.0554151933098749" calcext:value-type="float">
            <text:p>0.055415193309875</text:p>
          </table:table-cell>
          <table:table-cell office:value-type="float" office:value="0.0308224371064125" calcext:value-type="float">
            <text:p>0.0308224371064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2659715909111" calcext:value-type="float">
            <text:p>0.602659715909111</text:p>
          </table:table-cell>
          <table:table-cell office:value-type="float" office:value="1.24055006210439" calcext:value-type="float">
            <text:p>1.24055006210439</text:p>
          </table:table-cell>
          <table:table-cell office:value-type="float" office:value="0.482768161413633" calcext:value-type="float">
            <text:p>0.482768161413633</text:p>
          </table:table-cell>
          <table:table-cell office:value-type="float" office:value="0.0721177034877178" calcext:value-type="float">
            <text:p>0.072117703487718</text:p>
          </table:table-cell>
          <table:table-cell office:value-type="float" office:value="0.0554191851036384" calcext:value-type="float">
            <text:p>0.055419185103638</text:p>
          </table:table-cell>
          <table:table-cell office:value-type="float" office:value="0.030825499586855" calcext:value-type="float">
            <text:p>0.0308254995868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5910996320728" calcext:value-type="float">
            <text:p>0.605910996320728</text:p>
          </table:table-cell>
          <table:table-cell office:value-type="float" office:value="1.24054452233225" calcext:value-type="float">
            <text:p>1.24054452233225</text:p>
          </table:table-cell>
          <table:table-cell office:value-type="float" office:value="0.482699114636547" calcext:value-type="float">
            <text:p>0.482699114636547</text:p>
          </table:table-cell>
          <table:table-cell office:value-type="float" office:value="0.0719115285000561" calcext:value-type="float">
            <text:p>0.071911528500056</text:p>
          </table:table-cell>
          <table:table-cell office:value-type="float" office:value="0.0554111153238024" calcext:value-type="float">
            <text:p>0.055411115323803</text:p>
          </table:table-cell>
          <table:table-cell office:value-type="float" office:value="0.0308163647917433" calcext:value-type="float">
            <text:p>0.0308163647917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9552289553188" calcext:value-type="float">
            <text:p>0.79552289553188</text:p>
          </table:table-cell>
          <table:table-cell office:value-type="float" office:value="1.23542415011718" calcext:value-type="float">
            <text:p>1.23542415011718</text:p>
          </table:table-cell>
          <table:table-cell office:value-type="float" office:value="0.480628539559286" calcext:value-type="float">
            <text:p>0.480628539559286</text:p>
          </table:table-cell>
          <table:table-cell office:value-type="float" office:value="0.0704188151158995" calcext:value-type="float">
            <text:p>0.0704188151159</text:p>
          </table:table-cell>
          <table:table-cell office:value-type="float" office:value="0.0551759845095637" calcext:value-type="float">
            <text:p>0.055175984509564</text:p>
          </table:table-cell>
          <table:table-cell office:value-type="float" office:value="0.0305507554529017" calcext:value-type="float">
            <text:p>0.030550755452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24017856112834" calcext:value-type="float">
            <text:p>0.624017856112834</text:p>
          </table:table-cell>
          <table:table-cell office:value-type="float" office:value="1.22123016338742" calcext:value-type="float">
            <text:p>1.22123016338742</text:p>
          </table:table-cell>
          <table:table-cell office:value-type="float" office:value="0.484046066997535" calcext:value-type="float">
            <text:p>0.484046066997535</text:p>
          </table:table-cell>
          <table:table-cell office:value-type="float" office:value="0.0746945184988765" calcext:value-type="float">
            <text:p>0.074694518498877</text:p>
          </table:table-cell>
          <table:table-cell office:value-type="float" office:value="0.06159900956705" calcext:value-type="float">
            <text:p>0.06159900956705</text:p>
          </table:table-cell>
          <table:table-cell office:value-type="float" office:value="0.0332905294420336" calcext:value-type="float">
            <text:p>0.03329052944203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048044715379" calcext:value-type="float">
            <text:p>0.47048044715379</text:p>
          </table:table-cell>
          <table:table-cell office:value-type="float" office:value="1.31726196294862" calcext:value-type="float">
            <text:p>1.31726196294862</text:p>
          </table:table-cell>
          <table:table-cell office:value-type="float" office:value="0.491115374630685" calcext:value-type="float">
            <text:p>0.491115374630685</text:p>
          </table:table-cell>
          <table:table-cell office:value-type="float" office:value="0.0713689380756601" calcext:value-type="float">
            <text:p>0.07136893807566</text:p>
          </table:table-cell>
          <table:table-cell office:value-type="float" office:value="0.0543864511261756" calcext:value-type="float">
            <text:p>0.054386451126176</text:p>
          </table:table-cell>
          <table:table-cell office:value-type="float" office:value="0.030049541549603" calcext:value-type="float">
            <text:p>0.0300495415496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8621205351136" calcext:value-type="float">
            <text:p>0.468621205351136</text:p>
          </table:table-cell>
          <table:table-cell office:value-type="float" office:value="1.31719332901257" calcext:value-type="float">
            <text:p>1.31719332901257</text:p>
          </table:table-cell>
          <table:table-cell office:value-type="float" office:value="0.491073515654766" calcext:value-type="float">
            <text:p>0.491073515654766</text:p>
          </table:table-cell>
          <table:table-cell office:value-type="float" office:value="0.0717105199317188" calcext:value-type="float">
            <text:p>0.071710519931719</text:p>
          </table:table-cell>
          <table:table-cell office:value-type="float" office:value="0.0543831215434539" calcext:value-type="float">
            <text:p>0.054383121543454</text:p>
          </table:table-cell>
          <table:table-cell office:value-type="float" office:value="0.0300448720164062" calcext:value-type="float">
            <text:p>0.0300448720164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9330266391235" calcext:value-type="float">
            <text:p>0.469330266391235</text:p>
          </table:table-cell>
          <table:table-cell office:value-type="float" office:value="1.31718828768112" calcext:value-type="float">
            <text:p>1.31718828768112</text:p>
          </table:table-cell>
          <table:table-cell office:value-type="float" office:value="0.491055533006287" calcext:value-type="float">
            <text:p>0.491055533006287</text:p>
          </table:table-cell>
          <table:table-cell office:value-type="float" office:value="0.0715487077347845" calcext:value-type="float">
            <text:p>0.071548707734785</text:p>
          </table:table-cell>
          <table:table-cell office:value-type="float" office:value="0.0543812827488578" calcext:value-type="float">
            <text:p>0.054381282748858</text:p>
          </table:table-cell>
          <table:table-cell office:value-type="float" office:value="0.0300424621079066" calcext:value-type="float">
            <text:p>0.0300424621079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1636338746534" calcext:value-type="float">
            <text:p>0.661636338746534</text:p>
          </table:table-cell>
          <table:table-cell office:value-type="float" office:value="1.31184720406332" calcext:value-type="float">
            <text:p>1.31184720406332</text:p>
          </table:table-cell>
          <table:table-cell office:value-type="float" office:value="0.488958325945376" calcext:value-type="float">
            <text:p>0.488958325945376</text:p>
          </table:table-cell>
          <table:table-cell office:value-type="float" office:value="0.0701315943777189" calcext:value-type="float">
            <text:p>0.070131594377719</text:p>
          </table:table-cell>
          <table:table-cell office:value-type="float" office:value="0.0541540747907829" calcext:value-type="float">
            <text:p>0.054154074790783</text:p>
          </table:table-cell>
          <table:table-cell office:value-type="float" office:value="0.029784647245598" calcext:value-type="float">
            <text:p>0.0297846472455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86002537593719" calcext:value-type="float">
            <text:p>0.486002537593719</text:p>
          </table:table-cell>
          <table:table-cell office:value-type="float" office:value="1.30897116602768" calcext:value-type="float">
            <text:p>1.30897116602768</text:p>
          </table:table-cell>
          <table:table-cell office:value-type="float" office:value="0.468460705571887" calcext:value-type="float">
            <text:p>0.468460705571887</text:p>
          </table:table-cell>
          <table:table-cell office:value-type="float" office:value="0.0683916436301006" calcext:value-type="float">
            <text:p>0.068391643630101</text:p>
          </table:table-cell>
          <table:table-cell office:value-type="float" office:value="0.0560372853125138" calcext:value-type="float">
            <text:p>0.056037285312514</text:p>
          </table:table-cell>
          <table:table-cell office:value-type="float" office:value="0.0291388602615289" calcext:value-type="float">
            <text:p>0.02913886026152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000791235443" calcext:value-type="float">
            <text:p>0.53000791235443</text:p>
          </table:table-cell>
          <table:table-cell office:value-type="float" office:value="1.26648975034105" calcext:value-type="float">
            <text:p>1.26648975034105</text:p>
          </table:table-cell>
          <table:table-cell office:value-type="float" office:value="0.491855893767337" calcext:value-type="float">
            <text:p>0.491855893767337</text:p>
          </table:table-cell>
          <table:table-cell office:value-type="float" office:value="0.0762326005581003" calcext:value-type="float">
            <text:p>0.0762326005581</text:p>
          </table:table-cell>
          <table:table-cell office:value-type="float" office:value="0.0592518830070231" calcext:value-type="float">
            <text:p>0.059251883007023</text:p>
          </table:table-cell>
          <table:table-cell office:value-type="float" office:value="0.0321919238929353" calcext:value-type="float">
            <text:p>0.0321919238929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9672312865979" calcext:value-type="float">
            <text:p>0.529672312865979</text:p>
          </table:table-cell>
          <table:table-cell office:value-type="float" office:value="1.26638449321903" calcext:value-type="float">
            <text:p>1.26638449321903</text:p>
          </table:table-cell>
          <table:table-cell office:value-type="float" office:value="0.491778159799266" calcext:value-type="float">
            <text:p>0.491778159799266</text:p>
          </table:table-cell>
          <table:table-cell office:value-type="float" office:value="0.0766043570088126" calcext:value-type="float">
            <text:p>0.076604357008813</text:p>
          </table:table-cell>
          <table:table-cell office:value-type="float" office:value="0.0592419371547991" calcext:value-type="float">
            <text:p>0.059241937154799</text:p>
          </table:table-cell>
          <table:table-cell office:value-type="float" office:value="0.0321821919401196" calcext:value-type="float">
            <text:p>0.032182191940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7146840921217" calcext:value-type="float">
            <text:p>0.527146840921217</text:p>
          </table:table-cell>
          <table:table-cell office:value-type="float" office:value="1.26638656826339" calcext:value-type="float">
            <text:p>1.26638656826339</text:p>
          </table:table-cell>
          <table:table-cell office:value-type="float" office:value="0.491832529051183" calcext:value-type="float">
            <text:p>0.491832529051183</text:p>
          </table:table-cell>
          <table:table-cell office:value-type="float" office:value="0.0764722466975069" calcext:value-type="float">
            <text:p>0.076472246697507</text:p>
          </table:table-cell>
          <table:table-cell office:value-type="float" office:value="0.0592484335071991" calcext:value-type="float">
            <text:p>0.059248433507199</text:p>
          </table:table-cell>
          <table:table-cell office:value-type="float" office:value="0.0321892126135204" calcext:value-type="float">
            <text:p>0.032189212613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1204282498614" calcext:value-type="float">
            <text:p>0.721204282498614</text:p>
          </table:table-cell>
          <table:table-cell office:value-type="float" office:value="1.26123710672132" calcext:value-type="float">
            <text:p>1.26123710672132</text:p>
          </table:table-cell>
          <table:table-cell office:value-type="float" office:value="0.489728427568321" calcext:value-type="float">
            <text:p>0.489728427568321</text:p>
          </table:table-cell>
          <table:table-cell office:value-type="float" office:value="0.0749091633760647" calcext:value-type="float">
            <text:p>0.074909163376065</text:p>
          </table:table-cell>
          <table:table-cell office:value-type="float" office:value="0.0590006921118557" calcext:value-type="float">
            <text:p>0.059000692111856</text:p>
          </table:table-cell>
          <table:table-cell office:value-type="float" office:value="0.0319124287941823" calcext:value-type="float">
            <text:p>0.0319124287941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51277661779493" calcext:value-type="float">
            <text:p>0.551277661779493</text:p>
          </table:table-cell>
          <table:table-cell office:value-type="float" office:value="1.25318880498159" calcext:value-type="float">
            <text:p>1.25318880498159</text:p>
          </table:table-cell>
          <table:table-cell office:value-type="float" office:value="0.500358278840137" calcext:value-type="float">
            <text:p>0.500358278840137</text:p>
          </table:table-cell>
          <table:table-cell office:value-type="float" office:value="0.0750327108800557" calcext:value-type="float">
            <text:p>0.075032710880056</text:p>
          </table:table-cell>
          <table:table-cell office:value-type="float" office:value="0.05957572424341" calcext:value-type="float">
            <text:p>0.05957572424341</text:p>
          </table:table-cell>
          <table:table-cell office:value-type="float" office:value="0.0375308781908053" calcext:value-type="float">
            <text:p>0.03753087819080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04160797617018" calcext:value-type="float">
            <text:p>0.404160797617018</text:p>
          </table:table-cell>
          <table:table-cell office:value-type="float" office:value="1.37216638641623" calcext:value-type="float">
            <text:p>1.37216638641623</text:p>
          </table:table-cell>
          <table:table-cell office:value-type="float" office:value="0.469761288408096" calcext:value-type="float">
            <text:p>0.469761288408096</text:p>
          </table:table-cell>
          <table:table-cell office:value-type="float" office:value="0.0688337700632341" calcext:value-type="float">
            <text:p>0.068833770063234</text:p>
          </table:table-cell>
          <table:table-cell office:value-type="float" office:value="0.0531236891606472" calcext:value-type="float">
            <text:p>0.053123689160647</text:p>
          </table:table-cell>
          <table:table-cell office:value-type="float" office:value="0.0292835305742915" calcext:value-type="float">
            <text:p>0.0292835305742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983037261832" calcext:value-type="float">
            <text:p>0.39983037261832</text:p>
          </table:table-cell>
          <table:table-cell office:value-type="float" office:value="1.37217463092335" calcext:value-type="float">
            <text:p>1.37217463092335</text:p>
          </table:table-cell>
          <table:table-cell office:value-type="float" office:value="0.469779706211598" calcext:value-type="float">
            <text:p>0.469779706211598</text:p>
          </table:table-cell>
          <table:table-cell office:value-type="float" office:value="0.069209716348688" calcext:value-type="float">
            <text:p>0.069209716348688</text:p>
          </table:table-cell>
          <table:table-cell office:value-type="float" office:value="0.0531256714347803" calcext:value-type="float">
            <text:p>0.05312567143478</text:p>
          </table:table-cell>
          <table:table-cell office:value-type="float" office:value="0.0292863159167668" calcext:value-type="float">
            <text:p>0.0292863159167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1209416879176" calcext:value-type="float">
            <text:p>0.401209416879176</text:p>
          </table:table-cell>
          <table:table-cell office:value-type="float" office:value="1.37217134209345" calcext:value-type="float">
            <text:p>1.37217134209345</text:p>
          </table:table-cell>
          <table:table-cell office:value-type="float" office:value="0.469751105362428" calcext:value-type="float">
            <text:p>0.469751105362428</text:p>
          </table:table-cell>
          <table:table-cell office:value-type="float" office:value="0.0690282279543421" calcext:value-type="float">
            <text:p>0.069028227954342</text:p>
          </table:table-cell>
          <table:table-cell office:value-type="float" office:value="0.0531224420828378" calcext:value-type="float">
            <text:p>0.053122442082838</text:p>
          </table:table-cell>
          <table:table-cell office:value-type="float" office:value="0.029282526378991" calcext:value-type="float">
            <text:p>0.0292825263789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6619122196493" calcext:value-type="float">
            <text:p>0.586619122196493</text:p>
          </table:table-cell>
          <table:table-cell office:value-type="float" office:value="1.36681706594562" calcext:value-type="float">
            <text:p>1.36681706594562</text:p>
          </table:table-cell>
          <table:table-cell office:value-type="float" office:value="0.467823497163278" calcext:value-type="float">
            <text:p>0.467823497163278</text:p>
          </table:table-cell>
          <table:table-cell office:value-type="float" office:value="0.0676408196601735" calcext:value-type="float">
            <text:p>0.067640819660174</text:p>
          </table:table-cell>
          <table:table-cell office:value-type="float" office:value="0.0529079541733095" calcext:value-type="float">
            <text:p>0.05290795417331</text:p>
          </table:table-cell>
          <table:table-cell office:value-type="float" office:value="0.0290411192437376" calcext:value-type="float">
            <text:p>0.0290411192437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8841827634425" calcext:value-type="float">
            <text:p>0.418841827634425</text:p>
          </table:table-cell>
          <table:table-cell office:value-type="float" office:value="1.34765956409501" calcext:value-type="float">
            <text:p>1.34765956409501</text:p>
          </table:table-cell>
          <table:table-cell office:value-type="float" office:value="0.475374369787148" calcext:value-type="float">
            <text:p>0.475374369787148</text:p>
          </table:table-cell>
          <table:table-cell office:value-type="float" office:value="0.0667618302774554" calcext:value-type="float">
            <text:p>0.066761830277455</text:p>
          </table:table-cell>
          <table:table-cell office:value-type="float" office:value="0.0533579123802346" calcext:value-type="float">
            <text:p>0.053357912380235</text:p>
          </table:table-cell>
          <table:table-cell office:value-type="float" office:value="0.034004533813948" calcext:value-type="float">
            <text:p>0.0340045338139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7985988510196" calcext:value-type="float">
            <text:p>0.437985988510196</text:p>
          </table:table-cell>
          <table:table-cell office:value-type="float" office:value="1.33015718713644" calcext:value-type="float">
            <text:p>1.33015718713644</text:p>
          </table:table-cell>
          <table:table-cell office:value-type="float" office:value="0.555997853606839" calcext:value-type="float">
            <text:p>0.555997853606839</text:p>
          </table:table-cell>
          <table:table-cell office:value-type="float" office:value="0.0806776754035988" calcext:value-type="float">
            <text:p>0.080677675403599</text:p>
          </table:table-cell>
          <table:table-cell office:value-type="float" office:value="0.0628712541579694" calcext:value-type="float">
            <text:p>0.062871254157969</text:p>
          </table:table-cell>
          <table:table-cell office:value-type="float" office:value="0.0377150427053488" calcext:value-type="float">
            <text:p>0.0377150427053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3223328998857" calcext:value-type="float">
            <text:p>0.433223328998857</text:p>
          </table:table-cell>
          <table:table-cell office:value-type="float" office:value="1.33010686947779" calcext:value-type="float">
            <text:p>1.33010686947779</text:p>
          </table:table-cell>
          <table:table-cell office:value-type="float" office:value="0.556012080478936" calcext:value-type="float">
            <text:p>0.556012080478936</text:p>
          </table:table-cell>
          <table:table-cell office:value-type="float" office:value="0.0811704570448126" calcext:value-type="float">
            <text:p>0.081170457044813</text:p>
          </table:table-cell>
          <table:table-cell office:value-type="float" office:value="0.0628751924780171" calcext:value-type="float">
            <text:p>0.062875192478017</text:p>
          </table:table-cell>
          <table:table-cell office:value-type="float" office:value="0.0377177885575704" calcext:value-type="float">
            <text:p>0.037717788557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2725221606487" calcext:value-type="float">
            <text:p>0.432725221606487</text:p>
          </table:table-cell>
          <table:table-cell office:value-type="float" office:value="1.33010542061759" calcext:value-type="float">
            <text:p>1.33010542061759</text:p>
          </table:table-cell>
          <table:table-cell office:value-type="float" office:value="0.556024794457967" calcext:value-type="float">
            <text:p>0.556024794457967</text:p>
          </table:table-cell>
          <table:table-cell office:value-type="float" office:value="0.0809776875961731" calcext:value-type="float">
            <text:p>0.080977687596173</text:p>
          </table:table-cell>
          <table:table-cell office:value-type="float" office:value="0.0628766015257573" calcext:value-type="float">
            <text:p>0.062876601525757</text:p>
          </table:table-cell>
          <table:table-cell office:value-type="float" office:value="0.0377192615016773" calcext:value-type="float">
            <text:p>0.0377192615016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4485981174408" calcext:value-type="float">
            <text:p>0.654485981174408</text:p>
          </table:table-cell>
          <table:table-cell office:value-type="float" office:value="1.32386239122095" calcext:value-type="float">
            <text:p>1.32386239122095</text:p>
          </table:table-cell>
          <table:table-cell office:value-type="float" office:value="0.553276264472363" calcext:value-type="float">
            <text:p>0.553276264472363</text:p>
          </table:table-cell>
          <table:table-cell office:value-type="float" office:value="0.0789916563166629" calcext:value-type="float">
            <text:p>0.078991656316663</text:p>
          </table:table-cell>
          <table:table-cell office:value-type="float" office:value="0.0625717189479245" calcext:value-type="float">
            <text:p>0.062571718947925</text:p>
          </table:table-cell>
          <table:table-cell office:value-type="float" office:value="0.0373443390292673" calcext:value-type="float">
            <text:p>0.0373443390292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5081056160309" calcext:value-type="float">
            <text:p>0.405081056160309</text:p>
          </table:table-cell>
          <table:table-cell office:value-type="float" office:value="1.35365631564975" calcext:value-type="float">
            <text:p>1.35365631564975</text:p>
          </table:table-cell>
          <table:table-cell office:value-type="float" office:value="0.567931633336289" calcext:value-type="float">
            <text:p>0.567931633336289</text:p>
          </table:table-cell>
          <table:table-cell office:value-type="float" office:value="0.0972559725493308" calcext:value-type="float">
            <text:p>0.097255972549331</text:p>
          </table:table-cell>
          <table:table-cell office:value-type="float" office:value="0.0764986882991777" calcext:value-type="float">
            <text:p>0.076498688299178</text:p>
          </table:table-cell>
          <table:table-cell office:value-type="float" office:value="0.044842131590463" calcext:value-type="float">
            <text:p>0.04484213159046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9433589126644" calcext:value-type="float">
            <text:p>0.509433589126644</text:p>
          </table:table-cell>
          <table:table-cell office:value-type="float" office:value="1.26598112001982" calcext:value-type="float">
            <text:p>1.26598112001982</text:p>
          </table:table-cell>
          <table:table-cell office:value-type="float" office:value="0.515955906060063" calcext:value-type="float">
            <text:p>0.515955906060063</text:p>
          </table:table-cell>
          <table:table-cell office:value-type="float" office:value="0.0716466811802076" calcext:value-type="float">
            <text:p>0.071646681180208</text:p>
          </table:table-cell>
          <table:table-cell office:value-type="float" office:value="0.0562600195843015" calcext:value-type="float">
            <text:p>0.056260019584302</text:p>
          </table:table-cell>
          <table:table-cell office:value-type="float" office:value="0.0324900496593727" calcext:value-type="float">
            <text:p>0.0324900496593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1007046196308" calcext:value-type="float">
            <text:p>0.501007046196308</text:p>
          </table:table-cell>
          <table:table-cell office:value-type="float" office:value="1.26612152005006" calcext:value-type="float">
            <text:p>1.26612152005006</text:p>
          </table:table-cell>
          <table:table-cell office:value-type="float" office:value="0.516072889803944" calcext:value-type="float">
            <text:p>0.516072889803944</text:p>
          </table:table-cell>
          <table:table-cell office:value-type="float" office:value="0.0720960297115927" calcext:value-type="float">
            <text:p>0.072096029711593</text:p>
          </table:table-cell>
          <table:table-cell office:value-type="float" office:value="0.0562725372982077" calcext:value-type="float">
            <text:p>0.056272537298208</text:p>
          </table:table-cell>
          <table:table-cell office:value-type="float" office:value="0.032505528945434" calcext:value-type="float">
            <text:p>0.0325055289454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9039677128174" calcext:value-type="float">
            <text:p>0.499039677128174</text:p>
          </table:table-cell>
          <table:table-cell office:value-type="float" office:value="1.26611653287632" calcext:value-type="float">
            <text:p>1.26611653287632</text:p>
          </table:table-cell>
          <table:table-cell office:value-type="float" office:value="0.516119916890308" calcext:value-type="float">
            <text:p>0.516119916890308</text:p>
          </table:table-cell>
          <table:table-cell office:value-type="float" office:value="0.0719679063842044" calcext:value-type="float">
            <text:p>0.071967906384204</text:p>
          </table:table-cell>
          <table:table-cell office:value-type="float" office:value="0.0562776091721514" calcext:value-type="float">
            <text:p>0.056277609172152</text:p>
          </table:table-cell>
          <table:table-cell office:value-type="float" office:value="0.032511341244314" calcext:value-type="float">
            <text:p>0.0325113412443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0315469406109" calcext:value-type="float">
            <text:p>0.710315469406109</text:p>
          </table:table-cell>
          <table:table-cell office:value-type="float" office:value="1.26025858181374" calcext:value-type="float">
            <text:p>1.26025858181374</text:p>
          </table:table-cell>
          <table:table-cell office:value-type="float" office:value="0.51363531710086" calcext:value-type="float">
            <text:p>0.51363531710086</text:p>
          </table:table-cell>
          <table:table-cell office:value-type="float" office:value="0.0702400158071219" calcext:value-type="float">
            <text:p>0.070240015807122</text:p>
          </table:table-cell>
          <table:table-cell office:value-type="float" office:value="0.0560090870430519" calcext:value-type="float">
            <text:p>0.056009087043052</text:p>
          </table:table-cell>
          <table:table-cell office:value-type="float" office:value="0.0321966720859749" calcext:value-type="float">
            <text:p>0.0321966720859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9564913190774" calcext:value-type="float">
            <text:p>0.539564913190774</text:p>
          </table:table-cell>
          <table:table-cell office:value-type="float" office:value="1.21759992011978" calcext:value-type="float">
            <text:p>1.21759992011978</text:p>
          </table:table-cell>
          <table:table-cell office:value-type="float" office:value="0.543818762130429" calcext:value-type="float">
            <text:p>0.543818762130429</text:p>
          </table:table-cell>
          <table:table-cell office:value-type="float" office:value="0.0713954908422718" calcext:value-type="float">
            <text:p>0.071395490842272</text:p>
          </table:table-cell>
          <table:table-cell office:value-type="float" office:value="0.0612450982955483" calcext:value-type="float">
            <text:p>0.061245098295548</text:p>
          </table:table-cell>
          <table:table-cell office:value-type="float" office:value="0.0398485044715605" calcext:value-type="float">
            <text:p>0.03984850447156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7620674782321" calcext:value-type="float">
            <text:p>0.397620674782321</text:p>
          </table:table-cell>
          <table:table-cell office:value-type="float" office:value="1.40957690380638" calcext:value-type="float">
            <text:p>1.40957690380638</text:p>
          </table:table-cell>
          <table:table-cell office:value-type="float" office:value="0.466679899953374" calcext:value-type="float">
            <text:p>0.466679899953374</text:p>
          </table:table-cell>
          <table:table-cell office:value-type="float" office:value="0.0692460983736611" calcext:value-type="float">
            <text:p>0.069246098373661</text:p>
          </table:table-cell>
          <table:table-cell office:value-type="float" office:value="0.0522008848803694" calcext:value-type="float">
            <text:p>0.052200884880369</text:p>
          </table:table-cell>
          <table:table-cell office:value-type="float" office:value="0.0294370204186504" calcext:value-type="float">
            <text:p>0.0294370204186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96788106207077" calcext:value-type="float">
            <text:p>0.396788106207077</text:p>
          </table:table-cell>
          <table:table-cell office:value-type="float" office:value="1.40948715279111" calcext:value-type="float">
            <text:p>1.40948715279111</text:p>
          </table:table-cell>
          <table:table-cell office:value-type="float" office:value="0.466620790034582" calcext:value-type="float">
            <text:p>0.466620790034582</text:p>
          </table:table-cell>
          <table:table-cell office:value-type="float" office:value="0.0695824513166675" calcext:value-type="float">
            <text:p>0.069582451316668</text:p>
          </table:table-cell>
          <table:table-cell office:value-type="float" office:value="0.0521950140185226" calcext:value-type="float">
            <text:p>0.052195014018523</text:p>
          </table:table-cell>
          <table:table-cell office:value-type="float" office:value="0.0294299536026474" calcext:value-type="float">
            <text:p>0.0294299536026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93849952814479" calcext:value-type="float">
            <text:p>0.393849952814479</text:p>
          </table:table-cell>
          <table:table-cell office:value-type="float" office:value="1.40950737037784" calcext:value-type="float">
            <text:p>1.40950737037784</text:p>
          </table:table-cell>
          <table:table-cell office:value-type="float" office:value="0.466684122492248" calcext:value-type="float">
            <text:p>0.466684122492248</text:p>
          </table:table-cell>
          <table:table-cell office:value-type="float" office:value="0.0694558970269159" calcext:value-type="float">
            <text:p>0.069455897026916</text:p>
          </table:table-cell>
          <table:table-cell office:value-type="float" office:value="0.0522018904094489" calcext:value-type="float">
            <text:p>0.052201890409449</text:p>
          </table:table-cell>
          <table:table-cell office:value-type="float" office:value="0.0294378614501341" calcext:value-type="float">
            <text:p>0.029437861450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79928557379056" calcext:value-type="float">
            <text:p>0.579928557379056</text:p>
          </table:table-cell>
          <table:table-cell office:value-type="float" office:value="1.40392568733312" calcext:value-type="float">
            <text:p>1.40392568733312</text:p>
          </table:table-cell>
          <table:table-cell office:value-type="float" office:value="0.464702702254072" calcext:value-type="float">
            <text:p>0.464702702254072</text:p>
          </table:table-cell>
          <table:table-cell office:value-type="float" office:value="0.0680359260502592" calcext:value-type="float">
            <text:p>0.068035926050259</text:p>
          </table:table-cell>
          <table:table-cell office:value-type="float" office:value="0.051987095739193" calcext:value-type="float">
            <text:p>0.051987095739193</text:p>
          </table:table-cell>
          <table:table-cell office:value-type="float" office:value="0.0291867821183325" calcext:value-type="float">
            <text:p>0.029186782118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8491507186973" calcext:value-type="float">
            <text:p>0.38491507186973</text:p>
          </table:table-cell>
          <table:table-cell office:value-type="float" office:value="1.42666019924964" calcext:value-type="float">
            <text:p>1.42666019924964</text:p>
          </table:table-cell>
          <table:table-cell office:value-type="float" office:value="0.451421594560737" calcext:value-type="float">
            <text:p>0.451421594560737</text:p>
          </table:table-cell>
          <table:table-cell office:value-type="float" office:value="0.0700624839617751" calcext:value-type="float">
            <text:p>0.070062483961775</text:p>
          </table:table-cell>
          <table:table-cell office:value-type="float" office:value="0.0542403013001358" calcext:value-type="float">
            <text:p>0.054240301300136</text:p>
          </table:table-cell>
          <table:table-cell office:value-type="float" office:value="0.0337592170882149" calcext:value-type="float">
            <text:p>0.0337592170882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4155765532965" calcext:value-type="float">
            <text:p>0.444155765532965</text:p>
          </table:table-cell>
          <table:table-cell office:value-type="float" office:value="1.33754821874096" calcext:value-type="float">
            <text:p>1.33754821874096</text:p>
          </table:table-cell>
          <table:table-cell office:value-type="float" office:value="0.515283886558348" calcext:value-type="float">
            <text:p>0.515283886558348</text:p>
          </table:table-cell>
          <table:table-cell office:value-type="float" office:value="0.0717137599586701" calcext:value-type="float">
            <text:p>0.07171375995867</text:p>
          </table:table-cell>
          <table:table-cell office:value-type="float" office:value="0.0557836754637018" calcext:value-type="float">
            <text:p>0.055783675463702</text:p>
          </table:table-cell>
          <table:table-cell office:value-type="float" office:value="0.031886919560756" calcext:value-type="float">
            <text:p>0.0318869195607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8266564961818" calcext:value-type="float">
            <text:p>0.438266564961818</text:p>
          </table:table-cell>
          <table:table-cell office:value-type="float" office:value="1.33472031805416" calcext:value-type="float">
            <text:p>1.33472031805416</text:p>
          </table:table-cell>
          <table:table-cell office:value-type="float" office:value="0.516240442532951" calcext:value-type="float">
            <text:p>0.516240442532951</text:p>
          </table:table-cell>
          <table:table-cell office:value-type="float" office:value="0.0722142445051809" calcext:value-type="float">
            <text:p>0.072214244505181</text:p>
          </table:table-cell>
          <table:table-cell office:value-type="float" office:value="0.0558433960215037" calcext:value-type="float">
            <text:p>0.055843396021504</text:p>
          </table:table-cell>
          <table:table-cell office:value-type="float" office:value="0.0320064968186289" calcext:value-type="float">
            <text:p>0.0320064968186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5045164927788" calcext:value-type="float">
            <text:p>0.435045164927788</text:p>
          </table:table-cell>
          <table:table-cell office:value-type="float" office:value="1.33776427128131" calcext:value-type="float">
            <text:p>1.33776427128131</text:p>
          </table:table-cell>
          <table:table-cell office:value-type="float" office:value="0.515395444078039" calcext:value-type="float">
            <text:p>0.515395444078039</text:p>
          </table:table-cell>
          <table:table-cell office:value-type="float" office:value="0.0720269382072052" calcext:value-type="float">
            <text:p>0.072026938207205</text:p>
          </table:table-cell>
          <table:table-cell office:value-type="float" office:value="0.055797060815325" calcext:value-type="float">
            <text:p>0.055797060815325</text:p>
          </table:table-cell>
          <table:table-cell office:value-type="float" office:value="0.0319012960062269" calcext:value-type="float">
            <text:p>0.0319012960062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4376496590907" calcext:value-type="float">
            <text:p>0.644376496590907</text:p>
          </table:table-cell>
          <table:table-cell office:value-type="float" office:value="1.33187823106966" calcext:value-type="float">
            <text:p>1.33187823106966</text:p>
          </table:table-cell>
          <table:table-cell office:value-type="float" office:value="0.51299576766952" calcext:value-type="float">
            <text:p>0.51299576766952</text:p>
          </table:table-cell>
          <table:table-cell office:value-type="float" office:value="0.0703615307772357" calcext:value-type="float">
            <text:p>0.070361530777236</text:p>
          </table:table-cell>
          <table:table-cell office:value-type="float" office:value="0.0555431878936432" calcext:value-type="float">
            <text:p>0.055543187893643</text:p>
          </table:table-cell>
          <table:table-cell office:value-type="float" office:value="0.0316026478874518" calcext:value-type="float">
            <text:p>0.0316026478874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03896159224081" calcext:value-type="float">
            <text:p>0.403896159224081</text:p>
          </table:table-cell>
          <table:table-cell office:value-type="float" office:value="1.37075024093206" calcext:value-type="float">
            <text:p>1.37075024093206</text:p>
          </table:table-cell>
          <table:table-cell office:value-type="float" office:value="0.509320933333923" calcext:value-type="float">
            <text:p>0.509320933333923</text:p>
          </table:table-cell>
          <table:table-cell office:value-type="float" office:value="0.0758705159563303" calcext:value-type="float">
            <text:p>0.07587051595633</text:p>
          </table:table-cell>
          <table:table-cell office:value-type="float" office:value="0.0602997788109451" calcext:value-type="float">
            <text:p>0.060299778810945</text:p>
          </table:table-cell>
          <table:table-cell office:value-type="float" office:value="0.030527202142052" calcext:value-type="float">
            <text:p>0.03052720214205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6575382170113" calcext:value-type="float">
            <text:p>0.486575382170113</text:p>
          </table:table-cell>
          <table:table-cell office:value-type="float" office:value="1.32602900480725" calcext:value-type="float">
            <text:p>1.32602900480725</text:p>
          </table:table-cell>
          <table:table-cell office:value-type="float" office:value="0.498606424459944" calcext:value-type="float">
            <text:p>0.498606424459944</text:p>
          </table:table-cell>
          <table:table-cell office:value-type="float" office:value="0.0739739254030556" calcext:value-type="float">
            <text:p>0.073973925403056</text:p>
          </table:table-cell>
          <table:table-cell office:value-type="float" office:value="0.0561087464222582" calcext:value-type="float">
            <text:p>0.056108746422258</text:p>
          </table:table-cell>
          <table:table-cell office:value-type="float" office:value="0.0316469242432343" calcext:value-type="float">
            <text:p>0.0316469242432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2923710305746" calcext:value-type="float">
            <text:p>0.472923710305746</text:p>
          </table:table-cell>
          <table:table-cell office:value-type="float" office:value="1.32631860052642" calcext:value-type="float">
            <text:p>1.32631860052642</text:p>
          </table:table-cell>
          <table:table-cell office:value-type="float" office:value="0.498845093364463" calcext:value-type="float">
            <text:p>0.498845093364463</text:p>
          </table:table-cell>
          <table:table-cell office:value-type="float" office:value="0.0744691751017099" calcext:value-type="float">
            <text:p>0.07446917510171</text:p>
          </table:table-cell>
          <table:table-cell office:value-type="float" office:value="0.056134463516971" calcext:value-type="float">
            <text:p>0.056134463516971</text:p>
          </table:table-cell>
          <table:table-cell office:value-type="float" office:value="0.03167817906298" calcext:value-type="float">
            <text:p>0.031678179062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1520764259803" calcext:value-type="float">
            <text:p>0.471520764259803</text:p>
          </table:table-cell>
          <table:table-cell office:value-type="float" office:value="1.32631773580514" calcext:value-type="float">
            <text:p>1.32631773580514</text:p>
          </table:table-cell>
          <table:table-cell office:value-type="float" office:value="0.4988798063093" calcext:value-type="float">
            <text:p>0.4988798063093</text:p>
          </table:table-cell>
          <table:table-cell office:value-type="float" office:value="0.0743489029568053" calcext:value-type="float">
            <text:p>0.074348902956805</text:p>
          </table:table-cell>
          <table:table-cell office:value-type="float" office:value="0.0561382691392287" calcext:value-type="float">
            <text:p>0.056138269139229</text:p>
          </table:table-cell>
          <table:table-cell office:value-type="float" office:value="0.0316824518657708" calcext:value-type="float">
            <text:p>0.0316824518657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0875954400826" calcext:value-type="float">
            <text:p>0.680875954400826</text:p>
          </table:table-cell>
          <table:table-cell office:value-type="float" office:value="1.3200342894069" calcext:value-type="float">
            <text:p>1.3200342894069</text:p>
          </table:table-cell>
          <table:table-cell office:value-type="float" office:value="0.496366882112857" calcext:value-type="float">
            <text:p>0.496366882112857</text:p>
          </table:table-cell>
          <table:table-cell office:value-type="float" office:value="0.0726527457465982" calcext:value-type="float">
            <text:p>0.072652745746598</text:p>
          </table:table-cell>
          <table:table-cell office:value-type="float" office:value="0.0558628956425794" calcext:value-type="float">
            <text:p>0.055862895642579</text:p>
          </table:table-cell>
          <table:table-cell office:value-type="float" office:value="0.0313616520641579" calcext:value-type="float">
            <text:p>0.0313616520641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80287355429787" calcext:value-type="float">
            <text:p>0.480287355429787</text:p>
          </table:table-cell>
          <table:table-cell office:value-type="float" office:value="1.32633435026877" calcext:value-type="float">
            <text:p>1.32633435026877</text:p>
          </table:table-cell>
          <table:table-cell office:value-type="float" office:value="0.470471855122875" calcext:value-type="float">
            <text:p>0.470471855122875</text:p>
          </table:table-cell>
          <table:table-cell office:value-type="float" office:value="0.0793484391543007" calcext:value-type="float">
            <text:p>0.079348439154301</text:p>
          </table:table-cell>
          <table:table-cell office:value-type="float" office:value="0.0642952137203298" calcext:value-type="float">
            <text:p>0.06429521372033</text:p>
          </table:table-cell>
          <table:table-cell office:value-type="float" office:value="0.0346388069241274" calcext:value-type="float">
            <text:p>0.03463880692412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605488504995" calcext:value-type="float">
            <text:p>0.58605488504995</text:p>
          </table:table-cell>
          <table:table-cell office:value-type="float" office:value="1.22636567472428" calcext:value-type="float">
            <text:p>1.22636567472428</text:p>
          </table:table-cell>
          <table:table-cell office:value-type="float" office:value="0.459444900416795" calcext:value-type="float">
            <text:p>0.459444900416795</text:p>
          </table:table-cell>
          <table:table-cell office:value-type="float" office:value="0.0739231806195868" calcext:value-type="float">
            <text:p>0.073923180619587</text:p>
          </table:table-cell>
          <table:table-cell office:value-type="float" office:value="0.0574516918630271" calcext:value-type="float">
            <text:p>0.057451691863027</text:p>
          </table:table-cell>
          <table:table-cell office:value-type="float" office:value="0.0296256880024365" calcext:value-type="float">
            <text:p>0.0296256880024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9258539516027" calcext:value-type="float">
            <text:p>0.589258539516027</text:p>
          </table:table-cell>
          <table:table-cell office:value-type="float" office:value="1.22621292381221" calcext:value-type="float">
            <text:p>1.22621292381221</text:p>
          </table:table-cell>
          <table:table-cell office:value-type="float" office:value="0.459299369340975" calcext:value-type="float">
            <text:p>0.459299369340975</text:p>
          </table:table-cell>
          <table:table-cell office:value-type="float" office:value="0.0742055352375374" calcext:value-type="float">
            <text:p>0.074205535237537</text:p>
          </table:table-cell>
          <table:table-cell office:value-type="float" office:value="0.0574328405109754" calcext:value-type="float">
            <text:p>0.057432840510975</text:p>
          </table:table-cell>
          <table:table-cell office:value-type="float" office:value="0.0296071739277136" calcext:value-type="float">
            <text:p>0.0296071739277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5138438680719" calcext:value-type="float">
            <text:p>0.585138438680719</text:p>
          </table:table-cell>
          <table:table-cell office:value-type="float" office:value="1.22620026259667" calcext:value-type="float">
            <text:p>1.22620026259667</text:p>
          </table:table-cell>
          <table:table-cell office:value-type="float" office:value="0.459383227115636" calcext:value-type="float">
            <text:p>0.459383227115636</text:p>
          </table:table-cell>
          <table:table-cell office:value-type="float" office:value="0.0741149581525713" calcext:value-type="float">
            <text:p>0.074114958152571</text:p>
          </table:table-cell>
          <table:table-cell office:value-type="float" office:value="0.0574432077164763" calcext:value-type="float">
            <text:p>0.057443207716476</text:p>
          </table:table-cell>
          <table:table-cell office:value-type="float" office:value="0.0296179691606885" calcext:value-type="float">
            <text:p>0.0296179691606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64185077749938" calcext:value-type="float">
            <text:p>0.764185077749938</text:p>
          </table:table-cell>
          <table:table-cell office:value-type="float" office:value="1.22155218694475" calcext:value-type="float">
            <text:p>1.22155218694475</text:p>
          </table:table-cell>
          <table:table-cell office:value-type="float" office:value="0.45757442831356" calcext:value-type="float">
            <text:p>0.45757442831356</text:p>
          </table:table-cell>
          <table:table-cell office:value-type="float" office:value="0.0727563995760824" calcext:value-type="float">
            <text:p>0.072756399576083</text:p>
          </table:table-cell>
          <table:table-cell office:value-type="float" office:value="0.0572199088279699" calcext:value-type="float">
            <text:p>0.05721990882797</text:p>
          </table:table-cell>
          <table:table-cell office:value-type="float" office:value="0.0293836589306094" calcext:value-type="float">
            <text:p>0.0293836589306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23804396313846" calcext:value-type="float">
            <text:p>0.623804396313846</text:p>
          </table:table-cell>
          <table:table-cell office:value-type="float" office:value="1.20099017956663" calcext:value-type="float">
            <text:p>1.20099017956663</text:p>
          </table:table-cell>
          <table:table-cell office:value-type="float" office:value="0.444736982968414" calcext:value-type="float">
            <text:p>0.444736982968414</text:p>
          </table:table-cell>
          <table:table-cell office:value-type="float" office:value="0.0735713236919909" calcext:value-type="float">
            <text:p>0.073571323691991</text:p>
          </table:table-cell>
          <table:table-cell office:value-type="float" office:value="0.0593994121561481" calcext:value-type="float">
            <text:p>0.059399412156148</text:p>
          </table:table-cell>
          <table:table-cell office:value-type="float" office:value="0.0321721993980007" calcext:value-type="float">
            <text:p>0.0321721993980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2390921638317" calcext:value-type="float">
            <text:p>0.492390921638317</text:p>
          </table:table-cell>
          <table:table-cell office:value-type="float" office:value="1.22852271620341" calcext:value-type="float">
            <text:p>1.22852271620341</text:p>
          </table:table-cell>
          <table:table-cell office:value-type="float" office:value="0.539471178487568" calcext:value-type="float">
            <text:p>0.539471178487568</text:p>
          </table:table-cell>
          <table:table-cell office:value-type="float" office:value="0.0759816704405549" calcext:value-type="float">
            <text:p>0.075981670440555</text:p>
          </table:table-cell>
          <table:table-cell office:value-type="float" office:value="0.0580740101723228" calcext:value-type="float">
            <text:p>0.058074010172323</text:p>
          </table:table-cell>
          <table:table-cell office:value-type="float" office:value="0.0344179357973277" calcext:value-type="float">
            <text:p>0.0344179357973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1798656671153" calcext:value-type="float">
            <text:p>0.491798656671153</text:p>
          </table:table-cell>
          <table:table-cell office:value-type="float" office:value="1.22828569887024" calcext:value-type="float">
            <text:p>1.22828569887024</text:p>
          </table:table-cell>
          <table:table-cell office:value-type="float" office:value="0.539379333842283" calcext:value-type="float">
            <text:p>0.539379333842283</text:p>
          </table:table-cell>
          <table:table-cell office:value-type="float" office:value="0.0764161962288519" calcext:value-type="float">
            <text:p>0.076416196228852</text:p>
          </table:table-cell>
          <table:table-cell office:value-type="float" office:value="0.058064158456667" calcext:value-type="float">
            <text:p>0.058064158456667</text:p>
          </table:table-cell>
          <table:table-cell office:value-type="float" office:value="0.0344067866931584" calcext:value-type="float">
            <text:p>0.0344067866931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5658996800577" calcext:value-type="float">
            <text:p>0.495658996800577</text:p>
          </table:table-cell>
          <table:table-cell office:value-type="float" office:value="1.22829666989714" calcext:value-type="float">
            <text:p>1.22829666989714</text:p>
          </table:table-cell>
          <table:table-cell office:value-type="float" office:value="0.539291354509857" calcext:value-type="float">
            <text:p>0.539291354509857</text:p>
          </table:table-cell>
          <table:table-cell office:value-type="float" office:value="0.076168514429743" calcext:value-type="float">
            <text:p>0.076168514429743</text:p>
          </table:table-cell>
          <table:table-cell office:value-type="float" office:value="0.0580547385577041" calcext:value-type="float">
            <text:p>0.058054738557704</text:p>
          </table:table-cell>
          <table:table-cell office:value-type="float" office:value="0.034395161224728" calcext:value-type="float">
            <text:p>0.0343951612247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181938108546" calcext:value-type="float">
            <text:p>0.70181938108546</text:p>
          </table:table-cell>
          <table:table-cell office:value-type="float" office:value="1.2232696668831" calcext:value-type="float">
            <text:p>1.2232696668831</text:p>
          </table:table-cell>
          <table:table-cell office:value-type="float" office:value="0.536972229619597" calcext:value-type="float">
            <text:p>0.536972229619597</text:p>
          </table:table-cell>
          <table:table-cell office:value-type="float" office:value="0.0744896375862527" calcext:value-type="float">
            <text:p>0.074489637586253</text:p>
          </table:table-cell>
          <table:table-cell office:value-type="float" office:value="0.0578106933980144" calcext:value-type="float">
            <text:p>0.057810693398015</text:p>
          </table:table-cell>
          <table:table-cell office:value-type="float" office:value="0.0340977706786322" calcext:value-type="float">
            <text:p>0.0340977706786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72192682282999" calcext:value-type="float">
            <text:p>0.472192682282999</text:p>
          </table:table-cell>
          <table:table-cell office:value-type="float" office:value="1.24238661507205" calcext:value-type="float">
            <text:p>1.24238661507205</text:p>
          </table:table-cell>
          <table:table-cell office:value-type="float" office:value="0.558357223695692" calcext:value-type="float">
            <text:p>0.558357223695692</text:p>
          </table:table-cell>
          <table:table-cell office:value-type="float" office:value="0.0841547536931948" calcext:value-type="float">
            <text:p>0.084154753693195</text:p>
          </table:table-cell>
          <table:table-cell office:value-type="float" office:value="0.0672698563279796" calcext:value-type="float">
            <text:p>0.06726985632798</text:p>
          </table:table-cell>
          <table:table-cell office:value-type="float" office:value="0.0396418335342592" calcext:value-type="float">
            <text:p>0.03964183353425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7896333016293" calcext:value-type="float">
            <text:p>0.487896333016293</text:p>
          </table:table-cell>
          <table:table-cell office:value-type="float" office:value="1.29504893971357" calcext:value-type="float">
            <text:p>1.29504893971357</text:p>
          </table:table-cell>
          <table:table-cell office:value-type="float" office:value="0.515571749956659" calcext:value-type="float">
            <text:p>0.515571749956659</text:p>
          </table:table-cell>
          <table:table-cell office:value-type="float" office:value="0.0743471947933063" calcext:value-type="float">
            <text:p>0.074347194793306</text:p>
          </table:table-cell>
          <table:table-cell office:value-type="float" office:value="0.056610957597831" calcext:value-type="float">
            <text:p>0.056610957597831</text:p>
          </table:table-cell>
          <table:table-cell office:value-type="float" office:value="0.0318795336490884" calcext:value-type="float">
            <text:p>0.0318795336490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1838744120939" calcext:value-type="float">
            <text:p>0.481838744120939</text:p>
          </table:table-cell>
          <table:table-cell office:value-type="float" office:value="1.29199776185185" calcext:value-type="float">
            <text:p>1.29199776185185</text:p>
          </table:table-cell>
          <table:table-cell office:value-type="float" office:value="0.516599455464836" calcext:value-type="float">
            <text:p>0.516599455464836</text:p>
          </table:table-cell>
          <table:table-cell office:value-type="float" office:value="0.0748957124050373" calcext:value-type="float">
            <text:p>0.074895712405037</text:p>
          </table:table-cell>
          <table:table-cell office:value-type="float" office:value="0.05667252174894" calcext:value-type="float">
            <text:p>0.05667252174894</text:p>
          </table:table-cell>
          <table:table-cell office:value-type="float" office:value="0.0320079959915976" calcext:value-type="float">
            <text:p>0.0320079959915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6091333090985" calcext:value-type="float">
            <text:p>0.476091333090985</text:p>
          </table:table-cell>
          <table:table-cell office:value-type="float" office:value="1.2952598623416" calcext:value-type="float">
            <text:p>1.2952598623416</text:p>
          </table:table-cell>
          <table:table-cell office:value-type="float" office:value="0.515747674638659" calcext:value-type="float">
            <text:p>0.515747674638659</text:p>
          </table:table-cell>
          <table:table-cell office:value-type="float" office:value="0.0747237252463385" calcext:value-type="float">
            <text:p>0.074723725246339</text:p>
          </table:table-cell>
          <table:table-cell office:value-type="float" office:value="0.0566279219342761" calcext:value-type="float">
            <text:p>0.056627921934276</text:p>
          </table:table-cell>
          <table:table-cell office:value-type="float" office:value="0.0319020607525827" calcext:value-type="float">
            <text:p>0.0319020607525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8784082112051" calcext:value-type="float">
            <text:p>0.688784082112051</text:p>
          </table:table-cell>
          <table:table-cell office:value-type="float" office:value="1.28925904404077" calcext:value-type="float">
            <text:p>1.28925904404077</text:p>
          </table:table-cell>
          <table:table-cell office:value-type="float" office:value="0.513201980220482" calcext:value-type="float">
            <text:p>0.513201980220482</text:p>
          </table:table-cell>
          <table:table-cell office:value-type="float" office:value="0.0730047262418427" calcext:value-type="float">
            <text:p>0.073004726241843</text:p>
          </table:table-cell>
          <table:table-cell office:value-type="float" office:value="0.0563569189078264" calcext:value-type="float">
            <text:p>0.056356918907826</text:p>
          </table:table-cell>
          <table:table-cell office:value-type="float" office:value="0.0315853984594422" calcext:value-type="float">
            <text:p>0.0315853984594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37114316345075" calcext:value-type="float">
            <text:p>0.437114316345075</text:p>
          </table:table-cell>
          <table:table-cell office:value-type="float" office:value="1.33192097284948" calcext:value-type="float">
            <text:p>1.33192097284948</text:p>
          </table:table-cell>
          <table:table-cell office:value-type="float" office:value="0.539226152257709" calcext:value-type="float">
            <text:p>0.539226152257709</text:p>
          </table:table-cell>
          <table:table-cell office:value-type="float" office:value="0.0852545083573613" calcext:value-type="float">
            <text:p>0.085254508357361</text:p>
          </table:table-cell>
          <table:table-cell office:value-type="float" office:value="0.0653370906663379" calcext:value-type="float">
            <text:p>0.065337090666338</text:p>
          </table:table-cell>
          <table:table-cell office:value-type="float" office:value="0.0389204550872606" calcext:value-type="float">
            <text:p>0.03892045508726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9119904520909" calcext:value-type="float">
            <text:p>0.469119904520909</text:p>
          </table:table-cell>
          <table:table-cell office:value-type="float" office:value="1.28658832677138" calcext:value-type="float">
            <text:p>1.28658832677138</text:p>
          </table:table-cell>
          <table:table-cell office:value-type="float" office:value="0.486102211255959" calcext:value-type="float">
            <text:p>0.486102211255959</text:p>
          </table:table-cell>
          <table:table-cell office:value-type="float" office:value="0.077664926908045" calcext:value-type="float">
            <text:p>0.077664926908045</text:p>
          </table:table-cell>
          <table:table-cell office:value-type="float" office:value="0.0594664176370077" calcext:value-type="float">
            <text:p>0.059466417637008</text:p>
          </table:table-cell>
          <table:table-cell office:value-type="float" office:value="0.0316793227873045" calcext:value-type="float">
            <text:p>0.0316793227873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3661733964463" calcext:value-type="float">
            <text:p>0.463661733964463</text:p>
          </table:table-cell>
          <table:table-cell office:value-type="float" office:value="1.28669816861008" calcext:value-type="float">
            <text:p>1.28669816861008</text:p>
          </table:table-cell>
          <table:table-cell office:value-type="float" office:value="0.486131440152308" calcext:value-type="float">
            <text:p>0.486131440152308</text:p>
          </table:table-cell>
          <table:table-cell office:value-type="float" office:value="0.0780881877775553" calcext:value-type="float">
            <text:p>0.078088187777555</text:p>
          </table:table-cell>
          <table:table-cell office:value-type="float" office:value="0.0594699310933418" calcext:value-type="float">
            <text:p>0.059469931093342</text:p>
          </table:table-cell>
          <table:table-cell office:value-type="float" office:value="0.0316837477006824" calcext:value-type="float">
            <text:p>0.0316837477006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7938007989235" calcext:value-type="float">
            <text:p>0.457938007989235</text:p>
          </table:table-cell>
          <table:table-cell office:value-type="float" office:value="1.28669308618933" calcext:value-type="float">
            <text:p>1.28669308618933</text:p>
          </table:table-cell>
          <table:table-cell office:value-type="float" office:value="0.486260694322844" calcext:value-type="float">
            <text:p>0.486260694322844</text:p>
          </table:table-cell>
          <table:table-cell office:value-type="float" office:value="0.0780164570522453" calcext:value-type="float">
            <text:p>0.078016457052245</text:p>
          </table:table-cell>
          <table:table-cell office:value-type="float" office:value="0.059485385755455" calcext:value-type="float">
            <text:p>0.059485385755455</text:p>
          </table:table-cell>
          <table:table-cell office:value-type="float" office:value="0.0317006469352608" calcext:value-type="float">
            <text:p>0.031700646935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8529530627932" calcext:value-type="float">
            <text:p>0.658529530627932</text:p>
          </table:table-cell>
          <table:table-cell office:value-type="float" office:value="1.28109203724713" calcext:value-type="float">
            <text:p>1.28109203724713</text:p>
          </table:table-cell>
          <table:table-cell office:value-type="float" office:value="0.484026116103011" calcext:value-type="float">
            <text:p>0.484026116103011</text:p>
          </table:table-cell>
          <table:table-cell office:value-type="float" office:value="0.0763878923510543" calcext:value-type="float">
            <text:p>0.076387892351054</text:p>
          </table:table-cell>
          <table:table-cell office:value-type="float" office:value="0.0592183732150079" calcext:value-type="float">
            <text:p>0.059218373215008</text:p>
          </table:table-cell>
          <table:table-cell office:value-type="float" office:value="0.0314077617674546" calcext:value-type="float">
            <text:p>0.0314077617674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41609639721684" calcext:value-type="float">
            <text:p>0.441609639721684</text:p>
          </table:table-cell>
          <table:table-cell office:value-type="float" office:value="1.30655733208747" calcext:value-type="float">
            <text:p>1.30655733208747</text:p>
          </table:table-cell>
          <table:table-cell office:value-type="float" office:value="0.506891103760438" calcext:value-type="float">
            <text:p>0.506891103760438</text:p>
          </table:table-cell>
          <table:table-cell office:value-type="float" office:value="0.0933008132917283" calcext:value-type="float">
            <text:p>0.093300813291728</text:p>
          </table:table-cell>
          <table:table-cell office:value-type="float" office:value="0.0689560091022396" calcext:value-type="float">
            <text:p>0.06895600910224</text:p>
          </table:table-cell>
          <table:table-cell office:value-type="float" office:value="0.0352982393551147" calcext:value-type="float">
            <text:p>0.03529823935511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7459911096846" calcext:value-type="float">
            <text:p>0.537459911096846</text:p>
          </table:table-cell>
          <table:table-cell office:value-type="float" office:value="1.28923726572919" calcext:value-type="float">
            <text:p>1.28923726572919</text:p>
          </table:table-cell>
          <table:table-cell office:value-type="float" office:value="0.481023172118168" calcext:value-type="float">
            <text:p>0.481023172118168</text:p>
          </table:table-cell>
          <table:table-cell office:value-type="float" office:value="0.0697282301586535" calcext:value-type="float">
            <text:p>0.069728230158654</text:p>
          </table:table-cell>
          <table:table-cell office:value-type="float" office:value="0.0524146497044647" calcext:value-type="float">
            <text:p>0.052414649704465</text:p>
          </table:table-cell>
          <table:table-cell office:value-type="float" office:value="0.030648519482251" calcext:value-type="float">
            <text:p>0.0306485194822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9489462995588" calcext:value-type="float">
            <text:p>0.529489462995588</text:p>
          </table:table-cell>
          <table:table-cell office:value-type="float" office:value="1.28938400234428" calcext:value-type="float">
            <text:p>1.28938400234428</text:p>
          </table:table-cell>
          <table:table-cell office:value-type="float" office:value="0.481118327141032" calcext:value-type="float">
            <text:p>0.481118327141032</text:p>
          </table:table-cell>
          <table:table-cell office:value-type="float" office:value="0.0701889535671649" calcext:value-type="float">
            <text:p>0.070188953567165</text:p>
          </table:table-cell>
          <table:table-cell office:value-type="float" office:value="0.0524251750069061" calcext:value-type="float">
            <text:p>0.052425175006906</text:p>
          </table:table-cell>
          <table:table-cell office:value-type="float" office:value="0.0306613408406289" calcext:value-type="float">
            <text:p>0.0306613408406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6001688072094" calcext:value-type="float">
            <text:p>0.526001688072094</text:p>
          </table:table-cell>
          <table:table-cell office:value-type="float" office:value="1.28939945700913" calcext:value-type="float">
            <text:p>1.28939945700913</text:p>
          </table:table-cell>
          <table:table-cell office:value-type="float" office:value="0.481197162930687" calcext:value-type="float">
            <text:p>0.481197162930687</text:p>
          </table:table-cell>
          <table:table-cell office:value-type="float" office:value="0.0700639909325615" calcext:value-type="float">
            <text:p>0.070063990932562</text:p>
          </table:table-cell>
          <table:table-cell office:value-type="float" office:value="0.0524336061514497" calcext:value-type="float">
            <text:p>0.05243360615145</text:p>
          </table:table-cell>
          <table:table-cell office:value-type="float" office:value="0.0306713170840379" calcext:value-type="float">
            <text:p>0.0306713170840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3977240348124" calcext:value-type="float">
            <text:p>0.723977240348124</text:p>
          </table:table-cell>
          <table:table-cell office:value-type="float" office:value="1.28375771772744" calcext:value-type="float">
            <text:p>1.28375771772744</text:p>
          </table:table-cell>
          <table:table-cell office:value-type="float" office:value="0.478938793962397" calcext:value-type="float">
            <text:p>0.478938793962397</text:p>
          </table:table-cell>
          <table:table-cell office:value-type="float" office:value="0.0684519931157715" calcext:value-type="float">
            <text:p>0.068451993115772</text:p>
          </table:table-cell>
          <table:table-cell office:value-type="float" office:value="0.05219584163492" calcext:value-type="float">
            <text:p>0.05219584163492</text:p>
          </table:table-cell>
          <table:table-cell office:value-type="float" office:value="0.0303820322021585" calcext:value-type="float">
            <text:p>0.0303820322021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8884634773124" calcext:value-type="float">
            <text:p>0.568884634773124</text:p>
          </table:table-cell>
          <table:table-cell office:value-type="float" office:value="1.26196041919422" calcext:value-type="float">
            <text:p>1.26196041919422</text:p>
          </table:table-cell>
          <table:table-cell office:value-type="float" office:value="0.479828276602396" calcext:value-type="float">
            <text:p>0.479828276602396</text:p>
          </table:table-cell>
          <table:table-cell office:value-type="float" office:value="0.0717388154241844" calcext:value-type="float">
            <text:p>0.071738815424185</text:p>
          </table:table-cell>
          <table:table-cell office:value-type="float" office:value="0.0542028065126101" calcext:value-type="float">
            <text:p>0.05420280651261</text:p>
          </table:table-cell>
          <table:table-cell office:value-type="float" office:value="0.0382851532490343" calcext:value-type="float">
            <text:p>0.03828515324903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1928454197229" calcext:value-type="float">
            <text:p>0.511928454197229</text:p>
          </table:table-cell>
          <table:table-cell office:value-type="float" office:value="1.27730829262198" calcext:value-type="float">
            <text:p>1.27730829262198</text:p>
          </table:table-cell>
          <table:table-cell office:value-type="float" office:value="0.484474143649023" calcext:value-type="float">
            <text:p>0.484474143649023</text:p>
          </table:table-cell>
          <table:table-cell office:value-type="float" office:value="0.0715764371696818" calcext:value-type="float">
            <text:p>0.071576437169682</text:p>
          </table:table-cell>
          <table:table-cell office:value-type="float" office:value="0.0552130784166952" calcext:value-type="float">
            <text:p>0.055213078416695</text:p>
          </table:table-cell>
          <table:table-cell office:value-type="float" office:value="0.0305594031587279" calcext:value-type="float">
            <text:p>0.0305594031587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8819590988918" calcext:value-type="float">
            <text:p>0.498819590988918</text:p>
          </table:table-cell>
          <table:table-cell office:value-type="float" office:value="1.27764033905591" calcext:value-type="float">
            <text:p>1.27764033905591</text:p>
          </table:table-cell>
          <table:table-cell office:value-type="float" office:value="0.484677911726791" calcext:value-type="float">
            <text:p>0.484677911726791</text:p>
          </table:table-cell>
          <table:table-cell office:value-type="float" office:value="0.072089664331506" calcext:value-type="float">
            <text:p>0.072089664331506</text:p>
          </table:table-cell>
          <table:table-cell office:value-type="float" office:value="0.0552357419194831" calcext:value-type="float">
            <text:p>0.055235741919483</text:p>
          </table:table-cell>
          <table:table-cell office:value-type="float" office:value="0.0305859835254407" calcext:value-type="float">
            <text:p>0.0305859835254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8520316581065" calcext:value-type="float">
            <text:p>0.498520316581065</text:p>
          </table:table-cell>
          <table:table-cell office:value-type="float" office:value="1.27764632677312" calcext:value-type="float">
            <text:p>1.27764632677312</text:p>
          </table:table-cell>
          <table:table-cell office:value-type="float" office:value="0.484684096277576" calcext:value-type="float">
            <text:p>0.484684096277576</text:p>
          </table:table-cell>
          <table:table-cell office:value-type="float" office:value="0.0719453570699891" calcext:value-type="float">
            <text:p>0.071945357069989</text:p>
          </table:table-cell>
          <table:table-cell office:value-type="float" office:value="0.0552364617370363" calcext:value-type="float">
            <text:p>0.055236461737036</text:p>
          </table:table-cell>
          <table:table-cell office:value-type="float" office:value="0.0305865902663658" calcext:value-type="float">
            <text:p>0.0305865902663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9766532650315" calcext:value-type="float">
            <text:p>0.699766532650315</text:p>
          </table:table-cell>
          <table:table-cell office:value-type="float" office:value="1.27201317826882" calcext:value-type="float">
            <text:p>1.27201317826882</text:p>
          </table:table-cell>
          <table:table-cell office:value-type="float" office:value="0.482423305266596" calcext:value-type="float">
            <text:p>0.482423305266596</text:p>
          </table:table-cell>
          <table:table-cell office:value-type="float" office:value="0.0703257362188967" calcext:value-type="float">
            <text:p>0.070325736218897</text:p>
          </table:table-cell>
          <table:table-cell office:value-type="float" office:value="0.0549849221182329" calcext:value-type="float">
            <text:p>0.054984922118233</text:p>
          </table:table-cell>
          <table:table-cell office:value-type="float" office:value="0.0302997676392332" calcext:value-type="float">
            <text:p>0.0302997676392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92033339954442" calcext:value-type="float">
            <text:p>0.492033339954442</text:p>
          </table:table-cell>
          <table:table-cell office:value-type="float" office:value="1.29993937830949" calcext:value-type="float">
            <text:p>1.29993937830949</text:p>
          </table:table-cell>
          <table:table-cell office:value-type="float" office:value="0.45701543294683" calcext:value-type="float">
            <text:p>0.45701543294683</text:p>
          </table:table-cell>
          <table:table-cell office:value-type="float" office:value="0.0684418611714402" calcext:value-type="float">
            <text:p>0.06844186117144</text:p>
          </table:table-cell>
          <table:table-cell office:value-type="float" office:value="0.0535753668230574" calcext:value-type="float">
            <text:p>0.053575366823058</text:p>
          </table:table-cell>
          <table:table-cell office:value-type="float" office:value="0.0285605248136123" calcext:value-type="float">
            <text:p>0.02856052481361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7087138341539" calcext:value-type="float">
            <text:p>0.577087138341539</text:p>
          </table:table-cell>
          <table:table-cell office:value-type="float" office:value="1.22385150891706" calcext:value-type="float">
            <text:p>1.22385150891706</text:p>
          </table:table-cell>
          <table:table-cell office:value-type="float" office:value="0.562279989181022" calcext:value-type="float">
            <text:p>0.562279989181022</text:p>
          </table:table-cell>
          <table:table-cell office:value-type="float" office:value="0.0784662194907681" calcext:value-type="float">
            <text:p>0.078466219490768</text:p>
          </table:table-cell>
          <table:table-cell office:value-type="float" office:value="0.0583912369533365" calcext:value-type="float">
            <text:p>0.058391236953337</text:p>
          </table:table-cell>
          <table:table-cell office:value-type="float" office:value="0.0351562471745589" calcext:value-type="float">
            <text:p>0.0351562471745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7282972395046" calcext:value-type="float">
            <text:p>0.557282972395046</text:p>
          </table:table-cell>
          <table:table-cell office:value-type="float" office:value="1.22435583291298" calcext:value-type="float">
            <text:p>1.22435583291298</text:p>
          </table:table-cell>
          <table:table-cell office:value-type="float" office:value="0.562711069305478" calcext:value-type="float">
            <text:p>0.562711069305478</text:p>
          </table:table-cell>
          <table:table-cell office:value-type="float" office:value="0.0790804292737346" calcext:value-type="float">
            <text:p>0.079080429273735</text:p>
          </table:table-cell>
          <table:table-cell office:value-type="float" office:value="0.058434758298336" calcext:value-type="float">
            <text:p>0.058434758298336</text:p>
          </table:table-cell>
          <table:table-cell office:value-type="float" office:value="0.0352117440753894" calcext:value-type="float">
            <text:p>0.0352117440753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978680986266" calcext:value-type="float">
            <text:p>0.55978680986266</text:p>
          </table:table-cell>
          <table:table-cell office:value-type="float" office:value="1.22437711743076" calcext:value-type="float">
            <text:p>1.22437711743076</text:p>
          </table:table-cell>
          <table:table-cell office:value-type="float" office:value="0.562637797192538" calcext:value-type="float">
            <text:p>0.562637797192538</text:p>
          </table:table-cell>
          <table:table-cell office:value-type="float" office:value="0.0789114250428338" calcext:value-type="float">
            <text:p>0.078911425042834</text:p>
          </table:table-cell>
          <table:table-cell office:value-type="float" office:value="0.0584273637800871" calcext:value-type="float">
            <text:p>0.058427363780087</text:p>
          </table:table-cell>
          <table:table-cell office:value-type="float" office:value="0.0352021799058598" calcext:value-type="float">
            <text:p>0.035202179905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96215311376631" calcext:value-type="float">
            <text:p>0.796215311376631</text:p>
          </table:table-cell>
          <table:table-cell office:value-type="float" office:value="1.21769775883001" calcext:value-type="float">
            <text:p>1.21769775883001</text:p>
          </table:table-cell>
          <table:table-cell office:value-type="float" office:value="0.559373216018643" calcext:value-type="float">
            <text:p>0.559373216018643</text:p>
          </table:table-cell>
          <table:table-cell office:value-type="float" office:value="0.0769102649236066" calcext:value-type="float">
            <text:p>0.076910264923607</text:p>
          </table:table-cell>
          <table:table-cell office:value-type="float" office:value="0.0580988207829929" calcext:value-type="float">
            <text:p>0.058098820782993</text:p>
          </table:table-cell>
          <table:table-cell office:value-type="float" office:value="0.0347913590507717" calcext:value-type="float">
            <text:p>0.0347913590507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57498837803704" calcext:value-type="float">
            <text:p>0.557498837803704</text:p>
          </table:table-cell>
          <table:table-cell office:value-type="float" office:value="1.23808390639282" calcext:value-type="float">
            <text:p>1.23808390639282</text:p>
          </table:table-cell>
          <table:table-cell office:value-type="float" office:value="0.53712419392497" calcext:value-type="float">
            <text:p>0.53712419392497</text:p>
          </table:table-cell>
          <table:table-cell office:value-type="float" office:value="0.0813528184080367" calcext:value-type="float">
            <text:p>0.081352818408037</text:p>
          </table:table-cell>
          <table:table-cell office:value-type="float" office:value="0.0607096532582287" calcext:value-type="float">
            <text:p>0.060709653258229</text:p>
          </table:table-cell>
          <table:table-cell office:value-type="float" office:value="0.0361144603500306" calcext:value-type="float">
            <text:p>0.03611446035003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34958996484693" calcext:value-type="float">
            <text:p>0.634958996484693</text:p>
          </table:table-cell>
          <table:table-cell office:value-type="float" office:value="1.18216832277566" calcext:value-type="float">
            <text:p>1.18216832277566</text:p>
          </table:table-cell>
          <table:table-cell office:value-type="float" office:value="0.533410952819386" calcext:value-type="float">
            <text:p>0.533410952819386</text:p>
          </table:table-cell>
          <table:table-cell office:value-type="float" office:value="0.0733391715107134" calcext:value-type="float">
            <text:p>0.073339171510713</text:p>
          </table:table-cell>
          <table:table-cell office:value-type="float" office:value="0.0571813689241209" calcext:value-type="float">
            <text:p>0.057181368924121</text:p>
          </table:table-cell>
          <table:table-cell office:value-type="float" office:value="0.0329848249381367" calcext:value-type="float">
            <text:p>0.032984824938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35998024797646" calcext:value-type="float">
            <text:p>0.635998024797646</text:p>
          </table:table-cell>
          <table:table-cell office:value-type="float" office:value="1.18208613812411" calcext:value-type="float">
            <text:p>1.18208613812411</text:p>
          </table:table-cell>
          <table:table-cell office:value-type="float" office:value="0.533287468890586" calcext:value-type="float">
            <text:p>0.533287468890586</text:p>
          </table:table-cell>
          <table:table-cell office:value-type="float" office:value="0.0736777148215473" calcext:value-type="float">
            <text:p>0.073677714821547</text:p>
          </table:table-cell>
          <table:table-cell office:value-type="float" office:value="0.057168343954559" calcext:value-type="float">
            <text:p>0.057168343954559</text:p>
          </table:table-cell>
          <table:table-cell office:value-type="float" office:value="0.0329699667978805" calcext:value-type="float">
            <text:p>0.0329699667978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26671442418885" calcext:value-type="float">
            <text:p>0.626671442418885</text:p>
          </table:table-cell>
          <table:table-cell office:value-type="float" office:value="1.18205732044699" calcext:value-type="float">
            <text:p>1.18205732044699</text:p>
          </table:table-cell>
          <table:table-cell office:value-type="float" office:value="0.53351304872334" calcext:value-type="float">
            <text:p>0.53351304872334</text:p>
          </table:table-cell>
          <table:table-cell office:value-type="float" office:value="0.0736609643783401" calcext:value-type="float">
            <text:p>0.07366096437834</text:p>
          </table:table-cell>
          <table:table-cell office:value-type="float" office:value="0.0571921357603963" calcext:value-type="float">
            <text:p>0.057192135760396</text:p>
          </table:table-cell>
          <table:table-cell office:value-type="float" office:value="0.0329980821620896" calcext:value-type="float">
            <text:p>0.032998082162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41281015593147" calcext:value-type="float">
            <text:p>0.841281015593147</text:p>
          </table:table-cell>
          <table:table-cell office:value-type="float" office:value="1.17655664341649" calcext:value-type="float">
            <text:p>1.17655664341649</text:p>
          </table:table-cell>
          <table:table-cell office:value-type="float" office:value="0.530924812955545" calcext:value-type="float">
            <text:p>0.530924812955545</text:p>
          </table:table-cell>
          <table:table-cell office:value-type="float" office:value="0.071921365626523" calcext:value-type="float">
            <text:p>0.071921365626523</text:p>
          </table:table-cell>
          <table:table-cell office:value-type="float" office:value="0.0569190625979196" calcext:value-type="float">
            <text:p>0.05691906259792</text:p>
          </table:table-cell>
          <table:table-cell office:value-type="float" office:value="0.0326761634123107" calcext:value-type="float">
            <text:p>0.032676163412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4117112800682" calcext:value-type="float">
            <text:p>0.64117112800682</text:p>
          </table:table-cell>
          <table:table-cell office:value-type="float" office:value="1.1762398962293" calcext:value-type="float">
            <text:p>1.1762398962293</text:p>
          </table:table-cell>
          <table:table-cell office:value-type="float" office:value="0.572079003871121" calcext:value-type="float">
            <text:p>0.572079003871121</text:p>
          </table:table-cell>
          <table:table-cell office:value-type="float" office:value="0.0869836003088745" calcext:value-type="float">
            <text:p>0.086983600308875</text:p>
          </table:table-cell>
          <table:table-cell office:value-type="float" office:value="0.0657276731270034" calcext:value-type="float">
            <text:p>0.065727673127003</text:p>
          </table:table-cell>
          <table:table-cell office:value-type="float" office:value="0.0503704840372219" calcext:value-type="float">
            <text:p>0.05037048403722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4384103238054" calcext:value-type="float">
            <text:p>0.514384103238054</text:p>
          </table:table-cell>
          <table:table-cell office:value-type="float" office:value="1.26436463642457" calcext:value-type="float">
            <text:p>1.26436463642457</text:p>
          </table:table-cell>
          <table:table-cell office:value-type="float" office:value="0.481026805854721" calcext:value-type="float">
            <text:p>0.481026805854721</text:p>
          </table:table-cell>
          <table:table-cell office:value-type="float" office:value="0.0690417175697605" calcext:value-type="float">
            <text:p>0.069041717569761</text:p>
          </table:table-cell>
          <table:table-cell office:value-type="float" office:value="0.0526506888043767" calcext:value-type="float">
            <text:p>0.052650688804377</text:p>
          </table:table-cell>
          <table:table-cell office:value-type="float" office:value="0.0300169995997352" calcext:value-type="float">
            <text:p>0.0300169995997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4347263354917" calcext:value-type="float">
            <text:p>0.514347263354917</text:p>
          </table:table-cell>
          <table:table-cell office:value-type="float" office:value="1.26426150747458" calcext:value-type="float">
            <text:p>1.26426150747458</text:p>
          </table:table-cell>
          <table:table-cell office:value-type="float" office:value="0.480946103184197" calcext:value-type="float">
            <text:p>0.480946103184197</text:p>
          </table:table-cell>
          <table:table-cell office:value-type="float" office:value="0.0693596334379634" calcext:value-type="float">
            <text:p>0.069359633437964</text:p>
          </table:table-cell>
          <table:table-cell office:value-type="float" office:value="0.0526413346482953" calcext:value-type="float">
            <text:p>0.052641334648295</text:p>
          </table:table-cell>
          <table:table-cell office:value-type="float" office:value="0.0300072709571716" calcext:value-type="float">
            <text:p>0.0300072709571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9509417181704" calcext:value-type="float">
            <text:p>0.509509417181704</text:p>
          </table:table-cell>
          <table:table-cell office:value-type="float" office:value="1.26426249141748" calcext:value-type="float">
            <text:p>1.26426249141748</text:p>
          </table:table-cell>
          <table:table-cell office:value-type="float" office:value="0.481053091059983" calcext:value-type="float">
            <text:p>0.481053091059983</text:p>
          </table:table-cell>
          <table:table-cell office:value-type="float" office:value="0.0692811113966684" calcext:value-type="float">
            <text:p>0.069281111396669</text:p>
          </table:table-cell>
          <table:table-cell office:value-type="float" office:value="0.05265266620414" calcext:value-type="float">
            <text:p>0.05265266620414</text:p>
          </table:table-cell>
          <table:table-cell office:value-type="float" office:value="0.0300206430261115" calcext:value-type="float">
            <text:p>0.0300206430261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1855488111974" calcext:value-type="float">
            <text:p>0.701855488111974</text:p>
          </table:table-cell>
          <table:table-cell office:value-type="float" office:value="1.2591509791569" calcext:value-type="float">
            <text:p>1.2591509791569</text:p>
          </table:table-cell>
          <table:table-cell office:value-type="float" office:value="0.47900746058229" calcext:value-type="float">
            <text:p>0.47900746058229</text:p>
          </table:table-cell>
          <table:table-cell office:value-type="float" office:value="0.0677913247677371" calcext:value-type="float">
            <text:p>0.067791324767737</text:p>
          </table:table-cell>
          <table:table-cell office:value-type="float" office:value="0.0524330601106689" calcext:value-type="float">
            <text:p>0.052433060110669</text:p>
          </table:table-cell>
          <table:table-cell office:value-type="float" office:value="0.0297640753694803" calcext:value-type="float">
            <text:p>0.029764075369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520256774911" calcext:value-type="float">
            <text:p>0.5520256774911</text:p>
          </table:table-cell>
          <table:table-cell office:value-type="float" office:value="1.23884136579276" calcext:value-type="float">
            <text:p>1.23884136579276</text:p>
          </table:table-cell>
          <table:table-cell office:value-type="float" office:value="0.446518741247807" calcext:value-type="float">
            <text:p>0.446518741247807</text:p>
          </table:table-cell>
          <table:table-cell office:value-type="float" office:value="0.0648257310380648" calcext:value-type="float">
            <text:p>0.064825731038065</text:p>
          </table:table-cell>
          <table:table-cell office:value-type="float" office:value="0.0546362509889208" calcext:value-type="float">
            <text:p>0.054636250988921</text:p>
          </table:table-cell>
          <table:table-cell office:value-type="float" office:value="0.0295054896759143" calcext:value-type="float">
            <text:p>0.02950548967591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3150122343932" calcext:value-type="float">
            <text:p>0.533150122343932</text:p>
          </table:table-cell>
          <table:table-cell office:value-type="float" office:value="1.23052044245733" calcext:value-type="float">
            <text:p>1.23052044245733</text:p>
          </table:table-cell>
          <table:table-cell office:value-type="float" office:value="0.566842902109837" calcext:value-type="float">
            <text:p>0.566842902109837</text:p>
          </table:table-cell>
          <table:table-cell office:value-type="float" office:value="0.0799476886109427" calcext:value-type="float">
            <text:p>0.079947688610943</text:p>
          </table:table-cell>
          <table:table-cell office:value-type="float" office:value="0.0601772854681214" calcext:value-type="float">
            <text:p>0.060177285468122</text:p>
          </table:table-cell>
          <table:table-cell office:value-type="float" office:value="0.0361053945440726" calcext:value-type="float">
            <text:p>0.0361053945440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7073665339419" calcext:value-type="float">
            <text:p>0.527073665339419</text:p>
          </table:table-cell>
          <table:table-cell office:value-type="float" office:value="1.23058935875914" calcext:value-type="float">
            <text:p>1.23058935875914</text:p>
          </table:table-cell>
          <table:table-cell office:value-type="float" office:value="0.566880456440459" calcext:value-type="float">
            <text:p>0.566880456440459</text:p>
          </table:table-cell>
          <table:table-cell office:value-type="float" office:value="0.0804121443825581" calcext:value-type="float">
            <text:p>0.080412144382558</text:p>
          </table:table-cell>
          <table:table-cell office:value-type="float" office:value="0.0601802031380151" calcext:value-type="float">
            <text:p>0.060180203138015</text:p>
          </table:table-cell>
          <table:table-cell office:value-type="float" office:value="0.0361110466342754" calcext:value-type="float">
            <text:p>0.0361110466342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6916204874934" calcext:value-type="float">
            <text:p>0.526916204874934</text:p>
          </table:table-cell>
          <table:table-cell office:value-type="float" office:value="1.23058653002534" calcext:value-type="float">
            <text:p>1.23058653002534</text:p>
          </table:table-cell>
          <table:table-cell office:value-type="float" office:value="0.566885292513461" calcext:value-type="float">
            <text:p>0.566885292513461</text:p>
          </table:table-cell>
          <table:table-cell office:value-type="float" office:value="0.0802653139912522" calcext:value-type="float">
            <text:p>0.080265313991252</text:p>
          </table:table-cell>
          <table:table-cell office:value-type="float" office:value="0.0601806640856642" calcext:value-type="float">
            <text:p>0.060180664085664</text:p>
          </table:table-cell>
          <table:table-cell office:value-type="float" office:value="0.0361114391361194" calcext:value-type="float">
            <text:p>0.036111439136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2349058815139" calcext:value-type="float">
            <text:p>0.752349058815139</text:p>
          </table:table-cell>
          <table:table-cell office:value-type="float" office:value="1.22469211195216" calcext:value-type="float">
            <text:p>1.22469211195216</text:p>
          </table:table-cell>
          <table:table-cell office:value-type="float" office:value="0.564004080090845" calcext:value-type="float">
            <text:p>0.564004080090845</text:p>
          </table:table-cell>
          <table:table-cell office:value-type="float" office:value="0.0783703308851672" calcext:value-type="float">
            <text:p>0.078370330885167</text:p>
          </table:table-cell>
          <table:table-cell office:value-type="float" office:value="0.0598842172713924" calcext:value-type="float">
            <text:p>0.059884217271393</text:p>
          </table:table-cell>
          <table:table-cell office:value-type="float" office:value="0.0357423062948319" calcext:value-type="float">
            <text:p>0.0357423062948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822024475829" calcext:value-type="float">
            <text:p>0.4822024475829</text:p>
          </table:table-cell>
          <table:table-cell office:value-type="float" office:value="1.26773190912148" calcext:value-type="float">
            <text:p>1.26773190912148</text:p>
          </table:table-cell>
          <table:table-cell office:value-type="float" office:value="0.594696114512455" calcext:value-type="float">
            <text:p>0.594696114512455</text:p>
          </table:table-cell>
          <table:table-cell office:value-type="float" office:value="0.0921022474520767" calcext:value-type="float">
            <text:p>0.092102247452077</text:p>
          </table:table-cell>
          <table:table-cell office:value-type="float" office:value="0.0679772314250567" calcext:value-type="float">
            <text:p>0.067977231425057</text:p>
          </table:table-cell>
          <table:table-cell office:value-type="float" office:value="0.042989444561186" calcext:value-type="float">
            <text:p>0.0429894445611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8717743043492" calcext:value-type="float">
            <text:p>0.458717743043492</text:p>
          </table:table-cell>
          <table:table-cell office:value-type="float" office:value="1.35971031090711" calcext:value-type="float">
            <text:p>1.35971031090711</text:p>
          </table:table-cell>
          <table:table-cell office:value-type="float" office:value="0.451581261317389" calcext:value-type="float">
            <text:p>0.451581261317389</text:p>
          </table:table-cell>
          <table:table-cell office:value-type="float" office:value="0.0695628176931698" calcext:value-type="float">
            <text:p>0.06956281769317</text:p>
          </table:table-cell>
          <table:table-cell office:value-type="float" office:value="0.0534469280336059" calcext:value-type="float">
            <text:p>0.053446928033606</text:p>
          </table:table-cell>
          <table:table-cell office:value-type="float" office:value="0.0283113826766231" calcext:value-type="float">
            <text:p>0.0283113826766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3714555105633" calcext:value-type="float">
            <text:p>0.453714555105633</text:p>
          </table:table-cell>
          <table:table-cell office:value-type="float" office:value="1.35981461844951" calcext:value-type="float">
            <text:p>1.35981461844951</text:p>
          </table:table-cell>
          <table:table-cell office:value-type="float" office:value="0.451609173525631" calcext:value-type="float">
            <text:p>0.451609173525631</text:p>
          </table:table-cell>
          <table:table-cell office:value-type="float" office:value="0.06995558497313" calcext:value-type="float">
            <text:p>0.06995558497313</text:p>
          </table:table-cell>
          <table:table-cell office:value-type="float" office:value="0.0534505447041993" calcext:value-type="float">
            <text:p>0.053450544704199</text:p>
          </table:table-cell>
          <table:table-cell office:value-type="float" office:value="0.0283153829214305" calcext:value-type="float">
            <text:p>0.0283153829214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0877983572494" calcext:value-type="float">
            <text:p>0.450877983572494</text:p>
          </table:table-cell>
          <table:table-cell office:value-type="float" office:value="1.35983255317443" calcext:value-type="float">
            <text:p>1.35983255317443</text:p>
          </table:table-cell>
          <table:table-cell office:value-type="float" office:value="0.451668417135207" calcext:value-type="float">
            <text:p>0.451668417135207</text:p>
          </table:table-cell>
          <table:table-cell office:value-type="float" office:value="0.0698221636625131" calcext:value-type="float">
            <text:p>0.069822163662513</text:p>
          </table:table-cell>
          <table:table-cell office:value-type="float" office:value="0.0534574386156849" calcext:value-type="float">
            <text:p>0.053457438615685</text:p>
          </table:table-cell>
          <table:table-cell office:value-type="float" office:value="0.0283227216550813" calcext:value-type="float">
            <text:p>0.0283227216550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4330894070931" calcext:value-type="float">
            <text:p>0.634330894070931</text:p>
          </table:table-cell>
          <table:table-cell office:value-type="float" office:value="1.35438578883705" calcext:value-type="float">
            <text:p>1.35438578883705</text:p>
          </table:table-cell>
          <table:table-cell office:value-type="float" office:value="0.449764753752711" calcext:value-type="float">
            <text:p>0.449764753752711</text:p>
          </table:table-cell>
          <table:table-cell office:value-type="float" office:value="0.068442545202058" calcext:value-type="float">
            <text:p>0.068442545202058</text:p>
          </table:table-cell>
          <table:table-cell office:value-type="float" office:value="0.0532358575669296" calcext:value-type="float">
            <text:p>0.05323585756693</text:p>
          </table:table-cell>
          <table:table-cell office:value-type="float" office:value="0.0280828857942887" calcext:value-type="float">
            <text:p>0.028082885794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76911510745757" calcext:value-type="float">
            <text:p>0.476911510745757</text:p>
          </table:table-cell>
          <table:table-cell office:value-type="float" office:value="1.34837050047267" calcext:value-type="float">
            <text:p>1.34837050047267</text:p>
          </table:table-cell>
          <table:table-cell office:value-type="float" office:value="0.447161001375732" calcext:value-type="float">
            <text:p>0.447161001375732</text:p>
          </table:table-cell>
          <table:table-cell office:value-type="float" office:value="0.0778176510931533" calcext:value-type="float">
            <text:p>0.077817651093153</text:p>
          </table:table-cell>
          <table:table-cell office:value-type="float" office:value="0.0624441250894688" calcext:value-type="float">
            <text:p>0.062444125089469</text:p>
          </table:table-cell>
          <table:table-cell office:value-type="float" office:value="0.0331841217314007" calcext:value-type="float">
            <text:p>0.0331841217314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4638545753502" calcext:value-type="float">
            <text:p>0.504638545753502</text:p>
          </table:table-cell>
          <table:table-cell office:value-type="float" office:value="1.27178949733726" calcext:value-type="float">
            <text:p>1.27178949733726</text:p>
          </table:table-cell>
          <table:table-cell office:value-type="float" office:value="0.468007119444632" calcext:value-type="float">
            <text:p>0.468007119444632</text:p>
          </table:table-cell>
          <table:table-cell office:value-type="float" office:value="0.0669993409465396" calcext:value-type="float">
            <text:p>0.06699934094654</text:p>
          </table:table-cell>
          <table:table-cell office:value-type="float" office:value="0.0518473506983827" calcext:value-type="float">
            <text:p>0.051847350698383</text:p>
          </table:table-cell>
          <table:table-cell office:value-type="float" office:value="0.029003957728427" calcext:value-type="float">
            <text:p>0.0290039577284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6947288831192" calcext:value-type="float">
            <text:p>0.506947288831192</text:p>
          </table:table-cell>
          <table:table-cell office:value-type="float" office:value="1.27167509599537" calcext:value-type="float">
            <text:p>1.27167509599537</text:p>
          </table:table-cell>
          <table:table-cell office:value-type="float" office:value="0.467887987191754" calcext:value-type="float">
            <text:p>0.467887987191754</text:p>
          </table:table-cell>
          <table:table-cell office:value-type="float" office:value="0.0672889811105374" calcext:value-type="float">
            <text:p>0.067288981110537</text:p>
          </table:table-cell>
          <table:table-cell office:value-type="float" office:value="0.0518351614100718" calcext:value-type="float">
            <text:p>0.051835161410072</text:p>
          </table:table-cell>
          <table:table-cell office:value-type="float" office:value="0.0289894303857127" calcext:value-type="float">
            <text:p>0.0289894303857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9411567797805" calcext:value-type="float">
            <text:p>0.499411567797805</text:p>
          </table:table-cell>
          <table:table-cell office:value-type="float" office:value="1.27170290496405" calcext:value-type="float">
            <text:p>1.27170290496405</text:p>
          </table:table-cell>
          <table:table-cell office:value-type="float" office:value="0.468041907629443" calcext:value-type="float">
            <text:p>0.468041907629443</text:p>
          </table:table-cell>
          <table:table-cell office:value-type="float" office:value="0.0672292827577611" calcext:value-type="float">
            <text:p>0.067229282757761</text:p>
          </table:table-cell>
          <table:table-cell office:value-type="float" office:value="0.0518518478123399" calcext:value-type="float">
            <text:p>0.05185184781234</text:p>
          </table:table-cell>
          <table:table-cell office:value-type="float" office:value="0.0290085997170081" calcext:value-type="float">
            <text:p>0.0290085997170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6833085385361" calcext:value-type="float">
            <text:p>0.686833085385361</text:p>
          </table:table-cell>
          <table:table-cell office:value-type="float" office:value="1.26676512457005" calcext:value-type="float">
            <text:p>1.26676512457005</text:p>
          </table:table-cell>
          <table:table-cell office:value-type="float" office:value="0.466125273959175" calcext:value-type="float">
            <text:p>0.466125273959175</text:p>
          </table:table-cell>
          <table:table-cell office:value-type="float" office:value="0.0658090647945692" calcext:value-type="float">
            <text:p>0.065809064794569</text:p>
          </table:table-cell>
          <table:table-cell office:value-type="float" office:value="0.0516441119160908" calcext:value-type="float">
            <text:p>0.051644111916091</text:p>
          </table:table-cell>
          <table:table-cell office:value-type="float" office:value="0.0287698765095724" calcext:value-type="float">
            <text:p>0.0287698765095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526485711558" calcext:value-type="float">
            <text:p>0.56526485711558</text:p>
          </table:table-cell>
          <table:table-cell office:value-type="float" office:value="1.23348116780563" calcext:value-type="float">
            <text:p>1.23348116780563</text:p>
          </table:table-cell>
          <table:table-cell office:value-type="float" office:value="0.439052620746087" calcext:value-type="float">
            <text:p>0.439052620746087</text:p>
          </table:table-cell>
          <table:table-cell office:value-type="float" office:value="0.0645533023853904" calcext:value-type="float">
            <text:p>0.06455330238539</text:p>
          </table:table-cell>
          <table:table-cell office:value-type="float" office:value="0.0512713587179072" calcext:value-type="float">
            <text:p>0.051271358717907</text:p>
          </table:table-cell>
          <table:table-cell office:value-type="float" office:value="0.0285978110747683" calcext:value-type="float">
            <text:p>0.028597811074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8648223978719" calcext:value-type="float">
            <text:p>0.358648223978719</text:p>
          </table:table-cell>
          <table:table-cell office:value-type="float" office:value="1.38352120946113" calcext:value-type="float">
            <text:p>1.38352120946113</text:p>
          </table:table-cell>
          <table:table-cell office:value-type="float" office:value="0.551945488450378" calcext:value-type="float">
            <text:p>0.551945488450378</text:p>
          </table:table-cell>
          <table:table-cell office:value-type="float" office:value="0.0802243223569298" calcext:value-type="float">
            <text:p>0.08022432235693</text:p>
          </table:table-cell>
          <table:table-cell office:value-type="float" office:value="0.060533911077491" calcext:value-type="float">
            <text:p>0.060533911077491</text:p>
          </table:table-cell>
          <table:table-cell office:value-type="float" office:value="0.0355493217204249" calcext:value-type="float">
            <text:p>0.0355493217204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46057282704432" calcext:value-type="float">
            <text:p>0.346057282704432</text:p>
          </table:table-cell>
          <table:table-cell office:value-type="float" office:value="1.38384458680296" calcext:value-type="float">
            <text:p>1.38384458680296</text:p>
          </table:table-cell>
          <table:table-cell office:value-type="float" office:value="0.552164328623248" calcext:value-type="float">
            <text:p>0.552164328623248</text:p>
          </table:table-cell>
          <table:table-cell office:value-type="float" office:value="0.0807504722745698" calcext:value-type="float">
            <text:p>0.08075047227457</text:p>
          </table:table-cell>
          <table:table-cell office:value-type="float" office:value="0.0605577481682043" calcext:value-type="float">
            <text:p>0.060557748168204</text:p>
          </table:table-cell>
          <table:table-cell office:value-type="float" office:value="0.0355786456878646" calcext:value-type="float">
            <text:p>0.0355786456878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51583135055289" calcext:value-type="float">
            <text:p>0.351583135055289</text:p>
          </table:table-cell>
          <table:table-cell office:value-type="float" office:value="1.38384696394919" calcext:value-type="float">
            <text:p>1.38384696394919</text:p>
          </table:table-cell>
          <table:table-cell office:value-type="float" office:value="0.552018131080553" calcext:value-type="float">
            <text:p>0.552018131080553</text:p>
          </table:table-cell>
          <table:table-cell office:value-type="float" office:value="0.0805135750033033" calcext:value-type="float">
            <text:p>0.080513575003303</text:p>
          </table:table-cell>
          <table:table-cell office:value-type="float" office:value="0.0605421078625956" calcext:value-type="float">
            <text:p>0.060542107862596</text:p>
          </table:table-cell>
          <table:table-cell office:value-type="float" office:value="0.0355592720674633" calcext:value-type="float">
            <text:p>0.0355592720674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3770135188617" calcext:value-type="float">
            <text:p>0.573770135188617</text:p>
          </table:table-cell>
          <table:table-cell office:value-type="float" office:value="1.3772407329909" calcext:value-type="float">
            <text:p>1.3772407329909</text:p>
          </table:table-cell>
          <table:table-cell office:value-type="float" office:value="0.549210961025245" calcext:value-type="float">
            <text:p>0.549210961025245</text:p>
          </table:table-cell>
          <table:table-cell office:value-type="float" office:value="0.0786763266687197" calcext:value-type="float">
            <text:p>0.07867632666872</text:p>
          </table:table-cell>
          <table:table-cell office:value-type="float" office:value="0.0602429655070798" calcext:value-type="float">
            <text:p>0.06024296550708</text:p>
          </table:table-cell>
          <table:table-cell office:value-type="float" office:value="0.035195708607078" calcext:value-type="float">
            <text:p>0.0351957086070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3069588886627" calcext:value-type="float">
            <text:p>0.373069588886627</text:p>
          </table:table-cell>
          <table:table-cell office:value-type="float" office:value="1.36932818697251" calcext:value-type="float">
            <text:p>1.36932818697251</text:p>
          </table:table-cell>
          <table:table-cell office:value-type="float" office:value="0.54233188911343" calcext:value-type="float">
            <text:p>0.54233188911343</text:p>
          </table:table-cell>
          <table:table-cell office:value-type="float" office:value="0.077549141773207" calcext:value-type="float">
            <text:p>0.077549141773207</text:p>
          </table:table-cell>
          <table:table-cell office:value-type="float" office:value="0.060513959076239" calcext:value-type="float">
            <text:p>0.060513959076239</text:p>
          </table:table-cell>
          <table:table-cell office:value-type="float" office:value="0.0391871354458449" calcext:value-type="float">
            <text:p>0.03918713544584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1917976424493" calcext:value-type="float">
            <text:p>0.391917976424493</text:p>
          </table:table-cell>
          <table:table-cell office:value-type="float" office:value="1.40255955332269" calcext:value-type="float">
            <text:p>1.40255955332269</text:p>
          </table:table-cell>
          <table:table-cell office:value-type="float" office:value="0.491647122873969" calcext:value-type="float">
            <text:p>0.491647122873969</text:p>
          </table:table-cell>
          <table:table-cell office:value-type="float" office:value="0.0723964325811472" calcext:value-type="float">
            <text:p>0.072396432581147</text:p>
          </table:table-cell>
          <table:table-cell office:value-type="float" office:value="0.0553511164273024" calcext:value-type="float">
            <text:p>0.055351116427302</text:p>
          </table:table-cell>
          <table:table-cell office:value-type="float" office:value="0.0310156605636421" calcext:value-type="float">
            <text:p>0.0310156605636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9759458854309" calcext:value-type="float">
            <text:p>0.389759458854309</text:p>
          </table:table-cell>
          <table:table-cell office:value-type="float" office:value="1.40241185461111" calcext:value-type="float">
            <text:p>1.40241185461111</text:p>
          </table:table-cell>
          <table:table-cell office:value-type="float" office:value="0.491610567307685" calcext:value-type="float">
            <text:p>0.491610567307685</text:p>
          </table:table-cell>
          <table:table-cell office:value-type="float" office:value="0.0727579168682007" calcext:value-type="float">
            <text:p>0.072757916868201</text:p>
          </table:table-cell>
          <table:table-cell office:value-type="float" office:value="0.0553468857999876" calcext:value-type="float">
            <text:p>0.055346885799988</text:p>
          </table:table-cell>
          <table:table-cell office:value-type="float" office:value="0.0310115279618477" calcext:value-type="float">
            <text:p>0.0310115279618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9691516331175" calcext:value-type="float">
            <text:p>0.389691516331175</text:p>
          </table:table-cell>
          <table:table-cell office:value-type="float" office:value="1.4024122520256" calcext:value-type="float">
            <text:p>1.4024122520256</text:p>
          </table:table-cell>
          <table:table-cell office:value-type="float" office:value="0.491610059001594" calcext:value-type="float">
            <text:p>0.491610059001594</text:p>
          </table:table-cell>
          <table:table-cell office:value-type="float" office:value="0.0725874280176829" calcext:value-type="float">
            <text:p>0.072587428017683</text:p>
          </table:table-cell>
          <table:table-cell office:value-type="float" office:value="0.0553469310060796" calcext:value-type="float">
            <text:p>0.05534693100608</text:p>
          </table:table-cell>
          <table:table-cell office:value-type="float" office:value="0.0310112660025728" calcext:value-type="float">
            <text:p>0.0310112660025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2924279323905" calcext:value-type="float">
            <text:p>0.582924279323905</text:p>
          </table:table-cell>
          <table:table-cell office:value-type="float" office:value="1.39680175267532" calcext:value-type="float">
            <text:p>1.39680175267532</text:p>
          </table:table-cell>
          <table:table-cell office:value-type="float" office:value="0.489506505603727" calcext:value-type="float">
            <text:p>0.489506505603727</text:p>
          </table:table-cell>
          <table:table-cell office:value-type="float" office:value="0.0711167793455512" calcext:value-type="float">
            <text:p>0.071116779345551</text:p>
          </table:table-cell>
          <table:table-cell office:value-type="float" office:value="0.0551175859761164" calcext:value-type="float">
            <text:p>0.055117585976117</text:p>
          </table:table-cell>
          <table:table-cell office:value-type="float" office:value="0.0307446452436395" calcext:value-type="float">
            <text:p>0.030744645243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7074434482127" calcext:value-type="float">
            <text:p>0.417074434482127</text:p>
          </table:table-cell>
          <table:table-cell office:value-type="float" office:value="1.38354178376132" calcext:value-type="float">
            <text:p>1.38354178376132</text:p>
          </table:table-cell>
          <table:table-cell office:value-type="float" office:value="0.465582355783461" calcext:value-type="float">
            <text:p>0.465582355783461</text:p>
          </table:table-cell>
          <table:table-cell office:value-type="float" office:value="0.0707346431010901" calcext:value-type="float">
            <text:p>0.07073464310109</text:p>
          </table:table-cell>
          <table:table-cell office:value-type="float" office:value="0.055910723585966" calcext:value-type="float">
            <text:p>0.055910723585966</text:p>
          </table:table-cell>
          <table:table-cell office:value-type="float" office:value="0.0276988668927872" calcext:value-type="float">
            <text:p>0.02769886689278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8030682839756" calcext:value-type="float">
            <text:p>0.398030682839756</text:p>
          </table:table-cell>
          <table:table-cell office:value-type="float" office:value="1.35880529247325" calcext:value-type="float">
            <text:p>1.35880529247325</text:p>
          </table:table-cell>
          <table:table-cell office:value-type="float" office:value="0.52136516173268" calcext:value-type="float">
            <text:p>0.52136516173268</text:p>
          </table:table-cell>
          <table:table-cell office:value-type="float" office:value="0.0725334410233435" calcext:value-type="float">
            <text:p>0.072533441023344</text:p>
          </table:table-cell>
          <table:table-cell office:value-type="float" office:value="0.0562347603598792" calcext:value-type="float">
            <text:p>0.056234760359879</text:p>
          </table:table-cell>
          <table:table-cell office:value-type="float" office:value="0.0332626750329727" calcext:value-type="float">
            <text:p>0.0332626750329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1459928512099" calcext:value-type="float">
            <text:p>0.391459928512099</text:p>
          </table:table-cell>
          <table:table-cell office:value-type="float" office:value="1.35892086081785" calcext:value-type="float">
            <text:p>1.35892086081785</text:p>
          </table:table-cell>
          <table:table-cell office:value-type="float" office:value="0.521416036764257" calcext:value-type="float">
            <text:p>0.521416036764257</text:p>
          </table:table-cell>
          <table:table-cell office:value-type="float" office:value="0.0730239346923062" calcext:value-type="float">
            <text:p>0.073023934692306</text:p>
          </table:table-cell>
          <table:table-cell office:value-type="float" office:value="0.0562401002973764" calcext:value-type="float">
            <text:p>0.056240100297377</text:p>
          </table:table-cell>
          <table:table-cell office:value-type="float" office:value="0.0332699257880143" calcext:value-type="float">
            <text:p>0.0332699257880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9057476378109" calcext:value-type="float">
            <text:p>0.389057476378109</text:p>
          </table:table-cell>
          <table:table-cell office:value-type="float" office:value="1.35893099561746" calcext:value-type="float">
            <text:p>1.35893099561746</text:p>
          </table:table-cell>
          <table:table-cell office:value-type="float" office:value="0.5214749264328" calcext:value-type="float">
            <text:p>0.5214749264328</text:p>
          </table:table-cell>
          <table:table-cell office:value-type="float" office:value="0.0728698826477671" calcext:value-type="float">
            <text:p>0.072869882647767</text:p>
          </table:table-cell>
          <table:table-cell office:value-type="float" office:value="0.0562462529724301" calcext:value-type="float">
            <text:p>0.05624625297243</text:p>
          </table:table-cell>
          <table:table-cell office:value-type="float" office:value="0.0332773107814178" calcext:value-type="float">
            <text:p>0.0332773107814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2246474370501" calcext:value-type="float">
            <text:p>0.602246474370501</text:p>
          </table:table-cell>
          <table:table-cell office:value-type="float" office:value="1.35273428581309" calcext:value-type="float">
            <text:p>1.35273428581309</text:p>
          </table:table-cell>
          <table:table-cell office:value-type="float" office:value="0.51895029256283" calcext:value-type="float">
            <text:p>0.51895029256283</text:p>
          </table:table-cell>
          <table:table-cell office:value-type="float" office:value="0.0710664580479652" calcext:value-type="float">
            <text:p>0.071066458047965</text:p>
          </table:table-cell>
          <table:table-cell office:value-type="float" office:value="0.0559801334157139" calcext:value-type="float">
            <text:p>0.055980133415714</text:p>
          </table:table-cell>
          <table:table-cell office:value-type="float" office:value="0.0329533765311323" calcext:value-type="float">
            <text:p>0.0329533765311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57071332991029" calcext:value-type="float">
            <text:p>0.357071332991029</text:p>
          </table:table-cell>
          <table:table-cell office:value-type="float" office:value="1.40064961499878" calcext:value-type="float">
            <text:p>1.40064961499878</text:p>
          </table:table-cell>
          <table:table-cell office:value-type="float" office:value="0.534454112245543" calcext:value-type="float">
            <text:p>0.534454112245543</text:p>
          </table:table-cell>
          <table:table-cell office:value-type="float" office:value="0.0878436180101697" calcext:value-type="float">
            <text:p>0.08784361801017</text:p>
          </table:table-cell>
          <table:table-cell office:value-type="float" office:value="0.0686755496678682" calcext:value-type="float">
            <text:p>0.068675549667868</text:p>
          </table:table-cell>
          <table:table-cell office:value-type="float" office:value="0.0375055083233516" calcext:value-type="float">
            <text:p>0.03750550832335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9904486615615" calcext:value-type="float">
            <text:p>0.569904486615615</text:p>
          </table:table-cell>
          <table:table-cell office:value-type="float" office:value="1.22331041859106" calcext:value-type="float">
            <text:p>1.22331041859106</text:p>
          </table:table-cell>
          <table:table-cell office:value-type="float" office:value="0.478210923676117" calcext:value-type="float">
            <text:p>0.478210923676117</text:p>
          </table:table-cell>
          <table:table-cell office:value-type="float" office:value="0.0736628012960572" calcext:value-type="float">
            <text:p>0.073662801296057</text:p>
          </table:table-cell>
          <table:table-cell office:value-type="float" office:value="0.0551715470617164" calcext:value-type="float">
            <text:p>0.055171547061717</text:p>
          </table:table-cell>
          <table:table-cell office:value-type="float" office:value="0.0310671058962646" calcext:value-type="float">
            <text:p>0.0310671058962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4389620657717" calcext:value-type="float">
            <text:p>0.564389620657717</text:p>
          </table:table-cell>
          <table:table-cell office:value-type="float" office:value="1.22334648896658" calcext:value-type="float">
            <text:p>1.22334648896658</text:p>
          </table:table-cell>
          <table:table-cell office:value-type="float" office:value="0.478253908917321" calcext:value-type="float">
            <text:p>0.478253908917321</text:p>
          </table:table-cell>
          <table:table-cell office:value-type="float" office:value="0.0740856051145558" calcext:value-type="float">
            <text:p>0.074085605114556</text:p>
          </table:table-cell>
          <table:table-cell office:value-type="float" office:value="0.0551758717881689" calcext:value-type="float">
            <text:p>0.055175871788169</text:p>
          </table:table-cell>
          <table:table-cell office:value-type="float" office:value="0.0310733005603713" calcext:value-type="float">
            <text:p>0.0310733005603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6257012010516" calcext:value-type="float">
            <text:p>0.566257012010516</text:p>
          </table:table-cell>
          <table:table-cell office:value-type="float" office:value="1.22334307382903" calcext:value-type="float">
            <text:p>1.22334307382903</text:p>
          </table:table-cell>
          <table:table-cell office:value-type="float" office:value="0.478212530483633" calcext:value-type="float">
            <text:p>0.478212530483633</text:p>
          </table:table-cell>
          <table:table-cell office:value-type="float" office:value="0.0738968725704119" calcext:value-type="float">
            <text:p>0.073896872570412</text:p>
          </table:table-cell>
          <table:table-cell office:value-type="float" office:value="0.0551711928183591" calcext:value-type="float">
            <text:p>0.055171192818359</text:p>
          </table:table-cell>
          <table:table-cell office:value-type="float" office:value="0.031067658766998" calcext:value-type="float">
            <text:p>0.0310676587669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551639521919" calcext:value-type="float">
            <text:p>0.75551639521919</text:p>
          </table:table-cell>
          <table:table-cell office:value-type="float" office:value="1.21840078255718" calcext:value-type="float">
            <text:p>1.21840078255718</text:p>
          </table:table-cell>
          <table:table-cell office:value-type="float" office:value="0.476167931462808" calcext:value-type="float">
            <text:p>0.476167931462808</text:p>
          </table:table-cell>
          <table:table-cell office:value-type="float" office:value="0.0723942592186202" calcext:value-type="float">
            <text:p>0.07239425921862</text:p>
          </table:table-cell>
          <table:table-cell office:value-type="float" office:value="0.0549418283840237" calcext:value-type="float">
            <text:p>0.054941828384024</text:p>
          </table:table-cell>
          <table:table-cell office:value-type="float" office:value="0.0308007430053263" calcext:value-type="float">
            <text:p>0.0308007430053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87388122835283" calcext:value-type="float">
            <text:p>0.487388122835283</text:p>
          </table:table-cell>
          <table:table-cell office:value-type="float" office:value="1.29552541559037" calcext:value-type="float">
            <text:p>1.29552541559037</text:p>
          </table:table-cell>
          <table:table-cell office:value-type="float" office:value="0.512271449163408" calcext:value-type="float">
            <text:p>0.512271449163408</text:p>
          </table:table-cell>
          <table:table-cell office:value-type="float" office:value="0.112444524374829" calcext:value-type="float">
            <text:p>0.112444524374829</text:p>
          </table:table-cell>
          <table:table-cell office:value-type="float" office:value="0.0835693073161049" calcext:value-type="float">
            <text:p>0.083569307316105</text:p>
          </table:table-cell>
          <table:table-cell office:value-type="float" office:value="0.0530138599389814" calcext:value-type="float">
            <text:p>0.05301385993898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536132602525" calcext:value-type="float">
            <text:p>0.58536132602525</text:p>
          </table:table-cell>
          <table:table-cell office:value-type="float" office:value="1.24925989571955" calcext:value-type="float">
            <text:p>1.24925989571955</text:p>
          </table:table-cell>
          <table:table-cell office:value-type="float" office:value="0.511576646966693" calcext:value-type="float">
            <text:p>0.511576646966693</text:p>
          </table:table-cell>
          <table:table-cell office:value-type="float" office:value="0.0766894616389823" calcext:value-type="float">
            <text:p>0.076689461638982</text:p>
          </table:table-cell>
          <table:table-cell office:value-type="float" office:value="0.0585946335675245" calcext:value-type="float">
            <text:p>0.058594633567525</text:p>
          </table:table-cell>
          <table:table-cell office:value-type="float" office:value="0.0337097748118446" calcext:value-type="float">
            <text:p>0.0337097748118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8612044770968" calcext:value-type="float">
            <text:p>0.568612044770968</text:p>
          </table:table-cell>
          <table:table-cell office:value-type="float" office:value="1.24959070470246" calcext:value-type="float">
            <text:p>1.24959070470246</text:p>
          </table:table-cell>
          <table:table-cell office:value-type="float" office:value="0.51190004429659" calcext:value-type="float">
            <text:p>0.51190004429659</text:p>
          </table:table-cell>
          <table:table-cell office:value-type="float" office:value="0.0772878484565945" calcext:value-type="float">
            <text:p>0.077287848456595</text:p>
          </table:table-cell>
          <table:table-cell office:value-type="float" office:value="0.0586310723906473" calcext:value-type="float">
            <text:p>0.058631072390647</text:p>
          </table:table-cell>
          <table:table-cell office:value-type="float" office:value="0.0337536561992781" calcext:value-type="float">
            <text:p>0.0337536561992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3484995715826" calcext:value-type="float">
            <text:p>0.573484995715826</text:p>
          </table:table-cell>
          <table:table-cell office:value-type="float" office:value="1.24959584180005" calcext:value-type="float">
            <text:p>1.24959584180005</text:p>
          </table:table-cell>
          <table:table-cell office:value-type="float" office:value="0.511774913357771" calcext:value-type="float">
            <text:p>0.511774913357771</text:p>
          </table:table-cell>
          <table:table-cell office:value-type="float" office:value="0.0770515721144067" calcext:value-type="float">
            <text:p>0.077051572114407</text:p>
          </table:table-cell>
          <table:table-cell office:value-type="float" office:value="0.0586170594612993" calcext:value-type="float">
            <text:p>0.058617059461299</text:p>
          </table:table-cell>
          <table:table-cell office:value-type="float" office:value="0.0337366667559136" calcext:value-type="float">
            <text:p>0.0337366667559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84397298345114" calcext:value-type="float">
            <text:p>0.784397298345114</text:p>
          </table:table-cell>
          <table:table-cell office:value-type="float" office:value="1.24361608585714" calcext:value-type="float">
            <text:p>1.24361608585714</text:p>
          </table:table-cell>
          <table:table-cell office:value-type="float" office:value="0.509188049905908" calcext:value-type="float">
            <text:p>0.509188049905908</text:p>
          </table:table-cell>
          <table:table-cell office:value-type="float" office:value="0.0752491441376159" calcext:value-type="float">
            <text:p>0.075249144137616</text:p>
          </table:table-cell>
          <table:table-cell office:value-type="float" office:value="0.0583278698732947" calcext:value-type="float">
            <text:p>0.058327869873295</text:p>
          </table:table-cell>
          <table:table-cell office:value-type="float" office:value="0.033393867840071" calcext:value-type="float">
            <text:p>0.0333938678400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92469500030352" calcext:value-type="float">
            <text:p>0.592469500030352</text:p>
          </table:table-cell>
          <table:table-cell office:value-type="float" office:value="1.23086852622775" calcext:value-type="float">
            <text:p>1.23086852622775</text:p>
          </table:table-cell>
          <table:table-cell office:value-type="float" office:value="0.522792120903787" calcext:value-type="float">
            <text:p>0.522792120903787</text:p>
          </table:table-cell>
          <table:table-cell office:value-type="float" office:value="0.0787325580529795" calcext:value-type="float">
            <text:p>0.07873255805298</text:p>
          </table:table-cell>
          <table:table-cell office:value-type="float" office:value="0.0656788040295427" calcext:value-type="float">
            <text:p>0.065678804029543</text:p>
          </table:table-cell>
          <table:table-cell office:value-type="float" office:value="0.0499954424991997" calcext:value-type="float">
            <text:p>0.049995442499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2830318112341" calcext:value-type="float">
            <text:p>0.542830318112341</text:p>
          </table:table-cell>
          <table:table-cell office:value-type="float" office:value="1.2349703922906" calcext:value-type="float">
            <text:p>1.2349703922906</text:p>
          </table:table-cell>
          <table:table-cell office:value-type="float" office:value="0.596748453570567" calcext:value-type="float">
            <text:p>0.596748453570567</text:p>
          </table:table-cell>
          <table:table-cell office:value-type="float" office:value="0.0828952710604439" calcext:value-type="float">
            <text:p>0.082895271060444</text:p>
          </table:table-cell>
          <table:table-cell office:value-type="float" office:value="0.0630863065063049" calcext:value-type="float">
            <text:p>0.063086306506305</text:p>
          </table:table-cell>
          <table:table-cell office:value-type="float" office:value="0.0389719050062632" calcext:value-type="float">
            <text:p>0.0389719050062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28675966008651" calcext:value-type="float">
            <text:p>0.528675966008651</text:p>
          </table:table-cell>
          <table:table-cell office:value-type="float" office:value="1.23516494468574" calcext:value-type="float">
            <text:p>1.23516494468574</text:p>
          </table:table-cell>
          <table:table-cell office:value-type="float" office:value="0.597008359178454" calcext:value-type="float">
            <text:p>0.597008359178454</text:p>
          </table:table-cell>
          <table:table-cell office:value-type="float" office:value="0.0835367489627419" calcext:value-type="float">
            <text:p>0.083536748962742</text:p>
          </table:table-cell>
          <table:table-cell office:value-type="float" office:value="0.0631148215436707" calcext:value-type="float">
            <text:p>0.063114821543671</text:p>
          </table:table-cell>
          <table:table-cell office:value-type="float" office:value="0.0390073725343988" calcext:value-type="float">
            <text:p>0.0390073725343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2523633204338" calcext:value-type="float">
            <text:p>0.532523633204338</text:p>
          </table:table-cell>
          <table:table-cell office:value-type="float" office:value="1.23519716959775" calcext:value-type="float">
            <text:p>1.23519716959775</text:p>
          </table:table-cell>
          <table:table-cell office:value-type="float" office:value="0.59689647403245" calcext:value-type="float">
            <text:p>0.59689647403245</text:p>
          </table:table-cell>
          <table:table-cell office:value-type="float" office:value="0.0833022261402245" calcext:value-type="float">
            <text:p>0.083302226140225</text:p>
          </table:table-cell>
          <table:table-cell office:value-type="float" office:value="0.0631032542784271" calcext:value-type="float">
            <text:p>0.063103254278427</text:p>
          </table:table-cell>
          <table:table-cell office:value-type="float" office:value="0.0389922044909248" calcext:value-type="float">
            <text:p>0.038992204490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73907827558695" calcext:value-type="float">
            <text:p>0.773907827558695</text:p>
          </table:table-cell>
          <table:table-cell office:value-type="float" office:value="1.22865396101158" calcext:value-type="float">
            <text:p>1.22865396101158</text:p>
          </table:table-cell>
          <table:table-cell office:value-type="float" office:value="0.593592521588653" calcext:value-type="float">
            <text:p>0.593592521588653</text:p>
          </table:table-cell>
          <table:table-cell office:value-type="float" office:value="0.0811280728330934" calcext:value-type="float">
            <text:p>0.081128072833094</text:p>
          </table:table-cell>
          <table:table-cell office:value-type="float" office:value="0.0627593351351444" calcext:value-type="float">
            <text:p>0.062759335135144</text:p>
          </table:table-cell>
          <table:table-cell office:value-type="float" office:value="0.0385579776990664" calcext:value-type="float">
            <text:p>0.0385579776990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2201544785553" calcext:value-type="float">
            <text:p>0.532201544785553</text:p>
          </table:table-cell>
          <table:table-cell office:value-type="float" office:value="1.24119696064321" calcext:value-type="float">
            <text:p>1.24119696064321</text:p>
          </table:table-cell>
          <table:table-cell office:value-type="float" office:value="0.581065572176703" calcext:value-type="float">
            <text:p>0.581065572176703</text:p>
          </table:table-cell>
          <table:table-cell office:value-type="float" office:value="0.0854828608321374" calcext:value-type="float">
            <text:p>0.085482860832138</text:p>
          </table:table-cell>
          <table:table-cell office:value-type="float" office:value="0.0695915886943959" calcext:value-type="float">
            <text:p>0.069591588694396</text:p>
          </table:table-cell>
          <table:table-cell office:value-type="float" office:value="0.0387127106971765" calcext:value-type="float">
            <text:p>0.0387127106971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8753103043551" calcext:value-type="float">
            <text:p>0.558753103043551</text:p>
          </table:table-cell>
          <table:table-cell office:value-type="float" office:value="1.2585414837455" calcext:value-type="float">
            <text:p>1.2585414837455</text:p>
          </table:table-cell>
          <table:table-cell office:value-type="float" office:value="0.502339861388557" calcext:value-type="float">
            <text:p>0.502339861388557</text:p>
          </table:table-cell>
          <table:table-cell office:value-type="float" office:value="0.0746584828485167" calcext:value-type="float">
            <text:p>0.074658482848517</text:p>
          </table:table-cell>
          <table:table-cell office:value-type="float" office:value="0.0562945942888201" calcext:value-type="float">
            <text:p>0.05629459428882</text:p>
          </table:table-cell>
          <table:table-cell office:value-type="float" office:value="0.0318239062553128" calcext:value-type="float">
            <text:p>0.0318239062553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0021915278013" calcext:value-type="float">
            <text:p>0.570021915278013</text:p>
          </table:table-cell>
          <table:table-cell office:value-type="float" office:value="1.25813186629837" calcext:value-type="float">
            <text:p>1.25813186629837</text:p>
          </table:table-cell>
          <table:table-cell office:value-type="float" office:value="0.502004979225596" calcext:value-type="float">
            <text:p>0.502004979225596</text:p>
          </table:table-cell>
          <table:table-cell office:value-type="float" office:value="0.0748094085370452" calcext:value-type="float">
            <text:p>0.074809408537045</text:p>
          </table:table-cell>
          <table:table-cell office:value-type="float" office:value="0.0562585399169979" calcext:value-type="float">
            <text:p>0.056258539916998</text:p>
          </table:table-cell>
          <table:table-cell office:value-type="float" office:value="0.0317814922411147" calcext:value-type="float">
            <text:p>0.0317814922411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814231441971" calcext:value-type="float">
            <text:p>0.55814231441971</text:p>
          </table:table-cell>
          <table:table-cell office:value-type="float" office:value="1.25812881228544" calcext:value-type="float">
            <text:p>1.25812881228544</text:p>
          </table:table-cell>
          <table:table-cell office:value-type="float" office:value="0.502272394038408" calcext:value-type="float">
            <text:p>0.502272394038408</text:p>
          </table:table-cell>
          <table:table-cell office:value-type="float" office:value="0.0748340761817713" calcext:value-type="float">
            <text:p>0.074834076181771</text:p>
          </table:table-cell>
          <table:table-cell office:value-type="float" office:value="0.0562879567565514" calcext:value-type="float">
            <text:p>0.056287956756551</text:p>
          </table:table-cell>
          <table:table-cell office:value-type="float" office:value="0.0318156288456672" calcext:value-type="float">
            <text:p>0.031815628845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393918229817" calcext:value-type="float">
            <text:p>0.75393918229817</text:p>
          </table:table-cell>
          <table:table-cell office:value-type="float" office:value="1.25281882342093" calcext:value-type="float">
            <text:p>1.25281882342093</text:p>
          </table:table-cell>
          <table:table-cell office:value-type="float" office:value="0.500029796432276" calcext:value-type="float">
            <text:p>0.500029796432276</text:p>
          </table:table-cell>
          <table:table-cell office:value-type="float" office:value="0.0733307607436435" calcext:value-type="float">
            <text:p>0.073330760743644</text:p>
          </table:table-cell>
          <table:table-cell office:value-type="float" office:value="0.056043647888072" calcext:value-type="float">
            <text:p>0.056043647888072</text:p>
          </table:table-cell>
          <table:table-cell office:value-type="float" office:value="0.0315302119196528" calcext:value-type="float">
            <text:p>0.0315302119196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06602279991595" calcext:value-type="float">
            <text:p>0.606602279991595</text:p>
          </table:table-cell>
          <table:table-cell office:value-type="float" office:value="1.22825853310364" calcext:value-type="float">
            <text:p>1.22825853310364</text:p>
          </table:table-cell>
          <table:table-cell office:value-type="float" office:value="0.485832014015491" calcext:value-type="float">
            <text:p>0.485832014015491</text:p>
          </table:table-cell>
          <table:table-cell office:value-type="float" office:value="0.0744846356581041" calcext:value-type="float">
            <text:p>0.074484635658104</text:p>
          </table:table-cell>
          <table:table-cell office:value-type="float" office:value="0.0590399088515706" calcext:value-type="float">
            <text:p>0.059039908851571</text:p>
          </table:table-cell>
          <table:table-cell office:value-type="float" office:value="0.0302286711647158" calcext:value-type="float">
            <text:p>0.03022867116471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7126991815578" calcext:value-type="float">
            <text:p>0.517126991815578</text:p>
          </table:table-cell>
          <table:table-cell office:value-type="float" office:value="1.28497735085964" calcext:value-type="float">
            <text:p>1.28497735085964</text:p>
          </table:table-cell>
          <table:table-cell office:value-type="float" office:value="0.470974631410017" calcext:value-type="float">
            <text:p>0.470974631410017</text:p>
          </table:table-cell>
          <table:table-cell office:value-type="float" office:value="0.0719846746309156" calcext:value-type="float">
            <text:p>0.071984674630916</text:p>
          </table:table-cell>
          <table:table-cell office:value-type="float" office:value="0.0553881772647446" calcext:value-type="float">
            <text:p>0.055388177264745</text:p>
          </table:table-cell>
          <table:table-cell office:value-type="float" office:value="0.0295323994652948" calcext:value-type="float">
            <text:p>0.0295323994652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4899971437115" calcext:value-type="float">
            <text:p>0.524899971437115</text:p>
          </table:table-cell>
          <table:table-cell office:value-type="float" office:value="1.28455432079685" calcext:value-type="float">
            <text:p>1.28455432079685</text:p>
          </table:table-cell>
          <table:table-cell office:value-type="float" office:value="0.470736273586744" calcext:value-type="float">
            <text:p>0.470736273586744</text:p>
          </table:table-cell>
          <table:table-cell office:value-type="float" office:value="0.0722315712525171" calcext:value-type="float">
            <text:p>0.072231571252517</text:p>
          </table:table-cell>
          <table:table-cell office:value-type="float" office:value="0.0553608031302486" calcext:value-type="float">
            <text:p>0.055360803130249</text:p>
          </table:table-cell>
          <table:table-cell office:value-type="float" office:value="0.029502662866415" calcext:value-type="float">
            <text:p>0.0295026628664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9846748302123" calcext:value-type="float">
            <text:p>0.519846748302123</text:p>
          </table:table-cell>
          <table:table-cell office:value-type="float" office:value="1.28456457032386" calcext:value-type="float">
            <text:p>1.28456457032386</text:p>
          </table:table-cell>
          <table:table-cell office:value-type="float" office:value="0.470840689281281" calcext:value-type="float">
            <text:p>0.470840689281281</text:p>
          </table:table-cell>
          <table:table-cell office:value-type="float" office:value="0.0721314600067745" calcext:value-type="float">
            <text:p>0.072131460006775</text:p>
          </table:table-cell>
          <table:table-cell office:value-type="float" office:value="0.0553727933072409" calcext:value-type="float">
            <text:p>0.055372793307241</text:p>
          </table:table-cell>
          <table:table-cell office:value-type="float" office:value="0.0295157418222989" calcext:value-type="float">
            <text:p>0.0295157418222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0220260841096" calcext:value-type="float">
            <text:p>0.700220260841096</text:p>
          </table:table-cell>
          <table:table-cell office:value-type="float" office:value="1.27980362502256" calcext:value-type="float">
            <text:p>1.27980362502256</text:p>
          </table:table-cell>
          <table:table-cell office:value-type="float" office:value="0.468999914396289" calcext:value-type="float">
            <text:p>0.468999914396289</text:p>
          </table:table-cell>
          <table:table-cell office:value-type="float" office:value="0.0707995065435268" calcext:value-type="float">
            <text:p>0.070799506543527</text:p>
          </table:table-cell>
          <table:table-cell office:value-type="float" office:value="0.0551618167308533" calcext:value-type="float">
            <text:p>0.055161816730853</text:p>
          </table:table-cell>
          <table:table-cell office:value-type="float" office:value="0.0292839110304395" calcext:value-type="float">
            <text:p>0.029283911030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4359219487133" calcext:value-type="float">
            <text:p>0.54359219487133</text:p>
          </table:table-cell>
          <table:table-cell office:value-type="float" office:value="1.26255752480538" calcext:value-type="float">
            <text:p>1.26255752480538</text:p>
          </table:table-cell>
          <table:table-cell office:value-type="float" office:value="0.478594817115607" calcext:value-type="float">
            <text:p>0.478594817115607</text:p>
          </table:table-cell>
          <table:table-cell office:value-type="float" office:value="0.0733720980713015" calcext:value-type="float">
            <text:p>0.073372098071302</text:p>
          </table:table-cell>
          <table:table-cell office:value-type="float" office:value="0.0604984313523223" calcext:value-type="float">
            <text:p>0.060498431352322</text:p>
          </table:table-cell>
          <table:table-cell office:value-type="float" office:value="0.0326433582810376" calcext:value-type="float">
            <text:p>0.03264335828103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3623707396855" calcext:value-type="float">
            <text:p>0.453623707396855</text:p>
          </table:table-cell>
          <table:table-cell office:value-type="float" office:value="1.32077752939146" calcext:value-type="float">
            <text:p>1.32077752939146</text:p>
          </table:table-cell>
          <table:table-cell office:value-type="float" office:value="0.521959225037859" calcext:value-type="float">
            <text:p>0.521959225037859</text:p>
          </table:table-cell>
          <table:table-cell office:value-type="float" office:value="0.0722845923852034" calcext:value-type="float">
            <text:p>0.072284592385203</text:p>
          </table:table-cell>
          <table:table-cell office:value-type="float" office:value="0.0557468903569543" calcext:value-type="float">
            <text:p>0.055746890356954</text:p>
          </table:table-cell>
          <table:table-cell office:value-type="float" office:value="0.032335115354127" calcext:value-type="float">
            <text:p>0.0323351153541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0633171453416" calcext:value-type="float">
            <text:p>0.450633171453416</text:p>
          </table:table-cell>
          <table:table-cell office:value-type="float" office:value="1.32070259038167" calcext:value-type="float">
            <text:p>1.32070259038167</text:p>
          </table:table-cell>
          <table:table-cell office:value-type="float" office:value="0.52194099506027" calcext:value-type="float">
            <text:p>0.52194099506027</text:p>
          </table:table-cell>
          <table:table-cell office:value-type="float" office:value="0.072655543191834" calcext:value-type="float">
            <text:p>0.072655543191834</text:p>
          </table:table-cell>
          <table:table-cell office:value-type="float" office:value="0.0557445430737346" calcext:value-type="float">
            <text:p>0.055744543073735</text:p>
          </table:table-cell>
          <table:table-cell office:value-type="float" office:value="0.032333396124696" calcext:value-type="float">
            <text:p>0.0323333961246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2087816335666" calcext:value-type="float">
            <text:p>0.452087816335666</text:p>
          </table:table-cell>
          <table:table-cell office:value-type="float" office:value="1.32070443622114" calcext:value-type="float">
            <text:p>1.32070443622114</text:p>
          </table:table-cell>
          <table:table-cell office:value-type="float" office:value="0.521904932715512" calcext:value-type="float">
            <text:p>0.521904932715512</text:p>
          </table:table-cell>
          <table:table-cell office:value-type="float" office:value="0.072480111762143" calcext:value-type="float">
            <text:p>0.072480111762143</text:p>
          </table:table-cell>
          <table:table-cell office:value-type="float" office:value="0.0557408647158487" calcext:value-type="float">
            <text:p>0.055740864715849</text:p>
          </table:table-cell>
          <table:table-cell office:value-type="float" office:value="0.0323286752018733" calcext:value-type="float">
            <text:p>0.0323286752018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721060686665" calcext:value-type="float">
            <text:p>0.65721060686665</text:p>
          </table:table-cell>
          <table:table-cell office:value-type="float" office:value="1.31510182677487" calcext:value-type="float">
            <text:p>1.31510182677487</text:p>
          </table:table-cell>
          <table:table-cell office:value-type="float" office:value="0.519571742306865" calcext:value-type="float">
            <text:p>0.519571742306865</text:p>
          </table:table-cell>
          <table:table-cell office:value-type="float" office:value="0.07088887660991" calcext:value-type="float">
            <text:p>0.07088887660991</text:p>
          </table:table-cell>
          <table:table-cell office:value-type="float" office:value="0.0554969022212947" calcext:value-type="float">
            <text:p>0.055496902221295</text:p>
          </table:table-cell>
          <table:table-cell office:value-type="float" office:value="0.0320381661302235" calcext:value-type="float">
            <text:p>0.0320381661302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45365319657679" calcext:value-type="float">
            <text:p>0.445365319657679</text:p>
          </table:table-cell>
          <table:table-cell office:value-type="float" office:value="1.32956530422919" calcext:value-type="float">
            <text:p>1.32956530422919</text:p>
          </table:table-cell>
          <table:table-cell office:value-type="float" office:value="0.497334245122365" calcext:value-type="float">
            <text:p>0.497334245122365</text:p>
          </table:table-cell>
          <table:table-cell office:value-type="float" office:value="0.0735106096842647" calcext:value-type="float">
            <text:p>0.073510609684265</text:p>
          </table:table-cell>
          <table:table-cell office:value-type="float" office:value="0.0576299800326904" calcext:value-type="float">
            <text:p>0.05762998003269</text:p>
          </table:table-cell>
          <table:table-cell office:value-type="float" office:value="0.0320850037401062" calcext:value-type="float">
            <text:p>0.03208500374010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5261129172006" calcext:value-type="float">
            <text:p>0.525261129172006</text:p>
          </table:table-cell>
          <table:table-cell office:value-type="float" office:value="1.23213319969651" calcext:value-type="float">
            <text:p>1.23213319969651</text:p>
          </table:table-cell>
          <table:table-cell office:value-type="float" office:value="0.515574708795437" calcext:value-type="float">
            <text:p>0.515574708795437</text:p>
          </table:table-cell>
          <table:table-cell office:value-type="float" office:value="0.075897057636991" calcext:value-type="float">
            <text:p>0.075897057636991</text:p>
          </table:table-cell>
          <table:table-cell office:value-type="float" office:value="0.0574315800920832" calcext:value-type="float">
            <text:p>0.057431580092083</text:p>
          </table:table-cell>
          <table:table-cell office:value-type="float" office:value="0.0326633590686707" calcext:value-type="float">
            <text:p>0.0326633590686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1790943472803" calcext:value-type="float">
            <text:p>0.521790943472803</text:p>
          </table:table-cell>
          <table:table-cell office:value-type="float" office:value="1.23226556332233" calcext:value-type="float">
            <text:p>1.23226556332233</text:p>
          </table:table-cell>
          <table:table-cell office:value-type="float" office:value="0.515562366254225" calcext:value-type="float">
            <text:p>0.515562366254225</text:p>
          </table:table-cell>
          <table:table-cell office:value-type="float" office:value="0.0762519554344042" calcext:value-type="float">
            <text:p>0.076251955434404</text:p>
          </table:table-cell>
          <table:table-cell office:value-type="float" office:value="0.0574288954276279" calcext:value-type="float">
            <text:p>0.057428895427628</text:p>
          </table:table-cell>
          <table:table-cell office:value-type="float" office:value="0.0326623363598464" calcext:value-type="float">
            <text:p>0.0326623363598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8348697667653" calcext:value-type="float">
            <text:p>0.518348697667653</text:p>
          </table:table-cell>
          <table:table-cell office:value-type="float" office:value="1.23225275812593" calcext:value-type="float">
            <text:p>1.23225275812593</text:p>
          </table:table-cell>
          <table:table-cell office:value-type="float" office:value="0.515645803729437" calcext:value-type="float">
            <text:p>0.515645803729437</text:p>
          </table:table-cell>
          <table:table-cell office:value-type="float" office:value="0.0761733490365304" calcext:value-type="float">
            <text:p>0.07617334903653</text:p>
          </table:table-cell>
          <table:table-cell office:value-type="float" office:value="0.0574379596295334" calcext:value-type="float">
            <text:p>0.057437959629534</text:p>
          </table:table-cell>
          <table:table-cell office:value-type="float" office:value="0.0326728871060348" calcext:value-type="float">
            <text:p>0.0326728871060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5955299087899" calcext:value-type="float">
            <text:p>0.725955299087899</text:p>
          </table:table-cell>
          <table:table-cell office:value-type="float" office:value="1.22671865665003" calcext:value-type="float">
            <text:p>1.22671865665003</text:p>
          </table:table-cell>
          <table:table-cell office:value-type="float" office:value="0.513189644685292" calcext:value-type="float">
            <text:p>0.513189644685292</text:p>
          </table:table-cell>
          <table:table-cell office:value-type="float" office:value="0.0745177402743795" calcext:value-type="float">
            <text:p>0.07451774027438</text:p>
          </table:table-cell>
          <table:table-cell office:value-type="float" office:value="0.0571726081889879" calcext:value-type="float">
            <text:p>0.057172608188988</text:p>
          </table:table-cell>
          <table:table-cell office:value-type="float" office:value="0.0323600280770267" calcext:value-type="float">
            <text:p>0.0323600280770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47079194392792" calcext:value-type="float">
            <text:p>0.547079194392792</text:p>
          </table:table-cell>
          <table:table-cell office:value-type="float" office:value="1.2167913555477" calcext:value-type="float">
            <text:p>1.2167913555477</text:p>
          </table:table-cell>
          <table:table-cell office:value-type="float" office:value="0.535592905986423" calcext:value-type="float">
            <text:p>0.535592905986423</text:p>
          </table:table-cell>
          <table:table-cell office:value-type="float" office:value="0.0811181674385781" calcext:value-type="float">
            <text:p>0.081118167438578</text:p>
          </table:table-cell>
          <table:table-cell office:value-type="float" office:value="0.0597205938813041" calcext:value-type="float">
            <text:p>0.059720593881304</text:p>
          </table:table-cell>
          <table:table-cell office:value-type="float" office:value="0.0424037580045723" calcext:value-type="float">
            <text:p>0.04240375800457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9021408055214" calcext:value-type="float">
            <text:p>0.559021408055214</text:p>
          </table:table-cell>
          <table:table-cell office:value-type="float" office:value="1.20540268732395" calcext:value-type="float">
            <text:p>1.20540268732395</text:p>
          </table:table-cell>
          <table:table-cell office:value-type="float" office:value="0.503563269764719" calcext:value-type="float">
            <text:p>0.503563269764719</text:p>
          </table:table-cell>
          <table:table-cell office:value-type="float" office:value="0.073336467354603" calcext:value-type="float">
            <text:p>0.073336467354603</text:p>
          </table:table-cell>
          <table:table-cell office:value-type="float" office:value="0.0556063071086946" calcext:value-type="float">
            <text:p>0.055606307108695</text:p>
          </table:table-cell>
          <table:table-cell office:value-type="float" office:value="0.032056720994028" calcext:value-type="float">
            <text:p>0.0320567209940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287945822903" calcext:value-type="float">
            <text:p>0.56287945822903</text:p>
          </table:table-cell>
          <table:table-cell office:value-type="float" office:value="1.2051955898498" calcext:value-type="float">
            <text:p>1.2051955898498</text:p>
          </table:table-cell>
          <table:table-cell office:value-type="float" office:value="0.503390595259295" calcext:value-type="float">
            <text:p>0.503390595259295</text:p>
          </table:table-cell>
          <table:table-cell office:value-type="float" office:value="0.0736062144560084" calcext:value-type="float">
            <text:p>0.073606214456008</text:p>
          </table:table-cell>
          <table:table-cell office:value-type="float" office:value="0.0555893563675826" calcext:value-type="float">
            <text:p>0.055589356367583</text:p>
          </table:table-cell>
          <table:table-cell office:value-type="float" office:value="0.0320349888625037" calcext:value-type="float">
            <text:p>0.0320349888625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0349917915676" calcext:value-type="float">
            <text:p>0.560349917915676</text:p>
          </table:table-cell>
          <table:table-cell office:value-type="float" office:value="1.20519231283544" calcext:value-type="float">
            <text:p>1.20519231283544</text:p>
          </table:table-cell>
          <table:table-cell office:value-type="float" office:value="0.503447586677544" calcext:value-type="float">
            <text:p>0.503447586677544</text:p>
          </table:table-cell>
          <table:table-cell office:value-type="float" office:value="0.0734918280188254" calcext:value-type="float">
            <text:p>0.073491828018826</text:p>
          </table:table-cell>
          <table:table-cell office:value-type="float" office:value="0.0555955018977193" calcext:value-type="float">
            <text:p>0.055595501897719</text:p>
          </table:table-cell>
          <table:table-cell office:value-type="float" office:value="0.0320421655952348" calcext:value-type="float">
            <text:p>0.0320421655952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3992395157032" calcext:value-type="float">
            <text:p>0.753992395157032</text:p>
          </table:table-cell>
          <table:table-cell office:value-type="float" office:value="1.20036194271676" calcext:value-type="float">
            <text:p>1.20036194271676</text:p>
          </table:table-cell>
          <table:table-cell office:value-type="float" office:value="0.501316869079361" calcext:value-type="float">
            <text:p>0.501316869079361</text:p>
          </table:table-cell>
          <table:table-cell office:value-type="float" office:value="0.0719951997298766" calcext:value-type="float">
            <text:p>0.071995199729877</text:p>
          </table:table-cell>
          <table:table-cell office:value-type="float" office:value="0.0553667944051347" calcext:value-type="float">
            <text:p>0.055366794405135</text:p>
          </table:table-cell>
          <table:table-cell office:value-type="float" office:value="0.0317696657132579" calcext:value-type="float">
            <text:p>0.0317696657132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06904387184692" calcext:value-type="float">
            <text:p>0.606904387184692</text:p>
          </table:table-cell>
          <table:table-cell office:value-type="float" office:value="1.1634220263553" calcext:value-type="float">
            <text:p>1.1634220263553</text:p>
          </table:table-cell>
          <table:table-cell office:value-type="float" office:value="0.503966517717001" calcext:value-type="float">
            <text:p>0.503966517717001</text:p>
          </table:table-cell>
          <table:table-cell office:value-type="float" office:value="0.0749633243877187" calcext:value-type="float">
            <text:p>0.074963324387719</text:p>
          </table:table-cell>
          <table:table-cell office:value-type="float" office:value="0.0594563340649769" calcext:value-type="float">
            <text:p>0.059456334064977</text:p>
          </table:table-cell>
          <table:table-cell office:value-type="float" office:value="0.0332310888641132" calcext:value-type="float">
            <text:p>0.0332310888641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2564658427357" calcext:value-type="float">
            <text:p>0.532564658427357</text:p>
          </table:table-cell>
          <table:table-cell office:value-type="float" office:value="1.26211631292587" calcext:value-type="float">
            <text:p>1.26211631292587</text:p>
          </table:table-cell>
          <table:table-cell office:value-type="float" office:value="0.526007436816451" calcext:value-type="float">
            <text:p>0.526007436816451</text:p>
          </table:table-cell>
          <table:table-cell office:value-type="float" office:value="0.0777291524675048" calcext:value-type="float">
            <text:p>0.077729152467505</text:p>
          </table:table-cell>
          <table:table-cell office:value-type="float" office:value="0.0573786114926821" calcext:value-type="float">
            <text:p>0.057378611492682</text:p>
          </table:table-cell>
          <table:table-cell office:value-type="float" office:value="0.0336652757241521" calcext:value-type="float">
            <text:p>0.0336652757241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4235712226394" calcext:value-type="float">
            <text:p>0.524235712226394</text:p>
          </table:table-cell>
          <table:table-cell office:value-type="float" office:value="1.26230097123772" calcext:value-type="float">
            <text:p>1.26230097123772</text:p>
          </table:table-cell>
          <table:table-cell office:value-type="float" office:value="0.526112523662676" calcext:value-type="float">
            <text:p>0.526112523662676</text:p>
          </table:table-cell>
          <table:table-cell office:value-type="float" office:value="0.0782061002211821" calcext:value-type="float">
            <text:p>0.078206100221182</text:p>
          </table:table-cell>
          <table:table-cell office:value-type="float" office:value="0.0573900002522481" calcext:value-type="float">
            <text:p>0.057390000252248</text:p>
          </table:table-cell>
          <table:table-cell office:value-type="float" office:value="0.0336796003398759" calcext:value-type="float">
            <text:p>0.0336796003398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9160003288135" calcext:value-type="float">
            <text:p>0.519160003288135</text:p>
          </table:table-cell>
          <table:table-cell office:value-type="float" office:value="1.26228913524137" calcext:value-type="float">
            <text:p>1.26228913524137</text:p>
          </table:table-cell>
          <table:table-cell office:value-type="float" office:value="0.526238796743925" calcext:value-type="float">
            <text:p>0.526238796743925</text:p>
          </table:table-cell>
          <table:table-cell office:value-type="float" office:value="0.0781223126361538" calcext:value-type="float">
            <text:p>0.078122312636154</text:p>
          </table:table-cell>
          <table:table-cell office:value-type="float" office:value="0.0574035676481792" calcext:value-type="float">
            <text:p>0.057403567648179</text:p>
          </table:table-cell>
          <table:table-cell office:value-type="float" office:value="0.0336957801518815" calcext:value-type="float">
            <text:p>0.0336957801518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722827081996" calcext:value-type="float">
            <text:p>0.73722827081996</text:p>
          </table:table-cell>
          <table:table-cell office:value-type="float" office:value="1.25616938811427" calcext:value-type="float">
            <text:p>1.25616938811427</text:p>
          </table:table-cell>
          <table:table-cell office:value-type="float" office:value="0.52350177874244" calcext:value-type="float">
            <text:p>0.52350177874244</text:p>
          </table:table-cell>
          <table:table-cell office:value-type="float" office:value="0.0763011788198509" calcext:value-type="float">
            <text:p>0.076301178819851</text:p>
          </table:table-cell>
          <table:table-cell office:value-type="float" office:value="0.0571161737063314" calcext:value-type="float">
            <text:p>0.057116173706331</text:p>
          </table:table-cell>
          <table:table-cell office:value-type="float" office:value="0.03334338598326" calcext:value-type="float">
            <text:p>0.033343385983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57125660014088" calcext:value-type="float">
            <text:p>0.557125660014088</text:p>
          </table:table-cell>
          <table:table-cell office:value-type="float" office:value="1.23322599948377" calcext:value-type="float">
            <text:p>1.23322599948377</text:p>
          </table:table-cell>
          <table:table-cell office:value-type="float" office:value="0.547277999528177" calcext:value-type="float">
            <text:p>0.547277999528177</text:p>
          </table:table-cell>
          <table:table-cell office:value-type="float" office:value="0.0881845601872638" calcext:value-type="float">
            <text:p>0.088184560187264</text:p>
          </table:table-cell>
          <table:table-cell office:value-type="float" office:value="0.0699267690900953" calcext:value-type="float">
            <text:p>0.069926769090095</text:p>
          </table:table-cell>
          <table:table-cell office:value-type="float" office:value="0.0410804855943248" calcext:value-type="float">
            <text:p>0.0410804855943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8041321151787" calcext:value-type="float">
            <text:p>0.398041321151787</text:p>
          </table:table-cell>
          <table:table-cell office:value-type="float" office:value="1.42836816223166" calcext:value-type="float">
            <text:p>1.42836816223166</text:p>
          </table:table-cell>
          <table:table-cell office:value-type="float" office:value="0.482327891901677" calcext:value-type="float">
            <text:p>0.482327891901677</text:p>
          </table:table-cell>
          <table:table-cell office:value-type="float" office:value="0.0700279774478128" calcext:value-type="float">
            <text:p>0.070027977447813</text:p>
          </table:table-cell>
          <table:table-cell office:value-type="float" office:value="0.0547131232060357" calcext:value-type="float">
            <text:p>0.054713123206036</text:p>
          </table:table-cell>
          <table:table-cell office:value-type="float" office:value="0.030365579447794" calcext:value-type="float">
            <text:p>0.0303655794477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8576128154292" calcext:value-type="float">
            <text:p>0.38576128154292</text:p>
          </table:table-cell>
          <table:table-cell office:value-type="float" office:value="1.42865106667568" calcext:value-type="float">
            <text:p>1.42865106667568</text:p>
          </table:table-cell>
          <table:table-cell office:value-type="float" office:value="0.48251770781428" calcext:value-type="float">
            <text:p>0.48251770781428</text:p>
          </table:table-cell>
          <table:table-cell office:value-type="float" office:value="0.0705740753169151" calcext:value-type="float">
            <text:p>0.070574075316915</text:p>
          </table:table-cell>
          <table:table-cell office:value-type="float" office:value="0.0547348039803954" calcext:value-type="float">
            <text:p>0.054734803980395</text:p>
          </table:table-cell>
          <table:table-cell office:value-type="float" office:value="0.0303903740445019" calcext:value-type="float">
            <text:p>0.0303903740445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92316280627175" calcext:value-type="float">
            <text:p>0.392316280627175</text:p>
          </table:table-cell>
          <table:table-cell office:value-type="float" office:value="1.42860408296497" calcext:value-type="float">
            <text:p>1.42860408296497</text:p>
          </table:table-cell>
          <table:table-cell office:value-type="float" office:value="0.482366057566019" calcext:value-type="float">
            <text:p>0.482366057566019</text:p>
          </table:table-cell>
          <table:table-cell office:value-type="float" office:value="0.0702795325061002" calcext:value-type="float">
            <text:p>0.0702795325061</text:p>
          </table:table-cell>
          <table:table-cell office:value-type="float" office:value="0.0547180347717133" calcext:value-type="float">
            <text:p>0.054718034771713</text:p>
          </table:table-cell>
          <table:table-cell office:value-type="float" office:value="0.0303707716864507" calcext:value-type="float">
            <text:p>0.0303707716864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8527579348558" calcext:value-type="float">
            <text:p>0.58527579348558</text:p>
          </table:table-cell>
          <table:table-cell office:value-type="float" office:value="1.42268100618531" calcext:value-type="float">
            <text:p>1.42268100618531</text:p>
          </table:table-cell>
          <table:table-cell office:value-type="float" office:value="0.480263949526934" calcext:value-type="float">
            <text:p>0.480263949526934</text:p>
          </table:table-cell>
          <table:table-cell office:value-type="float" office:value="0.068768982550905" calcext:value-type="float">
            <text:p>0.068768982550905</text:p>
          </table:table-cell>
          <table:table-cell office:value-type="float" office:value="0.0544825859068821" calcext:value-type="float">
            <text:p>0.054482585906882</text:p>
          </table:table-cell>
          <table:table-cell office:value-type="float" office:value="0.0301048241482123" calcext:value-type="float">
            <text:p>0.0301048241482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35748655647333" calcext:value-type="float">
            <text:p>0.435748655647333</text:p>
          </table:table-cell>
          <table:table-cell office:value-type="float" office:value="1.38718291479995" calcext:value-type="float">
            <text:p>1.38718291479995</text:p>
          </table:table-cell>
          <table:table-cell office:value-type="float" office:value="0.484927083983624" calcext:value-type="float">
            <text:p>0.484927083983624</text:p>
          </table:table-cell>
          <table:table-cell office:value-type="float" office:value="0.0726310733929939" calcext:value-type="float">
            <text:p>0.072631073392994</text:p>
          </table:table-cell>
          <table:table-cell office:value-type="float" office:value="0.0608572312429402" calcext:value-type="float">
            <text:p>0.06085723124294</text:p>
          </table:table-cell>
          <table:table-cell office:value-type="float" office:value="0.0318754207106861" calcext:value-type="float">
            <text:p>0.03187542071068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0296598372636" calcext:value-type="float">
            <text:p>0.580296598372636</text:p>
          </table:table-cell>
          <table:table-cell office:value-type="float" office:value="1.25323391344979" calcext:value-type="float">
            <text:p>1.25323391344979</text:p>
          </table:table-cell>
          <table:table-cell office:value-type="float" office:value="0.442788859363231" calcext:value-type="float">
            <text:p>0.442788859363231</text:p>
          </table:table-cell>
          <table:table-cell office:value-type="float" office:value="0.0685511618575782" calcext:value-type="float">
            <text:p>0.068551161857578</text:p>
          </table:table-cell>
          <table:table-cell office:value-type="float" office:value="0.053219128264389" calcext:value-type="float">
            <text:p>0.053219128264389</text:p>
          </table:table-cell>
          <table:table-cell office:value-type="float" office:value="0.027948748409463" calcext:value-type="float">
            <text:p>0.0279487484094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8078340527284" calcext:value-type="float">
            <text:p>0.578078340527284</text:p>
          </table:table-cell>
          <table:table-cell office:value-type="float" office:value="1.25322842622082" calcext:value-type="float">
            <text:p>1.25322842622082</text:p>
          </table:table-cell>
          <table:table-cell office:value-type="float" office:value="0.442768277160377" calcext:value-type="float">
            <text:p>0.442768277160377</text:p>
          </table:table-cell>
          <table:table-cell office:value-type="float" office:value="0.0688626237421211" calcext:value-type="float">
            <text:p>0.068862623742121</text:p>
          </table:table-cell>
          <table:table-cell office:value-type="float" office:value="0.0532166946325578" calcext:value-type="float">
            <text:p>0.053216694632558</text:p>
          </table:table-cell>
          <table:table-cell office:value-type="float" office:value="0.0279465015774822" calcext:value-type="float">
            <text:p>0.0279465015774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5980892991865" calcext:value-type="float">
            <text:p>0.575980892991865</text:p>
          </table:table-cell>
          <table:table-cell office:value-type="float" office:value="1.25322873835988" calcext:value-type="float">
            <text:p>1.25322873835988</text:p>
          </table:table-cell>
          <table:table-cell office:value-type="float" office:value="0.442810917242359" calcext:value-type="float">
            <text:p>0.442810917242359</text:p>
          </table:table-cell>
          <table:table-cell office:value-type="float" office:value="0.0687547244894402" calcext:value-type="float">
            <text:p>0.06875472448944</text:p>
          </table:table-cell>
          <table:table-cell office:value-type="float" office:value="0.0532217251694936" calcext:value-type="float">
            <text:p>0.053221725169494</text:p>
          </table:table-cell>
          <table:table-cell office:value-type="float" office:value="0.0279518127706605" calcext:value-type="float">
            <text:p>0.0279518127706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2161731364387" calcext:value-type="float">
            <text:p>0.752161731364387</text:p>
          </table:table-cell>
          <table:table-cell office:value-type="float" office:value="1.24848311084958" calcext:value-type="float">
            <text:p>1.24848311084958</text:p>
          </table:table-cell>
          <table:table-cell office:value-type="float" office:value="0.441050833718897" calcext:value-type="float">
            <text:p>0.441050833718897</text:p>
          </table:table-cell>
          <table:table-cell office:value-type="float" office:value="0.0674516162730283" calcext:value-type="float">
            <text:p>0.067451616273028</text:p>
          </table:table-cell>
          <table:table-cell office:value-type="float" office:value="0.0530144100010518" calcext:value-type="float">
            <text:p>0.053014410001052</text:p>
          </table:table-cell>
          <table:table-cell office:value-type="float" office:value="0.0277286283421965" calcext:value-type="float">
            <text:p>0.0277286283421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94973064416925" calcext:value-type="float">
            <text:p>0.594973064416925</text:p>
          </table:table-cell>
          <table:table-cell office:value-type="float" office:value="1.24224822871821" calcext:value-type="float">
            <text:p>1.24224822871821</text:p>
          </table:table-cell>
          <table:table-cell office:value-type="float" office:value="0.441645495045313" calcext:value-type="float">
            <text:p>0.441645495045313</text:p>
          </table:table-cell>
          <table:table-cell office:value-type="float" office:value="0.0819267968240279" calcext:value-type="float">
            <text:p>0.081926796824028</text:p>
          </table:table-cell>
          <table:table-cell office:value-type="float" office:value="0.0635214193555635" calcext:value-type="float">
            <text:p>0.063521419355564</text:p>
          </table:table-cell>
          <table:table-cell office:value-type="float" office:value="0.0367816385365551" calcext:value-type="float">
            <text:p>0.03678163853655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4860706938379" calcext:value-type="float">
            <text:p>0.394860706938379</text:p>
          </table:table-cell>
          <table:table-cell office:value-type="float" office:value="1.35609825316469" calcext:value-type="float">
            <text:p>1.35609825316469</text:p>
          </table:table-cell>
          <table:table-cell office:value-type="float" office:value="0.505989319155109" calcext:value-type="float">
            <text:p>0.505989319155109</text:p>
          </table:table-cell>
          <table:table-cell office:value-type="float" office:value="0.0761471680644152" calcext:value-type="float">
            <text:p>0.076147168064415</text:p>
          </table:table-cell>
          <table:table-cell office:value-type="float" office:value="0.0593235489816869" calcext:value-type="float">
            <text:p>0.059323548981687</text:p>
          </table:table-cell>
          <table:table-cell office:value-type="float" office:value="0.0333682444365233" calcext:value-type="float">
            <text:p>0.0333682444365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7426444686561" calcext:value-type="float">
            <text:p>0.397426444686561</text:p>
          </table:table-cell>
          <table:table-cell office:value-type="float" office:value="1.35587334949443" calcext:value-type="float">
            <text:p>1.35587334949443</text:p>
          </table:table-cell>
          <table:table-cell office:value-type="float" office:value="0.505854459315796" calcext:value-type="float">
            <text:p>0.505854459315796</text:p>
          </table:table-cell>
          <table:table-cell office:value-type="float" office:value="0.0764155093921876" calcext:value-type="float">
            <text:p>0.076415509392188</text:p>
          </table:table-cell>
          <table:table-cell office:value-type="float" office:value="0.0593070240135435" calcext:value-type="float">
            <text:p>0.059307024013544</text:p>
          </table:table-cell>
          <table:table-cell office:value-type="float" office:value="0.0333507274613457" calcext:value-type="float">
            <text:p>0.0333507274613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927679026806" calcext:value-type="float">
            <text:p>0.39927679026806</text:p>
          </table:table-cell>
          <table:table-cell office:value-type="float" office:value="1.3558762560696" calcext:value-type="float">
            <text:p>1.3558762560696</text:p>
          </table:table-cell>
          <table:table-cell office:value-type="float" office:value="0.505812888603423" calcext:value-type="float">
            <text:p>0.505812888603423</text:p>
          </table:table-cell>
          <table:table-cell office:value-type="float" office:value="0.0762450610331615" calcext:value-type="float">
            <text:p>0.076245061033162</text:p>
          </table:table-cell>
          <table:table-cell office:value-type="float" office:value="0.0593022910913096" calcext:value-type="float">
            <text:p>0.05930229109131</text:p>
          </table:table-cell>
          <table:table-cell office:value-type="float" office:value="0.0333450157281787" calcext:value-type="float">
            <text:p>0.0333450157281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1708454500892" calcext:value-type="float">
            <text:p>0.591708454500892</text:p>
          </table:table-cell>
          <table:table-cell office:value-type="float" office:value="1.35065423009412" calcext:value-type="float">
            <text:p>1.35065423009412</text:p>
          </table:table-cell>
          <table:table-cell office:value-type="float" office:value="0.503765500229533" calcext:value-type="float">
            <text:p>0.503765500229533</text:p>
          </table:table-cell>
          <table:table-cell office:value-type="float" office:value="0.0747398883168382" calcext:value-type="float">
            <text:p>0.074739888316838</text:p>
          </table:table-cell>
          <table:table-cell office:value-type="float" office:value="0.0590668906418208" calcext:value-type="float">
            <text:p>0.059066890641821</text:p>
          </table:table-cell>
          <table:table-cell office:value-type="float" office:value="0.0330738254164677" calcext:value-type="float">
            <text:p>0.0330738254164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58042178164514" calcext:value-type="float">
            <text:p>0.358042178164514</text:p>
          </table:table-cell>
          <table:table-cell office:value-type="float" office:value="1.38790376061701" calcext:value-type="float">
            <text:p>1.38790376061701</text:p>
          </table:table-cell>
          <table:table-cell office:value-type="float" office:value="0.494971228276335" calcext:value-type="float">
            <text:p>0.494971228276335</text:p>
          </table:table-cell>
          <table:table-cell office:value-type="float" office:value="0.0891141726214197" calcext:value-type="float">
            <text:p>0.08911417262142</text:p>
          </table:table-cell>
          <table:table-cell office:value-type="float" office:value="0.0700841334541974" calcext:value-type="float">
            <text:p>0.070084133454197</text:p>
          </table:table-cell>
          <table:table-cell office:value-type="float" office:value="0.0324488392834548" calcext:value-type="float">
            <text:p>0.03244883928345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5519097013158" calcext:value-type="float">
            <text:p>0.475519097013158</text:p>
          </table:table-cell>
          <table:table-cell office:value-type="float" office:value="1.29549328124788" calcext:value-type="float">
            <text:p>1.29549328124788</text:p>
          </table:table-cell>
          <table:table-cell office:value-type="float" office:value="0.491058941909658" calcext:value-type="float">
            <text:p>0.491058941909658</text:p>
          </table:table-cell>
          <table:table-cell office:value-type="float" office:value="0.0747091587015752" calcext:value-type="float">
            <text:p>0.074709158701575</text:p>
          </table:table-cell>
          <table:table-cell office:value-type="float" office:value="0.0564017533325348" calcext:value-type="float">
            <text:p>0.056401753332535</text:p>
          </table:table-cell>
          <table:table-cell office:value-type="float" office:value="0.0311007224435925" calcext:value-type="float">
            <text:p>0.0311007224435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9692627069273" calcext:value-type="float">
            <text:p>0.479692627069273</text:p>
          </table:table-cell>
          <table:table-cell office:value-type="float" office:value="1.29528027571977" calcext:value-type="float">
            <text:p>1.29528027571977</text:p>
          </table:table-cell>
          <table:table-cell office:value-type="float" office:value="0.490883339982915" calcext:value-type="float">
            <text:p>0.490883339982915</text:p>
          </table:table-cell>
          <table:table-cell office:value-type="float" office:value="0.0749776082590961" calcext:value-type="float">
            <text:p>0.074977608259096</text:p>
          </table:table-cell>
          <table:table-cell office:value-type="float" office:value="0.0563835181810253" calcext:value-type="float">
            <text:p>0.056383518181025</text:p>
          </table:table-cell>
          <table:table-cell office:value-type="float" office:value="0.0310787204873202" calcext:value-type="float">
            <text:p>0.031078720487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7351560657564" calcext:value-type="float">
            <text:p>0.477351560657564</text:p>
          </table:table-cell>
          <table:table-cell office:value-type="float" office:value="1.29528149914838" calcext:value-type="float">
            <text:p>1.29528149914838</text:p>
          </table:table-cell>
          <table:table-cell office:value-type="float" office:value="0.490932883181866" calcext:value-type="float">
            <text:p>0.490932883181866</text:p>
          </table:table-cell>
          <table:table-cell office:value-type="float" office:value="0.074860614051912" calcext:value-type="float">
            <text:p>0.074860614051912</text:p>
          </table:table-cell>
          <table:table-cell office:value-type="float" office:value="0.0563891235360612" calcext:value-type="float">
            <text:p>0.056389123536061</text:p>
          </table:table-cell>
          <table:table-cell office:value-type="float" office:value="0.0310849106036673" calcext:value-type="float">
            <text:p>0.031084910603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6369290261157" calcext:value-type="float">
            <text:p>0.666369290261157</text:p>
          </table:table-cell>
          <table:table-cell office:value-type="float" office:value="1.29031562982114" calcext:value-type="float">
            <text:p>1.29031562982114</text:p>
          </table:table-cell>
          <table:table-cell office:value-type="float" office:value="0.488933292916391" calcext:value-type="float">
            <text:p>0.488933292916391</text:p>
          </table:table-cell>
          <table:table-cell office:value-type="float" office:value="0.0734452196172592" calcext:value-type="float">
            <text:p>0.073445219617259</text:p>
          </table:table-cell>
          <table:table-cell office:value-type="float" office:value="0.0561666347588176" calcext:value-type="float">
            <text:p>0.056166634758818</text:p>
          </table:table-cell>
          <table:table-cell office:value-type="float" office:value="0.0308305034024443" calcext:value-type="float">
            <text:p>0.0308305034024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79950687516618" calcext:value-type="float">
            <text:p>0.479950687516618</text:p>
          </table:table-cell>
          <table:table-cell office:value-type="float" office:value="1.30037357771129" calcext:value-type="float">
            <text:p>1.30037357771129</text:p>
          </table:table-cell>
          <table:table-cell office:value-type="float" office:value="0.473653310985616" calcext:value-type="float">
            <text:p>0.473653310985616</text:p>
          </table:table-cell>
          <table:table-cell office:value-type="float" office:value="0.0758818100862718" calcext:value-type="float">
            <text:p>0.075881810086272</text:p>
          </table:table-cell>
          <table:table-cell office:value-type="float" office:value="0.0572744292925035" calcext:value-type="float">
            <text:p>0.057274429292504</text:p>
          </table:table-cell>
          <table:table-cell office:value-type="float" office:value="0.0335982825195972" calcext:value-type="float">
            <text:p>0.03359828251959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70837665325993" calcext:value-type="float">
            <text:p>0.670837665325993</text:p>
          </table:table-cell>
          <table:table-cell office:value-type="float" office:value="1.23248231209501" calcext:value-type="float">
            <text:p>1.23248231209501</text:p>
          </table:table-cell>
          <table:table-cell office:value-type="float" office:value="0.506490146694806" calcext:value-type="float">
            <text:p>0.506490146694806</text:p>
          </table:table-cell>
          <table:table-cell office:value-type="float" office:value="0.0805079332658273" calcext:value-type="float">
            <text:p>0.080507933265827</text:p>
          </table:table-cell>
          <table:table-cell office:value-type="float" office:value="0.0603391439004318" calcext:value-type="float">
            <text:p>0.060339143900432</text:p>
          </table:table-cell>
          <table:table-cell office:value-type="float" office:value="0.0330218787549056" calcext:value-type="float">
            <text:p>0.0330218787549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54049305346696" calcext:value-type="float">
            <text:p>0.654049305346696</text:p>
          </table:table-cell>
          <table:table-cell office:value-type="float" office:value="1.23293658194732" calcext:value-type="float">
            <text:p>1.23293658194732</text:p>
          </table:table-cell>
          <table:table-cell office:value-type="float" office:value="0.506807417035369" calcext:value-type="float">
            <text:p>0.506807417035369</text:p>
          </table:table-cell>
          <table:table-cell office:value-type="float" office:value="0.0810815824901092" calcext:value-type="float">
            <text:p>0.081081582490109</text:p>
          </table:table-cell>
          <table:table-cell office:value-type="float" office:value="0.060375975408027" calcext:value-type="float">
            <text:p>0.060375975408027</text:p>
          </table:table-cell>
          <table:table-cell office:value-type="float" office:value="0.0330645102082781" calcext:value-type="float">
            <text:p>0.0330645102082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8154509739039" calcext:value-type="float">
            <text:p>0.658154509739039</text:p>
          </table:table-cell>
          <table:table-cell office:value-type="float" office:value="1.23296043096712" calcext:value-type="float">
            <text:p>1.23296043096712</text:p>
          </table:table-cell>
          <table:table-cell office:value-type="float" office:value="0.506701365586794" calcext:value-type="float">
            <text:p>0.506701365586794</text:p>
          </table:table-cell>
          <table:table-cell office:value-type="float" office:value="0.0808776499749875" calcext:value-type="float">
            <text:p>0.080877649974988</text:p>
          </table:table-cell>
          <table:table-cell office:value-type="float" office:value="0.0603636079374764" calcext:value-type="float">
            <text:p>0.060363607937477</text:p>
          </table:table-cell>
          <table:table-cell office:value-type="float" office:value="0.0330502309620612" calcext:value-type="float">
            <text:p>0.0330502309620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7418291381079" calcext:value-type="float">
            <text:p>0.867418291381079</text:p>
          </table:table-cell>
          <table:table-cell office:value-type="float" office:value="1.22703126021336" calcext:value-type="float">
            <text:p>1.22703126021336</text:p>
          </table:table-cell>
          <table:table-cell office:value-type="float" office:value="0.50411792578353" calcext:value-type="float">
            <text:p>0.50411792578353</text:p>
          </table:table-cell>
          <table:table-cell office:value-type="float" office:value="0.0791504743454261" calcext:value-type="float">
            <text:p>0.079150474345426</text:p>
          </table:table-cell>
          <table:table-cell office:value-type="float" office:value="0.0600649751288049" calcext:value-type="float">
            <text:p>0.060064975128805</text:p>
          </table:table-cell>
          <table:table-cell office:value-type="float" office:value="0.0327114905352386" calcext:value-type="float">
            <text:p>0.0327114905352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30534954831262" calcext:value-type="float">
            <text:p>0.730534954831262</text:p>
          </table:table-cell>
          <table:table-cell office:value-type="float" office:value="1.17619419597763" calcext:value-type="float">
            <text:p>1.17619419597763</text:p>
          </table:table-cell>
          <table:table-cell office:value-type="float" office:value="0.50536216276415" calcext:value-type="float">
            <text:p>0.50536216276415</text:p>
          </table:table-cell>
          <table:table-cell office:value-type="float" office:value="0.0848184999979416" calcext:value-type="float">
            <text:p>0.084818499997942</text:p>
          </table:table-cell>
          <table:table-cell office:value-type="float" office:value="0.0640791569540648" calcext:value-type="float">
            <text:p>0.064079156954065</text:p>
          </table:table-cell>
          <table:table-cell office:value-type="float" office:value="0.041428637832763" calcext:value-type="float">
            <text:p>0.0414286378327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2853614269228" calcext:value-type="float">
            <text:p>0.382853614269228</text:p>
          </table:table-cell>
          <table:table-cell office:value-type="float" office:value="1.40301677647126" calcext:value-type="float">
            <text:p>1.40301677647126</text:p>
          </table:table-cell>
          <table:table-cell office:value-type="float" office:value="0.480602412665546" calcext:value-type="float">
            <text:p>0.480602412665546</text:p>
          </table:table-cell>
          <table:table-cell office:value-type="float" office:value="0.0730245556117517" calcext:value-type="float">
            <text:p>0.073024555611752</text:p>
          </table:table-cell>
          <table:table-cell office:value-type="float" office:value="0.0557422954204116" calcext:value-type="float">
            <text:p>0.055742295420412</text:p>
          </table:table-cell>
          <table:table-cell office:value-type="float" office:value="0.0305576733066714" calcext:value-type="float">
            <text:p>0.0305576733066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1856039577084" calcext:value-type="float">
            <text:p>0.391856039577084</text:p>
          </table:table-cell>
          <table:table-cell office:value-type="float" office:value="1.4026159981222" calcext:value-type="float">
            <text:p>1.4026159981222</text:p>
          </table:table-cell>
          <table:table-cell office:value-type="float" office:value="0.480338191740023" calcext:value-type="float">
            <text:p>0.480338191740023</text:p>
          </table:table-cell>
          <table:table-cell office:value-type="float" office:value="0.0732401761589944" calcext:value-type="float">
            <text:p>0.073240176158994</text:p>
          </table:table-cell>
          <table:table-cell office:value-type="float" office:value="0.0557141479320792" calcext:value-type="float">
            <text:p>0.055714147932079</text:p>
          </table:table-cell>
          <table:table-cell office:value-type="float" office:value="0.0305241694011052" calcext:value-type="float">
            <text:p>0.0305241694011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6304673517458" calcext:value-type="float">
            <text:p>0.386304673517458</text:p>
          </table:table-cell>
          <table:table-cell office:value-type="float" office:value="1.40264854445263" calcext:value-type="float">
            <text:p>1.40264854445263</text:p>
          </table:table-cell>
          <table:table-cell office:value-type="float" office:value="0.480454670177447" calcext:value-type="float">
            <text:p>0.480454670177447</text:p>
          </table:table-cell>
          <table:table-cell office:value-type="float" office:value="0.0731462553878408" calcext:value-type="float">
            <text:p>0.073146255387841</text:p>
          </table:table-cell>
          <table:table-cell office:value-type="float" office:value="0.0557272942074838" calcext:value-type="float">
            <text:p>0.055727294207484</text:p>
          </table:table-cell>
          <table:table-cell office:value-type="float" office:value="0.0305389822453271" calcext:value-type="float">
            <text:p>0.0305389822453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0035886735154" calcext:value-type="float">
            <text:p>0.570035886735154</text:p>
          </table:table-cell>
          <table:table-cell office:value-type="float" office:value="1.39740546791419" calcext:value-type="float">
            <text:p>1.39740546791419</text:p>
          </table:table-cell>
          <table:table-cell office:value-type="float" office:value="0.478560763375077" calcext:value-type="float">
            <text:p>0.478560763375077</text:p>
          </table:table-cell>
          <table:table-cell office:value-type="float" office:value="0.0717806960173" calcext:value-type="float">
            <text:p>0.0717806960173</text:p>
          </table:table-cell>
          <table:table-cell office:value-type="float" office:value="0.0555120543633575" calcext:value-type="float">
            <text:p>0.055512054363358</text:p>
          </table:table-cell>
          <table:table-cell office:value-type="float" office:value="0.0302971525373637" calcext:value-type="float">
            <text:p>0.0302971525373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41878587225411" calcext:value-type="float">
            <text:p>0.341878587225411</text:p>
          </table:table-cell>
          <table:table-cell office:value-type="float" office:value="1.43643146158126" calcext:value-type="float">
            <text:p>1.43643146158126</text:p>
          </table:table-cell>
          <table:table-cell office:value-type="float" office:value="0.518397206805599" calcext:value-type="float">
            <text:p>0.518397206805599</text:p>
          </table:table-cell>
          <table:table-cell office:value-type="float" office:value="0.088627665866315" calcext:value-type="float">
            <text:p>0.088627665866315</text:p>
          </table:table-cell>
          <table:table-cell office:value-type="float" office:value="0.0664800663264376" calcext:value-type="float">
            <text:p>0.066480066326438</text:p>
          </table:table-cell>
          <table:table-cell office:value-type="float" office:value="0.0433325835574456" calcext:value-type="float">
            <text:p>0.0433325835574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8201628317307" calcext:value-type="float">
            <text:p>0.628201628317307</text:p>
          </table:table-cell>
          <table:table-cell office:value-type="float" office:value="1.20022091507777" calcext:value-type="float">
            <text:p>1.20022091507777</text:p>
          </table:table-cell>
          <table:table-cell office:value-type="float" office:value="0.442583243370212" calcext:value-type="float">
            <text:p>0.442583243370212</text:p>
          </table:table-cell>
          <table:table-cell office:value-type="float" office:value="0.0695449819175328" calcext:value-type="float">
            <text:p>0.069544981917533</text:p>
          </table:table-cell>
          <table:table-cell office:value-type="float" office:value="0.053251019605967" calcext:value-type="float">
            <text:p>0.053251019605967</text:p>
          </table:table-cell>
          <table:table-cell office:value-type="float" office:value="0.0283580899991087" calcext:value-type="float">
            <text:p>0.0283580899991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28414221443776" calcext:value-type="float">
            <text:p>0.628414221443776</text:p>
          </table:table-cell>
          <table:table-cell office:value-type="float" office:value="1.20019853240566" calcext:value-type="float">
            <text:p>1.20019853240566</text:p>
          </table:table-cell>
          <table:table-cell office:value-type="float" office:value="0.442505800273028" calcext:value-type="float">
            <text:p>0.442505800273028</text:p>
          </table:table-cell>
          <table:table-cell office:value-type="float" office:value="0.0698767092371195" calcext:value-type="float">
            <text:p>0.06987670923712</text:p>
          </table:table-cell>
          <table:table-cell office:value-type="float" office:value="0.0532430545787855" calcext:value-type="float">
            <text:p>0.053243054578786</text:p>
          </table:table-cell>
          <table:table-cell office:value-type="float" office:value="0.0283484789120684" calcext:value-type="float">
            <text:p>0.0283484789120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31761945906515" calcext:value-type="float">
            <text:p>0.631761945906515</text:p>
          </table:table-cell>
          <table:table-cell office:value-type="float" office:value="1.20019872732337" calcext:value-type="float">
            <text:p>1.20019872732337</text:p>
          </table:table-cell>
          <table:table-cell office:value-type="float" office:value="0.442441063959862" calcext:value-type="float">
            <text:p>0.442441063959862</text:p>
          </table:table-cell>
          <table:table-cell office:value-type="float" office:value="0.0696738227698815" calcext:value-type="float">
            <text:p>0.069673822769882</text:p>
          </table:table-cell>
          <table:table-cell office:value-type="float" office:value="0.0532353883012163" calcext:value-type="float">
            <text:p>0.053235388301216</text:p>
          </table:table-cell>
          <table:table-cell office:value-type="float" office:value="0.0283399361526027" calcext:value-type="float">
            <text:p>0.0283399361526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99847132998721" calcext:value-type="float">
            <text:p>0.799847132998721</text:p>
          </table:table-cell>
          <table:table-cell office:value-type="float" office:value="1.19612164890636" calcext:value-type="float">
            <text:p>1.19612164890636</text:p>
          </table:table-cell>
          <table:table-cell office:value-type="float" office:value="0.440864633757136" calcext:value-type="float">
            <text:p>0.440864633757136</text:p>
          </table:table-cell>
          <table:table-cell office:value-type="float" office:value="0.0684319629416239" calcext:value-type="float">
            <text:p>0.068431962941624</text:p>
          </table:table-cell>
          <table:table-cell office:value-type="float" office:value="0.0530499402130863" calcext:value-type="float">
            <text:p>0.053049940213086</text:p>
          </table:table-cell>
          <table:table-cell office:value-type="float" office:value="0.0281371115798379" calcext:value-type="float">
            <text:p>0.0281371115798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8438955204737" calcext:value-type="float">
            <text:p>0.668438955204737</text:p>
          </table:table-cell>
          <table:table-cell office:value-type="float" office:value="1.17050610287542" calcext:value-type="float">
            <text:p>1.17050610287542</text:p>
          </table:table-cell>
          <table:table-cell office:value-type="float" office:value="0.445455708104038" calcext:value-type="float">
            <text:p>0.445455708104038</text:p>
          </table:table-cell>
          <table:table-cell office:value-type="float" office:value="0.0724600210222792" calcext:value-type="float">
            <text:p>0.072460021022279</text:p>
          </table:table-cell>
          <table:table-cell office:value-type="float" office:value="0.0578707631714111" calcext:value-type="float">
            <text:p>0.057870763171411</text:p>
          </table:table-cell>
          <table:table-cell office:value-type="float" office:value="0.0291459006260331" calcext:value-type="float">
            <text:p>0.029145900626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0553052492177" calcext:value-type="float">
            <text:p>0.390553052492177</text:p>
          </table:table-cell>
          <table:table-cell office:value-type="float" office:value="1.40022988152203" calcext:value-type="float">
            <text:p>1.40022988152203</text:p>
          </table:table-cell>
          <table:table-cell office:value-type="float" office:value="0.442828395112305" calcext:value-type="float">
            <text:p>0.442828395112305</text:p>
          </table:table-cell>
          <table:table-cell office:value-type="float" office:value="0.0683298021266582" calcext:value-type="float">
            <text:p>0.068329802126658</text:p>
          </table:table-cell>
          <table:table-cell office:value-type="float" office:value="0.052713047570226" calcext:value-type="float">
            <text:p>0.052713047570226</text:p>
          </table:table-cell>
          <table:table-cell office:value-type="float" office:value="0.0282879212418306" calcext:value-type="float">
            <text:p>0.028287921241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5868853267203" calcext:value-type="float">
            <text:p>0.385868853267203</text:p>
          </table:table-cell>
          <table:table-cell office:value-type="float" office:value="1.40028857323836" calcext:value-type="float">
            <text:p>1.40028857323836</text:p>
          </table:table-cell>
          <table:table-cell office:value-type="float" office:value="0.442852603991645" calcext:value-type="float">
            <text:p>0.442852603991645</text:p>
          </table:table-cell>
          <table:table-cell office:value-type="float" office:value="0.0687213561956842" calcext:value-type="float">
            <text:p>0.068721356195684</text:p>
          </table:table-cell>
          <table:table-cell office:value-type="float" office:value="0.0527143612948034" calcext:value-type="float">
            <text:p>0.052714361294803</text:p>
          </table:table-cell>
          <table:table-cell office:value-type="float" office:value="0.0282914822367449" calcext:value-type="float">
            <text:p>0.0282914822367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6430334765965" calcext:value-type="float">
            <text:p>0.386430334765965</text:p>
          </table:table-cell>
          <table:table-cell office:value-type="float" office:value="1.4002871642666" calcext:value-type="float">
            <text:p>1.4002871642666</text:p>
          </table:table-cell>
          <table:table-cell office:value-type="float" office:value="0.442842198199228" calcext:value-type="float">
            <text:p>0.442842198199228</text:p>
          </table:table-cell>
          <table:table-cell office:value-type="float" office:value="0.0685388281100654" calcext:value-type="float">
            <text:p>0.068538828110065</text:p>
          </table:table-cell>
          <table:table-cell office:value-type="float" office:value="0.0527130872030549" calcext:value-type="float">
            <text:p>0.052713087203055</text:p>
          </table:table-cell>
          <table:table-cell office:value-type="float" office:value="0.0282899610740951" calcext:value-type="float">
            <text:p>0.0282899610740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62699111180143" calcext:value-type="float">
            <text:p>0.562699111180143</text:p>
          </table:table-cell>
          <table:table-cell office:value-type="float" office:value="1.39511348447789" calcext:value-type="float">
            <text:p>1.39511348447789</text:p>
          </table:table-cell>
          <table:table-cell office:value-type="float" office:value="0.441101920147803" calcext:value-type="float">
            <text:p>0.441101920147803</text:p>
          </table:table-cell>
          <table:table-cell office:value-type="float" office:value="0.0672080099508174" calcext:value-type="float">
            <text:p>0.067208009950817</text:p>
          </table:table-cell>
          <table:table-cell office:value-type="float" office:value="0.0525109965749317" calcext:value-type="float">
            <text:p>0.052510996574932</text:p>
          </table:table-cell>
          <table:table-cell office:value-type="float" office:value="0.0280666430709406" calcext:value-type="float">
            <text:p>0.0280666430709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0276173379484" calcext:value-type="float">
            <text:p>0.40276173379484</text:p>
          </table:table-cell>
          <table:table-cell office:value-type="float" office:value="1.38508957647495" calcext:value-type="float">
            <text:p>1.38508957647495</text:p>
          </table:table-cell>
          <table:table-cell office:value-type="float" office:value="0.439143882856926" calcext:value-type="float">
            <text:p>0.439143882856926</text:p>
          </table:table-cell>
          <table:table-cell office:value-type="float" office:value="0.0699709443846159" calcext:value-type="float">
            <text:p>0.069970944384616</text:p>
          </table:table-cell>
          <table:table-cell office:value-type="float" office:value="0.0552491290605091" calcext:value-type="float">
            <text:p>0.055249129060509</text:p>
          </table:table-cell>
          <table:table-cell office:value-type="float" office:value="0.0305350632322974" calcext:value-type="float">
            <text:p>0.0305350632322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0840691473933" calcext:value-type="float">
            <text:p>0.500840691473933</text:p>
          </table:table-cell>
          <table:table-cell office:value-type="float" office:value="1.35267716876307" calcext:value-type="float">
            <text:p>1.35267716876307</text:p>
          </table:table-cell>
          <table:table-cell office:value-type="float" office:value="0.495348064805049" calcext:value-type="float">
            <text:p>0.495348064805049</text:p>
          </table:table-cell>
          <table:table-cell office:value-type="float" office:value="0.0752994655123948" calcext:value-type="float">
            <text:p>0.075299465512395</text:p>
          </table:table-cell>
          <table:table-cell office:value-type="float" office:value="0.0569709540262414" calcext:value-type="float">
            <text:p>0.056970954026241</text:p>
          </table:table-cell>
          <table:table-cell office:value-type="float" office:value="0.0314431235585442" calcext:value-type="float">
            <text:p>0.0314431235585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5785221291757" calcext:value-type="float">
            <text:p>0.495785221291757</text:p>
          </table:table-cell>
          <table:table-cell office:value-type="float" office:value="1.35278119801768" calcext:value-type="float">
            <text:p>1.35278119801768</text:p>
          </table:table-cell>
          <table:table-cell office:value-type="float" office:value="0.495368467422188" calcext:value-type="float">
            <text:p>0.495368467422188</text:p>
          </table:table-cell>
          <table:table-cell office:value-type="float" office:value="0.0757176980641577" calcext:value-type="float">
            <text:p>0.075717698064158</text:p>
          </table:table-cell>
          <table:table-cell office:value-type="float" office:value="0.0569759970227275" calcext:value-type="float">
            <text:p>0.056975997022728</text:p>
          </table:table-cell>
          <table:table-cell office:value-type="float" office:value="0.0314463712412438" calcext:value-type="float">
            <text:p>0.0314463712412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1614842783704" calcext:value-type="float">
            <text:p>0.491614842783704</text:p>
          </table:table-cell>
          <table:table-cell office:value-type="float" office:value="1.35279621336903" calcext:value-type="float">
            <text:p>1.35279621336903</text:p>
          </table:table-cell>
          <table:table-cell office:value-type="float" office:value="0.495470476376192" calcext:value-type="float">
            <text:p>0.495470476376192</text:p>
          </table:table-cell>
          <table:table-cell office:value-type="float" office:value="0.0756164228414087" calcext:value-type="float">
            <text:p>0.075616422841409</text:p>
          </table:table-cell>
          <table:table-cell office:value-type="float" office:value="0.0569872996902353" calcext:value-type="float">
            <text:p>0.056987299690235</text:p>
          </table:table-cell>
          <table:table-cell office:value-type="float" office:value="0.0314592783217729" calcext:value-type="float">
            <text:p>0.0314592783217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3787295925974" calcext:value-type="float">
            <text:p>0.693787295925974</text:p>
          </table:table-cell>
          <table:table-cell office:value-type="float" office:value="1.34668706689729" calcext:value-type="float">
            <text:p>1.34668706689729</text:p>
          </table:table-cell>
          <table:table-cell office:value-type="float" office:value="0.493075993950834" calcext:value-type="float">
            <text:p>0.493075993950834</text:p>
          </table:table-cell>
          <table:table-cell office:value-type="float" office:value="0.0740027171418348" calcext:value-type="float">
            <text:p>0.074002717141835</text:p>
          </table:table-cell>
          <table:table-cell office:value-type="float" office:value="0.0567209722719462" calcext:value-type="float">
            <text:p>0.056720972271946</text:p>
          </table:table-cell>
          <table:table-cell office:value-type="float" office:value="0.0311537258441827" calcext:value-type="float">
            <text:p>0.0311537258441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80078591565977" calcext:value-type="float">
            <text:p>0.480078591565977</text:p>
          </table:table-cell>
          <table:table-cell office:value-type="float" office:value="1.36568694679743" calcext:value-type="float">
            <text:p>1.36568694679743</text:p>
          </table:table-cell>
          <table:table-cell office:value-type="float" office:value="0.522619116811644" calcext:value-type="float">
            <text:p>0.522619116811644</text:p>
          </table:table-cell>
          <table:table-cell office:value-type="float" office:value="0.0919148013612555" calcext:value-type="float">
            <text:p>0.091914801361256</text:p>
          </table:table-cell>
          <table:table-cell office:value-type="float" office:value="0.0717626058958091" calcext:value-type="float">
            <text:p>0.071762605895809</text:p>
          </table:table-cell>
          <table:table-cell office:value-type="float" office:value="0.0447007007026817" calcext:value-type="float">
            <text:p>0.04470070070268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3132834312896" calcext:value-type="float">
            <text:p>0.433132834312896</text:p>
          </table:table-cell>
          <table:table-cell office:value-type="float" office:value="1.33237599140325" calcext:value-type="float">
            <text:p>1.33237599140325</text:p>
          </table:table-cell>
          <table:table-cell office:value-type="float" office:value="0.48196764766358" calcext:value-type="float">
            <text:p>0.48196764766358</text:p>
          </table:table-cell>
          <table:table-cell office:value-type="float" office:value="0.0754617795633548" calcext:value-type="float">
            <text:p>0.075461779563355</text:p>
          </table:table-cell>
          <table:table-cell office:value-type="float" office:value="0.0568889565471501" calcext:value-type="float">
            <text:p>0.05688895654715</text:p>
          </table:table-cell>
          <table:table-cell office:value-type="float" office:value="0.030554886818373" calcext:value-type="float">
            <text:p>0.0305548868183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7656918295877" calcext:value-type="float">
            <text:p>0.437656918295877</text:p>
          </table:table-cell>
          <table:table-cell office:value-type="float" office:value="1.33209015765845" calcext:value-type="float">
            <text:p>1.33209015765845</text:p>
          </table:table-cell>
          <table:table-cell office:value-type="float" office:value="0.481785613972271" calcext:value-type="float">
            <text:p>0.481785613972271</text:p>
          </table:table-cell>
          <table:table-cell office:value-type="float" office:value="0.0757642256001476" calcext:value-type="float">
            <text:p>0.075764225600148</text:p>
          </table:table-cell>
          <table:table-cell office:value-type="float" office:value="0.0568670931710835" calcext:value-type="float">
            <text:p>0.056867093171084</text:p>
          </table:table-cell>
          <table:table-cell office:value-type="float" office:value="0.0305320934824633" calcext:value-type="float">
            <text:p>0.0305320934824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4671586685242" calcext:value-type="float">
            <text:p>0.424671586685242</text:p>
          </table:table-cell>
          <table:table-cell office:value-type="float" office:value="1.33213480896514" calcext:value-type="float">
            <text:p>1.33213480896514</text:p>
          </table:table-cell>
          <table:table-cell office:value-type="float" office:value="0.482069074700391" calcext:value-type="float">
            <text:p>0.482069074700391</text:p>
          </table:table-cell>
          <table:table-cell office:value-type="float" office:value="0.0757619655111178" calcext:value-type="float">
            <text:p>0.075761965511118</text:p>
          </table:table-cell>
          <table:table-cell office:value-type="float" office:value="0.0568997245605596" calcext:value-type="float">
            <text:p>0.05689972456056</text:p>
          </table:table-cell>
          <table:table-cell office:value-type="float" office:value="0.0305683047302673" calcext:value-type="float">
            <text:p>0.0305683047302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1538405774348" calcext:value-type="float">
            <text:p>0.621538405774348</text:p>
          </table:table-cell>
          <table:table-cell office:value-type="float" office:value="1.32646611500213" calcext:value-type="float">
            <text:p>1.32646611500213</text:p>
          </table:table-cell>
          <table:table-cell office:value-type="float" office:value="0.479887236901799" calcext:value-type="float">
            <text:p>0.479887236901799</text:p>
          </table:table-cell>
          <table:table-cell office:value-type="float" office:value="0.0742284736965973" calcext:value-type="float">
            <text:p>0.074228473696597</text:p>
          </table:table-cell>
          <table:table-cell office:value-type="float" office:value="0.0566494890383928" calcext:value-type="float">
            <text:p>0.056649489038393</text:p>
          </table:table-cell>
          <table:table-cell office:value-type="float" office:value="0.0302902138050137" calcext:value-type="float">
            <text:p>0.0302902138050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3316741029158" calcext:value-type="float">
            <text:p>0.473316741029158</text:p>
          </table:table-cell>
          <table:table-cell office:value-type="float" office:value="1.29957415405733" calcext:value-type="float">
            <text:p>1.29957415405733</text:p>
          </table:table-cell>
          <table:table-cell office:value-type="float" office:value="0.493531023117065" calcext:value-type="float">
            <text:p>0.493531023117065</text:p>
          </table:table-cell>
          <table:table-cell office:value-type="float" office:value="0.0714472557038716" calcext:value-type="float">
            <text:p>0.071447255703872</text:p>
          </table:table-cell>
          <table:table-cell office:value-type="float" office:value="0.0571140600741062" calcext:value-type="float">
            <text:p>0.057114060074106</text:p>
          </table:table-cell>
          <table:table-cell office:value-type="float" office:value="0.0355230376302512" calcext:value-type="float">
            <text:p>0.03552303763025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5368197202348" calcext:value-type="float">
            <text:p>0.495368197202348</text:p>
          </table:table-cell>
          <table:table-cell office:value-type="float" office:value="1.31824637513338" calcext:value-type="float">
            <text:p>1.31824637513338</text:p>
          </table:table-cell>
          <table:table-cell office:value-type="float" office:value="0.562859350576902" calcext:value-type="float">
            <text:p>0.562859350576902</text:p>
          </table:table-cell>
          <table:table-cell office:value-type="float" office:value="0.0847714952047228" calcext:value-type="float">
            <text:p>0.084771495204723</text:p>
          </table:table-cell>
          <table:table-cell office:value-type="float" office:value="0.0631335139136648" calcext:value-type="float">
            <text:p>0.063133513913665</text:p>
          </table:table-cell>
          <table:table-cell office:value-type="float" office:value="0.036678120553478" calcext:value-type="float">
            <text:p>0.0366781205534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1607615174646" calcext:value-type="float">
            <text:p>0.481607615174646</text:p>
          </table:table-cell>
          <table:table-cell office:value-type="float" office:value="1.31864330908282" calcext:value-type="float">
            <text:p>1.31864330908282</text:p>
          </table:table-cell>
          <table:table-cell office:value-type="float" office:value="0.563112782948101" calcext:value-type="float">
            <text:p>0.563112782948101</text:p>
          </table:table-cell>
          <table:table-cell office:value-type="float" office:value="0.0853131691419364" calcext:value-type="float">
            <text:p>0.085313169141936</text:p>
          </table:table-cell>
          <table:table-cell office:value-type="float" office:value="0.0631629080981384" calcext:value-type="float">
            <text:p>0.063162908098138</text:p>
          </table:table-cell>
          <table:table-cell office:value-type="float" office:value="0.0367124584180638" calcext:value-type="float">
            <text:p>0.0367124584180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5126370174457" calcext:value-type="float">
            <text:p>0.485126370174457</text:p>
          </table:table-cell>
          <table:table-cell office:value-type="float" office:value="1.31866018906703" calcext:value-type="float">
            <text:p>1.31866018906703</text:p>
          </table:table-cell>
          <table:table-cell office:value-type="float" office:value="0.563013032310151" calcext:value-type="float">
            <text:p>0.563013032310151</text:p>
          </table:table-cell>
          <table:table-cell office:value-type="float" office:value="0.0851109026832053" calcext:value-type="float">
            <text:p>0.085110902683205</text:p>
          </table:table-cell>
          <table:table-cell office:value-type="float" office:value="0.063152013927821" calcext:value-type="float">
            <text:p>0.063152013927821</text:p>
          </table:table-cell>
          <table:table-cell office:value-type="float" office:value="0.0366989746014889" calcext:value-type="float">
            <text:p>0.0366989746014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3618414334238" calcext:value-type="float">
            <text:p>0.713618414334238</text:p>
          </table:table-cell>
          <table:table-cell office:value-type="float" office:value="1.31188762951019" calcext:value-type="float">
            <text:p>1.31188762951019</text:p>
          </table:table-cell>
          <table:table-cell office:value-type="float" office:value="0.5599290421779" calcext:value-type="float">
            <text:p>0.5599290421779</text:p>
          </table:table-cell>
          <table:table-cell office:value-type="float" office:value="0.0831888314882962" calcext:value-type="float">
            <text:p>0.083188831488296</text:p>
          </table:table-cell>
          <table:table-cell office:value-type="float" office:value="0.062817462801039" calcext:value-type="float">
            <text:p>0.062817462801039</text:p>
          </table:table-cell>
          <table:table-cell office:value-type="float" office:value="0.036294809006376" calcext:value-type="float">
            <text:p>0.0362948090063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1114920228692" calcext:value-type="float">
            <text:p>0.561114920228692</text:p>
          </table:table-cell>
          <table:table-cell office:value-type="float" office:value="1.26087356269126" calcext:value-type="float">
            <text:p>1.26087356269126</text:p>
          </table:table-cell>
          <table:table-cell office:value-type="float" office:value="0.542079187757025" calcext:value-type="float">
            <text:p>0.542079187757025</text:p>
          </table:table-cell>
          <table:table-cell office:value-type="float" office:value="0.0899183237596694" calcext:value-type="float">
            <text:p>0.089918323759669</text:p>
          </table:table-cell>
          <table:table-cell office:value-type="float" office:value="0.0690311661285794" calcext:value-type="float">
            <text:p>0.069031166128579</text:p>
          </table:table-cell>
          <table:table-cell office:value-type="float" office:value="0.0386190018278806" calcext:value-type="float">
            <text:p>0.03861900182788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0466963223329" calcext:value-type="float">
            <text:p>0.540466963223329</text:p>
          </table:table-cell>
          <table:table-cell office:value-type="float" office:value="1.27842426721928" calcext:value-type="float">
            <text:p>1.27842426721928</text:p>
          </table:table-cell>
          <table:table-cell office:value-type="float" office:value="0.52386213179713" calcext:value-type="float">
            <text:p>0.52386213179713</text:p>
          </table:table-cell>
          <table:table-cell office:value-type="float" office:value="0.0751889206957072" calcext:value-type="float">
            <text:p>0.075188920695707</text:p>
          </table:table-cell>
          <table:table-cell office:value-type="float" office:value="0.0577635090361035" calcext:value-type="float">
            <text:p>0.057763509036104</text:p>
          </table:table-cell>
          <table:table-cell office:value-type="float" office:value="0.0337285811087485" calcext:value-type="float">
            <text:p>0.0337285811087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8632114561416" calcext:value-type="float">
            <text:p>0.548632114561416</text:p>
          </table:table-cell>
          <table:table-cell office:value-type="float" office:value="1.27810192340771" calcext:value-type="float">
            <text:p>1.27810192340771</text:p>
          </table:table-cell>
          <table:table-cell office:value-type="float" office:value="0.523587144275335" calcext:value-type="float">
            <text:p>0.523587144275335</text:p>
          </table:table-cell>
          <table:table-cell office:value-type="float" office:value="0.0754204916598291" calcext:value-type="float">
            <text:p>0.075420491659829</text:p>
          </table:table-cell>
          <table:table-cell office:value-type="float" office:value="0.057734378784918" calcext:value-type="float">
            <text:p>0.057734378784918</text:p>
          </table:table-cell>
          <table:table-cell office:value-type="float" office:value="0.0336933032361675" calcext:value-type="float">
            <text:p>0.0336933032361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8449089654338" calcext:value-type="float">
            <text:p>0.538449089654338</text:p>
          </table:table-cell>
          <table:table-cell office:value-type="float" office:value="1.278112186458" calcext:value-type="float">
            <text:p>1.278112186458</text:p>
          </table:table-cell>
          <table:table-cell office:value-type="float" office:value="0.52382196003937" calcext:value-type="float">
            <text:p>0.52382196003937</text:p>
          </table:table-cell>
          <table:table-cell office:value-type="float" office:value="0.0754009643269259" calcext:value-type="float">
            <text:p>0.075400964326926</text:p>
          </table:table-cell>
          <table:table-cell office:value-type="float" office:value="0.0577598055760731" calcext:value-type="float">
            <text:p>0.057759805576073</text:p>
          </table:table-cell>
          <table:table-cell office:value-type="float" office:value="0.0337237447064906" calcext:value-type="float">
            <text:p>0.0337237447064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43404889235586" calcext:value-type="float">
            <text:p>0.743404889235586</text:p>
          </table:table-cell>
          <table:table-cell office:value-type="float" office:value="1.27259031740398" calcext:value-type="float">
            <text:p>1.27259031740398</text:p>
          </table:table-cell>
          <table:table-cell office:value-type="float" office:value="0.521447770036045" calcext:value-type="float">
            <text:p>0.521447770036045</text:p>
          </table:table-cell>
          <table:table-cell office:value-type="float" office:value="0.0737450965905826" calcext:value-type="float">
            <text:p>0.073745096590583</text:p>
          </table:table-cell>
          <table:table-cell office:value-type="float" office:value="0.0575028798453527" calcext:value-type="float">
            <text:p>0.057502879845353</text:p>
          </table:table-cell>
          <table:table-cell office:value-type="float" office:value="0.0334165285662499" calcext:value-type="float">
            <text:p>0.033416528566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5538540443372" calcext:value-type="float">
            <text:p>0.535538540443372</text:p>
          </table:table-cell>
          <table:table-cell office:value-type="float" office:value="1.28683793868076" calcext:value-type="float">
            <text:p>1.28683793868076</text:p>
          </table:table-cell>
          <table:table-cell office:value-type="float" office:value="0.534869692035945" calcext:value-type="float">
            <text:p>0.534869692035945</text:p>
          </table:table-cell>
          <table:table-cell office:value-type="float" office:value="0.0916050235827944" calcext:value-type="float">
            <text:p>0.091605023582794</text:p>
          </table:table-cell>
          <table:table-cell office:value-type="float" office:value="0.0724436842630257" calcext:value-type="float">
            <text:p>0.072443684263026</text:p>
          </table:table-cell>
          <table:table-cell office:value-type="float" office:value="0.0347656851885651" calcext:value-type="float">
            <text:p>0.03476568518856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2608135701695" calcext:value-type="float">
            <text:p>0.472608135701695</text:p>
          </table:table-cell>
          <table:table-cell office:value-type="float" office:value="1.32935933652312" calcext:value-type="float">
            <text:p>1.32935933652312</text:p>
          </table:table-cell>
          <table:table-cell office:value-type="float" office:value="0.458370930184103" calcext:value-type="float">
            <text:p>0.458370930184103</text:p>
          </table:table-cell>
          <table:table-cell office:value-type="float" office:value="0.071839124440618" calcext:value-type="float">
            <text:p>0.071839124440618</text:p>
          </table:table-cell>
          <table:table-cell office:value-type="float" office:value="0.0543562368985351" calcext:value-type="float">
            <text:p>0.054356236898535</text:p>
          </table:table-cell>
          <table:table-cell office:value-type="float" office:value="0.0284621266966439" calcext:value-type="float">
            <text:p>0.0284621266966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9634681965844" calcext:value-type="float">
            <text:p>0.459634681965844</text:p>
          </table:table-cell>
          <table:table-cell office:value-type="float" office:value="1.32964545612028" calcext:value-type="float">
            <text:p>1.32964545612028</text:p>
          </table:table-cell>
          <table:table-cell office:value-type="float" office:value="0.458573373548988" calcext:value-type="float">
            <text:p>0.458573373548988</text:p>
          </table:table-cell>
          <table:table-cell office:value-type="float" office:value="0.0723050922940588" calcext:value-type="float">
            <text:p>0.072305092294059</text:p>
          </table:table-cell>
          <table:table-cell office:value-type="float" office:value="0.0543794356351148" calcext:value-type="float">
            <text:p>0.054379435635115</text:p>
          </table:table-cell>
          <table:table-cell office:value-type="float" office:value="0.0284880556597733" calcext:value-type="float">
            <text:p>0.0284880556597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6016536617538" calcext:value-type="float">
            <text:p>0.466016536617538</text:p>
          </table:table-cell>
          <table:table-cell office:value-type="float" office:value="1.32964880967073" calcext:value-type="float">
            <text:p>1.32964880967073</text:p>
          </table:table-cell>
          <table:table-cell office:value-type="float" office:value="0.458432193529712" calcext:value-type="float">
            <text:p>0.458432193529712</text:p>
          </table:table-cell>
          <table:table-cell office:value-type="float" office:value="0.0720798162747992" calcext:value-type="float">
            <text:p>0.072079816274799</text:p>
          </table:table-cell>
          <table:table-cell office:value-type="float" office:value="0.0543631488750085" calcext:value-type="float">
            <text:p>0.054363148875009</text:p>
          </table:table-cell>
          <table:table-cell office:value-type="float" office:value="0.0284701109183559" calcext:value-type="float">
            <text:p>0.0284701109183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0153806826561" calcext:value-type="float">
            <text:p>0.650153806826561</text:p>
          </table:table-cell>
          <table:table-cell office:value-type="float" office:value="1.32439472885342" calcext:value-type="float">
            <text:p>1.32439472885342</text:p>
          </table:table-cell>
          <table:table-cell office:value-type="float" office:value="0.456509518396814" calcext:value-type="float">
            <text:p>0.456509518396814</text:p>
          </table:table-cell>
          <table:table-cell office:value-type="float" office:value="0.0707329365400796" calcext:value-type="float">
            <text:p>0.07073293654008</text:p>
          </table:table-cell>
          <table:table-cell office:value-type="float" office:value="0.0541414880727722" calcext:value-type="float">
            <text:p>0.054141488072772</text:p>
          </table:table-cell>
          <table:table-cell office:value-type="float" office:value="0.0282302023142454" calcext:value-type="float">
            <text:p>0.0282302023142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028681724757" calcext:value-type="float">
            <text:p>0.5028681724757</text:p>
          </table:table-cell>
          <table:table-cell office:value-type="float" office:value="1.3004210602973" calcext:value-type="float">
            <text:p>1.3004210602973</text:p>
          </table:table-cell>
          <table:table-cell office:value-type="float" office:value="0.435710062961858" calcext:value-type="float">
            <text:p>0.435710062961858</text:p>
          </table:table-cell>
          <table:table-cell office:value-type="float" office:value="0.0670158816922932" calcext:value-type="float">
            <text:p>0.067015881692293</text:p>
          </table:table-cell>
          <table:table-cell office:value-type="float" office:value="0.0529798322632947" calcext:value-type="float">
            <text:p>0.052979832263295</text:p>
          </table:table-cell>
          <table:table-cell office:value-type="float" office:value="0.0271717213960729" calcext:value-type="float">
            <text:p>0.0271717213960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8915746020244" calcext:value-type="float">
            <text:p>0.548915746020244</text:p>
          </table:table-cell>
          <table:table-cell office:value-type="float" office:value="1.26976489901174" calcext:value-type="float">
            <text:p>1.26976489901174</text:p>
          </table:table-cell>
          <table:table-cell office:value-type="float" office:value="0.542480616641339" calcext:value-type="float">
            <text:p>0.542480616641339</text:p>
          </table:table-cell>
          <table:table-cell office:value-type="float" office:value="0.0801927070444087" calcext:value-type="float">
            <text:p>0.080192707044409</text:p>
          </table:table-cell>
          <table:table-cell office:value-type="float" office:value="0.0609440983952014" calcext:value-type="float">
            <text:p>0.060944098395201</text:p>
          </table:table-cell>
          <table:table-cell office:value-type="float" office:value="0.0346195923518182" calcext:value-type="float">
            <text:p>0.0346195923518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9391227041688" calcext:value-type="float">
            <text:p>0.549391227041688</text:p>
          </table:table-cell>
          <table:table-cell office:value-type="float" office:value="1.26961968800572" calcext:value-type="float">
            <text:p>1.26961968800572</text:p>
          </table:table-cell>
          <table:table-cell office:value-type="float" office:value="0.542358364978165" calcext:value-type="float">
            <text:p>0.542358364978165</text:p>
          </table:table-cell>
          <table:table-cell office:value-type="float" office:value="0.0805336990522859" calcext:value-type="float">
            <text:p>0.080533699052286</text:p>
          </table:table-cell>
          <table:table-cell office:value-type="float" office:value="0.0609319130166726" calcext:value-type="float">
            <text:p>0.060931913016673</text:p>
          </table:table-cell>
          <table:table-cell office:value-type="float" office:value="0.0346044968825278" calcext:value-type="float">
            <text:p>0.0346044968825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2210064989287" calcext:value-type="float">
            <text:p>0.552210064989287</text:p>
          </table:table-cell>
          <table:table-cell office:value-type="float" office:value="1.26964272414218" calcext:value-type="float">
            <text:p>1.26964272414218</text:p>
          </table:table-cell>
          <table:table-cell office:value-type="float" office:value="0.542287604409137" calcext:value-type="float">
            <text:p>0.542287604409137</text:p>
          </table:table-cell>
          <table:table-cell office:value-type="float" office:value="0.0803564038483885" calcext:value-type="float">
            <text:p>0.080356403848389</text:p>
          </table:table-cell>
          <table:table-cell office:value-type="float" office:value="0.0609241261863179" calcext:value-type="float">
            <text:p>0.060924126186318</text:p>
          </table:table-cell>
          <table:table-cell office:value-type="float" office:value="0.0345951410756038" calcext:value-type="float">
            <text:p>0.0345951410756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9378984512587" calcext:value-type="float">
            <text:p>0.759378984512587</text:p>
          </table:table-cell>
          <table:table-cell office:value-type="float" office:value="1.26414731642876" calcext:value-type="float">
            <text:p>1.26414731642876</text:p>
          </table:table-cell>
          <table:table-cell office:value-type="float" office:value="0.53981820553072" calcext:value-type="float">
            <text:p>0.53981820553072</text:p>
          </table:table-cell>
          <table:table-cell office:value-type="float" office:value="0.0787149469922402" calcext:value-type="float">
            <text:p>0.07871494699224</text:p>
          </table:table-cell>
          <table:table-cell office:value-type="float" office:value="0.060653400624139" calcext:value-type="float">
            <text:p>0.060653400624139</text:p>
          </table:table-cell>
          <table:table-cell office:value-type="float" office:value="0.0342784903297083" calcext:value-type="float">
            <text:p>0.0342784903297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858285662783" calcext:value-type="float">
            <text:p>0.52858285662783</text:p>
          </table:table-cell>
          <table:table-cell office:value-type="float" office:value="1.28348186742882" calcext:value-type="float">
            <text:p>1.28348186742882</text:p>
          </table:table-cell>
          <table:table-cell office:value-type="float" office:value="0.53865059830941" calcext:value-type="float">
            <text:p>0.53865059830941</text:p>
          </table:table-cell>
          <table:table-cell office:value-type="float" office:value="0.0849437487598454" calcext:value-type="float">
            <text:p>0.084943748759846</text:p>
          </table:table-cell>
          <table:table-cell office:value-type="float" office:value="0.0687183524504438" calcext:value-type="float">
            <text:p>0.068718352450444</text:p>
          </table:table-cell>
          <table:table-cell office:value-type="float" office:value="0.0426851119933032" calcext:value-type="float">
            <text:p>0.04268511199330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3742954888176" calcext:value-type="float">
            <text:p>0.443742954888176</text:p>
          </table:table-cell>
          <table:table-cell office:value-type="float" office:value="1.32667674873608" calcext:value-type="float">
            <text:p>1.32667674873608</text:p>
          </table:table-cell>
          <table:table-cell office:value-type="float" office:value="0.499490405147514" calcext:value-type="float">
            <text:p>0.499490405147514</text:p>
          </table:table-cell>
          <table:table-cell office:value-type="float" office:value="0.0714372509367867" calcext:value-type="float">
            <text:p>0.071437250936787</text:p>
          </table:table-cell>
          <table:table-cell office:value-type="float" office:value="0.0554418533974407" calcext:value-type="float">
            <text:p>0.055441853397441</text:p>
          </table:table-cell>
          <table:table-cell office:value-type="float" office:value="0.0318267092817923" calcext:value-type="float">
            <text:p>0.0318267092817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492756252855" calcext:value-type="float">
            <text:p>0.43492756252855</text:p>
          </table:table-cell>
          <table:table-cell office:value-type="float" office:value="1.32680235527145" calcext:value-type="float">
            <text:p>1.32680235527145</text:p>
          </table:table-cell>
          <table:table-cell office:value-type="float" office:value="0.499609980227223" calcext:value-type="float">
            <text:p>0.499609980227223</text:p>
          </table:table-cell>
          <table:table-cell office:value-type="float" office:value="0.071893039730136" calcext:value-type="float">
            <text:p>0.071893039730136</text:p>
          </table:table-cell>
          <table:table-cell office:value-type="float" office:value="0.0554542144451038" calcext:value-type="float">
            <text:p>0.055454214445104</text:p>
          </table:table-cell>
          <table:table-cell office:value-type="float" office:value="0.0318426819007051" calcext:value-type="float">
            <text:p>0.0318426819007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4769641364326" calcext:value-type="float">
            <text:p>0.434769641364326</text:p>
          </table:table-cell>
          <table:table-cell office:value-type="float" office:value="1.32680461019501" calcext:value-type="float">
            <text:p>1.32680461019501</text:p>
          </table:table-cell>
          <table:table-cell office:value-type="float" office:value="0.499611762026208" calcext:value-type="float">
            <text:p>0.499611762026208</text:p>
          </table:table-cell>
          <table:table-cell office:value-type="float" office:value="0.0717366640490638" calcext:value-type="float">
            <text:p>0.071736664049064</text:p>
          </table:table-cell>
          <table:table-cell office:value-type="float" office:value="0.0554545086619328" calcext:value-type="float">
            <text:p>0.055454508661933</text:p>
          </table:table-cell>
          <table:table-cell office:value-type="float" office:value="0.031842720920956" calcext:value-type="float">
            <text:p>0.0318427209209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8004943685094" calcext:value-type="float">
            <text:p>0.638004943685094</text:p>
          </table:table-cell>
          <table:table-cell office:value-type="float" office:value="1.32096627450257" calcext:value-type="float">
            <text:p>1.32096627450257</text:p>
          </table:table-cell>
          <table:table-cell office:value-type="float" office:value="0.497303636391832" calcext:value-type="float">
            <text:p>0.497303636391832</text:p>
          </table:table-cell>
          <table:table-cell office:value-type="float" office:value="0.0700855415116913" calcext:value-type="float">
            <text:p>0.070085541511691</text:p>
          </table:table-cell>
          <table:table-cell office:value-type="float" office:value="0.0552020530589184" calcext:value-type="float">
            <text:p>0.055202053058919</text:p>
          </table:table-cell>
          <table:table-cell office:value-type="float" office:value="0.0315470270639501" calcext:value-type="float">
            <text:p>0.031547027063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17862183536319" calcext:value-type="float">
            <text:p>0.417862183536319</text:p>
          </table:table-cell>
          <table:table-cell office:value-type="float" office:value="1.35433622099388" calcext:value-type="float">
            <text:p>1.35433622099388</text:p>
          </table:table-cell>
          <table:table-cell office:value-type="float" office:value="0.473969789302206" calcext:value-type="float">
            <text:p>0.473969789302206</text:p>
          </table:table-cell>
          <table:table-cell office:value-type="float" office:value="0.0781039005459748" calcext:value-type="float">
            <text:p>0.078103900545975</text:p>
          </table:table-cell>
          <table:table-cell office:value-type="float" office:value="0.0620037880273045" calcext:value-type="float">
            <text:p>0.062003788027305</text:p>
          </table:table-cell>
          <table:table-cell office:value-type="float" office:value="0.0337172323202999" calcext:value-type="float">
            <text:p>0.033717232320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9093587606766" calcext:value-type="float">
            <text:p>0.609093587606766</text:p>
          </table:table-cell>
          <table:table-cell office:value-type="float" office:value="1.29386346481768" calcext:value-type="float">
            <text:p>1.29386346481768</text:p>
          </table:table-cell>
          <table:table-cell office:value-type="float" office:value="0.511210704761695" calcext:value-type="float">
            <text:p>0.511210704761695</text:p>
          </table:table-cell>
          <table:table-cell office:value-type="float" office:value="0.073315775445733" calcext:value-type="float">
            <text:p>0.073315775445733</text:p>
          </table:table-cell>
          <table:table-cell office:value-type="float" office:value="0.0571572452406435" calcext:value-type="float">
            <text:p>0.057157245240644</text:p>
          </table:table-cell>
          <table:table-cell office:value-type="float" office:value="0.0322270708014604" calcext:value-type="float">
            <text:p>0.032227070801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3402511427359" calcext:value-type="float">
            <text:p>0.603402511427359</text:p>
          </table:table-cell>
          <table:table-cell office:value-type="float" office:value="1.2940148474192" calcext:value-type="float">
            <text:p>1.2940148474192</text:p>
          </table:table-cell>
          <table:table-cell office:value-type="float" office:value="0.511246717350956" calcext:value-type="float">
            <text:p>0.511246717350956</text:p>
          </table:table-cell>
          <table:table-cell office:value-type="float" office:value="0.0737166224227989" calcext:value-type="float">
            <text:p>0.073716622422799</text:p>
          </table:table-cell>
          <table:table-cell office:value-type="float" office:value="0.0571618629969004" calcext:value-type="float">
            <text:p>0.0571618629969</text:p>
          </table:table-cell>
          <table:table-cell office:value-type="float" office:value="0.0322322603805777" calcext:value-type="float">
            <text:p>0.0322322603805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4266894467155" calcext:value-type="float">
            <text:p>0.604266894467155</text:p>
          </table:table-cell>
          <table:table-cell office:value-type="float" office:value="1.29401676607901" calcext:value-type="float">
            <text:p>1.29401676607901</text:p>
          </table:table-cell>
          <table:table-cell office:value-type="float" office:value="0.511226166316015" calcext:value-type="float">
            <text:p>0.511226166316015</text:p>
          </table:table-cell>
          <table:table-cell office:value-type="float" office:value="0.0735591534161424" calcext:value-type="float">
            <text:p>0.073559153416142</text:p>
          </table:table-cell>
          <table:table-cell office:value-type="float" office:value="0.057159590207664" calcext:value-type="float">
            <text:p>0.057159590207664</text:p>
          </table:table-cell>
          <table:table-cell office:value-type="float" office:value="0.0322294374037898" calcext:value-type="float">
            <text:p>0.032229437403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07455718094729" calcext:value-type="float">
            <text:p>0.807455718094729</text:p>
          </table:table-cell>
          <table:table-cell office:value-type="float" office:value="1.28831474744546" calcext:value-type="float">
            <text:p>1.28831474744546</text:p>
          </table:table-cell>
          <table:table-cell office:value-type="float" office:value="0.508845629571391" calcext:value-type="float">
            <text:p>0.508845629571391</text:p>
          </table:table-cell>
          <table:table-cell office:value-type="float" office:value="0.0719472475726685" calcext:value-type="float">
            <text:p>0.071947247572669</text:p>
          </table:table-cell>
          <table:table-cell office:value-type="float" office:value="0.0569001489904617" calcext:value-type="float">
            <text:p>0.056900148990462</text:p>
          </table:table-cell>
          <table:table-cell office:value-type="float" office:value="0.0319278144193766" calcext:value-type="float">
            <text:p>0.0319278144193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83759568638778" calcext:value-type="float">
            <text:p>0.683759568638778</text:p>
          </table:table-cell>
          <table:table-cell office:value-type="float" office:value="1.23335882476504" calcext:value-type="float">
            <text:p>1.23335882476504</text:p>
          </table:table-cell>
          <table:table-cell office:value-type="float" office:value="0.486903733152751" calcext:value-type="float">
            <text:p>0.486903733152751</text:p>
          </table:table-cell>
          <table:table-cell office:value-type="float" office:value="0.0744467446558991" calcext:value-type="float">
            <text:p>0.074446744655899</text:p>
          </table:table-cell>
          <table:table-cell office:value-type="float" office:value="0.0609310435677954" calcext:value-type="float">
            <text:p>0.060931043567796</text:p>
          </table:table-cell>
          <table:table-cell office:value-type="float" office:value="0.0308954035008321" calcext:value-type="float">
            <text:p>0.0308954035008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8794657477702" calcext:value-type="float">
            <text:p>0.488794657477702</text:p>
          </table:table-cell>
          <table:table-cell office:value-type="float" office:value="1.32616569222922" calcext:value-type="float">
            <text:p>1.32616569222922</text:p>
          </table:table-cell>
          <table:table-cell office:value-type="float" office:value="0.503570628985149" calcext:value-type="float">
            <text:p>0.503570628985149</text:p>
          </table:table-cell>
          <table:table-cell office:value-type="float" office:value="0.0683951384268368" calcext:value-type="float">
            <text:p>0.068395138426837</text:p>
          </table:table-cell>
          <table:table-cell office:value-type="float" office:value="0.0527649098025971" calcext:value-type="float">
            <text:p>0.052764909802597</text:p>
          </table:table-cell>
          <table:table-cell office:value-type="float" office:value="0.0307565748784461" calcext:value-type="float">
            <text:p>0.0307565748784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1364591895192" calcext:value-type="float">
            <text:p>0.481364591895192</text:p>
          </table:table-cell>
          <table:table-cell office:value-type="float" office:value="1.32628881359777" calcext:value-type="float">
            <text:p>1.32628881359777</text:p>
          </table:table-cell>
          <table:table-cell office:value-type="float" office:value="0.503647052323839" calcext:value-type="float">
            <text:p>0.503647052323839</text:p>
          </table:table-cell>
          <table:table-cell office:value-type="float" office:value="0.0688716184253957" calcext:value-type="float">
            <text:p>0.068871618425396</text:p>
          </table:table-cell>
          <table:table-cell office:value-type="float" office:value="0.0527737207624215" calcext:value-type="float">
            <text:p>0.052773720762422</text:p>
          </table:table-cell>
          <table:table-cell office:value-type="float" office:value="0.0307666338062336" calcext:value-type="float">
            <text:p>0.0307666338062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1565083809424" calcext:value-type="float">
            <text:p>0.481565083809424</text:p>
          </table:table-cell>
          <table:table-cell office:value-type="float" office:value="1.3262872224598" calcext:value-type="float">
            <text:p>1.3262872224598</text:p>
          </table:table-cell>
          <table:table-cell office:value-type="float" office:value="0.503641945343033" calcext:value-type="float">
            <text:p>0.503641945343033</text:p>
          </table:table-cell>
          <table:table-cell office:value-type="float" office:value="0.0686872038870356" calcext:value-type="float">
            <text:p>0.068687203887036</text:p>
          </table:table-cell>
          <table:table-cell office:value-type="float" office:value="0.0527732146762517" calcext:value-type="float">
            <text:p>0.052773214676252</text:p>
          </table:table-cell>
          <table:table-cell office:value-type="float" office:value="0.030765780511836" calcext:value-type="float">
            <text:p>0.0307657805118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4819604236864" calcext:value-type="float">
            <text:p>0.684819604236864</text:p>
          </table:table-cell>
          <table:table-cell office:value-type="float" office:value="1.32050565450938" calcext:value-type="float">
            <text:p>1.32050565450938</text:p>
          </table:table-cell>
          <table:table-cell office:value-type="float" office:value="0.501327996364477" calcext:value-type="float">
            <text:p>0.501327996364477</text:p>
          </table:table-cell>
          <table:table-cell office:value-type="float" office:value="0.0670770714903599" calcext:value-type="float">
            <text:p>0.06707707149036</text:p>
          </table:table-cell>
          <table:table-cell office:value-type="float" office:value="0.0525350289140554" calcext:value-type="float">
            <text:p>0.052535028914055</text:p>
          </table:table-cell>
          <table:table-cell office:value-type="float" office:value="0.0304816395716371" calcext:value-type="float">
            <text:p>0.0304816395716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578494650268" calcext:value-type="float">
            <text:p>0.45578494650268</text:p>
          </table:table-cell>
          <table:table-cell office:value-type="float" office:value="1.34766765989277" calcext:value-type="float">
            <text:p>1.34766765989277</text:p>
          </table:table-cell>
          <table:table-cell office:value-type="float" office:value="0.526523127396797" calcext:value-type="float">
            <text:p>0.526523127396797</text:p>
          </table:table-cell>
          <table:table-cell office:value-type="float" office:value="0.0775712335873062" calcext:value-type="float">
            <text:p>0.077571233587306</text:p>
          </table:table-cell>
          <table:table-cell office:value-type="float" office:value="0.0619079483072345" calcext:value-type="float">
            <text:p>0.061907948307235</text:p>
          </table:table-cell>
          <table:table-cell office:value-type="float" office:value="0.0361963836730444" calcext:value-type="float">
            <text:p>0.03619638367304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2012001011528" calcext:value-type="float">
            <text:p>0.432012001011528</text:p>
          </table:table-cell>
          <table:table-cell office:value-type="float" office:value="1.30808764534578" calcext:value-type="float">
            <text:p>1.30808764534578</text:p>
          </table:table-cell>
          <table:table-cell office:value-type="float" office:value="0.541182629683905" calcext:value-type="float">
            <text:p>0.541182629683905</text:p>
          </table:table-cell>
          <table:table-cell office:value-type="float" office:value="0.0764314741263571" calcext:value-type="float">
            <text:p>0.076431474126357</text:p>
          </table:table-cell>
          <table:table-cell office:value-type="float" office:value="0.0580152502660147" calcext:value-type="float">
            <text:p>0.058015250266015</text:p>
          </table:table-cell>
          <table:table-cell office:value-type="float" office:value="0.0336966328619578" calcext:value-type="float">
            <text:p>0.0336966328619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381169623162" calcext:value-type="float">
            <text:p>0.44381169623162</text:p>
          </table:table-cell>
          <table:table-cell office:value-type="float" office:value="1.30759649040768" calcext:value-type="float">
            <text:p>1.30759649040768</text:p>
          </table:table-cell>
          <table:table-cell office:value-type="float" office:value="0.5407955635309" calcext:value-type="float">
            <text:p>0.5407955635309</text:p>
          </table:table-cell>
          <table:table-cell office:value-type="float" office:value="0.0766159567645612" calcext:value-type="float">
            <text:p>0.076615956764561</text:p>
          </table:table-cell>
          <table:table-cell office:value-type="float" office:value="0.0579748563045439" calcext:value-type="float">
            <text:p>0.057974856304544</text:p>
          </table:table-cell>
          <table:table-cell office:value-type="float" office:value="0.0336484638467055" calcext:value-type="float">
            <text:p>0.0336484638467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7515454776379" calcext:value-type="float">
            <text:p>0.437515454776379</text:p>
          </table:table-cell>
          <table:table-cell office:value-type="float" office:value="1.30759255239639" calcext:value-type="float">
            <text:p>1.30759255239639</text:p>
          </table:table-cell>
          <table:table-cell office:value-type="float" office:value="0.540943209918534" calcext:value-type="float">
            <text:p>0.540943209918534</text:p>
          </table:table-cell>
          <table:table-cell office:value-type="float" office:value="0.0765469231795795" calcext:value-type="float">
            <text:p>0.07654692317958</text:p>
          </table:table-cell>
          <table:table-cell office:value-type="float" office:value="0.0579903914234827" calcext:value-type="float">
            <text:p>0.057990391423483</text:p>
          </table:table-cell>
          <table:table-cell office:value-type="float" office:value="0.0336668960937245" calcext:value-type="float">
            <text:p>0.0336668960937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348741281585" calcext:value-type="float">
            <text:p>0.64348741281585</text:p>
          </table:table-cell>
          <table:table-cell office:value-type="float" office:value="1.30207830058617" calcext:value-type="float">
            <text:p>1.30207830058617</text:p>
          </table:table-cell>
          <table:table-cell office:value-type="float" office:value="0.538547758766653" calcext:value-type="float">
            <text:p>0.538547758766653</text:p>
          </table:table-cell>
          <table:table-cell office:value-type="float" office:value="0.0749644819146599" calcext:value-type="float">
            <text:p>0.07496448191466</text:p>
          </table:table-cell>
          <table:table-cell office:value-type="float" office:value="0.0577387745933512" calcext:value-type="float">
            <text:p>0.057738774593351</text:p>
          </table:table-cell>
          <table:table-cell office:value-type="float" office:value="0.0333672456811739" calcext:value-type="float">
            <text:p>0.0333672456811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8694362938978" calcext:value-type="float">
            <text:p>0.468694362938978</text:p>
          </table:table-cell>
          <table:table-cell office:value-type="float" office:value="1.28598018674749" calcext:value-type="float">
            <text:p>1.28598018674749</text:p>
          </table:table-cell>
          <table:table-cell office:value-type="float" office:value="0.535751699171217" calcext:value-type="float">
            <text:p>0.535751699171217</text:p>
          </table:table-cell>
          <table:table-cell office:value-type="float" office:value="0.0765386435112822" calcext:value-type="float">
            <text:p>0.076538643511282</text:p>
          </table:table-cell>
          <table:table-cell office:value-type="float" office:value="0.0601201307806643" calcext:value-type="float">
            <text:p>0.060120130780664</text:p>
          </table:table-cell>
          <table:table-cell office:value-type="float" office:value="0.0401153028503655" calcext:value-type="float">
            <text:p>0.04011530285036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7001350086326" calcext:value-type="float">
            <text:p>0.587001350086326</text:p>
          </table:table-cell>
          <table:table-cell office:value-type="float" office:value="1.30182463031227" calcext:value-type="float">
            <text:p>1.30182463031227</text:p>
          </table:table-cell>
          <table:table-cell office:value-type="float" office:value="0.466317384927318" calcext:value-type="float">
            <text:p>0.466317384927318</text:p>
          </table:table-cell>
          <table:table-cell office:value-type="float" office:value="0.0738130197953874" calcext:value-type="float">
            <text:p>0.073813019795388</text:p>
          </table:table-cell>
          <table:table-cell office:value-type="float" office:value="0.0564570795459466" calcext:value-type="float">
            <text:p>0.056457079545947</text:p>
          </table:table-cell>
          <table:table-cell office:value-type="float" office:value="0.029355898321285" calcext:value-type="float">
            <text:p>0.0293558983212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4356995696485" calcext:value-type="float">
            <text:p>0.584356995696485</text:p>
          </table:table-cell>
          <table:table-cell office:value-type="float" office:value="1.30180184260342" calcext:value-type="float">
            <text:p>1.30180184260342</text:p>
          </table:table-cell>
          <table:table-cell office:value-type="float" office:value="0.466301918310599" calcext:value-type="float">
            <text:p>0.466301918310599</text:p>
          </table:table-cell>
          <table:table-cell office:value-type="float" office:value="0.074130098515957" calcext:value-type="float">
            <text:p>0.074130098515957</text:p>
          </table:table-cell>
          <table:table-cell office:value-type="float" office:value="0.056453692579293" calcext:value-type="float">
            <text:p>0.056453692579293</text:p>
          </table:table-cell>
          <table:table-cell office:value-type="float" office:value="0.0293543842946104" calcext:value-type="float">
            <text:p>0.0293543842946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7109332520754" calcext:value-type="float">
            <text:p>0.587109332520754</text:p>
          </table:table-cell>
          <table:table-cell office:value-type="float" office:value="1.30179934638675" calcext:value-type="float">
            <text:p>1.30179934638675</text:p>
          </table:table-cell>
          <table:table-cell office:value-type="float" office:value="0.466240772801903" calcext:value-type="float">
            <text:p>0.466240772801903</text:p>
          </table:table-cell>
          <table:table-cell office:value-type="float" office:value="0.0739643943583915" calcext:value-type="float">
            <text:p>0.073964394358392</text:p>
          </table:table-cell>
          <table:table-cell office:value-type="float" office:value="0.056446560582288" calcext:value-type="float">
            <text:p>0.056446560582288</text:p>
          </table:table-cell>
          <table:table-cell office:value-type="float" office:value="0.0293464364138417" calcext:value-type="float">
            <text:p>0.0293464364138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68291634250156" calcext:value-type="float">
            <text:p>0.768291634250156</text:p>
          </table:table-cell>
          <table:table-cell office:value-type="float" office:value="1.29682705424468" calcext:value-type="float">
            <text:p>1.29682705424468</text:p>
          </table:table-cell>
          <table:table-cell office:value-type="float" office:value="0.464348556559649" calcext:value-type="float">
            <text:p>0.464348556559649</text:p>
          </table:table-cell>
          <table:table-cell office:value-type="float" office:value="0.0726510175417218" calcext:value-type="float">
            <text:p>0.072651017541722</text:p>
          </table:table-cell>
          <table:table-cell office:value-type="float" office:value="0.0562248093044162" calcext:value-type="float">
            <text:p>0.056224809304416</text:p>
          </table:table-cell>
          <table:table-cell office:value-type="float" office:value="0.0291071850228914" calcext:value-type="float">
            <text:p>0.0291071850228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82582730021662" calcext:value-type="float">
            <text:p>0.582582730021662</text:p>
          </table:table-cell>
          <table:table-cell office:value-type="float" office:value="1.30618325371483" calcext:value-type="float">
            <text:p>1.30618325371483</text:p>
          </table:table-cell>
          <table:table-cell office:value-type="float" office:value="0.472032138296658" calcext:value-type="float">
            <text:p>0.472032138296658</text:p>
          </table:table-cell>
          <table:table-cell office:value-type="float" office:value="0.0982906680519493" calcext:value-type="float">
            <text:p>0.098290668051949</text:p>
          </table:table-cell>
          <table:table-cell office:value-type="float" office:value="0.0755213913173153" calcext:value-type="float">
            <text:p>0.075521391317315</text:p>
          </table:table-cell>
          <table:table-cell office:value-type="float" office:value="0.0399754872606393" calcext:value-type="float">
            <text:p>0.03997548726063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0295151207065" calcext:value-type="float">
            <text:p>0.490295151207065</text:p>
          </table:table-cell>
          <table:table-cell office:value-type="float" office:value="1.2723605931211" calcext:value-type="float">
            <text:p>1.2723605931211</text:p>
          </table:table-cell>
          <table:table-cell office:value-type="float" office:value="0.508507707827833" calcext:value-type="float">
            <text:p>0.508507707827833</text:p>
          </table:table-cell>
          <table:table-cell office:value-type="float" office:value="0.0745007702149516" calcext:value-type="float">
            <text:p>0.074500770214952</text:p>
          </table:table-cell>
          <table:table-cell office:value-type="float" office:value="0.0573157139614385" calcext:value-type="float">
            <text:p>0.057315713961439</text:p>
          </table:table-cell>
          <table:table-cell office:value-type="float" office:value="0.0334652847148344" calcext:value-type="float">
            <text:p>0.0334652847148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5616505964537" calcext:value-type="float">
            <text:p>0.485616505964537</text:p>
          </table:table-cell>
          <table:table-cell office:value-type="float" office:value="1.27231359327078" calcext:value-type="float">
            <text:p>1.27231359327078</text:p>
          </table:table-cell>
          <table:table-cell office:value-type="float" office:value="0.508516324531959" calcext:value-type="float">
            <text:p>0.508516324531959</text:p>
          </table:table-cell>
          <table:table-cell office:value-type="float" office:value="0.0749703305379749" calcext:value-type="float">
            <text:p>0.074970330537975</text:p>
          </table:table-cell>
          <table:table-cell office:value-type="float" office:value="0.0573156376021408" calcext:value-type="float">
            <text:p>0.057315637602141</text:p>
          </table:table-cell>
          <table:table-cell office:value-type="float" office:value="0.0334670969130604" calcext:value-type="float">
            <text:p>0.0334670969130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1640917018618" calcext:value-type="float">
            <text:p>0.491640917018618</text:p>
          </table:table-cell>
          <table:table-cell office:value-type="float" office:value="1.27232096678143" calcext:value-type="float">
            <text:p>1.27232096678143</text:p>
          </table:table-cell>
          <table:table-cell office:value-type="float" office:value="0.508376907925962" calcext:value-type="float">
            <text:p>0.508376907925962</text:p>
          </table:table-cell>
          <table:table-cell office:value-type="float" office:value="0.074702231732003" calcext:value-type="float">
            <text:p>0.074702231732003</text:p>
          </table:table-cell>
          <table:table-cell office:value-type="float" office:value="0.0573002929811321" calcext:value-type="float">
            <text:p>0.057300292981132</text:p>
          </table:table-cell>
          <table:table-cell office:value-type="float" office:value="0.0334482819711696" calcext:value-type="float">
            <text:p>0.033448281971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7394203022121" calcext:value-type="float">
            <text:p>0.687394203022121</text:p>
          </table:table-cell>
          <table:table-cell office:value-type="float" office:value="1.26721771823892" calcext:value-type="float">
            <text:p>1.26721771823892</text:p>
          </table:table-cell>
          <table:table-cell office:value-type="float" office:value="0.50622768499175" calcext:value-type="float">
            <text:p>0.50622768499175</text:p>
          </table:table-cell>
          <table:table-cell office:value-type="float" office:value="0.0730711293725807" calcext:value-type="float">
            <text:p>0.073071129372581</text:p>
          </table:table-cell>
          <table:table-cell office:value-type="float" office:value="0.0570634957883714" calcext:value-type="float">
            <text:p>0.057063495788372</text:p>
          </table:table-cell>
          <table:table-cell office:value-type="float" office:value="0.0331640783130243" calcext:value-type="float">
            <text:p>0.0331640783130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10054839277001" calcext:value-type="float">
            <text:p>0.410054839277001</text:p>
          </table:table-cell>
          <table:table-cell office:value-type="float" office:value="1.34198799448215" calcext:value-type="float">
            <text:p>1.34198799448215</text:p>
          </table:table-cell>
          <table:table-cell office:value-type="float" office:value="0.516726186472279" calcext:value-type="float">
            <text:p>0.516726186472279</text:p>
          </table:table-cell>
          <table:table-cell office:value-type="float" office:value="0.0874672839051753" calcext:value-type="float">
            <text:p>0.087467283905175</text:p>
          </table:table-cell>
          <table:table-cell office:value-type="float" office:value="0.067846952385158" calcext:value-type="float">
            <text:p>0.067846952385158</text:p>
          </table:table-cell>
          <table:table-cell office:value-type="float" office:value="0.0378444441224172" calcext:value-type="float">
            <text:p>0.0378444441224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1383709043281" calcext:value-type="float">
            <text:p>0.481383709043281</text:p>
          </table:table-cell>
          <table:table-cell office:value-type="float" office:value="1.34359957985244" calcext:value-type="float">
            <text:p>1.34359957985244</text:p>
          </table:table-cell>
          <table:table-cell office:value-type="float" office:value="0.487617796053187" calcext:value-type="float">
            <text:p>0.487617796053187</text:p>
          </table:table-cell>
          <table:table-cell office:value-type="float" office:value="0.0704654186206608" calcext:value-type="float">
            <text:p>0.070465418620661</text:p>
          </table:table-cell>
          <table:table-cell office:value-type="float" office:value="0.0546040949926536" calcext:value-type="float">
            <text:p>0.054604094992654</text:p>
          </table:table-cell>
          <table:table-cell office:value-type="float" office:value="0.0307924079784972" calcext:value-type="float">
            <text:p>0.0307924079784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1671760181167" calcext:value-type="float">
            <text:p>0.471671760181167</text:p>
          </table:table-cell>
          <table:table-cell office:value-type="float" office:value="1.34378709099987" calcext:value-type="float">
            <text:p>1.34378709099987</text:p>
          </table:table-cell>
          <table:table-cell office:value-type="float" office:value="0.487753909461844" calcext:value-type="float">
            <text:p>0.487753909461844</text:p>
          </table:table-cell>
          <table:table-cell office:value-type="float" office:value="0.0709494802775408" calcext:value-type="float">
            <text:p>0.070949480277541</text:p>
          </table:table-cell>
          <table:table-cell office:value-type="float" office:value="0.054619235408804" calcext:value-type="float">
            <text:p>0.054619235408804</text:p>
          </table:table-cell>
          <table:table-cell office:value-type="float" office:value="0.0308103812659573" calcext:value-type="float">
            <text:p>0.0308103812659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8531159848694" calcext:value-type="float">
            <text:p>0.468531159848694</text:p>
          </table:table-cell>
          <table:table-cell office:value-type="float" office:value="1.34380584416648" calcext:value-type="float">
            <text:p>1.34380584416648</text:p>
          </table:table-cell>
          <table:table-cell office:value-type="float" office:value="0.487827500664527" calcext:value-type="float">
            <text:p>0.487827500664527</text:p>
          </table:table-cell>
          <table:table-cell office:value-type="float" office:value="0.0708147488281598" calcext:value-type="float">
            <text:p>0.07081474882816</text:p>
          </table:table-cell>
          <table:table-cell office:value-type="float" office:value="0.0546273272879836" calcext:value-type="float">
            <text:p>0.054627327287984</text:p>
          </table:table-cell>
          <table:table-cell office:value-type="float" office:value="0.030819581507863" calcext:value-type="float">
            <text:p>0.0308195815078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0670976731405" calcext:value-type="float">
            <text:p>0.670670976731405</text:p>
          </table:table-cell>
          <table:table-cell office:value-type="float" office:value="1.33767959267481" calcext:value-type="float">
            <text:p>1.33767959267481</text:p>
          </table:table-cell>
          <table:table-cell office:value-type="float" office:value="0.485485593880271" calcext:value-type="float">
            <text:p>0.485485593880271</text:p>
          </table:table-cell>
          <table:table-cell office:value-type="float" office:value="0.069178494112472" calcext:value-type="float">
            <text:p>0.069178494112472</text:p>
          </table:table-cell>
          <table:table-cell office:value-type="float" office:value="0.0543692876135103" calcext:value-type="float">
            <text:p>0.05436928761351</text:p>
          </table:table-cell>
          <table:table-cell office:value-type="float" office:value="0.0305222177785908" calcext:value-type="float">
            <text:p>0.0305222177785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9461163904635" calcext:value-type="float">
            <text:p>0.469461163904635</text:p>
          </table:table-cell>
          <table:table-cell office:value-type="float" office:value="1.33878556862601" calcext:value-type="float">
            <text:p>1.33878556862601</text:p>
          </table:table-cell>
          <table:table-cell office:value-type="float" office:value="0.518532836222701" calcext:value-type="float">
            <text:p>0.518532836222701</text:p>
          </table:table-cell>
          <table:table-cell office:value-type="float" office:value="0.0847096996449438" calcext:value-type="float">
            <text:p>0.084709699644944</text:p>
          </table:table-cell>
          <table:table-cell office:value-type="float" office:value="0.0645835041347792" calcext:value-type="float">
            <text:p>0.064583504134779</text:p>
          </table:table-cell>
          <table:table-cell office:value-type="float" office:value="0.0365178937326809" calcext:value-type="float">
            <text:p>0.03651789373268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605439290093" calcext:value-type="float">
            <text:p>0.60605439290093</text:p>
          </table:table-cell>
          <table:table-cell office:value-type="float" office:value="1.24973216144352" calcext:value-type="float">
            <text:p>1.24973216144352</text:p>
          </table:table-cell>
          <table:table-cell office:value-type="float" office:value="0.489933990425395" calcext:value-type="float">
            <text:p>0.489933990425395</text:p>
          </table:table-cell>
          <table:table-cell office:value-type="float" office:value="0.0716641427867704" calcext:value-type="float">
            <text:p>0.07166414278677</text:p>
          </table:table-cell>
          <table:table-cell office:value-type="float" office:value="0.0556813846065362" calcext:value-type="float">
            <text:p>0.055681384606536</text:p>
          </table:table-cell>
          <table:table-cell office:value-type="float" office:value="0.0308786909350921" calcext:value-type="float">
            <text:p>0.0308786909350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2680224951213" calcext:value-type="float">
            <text:p>0.592680224951213</text:p>
          </table:table-cell>
          <table:table-cell office:value-type="float" office:value="1.25005252872095" calcext:value-type="float">
            <text:p>1.25005252872095</text:p>
          </table:table-cell>
          <table:table-cell office:value-type="float" office:value="0.490160129785672" calcext:value-type="float">
            <text:p>0.490160129785672</text:p>
          </table:table-cell>
          <table:table-cell office:value-type="float" office:value="0.0721962313923416" calcext:value-type="float">
            <text:p>0.072196231392342</text:p>
          </table:table-cell>
          <table:table-cell office:value-type="float" office:value="0.0557051602826461" calcext:value-type="float">
            <text:p>0.055705160282646</text:p>
          </table:table-cell>
          <table:table-cell office:value-type="float" office:value="0.0309081561023515" calcext:value-type="float">
            <text:p>0.0309081561023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2674492718216" calcext:value-type="float">
            <text:p>0.592674492718216</text:p>
          </table:table-cell>
          <table:table-cell office:value-type="float" office:value="1.25005085318647" calcext:value-type="float">
            <text:p>1.25005085318647</text:p>
          </table:table-cell>
          <table:table-cell office:value-type="float" office:value="0.490157801781933" calcext:value-type="float">
            <text:p>0.490157801781933</text:p>
          </table:table-cell>
          <table:table-cell office:value-type="float" office:value="0.0720357229186006" calcext:value-type="float">
            <text:p>0.072035722918601</text:p>
          </table:table-cell>
          <table:table-cell office:value-type="float" office:value="0.0557050381949586" calcext:value-type="float">
            <text:p>0.055705038194959</text:p>
          </table:table-cell>
          <table:table-cell office:value-type="float" office:value="0.0309076456636925" calcext:value-type="float">
            <text:p>0.0309076456636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96405976281622" calcext:value-type="float">
            <text:p>0.796405976281622</text:p>
          </table:table-cell>
          <table:table-cell office:value-type="float" office:value="1.24426273968916" calcext:value-type="float">
            <text:p>1.24426273968916</text:p>
          </table:table-cell>
          <table:table-cell office:value-type="float" office:value="0.487776928788628" calcext:value-type="float">
            <text:p>0.487776928788628</text:p>
          </table:table-cell>
          <table:table-cell office:value-type="float" office:value="0.0703756495007214" calcext:value-type="float">
            <text:p>0.070375649500721</text:p>
          </table:table-cell>
          <table:table-cell office:value-type="float" office:value="0.0554391117471232" calcext:value-type="float">
            <text:p>0.055439111747123</text:p>
          </table:table-cell>
          <table:table-cell office:value-type="float" office:value="0.0306058465580587" calcext:value-type="float">
            <text:p>0.0306058465580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05890730352365" calcext:value-type="float">
            <text:p>0.605890730352365</text:p>
          </table:table-cell>
          <table:table-cell office:value-type="float" office:value="1.24121172513485" calcext:value-type="float">
            <text:p>1.24121172513485</text:p>
          </table:table-cell>
          <table:table-cell office:value-type="float" office:value="0.513080707867709" calcext:value-type="float">
            <text:p>0.513080707867709</text:p>
          </table:table-cell>
          <table:table-cell office:value-type="float" office:value="0.0876051888214068" calcext:value-type="float">
            <text:p>0.087605188821407</text:p>
          </table:table-cell>
          <table:table-cell office:value-type="float" office:value="0.0659844186898143" calcext:value-type="float">
            <text:p>0.065984418689814</text:p>
          </table:table-cell>
          <table:table-cell office:value-type="float" office:value="0.0439320465415299" calcext:value-type="float">
            <text:p>0.0439320465415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3280519580553" calcext:value-type="float">
            <text:p>0.463280519580553</text:p>
          </table:table-cell>
          <table:table-cell office:value-type="float" office:value="1.36820982050651" calcext:value-type="float">
            <text:p>1.36820982050651</text:p>
          </table:table-cell>
          <table:table-cell office:value-type="float" office:value="0.476368827122508" calcext:value-type="float">
            <text:p>0.476368827122508</text:p>
          </table:table-cell>
          <table:table-cell office:value-type="float" office:value="0.0684793350331949" calcext:value-type="float">
            <text:p>0.068479335033195</text:p>
          </table:table-cell>
          <table:table-cell office:value-type="float" office:value="0.0534973558305796" calcext:value-type="float">
            <text:p>0.05349735583058</text:p>
          </table:table-cell>
          <table:table-cell office:value-type="float" office:value="0.0303793779368427" calcext:value-type="float">
            <text:p>0.0303793779368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736124940823" calcext:value-type="float">
            <text:p>0.44736124940823</text:p>
          </table:table-cell>
          <table:table-cell office:value-type="float" office:value="1.36861087382321" calcext:value-type="float">
            <text:p>1.36861087382321</text:p>
          </table:table-cell>
          <table:table-cell office:value-type="float" office:value="0.476633547157486" calcext:value-type="float">
            <text:p>0.476633547157486</text:p>
          </table:table-cell>
          <table:table-cell office:value-type="float" office:value="0.0691077458093406" calcext:value-type="float">
            <text:p>0.069107745809341</text:p>
          </table:table-cell>
          <table:table-cell office:value-type="float" office:value="0.053527487420519" calcext:value-type="float">
            <text:p>0.053527487420519</text:p>
          </table:table-cell>
          <table:table-cell office:value-type="float" office:value="0.0304141916270189" calcext:value-type="float">
            <text:p>0.030414191627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0496808890613" calcext:value-type="float">
            <text:p>0.450496808890613</text:p>
          </table:table-cell>
          <table:table-cell office:value-type="float" office:value="1.36859067291013" calcext:value-type="float">
            <text:p>1.36859067291013</text:p>
          </table:table-cell>
          <table:table-cell office:value-type="float" office:value="0.476560949783944" calcext:value-type="float">
            <text:p>0.476560949783944</text:p>
          </table:table-cell>
          <table:table-cell office:value-type="float" office:value="0.0688438153940654" calcext:value-type="float">
            <text:p>0.068843815394066</text:p>
          </table:table-cell>
          <table:table-cell office:value-type="float" office:value="0.0535194317436755" calcext:value-type="float">
            <text:p>0.053519431743676</text:p>
          </table:table-cell>
          <table:table-cell office:value-type="float" office:value="0.0304045343443742" calcext:value-type="float">
            <text:p>0.0304045343443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8791413762915" calcext:value-type="float">
            <text:p>0.648791413762915</text:p>
          </table:table-cell>
          <table:table-cell office:value-type="float" office:value="1.36248741955484" calcext:value-type="float">
            <text:p>1.36248741955484</text:p>
          </table:table-cell>
          <table:table-cell office:value-type="float" office:value="0.474353603006748" calcext:value-type="float">
            <text:p>0.474353603006748</text:p>
          </table:table-cell>
          <table:table-cell office:value-type="float" office:value="0.0671981999361405" calcext:value-type="float">
            <text:p>0.067198199936141</text:p>
          </table:table-cell>
          <table:table-cell office:value-type="float" office:value="0.0532715411432507" calcext:value-type="float">
            <text:p>0.053271541143251</text:p>
          </table:table-cell>
          <table:table-cell office:value-type="float" office:value="0.0301214839124147" calcext:value-type="float">
            <text:p>0.0301214839124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93240059220529" calcext:value-type="float">
            <text:p>0.493240059220529</text:p>
          </table:table-cell>
          <table:table-cell office:value-type="float" office:value="1.33678078713237" calcext:value-type="float">
            <text:p>1.33678078713237</text:p>
          </table:table-cell>
          <table:table-cell office:value-type="float" office:value="0.468174110155698" calcext:value-type="float">
            <text:p>0.468174110155698</text:p>
          </table:table-cell>
          <table:table-cell office:value-type="float" office:value="0.0692274692527286" calcext:value-type="float">
            <text:p>0.069227469252729</text:p>
          </table:table-cell>
          <table:table-cell office:value-type="float" office:value="0.0572468295693948" calcext:value-type="float">
            <text:p>0.057246829569395</text:p>
          </table:table-cell>
          <table:table-cell office:value-type="float" office:value="0.0385467444260956" calcext:value-type="float">
            <text:p>0.03854674442609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0794152013009" calcext:value-type="float">
            <text:p>0.510794152013009</text:p>
          </table:table-cell>
          <table:table-cell office:value-type="float" office:value="1.30712993566193" calcext:value-type="float">
            <text:p>1.30712993566193</text:p>
          </table:table-cell>
          <table:table-cell office:value-type="float" office:value="0.453152381364408" calcext:value-type="float">
            <text:p>0.453152381364408</text:p>
          </table:table-cell>
          <table:table-cell office:value-type="float" office:value="0.0673147586398378" calcext:value-type="float">
            <text:p>0.067314758639838</text:p>
          </table:table-cell>
          <table:table-cell office:value-type="float" office:value="0.0516653687019196" calcext:value-type="float">
            <text:p>0.05166536870192</text:p>
          </table:table-cell>
          <table:table-cell office:value-type="float" office:value="0.0290689510564996" calcext:value-type="float">
            <text:p>0.02906895105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8966184106053" calcext:value-type="float">
            <text:p>0.508966184106053</text:p>
          </table:table-cell>
          <table:table-cell office:value-type="float" office:value="1.3070614108973" calcext:value-type="float">
            <text:p>1.3070614108973</text:p>
          </table:table-cell>
          <table:table-cell office:value-type="float" office:value="0.45312512265709" calcext:value-type="float">
            <text:p>0.45312512265709</text:p>
          </table:table-cell>
          <table:table-cell office:value-type="float" office:value="0.0676752696354075" calcext:value-type="float">
            <text:p>0.067675269635408</text:p>
          </table:table-cell>
          <table:table-cell office:value-type="float" office:value="0.0516627109681318" calcext:value-type="float">
            <text:p>0.051662710968132</text:p>
          </table:table-cell>
          <table:table-cell office:value-type="float" office:value="0.0290658511580393" calcext:value-type="float">
            <text:p>0.0290658511580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7361227599711" calcext:value-type="float">
            <text:p>0.507361227599711</text:p>
          </table:table-cell>
          <table:table-cell office:value-type="float" office:value="1.30707335831394" calcext:value-type="float">
            <text:p>1.30707335831394</text:p>
          </table:table-cell>
          <table:table-cell office:value-type="float" office:value="0.453156360554538" calcext:value-type="float">
            <text:p>0.453156360554538</text:p>
          </table:table-cell>
          <table:table-cell office:value-type="float" office:value="0.0675224962899552" calcext:value-type="float">
            <text:p>0.067522496289955</text:p>
          </table:table-cell>
          <table:table-cell office:value-type="float" office:value="0.0516662949186372" calcext:value-type="float">
            <text:p>0.051666294918637</text:p>
          </table:table-cell>
          <table:table-cell office:value-type="float" office:value="0.0290697363308814" calcext:value-type="float">
            <text:p>0.0290697363308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6301289289768" calcext:value-type="float">
            <text:p>0.686301289289768</text:p>
          </table:table-cell>
          <table:table-cell office:value-type="float" office:value="1.30209780027867" calcext:value-type="float">
            <text:p>1.30209780027867</text:p>
          </table:table-cell>
          <table:table-cell office:value-type="float" office:value="0.451330316245385" calcext:value-type="float">
            <text:p>0.451330316245385</text:p>
          </table:table-cell>
          <table:table-cell office:value-type="float" office:value="0.0661342800046712" calcext:value-type="float">
            <text:p>0.066134280004671</text:p>
          </table:table-cell>
          <table:table-cell office:value-type="float" office:value="0.0514629538232494" calcext:value-type="float">
            <text:p>0.05146295382325</text:p>
          </table:table-cell>
          <table:table-cell office:value-type="float" office:value="0.028834436212315" calcext:value-type="float">
            <text:p>0.0288344362123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04542071567832" calcext:value-type="float">
            <text:p>0.504542071567832</text:p>
          </table:table-cell>
          <table:table-cell office:value-type="float" office:value="1.31156546106318" calcext:value-type="float">
            <text:p>1.31156546106318</text:p>
          </table:table-cell>
          <table:table-cell office:value-type="float" office:value="0.453617606426203" calcext:value-type="float">
            <text:p>0.453617606426203</text:p>
          </table:table-cell>
          <table:table-cell office:value-type="float" office:value="0.0727981177233077" calcext:value-type="float">
            <text:p>0.072798117723308</text:p>
          </table:table-cell>
          <table:table-cell office:value-type="float" office:value="0.0561143540963387" calcext:value-type="float">
            <text:p>0.056114354096339</text:p>
          </table:table-cell>
          <table:table-cell office:value-type="float" office:value="0.0350037714436052" calcext:value-type="float">
            <text:p>0.03500377144360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63940771724" calcext:value-type="float">
            <text:p>0.5263940771724</text:p>
          </table:table-cell>
          <table:table-cell office:value-type="float" office:value="1.30667596510499" calcext:value-type="float">
            <text:p>1.30667596510499</text:p>
          </table:table-cell>
          <table:table-cell office:value-type="float" office:value="0.45877880109056" calcext:value-type="float">
            <text:p>0.45877880109056</text:p>
          </table:table-cell>
          <table:table-cell office:value-type="float" office:value="0.0694056070896546" calcext:value-type="float">
            <text:p>0.069405607089655</text:p>
          </table:table-cell>
          <table:table-cell office:value-type="float" office:value="0.051925288335276" calcext:value-type="float">
            <text:p>0.051925288335276</text:p>
          </table:table-cell>
          <table:table-cell office:value-type="float" office:value="0.0285991624362142" calcext:value-type="float">
            <text:p>0.0285991624362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5516850126752" calcext:value-type="float">
            <text:p>0.515516850126752</text:p>
          </table:table-cell>
          <table:table-cell office:value-type="float" office:value="1.30691729115116" calcext:value-type="float">
            <text:p>1.30691729115116</text:p>
          </table:table-cell>
          <table:table-cell office:value-type="float" office:value="0.458931371026644" calcext:value-type="float">
            <text:p>0.458931371026644</text:p>
          </table:table-cell>
          <table:table-cell office:value-type="float" office:value="0.0698950408853251" calcext:value-type="float">
            <text:p>0.069895040885325</text:p>
          </table:table-cell>
          <table:table-cell office:value-type="float" office:value="0.0519426009828559" calcext:value-type="float">
            <text:p>0.051942600982856</text:p>
          </table:table-cell>
          <table:table-cell office:value-type="float" office:value="0.0286189464786518" calcext:value-type="float">
            <text:p>0.0286189464786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2203761503903" calcext:value-type="float">
            <text:p>0.522203761503903</text:p>
          </table:table-cell>
          <table:table-cell office:value-type="float" office:value="1.30689563301384" calcext:value-type="float">
            <text:p>1.30689563301384</text:p>
          </table:table-cell>
          <table:table-cell office:value-type="float" office:value="0.458783792591724" calcext:value-type="float">
            <text:p>0.458783792591724</text:p>
          </table:table-cell>
          <table:table-cell office:value-type="float" office:value="0.0696382297628587" calcext:value-type="float">
            <text:p>0.069638229762859</text:p>
          </table:table-cell>
          <table:table-cell office:value-type="float" office:value="0.0519263970100769" calcext:value-type="float">
            <text:p>0.051926397010077</text:p>
          </table:table-cell>
          <table:table-cell office:value-type="float" office:value="0.0286001057125064" calcext:value-type="float">
            <text:p>0.0286001057125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408420894679" calcext:value-type="float">
            <text:p>0.70408420894679</text:p>
          </table:table-cell>
          <table:table-cell office:value-type="float" office:value="1.30182265053402" calcext:value-type="float">
            <text:p>1.30182265053402</text:p>
          </table:table-cell>
          <table:table-cell office:value-type="float" office:value="0.456881722983379" calcext:value-type="float">
            <text:p>0.456881722983379</text:p>
          </table:table-cell>
          <table:table-cell office:value-type="float" office:value="0.0682677259901359" calcext:value-type="float">
            <text:p>0.068267725990136</text:p>
          </table:table-cell>
          <table:table-cell office:value-type="float" office:value="0.0517180700730316" calcext:value-type="float">
            <text:p>0.051718070073032</text:p>
          </table:table-cell>
          <table:table-cell office:value-type="float" office:value="0.0283618857921884" calcext:value-type="float">
            <text:p>0.0283618857921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1953432561781" calcext:value-type="float">
            <text:p>0.531953432561781</text:p>
          </table:table-cell>
          <table:table-cell office:value-type="float" office:value="1.29584403044875" calcext:value-type="float">
            <text:p>1.29584403044875</text:p>
          </table:table-cell>
          <table:table-cell office:value-type="float" office:value="0.454200103576314" calcext:value-type="float">
            <text:p>0.454200103576314</text:p>
          </table:table-cell>
          <table:table-cell office:value-type="float" office:value="0.0684994688456005" calcext:value-type="float">
            <text:p>0.068499468845601</text:p>
          </table:table-cell>
          <table:table-cell office:value-type="float" office:value="0.0543223105833348" calcext:value-type="float">
            <text:p>0.054322310583335</text:p>
          </table:table-cell>
          <table:table-cell office:value-type="float" office:value="0.0283816093336827" calcext:value-type="float">
            <text:p>0.02838160933368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6082732155169" calcext:value-type="float">
            <text:p>0.526082732155169</text:p>
          </table:table-cell>
          <table:table-cell office:value-type="float" office:value="1.29198294275685" calcext:value-type="float">
            <text:p>1.29198294275685</text:p>
          </table:table-cell>
          <table:table-cell office:value-type="float" office:value="0.560659733139892" calcext:value-type="float">
            <text:p>0.560659733139892</text:p>
          </table:table-cell>
          <table:table-cell office:value-type="float" office:value="0.0786694560699089" calcext:value-type="float">
            <text:p>0.078669456069909</text:p>
          </table:table-cell>
          <table:table-cell office:value-type="float" office:value="0.0595623714713665" calcext:value-type="float">
            <text:p>0.059562371471367</text:p>
          </table:table-cell>
          <table:table-cell office:value-type="float" office:value="0.0364516706677019" calcext:value-type="float">
            <text:p>0.0364516706677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4095526226905" calcext:value-type="float">
            <text:p>0.514095526226905</text:p>
          </table:table-cell>
          <table:table-cell office:value-type="float" office:value="1.29225748288475" calcext:value-type="float">
            <text:p>1.29225748288475</text:p>
          </table:table-cell>
          <table:table-cell office:value-type="float" office:value="0.560850272473132" calcext:value-type="float">
            <text:p>0.560850272473132</text:p>
          </table:table-cell>
          <table:table-cell office:value-type="float" office:value="0.0792661811985648" calcext:value-type="float">
            <text:p>0.079266181198565</text:p>
          </table:table-cell>
          <table:table-cell office:value-type="float" office:value="0.0595835813367163" calcext:value-type="float">
            <text:p>0.059583581336716</text:p>
          </table:table-cell>
          <table:table-cell office:value-type="float" office:value="0.0364776705190912" calcext:value-type="float">
            <text:p>0.03647767051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8240497758965" calcext:value-type="float">
            <text:p>0.518240497758965</text:p>
          </table:table-cell>
          <table:table-cell office:value-type="float" office:value="1.29225594193553" calcext:value-type="float">
            <text:p>1.29225594193553</text:p>
          </table:table-cell>
          <table:table-cell office:value-type="float" office:value="0.560739682660672" calcext:value-type="float">
            <text:p>0.560739682660672</text:p>
          </table:table-cell>
          <table:table-cell office:value-type="float" office:value="0.0790065652549611" calcext:value-type="float">
            <text:p>0.079006565254961</text:p>
          </table:table-cell>
          <table:table-cell office:value-type="float" office:value="0.0595720769862077" calcext:value-type="float">
            <text:p>0.059572076986208</text:p>
          </table:table-cell>
          <table:table-cell office:value-type="float" office:value="0.0364627562601691" calcext:value-type="float">
            <text:p>0.0364627562601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43689206644926" calcext:value-type="float">
            <text:p>0.743689206644926</text:p>
          </table:table-cell>
          <table:table-cell office:value-type="float" office:value="1.28593785176359" calcext:value-type="float">
            <text:p>1.28593785176359</text:p>
          </table:table-cell>
          <table:table-cell office:value-type="float" office:value="0.557841240587667" calcext:value-type="float">
            <text:p>0.557841240587667</text:p>
          </table:table-cell>
          <table:table-cell office:value-type="float" office:value="0.0770460400891901" calcext:value-type="float">
            <text:p>0.07704604008919</text:p>
          </table:table-cell>
          <table:table-cell office:value-type="float" office:value="0.0592712709033392" calcext:value-type="float">
            <text:p>0.059271270903339</text:p>
          </table:table-cell>
          <table:table-cell office:value-type="float" office:value="0.0360837501935158" calcext:value-type="float">
            <text:p>0.0360837501935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72479370063377" calcext:value-type="float">
            <text:p>0.572479370063377</text:p>
          </table:table-cell>
          <table:table-cell office:value-type="float" office:value="1.25456068669509" calcext:value-type="float">
            <text:p>1.25456068669509</text:p>
          </table:table-cell>
          <table:table-cell office:value-type="float" office:value="0.573316385532217" calcext:value-type="float">
            <text:p>0.573316385532217</text:p>
          </table:table-cell>
          <table:table-cell office:value-type="float" office:value="0.0847002442672233" calcext:value-type="float">
            <text:p>0.084700244267223</text:p>
          </table:table-cell>
          <table:table-cell office:value-type="float" office:value="0.0656282303896728" calcext:value-type="float">
            <text:p>0.065628230389673</text:p>
          </table:table-cell>
          <table:table-cell office:value-type="float" office:value="0.0446281140196151" calcext:value-type="float">
            <text:p>0.04462811401961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2646175708743" calcext:value-type="float">
            <text:p>0.452646175708743</text:p>
          </table:table-cell>
          <table:table-cell office:value-type="float" office:value="1.27453841940181" calcext:value-type="float">
            <text:p>1.27453841940181</text:p>
          </table:table-cell>
          <table:table-cell office:value-type="float" office:value="0.517388456171788" calcext:value-type="float">
            <text:p>0.517388456171788</text:p>
          </table:table-cell>
          <table:table-cell office:value-type="float" office:value="0.0774286338484892" calcext:value-type="float">
            <text:p>0.077428633848489</text:p>
          </table:table-cell>
          <table:table-cell office:value-type="float" office:value="0.0586729653497612" calcext:value-type="float">
            <text:p>0.058672965349761</text:p>
          </table:table-cell>
          <table:table-cell office:value-type="float" office:value="0.0339425039385932" calcext:value-type="float">
            <text:p>0.0339425039385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0606975174066" calcext:value-type="float">
            <text:p>0.450606975174066</text:p>
          </table:table-cell>
          <table:table-cell office:value-type="float" office:value="1.27456078811774" calcext:value-type="float">
            <text:p>1.27456078811774</text:p>
          </table:table-cell>
          <table:table-cell office:value-type="float" office:value="0.517341544026308" calcext:value-type="float">
            <text:p>0.517341544026308</text:p>
          </table:table-cell>
          <table:table-cell office:value-type="float" office:value="0.077812596461538" calcext:value-type="float">
            <text:p>0.077812596461538</text:p>
          </table:table-cell>
          <table:table-cell office:value-type="float" office:value="0.0586690314080405" calcext:value-type="float">
            <text:p>0.058669031408041</text:p>
          </table:table-cell>
          <table:table-cell office:value-type="float" office:value="0.033936867166481" calcext:value-type="float">
            <text:p>0.0339368671664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4990848063989" calcext:value-type="float">
            <text:p>0.444990848063989</text:p>
          </table:table-cell>
          <table:table-cell office:value-type="float" office:value="1.27455632651915" calcext:value-type="float">
            <text:p>1.27455632651915</text:p>
          </table:table-cell>
          <table:table-cell office:value-type="float" office:value="0.517473360966883" calcext:value-type="float">
            <text:p>0.517473360966883</text:p>
          </table:table-cell>
          <table:table-cell office:value-type="float" office:value="0.0777450042447271" calcext:value-type="float">
            <text:p>0.077745004244727</text:p>
          </table:table-cell>
          <table:table-cell office:value-type="float" office:value="0.0586836216454032" calcext:value-type="float">
            <text:p>0.058683621645403</text:p>
          </table:table-cell>
          <table:table-cell office:value-type="float" office:value="0.0339542248119773" calcext:value-type="float">
            <text:p>0.0339542248119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4257373799849" calcext:value-type="float">
            <text:p>0.654257373799849</text:p>
          </table:table-cell>
          <table:table-cell office:value-type="float" office:value="1.26892680091595" calcext:value-type="float">
            <text:p>1.26892680091595</text:p>
          </table:table-cell>
          <table:table-cell office:value-type="float" office:value="0.515041640580698" calcext:value-type="float">
            <text:p>0.515041640580698</text:p>
          </table:table-cell>
          <table:table-cell office:value-type="float" office:value="0.0759895403299421" calcext:value-type="float">
            <text:p>0.075989540329942</text:p>
          </table:table-cell>
          <table:table-cell office:value-type="float" office:value="0.0584161382930903" calcext:value-type="float">
            <text:p>0.05841613829309</text:p>
          </table:table-cell>
          <table:table-cell office:value-type="float" office:value="0.0336334113714006" calcext:value-type="float">
            <text:p>0.0336334113714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82038328412038" calcext:value-type="float">
            <text:p>0.382038328412038</text:p>
          </table:table-cell>
          <table:table-cell office:value-type="float" office:value="1.34090131750234" calcext:value-type="float">
            <text:p>1.34090131750234</text:p>
          </table:table-cell>
          <table:table-cell office:value-type="float" office:value="0.507047315710828" calcext:value-type="float">
            <text:p>0.507047315710828</text:p>
          </table:table-cell>
          <table:table-cell office:value-type="float" office:value="0.0882213189224098" calcext:value-type="float">
            <text:p>0.08822131892241</text:p>
          </table:table-cell>
          <table:table-cell office:value-type="float" office:value="0.0696876371470724" calcext:value-type="float">
            <text:p>0.069687637147073</text:p>
          </table:table-cell>
          <table:table-cell office:value-type="float" office:value="0.0344615848572834" calcext:value-type="float">
            <text:p>0.03446158485728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6561424849792" calcext:value-type="float">
            <text:p>0.466561424849792</text:p>
          </table:table-cell>
          <table:table-cell office:value-type="float" office:value="1.33144255039584" calcext:value-type="float">
            <text:p>1.33144255039584</text:p>
          </table:table-cell>
          <table:table-cell office:value-type="float" office:value="0.429488639987943" calcext:value-type="float">
            <text:p>0.429488639987943</text:p>
          </table:table-cell>
          <table:table-cell office:value-type="float" office:value="0.0708018274029358" calcext:value-type="float">
            <text:p>0.070801827402936</text:p>
          </table:table-cell>
          <table:table-cell office:value-type="float" office:value="0.0538354731957536" calcext:value-type="float">
            <text:p>0.053835473195754</text:p>
          </table:table-cell>
          <table:table-cell office:value-type="float" office:value="0.0286503849873146" calcext:value-type="float">
            <text:p>0.0286503849873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5228246750434" calcext:value-type="float">
            <text:p>0.45228246750434</text:p>
          </table:table-cell>
          <table:table-cell office:value-type="float" office:value="1.33184528766608" calcext:value-type="float">
            <text:p>1.33184528766608</text:p>
          </table:table-cell>
          <table:table-cell office:value-type="float" office:value="0.429708771579947" calcext:value-type="float">
            <text:p>0.429708771579947</text:p>
          </table:table-cell>
          <table:table-cell office:value-type="float" office:value="0.0713395253802142" calcext:value-type="float">
            <text:p>0.071339525380214</text:p>
          </table:table-cell>
          <table:table-cell office:value-type="float" office:value="0.0538615304261569" calcext:value-type="float">
            <text:p>0.053861530426157</text:p>
          </table:table-cell>
          <table:table-cell office:value-type="float" office:value="0.0286805792225723" calcext:value-type="float">
            <text:p>0.0286805792225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56606050272523" calcext:value-type="float">
            <text:p>0.456606050272523</text:p>
          </table:table-cell>
          <table:table-cell office:value-type="float" office:value="1.33181769022851" calcext:value-type="float">
            <text:p>1.33181769022851</text:p>
          </table:table-cell>
          <table:table-cell office:value-type="float" office:value="0.429618219832755" calcext:value-type="float">
            <text:p>0.429618219832755</text:p>
          </table:table-cell>
          <table:table-cell office:value-type="float" office:value="0.0710983734905773" calcext:value-type="float">
            <text:p>0.071098373490577</text:p>
          </table:table-cell>
          <table:table-cell office:value-type="float" office:value="0.053850424890806" calcext:value-type="float">
            <text:p>0.053850424890806</text:p>
          </table:table-cell>
          <table:table-cell office:value-type="float" office:value="0.028668136557667" calcext:value-type="float">
            <text:p>0.028668136557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34156019859105" calcext:value-type="float">
            <text:p>0.634156019859105</text:p>
          </table:table-cell>
          <table:table-cell office:value-type="float" office:value="1.32657232915506" calcext:value-type="float">
            <text:p>1.32657232915506</text:p>
          </table:table-cell>
          <table:table-cell office:value-type="float" office:value="0.427814839403375" calcext:value-type="float">
            <text:p>0.427814839403375</text:p>
          </table:table-cell>
          <table:table-cell office:value-type="float" office:value="0.0696743791888464" calcext:value-type="float">
            <text:p>0.069674379188846</text:p>
          </table:table-cell>
          <table:table-cell office:value-type="float" office:value="0.0536305448807874" calcext:value-type="float">
            <text:p>0.053630544880787</text:p>
          </table:table-cell>
          <table:table-cell office:value-type="float" office:value="0.0284263920535482" calcext:value-type="float">
            <text:p>0.0284263920535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7746030005482" calcext:value-type="float">
            <text:p>0.557746030005482</text:p>
          </table:table-cell>
          <table:table-cell office:value-type="float" office:value="1.24361094094181" calcext:value-type="float">
            <text:p>1.24361094094181</text:p>
          </table:table-cell>
          <table:table-cell office:value-type="float" office:value="0.415768703371109" calcext:value-type="float">
            <text:p>0.415768703371109</text:p>
          </table:table-cell>
          <table:table-cell office:value-type="float" office:value="0.0648973966713869" calcext:value-type="float">
            <text:p>0.064897396671387</text:p>
          </table:table-cell>
          <table:table-cell office:value-type="float" office:value="0.0535105130986054" calcext:value-type="float">
            <text:p>0.053510513098605</text:p>
          </table:table-cell>
          <table:table-cell office:value-type="float" office:value="0.0270162400170356" calcext:value-type="float">
            <text:p>0.0270162400170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6156132544531" calcext:value-type="float">
            <text:p>0.556156132544531</text:p>
          </table:table-cell>
          <table:table-cell office:value-type="float" office:value="1.2738821505743" calcext:value-type="float">
            <text:p>1.2738821505743</text:p>
          </table:table-cell>
          <table:table-cell office:value-type="float" office:value="0.440768738297977" calcext:value-type="float">
            <text:p>0.440768738297977</text:p>
          </table:table-cell>
          <table:table-cell office:value-type="float" office:value="0.0709823065484984" calcext:value-type="float">
            <text:p>0.070982306548498</text:p>
          </table:table-cell>
          <table:table-cell office:value-type="float" office:value="0.0538321926638468" calcext:value-type="float">
            <text:p>0.053832192663847</text:p>
          </table:table-cell>
          <table:table-cell office:value-type="float" office:value="0.0286534636176175" calcext:value-type="float">
            <text:p>0.0286534636176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419245374603" calcext:value-type="float">
            <text:p>0.55419245374603</text:p>
          </table:table-cell>
          <table:table-cell office:value-type="float" office:value="1.27381192498121" calcext:value-type="float">
            <text:p>1.27381192498121</text:p>
          </table:table-cell>
          <table:table-cell office:value-type="float" office:value="0.440735819051447" calcext:value-type="float">
            <text:p>0.440735819051447</text:p>
          </table:table-cell>
          <table:table-cell office:value-type="float" office:value="0.0713395140844896" calcext:value-type="float">
            <text:p>0.07133951408449</text:p>
          </table:table-cell>
          <table:table-cell office:value-type="float" office:value="0.0538281658934169" calcext:value-type="float">
            <text:p>0.053828165893417</text:p>
          </table:table-cell>
          <table:table-cell office:value-type="float" office:value="0.028649573560057" calcext:value-type="float">
            <text:p>0.0286495735600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48171937259" calcext:value-type="float">
            <text:p>0.5548171937259</text:p>
          </table:table-cell>
          <table:table-cell office:value-type="float" office:value="1.27380890088639" calcext:value-type="float">
            <text:p>1.27380890088639</text:p>
          </table:table-cell>
          <table:table-cell office:value-type="float" office:value="0.440723126519822" calcext:value-type="float">
            <text:p>0.440723126519822</text:p>
          </table:table-cell>
          <table:table-cell office:value-type="float" office:value="0.0711628949812223" calcext:value-type="float">
            <text:p>0.071162894981222</text:p>
          </table:table-cell>
          <table:table-cell office:value-type="float" office:value="0.0538266652012207" calcext:value-type="float">
            <text:p>0.053826665201221</text:p>
          </table:table-cell>
          <table:table-cell office:value-type="float" office:value="0.0286477385444923" calcext:value-type="float">
            <text:p>0.0286477385444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2747795504078" calcext:value-type="float">
            <text:p>0.72747795504078</text:p>
          </table:table-cell>
          <table:table-cell office:value-type="float" office:value="1.2692161168044" calcext:value-type="float">
            <text:p>1.2692161168044</text:p>
          </table:table-cell>
          <table:table-cell office:value-type="float" office:value="0.439053970561693" calcext:value-type="float">
            <text:p>0.439053970561693</text:p>
          </table:table-cell>
          <table:table-cell office:value-type="float" office:value="0.0698608760353411" calcext:value-type="float">
            <text:p>0.069860876035341</text:p>
          </table:table-cell>
          <table:table-cell office:value-type="float" office:value="0.0536268010372845" calcext:value-type="float">
            <text:p>0.053626801037285</text:p>
          </table:table-cell>
          <table:table-cell office:value-type="float" office:value="0.0284297942945594" calcext:value-type="float">
            <text:p>0.02842979429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3665869459774" calcext:value-type="float">
            <text:p>0.573665869459774</text:p>
          </table:table-cell>
          <table:table-cell office:value-type="float" office:value="1.25966725784442" calcext:value-type="float">
            <text:p>1.25966725784442</text:p>
          </table:table-cell>
          <table:table-cell office:value-type="float" office:value="0.422999904221647" calcext:value-type="float">
            <text:p>0.422999904221647</text:p>
          </table:table-cell>
          <table:table-cell office:value-type="float" office:value="0.0700822479467751" calcext:value-type="float">
            <text:p>0.070082247946775</text:p>
          </table:table-cell>
          <table:table-cell office:value-type="float" office:value="0.055862887972188" calcext:value-type="float">
            <text:p>0.055862887972188</text:p>
          </table:table-cell>
          <table:table-cell office:value-type="float" office:value="0.0251722901037064" calcext:value-type="float">
            <text:p>0.0251722901037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4299759476891" calcext:value-type="float">
            <text:p>0.424299759476891</text:p>
          </table:table-cell>
          <table:table-cell office:value-type="float" office:value="1.35407942323158" calcext:value-type="float">
            <text:p>1.35407942323158</text:p>
          </table:table-cell>
          <table:table-cell office:value-type="float" office:value="0.499036729297766" calcext:value-type="float">
            <text:p>0.499036729297766</text:p>
          </table:table-cell>
          <table:table-cell office:value-type="float" office:value="0.0731723713086667" calcext:value-type="float">
            <text:p>0.073172371308667</text:p>
          </table:table-cell>
          <table:table-cell office:value-type="float" office:value="0.0580868180733911" calcext:value-type="float">
            <text:p>0.058086818073391</text:p>
          </table:table-cell>
          <table:table-cell office:value-type="float" office:value="0.0322875879359851" calcext:value-type="float">
            <text:p>0.0322875879359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0511605171622" calcext:value-type="float">
            <text:p>0.420511605171622</text:p>
          </table:table-cell>
          <table:table-cell office:value-type="float" office:value="1.35410956540782" calcext:value-type="float">
            <text:p>1.35410956540782</text:p>
          </table:table-cell>
          <table:table-cell office:value-type="float" office:value="0.499037616939324" calcext:value-type="float">
            <text:p>0.499037616939324</text:p>
          </table:table-cell>
          <table:table-cell office:value-type="float" office:value="0.0735491275558795" calcext:value-type="float">
            <text:p>0.07354912755588</text:p>
          </table:table-cell>
          <table:table-cell office:value-type="float" office:value="0.0580854294923636" calcext:value-type="float">
            <text:p>0.058085429492364</text:p>
          </table:table-cell>
          <table:table-cell office:value-type="float" office:value="0.0322882170710801" calcext:value-type="float">
            <text:p>0.032288217071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113963160745" calcext:value-type="float">
            <text:p>0.41113963160745</text:p>
          </table:table-cell>
          <table:table-cell office:value-type="float" office:value="1.35412226142336" calcext:value-type="float">
            <text:p>1.35412226142336</text:p>
          </table:table-cell>
          <table:table-cell office:value-type="float" office:value="0.499253772753607" calcext:value-type="float">
            <text:p>0.499253772753607</text:p>
          </table:table-cell>
          <table:table-cell office:value-type="float" office:value="0.0735364601067677" calcext:value-type="float">
            <text:p>0.073536460106768</text:p>
          </table:table-cell>
          <table:table-cell office:value-type="float" office:value="0.0581101168342806" calcext:value-type="float">
            <text:p>0.058110116834281</text:p>
          </table:table-cell>
          <table:table-cell office:value-type="float" office:value="0.0323164122867601" calcext:value-type="float">
            <text:p>0.032316412286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8579895356782" calcext:value-type="float">
            <text:p>0.618579895356782</text:p>
          </table:table-cell>
          <table:table-cell office:value-type="float" office:value="1.34794771364041" calcext:value-type="float">
            <text:p>1.34794771364041</text:p>
          </table:table-cell>
          <table:table-cell office:value-type="float" office:value="0.496870120899925" calcext:value-type="float">
            <text:p>0.496870120899925</text:p>
          </table:table-cell>
          <table:table-cell office:value-type="float" office:value="0.0718083451456104" calcext:value-type="float">
            <text:p>0.07180834514561</text:p>
          </table:table-cell>
          <table:table-cell office:value-type="float" office:value="0.0578358064594938" calcext:value-type="float">
            <text:p>0.057835806459494</text:p>
          </table:table-cell>
          <table:table-cell office:value-type="float" office:value="0.0320062180838257" calcext:value-type="float">
            <text:p>0.0320062180838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2937285381295" calcext:value-type="float">
            <text:p>0.382937285381295</text:p>
          </table:table-cell>
          <table:table-cell office:value-type="float" office:value="1.3912165248503" calcext:value-type="float">
            <text:p>1.3912165248503</text:p>
          </table:table-cell>
          <table:table-cell office:value-type="float" office:value="0.500111085904367" calcext:value-type="float">
            <text:p>0.500111085904367</text:p>
          </table:table-cell>
          <table:table-cell office:value-type="float" office:value="0.0929059538160365" calcext:value-type="float">
            <text:p>0.092905953816037</text:p>
          </table:table-cell>
          <table:table-cell office:value-type="float" office:value="0.0751048771526005" calcext:value-type="float">
            <text:p>0.075104877152601</text:p>
          </table:table-cell>
          <table:table-cell office:value-type="float" office:value="0.0410063286585703" calcext:value-type="float">
            <text:p>0.0410063286585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9972546531384" calcext:value-type="float">
            <text:p>0.549972546531384</text:p>
          </table:table-cell>
          <table:table-cell office:value-type="float" office:value="1.25202924333829" calcext:value-type="float">
            <text:p>1.25202924333829</text:p>
          </table:table-cell>
          <table:table-cell office:value-type="float" office:value="0.518466133865012" calcext:value-type="float">
            <text:p>0.518466133865012</text:p>
          </table:table-cell>
          <table:table-cell office:value-type="float" office:value="0.0793397973033285" calcext:value-type="float">
            <text:p>0.079339797303329</text:p>
          </table:table-cell>
          <table:table-cell office:value-type="float" office:value="0.0597243612230764" calcext:value-type="float">
            <text:p>0.059724361223077</text:p>
          </table:table-cell>
          <table:table-cell office:value-type="float" office:value="0.0335553630984995" calcext:value-type="float">
            <text:p>0.03355536309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2431024904568" calcext:value-type="float">
            <text:p>0.542431024904568</text:p>
          </table:table-cell>
          <table:table-cell office:value-type="float" office:value="1.25218240638699" calcext:value-type="float">
            <text:p>1.25218240638699</text:p>
          </table:table-cell>
          <table:table-cell office:value-type="float" office:value="0.518544216227658" calcext:value-type="float">
            <text:p>0.518544216227658</text:p>
          </table:table-cell>
          <table:table-cell office:value-type="float" office:value="0.0798107975194962" calcext:value-type="float">
            <text:p>0.079810797519496</text:p>
          </table:table-cell>
          <table:table-cell office:value-type="float" office:value="0.0597340409346535" calcext:value-type="float">
            <text:p>0.059734040934654</text:p>
          </table:table-cell>
          <table:table-cell office:value-type="float" office:value="0.0335662969207247" calcext:value-type="float">
            <text:p>0.0335662969207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301681404446" calcext:value-type="float">
            <text:p>0.54301681404446</text:p>
          </table:table-cell>
          <table:table-cell office:value-type="float" office:value="1.2521800798526" calcext:value-type="float">
            <text:p>1.2521800798526</text:p>
          </table:table-cell>
          <table:table-cell office:value-type="float" office:value="0.518530959267152" calcext:value-type="float">
            <text:p>0.518530959267152</text:p>
          </table:table-cell>
          <table:table-cell office:value-type="float" office:value="0.0796294105347998" calcext:value-type="float">
            <text:p>0.0796294105348</text:p>
          </table:table-cell>
          <table:table-cell office:value-type="float" office:value="0.0597324830946596" calcext:value-type="float">
            <text:p>0.05973248309466</text:p>
          </table:table-cell>
          <table:table-cell office:value-type="float" office:value="0.0335643060403651" calcext:value-type="float">
            <text:p>0.0335643060403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1179534101102" calcext:value-type="float">
            <text:p>0.751179534101102</text:p>
          </table:table-cell>
          <table:table-cell office:value-type="float" office:value="1.24651689323969" calcext:value-type="float">
            <text:p>1.24651689323969</text:p>
          </table:table-cell>
          <table:table-cell office:value-type="float" office:value="0.51605352579194" calcext:value-type="float">
            <text:p>0.51605352579194</text:p>
          </table:table-cell>
          <table:table-cell office:value-type="float" office:value="0.0779415966462811" calcext:value-type="float">
            <text:p>0.077941596646281</text:p>
          </table:table-cell>
          <table:table-cell office:value-type="float" office:value="0.0594546287587932" calcext:value-type="float">
            <text:p>0.059454628758793</text:p>
          </table:table-cell>
          <table:table-cell office:value-type="float" office:value="0.0332419298216391" calcext:value-type="float">
            <text:p>0.0332419298216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41381002815487" calcext:value-type="float">
            <text:p>0.641381002815487</text:p>
          </table:table-cell>
          <table:table-cell office:value-type="float" office:value="1.17067685290675" calcext:value-type="float">
            <text:p>1.17067685290675</text:p>
          </table:table-cell>
          <table:table-cell office:value-type="float" office:value="0.538724276048824" calcext:value-type="float">
            <text:p>0.538724276048824</text:p>
          </table:table-cell>
          <table:table-cell office:value-type="float" office:value="0.0802435496901181" calcext:value-type="float">
            <text:p>0.080243549690118</text:p>
          </table:table-cell>
          <table:table-cell office:value-type="float" office:value="0.0613353467338879" calcext:value-type="float">
            <text:p>0.061335346733888</text:p>
          </table:table-cell>
          <table:table-cell office:value-type="float" office:value="0.0532813728695281" calcext:value-type="float">
            <text:p>0.0532813728695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5897100207342" calcext:value-type="float">
            <text:p>0.445897100207342</text:p>
          </table:table-cell>
          <table:table-cell office:value-type="float" office:value="1.39499728146759" calcext:value-type="float">
            <text:p>1.39499728146759</text:p>
          </table:table-cell>
          <table:table-cell office:value-type="float" office:value="0.468615167012873" calcext:value-type="float">
            <text:p>0.468615167012873</text:p>
          </table:table-cell>
          <table:table-cell office:value-type="float" office:value="0.0701658310540059" calcext:value-type="float">
            <text:p>0.070165831054006</text:p>
          </table:table-cell>
          <table:table-cell office:value-type="float" office:value="0.0534755942606627" calcext:value-type="float">
            <text:p>0.053475594260663</text:p>
          </table:table-cell>
          <table:table-cell office:value-type="float" office:value="0.0299138302765571" calcext:value-type="float">
            <text:p>0.0299138302765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9994732081939" calcext:value-type="float">
            <text:p>0.439994732081939</text:p>
          </table:table-cell>
          <table:table-cell office:value-type="float" office:value="1.39515901675056" calcext:value-type="float">
            <text:p>1.39515901675056</text:p>
          </table:table-cell>
          <table:table-cell office:value-type="float" office:value="0.468666609471046" calcext:value-type="float">
            <text:p>0.468666609471046</text:p>
          </table:table-cell>
          <table:table-cell office:value-type="float" office:value="0.0706018912081567" calcext:value-type="float">
            <text:p>0.070601891208157</text:p>
          </table:table-cell>
          <table:table-cell office:value-type="float" office:value="0.0534816679620212" calcext:value-type="float">
            <text:p>0.053481667962021</text:p>
          </table:table-cell>
          <table:table-cell office:value-type="float" office:value="0.0299209898535367" calcext:value-type="float">
            <text:p>0.0299209898535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1234601988796" calcext:value-type="float">
            <text:p>0.441234601988796</text:p>
          </table:table-cell>
          <table:table-cell office:value-type="float" office:value="1.3951480638633" calcext:value-type="float">
            <text:p>1.3951480638633</text:p>
          </table:table-cell>
          <table:table-cell office:value-type="float" office:value="0.468637038748975" calcext:value-type="float">
            <text:p>0.468637038748975</text:p>
          </table:table-cell>
          <table:table-cell office:value-type="float" office:value="0.0703981466312925" calcext:value-type="float">
            <text:p>0.070398146631293</text:p>
          </table:table-cell>
          <table:table-cell office:value-type="float" office:value="0.0534784700572918" calcext:value-type="float">
            <text:p>0.053478470057292</text:p>
          </table:table-cell>
          <table:table-cell office:value-type="float" office:value="0.0299169585742121" calcext:value-type="float">
            <text:p>0.0299169585742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7148142165039" calcext:value-type="float">
            <text:p>0.627148142165039</text:p>
          </table:table-cell>
          <table:table-cell office:value-type="float" office:value="1.38954345590618" calcext:value-type="float">
            <text:p>1.38954345590618</text:p>
          </table:table-cell>
          <table:table-cell office:value-type="float" office:value="0.466651362197951" calcext:value-type="float">
            <text:p>0.466651362197951</text:p>
          </table:table-cell>
          <table:table-cell office:value-type="float" office:value="0.0689511378775451" calcext:value-type="float">
            <text:p>0.068951137877545</text:p>
          </table:table-cell>
          <table:table-cell office:value-type="float" office:value="0.053255668602549" calcext:value-type="float">
            <text:p>0.053255668602549</text:p>
          </table:table-cell>
          <table:table-cell office:value-type="float" office:value="0.0296623077384001" calcext:value-type="float">
            <text:p>0.02966230773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8477239084764" calcext:value-type="float">
            <text:p>0.388477239084764</text:p>
          </table:table-cell>
          <table:table-cell office:value-type="float" office:value="1.45017813180053" calcext:value-type="float">
            <text:p>1.45017813180053</text:p>
          </table:table-cell>
          <table:table-cell office:value-type="float" office:value="0.500715589612862" calcext:value-type="float">
            <text:p>0.500715589612862</text:p>
          </table:table-cell>
          <table:table-cell office:value-type="float" office:value="0.0942243259915043" calcext:value-type="float">
            <text:p>0.094224325991504</text:p>
          </table:table-cell>
          <table:table-cell office:value-type="float" office:value="0.0710396373327264" calcext:value-type="float">
            <text:p>0.071039637332727</text:p>
          </table:table-cell>
          <table:table-cell office:value-type="float" office:value="0.0395474988767528" calcext:value-type="float">
            <text:p>0.0395474988767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869232996464" calcext:value-type="float">
            <text:p>0.47869232996464</text:p>
          </table:table-cell>
          <table:table-cell office:value-type="float" office:value="1.2837342551432" calcext:value-type="float">
            <text:p>1.2837342551432</text:p>
          </table:table-cell>
          <table:table-cell office:value-type="float" office:value="0.532968697323485" calcext:value-type="float">
            <text:p>0.532968697323485</text:p>
          </table:table-cell>
          <table:table-cell office:value-type="float" office:value="0.0710429655031197" calcext:value-type="float">
            <text:p>0.07104296550312</text:p>
          </table:table-cell>
          <table:table-cell office:value-type="float" office:value="0.0556667915552297" calcext:value-type="float">
            <text:p>0.05566679155523</text:p>
          </table:table-cell>
          <table:table-cell office:value-type="float" office:value="0.0330194364688993" calcext:value-type="float">
            <text:p>0.0330194364688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4190128810169" calcext:value-type="float">
            <text:p>0.494190128810169</text:p>
          </table:table-cell>
          <table:table-cell office:value-type="float" office:value="1.28320951149475" calcext:value-type="float">
            <text:p>1.28320951149475</text:p>
          </table:table-cell>
          <table:table-cell office:value-type="float" office:value="0.532516889994039" calcext:value-type="float">
            <text:p>0.532516889994039</text:p>
          </table:table-cell>
          <table:table-cell office:value-type="float" office:value="0.071171545662009" calcext:value-type="float">
            <text:p>0.071171545662009</text:p>
          </table:table-cell>
          <table:table-cell office:value-type="float" office:value="0.0556207845860159" calcext:value-type="float">
            <text:p>0.055620784586016</text:p>
          </table:table-cell>
          <table:table-cell office:value-type="float" office:value="0.0329633182579089" calcext:value-type="float">
            <text:p>0.0329633182579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2930375862553" calcext:value-type="float">
            <text:p>0.482930375862553</text:p>
          </table:table-cell>
          <table:table-cell office:value-type="float" office:value="1.28319440245655" calcext:value-type="float">
            <text:p>1.28319440245655</text:p>
          </table:table-cell>
          <table:table-cell office:value-type="float" office:value="0.532768243530692" calcext:value-type="float">
            <text:p>0.532768243530692</text:p>
          </table:table-cell>
          <table:table-cell office:value-type="float" office:value="0.0711728061314864" calcext:value-type="float">
            <text:p>0.071172806131486</text:p>
          </table:table-cell>
          <table:table-cell office:value-type="float" office:value="0.0556465311834401" calcext:value-type="float">
            <text:p>0.05564653118344</text:p>
          </table:table-cell>
          <table:table-cell office:value-type="float" office:value="0.0329946946745351" calcext:value-type="float">
            <text:p>0.0329946946745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6298579391794" calcext:value-type="float">
            <text:p>0.686298579391794</text:p>
          </table:table-cell>
          <table:table-cell office:value-type="float" office:value="1.27795352434027" calcext:value-type="float">
            <text:p>1.27795352434027</text:p>
          </table:table-cell>
          <table:table-cell office:value-type="float" office:value="0.530495108214476" calcext:value-type="float">
            <text:p>0.530495108214476</text:p>
          </table:table-cell>
          <table:table-cell office:value-type="float" office:value="0.069583858385243" calcext:value-type="float">
            <text:p>0.069583858385243</text:p>
          </table:table-cell>
          <table:table-cell office:value-type="float" office:value="0.0554126626225235" calcext:value-type="float">
            <text:p>0.055412662622524</text:p>
          </table:table-cell>
          <table:table-cell office:value-type="float" office:value="0.0327117297272262" calcext:value-type="float">
            <text:p>0.0327117297272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14387765453516" calcext:value-type="float">
            <text:p>0.514387765453516</text:p>
          </table:table-cell>
          <table:table-cell office:value-type="float" office:value="1.27204192834862" calcext:value-type="float">
            <text:p>1.27204192834862</text:p>
          </table:table-cell>
          <table:table-cell office:value-type="float" office:value="0.513461142833779" calcext:value-type="float">
            <text:p>0.513461142833779</text:p>
          </table:table-cell>
          <table:table-cell office:value-type="float" office:value="0.0811743947952924" calcext:value-type="float">
            <text:p>0.081174394795292</text:p>
          </table:table-cell>
          <table:table-cell office:value-type="float" office:value="0.0634844886016744" calcext:value-type="float">
            <text:p>0.063484488601674</text:p>
          </table:table-cell>
          <table:table-cell office:value-type="float" office:value="0.0399943574461377" calcext:value-type="float">
            <text:p>0.03999435744613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7527899977122" calcext:value-type="float">
            <text:p>0.557527899977122</text:p>
          </table:table-cell>
          <table:table-cell office:value-type="float" office:value="1.2566038566578" calcext:value-type="float">
            <text:p>1.2566038566578</text:p>
          </table:table-cell>
          <table:table-cell office:value-type="float" office:value="0.509608362480403" calcext:value-type="float">
            <text:p>0.509608362480403</text:p>
          </table:table-cell>
          <table:table-cell office:value-type="float" office:value="0.0724463586375707" calcext:value-type="float">
            <text:p>0.072446358637571</text:p>
          </table:table-cell>
          <table:table-cell office:value-type="float" office:value="0.0552348791143259" calcext:value-type="float">
            <text:p>0.055234879114326</text:p>
          </table:table-cell>
          <table:table-cell office:value-type="float" office:value="0.0320280907740987" calcext:value-type="float">
            <text:p>0.0320280907740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4476553807739" calcext:value-type="float">
            <text:p>0.544476553807739</text:p>
          </table:table-cell>
          <table:table-cell office:value-type="float" office:value="1.25687894529177" calcext:value-type="float">
            <text:p>1.25687894529177</text:p>
          </table:table-cell>
          <table:table-cell office:value-type="float" office:value="0.509829063900227" calcext:value-type="float">
            <text:p>0.509829063900227</text:p>
          </table:table-cell>
          <table:table-cell office:value-type="float" office:value="0.0729577747733922" calcext:value-type="float">
            <text:p>0.072957774773392</text:p>
          </table:table-cell>
          <table:table-cell office:value-type="float" office:value="0.0552579906660691" calcext:value-type="float">
            <text:p>0.055257990666069</text:p>
          </table:table-cell>
          <table:table-cell office:value-type="float" office:value="0.032056796283929" calcext:value-type="float">
            <text:p>0.0320567962839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9791481562535" calcext:value-type="float">
            <text:p>0.549791481562535</text:p>
          </table:table-cell>
          <table:table-cell office:value-type="float" office:value="1.25689419884603" calcext:value-type="float">
            <text:p>1.25689419884603</text:p>
          </table:table-cell>
          <table:table-cell office:value-type="float" office:value="0.509697193076554" calcext:value-type="float">
            <text:p>0.509697193076554</text:p>
          </table:table-cell>
          <table:table-cell office:value-type="float" office:value="0.0727369926514278" calcext:value-type="float">
            <text:p>0.072736992651428</text:p>
          </table:table-cell>
          <table:table-cell office:value-type="float" office:value="0.0552441122890665" calcext:value-type="float">
            <text:p>0.055244112289067</text:p>
          </table:table-cell>
          <table:table-cell office:value-type="float" office:value="0.0320397796131001" calcext:value-type="float">
            <text:p>0.03203977961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4809637764025" calcext:value-type="float">
            <text:p>0.754809637764025</text:p>
          </table:table-cell>
          <table:table-cell office:value-type="float" office:value="1.25132288623005" calcext:value-type="float">
            <text:p>1.25132288623005</text:p>
          </table:table-cell>
          <table:table-cell office:value-type="float" office:value="0.507305972502183" calcext:value-type="float">
            <text:p>0.507305972502183</text:p>
          </table:table-cell>
          <table:table-cell office:value-type="float" office:value="0.0710929568554395" calcext:value-type="float">
            <text:p>0.07109295685544</text:p>
          </table:table-cell>
          <table:table-cell office:value-type="float" office:value="0.0549916497344764" calcext:value-type="float">
            <text:p>0.054991649734476</text:p>
          </table:table-cell>
          <table:table-cell office:value-type="float" office:value="0.0317376322113239" calcext:value-type="float">
            <text:p>0.0317376322113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18976068941009" calcext:value-type="float">
            <text:p>0.518976068941009</text:p>
          </table:table-cell>
          <table:table-cell office:value-type="float" office:value="1.28569553931817" calcext:value-type="float">
            <text:p>1.28569553931817</text:p>
          </table:table-cell>
          <table:table-cell office:value-type="float" office:value="0.506334878571874" calcext:value-type="float">
            <text:p>0.506334878571874</text:p>
          </table:table-cell>
          <table:table-cell office:value-type="float" office:value="0.0843926514923887" calcext:value-type="float">
            <text:p>0.084392651492389</text:p>
          </table:table-cell>
          <table:table-cell office:value-type="float" office:value="0.0653738218462908" calcext:value-type="float">
            <text:p>0.065373821846291</text:p>
          </table:table-cell>
          <table:table-cell office:value-type="float" office:value="0.0404613317759466" calcext:value-type="float">
            <text:p>0.04046133177594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68210099776853" calcext:value-type="float">
            <text:p>0.368210099776853</text:p>
          </table:table-cell>
          <table:table-cell office:value-type="float" office:value="1.33894740842372" calcext:value-type="float">
            <text:p>1.33894740842372</text:p>
          </table:table-cell>
          <table:table-cell office:value-type="float" office:value="0.501011806351379" calcext:value-type="float">
            <text:p>0.501011806351379</text:p>
          </table:table-cell>
          <table:table-cell office:value-type="float" office:value="0.0766179796481702" calcext:value-type="float">
            <text:p>0.07661797964817</text:p>
          </table:table-cell>
          <table:table-cell office:value-type="float" office:value="0.0578794416040995" calcext:value-type="float">
            <text:p>0.0578794416041</text:p>
          </table:table-cell>
          <table:table-cell office:value-type="float" office:value="0.0326879826014565" calcext:value-type="float">
            <text:p>0.0326879826014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64420580868329" calcext:value-type="float">
            <text:p>0.364420580868329</text:p>
          </table:table-cell>
          <table:table-cell office:value-type="float" office:value="1.33891715663429" calcext:value-type="float">
            <text:p>1.33891715663429</text:p>
          </table:table-cell>
          <table:table-cell office:value-type="float" office:value="0.501006871613127" calcext:value-type="float">
            <text:p>0.501006871613127</text:p>
          </table:table-cell>
          <table:table-cell office:value-type="float" office:value="0.0770335287101794" calcext:value-type="float">
            <text:p>0.07703352871018</text:p>
          </table:table-cell>
          <table:table-cell office:value-type="float" office:value="0.0578792031468549" calcext:value-type="float">
            <text:p>0.057879203146855</text:p>
          </table:table-cell>
          <table:table-cell office:value-type="float" office:value="0.032687917007412" calcext:value-type="float">
            <text:p>0.0326879170074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68152984137962" calcext:value-type="float">
            <text:p>0.368152984137962</text:p>
          </table:table-cell>
          <table:table-cell office:value-type="float" office:value="1.33890410852694" calcext:value-type="float">
            <text:p>1.33890410852694</text:p>
          </table:table-cell>
          <table:table-cell office:value-type="float" office:value="0.500926468041685" calcext:value-type="float">
            <text:p>0.500926468041685</text:p>
          </table:table-cell>
          <table:table-cell office:value-type="float" office:value="0.0767925690573173" calcext:value-type="float">
            <text:p>0.076792569057317</text:p>
          </table:table-cell>
          <table:table-cell office:value-type="float" office:value="0.0578699620064899" calcext:value-type="float">
            <text:p>0.05786996200649</text:p>
          </table:table-cell>
          <table:table-cell office:value-type="float" office:value="0.0326770577864954" calcext:value-type="float">
            <text:p>0.0326770577864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2733488461604" calcext:value-type="float">
            <text:p>0.562733488461604</text:p>
          </table:table-cell>
          <table:table-cell office:value-type="float" office:value="1.33361361131186" calcext:value-type="float">
            <text:p>1.33361361131186</text:p>
          </table:table-cell>
          <table:table-cell office:value-type="float" office:value="0.498833961255718" calcext:value-type="float">
            <text:p>0.498833961255718</text:p>
          </table:table-cell>
          <table:table-cell office:value-type="float" office:value="0.0752697970463829" calcext:value-type="float">
            <text:p>0.075269797046383</text:p>
          </table:table-cell>
          <table:table-cell office:value-type="float" office:value="0.0576340270225963" calcext:value-type="float">
            <text:p>0.057634027022596</text:p>
          </table:table-cell>
          <table:table-cell office:value-type="float" office:value="0.032402747767403" calcext:value-type="float">
            <text:p>0.0324027477674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350795869062" calcext:value-type="float">
            <text:p>0.42350795869062</text:p>
          </table:table-cell>
          <table:table-cell office:value-type="float" office:value="1.28197181612941" calcext:value-type="float">
            <text:p>1.28197181612941</text:p>
          </table:table-cell>
          <table:table-cell office:value-type="float" office:value="0.524087578515264" calcext:value-type="float">
            <text:p>0.524087578515264</text:p>
          </table:table-cell>
          <table:table-cell office:value-type="float" office:value="0.078060883064955" calcext:value-type="float">
            <text:p>0.078060883064955</text:p>
          </table:table-cell>
          <table:table-cell office:value-type="float" office:value="0.0606081438850714" calcext:value-type="float">
            <text:p>0.060608143885071</text:p>
          </table:table-cell>
          <table:table-cell office:value-type="float" office:value="0.0415013566325392" calcext:value-type="float">
            <text:p>0.04150135663253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6729697549319" calcext:value-type="float">
            <text:p>0.446729697549319</text:p>
          </table:table-cell>
          <table:table-cell office:value-type="float" office:value="1.29815577027655" calcext:value-type="float">
            <text:p>1.29815577027655</text:p>
          </table:table-cell>
          <table:table-cell office:value-type="float" office:value="0.519053955627873" calcext:value-type="float">
            <text:p>0.519053955627873</text:p>
          </table:table-cell>
          <table:table-cell office:value-type="float" office:value="0.0754627541170678" calcext:value-type="float">
            <text:p>0.075462754117068</text:p>
          </table:table-cell>
          <table:table-cell office:value-type="float" office:value="0.0591072981090046" calcext:value-type="float">
            <text:p>0.059107298109005</text:p>
          </table:table-cell>
          <table:table-cell office:value-type="float" office:value="0.0340142763094917" calcext:value-type="float">
            <text:p>0.0340142763094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1207134369695" calcext:value-type="float">
            <text:p>0.451207134369695</text:p>
          </table:table-cell>
          <table:table-cell office:value-type="float" office:value="1.29791241996984" calcext:value-type="float">
            <text:p>1.29791241996984</text:p>
          </table:table-cell>
          <table:table-cell office:value-type="float" office:value="0.51886373028926" calcext:value-type="float">
            <text:p>0.51886373028926</text:p>
          </table:table-cell>
          <table:table-cell office:value-type="float" office:value="0.0757340094055056" calcext:value-type="float">
            <text:p>0.075734009405506</text:p>
          </table:table-cell>
          <table:table-cell office:value-type="float" office:value="0.0590866086813906" calcext:value-type="float">
            <text:p>0.059086608681391</text:p>
          </table:table-cell>
          <table:table-cell office:value-type="float" office:value="0.0339895718731866" calcext:value-type="float">
            <text:p>0.0339895718731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021238943854" calcext:value-type="float">
            <text:p>0.45021238943854</text:p>
          </table:table-cell>
          <table:table-cell office:value-type="float" office:value="1.29791391174143" calcext:value-type="float">
            <text:p>1.29791391174143</text:p>
          </table:table-cell>
          <table:table-cell office:value-type="float" office:value="0.518887911588291" calcext:value-type="float">
            <text:p>0.518887911588291</text:p>
          </table:table-cell>
          <table:table-cell office:value-type="float" office:value="0.0755898961994357" calcext:value-type="float">
            <text:p>0.075589896199436</text:p>
          </table:table-cell>
          <table:table-cell office:value-type="float" office:value="0.0590892282091937" calcext:value-type="float">
            <text:p>0.059089228209194</text:p>
          </table:table-cell>
          <table:table-cell office:value-type="float" office:value="0.0339926028972508" calcext:value-type="float">
            <text:p>0.0339926028972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8334202540546" calcext:value-type="float">
            <text:p>0.648334202540546</text:p>
          </table:table-cell>
          <table:table-cell office:value-type="float" office:value="1.29265982078528" calcext:value-type="float">
            <text:p>1.29265982078528</text:p>
          </table:table-cell>
          <table:table-cell office:value-type="float" office:value="0.516718532596895" calcext:value-type="float">
            <text:p>0.516718532596895</text:p>
          </table:table-cell>
          <table:table-cell office:value-type="float" office:value="0.0739986968019542" calcext:value-type="float">
            <text:p>0.073998696801954</text:p>
          </table:table-cell>
          <table:table-cell office:value-type="float" office:value="0.0588432416893514" calcext:value-type="float">
            <text:p>0.058843241689351</text:p>
          </table:table-cell>
          <table:table-cell office:value-type="float" office:value="0.0337070004679926" calcext:value-type="float">
            <text:p>0.0337070004679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8643096059245" calcext:value-type="float">
            <text:p>0.458643096059245</text:p>
          </table:table-cell>
          <table:table-cell office:value-type="float" office:value="1.29606356139768" calcext:value-type="float">
            <text:p>1.29606356139768</text:p>
          </table:table-cell>
          <table:table-cell office:value-type="float" office:value="0.506543005767786" calcext:value-type="float">
            <text:p>0.506543005767786</text:p>
          </table:table-cell>
          <table:table-cell office:value-type="float" office:value="0.0753328765614272" calcext:value-type="float">
            <text:p>0.075332876561427</text:p>
          </table:table-cell>
          <table:table-cell office:value-type="float" office:value="0.0622951614479862" calcext:value-type="float">
            <text:p>0.062295161447986</text:p>
          </table:table-cell>
          <table:table-cell office:value-type="float" office:value="0.0355904225710378" calcext:value-type="float">
            <text:p>0.03559042257103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6846154301235" calcext:value-type="float">
            <text:p>0.476846154301235</text:p>
          </table:table-cell>
          <table:table-cell office:value-type="float" office:value="1.27491846118584" calcext:value-type="float">
            <text:p>1.27491846118584</text:p>
          </table:table-cell>
          <table:table-cell office:value-type="float" office:value="0.532674242744352" calcext:value-type="float">
            <text:p>0.532674242744352</text:p>
          </table:table-cell>
          <table:table-cell office:value-type="float" office:value="0.0759511762812556" calcext:value-type="float">
            <text:p>0.075951176281256</text:p>
          </table:table-cell>
          <table:table-cell office:value-type="float" office:value="0.0586190583780906" calcext:value-type="float">
            <text:p>0.058619058378091</text:p>
          </table:table-cell>
          <table:table-cell office:value-type="float" office:value="0.0334164361667794" calcext:value-type="float">
            <text:p>0.033416436166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8304555782931" calcext:value-type="float">
            <text:p>0.478304555782931</text:p>
          </table:table-cell>
          <table:table-cell office:value-type="float" office:value="1.27486895899183" calcext:value-type="float">
            <text:p>1.27486895899183</text:p>
          </table:table-cell>
          <table:table-cell office:value-type="float" office:value="0.532541367094751" calcext:value-type="float">
            <text:p>0.532541367094751</text:p>
          </table:table-cell>
          <table:table-cell office:value-type="float" office:value="0.0762824826601161" calcext:value-type="float">
            <text:p>0.076282482660116</text:p>
          </table:table-cell>
          <table:table-cell office:value-type="float" office:value="0.0586038196048317" calcext:value-type="float">
            <text:p>0.058603819604832</text:p>
          </table:table-cell>
          <table:table-cell office:value-type="float" office:value="0.0334001569704615" calcext:value-type="float">
            <text:p>0.0334001569704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860694741107" calcext:value-type="float">
            <text:p>0.46860694741107</text:p>
          </table:table-cell>
          <table:table-cell office:value-type="float" office:value="1.27485319133247" calcext:value-type="float">
            <text:p>1.27485319133247</text:p>
          </table:table-cell>
          <table:table-cell office:value-type="float" office:value="0.532770950481173" calcext:value-type="float">
            <text:p>0.532770950481173</text:p>
          </table:table-cell>
          <table:table-cell office:value-type="float" office:value="0.0762707007580015" calcext:value-type="float">
            <text:p>0.076270700758002</text:p>
          </table:table-cell>
          <table:table-cell office:value-type="float" office:value="0.0586286321934323" calcext:value-type="float">
            <text:p>0.058628632193432</text:p>
          </table:table-cell>
          <table:table-cell office:value-type="float" office:value="0.0334291971127668" calcext:value-type="float">
            <text:p>0.0334291971127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4053917142013" calcext:value-type="float">
            <text:p>0.684053917142013</text:p>
          </table:table-cell>
          <table:table-cell office:value-type="float" office:value="1.26903450599683" calcext:value-type="float">
            <text:p>1.26903450599683</text:p>
          </table:table-cell>
          <table:table-cell office:value-type="float" office:value="0.53020631275492" calcext:value-type="float">
            <text:p>0.53020631275492</text:p>
          </table:table-cell>
          <table:table-cell office:value-type="float" office:value="0.0745241242286319" calcext:value-type="float">
            <text:p>0.074524124228632</text:p>
          </table:table-cell>
          <table:table-cell office:value-type="float" office:value="0.058352936450435" calcext:value-type="float">
            <text:p>0.058352936450435</text:p>
          </table:table-cell>
          <table:table-cell office:value-type="float" office:value="0.0331055806491538" calcext:value-type="float">
            <text:p>0.0331055806491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4154243846424" calcext:value-type="float">
            <text:p>0.44154243846424</text:p>
          </table:table-cell>
          <table:table-cell office:value-type="float" office:value="1.31476895749113" calcext:value-type="float">
            <text:p>1.31476895749113</text:p>
          </table:table-cell>
          <table:table-cell office:value-type="float" office:value="0.543932712330625" calcext:value-type="float">
            <text:p>0.543932712330625</text:p>
          </table:table-cell>
          <table:table-cell office:value-type="float" office:value="0.0881565074189136" calcext:value-type="float">
            <text:p>0.088156507418914</text:p>
          </table:table-cell>
          <table:table-cell office:value-type="float" office:value="0.0680695487655214" calcext:value-type="float">
            <text:p>0.068069548765521</text:p>
          </table:table-cell>
          <table:table-cell office:value-type="float" office:value="0.0380609657831343" calcext:value-type="float">
            <text:p>0.03806096578313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4683920531148" calcext:value-type="float">
            <text:p>0.494683920531148</text:p>
          </table:table-cell>
          <table:table-cell office:value-type="float" office:value="1.30823607145136" calcext:value-type="float">
            <text:p>1.30823607145136</text:p>
          </table:table-cell>
          <table:table-cell office:value-type="float" office:value="0.476774933663806" calcext:value-type="float">
            <text:p>0.476774933663806</text:p>
          </table:table-cell>
          <table:table-cell office:value-type="float" office:value="0.0708009398244573" calcext:value-type="float">
            <text:p>0.070800939824457</text:p>
          </table:table-cell>
          <table:table-cell office:value-type="float" office:value="0.0541574660521227" calcext:value-type="float">
            <text:p>0.054157466052123</text:p>
          </table:table-cell>
          <table:table-cell office:value-type="float" office:value="0.0313335405469487" calcext:value-type="float">
            <text:p>0.0313335405469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6016504733565" calcext:value-type="float">
            <text:p>0.486016504733565</text:p>
          </table:table-cell>
          <table:table-cell office:value-type="float" office:value="1.30835911380791" calcext:value-type="float">
            <text:p>1.30835911380791</text:p>
          </table:table-cell>
          <table:table-cell office:value-type="float" office:value="0.476877462302042" calcext:value-type="float">
            <text:p>0.476877462302042</text:p>
          </table:table-cell>
          <table:table-cell office:value-type="float" office:value="0.0713049347671577" calcext:value-type="float">
            <text:p>0.071304934767158</text:p>
          </table:table-cell>
          <table:table-cell office:value-type="float" office:value="0.0541698849492633" calcext:value-type="float">
            <text:p>0.054169884949263</text:p>
          </table:table-cell>
          <table:table-cell office:value-type="float" office:value="0.0313477385225878" calcext:value-type="float">
            <text:p>0.0313477385225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5927421335345" calcext:value-type="float">
            <text:p>0.485927421335345</text:p>
          </table:table-cell>
          <table:table-cell office:value-type="float" office:value="1.30835944176182" calcext:value-type="float">
            <text:p>1.30835944176182</text:p>
          </table:table-cell>
          <table:table-cell office:value-type="float" office:value="0.47688038366951" calcext:value-type="float">
            <text:p>0.47688038366951</text:p>
          </table:table-cell>
          <table:table-cell office:value-type="float" office:value="0.0711137830785437" calcext:value-type="float">
            <text:p>0.071113783078544</text:p>
          </table:table-cell>
          <table:table-cell office:value-type="float" office:value="0.0541701522035443" calcext:value-type="float">
            <text:p>0.054170152203544</text:p>
          </table:table-cell>
          <table:table-cell office:value-type="float" office:value="0.0313479121941739" calcext:value-type="float">
            <text:p>0.0313479121941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964405937726" calcext:value-type="float">
            <text:p>0.67964405937726</text:p>
          </table:table-cell>
          <table:table-cell office:value-type="float" office:value="1.30290669122917" calcext:value-type="float">
            <text:p>1.30290669122917</text:p>
          </table:table-cell>
          <table:table-cell office:value-type="float" office:value="0.474781826288024" calcext:value-type="float">
            <text:p>0.474781826288024</text:p>
          </table:table-cell>
          <table:table-cell office:value-type="float" office:value="0.0694960817647403" calcext:value-type="float">
            <text:p>0.06949608176474</text:p>
          </table:table-cell>
          <table:table-cell office:value-type="float" office:value="0.0539363274778541" calcext:value-type="float">
            <text:p>0.053936327477854</text:p>
          </table:table-cell>
          <table:table-cell office:value-type="float" office:value="0.0310706718488101" calcext:value-type="float">
            <text:p>0.031070671848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45097198649545" calcext:value-type="float">
            <text:p>0.445097198649545</text:p>
          </table:table-cell>
          <table:table-cell office:value-type="float" office:value="1.35606181066551" calcext:value-type="float">
            <text:p>1.35606181066551</text:p>
          </table:table-cell>
          <table:table-cell office:value-type="float" office:value="0.474697944726799" calcext:value-type="float">
            <text:p>0.474697944726799</text:p>
          </table:table-cell>
          <table:table-cell office:value-type="float" office:value="0.0875163619925119" calcext:value-type="float">
            <text:p>0.087516361992512</text:p>
          </table:table-cell>
          <table:table-cell office:value-type="float" office:value="0.066347767135858" calcext:value-type="float">
            <text:p>0.066347767135858</text:p>
          </table:table-cell>
          <table:table-cell office:value-type="float" office:value="0.0317734300332716" calcext:value-type="float">
            <text:p>0.03177343003327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7568382146646" calcext:value-type="float">
            <text:p>0.427568382146646</text:p>
          </table:table-cell>
          <table:table-cell office:value-type="float" office:value="1.31789705030995" calcext:value-type="float">
            <text:p>1.31789705030995</text:p>
          </table:table-cell>
          <table:table-cell office:value-type="float" office:value="0.502790565160219" calcext:value-type="float">
            <text:p>0.502790565160219</text:p>
          </table:table-cell>
          <table:table-cell office:value-type="float" office:value="0.0677787185601304" calcext:value-type="float">
            <text:p>0.067778718560131</text:p>
          </table:table-cell>
          <table:table-cell office:value-type="float" office:value="0.0531432233484573" calcext:value-type="float">
            <text:p>0.053143223348457</text:p>
          </table:table-cell>
          <table:table-cell office:value-type="float" office:value="0.0302091209440473" calcext:value-type="float">
            <text:p>0.0302091209440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0425958942942" calcext:value-type="float">
            <text:p>0.440425958942942</text:p>
          </table:table-cell>
          <table:table-cell office:value-type="float" office:value="1.31742247817432" calcext:value-type="float">
            <text:p>1.31742247817432</text:p>
          </table:table-cell>
          <table:table-cell office:value-type="float" office:value="0.502427130857542" calcext:value-type="float">
            <text:p>0.502427130857542</text:p>
          </table:table-cell>
          <table:table-cell office:value-type="float" office:value="0.0679615501183709" calcext:value-type="float">
            <text:p>0.067961550118371</text:p>
          </table:table-cell>
          <table:table-cell office:value-type="float" office:value="0.0531056052246786" calcext:value-type="float">
            <text:p>0.053105605224679</text:p>
          </table:table-cell>
          <table:table-cell office:value-type="float" office:value="0.0301654352779467" calcext:value-type="float">
            <text:p>0.0301654352779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5971771921332" calcext:value-type="float">
            <text:p>0.435971771921332</text:p>
          </table:table-cell>
          <table:table-cell office:value-type="float" office:value="1.3174358918311" calcext:value-type="float">
            <text:p>1.3174358918311</text:p>
          </table:table-cell>
          <table:table-cell office:value-type="float" office:value="0.502519024268204" calcext:value-type="float">
            <text:p>0.502519024268204</text:p>
          </table:table-cell>
          <table:table-cell office:value-type="float" office:value="0.0678519497922042" calcext:value-type="float">
            <text:p>0.067851949792204</text:p>
          </table:table-cell>
          <table:table-cell office:value-type="float" office:value="0.0531152553587337" calcext:value-type="float">
            <text:p>0.053115255358734</text:p>
          </table:table-cell>
          <table:table-cell office:value-type="float" office:value="0.0301764462216611" calcext:value-type="float">
            <text:p>0.0301764462216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319257309945" calcext:value-type="float">
            <text:p>0.62319257309945</text:p>
          </table:table-cell>
          <table:table-cell office:value-type="float" office:value="1.31253270753232" calcext:value-type="float">
            <text:p>1.31253270753232</text:p>
          </table:table-cell>
          <table:table-cell office:value-type="float" office:value="0.500573837178817" calcext:value-type="float">
            <text:p>0.500573837178817</text:p>
          </table:table-cell>
          <table:table-cell office:value-type="float" office:value="0.0664902420438846" calcext:value-type="float">
            <text:p>0.066490242043885</text:p>
          </table:table-cell>
          <table:table-cell office:value-type="float" office:value="0.0529118354623571" calcext:value-type="float">
            <text:p>0.052911835462357</text:p>
          </table:table-cell>
          <table:table-cell office:value-type="float" office:value="0.0299417542183772" calcext:value-type="float">
            <text:p>0.0299417542183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6573629338399" calcext:value-type="float">
            <text:p>0.36573629338399</text:p>
          </table:table-cell>
          <table:table-cell office:value-type="float" office:value="1.38108555467517" calcext:value-type="float">
            <text:p>1.38108555467517</text:p>
          </table:table-cell>
          <table:table-cell office:value-type="float" office:value="0.546764382326656" calcext:value-type="float">
            <text:p>0.546764382326656</text:p>
          </table:table-cell>
          <table:table-cell office:value-type="float" office:value="0.0857729528410941" calcext:value-type="float">
            <text:p>0.085772952841094</text:p>
          </table:table-cell>
          <table:table-cell office:value-type="float" office:value="0.0635270836252626" calcext:value-type="float">
            <text:p>0.063527083625263</text:p>
          </table:table-cell>
          <table:table-cell office:value-type="float" office:value="0.0416730549304166" calcext:value-type="float">
            <text:p>0.0416730549304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3807997850646" calcext:value-type="float">
            <text:p>0.513807997850646</text:p>
          </table:table-cell>
          <table:table-cell office:value-type="float" office:value="1.29671126596964" calcext:value-type="float">
            <text:p>1.29671126596964</text:p>
          </table:table-cell>
          <table:table-cell office:value-type="float" office:value="0.484999986151751" calcext:value-type="float">
            <text:p>0.484999986151751</text:p>
          </table:table-cell>
          <table:table-cell office:value-type="float" office:value="0.0758900643618676" calcext:value-type="float">
            <text:p>0.075890064361868</text:p>
          </table:table-cell>
          <table:table-cell office:value-type="float" office:value="0.0578007882595555" calcext:value-type="float">
            <text:p>0.057800788259556</text:p>
          </table:table-cell>
          <table:table-cell office:value-type="float" office:value="0.0304453464482537" calcext:value-type="float">
            <text:p>0.0304453464482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6792091930449" calcext:value-type="float">
            <text:p>0.506792091930449</text:p>
          </table:table-cell>
          <table:table-cell office:value-type="float" office:value="1.29678905655787" calcext:value-type="float">
            <text:p>1.29678905655787</text:p>
          </table:table-cell>
          <table:table-cell office:value-type="float" office:value="0.485075950527488" calcext:value-type="float">
            <text:p>0.485075950527488</text:p>
          </table:table-cell>
          <table:table-cell office:value-type="float" office:value="0.0762920002002218" calcext:value-type="float">
            <text:p>0.076292000200222</text:p>
          </table:table-cell>
          <table:table-cell office:value-type="float" office:value="0.0578094541395948" calcext:value-type="float">
            <text:p>0.057809454139595</text:p>
          </table:table-cell>
          <table:table-cell office:value-type="float" office:value="0.0304555356587609" calcext:value-type="float">
            <text:p>0.0304555356587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6157568968884" calcext:value-type="float">
            <text:p>0.506157568968884</text:p>
          </table:table-cell>
          <table:table-cell office:value-type="float" office:value="1.29678425907013" calcext:value-type="float">
            <text:p>1.29678425907013</text:p>
          </table:table-cell>
          <table:table-cell office:value-type="float" office:value="0.485089343299675" calcext:value-type="float">
            <text:p>0.485089343299675</text:p>
          </table:table-cell>
          <table:table-cell office:value-type="float" office:value="0.0761641808543182" calcext:value-type="float">
            <text:p>0.076164180854318</text:p>
          </table:table-cell>
          <table:table-cell office:value-type="float" office:value="0.0578110836934159" calcext:value-type="float">
            <text:p>0.057811083693416</text:p>
          </table:table-cell>
          <table:table-cell office:value-type="float" office:value="0.0304570621017304" calcext:value-type="float">
            <text:p>0.030457062101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1626782808582" calcext:value-type="float">
            <text:p>0.701626782808582</text:p>
          </table:table-cell>
          <table:table-cell office:value-type="float" office:value="1.29128090949907" calcext:value-type="float">
            <text:p>1.29128090949907</text:p>
          </table:table-cell>
          <table:table-cell office:value-type="float" office:value="0.482907138596681" calcext:value-type="float">
            <text:p>0.482907138596681</text:p>
          </table:table-cell>
          <table:table-cell office:value-type="float" office:value="0.0746820940990207" calcext:value-type="float">
            <text:p>0.074682094099021</text:p>
          </table:table-cell>
          <table:table-cell office:value-type="float" office:value="0.0575585038074425" calcext:value-type="float">
            <text:p>0.057558503807443</text:p>
          </table:table-cell>
          <table:table-cell office:value-type="float" office:value="0.0301816961622877" calcext:value-type="float">
            <text:p>0.0301816961622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3709808557622" calcext:value-type="float">
            <text:p>0.523709808557622</text:p>
          </table:table-cell>
          <table:table-cell office:value-type="float" office:value="1.29151934512604" calcext:value-type="float">
            <text:p>1.29151934512604</text:p>
          </table:table-cell>
          <table:table-cell office:value-type="float" office:value="0.467029979331832" calcext:value-type="float">
            <text:p>0.467029979331832</text:p>
          </table:table-cell>
          <table:table-cell office:value-type="float" office:value="0.0812562535768052" calcext:value-type="float">
            <text:p>0.081256253576805</text:p>
          </table:table-cell>
          <table:table-cell office:value-type="float" office:value="0.0655533155823392" calcext:value-type="float">
            <text:p>0.065553315582339</text:p>
          </table:table-cell>
          <table:table-cell office:value-type="float" office:value="0.0320799801553865" calcext:value-type="float">
            <text:p>0.03207998015538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613730088288" calcext:value-type="float">
            <text:p>0.44613730088288</text:p>
          </table:table-cell>
          <table:table-cell office:value-type="float" office:value="1.33656880286628" calcext:value-type="float">
            <text:p>1.33656880286628</text:p>
          </table:table-cell>
          <table:table-cell office:value-type="float" office:value="0.500362565100525" calcext:value-type="float">
            <text:p>0.500362565100525</text:p>
          </table:table-cell>
          <table:table-cell office:value-type="float" office:value="0.071374198138438" calcext:value-type="float">
            <text:p>0.071374198138438</text:p>
          </table:table-cell>
          <table:table-cell office:value-type="float" office:value="0.0543788336176635" calcext:value-type="float">
            <text:p>0.054378833617664</text:p>
          </table:table-cell>
          <table:table-cell office:value-type="float" office:value="0.0306731463971525" calcext:value-type="float">
            <text:p>0.0306731463971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277737551768" calcext:value-type="float">
            <text:p>0.44277737551768</text:p>
          </table:table-cell>
          <table:table-cell office:value-type="float" office:value="1.33652410863248" calcext:value-type="float">
            <text:p>1.33652410863248</text:p>
          </table:table-cell>
          <table:table-cell office:value-type="float" office:value="0.500341372014641" calcext:value-type="float">
            <text:p>0.500341372014641</text:p>
          </table:table-cell>
          <table:table-cell office:value-type="float" office:value="0.0717766930967896" calcext:value-type="float">
            <text:p>0.07177669309679</text:p>
          </table:table-cell>
          <table:table-cell office:value-type="float" office:value="0.0543768088209241" calcext:value-type="float">
            <text:p>0.054376808820924</text:p>
          </table:table-cell>
          <table:table-cell office:value-type="float" office:value="0.0306711045990243" calcext:value-type="float">
            <text:p>0.0306711045990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5630139866196" calcext:value-type="float">
            <text:p>0.445630139866196</text:p>
          </table:table-cell>
          <table:table-cell office:value-type="float" office:value="1.33652371751363" calcext:value-type="float">
            <text:p>1.33652371751363</text:p>
          </table:table-cell>
          <table:table-cell office:value-type="float" office:value="0.500277277093644" calcext:value-type="float">
            <text:p>0.500277277093644</text:p>
          </table:table-cell>
          <table:table-cell office:value-type="float" office:value="0.0715727052830205" calcext:value-type="float">
            <text:p>0.071572705283021</text:p>
          </table:table-cell>
          <table:table-cell office:value-type="float" office:value="0.0543699787510249" calcext:value-type="float">
            <text:p>0.054369978751025</text:p>
          </table:table-cell>
          <table:table-cell office:value-type="float" office:value="0.0306629405941786" calcext:value-type="float">
            <text:p>0.0306629405941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0788892051726" calcext:value-type="float">
            <text:p>0.640788892051726</text:p>
          </table:table-cell>
          <table:table-cell office:value-type="float" office:value="1.33115396526987" calcext:value-type="float">
            <text:p>1.33115396526987</text:p>
          </table:table-cell>
          <table:table-cell office:value-type="float" office:value="0.498151826264003" calcext:value-type="float">
            <text:p>0.498151826264003</text:p>
          </table:table-cell>
          <table:table-cell office:value-type="float" office:value="0.0700952566479419" calcext:value-type="float">
            <text:p>0.070095256647942</text:p>
          </table:table-cell>
          <table:table-cell office:value-type="float" office:value="0.054144447924348" calcext:value-type="float">
            <text:p>0.054144447924348</text:p>
          </table:table-cell>
          <table:table-cell office:value-type="float" office:value="0.030401119871204" calcext:value-type="float">
            <text:p>0.0304011198712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03257643481402" calcext:value-type="float">
            <text:p>0.403257643481402</text:p>
          </table:table-cell>
          <table:table-cell office:value-type="float" office:value="1.37924258877926" calcext:value-type="float">
            <text:p>1.37924258877926</text:p>
          </table:table-cell>
          <table:table-cell office:value-type="float" office:value="0.479711421600925" calcext:value-type="float">
            <text:p>0.479711421600925</text:p>
          </table:table-cell>
          <table:table-cell office:value-type="float" office:value="0.075555413724412" calcext:value-type="float">
            <text:p>0.075555413724412</text:p>
          </table:table-cell>
          <table:table-cell office:value-type="float" office:value="0.0579934833880405" calcext:value-type="float">
            <text:p>0.057993483388041</text:p>
          </table:table-cell>
          <table:table-cell office:value-type="float" office:value="0.0297034380656036" calcext:value-type="float">
            <text:p>0.02970343806560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3989528913576" calcext:value-type="float">
            <text:p>0.573989528913576</text:p>
          </table:table-cell>
          <table:table-cell office:value-type="float" office:value="1.261158643968" calcext:value-type="float">
            <text:p>1.261158643968</text:p>
          </table:table-cell>
          <table:table-cell office:value-type="float" office:value="0.481319563431623" calcext:value-type="float">
            <text:p>0.481319563431623</text:p>
          </table:table-cell>
          <table:table-cell office:value-type="float" office:value="0.0679672798253203" calcext:value-type="float">
            <text:p>0.06796727982532</text:p>
          </table:table-cell>
          <table:table-cell office:value-type="float" office:value="0.0523264113867074" calcext:value-type="float">
            <text:p>0.052326411386707</text:p>
          </table:table-cell>
          <table:table-cell office:value-type="float" office:value="0.0297240986404139" calcext:value-type="float">
            <text:p>0.0297240986404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782499555017" calcext:value-type="float">
            <text:p>0.56782499555017</text:p>
          </table:table-cell>
          <table:table-cell office:value-type="float" office:value="1.26122799373991" calcext:value-type="float">
            <text:p>1.26122799373991</text:p>
          </table:table-cell>
          <table:table-cell office:value-type="float" office:value="0.48137240077945" calcext:value-type="float">
            <text:p>0.48137240077945</text:p>
          </table:table-cell>
          <table:table-cell office:value-type="float" office:value="0.0683948895819666" calcext:value-type="float">
            <text:p>0.068394889581967</text:p>
          </table:table-cell>
          <table:table-cell office:value-type="float" office:value="0.0523336816559221" calcext:value-type="float">
            <text:p>0.052333681655922</text:p>
          </table:table-cell>
          <table:table-cell office:value-type="float" office:value="0.0297312331269435" calcext:value-type="float">
            <text:p>0.0297312331269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8663265652747" calcext:value-type="float">
            <text:p>0.568663265652747</text:p>
          </table:table-cell>
          <table:table-cell office:value-type="float" office:value="1.26122910637592" calcext:value-type="float">
            <text:p>1.26122910637592</text:p>
          </table:table-cell>
          <table:table-cell office:value-type="float" office:value="0.481355142046238" calcext:value-type="float">
            <text:p>0.481355142046238</text:p>
          </table:table-cell>
          <table:table-cell office:value-type="float" office:value="0.0682174962198477" calcext:value-type="float">
            <text:p>0.068217496219848</text:p>
          </table:table-cell>
          <table:table-cell office:value-type="float" office:value="0.0523317376223345" calcext:value-type="float">
            <text:p>0.052331737622335</text:p>
          </table:table-cell>
          <table:table-cell office:value-type="float" office:value="0.0297288760249374" calcext:value-type="float">
            <text:p>0.0297288760249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60097852679844" calcext:value-type="float">
            <text:p>0.760097852679844</text:p>
          </table:table-cell>
          <table:table-cell office:value-type="float" office:value="1.25591618868465" calcext:value-type="float">
            <text:p>1.25591618868465</text:p>
          </table:table-cell>
          <table:table-cell office:value-type="float" office:value="0.479254543149808" calcext:value-type="float">
            <text:p>0.479254543149808</text:p>
          </table:table-cell>
          <table:table-cell office:value-type="float" office:value="0.0667335262732627" calcext:value-type="float">
            <text:p>0.066733526273263</text:p>
          </table:table-cell>
          <table:table-cell office:value-type="float" office:value="0.0521045655760015" calcext:value-type="float">
            <text:p>0.052104565576002</text:p>
          </table:table-cell>
          <table:table-cell office:value-type="float" office:value="0.0294681858587562" calcext:value-type="float">
            <text:p>0.0294681858587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1032009248026" calcext:value-type="float">
            <text:p>0.561032009248026</text:p>
          </table:table-cell>
          <table:table-cell office:value-type="float" office:value="1.27275601166542" calcext:value-type="float">
            <text:p>1.27275601166542</text:p>
          </table:table-cell>
          <table:table-cell office:value-type="float" office:value="0.469181629354524" calcext:value-type="float">
            <text:p>0.469181629354524</text:p>
          </table:table-cell>
          <table:table-cell office:value-type="float" office:value="0.0676742619468473" calcext:value-type="float">
            <text:p>0.067674261946847</text:p>
          </table:table-cell>
          <table:table-cell office:value-type="float" office:value="0.0530900341375518" calcext:value-type="float">
            <text:p>0.053090034137552</text:p>
          </table:table-cell>
          <table:table-cell office:value-type="float" office:value="0.0300189154378016" calcext:value-type="float">
            <text:p>0.03001891543780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14419417719905" calcext:value-type="float">
            <text:p>0.314419417719905</text:p>
          </table:table-cell>
          <table:table-cell office:value-type="float" office:value="1.42056425862374" calcext:value-type="float">
            <text:p>1.42056425862374</text:p>
          </table:table-cell>
          <table:table-cell office:value-type="float" office:value="0.510328282570399" calcext:value-type="float">
            <text:p>0.510328282570399</text:p>
          </table:table-cell>
          <table:table-cell office:value-type="float" office:value="0.0784868822656746" calcext:value-type="float">
            <text:p>0.078486882265675</text:p>
          </table:table-cell>
          <table:table-cell office:value-type="float" office:value="0.0582503135995629" calcext:value-type="float">
            <text:p>0.058250313599563</text:p>
          </table:table-cell>
          <table:table-cell office:value-type="float" office:value="0.0335523303966561" calcext:value-type="float">
            <text:p>0.03355233039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15688729347736" calcext:value-type="float">
            <text:p>0.315688729347736</text:p>
          </table:table-cell>
          <table:table-cell office:value-type="float" office:value="1.42037420556994" calcext:value-type="float">
            <text:p>1.42037420556994</text:p>
          </table:table-cell>
          <table:table-cell office:value-type="float" office:value="0.510203663858249" calcext:value-type="float">
            <text:p>0.510203663858249</text:p>
          </table:table-cell>
          <table:table-cell office:value-type="float" office:value="0.0788313078284821" calcext:value-type="float">
            <text:p>0.078831307828482</text:p>
          </table:table-cell>
          <table:table-cell office:value-type="float" office:value="0.0582373733858687" calcext:value-type="float">
            <text:p>0.058237373385869</text:p>
          </table:table-cell>
          <table:table-cell office:value-type="float" office:value="0.0335363694423865" calcext:value-type="float">
            <text:p>0.033536369442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14530417840736" calcext:value-type="float">
            <text:p>0.314530417840736</text:p>
          </table:table-cell>
          <table:table-cell office:value-type="float" office:value="1.42038091743404" calcext:value-type="float">
            <text:p>1.42038091743404</text:p>
          </table:table-cell>
          <table:table-cell office:value-type="float" office:value="0.510229987435648" calcext:value-type="float">
            <text:p>0.510229987435648</text:p>
          </table:table-cell>
          <table:table-cell office:value-type="float" office:value="0.0786614503811815" calcext:value-type="float">
            <text:p>0.078661450381182</text:p>
          </table:table-cell>
          <table:table-cell office:value-type="float" office:value="0.0582403086104752" calcext:value-type="float">
            <text:p>0.058240308610475</text:p>
          </table:table-cell>
          <table:table-cell office:value-type="float" office:value="0.0335396459088675" calcext:value-type="float">
            <text:p>0.033539645908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13601257092993" calcext:value-type="float">
            <text:p>0.513601257092993</text:p>
          </table:table-cell>
          <table:table-cell office:value-type="float" office:value="1.41455038411335" calcext:value-type="float">
            <text:p>1.41455038411335</text:p>
          </table:table-cell>
          <table:table-cell office:value-type="float" office:value="0.507991661191912" calcext:value-type="float">
            <text:p>0.507991661191912</text:p>
          </table:table-cell>
          <table:table-cell office:value-type="float" office:value="0.0770796483435064" calcext:value-type="float">
            <text:p>0.077079648343507</text:p>
          </table:table-cell>
          <table:table-cell office:value-type="float" office:value="0.0579925114489501" calcext:value-type="float">
            <text:p>0.05799251144895</text:p>
          </table:table-cell>
          <table:table-cell office:value-type="float" office:value="0.0332439898347159" calcext:value-type="float">
            <text:p>0.0332439898347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59594803779124" calcext:value-type="float">
            <text:p>0.359594803779124</text:p>
          </table:table-cell>
          <table:table-cell office:value-type="float" office:value="1.38433096400658" calcext:value-type="float">
            <text:p>1.38433096400658</text:p>
          </table:table-cell>
          <table:table-cell office:value-type="float" office:value="0.513371100302903" calcext:value-type="float">
            <text:p>0.513371100302903</text:p>
          </table:table-cell>
          <table:table-cell office:value-type="float" office:value="0.0771201082062683" calcext:value-type="float">
            <text:p>0.077120108206268</text:p>
          </table:table-cell>
          <table:table-cell office:value-type="float" office:value="0.0569891969748782" calcext:value-type="float">
            <text:p>0.056989196974878</text:p>
          </table:table-cell>
          <table:table-cell office:value-type="float" office:value="0.0426163463258479" calcext:value-type="float">
            <text:p>0.0426163463258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539430712567" calcext:value-type="float">
            <text:p>0.44539430712567</text:p>
          </table:table-cell>
          <table:table-cell office:value-type="float" office:value="1.35874186304541" calcext:value-type="float">
            <text:p>1.35874186304541</text:p>
          </table:table-cell>
          <table:table-cell office:value-type="float" office:value="0.491755434905943" calcext:value-type="float">
            <text:p>0.491755434905943</text:p>
          </table:table-cell>
          <table:table-cell office:value-type="float" office:value="0.069553119058114" calcext:value-type="float">
            <text:p>0.069553119058114</text:p>
          </table:table-cell>
          <table:table-cell office:value-type="float" office:value="0.0538588413152614" calcext:value-type="float">
            <text:p>0.053858841315261</text:p>
          </table:table-cell>
          <table:table-cell office:value-type="float" office:value="0.0301436494008309" calcext:value-type="float">
            <text:p>0.0301436494008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3588735070969" calcext:value-type="float">
            <text:p>0.423588735070969</text:p>
          </table:table-cell>
          <table:table-cell office:value-type="float" office:value="1.35931395054625" calcext:value-type="float">
            <text:p>1.35931395054625</text:p>
          </table:table-cell>
          <table:table-cell office:value-type="float" office:value="0.492181385301838" calcext:value-type="float">
            <text:p>0.492181385301838</text:p>
          </table:table-cell>
          <table:table-cell office:value-type="float" office:value="0.0701650555209867" calcext:value-type="float">
            <text:p>0.070165055520987</text:p>
          </table:table-cell>
          <table:table-cell office:value-type="float" office:value="0.0539055986365089" calcext:value-type="float">
            <text:p>0.053905598636509</text:p>
          </table:table-cell>
          <table:table-cell office:value-type="float" office:value="0.0301971438105224" calcext:value-type="float">
            <text:p>0.0301971438105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6732728957099" calcext:value-type="float">
            <text:p>0.436732728957099</text:p>
          </table:table-cell>
          <table:table-cell office:value-type="float" office:value="1.35929068491543" calcext:value-type="float">
            <text:p>1.35929068491543</text:p>
          </table:table-cell>
          <table:table-cell office:value-type="float" office:value="0.491863963027768" calcext:value-type="float">
            <text:p>0.491863963027768</text:p>
          </table:table-cell>
          <table:table-cell office:value-type="float" office:value="0.0698267310117203" calcext:value-type="float">
            <text:p>0.06982673101172</text:p>
          </table:table-cell>
          <table:table-cell office:value-type="float" office:value="0.0538713806621871" calcext:value-type="float">
            <text:p>0.053871380662187</text:p>
          </table:table-cell>
          <table:table-cell office:value-type="float" office:value="0.0301574286422507" calcext:value-type="float">
            <text:p>0.0301574286422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6190665728349" calcext:value-type="float">
            <text:p>0.636190665728349</text:p>
          </table:table-cell>
          <table:table-cell office:value-type="float" office:value="1.35333082975281" calcext:value-type="float">
            <text:p>1.35333082975281</text:p>
          </table:table-cell>
          <table:table-cell office:value-type="float" office:value="0.489612118647717" calcext:value-type="float">
            <text:p>0.489612118647717</text:p>
          </table:table-cell>
          <table:table-cell office:value-type="float" office:value="0.068297268711081" calcext:value-type="float">
            <text:p>0.068297268711081</text:p>
          </table:table-cell>
          <table:table-cell office:value-type="float" office:value="0.0536269743702017" calcext:value-type="float">
            <text:p>0.053626974370202</text:p>
          </table:table-cell>
          <table:table-cell office:value-type="float" office:value="0.0298799601339075" calcext:value-type="float">
            <text:p>0.0298799601339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9272425336426" calcext:value-type="float">
            <text:p>0.469272425336426</text:p>
          </table:table-cell>
          <table:table-cell office:value-type="float" office:value="1.33292176821795" calcext:value-type="float">
            <text:p>1.33292176821795</text:p>
          </table:table-cell>
          <table:table-cell office:value-type="float" office:value="0.463926709806032" calcext:value-type="float">
            <text:p>0.463926709806032</text:p>
          </table:table-cell>
          <table:table-cell office:value-type="float" office:value="0.0752554967046864" calcext:value-type="float">
            <text:p>0.075255496704686</text:p>
          </table:table-cell>
          <table:table-cell office:value-type="float" office:value="0.0599674642680195" calcext:value-type="float">
            <text:p>0.05996746426802</text:p>
          </table:table-cell>
          <table:table-cell office:value-type="float" office:value="0.0276508324951171" calcext:value-type="float">
            <text:p>0.0276508324951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05970550335169" calcext:value-type="float">
            <text:p>0.405970550335169</text:p>
          </table:table-cell>
          <table:table-cell office:value-type="float" office:value="1.31561900642143" calcext:value-type="float">
            <text:p>1.31561900642143</text:p>
          </table:table-cell>
          <table:table-cell office:value-type="float" office:value="0.491924270418319" calcext:value-type="float">
            <text:p>0.491924270418319</text:p>
          </table:table-cell>
          <table:table-cell office:value-type="float" office:value="0.0761603442804982" calcext:value-type="float">
            <text:p>0.076160344280498</text:p>
          </table:table-cell>
          <table:table-cell office:value-type="float" office:value="0.0586528741115209" calcext:value-type="float">
            <text:p>0.058652874111521</text:p>
          </table:table-cell>
          <table:table-cell office:value-type="float" office:value="0.0326465449378982" calcext:value-type="float">
            <text:p>0.0326465449378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4230788987553" calcext:value-type="float">
            <text:p>0.394230788987553</text:p>
          </table:table-cell>
          <table:table-cell office:value-type="float" office:value="1.31582251471648" calcext:value-type="float">
            <text:p>1.31582251471648</text:p>
          </table:table-cell>
          <table:table-cell office:value-type="float" office:value="0.492109087059604" calcext:value-type="float">
            <text:p>0.492109087059604</text:p>
          </table:table-cell>
          <table:table-cell office:value-type="float" office:value="0.0766761595865192" calcext:value-type="float">
            <text:p>0.076676159586519</text:p>
          </table:table-cell>
          <table:table-cell office:value-type="float" office:value="0.0586747305802869" calcext:value-type="float">
            <text:p>0.058674730580287</text:p>
          </table:table-cell>
          <table:table-cell office:value-type="float" office:value="0.0326719429747371" calcext:value-type="float">
            <text:p>0.0326719429747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976682100588" calcext:value-type="float">
            <text:p>0.39976682100588</text:p>
          </table:table-cell>
          <table:table-cell office:value-type="float" office:value="1.3158149381079" calcext:value-type="float">
            <text:p>1.3158149381079</text:p>
          </table:table-cell>
          <table:table-cell office:value-type="float" office:value="0.491984031442786" calcext:value-type="float">
            <text:p>0.491984031442786</text:p>
          </table:table-cell>
          <table:table-cell office:value-type="float" office:value="0.0764286879742447" calcext:value-type="float">
            <text:p>0.076428687974245</text:p>
          </table:table-cell>
          <table:table-cell office:value-type="float" office:value="0.0586601017393479" calcext:value-type="float">
            <text:p>0.058660101739348</text:p>
          </table:table-cell>
          <table:table-cell office:value-type="float" office:value="0.0326549041249886" calcext:value-type="float">
            <text:p>0.0326549041249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7093676208381" calcext:value-type="float">
            <text:p>0.597093676208381</text:p>
          </table:table-cell>
          <table:table-cell office:value-type="float" office:value="1.31038485036342" calcext:value-type="float">
            <text:p>1.31038485036342</text:p>
          </table:table-cell>
          <table:table-cell office:value-type="float" office:value="0.489850020635034" calcext:value-type="float">
            <text:p>0.489850020635034</text:p>
          </table:table-cell>
          <table:table-cell office:value-type="float" office:value="0.0748164017493572" calcext:value-type="float">
            <text:p>0.074816401749357</text:p>
          </table:table-cell>
          <table:table-cell office:value-type="float" office:value="0.0584102829810018" calcext:value-type="float">
            <text:p>0.058410282981002</text:p>
          </table:table-cell>
          <table:table-cell office:value-type="float" office:value="0.0323702005068851" calcext:value-type="float">
            <text:p>0.0323702005068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2919901074307" calcext:value-type="float">
            <text:p>0.32919901074307</text:p>
          </table:table-cell>
          <table:table-cell office:value-type="float" office:value="1.37403311963104" calcext:value-type="float">
            <text:p>1.37403311963104</text:p>
          </table:table-cell>
          <table:table-cell office:value-type="float" office:value="0.514310109237158" calcext:value-type="float">
            <text:p>0.514310109237158</text:p>
          </table:table-cell>
          <table:table-cell office:value-type="float" office:value="0.0947536283158774" calcext:value-type="float">
            <text:p>0.094753628315877</text:p>
          </table:table-cell>
          <table:table-cell office:value-type="float" office:value="0.0721752163444648" calcext:value-type="float">
            <text:p>0.072175216344465</text:p>
          </table:table-cell>
          <table:table-cell office:value-type="float" office:value="0.0365579754836243" calcext:value-type="float">
            <text:p>0.03655797548362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0687885723414" calcext:value-type="float">
            <text:p>0.540687885723414</text:p>
          </table:table-cell>
          <table:table-cell office:value-type="float" office:value="1.27295310612984" calcext:value-type="float">
            <text:p>1.27295310612984</text:p>
          </table:table-cell>
          <table:table-cell office:value-type="float" office:value="0.465698965644007" calcext:value-type="float">
            <text:p>0.465698965644007</text:p>
          </table:table-cell>
          <table:table-cell office:value-type="float" office:value="0.0704897525279744" calcext:value-type="float">
            <text:p>0.070489752527974</text:p>
          </table:table-cell>
          <table:table-cell office:value-type="float" office:value="0.0549737204079814" calcext:value-type="float">
            <text:p>0.054973720407981</text:p>
          </table:table-cell>
          <table:table-cell office:value-type="float" office:value="0.0300600760928463" calcext:value-type="float">
            <text:p>0.0300600760928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7346372031753" calcext:value-type="float">
            <text:p>0.537346372031753</text:p>
          </table:table-cell>
          <table:table-cell office:value-type="float" office:value="1.27290517748012" calcext:value-type="float">
            <text:p>1.27290517748012</text:p>
          </table:table-cell>
          <table:table-cell office:value-type="float" office:value="0.465685869302971" calcext:value-type="float">
            <text:p>0.465685869302971</text:p>
          </table:table-cell>
          <table:table-cell office:value-type="float" office:value="0.070900537671624" calcext:value-type="float">
            <text:p>0.070900537671624</text:p>
          </table:table-cell>
          <table:table-cell office:value-type="float" office:value="0.0549730004236747" calcext:value-type="float">
            <text:p>0.054973000423675</text:p>
          </table:table-cell>
          <table:table-cell office:value-type="float" office:value="0.0300588744339925" calcext:value-type="float">
            <text:p>0.0300588744339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2178271094449" calcext:value-type="float">
            <text:p>0.532178271094449</text:p>
          </table:table-cell>
          <table:table-cell office:value-type="float" office:value="1.27291987816897" calcext:value-type="float">
            <text:p>1.27291987816897</text:p>
          </table:table-cell>
          <table:table-cell office:value-type="float" office:value="0.465795963238046" calcext:value-type="float">
            <text:p>0.465795963238046</text:p>
          </table:table-cell>
          <table:table-cell office:value-type="float" office:value="0.0707859414070073" calcext:value-type="float">
            <text:p>0.070785941407007</text:p>
          </table:table-cell>
          <table:table-cell office:value-type="float" office:value="0.0549858498369278" calcext:value-type="float">
            <text:p>0.054985849836928</text:p>
          </table:table-cell>
          <table:table-cell office:value-type="float" office:value="0.0300730790304069" calcext:value-type="float">
            <text:p>0.0300730790304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1469491469974" calcext:value-type="float">
            <text:p>0.721469491469974</text:p>
          </table:table-cell>
          <table:table-cell office:value-type="float" office:value="1.26764615863403" calcext:value-type="float">
            <text:p>1.26764615863403</text:p>
          </table:table-cell>
          <table:table-cell office:value-type="float" office:value="0.463801421109705" calcext:value-type="float">
            <text:p>0.463801421109705</text:p>
          </table:table-cell>
          <table:table-cell office:value-type="float" office:value="0.0692653722081433" calcext:value-type="float">
            <text:p>0.069265372208143</text:p>
          </table:table-cell>
          <table:table-cell office:value-type="float" office:value="0.0547509591929583" calcext:value-type="float">
            <text:p>0.054750959192958</text:p>
          </table:table-cell>
          <table:table-cell office:value-type="float" office:value="0.0298142845446027" calcext:value-type="float">
            <text:p>0.0298142845446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42667446797011" calcext:value-type="float">
            <text:p>0.542667446797011</text:p>
          </table:table-cell>
          <table:table-cell office:value-type="float" office:value="1.27196851989352" calcext:value-type="float">
            <text:p>1.27196851989352</text:p>
          </table:table-cell>
          <table:table-cell office:value-type="float" office:value="0.461383691734885" calcext:value-type="float">
            <text:p>0.461383691734885</text:p>
          </table:table-cell>
          <table:table-cell office:value-type="float" office:value="0.0783235497862502" calcext:value-type="float">
            <text:p>0.07832354978625</text:p>
          </table:table-cell>
          <table:table-cell office:value-type="float" office:value="0.063432383583383" calcext:value-type="float">
            <text:p>0.063432383583383</text:p>
          </table:table-cell>
          <table:table-cell office:value-type="float" office:value="0.0345509032203789" calcext:value-type="float">
            <text:p>0.03455090322037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5225960227194" calcext:value-type="float">
            <text:p>0.485225960227194</text:p>
          </table:table-cell>
          <table:table-cell office:value-type="float" office:value="1.34175622420505" calcext:value-type="float">
            <text:p>1.34175622420505</text:p>
          </table:table-cell>
          <table:table-cell office:value-type="float" office:value="0.428457599393709" calcext:value-type="float">
            <text:p>0.428457599393709</text:p>
          </table:table-cell>
          <table:table-cell office:value-type="float" office:value="0.0639564092516265" calcext:value-type="float">
            <text:p>0.063956409251627</text:p>
          </table:table-cell>
          <table:table-cell office:value-type="float" office:value="0.0496979475837056" calcext:value-type="float">
            <text:p>0.049697947583706</text:p>
          </table:table-cell>
          <table:table-cell office:value-type="float" office:value="0.0266994214499596" calcext:value-type="float">
            <text:p>0.02669942144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82464056185844" calcext:value-type="float">
            <text:p>0.482464056185844</text:p>
          </table:table-cell>
          <table:table-cell office:value-type="float" office:value="1.34185019954454" calcext:value-type="float">
            <text:p>1.34185019954454</text:p>
          </table:table-cell>
          <table:table-cell office:value-type="float" office:value="0.428444572739729" calcext:value-type="float">
            <text:p>0.428444572739729</text:p>
          </table:table-cell>
          <table:table-cell office:value-type="float" office:value="0.0643138909336676" calcext:value-type="float">
            <text:p>0.064313890933668</text:p>
          </table:table-cell>
          <table:table-cell office:value-type="float" office:value="0.0496974011120564" calcext:value-type="float">
            <text:p>0.049697401112056</text:p>
          </table:table-cell>
          <table:table-cell office:value-type="float" office:value="0.0266981606656295" calcext:value-type="float">
            <text:p>0.026698160665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81268761987125" calcext:value-type="float">
            <text:p>0.481268761987125</text:p>
          </table:table-cell>
          <table:table-cell office:value-type="float" office:value="1.34185566605021" calcext:value-type="float">
            <text:p>1.34185566605021</text:p>
          </table:table-cell>
          <table:table-cell office:value-type="float" office:value="0.42846833409581" calcext:value-type="float">
            <text:p>0.42846833409581</text:p>
          </table:table-cell>
          <table:table-cell office:value-type="float" office:value="0.0641586259741743" calcext:value-type="float">
            <text:p>0.064158625974174</text:p>
          </table:table-cell>
          <table:table-cell office:value-type="float" office:value="0.0497000709022689" calcext:value-type="float">
            <text:p>0.049700070902269</text:p>
          </table:table-cell>
          <table:table-cell office:value-type="float" office:value="0.0267010006814565" calcext:value-type="float">
            <text:p>0.0267010006814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1237835425668" calcext:value-type="float">
            <text:p>0.651237835425668</text:p>
          </table:table-cell>
          <table:table-cell office:value-type="float" office:value="1.3370035114094" calcext:value-type="float">
            <text:p>1.3370035114094</text:p>
          </table:table-cell>
          <table:table-cell office:value-type="float" office:value="0.426836608067196" calcext:value-type="float">
            <text:p>0.426836608067196</text:p>
          </table:table-cell>
          <table:table-cell office:value-type="float" office:value="0.0629051830028027" calcext:value-type="float">
            <text:p>0.062905183002803</text:p>
          </table:table-cell>
          <table:table-cell office:value-type="float" office:value="0.0495140790166961" calcext:value-type="float">
            <text:p>0.049514079016696</text:p>
          </table:table-cell>
          <table:table-cell office:value-type="float" office:value="0.0264967726239406" calcext:value-type="float">
            <text:p>0.0264967726239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21372611674807" calcext:value-type="float">
            <text:p>0.521372611674807</text:p>
          </table:table-cell>
          <table:table-cell office:value-type="float" office:value="1.31641975267392" calcext:value-type="float">
            <text:p>1.31641975267392</text:p>
          </table:table-cell>
          <table:table-cell office:value-type="float" office:value="0.423913924212885" calcext:value-type="float">
            <text:p>0.423913924212885</text:p>
          </table:table-cell>
          <table:table-cell office:value-type="float" office:value="0.0683570381775112" calcext:value-type="float">
            <text:p>0.068357038177511</text:p>
          </table:table-cell>
          <table:table-cell office:value-type="float" office:value="0.0535778563935707" calcext:value-type="float">
            <text:p>0.053577856393571</text:p>
          </table:table-cell>
          <table:table-cell office:value-type="float" office:value="0.0254876975390405" calcext:value-type="float">
            <text:p>0.0254876975390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5134374524109" calcext:value-type="float">
            <text:p>0.505134374524109</text:p>
          </table:table-cell>
          <table:table-cell office:value-type="float" office:value="1.2910443305632" calcext:value-type="float">
            <text:p>1.2910443305632</text:p>
          </table:table-cell>
          <table:table-cell office:value-type="float" office:value="0.539827478432864" calcext:value-type="float">
            <text:p>0.539827478432864</text:p>
          </table:table-cell>
          <table:table-cell office:value-type="float" office:value="0.075990535289635" calcext:value-type="float">
            <text:p>0.075990535289635</text:p>
          </table:table-cell>
          <table:table-cell office:value-type="float" office:value="0.0574957681912234" calcext:value-type="float">
            <text:p>0.057495768191223</text:p>
          </table:table-cell>
          <table:table-cell office:value-type="float" office:value="0.0334208690644158" calcext:value-type="float">
            <text:p>0.0334208690644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8641018511144" calcext:value-type="float">
            <text:p>0.508641018511144</text:p>
          </table:table-cell>
          <table:table-cell office:value-type="float" office:value="1.29083939262013" calcext:value-type="float">
            <text:p>1.29083939262013</text:p>
          </table:table-cell>
          <table:table-cell office:value-type="float" office:value="0.539637581217136" calcext:value-type="float">
            <text:p>0.539637581217136</text:p>
          </table:table-cell>
          <table:table-cell office:value-type="float" office:value="0.0762717217937958" calcext:value-type="float">
            <text:p>0.076271721793796</text:p>
          </table:table-cell>
          <table:table-cell office:value-type="float" office:value="0.0574766322019595" calcext:value-type="float">
            <text:p>0.05747663220196</text:p>
          </table:table-cell>
          <table:table-cell office:value-type="float" office:value="0.0333976964569123" calcext:value-type="float">
            <text:p>0.0333976964569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400487387905" calcext:value-type="float">
            <text:p>0.50400487387905</text:p>
          </table:table-cell>
          <table:table-cell office:value-type="float" office:value="1.2908277065556" calcext:value-type="float">
            <text:p>1.2908277065556</text:p>
          </table:table-cell>
          <table:table-cell office:value-type="float" office:value="0.539753565565778" calcext:value-type="float">
            <text:p>0.539753565565778</text:p>
          </table:table-cell>
          <table:table-cell office:value-type="float" office:value="0.0761917320100134" calcext:value-type="float">
            <text:p>0.076191732010014</text:p>
          </table:table-cell>
          <table:table-cell office:value-type="float" office:value="0.0574886178223878" calcext:value-type="float">
            <text:p>0.057488617822388</text:p>
          </table:table-cell>
          <table:table-cell office:value-type="float" office:value="0.0334120530046237" calcext:value-type="float">
            <text:p>0.0334120530046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4600774262456" calcext:value-type="float">
            <text:p>0.714600774262456</text:p>
          </table:table-cell>
          <table:table-cell office:value-type="float" office:value="1.28506607622987" calcext:value-type="float">
            <text:p>1.28506607622987</text:p>
          </table:table-cell>
          <table:table-cell office:value-type="float" office:value="0.537190450009142" calcext:value-type="float">
            <text:p>0.537190450009142</text:p>
          </table:table-cell>
          <table:table-cell office:value-type="float" office:value="0.0745556196767933" calcext:value-type="float">
            <text:p>0.074555619676793</text:p>
          </table:table-cell>
          <table:table-cell office:value-type="float" office:value="0.0572243452019057" calcext:value-type="float">
            <text:p>0.057224345201906</text:p>
          </table:table-cell>
          <table:table-cell office:value-type="float" office:value="0.0330931397685125" calcext:value-type="float">
            <text:p>0.0330931397685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6734741137156" calcext:value-type="float">
            <text:p>0.526734741137156</text:p>
          </table:table-cell>
          <table:table-cell office:value-type="float" office:value="1.27503013403068" calcext:value-type="float">
            <text:p>1.27503013403068</text:p>
          </table:table-cell>
          <table:table-cell office:value-type="float" office:value="0.532171639454192" calcext:value-type="float">
            <text:p>0.532171639454192</text:p>
          </table:table-cell>
          <table:table-cell office:value-type="float" office:value="0.0768722768650578" calcext:value-type="float">
            <text:p>0.076872276865058</text:p>
          </table:table-cell>
          <table:table-cell office:value-type="float" office:value="0.0620108900702375" calcext:value-type="float">
            <text:p>0.062010890070238</text:p>
          </table:table-cell>
          <table:table-cell office:value-type="float" office:value="0.0350340237882369" calcext:value-type="float">
            <text:p>0.03503402378823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0173699973627" calcext:value-type="float">
            <text:p>0.460173699973627</text:p>
          </table:table-cell>
          <table:table-cell office:value-type="float" office:value="1.3431796751363" calcext:value-type="float">
            <text:p>1.3431796751363</text:p>
          </table:table-cell>
          <table:table-cell office:value-type="float" office:value="0.487735439617518" calcext:value-type="float">
            <text:p>0.487735439617518</text:p>
          </table:table-cell>
          <table:table-cell office:value-type="float" office:value="0.074904853132865" calcext:value-type="float">
            <text:p>0.074904853132865</text:p>
          </table:table-cell>
          <table:table-cell office:value-type="float" office:value="0.0577989454443284" calcext:value-type="float">
            <text:p>0.057798945444329</text:p>
          </table:table-cell>
          <table:table-cell office:value-type="float" office:value="0.0308607593099947" calcext:value-type="float">
            <text:p>0.0308607593099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0201473367885" calcext:value-type="float">
            <text:p>0.460201473367885</text:p>
          </table:table-cell>
          <table:table-cell office:value-type="float" office:value="1.34312885724137" calcext:value-type="float">
            <text:p>1.34312885724137</text:p>
          </table:table-cell>
          <table:table-cell office:value-type="float" office:value="0.487647439505739" calcext:value-type="float">
            <text:p>0.487647439505739</text:p>
          </table:table-cell>
          <table:table-cell office:value-type="float" office:value="0.0752403870577522" calcext:value-type="float">
            <text:p>0.075240387057752</text:p>
          </table:table-cell>
          <table:table-cell office:value-type="float" office:value="0.0577909467028175" calcext:value-type="float">
            <text:p>0.057790946702818</text:p>
          </table:table-cell>
          <table:table-cell office:value-type="float" office:value="0.0308500288015652" calcext:value-type="float">
            <text:p>0.0308500288015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761983856516" calcext:value-type="float">
            <text:p>0.45761983856516</text:p>
          </table:table-cell>
          <table:table-cell office:value-type="float" office:value="1.34313356762712" calcext:value-type="float">
            <text:p>1.34313356762712</text:p>
          </table:table-cell>
          <table:table-cell office:value-type="float" office:value="0.487703227691987" calcext:value-type="float">
            <text:p>0.487703227691987</text:p>
          </table:table-cell>
          <table:table-cell office:value-type="float" office:value="0.0751147976476799" calcext:value-type="float">
            <text:p>0.07511479764768</text:p>
          </table:table-cell>
          <table:table-cell office:value-type="float" office:value="0.0577974955530724" calcext:value-type="float">
            <text:p>0.057797495553072</text:p>
          </table:table-cell>
          <table:table-cell office:value-type="float" office:value="0.0308569911903982" calcext:value-type="float">
            <text:p>0.0308569911903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0068133278497" calcext:value-type="float">
            <text:p>0.650068133278497</text:p>
          </table:table-cell>
          <table:table-cell office:value-type="float" office:value="1.33766251698834" calcext:value-type="float">
            <text:p>1.33766251698834</text:p>
          </table:table-cell>
          <table:table-cell office:value-type="float" office:value="0.485605320357242" calcext:value-type="float">
            <text:p>0.485605320357242</text:p>
          </table:table-cell>
          <table:table-cell office:value-type="float" office:value="0.0736514548534079" calcext:value-type="float">
            <text:p>0.073651454853408</text:p>
          </table:table-cell>
          <table:table-cell office:value-type="float" office:value="0.0575548142414953" calcext:value-type="float">
            <text:p>0.057554814241495</text:p>
          </table:table-cell>
          <table:table-cell office:value-type="float" office:value="0.0305902598332169" calcext:value-type="float">
            <text:p>0.0305902598332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44945165956921" calcext:value-type="float">
            <text:p>0.544945165956921</text:p>
          </table:table-cell>
          <table:table-cell office:value-type="float" office:value="1.27044487377112" calcext:value-type="float">
            <text:p>1.27044487377112</text:p>
          </table:table-cell>
          <table:table-cell office:value-type="float" office:value="0.480677823147578" calcext:value-type="float">
            <text:p>0.480677823147578</text:p>
          </table:table-cell>
          <table:table-cell office:value-type="float" office:value="0.0685920136022118" calcext:value-type="float">
            <text:p>0.068592013602212</text:p>
          </table:table-cell>
          <table:table-cell office:value-type="float" office:value="0.0569730489527102" calcext:value-type="float">
            <text:p>0.05697304895271</text:p>
          </table:table-cell>
          <table:table-cell office:value-type="float" office:value="0.0361140037922554" calcext:value-type="float">
            <text:p>0.03611400379225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7548533899763" calcext:value-type="float">
            <text:p>0.447548533899763</text:p>
          </table:table-cell>
          <table:table-cell office:value-type="float" office:value="1.35372914181531" calcext:value-type="float">
            <text:p>1.35372914181531</text:p>
          </table:table-cell>
          <table:table-cell office:value-type="float" office:value="0.499180285635274" calcext:value-type="float">
            <text:p>0.499180285635274</text:p>
          </table:table-cell>
          <table:table-cell office:value-type="float" office:value="0.0735476572138886" calcext:value-type="float">
            <text:p>0.073547657213889</text:p>
          </table:table-cell>
          <table:table-cell office:value-type="float" office:value="0.056269995220078" calcext:value-type="float">
            <text:p>0.056269995220078</text:p>
          </table:table-cell>
          <table:table-cell office:value-type="float" office:value="0.0312763492143847" calcext:value-type="float">
            <text:p>0.0312763492143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7137142968636" calcext:value-type="float">
            <text:p>0.457137142968636</text:p>
          </table:table-cell>
          <table:table-cell office:value-type="float" office:value="1.35323487530593" calcext:value-type="float">
            <text:p>1.35323487530593</text:p>
          </table:table-cell>
          <table:table-cell office:value-type="float" office:value="0.498891629374213" calcext:value-type="float">
            <text:p>0.498891629374213</text:p>
          </table:table-cell>
          <table:table-cell office:value-type="float" office:value="0.0737632852011269" calcext:value-type="float">
            <text:p>0.073763285201127</text:p>
          </table:table-cell>
          <table:table-cell office:value-type="float" office:value="0.0562394695924095" calcext:value-type="float">
            <text:p>0.05623946959241</text:p>
          </table:table-cell>
          <table:table-cell office:value-type="float" office:value="0.0312402732223423" calcext:value-type="float">
            <text:p>0.0312402732223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7953257511819" calcext:value-type="float">
            <text:p>0.457953257511819</text:p>
          </table:table-cell>
          <table:table-cell office:value-type="float" office:value="1.35323264790374" calcext:value-type="float">
            <text:p>1.35323264790374</text:p>
          </table:table-cell>
          <table:table-cell office:value-type="float" office:value="0.49887354514523" calcext:value-type="float">
            <text:p>0.49887354514523</text:p>
          </table:table-cell>
          <table:table-cell office:value-type="float" office:value="0.0735903611063376" calcext:value-type="float">
            <text:p>0.073590361106338</text:p>
          </table:table-cell>
          <table:table-cell office:value-type="float" office:value="0.0562375280574939" calcext:value-type="float">
            <text:p>0.056237528057494</text:p>
          </table:table-cell>
          <table:table-cell office:value-type="float" office:value="0.0312378111146052" calcext:value-type="float">
            <text:p>0.0312378111146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0557276266932" calcext:value-type="float">
            <text:p>0.640557276266932</text:p>
          </table:table-cell>
          <table:table-cell office:value-type="float" office:value="1.34843739498196" calcext:value-type="float">
            <text:p>1.34843739498196</text:p>
          </table:table-cell>
          <table:table-cell office:value-type="float" office:value="0.496997705174934" calcext:value-type="float">
            <text:p>0.496997705174934</text:p>
          </table:table-cell>
          <table:table-cell office:value-type="float" office:value="0.0722684783132721" calcext:value-type="float">
            <text:p>0.072268478313272</text:p>
          </table:table-cell>
          <table:table-cell office:value-type="float" office:value="0.0560324808860791" calcext:value-type="float">
            <text:p>0.056032480886079</text:p>
          </table:table-cell>
          <table:table-cell office:value-type="float" office:value="0.0310018650718701" calcext:value-type="float">
            <text:p>0.031001865071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8231029280254" calcext:value-type="float">
            <text:p>0.398231029280254</text:p>
          </table:table-cell>
          <table:table-cell office:value-type="float" office:value="1.4067081749684" calcext:value-type="float">
            <text:p>1.4067081749684</text:p>
          </table:table-cell>
          <table:table-cell office:value-type="float" office:value="0.493408842617866" calcext:value-type="float">
            <text:p>0.493408842617866</text:p>
          </table:table-cell>
          <table:table-cell office:value-type="float" office:value="0.0745519200527387" calcext:value-type="float">
            <text:p>0.074551920052739</text:p>
          </table:table-cell>
          <table:table-cell office:value-type="float" office:value="0.0585687706727372" calcext:value-type="float">
            <text:p>0.058568770672737</text:p>
          </table:table-cell>
          <table:table-cell office:value-type="float" office:value="0.0319848902264006" calcext:value-type="float">
            <text:p>0.0319848902264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434587452657" calcext:value-type="float">
            <text:p>0.48434587452657</text:p>
          </table:table-cell>
          <table:table-cell office:value-type="float" office:value="1.33078838889565" calcext:value-type="float">
            <text:p>1.33078838889565</text:p>
          </table:table-cell>
          <table:table-cell office:value-type="float" office:value="0.52090049892711" calcext:value-type="float">
            <text:p>0.52090049892711</text:p>
          </table:table-cell>
          <table:table-cell office:value-type="float" office:value="0.0735684182188658" calcext:value-type="float">
            <text:p>0.073568418218866</text:p>
          </table:table-cell>
          <table:table-cell office:value-type="float" office:value="0.0570605971555046" calcext:value-type="float">
            <text:p>0.057060597155505</text:p>
          </table:table-cell>
          <table:table-cell office:value-type="float" office:value="0.0331650109530602" calcext:value-type="float">
            <text:p>0.033165010953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9331495997498" calcext:value-type="float">
            <text:p>0.469331495997498</text:p>
          </table:table-cell>
          <table:table-cell office:value-type="float" office:value="1.33104646595939" calcext:value-type="float">
            <text:p>1.33104646595939</text:p>
          </table:table-cell>
          <table:table-cell office:value-type="float" office:value="0.52115919971611" calcext:value-type="float">
            <text:p>0.52115919971611</text:p>
          </table:table-cell>
          <table:table-cell office:value-type="float" office:value="0.0741511385770089" calcext:value-type="float">
            <text:p>0.074151138577009</text:p>
          </table:table-cell>
          <table:table-cell office:value-type="float" office:value="0.0570884166141666" calcext:value-type="float">
            <text:p>0.057088416614167</text:p>
          </table:table-cell>
          <table:table-cell office:value-type="float" office:value="0.0331990955195795" calcext:value-type="float">
            <text:p>0.033199095519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372252078648" calcext:value-type="float">
            <text:p>0.47372252078648</text:p>
          </table:table-cell>
          <table:table-cell office:value-type="float" office:value="1.33104797699894" calcext:value-type="float">
            <text:p>1.33104797699894</text:p>
          </table:table-cell>
          <table:table-cell office:value-type="float" office:value="0.521052208113773" calcext:value-type="float">
            <text:p>0.521052208113773</text:p>
          </table:table-cell>
          <table:table-cell office:value-type="float" office:value="0.0739122228161628" calcext:value-type="float">
            <text:p>0.073912222816163</text:p>
          </table:table-cell>
          <table:table-cell office:value-type="float" office:value="0.0570767848627756" calcext:value-type="float">
            <text:p>0.057076784862776</text:p>
          </table:table-cell>
          <table:table-cell office:value-type="float" office:value="0.0331850132145357" calcext:value-type="float">
            <text:p>0.0331850132145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6265526567559" calcext:value-type="float">
            <text:p>0.686265526567559</text:p>
          </table:table-cell>
          <table:table-cell office:value-type="float" office:value="1.3248695958113" calcext:value-type="float">
            <text:p>1.3248695958113</text:p>
          </table:table-cell>
          <table:table-cell office:value-type="float" office:value="0.518505920358675" calcext:value-type="float">
            <text:p>0.518505920358675</text:p>
          </table:table-cell>
          <table:table-cell office:value-type="float" office:value="0.0721436416146066" calcext:value-type="float">
            <text:p>0.072143641614607</text:p>
          </table:table-cell>
          <table:table-cell office:value-type="float" office:value="0.0568026841634639" calcext:value-type="float">
            <text:p>0.056802684163464</text:p>
          </table:table-cell>
          <table:table-cell office:value-type="float" office:value="0.0328589775767302" calcext:value-type="float">
            <text:p>0.032858977576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89433135959647" calcext:value-type="float">
            <text:p>0.489433135959647</text:p>
          </table:table-cell>
          <table:table-cell office:value-type="float" office:value="1.32254613800068" calcext:value-type="float">
            <text:p>1.32254613800068</text:p>
          </table:table-cell>
          <table:table-cell office:value-type="float" office:value="0.475873069506221" calcext:value-type="float">
            <text:p>0.475873069506221</text:p>
          </table:table-cell>
          <table:table-cell office:value-type="float" office:value="0.0682706491989333" calcext:value-type="float">
            <text:p>0.068270649198933</text:p>
          </table:table-cell>
          <table:table-cell office:value-type="float" office:value="0.0561165879383895" calcext:value-type="float">
            <text:p>0.05611658793839</text:p>
          </table:table-cell>
          <table:table-cell office:value-type="float" office:value="0.0296578235533379" calcext:value-type="float">
            <text:p>0.02965782355333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6674406510839" calcext:value-type="float">
            <text:p>0.526674406510839</text:p>
          </table:table-cell>
          <table:table-cell office:value-type="float" office:value="1.28019771842824" calcext:value-type="float">
            <text:p>1.28019771842824</text:p>
          </table:table-cell>
          <table:table-cell office:value-type="float" office:value="0.536286827277636" calcext:value-type="float">
            <text:p>0.536286827277636</text:p>
          </table:table-cell>
          <table:table-cell office:value-type="float" office:value="0.0780229151993579" calcext:value-type="float">
            <text:p>0.078022915199358</text:p>
          </table:table-cell>
          <table:table-cell office:value-type="float" office:value="0.0598056022841102" calcext:value-type="float">
            <text:p>0.05980560228411</text:p>
          </table:table-cell>
          <table:table-cell office:value-type="float" office:value="0.0347163598362043" calcext:value-type="float">
            <text:p>0.0347163598362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5977406393358" calcext:value-type="float">
            <text:p>0.525977406393358</text:p>
          </table:table-cell>
          <table:table-cell office:value-type="float" office:value="1.28007017816172" calcext:value-type="float">
            <text:p>1.28007017816172</text:p>
          </table:table-cell>
          <table:table-cell office:value-type="float" office:value="0.536201804388355" calcext:value-type="float">
            <text:p>0.536201804388355</text:p>
          </table:table-cell>
          <table:table-cell office:value-type="float" office:value="0.0784197554435093" calcext:value-type="float">
            <text:p>0.078419755443509</text:p>
          </table:table-cell>
          <table:table-cell office:value-type="float" office:value="0.0597973719371382" calcext:value-type="float">
            <text:p>0.059797371937138</text:p>
          </table:table-cell>
          <table:table-cell office:value-type="float" office:value="0.0347059350271983" calcext:value-type="float">
            <text:p>0.0347059350271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6591760127192" calcext:value-type="float">
            <text:p>0.526591760127192</text:p>
          </table:table-cell>
          <table:table-cell office:value-type="float" office:value="1.2800636989824" calcext:value-type="float">
            <text:p>1.2800636989824</text:p>
          </table:table-cell>
          <table:table-cell office:value-type="float" office:value="0.536186676947637" calcext:value-type="float">
            <text:p>0.536186676947637</text:p>
          </table:table-cell>
          <table:table-cell office:value-type="float" office:value="0.0782332325298332" calcext:value-type="float">
            <text:p>0.078233232529833</text:p>
          </table:table-cell>
          <table:table-cell office:value-type="float" office:value="0.0597957218573077" calcext:value-type="float">
            <text:p>0.059795721857308</text:p>
          </table:table-cell>
          <table:table-cell office:value-type="float" office:value="0.0347037035665698" calcext:value-type="float">
            <text:p>0.034703703566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5828173525722" calcext:value-type="float">
            <text:p>0.735828173525722</text:p>
          </table:table-cell>
          <table:table-cell office:value-type="float" office:value="1.27436069933481" calcext:value-type="float">
            <text:p>1.27436069933481</text:p>
          </table:table-cell>
          <table:table-cell office:value-type="float" office:value="0.533676546190258" calcext:value-type="float">
            <text:p>0.533676546190258</text:p>
          </table:table-cell>
          <table:table-cell office:value-type="float" office:value="0.076508479847326" calcext:value-type="float">
            <text:p>0.076508479847326</text:p>
          </table:table-cell>
          <table:table-cell office:value-type="float" office:value="0.0595215293530514" calcext:value-type="float">
            <text:p>0.059521529353051</text:p>
          </table:table-cell>
          <table:table-cell office:value-type="float" office:value="0.0343771283583153" calcext:value-type="float">
            <text:p>0.0343771283583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19036370413144" calcext:value-type="float">
            <text:p>0.519036370413144</text:p>
          </table:table-cell>
          <table:table-cell office:value-type="float" office:value="1.27742366327024" calcext:value-type="float">
            <text:p>1.27742366327024</text:p>
          </table:table-cell>
          <table:table-cell office:value-type="float" office:value="0.585216044014586" calcext:value-type="float">
            <text:p>0.585216044014586</text:p>
          </table:table-cell>
          <table:table-cell office:value-type="float" office:value="0.0952971214220577" calcext:value-type="float">
            <text:p>0.095297121422058</text:p>
          </table:table-cell>
          <table:table-cell office:value-type="float" office:value="0.0750537246905635" calcext:value-type="float">
            <text:p>0.075053724690564</text:p>
          </table:table-cell>
          <table:table-cell office:value-type="float" office:value="0.0468096056820694" calcext:value-type="float">
            <text:p>0.04680960568206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7781701486108" calcext:value-type="float">
            <text:p>0.547781701486108</text:p>
          </table:table-cell>
          <table:table-cell office:value-type="float" office:value="1.23764688879898" calcext:value-type="float">
            <text:p>1.23764688879898</text:p>
          </table:table-cell>
          <table:table-cell office:value-type="float" office:value="0.505249665096268" calcext:value-type="float">
            <text:p>0.505249665096268</text:p>
          </table:table-cell>
          <table:table-cell office:value-type="float" office:value="0.0781691100293638" calcext:value-type="float">
            <text:p>0.078169110029364</text:p>
          </table:table-cell>
          <table:table-cell office:value-type="float" office:value="0.0610173322483933" calcext:value-type="float">
            <text:p>0.061017332248393</text:p>
          </table:table-cell>
          <table:table-cell office:value-type="float" office:value="0.0326572082796753" calcext:value-type="float">
            <text:p>0.0326572082796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6121099783671" calcext:value-type="float">
            <text:p>0.556121099783671</text:p>
          </table:table-cell>
          <table:table-cell office:value-type="float" office:value="1.2373062925146" calcext:value-type="float">
            <text:p>1.2373062925146</text:p>
          </table:table-cell>
          <table:table-cell office:value-type="float" office:value="0.504977944306279" calcext:value-type="float">
            <text:p>0.504977944306279</text:p>
          </table:table-cell>
          <table:table-cell office:value-type="float" office:value="0.0783783272038568" calcext:value-type="float">
            <text:p>0.078378327203857</text:p>
          </table:table-cell>
          <table:table-cell office:value-type="float" office:value="0.0609852902366458" calcext:value-type="float">
            <text:p>0.060985290236646</text:p>
          </table:table-cell>
          <table:table-cell office:value-type="float" office:value="0.0326221778740317" calcext:value-type="float">
            <text:p>0.0326221778740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6085748959455" calcext:value-type="float">
            <text:p>0.556085748959455</text:p>
          </table:table-cell>
          <table:table-cell office:value-type="float" office:value="1.23730723422928" calcext:value-type="float">
            <text:p>1.23730723422928</text:p>
          </table:table-cell>
          <table:table-cell office:value-type="float" office:value="0.504979050003333" calcext:value-type="float">
            <text:p>0.504979050003333</text:p>
          </table:table-cell>
          <table:table-cell office:value-type="float" office:value="0.0782360650535581" calcext:value-type="float">
            <text:p>0.078236065053558</text:p>
          </table:table-cell>
          <table:table-cell office:value-type="float" office:value="0.0609853924525457" calcext:value-type="float">
            <text:p>0.060985392452546</text:p>
          </table:table-cell>
          <table:table-cell office:value-type="float" office:value="0.0326221661900999" calcext:value-type="float">
            <text:p>0.03262216619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44222341200236" calcext:value-type="float">
            <text:p>0.744222341200236</text:p>
          </table:table-cell>
          <table:table-cell office:value-type="float" office:value="1.2327140554809" calcext:value-type="float">
            <text:p>1.2327140554809</text:p>
          </table:table-cell>
          <table:table-cell office:value-type="float" office:value="0.50303444216628" calcext:value-type="float">
            <text:p>0.50303444216628</text:p>
          </table:table-cell>
          <table:table-cell office:value-type="float" office:value="0.0768254159765138" calcext:value-type="float">
            <text:p>0.076825415976514</text:p>
          </table:table-cell>
          <table:table-cell office:value-type="float" office:value="0.0607538301445863" calcext:value-type="float">
            <text:p>0.060753830144586</text:p>
          </table:table-cell>
          <table:table-cell office:value-type="float" office:value="0.0323697357570549" calcext:value-type="float">
            <text:p>0.0323697357570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6689589411657" calcext:value-type="float">
            <text:p>0.616689589411657</text:p>
          </table:table-cell>
          <table:table-cell office:value-type="float" office:value="1.17983076146975" calcext:value-type="float">
            <text:p>1.17983076146975</text:p>
          </table:table-cell>
          <table:table-cell office:value-type="float" office:value="0.504501549512693" calcext:value-type="float">
            <text:p>0.504501549512693</text:p>
          </table:table-cell>
          <table:table-cell office:value-type="float" office:value="0.0798486854112857" calcext:value-type="float">
            <text:p>0.079848685411286</text:p>
          </table:table-cell>
          <table:table-cell office:value-type="float" office:value="0.0633127062942435" calcext:value-type="float">
            <text:p>0.063312706294244</text:p>
          </table:table-cell>
          <table:table-cell office:value-type="float" office:value="0.0379143471267956" calcext:value-type="float">
            <text:p>0.03791434712679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2795328758589" calcext:value-type="float">
            <text:p>0.522795328758589</text:p>
          </table:table-cell>
          <table:table-cell office:value-type="float" office:value="1.2718564224466" calcext:value-type="float">
            <text:p>1.2718564224466</text:p>
          </table:table-cell>
          <table:table-cell office:value-type="float" office:value="0.516581946533189" calcext:value-type="float">
            <text:p>0.516581946533189</text:p>
          </table:table-cell>
          <table:table-cell office:value-type="float" office:value="0.0742493023520546" calcext:value-type="float">
            <text:p>0.074249302352055</text:p>
          </table:table-cell>
          <table:table-cell office:value-type="float" office:value="0.0550801696479172" calcext:value-type="float">
            <text:p>0.055080169647917</text:p>
          </table:table-cell>
          <table:table-cell office:value-type="float" office:value="0.0327290913783611" calcext:value-type="float">
            <text:p>0.0327290913783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9189610650279" calcext:value-type="float">
            <text:p>0.519189610650279</text:p>
          </table:table-cell>
          <table:table-cell office:value-type="float" office:value="1.27184127165633" calcext:value-type="float">
            <text:p>1.27184127165633</text:p>
          </table:table-cell>
          <table:table-cell office:value-type="float" office:value="0.516566607930342" calcext:value-type="float">
            <text:p>0.516566607930342</text:p>
          </table:table-cell>
          <table:table-cell office:value-type="float" office:value="0.0746401902788004" calcext:value-type="float">
            <text:p>0.074640190278801</text:p>
          </table:table-cell>
          <table:table-cell office:value-type="float" office:value="0.0550789133588566" calcext:value-type="float">
            <text:p>0.055078913358857</text:p>
          </table:table-cell>
          <table:table-cell office:value-type="float" office:value="0.0327277513016734" calcext:value-type="float">
            <text:p>0.0327277513016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8620363755115" calcext:value-type="float">
            <text:p>0.518620363755115</text:p>
          </table:table-cell>
          <table:table-cell office:value-type="float" office:value="1.2718403827088" calcext:value-type="float">
            <text:p>1.2718403827088</text:p>
          </table:table-cell>
          <table:table-cell office:value-type="float" office:value="0.516581328207595" calcext:value-type="float">
            <text:p>0.516581328207595</text:p>
          </table:table-cell>
          <table:table-cell office:value-type="float" office:value="0.0744862429647287" calcext:value-type="float">
            <text:p>0.074486242964729</text:p>
          </table:table-cell>
          <table:table-cell office:value-type="float" office:value="0.0550803959094569" calcext:value-type="float">
            <text:p>0.055080395909457</text:p>
          </table:table-cell>
          <table:table-cell office:value-type="float" office:value="0.0327294249557047" calcext:value-type="float">
            <text:p>0.0327294249557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390962731333" calcext:value-type="float">
            <text:p>0.72390962731333</text:p>
          </table:table-cell>
          <table:table-cell office:value-type="float" office:value="1.26623718971042" calcext:value-type="float">
            <text:p>1.26623718971042</text:p>
          </table:table-cell>
          <table:table-cell office:value-type="float" office:value="0.514161885857874" calcext:value-type="float">
            <text:p>0.514161885857874</text:p>
          </table:table-cell>
          <table:table-cell office:value-type="float" office:value="0.0728484342961295" calcext:value-type="float">
            <text:p>0.07284843429613</text:p>
          </table:table-cell>
          <table:table-cell office:value-type="float" office:value="0.0548300330307248" calcext:value-type="float">
            <text:p>0.054830033030725</text:p>
          </table:table-cell>
          <table:table-cell office:value-type="float" office:value="0.0324213343639091" calcext:value-type="float">
            <text:p>0.0324213343639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6073112940711" calcext:value-type="float">
            <text:p>0.566073112940711</text:p>
          </table:table-cell>
          <table:table-cell office:value-type="float" office:value="1.23472784988397" calcext:value-type="float">
            <text:p>1.23472784988397</text:p>
          </table:table-cell>
          <table:table-cell office:value-type="float" office:value="0.494482987663638" calcext:value-type="float">
            <text:p>0.494482987663638</text:p>
          </table:table-cell>
          <table:table-cell office:value-type="float" office:value="0.0731478147879215" calcext:value-type="float">
            <text:p>0.073147814787922</text:p>
          </table:table-cell>
          <table:table-cell office:value-type="float" office:value="0.0569181705516403" calcext:value-type="float">
            <text:p>0.05691817055164</text:p>
          </table:table-cell>
          <table:table-cell office:value-type="float" office:value="0.0330552178984383" calcext:value-type="float">
            <text:p>0.03305521789843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9792505147487" calcext:value-type="float">
            <text:p>0.559792505147487</text:p>
          </table:table-cell>
          <table:table-cell office:value-type="float" office:value="1.3029410582799" calcext:value-type="float">
            <text:p>1.3029410582799</text:p>
          </table:table-cell>
          <table:table-cell office:value-type="float" office:value="0.446859552066461" calcext:value-type="float">
            <text:p>0.446859552066461</text:p>
          </table:table-cell>
          <table:table-cell office:value-type="float" office:value="0.0684440027422126" calcext:value-type="float">
            <text:p>0.068444002742213</text:p>
          </table:table-cell>
          <table:table-cell office:value-type="float" office:value="0.0515032442971965" calcext:value-type="float">
            <text:p>0.051503244297197</text:p>
          </table:table-cell>
          <table:table-cell office:value-type="float" office:value="0.0282364633263731" calcext:value-type="float">
            <text:p>0.0282364633263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8071614394906" calcext:value-type="float">
            <text:p>0.548071614394906</text:p>
          </table:table-cell>
          <table:table-cell office:value-type="float" office:value="1.30317517678211" calcext:value-type="float">
            <text:p>1.30317517678211</text:p>
          </table:table-cell>
          <table:table-cell office:value-type="float" office:value="0.447034583845031" calcext:value-type="float">
            <text:p>0.447034583845031</text:p>
          </table:table-cell>
          <table:table-cell office:value-type="float" office:value="0.0689446625400214" calcext:value-type="float">
            <text:p>0.068944662540022</text:p>
          </table:table-cell>
          <table:table-cell office:value-type="float" office:value="0.0515235127018888" calcext:value-type="float">
            <text:p>0.051523512701889</text:p>
          </table:table-cell>
          <table:table-cell office:value-type="float" office:value="0.0282593435922656" calcext:value-type="float">
            <text:p>0.0282593435922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2094179560251" calcext:value-type="float">
            <text:p>0.552094179560251</text:p>
          </table:table-cell>
          <table:table-cell office:value-type="float" office:value="1.30314743159216" calcext:value-type="float">
            <text:p>1.30314743159216</text:p>
          </table:table-cell>
          <table:table-cell office:value-type="float" office:value="0.446949123195548" calcext:value-type="float">
            <text:p>0.446949123195548</text:p>
          </table:table-cell>
          <table:table-cell office:value-type="float" office:value="0.0687093682404922" calcext:value-type="float">
            <text:p>0.068709368240492</text:p>
          </table:table-cell>
          <table:table-cell office:value-type="float" office:value="0.0515138507059468" calcext:value-type="float">
            <text:p>0.051513850705947</text:p>
          </table:table-cell>
          <table:table-cell office:value-type="float" office:value="0.0282481919707095" calcext:value-type="float">
            <text:p>0.028248191970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3666764213899" calcext:value-type="float">
            <text:p>0.733666764213899</text:p>
          </table:table-cell>
          <table:table-cell office:value-type="float" office:value="1.29798104663551" calcext:value-type="float">
            <text:p>1.29798104663551</text:p>
          </table:table-cell>
          <table:table-cell office:value-type="float" office:value="0.445060820229838" calcext:value-type="float">
            <text:p>0.445060820229838</text:p>
          </table:table-cell>
          <table:table-cell office:value-type="float" office:value="0.0673192059670136" calcext:value-type="float">
            <text:p>0.067319205967014</text:p>
          </table:table-cell>
          <table:table-cell office:value-type="float" office:value="0.0513025112562706" calcext:value-type="float">
            <text:p>0.051302511256271</text:p>
          </table:table-cell>
          <table:table-cell office:value-type="float" office:value="0.0280084240300665" calcext:value-type="float">
            <text:p>0.0280084240300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63995014607" calcext:value-type="float">
            <text:p>0.563995014607</text:p>
          </table:table-cell>
          <table:table-cell office:value-type="float" office:value="1.29460788146081" calcext:value-type="float">
            <text:p>1.29460788146081</text:p>
          </table:table-cell>
          <table:table-cell office:value-type="float" office:value="0.453098111745083" calcext:value-type="float">
            <text:p>0.453098111745083</text:p>
          </table:table-cell>
          <table:table-cell office:value-type="float" office:value="0.075237658357832" calcext:value-type="float">
            <text:p>0.075237658357832</text:p>
          </table:table-cell>
          <table:table-cell office:value-type="float" office:value="0.0573680240790685" calcext:value-type="float">
            <text:p>0.057368024079069</text:p>
          </table:table-cell>
          <table:table-cell office:value-type="float" office:value="0.0299614992640408" calcext:value-type="float">
            <text:p>0.02996149926404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2267552855294" calcext:value-type="float">
            <text:p>0.532267552855294</text:p>
          </table:table-cell>
          <table:table-cell office:value-type="float" office:value="1.30108236760458" calcext:value-type="float">
            <text:p>1.30108236760458</text:p>
          </table:table-cell>
          <table:table-cell office:value-type="float" office:value="0.48687602910477" calcext:value-type="float">
            <text:p>0.48687602910477</text:p>
          </table:table-cell>
          <table:table-cell office:value-type="float" office:value="0.0756819706528252" calcext:value-type="float">
            <text:p>0.075681970652825</text:p>
          </table:table-cell>
          <table:table-cell office:value-type="float" office:value="0.0558139631896608" calcext:value-type="float">
            <text:p>0.055813963189661</text:p>
          </table:table-cell>
          <table:table-cell office:value-type="float" office:value="0.0314699562961995" calcext:value-type="float">
            <text:p>0.03146995629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6861319799829" calcext:value-type="float">
            <text:p>0.516861319799829</text:p>
          </table:table-cell>
          <table:table-cell office:value-type="float" office:value="1.30140883147941" calcext:value-type="float">
            <text:p>1.30140883147941</text:p>
          </table:table-cell>
          <table:table-cell office:value-type="float" office:value="0.487138018824556" calcext:value-type="float">
            <text:p>0.487138018824556</text:p>
          </table:table-cell>
          <table:table-cell office:value-type="float" office:value="0.0762710563965329" calcext:value-type="float">
            <text:p>0.076271056396533</text:p>
          </table:table-cell>
          <table:table-cell office:value-type="float" office:value="0.0558410500803737" calcext:value-type="float">
            <text:p>0.055841050080374</text:p>
          </table:table-cell>
          <table:table-cell office:value-type="float" office:value="0.0315049373817278" calcext:value-type="float">
            <text:p>0.0315049373817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6463550086881" calcext:value-type="float">
            <text:p>0.516463550086881</text:p>
          </table:table-cell>
          <table:table-cell office:value-type="float" office:value="1.30141031737115" calcext:value-type="float">
            <text:p>1.30141031737115</text:p>
          </table:table-cell>
          <table:table-cell office:value-type="float" office:value="0.48714688803669" calcext:value-type="float">
            <text:p>0.48714688803669</text:p>
          </table:table-cell>
          <table:table-cell office:value-type="float" office:value="0.0761004716734583" calcext:value-type="float">
            <text:p>0.076100471673458</text:p>
          </table:table-cell>
          <table:table-cell office:value-type="float" office:value="0.0558420688909028" calcext:value-type="float">
            <text:p>0.055842068890903</text:p>
          </table:table-cell>
          <table:table-cell office:value-type="float" office:value="0.0315058530310068" calcext:value-type="float">
            <text:p>0.0315058530310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1441180129046" calcext:value-type="float">
            <text:p>0.721441180129046</text:p>
          </table:table-cell>
          <table:table-cell office:value-type="float" office:value="1.29548833661653" calcext:value-type="float">
            <text:p>1.29548833661653</text:p>
          </table:table-cell>
          <table:table-cell office:value-type="float" office:value="0.484733831804303" calcext:value-type="float">
            <text:p>0.484733831804303</text:p>
          </table:table-cell>
          <table:table-cell office:value-type="float" office:value="0.0744035638968888" calcext:value-type="float">
            <text:p>0.074403563896889</text:p>
          </table:table-cell>
          <table:table-cell office:value-type="float" office:value="0.0555786204911785" calcext:value-type="float">
            <text:p>0.055578620491179</text:p>
          </table:table-cell>
          <table:table-cell office:value-type="float" office:value="0.0311921107835856" calcext:value-type="float">
            <text:p>0.0311921107835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610762508729" calcext:value-type="float">
            <text:p>0.52610762508729</text:p>
          </table:table-cell>
          <table:table-cell office:value-type="float" office:value="1.30365573895421" calcext:value-type="float">
            <text:p>1.30365573895421</text:p>
          </table:table-cell>
          <table:table-cell office:value-type="float" office:value="0.474947954911334" calcext:value-type="float">
            <text:p>0.474947954911334</text:p>
          </table:table-cell>
          <table:table-cell office:value-type="float" office:value="0.0791166838758852" calcext:value-type="float">
            <text:p>0.079116683875885</text:p>
          </table:table-cell>
          <table:table-cell office:value-type="float" office:value="0.0600580029580415" calcext:value-type="float">
            <text:p>0.060058002958042</text:p>
          </table:table-cell>
          <table:table-cell office:value-type="float" office:value="0.031786359848751" calcext:value-type="float">
            <text:p>0.03178635984875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488076662667" calcext:value-type="float">
            <text:p>0.45488076662667</text:p>
          </table:table-cell>
          <table:table-cell office:value-type="float" office:value="1.35037435348794" calcext:value-type="float">
            <text:p>1.35037435348794</text:p>
          </table:table-cell>
          <table:table-cell office:value-type="float" office:value="0.495981939881179" calcext:value-type="float">
            <text:p>0.495981939881179</text:p>
          </table:table-cell>
          <table:table-cell office:value-type="float" office:value="0.0730699648574394" calcext:value-type="float">
            <text:p>0.07306996485744</text:p>
          </table:table-cell>
          <table:table-cell office:value-type="float" office:value="0.0550397641852173" calcext:value-type="float">
            <text:p>0.055039764185217</text:p>
          </table:table-cell>
          <table:table-cell office:value-type="float" office:value="0.0308109509452864" calcext:value-type="float">
            <text:p>0.0308109509452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5832188705538" calcext:value-type="float">
            <text:p>0.465832188705538</text:p>
          </table:table-cell>
          <table:table-cell office:value-type="float" office:value="1.34991177610254" calcext:value-type="float">
            <text:p>1.34991177610254</text:p>
          </table:table-cell>
          <table:table-cell office:value-type="float" office:value="0.4956556621205" calcext:value-type="float">
            <text:p>0.4956556621205</text:p>
          </table:table-cell>
          <table:table-cell office:value-type="float" office:value="0.0732456329619586" calcext:value-type="float">
            <text:p>0.073245632961959</text:p>
          </table:table-cell>
          <table:table-cell office:value-type="float" office:value="0.0550042068600523" calcext:value-type="float">
            <text:p>0.055004206860052</text:p>
          </table:table-cell>
          <table:table-cell office:value-type="float" office:value="0.0307704630929027" calcext:value-type="float">
            <text:p>0.0307704630929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5012977255108" calcext:value-type="float">
            <text:p>0.455012977255108</text:p>
          </table:table-cell>
          <table:table-cell office:value-type="float" office:value="1.3499395728654" calcext:value-type="float">
            <text:p>1.3499395728654</text:p>
          </table:table-cell>
          <table:table-cell office:value-type="float" office:value="0.495892889085697" calcext:value-type="float">
            <text:p>0.495892889085697</text:p>
          </table:table-cell>
          <table:table-cell office:value-type="float" office:value="0.0732369805825158" calcext:value-type="float">
            <text:p>0.073236980582516</text:p>
          </table:table-cell>
          <table:table-cell office:value-type="float" office:value="0.0550299153157839" calcext:value-type="float">
            <text:p>0.055029915315784</text:p>
          </table:table-cell>
          <table:table-cell office:value-type="float" office:value="0.030800124186604" calcext:value-type="float">
            <text:p>0.0308001241866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8057156418014" calcext:value-type="float">
            <text:p>0.648057156418014</text:p>
          </table:table-cell>
          <table:table-cell office:value-type="float" office:value="1.34446338666094" calcext:value-type="float">
            <text:p>1.34446338666094</text:p>
          </table:table-cell>
          <table:table-cell office:value-type="float" office:value="0.493756683277936" calcext:value-type="float">
            <text:p>0.493756683277936</text:p>
          </table:table-cell>
          <table:table-cell office:value-type="float" office:value="0.0717950664474911" calcext:value-type="float">
            <text:p>0.071795066447491</text:p>
          </table:table-cell>
          <table:table-cell office:value-type="float" office:value="0.0547994430975983" calcext:value-type="float">
            <text:p>0.054799443097598</text:p>
          </table:table-cell>
          <table:table-cell office:value-type="float" office:value="0.0305335387351783" calcext:value-type="float">
            <text:p>0.0305335387351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3914758443167" calcext:value-type="float">
            <text:p>0.453914758443167</text:p>
          </table:table-cell>
          <table:table-cell office:value-type="float" office:value="1.35646105812433" calcext:value-type="float">
            <text:p>1.35646105812433</text:p>
          </table:table-cell>
          <table:table-cell office:value-type="float" office:value="0.487802907868335" calcext:value-type="float">
            <text:p>0.487802907868335</text:p>
          </table:table-cell>
          <table:table-cell office:value-type="float" office:value="0.0735103006856436" calcext:value-type="float">
            <text:p>0.073510300685644</text:p>
          </table:table-cell>
          <table:table-cell office:value-type="float" office:value="0.0567490695948213" calcext:value-type="float">
            <text:p>0.056749069594821</text:p>
          </table:table-cell>
          <table:table-cell office:value-type="float" office:value="0.0301586592026989" calcext:value-type="float">
            <text:p>0.0301586592026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1895837631631" calcext:value-type="float">
            <text:p>0.471895837631631</text:p>
          </table:table-cell>
          <table:table-cell office:value-type="float" office:value="1.33938029782039" calcext:value-type="float">
            <text:p>1.33938029782039</text:p>
          </table:table-cell>
          <table:table-cell office:value-type="float" office:value="0.487756711661801" calcext:value-type="float">
            <text:p>0.487756711661801</text:p>
          </table:table-cell>
          <table:table-cell office:value-type="float" office:value="0.0740105583717774" calcext:value-type="float">
            <text:p>0.074010558371777</text:p>
          </table:table-cell>
          <table:table-cell office:value-type="float" office:value="0.0566803893030351" calcext:value-type="float">
            <text:p>0.056680389303035</text:p>
          </table:table-cell>
          <table:table-cell office:value-type="float" office:value="0.0310771770139268" calcext:value-type="float">
            <text:p>0.0310771770139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015701193369" calcext:value-type="float">
            <text:p>0.46015701193369</text:p>
          </table:table-cell>
          <table:table-cell office:value-type="float" office:value="1.33955443801746" calcext:value-type="float">
            <text:p>1.33955443801746</text:p>
          </table:table-cell>
          <table:table-cell office:value-type="float" office:value="0.487936427041479" calcext:value-type="float">
            <text:p>0.487936427041479</text:p>
          </table:table-cell>
          <table:table-cell office:value-type="float" office:value="0.0744989898400807" calcext:value-type="float">
            <text:p>0.074498989840081</text:p>
          </table:table-cell>
          <table:table-cell office:value-type="float" office:value="0.0567020042975741" calcext:value-type="float">
            <text:p>0.056702004297574</text:p>
          </table:table-cell>
          <table:table-cell office:value-type="float" office:value="0.0311009343481395" calcext:value-type="float">
            <text:p>0.031100934348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7188710866652" calcext:value-type="float">
            <text:p>0.467188710866652</text:p>
          </table:table-cell>
          <table:table-cell office:value-type="float" office:value="1.33955778575394" calcext:value-type="float">
            <text:p>1.33955778575394</text:p>
          </table:table-cell>
          <table:table-cell office:value-type="float" office:value="0.487771181465833" calcext:value-type="float">
            <text:p>0.487771181465833</text:p>
          </table:table-cell>
          <table:table-cell office:value-type="float" office:value="0.0742400495710921" calcext:value-type="float">
            <text:p>0.074240049571092</text:p>
          </table:table-cell>
          <table:table-cell office:value-type="float" office:value="0.0566833972100018" calcext:value-type="float">
            <text:p>0.056683397210002</text:p>
          </table:table-cell>
          <table:table-cell office:value-type="float" office:value="0.0310793807608722" calcext:value-type="float">
            <text:p>0.0310793807608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1502835816023" calcext:value-type="float">
            <text:p>0.661502835816023</text:p>
          </table:table-cell>
          <table:table-cell office:value-type="float" office:value="1.33402615869857" calcext:value-type="float">
            <text:p>1.33402615869857</text:p>
          </table:table-cell>
          <table:table-cell office:value-type="float" office:value="0.485649818010362" calcext:value-type="float">
            <text:p>0.485649818010362</text:p>
          </table:table-cell>
          <table:table-cell office:value-type="float" office:value="0.0727399473139515" calcext:value-type="float">
            <text:p>0.072739947313952</text:p>
          </table:table-cell>
          <table:table-cell office:value-type="float" office:value="0.0564417320090285" calcext:value-type="float">
            <text:p>0.056441732009029</text:p>
          </table:table-cell>
          <table:table-cell office:value-type="float" office:value="0.030807753716693" calcext:value-type="float">
            <text:p>0.0308077537166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5319839209135" calcext:value-type="float">
            <text:p>0.535319839209135</text:p>
          </table:table-cell>
          <table:table-cell office:value-type="float" office:value="1.28503937518563" calcext:value-type="float">
            <text:p>1.28503937518563</text:p>
          </table:table-cell>
          <table:table-cell office:value-type="float" office:value="0.432509541536324" calcext:value-type="float">
            <text:p>0.432509541536324</text:p>
          </table:table-cell>
          <table:table-cell office:value-type="float" office:value="0.0656870424760592" calcext:value-type="float">
            <text:p>0.065687042476059</text:p>
          </table:table-cell>
          <table:table-cell office:value-type="float" office:value="0.0555578550242208" calcext:value-type="float">
            <text:p>0.055557855024221</text:p>
          </table:table-cell>
          <table:table-cell office:value-type="float" office:value="0.0259208152278472" calcext:value-type="float">
            <text:p>0.0259208152278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915744110798" calcext:value-type="float">
            <text:p>0.48915744110798</text:p>
          </table:table-cell>
          <table:table-cell office:value-type="float" office:value="1.31774705783471" calcext:value-type="float">
            <text:p>1.31774705783471</text:p>
          </table:table-cell>
          <table:table-cell office:value-type="float" office:value="0.475210878843272" calcext:value-type="float">
            <text:p>0.475210878843272</text:p>
          </table:table-cell>
          <table:table-cell office:value-type="float" office:value="0.0735420892751488" calcext:value-type="float">
            <text:p>0.073542089275149</text:p>
          </table:table-cell>
          <table:table-cell office:value-type="float" office:value="0.0552235741649466" calcext:value-type="float">
            <text:p>0.055223574164947</text:p>
          </table:table-cell>
          <table:table-cell office:value-type="float" office:value="0.0303985292885065" calcext:value-type="float">
            <text:p>0.0303985292885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4684598502728" calcext:value-type="float">
            <text:p>0.494684598502728</text:p>
          </table:table-cell>
          <table:table-cell office:value-type="float" office:value="1.31745172688331" calcext:value-type="float">
            <text:p>1.31745172688331</text:p>
          </table:table-cell>
          <table:table-cell office:value-type="float" office:value="0.47501159894866" calcext:value-type="float">
            <text:p>0.47501159894866</text:p>
          </table:table-cell>
          <table:table-cell office:value-type="float" office:value="0.0738011986963137" calcext:value-type="float">
            <text:p>0.073801198696314</text:p>
          </table:table-cell>
          <table:table-cell office:value-type="float" office:value="0.0552022328982183" calcext:value-type="float">
            <text:p>0.055202232898218</text:p>
          </table:table-cell>
          <table:table-cell office:value-type="float" office:value="0.0303732392590412" calcext:value-type="float">
            <text:p>0.0303732392590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5065229516182" calcext:value-type="float">
            <text:p>0.495065229516182</text:p>
          </table:table-cell>
          <table:table-cell office:value-type="float" office:value="1.3174480187771" calcext:value-type="float">
            <text:p>1.3174480187771</text:p>
          </table:table-cell>
          <table:table-cell office:value-type="float" office:value="0.475005107003056" calcext:value-type="float">
            <text:p>0.475005107003056</text:p>
          </table:table-cell>
          <table:table-cell office:value-type="float" office:value="0.0736270404339287" calcext:value-type="float">
            <text:p>0.073627040433929</text:p>
          </table:table-cell>
          <table:table-cell office:value-type="float" office:value="0.0552014171939327" calcext:value-type="float">
            <text:p>0.055201417193933</text:p>
          </table:table-cell>
          <table:table-cell office:value-type="float" office:value="0.0303722182464058" calcext:value-type="float">
            <text:p>0.0303722182464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3998557007474" calcext:value-type="float">
            <text:p>0.673998557007474</text:p>
          </table:table-cell>
          <table:table-cell office:value-type="float" office:value="1.31268478802333" calcext:value-type="float">
            <text:p>1.31268478802333</text:p>
          </table:table-cell>
          <table:table-cell office:value-type="float" office:value="0.473186555995648" calcext:value-type="float">
            <text:p>0.473186555995648</text:p>
          </table:table-cell>
          <table:table-cell office:value-type="float" office:value="0.0723136925437696" calcext:value-type="float">
            <text:p>0.07231369254377</text:p>
          </table:table-cell>
          <table:table-cell office:value-type="float" office:value="0.0549959927113584" calcext:value-type="float">
            <text:p>0.054995992711358</text:p>
          </table:table-cell>
          <table:table-cell office:value-type="float" office:value="0.030138659732084" calcext:value-type="float">
            <text:p>0.0301386597320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6783394874064" calcext:value-type="float">
            <text:p>0.536783394874064</text:p>
          </table:table-cell>
          <table:table-cell office:value-type="float" office:value="1.27791676203402" calcext:value-type="float">
            <text:p>1.27791676203402</text:p>
          </table:table-cell>
          <table:table-cell office:value-type="float" office:value="0.481007185664109" calcext:value-type="float">
            <text:p>0.481007185664109</text:p>
          </table:table-cell>
          <table:table-cell office:value-type="float" office:value="0.0761606718848497" calcext:value-type="float">
            <text:p>0.07616067188485</text:p>
          </table:table-cell>
          <table:table-cell office:value-type="float" office:value="0.0592756950325168" calcext:value-type="float">
            <text:p>0.059275695032517</text:p>
          </table:table-cell>
          <table:table-cell office:value-type="float" office:value="0.0351654237546279" calcext:value-type="float">
            <text:p>0.03516542375462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0844017986526" calcext:value-type="float">
            <text:p>0.570844017986526</text:p>
          </table:table-cell>
          <table:table-cell office:value-type="float" office:value="1.23749775564446" calcext:value-type="float">
            <text:p>1.23749775564446</text:p>
          </table:table-cell>
          <table:table-cell office:value-type="float" office:value="0.510177512816724" calcext:value-type="float">
            <text:p>0.510177512816724</text:p>
          </table:table-cell>
          <table:table-cell office:value-type="float" office:value="0.0734922442053689" calcext:value-type="float">
            <text:p>0.073492244205369</text:p>
          </table:table-cell>
          <table:table-cell office:value-type="float" office:value="0.0567101965479678" calcext:value-type="float">
            <text:p>0.056710196547968</text:p>
          </table:table-cell>
          <table:table-cell office:value-type="float" office:value="0.0326452368800465" calcext:value-type="float">
            <text:p>0.0326452368800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1525130974092" calcext:value-type="float">
            <text:p>0.571525130974092</text:p>
          </table:table-cell>
          <table:table-cell office:value-type="float" office:value="1.23728972107994" calcext:value-type="float">
            <text:p>1.23728972107994</text:p>
          </table:table-cell>
          <table:table-cell office:value-type="float" office:value="0.510064266652522" calcext:value-type="float">
            <text:p>0.510064266652522</text:p>
          </table:table-cell>
          <table:table-cell office:value-type="float" office:value="0.0738281258670546" calcext:value-type="float">
            <text:p>0.073828125867055</text:p>
          </table:table-cell>
          <table:table-cell office:value-type="float" office:value="0.0566983734451259" calcext:value-type="float">
            <text:p>0.056698373445126</text:p>
          </table:table-cell>
          <table:table-cell office:value-type="float" office:value="0.0326311564512249" calcext:value-type="float">
            <text:p>0.0326311564512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4519667371504" calcext:value-type="float">
            <text:p>0.574519667371504</text:p>
          </table:table-cell>
          <table:table-cell office:value-type="float" office:value="1.23730659696783" calcext:value-type="float">
            <text:p>1.23730659696783</text:p>
          </table:table-cell>
          <table:table-cell office:value-type="float" office:value="0.509998212658192" calcext:value-type="float">
            <text:p>0.509998212658192</text:p>
          </table:table-cell>
          <table:table-cell office:value-type="float" office:value="0.0736369934846408" calcext:value-type="float">
            <text:p>0.073636993484641</text:p>
          </table:table-cell>
          <table:table-cell office:value-type="float" office:value="0.05669098771172" calcext:value-type="float">
            <text:p>0.05669098771172</text:p>
          </table:table-cell>
          <table:table-cell office:value-type="float" office:value="0.0326224091398558" calcext:value-type="float">
            <text:p>0.0326224091398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69050032952267" calcext:value-type="float">
            <text:p>0.769050032952267</text:p>
          </table:table-cell>
          <table:table-cell office:value-type="float" office:value="1.23231493325789" calcext:value-type="float">
            <text:p>1.23231493325789</text:p>
          </table:table-cell>
          <table:table-cell office:value-type="float" office:value="0.507853164451673" calcext:value-type="float">
            <text:p>0.507853164451673</text:p>
          </table:table-cell>
          <table:table-cell office:value-type="float" office:value="0.0720956078187489" calcext:value-type="float">
            <text:p>0.072095607818749</text:p>
          </table:table-cell>
          <table:table-cell office:value-type="float" office:value="0.0564561407446587" calcext:value-type="float">
            <text:p>0.056456140744659</text:p>
          </table:table-cell>
          <table:table-cell office:value-type="float" office:value="0.0323466791761753" calcext:value-type="float">
            <text:p>0.032346679176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59525806531779" calcext:value-type="float">
            <text:p>0.559525806531779</text:p>
          </table:table-cell>
          <table:table-cell office:value-type="float" office:value="1.2469860944249" calcext:value-type="float">
            <text:p>1.2469860944249</text:p>
          </table:table-cell>
          <table:table-cell office:value-type="float" office:value="0.48964260823878" calcext:value-type="float">
            <text:p>0.48964260823878</text:p>
          </table:table-cell>
          <table:table-cell office:value-type="float" office:value="0.0747088474005656" calcext:value-type="float">
            <text:p>0.074708847400566</text:p>
          </table:table-cell>
          <table:table-cell office:value-type="float" office:value="0.0588232161072981" calcext:value-type="float">
            <text:p>0.058823216107298</text:p>
          </table:table-cell>
          <table:table-cell office:value-type="float" office:value="0.0312540983543501" calcext:value-type="float">
            <text:p>0.0312540983543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664717564967" calcext:value-type="float">
            <text:p>0.43664717564967</text:p>
          </table:table-cell>
          <table:table-cell office:value-type="float" office:value="1.36707357761552" calcext:value-type="float">
            <text:p>1.36707357761552</text:p>
          </table:table-cell>
          <table:table-cell office:value-type="float" office:value="0.509865452733554" calcext:value-type="float">
            <text:p>0.509865452733554</text:p>
          </table:table-cell>
          <table:table-cell office:value-type="float" office:value="0.0737969969083477" calcext:value-type="float">
            <text:p>0.073796996908348</text:p>
          </table:table-cell>
          <table:table-cell office:value-type="float" office:value="0.05650564297048" calcext:value-type="float">
            <text:p>0.05650564297048</text:p>
          </table:table-cell>
          <table:table-cell office:value-type="float" office:value="0.0323957217095028" calcext:value-type="float">
            <text:p>0.0323957217095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540611114699" calcext:value-type="float">
            <text:p>0.42540611114699</text:p>
          </table:table-cell>
          <table:table-cell office:value-type="float" office:value="1.36730485089018" calcext:value-type="float">
            <text:p>1.36730485089018</text:p>
          </table:table-cell>
          <table:table-cell office:value-type="float" office:value="0.510030763120046" calcext:value-type="float">
            <text:p>0.510030763120046</text:p>
          </table:table-cell>
          <table:table-cell office:value-type="float" office:value="0.0743231126903795" calcext:value-type="float">
            <text:p>0.07432311269038</text:p>
          </table:table-cell>
          <table:table-cell office:value-type="float" office:value="0.0565247364042974" calcext:value-type="float">
            <text:p>0.056524736404297</text:p>
          </table:table-cell>
          <table:table-cell office:value-type="float" office:value="0.0324176659153136" calcext:value-type="float">
            <text:p>0.0324176659153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2747922742679" calcext:value-type="float">
            <text:p>0.432747922742679</text:p>
          </table:table-cell>
          <table:table-cell office:value-type="float" office:value="1.36728764308694" calcext:value-type="float">
            <text:p>1.36728764308694</text:p>
          </table:table-cell>
          <table:table-cell office:value-type="float" office:value="0.509858567080475" calcext:value-type="float">
            <text:p>0.509858567080475</text:p>
          </table:table-cell>
          <table:table-cell office:value-type="float" office:value="0.0740406573608796" calcext:value-type="float">
            <text:p>0.07404065736088</text:p>
          </table:table-cell>
          <table:table-cell office:value-type="float" office:value="0.0565058812517129" calcext:value-type="float">
            <text:p>0.056505881251713</text:p>
          </table:table-cell>
          <table:table-cell office:value-type="float" office:value="0.0323952253496958" calcext:value-type="float">
            <text:p>0.0323952253496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51523160703" calcext:value-type="float">
            <text:p>0.6351523160703</text:p>
          </table:table-cell>
          <table:table-cell office:value-type="float" office:value="1.361434850249" calcext:value-type="float">
            <text:p>1.361434850249</text:p>
          </table:table-cell>
          <table:table-cell office:value-type="float" office:value="0.507547954080158" calcext:value-type="float">
            <text:p>0.507547954080158</text:p>
          </table:table-cell>
          <table:table-cell office:value-type="float" office:value="0.0724214619154477" calcext:value-type="float">
            <text:p>0.072421461915448</text:p>
          </table:table-cell>
          <table:table-cell office:value-type="float" office:value="0.0562555950766108" calcext:value-type="float">
            <text:p>0.056255595076611</text:p>
          </table:table-cell>
          <table:table-cell office:value-type="float" office:value="0.0321001511330308" calcext:value-type="float">
            <text:p>0.0321001511330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6894924767908" calcext:value-type="float">
            <text:p>0.416894924767908</text:p>
          </table:table-cell>
          <table:table-cell office:value-type="float" office:value="1.37824375461567" calcext:value-type="float">
            <text:p>1.37824375461567</text:p>
          </table:table-cell>
          <table:table-cell office:value-type="float" office:value="0.520650644740555" calcext:value-type="float">
            <text:p>0.520650644740555</text:p>
          </table:table-cell>
          <table:table-cell office:value-type="float" office:value="0.0888180763343489" calcext:value-type="float">
            <text:p>0.088818076334349</text:p>
          </table:table-cell>
          <table:table-cell office:value-type="float" office:value="0.0683453026381626" calcext:value-type="float">
            <text:p>0.068345302638163</text:p>
          </table:table-cell>
          <table:table-cell office:value-type="float" office:value="0.0363252488090701" calcext:value-type="float">
            <text:p>0.0363252488090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2160848091657" calcext:value-type="float">
            <text:p>0.432160848091657</text:p>
          </table:table-cell>
          <table:table-cell office:value-type="float" office:value="1.34737867419021" calcext:value-type="float">
            <text:p>1.34737867419021</text:p>
          </table:table-cell>
          <table:table-cell office:value-type="float" office:value="0.546658177926715" calcext:value-type="float">
            <text:p>0.546658177926715</text:p>
          </table:table-cell>
          <table:table-cell office:value-type="float" office:value="0.0764791353633121" calcext:value-type="float">
            <text:p>0.076479135363312</text:p>
          </table:table-cell>
          <table:table-cell office:value-type="float" office:value="0.056690200561741" calcext:value-type="float">
            <text:p>0.056690200561741</text:p>
          </table:table-cell>
          <table:table-cell office:value-type="float" office:value="0.0340093404546935" calcext:value-type="float">
            <text:p>0.0340093404546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3457950341217" calcext:value-type="float">
            <text:p>0.433457950341217</text:p>
          </table:table-cell>
          <table:table-cell office:value-type="float" office:value="1.34716384092235" calcext:value-type="float">
            <text:p>1.34716384092235</text:p>
          </table:table-cell>
          <table:table-cell office:value-type="float" office:value="0.546509653213123" calcext:value-type="float">
            <text:p>0.546509653213123</text:p>
          </table:table-cell>
          <table:table-cell office:value-type="float" office:value="0.0768496786258053" calcext:value-type="float">
            <text:p>0.076849678625805</text:p>
          </table:table-cell>
          <table:table-cell office:value-type="float" office:value="0.0566767446993065" calcext:value-type="float">
            <text:p>0.056676744699307</text:p>
          </table:table-cell>
          <table:table-cell office:value-type="float" office:value="0.0339913921608602" calcext:value-type="float">
            <text:p>0.033991392160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6220470146262" calcext:value-type="float">
            <text:p>0.436220470146262</text:p>
          </table:table-cell>
          <table:table-cell office:value-type="float" office:value="1.34715917889748" calcext:value-type="float">
            <text:p>1.34715917889748</text:p>
          </table:table-cell>
          <table:table-cell office:value-type="float" office:value="0.546441263726302" calcext:value-type="float">
            <text:p>0.546441263726302</text:p>
          </table:table-cell>
          <table:table-cell office:value-type="float" office:value="0.076634241193583" calcext:value-type="float">
            <text:p>0.076634241193583</text:p>
          </table:table-cell>
          <table:table-cell office:value-type="float" office:value="0.0566697657823829" calcext:value-type="float">
            <text:p>0.056669765782383</text:p>
          </table:table-cell>
          <table:table-cell office:value-type="float" office:value="0.0339825133714263" calcext:value-type="float">
            <text:p>0.0339825133714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408483183345" calcext:value-type="float">
            <text:p>0.64408483183345</text:p>
          </table:table-cell>
          <table:table-cell office:value-type="float" office:value="1.34129841972289" calcext:value-type="float">
            <text:p>1.34129841972289</text:p>
          </table:table-cell>
          <table:table-cell office:value-type="float" office:value="0.543926393371551" calcext:value-type="float">
            <text:p>0.543926393371551</text:p>
          </table:table-cell>
          <table:table-cell office:value-type="float" office:value="0.0750040078610546" calcext:value-type="float">
            <text:p>0.075004007861055</text:p>
          </table:table-cell>
          <table:table-cell office:value-type="float" office:value="0.0564153222448678" calcext:value-type="float">
            <text:p>0.056415322244868</text:p>
          </table:table-cell>
          <table:table-cell office:value-type="float" office:value="0.0336681985201847" calcext:value-type="float">
            <text:p>0.0336681985201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65263096004188" calcext:value-type="float">
            <text:p>0.365263096004188</text:p>
          </table:table-cell>
          <table:table-cell office:value-type="float" office:value="1.41482260540565" calcext:value-type="float">
            <text:p>1.41482260540565</text:p>
          </table:table-cell>
          <table:table-cell office:value-type="float" office:value="0.533216112276058" calcext:value-type="float">
            <text:p>0.533216112276058</text:p>
          </table:table-cell>
          <table:table-cell office:value-type="float" office:value="0.0804887280861677" calcext:value-type="float">
            <text:p>0.080488728086168</text:p>
          </table:table-cell>
          <table:table-cell office:value-type="float" office:value="0.0600872026661835" calcext:value-type="float">
            <text:p>0.060087202666184</text:p>
          </table:table-cell>
          <table:table-cell office:value-type="float" office:value="0.0338443193212969" calcext:value-type="float">
            <text:p>0.03384431932129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1457124347952" calcext:value-type="float">
            <text:p>0.371457124347952</text:p>
          </table:table-cell>
          <table:table-cell office:value-type="float" office:value="1.33006556997954" calcext:value-type="float">
            <text:p>1.33006556997954</text:p>
          </table:table-cell>
          <table:table-cell office:value-type="float" office:value="0.518664202512394" calcext:value-type="float">
            <text:p>0.518664202512394</text:p>
          </table:table-cell>
          <table:table-cell office:value-type="float" office:value="0.0815775459568058" calcext:value-type="float">
            <text:p>0.081577545956806</text:p>
          </table:table-cell>
          <table:table-cell office:value-type="float" office:value="0.0614127059333919" calcext:value-type="float">
            <text:p>0.061412705933392</text:p>
          </table:table-cell>
          <table:table-cell office:value-type="float" office:value="0.0344710065600784" calcext:value-type="float">
            <text:p>0.0344710065600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67263410497909" calcext:value-type="float">
            <text:p>0.367263410497909</text:p>
          </table:table-cell>
          <table:table-cell office:value-type="float" office:value="1.33000808453003" calcext:value-type="float">
            <text:p>1.33000808453003</text:p>
          </table:table-cell>
          <table:table-cell office:value-type="float" office:value="0.518664568418396" calcext:value-type="float">
            <text:p>0.518664568418396</text:p>
          </table:table-cell>
          <table:table-cell office:value-type="float" office:value="0.082008999487994" calcext:value-type="float">
            <text:p>0.082008999487994</text:p>
          </table:table-cell>
          <table:table-cell office:value-type="float" office:value="0.0614117451099191" calcext:value-type="float">
            <text:p>0.061411745109919</text:p>
          </table:table-cell>
          <table:table-cell office:value-type="float" office:value="0.0344717332724908" calcext:value-type="float">
            <text:p>0.0344717332724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0578098554077" calcext:value-type="float">
            <text:p>0.370578098554077</text:p>
          </table:table-cell>
          <table:table-cell office:value-type="float" office:value="1.33001062445338" calcext:value-type="float">
            <text:p>1.33001062445338</text:p>
          </table:table-cell>
          <table:table-cell office:value-type="float" office:value="0.518585857305863" calcext:value-type="float">
            <text:p>0.518585857305863</text:p>
          </table:table-cell>
          <table:table-cell office:value-type="float" office:value="0.0817857582064072" calcext:value-type="float">
            <text:p>0.081785758206407</text:p>
          </table:table-cell>
          <table:table-cell office:value-type="float" office:value="0.0614027003563147" calcext:value-type="float">
            <text:p>0.061402700356315</text:p>
          </table:table-cell>
          <table:table-cell office:value-type="float" office:value="0.0344608929058419" calcext:value-type="float">
            <text:p>0.0344608929058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243449729454" calcext:value-type="float">
            <text:p>0.57243449729454</text:p>
          </table:table-cell>
          <table:table-cell office:value-type="float" office:value="1.32451006888299" calcext:value-type="float">
            <text:p>1.32451006888299</text:p>
          </table:table-cell>
          <table:table-cell office:value-type="float" office:value="0.516296847712229" calcext:value-type="float">
            <text:p>0.516296847712229</text:p>
          </table:table-cell>
          <table:table-cell office:value-type="float" office:value="0.0801527661403563" calcext:value-type="float">
            <text:p>0.080152766140356</text:p>
          </table:table-cell>
          <table:table-cell office:value-type="float" office:value="0.0611409485316232" calcext:value-type="float">
            <text:p>0.061140948531623</text:p>
          </table:table-cell>
          <table:table-cell office:value-type="float" office:value="0.0341551637046556" calcext:value-type="float">
            <text:p>0.0341551637046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4784389467196" calcext:value-type="float">
            <text:p>0.394784389467196</text:p>
          </table:table-cell>
          <table:table-cell office:value-type="float" office:value="1.31318488052185" calcext:value-type="float">
            <text:p>1.31318488052185</text:p>
          </table:table-cell>
          <table:table-cell office:value-type="float" office:value="0.520778946951942" calcext:value-type="float">
            <text:p>0.520778946951942</text:p>
          </table:table-cell>
          <table:table-cell office:value-type="float" office:value="0.0843183725569138" calcext:value-type="float">
            <text:p>0.084318372556914</text:p>
          </table:table-cell>
          <table:table-cell office:value-type="float" office:value="0.0672892517595281" calcext:value-type="float">
            <text:p>0.067289251759528</text:p>
          </table:table-cell>
          <table:table-cell office:value-type="float" office:value="0.0460857233397502" calcext:value-type="float">
            <text:p>0.0460857233397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530374389252" calcext:value-type="float">
            <text:p>0.57530374389252</text:p>
          </table:table-cell>
          <table:table-cell office:value-type="float" office:value="1.24342258396413" calcext:value-type="float">
            <text:p>1.24342258396413</text:p>
          </table:table-cell>
          <table:table-cell office:value-type="float" office:value="0.527032068891169" calcext:value-type="float">
            <text:p>0.527032068891169</text:p>
          </table:table-cell>
          <table:table-cell office:value-type="float" office:value="0.0766841014103054" calcext:value-type="float">
            <text:p>0.076684101410305</text:p>
          </table:table-cell>
          <table:table-cell office:value-type="float" office:value="0.0589182584482462" calcext:value-type="float">
            <text:p>0.058918258448246</text:p>
          </table:table-cell>
          <table:table-cell office:value-type="float" office:value="0.0335927794610675" calcext:value-type="float">
            <text:p>0.0335927794610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8098602572168" calcext:value-type="float">
            <text:p>0.568098602572168</text:p>
          </table:table-cell>
          <table:table-cell office:value-type="float" office:value="1.24342748558337" calcext:value-type="float">
            <text:p>1.24342748558337</text:p>
          </table:table-cell>
          <table:table-cell office:value-type="float" office:value="0.52712532595029" calcext:value-type="float">
            <text:p>0.52712532595029</text:p>
          </table:table-cell>
          <table:table-cell office:value-type="float" office:value="0.0771048659348013" calcext:value-type="float">
            <text:p>0.077104865934801</text:p>
          </table:table-cell>
          <table:table-cell office:value-type="float" office:value="0.0589262200301023" calcext:value-type="float">
            <text:p>0.058926220030102</text:p>
          </table:table-cell>
          <table:table-cell office:value-type="float" office:value="0.0336054410780136" calcext:value-type="float">
            <text:p>0.0336054410780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7798198286198" calcext:value-type="float">
            <text:p>0.567798198286198</text:p>
          </table:table-cell>
          <table:table-cell office:value-type="float" office:value="1.24342921872015" calcext:value-type="float">
            <text:p>1.24342921872015</text:p>
          </table:table-cell>
          <table:table-cell office:value-type="float" office:value="0.527134203501049" calcext:value-type="float">
            <text:p>0.527134203501049</text:p>
          </table:table-cell>
          <table:table-cell office:value-type="float" office:value="0.0769720106590027" calcext:value-type="float">
            <text:p>0.076972010659003</text:p>
          </table:table-cell>
          <table:table-cell office:value-type="float" office:value="0.0589271166972728" calcext:value-type="float">
            <text:p>0.058927116697273</text:p>
          </table:table-cell>
          <table:table-cell office:value-type="float" office:value="0.0336063870032025" calcext:value-type="float">
            <text:p>0.0336063870032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79131071254521" calcext:value-type="float">
            <text:p>0.779131071254521</text:p>
          </table:table-cell>
          <table:table-cell office:value-type="float" office:value="1.2376200293035" calcext:value-type="float">
            <text:p>1.2376200293035</text:p>
          </table:table-cell>
          <table:table-cell office:value-type="float" office:value="0.524553485982916" calcext:value-type="float">
            <text:p>0.524553485982916</text:p>
          </table:table-cell>
          <table:table-cell office:value-type="float" office:value="0.0752577573839443" calcext:value-type="float">
            <text:p>0.075257757383944</text:p>
          </table:table-cell>
          <table:table-cell office:value-type="float" office:value="0.0586440713360284" calcext:value-type="float">
            <text:p>0.058644071336028</text:p>
          </table:table-cell>
          <table:table-cell office:value-type="float" office:value="0.0332756525547584" calcext:value-type="float">
            <text:p>0.0332756525547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86385359548174" calcext:value-type="float">
            <text:p>0.586385359548174</text:p>
          </table:table-cell>
          <table:table-cell office:value-type="float" office:value="1.22423894694002" calcext:value-type="float">
            <text:p>1.22423894694002</text:p>
          </table:table-cell>
          <table:table-cell office:value-type="float" office:value="0.533545894310445" calcext:value-type="float">
            <text:p>0.533545894310445</text:p>
          </table:table-cell>
          <table:table-cell office:value-type="float" office:value="0.070981356616816" calcext:value-type="float">
            <text:p>0.070981356616816</text:p>
          </table:table-cell>
          <table:table-cell office:value-type="float" office:value="0.0544411737492422" calcext:value-type="float">
            <text:p>0.054441173749242</text:p>
          </table:table-cell>
          <table:table-cell office:value-type="float" office:value="0.0482098644770549" calcext:value-type="float">
            <text:p>0.04820986447705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3417039125936" calcext:value-type="float">
            <text:p>0.423417039125936</text:p>
          </table:table-cell>
          <table:table-cell office:value-type="float" office:value="1.38401575677245" calcext:value-type="float">
            <text:p>1.38401575677245</text:p>
          </table:table-cell>
          <table:table-cell office:value-type="float" office:value="0.49738073982934" calcext:value-type="float">
            <text:p>0.49738073982934</text:p>
          </table:table-cell>
          <table:table-cell office:value-type="float" office:value="0.0776778106927536" calcext:value-type="float">
            <text:p>0.077677810692754</text:p>
          </table:table-cell>
          <table:table-cell office:value-type="float" office:value="0.0580704567342168" calcext:value-type="float">
            <text:p>0.058070456734217</text:p>
          </table:table-cell>
          <table:table-cell office:value-type="float" office:value="0.0316336967528121" calcext:value-type="float">
            <text:p>0.0316336967528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5098612255714" calcext:value-type="float">
            <text:p>0.415098612255714</text:p>
          </table:table-cell>
          <table:table-cell office:value-type="float" office:value="1.38415006537541" calcext:value-type="float">
            <text:p>1.38415006537541</text:p>
          </table:table-cell>
          <table:table-cell office:value-type="float" office:value="0.497482225913968" calcext:value-type="float">
            <text:p>0.497482225913968</text:p>
          </table:table-cell>
          <table:table-cell office:value-type="float" office:value="0.0781506756375865" calcext:value-type="float">
            <text:p>0.078150675637587</text:p>
          </table:table-cell>
          <table:table-cell office:value-type="float" office:value="0.0580833897293136" calcext:value-type="float">
            <text:p>0.058083389729314</text:p>
          </table:table-cell>
          <table:table-cell office:value-type="float" office:value="0.0316474302453809" calcext:value-type="float">
            <text:p>0.0316474302453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8822667535495" calcext:value-type="float">
            <text:p>0.418822667535495</text:p>
          </table:table-cell>
          <table:table-cell office:value-type="float" office:value="1.38413660354992" calcext:value-type="float">
            <text:p>1.38413660354992</text:p>
          </table:table-cell>
          <table:table-cell office:value-type="float" office:value="0.497392417309398" calcext:value-type="float">
            <text:p>0.497392417309398</text:p>
          </table:table-cell>
          <table:table-cell office:value-type="float" office:value="0.0779256310467536" calcext:value-type="float">
            <text:p>0.077925631046754</text:p>
          </table:table-cell>
          <table:table-cell office:value-type="float" office:value="0.058073268913088" calcext:value-type="float">
            <text:p>0.058073268913088</text:p>
          </table:table-cell>
          <table:table-cell office:value-type="float" office:value="0.0316356038764421" calcext:value-type="float">
            <text:p>0.0316356038764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5983259636638" calcext:value-type="float">
            <text:p>0.615983259636638</text:p>
          </table:table-cell>
          <table:table-cell office:value-type="float" office:value="1.37826672949148" calcext:value-type="float">
            <text:p>1.37826672949148</text:p>
          </table:table-cell>
          <table:table-cell office:value-type="float" office:value="0.495125074419016" calcext:value-type="float">
            <text:p>0.495125074419016</text:p>
          </table:table-cell>
          <table:table-cell office:value-type="float" office:value="0.0764037280757495" calcext:value-type="float">
            <text:p>0.07640372807575</text:p>
          </table:table-cell>
          <table:table-cell office:value-type="float" office:value="0.0578185924135242" calcext:value-type="float">
            <text:p>0.057818592413524</text:p>
          </table:table-cell>
          <table:table-cell office:value-type="float" office:value="0.0313458207458381" calcext:value-type="float">
            <text:p>0.0313458207458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321475632937" calcext:value-type="float">
            <text:p>0.38321475632937</text:p>
          </table:table-cell>
          <table:table-cell office:value-type="float" office:value="1.41494303058624" calcext:value-type="float">
            <text:p>1.41494303058624</text:p>
          </table:table-cell>
          <table:table-cell office:value-type="float" office:value="0.52159500965282" calcext:value-type="float">
            <text:p>0.52159500965282</text:p>
          </table:table-cell>
          <table:table-cell office:value-type="float" office:value="0.0948276029065259" calcext:value-type="float">
            <text:p>0.094827602906526</text:p>
          </table:table-cell>
          <table:table-cell office:value-type="float" office:value="0.0701164778142773" calcext:value-type="float">
            <text:p>0.070116477814277</text:p>
          </table:table-cell>
          <table:table-cell office:value-type="float" office:value="0.0422825105788275" calcext:value-type="float">
            <text:p>0.04228251057882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9842658240045" calcext:value-type="float">
            <text:p>0.459842658240045</text:p>
          </table:table-cell>
          <table:table-cell office:value-type="float" office:value="1.32539441618147" calcext:value-type="float">
            <text:p>1.32539441618147</text:p>
          </table:table-cell>
          <table:table-cell office:value-type="float" office:value="0.464954919831046" calcext:value-type="float">
            <text:p>0.464954919831046</text:p>
          </table:table-cell>
          <table:table-cell office:value-type="float" office:value="0.0731316206594894" calcext:value-type="float">
            <text:p>0.07313162065949</text:p>
          </table:table-cell>
          <table:table-cell office:value-type="float" office:value="0.0564372991892515" calcext:value-type="float">
            <text:p>0.056437299189252</text:p>
          </table:table-cell>
          <table:table-cell office:value-type="float" office:value="0.0306179801027637" calcext:value-type="float">
            <text:p>0.0306179801027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7560447727049" calcext:value-type="float">
            <text:p>0.457560447727049</text:p>
          </table:table-cell>
          <table:table-cell office:value-type="float" office:value="1.32529903437355" calcext:value-type="float">
            <text:p>1.32529903437355</text:p>
          </table:table-cell>
          <table:table-cell office:value-type="float" office:value="0.464932990901595" calcext:value-type="float">
            <text:p>0.464932990901595</text:p>
          </table:table-cell>
          <table:table-cell office:value-type="float" office:value="0.0735096833578157" calcext:value-type="float">
            <text:p>0.073509683357816</text:p>
          </table:table-cell>
          <table:table-cell office:value-type="float" office:value="0.0564360635474372" calcext:value-type="float">
            <text:p>0.056436063547437</text:p>
          </table:table-cell>
          <table:table-cell office:value-type="float" office:value="0.0306155347659269" calcext:value-type="float">
            <text:p>0.0306155347659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0140111583533" calcext:value-type="float">
            <text:p>0.460140111583533</text:p>
          </table:table-cell>
          <table:table-cell office:value-type="float" office:value="1.32528996778702" calcext:value-type="float">
            <text:p>1.32528996778702</text:p>
          </table:table-cell>
          <table:table-cell office:value-type="float" office:value="0.464877450592886" calcext:value-type="float">
            <text:p>0.464877450592886</text:p>
          </table:table-cell>
          <table:table-cell office:value-type="float" office:value="0.0732940173428694" calcext:value-type="float">
            <text:p>0.07329401734287</text:p>
          </table:table-cell>
          <table:table-cell office:value-type="float" office:value="0.0564295920819699" calcext:value-type="float">
            <text:p>0.05642959208197</text:p>
          </table:table-cell>
          <table:table-cell office:value-type="float" office:value="0.0306079461865855" calcext:value-type="float">
            <text:p>0.0306079461865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9357663488848" calcext:value-type="float">
            <text:p>0.639357663488848</text:p>
          </table:table-cell>
          <table:table-cell office:value-type="float" office:value="1.32043698030928" calcext:value-type="float">
            <text:p>1.32043698030928</text:p>
          </table:table-cell>
          <table:table-cell office:value-type="float" office:value="0.463076569825766" calcext:value-type="float">
            <text:p>0.463076569825766</text:p>
          </table:table-cell>
          <table:table-cell office:value-type="float" office:value="0.0719144390990025" calcext:value-type="float">
            <text:p>0.071914439099003</text:p>
          </table:table-cell>
          <table:table-cell office:value-type="float" office:value="0.0562165750943055" calcext:value-type="float">
            <text:p>0.056216575094306</text:p>
          </table:table-cell>
          <table:table-cell office:value-type="float" office:value="0.0303697578437949" calcext:value-type="float">
            <text:p>0.0303697578437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3279465223374" calcext:value-type="float">
            <text:p>0.483279465223374</text:p>
          </table:table-cell>
          <table:table-cell office:value-type="float" office:value="1.31093312465028" calcext:value-type="float">
            <text:p>1.31093312465028</text:p>
          </table:table-cell>
          <table:table-cell office:value-type="float" office:value="0.447580712198599" calcext:value-type="float">
            <text:p>0.447580712198599</text:p>
          </table:table-cell>
          <table:table-cell office:value-type="float" office:value="0.0744959441388336" calcext:value-type="float">
            <text:p>0.074495944138834</text:p>
          </table:table-cell>
          <table:table-cell office:value-type="float" office:value="0.0598508340941737" calcext:value-type="float">
            <text:p>0.059850834094174</text:p>
          </table:table-cell>
          <table:table-cell office:value-type="float" office:value="0.0287081681915839" calcext:value-type="float">
            <text:p>0.02870816819158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7407742615361" calcext:value-type="float">
            <text:p>0.587407742615361</text:p>
          </table:table-cell>
          <table:table-cell office:value-type="float" office:value="1.23656061871095" calcext:value-type="float">
            <text:p>1.23656061871095</text:p>
          </table:table-cell>
          <table:table-cell office:value-type="float" office:value="0.467671551790783" calcext:value-type="float">
            <text:p>0.467671551790783</text:p>
          </table:table-cell>
          <table:table-cell office:value-type="float" office:value="0.072114403885353" calcext:value-type="float">
            <text:p>0.072114403885353</text:p>
          </table:table-cell>
          <table:table-cell office:value-type="float" office:value="0.0559666506325785" calcext:value-type="float">
            <text:p>0.055966650632579</text:p>
          </table:table-cell>
          <table:table-cell office:value-type="float" office:value="0.0302844954556844" calcext:value-type="float">
            <text:p>0.0302844954556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2312660096202" calcext:value-type="float">
            <text:p>0.582312660096202</text:p>
          </table:table-cell>
          <table:table-cell office:value-type="float" office:value="1.23658293970609" calcext:value-type="float">
            <text:p>1.23658293970609</text:p>
          </table:table-cell>
          <table:table-cell office:value-type="float" office:value="0.467701387795377" calcext:value-type="float">
            <text:p>0.467701387795377</text:p>
          </table:table-cell>
          <table:table-cell office:value-type="float" office:value="0.0725276857288107" calcext:value-type="float">
            <text:p>0.072527685728811</text:p>
          </table:table-cell>
          <table:table-cell office:value-type="float" office:value="0.0559710979790597" calcext:value-type="float">
            <text:p>0.05597109797906</text:p>
          </table:table-cell>
          <table:table-cell office:value-type="float" office:value="0.0302889209216636" calcext:value-type="float">
            <text:p>0.0302889209216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2248308068067" calcext:value-type="float">
            <text:p>0.582248308068067</text:p>
          </table:table-cell>
          <table:table-cell office:value-type="float" office:value="1.23658544803666" calcext:value-type="float">
            <text:p>1.23658544803666</text:p>
          </table:table-cell>
          <table:table-cell office:value-type="float" office:value="0.467702140805691" calcext:value-type="float">
            <text:p>0.467702140805691</text:p>
          </table:table-cell>
          <table:table-cell office:value-type="float" office:value="0.0723613177508771" calcext:value-type="float">
            <text:p>0.072361317750877</text:p>
          </table:table-cell>
          <table:table-cell office:value-type="float" office:value="0.0559712224728516" calcext:value-type="float">
            <text:p>0.055971222472852</text:p>
          </table:table-cell>
          <table:table-cell office:value-type="float" office:value="0.0302888299738243" calcext:value-type="float">
            <text:p>0.0302888299738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68747374926226" calcext:value-type="float">
            <text:p>0.768747374926226</text:p>
          </table:table-cell>
          <table:table-cell office:value-type="float" office:value="1.23156841215752" calcext:value-type="float">
            <text:p>1.23156841215752</text:p>
          </table:table-cell>
          <table:table-cell office:value-type="float" office:value="0.465718969421304" calcext:value-type="float">
            <text:p>0.465718969421304</text:p>
          </table:table-cell>
          <table:table-cell office:value-type="float" office:value="0.0708883302231273" calcext:value-type="float">
            <text:p>0.070888330223127</text:p>
          </table:table-cell>
          <table:table-cell office:value-type="float" office:value="0.0557377270013759" calcext:value-type="float">
            <text:p>0.055737727001376</text:p>
          </table:table-cell>
          <table:table-cell office:value-type="float" office:value="0.0300307644391855" calcext:value-type="float">
            <text:p>0.0300307644391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3025654902336" calcext:value-type="float">
            <text:p>0.663025654902336</text:p>
          </table:table-cell>
          <table:table-cell office:value-type="float" office:value="1.17276153828206" calcext:value-type="float">
            <text:p>1.17276153828206</text:p>
          </table:table-cell>
          <table:table-cell office:value-type="float" office:value="0.447364566193775" calcext:value-type="float">
            <text:p>0.447364566193775</text:p>
          </table:table-cell>
          <table:table-cell office:value-type="float" office:value="0.0644869339690493" calcext:value-type="float">
            <text:p>0.064486933969049</text:p>
          </table:table-cell>
          <table:table-cell office:value-type="float" office:value="0.055434193157173" calcext:value-type="float">
            <text:p>0.055434193157173</text:p>
          </table:table-cell>
          <table:table-cell office:value-type="float" office:value="0.0295415234665186" calcext:value-type="float">
            <text:p>0.029541523466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813811277931" calcext:value-type="float">
            <text:p>0.57813811277931</text:p>
          </table:table-cell>
          <table:table-cell office:value-type="float" office:value="1.27515776221561" calcext:value-type="float">
            <text:p>1.27515776221561</text:p>
          </table:table-cell>
          <table:table-cell office:value-type="float" office:value="0.474870267177518" calcext:value-type="float">
            <text:p>0.474870267177518</text:p>
          </table:table-cell>
          <table:table-cell office:value-type="float" office:value="0.0736339379571492" calcext:value-type="float">
            <text:p>0.073633937957149</text:p>
          </table:table-cell>
          <table:table-cell office:value-type="float" office:value="0.0567882284541465" calcext:value-type="float">
            <text:p>0.056788228454147</text:p>
          </table:table-cell>
          <table:table-cell office:value-type="float" office:value="0.0305301654346696" calcext:value-type="float">
            <text:p>0.030530165434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6858733527021" calcext:value-type="float">
            <text:p>0.576858733527021</text:p>
          </table:table-cell>
          <table:table-cell office:value-type="float" office:value="1.27513280590812" calcext:value-type="float">
            <text:p>1.27513280590812</text:p>
          </table:table-cell>
          <table:table-cell office:value-type="float" office:value="0.474806549830497" calcext:value-type="float">
            <text:p>0.474806549830497</text:p>
          </table:table-cell>
          <table:table-cell office:value-type="float" office:value="0.0740030605730208" calcext:value-type="float">
            <text:p>0.074003060573021</text:p>
          </table:table-cell>
          <table:table-cell office:value-type="float" office:value="0.0567832055457822" calcext:value-type="float">
            <text:p>0.056783205545782</text:p>
          </table:table-cell>
          <table:table-cell office:value-type="float" office:value="0.0305224086203453" calcext:value-type="float">
            <text:p>0.0305224086203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9357614871563" calcext:value-type="float">
            <text:p>0.579357614871563</text:p>
          </table:table-cell>
          <table:table-cell office:value-type="float" office:value="1.27513466970764" calcext:value-type="float">
            <text:p>1.27513466970764</text:p>
          </table:table-cell>
          <table:table-cell office:value-type="float" office:value="0.474754733151013" calcext:value-type="float">
            <text:p>0.474754733151013</text:p>
          </table:table-cell>
          <table:table-cell office:value-type="float" office:value="0.0738061191136081" calcext:value-type="float">
            <text:p>0.073806119113608</text:p>
          </table:table-cell>
          <table:table-cell office:value-type="float" office:value="0.0567770486000662" calcext:value-type="float">
            <text:p>0.056777048600066</text:p>
          </table:table-cell>
          <table:table-cell office:value-type="float" office:value="0.0305154792303949" calcext:value-type="float">
            <text:p>0.0305154792303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62207279137205" calcext:value-type="float">
            <text:p>0.762207279137205</text:p>
          </table:table-cell>
          <table:table-cell office:value-type="float" office:value="1.27033016962896" calcext:value-type="float">
            <text:p>1.27033016962896</text:p>
          </table:table-cell>
          <table:table-cell office:value-type="float" office:value="0.472875020970568" calcext:value-type="float">
            <text:p>0.472875020970568</text:p>
          </table:table-cell>
          <table:table-cell office:value-type="float" office:value="0.0724064385719399" calcext:value-type="float">
            <text:p>0.07240643857194</text:p>
          </table:table-cell>
          <table:table-cell office:value-type="float" office:value="0.0565570913441677" calcext:value-type="float">
            <text:p>0.056557091344168</text:p>
          </table:table-cell>
          <table:table-cell office:value-type="float" office:value="0.0302727211416383" calcext:value-type="float">
            <text:p>0.030272721141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00650488921429" calcext:value-type="float">
            <text:p>0.600650488921429</text:p>
          </table:table-cell>
          <table:table-cell office:value-type="float" office:value="1.25338058971525" calcext:value-type="float">
            <text:p>1.25338058971525</text:p>
          </table:table-cell>
          <table:table-cell office:value-type="float" office:value="0.492780196826216" calcext:value-type="float">
            <text:p>0.492780196826216</text:p>
          </table:table-cell>
          <table:table-cell office:value-type="float" office:value="0.0817803154557312" calcext:value-type="float">
            <text:p>0.081780315455731</text:p>
          </table:table-cell>
          <table:table-cell office:value-type="float" office:value="0.0638882614669854" calcext:value-type="float">
            <text:p>0.063888261466985</text:p>
          </table:table-cell>
          <table:table-cell office:value-type="float" office:value="0.0389209857687065" calcext:value-type="float">
            <text:p>0.03892098576870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5775349909463" calcext:value-type="float">
            <text:p>0.535775349909463</text:p>
          </table:table-cell>
          <table:table-cell office:value-type="float" office:value="1.27192440060625" calcext:value-type="float">
            <text:p>1.27192440060625</text:p>
          </table:table-cell>
          <table:table-cell office:value-type="float" office:value="0.496599380602306" calcext:value-type="float">
            <text:p>0.496599380602306</text:p>
          </table:table-cell>
          <table:table-cell office:value-type="float" office:value="0.0706966025267259" calcext:value-type="float">
            <text:p>0.070696602526726</text:p>
          </table:table-cell>
          <table:table-cell office:value-type="float" office:value="0.0542694092563015" calcext:value-type="float">
            <text:p>0.054269409256302</text:p>
          </table:table-cell>
          <table:table-cell office:value-type="float" office:value="0.0313341741286989" calcext:value-type="float">
            <text:p>0.0313341741286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8243541954378" calcext:value-type="float">
            <text:p>0.528243541954378</text:p>
          </table:table-cell>
          <table:table-cell office:value-type="float" office:value="1.2754187280463" calcext:value-type="float">
            <text:p>1.2754187280463</text:p>
          </table:table-cell>
          <table:table-cell office:value-type="float" office:value="0.497016524872952" calcext:value-type="float">
            <text:p>0.497016524872952</text:p>
          </table:table-cell>
          <table:table-cell office:value-type="float" office:value="0.0711449069026939" calcext:value-type="float">
            <text:p>0.071144906902694</text:p>
          </table:table-cell>
          <table:table-cell office:value-type="float" office:value="0.0542931390586626" calcext:value-type="float">
            <text:p>0.054293139058663</text:p>
          </table:table-cell>
          <table:table-cell office:value-type="float" office:value="0.0313875175517241" calcext:value-type="float">
            <text:p>0.0313875175517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3200969108244" calcext:value-type="float">
            <text:p>0.533200969108244</text:p>
          </table:table-cell>
          <table:table-cell office:value-type="float" office:value="1.27192228480106" calcext:value-type="float">
            <text:p>1.27192228480106</text:p>
          </table:table-cell>
          <table:table-cell office:value-type="float" office:value="0.496575120786457" calcext:value-type="float">
            <text:p>0.496575120786457</text:p>
          </table:table-cell>
          <table:table-cell office:value-type="float" office:value="0.0708973837627343" calcext:value-type="float">
            <text:p>0.070897383762734</text:p>
          </table:table-cell>
          <table:table-cell office:value-type="float" office:value="0.0542677440613206" calcext:value-type="float">
            <text:p>0.054267744061321</text:p>
          </table:table-cell>
          <table:table-cell office:value-type="float" office:value="0.0313314158367586" calcext:value-type="float">
            <text:p>0.0313314158367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9096757729803" calcext:value-type="float">
            <text:p>0.729096757729803</text:p>
          </table:table-cell>
          <table:table-cell office:value-type="float" office:value="1.26651833705938" calcext:value-type="float">
            <text:p>1.26651833705938</text:p>
          </table:table-cell>
          <table:table-cell office:value-type="float" office:value="0.494342578222149" calcext:value-type="float">
            <text:p>0.494342578222149</text:p>
          </table:table-cell>
          <table:table-cell office:value-type="float" office:value="0.0693595919843268" calcext:value-type="float">
            <text:p>0.069359591984327</text:p>
          </table:table-cell>
          <table:table-cell office:value-type="float" office:value="0.054030050131647" calcext:value-type="float">
            <text:p>0.054030050131647</text:p>
          </table:table-cell>
          <table:table-cell office:value-type="float" office:value="0.0310483865327215" calcext:value-type="float">
            <text:p>0.0310483865327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5345843455269" calcext:value-type="float">
            <text:p>0.525345843455269</text:p>
          </table:table-cell>
          <table:table-cell office:value-type="float" office:value="1.28351638526981" calcext:value-type="float">
            <text:p>1.28351638526981</text:p>
          </table:table-cell>
          <table:table-cell office:value-type="float" office:value="0.526250608168631" calcext:value-type="float">
            <text:p>0.526250608168631</text:p>
          </table:table-cell>
          <table:table-cell office:value-type="float" office:value="0.0885245966599493" calcext:value-type="float">
            <text:p>0.088524596659949</text:p>
          </table:table-cell>
          <table:table-cell office:value-type="float" office:value="0.0661601645893549" calcext:value-type="float">
            <text:p>0.066160164589355</text:p>
          </table:table-cell>
          <table:table-cell office:value-type="float" office:value="0.0535365604264723" calcext:value-type="float">
            <text:p>0.05353656042647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7512544171722" calcext:value-type="float">
            <text:p>0.477512544171722</text:p>
          </table:table-cell>
          <table:table-cell office:value-type="float" office:value="1.30678565284387" calcext:value-type="float">
            <text:p>1.30678565284387</text:p>
          </table:table-cell>
          <table:table-cell office:value-type="float" office:value="0.467612224032489" calcext:value-type="float">
            <text:p>0.467612224032489</text:p>
          </table:table-cell>
          <table:table-cell office:value-type="float" office:value="0.0705460702571435" calcext:value-type="float">
            <text:p>0.070546070257144</text:p>
          </table:table-cell>
          <table:table-cell office:value-type="float" office:value="0.0541260258111514" calcext:value-type="float">
            <text:p>0.054126025811151</text:p>
          </table:table-cell>
          <table:table-cell office:value-type="float" office:value="0.0290632138911555" calcext:value-type="float">
            <text:p>0.0290632138911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8545984417655" calcext:value-type="float">
            <text:p>0.468545984417655</text:p>
          </table:table-cell>
          <table:table-cell office:value-type="float" office:value="1.30695595492735" calcext:value-type="float">
            <text:p>1.30695595492735</text:p>
          </table:table-cell>
          <table:table-cell office:value-type="float" office:value="0.467723428165421" calcext:value-type="float">
            <text:p>0.467723428165421</text:p>
          </table:table-cell>
          <table:table-cell office:value-type="float" office:value="0.0710021269817318" calcext:value-type="float">
            <text:p>0.071002126981732</text:p>
          </table:table-cell>
          <table:table-cell office:value-type="float" office:value="0.0541392745468931" calcext:value-type="float">
            <text:p>0.054139274546893</text:p>
          </table:table-cell>
          <table:table-cell office:value-type="float" office:value="0.0290777038577428" calcext:value-type="float">
            <text:p>0.0290777038577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1088372737396" calcext:value-type="float">
            <text:p>0.471088372737396</text:p>
          </table:table-cell>
          <table:table-cell office:value-type="float" office:value="1.30695542029644" calcext:value-type="float">
            <text:p>1.30695542029644</text:p>
          </table:table-cell>
          <table:table-cell office:value-type="float" office:value="0.467668355476966" calcext:value-type="float">
            <text:p>0.467668355476966</text:p>
          </table:table-cell>
          <table:table-cell office:value-type="float" office:value="0.0708070038725855" calcext:value-type="float">
            <text:p>0.070807003872586</text:p>
          </table:table-cell>
          <table:table-cell office:value-type="float" office:value="0.0541330308230615" calcext:value-type="float">
            <text:p>0.054133030823062</text:p>
          </table:table-cell>
          <table:table-cell office:value-type="float" office:value="0.0290705827150806" calcext:value-type="float">
            <text:p>0.0290705827150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8402638683799" calcext:value-type="float">
            <text:p>0.658402638683799</text:p>
          </table:table-cell>
          <table:table-cell office:value-type="float" office:value="1.30176700083439" calcext:value-type="float">
            <text:p>1.30176700083439</text:p>
          </table:table-cell>
          <table:table-cell office:value-type="float" office:value="0.465722409875554" calcext:value-type="float">
            <text:p>0.465722409875554</text:p>
          </table:table-cell>
          <table:table-cell office:value-type="float" office:value="0.0693942812061187" calcext:value-type="float">
            <text:p>0.069394281206119</text:p>
          </table:table-cell>
          <table:table-cell office:value-type="float" office:value="0.0539114141121054" calcext:value-type="float">
            <text:p>0.053911414112105</text:p>
          </table:table-cell>
          <table:table-cell office:value-type="float" office:value="0.0288274934661575" calcext:value-type="float">
            <text:p>0.0288274934661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28445712652098" calcext:value-type="float">
            <text:p>0.428445712652098</text:p>
          </table:table-cell>
          <table:table-cell office:value-type="float" office:value="1.34540199596746" calcext:value-type="float">
            <text:p>1.34540199596746</text:p>
          </table:table-cell>
          <table:table-cell office:value-type="float" office:value="0.476560595989491" calcext:value-type="float">
            <text:p>0.476560595989491</text:p>
          </table:table-cell>
          <table:table-cell office:value-type="float" office:value="0.0872063409678384" calcext:value-type="float">
            <text:p>0.087206340967839</text:p>
          </table:table-cell>
          <table:table-cell office:value-type="float" office:value="0.0656086745340736" calcext:value-type="float">
            <text:p>0.065608674534074</text:p>
          </table:table-cell>
          <table:table-cell office:value-type="float" office:value="0.0336993313737583" calcext:value-type="float">
            <text:p>0.03369933137375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68303608721434" calcext:value-type="float">
            <text:p>0.668303608721434</text:p>
          </table:table-cell>
          <table:table-cell office:value-type="float" office:value="1.19230579591999" calcext:value-type="float">
            <text:p>1.19230579591999</text:p>
          </table:table-cell>
          <table:table-cell office:value-type="float" office:value="0.497118325913156" calcext:value-type="float">
            <text:p>0.497118325913156</text:p>
          </table:table-cell>
          <table:table-cell office:value-type="float" office:value="0.0717430192677794" calcext:value-type="float">
            <text:p>0.07174301926778</text:p>
          </table:table-cell>
          <table:table-cell office:value-type="float" office:value="0.0547528019084502" calcext:value-type="float">
            <text:p>0.05475280190845</text:p>
          </table:table-cell>
          <table:table-cell office:value-type="float" office:value="0.0314261563476985" calcext:value-type="float">
            <text:p>0.031426156347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1184083026191" calcext:value-type="float">
            <text:p>0.661184083026191</text:p>
          </table:table-cell>
          <table:table-cell office:value-type="float" office:value="1.19239224352815" calcext:value-type="float">
            <text:p>1.19239224352815</text:p>
          </table:table-cell>
          <table:table-cell office:value-type="float" office:value="0.497197618741928" calcext:value-type="float">
            <text:p>0.497197618741928</text:p>
          </table:table-cell>
          <table:table-cell office:value-type="float" office:value="0.0721974908430139" calcext:value-type="float">
            <text:p>0.072197490843014</text:p>
          </table:table-cell>
          <table:table-cell office:value-type="float" office:value="0.0547603982389145" calcext:value-type="float">
            <text:p>0.054760398238915</text:p>
          </table:table-cell>
          <table:table-cell office:value-type="float" office:value="0.0314369023054026" calcext:value-type="float">
            <text:p>0.031436902305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3400838861033" calcext:value-type="float">
            <text:p>0.663400838861033</text:p>
          </table:table-cell>
          <table:table-cell office:value-type="float" office:value="1.19239813813251" calcext:value-type="float">
            <text:p>1.19239813813251</text:p>
          </table:table-cell>
          <table:table-cell office:value-type="float" office:value="0.497144060562162" calcext:value-type="float">
            <text:p>0.497144060562162</text:p>
          </table:table-cell>
          <table:table-cell office:value-type="float" office:value="0.0720089639679165" calcext:value-type="float">
            <text:p>0.072008963967917</text:p>
          </table:table-cell>
          <table:table-cell office:value-type="float" office:value="0.0547546682134586" calcext:value-type="float">
            <text:p>0.054754668213459</text:p>
          </table:table-cell>
          <table:table-cell office:value-type="float" office:value="0.0314298367629692" calcext:value-type="float">
            <text:p>0.031429836762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6013107050153" calcext:value-type="float">
            <text:p>0.86013107050153</text:p>
          </table:table-cell>
          <table:table-cell office:value-type="float" office:value="1.18727404123966" calcext:value-type="float">
            <text:p>1.18727404123966</text:p>
          </table:table-cell>
          <table:table-cell office:value-type="float" office:value="0.494902795941621" calcext:value-type="float">
            <text:p>0.494902795941621</text:p>
          </table:table-cell>
          <table:table-cell office:value-type="float" office:value="0.0704293742045362" calcext:value-type="float">
            <text:p>0.070429374204536</text:p>
          </table:table-cell>
          <table:table-cell office:value-type="float" office:value="0.0545129127604404" calcext:value-type="float">
            <text:p>0.05451291276044</text:p>
          </table:table-cell>
          <table:table-cell office:value-type="float" office:value="0.0311450631741554" calcext:value-type="float">
            <text:p>0.031145063174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14562109044858" calcext:value-type="float">
            <text:p>0.614562109044858</text:p>
          </table:table-cell>
          <table:table-cell office:value-type="float" office:value="1.23774153201198" calcext:value-type="float">
            <text:p>1.23774153201198</text:p>
          </table:table-cell>
          <table:table-cell office:value-type="float" office:value="0.517475957055258" calcext:value-type="float">
            <text:p>0.517475957055258</text:p>
          </table:table-cell>
          <table:table-cell office:value-type="float" office:value="0.0907945023645199" calcext:value-type="float">
            <text:p>0.09079450236452</text:p>
          </table:table-cell>
          <table:table-cell office:value-type="float" office:value="0.0692532976036399" calcext:value-type="float">
            <text:p>0.06925329760364</text:p>
          </table:table-cell>
          <table:table-cell office:value-type="float" office:value="0.038645955916598" calcext:value-type="float">
            <text:p>0.03864595591659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2809201714681" calcext:value-type="float">
            <text:p>0.522809201714681</text:p>
          </table:table-cell>
          <table:table-cell office:value-type="float" office:value="1.29886737818252" calcext:value-type="float">
            <text:p>1.29886737818252</text:p>
          </table:table-cell>
          <table:table-cell office:value-type="float" office:value="0.502995977666408" calcext:value-type="float">
            <text:p>0.502995977666408</text:p>
          </table:table-cell>
          <table:table-cell office:value-type="float" office:value="0.0759524544079161" calcext:value-type="float">
            <text:p>0.075952454407916</text:p>
          </table:table-cell>
          <table:table-cell office:value-type="float" office:value="0.0575275998206149" calcext:value-type="float">
            <text:p>0.057527599820615</text:p>
          </table:table-cell>
          <table:table-cell office:value-type="float" office:value="0.0324182996332134" calcext:value-type="float">
            <text:p>0.0324182996332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348225423776" calcext:value-type="float">
            <text:p>0.52348225423776</text:p>
          </table:table-cell>
          <table:table-cell office:value-type="float" office:value="1.29875209533012" calcext:value-type="float">
            <text:p>1.29875209533012</text:p>
          </table:table-cell>
          <table:table-cell office:value-type="float" office:value="0.502885043544222" calcext:value-type="float">
            <text:p>0.502885043544222</text:p>
          </table:table-cell>
          <table:table-cell office:value-type="float" office:value="0.0762994832351932" calcext:value-type="float">
            <text:p>0.076299483235193</text:p>
          </table:table-cell>
          <table:table-cell office:value-type="float" office:value="0.0575155664623944" calcext:value-type="float">
            <text:p>0.057515566462394</text:p>
          </table:table-cell>
          <table:table-cell office:value-type="float" office:value="0.0324044471146595" calcext:value-type="float">
            <text:p>0.032404447114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1351631568242" calcext:value-type="float">
            <text:p>0.521351631568242</text:p>
          </table:table-cell>
          <table:table-cell office:value-type="float" office:value="1.29875200096266" calcext:value-type="float">
            <text:p>1.29875200096266</text:p>
          </table:table-cell>
          <table:table-cell office:value-type="float" office:value="0.50293568239983" calcext:value-type="float">
            <text:p>0.50293568239983</text:p>
          </table:table-cell>
          <table:table-cell office:value-type="float" office:value="0.0761587469639895" calcext:value-type="float">
            <text:p>0.07615874696399</text:p>
          </table:table-cell>
          <table:table-cell office:value-type="float" office:value="0.0575211902143929" calcext:value-type="float">
            <text:p>0.057521190214393</text:p>
          </table:table-cell>
          <table:table-cell office:value-type="float" office:value="0.0324108397652883" calcext:value-type="float">
            <text:p>0.0324108397652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819580543222" calcext:value-type="float">
            <text:p>0.71819580543222</text:p>
          </table:table-cell>
          <table:table-cell office:value-type="float" office:value="1.29324024252041" calcext:value-type="float">
            <text:p>1.29324024252041</text:p>
          </table:table-cell>
          <table:table-cell office:value-type="float" office:value="0.500678345914658" calcext:value-type="float">
            <text:p>0.500678345914658</text:p>
          </table:table-cell>
          <table:table-cell office:value-type="float" office:value="0.0745972791177417" calcext:value-type="float">
            <text:p>0.074597279117742</text:p>
          </table:table-cell>
          <table:table-cell office:value-type="float" office:value="0.0572696664676696" calcext:value-type="float">
            <text:p>0.05726966646767</text:p>
          </table:table-cell>
          <table:table-cell office:value-type="float" office:value="0.0321185308656939" calcext:value-type="float">
            <text:p>0.0321185308656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8601607808862" calcext:value-type="float">
            <text:p>0.528601607808862</text:p>
          </table:table-cell>
          <table:table-cell office:value-type="float" office:value="1.30272997658555" calcext:value-type="float">
            <text:p>1.30272997658555</text:p>
          </table:table-cell>
          <table:table-cell office:value-type="float" office:value="0.501999043335779" calcext:value-type="float">
            <text:p>0.501999043335779</text:p>
          </table:table-cell>
          <table:table-cell office:value-type="float" office:value="0.0917035466857342" calcext:value-type="float">
            <text:p>0.091703546685734</text:p>
          </table:table-cell>
          <table:table-cell office:value-type="float" office:value="0.0723861807841512" calcext:value-type="float">
            <text:p>0.072386180784151</text:p>
          </table:table-cell>
          <table:table-cell office:value-type="float" office:value="0.0364135269647375" calcext:value-type="float">
            <text:p>0.03641352696473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2700816997694" calcext:value-type="float">
            <text:p>0.552700816997694</text:p>
          </table:table-cell>
          <table:table-cell office:value-type="float" office:value="1.25835494669771" calcext:value-type="float">
            <text:p>1.25835494669771</text:p>
          </table:table-cell>
          <table:table-cell office:value-type="float" office:value="0.440841160065556" calcext:value-type="float">
            <text:p>0.440841160065556</text:p>
          </table:table-cell>
          <table:table-cell office:value-type="float" office:value="0.0669857689922364" calcext:value-type="float">
            <text:p>0.066985768992237</text:p>
          </table:table-cell>
          <table:table-cell office:value-type="float" office:value="0.051462242906321" calcext:value-type="float">
            <text:p>0.051462242906321</text:p>
          </table:table-cell>
          <table:table-cell office:value-type="float" office:value="0.0272631151778072" calcext:value-type="float">
            <text:p>0.0272631151778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5160366275874" calcext:value-type="float">
            <text:p>0.545160366275874</text:p>
          </table:table-cell>
          <table:table-cell office:value-type="float" office:value="1.25846721309105" calcext:value-type="float">
            <text:p>1.25846721309105</text:p>
          </table:table-cell>
          <table:table-cell office:value-type="float" office:value="0.440916513291199" calcext:value-type="float">
            <text:p>0.440916513291199</text:p>
          </table:table-cell>
          <table:table-cell office:value-type="float" office:value="0.0673997496932662" calcext:value-type="float">
            <text:p>0.067399749693266</text:p>
          </table:table-cell>
          <table:table-cell office:value-type="float" office:value="0.0514704755987026" calcext:value-type="float">
            <text:p>0.051470475598703</text:p>
          </table:table-cell>
          <table:table-cell office:value-type="float" office:value="0.0272729690755645" calcext:value-type="float">
            <text:p>0.0272729690755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5281925412045" calcext:value-type="float">
            <text:p>0.545281925412045</text:p>
          </table:table-cell>
          <table:table-cell office:value-type="float" office:value="1.2584695164039" calcext:value-type="float">
            <text:p>1.2584695164039</text:p>
          </table:table-cell>
          <table:table-cell office:value-type="float" office:value="0.440916652648927" calcext:value-type="float">
            <text:p>0.440916652648927</text:p>
          </table:table-cell>
          <table:table-cell office:value-type="float" office:value="0.0672468870258141" calcext:value-type="float">
            <text:p>0.067246887025814</text:p>
          </table:table-cell>
          <table:table-cell office:value-type="float" office:value="0.0514703429399491" calcext:value-type="float">
            <text:p>0.051470342939949</text:p>
          </table:table-cell>
          <table:table-cell office:value-type="float" office:value="0.0272728301246461" calcext:value-type="float">
            <text:p>0.0272728301246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24256416874552" calcext:value-type="float">
            <text:p>0.724256416874552</text:p>
          </table:table-cell>
          <table:table-cell office:value-type="float" office:value="1.25369778746169" calcext:value-type="float">
            <text:p>1.25369778746169</text:p>
          </table:table-cell>
          <table:table-cell office:value-type="float" office:value="0.439153195648353" calcext:value-type="float">
            <text:p>0.439153195648353</text:p>
          </table:table-cell>
          <table:table-cell office:value-type="float" office:value="0.0659156866991667" calcext:value-type="float">
            <text:p>0.065915686699167</text:p>
          </table:table-cell>
          <table:table-cell office:value-type="float" office:value="0.0512691388332202" calcext:value-type="float">
            <text:p>0.05126913883322</text:p>
          </table:table-cell>
          <table:table-cell office:value-type="float" office:value="0.02705364193114" calcext:value-type="float">
            <text:p>0.027053641931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8548143309826" calcext:value-type="float">
            <text:p>0.558548143309826</text:p>
          </table:table-cell>
          <table:table-cell office:value-type="float" office:value="1.25747289816784" calcext:value-type="float">
            <text:p>1.25747289816784</text:p>
          </table:table-cell>
          <table:table-cell office:value-type="float" office:value="0.418246335497267" calcext:value-type="float">
            <text:p>0.418246335497267</text:p>
          </table:table-cell>
          <table:table-cell office:value-type="float" office:value="0.0684733476981927" calcext:value-type="float">
            <text:p>0.068473347698193</text:p>
          </table:table-cell>
          <table:table-cell office:value-type="float" office:value="0.0530117195403798" calcext:value-type="float">
            <text:p>0.05301171954038</text:p>
          </table:table-cell>
          <table:table-cell office:value-type="float" office:value="0.0248407446805824" calcext:value-type="float">
            <text:p>0.024840744680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4963825631929" calcext:value-type="float">
            <text:p>0.374963825631929</text:p>
          </table:table-cell>
          <table:table-cell office:value-type="float" office:value="1.40749157991856" calcext:value-type="float">
            <text:p>1.40749157991856</text:p>
          </table:table-cell>
          <table:table-cell office:value-type="float" office:value="0.521058557968982" calcext:value-type="float">
            <text:p>0.521058557968982</text:p>
          </table:table-cell>
          <table:table-cell office:value-type="float" office:value="0.0777065561906071" calcext:value-type="float">
            <text:p>0.077706556190607</text:p>
          </table:table-cell>
          <table:table-cell office:value-type="float" office:value="0.0587062434472169" calcext:value-type="float">
            <text:p>0.058706243447217</text:p>
          </table:table-cell>
          <table:table-cell office:value-type="float" office:value="0.0341861861467891" calcext:value-type="float">
            <text:p>0.0341861861467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69948259475934" calcext:value-type="float">
            <text:p>0.369948259475934</text:p>
          </table:table-cell>
          <table:table-cell office:value-type="float" office:value="1.40752223878456" calcext:value-type="float">
            <text:p>1.40752223878456</text:p>
          </table:table-cell>
          <table:table-cell office:value-type="float" office:value="0.521076163215449" calcext:value-type="float">
            <text:p>0.521076163215449</text:p>
          </table:table-cell>
          <table:table-cell office:value-type="float" office:value="0.0782059387607109" calcext:value-type="float">
            <text:p>0.078205938760711</text:p>
          </table:table-cell>
          <table:table-cell office:value-type="float" office:value="0.058706634138597" calcext:value-type="float">
            <text:p>0.058706634138597</text:p>
          </table:table-cell>
          <table:table-cell office:value-type="float" office:value="0.0341892656585652" calcext:value-type="float">
            <text:p>0.0341892656585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1573294627286" calcext:value-type="float">
            <text:p>0.371573294627286</text:p>
          </table:table-cell>
          <table:table-cell office:value-type="float" office:value="1.40751569751376" calcext:value-type="float">
            <text:p>1.40751569751376</text:p>
          </table:table-cell>
          <table:table-cell office:value-type="float" office:value="0.521034489181212" calcext:value-type="float">
            <text:p>0.521034489181212</text:p>
          </table:table-cell>
          <table:table-cell office:value-type="float" office:value="0.0779721890495865" calcext:value-type="float">
            <text:p>0.077972189049587</text:p>
          </table:table-cell>
          <table:table-cell office:value-type="float" office:value="0.0587022024264928" calcext:value-type="float">
            <text:p>0.058702202426493</text:p>
          </table:table-cell>
          <table:table-cell office:value-type="float" office:value="0.0341834514816381" calcext:value-type="float">
            <text:p>0.0341834514816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7847712020285" calcext:value-type="float">
            <text:p>0.577847712020285</text:p>
          </table:table-cell>
          <table:table-cell office:value-type="float" office:value="1.40145159096257" calcext:value-type="float">
            <text:p>1.40145159096257</text:p>
          </table:table-cell>
          <table:table-cell office:value-type="float" office:value="0.51865093164491" calcext:value-type="float">
            <text:p>0.51865093164491</text:p>
          </table:table-cell>
          <table:table-cell office:value-type="float" office:value="0.0762472638070343" calcext:value-type="float">
            <text:p>0.076247263807034</text:p>
          </table:table-cell>
          <table:table-cell office:value-type="float" office:value="0.0584399668709982" calcext:value-type="float">
            <text:p>0.058439966870998</text:p>
          </table:table-cell>
          <table:table-cell office:value-type="float" office:value="0.0338691064328424" calcext:value-type="float">
            <text:p>0.0338691064328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4884345596159" calcext:value-type="float">
            <text:p>0.34884345596159</text:p>
          </table:table-cell>
          <table:table-cell office:value-type="float" office:value="1.43134037506885" calcext:value-type="float">
            <text:p>1.43134037506885</text:p>
          </table:table-cell>
          <table:table-cell office:value-type="float" office:value="0.54561492614142" calcext:value-type="float">
            <text:p>0.54561492614142</text:p>
          </table:table-cell>
          <table:table-cell office:value-type="float" office:value="0.0919751982687951" calcext:value-type="float">
            <text:p>0.091975198268795</text:p>
          </table:table-cell>
          <table:table-cell office:value-type="float" office:value="0.0702871142711549" calcext:value-type="float">
            <text:p>0.070287114271155</text:p>
          </table:table-cell>
          <table:table-cell office:value-type="float" office:value="0.0399888906342586" calcext:value-type="float">
            <text:p>0.03998889063425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0558989287464" calcext:value-type="float">
            <text:p>0.520558989287464</text:p>
          </table:table-cell>
          <table:table-cell office:value-type="float" office:value="1.29464897500454" calcext:value-type="float">
            <text:p>1.29464897500454</text:p>
          </table:table-cell>
          <table:table-cell office:value-type="float" office:value="0.458693673251007" calcext:value-type="float">
            <text:p>0.458693673251007</text:p>
          </table:table-cell>
          <table:table-cell office:value-type="float" office:value="0.0708506178717366" calcext:value-type="float">
            <text:p>0.070850617871737</text:p>
          </table:table-cell>
          <table:table-cell office:value-type="float" office:value="0.0547015804584629" calcext:value-type="float">
            <text:p>0.054701580458463</text:p>
          </table:table-cell>
          <table:table-cell office:value-type="float" office:value="0.0289553536618784" calcext:value-type="float">
            <text:p>0.0289553536618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3029475373503" calcext:value-type="float">
            <text:p>0.513029475373503</text:p>
          </table:table-cell>
          <table:table-cell office:value-type="float" office:value="1.29476130899128" calcext:value-type="float">
            <text:p>1.29476130899128</text:p>
          </table:table-cell>
          <table:table-cell office:value-type="float" office:value="0.458767429269249" calcext:value-type="float">
            <text:p>0.458767429269249</text:p>
          </table:table-cell>
          <table:table-cell office:value-type="float" office:value="0.0712917716741829" calcext:value-type="float">
            <text:p>0.071291771674183</text:p>
          </table:table-cell>
          <table:table-cell office:value-type="float" office:value="0.0547101274649117" calcext:value-type="float">
            <text:p>0.054710127464912</text:p>
          </table:table-cell>
          <table:table-cell office:value-type="float" office:value="0.0289652749553751" calcext:value-type="float">
            <text:p>0.0289652749553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4894258798878" calcext:value-type="float">
            <text:p>0.514894258798878</text:p>
          </table:table-cell>
          <table:table-cell office:value-type="float" office:value="1.29476307344308" calcext:value-type="float">
            <text:p>1.29476307344308</text:p>
          </table:table-cell>
          <table:table-cell office:value-type="float" office:value="0.458730442533027" calcext:value-type="float">
            <text:p>0.458730442533027</text:p>
          </table:table-cell>
          <table:table-cell office:value-type="float" office:value="0.0711102211724267" calcext:value-type="float">
            <text:p>0.071110221172427</text:p>
          </table:table-cell>
          <table:table-cell office:value-type="float" office:value="0.0547056548569101" calcext:value-type="float">
            <text:p>0.05470565485691</text:p>
          </table:table-cell>
          <table:table-cell office:value-type="float" office:value="0.0289603674993673" calcext:value-type="float">
            <text:p>0.0289603674993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9167049271763" calcext:value-type="float">
            <text:p>0.699167049271763</text:p>
          </table:table-cell>
          <table:table-cell office:value-type="float" office:value="1.28968654496293" calcext:value-type="float">
            <text:p>1.28968654496293</text:p>
          </table:table-cell>
          <table:table-cell office:value-type="float" office:value="0.456851897893282" calcext:value-type="float">
            <text:p>0.456851897893282</text:p>
          </table:table-cell>
          <table:table-cell office:value-type="float" office:value="0.0696964379055359" calcext:value-type="float">
            <text:p>0.069696437905536</text:p>
          </table:table-cell>
          <table:table-cell office:value-type="float" office:value="0.0544845000932547" calcext:value-type="float">
            <text:p>0.054484500093255</text:p>
          </table:table-cell>
          <table:table-cell office:value-type="float" office:value="0.0287220327355366" calcext:value-type="float">
            <text:p>0.028722032735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2449146211506" calcext:value-type="float">
            <text:p>0.462449146211506</text:p>
          </table:table-cell>
          <table:table-cell office:value-type="float" office:value="1.34578996472924" calcext:value-type="float">
            <text:p>1.34578996472924</text:p>
          </table:table-cell>
          <table:table-cell office:value-type="float" office:value="0.464761393826221" calcext:value-type="float">
            <text:p>0.464761393826221</text:p>
          </table:table-cell>
          <table:table-cell office:value-type="float" office:value="0.0792768607207529" calcext:value-type="float">
            <text:p>0.079276860720753</text:p>
          </table:table-cell>
          <table:table-cell office:value-type="float" office:value="0.0619972864675208" calcext:value-type="float">
            <text:p>0.061997286467521</text:p>
          </table:table-cell>
          <table:table-cell office:value-type="float" office:value="0.0375314472267468" calcext:value-type="float">
            <text:p>0.03753144722674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4074592193137" calcext:value-type="float">
            <text:p>0.374074592193137</text:p>
          </table:table-cell>
          <table:table-cell office:value-type="float" office:value="1.38078946698352" calcext:value-type="float">
            <text:p>1.38078946698352</text:p>
          </table:table-cell>
          <table:table-cell office:value-type="float" office:value="0.532760822539635" calcext:value-type="float">
            <text:p>0.532760822539635</text:p>
          </table:table-cell>
          <table:table-cell office:value-type="float" office:value="0.0820292869761427" calcext:value-type="float">
            <text:p>0.082029286976143</text:p>
          </table:table-cell>
          <table:table-cell office:value-type="float" office:value="0.062198638434722" calcext:value-type="float">
            <text:p>0.062198638434722</text:p>
          </table:table-cell>
          <table:table-cell office:value-type="float" office:value="0.0348120044945562" calcext:value-type="float">
            <text:p>0.0348120044945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0474894454418" calcext:value-type="float">
            <text:p>0.380474894454418</text:p>
          </table:table-cell>
          <table:table-cell office:value-type="float" office:value="1.38047428378623" calcext:value-type="float">
            <text:p>1.38047428378623</text:p>
          </table:table-cell>
          <table:table-cell office:value-type="float" office:value="0.532503800866597" calcext:value-type="float">
            <text:p>0.532503800866597</text:p>
          </table:table-cell>
          <table:table-cell office:value-type="float" office:value="0.0822712183343753" calcext:value-type="float">
            <text:p>0.082271218334375</text:p>
          </table:table-cell>
          <table:table-cell office:value-type="float" office:value="0.0621697473122116" calcext:value-type="float">
            <text:p>0.062169747312212</text:p>
          </table:table-cell>
          <table:table-cell office:value-type="float" office:value="0.0347786367717133" calcext:value-type="float">
            <text:p>0.0347786367717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9378733403828" calcext:value-type="float">
            <text:p>0.379378733403828</text:p>
          </table:table-cell>
          <table:table-cell office:value-type="float" office:value="1.38046962958458" calcext:value-type="float">
            <text:p>1.38046962958458</text:p>
          </table:table-cell>
          <table:table-cell office:value-type="float" office:value="0.532530745399945" calcext:value-type="float">
            <text:p>0.532530745399945</text:p>
          </table:table-cell>
          <table:table-cell office:value-type="float" office:value="0.082130073175327" calcext:value-type="float">
            <text:p>0.082130073175327</text:p>
          </table:table-cell>
          <table:table-cell office:value-type="float" office:value="0.0621727523902358" calcext:value-type="float">
            <text:p>0.062172752390236</text:p>
          </table:table-cell>
          <table:table-cell office:value-type="float" office:value="0.0347819957131338" calcext:value-type="float">
            <text:p>0.0347819957131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1313980907189" calcext:value-type="float">
            <text:p>0.581313980907189</text:p>
          </table:table-cell>
          <table:table-cell office:value-type="float" office:value="1.3748231639738" calcext:value-type="float">
            <text:p>1.3748231639738</text:p>
          </table:table-cell>
          <table:table-cell office:value-type="float" office:value="0.530207333147049" calcext:value-type="float">
            <text:p>0.530207333147049</text:p>
          </table:table-cell>
          <table:table-cell office:value-type="float" office:value="0.080563133663718" calcext:value-type="float">
            <text:p>0.080563133663718</text:p>
          </table:table-cell>
          <table:table-cell office:value-type="float" office:value="0.0619106723158006" calcext:value-type="float">
            <text:p>0.061910672315801</text:p>
          </table:table-cell>
          <table:table-cell office:value-type="float" office:value="0.034477054668532" calcext:value-type="float">
            <text:p>0.0344770546685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023430328112" calcext:value-type="float">
            <text:p>0.42023430328112</text:p>
          </table:table-cell>
          <table:table-cell office:value-type="float" office:value="1.35106772091135" calcext:value-type="float">
            <text:p>1.35106772091135</text:p>
          </table:table-cell>
          <table:table-cell office:value-type="float" office:value="0.535196419245451" calcext:value-type="float">
            <text:p>0.535196419245451</text:p>
          </table:table-cell>
          <table:table-cell office:value-type="float" office:value="0.102876521659787" calcext:value-type="float">
            <text:p>0.102876521659787</text:p>
          </table:table-cell>
          <table:table-cell office:value-type="float" office:value="0.0793173571166992" calcext:value-type="float">
            <text:p>0.079317357116699</text:p>
          </table:table-cell>
          <table:table-cell office:value-type="float" office:value="0.0544439012076268" calcext:value-type="float">
            <text:p>0.0544439012076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6898633890276" calcext:value-type="float">
            <text:p>0.516898633890276</text:p>
          </table:table-cell>
          <table:table-cell office:value-type="float" office:value="1.34393160452595" calcext:value-type="float">
            <text:p>1.34393160452595</text:p>
          </table:table-cell>
          <table:table-cell office:value-type="float" office:value="0.500038100106951" calcext:value-type="float">
            <text:p>0.500038100106951</text:p>
          </table:table-cell>
          <table:table-cell office:value-type="float" office:value="0.0723405682516326" calcext:value-type="float">
            <text:p>0.072340568251633</text:p>
          </table:table-cell>
          <table:table-cell office:value-type="float" office:value="0.0559172147890822" calcext:value-type="float">
            <text:p>0.055917214789082</text:p>
          </table:table-cell>
          <table:table-cell office:value-type="float" office:value="0.0325616673861805" calcext:value-type="float">
            <text:p>0.0325616673861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0983430045745" calcext:value-type="float">
            <text:p>0.520983430045745</text:p>
          </table:table-cell>
          <table:table-cell office:value-type="float" office:value="1.34368044347278" calcext:value-type="float">
            <text:p>1.34368044347278</text:p>
          </table:table-cell>
          <table:table-cell office:value-type="float" office:value="0.49986048704929" calcext:value-type="float">
            <text:p>0.49986048704929</text:p>
          </table:table-cell>
          <table:table-cell office:value-type="float" office:value="0.0726376821697131" calcext:value-type="float">
            <text:p>0.072637682169713</text:p>
          </table:table-cell>
          <table:table-cell office:value-type="float" office:value="0.0558979013614294" calcext:value-type="float">
            <text:p>0.05589790136143</text:p>
          </table:table-cell>
          <table:table-cell office:value-type="float" office:value="0.0325388177783365" calcext:value-type="float">
            <text:p>0.0325388177783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413955626617" calcext:value-type="float">
            <text:p>0.51413955626617</text:p>
          </table:table-cell>
          <table:table-cell office:value-type="float" office:value="1.34371556156021" calcext:value-type="float">
            <text:p>1.34371556156021</text:p>
          </table:table-cell>
          <table:table-cell office:value-type="float" office:value="0.500014847124673" calcext:value-type="float">
            <text:p>0.500014847124673</text:p>
          </table:table-cell>
          <table:table-cell office:value-type="float" office:value="0.0725561547591588" calcext:value-type="float">
            <text:p>0.072556154759159</text:p>
          </table:table-cell>
          <table:table-cell office:value-type="float" office:value="0.0559149503324854" calcext:value-type="float">
            <text:p>0.055914950332485</text:p>
          </table:table-cell>
          <table:table-cell office:value-type="float" office:value="0.0325589750546732" calcext:value-type="float">
            <text:p>0.0325589750546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1700198261184" calcext:value-type="float">
            <text:p>0.711700198261184</text:p>
          </table:table-cell>
          <table:table-cell office:value-type="float" office:value="1.33796142069653" calcext:value-type="float">
            <text:p>1.33796142069653</text:p>
          </table:table-cell>
          <table:table-cell office:value-type="float" office:value="0.49777571228702" calcext:value-type="float">
            <text:p>0.49777571228702</text:p>
          </table:table-cell>
          <table:table-cell office:value-type="float" office:value="0.0709370876353056" calcext:value-type="float">
            <text:p>0.070937087635306</text:p>
          </table:table-cell>
          <table:table-cell office:value-type="float" office:value="0.0556672286909982" calcext:value-type="float">
            <text:p>0.055667228690998</text:p>
          </table:table-cell>
          <table:table-cell office:value-type="float" office:value="0.0322660070198273" calcext:value-type="float">
            <text:p>0.0322660070198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8347602769017" calcext:value-type="float">
            <text:p>0.528347602769017</text:p>
          </table:table-cell>
          <table:table-cell office:value-type="float" office:value="1.33851035384373" calcext:value-type="float">
            <text:p>1.33851035384373</text:p>
          </table:table-cell>
          <table:table-cell office:value-type="float" office:value="0.496342267663418" calcext:value-type="float">
            <text:p>0.496342267663418</text:p>
          </table:table-cell>
          <table:table-cell office:value-type="float" office:value="0.0803601982587422" calcext:value-type="float">
            <text:p>0.080360198258742</text:p>
          </table:table-cell>
          <table:table-cell office:value-type="float" office:value="0.0628427103435398" calcext:value-type="float">
            <text:p>0.06284271034354</text:p>
          </table:table-cell>
          <table:table-cell office:value-type="float" office:value="0.0317981502925753" calcext:value-type="float">
            <text:p>0.03179815029257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8835511819414" calcext:value-type="float">
            <text:p>0.518835511819414</text:p>
          </table:table-cell>
          <table:table-cell office:value-type="float" office:value="1.23856056095403" calcext:value-type="float">
            <text:p>1.23856056095403</text:p>
          </table:table-cell>
          <table:table-cell office:value-type="float" office:value="0.564466347327003" calcext:value-type="float">
            <text:p>0.564466347327003</text:p>
          </table:table-cell>
          <table:table-cell office:value-type="float" office:value="0.0772078563123123" calcext:value-type="float">
            <text:p>0.077207856312312</text:p>
          </table:table-cell>
          <table:table-cell office:value-type="float" office:value="0.0591490919462651" calcext:value-type="float">
            <text:p>0.059149091946265</text:p>
          </table:table-cell>
          <table:table-cell office:value-type="float" office:value="0.0357039331051362" calcext:value-type="float">
            <text:p>0.0357039331051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5806064282066" calcext:value-type="float">
            <text:p>0.515806064282066</text:p>
          </table:table-cell>
          <table:table-cell office:value-type="float" office:value="1.23856131142037" calcext:value-type="float">
            <text:p>1.23856131142037</text:p>
          </table:table-cell>
          <table:table-cell office:value-type="float" office:value="0.564434933269102" calcext:value-type="float">
            <text:p>0.564434933269102</text:p>
          </table:table-cell>
          <table:table-cell office:value-type="float" office:value="0.0775846288617943" calcext:value-type="float">
            <text:p>0.077584628861794</text:p>
          </table:table-cell>
          <table:table-cell office:value-type="float" office:value="0.0591466537595784" calcext:value-type="float">
            <text:p>0.059146653759578</text:p>
          </table:table-cell>
          <table:table-cell office:value-type="float" office:value="0.0357005925633764" calcext:value-type="float">
            <text:p>0.0357005925633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4001256295603" calcext:value-type="float">
            <text:p>0.514001256295603</text:p>
          </table:table-cell>
          <table:table-cell office:value-type="float" office:value="1.23854876735785" calcext:value-type="float">
            <text:p>1.23854876735785</text:p>
          </table:table-cell>
          <table:table-cell office:value-type="float" office:value="0.564483277884301" calcext:value-type="float">
            <text:p>0.564483277884301</text:p>
          </table:table-cell>
          <table:table-cell office:value-type="float" office:value="0.0774736367696883" calcext:value-type="float">
            <text:p>0.077473636769688</text:p>
          </table:table-cell>
          <table:table-cell office:value-type="float" office:value="0.0591515537828653" calcext:value-type="float">
            <text:p>0.059151553782865</text:p>
          </table:table-cell>
          <table:table-cell office:value-type="float" office:value="0.0357065963103703" calcext:value-type="float">
            <text:p>0.035706596310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7880810376436" calcext:value-type="float">
            <text:p>0.737880810376436</text:p>
          </table:table-cell>
          <table:table-cell office:value-type="float" office:value="1.23263511255204" calcext:value-type="float">
            <text:p>1.23263511255204</text:p>
          </table:table-cell>
          <table:table-cell office:value-type="float" office:value="0.561640064107426" calcext:value-type="float">
            <text:p>0.561640064107426</text:p>
          </table:table-cell>
          <table:table-cell office:value-type="float" office:value="0.0756200319367457" calcext:value-type="float">
            <text:p>0.075620031936746</text:p>
          </table:table-cell>
          <table:table-cell office:value-type="float" office:value="0.0588610723815488" calcext:value-type="float">
            <text:p>0.058861072381549</text:p>
          </table:table-cell>
          <table:table-cell office:value-type="float" office:value="0.0353449514151163" calcext:value-type="float">
            <text:p>0.0353449514151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59770720394439" calcext:value-type="float">
            <text:p>0.559770720394439</text:p>
          </table:table-cell>
          <table:table-cell office:value-type="float" office:value="1.20487285726669" calcext:value-type="float">
            <text:p>1.20487285726669</text:p>
          </table:table-cell>
          <table:table-cell office:value-type="float" office:value="0.549731145260588" calcext:value-type="float">
            <text:p>0.549731145260588</text:p>
          </table:table-cell>
          <table:table-cell office:value-type="float" office:value="0.0818780545144107" calcext:value-type="float">
            <text:p>0.081878054514411</text:p>
          </table:table-cell>
          <table:table-cell office:value-type="float" office:value="0.0644115737109349" calcext:value-type="float">
            <text:p>0.064411573710935</text:p>
          </table:table-cell>
          <table:table-cell office:value-type="float" office:value="0.0395085854704481" calcext:value-type="float">
            <text:p>0.0395085854704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8966596428657" calcext:value-type="float">
            <text:p>0.538966596428657</text:p>
          </table:table-cell>
          <table:table-cell office:value-type="float" office:value="1.29852856625355" calcext:value-type="float">
            <text:p>1.29852856625355</text:p>
          </table:table-cell>
          <table:table-cell office:value-type="float" office:value="0.518015896966769" calcext:value-type="float">
            <text:p>0.518015896966769</text:p>
          </table:table-cell>
          <table:table-cell office:value-type="float" office:value="0.0819034661813646" calcext:value-type="float">
            <text:p>0.081903466181365</text:p>
          </table:table-cell>
          <table:table-cell office:value-type="float" office:value="0.0621474718721209" calcext:value-type="float">
            <text:p>0.062147471872121</text:p>
          </table:table-cell>
          <table:table-cell office:value-type="float" office:value="0.034392762871601" calcext:value-type="float">
            <text:p>0.0343927628716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6675033708737" calcext:value-type="float">
            <text:p>0.546675033708737</text:p>
          </table:table-cell>
          <table:table-cell office:value-type="float" office:value="1.29816616199801" calcext:value-type="float">
            <text:p>1.29816616199801</text:p>
          </table:table-cell>
          <table:table-cell office:value-type="float" office:value="0.517749591379004" calcext:value-type="float">
            <text:p>0.517749591379004</text:p>
          </table:table-cell>
          <table:table-cell office:value-type="float" office:value="0.0821155545799546" calcext:value-type="float">
            <text:p>0.082115554579955</text:p>
          </table:table-cell>
          <table:table-cell office:value-type="float" office:value="0.0621159129452776" calcext:value-type="float">
            <text:p>0.062115912945278</text:p>
          </table:table-cell>
          <table:table-cell office:value-type="float" office:value="0.0343575508480838" calcext:value-type="float">
            <text:p>0.0343575508480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7811858432924" calcext:value-type="float">
            <text:p>0.547811858432924</text:p>
          </table:table-cell>
          <table:table-cell office:value-type="float" office:value="1.29817089085947" calcext:value-type="float">
            <text:p>1.29817089085947</text:p>
          </table:table-cell>
          <table:table-cell office:value-type="float" office:value="0.517722563384318" calcext:value-type="float">
            <text:p>0.517722563384318</text:p>
          </table:table-cell>
          <table:table-cell office:value-type="float" office:value="0.0819680986676167" calcext:value-type="float">
            <text:p>0.081968098667617</text:p>
          </table:table-cell>
          <table:table-cell office:value-type="float" office:value="0.0621127882030907" calcext:value-type="float">
            <text:p>0.062112788203091</text:p>
          </table:table-cell>
          <table:table-cell office:value-type="float" office:value="0.0343537558744772" calcext:value-type="float">
            <text:p>0.0343537558744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9400566849558" calcext:value-type="float">
            <text:p>0.739400566849558</text:p>
          </table:table-cell>
          <table:table-cell office:value-type="float" office:value="1.29311634831885" calcext:value-type="float">
            <text:p>1.29311634831885</text:p>
          </table:table-cell>
          <table:table-cell office:value-type="float" office:value="0.515615113678861" calcext:value-type="float">
            <text:p>0.515615113678861</text:p>
          </table:table-cell>
          <table:table-cell office:value-type="float" office:value="0.0804790631304264" calcext:value-type="float">
            <text:p>0.080479063130426</text:p>
          </table:table-cell>
          <table:table-cell office:value-type="float" office:value="0.0618647117957234" calcext:value-type="float">
            <text:p>0.061864711795724</text:p>
          </table:table-cell>
          <table:table-cell office:value-type="float" office:value="0.0340728057794732" calcext:value-type="float">
            <text:p>0.0340728057794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13512065817472" calcext:value-type="float">
            <text:p>0.513512065817472</text:p>
          </table:table-cell>
          <table:table-cell office:value-type="float" office:value="1.32885909530601" calcext:value-type="float">
            <text:p>1.32885909530601</text:p>
          </table:table-cell>
          <table:table-cell office:value-type="float" office:value="0.517922573436552" calcext:value-type="float">
            <text:p>0.517922573436552</text:p>
          </table:table-cell>
          <table:table-cell office:value-type="float" office:value="0.0866578623223016" calcext:value-type="float">
            <text:p>0.086657862322302</text:p>
          </table:table-cell>
          <table:table-cell office:value-type="float" office:value="0.0658449828967147" calcext:value-type="float">
            <text:p>0.065844982896715</text:p>
          </table:table-cell>
          <table:table-cell office:value-type="float" office:value="0.0407717560458941" calcext:value-type="float">
            <text:p>0.04077175604589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8511727472062" calcext:value-type="float">
            <text:p>0.398511727472062</text:p>
          </table:table-cell>
          <table:table-cell office:value-type="float" office:value="1.33789752541803" calcext:value-type="float">
            <text:p>1.33789752541803</text:p>
          </table:table-cell>
          <table:table-cell office:value-type="float" office:value="0.539904743485705" calcext:value-type="float">
            <text:p>0.539904743485705</text:p>
          </table:table-cell>
          <table:table-cell office:value-type="float" office:value="0.0775020517394241" calcext:value-type="float">
            <text:p>0.077502051739424</text:p>
          </table:table-cell>
          <table:table-cell office:value-type="float" office:value="0.058654982647418" calcext:value-type="float">
            <text:p>0.058654982647418</text:p>
          </table:table-cell>
          <table:table-cell office:value-type="float" office:value="0.0339732697632765" calcext:value-type="float">
            <text:p>0.0339732697632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6504894973459" calcext:value-type="float">
            <text:p>0.376504894973459</text:p>
          </table:table-cell>
          <table:table-cell office:value-type="float" office:value="1.33840701452566" calcext:value-type="float">
            <text:p>1.33840701452566</text:p>
          </table:table-cell>
          <table:table-cell office:value-type="float" office:value="0.540350889299207" calcext:value-type="float">
            <text:p>0.540350889299207</text:p>
          </table:table-cell>
          <table:table-cell office:value-type="float" office:value="0.0782115837420759" calcext:value-type="float">
            <text:p>0.078211583742076</text:p>
          </table:table-cell>
          <table:table-cell office:value-type="float" office:value="0.0587045851961017" calcext:value-type="float">
            <text:p>0.058704585196102</text:p>
          </table:table-cell>
          <table:table-cell office:value-type="float" office:value="0.0340310639391816" calcext:value-type="float">
            <text:p>0.034031063939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5550222395283" calcext:value-type="float">
            <text:p>0.385550222395283</text:p>
          </table:table-cell>
          <table:table-cell office:value-type="float" office:value="1.33840374156787" calcext:value-type="float">
            <text:p>1.33840374156787</text:p>
          </table:table-cell>
          <table:table-cell office:value-type="float" office:value="0.540114559816005" calcext:value-type="float">
            <text:p>0.540114559816005</text:p>
          </table:table-cell>
          <table:table-cell office:value-type="float" office:value="0.0778855565070871" calcext:value-type="float">
            <text:p>0.077885556507087</text:p>
          </table:table-cell>
          <table:table-cell office:value-type="float" office:value="0.0586793433240637" calcext:value-type="float">
            <text:p>0.058679343324064</text:p>
          </table:table-cell>
          <table:table-cell office:value-type="float" office:value="0.0340005134933579" calcext:value-type="float">
            <text:p>0.0340005134933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8178418805936" calcext:value-type="float">
            <text:p>0.608178418805936</text:p>
          </table:table-cell>
          <table:table-cell office:value-type="float" office:value="1.33188306883232" calcext:value-type="float">
            <text:p>1.33188306883232</text:p>
          </table:table-cell>
          <table:table-cell office:value-type="float" office:value="0.537344379843285" calcext:value-type="float">
            <text:p>0.537344379843285</text:p>
          </table:table-cell>
          <table:table-cell office:value-type="float" office:value="0.0760520699563912" calcext:value-type="float">
            <text:p>0.076052069956391</text:p>
          </table:table-cell>
          <table:table-cell office:value-type="float" office:value="0.0583836905468931" calcext:value-type="float">
            <text:p>0.058383690546893</text:p>
          </table:table-cell>
          <table:table-cell office:value-type="float" office:value="0.0336498103335942" calcext:value-type="float">
            <text:p>0.0336498103335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9191201386719" calcext:value-type="float">
            <text:p>0.439191201386719</text:p>
          </table:table-cell>
          <table:table-cell office:value-type="float" office:value="1.28893037730219" calcext:value-type="float">
            <text:p>1.28893037730219</text:p>
          </table:table-cell>
          <table:table-cell office:value-type="float" office:value="0.542676281449654" calcext:value-type="float">
            <text:p>0.542676281449654</text:p>
          </table:table-cell>
          <table:table-cell office:value-type="float" office:value="0.0799885309606877" calcext:value-type="float">
            <text:p>0.079988530960688</text:p>
          </table:table-cell>
          <table:table-cell office:value-type="float" office:value="0.069753155964056" calcext:value-type="float">
            <text:p>0.069753155964056</text:p>
          </table:table-cell>
          <table:table-cell office:value-type="float" office:value="0.0452899731600081" calcext:value-type="float">
            <text:p>0.04528997316000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6704410158231" calcext:value-type="float">
            <text:p>0.436704410158231</text:p>
          </table:table-cell>
          <table:table-cell office:value-type="float" office:value="1.3285529075318" calcext:value-type="float">
            <text:p>1.3285529075318</text:p>
          </table:table-cell>
          <table:table-cell office:value-type="float" office:value="0.538406104450296" calcext:value-type="float">
            <text:p>0.538406104450296</text:p>
          </table:table-cell>
          <table:table-cell office:value-type="float" office:value="0.0772737413673061" calcext:value-type="float">
            <text:p>0.077273741367306</text:p>
          </table:table-cell>
          <table:table-cell office:value-type="float" office:value="0.059200632948888" calcext:value-type="float">
            <text:p>0.059200632948888</text:p>
          </table:table-cell>
          <table:table-cell office:value-type="float" office:value="0.0341507363672047" calcext:value-type="float">
            <text:p>0.0341507363672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5179176028836" calcext:value-type="float">
            <text:p>0.425179176028836</text:p>
          </table:table-cell>
          <table:table-cell office:value-type="float" office:value="1.32877324291625" calcext:value-type="float">
            <text:p>1.32877324291625</text:p>
          </table:table-cell>
          <table:table-cell office:value-type="float" office:value="0.538591921619924" calcext:value-type="float">
            <text:p>0.538591921619924</text:p>
          </table:table-cell>
          <table:table-cell office:value-type="float" office:value="0.0777784940165125" calcext:value-type="float">
            <text:p>0.077778494016513</text:p>
          </table:table-cell>
          <table:table-cell office:value-type="float" office:value="0.0592196368130859" calcext:value-type="float">
            <text:p>0.059219636813086</text:p>
          </table:table-cell>
          <table:table-cell office:value-type="float" office:value="0.0341753366333889" calcext:value-type="float">
            <text:p>0.0341753366333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1022183435741" calcext:value-type="float">
            <text:p>0.431022183435741</text:p>
          </table:table-cell>
          <table:table-cell office:value-type="float" office:value="1.32878420344424" calcext:value-type="float">
            <text:p>1.32878420344424</text:p>
          </table:table-cell>
          <table:table-cell office:value-type="float" office:value="0.538440977912935" calcext:value-type="float">
            <text:p>0.538440977912935</text:p>
          </table:table-cell>
          <table:table-cell office:value-type="float" office:value="0.0775336888864129" calcext:value-type="float">
            <text:p>0.077533688886413</text:p>
          </table:table-cell>
          <table:table-cell office:value-type="float" office:value="0.0592033956639749" calcext:value-type="float">
            <text:p>0.059203395663975</text:p>
          </table:table-cell>
          <table:table-cell office:value-type="float" office:value="0.0341556569838681" calcext:value-type="float">
            <text:p>0.0341556569838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5917181393546" calcext:value-type="float">
            <text:p>0.645917181393546</text:p>
          </table:table-cell>
          <table:table-cell office:value-type="float" office:value="1.32259617957378" calcext:value-type="float">
            <text:p>1.32259617957378</text:p>
          </table:table-cell>
          <table:table-cell office:value-type="float" office:value="0.535808055288486" calcext:value-type="float">
            <text:p>0.535808055288486</text:p>
          </table:table-cell>
          <table:table-cell office:value-type="float" office:value="0.0757985717077911" calcext:value-type="float">
            <text:p>0.075798571707791</text:p>
          </table:table-cell>
          <table:table-cell office:value-type="float" office:value="0.0589188943975868" calcext:value-type="float">
            <text:p>0.058918894397587</text:p>
          </table:table-cell>
          <table:table-cell office:value-type="float" office:value="0.0338199045632788" calcext:value-type="float">
            <text:p>0.0338199045632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5589705783908" calcext:value-type="float">
            <text:p>0.475589705783908</text:p>
          </table:table-cell>
          <table:table-cell office:value-type="float" office:value="1.29781484844427" calcext:value-type="float">
            <text:p>1.29781484844427</text:p>
          </table:table-cell>
          <table:table-cell office:value-type="float" office:value="0.504307661280967" calcext:value-type="float">
            <text:p>0.504307661280967</text:p>
          </table:table-cell>
          <table:table-cell office:value-type="float" office:value="0.0759748091930521" calcext:value-type="float">
            <text:p>0.075974809193052</text:p>
          </table:table-cell>
          <table:table-cell office:value-type="float" office:value="0.0620307709158035" calcext:value-type="float">
            <text:p>0.062030770915804</text:p>
          </table:table-cell>
          <table:table-cell office:value-type="float" office:value="0.0338100289430802" calcext:value-type="float">
            <text:p>0.0338100289430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4242753404706" calcext:value-type="float">
            <text:p>0.584242753404706</text:p>
          </table:table-cell>
          <table:table-cell office:value-type="float" office:value="1.21019116366506" calcext:value-type="float">
            <text:p>1.21019116366506</text:p>
          </table:table-cell>
          <table:table-cell office:value-type="float" office:value="0.525936810710207" calcext:value-type="float">
            <text:p>0.525936810710207</text:p>
          </table:table-cell>
          <table:table-cell office:value-type="float" office:value="0.0744119587512316" calcext:value-type="float">
            <text:p>0.074411958751232</text:p>
          </table:table-cell>
          <table:table-cell office:value-type="float" office:value="0.0571189020336415" calcext:value-type="float">
            <text:p>0.057118902033642</text:p>
          </table:table-cell>
          <table:table-cell office:value-type="float" office:value="0.0328670212726889" calcext:value-type="float">
            <text:p>0.0328670212726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6571160008494" calcext:value-type="float">
            <text:p>0.576571160008494</text:p>
          </table:table-cell>
          <table:table-cell office:value-type="float" office:value="1.21032916886535" calcext:value-type="float">
            <text:p>1.21032916886535</text:p>
          </table:table-cell>
          <table:table-cell office:value-type="float" office:value="0.526024665064957" calcext:value-type="float">
            <text:p>0.526024665064957</text:p>
          </table:table-cell>
          <table:table-cell office:value-type="float" office:value="0.0748538560886943" calcext:value-type="float">
            <text:p>0.074853856088694</text:p>
          </table:table-cell>
          <table:table-cell office:value-type="float" office:value="0.057128917119175" calcext:value-type="float">
            <text:p>0.057128917119175</text:p>
          </table:table-cell>
          <table:table-cell office:value-type="float" office:value="0.0328787770098124" calcext:value-type="float">
            <text:p>0.0328787770098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6918713235504" calcext:value-type="float">
            <text:p>0.576918713235504</text:p>
          </table:table-cell>
          <table:table-cell office:value-type="float" office:value="1.21032942483064" calcext:value-type="float">
            <text:p>1.21032942483064</text:p>
          </table:table-cell>
          <table:table-cell office:value-type="float" office:value="0.526014429431192" calcext:value-type="float">
            <text:p>0.526014429431192</text:p>
          </table:table-cell>
          <table:table-cell office:value-type="float" office:value="0.0747131199772998" calcext:value-type="float">
            <text:p>0.0747131199773</text:p>
          </table:table-cell>
          <table:table-cell office:value-type="float" office:value="0.0571279052134889" calcext:value-type="float">
            <text:p>0.057127905213489</text:p>
          </table:table-cell>
          <table:table-cell office:value-type="float" office:value="0.032877290879525" calcext:value-type="float">
            <text:p>0.0328772908795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87952410800392" calcext:value-type="float">
            <text:p>0.787952410800392</text:p>
          </table:table-cell>
          <table:table-cell office:value-type="float" office:value="1.2047342959004" calcext:value-type="float">
            <text:p>1.2047342959004</text:p>
          </table:table-cell>
          <table:table-cell office:value-type="float" office:value="0.523481641804753" calcext:value-type="float">
            <text:p>0.523481641804753</text:p>
          </table:table-cell>
          <table:table-cell office:value-type="float" office:value="0.0730094212667848" calcext:value-type="float">
            <text:p>0.073009421266785</text:p>
          </table:table-cell>
          <table:table-cell office:value-type="float" office:value="0.0568565702770553" calcext:value-type="float">
            <text:p>0.056856570277055</text:p>
          </table:table-cell>
          <table:table-cell office:value-type="float" office:value="0.0325590093250187" calcext:value-type="float">
            <text:p>0.0325590093250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44225425361378" calcext:value-type="float">
            <text:p>0.544225425361378</text:p>
          </table:table-cell>
          <table:table-cell office:value-type="float" office:value="1.2427246262582" calcext:value-type="float">
            <text:p>1.2427246262582</text:p>
          </table:table-cell>
          <table:table-cell office:value-type="float" office:value="0.523847394795289" calcext:value-type="float">
            <text:p>0.523847394795289</text:p>
          </table:table-cell>
          <table:table-cell office:value-type="float" office:value="0.0842926080605196" calcext:value-type="float">
            <text:p>0.08429260806052</text:p>
          </table:table-cell>
          <table:table-cell office:value-type="float" office:value="0.0661646711145481" calcext:value-type="float">
            <text:p>0.066164671114548</text:p>
          </table:table-cell>
          <table:table-cell office:value-type="float" office:value="0.0339781927217157" calcext:value-type="float">
            <text:p>0.03397819272171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2296313339844" calcext:value-type="float">
            <text:p>0.452296313339844</text:p>
          </table:table-cell>
          <table:table-cell office:value-type="float" office:value="1.37626368127632" calcext:value-type="float">
            <text:p>1.37626368127632</text:p>
          </table:table-cell>
          <table:table-cell office:value-type="float" office:value="0.49441686516351" calcext:value-type="float">
            <text:p>0.49441686516351</text:p>
          </table:table-cell>
          <table:table-cell office:value-type="float" office:value="0.0768398007449884" calcext:value-type="float">
            <text:p>0.076839800744988</text:p>
          </table:table-cell>
          <table:table-cell office:value-type="float" office:value="0.0576799794295882" calcext:value-type="float">
            <text:p>0.057679979429588</text:p>
          </table:table-cell>
          <table:table-cell office:value-type="float" office:value="0.0317972340567714" calcext:value-type="float">
            <text:p>0.0317972340567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6222572702592" calcext:value-type="float">
            <text:p>0.456222572702592</text:p>
          </table:table-cell>
          <table:table-cell office:value-type="float" office:value="1.37602413266132" calcext:value-type="float">
            <text:p>1.37602413266132</text:p>
          </table:table-cell>
          <table:table-cell office:value-type="float" office:value="0.494240844410164" calcext:value-type="float">
            <text:p>0.494240844410164</text:p>
          </table:table-cell>
          <table:table-cell office:value-type="float" office:value="0.0771209730355851" calcext:value-type="float">
            <text:p>0.077120973035585</text:p>
          </table:table-cell>
          <table:table-cell office:value-type="float" office:value="0.0576605283663771" calcext:value-type="float">
            <text:p>0.057660528366377</text:p>
          </table:table-cell>
          <table:table-cell office:value-type="float" office:value="0.0317748958216119" calcext:value-type="float">
            <text:p>0.0317748958216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5972851475501" calcext:value-type="float">
            <text:p>0.455972851475501</text:p>
          </table:table-cell>
          <table:table-cell office:value-type="float" office:value="1.37602839301736" calcext:value-type="float">
            <text:p>1.37602839301736</text:p>
          </table:table-cell>
          <table:table-cell office:value-type="float" office:value="0.494247777872909" calcext:value-type="float">
            <text:p>0.494247777872909</text:p>
          </table:table-cell>
          <table:table-cell office:value-type="float" office:value="0.0769660258779418" calcext:value-type="float">
            <text:p>0.076966025877942</text:p>
          </table:table-cell>
          <table:table-cell office:value-type="float" office:value="0.0576612389377429" calcext:value-type="float">
            <text:p>0.057661238937743</text:p>
          </table:table-cell>
          <table:table-cell office:value-type="float" office:value="0.0317756018623362" calcext:value-type="float">
            <text:p>0.0317756018623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4492000310335" calcext:value-type="float">
            <text:p>0.644492000310335</text:p>
          </table:table-cell>
          <table:table-cell office:value-type="float" office:value="1.37058738244508" calcext:value-type="float">
            <text:p>1.37058738244508</text:p>
          </table:table-cell>
          <table:table-cell office:value-type="float" office:value="0.492180720832068" calcext:value-type="float">
            <text:p>0.492180720832068</text:p>
          </table:table-cell>
          <table:table-cell office:value-type="float" office:value="0.0755366945267749" calcext:value-type="float">
            <text:p>0.075536694526775</text:p>
          </table:table-cell>
          <table:table-cell office:value-type="float" office:value="0.0574261073283254" calcext:value-type="float">
            <text:p>0.057426107328326</text:p>
          </table:table-cell>
          <table:table-cell office:value-type="float" office:value="0.0315086419292302" calcext:value-type="float">
            <text:p>0.031508641929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5806271256291" calcext:value-type="float">
            <text:p>0.395806271256291</text:p>
          </table:table-cell>
          <table:table-cell office:value-type="float" office:value="1.42986943783391" calcext:value-type="float">
            <text:p>1.42986943783391</text:p>
          </table:table-cell>
          <table:table-cell office:value-type="float" office:value="0.498301716100684" calcext:value-type="float">
            <text:p>0.498301716100684</text:p>
          </table:table-cell>
          <table:table-cell office:value-type="float" office:value="0.0856883763624305" calcext:value-type="float">
            <text:p>0.085688376362431</text:p>
          </table:table-cell>
          <table:table-cell office:value-type="float" office:value="0.0645767843846386" calcext:value-type="float">
            <text:p>0.064576784384639</text:p>
          </table:table-cell>
          <table:table-cell office:value-type="float" office:value="0.0347439120242134" calcext:value-type="float">
            <text:p>0.0347439120242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8535617230357" calcext:value-type="float">
            <text:p>0.418535617230357</text:p>
          </table:table-cell>
          <table:table-cell office:value-type="float" office:value="1.37433835519693" calcext:value-type="float">
            <text:p>1.37433835519693</text:p>
          </table:table-cell>
          <table:table-cell office:value-type="float" office:value="0.492262561885627" calcext:value-type="float">
            <text:p>0.492262561885627</text:p>
          </table:table-cell>
          <table:table-cell office:value-type="float" office:value="0.0728456866427382" calcext:value-type="float">
            <text:p>0.072845686642738</text:p>
          </table:table-cell>
          <table:table-cell office:value-type="float" office:value="0.0561235181000258" calcext:value-type="float">
            <text:p>0.056123518100026</text:p>
          </table:table-cell>
          <table:table-cell office:value-type="float" office:value="0.0324258127257374" calcext:value-type="float">
            <text:p>0.0324258127257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9056336431377" calcext:value-type="float">
            <text:p>0.409056336431377</text:p>
          </table:table-cell>
          <table:table-cell office:value-type="float" office:value="1.37455411314852" calcext:value-type="float">
            <text:p>1.37455411314852</text:p>
          </table:table-cell>
          <table:table-cell office:value-type="float" office:value="0.492392944019693" calcext:value-type="float">
            <text:p>0.492392944019693</text:p>
          </table:table-cell>
          <table:table-cell office:value-type="float" office:value="0.0733237356483537" calcext:value-type="float">
            <text:p>0.073323735648354</text:p>
          </table:table-cell>
          <table:table-cell office:value-type="float" office:value="0.056138373744645" calcext:value-type="float">
            <text:p>0.056138373744645</text:p>
          </table:table-cell>
          <table:table-cell office:value-type="float" office:value="0.0324437491040388" calcext:value-type="float">
            <text:p>0.0324437491040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9733892980565" calcext:value-type="float">
            <text:p>0.409733892980565</text:p>
          </table:table-cell>
          <table:table-cell office:value-type="float" office:value="1.37455351616483" calcext:value-type="float">
            <text:p>1.37455351616483</text:p>
          </table:table-cell>
          <table:table-cell office:value-type="float" office:value="0.49237702682833" calcext:value-type="float">
            <text:p>0.49237702682833</text:p>
          </table:table-cell>
          <table:table-cell office:value-type="float" office:value="0.0731450997617181" calcext:value-type="float">
            <text:p>0.073145099761718</text:p>
          </table:table-cell>
          <table:table-cell office:value-type="float" office:value="0.0561366151158031" calcext:value-type="float">
            <text:p>0.056136615115803</text:p>
          </table:table-cell>
          <table:table-cell office:value-type="float" office:value="0.0324414210022311" calcext:value-type="float">
            <text:p>0.0324414210022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9972894340277" calcext:value-type="float">
            <text:p>0.609972894340277</text:p>
          </table:table-cell>
          <table:table-cell office:value-type="float" office:value="1.36866939374053" calcext:value-type="float">
            <text:p>1.36866939374053</text:p>
          </table:table-cell>
          <table:table-cell office:value-type="float" office:value="0.490131777451081" calcext:value-type="float">
            <text:p>0.490131777451081</text:p>
          </table:table-cell>
          <table:table-cell office:value-type="float" office:value="0.0714770853245705" calcext:value-type="float">
            <text:p>0.071477085324571</text:p>
          </table:table-cell>
          <table:table-cell office:value-type="float" office:value="0.0558871607081155" calcext:value-type="float">
            <text:p>0.055887160708116</text:p>
          </table:table-cell>
          <table:table-cell office:value-type="float" office:value="0.032144108259113" calcext:value-type="float">
            <text:p>0.0321441082591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0366950903843" calcext:value-type="float">
            <text:p>0.410366950903843</text:p>
          </table:table-cell>
          <table:table-cell office:value-type="float" office:value="1.36970401027999" calcext:value-type="float">
            <text:p>1.36970401027999</text:p>
          </table:table-cell>
          <table:table-cell office:value-type="float" office:value="0.488379208776568" calcext:value-type="float">
            <text:p>0.488379208776568</text:p>
          </table:table-cell>
          <table:table-cell office:value-type="float" office:value="0.0774144511508283" calcext:value-type="float">
            <text:p>0.077414451150828</text:p>
          </table:table-cell>
          <table:table-cell office:value-type="float" office:value="0.0624010095451903" calcext:value-type="float">
            <text:p>0.06240100954519</text:p>
          </table:table-cell>
          <table:table-cell office:value-type="float" office:value="0.0336711384540716" calcext:value-type="float">
            <text:p>0.03367113845407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3971569683542" calcext:value-type="float">
            <text:p>0.483971569683542</text:p>
          </table:table-cell>
          <table:table-cell office:value-type="float" office:value="1.3445503031709" calcext:value-type="float">
            <text:p>1.3445503031709</text:p>
          </table:table-cell>
          <table:table-cell office:value-type="float" office:value="0.491057702962165" calcext:value-type="float">
            <text:p>0.491057702962165</text:p>
          </table:table-cell>
          <table:table-cell office:value-type="float" office:value="0.0740330173555269" calcext:value-type="float">
            <text:p>0.074033017355527</text:p>
          </table:table-cell>
          <table:table-cell office:value-type="float" office:value="0.0577807012459934" calcext:value-type="float">
            <text:p>0.057780701245993</text:p>
          </table:table-cell>
          <table:table-cell office:value-type="float" office:value="0.0315079158545025" calcext:value-type="float">
            <text:p>0.0315079158545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7770567086812" calcext:value-type="float">
            <text:p>0.477770567086812</text:p>
          </table:table-cell>
          <table:table-cell office:value-type="float" office:value="1.34460815392308" calcext:value-type="float">
            <text:p>1.34460815392308</text:p>
          </table:table-cell>
          <table:table-cell office:value-type="float" office:value="0.491109860420824" calcext:value-type="float">
            <text:p>0.491109860420824</text:p>
          </table:table-cell>
          <table:table-cell office:value-type="float" office:value="0.0744514583472347" calcext:value-type="float">
            <text:p>0.074451458347235</text:p>
          </table:table-cell>
          <table:table-cell office:value-type="float" office:value="0.0577877218341468" calcext:value-type="float">
            <text:p>0.057787721834147</text:p>
          </table:table-cell>
          <table:table-cell office:value-type="float" office:value="0.0315152210261317" calcext:value-type="float">
            <text:p>0.0315152210261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0275640762281" calcext:value-type="float">
            <text:p>0.480275640762281</text:p>
          </table:table-cell>
          <table:table-cell office:value-type="float" office:value="1.34460409086567" calcext:value-type="float">
            <text:p>1.34460409086567</text:p>
          </table:table-cell>
          <table:table-cell office:value-type="float" office:value="0.491055069344295" calcext:value-type="float">
            <text:p>0.491055069344295</text:p>
          </table:table-cell>
          <table:table-cell office:value-type="float" office:value="0.0742629798773365" calcext:value-type="float">
            <text:p>0.074262979877337</text:p>
          </table:table-cell>
          <table:table-cell office:value-type="float" office:value="0.0577813095957845" calcext:value-type="float">
            <text:p>0.057781309595785</text:p>
          </table:table-cell>
          <table:table-cell office:value-type="float" office:value="0.0315079127590238" calcext:value-type="float">
            <text:p>0.0315079127590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4614440576656" calcext:value-type="float">
            <text:p>0.674614440576656</text:p>
          </table:table-cell>
          <table:table-cell office:value-type="float" office:value="1.33910622346683" calcext:value-type="float">
            <text:p>1.33910622346683</text:p>
          </table:table-cell>
          <table:table-cell office:value-type="float" office:value="0.488971743218442" calcext:value-type="float">
            <text:p>0.488971743218442</text:p>
          </table:table-cell>
          <table:table-cell office:value-type="float" office:value="0.0727386977506703" calcext:value-type="float">
            <text:p>0.07273869775067</text:p>
          </table:table-cell>
          <table:table-cell office:value-type="float" office:value="0.0575376555053396" calcext:value-type="float">
            <text:p>0.05753765550534</text:p>
          </table:table-cell>
          <table:table-cell office:value-type="float" office:value="0.0312392587688965" calcext:value-type="float">
            <text:p>0.0312392587688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48438187574111" calcext:value-type="float">
            <text:p>0.448438187574111</text:p>
          </table:table-cell>
          <table:table-cell office:value-type="float" office:value="1.36633858062636" calcext:value-type="float">
            <text:p>1.36633858062636</text:p>
          </table:table-cell>
          <table:table-cell office:value-type="float" office:value="0.495629204246224" calcext:value-type="float">
            <text:p>0.495629204246224</text:p>
          </table:table-cell>
          <table:table-cell office:value-type="float" office:value="0.0783264025071947" calcext:value-type="float">
            <text:p>0.078326402507195</text:p>
          </table:table-cell>
          <table:table-cell office:value-type="float" office:value="0.0641230436823694" calcext:value-type="float">
            <text:p>0.06412304368237</text:p>
          </table:table-cell>
          <table:table-cell office:value-type="float" office:value="0.0398835131531557" calcext:value-type="float">
            <text:p>0.03988351315315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4745592975133" calcext:value-type="float">
            <text:p>0.544745592975133</text:p>
          </table:table-cell>
          <table:table-cell office:value-type="float" office:value="1.29060914078548" calcext:value-type="float">
            <text:p>1.29060914078548</text:p>
          </table:table-cell>
          <table:table-cell office:value-type="float" office:value="0.465762199375489" calcext:value-type="float">
            <text:p>0.465762199375489</text:p>
          </table:table-cell>
          <table:table-cell office:value-type="float" office:value="0.0748071811534173" calcext:value-type="float">
            <text:p>0.074807181153417</text:p>
          </table:table-cell>
          <table:table-cell office:value-type="float" office:value="0.0555509243318342" calcext:value-type="float">
            <text:p>0.055550924331834</text:p>
          </table:table-cell>
          <table:table-cell office:value-type="float" office:value="0.0295828329241328" calcext:value-type="float">
            <text:p>0.0295828329241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7583330991622" calcext:value-type="float">
            <text:p>0.547583330991622</text:p>
          </table:table-cell>
          <table:table-cell office:value-type="float" office:value="1.29034422666286" calcext:value-type="float">
            <text:p>1.29034422666286</text:p>
          </table:table-cell>
          <table:table-cell office:value-type="float" office:value="0.465620186039835" calcext:value-type="float">
            <text:p>0.465620186039835</text:p>
          </table:table-cell>
          <table:table-cell office:value-type="float" office:value="0.0751124828813685" calcext:value-type="float">
            <text:p>0.075112482881369</text:p>
          </table:table-cell>
          <table:table-cell office:value-type="float" office:value="0.0555340700694377" calcext:value-type="float">
            <text:p>0.055534070069438</text:p>
          </table:table-cell>
          <table:table-cell office:value-type="float" office:value="0.0295651084287576" calcext:value-type="float">
            <text:p>0.0295651084287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1995256448504" calcext:value-type="float">
            <text:p>0.541995256448504</text:p>
          </table:table-cell>
          <table:table-cell office:value-type="float" office:value="1.29035651391932" calcext:value-type="float">
            <text:p>1.29035651391932</text:p>
          </table:table-cell>
          <table:table-cell office:value-type="float" office:value="0.465739434812322" calcext:value-type="float">
            <text:p>0.465739434812322</text:p>
          </table:table-cell>
          <table:table-cell office:value-type="float" office:value="0.0750233520414298" calcext:value-type="float">
            <text:p>0.07502335204143</text:p>
          </table:table-cell>
          <table:table-cell office:value-type="float" office:value="0.0555478470609616" calcext:value-type="float">
            <text:p>0.055547847060962</text:p>
          </table:table-cell>
          <table:table-cell office:value-type="float" office:value="0.0295802600799496" calcext:value-type="float">
            <text:p>0.029580260079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5822594694065" calcext:value-type="float">
            <text:p>0.725822594694065</text:p>
          </table:table-cell>
          <table:table-cell office:value-type="float" office:value="1.28535100251474" calcext:value-type="float">
            <text:p>1.28535100251474</text:p>
          </table:table-cell>
          <table:table-cell office:value-type="float" office:value="0.463808143757196" calcext:value-type="float">
            <text:p>0.463808143757196</text:p>
          </table:table-cell>
          <table:table-cell office:value-type="float" office:value="0.0736457208494135" calcext:value-type="float">
            <text:p>0.073645720849414</text:p>
          </table:table-cell>
          <table:table-cell office:value-type="float" office:value="0.0553258490204131" calcext:value-type="float">
            <text:p>0.055325849020413</text:p>
          </table:table-cell>
          <table:table-cell office:value-type="float" office:value="0.0293338026321531" calcext:value-type="float">
            <text:p>0.0293338026321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6360021775578" calcext:value-type="float">
            <text:p>0.536360021775578</text:p>
          </table:table-cell>
          <table:table-cell office:value-type="float" office:value="1.29856438284514" calcext:value-type="float">
            <text:p>1.29856438284514</text:p>
          </table:table-cell>
          <table:table-cell office:value-type="float" office:value="0.480027574982468" calcext:value-type="float">
            <text:p>0.480027574982468</text:p>
          </table:table-cell>
          <table:table-cell office:value-type="float" office:value="0.0814038459393089" calcext:value-type="float">
            <text:p>0.081403845939309</text:p>
          </table:table-cell>
          <table:table-cell office:value-type="float" office:value="0.0602769069460695" calcext:value-type="float">
            <text:p>0.06027690694607</text:p>
          </table:table-cell>
          <table:table-cell office:value-type="float" office:value="0.0348028418470427" calcext:value-type="float">
            <text:p>0.03480284184704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1447146760714" calcext:value-type="float">
            <text:p>0.461447146760714</text:p>
          </table:table-cell>
          <table:table-cell office:value-type="float" office:value="1.34092969347841" calcext:value-type="float">
            <text:p>1.34092969347841</text:p>
          </table:table-cell>
          <table:table-cell office:value-type="float" office:value="0.487335580742094" calcext:value-type="float">
            <text:p>0.487335580742094</text:p>
          </table:table-cell>
          <table:table-cell office:value-type="float" office:value="0.0700302925473999" calcext:value-type="float">
            <text:p>0.0700302925474</text:p>
          </table:table-cell>
          <table:table-cell office:value-type="float" office:value="0.0537319834791879" calcext:value-type="float">
            <text:p>0.053731983479188</text:p>
          </table:table-cell>
          <table:table-cell office:value-type="float" office:value="0.030990670473705" calcext:value-type="float">
            <text:p>0.0309906704737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5581642709178" calcext:value-type="float">
            <text:p>0.435581642709178</text:p>
          </table:table-cell>
          <table:table-cell office:value-type="float" office:value="1.34162302887495" calcext:value-type="float">
            <text:p>1.34162302887495</text:p>
          </table:table-cell>
          <table:table-cell office:value-type="float" office:value="0.487862777999405" calcext:value-type="float">
            <text:p>0.487862777999405</text:p>
          </table:table-cell>
          <table:table-cell office:value-type="float" office:value="0.0707494031713505" calcext:value-type="float">
            <text:p>0.070749403171351</text:p>
          </table:table-cell>
          <table:table-cell office:value-type="float" office:value="0.0537895822333431" calcext:value-type="float">
            <text:p>0.053789582233343</text:p>
          </table:table-cell>
          <table:table-cell office:value-type="float" office:value="0.0310592748913863" calcext:value-type="float">
            <text:p>0.0310592748913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4903420857365" calcext:value-type="float">
            <text:p>0.444903420857365</text:p>
          </table:table-cell>
          <table:table-cell office:value-type="float" office:value="1.34159372702658" calcext:value-type="float">
            <text:p>1.34159372702658</text:p>
          </table:table-cell>
          <table:table-cell office:value-type="float" office:value="0.487634295065256" calcext:value-type="float">
            <text:p>0.487634295065256</text:p>
          </table:table-cell>
          <table:table-cell office:value-type="float" office:value="0.0704426876877842" calcext:value-type="float">
            <text:p>0.070442687687784</text:p>
          </table:table-cell>
          <table:table-cell office:value-type="float" office:value="0.0537647147470642" calcext:value-type="float">
            <text:p>0.053764714747064</text:p>
          </table:table-cell>
          <table:table-cell office:value-type="float" office:value="0.0310295043757705" calcext:value-type="float">
            <text:p>0.0310295043757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1426756791755" calcext:value-type="float">
            <text:p>0.651426756791755</text:p>
          </table:table-cell>
          <table:table-cell office:value-type="float" office:value="1.3352541323068" calcext:value-type="float">
            <text:p>1.3352541323068</text:p>
          </table:table-cell>
          <table:table-cell office:value-type="float" office:value="0.485189738257493" calcext:value-type="float">
            <text:p>0.485189738257493</text:p>
          </table:table-cell>
          <table:table-cell office:value-type="float" office:value="0.0687158850202463" calcext:value-type="float">
            <text:p>0.068715885020246</text:p>
          </table:table-cell>
          <table:table-cell office:value-type="float" office:value="0.0535007274875056" calcext:value-type="float">
            <text:p>0.053500727487506</text:p>
          </table:table-cell>
          <table:table-cell office:value-type="float" office:value="0.0307168256040836" calcext:value-type="float">
            <text:p>0.0307168256040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36180813700949" calcext:value-type="float">
            <text:p>0.436180813700949</text:p>
          </table:table-cell>
          <table:table-cell office:value-type="float" office:value="1.34625998275137" calcext:value-type="float">
            <text:p>1.34625998275137</text:p>
          </table:table-cell>
          <table:table-cell office:value-type="float" office:value="0.480852301358299" calcext:value-type="float">
            <text:p>0.480852301358299</text:p>
          </table:table-cell>
          <table:table-cell office:value-type="float" office:value="0.0711182173654532" calcext:value-type="float">
            <text:p>0.071118217365453</text:p>
          </table:table-cell>
          <table:table-cell office:value-type="float" office:value="0.0557797333793143" calcext:value-type="float">
            <text:p>0.055779733379314</text:p>
          </table:table-cell>
          <table:table-cell office:value-type="float" office:value="0.0358869870674664" calcext:value-type="float">
            <text:p>0.03588698706746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0952141466609" calcext:value-type="float">
            <text:p>0.520952141466609</text:p>
          </table:table-cell>
          <table:table-cell office:value-type="float" office:value="1.29092395944467" calcext:value-type="float">
            <text:p>1.29092395944467</text:p>
          </table:table-cell>
          <table:table-cell office:value-type="float" office:value="0.542597710322312" calcext:value-type="float">
            <text:p>0.542597710322312</text:p>
          </table:table-cell>
          <table:table-cell office:value-type="float" office:value="0.07681438128931" calcext:value-type="float">
            <text:p>0.07681438128931</text:p>
          </table:table-cell>
          <table:table-cell office:value-type="float" office:value="0.0593239394985082" calcext:value-type="float">
            <text:p>0.059323939498508</text:p>
          </table:table-cell>
          <table:table-cell office:value-type="float" office:value="0.0348018434874497" calcext:value-type="float">
            <text:p>0.034801843487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692372336773" calcext:value-type="float">
            <text:p>0.50692372336773</text:p>
          </table:table-cell>
          <table:table-cell office:value-type="float" office:value="1.29136961061281" calcext:value-type="float">
            <text:p>1.29136961061281</text:p>
          </table:table-cell>
          <table:table-cell office:value-type="float" office:value="0.542851152718894" calcext:value-type="float">
            <text:p>0.542851152718894</text:p>
          </table:table-cell>
          <table:table-cell office:value-type="float" office:value="0.0773569612893431" calcext:value-type="float">
            <text:p>0.077356961289343</text:p>
          </table:table-cell>
          <table:table-cell office:value-type="float" office:value="0.0593511299945882" calcext:value-type="float">
            <text:p>0.059351129994588</text:p>
          </table:table-cell>
          <table:table-cell office:value-type="float" office:value="0.0348355049192935" calcext:value-type="float">
            <text:p>0.0348355049192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7416735106649" calcext:value-type="float">
            <text:p>0.507416735106649</text:p>
          </table:table-cell>
          <table:table-cell office:value-type="float" office:value="1.29137149292131" calcext:value-type="float">
            <text:p>1.29137149292131</text:p>
          </table:table-cell>
          <table:table-cell office:value-type="float" office:value="0.542837641130303" calcext:value-type="float">
            <text:p>0.542837641130303</text:p>
          </table:table-cell>
          <table:table-cell office:value-type="float" office:value="0.0772093488579319" calcext:value-type="float">
            <text:p>0.077209348857932</text:p>
          </table:table-cell>
          <table:table-cell office:value-type="float" office:value="0.0593496912437904" calcext:value-type="float">
            <text:p>0.05934969124379</text:p>
          </table:table-cell>
          <table:table-cell office:value-type="float" office:value="0.0348335232753587" calcext:value-type="float">
            <text:p>0.0348335232753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1416506434842" calcext:value-type="float">
            <text:p>0.731416506434842</text:p>
          </table:table-cell>
          <table:table-cell office:value-type="float" office:value="1.28483297080728" calcext:value-type="float">
            <text:p>1.28483297080728</text:p>
          </table:table-cell>
          <table:table-cell office:value-type="float" office:value="0.539951102505172" calcext:value-type="float">
            <text:p>0.539951102505172</text:p>
          </table:table-cell>
          <table:table-cell office:value-type="float" office:value="0.0752925371008578" calcext:value-type="float">
            <text:p>0.075292537100858</text:p>
          </table:table-cell>
          <table:table-cell office:value-type="float" office:value="0.0590394224065718" calcext:value-type="float">
            <text:p>0.059039422406572</text:p>
          </table:table-cell>
          <table:table-cell office:value-type="float" office:value="0.0344610641351975" calcext:value-type="float">
            <text:p>0.034461064135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0661714054895" calcext:value-type="float">
            <text:p>0.520661714054895</text:p>
          </table:table-cell>
          <table:table-cell office:value-type="float" office:value="1.287557009247" calcext:value-type="float">
            <text:p>1.287557009247</text:p>
          </table:table-cell>
          <table:table-cell office:value-type="float" office:value="0.528232583299757" calcext:value-type="float">
            <text:p>0.528232583299757</text:p>
          </table:table-cell>
          <table:table-cell office:value-type="float" office:value="0.0846866437348263" calcext:value-type="float">
            <text:p>0.084686643734826</text:p>
          </table:table-cell>
          <table:table-cell office:value-type="float" office:value="0.0675428764008868" calcext:value-type="float">
            <text:p>0.067542876400887</text:p>
          </table:table-cell>
          <table:table-cell office:value-type="float" office:value="0.0362007676854802" calcext:value-type="float">
            <text:p>0.036200767685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6271733080735" calcext:value-type="float">
            <text:p>0.416271733080735</text:p>
          </table:table-cell>
          <table:table-cell office:value-type="float" office:value="1.35115358167023" calcext:value-type="float">
            <text:p>1.35115358167023</text:p>
          </table:table-cell>
          <table:table-cell office:value-type="float" office:value="0.462459682876988" calcext:value-type="float">
            <text:p>0.462459682876988</text:p>
          </table:table-cell>
          <table:table-cell office:value-type="float" office:value="0.0707954871029582" calcext:value-type="float">
            <text:p>0.070795487102958</text:p>
          </table:table-cell>
          <table:table-cell office:value-type="float" office:value="0.0539483275092189" calcext:value-type="float">
            <text:p>0.053948327509219</text:p>
          </table:table-cell>
          <table:table-cell office:value-type="float" office:value="0.0293105390445221" calcext:value-type="float">
            <text:p>0.0293105390445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2327851868165" calcext:value-type="float">
            <text:p>0.412327851868165</text:p>
          </table:table-cell>
          <table:table-cell office:value-type="float" office:value="1.35119869035939" calcext:value-type="float">
            <text:p>1.35119869035939</text:p>
          </table:table-cell>
          <table:table-cell office:value-type="float" office:value="0.462463381189405" calcext:value-type="float">
            <text:p>0.462463381189405</text:p>
          </table:table-cell>
          <table:table-cell office:value-type="float" office:value="0.0711865426467939" calcext:value-type="float">
            <text:p>0.071186542646794</text:p>
          </table:table-cell>
          <table:table-cell office:value-type="float" office:value="0.0539493923797636" calcext:value-type="float">
            <text:p>0.053949392379764</text:p>
          </table:table-cell>
          <table:table-cell office:value-type="float" office:value="0.0293114915250175" calcext:value-type="float">
            <text:p>0.0293114915250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0062949303902" calcext:value-type="float">
            <text:p>0.410062949303902</text:p>
          </table:table-cell>
          <table:table-cell office:value-type="float" office:value="1.35121229898418" calcext:value-type="float">
            <text:p>1.35121229898418</text:p>
          </table:table-cell>
          <table:table-cell office:value-type="float" office:value="0.462511457729731" calcext:value-type="float">
            <text:p>0.462511457729731</text:p>
          </table:table-cell>
          <table:table-cell office:value-type="float" office:value="0.071046427202122" calcext:value-type="float">
            <text:p>0.071046427202122</text:p>
          </table:table-cell>
          <table:table-cell office:value-type="float" office:value="0.0539548570828022" calcext:value-type="float">
            <text:p>0.053954857082802</text:p>
          </table:table-cell>
          <table:table-cell office:value-type="float" office:value="0.0293174809837318" calcext:value-type="float">
            <text:p>0.0293174809837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5970834840937" calcext:value-type="float">
            <text:p>0.595970834840937</text:p>
          </table:table-cell>
          <table:table-cell office:value-type="float" office:value="1.34587742732714" calcext:value-type="float">
            <text:p>1.34587742732714</text:p>
          </table:table-cell>
          <table:table-cell office:value-type="float" office:value="0.460581185406029" calcext:value-type="float">
            <text:p>0.460581185406029</text:p>
          </table:table-cell>
          <table:table-cell office:value-type="float" office:value="0.0696246407281819" calcext:value-type="float">
            <text:p>0.069624640728182</text:p>
          </table:table-cell>
          <table:table-cell office:value-type="float" office:value="0.0537344545167612" calcext:value-type="float">
            <text:p>0.053734454516761</text:p>
          </table:table-cell>
          <table:table-cell office:value-type="float" office:value="0.0290716266400451" calcext:value-type="float">
            <text:p>0.0290716266400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7997198581876" calcext:value-type="float">
            <text:p>0.397997198581876</text:p>
          </table:table-cell>
          <table:table-cell office:value-type="float" office:value="1.36698012062818" calcext:value-type="float">
            <text:p>1.36698012062818</text:p>
          </table:table-cell>
          <table:table-cell office:value-type="float" office:value="0.474101208514752" calcext:value-type="float">
            <text:p>0.474101208514752</text:p>
          </table:table-cell>
          <table:table-cell office:value-type="float" office:value="0.0883939172627215" calcext:value-type="float">
            <text:p>0.088393917262722</text:p>
          </table:table-cell>
          <table:table-cell office:value-type="float" office:value="0.0672721524604687" calcext:value-type="float">
            <text:p>0.067272152460469</text:p>
          </table:table-cell>
          <table:table-cell office:value-type="float" office:value="0.0400835458577099" calcext:value-type="float">
            <text:p>0.040083545857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3265931480192" calcext:value-type="float">
            <text:p>0.523265931480192</text:p>
          </table:table-cell>
          <table:table-cell office:value-type="float" office:value="1.29503326480786" calcext:value-type="float">
            <text:p>1.29503326480786</text:p>
          </table:table-cell>
          <table:table-cell office:value-type="float" office:value="0.470831686976157" calcext:value-type="float">
            <text:p>0.470831686976157</text:p>
          </table:table-cell>
          <table:table-cell office:value-type="float" office:value="0.0685027325113855" calcext:value-type="float">
            <text:p>0.068502732511386</text:p>
          </table:table-cell>
          <table:table-cell office:value-type="float" office:value="0.0528737078467096" calcext:value-type="float">
            <text:p>0.05287370784671</text:p>
          </table:table-cell>
          <table:table-cell office:value-type="float" office:value="0.0294652239146156" calcext:value-type="float">
            <text:p>0.0294652239146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8572490183207" calcext:value-type="float">
            <text:p>0.518572490183207</text:p>
          </table:table-cell>
          <table:table-cell office:value-type="float" office:value="1.29371883442256" calcext:value-type="float">
            <text:p>1.29371883442256</text:p>
          </table:table-cell>
          <table:table-cell office:value-type="float" office:value="0.471291668589983" calcext:value-type="float">
            <text:p>0.471291668589983</text:p>
          </table:table-cell>
          <table:table-cell office:value-type="float" office:value="0.0689323029602818" calcext:value-type="float">
            <text:p>0.068932302960282</text:p>
          </table:table-cell>
          <table:table-cell office:value-type="float" office:value="0.0529029426180038" calcext:value-type="float">
            <text:p>0.052902942618004</text:p>
          </table:table-cell>
          <table:table-cell office:value-type="float" office:value="0.0295235162990614" calcext:value-type="float">
            <text:p>0.0295235162990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5236713683142" calcext:value-type="float">
            <text:p>0.515236713683142</text:p>
          </table:table-cell>
          <table:table-cell office:value-type="float" office:value="1.29520004666163" calcext:value-type="float">
            <text:p>1.29520004666163</text:p>
          </table:table-cell>
          <table:table-cell office:value-type="float" office:value="0.470925656364693" calcext:value-type="float">
            <text:p>0.470925656364693</text:p>
          </table:table-cell>
          <table:table-cell office:value-type="float" office:value="0.0687836461472731" calcext:value-type="float">
            <text:p>0.068783646147273</text:p>
          </table:table-cell>
          <table:table-cell office:value-type="float" office:value="0.0528842604452637" calcext:value-type="float">
            <text:p>0.052884260445264</text:p>
          </table:table-cell>
          <table:table-cell office:value-type="float" office:value="0.029477440522141" calcext:value-type="float">
            <text:p>0.0294774405221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6421908698822" calcext:value-type="float">
            <text:p>0.706421908698822</text:p>
          </table:table-cell>
          <table:table-cell office:value-type="float" office:value="1.28980373943075" calcext:value-type="float">
            <text:p>1.28980373943075</text:p>
          </table:table-cell>
          <table:table-cell office:value-type="float" office:value="0.468870658451515" calcext:value-type="float">
            <text:p>0.468870658451515</text:p>
          </table:table-cell>
          <table:table-cell office:value-type="float" office:value="0.0672884409541409" calcext:value-type="float">
            <text:p>0.067288440954141</text:p>
          </table:table-cell>
          <table:table-cell office:value-type="float" office:value="0.052656604543747" calcext:value-type="float">
            <text:p>0.052656604543747</text:p>
          </table:table-cell>
          <table:table-cell office:value-type="float" office:value="0.0292189388214474" calcext:value-type="float">
            <text:p>0.0292189388214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6538949478557" calcext:value-type="float">
            <text:p>0.536538949478557</text:p>
          </table:table-cell>
          <table:table-cell office:value-type="float" office:value="1.28615742829267" calcext:value-type="float">
            <text:p>1.28615742829267</text:p>
          </table:table-cell>
          <table:table-cell office:value-type="float" office:value="0.445447077948007" calcext:value-type="float">
            <text:p>0.445447077948007</text:p>
          </table:table-cell>
          <table:table-cell office:value-type="float" office:value="0.0681546801612706" calcext:value-type="float">
            <text:p>0.068154680161271</text:p>
          </table:table-cell>
          <table:table-cell office:value-type="float" office:value="0.0543602972991577" calcext:value-type="float">
            <text:p>0.054360297299158</text:p>
          </table:table-cell>
          <table:table-cell office:value-type="float" office:value="0.0283603645417267" calcext:value-type="float">
            <text:p>0.0283603645417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4396555481199" calcext:value-type="float">
            <text:p>0.484396555481199</text:p>
          </table:table-cell>
          <table:table-cell office:value-type="float" office:value="1.31183898489012" calcext:value-type="float">
            <text:p>1.31183898489012</text:p>
          </table:table-cell>
          <table:table-cell office:value-type="float" office:value="0.482339279542715" calcext:value-type="float">
            <text:p>0.482339279542715</text:p>
          </table:table-cell>
          <table:table-cell office:value-type="float" office:value="0.0665628265740196" calcext:value-type="float">
            <text:p>0.06656282657402</text:p>
          </table:table-cell>
          <table:table-cell office:value-type="float" office:value="0.0529409994628719" calcext:value-type="float">
            <text:p>0.052940999462872</text:p>
          </table:table-cell>
          <table:table-cell office:value-type="float" office:value="0.0305436254666227" calcext:value-type="float">
            <text:p>0.0305436254666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2251787452152" calcext:value-type="float">
            <text:p>0.472251787452152</text:p>
          </table:table-cell>
          <table:table-cell office:value-type="float" office:value="1.31214631757584" calcext:value-type="float">
            <text:p>1.31214631757584</text:p>
          </table:table-cell>
          <table:table-cell office:value-type="float" office:value="0.482518727980205" calcext:value-type="float">
            <text:p>0.482518727980205</text:p>
          </table:table-cell>
          <table:table-cell office:value-type="float" office:value="0.0670720844962836" calcext:value-type="float">
            <text:p>0.067072084496284</text:p>
          </table:table-cell>
          <table:table-cell office:value-type="float" office:value="0.0529600841530337" calcext:value-type="float">
            <text:p>0.052960084153034</text:p>
          </table:table-cell>
          <table:table-cell office:value-type="float" office:value="0.0305671429714194" calcext:value-type="float">
            <text:p>0.0305671429714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3043038526192" calcext:value-type="float">
            <text:p>0.473043038526192</text:p>
          </table:table-cell>
          <table:table-cell office:value-type="float" office:value="1.31214314430878" calcext:value-type="float">
            <text:p>1.31214314430878</text:p>
          </table:table-cell>
          <table:table-cell office:value-type="float" office:value="0.482503399649575" calcext:value-type="float">
            <text:p>0.482503399649575</text:p>
          </table:table-cell>
          <table:table-cell office:value-type="float" office:value="0.0668932496528022" calcext:value-type="float">
            <text:p>0.066893249652802</text:p>
          </table:table-cell>
          <table:table-cell office:value-type="float" office:value="0.05295829784329" calcext:value-type="float">
            <text:p>0.05295829784329</text:p>
          </table:table-cell>
          <table:table-cell office:value-type="float" office:value="0.0305649854755882" calcext:value-type="float">
            <text:p>0.0305649854755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2604052631966" calcext:value-type="float">
            <text:p>0.672604052631966</text:p>
          </table:table-cell>
          <table:table-cell office:value-type="float" office:value="1.30646634476178" calcext:value-type="float">
            <text:p>1.30646634476178</text:p>
          </table:table-cell>
          <table:table-cell office:value-type="float" office:value="0.480326567761912" calcext:value-type="float">
            <text:p>0.480326567761912</text:p>
          </table:table-cell>
          <table:table-cell office:value-type="float" office:value="0.0652462222224686" calcext:value-type="float">
            <text:p>0.065246222222469</text:p>
          </table:table-cell>
          <table:table-cell office:value-type="float" office:value="0.0527208693475123" calcext:value-type="float">
            <text:p>0.052720869347512</text:p>
          </table:table-cell>
          <table:table-cell office:value-type="float" office:value="0.0302877920080601" calcext:value-type="float">
            <text:p>0.030287792008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41098055563548" calcext:value-type="float">
            <text:p>0.541098055563548</text:p>
          </table:table-cell>
          <table:table-cell office:value-type="float" office:value="1.25608901712738" calcext:value-type="float">
            <text:p>1.25608901712738</text:p>
          </table:table-cell>
          <table:table-cell office:value-type="float" office:value="0.454849247826074" calcext:value-type="float">
            <text:p>0.454849247826074</text:p>
          </table:table-cell>
          <table:table-cell office:value-type="float" office:value="0.0610518184889089" calcext:value-type="float">
            <text:p>0.061051818488909</text:p>
          </table:table-cell>
          <table:table-cell office:value-type="float" office:value="0.0513040101591182" calcext:value-type="float">
            <text:p>0.051304010159118</text:p>
          </table:table-cell>
          <table:table-cell office:value-type="float" office:value="0.0434361961700534" calcext:value-type="float">
            <text:p>0.04343619617005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7958402965845" calcext:value-type="float">
            <text:p>0.517958402965845</text:p>
          </table:table-cell>
          <table:table-cell office:value-type="float" office:value="1.29744052400306" calcext:value-type="float">
            <text:p>1.29744052400306</text:p>
          </table:table-cell>
          <table:table-cell office:value-type="float" office:value="0.503532485334321" calcext:value-type="float">
            <text:p>0.503532485334321</text:p>
          </table:table-cell>
          <table:table-cell office:value-type="float" office:value="0.0733757267359914" calcext:value-type="float">
            <text:p>0.073375726735991</text:p>
          </table:table-cell>
          <table:table-cell office:value-type="float" office:value="0.0572395967435663" calcext:value-type="float">
            <text:p>0.057239596743566</text:p>
          </table:table-cell>
          <table:table-cell office:value-type="float" office:value="0.0317370083474901" calcext:value-type="float">
            <text:p>0.031737008347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0830019810276" calcext:value-type="float">
            <text:p>0.510830019810276</text:p>
          </table:table-cell>
          <table:table-cell office:value-type="float" office:value="1.29748928865945" calcext:value-type="float">
            <text:p>1.29748928865945</text:p>
          </table:table-cell>
          <table:table-cell office:value-type="float" office:value="0.503613708215453" calcext:value-type="float">
            <text:p>0.503613708215453</text:p>
          </table:table-cell>
          <table:table-cell office:value-type="float" office:value="0.0738186789970934" calcext:value-type="float">
            <text:p>0.073818678997093</text:p>
          </table:table-cell>
          <table:table-cell office:value-type="float" office:value="0.0572481914979176" calcext:value-type="float">
            <text:p>0.057248191497918</text:p>
          </table:table-cell>
          <table:table-cell office:value-type="float" office:value="0.0317479622430322" calcext:value-type="float">
            <text:p>0.0317479622430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7808474356577" calcext:value-type="float">
            <text:p>0.517808474356577</text:p>
          </table:table-cell>
          <table:table-cell office:value-type="float" office:value="1.29749705782117" calcext:value-type="float">
            <text:p>1.29749705782117</text:p>
          </table:table-cell>
          <table:table-cell office:value-type="float" office:value="0.503450494236797" calcext:value-type="float">
            <text:p>0.503450494236797</text:p>
          </table:table-cell>
          <table:table-cell office:value-type="float" office:value="0.0735665454891804" calcext:value-type="float">
            <text:p>0.07356654548918</text:p>
          </table:table-cell>
          <table:table-cell office:value-type="float" office:value="0.0572300411351713" calcext:value-type="float">
            <text:p>0.057230041135171</text:p>
          </table:table-cell>
          <table:table-cell office:value-type="float" office:value="0.0317269090843858" calcext:value-type="float">
            <text:p>0.0317269090843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2835792846404" calcext:value-type="float">
            <text:p>0.712835792846404</text:p>
          </table:table-cell>
          <table:table-cell office:value-type="float" office:value="1.29220365691277" calcext:value-type="float">
            <text:p>1.29220365691277</text:p>
          </table:table-cell>
          <table:table-cell office:value-type="float" office:value="0.501296856417726" calcext:value-type="float">
            <text:p>0.501296856417726</text:p>
          </table:table-cell>
          <table:table-cell office:value-type="float" office:value="0.0720535780163448" calcext:value-type="float">
            <text:p>0.072053578016345</text:p>
          </table:table-cell>
          <table:table-cell office:value-type="float" office:value="0.0569897997828419" calcext:value-type="float">
            <text:p>0.056989799782842</text:p>
          </table:table-cell>
          <table:table-cell office:value-type="float" office:value="0.0314541622656806" calcext:value-type="float">
            <text:p>0.0314541622656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5922605645028" calcext:value-type="float">
            <text:p>0.465922605645028</text:p>
          </table:table-cell>
          <table:table-cell office:value-type="float" office:value="1.33831599213814" calcext:value-type="float">
            <text:p>1.33831599213814</text:p>
          </table:table-cell>
          <table:table-cell office:value-type="float" office:value="0.515304908678137" calcext:value-type="float">
            <text:p>0.515304908678137</text:p>
          </table:table-cell>
          <table:table-cell office:value-type="float" office:value="0.0881280244624397" calcext:value-type="float">
            <text:p>0.08812802446244</text:p>
          </table:table-cell>
          <table:table-cell office:value-type="float" office:value="0.0687558564635877" calcext:value-type="float">
            <text:p>0.068755856463588</text:p>
          </table:table-cell>
          <table:table-cell office:value-type="float" office:value="0.0375612525624559" calcext:value-type="float">
            <text:p>0.03756125256245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4368576390502" calcext:value-type="float">
            <text:p>0.574368576390502</text:p>
          </table:table-cell>
          <table:table-cell office:value-type="float" office:value="1.23958861710073" calcext:value-type="float">
            <text:p>1.23958861710073</text:p>
          </table:table-cell>
          <table:table-cell office:value-type="float" office:value="0.561424636138765" calcext:value-type="float">
            <text:p>0.561424636138765</text:p>
          </table:table-cell>
          <table:table-cell office:value-type="float" office:value="0.0733467525267792" calcext:value-type="float">
            <text:p>0.073346752526779</text:p>
          </table:table-cell>
          <table:table-cell office:value-type="float" office:value="0.0556627678306623" calcext:value-type="float">
            <text:p>0.055662767830662</text:p>
          </table:table-cell>
          <table:table-cell office:value-type="float" office:value="0.0342790444664938" calcext:value-type="float">
            <text:p>0.0342790444664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7964450774974" calcext:value-type="float">
            <text:p>0.567964450774974</text:p>
          </table:table-cell>
          <table:table-cell office:value-type="float" office:value="1.23975321296705" calcext:value-type="float">
            <text:p>1.23975321296705</text:p>
          </table:table-cell>
          <table:table-cell office:value-type="float" office:value="0.561474658458978" calcext:value-type="float">
            <text:p>0.561474658458978</text:p>
          </table:table-cell>
          <table:table-cell office:value-type="float" office:value="0.0737799799470584" calcext:value-type="float">
            <text:p>0.073779979947059</text:p>
          </table:table-cell>
          <table:table-cell office:value-type="float" office:value="0.0556664928152846" calcext:value-type="float">
            <text:p>0.055666492815285</text:p>
          </table:table-cell>
          <table:table-cell office:value-type="float" office:value="0.0342859510021691" calcext:value-type="float">
            <text:p>0.0342859510021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950249917058" calcext:value-type="float">
            <text:p>0.56950249917058</text:p>
          </table:table-cell>
          <table:table-cell office:value-type="float" office:value="1.23976084684048" calcext:value-type="float">
            <text:p>1.23976084684048</text:p>
          </table:table-cell>
          <table:table-cell office:value-type="float" office:value="0.561434031082246" calcext:value-type="float">
            <text:p>0.561434031082246</text:p>
          </table:table-cell>
          <table:table-cell office:value-type="float" office:value="0.0736141396857566" calcext:value-type="float">
            <text:p>0.073614139685757</text:p>
          </table:table-cell>
          <table:table-cell office:value-type="float" office:value="0.055662538304691" calcext:value-type="float">
            <text:p>0.055662538304691</text:p>
          </table:table-cell>
          <table:table-cell office:value-type="float" office:value="0.0342806980884994" calcext:value-type="float">
            <text:p>0.03428069808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92549150844641" calcext:value-type="float">
            <text:p>0.792549150844641</text:p>
          </table:table-cell>
          <table:table-cell office:value-type="float" office:value="1.23380908295203" calcext:value-type="float">
            <text:p>1.23380908295203</text:p>
          </table:table-cell>
          <table:table-cell office:value-type="float" office:value="0.558596624899265" calcext:value-type="float">
            <text:p>0.558596624899265</text:p>
          </table:table-cell>
          <table:table-cell office:value-type="float" office:value="0.071804550731037" calcext:value-type="float">
            <text:p>0.071804550731037</text:p>
          </table:table-cell>
          <table:table-cell office:value-type="float" office:value="0.0553873213222415" calcext:value-type="float">
            <text:p>0.055387321322242</text:p>
          </table:table-cell>
          <table:table-cell office:value-type="float" office:value="0.0339323284306633" calcext:value-type="float">
            <text:p>0.0339323284306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98731252186955" calcext:value-type="float">
            <text:p>0.598731252186955</text:p>
          </table:table-cell>
          <table:table-cell office:value-type="float" office:value="1.21600267314702" calcext:value-type="float">
            <text:p>1.21600267314702</text:p>
          </table:table-cell>
          <table:table-cell office:value-type="float" office:value="0.54518419305751" calcext:value-type="float">
            <text:p>0.54518419305751</text:p>
          </table:table-cell>
          <table:table-cell office:value-type="float" office:value="0.0738123841721813" calcext:value-type="float">
            <text:p>0.073812384172181</text:p>
          </table:table-cell>
          <table:table-cell office:value-type="float" office:value="0.058661677484601" calcext:value-type="float">
            <text:p>0.058661677484601</text:p>
          </table:table-cell>
          <table:table-cell office:value-type="float" office:value="0.0322572017860769" calcext:value-type="float">
            <text:p>0.03225720178607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41329576854" calcext:value-type="float">
            <text:p>0.4941329576854</text:p>
          </table:table-cell>
          <table:table-cell office:value-type="float" office:value="1.26543530892426" calcext:value-type="float">
            <text:p>1.26543530892426</text:p>
          </table:table-cell>
          <table:table-cell office:value-type="float" office:value="0.543935497878324" calcext:value-type="float">
            <text:p>0.543935497878324</text:p>
          </table:table-cell>
          <table:table-cell office:value-type="float" office:value="0.0789102815107609" calcext:value-type="float">
            <text:p>0.078910281510761</text:p>
          </table:table-cell>
          <table:table-cell office:value-type="float" office:value="0.0588010060500789" calcext:value-type="float">
            <text:p>0.058801006050079</text:p>
          </table:table-cell>
          <table:table-cell office:value-type="float" office:value="0.035025878827402" calcext:value-type="float">
            <text:p>0.0350258788274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14271808989" calcext:value-type="float">
            <text:p>0.4914271808989</text:p>
          </table:table-cell>
          <table:table-cell office:value-type="float" office:value="1.26537473219854" calcext:value-type="float">
            <text:p>1.26537473219854</text:p>
          </table:table-cell>
          <table:table-cell office:value-type="float" office:value="0.543901016301233" calcext:value-type="float">
            <text:p>0.543901016301233</text:p>
          </table:table-cell>
          <table:table-cell office:value-type="float" office:value="0.0792954810459833" calcext:value-type="float">
            <text:p>0.079295481045983</text:p>
          </table:table-cell>
          <table:table-cell office:value-type="float" office:value="0.0587979239523387" calcext:value-type="float">
            <text:p>0.058797923952339</text:p>
          </table:table-cell>
          <table:table-cell office:value-type="float" office:value="0.0350220406104974" calcext:value-type="float">
            <text:p>0.0350220406104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3032771362569" calcext:value-type="float">
            <text:p>0.493032771362569</text:p>
          </table:table-cell>
          <table:table-cell office:value-type="float" office:value="1.26538086121459" calcext:value-type="float">
            <text:p>1.26538086121459</text:p>
          </table:table-cell>
          <table:table-cell office:value-type="float" office:value="0.543860857824634" calcext:value-type="float">
            <text:p>0.543860857824634</text:p>
          </table:table-cell>
          <table:table-cell office:value-type="float" office:value="0.079127995537805" calcext:value-type="float">
            <text:p>0.079127995537805</text:p>
          </table:table-cell>
          <table:table-cell office:value-type="float" office:value="0.0587937214371447" calcext:value-type="float">
            <text:p>0.058793721437145</text:p>
          </table:table-cell>
          <table:table-cell office:value-type="float" office:value="0.0350165973226064" calcext:value-type="float">
            <text:p>0.0350165973226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4030108709812" calcext:value-type="float">
            <text:p>0.704030108709812</text:p>
          </table:table-cell>
          <table:table-cell office:value-type="float" office:value="1.2599169033893" calcext:value-type="float">
            <text:p>1.2599169033893</text:p>
          </table:table-cell>
          <table:table-cell office:value-type="float" office:value="0.54135523205461" calcext:value-type="float">
            <text:p>0.54135523205461</text:p>
          </table:table-cell>
          <table:table-cell office:value-type="float" office:value="0.0774211531175755" calcext:value-type="float">
            <text:p>0.077421153117576</text:p>
          </table:table-cell>
          <table:table-cell office:value-type="float" office:value="0.0585323008639101" calcext:value-type="float">
            <text:p>0.05853230086391</text:p>
          </table:table-cell>
          <table:table-cell office:value-type="float" office:value="0.0346922810215916" calcext:value-type="float">
            <text:p>0.0346922810215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00444269535117" calcext:value-type="float">
            <text:p>0.400444269535117</text:p>
          </table:table-cell>
          <table:table-cell office:value-type="float" office:value="1.33949685629961" calcext:value-type="float">
            <text:p>1.33949685629961</text:p>
          </table:table-cell>
          <table:table-cell office:value-type="float" office:value="0.569063077425993" calcext:value-type="float">
            <text:p>0.569063077425993</text:p>
          </table:table-cell>
          <table:table-cell office:value-type="float" office:value="0.0954876744265829" calcext:value-type="float">
            <text:p>0.095487674426583</text:p>
          </table:table-cell>
          <table:table-cell office:value-type="float" office:value="0.0724148528356191" calcext:value-type="float">
            <text:p>0.072414852835619</text:p>
          </table:table-cell>
          <table:table-cell office:value-type="float" office:value="0.0415316016564239" calcext:value-type="float">
            <text:p>0.04153160165642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6720757810144" calcext:value-type="float">
            <text:p>0.516720757810144</text:p>
          </table:table-cell>
          <table:table-cell office:value-type="float" office:value="1.25243746276651" calcext:value-type="float">
            <text:p>1.25243746276651</text:p>
          </table:table-cell>
          <table:table-cell office:value-type="float" office:value="0.490728960624295" calcext:value-type="float">
            <text:p>0.490728960624295</text:p>
          </table:table-cell>
          <table:table-cell office:value-type="float" office:value="0.072703483999383" calcext:value-type="float">
            <text:p>0.072703483999383</text:p>
          </table:table-cell>
          <table:table-cell office:value-type="float" office:value="0.0576028632703988" calcext:value-type="float">
            <text:p>0.057602863270399</text:p>
          </table:table-cell>
          <table:table-cell office:value-type="float" office:value="0.0304779668358692" calcext:value-type="float">
            <text:p>0.0304779668358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0914394436735" calcext:value-type="float">
            <text:p>0.500914394436735</text:p>
          </table:table-cell>
          <table:table-cell office:value-type="float" office:value="1.25291783807182" calcext:value-type="float">
            <text:p>1.25291783807182</text:p>
          </table:table-cell>
          <table:table-cell office:value-type="float" office:value="0.491000049318395" calcext:value-type="float">
            <text:p>0.491000049318395</text:p>
          </table:table-cell>
          <table:table-cell office:value-type="float" office:value="0.0732375693947085" calcext:value-type="float">
            <text:p>0.073237569394709</text:p>
          </table:table-cell>
          <table:table-cell office:value-type="float" office:value="0.0576333734937976" calcext:value-type="float">
            <text:p>0.057633373493798</text:p>
          </table:table-cell>
          <table:table-cell office:value-type="float" office:value="0.0305126384651321" calcext:value-type="float">
            <text:p>0.0305126384651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3095141300319" calcext:value-type="float">
            <text:p>0.503095141300319</text:p>
          </table:table-cell>
          <table:table-cell office:value-type="float" office:value="1.2529240044635" calcext:value-type="float">
            <text:p>1.2529240044635</text:p>
          </table:table-cell>
          <table:table-cell office:value-type="float" office:value="0.490949225507533" calcext:value-type="float">
            <text:p>0.490949225507533</text:p>
          </table:table-cell>
          <table:table-cell office:value-type="float" office:value="0.0730697819171697" calcext:value-type="float">
            <text:p>0.07306978191717</text:p>
          </table:table-cell>
          <table:table-cell office:value-type="float" office:value="0.0576274562384601" calcext:value-type="float">
            <text:p>0.05762745623846</text:p>
          </table:table-cell>
          <table:table-cell office:value-type="float" office:value="0.0305060436961784" calcext:value-type="float">
            <text:p>0.0305060436961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7560096092902" calcext:value-type="float">
            <text:p>0.707560096092902</text:p>
          </table:table-cell>
          <table:table-cell office:value-type="float" office:value="1.24720757968981" calcext:value-type="float">
            <text:p>1.24720757968981</text:p>
          </table:table-cell>
          <table:table-cell office:value-type="float" office:value="0.488633663146469" calcext:value-type="float">
            <text:p>0.488633663146469</text:p>
          </table:table-cell>
          <table:table-cell office:value-type="float" office:value="0.0714529018040377" calcext:value-type="float">
            <text:p>0.071452901804038</text:p>
          </table:table-cell>
          <table:table-cell office:value-type="float" office:value="0.0573570066007073" calcext:value-type="float">
            <text:p>0.057357006600707</text:p>
          </table:table-cell>
          <table:table-cell office:value-type="float" office:value="0.030216735056519" calcext:value-type="float">
            <text:p>0.0302167350565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9044477982857" calcext:value-type="float">
            <text:p>0.539044477982857</text:p>
          </table:table-cell>
          <table:table-cell office:value-type="float" office:value="1.22591756688967" calcext:value-type="float">
            <text:p>1.22591756688967</text:p>
          </table:table-cell>
          <table:table-cell office:value-type="float" office:value="0.485005175184077" calcext:value-type="float">
            <text:p>0.485005175184077</text:p>
          </table:table-cell>
          <table:table-cell office:value-type="float" office:value="0.0733470820158309" calcext:value-type="float">
            <text:p>0.073347082015831</text:p>
          </table:table-cell>
          <table:table-cell office:value-type="float" office:value="0.06220709278145" calcext:value-type="float">
            <text:p>0.06220709278145</text:p>
          </table:table-cell>
          <table:table-cell office:value-type="float" office:value="0.0303600265889784" calcext:value-type="float">
            <text:p>0.03036002658897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9499574200172" calcext:value-type="float">
            <text:p>0.579499574200172</text:p>
          </table:table-cell>
          <table:table-cell office:value-type="float" office:value="1.23674513662303" calcext:value-type="float">
            <text:p>1.23674513662303</text:p>
          </table:table-cell>
          <table:table-cell office:value-type="float" office:value="0.5125495456422" calcext:value-type="float">
            <text:p>0.5125495456422</text:p>
          </table:table-cell>
          <table:table-cell office:value-type="float" office:value="0.0762113378857702" calcext:value-type="float">
            <text:p>0.07621133788577</text:p>
          </table:table-cell>
          <table:table-cell office:value-type="float" office:value="0.0590573398574196" calcext:value-type="float">
            <text:p>0.05905733985742</text:p>
          </table:table-cell>
          <table:table-cell office:value-type="float" office:value="0.0332375555536158" calcext:value-type="float">
            <text:p>0.0332375555536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8494972560084" calcext:value-type="float">
            <text:p>0.588494972560084</text:p>
          </table:table-cell>
          <table:table-cell office:value-type="float" office:value="1.23634397340494" calcext:value-type="float">
            <text:p>1.23634397340494</text:p>
          </table:table-cell>
          <table:table-cell office:value-type="float" office:value="0.512254149654333" calcext:value-type="float">
            <text:p>0.512254149654333</text:p>
          </table:table-cell>
          <table:table-cell office:value-type="float" office:value="0.076440652905366" calcext:value-type="float">
            <text:p>0.076440652905366</text:p>
          </table:table-cell>
          <table:table-cell office:value-type="float" office:value="0.0590258502593826" calcext:value-type="float">
            <text:p>0.059025850259383</text:p>
          </table:table-cell>
          <table:table-cell office:value-type="float" office:value="0.0331993534055447" calcext:value-type="float">
            <text:p>0.033199353405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4171158149902" calcext:value-type="float">
            <text:p>0.584171158149902</text:p>
          </table:table-cell>
          <table:table-cell office:value-type="float" office:value="1.23632234323649" calcext:value-type="float">
            <text:p>1.23632234323649</text:p>
          </table:table-cell>
          <table:table-cell office:value-type="float" office:value="0.51234850177468" calcext:value-type="float">
            <text:p>0.51234850177468</text:p>
          </table:table-cell>
          <table:table-cell office:value-type="float" office:value="0.0763454577225375" calcext:value-type="float">
            <text:p>0.076345457722538</text:p>
          </table:table-cell>
          <table:table-cell office:value-type="float" office:value="0.0590365864100755" calcext:value-type="float">
            <text:p>0.059036586410076</text:p>
          </table:table-cell>
          <table:table-cell office:value-type="float" office:value="0.0332115735989416" calcext:value-type="float">
            <text:p>0.0332115735989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79046367401213" calcext:value-type="float">
            <text:p>0.779046367401213</text:p>
          </table:table-cell>
          <table:table-cell office:value-type="float" office:value="1.23144466874164" calcext:value-type="float">
            <text:p>1.23144466874164</text:p>
          </table:table-cell>
          <table:table-cell office:value-type="float" office:value="0.510224175343471" calcext:value-type="float">
            <text:p>0.510224175343471</text:p>
          </table:table-cell>
          <table:table-cell office:value-type="float" office:value="0.0748045186170197" calcext:value-type="float">
            <text:p>0.07480451861702</text:p>
          </table:table-cell>
          <table:table-cell office:value-type="float" office:value="0.0587975859069964" calcext:value-type="float">
            <text:p>0.058797585906997</text:p>
          </table:table-cell>
          <table:table-cell office:value-type="float" office:value="0.0329348288989634" calcext:value-type="float">
            <text:p>0.0329348288989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92234979087391" calcext:value-type="float">
            <text:p>0.592234979087391</text:p>
          </table:table-cell>
          <table:table-cell office:value-type="float" office:value="1.23929517148772" calcext:value-type="float">
            <text:p>1.23929517148772</text:p>
          </table:table-cell>
          <table:table-cell office:value-type="float" office:value="0.488276607508979" calcext:value-type="float">
            <text:p>0.488276607508979</text:p>
          </table:table-cell>
          <table:table-cell office:value-type="float" office:value="0.0831654759440322" calcext:value-type="float">
            <text:p>0.083165475944032</text:p>
          </table:table-cell>
          <table:table-cell office:value-type="float" office:value="0.0662551902691878" calcext:value-type="float">
            <text:p>0.066255190269188</text:p>
          </table:table-cell>
          <table:table-cell office:value-type="float" office:value="0.0379665571308356" calcext:value-type="float">
            <text:p>0.03796655713083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3598125362512" calcext:value-type="float">
            <text:p>0.573598125362512</text:p>
          </table:table-cell>
          <table:table-cell office:value-type="float" office:value="1.25641219883789" calcext:value-type="float">
            <text:p>1.25641219883789</text:p>
          </table:table-cell>
          <table:table-cell office:value-type="float" office:value="0.489051977256018" calcext:value-type="float">
            <text:p>0.489051977256018</text:p>
          </table:table-cell>
          <table:table-cell office:value-type="float" office:value="0.0725260455022949" calcext:value-type="float">
            <text:p>0.072526045502295</text:p>
          </table:table-cell>
          <table:table-cell office:value-type="float" office:value="0.0554912125103059" calcext:value-type="float">
            <text:p>0.055491212510306</text:p>
          </table:table-cell>
          <table:table-cell office:value-type="float" office:value="0.0310669320237474" calcext:value-type="float">
            <text:p>0.0310669320237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9605156877238" calcext:value-type="float">
            <text:p>0.569605156877238</text:p>
          </table:table-cell>
          <table:table-cell office:value-type="float" office:value="1.25643650918519" calcext:value-type="float">
            <text:p>1.25643650918519</text:p>
          </table:table-cell>
          <table:table-cell office:value-type="float" office:value="0.489062110885243" calcext:value-type="float">
            <text:p>0.489062110885243</text:p>
          </table:table-cell>
          <table:table-cell office:value-type="float" office:value="0.0728888272714583" calcext:value-type="float">
            <text:p>0.072888827271458</text:p>
          </table:table-cell>
          <table:table-cell office:value-type="float" office:value="0.055491939810095" calcext:value-type="float">
            <text:p>0.055491939810095</text:p>
          </table:table-cell>
          <table:table-cell office:value-type="float" office:value="0.0310687339195212" calcext:value-type="float">
            <text:p>0.0310687339195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2011409702216" calcext:value-type="float">
            <text:p>0.572011409702216</text:p>
          </table:table-cell>
          <table:table-cell office:value-type="float" office:value="1.25644180367343" calcext:value-type="float">
            <text:p>1.25644180367343</text:p>
          </table:table-cell>
          <table:table-cell office:value-type="float" office:value="0.489006435959739" calcext:value-type="float">
            <text:p>0.489006435959739</text:p>
          </table:table-cell>
          <table:table-cell office:value-type="float" office:value="0.0727158400994975" calcext:value-type="float">
            <text:p>0.072715840099498</text:p>
          </table:table-cell>
          <table:table-cell office:value-type="float" office:value="0.055485822389098" calcext:value-type="float">
            <text:p>0.055485822389098</text:p>
          </table:table-cell>
          <table:table-cell office:value-type="float" office:value="0.0310614013496517" calcext:value-type="float">
            <text:p>0.0310614013496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63118188168283" calcext:value-type="float">
            <text:p>0.763118188168283</text:p>
          </table:table-cell>
          <table:table-cell office:value-type="float" office:value="1.25135802828676" calcext:value-type="float">
            <text:p>1.25135802828676</text:p>
          </table:table-cell>
          <table:table-cell office:value-type="float" office:value="0.486926507756341" calcext:value-type="float">
            <text:p>0.486926507756341</text:p>
          </table:table-cell>
          <table:table-cell office:value-type="float" office:value="0.0712434531025528" calcext:value-type="float">
            <text:p>0.071243453102553</text:p>
          </table:table-cell>
          <table:table-cell office:value-type="float" office:value="0.0552548598283047" calcext:value-type="float">
            <text:p>0.055254859828305</text:p>
          </table:table-cell>
          <table:table-cell office:value-type="float" office:value="0.0307959363524334" calcext:value-type="float">
            <text:p>0.0307959363524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04330402207554" calcext:value-type="float">
            <text:p>0.604330402207554</text:p>
          </table:table-cell>
          <table:table-cell office:value-type="float" office:value="1.23703175854924" calcext:value-type="float">
            <text:p>1.23703175854924</text:p>
          </table:table-cell>
          <table:table-cell office:value-type="float" office:value="0.465982502237308" calcext:value-type="float">
            <text:p>0.465982502237308</text:p>
          </table:table-cell>
          <table:table-cell office:value-type="float" office:value="0.0752767661529096" calcext:value-type="float">
            <text:p>0.07527676615291</text:p>
          </table:table-cell>
          <table:table-cell office:value-type="float" office:value="0.0594865289073392" calcext:value-type="float">
            <text:p>0.059486528907339</text:p>
          </table:table-cell>
          <table:table-cell office:value-type="float" office:value="0.0286621573757452" calcext:value-type="float">
            <text:p>0.02866215737574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8528333095959" calcext:value-type="float">
            <text:p>0.608528333095959</text:p>
          </table:table-cell>
          <table:table-cell office:value-type="float" office:value="1.24080758504322" calcext:value-type="float">
            <text:p>1.24080758504322</text:p>
          </table:table-cell>
          <table:table-cell office:value-type="float" office:value="0.489256980365516" calcext:value-type="float">
            <text:p>0.489256980365516</text:p>
          </table:table-cell>
          <table:table-cell office:value-type="float" office:value="0.0716816700169501" calcext:value-type="float">
            <text:p>0.07168167001695</text:p>
          </table:table-cell>
          <table:table-cell office:value-type="float" office:value="0.0550536121561201" calcext:value-type="float">
            <text:p>0.05505361215612</text:p>
          </table:table-cell>
          <table:table-cell office:value-type="float" office:value="0.0307736953180661" calcext:value-type="float">
            <text:p>0.0307736953180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838035239264" calcext:value-type="float">
            <text:p>0.59838035239264</text:p>
          </table:table-cell>
          <table:table-cell office:value-type="float" office:value="1.24096787893194" calcext:value-type="float">
            <text:p>1.24096787893194</text:p>
          </table:table-cell>
          <table:table-cell office:value-type="float" office:value="0.48940319067953" calcext:value-type="float">
            <text:p>0.48940319067953</text:p>
          </table:table-cell>
          <table:table-cell office:value-type="float" office:value="0.072199638371938" calcext:value-type="float">
            <text:p>0.072199638371938</text:p>
          </table:table-cell>
          <table:table-cell office:value-type="float" office:value="0.0550694119111591" calcext:value-type="float">
            <text:p>0.055069411911159</text:p>
          </table:table-cell>
          <table:table-cell office:value-type="float" office:value="0.0307929383968231" calcext:value-type="float">
            <text:p>0.0307929383968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1099766514093" calcext:value-type="float">
            <text:p>0.601099766514093</text:p>
          </table:table-cell>
          <table:table-cell office:value-type="float" office:value="1.24096592465861" calcext:value-type="float">
            <text:p>1.24096592465861</text:p>
          </table:table-cell>
          <table:table-cell office:value-type="float" office:value="0.489339661310219" calcext:value-type="float">
            <text:p>0.489339661310219</text:p>
          </table:table-cell>
          <table:table-cell office:value-type="float" office:value="0.071981269320938" calcext:value-type="float">
            <text:p>0.071981269320938</text:p>
          </table:table-cell>
          <table:table-cell office:value-type="float" office:value="0.0550624118173925" calcext:value-type="float">
            <text:p>0.055062411817393</text:p>
          </table:table-cell>
          <table:table-cell office:value-type="float" office:value="0.0307846029055972" calcext:value-type="float">
            <text:p>0.0307846029055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97317354677238" calcext:value-type="float">
            <text:p>0.797317354677238</text:p>
          </table:table-cell>
          <table:table-cell office:value-type="float" office:value="1.23564081466244" calcext:value-type="float">
            <text:p>1.23564081466244</text:p>
          </table:table-cell>
          <table:table-cell office:value-type="float" office:value="0.487130901080218" calcext:value-type="float">
            <text:p>0.487130901080218</text:p>
          </table:table-cell>
          <table:table-cell office:value-type="float" office:value="0.070418265844586" calcext:value-type="float">
            <text:p>0.070418265844586</text:p>
          </table:table-cell>
          <table:table-cell office:value-type="float" office:value="0.0548191595460054" calcext:value-type="float">
            <text:p>0.054819159546005</text:p>
          </table:table-cell>
          <table:table-cell office:value-type="float" office:value="0.0305053203194266" calcext:value-type="float">
            <text:p>0.0305053203194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02004814715261" calcext:value-type="float">
            <text:p>0.602004814715261</text:p>
          </table:table-cell>
          <table:table-cell office:value-type="float" office:value="1.24189716342181" calcext:value-type="float">
            <text:p>1.24189716342181</text:p>
          </table:table-cell>
          <table:table-cell office:value-type="float" office:value="0.513112112265974" calcext:value-type="float">
            <text:p>0.513112112265974</text:p>
          </table:table-cell>
          <table:table-cell office:value-type="float" office:value="0.0832438488547132" calcext:value-type="float">
            <text:p>0.083243848854713</text:p>
          </table:table-cell>
          <table:table-cell office:value-type="float" office:value="0.0643026308464254" calcext:value-type="float">
            <text:p>0.064302630846425</text:p>
          </table:table-cell>
          <table:table-cell office:value-type="float" office:value="0.0338378128910066" calcext:value-type="float">
            <text:p>0.03383781289100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0233868863343" calcext:value-type="float">
            <text:p>0.500233868863343</text:p>
          </table:table-cell>
          <table:table-cell office:value-type="float" office:value="1.27704944067387" calcext:value-type="float">
            <text:p>1.27704944067387</text:p>
          </table:table-cell>
          <table:table-cell office:value-type="float" office:value="0.463698536015349" calcext:value-type="float">
            <text:p>0.463698536015349</text:p>
          </table:table-cell>
          <table:table-cell office:value-type="float" office:value="0.0691999673007942" calcext:value-type="float">
            <text:p>0.069199967300794</text:p>
          </table:table-cell>
          <table:table-cell office:value-type="float" office:value="0.0536377533917384" calcext:value-type="float">
            <text:p>0.053637753391738</text:p>
          </table:table-cell>
          <table:table-cell office:value-type="float" office:value="0.0295067240784117" calcext:value-type="float">
            <text:p>0.0295067240784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6626879986385" calcext:value-type="float">
            <text:p>0.496626879986385</text:p>
          </table:table-cell>
          <table:table-cell office:value-type="float" office:value="1.27712864318616" calcext:value-type="float">
            <text:p>1.27712864318616</text:p>
          </table:table-cell>
          <table:table-cell office:value-type="float" office:value="0.463706399735396" calcext:value-type="float">
            <text:p>0.463706399735396</text:p>
          </table:table-cell>
          <table:table-cell office:value-type="float" office:value="0.0695707118551852" calcext:value-type="float">
            <text:p>0.069570711855185</text:p>
          </table:table-cell>
          <table:table-cell office:value-type="float" office:value="0.0536385804498426" calcext:value-type="float">
            <text:p>0.053638580449843</text:p>
          </table:table-cell>
          <table:table-cell office:value-type="float" office:value="0.0295081760002322" calcext:value-type="float">
            <text:p>0.0295081760002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6604061713795" calcext:value-type="float">
            <text:p>0.496604061713795</text:p>
          </table:table-cell>
          <table:table-cell office:value-type="float" office:value="1.27713035219951" calcext:value-type="float">
            <text:p>1.27713035219951</text:p>
          </table:table-cell>
          <table:table-cell office:value-type="float" office:value="0.463705132991212" calcext:value-type="float">
            <text:p>0.463705132991212</text:p>
          </table:table-cell>
          <table:table-cell office:value-type="float" office:value="0.0694079991817282" calcext:value-type="float">
            <text:p>0.069407999181728</text:p>
          </table:table-cell>
          <table:table-cell office:value-type="float" office:value="0.0536385284360142" calcext:value-type="float">
            <text:p>0.053638528436014</text:p>
          </table:table-cell>
          <table:table-cell office:value-type="float" office:value="0.0295078435671031" calcext:value-type="float">
            <text:p>0.0295078435671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9406781547509" calcext:value-type="float">
            <text:p>0.679406781547509</text:p>
          </table:table-cell>
          <table:table-cell office:value-type="float" office:value="1.27215628806896" calcext:value-type="float">
            <text:p>1.27215628806896</text:p>
          </table:table-cell>
          <table:table-cell office:value-type="float" office:value="0.461817099673097" calcext:value-type="float">
            <text:p>0.461817099673097</text:p>
          </table:table-cell>
          <table:table-cell office:value-type="float" office:value="0.068007923248665" calcext:value-type="float">
            <text:p>0.068007923248665</text:p>
          </table:table-cell>
          <table:table-cell office:value-type="float" office:value="0.0534233224736248" calcext:value-type="float">
            <text:p>0.053423322473625</text:p>
          </table:table-cell>
          <table:table-cell office:value-type="float" office:value="0.0292664695369709" calcext:value-type="float">
            <text:p>0.0292664695369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5694509342613" calcext:value-type="float">
            <text:p>0.525694509342613</text:p>
          </table:table-cell>
          <table:table-cell office:value-type="float" office:value="1.25000583107913" calcext:value-type="float">
            <text:p>1.25000583107913</text:p>
          </table:table-cell>
          <table:table-cell office:value-type="float" office:value="0.482528158232036" calcext:value-type="float">
            <text:p>0.482528158232036</text:p>
          </table:table-cell>
          <table:table-cell office:value-type="float" office:value="0.0772435222762851" calcext:value-type="float">
            <text:p>0.077243522276285</text:p>
          </table:table-cell>
          <table:table-cell office:value-type="float" office:value="0.0644402429652532" calcext:value-type="float">
            <text:p>0.064440242965253</text:p>
          </table:table-cell>
          <table:table-cell office:value-type="float" office:value="0.0378112818242598" calcext:value-type="float">
            <text:p>0.0378112818242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69269074668282" calcext:value-type="float">
            <text:p>0.669269074668282</text:p>
          </table:table-cell>
          <table:table-cell office:value-type="float" office:value="1.17650796125114" calcext:value-type="float">
            <text:p>1.17650796125114</text:p>
          </table:table-cell>
          <table:table-cell office:value-type="float" office:value="0.505289343000691" calcext:value-type="float">
            <text:p>0.505289343000691</text:p>
          </table:table-cell>
          <table:table-cell office:value-type="float" office:value="0.0779276386305193" calcext:value-type="float">
            <text:p>0.077927638630519</text:p>
          </table:table-cell>
          <table:table-cell office:value-type="float" office:value="0.0587453127901744" calcext:value-type="float">
            <text:p>0.058745312790174</text:p>
          </table:table-cell>
          <table:table-cell office:value-type="float" office:value="0.0324310481257896" calcext:value-type="float">
            <text:p>0.03243104812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56794480805336" calcext:value-type="float">
            <text:p>0.656794480805336</text:p>
          </table:table-cell>
          <table:table-cell office:value-type="float" office:value="1.17672069185035" calcext:value-type="float">
            <text:p>1.17672069185035</text:p>
          </table:table-cell>
          <table:table-cell office:value-type="float" office:value="0.505488881838684" calcext:value-type="float">
            <text:p>0.505488881838684</text:p>
          </table:table-cell>
          <table:table-cell office:value-type="float" office:value="0.078440764276873" calcext:value-type="float">
            <text:p>0.078440764276873</text:p>
          </table:table-cell>
          <table:table-cell office:value-type="float" office:value="0.0587679530259025" calcext:value-type="float">
            <text:p>0.058767953025903</text:p>
          </table:table-cell>
          <table:table-cell office:value-type="float" office:value="0.0324576617171845" calcext:value-type="float">
            <text:p>0.032457661717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57921744909262" calcext:value-type="float">
            <text:p>0.657921744909262</text:p>
          </table:table-cell>
          <table:table-cell office:value-type="float" office:value="1.17672986932735" calcext:value-type="float">
            <text:p>1.17672986932735</text:p>
          </table:table-cell>
          <table:table-cell office:value-type="float" office:value="0.505462918613592" calcext:value-type="float">
            <text:p>0.505462918613592</text:p>
          </table:table-cell>
          <table:table-cell office:value-type="float" office:value="0.0782830151060353" calcext:value-type="float">
            <text:p>0.078283015106035</text:p>
          </table:table-cell>
          <table:table-cell office:value-type="float" office:value="0.0587648702884852" calcext:value-type="float">
            <text:p>0.058764870288485</text:p>
          </table:table-cell>
          <table:table-cell office:value-type="float" office:value="0.0324540640391616" calcext:value-type="float">
            <text:p>0.032454064039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64827762108751" calcext:value-type="float">
            <text:p>0.864827762108751</text:p>
          </table:table-cell>
          <table:table-cell office:value-type="float" office:value="1.17127030926246" calcext:value-type="float">
            <text:p>1.17127030926246</text:p>
          </table:table-cell>
          <table:table-cell office:value-type="float" office:value="0.50299010353964" calcext:value-type="float">
            <text:p>0.50299010353964</text:p>
          </table:table-cell>
          <table:table-cell office:value-type="float" office:value="0.0765983813120467" calcext:value-type="float">
            <text:p>0.076598381312047</text:p>
          </table:table-cell>
          <table:table-cell office:value-type="float" office:value="0.0584850623034965" calcext:value-type="float">
            <text:p>0.058485062303497</text:p>
          </table:table-cell>
          <table:table-cell office:value-type="float" office:value="0.0321348589578355" calcext:value-type="float">
            <text:p>0.032134858957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09184766427806" calcext:value-type="float">
            <text:p>0.709184766427806</text:p>
          </table:table-cell>
          <table:table-cell office:value-type="float" office:value="1.14326405601938" calcext:value-type="float">
            <text:p>1.14326405601938</text:p>
          </table:table-cell>
          <table:table-cell office:value-type="float" office:value="0.483250218780273" calcext:value-type="float">
            <text:p>0.483250218780273</text:p>
          </table:table-cell>
          <table:table-cell office:value-type="float" office:value="0.074891357610991" calcext:value-type="float">
            <text:p>0.074891357610991</text:p>
          </table:table-cell>
          <table:table-cell office:value-type="float" office:value="0.0592007774386027" calcext:value-type="float">
            <text:p>0.059200777438603</text:p>
          </table:table-cell>
          <table:table-cell office:value-type="float" office:value="0.032454658222916" calcext:value-type="float">
            <text:p>0.032454658222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380950001109" calcext:value-type="float">
            <text:p>0.53380950001109</text:p>
          </table:table-cell>
          <table:table-cell office:value-type="float" office:value="1.32059938263867" calcext:value-type="float">
            <text:p>1.32059938263867</text:p>
          </table:table-cell>
          <table:table-cell office:value-type="float" office:value="0.557696033670436" calcext:value-type="float">
            <text:p>0.557696033670436</text:p>
          </table:table-cell>
          <table:table-cell office:value-type="float" office:value="0.0770967199492725" calcext:value-type="float">
            <text:p>0.077096719949273</text:p>
          </table:table-cell>
          <table:table-cell office:value-type="float" office:value="0.0589987529183915" calcext:value-type="float">
            <text:p>0.058998752918392</text:p>
          </table:table-cell>
          <table:table-cell office:value-type="float" office:value="0.0350725887764305" calcext:value-type="float">
            <text:p>0.0350725887764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4360262928188" calcext:value-type="float">
            <text:p>0.544360262928188</text:p>
          </table:table-cell>
          <table:table-cell office:value-type="float" office:value="1.32009243257017" calcext:value-type="float">
            <text:p>1.32009243257017</text:p>
          </table:table-cell>
          <table:table-cell office:value-type="float" office:value="0.557318044489928" calcext:value-type="float">
            <text:p>0.557318044489928</text:p>
          </table:table-cell>
          <table:table-cell office:value-type="float" office:value="0.0772987495734814" calcext:value-type="float">
            <text:p>0.077298749573481</text:p>
          </table:table-cell>
          <table:table-cell office:value-type="float" office:value="0.058962197786801" calcext:value-type="float">
            <text:p>0.058962197786801</text:p>
          </table:table-cell>
          <table:table-cell office:value-type="float" office:value="0.0350251533016635" calcext:value-type="float">
            <text:p>0.0350251533016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4991658081355" calcext:value-type="float">
            <text:p>0.534991658081355</text:p>
          </table:table-cell>
          <table:table-cell office:value-type="float" office:value="1.32008565383356" calcext:value-type="float">
            <text:p>1.32008565383356</text:p>
          </table:table-cell>
          <table:table-cell office:value-type="float" office:value="0.557551038525256" calcext:value-type="float">
            <text:p>0.557551038525256</text:p>
          </table:table-cell>
          <table:table-cell office:value-type="float" office:value="0.0772718649318715" calcext:value-type="float">
            <text:p>0.077271864931872</text:p>
          </table:table-cell>
          <table:table-cell office:value-type="float" office:value="0.058986495285544" calcext:value-type="float">
            <text:p>0.058986495285544</text:p>
          </table:table-cell>
          <table:table-cell office:value-type="float" office:value="0.0350546340782224" calcext:value-type="float">
            <text:p>0.0350546340782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0914563120419" calcext:value-type="float">
            <text:p>0.750914563120419</text:p>
          </table:table-cell>
          <table:table-cell office:value-type="float" office:value="1.31398515002575" calcext:value-type="float">
            <text:p>1.31398515002575</text:p>
          </table:table-cell>
          <table:table-cell office:value-type="float" office:value="0.554830217875526" calcext:value-type="float">
            <text:p>0.554830217875526</text:p>
          </table:table-cell>
          <table:table-cell office:value-type="float" office:value="0.0755395482564217" calcext:value-type="float">
            <text:p>0.075539548256422</text:p>
          </table:table-cell>
          <table:table-cell office:value-type="float" office:value="0.058705627851146" calcext:value-type="float">
            <text:p>0.058705627851146</text:p>
          </table:table-cell>
          <table:table-cell office:value-type="float" office:value="0.0347108024528241" calcext:value-type="float">
            <text:p>0.0347108024528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0610875240904" calcext:value-type="float">
            <text:p>0.560610875240904</text:p>
          </table:table-cell>
          <table:table-cell office:value-type="float" office:value="1.31139747318599" calcext:value-type="float">
            <text:p>1.31139747318599</text:p>
          </table:table-cell>
          <table:table-cell office:value-type="float" office:value="0.531457210170125" calcext:value-type="float">
            <text:p>0.531457210170125</text:p>
          </table:table-cell>
          <table:table-cell office:value-type="float" office:value="0.0857559670200569" calcext:value-type="float">
            <text:p>0.085755967020057</text:p>
          </table:table-cell>
          <table:table-cell office:value-type="float" office:value="0.0671221729108074" calcext:value-type="float">
            <text:p>0.067122172910807</text:p>
          </table:table-cell>
          <table:table-cell office:value-type="float" office:value="0.0306873226551644" calcext:value-type="float">
            <text:p>0.0306873226551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8681253244953" calcext:value-type="float">
            <text:p>0.478681253244953</text:p>
          </table:table-cell>
          <table:table-cell office:value-type="float" office:value="1.30625986072792" calcext:value-type="float">
            <text:p>1.30625986072792</text:p>
          </table:table-cell>
          <table:table-cell office:value-type="float" office:value="0.46574727173249" calcext:value-type="float">
            <text:p>0.46574727173249</text:p>
          </table:table-cell>
          <table:table-cell office:value-type="float" office:value="0.0772362431797189" calcext:value-type="float">
            <text:p>0.077236243179719</text:p>
          </table:table-cell>
          <table:table-cell office:value-type="float" office:value="0.057971741787602" calcext:value-type="float">
            <text:p>0.057971741787602</text:p>
          </table:table-cell>
          <table:table-cell office:value-type="float" office:value="0.0314256257380152" calcext:value-type="float">
            <text:p>0.0314256257380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5155259240665" calcext:value-type="float">
            <text:p>0.465155259240665</text:p>
          </table:table-cell>
          <table:table-cell office:value-type="float" office:value="1.30655532159224" calcext:value-type="float">
            <text:p>1.30655532159224</text:p>
          </table:table-cell>
          <table:table-cell office:value-type="float" office:value="0.465954354872539" calcext:value-type="float">
            <text:p>0.465954354872539</text:p>
          </table:table-cell>
          <table:table-cell office:value-type="float" office:value="0.0778277132576567" calcext:value-type="float">
            <text:p>0.077827713257657</text:p>
          </table:table-cell>
          <table:table-cell office:value-type="float" office:value="0.0579957992684117" calcext:value-type="float">
            <text:p>0.057995799268412</text:p>
          </table:table-cell>
          <table:table-cell office:value-type="float" office:value="0.0314545549060217" calcext:value-type="float">
            <text:p>0.0314545549060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8212484036379" calcext:value-type="float">
            <text:p>0.468212484036379</text:p>
          </table:table-cell>
          <table:table-cell office:value-type="float" office:value="1.3065465040225" calcext:value-type="float">
            <text:p>1.3065465040225</text:p>
          </table:table-cell>
          <table:table-cell office:value-type="float" office:value="0.465887679453881" calcext:value-type="float">
            <text:p>0.465887679453881</text:p>
          </table:table-cell>
          <table:table-cell office:value-type="float" office:value="0.0775925561084873" calcext:value-type="float">
            <text:p>0.077592556108487</text:p>
          </table:table-cell>
          <table:table-cell office:value-type="float" office:value="0.0579876494649941" calcext:value-type="float">
            <text:p>0.057987649464994</text:p>
          </table:table-cell>
          <table:table-cell office:value-type="float" office:value="0.0314451871074821" calcext:value-type="float">
            <text:p>0.0314451871074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9274668783771" calcext:value-type="float">
            <text:p>0.659274668783771</text:p>
          </table:table-cell>
          <table:table-cell office:value-type="float" office:value="1.30117135400164" calcext:value-type="float">
            <text:p>1.30117135400164</text:p>
          </table:table-cell>
          <table:table-cell office:value-type="float" office:value="0.463819809503834" calcext:value-type="float">
            <text:p>0.463819809503834</text:p>
          </table:table-cell>
          <table:table-cell office:value-type="float" office:value="0.0759935005372576" calcext:value-type="float">
            <text:p>0.075993500537258</text:p>
          </table:table-cell>
          <table:table-cell office:value-type="float" office:value="0.0577408394875624" calcext:value-type="float">
            <text:p>0.057740839487562</text:p>
          </table:table-cell>
          <table:table-cell office:value-type="float" office:value="0.031164662491489" calcext:value-type="float">
            <text:p>0.0311646624914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0182825181697" calcext:value-type="float">
            <text:p>0.40182825181697</text:p>
          </table:table-cell>
          <table:table-cell office:value-type="float" office:value="1.35720776916292" calcext:value-type="float">
            <text:p>1.35720776916292</text:p>
          </table:table-cell>
          <table:table-cell office:value-type="float" office:value="0.519893436177732" calcext:value-type="float">
            <text:p>0.519893436177732</text:p>
          </table:table-cell>
          <table:table-cell office:value-type="float" office:value="0.120422521999779" calcext:value-type="float">
            <text:p>0.120422521999779</text:p>
          </table:table-cell>
          <table:table-cell office:value-type="float" office:value="0.0917287627710882" calcext:value-type="float">
            <text:p>0.091728762771088</text:p>
          </table:table-cell>
          <table:table-cell office:value-type="float" office:value="0.0576473711205594" calcext:value-type="float">
            <text:p>0.05764737112055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03572985944026" calcext:value-type="float">
            <text:p>0.303572985944026</text:p>
          </table:table-cell>
          <table:table-cell office:value-type="float" office:value="1.42954120059256" calcext:value-type="float">
            <text:p>1.42954120059256</text:p>
          </table:table-cell>
          <table:table-cell office:value-type="float" office:value="0.567935506031035" calcext:value-type="float">
            <text:p>0.567935506031035</text:p>
          </table:table-cell>
          <table:table-cell office:value-type="float" office:value="0.0834739144994802" calcext:value-type="float">
            <text:p>0.08347391449948</text:p>
          </table:table-cell>
          <table:table-cell office:value-type="float" office:value="0.0641954463002885" calcext:value-type="float">
            <text:p>0.064195446300289</text:p>
          </table:table-cell>
          <table:table-cell office:value-type="float" office:value="0.0361765360272722" calcext:value-type="float">
            <text:p>0.036176536027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02848819002447" calcext:value-type="float">
            <text:p>0.302848819002447</text:p>
          </table:table-cell>
          <table:table-cell office:value-type="float" office:value="1.42935760949008" calcext:value-type="float">
            <text:p>1.42935760949008</text:p>
          </table:table-cell>
          <table:table-cell office:value-type="float" office:value="0.567847880674144" calcext:value-type="float">
            <text:p>0.567847880674144</text:p>
          </table:table-cell>
          <table:table-cell office:value-type="float" office:value="0.083821459454941" calcext:value-type="float">
            <text:p>0.083821459454941</text:p>
          </table:table-cell>
          <table:table-cell office:value-type="float" office:value="0.0641875671151967" calcext:value-type="float">
            <text:p>0.064187567115197</text:p>
          </table:table-cell>
          <table:table-cell office:value-type="float" office:value="0.0361659480194005" calcext:value-type="float">
            <text:p>0.036165948019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99846150827569" calcext:value-type="float">
            <text:p>0.299846150827569</text:p>
          </table:table-cell>
          <table:table-cell office:value-type="float" office:value="1.42935538682495" calcext:value-type="float">
            <text:p>1.42935538682495</text:p>
          </table:table-cell>
          <table:table-cell office:value-type="float" office:value="0.567926930794726" calcext:value-type="float">
            <text:p>0.567926930794726</text:p>
          </table:table-cell>
          <table:table-cell office:value-type="float" office:value="0.0837225960218029" calcext:value-type="float">
            <text:p>0.083722596021803</text:p>
          </table:table-cell>
          <table:table-cell office:value-type="float" office:value="0.0641962868270206" calcext:value-type="float">
            <text:p>0.064196286827021</text:p>
          </table:table-cell>
          <table:table-cell office:value-type="float" office:value="0.0361759462370166" calcext:value-type="float">
            <text:p>0.036175946237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2502503604291" calcext:value-type="float">
            <text:p>0.52502503604291</text:p>
          </table:table-cell>
          <table:table-cell office:value-type="float" office:value="1.42248497517406" calcext:value-type="float">
            <text:p>1.42248497517406</text:p>
          </table:table-cell>
          <table:table-cell office:value-type="float" office:value="0.565067249192701" calcext:value-type="float">
            <text:p>0.565067249192701</text:p>
          </table:table-cell>
          <table:table-cell office:value-type="float" office:value="0.0819064839213492" calcext:value-type="float">
            <text:p>0.081906483921349</text:p>
          </table:table-cell>
          <table:table-cell office:value-type="float" office:value="0.0638775322040367" calcext:value-type="float">
            <text:p>0.063877532204037</text:p>
          </table:table-cell>
          <table:table-cell office:value-type="float" office:value="0.0358096818990594" calcext:value-type="float">
            <text:p>0.0358096818990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82393157351071" calcext:value-type="float">
            <text:p>0.182393157351071</text:p>
          </table:table-cell>
          <table:table-cell office:value-type="float" office:value="1.5453876095223" calcext:value-type="float">
            <text:p>1.5453876095223</text:p>
          </table:table-cell>
          <table:table-cell office:value-type="float" office:value="0.566529622841658" calcext:value-type="float">
            <text:p>0.566529622841658</text:p>
          </table:table-cell>
          <table:table-cell office:value-type="float" office:value="0.100127194571078" calcext:value-type="float">
            <text:p>0.100127194571078</text:p>
          </table:table-cell>
          <table:table-cell office:value-type="float" office:value="0.0763572537499583" calcext:value-type="float">
            <text:p>0.076357253749958</text:p>
          </table:table-cell>
          <table:table-cell office:value-type="float" office:value="0.046368231803709" calcext:value-type="float">
            <text:p>0.046368231803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1573899911071" calcext:value-type="float">
            <text:p>0.571573899911071</text:p>
          </table:table-cell>
          <table:table-cell office:value-type="float" office:value="1.2209588912586" calcext:value-type="float">
            <text:p>1.2209588912586</text:p>
          </table:table-cell>
          <table:table-cell office:value-type="float" office:value="0.4907939784824" calcext:value-type="float">
            <text:p>0.4907939784824</text:p>
          </table:table-cell>
          <table:table-cell office:value-type="float" office:value="0.071113682614489" calcext:value-type="float">
            <text:p>0.071113682614489</text:p>
          </table:table-cell>
          <table:table-cell office:value-type="float" office:value="0.0539984446528642" calcext:value-type="float">
            <text:p>0.053998444652864</text:p>
          </table:table-cell>
          <table:table-cell office:value-type="float" office:value="0.0302811950422809" calcext:value-type="float">
            <text:p>0.0302811950422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7420541933792" calcext:value-type="float">
            <text:p>0.567420541933792</text:p>
          </table:table-cell>
          <table:table-cell office:value-type="float" office:value="1.22101641871298" calcext:value-type="float">
            <text:p>1.22101641871298</text:p>
          </table:table-cell>
          <table:table-cell office:value-type="float" office:value="0.49080241226013" calcext:value-type="float">
            <text:p>0.49080241226013</text:p>
          </table:table-cell>
          <table:table-cell office:value-type="float" office:value="0.0714810818974154" calcext:value-type="float">
            <text:p>0.071481081897415</text:p>
          </table:table-cell>
          <table:table-cell office:value-type="float" office:value="0.0539997745035602" calcext:value-type="float">
            <text:p>0.05399977450356</text:p>
          </table:table-cell>
          <table:table-cell office:value-type="float" office:value="0.0302827463261125" calcext:value-type="float">
            <text:p>0.0302827463261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0030288498995" calcext:value-type="float">
            <text:p>0.560030288498995</text:p>
          </table:table-cell>
          <table:table-cell office:value-type="float" office:value="1.22100613203913" calcext:value-type="float">
            <text:p>1.22100613203913</text:p>
          </table:table-cell>
          <table:table-cell office:value-type="float" office:value="0.490969057260836" calcext:value-type="float">
            <text:p>0.490969057260836</text:p>
          </table:table-cell>
          <table:table-cell office:value-type="float" office:value="0.0714427065402981" calcext:value-type="float">
            <text:p>0.071442706540298</text:p>
          </table:table-cell>
          <table:table-cell office:value-type="float" office:value="0.0540178255675635" calcext:value-type="float">
            <text:p>0.054017825567564</text:p>
          </table:table-cell>
          <table:table-cell office:value-type="float" office:value="0.0303034367909283" calcext:value-type="float">
            <text:p>0.0303034367909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62174042274409" calcext:value-type="float">
            <text:p>0.762174042274409</text:p>
          </table:table-cell>
          <table:table-cell office:value-type="float" office:value="1.21560553138155" calcext:value-type="float">
            <text:p>1.21560553138155</text:p>
          </table:table-cell>
          <table:table-cell office:value-type="float" office:value="0.488679474913117" calcext:value-type="float">
            <text:p>0.488679474913117</text:p>
          </table:table-cell>
          <table:table-cell office:value-type="float" office:value="0.0698690811756158" calcext:value-type="float">
            <text:p>0.069869081175616</text:p>
          </table:table-cell>
          <table:table-cell office:value-type="float" office:value="0.0537718131360195" calcext:value-type="float">
            <text:p>0.05377181313602</text:p>
          </table:table-cell>
          <table:table-cell office:value-type="float" office:value="0.030019341513611" calcext:value-type="float">
            <text:p>0.0300193415136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24380122683143" calcext:value-type="float">
            <text:p>0.624380122683143</text:p>
          </table:table-cell>
          <table:table-cell office:value-type="float" office:value="1.18036398697967" calcext:value-type="float">
            <text:p>1.18036398697967</text:p>
          </table:table-cell>
          <table:table-cell office:value-type="float" office:value="0.451413370706296" calcext:value-type="float">
            <text:p>0.451413370706296</text:p>
          </table:table-cell>
          <table:table-cell office:value-type="float" office:value="0.0668360774103277" calcext:value-type="float">
            <text:p>0.066836077410328</text:p>
          </table:table-cell>
          <table:table-cell office:value-type="float" office:value="0.053918046383869" calcext:value-type="float">
            <text:p>0.053918046383869</text:p>
          </table:table-cell>
          <table:table-cell office:value-type="float" office:value="0.0274823440796474" calcext:value-type="float">
            <text:p>0.0274823440796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1678236284726" calcext:value-type="float">
            <text:p>0.541678236284726</text:p>
          </table:table-cell>
          <table:table-cell office:value-type="float" office:value="1.2697157869349" calcext:value-type="float">
            <text:p>1.2697157869349</text:p>
          </table:table-cell>
          <table:table-cell office:value-type="float" office:value="0.554404943224456" calcext:value-type="float">
            <text:p>0.554404943224456</text:p>
          </table:table-cell>
          <table:table-cell office:value-type="float" office:value="0.0801099180229136" calcext:value-type="float">
            <text:p>0.080109918022914</text:p>
          </table:table-cell>
          <table:table-cell office:value-type="float" office:value="0.0612550375151853" calcext:value-type="float">
            <text:p>0.061255037515185</text:p>
          </table:table-cell>
          <table:table-cell office:value-type="float" office:value="0.035819526770405" calcext:value-type="float">
            <text:p>0.0358195267704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3668414747972" calcext:value-type="float">
            <text:p>0.543668414747972</text:p>
          </table:table-cell>
          <table:table-cell office:value-type="float" office:value="1.26958930141142" calcext:value-type="float">
            <text:p>1.26958930141142</text:p>
          </table:table-cell>
          <table:table-cell office:value-type="float" office:value="0.554236079754679" calcext:value-type="float">
            <text:p>0.554236079754679</text:p>
          </table:table-cell>
          <table:table-cell office:value-type="float" office:value="0.0804650018523709" calcext:value-type="float">
            <text:p>0.080465001852371</text:p>
          </table:table-cell>
          <table:table-cell office:value-type="float" office:value="0.061240305060023" calcext:value-type="float">
            <text:p>0.061240305060023</text:p>
          </table:table-cell>
          <table:table-cell office:value-type="float" office:value="0.0357981753239467" calcext:value-type="float">
            <text:p>0.0357981753239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3909219638989" calcext:value-type="float">
            <text:p>0.543909219638989</text:p>
          </table:table-cell>
          <table:table-cell office:value-type="float" office:value="1.26959275569699" calcext:value-type="float">
            <text:p>1.26959275569699</text:p>
          </table:table-cell>
          <table:table-cell office:value-type="float" office:value="0.554231593556289" calcext:value-type="float">
            <text:p>0.554231593556289</text:p>
          </table:table-cell>
          <table:table-cell office:value-type="float" office:value="0.0802941390319622" calcext:value-type="float">
            <text:p>0.080294139031962</text:p>
          </table:table-cell>
          <table:table-cell office:value-type="float" office:value="0.0612397297922513" calcext:value-type="float">
            <text:p>0.061239729792251</text:p>
          </table:table-cell>
          <table:table-cell office:value-type="float" office:value="0.0357973488998652" calcext:value-type="float">
            <text:p>0.0357973488998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7227258064034" calcext:value-type="float">
            <text:p>0.757227258064034</text:p>
          </table:table-cell>
          <table:table-cell office:value-type="float" office:value="1.26396271426582" calcext:value-type="float">
            <text:p>1.26396271426582</text:p>
          </table:table-cell>
          <table:table-cell office:value-type="float" office:value="0.551638830929361" calcext:value-type="float">
            <text:p>0.551638830929361</text:p>
          </table:table-cell>
          <table:table-cell office:value-type="float" office:value="0.0785446892566677" calcext:value-type="float">
            <text:p>0.078544689256668</text:p>
          </table:table-cell>
          <table:table-cell office:value-type="float" office:value="0.0609606381151898" calcext:value-type="float">
            <text:p>0.06096063811519</text:p>
          </table:table-cell>
          <table:table-cell office:value-type="float" office:value="0.035460687101453" calcext:value-type="float">
            <text:p>0.0354606871014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04872451691283" calcext:value-type="float">
            <text:p>0.604872451691283</text:p>
          </table:table-cell>
          <table:table-cell office:value-type="float" office:value="1.22569058880628" calcext:value-type="float">
            <text:p>1.22569058880628</text:p>
          </table:table-cell>
          <table:table-cell office:value-type="float" office:value="0.556977911526039" calcext:value-type="float">
            <text:p>0.556977911526039</text:p>
          </table:table-cell>
          <table:table-cell office:value-type="float" office:value="0.0873601571932466" calcext:value-type="float">
            <text:p>0.087360157193247</text:p>
          </table:table-cell>
          <table:table-cell office:value-type="float" office:value="0.066477453740307" calcext:value-type="float">
            <text:p>0.066477453740307</text:p>
          </table:table-cell>
          <table:table-cell office:value-type="float" office:value="0.0418497686618323" calcext:value-type="float">
            <text:p>0.04184976866183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7858652920625" calcext:value-type="float">
            <text:p>0.487858652920625</text:p>
          </table:table-cell>
          <table:table-cell office:value-type="float" office:value="1.30857146513038" calcext:value-type="float">
            <text:p>1.30857146513038</text:p>
          </table:table-cell>
          <table:table-cell office:value-type="float" office:value="0.516365682270414" calcext:value-type="float">
            <text:p>0.516365682270414</text:p>
          </table:table-cell>
          <table:table-cell office:value-type="float" office:value="0.0767676538782285" calcext:value-type="float">
            <text:p>0.076767653878229</text:p>
          </table:table-cell>
          <table:table-cell office:value-type="float" office:value="0.0594589534913759" calcext:value-type="float">
            <text:p>0.059458953491376</text:p>
          </table:table-cell>
          <table:table-cell office:value-type="float" office:value="0.0324866715699149" calcext:value-type="float">
            <text:p>0.0324866715699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3420239914499" calcext:value-type="float">
            <text:p>0.493420239914499</text:p>
          </table:table-cell>
          <table:table-cell office:value-type="float" office:value="1.30829847742115" calcext:value-type="float">
            <text:p>1.30829847742115</text:p>
          </table:table-cell>
          <table:table-cell office:value-type="float" office:value="0.516151045704865" calcext:value-type="float">
            <text:p>0.516151045704865</text:p>
          </table:table-cell>
          <table:table-cell office:value-type="float" office:value="0.0770113973607802" calcext:value-type="float">
            <text:p>0.07701139736078</text:p>
          </table:table-cell>
          <table:table-cell office:value-type="float" office:value="0.0594345095873976" calcext:value-type="float">
            <text:p>0.059434509587398</text:p>
          </table:table-cell>
          <table:table-cell office:value-type="float" office:value="0.0324598818010058" calcext:value-type="float">
            <text:p>0.0324598818010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0151085847675" calcext:value-type="float">
            <text:p>0.480151085847675</text:p>
          </table:table-cell>
          <table:table-cell office:value-type="float" office:value="1.3082946167707" calcext:value-type="float">
            <text:p>1.3082946167707</text:p>
          </table:table-cell>
          <table:table-cell office:value-type="float" office:value="0.516459703406492" calcext:value-type="float">
            <text:p>0.516459703406492</text:p>
          </table:table-cell>
          <table:table-cell office:value-type="float" office:value="0.0770513378619474" calcext:value-type="float">
            <text:p>0.077051337861947</text:p>
          </table:table-cell>
          <table:table-cell office:value-type="float" office:value="0.0594695623238729" calcext:value-type="float">
            <text:p>0.059469562323873</text:p>
          </table:table-cell>
          <table:table-cell office:value-type="float" office:value="0.0324990732769952" calcext:value-type="float">
            <text:p>0.0324990732769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8929432518742" calcext:value-type="float">
            <text:p>0.688929432518742</text:p>
          </table:table-cell>
          <table:table-cell office:value-type="float" office:value="1.30231232821781" calcext:value-type="float">
            <text:p>1.30231232821781</text:p>
          </table:table-cell>
          <table:table-cell office:value-type="float" office:value="0.514000225101054" calcext:value-type="float">
            <text:p>0.514000225101054</text:p>
          </table:table-cell>
          <table:table-cell office:value-type="float" office:value="0.0754097076600283" calcext:value-type="float">
            <text:p>0.075409707660028</text:p>
          </table:table-cell>
          <table:table-cell office:value-type="float" office:value="0.0591895098660899" calcext:value-type="float">
            <text:p>0.05918950986609</text:p>
          </table:table-cell>
          <table:table-cell office:value-type="float" office:value="0.0321879426581515" calcext:value-type="float">
            <text:p>0.032187942658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43579375690761" calcext:value-type="float">
            <text:p>0.543579375690761</text:p>
          </table:table-cell>
          <table:table-cell office:value-type="float" office:value="1.26262389324765" calcext:value-type="float">
            <text:p>1.26262389324765</text:p>
          </table:table-cell>
          <table:table-cell office:value-type="float" office:value="0.513132143206902" calcext:value-type="float">
            <text:p>0.513132143206902</text:p>
          </table:table-cell>
          <table:table-cell office:value-type="float" office:value="0.0771583481260825" calcext:value-type="float">
            <text:p>0.077158348126083</text:p>
          </table:table-cell>
          <table:table-cell office:value-type="float" office:value="0.0603491951030475" calcext:value-type="float">
            <text:p>0.060349195103048</text:p>
          </table:table-cell>
          <table:table-cell office:value-type="float" office:value="0.0397186450424824" calcext:value-type="float">
            <text:p>0.03971864504248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3651369559329" calcext:value-type="float">
            <text:p>0.623651369559329</text:p>
          </table:table-cell>
          <table:table-cell office:value-type="float" office:value="1.23274844083159" calcext:value-type="float">
            <text:p>1.23274844083159</text:p>
          </table:table-cell>
          <table:table-cell office:value-type="float" office:value="0.448618869111066" calcext:value-type="float">
            <text:p>0.448618869111066</text:p>
          </table:table-cell>
          <table:table-cell office:value-type="float" office:value="0.0695414569856505" calcext:value-type="float">
            <text:p>0.069541456985651</text:p>
          </table:table-cell>
          <table:table-cell office:value-type="float" office:value="0.052518507256212" calcext:value-type="float">
            <text:p>0.052518507256212</text:p>
          </table:table-cell>
          <table:table-cell office:value-type="float" office:value="0.0288969712812937" calcext:value-type="float">
            <text:p>0.0288969712812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1571869052764" calcext:value-type="float">
            <text:p>0.621571869052764</text:p>
          </table:table-cell>
          <table:table-cell office:value-type="float" office:value="1.23271402815369" calcext:value-type="float">
            <text:p>1.23271402815369</text:p>
          </table:table-cell>
          <table:table-cell office:value-type="float" office:value="0.448580216042508" calcext:value-type="float">
            <text:p>0.448580216042508</text:p>
          </table:table-cell>
          <table:table-cell office:value-type="float" office:value="0.0699169275575699" calcext:value-type="float">
            <text:p>0.06991692755757</text:p>
          </table:table-cell>
          <table:table-cell office:value-type="float" office:value="0.0525156961138677" calcext:value-type="float">
            <text:p>0.052515696113868</text:p>
          </table:table-cell>
          <table:table-cell office:value-type="float" office:value="0.0288924194996509" calcext:value-type="float">
            <text:p>0.0288924194996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8657096173055" calcext:value-type="float">
            <text:p>0.628657096173055</text:p>
          </table:table-cell>
          <table:table-cell office:value-type="float" office:value="1.23270131259168" calcext:value-type="float">
            <text:p>1.23270131259168</text:p>
          </table:table-cell>
          <table:table-cell office:value-type="float" office:value="0.448438469679926" calcext:value-type="float">
            <text:p>0.448438469679926</text:p>
          </table:table-cell>
          <table:table-cell office:value-type="float" office:value="0.0696479703716002" calcext:value-type="float">
            <text:p>0.0696479703716</text:p>
          </table:table-cell>
          <table:table-cell office:value-type="float" office:value="0.0524992995245509" calcext:value-type="float">
            <text:p>0.052499299524551</text:p>
          </table:table-cell>
          <table:table-cell office:value-type="float" office:value="0.0288737655372989" calcext:value-type="float">
            <text:p>0.0288737655372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97137456355666" calcext:value-type="float">
            <text:p>0.797137456355666</text:p>
          </table:table-cell>
          <table:table-cell office:value-type="float" office:value="1.22843143787793" calcext:value-type="float">
            <text:p>1.22843143787793</text:p>
          </table:table-cell>
          <table:table-cell office:value-type="float" office:value="0.446805099035079" calcext:value-type="float">
            <text:p>0.446805099035079</text:p>
          </table:table-cell>
          <table:table-cell office:value-type="float" office:value="0.0683916661277516" calcext:value-type="float">
            <text:p>0.068391666127752</text:p>
          </table:table-cell>
          <table:table-cell office:value-type="float" office:value="0.0523124645631577" calcext:value-type="float">
            <text:p>0.052312464563158</text:p>
          </table:table-cell>
          <table:table-cell office:value-type="float" office:value="0.0286625604670209" calcext:value-type="float">
            <text:p>0.0286625604670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8934982903651" calcext:value-type="float">
            <text:p>0.668934982903651</text:p>
          </table:table-cell>
          <table:table-cell office:value-type="float" office:value="1.2047415337109" calcext:value-type="float">
            <text:p>1.2047415337109</text:p>
          </table:table-cell>
          <table:table-cell office:value-type="float" office:value="0.433580484759179" calcext:value-type="float">
            <text:p>0.433580484759179</text:p>
          </table:table-cell>
          <table:table-cell office:value-type="float" office:value="0.0774694784659146" calcext:value-type="float">
            <text:p>0.077469478465915</text:p>
          </table:table-cell>
          <table:table-cell office:value-type="float" office:value="0.0604187607537304" calcext:value-type="float">
            <text:p>0.060418760753731</text:p>
          </table:table-cell>
          <table:table-cell office:value-type="float" office:value="0.0349194858826539" calcext:value-type="float">
            <text:p>0.0349194858826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424402421703" calcext:value-type="float">
            <text:p>0.54424402421703</text:p>
          </table:table-cell>
          <table:table-cell office:value-type="float" office:value="1.26905214594795" calcext:value-type="float">
            <text:p>1.26905214594795</text:p>
          </table:table-cell>
          <table:table-cell office:value-type="float" office:value="0.539263577242544" calcext:value-type="float">
            <text:p>0.539263577242544</text:p>
          </table:table-cell>
          <table:table-cell office:value-type="float" office:value="0.076409354362824" calcext:value-type="float">
            <text:p>0.076409354362824</text:p>
          </table:table-cell>
          <table:table-cell office:value-type="float" office:value="0.05933659592652" calcext:value-type="float">
            <text:p>0.05933659592652</text:p>
          </table:table-cell>
          <table:table-cell office:value-type="float" office:value="0.0351980579984721" calcext:value-type="float">
            <text:p>0.0351980579984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3915568134086" calcext:value-type="float">
            <text:p>0.533915568134086</text:p>
          </table:table-cell>
          <table:table-cell office:value-type="float" office:value="1.26911965396463" calcext:value-type="float">
            <text:p>1.26911965396463</text:p>
          </table:table-cell>
          <table:table-cell office:value-type="float" office:value="0.539402885640249" calcext:value-type="float">
            <text:p>0.539402885640249</text:p>
          </table:table-cell>
          <table:table-cell office:value-type="float" office:value="0.0770183608789617" calcext:value-type="float">
            <text:p>0.077018360878962</text:p>
          </table:table-cell>
          <table:table-cell office:value-type="float" office:value="0.0593534890904176" calcext:value-type="float">
            <text:p>0.059353489090418</text:p>
          </table:table-cell>
          <table:table-cell office:value-type="float" office:value="0.0352173341337188" calcext:value-type="float">
            <text:p>0.0352173341337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6953252212115" calcext:value-type="float">
            <text:p>0.536953252212115</text:p>
          </table:table-cell>
          <table:table-cell office:value-type="float" office:value="1.26912273698867" calcext:value-type="float">
            <text:p>1.26912273698867</text:p>
          </table:table-cell>
          <table:table-cell office:value-type="float" office:value="0.539324567697007" calcext:value-type="float">
            <text:p>0.539324567697007</text:p>
          </table:table-cell>
          <table:table-cell office:value-type="float" office:value="0.0767592400087965" calcext:value-type="float">
            <text:p>0.076759240008797</text:p>
          </table:table-cell>
          <table:table-cell office:value-type="float" office:value="0.0593451015896531" calcext:value-type="float">
            <text:p>0.059345101589653</text:p>
          </table:table-cell>
          <table:table-cell office:value-type="float" office:value="0.0352066617238719" calcext:value-type="float">
            <text:p>0.0352066617238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3447165800144" calcext:value-type="float">
            <text:p>0.753447165800144</text:p>
          </table:table-cell>
          <table:table-cell office:value-type="float" office:value="1.26318939784698" calcext:value-type="float">
            <text:p>1.26318939784698</text:p>
          </table:table-cell>
          <table:table-cell office:value-type="float" office:value="0.536704391693285" calcext:value-type="float">
            <text:p>0.536704391693285</text:p>
          </table:table-cell>
          <table:table-cell office:value-type="float" office:value="0.0748637893582068" calcext:value-type="float">
            <text:p>0.074863789358207</text:p>
          </table:table-cell>
          <table:table-cell office:value-type="float" office:value="0.0590590620299579" calcext:value-type="float">
            <text:p>0.059059062029958</text:p>
          </table:table-cell>
          <table:table-cell office:value-type="float" office:value="0.0348626965692467" calcext:value-type="float">
            <text:p>0.0348626965692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12766479705388" calcext:value-type="float">
            <text:p>0.512766479705388</text:p>
          </table:table-cell>
          <table:table-cell office:value-type="float" office:value="1.29754612934978" calcext:value-type="float">
            <text:p>1.29754612934978</text:p>
          </table:table-cell>
          <table:table-cell office:value-type="float" office:value="0.53736267875184" calcext:value-type="float">
            <text:p>0.53736267875184</text:p>
          </table:table-cell>
          <table:table-cell office:value-type="float" office:value="0.0883456036324611" calcext:value-type="float">
            <text:p>0.088345603632461</text:p>
          </table:table-cell>
          <table:table-cell office:value-type="float" office:value="0.0701326806454793" calcext:value-type="float">
            <text:p>0.070132680645479</text:p>
          </table:table-cell>
          <table:table-cell office:value-type="float" office:value="0.0402116484012641" calcext:value-type="float">
            <text:p>0.0402116484012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7742602123307" calcext:value-type="float">
            <text:p>0.397742602123307</text:p>
          </table:table-cell>
          <table:table-cell office:value-type="float" office:value="1.3885077466311" calcext:value-type="float">
            <text:p>1.3885077466311</text:p>
          </table:table-cell>
          <table:table-cell office:value-type="float" office:value="0.511842119286233" calcext:value-type="float">
            <text:p>0.511842119286233</text:p>
          </table:table-cell>
          <table:table-cell office:value-type="float" office:value="0.0711079837220919" calcext:value-type="float">
            <text:p>0.071107983722092</text:p>
          </table:table-cell>
          <table:table-cell office:value-type="float" office:value="0.0541309615682096" calcext:value-type="float">
            <text:p>0.05413096156821</text:p>
          </table:table-cell>
          <table:table-cell office:value-type="float" office:value="0.0320454366454065" calcext:value-type="float">
            <text:p>0.0320454366454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8481954298377" calcext:value-type="float">
            <text:p>0.388481954298377</text:p>
          </table:table-cell>
          <table:table-cell office:value-type="float" office:value="1.38870821971892" calcext:value-type="float">
            <text:p>1.38870821971892</text:p>
          </table:table-cell>
          <table:table-cell office:value-type="float" office:value="0.511966218231102" calcext:value-type="float">
            <text:p>0.511966218231102</text:p>
          </table:table-cell>
          <table:table-cell office:value-type="float" office:value="0.0715602933250687" calcext:value-type="float">
            <text:p>0.071560293325069</text:p>
          </table:table-cell>
          <table:table-cell office:value-type="float" office:value="0.0541438845675692" calcext:value-type="float">
            <text:p>0.054143884567569</text:p>
          </table:table-cell>
          <table:table-cell office:value-type="float" office:value="0.0320617561243664" calcext:value-type="float">
            <text:p>0.0320617561243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0211524208967" calcext:value-type="float">
            <text:p>0.390211524208967</text:p>
          </table:table-cell>
          <table:table-cell office:value-type="float" office:value="1.38870050550939" calcext:value-type="float">
            <text:p>1.38870050550939</text:p>
          </table:table-cell>
          <table:table-cell office:value-type="float" office:value="0.511924770538228" calcext:value-type="float">
            <text:p>0.511924770538228</text:p>
          </table:table-cell>
          <table:table-cell office:value-type="float" office:value="0.0713764615903805" calcext:value-type="float">
            <text:p>0.071376461590381</text:p>
          </table:table-cell>
          <table:table-cell office:value-type="float" office:value="0.0541395889899539" calcext:value-type="float">
            <text:p>0.054139588989954</text:p>
          </table:table-cell>
          <table:table-cell office:value-type="float" office:value="0.0320562811236693" calcext:value-type="float">
            <text:p>0.0320562811236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6219978715747" calcext:value-type="float">
            <text:p>0.596219978715747</text:p>
          </table:table-cell>
          <table:table-cell office:value-type="float" office:value="1.38254788476342" calcext:value-type="float">
            <text:p>1.38254788476342</text:p>
          </table:table-cell>
          <table:table-cell office:value-type="float" office:value="0.509495691991953" calcext:value-type="float">
            <text:p>0.509495691991953</text:p>
          </table:table-cell>
          <table:table-cell office:value-type="float" office:value="0.0697369900285404" calcext:value-type="float">
            <text:p>0.06973699002854</text:p>
          </table:table-cell>
          <table:table-cell office:value-type="float" office:value="0.0538906191964816" calcext:value-type="float">
            <text:p>0.053890619196482</text:p>
          </table:table-cell>
          <table:table-cell office:value-type="float" office:value="0.0317505972825629" calcext:value-type="float">
            <text:p>0.0317505972825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1065025861358" calcext:value-type="float">
            <text:p>0.441065025861358</text:p>
          </table:table-cell>
          <table:table-cell office:value-type="float" office:value="1.3588085699446" calcext:value-type="float">
            <text:p>1.3588085699446</text:p>
          </table:table-cell>
          <table:table-cell office:value-type="float" office:value="0.471559036200834" calcext:value-type="float">
            <text:p>0.471559036200834</text:p>
          </table:table-cell>
          <table:table-cell office:value-type="float" office:value="0.0730251184509237" calcext:value-type="float">
            <text:p>0.073025118450924</text:p>
          </table:table-cell>
          <table:table-cell office:value-type="float" office:value="0.056181727505531" calcext:value-type="float">
            <text:p>0.056181727505531</text:p>
          </table:table-cell>
          <table:table-cell office:value-type="float" office:value="0.0369482871609592" calcext:value-type="float">
            <text:p>0.03694828716095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952177558297" calcext:value-type="float">
            <text:p>0.49952177558297</text:p>
          </table:table-cell>
          <table:table-cell office:value-type="float" office:value="1.25205864773442" calcext:value-type="float">
            <text:p>1.25205864773442</text:p>
          </table:table-cell>
          <table:table-cell office:value-type="float" office:value="0.528925289643825" calcext:value-type="float">
            <text:p>0.528925289643825</text:p>
          </table:table-cell>
          <table:table-cell office:value-type="float" office:value="0.0747040171163829" calcext:value-type="float">
            <text:p>0.074704017116383</text:p>
          </table:table-cell>
          <table:table-cell office:value-type="float" office:value="0.0568186148611347" calcext:value-type="float">
            <text:p>0.056818614861135</text:p>
          </table:table-cell>
          <table:table-cell office:value-type="float" office:value="0.0332798669020006" calcext:value-type="float">
            <text:p>0.0332798669020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1406430450144" calcext:value-type="float">
            <text:p>0.501406430450144</text:p>
          </table:table-cell>
          <table:table-cell office:value-type="float" office:value="1.25187770872584" calcext:value-type="float">
            <text:p>1.25187770872584</text:p>
          </table:table-cell>
          <table:table-cell office:value-type="float" office:value="0.528779202102211" calcext:value-type="float">
            <text:p>0.528779202102211</text:p>
          </table:table-cell>
          <table:table-cell office:value-type="float" office:value="0.075020587511496" calcext:value-type="float">
            <text:p>0.075020587511496</text:p>
          </table:table-cell>
          <table:table-cell office:value-type="float" office:value="0.0568048902896082" calcext:value-type="float">
            <text:p>0.056804890289608</text:p>
          </table:table-cell>
          <table:table-cell office:value-type="float" office:value="0.0332618541243998" calcext:value-type="float">
            <text:p>0.03326185412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4483128937956" calcext:value-type="float">
            <text:p>0.504483128937956</text:p>
          </table:table-cell>
          <table:table-cell office:value-type="float" office:value="1.25189077762573" calcext:value-type="float">
            <text:p>1.25189077762573</text:p>
          </table:table-cell>
          <table:table-cell office:value-type="float" office:value="0.528708446547024" calcext:value-type="float">
            <text:p>0.528708446547024</text:p>
          </table:table-cell>
          <table:table-cell office:value-type="float" office:value="0.0748234641417055" calcext:value-type="float">
            <text:p>0.074823464141706</text:p>
          </table:table-cell>
          <table:table-cell office:value-type="float" office:value="0.0567973721906256" calcext:value-type="float">
            <text:p>0.056797372190626</text:p>
          </table:table-cell>
          <table:table-cell office:value-type="float" office:value="0.0332526388066494" calcext:value-type="float">
            <text:p>0.0332526388066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4988810390113" calcext:value-type="float">
            <text:p>0.704988810390113</text:p>
          </table:table-cell>
          <table:table-cell office:value-type="float" office:value="1.24680692908288" calcext:value-type="float">
            <text:p>1.24680692908288</text:p>
          </table:table-cell>
          <table:table-cell office:value-type="float" office:value="0.526456472855793" calcext:value-type="float">
            <text:p>0.526456472855793</text:p>
          </table:table-cell>
          <table:table-cell office:value-type="float" office:value="0.0732728982059957" calcext:value-type="float">
            <text:p>0.073272898205996</text:p>
          </table:table-cell>
          <table:table-cell office:value-type="float" office:value="0.0565604071486488" calcext:value-type="float">
            <text:p>0.056560407148649</text:p>
          </table:table-cell>
          <table:table-cell office:value-type="float" office:value="0.0329679831501318" calcext:value-type="float">
            <text:p>0.0329679831501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2383775618891" calcext:value-type="float">
            <text:p>0.522383775618891</text:p>
          </table:table-cell>
          <table:table-cell office:value-type="float" office:value="1.23668730166816" calcext:value-type="float">
            <text:p>1.23668730166816</text:p>
          </table:table-cell>
          <table:table-cell office:value-type="float" office:value="0.537115100959611" calcext:value-type="float">
            <text:p>0.537115100959611</text:p>
          </table:table-cell>
          <table:table-cell office:value-type="float" office:value="0.0884461187564407" calcext:value-type="float">
            <text:p>0.088446118756441</text:p>
          </table:table-cell>
          <table:table-cell office:value-type="float" office:value="0.0655316771327665" calcext:value-type="float">
            <text:p>0.065531677132767</text:p>
          </table:table-cell>
          <table:table-cell office:value-type="float" office:value="0.0423591303281743" calcext:value-type="float">
            <text:p>0.04235913032817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50573702190423" calcext:value-type="float">
            <text:p>0.650573702190423</text:p>
          </table:table-cell>
          <table:table-cell office:value-type="float" office:value="1.21629731198834" calcext:value-type="float">
            <text:p>1.21629731198834</text:p>
          </table:table-cell>
          <table:table-cell office:value-type="float" office:value="0.426510559898389" calcext:value-type="float">
            <text:p>0.426510559898389</text:p>
          </table:table-cell>
          <table:table-cell office:value-type="float" office:value="0.0687164734191759" calcext:value-type="float">
            <text:p>0.068716473419176</text:p>
          </table:table-cell>
          <table:table-cell office:value-type="float" office:value="0.0520232333717086" calcext:value-type="float">
            <text:p>0.052023233371709</text:p>
          </table:table-cell>
          <table:table-cell office:value-type="float" office:value="0.0260102920683803" calcext:value-type="float">
            <text:p>0.026010292068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4592039661924" calcext:value-type="float">
            <text:p>0.64592039661924</text:p>
          </table:table-cell>
          <table:table-cell office:value-type="float" office:value="1.21636733759129" calcext:value-type="float">
            <text:p>1.21636733759129</text:p>
          </table:table-cell>
          <table:table-cell office:value-type="float" office:value="0.426534884619172" calcext:value-type="float">
            <text:p>0.426534884619172</text:p>
          </table:table-cell>
          <table:table-cell office:value-type="float" office:value="0.0690609491966619" calcext:value-type="float">
            <text:p>0.069060949196662</text:p>
          </table:table-cell>
          <table:table-cell office:value-type="float" office:value="0.0520260235580729" calcext:value-type="float">
            <text:p>0.052026023558073</text:p>
          </table:table-cell>
          <table:table-cell office:value-type="float" office:value="0.026013698689985" calcext:value-type="float">
            <text:p>0.0260136986899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49229984296498" calcext:value-type="float">
            <text:p>0.649229984296498</text:p>
          </table:table-cell>
          <table:table-cell office:value-type="float" office:value="1.2163755309208" calcext:value-type="float">
            <text:p>1.2163755309208</text:p>
          </table:table-cell>
          <table:table-cell office:value-type="float" office:value="0.426469378749319" calcext:value-type="float">
            <text:p>0.426469378749319</text:p>
          </table:table-cell>
          <table:table-cell office:value-type="float" office:value="0.0688940832509403" calcext:value-type="float">
            <text:p>0.06889408325094</text:p>
          </table:table-cell>
          <table:table-cell office:value-type="float" office:value="0.052018129610887" calcext:value-type="float">
            <text:p>0.052018129610887</text:p>
          </table:table-cell>
          <table:table-cell office:value-type="float" office:value="0.0260054744956782" calcext:value-type="float">
            <text:p>0.0260054744956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15151292267631" calcext:value-type="float">
            <text:p>0.815151292267631</text:p>
          </table:table-cell>
          <table:table-cell office:value-type="float" office:value="1.21203436555473" calcext:value-type="float">
            <text:p>1.21203436555473</text:p>
          </table:table-cell>
          <table:table-cell office:value-type="float" office:value="0.424860553897915" calcext:value-type="float">
            <text:p>0.424860553897915</text:p>
          </table:table-cell>
          <table:table-cell office:value-type="float" office:value="0.0677438938317902" calcext:value-type="float">
            <text:p>0.06774389383179</text:p>
          </table:table-cell>
          <table:table-cell office:value-type="float" office:value="0.0518276979552108" calcext:value-type="float">
            <text:p>0.051827697955211</text:p>
          </table:table-cell>
          <table:table-cell office:value-type="float" office:value="0.0258084406698395" calcext:value-type="float">
            <text:p>0.025808440669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3023129833245" calcext:value-type="float">
            <text:p>0.663023129833245</text:p>
          </table:table-cell>
          <table:table-cell office:value-type="float" office:value="1.20927681462561" calcext:value-type="float">
            <text:p>1.20927681462561</text:p>
          </table:table-cell>
          <table:table-cell office:value-type="float" office:value="0.416016142434253" calcext:value-type="float">
            <text:p>0.416016142434253</text:p>
          </table:table-cell>
          <table:table-cell office:value-type="float" office:value="0.0644234347720705" calcext:value-type="float">
            <text:p>0.064423434772071</text:p>
          </table:table-cell>
          <table:table-cell office:value-type="float" office:value="0.0505014740354521" calcext:value-type="float">
            <text:p>0.050501474035452</text:p>
          </table:table-cell>
          <table:table-cell office:value-type="float" office:value="0.0282936898523949" calcext:value-type="float">
            <text:p>0.0282936898523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408781714067" calcext:value-type="float">
            <text:p>0.471408781714067</text:p>
          </table:table-cell>
          <table:table-cell office:value-type="float" office:value="1.3387879984709" calcext:value-type="float">
            <text:p>1.3387879984709</text:p>
          </table:table-cell>
          <table:table-cell office:value-type="float" office:value="0.510394136603461" calcext:value-type="float">
            <text:p>0.510394136603461</text:p>
          </table:table-cell>
          <table:table-cell office:value-type="float" office:value="0.0717592730952271" calcext:value-type="float">
            <text:p>0.071759273095227</text:p>
          </table:table-cell>
          <table:table-cell office:value-type="float" office:value="0.0559041587456845" calcext:value-type="float">
            <text:p>0.055904158745685</text:p>
          </table:table-cell>
          <table:table-cell office:value-type="float" office:value="0.0326574669895353" calcext:value-type="float">
            <text:p>0.0326574669895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289806189733" calcext:value-type="float">
            <text:p>0.47289806189733</text:p>
          </table:table-cell>
          <table:table-cell office:value-type="float" office:value="1.33863738222287" calcext:value-type="float">
            <text:p>1.33863738222287</text:p>
          </table:table-cell>
          <table:table-cell office:value-type="float" office:value="0.510266764717745" calcext:value-type="float">
            <text:p>0.510266764717745</text:p>
          </table:table-cell>
          <table:table-cell office:value-type="float" office:value="0.0721233323765594" calcext:value-type="float">
            <text:p>0.072123332376559</text:p>
          </table:table-cell>
          <table:table-cell office:value-type="float" office:value="0.0558897978467344" calcext:value-type="float">
            <text:p>0.055889797846735</text:p>
          </table:table-cell>
          <table:table-cell office:value-type="float" office:value="0.0326415655838021" calcext:value-type="float">
            <text:p>0.0326415655838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3313393339866" calcext:value-type="float">
            <text:p>0.463313393339866</text:p>
          </table:table-cell>
          <table:table-cell office:value-type="float" office:value="1.33869130525481" calcext:value-type="float">
            <text:p>1.33869130525481</text:p>
          </table:table-cell>
          <table:table-cell office:value-type="float" office:value="0.510486865300873" calcext:value-type="float">
            <text:p>0.510486865300873</text:p>
          </table:table-cell>
          <table:table-cell office:value-type="float" office:value="0.0720637962859455" calcext:value-type="float">
            <text:p>0.072063796285946</text:p>
          </table:table-cell>
          <table:table-cell office:value-type="float" office:value="0.0559135403750358" calcext:value-type="float">
            <text:p>0.055913540375036</text:p>
          </table:table-cell>
          <table:table-cell office:value-type="float" office:value="0.0326698930613713" calcext:value-type="float">
            <text:p>0.0326698930613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9958448570872" calcext:value-type="float">
            <text:p>0.669958448570872</text:p>
          </table:table-cell>
          <table:table-cell office:value-type="float" office:value="1.33270821497581" calcext:value-type="float">
            <text:p>1.33270821497581</text:p>
          </table:table-cell>
          <table:table-cell office:value-type="float" office:value="0.508093355430508" calcext:value-type="float">
            <text:p>0.508093355430508</text:p>
          </table:table-cell>
          <table:table-cell office:value-type="float" office:value="0.0703467630610673" calcext:value-type="float">
            <text:p>0.070346763061067</text:p>
          </table:table-cell>
          <table:table-cell office:value-type="float" office:value="0.0556548578461872" calcext:value-type="float">
            <text:p>0.055654857846187</text:p>
          </table:table-cell>
          <table:table-cell office:value-type="float" office:value="0.0323619776543137" calcext:value-type="float">
            <text:p>0.0323619776543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03665598342943" calcext:value-type="float">
            <text:p>0.503665598342943</text:p>
          </table:table-cell>
          <table:table-cell office:value-type="float" office:value="1.31474601209593" calcext:value-type="float">
            <text:p>1.31474601209593</text:p>
          </table:table-cell>
          <table:table-cell office:value-type="float" office:value="0.505605700588738" calcext:value-type="float">
            <text:p>0.505605700588738</text:p>
          </table:table-cell>
          <table:table-cell office:value-type="float" office:value="0.0755241122476678" calcext:value-type="float">
            <text:p>0.075524112247668</text:p>
          </table:table-cell>
          <table:table-cell office:value-type="float" office:value="0.0627869220405385" calcext:value-type="float">
            <text:p>0.062786922040539</text:p>
          </table:table-cell>
          <table:table-cell office:value-type="float" office:value="0.0340425100194279" calcext:value-type="float">
            <text:p>0.03404251001942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0037602218067" calcext:value-type="float">
            <text:p>0.530037602218067</text:p>
          </table:table-cell>
          <table:table-cell office:value-type="float" office:value="1.26599783411723" calcext:value-type="float">
            <text:p>1.26599783411723</text:p>
          </table:table-cell>
          <table:table-cell office:value-type="float" office:value="0.527637187031256" calcext:value-type="float">
            <text:p>0.527637187031256</text:p>
          </table:table-cell>
          <table:table-cell office:value-type="float" office:value="0.0738888568282807" calcext:value-type="float">
            <text:p>0.073888856828281</text:p>
          </table:table-cell>
          <table:table-cell office:value-type="float" office:value="0.0564239587412376" calcext:value-type="float">
            <text:p>0.056423958741238</text:p>
          </table:table-cell>
          <table:table-cell office:value-type="float" office:value="0.0323857500756701" calcext:value-type="float">
            <text:p>0.032385750075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4560943490969" calcext:value-type="float">
            <text:p>0.524560943490969</text:p>
          </table:table-cell>
          <table:table-cell office:value-type="float" office:value="1.2660154529199" calcext:value-type="float">
            <text:p>1.2660154529199</text:p>
          </table:table-cell>
          <table:table-cell office:value-type="float" office:value="0.527680273231991" calcext:value-type="float">
            <text:p>0.527680273231991</text:p>
          </table:table-cell>
          <table:table-cell office:value-type="float" office:value="0.0742740441437508" calcext:value-type="float">
            <text:p>0.074274044143751</text:p>
          </table:table-cell>
          <table:table-cell office:value-type="float" office:value="0.0564296511500072" calcext:value-type="float">
            <text:p>0.056429651150007</text:p>
          </table:table-cell>
          <table:table-cell office:value-type="float" office:value="0.0323917016049874" calcext:value-type="float">
            <text:p>0.0323917016049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4032991256832" calcext:value-type="float">
            <text:p>0.524032991256832</text:p>
          </table:table-cell>
          <table:table-cell office:value-type="float" office:value="1.26601837107796" calcext:value-type="float">
            <text:p>1.26601837107796</text:p>
          </table:table-cell>
          <table:table-cell office:value-type="float" office:value="0.527696064180199" calcext:value-type="float">
            <text:p>0.527696064180199</text:p>
          </table:table-cell>
          <table:table-cell office:value-type="float" office:value="0.0741389886347684" calcext:value-type="float">
            <text:p>0.074138988634768</text:p>
          </table:table-cell>
          <table:table-cell office:value-type="float" office:value="0.0564311652593359" calcext:value-type="float">
            <text:p>0.056431165259336</text:p>
          </table:table-cell>
          <table:table-cell office:value-type="float" office:value="0.0323934614127616" calcext:value-type="float">
            <text:p>0.0323934614127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5007505963067" calcext:value-type="float">
            <text:p>0.735007505963067</text:p>
          </table:table-cell>
          <table:table-cell office:value-type="float" office:value="1.26018355300245" calcext:value-type="float">
            <text:p>1.26018355300245</text:p>
          </table:table-cell>
          <table:table-cell office:value-type="float" office:value="0.525139556134497" calcext:value-type="float">
            <text:p>0.525139556134497</text:p>
          </table:table-cell>
          <table:table-cell office:value-type="float" office:value="0.0725058552031681" calcext:value-type="float">
            <text:p>0.072505855203168</text:p>
          </table:table-cell>
          <table:table-cell office:value-type="float" office:value="0.056163528216098" calcext:value-type="float">
            <text:p>0.056163528216098</text:p>
          </table:table-cell>
          <table:table-cell office:value-type="float" office:value="0.0320780038912301" calcext:value-type="float">
            <text:p>0.032078003891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91593186150885" calcext:value-type="float">
            <text:p>0.491593186150885</text:p>
          </table:table-cell>
          <table:table-cell office:value-type="float" office:value="1.28735326192515" calcext:value-type="float">
            <text:p>1.28735326192515</text:p>
          </table:table-cell>
          <table:table-cell office:value-type="float" office:value="0.566154557672622" calcext:value-type="float">
            <text:p>0.566154557672622</text:p>
          </table:table-cell>
          <table:table-cell office:value-type="float" office:value="0.0920656385174201" calcext:value-type="float">
            <text:p>0.09206563851742</text:p>
          </table:table-cell>
          <table:table-cell office:value-type="float" office:value="0.0655636408699608" calcext:value-type="float">
            <text:p>0.065563640869961</text:p>
          </table:table-cell>
          <table:table-cell office:value-type="float" office:value="0.0446715489280083" calcext:value-type="float">
            <text:p>0.04467154892800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2782674348575" calcext:value-type="float">
            <text:p>0.552782674348575</text:p>
          </table:table-cell>
          <table:table-cell office:value-type="float" office:value="1.27022457597251" calcext:value-type="float">
            <text:p>1.27022457597251</text:p>
          </table:table-cell>
          <table:table-cell office:value-type="float" office:value="0.49079214167291" calcext:value-type="float">
            <text:p>0.49079214167291</text:p>
          </table:table-cell>
          <table:table-cell office:value-type="float" office:value="0.0738848386815043" calcext:value-type="float">
            <text:p>0.073884838681504</text:p>
          </table:table-cell>
          <table:table-cell office:value-type="float" office:value="0.0546736630337456" calcext:value-type="float">
            <text:p>0.054673663033746</text:p>
          </table:table-cell>
          <table:table-cell office:value-type="float" office:value="0.0317246318852622" calcext:value-type="float">
            <text:p>0.0317246318852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8198143346724" calcext:value-type="float">
            <text:p>0.528198143346724</text:p>
          </table:table-cell>
          <table:table-cell office:value-type="float" office:value="1.27091175344953" calcext:value-type="float">
            <text:p>1.27091175344953</text:p>
          </table:table-cell>
          <table:table-cell office:value-type="float" office:value="0.491287546043453" calcext:value-type="float">
            <text:p>0.491287546043453</text:p>
          </table:table-cell>
          <table:table-cell office:value-type="float" office:value="0.0746209018604844" calcext:value-type="float">
            <text:p>0.074620901860485</text:p>
          </table:table-cell>
          <table:table-cell office:value-type="float" office:value="0.0547264454221687" calcext:value-type="float">
            <text:p>0.054726445422169</text:p>
          </table:table-cell>
          <table:table-cell office:value-type="float" office:value="0.0317902729190695" calcext:value-type="float">
            <text:p>0.031790272919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7265951355339" calcext:value-type="float">
            <text:p>0.537265951355339</text:p>
          </table:table-cell>
          <table:table-cell office:value-type="float" office:value="1.27090594231217" calcext:value-type="float">
            <text:p>1.27090594231217</text:p>
          </table:table-cell>
          <table:table-cell office:value-type="float" office:value="0.491058718432321" calcext:value-type="float">
            <text:p>0.491058718432321</text:p>
          </table:table-cell>
          <table:table-cell office:value-type="float" office:value="0.0743045215704808" calcext:value-type="float">
            <text:p>0.074304521570481</text:p>
          </table:table-cell>
          <table:table-cell office:value-type="float" office:value="0.0547016663886383" calcext:value-type="float">
            <text:p>0.054701666388638</text:p>
          </table:table-cell>
          <table:table-cell office:value-type="float" office:value="0.0317599490438854" calcext:value-type="float">
            <text:p>0.0317599490438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43495136668161" calcext:value-type="float">
            <text:p>0.743495136668161</text:p>
          </table:table-cell>
          <table:table-cell office:value-type="float" office:value="1.26497424629687" calcext:value-type="float">
            <text:p>1.26497424629687</text:p>
          </table:table-cell>
          <table:table-cell office:value-type="float" office:value="0.488609593873812" calcext:value-type="float">
            <text:p>0.488609593873812</text:p>
          </table:table-cell>
          <table:table-cell office:value-type="float" office:value="0.0725646769741739" calcext:value-type="float">
            <text:p>0.072564676974174</text:p>
          </table:table-cell>
          <table:table-cell office:value-type="float" office:value="0.0544372790743418" calcext:value-type="float">
            <text:p>0.054437279074342</text:p>
          </table:table-cell>
          <table:table-cell office:value-type="float" office:value="0.0314415119846695" calcext:value-type="float">
            <text:p>0.031441511984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78236609657258" calcext:value-type="float">
            <text:p>0.578236609657258</text:p>
          </table:table-cell>
          <table:table-cell office:value-type="float" office:value="1.23198942879925" calcext:value-type="float">
            <text:p>1.23198942879925</text:p>
          </table:table-cell>
          <table:table-cell office:value-type="float" office:value="0.511664495244135" calcext:value-type="float">
            <text:p>0.511664495244135</text:p>
          </table:table-cell>
          <table:table-cell office:value-type="float" office:value="0.084090861883672" calcext:value-type="float">
            <text:p>0.084090861883672</text:p>
          </table:table-cell>
          <table:table-cell office:value-type="float" office:value="0.0651556263257262" calcext:value-type="float">
            <text:p>0.065155626325726</text:p>
          </table:table-cell>
          <table:table-cell office:value-type="float" office:value="0.0503075911746467" calcext:value-type="float">
            <text:p>0.05030759117464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4499578624624" calcext:value-type="float">
            <text:p>0.624499578624624</text:p>
          </table:table-cell>
          <table:table-cell office:value-type="float" office:value="1.21534962299037" calcext:value-type="float">
            <text:p>1.21534962299037</text:p>
          </table:table-cell>
          <table:table-cell office:value-type="float" office:value="0.461363418360225" calcext:value-type="float">
            <text:p>0.461363418360225</text:p>
          </table:table-cell>
          <table:table-cell office:value-type="float" office:value="0.0711970886272653" calcext:value-type="float">
            <text:p>0.071197088627265</text:p>
          </table:table-cell>
          <table:table-cell office:value-type="float" office:value="0.0550439101989759" calcext:value-type="float">
            <text:p>0.055043910198976</text:p>
          </table:table-cell>
          <table:table-cell office:value-type="float" office:value="0.0296280219076508" calcext:value-type="float">
            <text:p>0.0296280219076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4085100131124" calcext:value-type="float">
            <text:p>0.614085100131124</text:p>
          </table:table-cell>
          <table:table-cell office:value-type="float" office:value="1.21552559850439" calcext:value-type="float">
            <text:p>1.21552559850439</text:p>
          </table:table-cell>
          <table:table-cell office:value-type="float" office:value="0.461505407992673" calcext:value-type="float">
            <text:p>0.461505407992673</text:p>
          </table:table-cell>
          <table:table-cell office:value-type="float" office:value="0.0716706340424802" calcext:value-type="float">
            <text:p>0.07167063404248</text:p>
          </table:table-cell>
          <table:table-cell office:value-type="float" office:value="0.055060516595724" calcext:value-type="float">
            <text:p>0.055060516595724</text:p>
          </table:table-cell>
          <table:table-cell office:value-type="float" office:value="0.0296469895749798" calcext:value-type="float">
            <text:p>0.029646989574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4931068689866" calcext:value-type="float">
            <text:p>0.614931068689866</text:p>
          </table:table-cell>
          <table:table-cell office:value-type="float" office:value="1.21553222983207" calcext:value-type="float">
            <text:p>1.21553222983207</text:p>
          </table:table-cell>
          <table:table-cell office:value-type="float" office:value="0.461488461805293" calcext:value-type="float">
            <text:p>0.461488461805293</text:p>
          </table:table-cell>
          <table:table-cell office:value-type="float" office:value="0.0715154328783299" calcext:value-type="float">
            <text:p>0.07151543287833</text:p>
          </table:table-cell>
          <table:table-cell office:value-type="float" office:value="0.0550584243529458" calcext:value-type="float">
            <text:p>0.055058424352946</text:p>
          </table:table-cell>
          <table:table-cell office:value-type="float" office:value="0.0296446112146931" calcext:value-type="float">
            <text:p>0.0296446112146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03406751184463" calcext:value-type="float">
            <text:p>0.803406751184463</text:p>
          </table:table-cell>
          <table:table-cell office:value-type="float" office:value="1.21047235861542" calcext:value-type="float">
            <text:p>1.21047235861542</text:p>
          </table:table-cell>
          <table:table-cell office:value-type="float" office:value="0.45947673042144" calcext:value-type="float">
            <text:p>0.45947673042144</text:p>
          </table:table-cell>
          <table:table-cell office:value-type="float" office:value="0.0700078030814635" calcext:value-type="float">
            <text:p>0.070007803081464</text:p>
          </table:table-cell>
          <table:table-cell office:value-type="float" office:value="0.0548226298636147" calcext:value-type="float">
            <text:p>0.054822629863615</text:p>
          </table:table-cell>
          <table:table-cell office:value-type="float" office:value="0.0293848914198739" calcext:value-type="float">
            <text:p>0.0293848914198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93038960153422" calcext:value-type="float">
            <text:p>0.593038960153422</text:p>
          </table:table-cell>
          <table:table-cell office:value-type="float" office:value="1.23889193351899" calcext:value-type="float">
            <text:p>1.23889193351899</text:p>
          </table:table-cell>
          <table:table-cell office:value-type="float" office:value="0.440795568435159" calcext:value-type="float">
            <text:p>0.440795568435159</text:p>
          </table:table-cell>
          <table:table-cell office:value-type="float" office:value="0.0727936491590495" calcext:value-type="float">
            <text:p>0.07279364915905</text:p>
          </table:table-cell>
          <table:table-cell office:value-type="float" office:value="0.0569092608275737" calcext:value-type="float">
            <text:p>0.056909260827574</text:p>
          </table:table-cell>
          <table:table-cell office:value-type="float" office:value="0.0278139581708022" calcext:value-type="float">
            <text:p>0.0278139581708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7646307001836" calcext:value-type="float">
            <text:p>0.537646307001836</text:p>
          </table:table-cell>
          <table:table-cell office:value-type="float" office:value="1.26801771384502" calcext:value-type="float">
            <text:p>1.26801771384502</text:p>
          </table:table-cell>
          <table:table-cell office:value-type="float" office:value="0.483139987427009" calcext:value-type="float">
            <text:p>0.483139987427009</text:p>
          </table:table-cell>
          <table:table-cell office:value-type="float" office:value="0.070752526303721" calcext:value-type="float">
            <text:p>0.070752526303721</text:p>
          </table:table-cell>
          <table:table-cell office:value-type="float" office:value="0.0554788556479078" calcext:value-type="float">
            <text:p>0.055478855647908</text:p>
          </table:table-cell>
          <table:table-cell office:value-type="float" office:value="0.030596028273274" calcext:value-type="float">
            <text:p>0.0305960282732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0006162536428" calcext:value-type="float">
            <text:p>0.530006162536428</text:p>
          </table:table-cell>
          <table:table-cell office:value-type="float" office:value="1.2682012172504" calcext:value-type="float">
            <text:p>1.2682012172504</text:p>
          </table:table-cell>
          <table:table-cell office:value-type="float" office:value="0.483222749936528" calcext:value-type="float">
            <text:p>0.483222749936528</text:p>
          </table:table-cell>
          <table:table-cell office:value-type="float" office:value="0.0712054533095215" calcext:value-type="float">
            <text:p>0.071205453309522</text:p>
          </table:table-cell>
          <table:table-cell office:value-type="float" office:value="0.0554881299926391" calcext:value-type="float">
            <text:p>0.055488129992639</text:p>
          </table:table-cell>
          <table:table-cell office:value-type="float" office:value="0.0306071714142116" calcext:value-type="float">
            <text:p>0.0306071714142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9646217774111" calcext:value-type="float">
            <text:p>0.529646217774111</text:p>
          </table:table-cell>
          <table:table-cell office:value-type="float" office:value="1.26820078981901" calcext:value-type="float">
            <text:p>1.26820078981901</text:p>
          </table:table-cell>
          <table:table-cell office:value-type="float" office:value="0.48323125405152" calcext:value-type="float">
            <text:p>0.48323125405152</text:p>
          </table:table-cell>
          <table:table-cell office:value-type="float" office:value="0.0710517447760547" calcext:value-type="float">
            <text:p>0.071051744776055</text:p>
          </table:table-cell>
          <table:table-cell office:value-type="float" office:value="0.0554890641511777" calcext:value-type="float">
            <text:p>0.055489064151178</text:p>
          </table:table-cell>
          <table:table-cell office:value-type="float" office:value="0.0306080787239206" calcext:value-type="float">
            <text:p>0.0306080787239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551025140064" calcext:value-type="float">
            <text:p>0.72551025140064</text:p>
          </table:table-cell>
          <table:table-cell office:value-type="float" office:value="1.26285069393689" calcext:value-type="float">
            <text:p>1.26285069393689</text:p>
          </table:table-cell>
          <table:table-cell office:value-type="float" office:value="0.481097451656949" calcext:value-type="float">
            <text:p>0.481097451656949</text:p>
          </table:table-cell>
          <table:table-cell office:value-type="float" office:value="0.0694828488933053" calcext:value-type="float">
            <text:p>0.069482848893305</text:p>
          </table:table-cell>
          <table:table-cell office:value-type="float" office:value="0.0552476519509258" calcext:value-type="float">
            <text:p>0.055247651950926</text:p>
          </table:table-cell>
          <table:table-cell office:value-type="float" office:value="0.0303364013764382" calcext:value-type="float">
            <text:p>0.0303364013764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5271126254153" calcext:value-type="float">
            <text:p>0.525271126254153</text:p>
          </table:table-cell>
          <table:table-cell office:value-type="float" office:value="1.27258988227978" calcext:value-type="float">
            <text:p>1.27258988227978</text:p>
          </table:table-cell>
          <table:table-cell office:value-type="float" office:value="0.497761982010052" calcext:value-type="float">
            <text:p>0.497761982010052</text:p>
          </table:table-cell>
          <table:table-cell office:value-type="float" office:value="0.0761403276369071" calcext:value-type="float">
            <text:p>0.076140327636907</text:p>
          </table:table-cell>
          <table:table-cell office:value-type="float" office:value="0.0616362418799279" calcext:value-type="float">
            <text:p>0.061636241879928</text:p>
          </table:table-cell>
          <table:table-cell office:value-type="float" office:value="0.0368869559566612" calcext:value-type="float">
            <text:p>0.03688695595666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61122910503769" calcext:value-type="float">
            <text:p>0.361122910503769</text:p>
          </table:table-cell>
          <table:table-cell office:value-type="float" office:value="1.39910393571135" calcext:value-type="float">
            <text:p>1.39910393571135</text:p>
          </table:table-cell>
          <table:table-cell office:value-type="float" office:value="0.523743935705267" calcext:value-type="float">
            <text:p>0.523743935705267</text:p>
          </table:table-cell>
          <table:table-cell office:value-type="float" office:value="0.074544106355759" calcext:value-type="float">
            <text:p>0.074544106355759</text:p>
          </table:table-cell>
          <table:table-cell office:value-type="float" office:value="0.0573890205588942" calcext:value-type="float">
            <text:p>0.057389020558894</text:p>
          </table:table-cell>
          <table:table-cell office:value-type="float" office:value="0.0331468216459603" calcext:value-type="float">
            <text:p>0.033146821645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48965914627986" calcext:value-type="float">
            <text:p>0.348965914627986</text:p>
          </table:table-cell>
          <table:table-cell office:value-type="float" office:value="1.39938327904263" calcext:value-type="float">
            <text:p>1.39938327904263</text:p>
          </table:table-cell>
          <table:table-cell office:value-type="float" office:value="0.523932460975066" calcext:value-type="float">
            <text:p>0.523932460975066</text:p>
          </table:table-cell>
          <table:table-cell office:value-type="float" office:value="0.0750864358108949" calcext:value-type="float">
            <text:p>0.075086435810895</text:p>
          </table:table-cell>
          <table:table-cell office:value-type="float" office:value="0.0574089332632013" calcext:value-type="float">
            <text:p>0.057408933263201</text:p>
          </table:table-cell>
          <table:table-cell office:value-type="float" office:value="0.0331716836290437" calcext:value-type="float">
            <text:p>0.0331716836290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48488259155297" calcext:value-type="float">
            <text:p>0.348488259155297</text:p>
          </table:table-cell>
          <table:table-cell office:value-type="float" office:value="1.3993888379849" calcext:value-type="float">
            <text:p>1.3993888379849</text:p>
          </table:table-cell>
          <table:table-cell office:value-type="float" office:value="0.523943741336858" calcext:value-type="float">
            <text:p>0.523943741336858</text:p>
          </table:table-cell>
          <table:table-cell office:value-type="float" office:value="0.0749235933789453" calcext:value-type="float">
            <text:p>0.074923593378945</text:p>
          </table:table-cell>
          <table:table-cell office:value-type="float" office:value="0.0574101687715801" calcext:value-type="float">
            <text:p>0.05741016877158</text:p>
          </table:table-cell>
          <table:table-cell office:value-type="float" office:value="0.0331729002753182" calcext:value-type="float">
            <text:p>0.0331729002753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5056888813747" calcext:value-type="float">
            <text:p>0.565056888813747</text:p>
          </table:table-cell>
          <table:table-cell office:value-type="float" office:value="1.39278064516276" calcext:value-type="float">
            <text:p>1.39278064516276</text:p>
          </table:table-cell>
          <table:table-cell office:value-type="float" office:value="0.521338738719511" calcext:value-type="float">
            <text:p>0.521338738719511</text:p>
          </table:table-cell>
          <table:table-cell office:value-type="float" office:value="0.0731219232313488" calcext:value-type="float">
            <text:p>0.073121923231349</text:p>
          </table:table-cell>
          <table:table-cell office:value-type="float" office:value="0.0571286677758415" calcext:value-type="float">
            <text:p>0.057128667775842</text:p>
          </table:table-cell>
          <table:table-cell office:value-type="float" office:value="0.0328412536065602" calcext:value-type="float">
            <text:p>0.032841253606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55540316919382" calcext:value-type="float">
            <text:p>0.355540316919382</text:p>
          </table:table-cell>
          <table:table-cell office:value-type="float" office:value="1.40675255902517" calcext:value-type="float">
            <text:p>1.40675255902517</text:p>
          </table:table-cell>
          <table:table-cell office:value-type="float" office:value="0.490048935643799" calcext:value-type="float">
            <text:p>0.490048935643799</text:p>
          </table:table-cell>
          <table:table-cell office:value-type="float" office:value="0.0777480853644887" calcext:value-type="float">
            <text:p>0.077748085364489</text:p>
          </table:table-cell>
          <table:table-cell office:value-type="float" office:value="0.0610859232928811" calcext:value-type="float">
            <text:p>0.061085923292881</text:p>
          </table:table-cell>
          <table:table-cell office:value-type="float" office:value="0.0294804488886284" calcext:value-type="float">
            <text:p>0.02948044888862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2787226026933" calcext:value-type="float">
            <text:p>0.462787226026933</text:p>
          </table:table-cell>
          <table:table-cell office:value-type="float" office:value="1.31604565323616" calcext:value-type="float">
            <text:p>1.31604565323616</text:p>
          </table:table-cell>
          <table:table-cell office:value-type="float" office:value="0.512268189075103" calcext:value-type="float">
            <text:p>0.512268189075103</text:p>
          </table:table-cell>
          <table:table-cell office:value-type="float" office:value="0.0720204571090411" calcext:value-type="float">
            <text:p>0.072020457109041</text:p>
          </table:table-cell>
          <table:table-cell office:value-type="float" office:value="0.0551125853999" calcext:value-type="float">
            <text:p>0.0551125853999</text:p>
          </table:table-cell>
          <table:table-cell office:value-type="float" office:value="0.0319767621611969" calcext:value-type="float">
            <text:p>0.0319767621611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8437763917699" calcext:value-type="float">
            <text:p>0.458437763917699</text:p>
          </table:table-cell>
          <table:table-cell office:value-type="float" office:value="1.31601476044136" calcext:value-type="float">
            <text:p>1.31601476044136</text:p>
          </table:table-cell>
          <table:table-cell office:value-type="float" office:value="0.512263683682239" calcext:value-type="float">
            <text:p>0.512263683682239</text:p>
          </table:table-cell>
          <table:table-cell office:value-type="float" office:value="0.0724782369138724" calcext:value-type="float">
            <text:p>0.072478236913872</text:p>
          </table:table-cell>
          <table:table-cell office:value-type="float" office:value="0.0551138968465784" calcext:value-type="float">
            <text:p>0.055113896846578</text:p>
          </table:table-cell>
          <table:table-cell office:value-type="float" office:value="0.0319768507981912" calcext:value-type="float">
            <text:p>0.0319768507981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8362635426838" calcext:value-type="float">
            <text:p>0.458362635426838</text:p>
          </table:table-cell>
          <table:table-cell office:value-type="float" office:value="1.31600994605002" calcext:value-type="float">
            <text:p>1.31600994605002</text:p>
          </table:table-cell>
          <table:table-cell office:value-type="float" office:value="0.512267201667211" calcext:value-type="float">
            <text:p>0.512267201667211</text:p>
          </table:table-cell>
          <table:table-cell office:value-type="float" office:value="0.0722816631527437" calcext:value-type="float">
            <text:p>0.072281663152744</text:p>
          </table:table-cell>
          <table:table-cell office:value-type="float" office:value="0.0551141803240463" calcext:value-type="float">
            <text:p>0.055114180324046</text:p>
          </table:table-cell>
          <table:table-cell office:value-type="float" office:value="0.0319770531017079" calcext:value-type="float">
            <text:p>0.0319770531017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2397319675248" calcext:value-type="float">
            <text:p>0.662397319675248</text:p>
          </table:table-cell>
          <table:table-cell office:value-type="float" office:value="1.31035130874679" calcext:value-type="float">
            <text:p>1.31035130874679</text:p>
          </table:table-cell>
          <table:table-cell office:value-type="float" office:value="0.509957511658626" calcext:value-type="float">
            <text:p>0.509957511658626</text:p>
          </table:table-cell>
          <table:table-cell office:value-type="float" office:value="0.0706536427323559" calcext:value-type="float">
            <text:p>0.070653642732356</text:p>
          </table:table-cell>
          <table:table-cell office:value-type="float" office:value="0.0548693262852696" calcext:value-type="float">
            <text:p>0.05486932628527</text:p>
          </table:table-cell>
          <table:table-cell office:value-type="float" office:value="0.0316872179689884" calcext:value-type="float">
            <text:p>0.0316872179689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0477369191432" calcext:value-type="float">
            <text:p>0.450477369191432</text:p>
          </table:table-cell>
          <table:table-cell office:value-type="float" office:value="1.32484391267307" calcext:value-type="float">
            <text:p>1.32484391267307</text:p>
          </table:table-cell>
          <table:table-cell office:value-type="float" office:value="0.523898817287117" calcext:value-type="float">
            <text:p>0.523898817287117</text:p>
          </table:table-cell>
          <table:table-cell office:value-type="float" office:value="0.076305932130073" calcext:value-type="float">
            <text:p>0.076305932130073</text:p>
          </table:table-cell>
          <table:table-cell office:value-type="float" office:value="0.0604689412900947" calcext:value-type="float">
            <text:p>0.060468941290095</text:p>
          </table:table-cell>
          <table:table-cell office:value-type="float" office:value="0.037422588611704" calcext:value-type="float">
            <text:p>0.03742258861170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44621218964537" calcext:value-type="float">
            <text:p>0.344621218964537</text:p>
          </table:table-cell>
          <table:table-cell office:value-type="float" office:value="1.42439976494814" calcext:value-type="float">
            <text:p>1.42439976494814</text:p>
          </table:table-cell>
          <table:table-cell office:value-type="float" office:value="0.451225235783422" calcext:value-type="float">
            <text:p>0.451225235783422</text:p>
          </table:table-cell>
          <table:table-cell office:value-type="float" office:value="0.0664067408672573" calcext:value-type="float">
            <text:p>0.066406740867257</text:p>
          </table:table-cell>
          <table:table-cell office:value-type="float" office:value="0.0516427930328003" calcext:value-type="float">
            <text:p>0.0516427930328</text:p>
          </table:table-cell>
          <table:table-cell office:value-type="float" office:value="0.0283697105499756" calcext:value-type="float">
            <text:p>0.028369710549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0941511337407" calcext:value-type="float">
            <text:p>0.330941511337407</text:p>
          </table:table-cell>
          <table:table-cell office:value-type="float" office:value="1.4247291486054" calcext:value-type="float">
            <text:p>1.4247291486054</text:p>
          </table:table-cell>
          <table:table-cell office:value-type="float" office:value="0.4514287680954" calcext:value-type="float">
            <text:p>0.4514287680954</text:p>
          </table:table-cell>
          <table:table-cell office:value-type="float" office:value="0.0669770811078009" calcext:value-type="float">
            <text:p>0.066977081107801</text:p>
          </table:table-cell>
          <table:table-cell office:value-type="float" office:value="0.0516646896063826" calcext:value-type="float">
            <text:p>0.051664689606383</text:p>
          </table:table-cell>
          <table:table-cell office:value-type="float" office:value="0.0283961369835362" calcext:value-type="float">
            <text:p>0.028396136983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5498342409943" calcext:value-type="float">
            <text:p>0.335498342409943</text:p>
          </table:table-cell>
          <table:table-cell office:value-type="float" office:value="1.42468656714868" calcext:value-type="float">
            <text:p>1.42468656714868</text:p>
          </table:table-cell>
          <table:table-cell office:value-type="float" office:value="0.451331461655031" calcext:value-type="float">
            <text:p>0.451331461655031</text:p>
          </table:table-cell>
          <table:table-cell office:value-type="float" office:value="0.0667006486667639" calcext:value-type="float">
            <text:p>0.066700648666764</text:p>
          </table:table-cell>
          <table:table-cell office:value-type="float" office:value="0.05165379185481" calcext:value-type="float">
            <text:p>0.05165379185481</text:p>
          </table:table-cell>
          <table:table-cell office:value-type="float" office:value="0.0283835099125627" calcext:value-type="float">
            <text:p>0.028383509912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20495998746447" calcext:value-type="float">
            <text:p>0.520495998746447</text:p>
          </table:table-cell>
          <table:table-cell office:value-type="float" office:value="1.41904423295455" calcext:value-type="float">
            <text:p>1.41904423295455</text:p>
          </table:table-cell>
          <table:table-cell office:value-type="float" office:value="0.449448426143999" calcext:value-type="float">
            <text:p>0.449448426143999</text:p>
          </table:table-cell>
          <table:table-cell office:value-type="float" office:value="0.0652529529617053" calcext:value-type="float">
            <text:p>0.065252952961705</text:p>
          </table:table-cell>
          <table:table-cell office:value-type="float" office:value="0.0514407932004109" calcext:value-type="float">
            <text:p>0.051440793200411</text:p>
          </table:table-cell>
          <table:table-cell office:value-type="float" office:value="0.0281455522041362" calcext:value-type="float">
            <text:p>0.0281455522041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2101904843832" calcext:value-type="float">
            <text:p>0.332101904843832</text:p>
          </table:table-cell>
          <table:table-cell office:value-type="float" office:value="1.43463166103042" calcext:value-type="float">
            <text:p>1.43463166103042</text:p>
          </table:table-cell>
          <table:table-cell office:value-type="float" office:value="0.451254824894396" calcext:value-type="float">
            <text:p>0.451254824894396</text:p>
          </table:table-cell>
          <table:table-cell office:value-type="float" office:value="0.0699275670284409" calcext:value-type="float">
            <text:p>0.069927567028441</text:p>
          </table:table-cell>
          <table:table-cell office:value-type="float" office:value="0.0563537826614554" calcext:value-type="float">
            <text:p>0.056353782661455</text:p>
          </table:table-cell>
          <table:table-cell office:value-type="float" office:value="0.028681428988065" calcext:value-type="float">
            <text:p>0.028681428988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1556493685884" calcext:value-type="float">
            <text:p>0.581556493685884</text:p>
          </table:table-cell>
          <table:table-cell office:value-type="float" office:value="1.26176116909896" calcext:value-type="float">
            <text:p>1.26176116909896</text:p>
          </table:table-cell>
          <table:table-cell office:value-type="float" office:value="0.484867877458571" calcext:value-type="float">
            <text:p>0.484867877458571</text:p>
          </table:table-cell>
          <table:table-cell office:value-type="float" office:value="0.0722966369006382" calcext:value-type="float">
            <text:p>0.072296636900638</text:p>
          </table:table-cell>
          <table:table-cell office:value-type="float" office:value="0.0554221614884242" calcext:value-type="float">
            <text:p>0.055422161488424</text:p>
          </table:table-cell>
          <table:table-cell office:value-type="float" office:value="0.0306194847958734" calcext:value-type="float">
            <text:p>0.0306194847958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9446818716823" calcext:value-type="float">
            <text:p>0.569446818716823</text:p>
          </table:table-cell>
          <table:table-cell office:value-type="float" office:value="1.26202744313155" calcext:value-type="float">
            <text:p>1.26202744313155</text:p>
          </table:table-cell>
          <table:table-cell office:value-type="float" office:value="0.485058425063557" calcext:value-type="float">
            <text:p>0.485058425063557</text:p>
          </table:table-cell>
          <table:table-cell office:value-type="float" office:value="0.0727963066163595" calcext:value-type="float">
            <text:p>0.07279630661636</text:p>
          </table:table-cell>
          <table:table-cell office:value-type="float" office:value="0.0554434117600854" calcext:value-type="float">
            <text:p>0.055443411760085</text:p>
          </table:table-cell>
          <table:table-cell office:value-type="float" office:value="0.0306444346312453" calcext:value-type="float">
            <text:p>0.0306444346312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6209439610622" calcext:value-type="float">
            <text:p>0.566209439610622</text:p>
          </table:table-cell>
          <table:table-cell office:value-type="float" office:value="1.26202450392304" calcext:value-type="float">
            <text:p>1.26202450392304</text:p>
          </table:table-cell>
          <table:table-cell office:value-type="float" office:value="0.485136366761827" calcext:value-type="float">
            <text:p>0.485136366761827</text:p>
          </table:table-cell>
          <table:table-cell office:value-type="float" office:value="0.0726930004477274" calcext:value-type="float">
            <text:p>0.072693000447727</text:p>
          </table:table-cell>
          <table:table-cell office:value-type="float" office:value="0.0554521246652807" calcext:value-type="float">
            <text:p>0.055452124665281</text:p>
          </table:table-cell>
          <table:table-cell office:value-type="float" office:value="0.0306542195144574" calcext:value-type="float">
            <text:p>0.0306542195144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69641697200555" calcext:value-type="float">
            <text:p>0.769641697200555</text:p>
          </table:table-cell>
          <table:table-cell office:value-type="float" office:value="1.25612419346104" calcext:value-type="float">
            <text:p>1.25612419346104</text:p>
          </table:table-cell>
          <table:table-cell office:value-type="float" office:value="0.482736229907051" calcext:value-type="float">
            <text:p>0.482736229907051</text:p>
          </table:table-cell>
          <table:table-cell office:value-type="float" office:value="0.0710388384604102" calcext:value-type="float">
            <text:p>0.07103883846041</text:p>
          </table:table-cell>
          <table:table-cell office:value-type="float" office:value="0.0551844798015014" calcext:value-type="float">
            <text:p>0.055184479801502</text:p>
          </table:table-cell>
          <table:table-cell office:value-type="float" office:value="0.0303493667465483" calcext:value-type="float">
            <text:p>0.0303493667465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75248001378108" calcext:value-type="float">
            <text:p>0.575248001378108</text:p>
          </table:table-cell>
          <table:table-cell office:value-type="float" office:value="1.26390554645226" calcext:value-type="float">
            <text:p>1.26390554645226</text:p>
          </table:table-cell>
          <table:table-cell office:value-type="float" office:value="0.468623200691347" calcext:value-type="float">
            <text:p>0.468623200691347</text:p>
          </table:table-cell>
          <table:table-cell office:value-type="float" office:value="0.0813244509864508" calcext:value-type="float">
            <text:p>0.081324450986451</text:p>
          </table:table-cell>
          <table:table-cell office:value-type="float" office:value="0.0630324699901119" calcext:value-type="float">
            <text:p>0.063032469990112</text:p>
          </table:table-cell>
          <table:table-cell office:value-type="float" office:value="0.0299169885975752" calcext:value-type="float">
            <text:p>0.02991698859757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5469116063958" calcext:value-type="float">
            <text:p>0.525469116063958</text:p>
          </table:table-cell>
          <table:table-cell office:value-type="float" office:value="1.24131330012698" calcext:value-type="float">
            <text:p>1.24131330012698</text:p>
          </table:table-cell>
          <table:table-cell office:value-type="float" office:value="0.533953581781614" calcext:value-type="float">
            <text:p>0.533953581781614</text:p>
          </table:table-cell>
          <table:table-cell office:value-type="float" office:value="0.0797142374886135" calcext:value-type="float">
            <text:p>0.079714237488614</text:p>
          </table:table-cell>
          <table:table-cell office:value-type="float" office:value="0.0598816083072792" calcext:value-type="float">
            <text:p>0.059881608307279</text:p>
          </table:table-cell>
          <table:table-cell office:value-type="float" office:value="0.0337666074868898" calcext:value-type="float">
            <text:p>0.033766607486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4241258348019" calcext:value-type="float">
            <text:p>0.514241258348019</text:p>
          </table:table-cell>
          <table:table-cell office:value-type="float" office:value="1.24159429898421" calcext:value-type="float">
            <text:p>1.24159429898421</text:p>
          </table:table-cell>
          <table:table-cell office:value-type="float" office:value="0.534131043262797" calcext:value-type="float">
            <text:p>0.534131043262797</text:p>
          </table:table-cell>
          <table:table-cell office:value-type="float" office:value="0.0802053008182122" calcext:value-type="float">
            <text:p>0.080205300818212</text:p>
          </table:table-cell>
          <table:table-cell office:value-type="float" office:value="0.0598992620665913" calcext:value-type="float">
            <text:p>0.059899262066591</text:p>
          </table:table-cell>
          <table:table-cell office:value-type="float" office:value="0.0337900573059401" calcext:value-type="float">
            <text:p>0.033790057305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7690816744084" calcext:value-type="float">
            <text:p>0.507690816744084</text:p>
          </table:table-cell>
          <table:table-cell office:value-type="float" office:value="1.24156546322881" calcext:value-type="float">
            <text:p>1.24156546322881</text:p>
          </table:table-cell>
          <table:table-cell office:value-type="float" office:value="0.534300881518918" calcext:value-type="float">
            <text:p>0.534300881518918</text:p>
          </table:table-cell>
          <table:table-cell office:value-type="float" office:value="0.0801653723409881" calcext:value-type="float">
            <text:p>0.080165372340988</text:p>
          </table:table-cell>
          <table:table-cell office:value-type="float" office:value="0.0599178819574277" calcext:value-type="float">
            <text:p>0.059917881957428</text:p>
          </table:table-cell>
          <table:table-cell office:value-type="float" office:value="0.0338116720467009" calcext:value-type="float">
            <text:p>0.0338116720467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3503684899521" calcext:value-type="float">
            <text:p>0.733503684899521</text:p>
          </table:table-cell>
          <table:table-cell office:value-type="float" office:value="1.23525113160304" calcext:value-type="float">
            <text:p>1.23525113160304</text:p>
          </table:table-cell>
          <table:table-cell office:value-type="float" office:value="0.53139170883141" calcext:value-type="float">
            <text:p>0.53139170883141</text:p>
          </table:table-cell>
          <table:table-cell office:value-type="float" office:value="0.0782900895372705" calcext:value-type="float">
            <text:p>0.078290089537271</text:p>
          </table:table-cell>
          <table:table-cell office:value-type="float" office:value="0.059603793825901" calcext:value-type="float">
            <text:p>0.059603793825901</text:p>
          </table:table-cell>
          <table:table-cell office:value-type="float" office:value="0.0334413716741871" calcext:value-type="float">
            <text:p>0.0334413716741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7137816126111" calcext:value-type="float">
            <text:p>0.527137816126111</text:p>
          </table:table-cell>
          <table:table-cell office:value-type="float" office:value="1.23317936994194" calcext:value-type="float">
            <text:p>1.23317936994194</text:p>
          </table:table-cell>
          <table:table-cell office:value-type="float" office:value="0.541065301024553" calcext:value-type="float">
            <text:p>0.541065301024553</text:p>
          </table:table-cell>
          <table:table-cell office:value-type="float" office:value="0.0895013062541195" calcext:value-type="float">
            <text:p>0.08950130625412</text:p>
          </table:table-cell>
          <table:table-cell office:value-type="float" office:value="0.0682969452650607" calcext:value-type="float">
            <text:p>0.068296945265061</text:p>
          </table:table-cell>
          <table:table-cell office:value-type="float" office:value="0.0336525934300046" calcext:value-type="float">
            <text:p>0.03365259343000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1024626671904" calcext:value-type="float">
            <text:p>0.621024626671904</text:p>
          </table:table-cell>
          <table:table-cell office:value-type="float" office:value="1.17732436151131" calcext:value-type="float">
            <text:p>1.17732436151131</text:p>
          </table:table-cell>
          <table:table-cell office:value-type="float" office:value="0.478243113001912" calcext:value-type="float">
            <text:p>0.478243113001912</text:p>
          </table:table-cell>
          <table:table-cell office:value-type="float" office:value="0.0732030993355914" calcext:value-type="float">
            <text:p>0.073203099335591</text:p>
          </table:table-cell>
          <table:table-cell office:value-type="float" office:value="0.0556003948544794" calcext:value-type="float">
            <text:p>0.055600394854479</text:p>
          </table:table-cell>
          <table:table-cell office:value-type="float" office:value="0.0299315194783265" calcext:value-type="float">
            <text:p>0.0299315194783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0754816880231" calcext:value-type="float">
            <text:p>0.60754816880231</text:p>
          </table:table-cell>
          <table:table-cell office:value-type="float" office:value="1.17754417971544" calcext:value-type="float">
            <text:p>1.17754417971544</text:p>
          </table:table-cell>
          <table:table-cell office:value-type="float" office:value="0.47845782723001" calcext:value-type="float">
            <text:p>0.47845782723001</text:p>
          </table:table-cell>
          <table:table-cell office:value-type="float" office:value="0.0737149308322709" calcext:value-type="float">
            <text:p>0.073714930832271</text:p>
          </table:table-cell>
          <table:table-cell office:value-type="float" office:value="0.0556270850745009" calcext:value-type="float">
            <text:p>0.055627085074501</text:p>
          </table:table-cell>
          <table:table-cell office:value-type="float" office:value="0.0299593073244507" calcext:value-type="float">
            <text:p>0.0299593073244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12894610003121" calcext:value-type="float">
            <text:p>0.612894610003121</text:p>
          </table:table-cell>
          <table:table-cell office:value-type="float" office:value="1.17757382335805" calcext:value-type="float">
            <text:p>1.17757382335805</text:p>
          </table:table-cell>
          <table:table-cell office:value-type="float" office:value="0.478332767516085" calcext:value-type="float">
            <text:p>0.478332767516085</text:p>
          </table:table-cell>
          <table:table-cell office:value-type="float" office:value="0.073503891991372" calcext:value-type="float">
            <text:p>0.073503891991372</text:p>
          </table:table-cell>
          <table:table-cell office:value-type="float" office:value="0.0556129408259239" calcext:value-type="float">
            <text:p>0.055612940825924</text:p>
          </table:table-cell>
          <table:table-cell office:value-type="float" office:value="0.0299432473795235" calcext:value-type="float">
            <text:p>0.0299432473795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06354704448778" calcext:value-type="float">
            <text:p>0.806354704448778</text:p>
          </table:table-cell>
          <table:table-cell office:value-type="float" office:value="1.17262416144725" calcext:value-type="float">
            <text:p>1.17262416144725</text:p>
          </table:table-cell>
          <table:table-cell office:value-type="float" office:value="0.476212707698865" calcext:value-type="float">
            <text:p>0.476212707698865</text:p>
          </table:table-cell>
          <table:table-cell office:value-type="float" office:value="0.0720069549987015" calcext:value-type="float">
            <text:p>0.072006954998702</text:p>
          </table:table-cell>
          <table:table-cell office:value-type="float" office:value="0.0553730371745228" calcext:value-type="float">
            <text:p>0.055373037174523</text:p>
          </table:table-cell>
          <table:table-cell office:value-type="float" office:value="0.029676478409211" calcext:value-type="float">
            <text:p>0.029676478409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95258564040146" calcext:value-type="float">
            <text:p>0.595258564040146</text:p>
          </table:table-cell>
          <table:table-cell office:value-type="float" office:value="1.19533301521662" calcext:value-type="float">
            <text:p>1.19533301521662</text:p>
          </table:table-cell>
          <table:table-cell office:value-type="float" office:value="0.477344508964959" calcext:value-type="float">
            <text:p>0.477344508964959</text:p>
          </table:table-cell>
          <table:table-cell office:value-type="float" office:value="0.0794825964182123" calcext:value-type="float">
            <text:p>0.079482596418212</text:p>
          </table:table-cell>
          <table:table-cell office:value-type="float" office:value="0.0603138597291581" calcext:value-type="float">
            <text:p>0.060313859729158</text:p>
          </table:table-cell>
          <table:table-cell office:value-type="float" office:value="0.0316861778301194" calcext:value-type="float">
            <text:p>0.0316861778301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8827225234653" calcext:value-type="float">
            <text:p>0.558827225234653</text:p>
          </table:table-cell>
          <table:table-cell office:value-type="float" office:value="1.23260001322396" calcext:value-type="float">
            <text:p>1.23260001322396</text:p>
          </table:table-cell>
          <table:table-cell office:value-type="float" office:value="0.48456634850501" calcext:value-type="float">
            <text:p>0.48456634850501</text:p>
          </table:table-cell>
          <table:table-cell office:value-type="float" office:value="0.0726723215905351" calcext:value-type="float">
            <text:p>0.072672321590535</text:p>
          </table:table-cell>
          <table:table-cell office:value-type="float" office:value="0.0547346150320059" calcext:value-type="float">
            <text:p>0.054734615032006</text:p>
          </table:table-cell>
          <table:table-cell office:value-type="float" office:value="0.0309687131578178" calcext:value-type="float">
            <text:p>0.0309687131578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2731336699768" calcext:value-type="float">
            <text:p>0.552731336699768</text:p>
          </table:table-cell>
          <table:table-cell office:value-type="float" office:value="1.23264748662235" calcext:value-type="float">
            <text:p>1.23264748662235</text:p>
          </table:table-cell>
          <table:table-cell office:value-type="float" office:value="0.484624987236364" calcext:value-type="float">
            <text:p>0.484624987236364</text:p>
          </table:table-cell>
          <table:table-cell office:value-type="float" office:value="0.0731007644405774" calcext:value-type="float">
            <text:p>0.073100764440577</text:p>
          </table:table-cell>
          <table:table-cell office:value-type="float" office:value="0.0547411787944358" calcext:value-type="float">
            <text:p>0.054741178794436</text:p>
          </table:table-cell>
          <table:table-cell office:value-type="float" office:value="0.0309768514466529" calcext:value-type="float">
            <text:p>0.0309768514466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0335116489406" calcext:value-type="float">
            <text:p>0.550335116489406</text:p>
          </table:table-cell>
          <table:table-cell office:value-type="float" office:value="1.23264582931478" calcext:value-type="float">
            <text:p>1.23264582931478</text:p>
          </table:table-cell>
          <table:table-cell office:value-type="float" office:value="0.484677611717433" calcext:value-type="float">
            <text:p>0.484677611717433</text:p>
          </table:table-cell>
          <table:table-cell office:value-type="float" office:value="0.0729742207522709" calcext:value-type="float">
            <text:p>0.072974220752271</text:p>
          </table:table-cell>
          <table:table-cell office:value-type="float" office:value="0.0547471086104792" calcext:value-type="float">
            <text:p>0.054747108610479</text:p>
          </table:table-cell>
          <table:table-cell office:value-type="float" office:value="0.0309834763265756" calcext:value-type="float">
            <text:p>0.0309834763265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47329625599332" calcext:value-type="float">
            <text:p>0.747329625599332</text:p>
          </table:table-cell>
          <table:table-cell office:value-type="float" office:value="1.22733921342991" calcext:value-type="float">
            <text:p>1.22733921342991</text:p>
          </table:table-cell>
          <table:table-cell office:value-type="float" office:value="0.482454487359094" calcext:value-type="float">
            <text:p>0.482454487359094</text:p>
          </table:table-cell>
          <table:table-cell office:value-type="float" office:value="0.0713940675926427" calcext:value-type="float">
            <text:p>0.071394067592643</text:p>
          </table:table-cell>
          <table:table-cell office:value-type="float" office:value="0.0545041793037043" calcext:value-type="float">
            <text:p>0.054504179303704</text:p>
          </table:table-cell>
          <table:table-cell office:value-type="float" office:value="0.0306978439135872" calcext:value-type="float">
            <text:p>0.0306978439135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42670223686502" calcext:value-type="float">
            <text:p>0.542670223686502</text:p>
          </table:table-cell>
          <table:table-cell office:value-type="float" office:value="1.24218385301226" calcext:value-type="float">
            <text:p>1.24218385301226</text:p>
          </table:table-cell>
          <table:table-cell office:value-type="float" office:value="0.505307723491043" calcext:value-type="float">
            <text:p>0.505307723491043</text:p>
          </table:table-cell>
          <table:table-cell office:value-type="float" office:value="0.0851553999382178" calcext:value-type="float">
            <text:p>0.085155399938218</text:p>
          </table:table-cell>
          <table:table-cell office:value-type="float" office:value="0.06488882278086" calcext:value-type="float">
            <text:p>0.06488882278086</text:p>
          </table:table-cell>
          <table:table-cell office:value-type="float" office:value="0.0380720171953193" calcext:value-type="float">
            <text:p>0.0380720171953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1659112763112" calcext:value-type="float">
            <text:p>0.541659112763112</text:p>
          </table:table-cell>
          <table:table-cell office:value-type="float" office:value="1.29279127894912" calcext:value-type="float">
            <text:p>1.29279127894912</text:p>
          </table:table-cell>
          <table:table-cell office:value-type="float" office:value="0.461621137317646" calcext:value-type="float">
            <text:p>0.461621137317646</text:p>
          </table:table-cell>
          <table:table-cell office:value-type="float" office:value="0.0721050217223681" calcext:value-type="float">
            <text:p>0.072105021722368</text:p>
          </table:table-cell>
          <table:table-cell office:value-type="float" office:value="0.0550146498448915" calcext:value-type="float">
            <text:p>0.055014649844892</text:p>
          </table:table-cell>
          <table:table-cell office:value-type="float" office:value="0.0298631113988815" calcext:value-type="float">
            <text:p>0.0298631113988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6094436585172" calcext:value-type="float">
            <text:p>0.536094436585172</text:p>
          </table:table-cell>
          <table:table-cell office:value-type="float" office:value="1.29283276076129" calcext:value-type="float">
            <text:p>1.29283276076129</text:p>
          </table:table-cell>
          <table:table-cell office:value-type="float" office:value="0.461659365861787" calcext:value-type="float">
            <text:p>0.461659365861787</text:p>
          </table:table-cell>
          <table:table-cell office:value-type="float" office:value="0.0725264193449497" calcext:value-type="float">
            <text:p>0.07252641934495</text:p>
          </table:table-cell>
          <table:table-cell office:value-type="float" office:value="0.055019666889626" calcext:value-type="float">
            <text:p>0.055019666889626</text:p>
          </table:table-cell>
          <table:table-cell office:value-type="float" office:value="0.0298686466284871" calcext:value-type="float">
            <text:p>0.0298686466284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7298725925132" calcext:value-type="float">
            <text:p>0.537298725925132</text:p>
          </table:table-cell>
          <table:table-cell office:value-type="float" office:value="1.29282565634696" calcext:value-type="float">
            <text:p>1.29282565634696</text:p>
          </table:table-cell>
          <table:table-cell office:value-type="float" office:value="0.461633854460268" calcext:value-type="float">
            <text:p>0.461633854460268</text:p>
          </table:table-cell>
          <table:table-cell office:value-type="float" office:value="0.0723404110769814" calcext:value-type="float">
            <text:p>0.072340411076981</text:p>
          </table:table-cell>
          <table:table-cell office:value-type="float" office:value="0.0550166503498077" calcext:value-type="float">
            <text:p>0.055016650349808</text:p>
          </table:table-cell>
          <table:table-cell office:value-type="float" office:value="0.0298651038513843" calcext:value-type="float">
            <text:p>0.0298651038513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1413358821231" calcext:value-type="float">
            <text:p>0.721413358821231</text:p>
          </table:table-cell>
          <table:table-cell office:value-type="float" office:value="1.28763998558952" calcext:value-type="float">
            <text:p>1.28763998558952</text:p>
          </table:table-cell>
          <table:table-cell office:value-type="float" office:value="0.459671464543331" calcext:value-type="float">
            <text:p>0.459671464543331</text:p>
          </table:table-cell>
          <table:table-cell office:value-type="float" office:value="0.0708970996349992" calcext:value-type="float">
            <text:p>0.070897099634999</text:p>
          </table:table-cell>
          <table:table-cell office:value-type="float" office:value="0.0547890045644872" calcext:value-type="float">
            <text:p>0.054789004564487</text:p>
          </table:table-cell>
          <table:table-cell office:value-type="float" office:value="0.0296100419852953" calcext:value-type="float">
            <text:p>0.0296100419852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08267206093934" calcext:value-type="float">
            <text:p>0.508267206093934</text:p>
          </table:table-cell>
          <table:table-cell office:value-type="float" office:value="1.3284550515687" calcext:value-type="float">
            <text:p>1.3284550515687</text:p>
          </table:table-cell>
          <table:table-cell office:value-type="float" office:value="0.453315249967214" calcext:value-type="float">
            <text:p>0.453315249967214</text:p>
          </table:table-cell>
          <table:table-cell office:value-type="float" office:value="0.0806824876673758" calcext:value-type="float">
            <text:p>0.080682487667376</text:p>
          </table:table-cell>
          <table:table-cell office:value-type="float" office:value="0.0614901823623757" calcext:value-type="float">
            <text:p>0.061490182362376</text:p>
          </table:table-cell>
          <table:table-cell office:value-type="float" office:value="0.0292638743070718" calcext:value-type="float">
            <text:p>0.02926387430707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3170162924076" calcext:value-type="float">
            <text:p>0.563170162924076</text:p>
          </table:table-cell>
          <table:table-cell office:value-type="float" office:value="1.25525317573259" calcext:value-type="float">
            <text:p>1.25525317573259</text:p>
          </table:table-cell>
          <table:table-cell office:value-type="float" office:value="0.436917344381971" calcext:value-type="float">
            <text:p>0.436917344381971</text:p>
          </table:table-cell>
          <table:table-cell office:value-type="float" office:value="0.0654103576827284" calcext:value-type="float">
            <text:p>0.065410357682728</text:p>
          </table:table-cell>
          <table:table-cell office:value-type="float" office:value="0.0500531711404651" calcext:value-type="float">
            <text:p>0.050053171140465</text:p>
          </table:table-cell>
          <table:table-cell office:value-type="float" office:value="0.0277675564655352" calcext:value-type="float">
            <text:p>0.0277675564655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04648537135" calcext:value-type="float">
            <text:p>0.5704648537135</text:p>
          </table:table-cell>
          <table:table-cell office:value-type="float" office:value="1.25493582520299" calcext:value-type="float">
            <text:p>1.25493582520299</text:p>
          </table:table-cell>
          <table:table-cell office:value-type="float" office:value="0.436713252524197" calcext:value-type="float">
            <text:p>0.436713252524197</text:p>
          </table:table-cell>
          <table:table-cell office:value-type="float" office:value="0.0656587988946256" calcext:value-type="float">
            <text:p>0.065658798894626</text:p>
          </table:table-cell>
          <table:table-cell office:value-type="float" office:value="0.050030953963839" calcext:value-type="float">
            <text:p>0.050030953963839</text:p>
          </table:table-cell>
          <table:table-cell office:value-type="float" office:value="0.0277417226567521" calcext:value-type="float">
            <text:p>0.0277417226567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63672243418566" calcext:value-type="float">
            <text:p>0.563672243418566</text:p>
          </table:table-cell>
          <table:table-cell office:value-type="float" office:value="1.25497391049499" calcext:value-type="float">
            <text:p>1.25497391049499</text:p>
          </table:table-cell>
          <table:table-cell office:value-type="float" office:value="0.436839214067973" calcext:value-type="float">
            <text:p>0.436839214067973</text:p>
          </table:table-cell>
          <table:table-cell office:value-type="float" office:value="0.0655746444697734" calcext:value-type="float">
            <text:p>0.065574644469774</text:p>
          </table:table-cell>
          <table:table-cell office:value-type="float" office:value="0.050045099458693" calcext:value-type="float">
            <text:p>0.050045099458693</text:p>
          </table:table-cell>
          <table:table-cell office:value-type="float" office:value="0.0277577733834504" calcext:value-type="float">
            <text:p>0.027757773383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32997284274531" calcext:value-type="float">
            <text:p>0.732997284274531</text:p>
          </table:table-cell>
          <table:table-cell office:value-type="float" office:value="1.25066410837586" calcext:value-type="float">
            <text:p>1.25066410837586</text:p>
          </table:table-cell>
          <table:table-cell office:value-type="float" office:value="0.435254095447823" calcext:value-type="float">
            <text:p>0.435254095447823</text:p>
          </table:table-cell>
          <table:table-cell office:value-type="float" office:value="0.0642995420560572" calcext:value-type="float">
            <text:p>0.064299542056057</text:p>
          </table:table-cell>
          <table:table-cell office:value-type="float" office:value="0.0498679369705453" calcext:value-type="float">
            <text:p>0.049867936970545</text:p>
          </table:table-cell>
          <table:table-cell office:value-type="float" office:value="0.027555455297445" calcext:value-type="float">
            <text:p>0.0275554552974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6464195117128" calcext:value-type="float">
            <text:p>0.56464195117128</text:p>
          </table:table-cell>
          <table:table-cell office:value-type="float" office:value="1.26629016068618" calcext:value-type="float">
            <text:p>1.26629016068618</text:p>
          </table:table-cell>
          <table:table-cell office:value-type="float" office:value="0.424281383804974" calcext:value-type="float">
            <text:p>0.424281383804974</text:p>
          </table:table-cell>
          <table:table-cell office:value-type="float" office:value="0.0639374885798986" calcext:value-type="float">
            <text:p>0.063937488579899</text:p>
          </table:table-cell>
          <table:table-cell office:value-type="float" office:value="0.0501189699614654" calcext:value-type="float">
            <text:p>0.050118969961466</text:p>
          </table:table-cell>
          <table:table-cell office:value-type="float" office:value="0.0310255351554947" calcext:value-type="float">
            <text:p>0.0310255351554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314698902457" calcext:value-type="float">
            <text:p>0.40314698902457</text:p>
          </table:table-cell>
          <table:table-cell office:value-type="float" office:value="1.34784933449072" calcext:value-type="float">
            <text:p>1.34784933449072</text:p>
          </table:table-cell>
          <table:table-cell office:value-type="float" office:value="0.470733046209713" calcext:value-type="float">
            <text:p>0.470733046209713</text:p>
          </table:table-cell>
          <table:table-cell office:value-type="float" office:value="0.0725000617681288" calcext:value-type="float">
            <text:p>0.072500061768129</text:p>
          </table:table-cell>
          <table:table-cell office:value-type="float" office:value="0.0547777759719489" calcext:value-type="float">
            <text:p>0.054777775971949</text:p>
          </table:table-cell>
          <table:table-cell office:value-type="float" office:value="0.0293463432388078" calcext:value-type="float">
            <text:p>0.0293463432388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67324529725" calcext:value-type="float">
            <text:p>0.3867324529725</text:p>
          </table:table-cell>
          <table:table-cell office:value-type="float" office:value="1.34826258067571" calcext:value-type="float">
            <text:p>1.34826258067571</text:p>
          </table:table-cell>
          <table:table-cell office:value-type="float" office:value="0.471016307633242" calcext:value-type="float">
            <text:p>0.471016307633242</text:p>
          </table:table-cell>
          <table:table-cell office:value-type="float" office:value="0.0730110978964887" calcext:value-type="float">
            <text:p>0.073011097896489</text:p>
          </table:table-cell>
          <table:table-cell office:value-type="float" office:value="0.0548097867949061" calcext:value-type="float">
            <text:p>0.054809786794906</text:p>
          </table:table-cell>
          <table:table-cell office:value-type="float" office:value="0.0293826248188795" calcext:value-type="float">
            <text:p>0.029382624818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6071100380879" calcext:value-type="float">
            <text:p>0.396071100380879</text:p>
          </table:table-cell>
          <table:table-cell office:value-type="float" office:value="1.34826291833227" calcext:value-type="float">
            <text:p>1.34826291833227</text:p>
          </table:table-cell>
          <table:table-cell office:value-type="float" office:value="0.470802103242087" calcext:value-type="float">
            <text:p>0.470802103242087</text:p>
          </table:table-cell>
          <table:table-cell office:value-type="float" office:value="0.0727423125653754" calcext:value-type="float">
            <text:p>0.072742312565375</text:p>
          </table:table-cell>
          <table:table-cell office:value-type="float" office:value="0.054785549593222" calcext:value-type="float">
            <text:p>0.054785549593222</text:p>
          </table:table-cell>
          <table:table-cell office:value-type="float" office:value="0.0293553517905236" calcext:value-type="float">
            <text:p>0.0293553517905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5985126891395" calcext:value-type="float">
            <text:p>0.585985126891395</text:p>
          </table:table-cell>
          <table:table-cell office:value-type="float" office:value="1.34277269361923" calcext:value-type="float">
            <text:p>1.34277269361923</text:p>
          </table:table-cell>
          <table:table-cell office:value-type="float" office:value="0.468756030789925" calcext:value-type="float">
            <text:p>0.468756030789925</text:p>
          </table:table-cell>
          <table:table-cell office:value-type="float" office:value="0.0713335496637133" calcext:value-type="float">
            <text:p>0.071333549663713</text:p>
          </table:table-cell>
          <table:table-cell office:value-type="float" office:value="0.0545549740288967" calcext:value-type="float">
            <text:p>0.054554974028897</text:p>
          </table:table-cell>
          <table:table-cell office:value-type="float" office:value="0.0290990082134338" calcext:value-type="float">
            <text:p>0.0290990082134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0637945536842" calcext:value-type="float">
            <text:p>0.460637945536842</text:p>
          </table:table-cell>
          <table:table-cell office:value-type="float" office:value="1.29872406223603" calcext:value-type="float">
            <text:p>1.29872406223603</text:p>
          </table:table-cell>
          <table:table-cell office:value-type="float" office:value="0.445380447509067" calcext:value-type="float">
            <text:p>0.445380447509067</text:p>
          </table:table-cell>
          <table:table-cell office:value-type="float" office:value="0.073284670132946" calcext:value-type="float">
            <text:p>0.073284670132946</text:p>
          </table:table-cell>
          <table:table-cell office:value-type="float" office:value="0.056771460690474" calcext:value-type="float">
            <text:p>0.056771460690474</text:p>
          </table:table-cell>
          <table:table-cell office:value-type="float" office:value="0.028665565743888" calcext:value-type="float">
            <text:p>0.02866556574388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3067957294613" calcext:value-type="float">
            <text:p>0.473067957294613</text:p>
          </table:table-cell>
          <table:table-cell office:value-type="float" office:value="1.310374308479" calcext:value-type="float">
            <text:p>1.310374308479</text:p>
          </table:table-cell>
          <table:table-cell office:value-type="float" office:value="0.442052369670695" calcext:value-type="float">
            <text:p>0.442052369670695</text:p>
          </table:table-cell>
          <table:table-cell office:value-type="float" office:value="0.0708930986348197" calcext:value-type="float">
            <text:p>0.07089309863482</text:p>
          </table:table-cell>
          <table:table-cell office:value-type="float" office:value="0.0531348232338832" calcext:value-type="float">
            <text:p>0.053134823233883</text:p>
          </table:table-cell>
          <table:table-cell office:value-type="float" office:value="0.0284706014718862" calcext:value-type="float">
            <text:p>0.0284706014718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3367194725833" calcext:value-type="float">
            <text:p>0.463367194725833</text:p>
          </table:table-cell>
          <table:table-cell office:value-type="float" office:value="1.31062555399895" calcext:value-type="float">
            <text:p>1.31062555399895</text:p>
          </table:table-cell>
          <table:table-cell office:value-type="float" office:value="0.442181850748858" calcext:value-type="float">
            <text:p>0.442181850748858</text:p>
          </table:table-cell>
          <table:table-cell office:value-type="float" office:value="0.071339644500407" calcext:value-type="float">
            <text:p>0.071339644500407</text:p>
          </table:table-cell>
          <table:table-cell office:value-type="float" office:value="0.0531489325307098" calcext:value-type="float">
            <text:p>0.05314893253071</text:p>
          </table:table-cell>
          <table:table-cell office:value-type="float" office:value="0.0284879224903187" calcext:value-type="float">
            <text:p>0.0284879224903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1590733010165" calcext:value-type="float">
            <text:p>0.461590733010165</text:p>
          </table:table-cell>
          <table:table-cell office:value-type="float" office:value="1.31063493447145" calcext:value-type="float">
            <text:p>1.31063493447145</text:p>
          </table:table-cell>
          <table:table-cell office:value-type="float" office:value="0.442220044403779" calcext:value-type="float">
            <text:p>0.442220044403779</text:p>
          </table:table-cell>
          <table:table-cell office:value-type="float" office:value="0.0712014490742344" calcext:value-type="float">
            <text:p>0.071201449074234</text:p>
          </table:table-cell>
          <table:table-cell office:value-type="float" office:value="0.0531533594693834" calcext:value-type="float">
            <text:p>0.053153359469383</text:p>
          </table:table-cell>
          <table:table-cell office:value-type="float" office:value="0.0284927252424632" calcext:value-type="float">
            <text:p>0.0284927252424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44835219708228" calcext:value-type="float">
            <text:p>0.644835219708228</text:p>
          </table:table-cell>
          <table:table-cell office:value-type="float" office:value="1.30535432187675" calcext:value-type="float">
            <text:p>1.30535432187675</text:p>
          </table:table-cell>
          <table:table-cell office:value-type="float" office:value="0.440316808633323" calcext:value-type="float">
            <text:p>0.440316808633323</text:p>
          </table:table-cell>
          <table:table-cell office:value-type="float" office:value="0.0697834363439002" calcext:value-type="float">
            <text:p>0.0697834363439</text:p>
          </table:table-cell>
          <table:table-cell office:value-type="float" office:value="0.0529316961161214" calcext:value-type="float">
            <text:p>0.052931696116121</text:p>
          </table:table-cell>
          <table:table-cell office:value-type="float" office:value="0.0282463364435884" calcext:value-type="float">
            <text:p>0.0282463364435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95796936651427" calcext:value-type="float">
            <text:p>0.495796936651427</text:p>
          </table:table-cell>
          <table:table-cell office:value-type="float" office:value="1.28300456937865" calcext:value-type="float">
            <text:p>1.28300456937865</text:p>
          </table:table-cell>
          <table:table-cell office:value-type="float" office:value="0.438511715481394" calcext:value-type="float">
            <text:p>0.438511715481394</text:p>
          </table:table-cell>
          <table:table-cell office:value-type="float" office:value="0.0791574707734014" calcext:value-type="float">
            <text:p>0.079157470773401</text:p>
          </table:table-cell>
          <table:table-cell office:value-type="float" office:value="0.0631215047238612" calcext:value-type="float">
            <text:p>0.063121504723861</text:p>
          </table:table-cell>
          <table:table-cell office:value-type="float" office:value="0.0277516232027685" calcext:value-type="float">
            <text:p>0.027751623202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134360146593" calcext:value-type="float">
            <text:p>0.562134360146593</text:p>
          </table:table-cell>
          <table:table-cell office:value-type="float" office:value="1.22512304576739" calcext:value-type="float">
            <text:p>1.22512304576739</text:p>
          </table:table-cell>
          <table:table-cell office:value-type="float" office:value="0.465136324224257" calcext:value-type="float">
            <text:p>0.465136324224257</text:p>
          </table:table-cell>
          <table:table-cell office:value-type="float" office:value="0.0720353968058618" calcext:value-type="float">
            <text:p>0.072035396805862</text:p>
          </table:table-cell>
          <table:table-cell office:value-type="float" office:value="0.0541261140092836" calcext:value-type="float">
            <text:p>0.054126114009284</text:p>
          </table:table-cell>
          <table:table-cell office:value-type="float" office:value="0.0288562075752922" calcext:value-type="float">
            <text:p>0.0288562075752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4416546700866" calcext:value-type="float">
            <text:p>0.564416546700866</text:p>
          </table:table-cell>
          <table:table-cell office:value-type="float" office:value="1.2249090012993" calcext:value-type="float">
            <text:p>1.2249090012993</text:p>
          </table:table-cell>
          <table:table-cell office:value-type="float" office:value="0.465016404757211" calcext:value-type="float">
            <text:p>0.465016404757211</text:p>
          </table:table-cell>
          <table:table-cell office:value-type="float" office:value="0.0723136699345022" calcext:value-type="float">
            <text:p>0.072313669934502</text:p>
          </table:table-cell>
          <table:table-cell office:value-type="float" office:value="0.0541132460627178" calcext:value-type="float">
            <text:p>0.054113246062718</text:p>
          </table:table-cell>
          <table:table-cell office:value-type="float" office:value="0.0288416083311898" calcext:value-type="float">
            <text:p>0.028841608331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9904783890281" calcext:value-type="float">
            <text:p>0.559904783890281</text:p>
          </table:table-cell>
          <table:table-cell office:value-type="float" office:value="1.22490315310107" calcext:value-type="float">
            <text:p>1.22490315310107</text:p>
          </table:table-cell>
          <table:table-cell office:value-type="float" office:value="0.465109252186971" calcext:value-type="float">
            <text:p>0.465109252186971</text:p>
          </table:table-cell>
          <table:table-cell office:value-type="float" office:value="0.0722401969649055" calcext:value-type="float">
            <text:p>0.072240196964906</text:p>
          </table:table-cell>
          <table:table-cell office:value-type="float" office:value="0.0541238954629947" calcext:value-type="float">
            <text:p>0.054123895462995</text:p>
          </table:table-cell>
          <table:table-cell office:value-type="float" office:value="0.0288531294591384" calcext:value-type="float">
            <text:p>0.0288531294591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41835537750205" calcext:value-type="float">
            <text:p>0.741835537750205</text:p>
          </table:table-cell>
          <table:table-cell office:value-type="float" office:value="1.22022869859957" calcext:value-type="float">
            <text:p>1.22022869859957</text:p>
          </table:table-cell>
          <table:table-cell office:value-type="float" office:value="0.46322285852349" calcext:value-type="float">
            <text:p>0.46322285852349</text:p>
          </table:table-cell>
          <table:table-cell office:value-type="float" office:value="0.0709100602669846" calcext:value-type="float">
            <text:p>0.070910060266985</text:p>
          </table:table-cell>
          <table:table-cell office:value-type="float" office:value="0.0539117630855979" calcext:value-type="float">
            <text:p>0.053911763085598</text:p>
          </table:table-cell>
          <table:table-cell office:value-type="float" office:value="0.028618003772425" calcext:value-type="float">
            <text:p>0.0286180037724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3530054538168" calcext:value-type="float">
            <text:p>0.523530054538168</text:p>
          </table:table-cell>
          <table:table-cell office:value-type="float" office:value="1.25852088164843" calcext:value-type="float">
            <text:p>1.25852088164843</text:p>
          </table:table-cell>
          <table:table-cell office:value-type="float" office:value="0.474726762300714" calcext:value-type="float">
            <text:p>0.474726762300714</text:p>
          </table:table-cell>
          <table:table-cell office:value-type="float" office:value="0.0852170702807867" calcext:value-type="float">
            <text:p>0.085217070280787</text:p>
          </table:table-cell>
          <table:table-cell office:value-type="float" office:value="0.064517887204806" calcext:value-type="float">
            <text:p>0.064517887204806</text:p>
          </table:table-cell>
          <table:table-cell office:value-type="float" office:value="0.0304565915312394" calcext:value-type="float">
            <text:p>0.0304565915312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5500687501788" calcext:value-type="float">
            <text:p>0.485500687501788</text:p>
          </table:table-cell>
          <table:table-cell office:value-type="float" office:value="1.28047976176847" calcext:value-type="float">
            <text:p>1.28047976176847</text:p>
          </table:table-cell>
          <table:table-cell office:value-type="float" office:value="0.509001644406063" calcext:value-type="float">
            <text:p>0.509001644406063</text:p>
          </table:table-cell>
          <table:table-cell office:value-type="float" office:value="0.0763688496439553" calcext:value-type="float">
            <text:p>0.076368849643955</text:p>
          </table:table-cell>
          <table:table-cell office:value-type="float" office:value="0.0580208712827672" calcext:value-type="float">
            <text:p>0.058020871282767</text:p>
          </table:table-cell>
          <table:table-cell office:value-type="float" office:value="0.0329404713945362" calcext:value-type="float">
            <text:p>0.0329404713945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0780586564514" calcext:value-type="float">
            <text:p>0.480780586564514</text:p>
          </table:table-cell>
          <table:table-cell office:value-type="float" office:value="1.28043681831458" calcext:value-type="float">
            <text:p>1.28043681831458</text:p>
          </table:table-cell>
          <table:table-cell office:value-type="float" office:value="0.5090207410628" calcext:value-type="float">
            <text:p>0.5090207410628</text:p>
          </table:table-cell>
          <table:table-cell office:value-type="float" office:value="0.0767924288049014" calcext:value-type="float">
            <text:p>0.076792428804902</text:p>
          </table:table-cell>
          <table:table-cell office:value-type="float" office:value="0.0580249461503207" calcext:value-type="float">
            <text:p>0.058024946150321</text:p>
          </table:table-cell>
          <table:table-cell office:value-type="float" office:value="0.0329436021065873" calcext:value-type="float">
            <text:p>0.0329436021065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797862683742" calcext:value-type="float">
            <text:p>0.47797862683742</text:p>
          </table:table-cell>
          <table:table-cell office:value-type="float" office:value="1.28043927980373" calcext:value-type="float">
            <text:p>1.28043927980373</text:p>
          </table:table-cell>
          <table:table-cell office:value-type="float" office:value="0.509088065686616" calcext:value-type="float">
            <text:p>0.509088065686616</text:p>
          </table:table-cell>
          <table:table-cell office:value-type="float" office:value="0.0766697323879628" calcext:value-type="float">
            <text:p>0.076669732387963</text:p>
          </table:table-cell>
          <table:table-cell office:value-type="float" office:value="0.0580324234885145" calcext:value-type="float">
            <text:p>0.058032423488515</text:p>
          </table:table-cell>
          <table:table-cell office:value-type="float" office:value="0.0329522233377012" calcext:value-type="float">
            <text:p>0.0329522233377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3921777097089" calcext:value-type="float">
            <text:p>0.683921777097089</text:p>
          </table:table-cell>
          <table:table-cell office:value-type="float" office:value="1.27470686181607" calcext:value-type="float">
            <text:p>1.27470686181607</text:p>
          </table:table-cell>
          <table:table-cell office:value-type="float" office:value="0.506668281205991" calcext:value-type="float">
            <text:p>0.506668281205991</text:p>
          </table:table-cell>
          <table:table-cell office:value-type="float" office:value="0.0749812151183152" calcext:value-type="float">
            <text:p>0.074981215118315</text:p>
          </table:table-cell>
          <table:table-cell office:value-type="float" office:value="0.057764439968976" calcext:value-type="float">
            <text:p>0.057764439968976</text:p>
          </table:table-cell>
          <table:table-cell office:value-type="float" office:value="0.0326373730725965" calcext:value-type="float">
            <text:p>0.0326373730725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98685193884665" calcext:value-type="float">
            <text:p>0.398685193884665</text:p>
          </table:table-cell>
          <table:table-cell office:value-type="float" office:value="1.35475324939485" calcext:value-type="float">
            <text:p>1.35475324939485</text:p>
          </table:table-cell>
          <table:table-cell office:value-type="float" office:value="0.540734760010071" calcext:value-type="float">
            <text:p>0.540734760010071</text:p>
          </table:table-cell>
          <table:table-cell office:value-type="float" office:value="0.116384850470502" calcext:value-type="float">
            <text:p>0.116384850470502</text:p>
          </table:table-cell>
          <table:table-cell office:value-type="float" office:value="0.0862419993788068" calcext:value-type="float">
            <text:p>0.086241999378807</text:p>
          </table:table-cell>
          <table:table-cell office:value-type="float" office:value="0.0540801062235943" calcext:value-type="float">
            <text:p>0.05408010622359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871877820917" calcext:value-type="float">
            <text:p>0.50871877820917</text:p>
          </table:table-cell>
          <table:table-cell office:value-type="float" office:value="1.32958350777722" calcext:value-type="float">
            <text:p>1.32958350777722</text:p>
          </table:table-cell>
          <table:table-cell office:value-type="float" office:value="0.435597668999304" calcext:value-type="float">
            <text:p>0.435597668999304</text:p>
          </table:table-cell>
          <table:table-cell office:value-type="float" office:value="0.0718202594176615" calcext:value-type="float">
            <text:p>0.071820259417662</text:p>
          </table:table-cell>
          <table:table-cell office:value-type="float" office:value="0.0543117713881401" calcext:value-type="float">
            <text:p>0.05431177138814</text:p>
          </table:table-cell>
          <table:table-cell office:value-type="float" office:value="0.0286503735368571" calcext:value-type="float">
            <text:p>0.028650373536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10063719626327" calcext:value-type="float">
            <text:p>0.510063719626327</text:p>
          </table:table-cell>
          <table:table-cell office:value-type="float" office:value="1.32942057644955" calcext:value-type="float">
            <text:p>1.32942057644955</text:p>
          </table:table-cell>
          <table:table-cell office:value-type="float" office:value="0.43550105341634" calcext:value-type="float">
            <text:p>0.43550105341634</text:p>
          </table:table-cell>
          <table:table-cell office:value-type="float" office:value="0.0721485743216813" calcext:value-type="float">
            <text:p>0.072148574321681</text:p>
          </table:table-cell>
          <table:table-cell office:value-type="float" office:value="0.0542996838126337" calcext:value-type="float">
            <text:p>0.054299683812634</text:p>
          </table:table-cell>
          <table:table-cell office:value-type="float" office:value="0.0286379741885429" calcext:value-type="float">
            <text:p>0.0286379741885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03958207591933" calcext:value-type="float">
            <text:p>0.503958207591933</text:p>
          </table:table-cell>
          <table:table-cell office:value-type="float" office:value="1.32945744719062" calcext:value-type="float">
            <text:p>1.32945744719062</text:p>
          </table:table-cell>
          <table:table-cell office:value-type="float" office:value="0.435622794567151" calcext:value-type="float">
            <text:p>0.435622794567151</text:p>
          </table:table-cell>
          <table:table-cell office:value-type="float" office:value="0.0720528396438012" calcext:value-type="float">
            <text:p>0.072052839643801</text:p>
          </table:table-cell>
          <table:table-cell office:value-type="float" office:value="0.0543143869284816" calcext:value-type="float">
            <text:p>0.054314386928482</text:p>
          </table:table-cell>
          <table:table-cell office:value-type="float" office:value="0.028654004494272" calcext:value-type="float">
            <text:p>0.0286540044942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78748690351852" calcext:value-type="float">
            <text:p>0.678748690351852</text:p>
          </table:table-cell>
          <table:table-cell office:value-type="float" office:value="1.32452337974807" calcext:value-type="float">
            <text:p>1.32452337974807</text:p>
          </table:table-cell>
          <table:table-cell office:value-type="float" office:value="0.433890564058569" calcext:value-type="float">
            <text:p>0.433890564058569</text:p>
          </table:table-cell>
          <table:table-cell office:value-type="float" office:value="0.070702338279695" calcext:value-type="float">
            <text:p>0.070702338279695</text:p>
          </table:table-cell>
          <table:table-cell office:value-type="float" office:value="0.05410591635456" calcext:value-type="float">
            <text:p>0.05410591635456</text:p>
          </table:table-cell>
          <table:table-cell office:value-type="float" office:value="0.0284251159553943" calcext:value-type="float">
            <text:p>0.0284251159553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96442329948147" calcext:value-type="float">
            <text:p>0.496442329948147</text:p>
          </table:table-cell>
          <table:table-cell office:value-type="float" office:value="1.33998464175181" calcext:value-type="float">
            <text:p>1.33998464175181</text:p>
          </table:table-cell>
          <table:table-cell office:value-type="float" office:value="0.445752661507368" calcext:value-type="float">
            <text:p>0.445752661507368</text:p>
          </table:table-cell>
          <table:table-cell office:value-type="float" office:value="0.0876952203693344" calcext:value-type="float">
            <text:p>0.087695220369334</text:p>
          </table:table-cell>
          <table:table-cell office:value-type="float" office:value="0.0697970660029301" calcext:value-type="float">
            <text:p>0.06979706600293</text:p>
          </table:table-cell>
          <table:table-cell office:value-type="float" office:value="0.0344030514863906" calcext:value-type="float">
            <text:p>0.03440305148639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0759905202209" calcext:value-type="float">
            <text:p>0.390759905202209</text:p>
          </table:table-cell>
          <table:table-cell office:value-type="float" office:value="1.29007676820026" calcext:value-type="float">
            <text:p>1.29007676820026</text:p>
          </table:table-cell>
          <table:table-cell office:value-type="float" office:value="0.58032883551737" calcext:value-type="float">
            <text:p>0.58032883551737</text:p>
          </table:table-cell>
          <table:table-cell office:value-type="float" office:value="0.0843778772415278" calcext:value-type="float">
            <text:p>0.084377877241528</text:p>
          </table:table-cell>
          <table:table-cell office:value-type="float" office:value="0.0634318150883208" calcext:value-type="float">
            <text:p>0.063431815088321</text:p>
          </table:table-cell>
          <table:table-cell office:value-type="float" office:value="0.0377727784041997" calcext:value-type="float">
            <text:p>0.03777277840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786784032415" calcext:value-type="float">
            <text:p>0.38786784032415</text:p>
          </table:table-cell>
          <table:table-cell office:value-type="float" office:value="1.29000589114111" calcext:value-type="float">
            <text:p>1.29000589114111</text:p>
          </table:table-cell>
          <table:table-cell office:value-type="float" office:value="0.580292102831315" calcext:value-type="float">
            <text:p>0.580292102831315</text:p>
          </table:table-cell>
          <table:table-cell office:value-type="float" office:value="0.0847933337162936" calcext:value-type="float">
            <text:p>0.084793333716294</text:p>
          </table:table-cell>
          <table:table-cell office:value-type="float" office:value="0.0634266689581339" calcext:value-type="float">
            <text:p>0.063426668958134</text:p>
          </table:table-cell>
          <table:table-cell office:value-type="float" office:value="0.0377687380380483" calcext:value-type="float">
            <text:p>0.0377687380380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94396091035713" calcext:value-type="float">
            <text:p>0.394396091035713</text:p>
          </table:table-cell>
          <table:table-cell office:value-type="float" office:value="1.29003899631611" calcext:value-type="float">
            <text:p>1.29003899631611</text:p>
          </table:table-cell>
          <table:table-cell office:value-type="float" office:value="0.580121217455027" calcext:value-type="float">
            <text:p>0.580121217455027</text:p>
          </table:table-cell>
          <table:table-cell office:value-type="float" office:value="0.0845407272555593" calcext:value-type="float">
            <text:p>0.084540727255559</text:p>
          </table:table-cell>
          <table:table-cell office:value-type="float" office:value="0.0634083911420459" calcext:value-type="float">
            <text:p>0.063408391142046</text:p>
          </table:table-cell>
          <table:table-cell office:value-type="float" office:value="0.0377459182980986" calcext:value-type="float">
            <text:p>0.0377459182980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16306559269011" calcext:value-type="float">
            <text:p>0.616306559269011</text:p>
          </table:table-cell>
          <table:table-cell office:value-type="float" office:value="1.28424652606504" calcext:value-type="float">
            <text:p>1.28424652606504</text:p>
          </table:table-cell>
          <table:table-cell office:value-type="float" office:value="0.577371846459691" calcext:value-type="float">
            <text:p>0.577371846459691</text:p>
          </table:table-cell>
          <table:table-cell office:value-type="float" office:value="0.0827130689778307" calcext:value-type="float">
            <text:p>0.082713068977831</text:p>
          </table:table-cell>
          <table:table-cell office:value-type="float" office:value="0.063115787126383" calcext:value-type="float">
            <text:p>0.063115787126383</text:p>
          </table:table-cell>
          <table:table-cell office:value-type="float" office:value="0.0373862074526238" calcext:value-type="float">
            <text:p>0.0373862074526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8087738951488" calcext:value-type="float">
            <text:p>0.388087738951488</text:p>
          </table:table-cell>
          <table:table-cell office:value-type="float" office:value="1.29156637063598" calcext:value-type="float">
            <text:p>1.29156637063598</text:p>
          </table:table-cell>
          <table:table-cell office:value-type="float" office:value="0.61182076550436" calcext:value-type="float">
            <text:p>0.61182076550436</text:p>
          </table:table-cell>
          <table:table-cell office:value-type="float" office:value="0.0930415910433397" calcext:value-type="float">
            <text:p>0.09304159104334</text:p>
          </table:table-cell>
          <table:table-cell office:value-type="float" office:value="0.0727093135917902" calcext:value-type="float">
            <text:p>0.07270931359179</text:p>
          </table:table-cell>
          <table:table-cell office:value-type="float" office:value="0.0563839237470836" calcext:value-type="float">
            <text:p>0.0563839237470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3295872207677" calcext:value-type="float">
            <text:p>0.483295872207677</text:p>
          </table:table-cell>
          <table:table-cell office:value-type="float" office:value="1.3044065563392" calcext:value-type="float">
            <text:p>1.3044065563392</text:p>
          </table:table-cell>
          <table:table-cell office:value-type="float" office:value="0.469253610430646" calcext:value-type="float">
            <text:p>0.469253610430646</text:p>
          </table:table-cell>
          <table:table-cell office:value-type="float" office:value="0.0688070147712325" calcext:value-type="float">
            <text:p>0.068807014771233</text:p>
          </table:table-cell>
          <table:table-cell office:value-type="float" office:value="0.0535681277252874" calcext:value-type="float">
            <text:p>0.053568127725288</text:p>
          </table:table-cell>
          <table:table-cell office:value-type="float" office:value="0.0300143012518018" calcext:value-type="float">
            <text:p>0.0300143012518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8896510507741" calcext:value-type="float">
            <text:p>0.478896510507741</text:p>
          </table:table-cell>
          <table:table-cell office:value-type="float" office:value="1.3045067215662" calcext:value-type="float">
            <text:p>1.3045067215662</text:p>
          </table:table-cell>
          <table:table-cell office:value-type="float" office:value="0.469267731079681" calcext:value-type="float">
            <text:p>0.469267731079681</text:p>
          </table:table-cell>
          <table:table-cell office:value-type="float" office:value="0.069197889711617" calcext:value-type="float">
            <text:p>0.069197889711617</text:p>
          </table:table-cell>
          <table:table-cell office:value-type="float" office:value="0.0535697312629534" calcext:value-type="float">
            <text:p>0.053569731262954</text:p>
          </table:table-cell>
          <table:table-cell office:value-type="float" office:value="0.030016600158486" calcext:value-type="float">
            <text:p>0.0300166001584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9858563769048" calcext:value-type="float">
            <text:p>0.479858563769048</text:p>
          </table:table-cell>
          <table:table-cell office:value-type="float" office:value="1.30450022514213" calcext:value-type="float">
            <text:p>1.30450022514213</text:p>
          </table:table-cell>
          <table:table-cell office:value-type="float" office:value="0.469247582429913" calcext:value-type="float">
            <text:p>0.469247582429913</text:p>
          </table:table-cell>
          <table:table-cell office:value-type="float" office:value="0.0690207302704114" calcext:value-type="float">
            <text:p>0.069020730270411</text:p>
          </table:table-cell>
          <table:table-cell office:value-type="float" office:value="0.053567432301231" calcext:value-type="float">
            <text:p>0.053567432301231</text:p>
          </table:table-cell>
          <table:table-cell office:value-type="float" office:value="0.0300138149084761" calcext:value-type="float">
            <text:p>0.0300138149084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5937922350124" calcext:value-type="float">
            <text:p>0.665937922350124</text:p>
          </table:table-cell>
          <table:table-cell office:value-type="float" office:value="1.29929394785974" calcext:value-type="float">
            <text:p>1.29929394785974</text:p>
          </table:table-cell>
          <table:table-cell office:value-type="float" office:value="0.467303069982754" calcext:value-type="float">
            <text:p>0.467303069982754</text:p>
          </table:table-cell>
          <table:table-cell office:value-type="float" office:value="0.0675569363976829" calcext:value-type="float">
            <text:p>0.067556936397683</text:p>
          </table:table-cell>
          <table:table-cell office:value-type="float" office:value="0.0533466682980305" calcext:value-type="float">
            <text:p>0.053346668298031</text:p>
          </table:table-cell>
          <table:table-cell office:value-type="float" office:value="0.0297639230014346" calcext:value-type="float">
            <text:p>0.0297639230014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0368023051514" calcext:value-type="float">
            <text:p>0.50368023051514</text:p>
          </table:table-cell>
          <table:table-cell office:value-type="float" office:value="1.28604124382326" calcext:value-type="float">
            <text:p>1.28604124382326</text:p>
          </table:table-cell>
          <table:table-cell office:value-type="float" office:value="0.469536264459932" calcext:value-type="float">
            <text:p>0.469536264459932</text:p>
          </table:table-cell>
          <table:table-cell office:value-type="float" office:value="0.0718072938417866" calcext:value-type="float">
            <text:p>0.071807293841787</text:p>
          </table:table-cell>
          <table:table-cell office:value-type="float" office:value="0.0561799973934628" calcext:value-type="float">
            <text:p>0.056179997393463</text:p>
          </table:table-cell>
          <table:table-cell office:value-type="float" office:value="0.0307398017466369" calcext:value-type="float">
            <text:p>0.03073980174663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68323024429298" calcext:value-type="float">
            <text:p>0.368323024429298</text:p>
          </table:table-cell>
          <table:table-cell office:value-type="float" office:value="1.38042861875633" calcext:value-type="float">
            <text:p>1.38042861875633</text:p>
          </table:table-cell>
          <table:table-cell office:value-type="float" office:value="0.491591719735184" calcext:value-type="float">
            <text:p>0.491591719735184</text:p>
          </table:table-cell>
          <table:table-cell office:value-type="float" office:value="0.0710261138570653" calcext:value-type="float">
            <text:p>0.071026113857065</text:p>
          </table:table-cell>
          <table:table-cell office:value-type="float" office:value="0.0555960330115335" calcext:value-type="float">
            <text:p>0.055596033011534</text:p>
          </table:table-cell>
          <table:table-cell office:value-type="float" office:value="0.0313516113479262" calcext:value-type="float">
            <text:p>0.0313516113479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67615914694106" calcext:value-type="float">
            <text:p>0.367615914694106</text:p>
          </table:table-cell>
          <table:table-cell office:value-type="float" office:value="1.38031140614952" calcext:value-type="float">
            <text:p>1.38031140614952</text:p>
          </table:table-cell>
          <table:table-cell office:value-type="float" office:value="0.491526271986313" calcext:value-type="float">
            <text:p>0.491526271986313</text:p>
          </table:table-cell>
          <table:table-cell office:value-type="float" office:value="0.0713417710493233" calcext:value-type="float">
            <text:p>0.071341771049323</text:p>
          </table:table-cell>
          <table:table-cell office:value-type="float" office:value="0.0555892093455334" calcext:value-type="float">
            <text:p>0.055589209345533</text:p>
          </table:table-cell>
          <table:table-cell office:value-type="float" office:value="0.031343631848702" calcext:value-type="float">
            <text:p>0.0313436318487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65586635962851" calcext:value-type="float">
            <text:p>0.365586635962851</text:p>
          </table:table-cell>
          <table:table-cell office:value-type="float" office:value="1.38031574537143" calcext:value-type="float">
            <text:p>1.38031574537143</text:p>
          </table:table-cell>
          <table:table-cell office:value-type="float" office:value="0.491569144859447" calcext:value-type="float">
            <text:p>0.491569144859447</text:p>
          </table:table-cell>
          <table:table-cell office:value-type="float" office:value="0.071217712361207" calcext:value-type="float">
            <text:p>0.071217712361207</text:p>
          </table:table-cell>
          <table:table-cell office:value-type="float" office:value="0.0555940559441561" calcext:value-type="float">
            <text:p>0.055594055944156</text:p>
          </table:table-cell>
          <table:table-cell office:value-type="float" office:value="0.0313490086395048" calcext:value-type="float">
            <text:p>0.0313490086395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9275865595868" calcext:value-type="float">
            <text:p>0.559275865595868</text:p>
          </table:table-cell>
          <table:table-cell office:value-type="float" office:value="1.37475050698641" calcext:value-type="float">
            <text:p>1.37475050698641</text:p>
          </table:table-cell>
          <table:table-cell office:value-type="float" office:value="0.489491064043373" calcext:value-type="float">
            <text:p>0.489491064043373</text:p>
          </table:table-cell>
          <table:table-cell office:value-type="float" office:value="0.0697121630881208" calcext:value-type="float">
            <text:p>0.069712163088121</text:p>
          </table:table-cell>
          <table:table-cell office:value-type="float" office:value="0.0553621627496659" calcext:value-type="float">
            <text:p>0.055362162749666</text:p>
          </table:table-cell>
          <table:table-cell office:value-type="float" office:value="0.0310827136494836" calcext:value-type="float">
            <text:p>0.0310827136494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3085762958196" calcext:value-type="float">
            <text:p>0.433085762958196</text:p>
          </table:table-cell>
          <table:table-cell office:value-type="float" office:value="1.32511095398947" calcext:value-type="float">
            <text:p>1.32511095398947</text:p>
          </table:table-cell>
          <table:table-cell office:value-type="float" office:value="0.438194252841771" calcext:value-type="float">
            <text:p>0.438194252841771</text:p>
          </table:table-cell>
          <table:table-cell office:value-type="float" office:value="0.0685149386220663" calcext:value-type="float">
            <text:p>0.068514938622066</text:p>
          </table:table-cell>
          <table:table-cell office:value-type="float" office:value="0.0585734250357115" calcext:value-type="float">
            <text:p>0.058573425035712</text:p>
          </table:table-cell>
          <table:table-cell office:value-type="float" office:value="0.0310999809691731" calcext:value-type="float">
            <text:p>0.0310999809691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0794874072517" calcext:value-type="float">
            <text:p>0.440794874072517</text:p>
          </table:table-cell>
          <table:table-cell office:value-type="float" office:value="1.34460948490104" calcext:value-type="float">
            <text:p>1.34460948490104</text:p>
          </table:table-cell>
          <table:table-cell office:value-type="float" office:value="0.521072847060054" calcext:value-type="float">
            <text:p>0.521072847060054</text:p>
          </table:table-cell>
          <table:table-cell office:value-type="float" office:value="0.0730329169237844" calcext:value-type="float">
            <text:p>0.073032916923784</text:p>
          </table:table-cell>
          <table:table-cell office:value-type="float" office:value="0.0577474200420603" calcext:value-type="float">
            <text:p>0.05774742004206</text:p>
          </table:table-cell>
          <table:table-cell office:value-type="float" office:value="0.0337917803111232" calcext:value-type="float">
            <text:p>0.0337917803111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1448631869073" calcext:value-type="float">
            <text:p>0.441448631869073</text:p>
          </table:table-cell>
          <table:table-cell office:value-type="float" office:value="1.34444618472957" calcext:value-type="float">
            <text:p>1.34444618472957</text:p>
          </table:table-cell>
          <table:table-cell office:value-type="float" office:value="0.520961876045412" calcext:value-type="float">
            <text:p>0.520961876045412</text:p>
          </table:table-cell>
          <table:table-cell office:value-type="float" office:value="0.0734028508800286" calcext:value-type="float">
            <text:p>0.073402850880029</text:p>
          </table:table-cell>
          <table:table-cell office:value-type="float" office:value="0.0577373170304559" calcext:value-type="float">
            <text:p>0.057737317030456</text:p>
          </table:table-cell>
          <table:table-cell office:value-type="float" office:value="0.0337778194565023" calcext:value-type="float">
            <text:p>0.0337778194565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7539039773184" calcext:value-type="float">
            <text:p>0.437539039773184</text:p>
          </table:table-cell>
          <table:table-cell office:value-type="float" office:value="1.34445048924651" calcext:value-type="float">
            <text:p>1.34445048924651</text:p>
          </table:table-cell>
          <table:table-cell office:value-type="float" office:value="0.521051139098228" calcext:value-type="float">
            <text:p>0.521051139098228</text:p>
          </table:table-cell>
          <table:table-cell office:value-type="float" office:value="0.0732788092963254" calcext:value-type="float">
            <text:p>0.073278809296325</text:p>
          </table:table-cell>
          <table:table-cell office:value-type="float" office:value="0.0577471990194765" calcext:value-type="float">
            <text:p>0.057747199019477</text:p>
          </table:table-cell>
          <table:table-cell office:value-type="float" office:value="0.0337893472213694" calcext:value-type="float">
            <text:p>0.033789347221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3520843018575" calcext:value-type="float">
            <text:p>0.643520843018575</text:p>
          </table:table-cell>
          <table:table-cell office:value-type="float" office:value="1.33855646834926" calcext:value-type="float">
            <text:p>1.33855646834926</text:p>
          </table:table-cell>
          <table:table-cell office:value-type="float" office:value="0.51868581139328" calcext:value-type="float">
            <text:p>0.51868581139328</text:p>
          </table:table-cell>
          <table:table-cell office:value-type="float" office:value="0.0715506116017699" calcext:value-type="float">
            <text:p>0.07155061160177</text:p>
          </table:table-cell>
          <table:table-cell office:value-type="float" office:value="0.0574855090730314" calcext:value-type="float">
            <text:p>0.057485509073031</text:p>
          </table:table-cell>
          <table:table-cell office:value-type="float" office:value="0.0334810251573369" calcext:value-type="float">
            <text:p>0.0334810251573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4089265961544" calcext:value-type="float">
            <text:p>0.44089265961544</text:p>
          </table:table-cell>
          <table:table-cell office:value-type="float" office:value="1.34499330761378" calcext:value-type="float">
            <text:p>1.34499330761378</text:p>
          </table:table-cell>
          <table:table-cell office:value-type="float" office:value="0.515884098467995" calcext:value-type="float">
            <text:p>0.515884098467995</text:p>
          </table:table-cell>
          <table:table-cell office:value-type="float" office:value="0.0851869825907471" calcext:value-type="float">
            <text:p>0.085186982590747</text:p>
          </table:table-cell>
          <table:table-cell office:value-type="float" office:value="0.0698332215748445" calcext:value-type="float">
            <text:p>0.069833221574845</text:p>
          </table:table-cell>
          <table:table-cell office:value-type="float" office:value="0.0369912039952151" calcext:value-type="float">
            <text:p>0.03699120399521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7428625343957" calcext:value-type="float">
            <text:p>0.587428625343957</text:p>
          </table:table-cell>
          <table:table-cell office:value-type="float" office:value="1.28529461685681" calcext:value-type="float">
            <text:p>1.28529461685681</text:p>
          </table:table-cell>
          <table:table-cell office:value-type="float" office:value="0.467037071198264" calcext:value-type="float">
            <text:p>0.467037071198264</text:p>
          </table:table-cell>
          <table:table-cell office:value-type="float" office:value="0.0745545774428246" calcext:value-type="float">
            <text:p>0.074554577442825</text:p>
          </table:table-cell>
          <table:table-cell office:value-type="float" office:value="0.0569241285845798" calcext:value-type="float">
            <text:p>0.05692412858458</text:p>
          </table:table-cell>
          <table:table-cell office:value-type="float" office:value="0.0302761028348894" calcext:value-type="float">
            <text:p>0.030276102834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5397048925261" calcext:value-type="float">
            <text:p>0.585397048925261</text:p>
          </table:table-cell>
          <table:table-cell office:value-type="float" office:value="1.2852223686815" calcext:value-type="float">
            <text:p>1.2852223686815</text:p>
          </table:table-cell>
          <table:table-cell office:value-type="float" office:value="0.46700260887001" calcext:value-type="float">
            <text:p>0.46700260887001</text:p>
          </table:table-cell>
          <table:table-cell office:value-type="float" office:value="0.074891571555943" calcext:value-type="float">
            <text:p>0.074891571555943</text:p>
          </table:table-cell>
          <table:table-cell office:value-type="float" office:value="0.0569194873951935" calcext:value-type="float">
            <text:p>0.056919487395194</text:p>
          </table:table-cell>
          <table:table-cell office:value-type="float" office:value="0.0302720747895577" calcext:value-type="float">
            <text:p>0.0302720747895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6577025968178" calcext:value-type="float">
            <text:p>0.586577025968178</text:p>
          </table:table-cell>
          <table:table-cell office:value-type="float" office:value="1.28522631231358" calcext:value-type="float">
            <text:p>1.28522631231358</text:p>
          </table:table-cell>
          <table:table-cell office:value-type="float" office:value="0.466980346801604" calcext:value-type="float">
            <text:p>0.466980346801604</text:p>
          </table:table-cell>
          <table:table-cell office:value-type="float" office:value="0.074733387966406" calcext:value-type="float">
            <text:p>0.074733387966406</text:p>
          </table:table-cell>
          <table:table-cell office:value-type="float" office:value="0.0569166314546001" calcext:value-type="float">
            <text:p>0.0569166314546</text:p>
          </table:table-cell>
          <table:table-cell office:value-type="float" office:value="0.0302689804670884" calcext:value-type="float">
            <text:p>0.0302689804670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68145294318991" calcext:value-type="float">
            <text:p>0.768145294318991</text:p>
          </table:table-cell>
          <table:table-cell office:value-type="float" office:value="1.28026388398406" calcext:value-type="float">
            <text:p>1.28026388398406</text:p>
          </table:table-cell>
          <table:table-cell office:value-type="float" office:value="0.465068524046278" calcext:value-type="float">
            <text:p>0.465068524046278</text:p>
          </table:table-cell>
          <table:table-cell office:value-type="float" office:value="0.0733532667964879" calcext:value-type="float">
            <text:p>0.073353266796488</text:p>
          </table:table-cell>
          <table:table-cell office:value-type="float" office:value="0.0566905798867532" calcext:value-type="float">
            <text:p>0.056690579886753</text:p>
          </table:table-cell>
          <table:table-cell office:value-type="float" office:value="0.0300200441412786" calcext:value-type="float">
            <text:p>0.0300200441412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7882553315141" calcext:value-type="float">
            <text:p>0.617882553315141</text:p>
          </table:table-cell>
          <table:table-cell office:value-type="float" office:value="1.2587658744675" calcext:value-type="float">
            <text:p>1.2587658744675</text:p>
          </table:table-cell>
          <table:table-cell office:value-type="float" office:value="0.446573079095161" calcext:value-type="float">
            <text:p>0.446573079095161</text:p>
          </table:table-cell>
          <table:table-cell office:value-type="float" office:value="0.0692416731054424" calcext:value-type="float">
            <text:p>0.069241673105443</text:p>
          </table:table-cell>
          <table:table-cell office:value-type="float" office:value="0.0552334111083448" calcext:value-type="float">
            <text:p>0.055233411108345</text:p>
          </table:table-cell>
          <table:table-cell office:value-type="float" office:value="0.030281232634058" calcext:value-type="float">
            <text:p>0.03028123263405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0012384732937" calcext:value-type="float">
            <text:p>0.420012384732937</text:p>
          </table:table-cell>
          <table:table-cell office:value-type="float" office:value="1.37671683224589" calcext:value-type="float">
            <text:p>1.37671683224589</text:p>
          </table:table-cell>
          <table:table-cell office:value-type="float" office:value="0.506512226546843" calcext:value-type="float">
            <text:p>0.506512226546843</text:p>
          </table:table-cell>
          <table:table-cell office:value-type="float" office:value="0.0734411893507281" calcext:value-type="float">
            <text:p>0.073441189350728</text:p>
          </table:table-cell>
          <table:table-cell office:value-type="float" office:value="0.0555013579814704" calcext:value-type="float">
            <text:p>0.055501357981471</text:p>
          </table:table-cell>
          <table:table-cell office:value-type="float" office:value="0.0320573477818305" calcext:value-type="float">
            <text:p>0.0320573477818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1370555696675" calcext:value-type="float">
            <text:p>0.421370555696675</text:p>
          </table:table-cell>
          <table:table-cell office:value-type="float" office:value="1.37655524419604" calcext:value-type="float">
            <text:p>1.37655524419604</text:p>
          </table:table-cell>
          <table:table-cell office:value-type="float" office:value="0.506381871805978" calcext:value-type="float">
            <text:p>0.506381871805978</text:p>
          </table:table-cell>
          <table:table-cell office:value-type="float" office:value="0.0737973579296332" calcext:value-type="float">
            <text:p>0.073797357929633</text:p>
          </table:table-cell>
          <table:table-cell office:value-type="float" office:value="0.0554887323552603" calcext:value-type="float">
            <text:p>0.05548873235526</text:p>
          </table:table-cell>
          <table:table-cell office:value-type="float" office:value="0.0320412787104613" calcext:value-type="float">
            <text:p>0.0320412787104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9517196152142" calcext:value-type="float">
            <text:p>0.409517196152142</text:p>
          </table:table-cell>
          <table:table-cell office:value-type="float" office:value="1.3766394893266" calcext:value-type="float">
            <text:p>1.3766394893266</text:p>
          </table:table-cell>
          <table:table-cell office:value-type="float" office:value="0.50666633905332" calcext:value-type="float">
            <text:p>0.50666633905332</text:p>
          </table:table-cell>
          <table:table-cell office:value-type="float" office:value="0.0737778609513063" calcext:value-type="float">
            <text:p>0.073777860951306</text:p>
          </table:table-cell>
          <table:table-cell office:value-type="float" office:value="0.0555189568656586" calcext:value-type="float">
            <text:p>0.055518956865659</text:p>
          </table:table-cell>
          <table:table-cell office:value-type="float" office:value="0.0320775412772739" calcext:value-type="float">
            <text:p>0.0320775412772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8085051141078" calcext:value-type="float">
            <text:p>0.618085051141078</text:p>
          </table:table-cell>
          <table:table-cell office:value-type="float" office:value="1.37026096618294" calcext:value-type="float">
            <text:p>1.37026096618294</text:p>
          </table:table-cell>
          <table:table-cell office:value-type="float" office:value="0.504167894596051" calcext:value-type="float">
            <text:p>0.504167894596051</text:p>
          </table:table-cell>
          <table:table-cell office:value-type="float" office:value="0.0720748245409058" calcext:value-type="float">
            <text:p>0.072074824540906</text:p>
          </table:table-cell>
          <table:table-cell office:value-type="float" office:value="0.0552519556665707" calcext:value-type="float">
            <text:p>0.055251955666571</text:p>
          </table:table-cell>
          <table:table-cell office:value-type="float" office:value="0.0317595920981947" calcext:value-type="float">
            <text:p>0.0317595920981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0350857888163" calcext:value-type="float">
            <text:p>0.430350857888163</text:p>
          </table:table-cell>
          <table:table-cell office:value-type="float" office:value="1.36421934057459" calcext:value-type="float">
            <text:p>1.36421934057459</text:p>
          </table:table-cell>
          <table:table-cell office:value-type="float" office:value="0.541923821318511" calcext:value-type="float">
            <text:p>0.541923821318511</text:p>
          </table:table-cell>
          <table:table-cell office:value-type="float" office:value="0.0785540955967833" calcext:value-type="float">
            <text:p>0.078554095596783</text:p>
          </table:table-cell>
          <table:table-cell office:value-type="float" office:value="0.0630848842714931" calcext:value-type="float">
            <text:p>0.063084884271493</text:p>
          </table:table-cell>
          <table:table-cell office:value-type="float" office:value="0.0437565389107533" calcext:value-type="float">
            <text:p>0.04375653891075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6868647117269" calcext:value-type="float">
            <text:p>0.566868647117269</text:p>
          </table:table-cell>
          <table:table-cell office:value-type="float" office:value="1.24179695527161" calcext:value-type="float">
            <text:p>1.24179695527161</text:p>
          </table:table-cell>
          <table:table-cell office:value-type="float" office:value="0.514036993992543" calcext:value-type="float">
            <text:p>0.514036993992543</text:p>
          </table:table-cell>
          <table:table-cell office:value-type="float" office:value="0.0775012957449135" calcext:value-type="float">
            <text:p>0.077501295744914</text:p>
          </table:table-cell>
          <table:table-cell office:value-type="float" office:value="0.057924301685851" calcext:value-type="float">
            <text:p>0.057924301685851</text:p>
          </table:table-cell>
          <table:table-cell office:value-type="float" office:value="0.0329976714566865" calcext:value-type="float">
            <text:p>0.0329976714566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9625863005282" calcext:value-type="float">
            <text:p>0.559625863005282</text:p>
          </table:table-cell>
          <table:table-cell office:value-type="float" office:value="1.24199075521071" calcext:value-type="float">
            <text:p>1.24199075521071</text:p>
          </table:table-cell>
          <table:table-cell office:value-type="float" office:value="0.514116991560756" calcext:value-type="float">
            <text:p>0.514116991560756</text:p>
          </table:table-cell>
          <table:table-cell office:value-type="float" office:value="0.0779479726887583" calcext:value-type="float">
            <text:p>0.077947972688758</text:p>
          </table:table-cell>
          <table:table-cell office:value-type="float" office:value="0.057931867632398" calcext:value-type="float">
            <text:p>0.057931867632398</text:p>
          </table:table-cell>
          <table:table-cell office:value-type="float" office:value="0.0330087336711203" calcext:value-type="float">
            <text:p>0.033008733671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4957136350887" calcext:value-type="float">
            <text:p>0.554957136350887</text:p>
          </table:table-cell>
          <table:table-cell office:value-type="float" office:value="1.24198124380401" calcext:value-type="float">
            <text:p>1.24198124380401</text:p>
          </table:table-cell>
          <table:table-cell office:value-type="float" office:value="0.514230223540352" calcext:value-type="float">
            <text:p>0.514230223540352</text:p>
          </table:table-cell>
          <table:table-cell office:value-type="float" office:value="0.0778610210063366" calcext:value-type="float">
            <text:p>0.077861021006337</text:p>
          </table:table-cell>
          <table:table-cell office:value-type="float" office:value="0.0579444797822275" calcext:value-type="float">
            <text:p>0.057944479782228</text:p>
          </table:table-cell>
          <table:table-cell office:value-type="float" office:value="0.0330232644585987" calcext:value-type="float">
            <text:p>0.0330232644585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66430020175724" calcext:value-type="float">
            <text:p>0.766430020175724</text:p>
          </table:table-cell>
          <table:table-cell office:value-type="float" office:value="1.23610823149091" calcext:value-type="float">
            <text:p>1.23610823149091</text:p>
          </table:table-cell>
          <table:table-cell office:value-type="float" office:value="0.511618828046399" calcext:value-type="float">
            <text:p>0.511618828046399</text:p>
          </table:table-cell>
          <table:table-cell office:value-type="float" office:value="0.0761210469894147" calcext:value-type="float">
            <text:p>0.076121046989415</text:p>
          </table:table-cell>
          <table:table-cell office:value-type="float" office:value="0.0576620383033326" calcext:value-type="float">
            <text:p>0.057662038303333</text:p>
          </table:table-cell>
          <table:table-cell office:value-type="float" office:value="0.0326861279451662" calcext:value-type="float">
            <text:p>0.0326861279451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31515963191191" calcext:value-type="float">
            <text:p>0.631515963191191</text:p>
          </table:table-cell>
          <table:table-cell office:value-type="float" office:value="1.17984896084608" calcext:value-type="float">
            <text:p>1.17984896084608</text:p>
          </table:table-cell>
          <table:table-cell office:value-type="float" office:value="0.555439358597185" calcext:value-type="float">
            <text:p>0.555439358597185</text:p>
          </table:table-cell>
          <table:table-cell office:value-type="float" office:value="0.0831376106493373" calcext:value-type="float">
            <text:p>0.083137610649337</text:p>
          </table:table-cell>
          <table:table-cell office:value-type="float" office:value="0.067523783085729" calcext:value-type="float">
            <text:p>0.067523783085729</text:p>
          </table:table-cell>
          <table:table-cell office:value-type="float" office:value="0.0583993207880982" calcext:value-type="float">
            <text:p>0.05839932078809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4913723386293" calcext:value-type="float">
            <text:p>0.464913723386293</text:p>
          </table:table-cell>
          <table:table-cell office:value-type="float" office:value="1.28955200947682" calcext:value-type="float">
            <text:p>1.28955200947682</text:p>
          </table:table-cell>
          <table:table-cell office:value-type="float" office:value="0.486975557761477" calcext:value-type="float">
            <text:p>0.486975557761477</text:p>
          </table:table-cell>
          <table:table-cell office:value-type="float" office:value="0.0751353908093035" calcext:value-type="float">
            <text:p>0.075135390809304</text:p>
          </table:table-cell>
          <table:table-cell office:value-type="float" office:value="0.0574596891099453" calcext:value-type="float">
            <text:p>0.057459689109945</text:p>
          </table:table-cell>
          <table:table-cell office:value-type="float" office:value="0.0317706164189276" calcext:value-type="float">
            <text:p>0.0317706164189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1537289173539" calcext:value-type="float">
            <text:p>0.471537289173539</text:p>
          </table:table-cell>
          <table:table-cell office:value-type="float" office:value="1.28925377193956" calcext:value-type="float">
            <text:p>1.28925377193956</text:p>
          </table:table-cell>
          <table:table-cell office:value-type="float" office:value="0.486746163124523" calcext:value-type="float">
            <text:p>0.486746163124523</text:p>
          </table:table-cell>
          <table:table-cell office:value-type="float" office:value="0.0754126308670384" calcext:value-type="float">
            <text:p>0.075412630867038</text:p>
          </table:table-cell>
          <table:table-cell office:value-type="float" office:value="0.0574333363738389" calcext:value-type="float">
            <text:p>0.057433336373839</text:p>
          </table:table-cell>
          <table:table-cell office:value-type="float" office:value="0.0317408773713678" calcext:value-type="float">
            <text:p>0.0317408773713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7568132012062" calcext:value-type="float">
            <text:p>0.467568132012062</text:p>
          </table:table-cell>
          <table:table-cell office:value-type="float" office:value="1.28924989281879" calcext:value-type="float">
            <text:p>1.28924989281879</text:p>
          </table:table-cell>
          <table:table-cell office:value-type="float" office:value="0.486828235640093" calcext:value-type="float">
            <text:p>0.486828235640093</text:p>
          </table:table-cell>
          <table:table-cell office:value-type="float" office:value="0.0753075504258999" calcext:value-type="float">
            <text:p>0.0753075504259</text:p>
          </table:table-cell>
          <table:table-cell office:value-type="float" office:value="0.0574428939832976" calcext:value-type="float">
            <text:p>0.057442893983298</text:p>
          </table:table-cell>
          <table:table-cell office:value-type="float" office:value="0.0317515539095715" calcext:value-type="float">
            <text:p>0.0317515539095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4430250928449" calcext:value-type="float">
            <text:p>0.654430250928449</text:p>
          </table:table-cell>
          <table:table-cell office:value-type="float" office:value="1.2843853812587" calcext:value-type="float">
            <text:p>1.2843853812587</text:p>
          </table:table-cell>
          <table:table-cell office:value-type="float" office:value="0.484881963973944" calcext:value-type="float">
            <text:p>0.484881963973944</text:p>
          </table:table-cell>
          <table:table-cell office:value-type="float" office:value="0.0738303256321563" calcext:value-type="float">
            <text:p>0.073830325632156</text:p>
          </table:table-cell>
          <table:table-cell office:value-type="float" office:value="0.0572197339373401" calcext:value-type="float">
            <text:p>0.05721973393734</text:p>
          </table:table-cell>
          <table:table-cell office:value-type="float" office:value="0.0314964681555788" calcext:value-type="float">
            <text:p>0.0314964681555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7666166746397" calcext:value-type="float">
            <text:p>0.457666166746397</text:p>
          </table:table-cell>
          <table:table-cell office:value-type="float" office:value="1.30947429129973" calcext:value-type="float">
            <text:p>1.30947429129973</text:p>
          </table:table-cell>
          <table:table-cell office:value-type="float" office:value="0.473856827474741" calcext:value-type="float">
            <text:p>0.473856827474741</text:p>
          </table:table-cell>
          <table:table-cell office:value-type="float" office:value="0.0762107641129669" calcext:value-type="float">
            <text:p>0.076210764112967</text:p>
          </table:table-cell>
          <table:table-cell office:value-type="float" office:value="0.0576227818773461" calcext:value-type="float">
            <text:p>0.057622781877346</text:p>
          </table:table-cell>
          <table:table-cell office:value-type="float" office:value="0.0319913360692761" calcext:value-type="float">
            <text:p>0.03199133606927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693422405815" calcext:value-type="float">
            <text:p>0.48693422405815</text:p>
          </table:table-cell>
          <table:table-cell office:value-type="float" office:value="1.31164627058272" calcext:value-type="float">
            <text:p>1.31164627058272</text:p>
          </table:table-cell>
          <table:table-cell office:value-type="float" office:value="0.510007265353032" calcext:value-type="float">
            <text:p>0.510007265353032</text:p>
          </table:table-cell>
          <table:table-cell office:value-type="float" office:value="0.0714483165815694" calcext:value-type="float">
            <text:p>0.071448316581569</text:p>
          </table:table-cell>
          <table:table-cell office:value-type="float" office:value="0.0549422827670948" calcext:value-type="float">
            <text:p>0.054942282767095</text:p>
          </table:table-cell>
          <table:table-cell office:value-type="float" office:value="0.0315931203250935" calcext:value-type="float">
            <text:p>0.0315931203250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442438075868" calcext:value-type="float">
            <text:p>0.47442438075868</text:p>
          </table:table-cell>
          <table:table-cell office:value-type="float" office:value="1.31190813530812" calcext:value-type="float">
            <text:p>1.31190813530812</text:p>
          </table:table-cell>
          <table:table-cell office:value-type="float" office:value="0.51020976519753" calcext:value-type="float">
            <text:p>0.51020976519753</text:p>
          </table:table-cell>
          <table:table-cell office:value-type="float" office:value="0.0719672339530002" calcext:value-type="float">
            <text:p>0.071967233953</text:p>
          </table:table-cell>
          <table:table-cell office:value-type="float" office:value="0.0549630861152141" calcext:value-type="float">
            <text:p>0.054963086115214</text:p>
          </table:table-cell>
          <table:table-cell office:value-type="float" office:value="0.0316191598905915" calcext:value-type="float">
            <text:p>0.0316191598905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6105091561658" calcext:value-type="float">
            <text:p>0.476105091561658</text:p>
          </table:table-cell>
          <table:table-cell office:value-type="float" office:value="1.31190688187628" calcext:value-type="float">
            <text:p>1.31190688187628</text:p>
          </table:table-cell>
          <table:table-cell office:value-type="float" office:value="0.510168312193865" calcext:value-type="float">
            <text:p>0.510168312193865</text:p>
          </table:table-cell>
          <table:table-cell office:value-type="float" office:value="0.0717788919089638" calcext:value-type="float">
            <text:p>0.071778891908964</text:p>
          </table:table-cell>
          <table:table-cell office:value-type="float" office:value="0.0549587600119783" calcext:value-type="float">
            <text:p>0.054958760011978</text:p>
          </table:table-cell>
          <table:table-cell office:value-type="float" office:value="0.0316137247952622" calcext:value-type="float">
            <text:p>0.0316137247952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5618686086147" calcext:value-type="float">
            <text:p>0.685618686086147</text:p>
          </table:table-cell>
          <table:table-cell office:value-type="float" office:value="1.30594016387288" calcext:value-type="float">
            <text:p>1.30594016387288</text:p>
          </table:table-cell>
          <table:table-cell office:value-type="float" office:value="0.50769848862219" calcext:value-type="float">
            <text:p>0.50769848862219</text:p>
          </table:table-cell>
          <table:table-cell office:value-type="float" office:value="0.0701015899487285" calcext:value-type="float">
            <text:p>0.070101589948729</text:p>
          </table:table-cell>
          <table:table-cell office:value-type="float" office:value="0.0547001156250487" calcext:value-type="float">
            <text:p>0.054700115625049</text:p>
          </table:table-cell>
          <table:table-cell office:value-type="float" office:value="0.0313060299436016" calcext:value-type="float">
            <text:p>0.0313060299436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0224160533955" calcext:value-type="float">
            <text:p>0.460224160533955</text:p>
          </table:table-cell>
          <table:table-cell office:value-type="float" office:value="1.33366048073912" calcext:value-type="float">
            <text:p>1.33366048073912</text:p>
          </table:table-cell>
          <table:table-cell office:value-type="float" office:value="0.517107415848746" calcext:value-type="float">
            <text:p>0.517107415848746</text:p>
          </table:table-cell>
          <table:table-cell office:value-type="float" office:value="0.08575674073437" calcext:value-type="float">
            <text:p>0.08575674073437</text:p>
          </table:table-cell>
          <table:table-cell office:value-type="float" office:value="0.0651881043141141" calcext:value-type="float">
            <text:p>0.065188104314114</text:p>
          </table:table-cell>
          <table:table-cell office:value-type="float" office:value="0.0475403295016034" calcext:value-type="float">
            <text:p>0.04754032950160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982140914904" calcext:value-type="float">
            <text:p>0.47982140914904</text:p>
          </table:table-cell>
          <table:table-cell office:value-type="float" office:value="1.32184316335158" calcext:value-type="float">
            <text:p>1.32184316335158</text:p>
          </table:table-cell>
          <table:table-cell office:value-type="float" office:value="0.460808818453099" calcext:value-type="float">
            <text:p>0.460808818453099</text:p>
          </table:table-cell>
          <table:table-cell office:value-type="float" office:value="0.0714554772640334" calcext:value-type="float">
            <text:p>0.071455477264033</text:p>
          </table:table-cell>
          <table:table-cell office:value-type="float" office:value="0.0543924062340398" calcext:value-type="float">
            <text:p>0.05439240623404</text:p>
          </table:table-cell>
          <table:table-cell office:value-type="float" office:value="0.0290054014490678" calcext:value-type="float">
            <text:p>0.0290054014490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4603008731207" calcext:value-type="float">
            <text:p>0.484603008731207</text:p>
          </table:table-cell>
          <table:table-cell office:value-type="float" office:value="1.32158186873346" calcext:value-type="float">
            <text:p>1.32158186873346</text:p>
          </table:table-cell>
          <table:table-cell office:value-type="float" office:value="0.46063616141866" calcext:value-type="float">
            <text:p>0.46063616141866</text:p>
          </table:table-cell>
          <table:table-cell office:value-type="float" office:value="0.0717130632725866" calcext:value-type="float">
            <text:p>0.071713063272587</text:p>
          </table:table-cell>
          <table:table-cell office:value-type="float" office:value="0.0543728617038583" calcext:value-type="float">
            <text:p>0.054372861703858</text:p>
          </table:table-cell>
          <table:table-cell office:value-type="float" office:value="0.028983869177667" calcext:value-type="float">
            <text:p>0.028983869177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7877070450395" calcext:value-type="float">
            <text:p>0.477877070450395</text:p>
          </table:table-cell>
          <table:table-cell office:value-type="float" office:value="1.32160248978172" calcext:value-type="float">
            <text:p>1.32160248978172</text:p>
          </table:table-cell>
          <table:table-cell office:value-type="float" office:value="0.460775074525455" calcext:value-type="float">
            <text:p>0.460775074525455</text:p>
          </table:table-cell>
          <table:table-cell office:value-type="float" office:value="0.0716460992925724" calcext:value-type="float">
            <text:p>0.071646099292573</text:p>
          </table:table-cell>
          <table:table-cell office:value-type="float" office:value="0.0543888023464083" calcext:value-type="float">
            <text:p>0.054388802346408</text:p>
          </table:table-cell>
          <table:table-cell office:value-type="float" office:value="0.0290014084177169" calcext:value-type="float">
            <text:p>0.0290014084177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9436758003259" calcext:value-type="float">
            <text:p>0.659436758003259</text:p>
          </table:table-cell>
          <table:table-cell office:value-type="float" office:value="1.31658232427138" calcext:value-type="float">
            <text:p>1.31658232427138</text:p>
          </table:table-cell>
          <table:table-cell office:value-type="float" office:value="0.458921149929559" calcext:value-type="float">
            <text:p>0.458921149929559</text:p>
          </table:table-cell>
          <table:table-cell office:value-type="float" office:value="0.0703015411629074" calcext:value-type="float">
            <text:p>0.070301541162908</text:p>
          </table:table-cell>
          <table:table-cell office:value-type="float" office:value="0.0541756525910161" calcext:value-type="float">
            <text:p>0.054175652591016</text:p>
          </table:table-cell>
          <table:table-cell office:value-type="float" office:value="0.0287669739320122" calcext:value-type="float">
            <text:p>0.0287669739320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8100907002858" calcext:value-type="float">
            <text:p>0.48100907002858</text:p>
          </table:table-cell>
          <table:table-cell office:value-type="float" office:value="1.32450848281235" calcext:value-type="float">
            <text:p>1.32450848281235</text:p>
          </table:table-cell>
          <table:table-cell office:value-type="float" office:value="0.456492923888948" calcext:value-type="float">
            <text:p>0.456492923888948</text:p>
          </table:table-cell>
          <table:table-cell office:value-type="float" office:value="0.0747839085454821" calcext:value-type="float">
            <text:p>0.074783908545482</text:p>
          </table:table-cell>
          <table:table-cell office:value-type="float" office:value="0.058665558879616" calcext:value-type="float">
            <text:p>0.058665558879616</text:p>
          </table:table-cell>
          <table:table-cell office:value-type="float" office:value="0.0294460975546398" calcext:value-type="float">
            <text:p>0.029446097554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34520568257677" calcext:value-type="float">
            <text:p>0.334520568257677</text:p>
          </table:table-cell>
          <table:table-cell office:value-type="float" office:value="1.43738266854967" calcext:value-type="float">
            <text:p>1.43738266854967</text:p>
          </table:table-cell>
          <table:table-cell office:value-type="float" office:value="0.502302611163141" calcext:value-type="float">
            <text:p>0.502302611163141</text:p>
          </table:table-cell>
          <table:table-cell office:value-type="float" office:value="0.0755450173838076" calcext:value-type="float">
            <text:p>0.075545017383808</text:p>
          </table:table-cell>
          <table:table-cell office:value-type="float" office:value="0.0576417174872476" calcext:value-type="float">
            <text:p>0.057641717487248</text:p>
          </table:table-cell>
          <table:table-cell office:value-type="float" office:value="0.0318184067595581" calcext:value-type="float">
            <text:p>0.031818406759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13719287247683" calcext:value-type="float">
            <text:p>0.313719287247683</text:p>
          </table:table-cell>
          <table:table-cell office:value-type="float" office:value="1.43789712667153" calcext:value-type="float">
            <text:p>1.43789712667153</text:p>
          </table:table-cell>
          <table:table-cell office:value-type="float" office:value="0.502699499770311" calcext:value-type="float">
            <text:p>0.502699499770311</text:p>
          </table:table-cell>
          <table:table-cell office:value-type="float" office:value="0.0761811480703377" calcext:value-type="float">
            <text:p>0.076181148070338</text:p>
          </table:table-cell>
          <table:table-cell office:value-type="float" office:value="0.0576862773998358" calcext:value-type="float">
            <text:p>0.057686277399836</text:p>
          </table:table-cell>
          <table:table-cell office:value-type="float" office:value="0.0318700586340925" calcext:value-type="float">
            <text:p>0.031870058634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23203766281015" calcext:value-type="float">
            <text:p>0.323203766281015</text:p>
          </table:table-cell>
          <table:table-cell office:value-type="float" office:value="1.43787512299782" calcext:value-type="float">
            <text:p>1.43787512299782</text:p>
          </table:table-cell>
          <table:table-cell office:value-type="float" office:value="0.502467004918564" calcext:value-type="float">
            <text:p>0.502467004918564</text:p>
          </table:table-cell>
          <table:table-cell office:value-type="float" office:value="0.0758760942180717" calcext:value-type="float">
            <text:p>0.075876094218072</text:p>
          </table:table-cell>
          <table:table-cell office:value-type="float" office:value="0.0576601426465073" calcext:value-type="float">
            <text:p>0.057660142646507</text:p>
          </table:table-cell>
          <table:table-cell office:value-type="float" office:value="0.0318398912644678" calcext:value-type="float">
            <text:p>0.031839891264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30727559914386" calcext:value-type="float">
            <text:p>0.530727559914386</text:p>
          </table:table-cell>
          <table:table-cell office:value-type="float" office:value="1.4313604933521" calcext:value-type="float">
            <text:p>1.4313604933521</text:p>
          </table:table-cell>
          <table:table-cell office:value-type="float" office:value="0.500041760860032" calcext:value-type="float">
            <text:p>0.500041760860032</text:p>
          </table:table-cell>
          <table:table-cell office:value-type="float" office:value="0.0742216126903543" calcext:value-type="float">
            <text:p>0.074221612690354</text:p>
          </table:table-cell>
          <table:table-cell office:value-type="float" office:value="0.0573887385221859" calcext:value-type="float">
            <text:p>0.057388738522186</text:p>
          </table:table-cell>
          <table:table-cell office:value-type="float" office:value="0.0315309663565776" calcext:value-type="float">
            <text:p>0.0315309663565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11449862599633" calcext:value-type="float">
            <text:p>0.311449862599633</text:p>
          </table:table-cell>
          <table:table-cell office:value-type="float" office:value="1.45058130884666" calcext:value-type="float">
            <text:p>1.45058130884666</text:p>
          </table:table-cell>
          <table:table-cell office:value-type="float" office:value="0.503086793584702" calcext:value-type="float">
            <text:p>0.503086793584702</text:p>
          </table:table-cell>
          <table:table-cell office:value-type="float" office:value="0.0903345443543688" calcext:value-type="float">
            <text:p>0.090334544354369</text:p>
          </table:table-cell>
          <table:table-cell office:value-type="float" office:value="0.0680816804904032" calcext:value-type="float">
            <text:p>0.068081680490403</text:p>
          </table:table-cell>
          <table:table-cell office:value-type="float" office:value="0.0534074860372518" calcext:value-type="float">
            <text:p>0.053407486037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5387222107025" calcext:value-type="float">
            <text:p>0.585387222107025</text:p>
          </table:table-cell>
          <table:table-cell office:value-type="float" office:value="1.23650540889428" calcext:value-type="float">
            <text:p>1.23650540889428</text:p>
          </table:table-cell>
          <table:table-cell office:value-type="float" office:value="0.422482806783126" calcext:value-type="float">
            <text:p>0.422482806783126</text:p>
          </table:table-cell>
          <table:table-cell office:value-type="float" office:value="0.066373394970647" calcext:value-type="float">
            <text:p>0.066373394970647</text:p>
          </table:table-cell>
          <table:table-cell office:value-type="float" office:value="0.0511886970440582" calcext:value-type="float">
            <text:p>0.051188697044058</text:p>
          </table:table-cell>
          <table:table-cell office:value-type="float" office:value="0.0269834593747096" calcext:value-type="float">
            <text:p>0.026983459374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84594310700533" calcext:value-type="float">
            <text:p>0.584594310700533</text:p>
          </table:table-cell>
          <table:table-cell office:value-type="float" office:value="1.23639964667768" calcext:value-type="float">
            <text:p>1.23639964667768</text:p>
          </table:table-cell>
          <table:table-cell office:value-type="float" office:value="0.42243089695516" calcext:value-type="float">
            <text:p>0.42243089695516</text:p>
          </table:table-cell>
          <table:table-cell office:value-type="float" office:value="0.0667255571952226" calcext:value-type="float">
            <text:p>0.066725557195223</text:p>
          </table:table-cell>
          <table:table-cell office:value-type="float" office:value="0.0511844168278672" calcext:value-type="float">
            <text:p>0.051184416827867</text:p>
          </table:table-cell>
          <table:table-cell office:value-type="float" office:value="0.0269771552479048" calcext:value-type="float">
            <text:p>0.0269771552479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86359740191961" calcext:value-type="float">
            <text:p>0.586359740191961</text:p>
          </table:table-cell>
          <table:table-cell office:value-type="float" office:value="1.23639455579594" calcext:value-type="float">
            <text:p>1.23639455579594</text:p>
          </table:table-cell>
          <table:table-cell office:value-type="float" office:value="0.422397414080705" calcext:value-type="float">
            <text:p>0.422397414080705</text:p>
          </table:table-cell>
          <table:table-cell office:value-type="float" office:value="0.0665319901320186" calcext:value-type="float">
            <text:p>0.066531990132019</text:p>
          </table:table-cell>
          <table:table-cell office:value-type="float" office:value="0.05118044957326" calcext:value-type="float">
            <text:p>0.05118044957326</text:p>
          </table:table-cell>
          <table:table-cell office:value-type="float" office:value="0.0269726804161113" calcext:value-type="float">
            <text:p>0.0269726804161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49291932428866" calcext:value-type="float">
            <text:p>0.749291932428866</text:p>
          </table:table-cell>
          <table:table-cell office:value-type="float" office:value="1.23222857353947" calcext:value-type="float">
            <text:p>1.23222857353947</text:p>
          </table:table-cell>
          <table:table-cell office:value-type="float" office:value="0.420909068042181" calcext:value-type="float">
            <text:p>0.420909068042181</text:p>
          </table:table-cell>
          <table:table-cell office:value-type="float" office:value="0.0653266106526033" calcext:value-type="float">
            <text:p>0.065326610652603</text:p>
          </table:table-cell>
          <table:table-cell office:value-type="float" office:value="0.0510031031031247" calcext:value-type="float">
            <text:p>0.051003103103125</text:p>
          </table:table-cell>
          <table:table-cell office:value-type="float" office:value="0.0267818026593575" calcext:value-type="float">
            <text:p>0.0267818026593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66021500763401" calcext:value-type="float">
            <text:p>0.566021500763401</text:p>
          </table:table-cell>
          <table:table-cell office:value-type="float" office:value="1.26342735354018" calcext:value-type="float">
            <text:p>1.26342735354018</text:p>
          </table:table-cell>
          <table:table-cell office:value-type="float" office:value="0.410251295326648" calcext:value-type="float">
            <text:p>0.410251295326648</text:p>
          </table:table-cell>
          <table:table-cell office:value-type="float" office:value="0.0710253911714828" calcext:value-type="float">
            <text:p>0.071025391171483</text:p>
          </table:table-cell>
          <table:table-cell office:value-type="float" office:value="0.0536636312425455" calcext:value-type="float">
            <text:p>0.053663631242546</text:p>
          </table:table-cell>
          <table:table-cell office:value-type="float" office:value="0.0302164484187462" calcext:value-type="float">
            <text:p>0.0302164484187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5833439021951" calcext:value-type="float">
            <text:p>0.595833439021951</text:p>
          </table:table-cell>
          <table:table-cell office:value-type="float" office:value="1.19156013917813" calcext:value-type="float">
            <text:p>1.19156013917813</text:p>
          </table:table-cell>
          <table:table-cell office:value-type="float" office:value="0.497161306220126" calcext:value-type="float">
            <text:p>0.497161306220126</text:p>
          </table:table-cell>
          <table:table-cell office:value-type="float" office:value="0.072891652769204" calcext:value-type="float">
            <text:p>0.072891652769204</text:p>
          </table:table-cell>
          <table:table-cell office:value-type="float" office:value="0.0556170318315813" calcext:value-type="float">
            <text:p>0.055617031831581</text:p>
          </table:table-cell>
          <table:table-cell office:value-type="float" office:value="0.0310311567045181" calcext:value-type="float">
            <text:p>0.0310311567045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2817471607104" calcext:value-type="float">
            <text:p>0.592817471607104</text:p>
          </table:table-cell>
          <table:table-cell office:value-type="float" office:value="1.19157047251833" calcext:value-type="float">
            <text:p>1.19157047251833</text:p>
          </table:table-cell>
          <table:table-cell office:value-type="float" office:value="0.497147847512023" calcext:value-type="float">
            <text:p>0.497147847512023</text:p>
          </table:table-cell>
          <table:table-cell office:value-type="float" office:value="0.0732505732025424" calcext:value-type="float">
            <text:p>0.073250573202542</text:p>
          </table:table-cell>
          <table:table-cell office:value-type="float" office:value="0.0556156565216853" calcext:value-type="float">
            <text:p>0.055615656521685</text:p>
          </table:table-cell>
          <table:table-cell office:value-type="float" office:value="0.0310299812034658" calcext:value-type="float">
            <text:p>0.0310299812034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5212547773288" calcext:value-type="float">
            <text:p>0.585212547773288</text:p>
          </table:table-cell>
          <table:table-cell office:value-type="float" office:value="1.19154489498585" calcext:value-type="float">
            <text:p>1.19154489498585</text:p>
          </table:table-cell>
          <table:table-cell office:value-type="float" office:value="0.497324960253587" calcext:value-type="float">
            <text:p>0.497324960253587</text:p>
          </table:table-cell>
          <table:table-cell office:value-type="float" office:value="0.0732241056299538" calcext:value-type="float">
            <text:p>0.073224105629954</text:p>
          </table:table-cell>
          <table:table-cell office:value-type="float" office:value="0.0556351062177316" calcext:value-type="float">
            <text:p>0.055635106217732</text:p>
          </table:table-cell>
          <table:table-cell office:value-type="float" office:value="0.0310522398043864" calcext:value-type="float">
            <text:p>0.0310522398043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89309339299703" calcext:value-type="float">
            <text:p>0.789309339299703</text:p>
          </table:table-cell>
          <table:table-cell office:value-type="float" office:value="1.18615401201206" calcext:value-type="float">
            <text:p>1.18615401201206</text:p>
          </table:table-cell>
          <table:table-cell office:value-type="float" office:value="0.494959155713103" calcext:value-type="float">
            <text:p>0.494959155713103</text:p>
          </table:table-cell>
          <table:table-cell office:value-type="float" office:value="0.0716028303925201" calcext:value-type="float">
            <text:p>0.07160283039252</text:p>
          </table:table-cell>
          <table:table-cell office:value-type="float" office:value="0.0553763709855791" calcext:value-type="float">
            <text:p>0.055376370985579</text:p>
          </table:table-cell>
          <table:table-cell office:value-type="float" office:value="0.0307552654765586" calcext:value-type="float">
            <text:p>0.030755265476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7129160653722" calcext:value-type="float">
            <text:p>0.567129160653722</text:p>
          </table:table-cell>
          <table:table-cell office:value-type="float" office:value="1.21112793451104" calcext:value-type="float">
            <text:p>1.21112793451104</text:p>
          </table:table-cell>
          <table:table-cell office:value-type="float" office:value="0.519562972074265" calcext:value-type="float">
            <text:p>0.519562972074265</text:p>
          </table:table-cell>
          <table:table-cell office:value-type="float" office:value="0.081564407347913" calcext:value-type="float">
            <text:p>0.081564407347913</text:p>
          </table:table-cell>
          <table:table-cell office:value-type="float" office:value="0.0624418934963115" calcext:value-type="float">
            <text:p>0.062441893496312</text:p>
          </table:table-cell>
          <table:table-cell office:value-type="float" office:value="0.0370579183026023" calcext:value-type="float">
            <text:p>0.03705791830260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8470850351518" calcext:value-type="float">
            <text:p>0.598470850351518</text:p>
          </table:table-cell>
          <table:table-cell office:value-type="float" office:value="1.27095617264374" calcext:value-type="float">
            <text:p>1.27095617264374</text:p>
          </table:table-cell>
          <table:table-cell office:value-type="float" office:value="0.495357575501518" calcext:value-type="float">
            <text:p>0.495357575501518</text:p>
          </table:table-cell>
          <table:table-cell office:value-type="float" office:value="0.074685454992384" calcext:value-type="float">
            <text:p>0.074685454992384</text:p>
          </table:table-cell>
          <table:table-cell office:value-type="float" office:value="0.0567290272025646" calcext:value-type="float">
            <text:p>0.056729027202565</text:p>
          </table:table-cell>
          <table:table-cell office:value-type="float" office:value="0.0326716721751906" calcext:value-type="float">
            <text:p>0.0326716721751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6487813515341" calcext:value-type="float">
            <text:p>0.586487813515341</text:p>
          </table:table-cell>
          <table:table-cell office:value-type="float" office:value="1.27124341056845" calcext:value-type="float">
            <text:p>1.27124341056845</text:p>
          </table:table-cell>
          <table:table-cell office:value-type="float" office:value="0.495543805001122" calcext:value-type="float">
            <text:p>0.495543805001122</text:p>
          </table:table-cell>
          <table:table-cell office:value-type="float" office:value="0.0752549289239024" calcext:value-type="float">
            <text:p>0.075254928923902</text:p>
          </table:table-cell>
          <table:table-cell office:value-type="float" office:value="0.0567491067654132" calcext:value-type="float">
            <text:p>0.056749106765413</text:p>
          </table:table-cell>
          <table:table-cell office:value-type="float" office:value="0.0326972420789039" calcext:value-type="float">
            <text:p>0.0326972420789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5697043823134" calcext:value-type="float">
            <text:p>0.585697043823134</text:p>
          </table:table-cell>
          <table:table-cell office:value-type="float" office:value="1.27124680804788" calcext:value-type="float">
            <text:p>1.27124680804788</text:p>
          </table:table-cell>
          <table:table-cell office:value-type="float" office:value="0.495564025900928" calcext:value-type="float">
            <text:p>0.495564025900928</text:p>
          </table:table-cell>
          <table:table-cell office:value-type="float" office:value="0.0750813112996628" calcext:value-type="float">
            <text:p>0.075081311299663</text:p>
          </table:table-cell>
          <table:table-cell office:value-type="float" office:value="0.0567513217511703" calcext:value-type="float">
            <text:p>0.05675132175117</text:p>
          </table:table-cell>
          <table:table-cell office:value-type="float" office:value="0.0326996933486756" calcext:value-type="float">
            <text:p>0.0326996933486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91481528049465" calcext:value-type="float">
            <text:p>0.791481528049465</text:p>
          </table:table-cell>
          <table:table-cell office:value-type="float" office:value="1.26528385648075" calcext:value-type="float">
            <text:p>1.26528385648075</text:p>
          </table:table-cell>
          <table:table-cell office:value-type="float" office:value="0.493111114460505" calcext:value-type="float">
            <text:p>0.493111114460505</text:p>
          </table:table-cell>
          <table:table-cell office:value-type="float" office:value="0.0732984163252892" calcext:value-type="float">
            <text:p>0.073298416325289</text:p>
          </table:table-cell>
          <table:table-cell office:value-type="float" office:value="0.0564760348572182" calcext:value-type="float">
            <text:p>0.056476034857218</text:p>
          </table:table-cell>
          <table:table-cell office:value-type="float" office:value="0.0323743307216042" calcext:value-type="float">
            <text:p>0.0323743307216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7822587266665" calcext:value-type="float">
            <text:p>0.567822587266665</text:p>
          </table:table-cell>
          <table:table-cell office:value-type="float" office:value="1.29614484011739" calcext:value-type="float">
            <text:p>1.29614484011739</text:p>
          </table:table-cell>
          <table:table-cell office:value-type="float" office:value="0.520253570414612" calcext:value-type="float">
            <text:p>0.520253570414612</text:p>
          </table:table-cell>
          <table:table-cell office:value-type="float" office:value="0.090277484638069" calcext:value-type="float">
            <text:p>0.090277484638069</text:p>
          </table:table-cell>
          <table:table-cell office:value-type="float" office:value="0.0705914687109232" calcext:value-type="float">
            <text:p>0.070591468710923</text:p>
          </table:table-cell>
          <table:table-cell office:value-type="float" office:value="0.0435392645611438" calcext:value-type="float">
            <text:p>0.04353926456114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4689052957794" calcext:value-type="float">
            <text:p>0.444689052957794</text:p>
          </table:table-cell>
          <table:table-cell office:value-type="float" office:value="1.36986303660621" calcext:value-type="float">
            <text:p>1.36986303660621</text:p>
          </table:table-cell>
          <table:table-cell office:value-type="float" office:value="0.552021194669183" calcext:value-type="float">
            <text:p>0.552021194669183</text:p>
          </table:table-cell>
          <table:table-cell office:value-type="float" office:value="0.0774230905419767" calcext:value-type="float">
            <text:p>0.077423090541977</text:p>
          </table:table-cell>
          <table:table-cell office:value-type="float" office:value="0.0582716037547233" calcext:value-type="float">
            <text:p>0.058271603754723</text:p>
          </table:table-cell>
          <table:table-cell office:value-type="float" office:value="0.0350258308883801" calcext:value-type="float">
            <text:p>0.035025830888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2845193636573" calcext:value-type="float">
            <text:p>0.432845193636573</text:p>
          </table:table-cell>
          <table:table-cell office:value-type="float" office:value="1.37018384051346" calcext:value-type="float">
            <text:p>1.37018384051346</text:p>
          </table:table-cell>
          <table:table-cell office:value-type="float" office:value="0.552213168061171" calcext:value-type="float">
            <text:p>0.552213168061171</text:p>
          </table:table-cell>
          <table:table-cell office:value-type="float" office:value="0.077961341493835" calcext:value-type="float">
            <text:p>0.077961341493835</text:p>
          </table:table-cell>
          <table:table-cell office:value-type="float" office:value="0.0582920908642573" calcext:value-type="float">
            <text:p>0.058292090864257</text:p>
          </table:table-cell>
          <table:table-cell office:value-type="float" office:value="0.0350513547811346" calcext:value-type="float">
            <text:p>0.0350513547811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8825430359398" calcext:value-type="float">
            <text:p>0.438825430359398</text:p>
          </table:table-cell>
          <table:table-cell office:value-type="float" office:value="1.37018211234729" calcext:value-type="float">
            <text:p>1.37018211234729</text:p>
          </table:table-cell>
          <table:table-cell office:value-type="float" office:value="0.552052680677812" calcext:value-type="float">
            <text:p>0.552052680677812</text:p>
          </table:table-cell>
          <table:table-cell office:value-type="float" office:value="0.0777024777703844" calcext:value-type="float">
            <text:p>0.077702477770384</text:p>
          </table:table-cell>
          <table:table-cell office:value-type="float" office:value="0.0582753866107534" calcext:value-type="float">
            <text:p>0.058275386610753</text:p>
          </table:table-cell>
          <table:table-cell office:value-type="float" office:value="0.0350303910411613" calcext:value-type="float">
            <text:p>0.0350303910411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9248161906999" calcext:value-type="float">
            <text:p>0.659248161906999</text:p>
          </table:table-cell>
          <table:table-cell office:value-type="float" office:value="1.36345589780109" calcext:value-type="float">
            <text:p>1.36345589780109</text:p>
          </table:table-cell>
          <table:table-cell office:value-type="float" office:value="0.549179119620236" calcext:value-type="float">
            <text:p>0.549179119620236</text:p>
          </table:table-cell>
          <table:table-cell office:value-type="float" office:value="0.0758728797432133" calcext:value-type="float">
            <text:p>0.075872879743213</text:p>
          </table:table-cell>
          <table:table-cell office:value-type="float" office:value="0.0579792026877951" calcext:value-type="float">
            <text:p>0.057979202687795</text:p>
          </table:table-cell>
          <table:table-cell office:value-type="float" office:value="0.0346638786602455" calcext:value-type="float">
            <text:p>0.0346638786602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5277746684466" calcext:value-type="float">
            <text:p>0.465277746684466</text:p>
          </table:table-cell>
          <table:table-cell office:value-type="float" office:value="1.34978992312152" calcext:value-type="float">
            <text:p>1.34978992312152</text:p>
          </table:table-cell>
          <table:table-cell office:value-type="float" office:value="0.56257603334311" calcext:value-type="float">
            <text:p>0.56257603334311</text:p>
          </table:table-cell>
          <table:table-cell office:value-type="float" office:value="0.0873525745359729" calcext:value-type="float">
            <text:p>0.087352574535973</text:p>
          </table:table-cell>
          <table:table-cell office:value-type="float" office:value="0.0649405967056098" calcext:value-type="float">
            <text:p>0.06494059670561</text:p>
          </table:table-cell>
          <table:table-cell office:value-type="float" office:value="0.0443711064681687" calcext:value-type="float">
            <text:p>0.04437110646816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7283138781592" calcext:value-type="float">
            <text:p>0.527283138781592</text:p>
          </table:table-cell>
          <table:table-cell office:value-type="float" office:value="1.27576883999437" calcext:value-type="float">
            <text:p>1.27576883999437</text:p>
          </table:table-cell>
          <table:table-cell office:value-type="float" office:value="0.504957343093427" calcext:value-type="float">
            <text:p>0.504957343093427</text:p>
          </table:table-cell>
          <table:table-cell office:value-type="float" office:value="0.0766023178114692" calcext:value-type="float">
            <text:p>0.076602317811469</text:p>
          </table:table-cell>
          <table:table-cell office:value-type="float" office:value="0.0566999006905775" calcext:value-type="float">
            <text:p>0.056699900690578</text:p>
          </table:table-cell>
          <table:table-cell office:value-type="float" office:value="0.0328146405672088" calcext:value-type="float">
            <text:p>0.0328146405672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3490161573762" calcext:value-type="float">
            <text:p>0.513490161573762</text:p>
          </table:table-cell>
          <table:table-cell office:value-type="float" office:value="1.27608884015169" calcext:value-type="float">
            <text:p>1.27608884015169</text:p>
          </table:table-cell>
          <table:table-cell office:value-type="float" office:value="0.505202339289662" calcext:value-type="float">
            <text:p>0.505202339289662</text:p>
          </table:table-cell>
          <table:table-cell office:value-type="float" office:value="0.0771369935094862" calcext:value-type="float">
            <text:p>0.077136993509486</text:p>
          </table:table-cell>
          <table:table-cell office:value-type="float" office:value="0.0567258710313008" calcext:value-type="float">
            <text:p>0.056725871031301</text:p>
          </table:table-cell>
          <table:table-cell office:value-type="float" office:value="0.0328475344590683" calcext:value-type="float">
            <text:p>0.0328475344590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4196386867928" calcext:value-type="float">
            <text:p>0.514196386867928</text:p>
          </table:table-cell>
          <table:table-cell office:value-type="float" office:value="1.27608780406981" calcext:value-type="float">
            <text:p>1.27608780406981</text:p>
          </table:table-cell>
          <table:table-cell office:value-type="float" office:value="0.505184319931757" calcext:value-type="float">
            <text:p>0.505184319931757</text:p>
          </table:table-cell>
          <table:table-cell office:value-type="float" office:value="0.0769708482686281" calcext:value-type="float">
            <text:p>0.076970848268628</text:p>
          </table:table-cell>
          <table:table-cell office:value-type="float" office:value="0.0567239293431136" calcext:value-type="float">
            <text:p>0.056723929343114</text:p>
          </table:table-cell>
          <table:table-cell office:value-type="float" office:value="0.0328449297913032" calcext:value-type="float">
            <text:p>0.0328449297913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3859463533637" calcext:value-type="float">
            <text:p>0.723859463533637</text:p>
          </table:table-cell>
          <table:table-cell office:value-type="float" office:value="1.2701321968326" calcext:value-type="float">
            <text:p>1.2701321968326</text:p>
          </table:table-cell>
          <table:table-cell office:value-type="float" office:value="0.50265037250031" calcext:value-type="float">
            <text:p>0.50265037250031</text:p>
          </table:table-cell>
          <table:table-cell office:value-type="float" office:value="0.0752295075356688" calcext:value-type="float">
            <text:p>0.075229507535669</text:p>
          </table:table-cell>
          <table:table-cell office:value-type="float" office:value="0.0564501905221816" calcext:value-type="float">
            <text:p>0.056450190522182</text:p>
          </table:table-cell>
          <table:table-cell office:value-type="float" office:value="0.0325137497129481" calcext:value-type="float">
            <text:p>0.0325137497129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45198019625373" calcext:value-type="float">
            <text:p>0.545198019625373</text:p>
          </table:table-cell>
          <table:table-cell office:value-type="float" office:value="1.25132882875619" calcext:value-type="float">
            <text:p>1.25132882875619</text:p>
          </table:table-cell>
          <table:table-cell office:value-type="float" office:value="0.503564468927402" calcext:value-type="float">
            <text:p>0.503564468927402</text:p>
          </table:table-cell>
          <table:table-cell office:value-type="float" office:value="0.0783052028118901" calcext:value-type="float">
            <text:p>0.07830520281189</text:p>
          </table:table-cell>
          <table:table-cell office:value-type="float" office:value="0.0594286649793266" calcext:value-type="float">
            <text:p>0.059428664979327</text:p>
          </table:table-cell>
          <table:table-cell office:value-type="float" office:value="0.0347923624386875" calcext:value-type="float">
            <text:p>0.03479236243868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3091145162132" calcext:value-type="float">
            <text:p>0.513091145162132</text:p>
          </table:table-cell>
          <table:table-cell office:value-type="float" office:value="1.31585980944612" calcext:value-type="float">
            <text:p>1.31585980944612</text:p>
          </table:table-cell>
          <table:table-cell office:value-type="float" office:value="0.439969319267471" calcext:value-type="float">
            <text:p>0.439969319267471</text:p>
          </table:table-cell>
          <table:table-cell office:value-type="float" office:value="0.0722344683730081" calcext:value-type="float">
            <text:p>0.072234468373008</text:p>
          </table:table-cell>
          <table:table-cell office:value-type="float" office:value="0.0527994731329591" calcext:value-type="float">
            <text:p>0.052799473132959</text:p>
          </table:table-cell>
          <table:table-cell office:value-type="float" office:value="0.0288475208739057" calcext:value-type="float">
            <text:p>0.0288475208739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12432024147617" calcext:value-type="float">
            <text:p>0.512432024147617</text:p>
          </table:table-cell>
          <table:table-cell office:value-type="float" office:value="1.31864684629109" calcext:value-type="float">
            <text:p>1.31864684629109</text:p>
          </table:table-cell>
          <table:table-cell office:value-type="float" office:value="0.43892823509151" calcext:value-type="float">
            <text:p>0.43892823509151</text:p>
          </table:table-cell>
          <table:table-cell office:value-type="float" office:value="0.0724996858997919" calcext:value-type="float">
            <text:p>0.072499685899792</text:p>
          </table:table-cell>
          <table:table-cell office:value-type="float" office:value="0.0527312644755808" calcext:value-type="float">
            <text:p>0.052731264475581</text:p>
          </table:table-cell>
          <table:table-cell office:value-type="float" office:value="0.0287112937110835" calcext:value-type="float">
            <text:p>0.0287112937110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117308455658" calcext:value-type="float">
            <text:p>0.5117308455658</text:p>
          </table:table-cell>
          <table:table-cell office:value-type="float" office:value="1.31562009833458" calcext:value-type="float">
            <text:p>1.31562009833458</text:p>
          </table:table-cell>
          <table:table-cell office:value-type="float" office:value="0.439926291576715" calcext:value-type="float">
            <text:p>0.439926291576715</text:p>
          </table:table-cell>
          <table:table-cell office:value-type="float" office:value="0.0724211587716362" calcext:value-type="float">
            <text:p>0.072421158771636</text:p>
          </table:table-cell>
          <table:table-cell office:value-type="float" office:value="0.0527959283601888" calcext:value-type="float">
            <text:p>0.052795928360189</text:p>
          </table:table-cell>
          <table:table-cell office:value-type="float" office:value="0.0288421089369454" calcext:value-type="float">
            <text:p>0.0288421089369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84078474171698" calcext:value-type="float">
            <text:p>0.684078474171698</text:p>
          </table:table-cell>
          <table:table-cell office:value-type="float" office:value="1.31088600818453" calcext:value-type="float">
            <text:p>1.31088600818453</text:p>
          </table:table-cell>
          <table:table-cell office:value-type="float" office:value="0.438210178464785" calcext:value-type="float">
            <text:p>0.438210178464785</text:p>
          </table:table-cell>
          <table:table-cell office:value-type="float" office:value="0.071115005810803" calcext:value-type="float">
            <text:p>0.071115005810803</text:p>
          </table:table-cell>
          <table:table-cell office:value-type="float" office:value="0.0525994183788419" calcext:value-type="float">
            <text:p>0.052599418378842</text:p>
          </table:table-cell>
          <table:table-cell office:value-type="float" office:value="0.0286161390423193" calcext:value-type="float">
            <text:p>0.0286161390423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7794505227352" calcext:value-type="float">
            <text:p>0.537794505227352</text:p>
          </table:table-cell>
          <table:table-cell office:value-type="float" office:value="1.30482906230886" calcext:value-type="float">
            <text:p>1.30482906230886</text:p>
          </table:table-cell>
          <table:table-cell office:value-type="float" office:value="0.44289022807222" calcext:value-type="float">
            <text:p>0.44289022807222</text:p>
          </table:table-cell>
          <table:table-cell office:value-type="float" office:value="0.0794236723272494" calcext:value-type="float">
            <text:p>0.079423672327249</text:p>
          </table:table-cell>
          <table:table-cell office:value-type="float" office:value="0.0589292994198043" calcext:value-type="float">
            <text:p>0.058929299419804</text:p>
          </table:table-cell>
          <table:table-cell office:value-type="float" office:value="0.0292970917419943" calcext:value-type="float">
            <text:p>0.02929709174199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4390012282959" calcext:value-type="float">
            <text:p>0.464390012282959</text:p>
          </table:table-cell>
          <table:table-cell office:value-type="float" office:value="1.28383508435235" calcext:value-type="float">
            <text:p>1.28383508435235</text:p>
          </table:table-cell>
          <table:table-cell office:value-type="float" office:value="0.500605438270078" calcext:value-type="float">
            <text:p>0.500605438270078</text:p>
          </table:table-cell>
          <table:table-cell office:value-type="float" office:value="0.0767559962808415" calcext:value-type="float">
            <text:p>0.076755996280842</text:p>
          </table:table-cell>
          <table:table-cell office:value-type="float" office:value="0.0570686467159625" calcext:value-type="float">
            <text:p>0.057068646715963</text:p>
          </table:table-cell>
          <table:table-cell office:value-type="float" office:value="0.0316177525642533" calcext:value-type="float">
            <text:p>0.0316177525642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6179372781907" calcext:value-type="float">
            <text:p>0.456179372781907</text:p>
          </table:table-cell>
          <table:table-cell office:value-type="float" office:value="1.2840395497055" calcext:value-type="float">
            <text:p>1.2840395497055</text:p>
          </table:table-cell>
          <table:table-cell office:value-type="float" office:value="0.500709743428473" calcext:value-type="float">
            <text:p>0.500709743428473</text:p>
          </table:table-cell>
          <table:table-cell office:value-type="float" office:value="0.0771681730126334" calcext:value-type="float">
            <text:p>0.077168173012634</text:p>
          </table:table-cell>
          <table:table-cell office:value-type="float" office:value="0.0570812558886987" calcext:value-type="float">
            <text:p>0.057081255888699</text:p>
          </table:table-cell>
          <table:table-cell office:value-type="float" office:value="0.0316316626214165" calcext:value-type="float">
            <text:p>0.0316316626214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1316692720148" calcext:value-type="float">
            <text:p>0.461316692720148</text:p>
          </table:table-cell>
          <table:table-cell office:value-type="float" office:value="1.28405392838828" calcext:value-type="float">
            <text:p>1.28405392838828</text:p>
          </table:table-cell>
          <table:table-cell office:value-type="float" office:value="0.500587908770874" calcext:value-type="float">
            <text:p>0.500587908770874</text:p>
          </table:table-cell>
          <table:table-cell office:value-type="float" office:value="0.0769678739943137" calcext:value-type="float">
            <text:p>0.076967873994314</text:p>
          </table:table-cell>
          <table:table-cell office:value-type="float" office:value="0.0570676661526261" calcext:value-type="float">
            <text:p>0.057067666152626</text:p>
          </table:table-cell>
          <table:table-cell office:value-type="float" office:value="0.0316158747656798" calcext:value-type="float">
            <text:p>0.031615874765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8454930401276" calcext:value-type="float">
            <text:p>0.658454930401276</text:p>
          </table:table-cell>
          <table:table-cell office:value-type="float" office:value="1.27865465363178" calcext:value-type="float">
            <text:p>1.27865465363178</text:p>
          </table:table-cell>
          <table:table-cell office:value-type="float" office:value="0.498336654935909" calcext:value-type="float">
            <text:p>0.498336654935909</text:p>
          </table:table-cell>
          <table:table-cell office:value-type="float" office:value="0.0754694141446976" calcext:value-type="float">
            <text:p>0.075469414144698</text:p>
          </table:table-cell>
          <table:table-cell office:value-type="float" office:value="0.0568206060522566" calcext:value-type="float">
            <text:p>0.056820606052257</text:p>
          </table:table-cell>
          <table:table-cell office:value-type="float" office:value="0.0313301570645706" calcext:value-type="float">
            <text:p>0.0313301570645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1107391015344" calcext:value-type="float">
            <text:p>0.451107391015344</text:p>
          </table:table-cell>
          <table:table-cell office:value-type="float" office:value="1.29168132673409" calcext:value-type="float">
            <text:p>1.29168132673409</text:p>
          </table:table-cell>
          <table:table-cell office:value-type="float" office:value="0.503446483735948" calcext:value-type="float">
            <text:p>0.503446483735948</text:p>
          </table:table-cell>
          <table:table-cell office:value-type="float" office:value="0.0936210093711696" calcext:value-type="float">
            <text:p>0.09362100937117</text:p>
          </table:table-cell>
          <table:table-cell office:value-type="float" office:value="0.0706414899410147" calcext:value-type="float">
            <text:p>0.070641489941015</text:p>
          </table:table-cell>
          <table:table-cell office:value-type="float" office:value="0.034436435907482" calcext:value-type="float">
            <text:p>0.03443643590748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6386064352149" calcext:value-type="float">
            <text:p>0.546386064352149</text:p>
          </table:table-cell>
          <table:table-cell office:value-type="float" office:value="1.25393722474337" calcext:value-type="float">
            <text:p>1.25393722474337</text:p>
          </table:table-cell>
          <table:table-cell office:value-type="float" office:value="0.494480654759488" calcext:value-type="float">
            <text:p>0.494480654759488</text:p>
          </table:table-cell>
          <table:table-cell office:value-type="float" office:value="0.0725312918844598" calcext:value-type="float">
            <text:p>0.07253129188446</text:p>
          </table:table-cell>
          <table:table-cell office:value-type="float" office:value="0.0547411241980459" calcext:value-type="float">
            <text:p>0.054741124198046</text:p>
          </table:table-cell>
          <table:table-cell office:value-type="float" office:value="0.0310134462369515" calcext:value-type="float">
            <text:p>0.0310134462369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2434427696335" calcext:value-type="float">
            <text:p>0.542434427696335</text:p>
          </table:table-cell>
          <table:table-cell office:value-type="float" office:value="1.2540378313315" calcext:value-type="float">
            <text:p>1.2540378313315</text:p>
          </table:table-cell>
          <table:table-cell office:value-type="float" office:value="0.494485395193967" calcext:value-type="float">
            <text:p>0.494485395193967</text:p>
          </table:table-cell>
          <table:table-cell office:value-type="float" office:value="0.0729237236448941" calcext:value-type="float">
            <text:p>0.072923723644894</text:p>
          </table:table-cell>
          <table:table-cell office:value-type="float" office:value="0.0547410536773938" calcext:value-type="float">
            <text:p>0.054741053677394</text:p>
          </table:table-cell>
          <table:table-cell office:value-type="float" office:value="0.0310145958395065" calcext:value-type="float">
            <text:p>0.0310145958395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5577608318856" calcext:value-type="float">
            <text:p>0.535577608318856</text:p>
          </table:table-cell>
          <table:table-cell office:value-type="float" office:value="1.25404672709853" calcext:value-type="float">
            <text:p>1.25404672709853</text:p>
          </table:table-cell>
          <table:table-cell office:value-type="float" office:value="0.494641695800694" calcext:value-type="float">
            <text:p>0.494641695800694</text:p>
          </table:table-cell>
          <table:table-cell office:value-type="float" office:value="0.0728642658252086" calcext:value-type="float">
            <text:p>0.072864265825209</text:p>
          </table:table-cell>
          <table:table-cell office:value-type="float" office:value="0.0547580614054129" calcext:value-type="float">
            <text:p>0.054758061405413</text:p>
          </table:table-cell>
          <table:table-cell office:value-type="float" office:value="0.0310342899945576" calcext:value-type="float">
            <text:p>0.0310342899945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8550867041055" calcext:value-type="float">
            <text:p>0.738550867041055</text:p>
          </table:table-cell>
          <table:table-cell office:value-type="float" office:value="1.24847684286146" calcext:value-type="float">
            <text:p>1.24847684286146</text:p>
          </table:table-cell>
          <table:table-cell office:value-type="float" office:value="0.492296826426445" calcext:value-type="float">
            <text:p>0.492296826426445</text:p>
          </table:table-cell>
          <table:table-cell office:value-type="float" office:value="0.07124709492676" calcext:value-type="float">
            <text:p>0.07124709492676</text:p>
          </table:table-cell>
          <table:table-cell office:value-type="float" office:value="0.0545071358715947" calcext:value-type="float">
            <text:p>0.054507135871595</text:p>
          </table:table-cell>
          <table:table-cell office:value-type="float" office:value="0.0307385481811444" calcext:value-type="float">
            <text:p>0.0307385481811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869789739224" calcext:value-type="float">
            <text:p>0.53869789739224</text:p>
          </table:table-cell>
          <table:table-cell office:value-type="float" office:value="1.26491034124765" calcext:value-type="float">
            <text:p>1.26491034124765</text:p>
          </table:table-cell>
          <table:table-cell office:value-type="float" office:value="0.511602473702909" calcext:value-type="float">
            <text:p>0.511602473702909</text:p>
          </table:table-cell>
          <table:table-cell office:value-type="float" office:value="0.0843873588169243" calcext:value-type="float">
            <text:p>0.084387358816924</text:p>
          </table:table-cell>
          <table:table-cell office:value-type="float" office:value="0.061677276365551" calcext:value-type="float">
            <text:p>0.061677276365551</text:p>
          </table:table-cell>
          <table:table-cell office:value-type="float" office:value="0.0376863347952011" calcext:value-type="float">
            <text:p>0.0376863347952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327086994587" calcext:value-type="float">
            <text:p>0.58327086994587</text:p>
          </table:table-cell>
          <table:table-cell office:value-type="float" office:value="1.23423785761794" calcext:value-type="float">
            <text:p>1.23423785761794</text:p>
          </table:table-cell>
          <table:table-cell office:value-type="float" office:value="0.429537563398379" calcext:value-type="float">
            <text:p>0.429537563398379</text:p>
          </table:table-cell>
          <table:table-cell office:value-type="float" office:value="0.0622848767509909" calcext:value-type="float">
            <text:p>0.062284876750991</text:p>
          </table:table-cell>
          <table:table-cell office:value-type="float" office:value="0.048685377518806" calcext:value-type="float">
            <text:p>0.048685377518806</text:p>
          </table:table-cell>
          <table:table-cell office:value-type="float" office:value="0.0262876124920565" calcext:value-type="float">
            <text:p>0.0262876124920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8538332576485" calcext:value-type="float">
            <text:p>0.578538332576485</text:p>
          </table:table-cell>
          <table:table-cell office:value-type="float" office:value="1.23431859799433" calcext:value-type="float">
            <text:p>1.23431859799433</text:p>
          </table:table-cell>
          <table:table-cell office:value-type="float" office:value="0.429562132005997" calcext:value-type="float">
            <text:p>0.429562132005997</text:p>
          </table:table-cell>
          <table:table-cell office:value-type="float" office:value="0.0626778139945349" calcext:value-type="float">
            <text:p>0.062677813994535</text:p>
          </table:table-cell>
          <table:table-cell office:value-type="float" office:value="0.0486878652781965" calcext:value-type="float">
            <text:p>0.048687865278197</text:p>
          </table:table-cell>
          <table:table-cell office:value-type="float" office:value="0.0262910335166595" calcext:value-type="float">
            <text:p>0.026291033516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4724923321871" calcext:value-type="float">
            <text:p>0.574724923321871</text:p>
          </table:table-cell>
          <table:table-cell office:value-type="float" office:value="1.23433912594922" calcext:value-type="float">
            <text:p>1.23433912594922</text:p>
          </table:table-cell>
          <table:table-cell office:value-type="float" office:value="0.429637236329552" calcext:value-type="float">
            <text:p>0.429637236329552</text:p>
          </table:table-cell>
          <table:table-cell office:value-type="float" office:value="0.0625623779620653" calcext:value-type="float">
            <text:p>0.062562377962065</text:p>
          </table:table-cell>
          <table:table-cell office:value-type="float" office:value="0.0486962180071791" calcext:value-type="float">
            <text:p>0.048696218007179</text:p>
          </table:table-cell>
          <table:table-cell office:value-type="float" office:value="0.0263001937363592" calcext:value-type="float">
            <text:p>0.0263001937363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49818587090265" calcext:value-type="float">
            <text:p>0.749818587090265</text:p>
          </table:table-cell>
          <table:table-cell office:value-type="float" office:value="1.22966595145927" calcext:value-type="float">
            <text:p>1.22966595145927</text:p>
          </table:table-cell>
          <table:table-cell office:value-type="float" office:value="0.427948473507149" calcext:value-type="float">
            <text:p>0.427948473507149</text:p>
          </table:table-cell>
          <table:table-cell office:value-type="float" office:value="0.0612425945266432" calcext:value-type="float">
            <text:p>0.061242594526643</text:p>
          </table:table-cell>
          <table:table-cell office:value-type="float" office:value="0.0485060340303893" calcext:value-type="float">
            <text:p>0.048506034030389</text:p>
          </table:table-cell>
          <table:table-cell office:value-type="float" office:value="0.0260924789386508" calcext:value-type="float">
            <text:p>0.0260924789386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8505163700821" calcext:value-type="float">
            <text:p>0.548505163700821</text:p>
          </table:table-cell>
          <table:table-cell office:value-type="float" office:value="1.27010434077016" calcext:value-type="float">
            <text:p>1.27010434077016</text:p>
          </table:table-cell>
          <table:table-cell office:value-type="float" office:value="0.434454796940089" calcext:value-type="float">
            <text:p>0.434454796940089</text:p>
          </table:table-cell>
          <table:table-cell office:value-type="float" office:value="0.0769282977730874" calcext:value-type="float">
            <text:p>0.076928297773087</text:p>
          </table:table-cell>
          <table:table-cell office:value-type="float" office:value="0.0609572416995485" calcext:value-type="float">
            <text:p>0.060957241699549</text:p>
          </table:table-cell>
          <table:table-cell office:value-type="float" office:value="0.0339926554584218" calcext:value-type="float">
            <text:p>0.03399265545842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1594237921692" calcext:value-type="float">
            <text:p>0.501594237921692</text:p>
          </table:table-cell>
          <table:table-cell office:value-type="float" office:value="1.31874577403218" calcext:value-type="float">
            <text:p>1.31874577403218</text:p>
          </table:table-cell>
          <table:table-cell office:value-type="float" office:value="0.464720906349861" calcext:value-type="float">
            <text:p>0.464720906349861</text:p>
          </table:table-cell>
          <table:table-cell office:value-type="float" office:value="0.0746107292567249" calcext:value-type="float">
            <text:p>0.074610729256725</text:p>
          </table:table-cell>
          <table:table-cell office:value-type="float" office:value="0.0559709966123544" calcext:value-type="float">
            <text:p>0.055970996612355</text:p>
          </table:table-cell>
          <table:table-cell office:value-type="float" office:value="0.0292590155958947" calcext:value-type="float">
            <text:p>0.0292590155958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8103604388215" calcext:value-type="float">
            <text:p>0.498103604388215</text:p>
          </table:table-cell>
          <table:table-cell office:value-type="float" office:value="1.31875137600487" calcext:value-type="float">
            <text:p>1.31875137600487</text:p>
          </table:table-cell>
          <table:table-cell office:value-type="float" office:value="0.464710870357602" calcext:value-type="float">
            <text:p>0.464710870357602</text:p>
          </table:table-cell>
          <table:table-cell office:value-type="float" office:value="0.074954574481941" calcext:value-type="float">
            <text:p>0.074954574481941</text:p>
          </table:table-cell>
          <table:table-cell office:value-type="float" office:value="0.0559712157441927" calcext:value-type="float">
            <text:p>0.055971215744193</text:p>
          </table:table-cell>
          <table:table-cell office:value-type="float" office:value="0.0292582517771662" calcext:value-type="float">
            <text:p>0.0292582517771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9605886131275" calcext:value-type="float">
            <text:p>0.499605886131275</text:p>
          </table:table-cell>
          <table:table-cell office:value-type="float" office:value="1.31875330966028" calcext:value-type="float">
            <text:p>1.31875330966028</text:p>
          </table:table-cell>
          <table:table-cell office:value-type="float" office:value="0.464676751393658" calcext:value-type="float">
            <text:p>0.464676751393658</text:p>
          </table:table-cell>
          <table:table-cell office:value-type="float" office:value="0.0747952912416727" calcext:value-type="float">
            <text:p>0.074795291241673</text:p>
          </table:table-cell>
          <table:table-cell office:value-type="float" office:value="0.0559672433013379" calcext:value-type="float">
            <text:p>0.055967243301338</text:p>
          </table:table-cell>
          <table:table-cell office:value-type="float" office:value="0.0292537239912902" calcext:value-type="float">
            <text:p>0.029253723991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3271327014435" calcext:value-type="float">
            <text:p>0.683271327014435</text:p>
          </table:table-cell>
          <table:table-cell office:value-type="float" office:value="1.31347424372577" calcext:value-type="float">
            <text:p>1.31347424372577</text:p>
          </table:table-cell>
          <table:table-cell office:value-type="float" office:value="0.462701832944941" calcext:value-type="float">
            <text:p>0.462701832944941</text:p>
          </table:table-cell>
          <table:table-cell office:value-type="float" office:value="0.0734467010184185" calcext:value-type="float">
            <text:p>0.073446701018419</text:p>
          </table:table-cell>
          <table:table-cell office:value-type="float" office:value="0.0557364211869278" calcext:value-type="float">
            <text:p>0.055736421186928</text:p>
          </table:table-cell>
          <table:table-cell office:value-type="float" office:value="0.0290039619413131" calcext:value-type="float">
            <text:p>0.0290039619413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5544766110161" calcext:value-type="float">
            <text:p>0.535544766110161</text:p>
          </table:table-cell>
          <table:table-cell office:value-type="float" office:value="1.29505056333777" calcext:value-type="float">
            <text:p>1.29505056333777</text:p>
          </table:table-cell>
          <table:table-cell office:value-type="float" office:value="0.429943792162088" calcext:value-type="float">
            <text:p>0.429943792162088</text:p>
          </table:table-cell>
          <table:table-cell office:value-type="float" office:value="0.0725644502354882" calcext:value-type="float">
            <text:p>0.072564450235488</text:p>
          </table:table-cell>
          <table:table-cell office:value-type="float" office:value="0.0562126930129412" calcext:value-type="float">
            <text:p>0.056212693012941</text:p>
          </table:table-cell>
          <table:table-cell office:value-type="float" office:value="0.0270717353560128" calcext:value-type="float">
            <text:p>0.0270717353560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2230112979881" calcext:value-type="float">
            <text:p>0.462230112979881</text:p>
          </table:table-cell>
          <table:table-cell office:value-type="float" office:value="1.34683610665556" calcext:value-type="float">
            <text:p>1.34683610665556</text:p>
          </table:table-cell>
          <table:table-cell office:value-type="float" office:value="0.452529675367749" calcext:value-type="float">
            <text:p>0.452529675367749</text:p>
          </table:table-cell>
          <table:table-cell office:value-type="float" office:value="0.0675981710737424" calcext:value-type="float">
            <text:p>0.067598171073743</text:p>
          </table:table-cell>
          <table:table-cell office:value-type="float" office:value="0.0515673763860167" calcext:value-type="float">
            <text:p>0.051567376386017</text:p>
          </table:table-cell>
          <table:table-cell office:value-type="float" office:value="0.0282333592735418" calcext:value-type="float">
            <text:p>0.0282333592735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5951934845757" calcext:value-type="float">
            <text:p>0.455951934845757</text:p>
          </table:table-cell>
          <table:table-cell office:value-type="float" office:value="1.34693760192323" calcext:value-type="float">
            <text:p>1.34693760192323</text:p>
          </table:table-cell>
          <table:table-cell office:value-type="float" office:value="0.452582857138293" calcext:value-type="float">
            <text:p>0.452582857138293</text:p>
          </table:table-cell>
          <table:table-cell office:value-type="float" office:value="0.068028505346773" calcext:value-type="float">
            <text:p>0.068028505346773</text:p>
          </table:table-cell>
          <table:table-cell office:value-type="float" office:value="0.0515735413792235" calcext:value-type="float">
            <text:p>0.051573541379224</text:p>
          </table:table-cell>
          <table:table-cell office:value-type="float" office:value="0.0282405532104228" calcext:value-type="float">
            <text:p>0.0282405532104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5710516469461" calcext:value-type="float">
            <text:p>0.455710516469461</text:p>
          </table:table-cell>
          <table:table-cell office:value-type="float" office:value="1.34694022531412" calcext:value-type="float">
            <text:p>1.34694022531412</text:p>
          </table:table-cell>
          <table:table-cell office:value-type="float" office:value="0.452589487851472" calcext:value-type="float">
            <text:p>0.452589487851472</text:p>
          </table:table-cell>
          <table:table-cell office:value-type="float" office:value="0.0678524424275931" calcext:value-type="float">
            <text:p>0.067852442427593</text:p>
          </table:table-cell>
          <table:table-cell office:value-type="float" office:value="0.0515741807226713" calcext:value-type="float">
            <text:p>0.051574180722671</text:p>
          </table:table-cell>
          <table:table-cell office:value-type="float" office:value="0.028241198060321" calcext:value-type="float">
            <text:p>0.0282411980603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787314200912" calcext:value-type="float">
            <text:p>0.63787314200912</text:p>
          </table:table-cell>
          <table:table-cell office:value-type="float" office:value="1.34171845461282" calcext:value-type="float">
            <text:p>1.34171845461282</text:p>
          </table:table-cell>
          <table:table-cell office:value-type="float" office:value="0.450712950131492" calcext:value-type="float">
            <text:p>0.450712950131492</text:p>
          </table:table-cell>
          <table:table-cell office:value-type="float" office:value="0.0664712334948233" calcext:value-type="float">
            <text:p>0.066471233494823</text:p>
          </table:table-cell>
          <table:table-cell office:value-type="float" office:value="0.0513670167977661" calcext:value-type="float">
            <text:p>0.051367016797766</text:p>
          </table:table-cell>
          <table:table-cell office:value-type="float" office:value="0.0280059400356439" calcext:value-type="float">
            <text:p>0.0280059400356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8646852761234" calcext:value-type="float">
            <text:p>0.48646852761234</text:p>
          </table:table-cell>
          <table:table-cell office:value-type="float" office:value="1.3248221484832" calcext:value-type="float">
            <text:p>1.3248221484832</text:p>
          </table:table-cell>
          <table:table-cell office:value-type="float" office:value="0.457540105265402" calcext:value-type="float">
            <text:p>0.457540105265402</text:p>
          </table:table-cell>
          <table:table-cell office:value-type="float" office:value="0.0689703745505197" calcext:value-type="float">
            <text:p>0.06897037455052</text:p>
          </table:table-cell>
          <table:table-cell office:value-type="float" office:value="0.0525723900722814" calcext:value-type="float">
            <text:p>0.052572390072282</text:p>
          </table:table-cell>
          <table:table-cell office:value-type="float" office:value="0.0337376122146542" calcext:value-type="float">
            <text:p>0.03373761221465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4759406663499" calcext:value-type="float">
            <text:p>0.504759406663499</text:p>
          </table:table-cell>
          <table:table-cell office:value-type="float" office:value="1.30555908001038" calcext:value-type="float">
            <text:p>1.30555908001038</text:p>
          </table:table-cell>
          <table:table-cell office:value-type="float" office:value="0.471049105019679" calcext:value-type="float">
            <text:p>0.471049105019679</text:p>
          </table:table-cell>
          <table:table-cell office:value-type="float" office:value="0.0706857561453899" calcext:value-type="float">
            <text:p>0.07068575614539</text:p>
          </table:table-cell>
          <table:table-cell office:value-type="float" office:value="0.0537593149151276" calcext:value-type="float">
            <text:p>0.053759314915128</text:p>
          </table:table-cell>
          <table:table-cell office:value-type="float" office:value="0.0292279244932165" calcext:value-type="float">
            <text:p>0.0292279244932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4483172180558" calcext:value-type="float">
            <text:p>0.514483172180558</text:p>
          </table:table-cell>
          <table:table-cell office:value-type="float" office:value="1.30517419242452" calcext:value-type="float">
            <text:p>1.30517419242452</text:p>
          </table:table-cell>
          <table:table-cell office:value-type="float" office:value="0.470771794686665" calcext:value-type="float">
            <text:p>0.470771794686665</text:p>
          </table:table-cell>
          <table:table-cell office:value-type="float" office:value="0.070856153203361" calcext:value-type="float">
            <text:p>0.070856153203361</text:p>
          </table:table-cell>
          <table:table-cell office:value-type="float" office:value="0.0537265614412504" calcext:value-type="float">
            <text:p>0.053726561441251</text:p>
          </table:table-cell>
          <table:table-cell office:value-type="float" office:value="0.0291935732449377" calcext:value-type="float">
            <text:p>0.0291935732449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3015087241009" calcext:value-type="float">
            <text:p>0.503015087241009</text:p>
          </table:table-cell>
          <table:table-cell office:value-type="float" office:value="1.30519562287093" calcext:value-type="float">
            <text:p>1.30519562287093</text:p>
          </table:table-cell>
          <table:table-cell office:value-type="float" office:value="0.471015939720493" calcext:value-type="float">
            <text:p>0.471015939720493</text:p>
          </table:table-cell>
          <table:table-cell office:value-type="float" office:value="0.0708644604503626" calcext:value-type="float">
            <text:p>0.070864460450363</text:p>
          </table:table-cell>
          <table:table-cell office:value-type="float" office:value="0.0537537033339348" calcext:value-type="float">
            <text:p>0.053753703333935</text:p>
          </table:table-cell>
          <table:table-cell office:value-type="float" office:value="0.0292240747607583" calcext:value-type="float">
            <text:p>0.0292240747607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7831585932142" calcext:value-type="float">
            <text:p>0.687831585932142</text:p>
          </table:table-cell>
          <table:table-cell office:value-type="float" office:value="1.30002047180259" calcext:value-type="float">
            <text:p>1.30002047180259</text:p>
          </table:table-cell>
          <table:table-cell office:value-type="float" office:value="0.4690335292752" calcext:value-type="float">
            <text:p>0.4690335292752</text:p>
          </table:table-cell>
          <table:table-cell office:value-type="float" office:value="0.0695038733034181" calcext:value-type="float">
            <text:p>0.069503873303418</text:p>
          </table:table-cell>
          <table:table-cell office:value-type="float" office:value="0.0535340347472559" calcext:value-type="float">
            <text:p>0.053534034747256</text:p>
          </table:table-cell>
          <table:table-cell office:value-type="float" office:value="0.0289769882103315" calcext:value-type="float">
            <text:p>0.0289769882103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0381238998058" calcext:value-type="float">
            <text:p>0.530381238998058</text:p>
          </table:table-cell>
          <table:table-cell office:value-type="float" office:value="1.29196321053061" calcext:value-type="float">
            <text:p>1.29196321053061</text:p>
          </table:table-cell>
          <table:table-cell office:value-type="float" office:value="0.473180342028092" calcext:value-type="float">
            <text:p>0.473180342028092</text:p>
          </table:table-cell>
          <table:table-cell office:value-type="float" office:value="0.0810701828053008" calcext:value-type="float">
            <text:p>0.081070182805301</text:p>
          </table:table-cell>
          <table:table-cell office:value-type="float" office:value="0.0615813784758649" calcext:value-type="float">
            <text:p>0.061581378475865</text:p>
          </table:table-cell>
          <table:table-cell office:value-type="float" office:value="0.0329295500712835" calcext:value-type="float">
            <text:p>0.03292955007128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2485623306746" calcext:value-type="float">
            <text:p>0.382485623306746</text:p>
          </table:table-cell>
          <table:table-cell office:value-type="float" office:value="1.39608086971306" calcext:value-type="float">
            <text:p>1.39608086971306</text:p>
          </table:table-cell>
          <table:table-cell office:value-type="float" office:value="0.49954276139749" calcext:value-type="float">
            <text:p>0.49954276139749</text:p>
          </table:table-cell>
          <table:table-cell office:value-type="float" office:value="0.07205738203079" calcext:value-type="float">
            <text:p>0.07205738203079</text:p>
          </table:table-cell>
          <table:table-cell office:value-type="float" office:value="0.0552630587611125" calcext:value-type="float">
            <text:p>0.055263058761113</text:p>
          </table:table-cell>
          <table:table-cell office:value-type="float" office:value="0.0315485993017189" calcext:value-type="float">
            <text:p>0.0315485993017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742292988965" calcext:value-type="float">
            <text:p>0.37742292988965</text:p>
          </table:table-cell>
          <table:table-cell office:value-type="float" office:value="1.39618877970498" calcext:value-type="float">
            <text:p>1.39618877970498</text:p>
          </table:table-cell>
          <table:table-cell office:value-type="float" office:value="0.499569004178953" calcext:value-type="float">
            <text:p>0.499569004178953</text:p>
          </table:table-cell>
          <table:table-cell office:value-type="float" office:value="0.0724743923675715" calcext:value-type="float">
            <text:p>0.072474392367572</text:p>
          </table:table-cell>
          <table:table-cell office:value-type="float" office:value="0.0552658313079775" calcext:value-type="float">
            <text:p>0.055265831307978</text:p>
          </table:table-cell>
          <table:table-cell office:value-type="float" office:value="0.0315525307594298" calcext:value-type="float">
            <text:p>0.031552530759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9342731142749" calcext:value-type="float">
            <text:p>0.379342731142749</text:p>
          </table:table-cell>
          <table:table-cell office:value-type="float" office:value="1.39618127486732" calcext:value-type="float">
            <text:p>1.39618127486732</text:p>
          </table:table-cell>
          <table:table-cell office:value-type="float" office:value="0.499523768843023" calcext:value-type="float">
            <text:p>0.499523768843023</text:p>
          </table:table-cell>
          <table:table-cell office:value-type="float" office:value="0.0722748110198944" calcext:value-type="float">
            <text:p>0.072274811019895</text:p>
          </table:table-cell>
          <table:table-cell office:value-type="float" office:value="0.0552609945690779" calcext:value-type="float">
            <text:p>0.055260994569078</text:p>
          </table:table-cell>
          <table:table-cell office:value-type="float" office:value="0.0315465271535092" calcext:value-type="float">
            <text:p>0.0315465271535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6176273549795" calcext:value-type="float">
            <text:p>0.576176273549795</text:p>
          </table:table-cell>
          <table:table-cell office:value-type="float" office:value="1.39039376649111" calcext:value-type="float">
            <text:p>1.39039376649111</text:p>
          </table:table-cell>
          <table:table-cell office:value-type="float" office:value="0.497310155547224" calcext:value-type="float">
            <text:p>0.497310155547224</text:p>
          </table:table-cell>
          <table:table-cell office:value-type="float" office:value="0.0707353635589651" calcext:value-type="float">
            <text:p>0.070735363558965</text:p>
          </table:table-cell>
          <table:table-cell office:value-type="float" office:value="0.0550236054359095" calcext:value-type="float">
            <text:p>0.05502360543591</text:p>
          </table:table-cell>
          <table:table-cell office:value-type="float" office:value="0.031265621601245" calcext:value-type="float">
            <text:p>0.0312656216012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3853330775644" calcext:value-type="float">
            <text:p>0.403853330775644</text:p>
          </table:table-cell>
          <table:table-cell office:value-type="float" office:value="1.37416143356031" calcext:value-type="float">
            <text:p>1.37416143356031</text:p>
          </table:table-cell>
          <table:table-cell office:value-type="float" office:value="0.505403675346268" calcext:value-type="float">
            <text:p>0.505403675346268</text:p>
          </table:table-cell>
          <table:table-cell office:value-type="float" office:value="0.0791740178655143" calcext:value-type="float">
            <text:p>0.079174017865514</text:p>
          </table:table-cell>
          <table:table-cell office:value-type="float" office:value="0.0629558524180945" calcext:value-type="float">
            <text:p>0.062955852418095</text:p>
          </table:table-cell>
          <table:table-cell office:value-type="float" office:value="0.0336939033251402" calcext:value-type="float">
            <text:p>0.0336939033251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9729316281455" calcext:value-type="float">
            <text:p>0.469729316281455</text:p>
          </table:table-cell>
          <table:table-cell office:value-type="float" office:value="1.28165980102367" calcext:value-type="float">
            <text:p>1.28165980102367</text:p>
          </table:table-cell>
          <table:table-cell office:value-type="float" office:value="0.468405418054266" calcext:value-type="float">
            <text:p>0.468405418054266</text:p>
          </table:table-cell>
          <table:table-cell office:value-type="float" office:value="0.0713264715404349" calcext:value-type="float">
            <text:p>0.071326471540435</text:p>
          </table:table-cell>
          <table:table-cell office:value-type="float" office:value="0.0553925908895957" calcext:value-type="float">
            <text:p>0.055392590889596</text:p>
          </table:table-cell>
          <table:table-cell office:value-type="float" office:value="0.0303920311679637" calcext:value-type="float">
            <text:p>0.0303920311679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9571567229714" calcext:value-type="float">
            <text:p>0.469571567229714</text:p>
          </table:table-cell>
          <table:table-cell office:value-type="float" office:value="1.28153741850936" calcext:value-type="float">
            <text:p>1.28153741850936</text:p>
          </table:table-cell>
          <table:table-cell office:value-type="float" office:value="0.468325961736563" calcext:value-type="float">
            <text:p>0.468325961736563</text:p>
          </table:table-cell>
          <table:table-cell office:value-type="float" office:value="0.0716790432171685" calcext:value-type="float">
            <text:p>0.071679043217169</text:p>
          </table:table-cell>
          <table:table-cell office:value-type="float" office:value="0.0553843811305175" calcext:value-type="float">
            <text:p>0.055384381130518</text:p>
          </table:table-cell>
          <table:table-cell office:value-type="float" office:value="0.0303820850118262" calcext:value-type="float">
            <text:p>0.0303820850118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6295434802216" calcext:value-type="float">
            <text:p>0.466295434802216</text:p>
          </table:table-cell>
          <table:table-cell office:value-type="float" office:value="1.28154017184505" calcext:value-type="float">
            <text:p>1.28154017184505</text:p>
          </table:table-cell>
          <table:table-cell office:value-type="float" office:value="0.468396078350101" calcext:value-type="float">
            <text:p>0.468396078350101</text:p>
          </table:table-cell>
          <table:table-cell office:value-type="float" office:value="0.071551825246914" calcext:value-type="float">
            <text:p>0.071551825246914</text:p>
          </table:table-cell>
          <table:table-cell office:value-type="float" office:value="0.0553924209693289" calcext:value-type="float">
            <text:p>0.055392420969329</text:p>
          </table:table-cell>
          <table:table-cell office:value-type="float" office:value="0.0303911235811175" calcext:value-type="float">
            <text:p>0.0303911235811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1891059726083" calcext:value-type="float">
            <text:p>0.651891059726083</text:p>
          </table:table-cell>
          <table:table-cell office:value-type="float" office:value="1.27656382052274" calcext:value-type="float">
            <text:p>1.27656382052274</text:p>
          </table:table-cell>
          <table:table-cell office:value-type="float" office:value="0.466499296896095" calcext:value-type="float">
            <text:p>0.466499296896095</text:p>
          </table:table-cell>
          <table:table-cell office:value-type="float" office:value="0.0700871959022716" calcext:value-type="float">
            <text:p>0.070087195902272</text:p>
          </table:table-cell>
          <table:table-cell office:value-type="float" office:value="0.0551707382563869" calcext:value-type="float">
            <text:p>0.055170738256387</text:p>
          </table:table-cell>
          <table:table-cell office:value-type="float" office:value="0.0301438163113832" calcext:value-type="float">
            <text:p>0.0301438163113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15409708757259" calcext:value-type="float">
            <text:p>0.515409708757259</text:p>
          </table:table-cell>
          <table:table-cell office:value-type="float" office:value="1.24514450077305" calcext:value-type="float">
            <text:p>1.24514450077305</text:p>
          </table:table-cell>
          <table:table-cell office:value-type="float" office:value="0.444988569437957" calcext:value-type="float">
            <text:p>0.444988569437957</text:p>
          </table:table-cell>
          <table:table-cell office:value-type="float" office:value="0.076720306445787" calcext:value-type="float">
            <text:p>0.076720306445787</text:p>
          </table:table-cell>
          <table:table-cell office:value-type="float" office:value="0.0596768425520671" calcext:value-type="float">
            <text:p>0.059676842552067</text:p>
          </table:table-cell>
          <table:table-cell office:value-type="float" office:value="0.0325032903192387" calcext:value-type="float">
            <text:p>0.03250329031923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6909371288681" calcext:value-type="float">
            <text:p>0.456909371288681</text:p>
          </table:table-cell>
          <table:table-cell office:value-type="float" office:value="1.33636014228015" calcext:value-type="float">
            <text:p>1.33636014228015</text:p>
          </table:table-cell>
          <table:table-cell office:value-type="float" office:value="0.495817244841419" calcext:value-type="float">
            <text:p>0.495817244841419</text:p>
          </table:table-cell>
          <table:table-cell office:value-type="float" office:value="0.0735003583775825" calcext:value-type="float">
            <text:p>0.073500358377583</text:p>
          </table:table-cell>
          <table:table-cell office:value-type="float" office:value="0.0572944462722535" calcext:value-type="float">
            <text:p>0.057294446272254</text:p>
          </table:table-cell>
          <table:table-cell office:value-type="float" office:value="0.031218594526558" calcext:value-type="float">
            <text:p>0.0312185945265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3629910891753" calcext:value-type="float">
            <text:p>0.443629910891753</text:p>
          </table:table-cell>
          <table:table-cell office:value-type="float" office:value="1.33669840602318" calcext:value-type="float">
            <text:p>1.33669840602318</text:p>
          </table:table-cell>
          <table:table-cell office:value-type="float" office:value="0.49603205528832" calcext:value-type="float">
            <text:p>0.49603205528832</text:p>
          </table:table-cell>
          <table:table-cell office:value-type="float" office:value="0.0740315514956731" calcext:value-type="float">
            <text:p>0.074031551495673</text:p>
          </table:table-cell>
          <table:table-cell office:value-type="float" office:value="0.0573194385625901" calcext:value-type="float">
            <text:p>0.05731943856259</text:p>
          </table:table-cell>
          <table:table-cell office:value-type="float" office:value="0.031246606775595" calcext:value-type="float">
            <text:p>0.0312466067755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5391006391462" calcext:value-type="float">
            <text:p>0.445391006391462</text:p>
          </table:table-cell>
          <table:table-cell office:value-type="float" office:value="1.3367070620837" calcext:value-type="float">
            <text:p>1.3367070620837</text:p>
          </table:table-cell>
          <table:table-cell office:value-type="float" office:value="0.495991373920402" calcext:value-type="float">
            <text:p>0.495991373920402</text:p>
          </table:table-cell>
          <table:table-cell office:value-type="float" office:value="0.0738412070948102" calcext:value-type="float">
            <text:p>0.07384120709481</text:p>
          </table:table-cell>
          <table:table-cell office:value-type="float" office:value="0.0573147252711275" calcext:value-type="float">
            <text:p>0.057314725271128</text:p>
          </table:table-cell>
          <table:table-cell office:value-type="float" office:value="0.0312411810076184" calcext:value-type="float">
            <text:p>0.0312411810076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8985757841392" calcext:value-type="float">
            <text:p>0.648985757841392</text:p>
          </table:table-cell>
          <table:table-cell office:value-type="float" office:value="1.33063570975574" calcext:value-type="float">
            <text:p>1.33063570975574</text:p>
          </table:table-cell>
          <table:table-cell office:value-type="float" office:value="0.493637211484883" calcext:value-type="float">
            <text:p>0.493637211484883</text:p>
          </table:table-cell>
          <table:table-cell office:value-type="float" office:value="0.0722150812268377" calcext:value-type="float">
            <text:p>0.072215081226838</text:p>
          </table:table-cell>
          <table:table-cell office:value-type="float" office:value="0.0570457716477983" calcext:value-type="float">
            <text:p>0.057045771647798</text:p>
          </table:table-cell>
          <table:table-cell office:value-type="float" office:value="0.0309431125517676" calcext:value-type="float">
            <text:p>0.0309431125517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19177875475213" calcext:value-type="float">
            <text:p>0.419177875475213</text:p>
          </table:table-cell>
          <table:table-cell office:value-type="float" office:value="1.36505646681937" calcext:value-type="float">
            <text:p>1.36505646681937</text:p>
          </table:table-cell>
          <table:table-cell office:value-type="float" office:value="0.505502335368697" calcext:value-type="float">
            <text:p>0.505502335368697</text:p>
          </table:table-cell>
          <table:table-cell office:value-type="float" office:value="0.0949331017613894" calcext:value-type="float">
            <text:p>0.094933101761389</text:p>
          </table:table-cell>
          <table:table-cell office:value-type="float" office:value="0.0748239259570805" calcext:value-type="float">
            <text:p>0.074823925957081</text:p>
          </table:table-cell>
          <table:table-cell office:value-type="float" office:value="0.0392157187525129" calcext:value-type="float">
            <text:p>0.03921571875251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3171066835273" calcext:value-type="float">
            <text:p>0.593171066835273</text:p>
          </table:table-cell>
          <table:table-cell office:value-type="float" office:value="1.17437769800004" calcext:value-type="float">
            <text:p>1.17437769800004</text:p>
          </table:table-cell>
          <table:table-cell office:value-type="float" office:value="0.459757174764426" calcext:value-type="float">
            <text:p>0.459757174764426</text:p>
          </table:table-cell>
          <table:table-cell office:value-type="float" office:value="0.0699402920284375" calcext:value-type="float">
            <text:p>0.069940292028438</text:p>
          </table:table-cell>
          <table:table-cell office:value-type="float" office:value="0.0542895828924548" calcext:value-type="float">
            <text:p>0.054289582892455</text:p>
          </table:table-cell>
          <table:table-cell office:value-type="float" office:value="0.0295213516410405" calcext:value-type="float">
            <text:p>0.0295213516410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85247986105524" calcext:value-type="float">
            <text:p>0.585247986105524</text:p>
          </table:table-cell>
          <table:table-cell office:value-type="float" office:value="1.17452151618872" calcext:value-type="float">
            <text:p>1.17452151618872</text:p>
          </table:table-cell>
          <table:table-cell office:value-type="float" office:value="0.459840281646312" calcext:value-type="float">
            <text:p>0.459840281646312</text:p>
          </table:table-cell>
          <table:table-cell office:value-type="float" office:value="0.0704060710038424" calcext:value-type="float">
            <text:p>0.070406071003843</text:p>
          </table:table-cell>
          <table:table-cell office:value-type="float" office:value="0.0542996621871993" calcext:value-type="float">
            <text:p>0.054299662187199</text:p>
          </table:table-cell>
          <table:table-cell office:value-type="float" office:value="0.0295326478801329" calcext:value-type="float">
            <text:p>0.0295326478801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87736743438678" calcext:value-type="float">
            <text:p>0.587736743438678</text:p>
          </table:table-cell>
          <table:table-cell office:value-type="float" office:value="1.17453087353983" calcext:value-type="float">
            <text:p>1.17453087353983</text:p>
          </table:table-cell>
          <table:table-cell office:value-type="float" office:value="0.459787629282013" calcext:value-type="float">
            <text:p>0.459787629282013</text:p>
          </table:table-cell>
          <table:table-cell office:value-type="float" office:value="0.0702194340194548" calcext:value-type="float">
            <text:p>0.070219434019455</text:p>
          </table:table-cell>
          <table:table-cell office:value-type="float" office:value="0.0542936052590422" calcext:value-type="float">
            <text:p>0.054293605259042</text:p>
          </table:table-cell>
          <table:table-cell office:value-type="float" office:value="0.0295256355935362" calcext:value-type="float">
            <text:p>0.029525635593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71725440518598" calcext:value-type="float">
            <text:p>0.771725440518598</text:p>
          </table:table-cell>
          <table:table-cell office:value-type="float" office:value="1.17003227730539" calcext:value-type="float">
            <text:p>1.17003227730539</text:p>
          </table:table-cell>
          <table:table-cell office:value-type="float" office:value="0.457931606867195" calcext:value-type="float">
            <text:p>0.457931606867195</text:p>
          </table:table-cell>
          <table:table-cell office:value-type="float" office:value="0.0687509800579232" calcext:value-type="float">
            <text:p>0.068750980057923</text:p>
          </table:table-cell>
          <table:table-cell office:value-type="float" office:value="0.054079961868354" calcext:value-type="float">
            <text:p>0.054079961868354</text:p>
          </table:table-cell>
          <table:table-cell office:value-type="float" office:value="0.0292860762136499" calcext:value-type="float">
            <text:p>0.02928607621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76750912521878" calcext:value-type="float">
            <text:p>0.576750912521878</text:p>
          </table:table-cell>
          <table:table-cell office:value-type="float" office:value="1.18816065659168" calcext:value-type="float">
            <text:p>1.18816065659168</text:p>
          </table:table-cell>
          <table:table-cell office:value-type="float" office:value="0.457334874845067" calcext:value-type="float">
            <text:p>0.457334874845067</text:p>
          </table:table-cell>
          <table:table-cell office:value-type="float" office:value="0.0773836693746319" calcext:value-type="float">
            <text:p>0.077383669374632</text:p>
          </table:table-cell>
          <table:table-cell office:value-type="float" office:value="0.0604161705932005" calcext:value-type="float">
            <text:p>0.060416170593201</text:p>
          </table:table-cell>
          <table:table-cell office:value-type="float" office:value="0.0297443622436519" calcext:value-type="float">
            <text:p>0.02974436224365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9231127660596" calcext:value-type="float">
            <text:p>0.529231127660596</text:p>
          </table:table-cell>
          <table:table-cell office:value-type="float" office:value="1.26684167894813" calcext:value-type="float">
            <text:p>1.26684167894813</text:p>
          </table:table-cell>
          <table:table-cell office:value-type="float" office:value="0.555980784781838" calcext:value-type="float">
            <text:p>0.555980784781838</text:p>
          </table:table-cell>
          <table:table-cell office:value-type="float" office:value="0.0761658639373423" calcext:value-type="float">
            <text:p>0.076165863937342</text:p>
          </table:table-cell>
          <table:table-cell office:value-type="float" office:value="0.059174704381073" calcext:value-type="float">
            <text:p>0.059174704381073</text:p>
          </table:table-cell>
          <table:table-cell office:value-type="float" office:value="0.0352691753525768" calcext:value-type="float">
            <text:p>0.0352691753525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7465721433314" calcext:value-type="float">
            <text:p>0.537465721433314</text:p>
          </table:table-cell>
          <table:table-cell office:value-type="float" office:value="1.26655225625771" calcext:value-type="float">
            <text:p>1.26655225625771</text:p>
          </table:table-cell>
          <table:table-cell office:value-type="float" office:value="0.55567138466881" calcext:value-type="float">
            <text:p>0.55567138466881</text:p>
          </table:table-cell>
          <table:table-cell office:value-type="float" office:value="0.0763815363277422" calcext:value-type="float">
            <text:p>0.076381536327742</text:p>
          </table:table-cell>
          <table:table-cell office:value-type="float" office:value="0.0591419548052971" calcext:value-type="float">
            <text:p>0.059141954805297</text:p>
          </table:table-cell>
          <table:table-cell office:value-type="float" office:value="0.0352300393332582" calcext:value-type="float">
            <text:p>0.0352300393332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1869640793109" calcext:value-type="float">
            <text:p>0.531869640793109</text:p>
          </table:table-cell>
          <table:table-cell office:value-type="float" office:value="1.26652174029141" calcext:value-type="float">
            <text:p>1.26652174029141</text:p>
          </table:table-cell>
          <table:table-cell office:value-type="float" office:value="0.555807419936387" calcext:value-type="float">
            <text:p>0.555807419936387</text:p>
          </table:table-cell>
          <table:table-cell office:value-type="float" office:value="0.0763204675991879" calcext:value-type="float">
            <text:p>0.076320467599188</text:p>
          </table:table-cell>
          <table:table-cell office:value-type="float" office:value="0.0591562015445338" calcext:value-type="float">
            <text:p>0.059156201544534</text:p>
          </table:table-cell>
          <table:table-cell office:value-type="float" office:value="0.0352473549020299" calcext:value-type="float">
            <text:p>0.035247354902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45576867240982" calcext:value-type="float">
            <text:p>0.745576867240982</text:p>
          </table:table-cell>
          <table:table-cell office:value-type="float" office:value="1.26092557292659" calcext:value-type="float">
            <text:p>1.26092557292659</text:p>
          </table:table-cell>
          <table:table-cell office:value-type="float" office:value="0.553242406976337" calcext:value-type="float">
            <text:p>0.553242406976337</text:p>
          </table:table-cell>
          <table:table-cell office:value-type="float" office:value="0.0745917571439189" calcext:value-type="float">
            <text:p>0.074591757143919</text:p>
          </table:table-cell>
          <table:table-cell office:value-type="float" office:value="0.0588875437986977" calcext:value-type="float">
            <text:p>0.058887543798698</text:p>
          </table:table-cell>
          <table:table-cell office:value-type="float" office:value="0.0349203510832893" calcext:value-type="float">
            <text:p>0.034920351083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848769860075" calcext:value-type="float">
            <text:p>0.56848769860075</text:p>
          </table:table-cell>
          <table:table-cell office:value-type="float" office:value="1.24407861297892" calcext:value-type="float">
            <text:p>1.24407861297892</text:p>
          </table:table-cell>
          <table:table-cell office:value-type="float" office:value="0.533668315058394" calcext:value-type="float">
            <text:p>0.533668315058394</text:p>
          </table:table-cell>
          <table:table-cell office:value-type="float" office:value="0.0747493736830013" calcext:value-type="float">
            <text:p>0.074749373683001</text:p>
          </table:table-cell>
          <table:table-cell office:value-type="float" office:value="0.0628631508440769" calcext:value-type="float">
            <text:p>0.062863150844077</text:p>
          </table:table-cell>
          <table:table-cell office:value-type="float" office:value="0.0344443573892211" calcext:value-type="float">
            <text:p>0.03444435738922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180419577019" calcext:value-type="float">
            <text:p>0.50180419577019</text:p>
          </table:table-cell>
          <table:table-cell office:value-type="float" office:value="1.28948205188824" calcext:value-type="float">
            <text:p>1.28948205188824</text:p>
          </table:table-cell>
          <table:table-cell office:value-type="float" office:value="0.508326601046962" calcext:value-type="float">
            <text:p>0.508326601046962</text:p>
          </table:table-cell>
          <table:table-cell office:value-type="float" office:value="0.0749754392114017" calcext:value-type="float">
            <text:p>0.074975439211402</text:p>
          </table:table-cell>
          <table:table-cell office:value-type="float" office:value="0.0559003488883321" calcext:value-type="float">
            <text:p>0.055900348888332</text:p>
          </table:table-cell>
          <table:table-cell office:value-type="float" office:value="0.0319799785511721" calcext:value-type="float">
            <text:p>0.0319799785511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6364993216837" calcext:value-type="float">
            <text:p>0.496364993216837</text:p>
          </table:table-cell>
          <table:table-cell office:value-type="float" office:value="1.28944862862116" calcext:value-type="float">
            <text:p>1.28944862862116</text:p>
          </table:table-cell>
          <table:table-cell office:value-type="float" office:value="0.508363097009862" calcext:value-type="float">
            <text:p>0.508363097009862</text:p>
          </table:table-cell>
          <table:table-cell office:value-type="float" office:value="0.0753996371614594" calcext:value-type="float">
            <text:p>0.075399637161459</text:p>
          </table:table-cell>
          <table:table-cell office:value-type="float" office:value="0.0559042010230443" calcext:value-type="float">
            <text:p>0.055904201023044</text:p>
          </table:table-cell>
          <table:table-cell office:value-type="float" office:value="0.0319852532568545" calcext:value-type="float">
            <text:p>0.0319852532568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766645537142" calcext:value-type="float">
            <text:p>0.49766645537142</text:p>
          </table:table-cell>
          <table:table-cell office:value-type="float" office:value="1.28945113879901" calcext:value-type="float">
            <text:p>1.28945113879901</text:p>
          </table:table-cell>
          <table:table-cell office:value-type="float" office:value="0.50833147935978" calcext:value-type="float">
            <text:p>0.50833147935978</text:p>
          </table:table-cell>
          <table:table-cell office:value-type="float" office:value="0.0752161461651697" calcext:value-type="float">
            <text:p>0.07521614616517</text:p>
          </table:table-cell>
          <table:table-cell office:value-type="float" office:value="0.0559008330016136" calcext:value-type="float">
            <text:p>0.055900833001614</text:p>
          </table:table-cell>
          <table:table-cell office:value-type="float" office:value="0.0319809996173805" calcext:value-type="float">
            <text:p>0.0319809996173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9168372393361" calcext:value-type="float">
            <text:p>0.699168372393361</text:p>
          </table:table-cell>
          <table:table-cell office:value-type="float" office:value="1.28388999360905" calcext:value-type="float">
            <text:p>1.28388999360905</text:p>
          </table:table-cell>
          <table:table-cell office:value-type="float" office:value="0.506011857804505" calcext:value-type="float">
            <text:p>0.506011857804505</text:p>
          </table:table-cell>
          <table:table-cell office:value-type="float" office:value="0.0736433687454536" calcext:value-type="float">
            <text:p>0.073643368745454</text:p>
          </table:table-cell>
          <table:table-cell office:value-type="float" office:value="0.0556522432506114" calcext:value-type="float">
            <text:p>0.055652243250611</text:p>
          </table:table-cell>
          <table:table-cell office:value-type="float" office:value="0.0316876916933384" calcext:value-type="float">
            <text:p>0.0316876916933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08477696185549" calcext:value-type="float">
            <text:p>0.508477696185549</text:p>
          </table:table-cell>
          <table:table-cell office:value-type="float" office:value="1.28528808988316" calcext:value-type="float">
            <text:p>1.28528808988316</text:p>
          </table:table-cell>
          <table:table-cell office:value-type="float" office:value="0.495103478782949" calcext:value-type="float">
            <text:p>0.495103478782949</text:p>
          </table:table-cell>
          <table:table-cell office:value-type="float" office:value="0.0769742359453928" calcext:value-type="float">
            <text:p>0.076974235945393</text:p>
          </table:table-cell>
          <table:table-cell office:value-type="float" office:value="0.0580606834990619" calcext:value-type="float">
            <text:p>0.058060683499062</text:p>
          </table:table-cell>
          <table:table-cell office:value-type="float" office:value="0.0312903555202084" calcext:value-type="float">
            <text:p>0.03129035552020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552681674786" calcext:value-type="float">
            <text:p>0.39552681674786</text:p>
          </table:table-cell>
          <table:table-cell office:value-type="float" office:value="1.36195381627263" calcext:value-type="float">
            <text:p>1.36195381627263</text:p>
          </table:table-cell>
          <table:table-cell office:value-type="float" office:value="0.493777686883125" calcext:value-type="float">
            <text:p>0.493777686883125</text:p>
          </table:table-cell>
          <table:table-cell office:value-type="float" office:value="0.0727827182065166" calcext:value-type="float">
            <text:p>0.072782718206517</text:p>
          </table:table-cell>
          <table:table-cell office:value-type="float" office:value="0.0552222312220601" calcext:value-type="float">
            <text:p>0.05522223122206</text:p>
          </table:table-cell>
          <table:table-cell office:value-type="float" office:value="0.0312424163975659" calcext:value-type="float">
            <text:p>0.0312424163975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6785003986316" calcext:value-type="float">
            <text:p>0.396785003986316</text:p>
          </table:table-cell>
          <table:table-cell office:value-type="float" office:value="1.36185719383334" calcext:value-type="float">
            <text:p>1.36185719383334</text:p>
          </table:table-cell>
          <table:table-cell office:value-type="float" office:value="0.493662388546152" calcext:value-type="float">
            <text:p>0.493662388546152</text:p>
          </table:table-cell>
          <table:table-cell office:value-type="float" office:value="0.073124754113661" calcext:value-type="float">
            <text:p>0.073124754113661</text:p>
          </table:table-cell>
          <table:table-cell office:value-type="float" office:value="0.0552099285360039" calcext:value-type="float">
            <text:p>0.055209928536004</text:p>
          </table:table-cell>
          <table:table-cell office:value-type="float" office:value="0.031228195436361" calcext:value-type="float">
            <text:p>0.0312281954363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3657702703584" calcext:value-type="float">
            <text:p>0.393657702703584</text:p>
          </table:table-cell>
          <table:table-cell office:value-type="float" office:value="1.36186908573704" calcext:value-type="float">
            <text:p>1.36186908573704</text:p>
          </table:table-cell>
          <table:table-cell office:value-type="float" office:value="0.49373092249135" calcext:value-type="float">
            <text:p>0.49373092249135</text:p>
          </table:table-cell>
          <table:table-cell office:value-type="float" office:value="0.0729938455206425" calcext:value-type="float">
            <text:p>0.072993845520643</text:p>
          </table:table-cell>
          <table:table-cell office:value-type="float" office:value="0.0552174321659048" calcext:value-type="float">
            <text:p>0.055217432165905</text:p>
          </table:table-cell>
          <table:table-cell office:value-type="float" office:value="0.0312367870945136" calcext:value-type="float">
            <text:p>0.0312367870945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7720960996438" calcext:value-type="float">
            <text:p>0.587720960996438</text:p>
          </table:table-cell>
          <table:table-cell office:value-type="float" office:value="1.35638624212198" calcext:value-type="float">
            <text:p>1.35638624212198</text:p>
          </table:table-cell>
          <table:table-cell office:value-type="float" office:value="0.491631700413776" calcext:value-type="float">
            <text:p>0.491631700413776</text:p>
          </table:table-cell>
          <table:table-cell office:value-type="float" office:value="0.0714858875035766" calcext:value-type="float">
            <text:p>0.071485887503577</text:p>
          </table:table-cell>
          <table:table-cell office:value-type="float" office:value="0.054987529958752" calcext:value-type="float">
            <text:p>0.054987529958752</text:p>
          </table:table-cell>
          <table:table-cell office:value-type="float" office:value="0.030969886093498" calcext:value-type="float">
            <text:p>0.0309698860934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98307930661385" calcext:value-type="float">
            <text:p>0.298307930661385</text:p>
          </table:table-cell>
          <table:table-cell office:value-type="float" office:value="1.44411894534739" calcext:value-type="float">
            <text:p>1.44411894534739</text:p>
          </table:table-cell>
          <table:table-cell office:value-type="float" office:value="0.569699929971032" calcext:value-type="float">
            <text:p>0.569699929971032</text:p>
          </table:table-cell>
          <table:table-cell office:value-type="float" office:value="0.128097118685225" calcext:value-type="float">
            <text:p>0.128097118685225</text:p>
          </table:table-cell>
          <table:table-cell office:value-type="float" office:value="0.0936817271301601" calcext:value-type="float">
            <text:p>0.09368172713016</text:p>
          </table:table-cell>
          <table:table-cell office:value-type="float" office:value="0.0654409555921769" calcext:value-type="float">
            <text:p>0.06544095559217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4129669066107" calcext:value-type="float">
            <text:p>0.524129669066107</text:p>
          </table:table-cell>
          <table:table-cell office:value-type="float" office:value="1.2900005010171" calcext:value-type="float">
            <text:p>1.2900005010171</text:p>
          </table:table-cell>
          <table:table-cell office:value-type="float" office:value="0.539743244887139" calcext:value-type="float">
            <text:p>0.539743244887139</text:p>
          </table:table-cell>
          <table:table-cell office:value-type="float" office:value="0.0735760956603496" calcext:value-type="float">
            <text:p>0.07357609566035</text:p>
          </table:table-cell>
          <table:table-cell office:value-type="float" office:value="0.0560249946788608" calcext:value-type="float">
            <text:p>0.056024994678861</text:p>
          </table:table-cell>
          <table:table-cell office:value-type="float" office:value="0.0329483357205817" calcext:value-type="float">
            <text:p>0.0329483357205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3284184593946" calcext:value-type="float">
            <text:p>0.523284184593946</text:p>
          </table:table-cell>
          <table:table-cell office:value-type="float" office:value="1.28989058522509" calcext:value-type="float">
            <text:p>1.28989058522509</text:p>
          </table:table-cell>
          <table:table-cell office:value-type="float" office:value="0.53966917938092" calcext:value-type="float">
            <text:p>0.53966917938092</text:p>
          </table:table-cell>
          <table:table-cell office:value-type="float" office:value="0.073935078562273" calcext:value-type="float">
            <text:p>0.073935078562273</text:p>
          </table:table-cell>
          <table:table-cell office:value-type="float" office:value="0.0560170202290772" calcext:value-type="float">
            <text:p>0.056017020229077</text:p>
          </table:table-cell>
          <table:table-cell office:value-type="float" office:value="0.0329398261370166" calcext:value-type="float">
            <text:p>0.0329398261370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060204069076" calcext:value-type="float">
            <text:p>0.52060204069076</text:p>
          </table:table-cell>
          <table:table-cell office:value-type="float" office:value="1.28988936632329" calcext:value-type="float">
            <text:p>1.28988936632329</text:p>
          </table:table-cell>
          <table:table-cell office:value-type="float" office:value="0.53973323460064" calcext:value-type="float">
            <text:p>0.53973323460064</text:p>
          </table:table-cell>
          <table:table-cell office:value-type="float" office:value="0.0738206335334794" calcext:value-type="float">
            <text:p>0.073820633533479</text:p>
          </table:table-cell>
          <table:table-cell office:value-type="float" office:value="0.0560236449584486" calcext:value-type="float">
            <text:p>0.056023644958449</text:p>
          </table:table-cell>
          <table:table-cell office:value-type="float" office:value="0.0329475523118836" calcext:value-type="float">
            <text:p>0.0329475523118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3494586606189" calcext:value-type="float">
            <text:p>0.733494586606189</text:p>
          </table:table-cell>
          <table:table-cell office:value-type="float" office:value="1.28405084925481" calcext:value-type="float">
            <text:p>1.28405084925481</text:p>
          </table:table-cell>
          <table:table-cell office:value-type="float" office:value="0.53713377126961" calcext:value-type="float">
            <text:p>0.53713377126961</text:p>
          </table:table-cell>
          <table:table-cell office:value-type="float" office:value="0.0721506990499548" calcext:value-type="float">
            <text:p>0.072150699049955</text:p>
          </table:table-cell>
          <table:table-cell office:value-type="float" office:value="0.0557622132707896" calcext:value-type="float">
            <text:p>0.05576221327079</text:p>
          </table:table-cell>
          <table:table-cell office:value-type="float" office:value="0.0326285529226173" calcext:value-type="float">
            <text:p>0.0326285529226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0549346632053" calcext:value-type="float">
            <text:p>0.50549346632053</text:p>
          </table:table-cell>
          <table:table-cell office:value-type="float" office:value="1.30920696567596" calcext:value-type="float">
            <text:p>1.30920696567596</text:p>
          </table:table-cell>
          <table:table-cell office:value-type="float" office:value="0.54015981761306" calcext:value-type="float">
            <text:p>0.54015981761306</text:p>
          </table:table-cell>
          <table:table-cell office:value-type="float" office:value="0.0813799665621591" calcext:value-type="float">
            <text:p>0.081379966562159</text:p>
          </table:table-cell>
          <table:table-cell office:value-type="float" office:value="0.0629876456425298" calcext:value-type="float">
            <text:p>0.06298764564253</text:p>
          </table:table-cell>
          <table:table-cell office:value-type="float" office:value="0.0303536901869582" calcext:value-type="float">
            <text:p>0.03035369018695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7670359426194" calcext:value-type="float">
            <text:p>0.517670359426194</text:p>
          </table:table-cell>
          <table:table-cell office:value-type="float" office:value="1.30041275844546" calcext:value-type="float">
            <text:p>1.30041275844546</text:p>
          </table:table-cell>
          <table:table-cell office:value-type="float" office:value="0.522373096412099" calcext:value-type="float">
            <text:p>0.522373096412099</text:p>
          </table:table-cell>
          <table:table-cell office:value-type="float" office:value="0.0706611870249269" calcext:value-type="float">
            <text:p>0.070661187024927</text:p>
          </table:table-cell>
          <table:table-cell office:value-type="float" office:value="0.0554362788001132" calcext:value-type="float">
            <text:p>0.055436278800113</text:p>
          </table:table-cell>
          <table:table-cell office:value-type="float" office:value="0.0320878034070351" calcext:value-type="float">
            <text:p>0.0320878034070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0576718561909" calcext:value-type="float">
            <text:p>0.510576718561909</text:p>
          </table:table-cell>
          <table:table-cell office:value-type="float" office:value="1.30048445318861" calcext:value-type="float">
            <text:p>1.30048445318861</text:p>
          </table:table-cell>
          <table:table-cell office:value-type="float" office:value="0.522441416410338" calcext:value-type="float">
            <text:p>0.522441416410338</text:p>
          </table:table-cell>
          <table:table-cell office:value-type="float" office:value="0.0711205769992301" calcext:value-type="float">
            <text:p>0.07112057699923</text:p>
          </table:table-cell>
          <table:table-cell office:value-type="float" office:value="0.0554446679229317" calcext:value-type="float">
            <text:p>0.055444667922932</text:p>
          </table:table-cell>
          <table:table-cell office:value-type="float" office:value="0.0320969352897528" calcext:value-type="float">
            <text:p>0.0320969352897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729311313395" calcext:value-type="float">
            <text:p>0.50729311313395</text:p>
          </table:table-cell>
          <table:table-cell office:value-type="float" office:value="1.30047911335873" calcext:value-type="float">
            <text:p>1.30047911335873</text:p>
          </table:table-cell>
          <table:table-cell office:value-type="float" office:value="0.522520502659507" calcext:value-type="float">
            <text:p>0.522520502659507</text:p>
          </table:table-cell>
          <table:table-cell office:value-type="float" office:value="0.0710034689327316" calcext:value-type="float">
            <text:p>0.071003468932732</text:p>
          </table:table-cell>
          <table:table-cell office:value-type="float" office:value="0.0554529251365687" calcext:value-type="float">
            <text:p>0.055452925136569</text:p>
          </table:table-cell>
          <table:table-cell office:value-type="float" office:value="0.0321065874204968" calcext:value-type="float">
            <text:p>0.0321065874204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1031080478321" calcext:value-type="float">
            <text:p>0.721031080478321</text:p>
          </table:table-cell>
          <table:table-cell office:value-type="float" office:value="1.29446581326481" calcext:value-type="float">
            <text:p>1.29446581326481</text:p>
          </table:table-cell>
          <table:table-cell office:value-type="float" office:value="0.519976978300357" calcext:value-type="float">
            <text:p>0.519976978300357</text:p>
          </table:table-cell>
          <table:table-cell office:value-type="float" office:value="0.0692695625244059" calcext:value-type="float">
            <text:p>0.069269562524406</text:p>
          </table:table-cell>
          <table:table-cell office:value-type="float" office:value="0.0551880075662911" calcext:value-type="float">
            <text:p>0.055188007566291</text:p>
          </table:table-cell>
          <table:table-cell office:value-type="float" office:value="0.0317923201190304" calcext:value-type="float">
            <text:p>0.031792320119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11871248323284" calcext:value-type="float">
            <text:p>0.511871248323284</text:p>
          </table:table-cell>
          <table:table-cell office:value-type="float" office:value="1.30414479459118" calcext:value-type="float">
            <text:p>1.30414479459118</text:p>
          </table:table-cell>
          <table:table-cell office:value-type="float" office:value="0.518988294002916" calcext:value-type="float">
            <text:p>0.518988294002916</text:p>
          </table:table-cell>
          <table:table-cell office:value-type="float" office:value="0.077018920822988" calcext:value-type="float">
            <text:p>0.077018920822988</text:p>
          </table:table-cell>
          <table:table-cell office:value-type="float" office:value="0.061969976794777" calcext:value-type="float">
            <text:p>0.061969976794777</text:p>
          </table:table-cell>
          <table:table-cell office:value-type="float" office:value="0.0357639816624782" calcext:value-type="float">
            <text:p>0.03576398166247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0662882756487" calcext:value-type="float">
            <text:p>0.510662882756487</text:p>
          </table:table-cell>
          <table:table-cell office:value-type="float" office:value="1.3139475550462" calcext:value-type="float">
            <text:p>1.3139475550462</text:p>
          </table:table-cell>
          <table:table-cell office:value-type="float" office:value="0.427426695153289" calcext:value-type="float">
            <text:p>0.427426695153289</text:p>
          </table:table-cell>
          <table:table-cell office:value-type="float" office:value="0.0718315334791055" calcext:value-type="float">
            <text:p>0.071831533479106</text:p>
          </table:table-cell>
          <table:table-cell office:value-type="float" office:value="0.0542257707259137" calcext:value-type="float">
            <text:p>0.054225770725914</text:p>
          </table:table-cell>
          <table:table-cell office:value-type="float" office:value="0.0274423144755361" calcext:value-type="float">
            <text:p>0.027442314475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1458699091476" calcext:value-type="float">
            <text:p>0.51458699091476</text:p>
          </table:table-cell>
          <table:table-cell office:value-type="float" office:value="1.3137453388962" calcext:value-type="float">
            <text:p>1.3137453388962</text:p>
          </table:table-cell>
          <table:table-cell office:value-type="float" office:value="0.427278732655846" calcext:value-type="float">
            <text:p>0.427278732655846</text:p>
          </table:table-cell>
          <table:table-cell office:value-type="float" office:value="0.0721137149549129" calcext:value-type="float">
            <text:p>0.072113714954913</text:p>
          </table:table-cell>
          <table:table-cell office:value-type="float" office:value="0.0542093643068599" calcext:value-type="float">
            <text:p>0.05420936430686</text:p>
          </table:table-cell>
          <table:table-cell office:value-type="float" office:value="0.0274235418027116" calcext:value-type="float">
            <text:p>0.0274235418027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13091351481363" calcext:value-type="float">
            <text:p>0.513091351481363</text:p>
          </table:table-cell>
          <table:table-cell office:value-type="float" office:value="1.31375056920274" calcext:value-type="float">
            <text:p>1.31375056920274</text:p>
          </table:table-cell>
          <table:table-cell office:value-type="float" office:value="0.427308146133949" calcext:value-type="float">
            <text:p>0.427308146133949</text:p>
          </table:table-cell>
          <table:table-cell office:value-type="float" office:value="0.0719663637225484" calcext:value-type="float">
            <text:p>0.071966363722549</text:p>
          </table:table-cell>
          <table:table-cell office:value-type="float" office:value="0.0542129532068982" calcext:value-type="float">
            <text:p>0.054212953206898</text:p>
          </table:table-cell>
          <table:table-cell office:value-type="float" office:value="0.0274272005336122" calcext:value-type="float">
            <text:p>0.0274272005336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76827394239246" calcext:value-type="float">
            <text:p>0.676827394239246</text:p>
          </table:table-cell>
          <table:table-cell office:value-type="float" office:value="1.30928725485609" calcext:value-type="float">
            <text:p>1.30928725485609</text:p>
          </table:table-cell>
          <table:table-cell office:value-type="float" office:value="0.425774782232331" calcext:value-type="float">
            <text:p>0.425774782232331</text:p>
          </table:table-cell>
          <table:table-cell office:value-type="float" office:value="0.0707929309314215" calcext:value-type="float">
            <text:p>0.070792930931422</text:p>
          </table:table-cell>
          <table:table-cell office:value-type="float" office:value="0.0540233615258149" calcext:value-type="float">
            <text:p>0.054023361525815</text:p>
          </table:table-cell>
          <table:table-cell office:value-type="float" office:value="0.0272295524818444" calcext:value-type="float">
            <text:p>0.0272295524818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130040912156" calcext:value-type="float">
            <text:p>0.5130040912156</text:p>
          </table:table-cell>
          <table:table-cell office:value-type="float" office:value="1.31831103536645" calcext:value-type="float">
            <text:p>1.31831103536645</text:p>
          </table:table-cell>
          <table:table-cell office:value-type="float" office:value="0.430107777020357" calcext:value-type="float">
            <text:p>0.430107777020357</text:p>
          </table:table-cell>
          <table:table-cell office:value-type="float" office:value="0.0790680545274763" calcext:value-type="float">
            <text:p>0.079068054527476</text:p>
          </table:table-cell>
          <table:table-cell office:value-type="float" office:value="0.0608337871129355" calcext:value-type="float">
            <text:p>0.060833787112936</text:p>
          </table:table-cell>
          <table:table-cell office:value-type="float" office:value="0.0320845322359245" calcext:value-type="float">
            <text:p>0.032084532235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023983359064" calcext:value-type="float">
            <text:p>0.58023983359064</text:p>
          </table:table-cell>
          <table:table-cell office:value-type="float" office:value="1.23675456981695" calcext:value-type="float">
            <text:p>1.23675456981695</text:p>
          </table:table-cell>
          <table:table-cell office:value-type="float" office:value="0.484904333098392" calcext:value-type="float">
            <text:p>0.484904333098392</text:p>
          </table:table-cell>
          <table:table-cell office:value-type="float" office:value="0.0713482255721646" calcext:value-type="float">
            <text:p>0.071348225572165</text:p>
          </table:table-cell>
          <table:table-cell office:value-type="float" office:value="0.0550342897689983" calcext:value-type="float">
            <text:p>0.055034289768998</text:p>
          </table:table-cell>
          <table:table-cell office:value-type="float" office:value="0.0318043601661412" calcext:value-type="float">
            <text:p>0.0318043601661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1676705097427" calcext:value-type="float">
            <text:p>0.591676705097427</text:p>
          </table:table-cell>
          <table:table-cell office:value-type="float" office:value="1.23632255102383" calcext:value-type="float">
            <text:p>1.23632255102383</text:p>
          </table:table-cell>
          <table:table-cell office:value-type="float" office:value="0.484581651802194" calcext:value-type="float">
            <text:p>0.484581651802194</text:p>
          </table:table-cell>
          <table:table-cell office:value-type="float" office:value="0.071559497154642" calcext:value-type="float">
            <text:p>0.071559497154642</text:p>
          </table:table-cell>
          <table:table-cell office:value-type="float" office:value="0.0549992941312092" calcext:value-type="float">
            <text:p>0.054999294131209</text:p>
          </table:table-cell>
          <table:table-cell office:value-type="float" office:value="0.0317620563727273" calcext:value-type="float">
            <text:p>0.0317620563727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1440615945589" calcext:value-type="float">
            <text:p>0.591440615945589</text:p>
          </table:table-cell>
          <table:table-cell office:value-type="float" office:value="1.23631999437971" calcext:value-type="float">
            <text:p>1.23631999437971</text:p>
          </table:table-cell>
          <table:table-cell office:value-type="float" office:value="0.484585953027221" calcext:value-type="float">
            <text:p>0.484585953027221</text:p>
          </table:table-cell>
          <table:table-cell office:value-type="float" office:value="0.0713836000519963" calcext:value-type="float">
            <text:p>0.071383600051996</text:p>
          </table:table-cell>
          <table:table-cell office:value-type="float" office:value="0.054999805669466" calcext:value-type="float">
            <text:p>0.054999805669466</text:p>
          </table:table-cell>
          <table:table-cell office:value-type="float" office:value="0.0317624593403778" calcext:value-type="float">
            <text:p>0.0317624593403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68989579042382" calcext:value-type="float">
            <text:p>0.768989579042382</text:p>
          </table:table-cell>
          <table:table-cell office:value-type="float" office:value="1.23200373089796" calcext:value-type="float">
            <text:p>1.23200373089796</text:p>
          </table:table-cell>
          <table:table-cell office:value-type="float" office:value="0.48280954350584" calcext:value-type="float">
            <text:p>0.48280954350584</text:p>
          </table:table-cell>
          <table:table-cell office:value-type="float" office:value="0.0699979927224073" calcext:value-type="float">
            <text:p>0.069997992722407</text:p>
          </table:table-cell>
          <table:table-cell office:value-type="float" office:value="0.0548026067446738" calcext:value-type="float">
            <text:p>0.054802606744674</text:p>
          </table:table-cell>
          <table:table-cell office:value-type="float" office:value="0.031528580820108" calcext:value-type="float">
            <text:p>0.0315285808201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77400848730661" calcext:value-type="float">
            <text:p>0.577400848730661</text:p>
          </table:table-cell>
          <table:table-cell office:value-type="float" office:value="1.24965401518301" calcext:value-type="float">
            <text:p>1.24965401518301</text:p>
          </table:table-cell>
          <table:table-cell office:value-type="float" office:value="0.484919587521962" calcext:value-type="float">
            <text:p>0.484919587521962</text:p>
          </table:table-cell>
          <table:table-cell office:value-type="float" office:value="0.0733514319355368" calcext:value-type="float">
            <text:p>0.073351431935537</text:p>
          </table:table-cell>
          <table:table-cell office:value-type="float" office:value="0.0578708125791026" calcext:value-type="float">
            <text:p>0.057870812579103</text:p>
          </table:table-cell>
          <table:table-cell office:value-type="float" office:value="0.0282653041792503" calcext:value-type="float">
            <text:p>0.028265304179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26504692059" calcext:value-type="float">
            <text:p>0.4126504692059</text:p>
          </table:table-cell>
          <table:table-cell office:value-type="float" office:value="1.36680349792975" calcext:value-type="float">
            <text:p>1.36680349792975</text:p>
          </table:table-cell>
          <table:table-cell office:value-type="float" office:value="0.495316597603723" calcext:value-type="float">
            <text:p>0.495316597603723</text:p>
          </table:table-cell>
          <table:table-cell office:value-type="float" office:value="0.0718836074031432" calcext:value-type="float">
            <text:p>0.071883607403143</text:p>
          </table:table-cell>
          <table:table-cell office:value-type="float" office:value="0.055724494432455" calcext:value-type="float">
            <text:p>0.055724494432455</text:p>
          </table:table-cell>
          <table:table-cell office:value-type="float" office:value="0.0313089126215184" calcext:value-type="float">
            <text:p>0.0313089126215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3624061090995" calcext:value-type="float">
            <text:p>0.413624061090995</text:p>
          </table:table-cell>
          <table:table-cell office:value-type="float" office:value="1.36668994566069" calcext:value-type="float">
            <text:p>1.36668994566069</text:p>
          </table:table-cell>
          <table:table-cell office:value-type="float" office:value="0.495208817301262" calcext:value-type="float">
            <text:p>0.495208817301262</text:p>
          </table:table-cell>
          <table:table-cell office:value-type="float" office:value="0.0722190779720712" calcext:value-type="float">
            <text:p>0.072219077972071</text:p>
          </table:table-cell>
          <table:table-cell office:value-type="float" office:value="0.0557116430041717" calcext:value-type="float">
            <text:p>0.055711643004172</text:p>
          </table:table-cell>
          <table:table-cell office:value-type="float" office:value="0.0312956517845892" calcext:value-type="float">
            <text:p>0.0312956517845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2087298139359" calcext:value-type="float">
            <text:p>0.412087298139359</text:p>
          </table:table-cell>
          <table:table-cell office:value-type="float" office:value="1.36669337855221" calcext:value-type="float">
            <text:p>1.36669337855221</text:p>
          </table:table-cell>
          <table:table-cell office:value-type="float" office:value="0.495241611940914" calcext:value-type="float">
            <text:p>0.495241611940914</text:p>
          </table:table-cell>
          <table:table-cell office:value-type="float" office:value="0.0720698778768024" calcext:value-type="float">
            <text:p>0.072069877876802</text:p>
          </table:table-cell>
          <table:table-cell office:value-type="float" office:value="0.0557153215693881" calcext:value-type="float">
            <text:p>0.055715321569388</text:p>
          </table:table-cell>
          <table:table-cell office:value-type="float" office:value="0.0312996648632013" calcext:value-type="float">
            <text:p>0.0312996648632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5562073692391" calcext:value-type="float">
            <text:p>0.605562073692391</text:p>
          </table:table-cell>
          <table:table-cell office:value-type="float" office:value="1.36120769104797" calcext:value-type="float">
            <text:p>1.36120769104797</text:p>
          </table:table-cell>
          <table:table-cell office:value-type="float" office:value="0.493161499032001" calcext:value-type="float">
            <text:p>0.493161499032001</text:p>
          </table:table-cell>
          <table:table-cell office:value-type="float" office:value="0.0705679691708941" calcext:value-type="float">
            <text:p>0.070567969170894</text:p>
          </table:table-cell>
          <table:table-cell office:value-type="float" office:value="0.0554842097631362" calcext:value-type="float">
            <text:p>0.055484209763136</text:p>
          </table:table-cell>
          <table:table-cell office:value-type="float" office:value="0.0310354804385124" calcext:value-type="float">
            <text:p>0.0310354804385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8532389040093" calcext:value-type="float">
            <text:p>0.398532389040093</text:p>
          </table:table-cell>
          <table:table-cell office:value-type="float" office:value="1.39158170259939" calcext:value-type="float">
            <text:p>1.39158170259939</text:p>
          </table:table-cell>
          <table:table-cell office:value-type="float" office:value="0.475488023844259" calcext:value-type="float">
            <text:p>0.475488023844259</text:p>
          </table:table-cell>
          <table:table-cell office:value-type="float" office:value="0.0800911542618419" calcext:value-type="float">
            <text:p>0.080091154261842</text:p>
          </table:table-cell>
          <table:table-cell office:value-type="float" office:value="0.0632053086951429" calcext:value-type="float">
            <text:p>0.063205308695143</text:p>
          </table:table-cell>
          <table:table-cell office:value-type="float" office:value="0.0330302842428048" calcext:value-type="float">
            <text:p>0.03303028424280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5580596522442" calcext:value-type="float">
            <text:p>0.445580596522442</text:p>
          </table:table-cell>
          <table:table-cell office:value-type="float" office:value="1.28111831379485" calcext:value-type="float">
            <text:p>1.28111831379485</text:p>
          </table:table-cell>
          <table:table-cell office:value-type="float" office:value="0.50542582106641" calcext:value-type="float">
            <text:p>0.50542582106641</text:p>
          </table:table-cell>
          <table:table-cell office:value-type="float" office:value="0.0748877597003369" calcext:value-type="float">
            <text:p>0.074887759700337</text:p>
          </table:table-cell>
          <table:table-cell office:value-type="float" office:value="0.0565285668013659" calcext:value-type="float">
            <text:p>0.056528566801366</text:p>
          </table:table-cell>
          <table:table-cell office:value-type="float" office:value="0.0319508602831103" calcext:value-type="float">
            <text:p>0.031950860283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7036649799517" calcext:value-type="float">
            <text:p>0.447036649799517</text:p>
          </table:table-cell>
          <table:table-cell office:value-type="float" office:value="1.28089507737063" calcext:value-type="float">
            <text:p>1.28089507737063</text:p>
          </table:table-cell>
          <table:table-cell office:value-type="float" office:value="0.505294074374612" calcext:value-type="float">
            <text:p>0.505294074374612</text:p>
          </table:table-cell>
          <table:table-cell office:value-type="float" office:value="0.0752512710490173" calcext:value-type="float">
            <text:p>0.075251271049017</text:p>
          </table:table-cell>
          <table:table-cell office:value-type="float" office:value="0.05651537983989" calcext:value-type="float">
            <text:p>0.05651537983989</text:p>
          </table:table-cell>
          <table:table-cell office:value-type="float" office:value="0.031934616036882" calcext:value-type="float">
            <text:p>0.0319346160368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9268723160002" calcext:value-type="float">
            <text:p>0.449268723160002</text:p>
          </table:table-cell>
          <table:table-cell office:value-type="float" office:value="1.28089347551024" calcext:value-type="float">
            <text:p>1.28089347551024</text:p>
          </table:table-cell>
          <table:table-cell office:value-type="float" office:value="0.5052431197021" calcext:value-type="float">
            <text:p>0.5052431197021</text:p>
          </table:table-cell>
          <table:table-cell office:value-type="float" office:value="0.0750450634065057" calcext:value-type="float">
            <text:p>0.075045063406506</text:p>
          </table:table-cell>
          <table:table-cell office:value-type="float" office:value="0.0565099087868331" calcext:value-type="float">
            <text:p>0.056509908786833</text:p>
          </table:table-cell>
          <table:table-cell office:value-type="float" office:value="0.0319278880444054" calcext:value-type="float">
            <text:p>0.0319278880444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1788972645315" calcext:value-type="float">
            <text:p>0.641788972645315</text:p>
          </table:table-cell>
          <table:table-cell office:value-type="float" office:value="1.27598108464498" calcext:value-type="float">
            <text:p>1.27598108464498</text:p>
          </table:table-cell>
          <table:table-cell office:value-type="float" office:value="0.503181468177802" calcext:value-type="float">
            <text:p>0.503181468177802</text:p>
          </table:table-cell>
          <table:table-cell office:value-type="float" office:value="0.0735656992143829" calcext:value-type="float">
            <text:p>0.073565699214383</text:p>
          </table:table-cell>
          <table:table-cell office:value-type="float" office:value="0.0562868763661756" calcext:value-type="float">
            <text:p>0.056286876366176</text:p>
          </table:table-cell>
          <table:table-cell office:value-type="float" office:value="0.0316660539058873" calcext:value-type="float">
            <text:p>0.0316660539058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3596787999993" calcext:value-type="float">
            <text:p>0.403596787999993</text:p>
          </table:table-cell>
          <table:table-cell office:value-type="float" office:value="1.33205332800787" calcext:value-type="float">
            <text:p>1.33205332800787</text:p>
          </table:table-cell>
          <table:table-cell office:value-type="float" office:value="0.485532206084131" calcext:value-type="float">
            <text:p>0.485532206084131</text:p>
          </table:table-cell>
          <table:table-cell office:value-type="float" office:value="0.0867038812682593" calcext:value-type="float">
            <text:p>0.086703881268259</text:p>
          </table:table-cell>
          <table:table-cell office:value-type="float" office:value="0.0665161653820542" calcext:value-type="float">
            <text:p>0.066516165382054</text:p>
          </table:table-cell>
          <table:table-cell office:value-type="float" office:value="0.0286142779739084" calcext:value-type="float">
            <text:p>0.02861427797390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1959615944416" calcext:value-type="float">
            <text:p>0.451959615944416</text:p>
          </table:table-cell>
          <table:table-cell office:value-type="float" office:value="1.30487699110923" calcext:value-type="float">
            <text:p>1.30487699110923</text:p>
          </table:table-cell>
          <table:table-cell office:value-type="float" office:value="0.557796017932977" calcext:value-type="float">
            <text:p>0.557796017932977</text:p>
          </table:table-cell>
          <table:table-cell office:value-type="float" office:value="0.0796736942041201" calcext:value-type="float">
            <text:p>0.07967369420412</text:p>
          </table:table-cell>
          <table:table-cell office:value-type="float" office:value="0.0597167196602593" calcext:value-type="float">
            <text:p>0.059716719660259</text:p>
          </table:table-cell>
          <table:table-cell office:value-type="float" office:value="0.0353157151430081" calcext:value-type="float">
            <text:p>0.0353157151430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4120666212639" calcext:value-type="float">
            <text:p>0.454120666212639</text:p>
          </table:table-cell>
          <table:table-cell office:value-type="float" office:value="1.30480402880808" calcext:value-type="float">
            <text:p>1.30480402880808</text:p>
          </table:table-cell>
          <table:table-cell office:value-type="float" office:value="0.55761696064144" calcext:value-type="float">
            <text:p>0.55761696064144</text:p>
          </table:table-cell>
          <table:table-cell office:value-type="float" office:value="0.0800065204806016" calcext:value-type="float">
            <text:p>0.080006520480602</text:p>
          </table:table-cell>
          <table:table-cell office:value-type="float" office:value="0.0596975071627409" calcext:value-type="float">
            <text:p>0.059697507162741</text:p>
          </table:table-cell>
          <table:table-cell office:value-type="float" office:value="0.0352934795356445" calcext:value-type="float">
            <text:p>0.0352934795356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5161819713912" calcext:value-type="float">
            <text:p>0.445161819713912</text:p>
          </table:table-cell>
          <table:table-cell office:value-type="float" office:value="1.30477492282831" calcext:value-type="float">
            <text:p>1.30477492282831</text:p>
          </table:table-cell>
          <table:table-cell office:value-type="float" office:value="0.557845032767887" calcext:value-type="float">
            <text:p>0.557845032767887</text:p>
          </table:table-cell>
          <table:table-cell office:value-type="float" office:value="0.0799860515745553" calcext:value-type="float">
            <text:p>0.079986051574555</text:p>
          </table:table-cell>
          <table:table-cell office:value-type="float" office:value="0.0597213030786123" calcext:value-type="float">
            <text:p>0.059721303078612</text:p>
          </table:table-cell>
          <table:table-cell office:value-type="float" office:value="0.0353225725258236" calcext:value-type="float">
            <text:p>0.0353225725258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8905574088658" calcext:value-type="float">
            <text:p>0.668905574088658</text:p>
          </table:table-cell>
          <table:table-cell office:value-type="float" office:value="1.29856763753108" calcext:value-type="float">
            <text:p>1.29856763753108</text:p>
          </table:table-cell>
          <table:table-cell office:value-type="float" office:value="0.555022166475013" calcext:value-type="float">
            <text:p>0.555022166475013</text:p>
          </table:table-cell>
          <table:table-cell office:value-type="float" office:value="0.0781386262619276" calcext:value-type="float">
            <text:p>0.078138626261928</text:p>
          </table:table-cell>
          <table:table-cell office:value-type="float" office:value="0.0594281191797769" calcext:value-type="float">
            <text:p>0.059428119179777</text:p>
          </table:table-cell>
          <table:table-cell office:value-type="float" office:value="0.0349631101096876" calcext:value-type="float">
            <text:p>0.0349631101096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17299034680639" calcext:value-type="float">
            <text:p>0.517299034680639</text:p>
          </table:table-cell>
          <table:table-cell office:value-type="float" office:value="1.26480512688194" calcext:value-type="float">
            <text:p>1.26480512688194</text:p>
          </table:table-cell>
          <table:table-cell office:value-type="float" office:value="0.534309534068041" calcext:value-type="float">
            <text:p>0.534309534068041</text:p>
          </table:table-cell>
          <table:table-cell office:value-type="float" office:value="0.0764102276267708" calcext:value-type="float">
            <text:p>0.076410227626771</text:p>
          </table:table-cell>
          <table:table-cell office:value-type="float" office:value="0.061099233142632" calcext:value-type="float">
            <text:p>0.061099233142632</text:p>
          </table:table-cell>
          <table:table-cell office:value-type="float" office:value="0.0372332698585725" calcext:value-type="float">
            <text:p>0.03723326985857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893336827064" calcext:value-type="float">
            <text:p>0.58893336827064</text:p>
          </table:table-cell>
          <table:table-cell office:value-type="float" office:value="1.24362247205563" calcext:value-type="float">
            <text:p>1.24362247205563</text:p>
          </table:table-cell>
          <table:table-cell office:value-type="float" office:value="0.508017652853351" calcext:value-type="float">
            <text:p>0.508017652853351</text:p>
          </table:table-cell>
          <table:table-cell office:value-type="float" office:value="0.0731876382720771" calcext:value-type="float">
            <text:p>0.073187638272077</text:p>
          </table:table-cell>
          <table:table-cell office:value-type="float" office:value="0.0559105655551388" calcext:value-type="float">
            <text:p>0.055910565555139</text:p>
          </table:table-cell>
          <table:table-cell office:value-type="float" office:value="0.0325098177312326" calcext:value-type="float">
            <text:p>0.0325098177312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6771204123427" calcext:value-type="float">
            <text:p>0.576771204123427</text:p>
          </table:table-cell>
          <table:table-cell office:value-type="float" office:value="1.24378149744377" calcext:value-type="float">
            <text:p>1.24378149744377</text:p>
          </table:table-cell>
          <table:table-cell office:value-type="float" office:value="0.508214476644947" calcext:value-type="float">
            <text:p>0.508214476644947</text:p>
          </table:table-cell>
          <table:table-cell office:value-type="float" office:value="0.0737413868720608" calcext:value-type="float">
            <text:p>0.073741386872061</text:p>
          </table:table-cell>
          <table:table-cell office:value-type="float" office:value="0.0559316008414861" calcext:value-type="float">
            <text:p>0.055931600841486</text:p>
          </table:table-cell>
          <table:table-cell office:value-type="float" office:value="0.0325360407066534" calcext:value-type="float">
            <text:p>0.0325360407066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5965660586006" calcext:value-type="float">
            <text:p>0.575965660586006</text:p>
          </table:table-cell>
          <table:table-cell office:value-type="float" office:value="1.24378405650618" calcext:value-type="float">
            <text:p>1.24378405650618</text:p>
          </table:table-cell>
          <table:table-cell office:value-type="float" office:value="0.508236682470362" calcext:value-type="float">
            <text:p>0.508236682470362</text:p>
          </table:table-cell>
          <table:table-cell office:value-type="float" office:value="0.073583063836194" calcext:value-type="float">
            <text:p>0.073583063836194</text:p>
          </table:table-cell>
          <table:table-cell office:value-type="float" office:value="0.0559338752234961" calcext:value-type="float">
            <text:p>0.055933875223496</text:p>
          </table:table-cell>
          <table:table-cell office:value-type="float" office:value="0.0325386809351767" calcext:value-type="float">
            <text:p>0.0325386809351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87271969492055" calcext:value-type="float">
            <text:p>0.787271969492055</text:p>
          </table:table-cell>
          <table:table-cell office:value-type="float" office:value="1.23785257109196" calcext:value-type="float">
            <text:p>1.23785257109196</text:p>
          </table:table-cell>
          <table:table-cell office:value-type="float" office:value="0.505659750525525" calcext:value-type="float">
            <text:p>0.505659750525525</text:p>
          </table:table-cell>
          <table:table-cell office:value-type="float" office:value="0.0717867361085617" calcext:value-type="float">
            <text:p>0.071786736108562</text:p>
          </table:table-cell>
          <table:table-cell office:value-type="float" office:value="0.0556584374243336" calcext:value-type="float">
            <text:p>0.055658437424334</text:p>
          </table:table-cell>
          <table:table-cell office:value-type="float" office:value="0.032206974116601" calcext:value-type="float">
            <text:p>0.0322069741166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80512380373653" calcext:value-type="float">
            <text:p>0.580512380373653</text:p>
          </table:table-cell>
          <table:table-cell office:value-type="float" office:value="1.23201624051754" calcext:value-type="float">
            <text:p>1.23201624051754</text:p>
          </table:table-cell>
          <table:table-cell office:value-type="float" office:value="0.531103506996356" calcext:value-type="float">
            <text:p>0.531103506996356</text:p>
          </table:table-cell>
          <table:table-cell office:value-type="float" office:value="0.0769980546936992" calcext:value-type="float">
            <text:p>0.076998054693699</text:p>
          </table:table-cell>
          <table:table-cell office:value-type="float" office:value="0.0644079775718144" calcext:value-type="float">
            <text:p>0.064407977571815</text:p>
          </table:table-cell>
          <table:table-cell office:value-type="float" office:value="0.0445386503593247" calcext:value-type="float">
            <text:p>0.0445386503593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0347642684153" calcext:value-type="float">
            <text:p>0.510347642684153</text:p>
          </table:table-cell>
          <table:table-cell office:value-type="float" office:value="1.30623214245691" calcext:value-type="float">
            <text:p>1.30623214245691</text:p>
          </table:table-cell>
          <table:table-cell office:value-type="float" office:value="0.479263309166396" calcext:value-type="float">
            <text:p>0.479263309166396</text:p>
          </table:table-cell>
          <table:table-cell office:value-type="float" office:value="0.0734599126410979" calcext:value-type="float">
            <text:p>0.073459912641098</text:p>
          </table:table-cell>
          <table:table-cell office:value-type="float" office:value="0.0556769971643895" calcext:value-type="float">
            <text:p>0.05567699716439</text:p>
          </table:table-cell>
          <table:table-cell office:value-type="float" office:value="0.0306592872257675" calcext:value-type="float">
            <text:p>0.0306592872257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1511491084898" calcext:value-type="float">
            <text:p>0.511511491084898</text:p>
          </table:table-cell>
          <table:table-cell office:value-type="float" office:value="1.30608342987976" calcext:value-type="float">
            <text:p>1.30608342987976</text:p>
          </table:table-cell>
          <table:table-cell office:value-type="float" office:value="0.479152301708064" calcext:value-type="float">
            <text:p>0.479152301708064</text:p>
          </table:table-cell>
          <table:table-cell office:value-type="float" office:value="0.0737926616573424" calcext:value-type="float">
            <text:p>0.073792661657342</text:p>
          </table:table-cell>
          <table:table-cell office:value-type="float" office:value="0.0556651590542871" calcext:value-type="float">
            <text:p>0.055665159054287</text:p>
          </table:table-cell>
          <table:table-cell office:value-type="float" office:value="0.0306454533036404" calcext:value-type="float">
            <text:p>0.030645453303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4010365906114" calcext:value-type="float">
            <text:p>0.504010365906114</text:p>
          </table:table-cell>
          <table:table-cell office:value-type="float" office:value="1.30610375393577" calcext:value-type="float">
            <text:p>1.30610375393577</text:p>
          </table:table-cell>
          <table:table-cell office:value-type="float" office:value="0.479319378548022" calcext:value-type="float">
            <text:p>0.479319378548022</text:p>
          </table:table-cell>
          <table:table-cell office:value-type="float" office:value="0.0737294109492496" calcext:value-type="float">
            <text:p>0.07372941094925</text:p>
          </table:table-cell>
          <table:table-cell office:value-type="float" office:value="0.0556839702335195" calcext:value-type="float">
            <text:p>0.05568397023352</text:p>
          </table:table-cell>
          <table:table-cell office:value-type="float" office:value="0.0306669146949724" calcext:value-type="float">
            <text:p>0.0306669146949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6970069615911" calcext:value-type="float">
            <text:p>0.696970069615911</text:p>
          </table:table-cell>
          <table:table-cell office:value-type="float" office:value="1.30067201407344" calcext:value-type="float">
            <text:p>1.30067201407344</text:p>
          </table:table-cell>
          <table:table-cell office:value-type="float" office:value="0.477198064095865" calcext:value-type="float">
            <text:p>0.477198064095865</text:p>
          </table:table-cell>
          <table:table-cell office:value-type="float" office:value="0.0722111485400008" calcext:value-type="float">
            <text:p>0.072211148540001</text:p>
          </table:table-cell>
          <table:table-cell office:value-type="float" office:value="0.0554448134801938" calcext:value-type="float">
            <text:p>0.055444813480194</text:p>
          </table:table-cell>
          <table:table-cell office:value-type="float" office:value="0.0303941646193488" calcext:value-type="float">
            <text:p>0.0303941646193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73523046748632" calcext:value-type="float">
            <text:p>0.473523046748632</text:p>
          </table:table-cell>
          <table:table-cell office:value-type="float" office:value="1.34348878230925" calcext:value-type="float">
            <text:p>1.34348878230925</text:p>
          </table:table-cell>
          <table:table-cell office:value-type="float" office:value="0.481371807993912" calcext:value-type="float">
            <text:p>0.481371807993912</text:p>
          </table:table-cell>
          <table:table-cell office:value-type="float" office:value="0.0809892130591498" calcext:value-type="float">
            <text:p>0.08098921305915</text:p>
          </table:table-cell>
          <table:table-cell office:value-type="float" office:value="0.0616552076634173" calcext:value-type="float">
            <text:p>0.061655207663417</text:p>
          </table:table-cell>
          <table:table-cell office:value-type="float" office:value="0.0349304461156366" calcext:value-type="float">
            <text:p>0.03493044611563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97772126850573" calcext:value-type="float">
            <text:p>0.697772126850573</text:p>
          </table:table-cell>
          <table:table-cell office:value-type="float" office:value="1.21274409735287" calcext:value-type="float">
            <text:p>1.21274409735287</text:p>
          </table:table-cell>
          <table:table-cell office:value-type="float" office:value="0.438381707259613" calcext:value-type="float">
            <text:p>0.438381707259613</text:p>
          </table:table-cell>
          <table:table-cell office:value-type="float" office:value="0.0649262521444065" calcext:value-type="float">
            <text:p>0.064926252144407</text:p>
          </table:table-cell>
          <table:table-cell office:value-type="float" office:value="0.0502855162972561" calcext:value-type="float">
            <text:p>0.050285516297256</text:p>
          </table:table-cell>
          <table:table-cell office:value-type="float" office:value="0.0268866695087715" calcext:value-type="float">
            <text:p>0.0268866695087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90166754035615" calcext:value-type="float">
            <text:p>0.690166754035615</text:p>
          </table:table-cell>
          <table:table-cell office:value-type="float" office:value="1.21286449552599" calcext:value-type="float">
            <text:p>1.21286449552599</text:p>
          </table:table-cell>
          <table:table-cell office:value-type="float" office:value="0.438471021348035" calcext:value-type="float">
            <text:p>0.438471021348035</text:p>
          </table:table-cell>
          <table:table-cell office:value-type="float" office:value="0.0653226373292576" calcext:value-type="float">
            <text:p>0.065322637329258</text:p>
          </table:table-cell>
          <table:table-cell office:value-type="float" office:value="0.0502962441466998" calcext:value-type="float">
            <text:p>0.0502962441467</text:p>
          </table:table-cell>
          <table:table-cell office:value-type="float" office:value="0.0268981687268431" calcext:value-type="float">
            <text:p>0.0268981687268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94642160331596" calcext:value-type="float">
            <text:p>0.694642160331596</text:p>
          </table:table-cell>
          <table:table-cell office:value-type="float" office:value="1.21286593886788" calcext:value-type="float">
            <text:p>1.21286593886788</text:p>
          </table:table-cell>
          <table:table-cell office:value-type="float" office:value="0.438378044005365" calcext:value-type="float">
            <text:p>0.438378044005365</text:p>
          </table:table-cell>
          <table:table-cell office:value-type="float" office:value="0.0651245342708901" calcext:value-type="float">
            <text:p>0.06512453427089</text:p>
          </table:table-cell>
          <table:table-cell office:value-type="float" office:value="0.0502856760798036" calcext:value-type="float">
            <text:p>0.050285676079804</text:p>
          </table:table-cell>
          <table:table-cell office:value-type="float" office:value="0.0268864689141263" calcext:value-type="float">
            <text:p>0.0268864689141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6736075542254" calcext:value-type="float">
            <text:p>0.86736075542254</text:p>
          </table:table-cell>
          <table:table-cell office:value-type="float" office:value="1.20823834274314" calcext:value-type="float">
            <text:p>1.20823834274314</text:p>
          </table:table-cell>
          <table:table-cell office:value-type="float" office:value="0.436634646385731" calcext:value-type="float">
            <text:p>0.436634646385731</text:p>
          </table:table-cell>
          <table:table-cell office:value-type="float" office:value="0.0638594404812774" calcext:value-type="float">
            <text:p>0.063859440481277</text:p>
          </table:table-cell>
          <table:table-cell office:value-type="float" office:value="0.0500884881353499" calcext:value-type="float">
            <text:p>0.05008848813535</text:p>
          </table:table-cell>
          <table:table-cell office:value-type="float" office:value="0.0266717060678275" calcext:value-type="float">
            <text:p>0.0266717060678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3927799572287" calcext:value-type="float">
            <text:p>0.663927799572287</text:p>
          </table:table-cell>
          <table:table-cell office:value-type="float" office:value="1.2376538969295" calcext:value-type="float">
            <text:p>1.2376538969295</text:p>
          </table:table-cell>
          <table:table-cell office:value-type="float" office:value="0.44621292204542" calcext:value-type="float">
            <text:p>0.44621292204542</text:p>
          </table:table-cell>
          <table:table-cell office:value-type="float" office:value="0.0750128821566935" calcext:value-type="float">
            <text:p>0.075012882156694</text:p>
          </table:table-cell>
          <table:table-cell office:value-type="float" office:value="0.0582073112133207" calcext:value-type="float">
            <text:p>0.058207311213321</text:p>
          </table:table-cell>
          <table:table-cell office:value-type="float" office:value="0.0317377670859217" calcext:value-type="float">
            <text:p>0.0317377670859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7711946462386" calcext:value-type="float">
            <text:p>0.527711946462386</text:p>
          </table:table-cell>
          <table:table-cell office:value-type="float" office:value="1.30031984603571" calcext:value-type="float">
            <text:p>1.30031984603571</text:p>
          </table:table-cell>
          <table:table-cell office:value-type="float" office:value="0.505161339869527" calcext:value-type="float">
            <text:p>0.505161339869527</text:p>
          </table:table-cell>
          <table:table-cell office:value-type="float" office:value="0.0724107270859333" calcext:value-type="float">
            <text:p>0.072410727085933</text:p>
          </table:table-cell>
          <table:table-cell office:value-type="float" office:value="0.0553207852031175" calcext:value-type="float">
            <text:p>0.055320785203118</text:p>
          </table:table-cell>
          <table:table-cell office:value-type="float" office:value="0.0312047315812724" calcext:value-type="float">
            <text:p>0.0312047315812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3018664226557" calcext:value-type="float">
            <text:p>0.523018664226557</text:p>
          </table:table-cell>
          <table:table-cell office:value-type="float" office:value="1.30032792398083" calcext:value-type="float">
            <text:p>1.30032792398083</text:p>
          </table:table-cell>
          <table:table-cell office:value-type="float" office:value="0.505179903362064" calcext:value-type="float">
            <text:p>0.505179903362064</text:p>
          </table:table-cell>
          <table:table-cell office:value-type="float" office:value="0.0727954280694482" calcext:value-type="float">
            <text:p>0.072795428069448</text:p>
          </table:table-cell>
          <table:table-cell office:value-type="float" office:value="0.0553217684189659" calcext:value-type="float">
            <text:p>0.055321768418966</text:p>
          </table:table-cell>
          <table:table-cell office:value-type="float" office:value="0.0312076276520653" calcext:value-type="float">
            <text:p>0.0312076276520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6172397752726" calcext:value-type="float">
            <text:p>0.526172397752726</text:p>
          </table:table-cell>
          <table:table-cell office:value-type="float" office:value="1.30033604144571" calcext:value-type="float">
            <text:p>1.30033604144571</text:p>
          </table:table-cell>
          <table:table-cell office:value-type="float" office:value="0.50510715207359" calcext:value-type="float">
            <text:p>0.50510715207359</text:p>
          </table:table-cell>
          <table:table-cell office:value-type="float" office:value="0.0726092623323978" calcext:value-type="float">
            <text:p>0.072609262332398</text:p>
          </table:table-cell>
          <table:table-cell office:value-type="float" office:value="0.0553138382899176" calcext:value-type="float">
            <text:p>0.055313838289918</text:p>
          </table:table-cell>
          <table:table-cell office:value-type="float" office:value="0.031198327080518" calcext:value-type="float">
            <text:p>0.0311983270805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3682647141078" calcext:value-type="float">
            <text:p>0.723682647141078</text:p>
          </table:table-cell>
          <table:table-cell office:value-type="float" office:value="1.29481170458605" calcext:value-type="float">
            <text:p>1.29481170458605</text:p>
          </table:table-cell>
          <table:table-cell office:value-type="float" office:value="0.502863468986364" calcext:value-type="float">
            <text:p>0.502863468986364</text:p>
          </table:table-cell>
          <table:table-cell office:value-type="float" office:value="0.0711010472020926" calcext:value-type="float">
            <text:p>0.071101047202093</text:p>
          </table:table-cell>
          <table:table-cell office:value-type="float" office:value="0.0550717641861026" calcext:value-type="float">
            <text:p>0.055071764186103</text:p>
          </table:table-cell>
          <table:table-cell office:value-type="float" office:value="0.0309198407766273" calcext:value-type="float">
            <text:p>0.0309198407766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2048060580666" calcext:value-type="float">
            <text:p>0.522048060580666</text:p>
          </table:table-cell>
          <table:table-cell office:value-type="float" office:value="1.30205043645868" calcext:value-type="float">
            <text:p>1.30205043645868</text:p>
          </table:table-cell>
          <table:table-cell office:value-type="float" office:value="0.494508695875252" calcext:value-type="float">
            <text:p>0.494508695875252</text:p>
          </table:table-cell>
          <table:table-cell office:value-type="float" office:value="0.0726991545047925" calcext:value-type="float">
            <text:p>0.072699154504793</text:p>
          </table:table-cell>
          <table:table-cell office:value-type="float" office:value="0.0586429890494395" calcext:value-type="float">
            <text:p>0.05864298904944</text:p>
          </table:table-cell>
          <table:table-cell office:value-type="float" office:value="0.0316426140726571" calcext:value-type="float">
            <text:p>0.03164261407265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22888186828387" calcext:value-type="float">
            <text:p>0.322888186828387</text:p>
          </table:table-cell>
          <table:table-cell office:value-type="float" office:value="1.39623506458297" calcext:value-type="float">
            <text:p>1.39623506458297</text:p>
          </table:table-cell>
          <table:table-cell office:value-type="float" office:value="0.452657073000503" calcext:value-type="float">
            <text:p>0.452657073000503</text:p>
          </table:table-cell>
          <table:table-cell office:value-type="float" office:value="0.0736088752916139" calcext:value-type="float">
            <text:p>0.073608875291614</text:p>
          </table:table-cell>
          <table:table-cell office:value-type="float" office:value="0.0540326285977886" calcext:value-type="float">
            <text:p>0.054032628597789</text:p>
          </table:table-cell>
          <table:table-cell office:value-type="float" office:value="0.0291569694594019" calcext:value-type="float">
            <text:p>0.0291569694594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26238205923953" calcext:value-type="float">
            <text:p>0.326238205923953</text:p>
          </table:table-cell>
          <table:table-cell office:value-type="float" office:value="1.39601350104235" calcext:value-type="float">
            <text:p>1.39601350104235</text:p>
          </table:table-cell>
          <table:table-cell office:value-type="float" office:value="0.452513463081458" calcext:value-type="float">
            <text:p>0.452513463081458</text:p>
          </table:table-cell>
          <table:table-cell office:value-type="float" office:value="0.0739136279514857" calcext:value-type="float">
            <text:p>0.073913627951486</text:p>
          </table:table-cell>
          <table:table-cell office:value-type="float" office:value="0.0540155732287207" calcext:value-type="float">
            <text:p>0.054015573228721</text:p>
          </table:table-cell>
          <table:table-cell office:value-type="float" office:value="0.0291387446273213" calcext:value-type="float">
            <text:p>0.0291387446273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20306893187971" calcext:value-type="float">
            <text:p>0.320306893187971</text:p>
          </table:table-cell>
          <table:table-cell office:value-type="float" office:value="1.39605708291882" calcext:value-type="float">
            <text:p>1.39605708291882</text:p>
          </table:table-cell>
          <table:table-cell office:value-type="float" office:value="0.452632386328005" calcext:value-type="float">
            <text:p>0.452632386328005</text:p>
          </table:table-cell>
          <table:table-cell office:value-type="float" office:value="0.0738077642133947" calcext:value-type="float">
            <text:p>0.073807764213395</text:p>
          </table:table-cell>
          <table:table-cell office:value-type="float" office:value="0.0540293492885792" calcext:value-type="float">
            <text:p>0.054029349288579</text:p>
          </table:table-cell>
          <table:table-cell office:value-type="float" office:value="0.029154060035874" calcext:value-type="float">
            <text:p>0.0291540600358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98889461470193" calcext:value-type="float">
            <text:p>0.498889461470193</text:p>
          </table:table-cell>
          <table:table-cell office:value-type="float" office:value="1.39089941237394" calcext:value-type="float">
            <text:p>1.39089941237394</text:p>
          </table:table-cell>
          <table:table-cell office:value-type="float" office:value="0.450828515089698" calcext:value-type="float">
            <text:p>0.450828515089698</text:p>
          </table:table-cell>
          <table:table-cell office:value-type="float" office:value="0.072476105475281" calcext:value-type="float">
            <text:p>0.072476105475281</text:p>
          </table:table-cell>
          <table:table-cell office:value-type="float" office:value="0.0538224264238248" calcext:value-type="float">
            <text:p>0.053822426423825</text:p>
          </table:table-cell>
          <table:table-cell office:value-type="float" office:value="0.0289206627272662" calcext:value-type="float">
            <text:p>0.0289206627272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26985343887058" calcext:value-type="float">
            <text:p>0.326985343887058</text:p>
          </table:table-cell>
          <table:table-cell office:value-type="float" office:value="1.40615073762786" calcext:value-type="float">
            <text:p>1.40615073762786</text:p>
          </table:table-cell>
          <table:table-cell office:value-type="float" office:value="0.44289556606845" calcext:value-type="float">
            <text:p>0.44289556606845</text:p>
          </table:table-cell>
          <table:table-cell office:value-type="float" office:value="0.0809702305550884" calcext:value-type="float">
            <text:p>0.080970230555088</text:p>
          </table:table-cell>
          <table:table-cell office:value-type="float" office:value="0.0619606537293217" calcext:value-type="float">
            <text:p>0.061960653729322</text:p>
          </table:table-cell>
          <table:table-cell office:value-type="float" office:value="0.0297689411052331" calcext:value-type="float">
            <text:p>0.0297689411052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9460855632146" calcext:value-type="float">
            <text:p>0.529460855632146</text:p>
          </table:table-cell>
          <table:table-cell office:value-type="float" office:value="1.31286925852823" calcext:value-type="float">
            <text:p>1.31286925852823</text:p>
          </table:table-cell>
          <table:table-cell office:value-type="float" office:value="0.508587573356725" calcext:value-type="float">
            <text:p>0.508587573356725</text:p>
          </table:table-cell>
          <table:table-cell office:value-type="float" office:value="0.0754341455520508" calcext:value-type="float">
            <text:p>0.075434145552051</text:p>
          </table:table-cell>
          <table:table-cell office:value-type="float" office:value="0.0576555602733309" calcext:value-type="float">
            <text:p>0.057655560273331</text:p>
          </table:table-cell>
          <table:table-cell office:value-type="float" office:value="0.0326795879412901" calcext:value-type="float">
            <text:p>0.032679587941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8554552408271" calcext:value-type="float">
            <text:p>0.528554552408271</text:p>
          </table:table-cell>
          <table:table-cell office:value-type="float" office:value="1.31270775240426" calcext:value-type="float">
            <text:p>1.31270775240426</text:p>
          </table:table-cell>
          <table:table-cell office:value-type="float" office:value="0.508526022511793" calcext:value-type="float">
            <text:p>0.508526022511793</text:p>
          </table:table-cell>
          <table:table-cell office:value-type="float" office:value="0.0757842512984183" calcext:value-type="float">
            <text:p>0.075784251298418</text:p>
          </table:table-cell>
          <table:table-cell office:value-type="float" office:value="0.0576491040552882" calcext:value-type="float">
            <text:p>0.057649104055288</text:p>
          </table:table-cell>
          <table:table-cell office:value-type="float" office:value="0.0326721760529566" calcext:value-type="float">
            <text:p>0.0326721760529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7401589133757" calcext:value-type="float">
            <text:p>0.527401589133757</text:p>
          </table:table-cell>
          <table:table-cell office:value-type="float" office:value="1.31270473017972" calcext:value-type="float">
            <text:p>1.31270473017972</text:p>
          </table:table-cell>
          <table:table-cell office:value-type="float" office:value="0.50855188913209" calcext:value-type="float">
            <text:p>0.50855188913209</text:p>
          </table:table-cell>
          <table:table-cell office:value-type="float" office:value="0.0756418632181456" calcext:value-type="float">
            <text:p>0.075641863218146</text:p>
          </table:table-cell>
          <table:table-cell office:value-type="float" office:value="0.0576520658646518" calcext:value-type="float">
            <text:p>0.057652065864652</text:p>
          </table:table-cell>
          <table:table-cell office:value-type="float" office:value="0.0326753370769246" calcext:value-type="float">
            <text:p>0.0326753370769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709830992717" calcext:value-type="float">
            <text:p>0.72709830992717</text:p>
          </table:table-cell>
          <table:table-cell office:value-type="float" office:value="1.30702145032983" calcext:value-type="float">
            <text:p>1.30702145032983</text:p>
          </table:table-cell>
          <table:table-cell office:value-type="float" office:value="0.506219809403629" calcext:value-type="float">
            <text:p>0.506219809403629</text:p>
          </table:table-cell>
          <table:table-cell office:value-type="float" office:value="0.0740539885063425" calcext:value-type="float">
            <text:p>0.074053988506343</text:p>
          </table:table-cell>
          <table:table-cell office:value-type="float" office:value="0.0573947125624345" calcext:value-type="float">
            <text:p>0.057394712562435</text:p>
          </table:table-cell>
          <table:table-cell office:value-type="float" office:value="0.0323742491165365" calcext:value-type="float">
            <text:p>0.032374249116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98400894870314" calcext:value-type="float">
            <text:p>0.498400894870314</text:p>
          </table:table-cell>
          <table:table-cell office:value-type="float" office:value="1.34448961407093" calcext:value-type="float">
            <text:p>1.34448961407093</text:p>
          </table:table-cell>
          <table:table-cell office:value-type="float" office:value="0.501212956652496" calcext:value-type="float">
            <text:p>0.501212956652496</text:p>
          </table:table-cell>
          <table:table-cell office:value-type="float" office:value="0.0806392064908977" calcext:value-type="float">
            <text:p>0.080639206490898</text:p>
          </table:table-cell>
          <table:table-cell office:value-type="float" office:value="0.0633520303485451" calcext:value-type="float">
            <text:p>0.063352030348545</text:p>
          </table:table-cell>
          <table:table-cell office:value-type="float" office:value="0.0342282770661228" calcext:value-type="float">
            <text:p>0.03422827706612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2155156975385" calcext:value-type="float">
            <text:p>0.472155156975385</text:p>
          </table:table-cell>
          <table:table-cell office:value-type="float" office:value="1.33648379063154" calcext:value-type="float">
            <text:p>1.33648379063154</text:p>
          </table:table-cell>
          <table:table-cell office:value-type="float" office:value="0.466479512574279" calcext:value-type="float">
            <text:p>0.466479512574279</text:p>
          </table:table-cell>
          <table:table-cell office:value-type="float" office:value="0.0776296975205594" calcext:value-type="float">
            <text:p>0.07762969752056</text:p>
          </table:table-cell>
          <table:table-cell office:value-type="float" office:value="0.0580561794134025" calcext:value-type="float">
            <text:p>0.058056179413403</text:p>
          </table:table-cell>
          <table:table-cell office:value-type="float" office:value="0.0303066515401232" calcext:value-type="float">
            <text:p>0.0303066515401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2186141826331" calcext:value-type="float">
            <text:p>0.472186141826331</text:p>
          </table:table-cell>
          <table:table-cell office:value-type="float" office:value="1.33634111745753" calcext:value-type="float">
            <text:p>1.33634111745753</text:p>
          </table:table-cell>
          <table:table-cell office:value-type="float" office:value="0.46639712762129" calcext:value-type="float">
            <text:p>0.46639712762129</text:p>
          </table:table-cell>
          <table:table-cell office:value-type="float" office:value="0.0779392782524492" calcext:value-type="float">
            <text:p>0.077939278252449</text:p>
          </table:table-cell>
          <table:table-cell office:value-type="float" office:value="0.0580454587903624" calcext:value-type="float">
            <text:p>0.058045458790363</text:p>
          </table:table-cell>
          <table:table-cell office:value-type="float" office:value="0.030296348962588" calcext:value-type="float">
            <text:p>0.0302963489625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0513678419551" calcext:value-type="float">
            <text:p>0.470513678419551</text:p>
          </table:table-cell>
          <table:table-cell office:value-type="float" office:value="1.33634150772508" calcext:value-type="float">
            <text:p>1.33634150772508</text:p>
          </table:table-cell>
          <table:table-cell office:value-type="float" office:value="0.466433469836763" calcext:value-type="float">
            <text:p>0.466433469836763</text:p>
          </table:table-cell>
          <table:table-cell office:value-type="float" office:value="0.077815570616279" calcext:value-type="float">
            <text:p>0.077815570616279</text:p>
          </table:table-cell>
          <table:table-cell office:value-type="float" office:value="0.0580498733677182" calcext:value-type="float">
            <text:p>0.058049873367718</text:p>
          </table:table-cell>
          <table:table-cell office:value-type="float" office:value="0.0303009471340227" calcext:value-type="float">
            <text:p>0.0303009471340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3558996227635" calcext:value-type="float">
            <text:p>0.653558996227635</text:p>
          </table:table-cell>
          <table:table-cell office:value-type="float" office:value="1.33110140130187" calcext:value-type="float">
            <text:p>1.33110140130187</text:p>
          </table:table-cell>
          <table:table-cell office:value-type="float" office:value="0.464460016650351" calcext:value-type="float">
            <text:p>0.464460016650351</text:p>
          </table:table-cell>
          <table:table-cell office:value-type="float" office:value="0.0764391759648479" calcext:value-type="float">
            <text:p>0.076439175964848</text:p>
          </table:table-cell>
          <table:table-cell office:value-type="float" office:value="0.0578151644319738" calcext:value-type="float">
            <text:p>0.057815164431974</text:p>
          </table:table-cell>
          <table:table-cell office:value-type="float" office:value="0.0300434209526638" calcext:value-type="float">
            <text:p>0.0300434209526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97071345340765" calcext:value-type="float">
            <text:p>0.497071345340765</text:p>
          </table:table-cell>
          <table:table-cell office:value-type="float" office:value="1.32345558501896" calcext:value-type="float">
            <text:p>1.32345558501896</text:p>
          </table:table-cell>
          <table:table-cell office:value-type="float" office:value="0.455562456229677" calcext:value-type="float">
            <text:p>0.455562456229677</text:p>
          </table:table-cell>
          <table:table-cell office:value-type="float" office:value="0.0888832986751171" calcext:value-type="float">
            <text:p>0.088883298675117</text:p>
          </table:table-cell>
          <table:table-cell office:value-type="float" office:value="0.0672096088622816" calcext:value-type="float">
            <text:p>0.067209608862282</text:p>
          </table:table-cell>
          <table:table-cell office:value-type="float" office:value="0.0346735806339595" calcext:value-type="float">
            <text:p>0.0346735806339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5481339693595" calcext:value-type="float">
            <text:p>0.515481339693595</text:p>
          </table:table-cell>
          <table:table-cell office:value-type="float" office:value="1.2942088101633" calcext:value-type="float">
            <text:p>1.2942088101633</text:p>
          </table:table-cell>
          <table:table-cell office:value-type="float" office:value="0.552140869903303" calcext:value-type="float">
            <text:p>0.552140869903303</text:p>
          </table:table-cell>
          <table:table-cell office:value-type="float" office:value="0.0810776402357887" calcext:value-type="float">
            <text:p>0.081077640235789</text:p>
          </table:table-cell>
          <table:table-cell office:value-type="float" office:value="0.0620981554431025" calcext:value-type="float">
            <text:p>0.062098155443103</text:p>
          </table:table-cell>
          <table:table-cell office:value-type="float" office:value="0.0352020602846187" calcext:value-type="float">
            <text:p>0.0352020602846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9403875304561" calcext:value-type="float">
            <text:p>0.509403875304561</text:p>
          </table:table-cell>
          <table:table-cell office:value-type="float" office:value="1.29429948681361" calcext:value-type="float">
            <text:p>1.29429948681361</text:p>
          </table:table-cell>
          <table:table-cell office:value-type="float" office:value="0.552195856856601" calcext:value-type="float">
            <text:p>0.552195856856601</text:p>
          </table:table-cell>
          <table:table-cell office:value-type="float" office:value="0.0815144198188377" calcext:value-type="float">
            <text:p>0.081514419818838</text:p>
          </table:table-cell>
          <table:table-cell office:value-type="float" office:value="0.0621050750955261" calcext:value-type="float">
            <text:p>0.062105075095526</text:p>
          </table:table-cell>
          <table:table-cell office:value-type="float" office:value="0.0352098990797214" calcext:value-type="float">
            <text:p>0.0352098990797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9915982551556" calcext:value-type="float">
            <text:p>0.509915982551556</text:p>
          </table:table-cell>
          <table:table-cell office:value-type="float" office:value="1.2943045602614" calcext:value-type="float">
            <text:p>1.2943045602614</text:p>
          </table:table-cell>
          <table:table-cell office:value-type="float" office:value="0.552179482563326" calcext:value-type="float">
            <text:p>0.552179482563326</text:p>
          </table:table-cell>
          <table:table-cell office:value-type="float" office:value="0.0813670793596627" calcext:value-type="float">
            <text:p>0.081367079359663</text:p>
          </table:table-cell>
          <table:table-cell office:value-type="float" office:value="0.062103425957908" calcext:value-type="float">
            <text:p>0.062103425957908</text:p>
          </table:table-cell>
          <table:table-cell office:value-type="float" office:value="0.0352075629845381" calcext:value-type="float">
            <text:p>0.0352075629845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9369327813955" calcext:value-type="float">
            <text:p>0.729369327813955</text:p>
          </table:table-cell>
          <table:table-cell office:value-type="float" office:value="1.28814236264126" calcext:value-type="float">
            <text:p>1.28814236264126</text:p>
          </table:table-cell>
          <table:table-cell office:value-type="float" office:value="0.549409170832236" calcext:value-type="float">
            <text:p>0.549409170832236</text:p>
          </table:table-cell>
          <table:table-cell office:value-type="float" office:value="0.0795720311605188" calcext:value-type="float">
            <text:p>0.079572031160519</text:p>
          </table:table-cell>
          <table:table-cell office:value-type="float" office:value="0.0617992154498614" calcext:value-type="float">
            <text:p>0.061799215449862</text:p>
          </table:table-cell>
          <table:table-cell office:value-type="float" office:value="0.0348524014567442" calcext:value-type="float">
            <text:p>0.0348524014567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3051776336525" calcext:value-type="float">
            <text:p>0.453051776336525</text:p>
          </table:table-cell>
          <table:table-cell office:value-type="float" office:value="1.34418657045619" calcext:value-type="float">
            <text:p>1.34418657045619</text:p>
          </table:table-cell>
          <table:table-cell office:value-type="float" office:value="0.591349100666141" calcext:value-type="float">
            <text:p>0.591349100666141</text:p>
          </table:table-cell>
          <table:table-cell office:value-type="float" office:value="0.107828596310555" calcext:value-type="float">
            <text:p>0.107828596310555</text:p>
          </table:table-cell>
          <table:table-cell office:value-type="float" office:value="0.0827176367271204" calcext:value-type="float">
            <text:p>0.082717636727121</text:p>
          </table:table-cell>
          <table:table-cell office:value-type="float" office:value="0.0439206187110498" calcext:value-type="float">
            <text:p>0.043920618711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2954481566026" calcext:value-type="float">
            <text:p>0.502954481566026</text:p>
          </table:table-cell>
          <table:table-cell office:value-type="float" office:value="1.32066400316373" calcext:value-type="float">
            <text:p>1.32066400316373</text:p>
          </table:table-cell>
          <table:table-cell office:value-type="float" office:value="0.485829706670869" calcext:value-type="float">
            <text:p>0.485829706670869</text:p>
          </table:table-cell>
          <table:table-cell office:value-type="float" office:value="0.0723259076725648" calcext:value-type="float">
            <text:p>0.072325907672565</text:p>
          </table:table-cell>
          <table:table-cell office:value-type="float" office:value="0.0543974653082258" calcext:value-type="float">
            <text:p>0.054397465308226</text:p>
          </table:table-cell>
          <table:table-cell office:value-type="float" office:value="0.0306810734827801" calcext:value-type="float">
            <text:p>0.030681073482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1921657306878" calcext:value-type="float">
            <text:p>0.501921657306878</text:p>
          </table:table-cell>
          <table:table-cell office:value-type="float" office:value="1.32056536780085" calcext:value-type="float">
            <text:p>1.32056536780085</text:p>
          </table:table-cell>
          <table:table-cell office:value-type="float" office:value="0.485764954050573" calcext:value-type="float">
            <text:p>0.485764954050573</text:p>
          </table:table-cell>
          <table:table-cell office:value-type="float" office:value="0.0726963983653854" calcext:value-type="float">
            <text:p>0.072696398365386</text:p>
          </table:table-cell>
          <table:table-cell office:value-type="float" office:value="0.0543911870099561" calcext:value-type="float">
            <text:p>0.054391187009956</text:p>
          </table:table-cell>
          <table:table-cell office:value-type="float" office:value="0.0306733704172664" calcext:value-type="float">
            <text:p>0.0306733704172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1048689569216" calcext:value-type="float">
            <text:p>0.501048689569216</text:p>
          </table:table-cell>
          <table:table-cell office:value-type="float" office:value="1.32056624154319" calcext:value-type="float">
            <text:p>1.32056624154319</text:p>
          </table:table-cell>
          <table:table-cell office:value-type="float" office:value="0.485782875965285" calcext:value-type="float">
            <text:p>0.485782875965285</text:p>
          </table:table-cell>
          <table:table-cell office:value-type="float" office:value="0.0725327054870576" calcext:value-type="float">
            <text:p>0.072532705487058</text:p>
          </table:table-cell>
          <table:table-cell office:value-type="float" office:value="0.0543932405916416" calcext:value-type="float">
            <text:p>0.054393240591642</text:p>
          </table:table-cell>
          <table:table-cell office:value-type="float" office:value="0.0306754549724355" calcext:value-type="float">
            <text:p>0.0306754549724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1753664370674" calcext:value-type="float">
            <text:p>0.691753664370674</text:p>
          </table:table-cell>
          <table:table-cell office:value-type="float" office:value="1.31517991834057" calcext:value-type="float">
            <text:p>1.31517991834057</text:p>
          </table:table-cell>
          <table:table-cell office:value-type="float" office:value="0.483680738189771" calcext:value-type="float">
            <text:p>0.483680738189771</text:p>
          </table:table-cell>
          <table:table-cell office:value-type="float" office:value="0.0710604709499085" calcext:value-type="float">
            <text:p>0.071060470949909</text:p>
          </table:table-cell>
          <table:table-cell office:value-type="float" office:value="0.0541641496899481" calcext:value-type="float">
            <text:p>0.054164149689948</text:p>
          </table:table-cell>
          <table:table-cell office:value-type="float" office:value="0.03040874747352" calcext:value-type="float">
            <text:p>0.030408747473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14146439728906" calcext:value-type="float">
            <text:p>0.514146439728906</text:p>
          </table:table-cell>
          <table:table-cell office:value-type="float" office:value="1.31750670419981" calcext:value-type="float">
            <text:p>1.31750670419981</text:p>
          </table:table-cell>
          <table:table-cell office:value-type="float" office:value="0.471486155861427" calcext:value-type="float">
            <text:p>0.471486155861427</text:p>
          </table:table-cell>
          <table:table-cell office:value-type="float" office:value="0.0722744476963264" calcext:value-type="float">
            <text:p>0.072274447696326</text:p>
          </table:table-cell>
          <table:table-cell office:value-type="float" office:value="0.0552513908511367" calcext:value-type="float">
            <text:p>0.055251390851137</text:p>
          </table:table-cell>
          <table:table-cell office:value-type="float" office:value="0.0309631300395535" calcext:value-type="float">
            <text:p>0.03096313003955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0104673793979" calcext:value-type="float">
            <text:p>0.490104673793979</text:p>
          </table:table-cell>
          <table:table-cell office:value-type="float" office:value="1.28469211694964" calcext:value-type="float">
            <text:p>1.28469211694964</text:p>
          </table:table-cell>
          <table:table-cell office:value-type="float" office:value="0.551447503745461" calcext:value-type="float">
            <text:p>0.551447503745461</text:p>
          </table:table-cell>
          <table:table-cell office:value-type="float" office:value="0.0775134835031792" calcext:value-type="float">
            <text:p>0.077513483503179</text:p>
          </table:table-cell>
          <table:table-cell office:value-type="float" office:value="0.0591888139848136" calcext:value-type="float">
            <text:p>0.059188813984814</text:p>
          </table:table-cell>
          <table:table-cell office:value-type="float" office:value="0.0348063700721092" calcext:value-type="float">
            <text:p>0.0348063700721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2673005568817" calcext:value-type="float">
            <text:p>0.492673005568817</text:p>
          </table:table-cell>
          <table:table-cell office:value-type="float" office:value="1.28454623533944" calcext:value-type="float">
            <text:p>1.28454623533944</text:p>
          </table:table-cell>
          <table:table-cell office:value-type="float" office:value="0.551274417045186" calcext:value-type="float">
            <text:p>0.551274417045186</text:p>
          </table:table-cell>
          <table:table-cell office:value-type="float" office:value="0.0777978606004811" calcext:value-type="float">
            <text:p>0.077797860600481</text:p>
          </table:table-cell>
          <table:table-cell office:value-type="float" office:value="0.0591716352427239" calcext:value-type="float">
            <text:p>0.059171635242724</text:p>
          </table:table-cell>
          <table:table-cell office:value-type="float" office:value="0.0347848635720917" calcext:value-type="float">
            <text:p>0.0347848635720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436405254155" calcext:value-type="float">
            <text:p>0.48436405254155</text:p>
          </table:table-cell>
          <table:table-cell office:value-type="float" office:value="1.28450396886928" calcext:value-type="float">
            <text:p>1.28450396886928</text:p>
          </table:table-cell>
          <table:table-cell office:value-type="float" office:value="0.551480515997649" calcext:value-type="float">
            <text:p>0.551480515997649</text:p>
          </table:table-cell>
          <table:table-cell office:value-type="float" office:value="0.077778613104142" calcext:value-type="float">
            <text:p>0.077778613104142</text:p>
          </table:table-cell>
          <table:table-cell office:value-type="float" office:value="0.0591933457343647" calcext:value-type="float">
            <text:p>0.059193345734365</text:p>
          </table:table-cell>
          <table:table-cell office:value-type="float" office:value="0.0348110709941106" calcext:value-type="float">
            <text:p>0.0348110709941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4304457074279" calcext:value-type="float">
            <text:p>0.704304457074279</text:p>
          </table:table-cell>
          <table:table-cell office:value-type="float" office:value="1.27850685003969" calcext:value-type="float">
            <text:p>1.27850685003969</text:p>
          </table:table-cell>
          <table:table-cell office:value-type="float" office:value="0.54876663693555" calcext:value-type="float">
            <text:p>0.54876663693555</text:p>
          </table:table-cell>
          <table:table-cell office:value-type="float" office:value="0.0760001464714438" calcext:value-type="float">
            <text:p>0.076000146471444</text:p>
          </table:table-cell>
          <table:table-cell office:value-type="float" office:value="0.0589087345215611" calcext:value-type="float">
            <text:p>0.058908734521561</text:p>
          </table:table-cell>
          <table:table-cell office:value-type="float" office:value="0.0344666217526909" calcext:value-type="float">
            <text:p>0.0344666217526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4936875130736" calcext:value-type="float">
            <text:p>0.54936875130736</text:p>
          </table:table-cell>
          <table:table-cell office:value-type="float" office:value="1.24345755033732" calcext:value-type="float">
            <text:p>1.24345755033732</text:p>
          </table:table-cell>
          <table:table-cell office:value-type="float" office:value="0.514262396872637" calcext:value-type="float">
            <text:p>0.514262396872637</text:p>
          </table:table-cell>
          <table:table-cell office:value-type="float" office:value="0.0784554312295813" calcext:value-type="float">
            <text:p>0.078455431229581</text:p>
          </table:table-cell>
          <table:table-cell office:value-type="float" office:value="0.0621270746600681" calcext:value-type="float">
            <text:p>0.062127074660068</text:p>
          </table:table-cell>
          <table:table-cell office:value-type="float" office:value="0.0338748160170858" calcext:value-type="float">
            <text:p>0.03387481601708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6856934706617" calcext:value-type="float">
            <text:p>0.486856934706617</text:p>
          </table:table-cell>
          <table:table-cell office:value-type="float" office:value="1.3208094808455" calcext:value-type="float">
            <text:p>1.3208094808455</text:p>
          </table:table-cell>
          <table:table-cell office:value-type="float" office:value="0.482903851443851" calcext:value-type="float">
            <text:p>0.482903851443851</text:p>
          </table:table-cell>
          <table:table-cell office:value-type="float" office:value="0.0684550487269447" calcext:value-type="float">
            <text:p>0.068455048726945</text:p>
          </table:table-cell>
          <table:table-cell office:value-type="float" office:value="0.0521112889430837" calcext:value-type="float">
            <text:p>0.052111288943084</text:p>
          </table:table-cell>
          <table:table-cell office:value-type="float" office:value="0.0298218584920756" calcext:value-type="float">
            <text:p>0.0298218584920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7745341007261" calcext:value-type="float">
            <text:p>0.477745341007261</text:p>
          </table:table-cell>
          <table:table-cell office:value-type="float" office:value="1.32069791825795" calcext:value-type="float">
            <text:p>1.32069791825795</text:p>
          </table:table-cell>
          <table:table-cell office:value-type="float" office:value="0.483123153003255" calcext:value-type="float">
            <text:p>0.483123153003255</text:p>
          </table:table-cell>
          <table:table-cell office:value-type="float" office:value="0.0689475709952717" calcext:value-type="float">
            <text:p>0.068947570995272</text:p>
          </table:table-cell>
          <table:table-cell office:value-type="float" office:value="0.0521307437556333" calcext:value-type="float">
            <text:p>0.052130743755633</text:p>
          </table:table-cell>
          <table:table-cell office:value-type="float" office:value="0.0298497319970094" calcext:value-type="float">
            <text:p>0.0298497319970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016700926352" calcext:value-type="float">
            <text:p>0.48016700926352</text:p>
          </table:table-cell>
          <table:table-cell office:value-type="float" office:value="1.32097311686314" calcext:value-type="float">
            <text:p>1.32097311686314</text:p>
          </table:table-cell>
          <table:table-cell office:value-type="float" office:value="0.482975253041416" calcext:value-type="float">
            <text:p>0.482975253041416</text:p>
          </table:table-cell>
          <table:table-cell office:value-type="float" office:value="0.0687272487324798" calcext:value-type="float">
            <text:p>0.06872724873248</text:p>
          </table:table-cell>
          <table:table-cell office:value-type="float" office:value="0.0521195020254266" calcext:value-type="float">
            <text:p>0.052119502025427</text:p>
          </table:table-cell>
          <table:table-cell office:value-type="float" office:value="0.0298311126769947" calcext:value-type="float">
            <text:p>0.0298311126769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3974633429467" calcext:value-type="float">
            <text:p>0.673974633429467</text:p>
          </table:table-cell>
          <table:table-cell office:value-type="float" office:value="1.31542248588436" calcext:value-type="float">
            <text:p>1.31542248588436</text:p>
          </table:table-cell>
          <table:table-cell office:value-type="float" office:value="0.480833404013343" calcext:value-type="float">
            <text:p>0.480833404013343</text:p>
          </table:table-cell>
          <table:table-cell office:value-type="float" office:value="0.0672191847953487" calcext:value-type="float">
            <text:p>0.067219184795349</text:p>
          </table:table-cell>
          <table:table-cell office:value-type="float" office:value="0.0518928736998946" calcext:value-type="float">
            <text:p>0.051892873699895</text:p>
          </table:table-cell>
          <table:table-cell office:value-type="float" office:value="0.0295652661390299" calcext:value-type="float">
            <text:p>0.029565266139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98145677041084" calcext:value-type="float">
            <text:p>0.398145677041084</text:p>
          </table:table-cell>
          <table:table-cell office:value-type="float" office:value="1.39953485839576" calcext:value-type="float">
            <text:p>1.39953485839576</text:p>
          </table:table-cell>
          <table:table-cell office:value-type="float" office:value="0.497398753327626" calcext:value-type="float">
            <text:p>0.497398753327626</text:p>
          </table:table-cell>
          <table:table-cell office:value-type="float" office:value="0.0869264043096181" calcext:value-type="float">
            <text:p>0.086926404309618</text:p>
          </table:table-cell>
          <table:table-cell office:value-type="float" office:value="0.0663401813881162" calcext:value-type="float">
            <text:p>0.066340181388116</text:p>
          </table:table-cell>
          <table:table-cell office:value-type="float" office:value="0.0322661504127341" calcext:value-type="float">
            <text:p>0.03226615041273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8691536075191" calcext:value-type="float">
            <text:p>0.558691536075191</text:p>
          </table:table-cell>
          <table:table-cell office:value-type="float" office:value="1.27886401636729" calcext:value-type="float">
            <text:p>1.27886401636729</text:p>
          </table:table-cell>
          <table:table-cell office:value-type="float" office:value="0.517411003104691" calcext:value-type="float">
            <text:p>0.517411003104691</text:p>
          </table:table-cell>
          <table:table-cell office:value-type="float" office:value="0.0740962030721444" calcext:value-type="float">
            <text:p>0.074096203072145</text:p>
          </table:table-cell>
          <table:table-cell office:value-type="float" office:value="0.0587521198074807" calcext:value-type="float">
            <text:p>0.058752119807481</text:p>
          </table:table-cell>
          <table:table-cell office:value-type="float" office:value="0.0331083911407402" calcext:value-type="float">
            <text:p>0.033108391140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6720819252263" calcext:value-type="float">
            <text:p>0.556720819252263</text:p>
          </table:table-cell>
          <table:table-cell office:value-type="float" office:value="1.2787641930871" calcext:value-type="float">
            <text:p>1.2787641930871</text:p>
          </table:table-cell>
          <table:table-cell office:value-type="float" office:value="0.517361754443822" calcext:value-type="float">
            <text:p>0.517361754443822</text:p>
          </table:table-cell>
          <table:table-cell office:value-type="float" office:value="0.0744829802449622" calcext:value-type="float">
            <text:p>0.074482980244962</text:p>
          </table:table-cell>
          <table:table-cell office:value-type="float" office:value="0.058747850564341" calcext:value-type="float">
            <text:p>0.058747850564341</text:p>
          </table:table-cell>
          <table:table-cell office:value-type="float" office:value="0.0331026239000661" calcext:value-type="float">
            <text:p>0.0331026239000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2702345354998" calcext:value-type="float">
            <text:p>0.562702345354998</text:p>
          </table:table-cell>
          <table:table-cell office:value-type="float" office:value="1.27877799203244" calcext:value-type="float">
            <text:p>1.27877799203244</text:p>
          </table:table-cell>
          <table:table-cell office:value-type="float" office:value="0.51722664991208" calcext:value-type="float">
            <text:p>0.51722664991208</text:p>
          </table:table-cell>
          <table:table-cell office:value-type="float" office:value="0.0742334657744567" calcext:value-type="float">
            <text:p>0.074233465774457</text:p>
          </table:table-cell>
          <table:table-cell office:value-type="float" office:value="0.0587325030566232" calcext:value-type="float">
            <text:p>0.058732503056623</text:p>
          </table:table-cell>
          <table:table-cell office:value-type="float" office:value="0.0330848937256137" calcext:value-type="float">
            <text:p>0.0330848937256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873391648541" calcext:value-type="float">
            <text:p>0.75873391648541</text:p>
          </table:table-cell>
          <table:table-cell office:value-type="float" office:value="1.27359049016328" calcext:value-type="float">
            <text:p>1.27359049016328</text:p>
          </table:table-cell>
          <table:table-cell office:value-type="float" office:value="0.515049424682615" calcext:value-type="float">
            <text:p>0.515049424682615</text:p>
          </table:table-cell>
          <table:table-cell office:value-type="float" office:value="0.0726839547256141" calcext:value-type="float">
            <text:p>0.072683954725614</text:p>
          </table:table-cell>
          <table:table-cell office:value-type="float" office:value="0.0584877690948407" calcext:value-type="float">
            <text:p>0.058487769094841</text:p>
          </table:table-cell>
          <table:table-cell office:value-type="float" office:value="0.0328050304029719" calcext:value-type="float">
            <text:p>0.0328050304029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7623093836958" calcext:value-type="float">
            <text:p>0.537623093836958</text:p>
          </table:table-cell>
          <table:table-cell office:value-type="float" office:value="1.29570349160376" calcext:value-type="float">
            <text:p>1.29570349160376</text:p>
          </table:table-cell>
          <table:table-cell office:value-type="float" office:value="0.526519850558233" calcext:value-type="float">
            <text:p>0.526519850558233</text:p>
          </table:table-cell>
          <table:table-cell office:value-type="float" office:value="0.086103370245201" calcext:value-type="float">
            <text:p>0.086103370245201</text:p>
          </table:table-cell>
          <table:table-cell office:value-type="float" office:value="0.067618111156642" calcext:value-type="float">
            <text:p>0.067618111156642</text:p>
          </table:table-cell>
          <table:table-cell office:value-type="float" office:value="0.0375241069965162" calcext:value-type="float">
            <text:p>0.03752410699651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212798248333" calcext:value-type="float">
            <text:p>0.48212798248333</text:p>
          </table:table-cell>
          <table:table-cell office:value-type="float" office:value="1.34594203569616" calcext:value-type="float">
            <text:p>1.34594203569616</text:p>
          </table:table-cell>
          <table:table-cell office:value-type="float" office:value="0.489985466156525" calcext:value-type="float">
            <text:p>0.489985466156525</text:p>
          </table:table-cell>
          <table:table-cell office:value-type="float" office:value="0.0694553162624021" calcext:value-type="float">
            <text:p>0.069455316262402</text:p>
          </table:table-cell>
          <table:table-cell office:value-type="float" office:value="0.0543035257871316" calcext:value-type="float">
            <text:p>0.054303525787132</text:p>
          </table:table-cell>
          <table:table-cell office:value-type="float" office:value="0.02997963974304" calcext:value-type="float">
            <text:p>0.029979639743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7144139850626" calcext:value-type="float">
            <text:p>0.477144139850626</text:p>
          </table:table-cell>
          <table:table-cell office:value-type="float" office:value="1.34603432532744" calcext:value-type="float">
            <text:p>1.34603432532744</text:p>
          </table:table-cell>
          <table:table-cell office:value-type="float" office:value="0.490013482029828" calcext:value-type="float">
            <text:p>0.490013482029828</text:p>
          </table:table-cell>
          <table:table-cell office:value-type="float" office:value="0.0698263767190003" calcext:value-type="float">
            <text:p>0.069826376719</text:p>
          </table:table-cell>
          <table:table-cell office:value-type="float" office:value="0.0543070977752826" calcext:value-type="float">
            <text:p>0.054307097775283</text:p>
          </table:table-cell>
          <table:table-cell office:value-type="float" office:value="0.0299836080668998" calcext:value-type="float">
            <text:p>0.02998360806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9541673664323" calcext:value-type="float">
            <text:p>0.479541673664323</text:p>
          </table:table-cell>
          <table:table-cell office:value-type="float" office:value="1.34603266812672" calcext:value-type="float">
            <text:p>1.34603266812672</text:p>
          </table:table-cell>
          <table:table-cell office:value-type="float" office:value="0.489958553457343" calcext:value-type="float">
            <text:p>0.489958553457343</text:p>
          </table:table-cell>
          <table:table-cell office:value-type="float" office:value="0.0696489084763422" calcext:value-type="float">
            <text:p>0.069648908476342</text:p>
          </table:table-cell>
          <table:table-cell office:value-type="float" office:value="0.05430114444755" calcext:value-type="float">
            <text:p>0.05430114444755</text:p>
          </table:table-cell>
          <table:table-cell office:value-type="float" office:value="0.0299766224408464" calcext:value-type="float">
            <text:p>0.0299766224408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1884836737273" calcext:value-type="float">
            <text:p>0.671884836737273</text:p>
          </table:table-cell>
          <table:table-cell office:value-type="float" office:value="1.3405011638613" calcext:value-type="float">
            <text:p>1.3405011638613</text:p>
          </table:table-cell>
          <table:table-cell office:value-type="float" office:value="0.487845390239735" calcext:value-type="float">
            <text:p>0.487845390239735</text:p>
          </table:table-cell>
          <table:table-cell office:value-type="float" office:value="0.068213400213951" calcext:value-type="float">
            <text:p>0.068213400213951</text:p>
          </table:table-cell>
          <table:table-cell office:value-type="float" office:value="0.0540709128735016" calcext:value-type="float">
            <text:p>0.054070912873502</text:p>
          </table:table-cell>
          <table:table-cell office:value-type="float" office:value="0.029716853334255" calcext:value-type="float">
            <text:p>0.029716853334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09539836619432" calcext:value-type="float">
            <text:p>0.509539836619432</text:p>
          </table:table-cell>
          <table:table-cell office:value-type="float" office:value="1.32224025110984" calcext:value-type="float">
            <text:p>1.32224025110984</text:p>
          </table:table-cell>
          <table:table-cell office:value-type="float" office:value="0.472784099454509" calcext:value-type="float">
            <text:p>0.472784099454509</text:p>
          </table:table-cell>
          <table:table-cell office:value-type="float" office:value="0.0698944932238598" calcext:value-type="float">
            <text:p>0.06989449322386</text:p>
          </table:table-cell>
          <table:table-cell office:value-type="float" office:value="0.0567908644357069" calcext:value-type="float">
            <text:p>0.056790864435707</text:p>
          </table:table-cell>
          <table:table-cell office:value-type="float" office:value="0.0272918759619443" calcext:value-type="float">
            <text:p>0.02729187596194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3210964734503" calcext:value-type="float">
            <text:p>0.483210964734503</text:p>
          </table:table-cell>
          <table:table-cell office:value-type="float" office:value="1.30194201022119" calcext:value-type="float">
            <text:p>1.30194201022119</text:p>
          </table:table-cell>
          <table:table-cell office:value-type="float" office:value="0.489851281057982" calcext:value-type="float">
            <text:p>0.489851281057982</text:p>
          </table:table-cell>
          <table:table-cell office:value-type="float" office:value="0.0739372002378382" calcext:value-type="float">
            <text:p>0.073937200237838</text:p>
          </table:table-cell>
          <table:table-cell office:value-type="float" office:value="0.0563283881862129" calcext:value-type="float">
            <text:p>0.056328388186213</text:p>
          </table:table-cell>
          <table:table-cell office:value-type="float" office:value="0.032164321136976" calcext:value-type="float">
            <text:p>0.0321643211369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0125612422346" calcext:value-type="float">
            <text:p>0.470125612422346</text:p>
          </table:table-cell>
          <table:table-cell office:value-type="float" office:value="1.30228170719701" calcext:value-type="float">
            <text:p>1.30228170719701</text:p>
          </table:table-cell>
          <table:table-cell office:value-type="float" office:value="0.49006144510762" calcext:value-type="float">
            <text:p>0.49006144510762</text:p>
          </table:table-cell>
          <table:table-cell office:value-type="float" office:value="0.0744946056750894" calcext:value-type="float">
            <text:p>0.074494605675089</text:p>
          </table:table-cell>
          <table:table-cell office:value-type="float" office:value="0.0563515176319795" calcext:value-type="float">
            <text:p>0.05635151763198</text:p>
          </table:table-cell>
          <table:table-cell office:value-type="float" office:value="0.0321928887794789" calcext:value-type="float">
            <text:p>0.0321928887794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2106827416618" calcext:value-type="float">
            <text:p>0.472106827416618</text:p>
          </table:table-cell>
          <table:table-cell office:value-type="float" office:value="1.3022747002364" calcext:value-type="float">
            <text:p>1.3022747002364</text:p>
          </table:table-cell>
          <table:table-cell office:value-type="float" office:value="0.490015548007955" calcext:value-type="float">
            <text:p>0.490015548007955</text:p>
          </table:table-cell>
          <table:table-cell office:value-type="float" office:value="0.0742830984828105" calcext:value-type="float">
            <text:p>0.074283098482811</text:p>
          </table:table-cell>
          <table:table-cell office:value-type="float" office:value="0.0563463016779814" calcext:value-type="float">
            <text:p>0.056346301677982</text:p>
          </table:table-cell>
          <table:table-cell office:value-type="float" office:value="0.0321865374631978" calcext:value-type="float">
            <text:p>0.0321865374631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3570642234015" calcext:value-type="float">
            <text:p>0.673570642234015</text:p>
          </table:table-cell>
          <table:table-cell office:value-type="float" office:value="1.2964857332215" calcext:value-type="float">
            <text:p>1.2964857332215</text:p>
          </table:table-cell>
          <table:table-cell office:value-type="float" office:value="0.487716885868708" calcext:value-type="float">
            <text:p>0.487716885868708</text:p>
          </table:table-cell>
          <table:table-cell office:value-type="float" office:value="0.0725932316270463" calcext:value-type="float">
            <text:p>0.072593231627046</text:p>
          </table:table-cell>
          <table:table-cell office:value-type="float" office:value="0.0560871852328797" calcext:value-type="float">
            <text:p>0.05608718523288</text:p>
          </table:table-cell>
          <table:table-cell office:value-type="float" office:value="0.0318830502327334" calcext:value-type="float">
            <text:p>0.0318830502327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93718581654037" calcext:value-type="float">
            <text:p>0.493718581654037</text:p>
          </table:table-cell>
          <table:table-cell office:value-type="float" office:value="1.28590939086112" calcext:value-type="float">
            <text:p>1.28590939086112</text:p>
          </table:table-cell>
          <table:table-cell office:value-type="float" office:value="0.503813628250276" calcext:value-type="float">
            <text:p>0.503813628250276</text:p>
          </table:table-cell>
          <table:table-cell office:value-type="float" office:value="0.0831389402287541" calcext:value-type="float">
            <text:p>0.083138940228754</text:p>
          </table:table-cell>
          <table:table-cell office:value-type="float" office:value="0.0651812607596488" calcext:value-type="float">
            <text:p>0.065181260759649</text:p>
          </table:table-cell>
          <table:table-cell office:value-type="float" office:value="0.0340138651530998" calcext:value-type="float">
            <text:p>0.034013865153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38088342943818" calcext:value-type="float">
            <text:p>0.638088342943818</text:p>
          </table:table-cell>
          <table:table-cell office:value-type="float" office:value="1.23908099603692" calcext:value-type="float">
            <text:p>1.23908099603692</text:p>
          </table:table-cell>
          <table:table-cell office:value-type="float" office:value="0.518402935117059" calcext:value-type="float">
            <text:p>0.518402935117059</text:p>
          </table:table-cell>
          <table:table-cell office:value-type="float" office:value="0.0737552935377508" calcext:value-type="float">
            <text:p>0.073755293537751</text:p>
          </table:table-cell>
          <table:table-cell office:value-type="float" office:value="0.0568193997890226" calcext:value-type="float">
            <text:p>0.056819399789023</text:p>
          </table:table-cell>
          <table:table-cell office:value-type="float" office:value="0.0335168317417514" calcext:value-type="float">
            <text:p>0.0335168317417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5125681954" calcext:value-type="float">
            <text:p>0.635125681954</text:p>
          </table:table-cell>
          <table:table-cell office:value-type="float" office:value="1.23903308743638" calcext:value-type="float">
            <text:p>1.23903308743638</text:p>
          </table:table-cell>
          <table:table-cell office:value-type="float" office:value="0.51836540313473" calcext:value-type="float">
            <text:p>0.51836540313473</text:p>
          </table:table-cell>
          <table:table-cell office:value-type="float" office:value="0.0741812326164163" calcext:value-type="float">
            <text:p>0.074181232616416</text:p>
          </table:table-cell>
          <table:table-cell office:value-type="float" office:value="0.05681621903639" calcext:value-type="float">
            <text:p>0.05681621903639</text:p>
          </table:table-cell>
          <table:table-cell office:value-type="float" office:value="0.0335125986338408" calcext:value-type="float">
            <text:p>0.0335125986338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7306549332256" calcext:value-type="float">
            <text:p>0.647306549332256</text:p>
          </table:table-cell>
          <table:table-cell office:value-type="float" office:value="1.23909250699479" calcext:value-type="float">
            <text:p>1.23909250699479</text:p>
          </table:table-cell>
          <table:table-cell office:value-type="float" office:value="0.518080561221407" calcext:value-type="float">
            <text:p>0.518080561221407</text:p>
          </table:table-cell>
          <table:table-cell office:value-type="float" office:value="0.0738462686779631" calcext:value-type="float">
            <text:p>0.073846268677963</text:p>
          </table:table-cell>
          <table:table-cell office:value-type="float" office:value="0.0567855014435847" calcext:value-type="float">
            <text:p>0.056785501443585</text:p>
          </table:table-cell>
          <table:table-cell office:value-type="float" office:value="0.0334750823358508" calcext:value-type="float">
            <text:p>0.0334750823358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38467194470838" calcext:value-type="float">
            <text:p>0.838467194470838</text:p>
          </table:table-cell>
          <table:table-cell office:value-type="float" office:value="1.23431680424504" calcext:value-type="float">
            <text:p>1.23431680424504</text:p>
          </table:table-cell>
          <table:table-cell office:value-type="float" office:value="0.515986101015861" calcext:value-type="float">
            <text:p>0.515986101015861</text:p>
          </table:table-cell>
          <table:table-cell office:value-type="float" office:value="0.0723063535270757" calcext:value-type="float">
            <text:p>0.072306353527076</text:p>
          </table:table-cell>
          <table:table-cell office:value-type="float" office:value="0.0565607867764958" calcext:value-type="float">
            <text:p>0.056560786776496</text:p>
          </table:table-cell>
          <table:table-cell office:value-type="float" office:value="0.0332031613427629" calcext:value-type="float">
            <text:p>0.0332031613427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59237892267276" calcext:value-type="float">
            <text:p>0.659237892267276</text:p>
          </table:table-cell>
          <table:table-cell office:value-type="float" office:value="1.22858610119734" calcext:value-type="float">
            <text:p>1.22858610119734</text:p>
          </table:table-cell>
          <table:table-cell office:value-type="float" office:value="0.49486865350137" calcext:value-type="float">
            <text:p>0.49486865350137</text:p>
          </table:table-cell>
          <table:table-cell office:value-type="float" office:value="0.0756238514298137" calcext:value-type="float">
            <text:p>0.075623851429814</text:p>
          </table:table-cell>
          <table:table-cell office:value-type="float" office:value="0.0594891434824761" calcext:value-type="float">
            <text:p>0.059489143482476</text:p>
          </table:table-cell>
          <table:table-cell office:value-type="float" office:value="0.033091735570577" calcext:value-type="float">
            <text:p>0.0330917355705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902895371216" calcext:value-type="float">
            <text:p>0.46902895371216</text:p>
          </table:table-cell>
          <table:table-cell office:value-type="float" office:value="1.31982323356471" calcext:value-type="float">
            <text:p>1.31982323356471</text:p>
          </table:table-cell>
          <table:table-cell office:value-type="float" office:value="0.51854929711557" calcext:value-type="float">
            <text:p>0.51854929711557</text:p>
          </table:table-cell>
          <table:table-cell office:value-type="float" office:value="0.0747737962251905" calcext:value-type="float">
            <text:p>0.074773796225191</text:p>
          </table:table-cell>
          <table:table-cell office:value-type="float" office:value="0.0569344272994851" calcext:value-type="float">
            <text:p>0.056934427299485</text:p>
          </table:table-cell>
          <table:table-cell office:value-type="float" office:value="0.03234132756288" calcext:value-type="float">
            <text:p>0.032341327562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2165256278171" calcext:value-type="float">
            <text:p>0.452165256278171</text:p>
          </table:table-cell>
          <table:table-cell office:value-type="float" office:value="1.32038336683893" calcext:value-type="float">
            <text:p>1.32038336683893</text:p>
          </table:table-cell>
          <table:table-cell office:value-type="float" office:value="0.518850985058682" calcext:value-type="float">
            <text:p>0.518850985058682</text:p>
          </table:table-cell>
          <table:table-cell office:value-type="float" office:value="0.0753647562012625" calcext:value-type="float">
            <text:p>0.075364756201263</text:p>
          </table:table-cell>
          <table:table-cell office:value-type="float" office:value="0.0569650808441856" calcext:value-type="float">
            <text:p>0.056965080844186</text:p>
          </table:table-cell>
          <table:table-cell office:value-type="float" office:value="0.0323801711481844" calcext:value-type="float">
            <text:p>0.0323801711481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9807150485559" calcext:value-type="float">
            <text:p>0.449807150485559</text:p>
          </table:table-cell>
          <table:table-cell office:value-type="float" office:value="1.32038390311913" calcext:value-type="float">
            <text:p>1.32038390311913</text:p>
          </table:table-cell>
          <table:table-cell office:value-type="float" office:value="0.518913654825892" calcext:value-type="float">
            <text:p>0.518913654825892</text:p>
          </table:table-cell>
          <table:table-cell office:value-type="float" office:value="0.0752427007578465" calcext:value-type="float">
            <text:p>0.075242700757847</text:p>
          </table:table-cell>
          <table:table-cell office:value-type="float" office:value="0.0569716705281722" calcext:value-type="float">
            <text:p>0.056971670528172</text:p>
          </table:table-cell>
          <table:table-cell office:value-type="float" office:value="0.0323878753083434" calcext:value-type="float">
            <text:p>0.0323878753083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0995051448142" calcext:value-type="float">
            <text:p>0.670995051448142</text:p>
          </table:table-cell>
          <table:table-cell office:value-type="float" office:value="1.31376994976346" calcext:value-type="float">
            <text:p>1.31376994976346</text:p>
          </table:table-cell>
          <table:table-cell office:value-type="float" office:value="0.51615211576528" calcext:value-type="float">
            <text:p>0.51615211576528</text:p>
          </table:table-cell>
          <table:table-cell office:value-type="float" office:value="0.0734046752720311" calcext:value-type="float">
            <text:p>0.073404675272031</text:p>
          </table:table-cell>
          <table:table-cell office:value-type="float" office:value="0.056676059563239" calcext:value-type="float">
            <text:p>0.056676059563239</text:p>
          </table:table-cell>
          <table:table-cell office:value-type="float" office:value="0.0320412190339641" calcext:value-type="float">
            <text:p>0.0320412190339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94689140781827" calcext:value-type="float">
            <text:p>0.494689140781827</text:p>
          </table:table-cell>
          <table:table-cell office:value-type="float" office:value="1.29336723143157" calcext:value-type="float">
            <text:p>1.29336723143157</text:p>
          </table:table-cell>
          <table:table-cell office:value-type="float" office:value="0.518805795391731" calcext:value-type="float">
            <text:p>0.518805795391731</text:p>
          </table:table-cell>
          <table:table-cell office:value-type="float" office:value="0.0811381175990012" calcext:value-type="float">
            <text:p>0.081138117599001</text:p>
          </table:table-cell>
          <table:table-cell office:value-type="float" office:value="0.0632344824253227" calcext:value-type="float">
            <text:p>0.063234482425323</text:p>
          </table:table-cell>
          <table:table-cell office:value-type="float" office:value="0.0317343934380066" calcext:value-type="float">
            <text:p>0.03173439343800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8633113879426" calcext:value-type="float">
            <text:p>0.538633113879426</text:p>
          </table:table-cell>
          <table:table-cell office:value-type="float" office:value="1.27591532127939" calcext:value-type="float">
            <text:p>1.27591532127939</text:p>
          </table:table-cell>
          <table:table-cell office:value-type="float" office:value="0.507337862750058" calcext:value-type="float">
            <text:p>0.507337862750058</text:p>
          </table:table-cell>
          <table:table-cell office:value-type="float" office:value="0.0747200334009959" calcext:value-type="float">
            <text:p>0.074720033400996</text:p>
          </table:table-cell>
          <table:table-cell office:value-type="float" office:value="0.055950870208932" calcext:value-type="float">
            <text:p>0.055950870208932</text:p>
          </table:table-cell>
          <table:table-cell office:value-type="float" office:value="0.031549155875279" calcext:value-type="float">
            <text:p>0.0315491558752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0058645180937" calcext:value-type="float">
            <text:p>0.520058645180937</text:p>
          </table:table-cell>
          <table:table-cell office:value-type="float" office:value="1.27633765758672" calcext:value-type="float">
            <text:p>1.27633765758672</text:p>
          </table:table-cell>
          <table:table-cell office:value-type="float" office:value="0.50768824491228" calcext:value-type="float">
            <text:p>0.50768824491228</text:p>
          </table:table-cell>
          <table:table-cell office:value-type="float" office:value="0.0753230971846292" calcext:value-type="float">
            <text:p>0.075323097184629</text:p>
          </table:table-cell>
          <table:table-cell office:value-type="float" office:value="0.0559863376182044" calcext:value-type="float">
            <text:p>0.055986337618204</text:p>
          </table:table-cell>
          <table:table-cell office:value-type="float" office:value="0.0315940207689228" calcext:value-type="float">
            <text:p>0.0315940207689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6093494806089" calcext:value-type="float">
            <text:p>0.526093494806089</text:p>
          </table:table-cell>
          <table:table-cell office:value-type="float" office:value="1.27635930999724" calcext:value-type="float">
            <text:p>1.27635930999724</text:p>
          </table:table-cell>
          <table:table-cell office:value-type="float" office:value="0.507535078036758" calcext:value-type="float">
            <text:p>0.507535078036758</text:p>
          </table:table-cell>
          <table:table-cell office:value-type="float" office:value="0.0750856983550877" calcext:value-type="float">
            <text:p>0.075085698355088</text:p>
          </table:table-cell>
          <table:table-cell office:value-type="float" office:value="0.055969916490063" calcext:value-type="float">
            <text:p>0.055969916490063</text:p>
          </table:table-cell>
          <table:table-cell office:value-type="float" office:value="0.0315744405200955" calcext:value-type="float">
            <text:p>0.0315744405200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5549084983391" calcext:value-type="float">
            <text:p>0.735549084983391</text:p>
          </table:table-cell>
          <table:table-cell office:value-type="float" office:value="1.27044656025894" calcext:value-type="float">
            <text:p>1.27044656025894</text:p>
          </table:table-cell>
          <table:table-cell office:value-type="float" office:value="0.505021505744761" calcext:value-type="float">
            <text:p>0.505021505744761</text:p>
          </table:table-cell>
          <table:table-cell office:value-type="float" office:value="0.0734123905172848" calcext:value-type="float">
            <text:p>0.073412390517285</text:p>
          </table:table-cell>
          <table:table-cell office:value-type="float" office:value="0.0557022760146984" calcext:value-type="float">
            <text:p>0.055702276014698</text:p>
          </table:table-cell>
          <table:table-cell office:value-type="float" office:value="0.0312600464319862" calcext:value-type="float">
            <text:p>0.0312600464319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01201932367205" calcext:value-type="float">
            <text:p>0.501201932367205</text:p>
          </table:table-cell>
          <table:table-cell office:value-type="float" office:value="1.30140222491395" calcext:value-type="float">
            <text:p>1.30140222491395</text:p>
          </table:table-cell>
          <table:table-cell office:value-type="float" office:value="0.515283611119233" calcext:value-type="float">
            <text:p>0.515283611119233</text:p>
          </table:table-cell>
          <table:table-cell office:value-type="float" office:value="0.0881348949330852" calcext:value-type="float">
            <text:p>0.088134894933085</text:p>
          </table:table-cell>
          <table:table-cell office:value-type="float" office:value="0.0659055017560491" calcext:value-type="float">
            <text:p>0.065905501756049</text:p>
          </table:table-cell>
          <table:table-cell office:value-type="float" office:value="0.0366245745275581" calcext:value-type="float">
            <text:p>0.03662457452755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7980368420624" calcext:value-type="float">
            <text:p>0.557980368420624</text:p>
          </table:table-cell>
          <table:table-cell office:value-type="float" office:value="1.25014033932265" calcext:value-type="float">
            <text:p>1.25014033932265</text:p>
          </table:table-cell>
          <table:table-cell office:value-type="float" office:value="0.49482481568628" calcext:value-type="float">
            <text:p>0.49482481568628</text:p>
          </table:table-cell>
          <table:table-cell office:value-type="float" office:value="0.0724361523873617" calcext:value-type="float">
            <text:p>0.072436152387362</text:p>
          </table:table-cell>
          <table:table-cell office:value-type="float" office:value="0.0562737057695268" calcext:value-type="float">
            <text:p>0.056273705769527</text:p>
          </table:table-cell>
          <table:table-cell office:value-type="float" office:value="0.03198294202737" calcext:value-type="float">
            <text:p>0.031982942027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1840572547465" calcext:value-type="float">
            <text:p>0.551840572547465</text:p>
          </table:table-cell>
          <table:table-cell office:value-type="float" office:value="1.25028551748821" calcext:value-type="float">
            <text:p>1.25028551748821</text:p>
          </table:table-cell>
          <table:table-cell office:value-type="float" office:value="0.494879851922587" calcext:value-type="float">
            <text:p>0.494879851922587</text:p>
          </table:table-cell>
          <table:table-cell office:value-type="float" office:value="0.0728763034908875" calcext:value-type="float">
            <text:p>0.072876303490888</text:p>
          </table:table-cell>
          <table:table-cell office:value-type="float" office:value="0.0562788485066612" calcext:value-type="float">
            <text:p>0.056278848506661</text:p>
          </table:table-cell>
          <table:table-cell office:value-type="float" office:value="0.0319907042005632" calcext:value-type="float">
            <text:p>0.0319907042005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8218315839882" calcext:value-type="float">
            <text:p>0.548218315839882</text:p>
          </table:table-cell>
          <table:table-cell office:value-type="float" office:value="1.25030025064292" calcext:value-type="float">
            <text:p>1.25030025064292</text:p>
          </table:table-cell>
          <table:table-cell office:value-type="float" office:value="0.494964580310325" calcext:value-type="float">
            <text:p>0.494964580310325</text:p>
          </table:table-cell>
          <table:table-cell office:value-type="float" office:value="0.072756072266293" calcext:value-type="float">
            <text:p>0.072756072266293</text:p>
          </table:table-cell>
          <table:table-cell office:value-type="float" office:value="0.0562882797224362" calcext:value-type="float">
            <text:p>0.056288279722436</text:p>
          </table:table-cell>
          <table:table-cell office:value-type="float" office:value="0.0320015996317742" calcext:value-type="float">
            <text:p>0.0320015996317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49521718029191" calcext:value-type="float">
            <text:p>0.749521718029191</text:p>
          </table:table-cell>
          <table:table-cell office:value-type="float" office:value="1.24473759227884" calcext:value-type="float">
            <text:p>1.24473759227884</text:p>
          </table:table-cell>
          <table:table-cell office:value-type="float" office:value="0.492660663435" calcext:value-type="float">
            <text:p>0.492660663435</text:p>
          </table:table-cell>
          <table:table-cell office:value-type="float" office:value="0.0710927477481381" calcext:value-type="float">
            <text:p>0.071092747748138</text:p>
          </table:table-cell>
          <table:table-cell office:value-type="float" office:value="0.0560301529115325" calcext:value-type="float">
            <text:p>0.056030152911533</text:p>
          </table:table-cell>
          <table:table-cell office:value-type="float" office:value="0.0317021940378985" calcext:value-type="float">
            <text:p>0.0317021940378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98624052918912" calcext:value-type="float">
            <text:p>0.598624052918912</text:p>
          </table:table-cell>
          <table:table-cell office:value-type="float" office:value="1.21150280559861" calcext:value-type="float">
            <text:p>1.21150280559861</text:p>
          </table:table-cell>
          <table:table-cell office:value-type="float" office:value="0.520122771209649" calcext:value-type="float">
            <text:p>0.520122771209649</text:p>
          </table:table-cell>
          <table:table-cell office:value-type="float" office:value="0.0778089332258665" calcext:value-type="float">
            <text:p>0.077808933225867</text:p>
          </table:table-cell>
          <table:table-cell office:value-type="float" office:value="0.0611036769461043" calcext:value-type="float">
            <text:p>0.061103676946104</text:p>
          </table:table-cell>
          <table:table-cell office:value-type="float" office:value="0.0418188017058622" calcext:value-type="float">
            <text:p>0.04181880170586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7347727331858" calcext:value-type="float">
            <text:p>0.577347727331858</text:p>
          </table:table-cell>
          <table:table-cell office:value-type="float" office:value="1.22607420360357" calcext:value-type="float">
            <text:p>1.22607420360357</text:p>
          </table:table-cell>
          <table:table-cell office:value-type="float" office:value="0.474607344726578" calcext:value-type="float">
            <text:p>0.474607344726578</text:p>
          </table:table-cell>
          <table:table-cell office:value-type="float" office:value="0.0722219834176067" calcext:value-type="float">
            <text:p>0.072221983417607</text:p>
          </table:table-cell>
          <table:table-cell office:value-type="float" office:value="0.0561266073473873" calcext:value-type="float">
            <text:p>0.056126607347387</text:p>
          </table:table-cell>
          <table:table-cell office:value-type="float" office:value="0.0307645862739972" calcext:value-type="float">
            <text:p>0.0307645862739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1312028017444" calcext:value-type="float">
            <text:p>0.581312028017444</text:p>
          </table:table-cell>
          <table:table-cell office:value-type="float" office:value="1.22586364648564" calcext:value-type="float">
            <text:p>1.22586364648564</text:p>
          </table:table-cell>
          <table:table-cell office:value-type="float" office:value="0.474454021167979" calcext:value-type="float">
            <text:p>0.474454021167979</text:p>
          </table:table-cell>
          <table:table-cell office:value-type="float" office:value="0.0724959669832564" calcext:value-type="float">
            <text:p>0.072495966983256</text:p>
          </table:table-cell>
          <table:table-cell office:value-type="float" office:value="0.0561091015326222" calcext:value-type="float">
            <text:p>0.056109101532622</text:p>
          </table:table-cell>
          <table:table-cell office:value-type="float" office:value="0.0307449307205827" calcext:value-type="float">
            <text:p>0.0307449307205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8322342987984" calcext:value-type="float">
            <text:p>0.578322342987984</text:p>
          </table:table-cell>
          <table:table-cell office:value-type="float" office:value="1.22586431337699" calcext:value-type="float">
            <text:p>1.22586431337699</text:p>
          </table:table-cell>
          <table:table-cell office:value-type="float" office:value="0.474513977220646" calcext:value-type="float">
            <text:p>0.474513977220646</text:p>
          </table:table-cell>
          <table:table-cell office:value-type="float" office:value="0.0723865867703292" calcext:value-type="float">
            <text:p>0.072386586770329</text:p>
          </table:table-cell>
          <table:table-cell office:value-type="float" office:value="0.0561161932879073" calcext:value-type="float">
            <text:p>0.056116193287907</text:p>
          </table:table-cell>
          <table:table-cell office:value-type="float" office:value="0.0307526495876008" calcext:value-type="float">
            <text:p>0.0307526495876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61114684457782" calcext:value-type="float">
            <text:p>0.761114684457782</text:p>
          </table:table-cell>
          <table:table-cell office:value-type="float" office:value="1.22123918349933" calcext:value-type="float">
            <text:p>1.22123918349933</text:p>
          </table:table-cell>
          <table:table-cell office:value-type="float" office:value="0.472642231426273" calcext:value-type="float">
            <text:p>0.472642231426273</text:p>
          </table:table-cell>
          <table:table-cell office:value-type="float" office:value="0.0709704181466169" calcext:value-type="float">
            <text:p>0.070970418146617</text:p>
          </table:table-cell>
          <table:table-cell office:value-type="float" office:value="0.0558987506734522" calcext:value-type="float">
            <text:p>0.055898750673452</text:p>
          </table:table-cell>
          <table:table-cell office:value-type="float" office:value="0.0305089248504711" calcext:value-type="float">
            <text:p>0.030508924850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44239750195433" calcext:value-type="float">
            <text:p>0.544239750195433</text:p>
          </table:table-cell>
          <table:table-cell office:value-type="float" office:value="1.25609739479892" calcext:value-type="float">
            <text:p>1.25609739479892</text:p>
          </table:table-cell>
          <table:table-cell office:value-type="float" office:value="0.48535732126342" calcext:value-type="float">
            <text:p>0.48535732126342</text:p>
          </table:table-cell>
          <table:table-cell office:value-type="float" office:value="0.0795366106966572" calcext:value-type="float">
            <text:p>0.079536610696657</text:p>
          </table:table-cell>
          <table:table-cell office:value-type="float" office:value="0.0629153731369706" calcext:value-type="float">
            <text:p>0.062915373136971</text:p>
          </table:table-cell>
          <table:table-cell office:value-type="float" office:value="0.0349324928236518" calcext:value-type="float">
            <text:p>0.03493249282365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47808670112759" calcext:value-type="float">
            <text:p>0.347808670112759</text:p>
          </table:table-cell>
          <table:table-cell office:value-type="float" office:value="1.42367516989555" calcext:value-type="float">
            <text:p>1.42367516989555</text:p>
          </table:table-cell>
          <table:table-cell office:value-type="float" office:value="0.519350217247216" calcext:value-type="float">
            <text:p>0.519350217247216</text:p>
          </table:table-cell>
          <table:table-cell office:value-type="float" office:value="0.0710567879083315" calcext:value-type="float">
            <text:p>0.071056787908332</text:p>
          </table:table-cell>
          <table:table-cell office:value-type="float" office:value="0.0540651743135438" calcext:value-type="float">
            <text:p>0.054065174313544</text:p>
          </table:table-cell>
          <table:table-cell office:value-type="float" office:value="0.0316401861956677" calcext:value-type="float">
            <text:p>0.031640186195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48319479951643" calcext:value-type="float">
            <text:p>0.348319479951643</text:p>
          </table:table-cell>
          <table:table-cell office:value-type="float" office:value="1.42361042156464" calcext:value-type="float">
            <text:p>1.42361042156464</text:p>
          </table:table-cell>
          <table:table-cell office:value-type="float" office:value="0.519239780770514" calcext:value-type="float">
            <text:p>0.519239780770514</text:p>
          </table:table-cell>
          <table:table-cell office:value-type="float" office:value="0.0714042287251379" calcext:value-type="float">
            <text:p>0.071404228725138</text:p>
          </table:table-cell>
          <table:table-cell office:value-type="float" office:value="0.0540534969624935" calcext:value-type="float">
            <text:p>0.054053496962494</text:p>
          </table:table-cell>
          <table:table-cell office:value-type="float" office:value="0.0316271737877396" calcext:value-type="float">
            <text:p>0.03162717378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41943449993376" calcext:value-type="float">
            <text:p>0.341943449993376</text:p>
          </table:table-cell>
          <table:table-cell office:value-type="float" office:value="1.42365341148871" calcext:value-type="float">
            <text:p>1.42365341148871</text:p>
          </table:table-cell>
          <table:table-cell office:value-type="float" office:value="0.519393633424978" calcext:value-type="float">
            <text:p>0.519393633424978</text:p>
          </table:table-cell>
          <table:table-cell office:value-type="float" office:value="0.0713153020563882" calcext:value-type="float">
            <text:p>0.071315302056388</text:p>
          </table:table-cell>
          <table:table-cell office:value-type="float" office:value="0.0540690139944782" calcext:value-type="float">
            <text:p>0.054069013994478</text:p>
          </table:table-cell>
          <table:table-cell office:value-type="float" office:value="0.031645949565588" calcext:value-type="float">
            <text:p>0.031645949565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49921757513812" calcext:value-type="float">
            <text:p>0.549921757513812</text:p>
          </table:table-cell>
          <table:table-cell office:value-type="float" office:value="1.41730782325279" calcext:value-type="float">
            <text:p>1.41730782325279</text:p>
          </table:table-cell>
          <table:table-cell office:value-type="float" office:value="0.516917454249951" calcext:value-type="float">
            <text:p>0.516917454249951</text:p>
          </table:table-cell>
          <table:table-cell office:value-type="float" office:value="0.0696981190000286" calcext:value-type="float">
            <text:p>0.069698119000029</text:p>
          </table:table-cell>
          <table:table-cell office:value-type="float" office:value="0.0538187212283636" calcext:value-type="float">
            <text:p>0.053818721228364</text:p>
          </table:table-cell>
          <table:table-cell office:value-type="float" office:value="0.0313427244646751" calcext:value-type="float">
            <text:p>0.0313427244646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08911257040718" calcext:value-type="float">
            <text:p>0.308911257040718</text:p>
          </table:table-cell>
          <table:table-cell office:value-type="float" office:value="1.45999167110217" calcext:value-type="float">
            <text:p>1.45999167110217</text:p>
          </table:table-cell>
          <table:table-cell office:value-type="float" office:value="0.55596305850085" calcext:value-type="float">
            <text:p>0.55596305850085</text:p>
          </table:table-cell>
          <table:table-cell office:value-type="float" office:value="0.097620191035611" calcext:value-type="float">
            <text:p>0.097620191035611</text:p>
          </table:table-cell>
          <table:table-cell office:value-type="float" office:value="0.0724825955989239" calcext:value-type="float">
            <text:p>0.072482595598924</text:p>
          </table:table-cell>
          <table:table-cell office:value-type="float" office:value="0.0464010450613816" calcext:value-type="float">
            <text:p>0.0464010450613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5454785644667" calcext:value-type="float">
            <text:p>0.485454785644667</text:p>
          </table:table-cell>
          <table:table-cell office:value-type="float" office:value="1.34593050002065" calcext:value-type="float">
            <text:p>1.34593050002065</text:p>
          </table:table-cell>
          <table:table-cell office:value-type="float" office:value="0.464657763605609" calcext:value-type="float">
            <text:p>0.464657763605609</text:p>
          </table:table-cell>
          <table:table-cell office:value-type="float" office:value="0.0756801793877657" calcext:value-type="float">
            <text:p>0.075680179387766</text:p>
          </table:table-cell>
          <table:table-cell office:value-type="float" office:value="0.0572921184172683" calcext:value-type="float">
            <text:p>0.057292118417268</text:p>
          </table:table-cell>
          <table:table-cell office:value-type="float" office:value="0.0310743039264744" calcext:value-type="float">
            <text:p>0.0310743039264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1538095828512" calcext:value-type="float">
            <text:p>0.471538095828512</text:p>
          </table:table-cell>
          <table:table-cell office:value-type="float" office:value="1.34625773127885" calcext:value-type="float">
            <text:p>1.34625773127885</text:p>
          </table:table-cell>
          <table:table-cell office:value-type="float" office:value="0.464875437266982" calcext:value-type="float">
            <text:p>0.464875437266982</text:p>
          </table:table-cell>
          <table:table-cell office:value-type="float" office:value="0.0762572700639229" calcext:value-type="float">
            <text:p>0.076257270063923</text:p>
          </table:table-cell>
          <table:table-cell office:value-type="float" office:value="0.0573179979858498" calcext:value-type="float">
            <text:p>0.05731799798585</text:p>
          </table:table-cell>
          <table:table-cell office:value-type="float" office:value="0.0311043951691847" calcext:value-type="float">
            <text:p>0.0311043951691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581799019829" calcext:value-type="float">
            <text:p>0.47581799019829</text:p>
          </table:table-cell>
          <table:table-cell office:value-type="float" office:value="1.34624441742542" calcext:value-type="float">
            <text:p>1.34624441742542</text:p>
          </table:table-cell>
          <table:table-cell office:value-type="float" office:value="0.464779431795017" calcext:value-type="float">
            <text:p>0.464779431795017</text:p>
          </table:table-cell>
          <table:table-cell office:value-type="float" office:value="0.0760066812824687" calcext:value-type="float">
            <text:p>0.076006681282469</text:p>
          </table:table-cell>
          <table:table-cell office:value-type="float" office:value="0.057306447230207" calcext:value-type="float">
            <text:p>0.057306447230207</text:p>
          </table:table-cell>
          <table:table-cell office:value-type="float" office:value="0.0310911350610128" calcext:value-type="float">
            <text:p>0.0310911350610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621733311584" calcext:value-type="float">
            <text:p>0.66621733311584</text:p>
          </table:table-cell>
          <table:table-cell office:value-type="float" office:value="1.34065251767645" calcext:value-type="float">
            <text:p>1.34065251767645</text:p>
          </table:table-cell>
          <table:table-cell office:value-type="float" office:value="0.462712568053281" calcext:value-type="float">
            <text:p>0.462712568053281</text:p>
          </table:table-cell>
          <table:table-cell office:value-type="float" office:value="0.0744352183748" calcext:value-type="float">
            <text:p>0.0744352183748</text:p>
          </table:table-cell>
          <table:table-cell office:value-type="float" office:value="0.0570599388332319" calcext:value-type="float">
            <text:p>0.057059938833232</text:p>
          </table:table-cell>
          <table:table-cell office:value-type="float" office:value="0.0308132865512554" calcext:value-type="float">
            <text:p>0.030813286551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78748211942519" calcext:value-type="float">
            <text:p>0.478748211942519</text:p>
          </table:table-cell>
          <table:table-cell office:value-type="float" office:value="1.34732987842752" calcext:value-type="float">
            <text:p>1.34732987842752</text:p>
          </table:table-cell>
          <table:table-cell office:value-type="float" office:value="0.450294328045641" calcext:value-type="float">
            <text:p>0.450294328045641</text:p>
          </table:table-cell>
          <table:table-cell office:value-type="float" office:value="0.0810905081033715" calcext:value-type="float">
            <text:p>0.081090508103372</text:p>
          </table:table-cell>
          <table:table-cell office:value-type="float" office:value="0.0660252400366174" calcext:value-type="float">
            <text:p>0.066025240036618</text:p>
          </table:table-cell>
          <table:table-cell office:value-type="float" office:value="0.0337149869946492" calcext:value-type="float">
            <text:p>0.03371498699464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8141519243562" calcext:value-type="float">
            <text:p>0.548141519243562</text:p>
          </table:table-cell>
          <table:table-cell office:value-type="float" office:value="1.28576357303161" calcext:value-type="float">
            <text:p>1.28576357303161</text:p>
          </table:table-cell>
          <table:table-cell office:value-type="float" office:value="0.471013161760633" calcext:value-type="float">
            <text:p>0.471013161760633</text:p>
          </table:table-cell>
          <table:table-cell office:value-type="float" office:value="0.0699561105146778" calcext:value-type="float">
            <text:p>0.069956110514678</text:p>
          </table:table-cell>
          <table:table-cell office:value-type="float" office:value="0.0539915204431828" calcext:value-type="float">
            <text:p>0.053991520443183</text:p>
          </table:table-cell>
          <table:table-cell office:value-type="float" office:value="0.0300664635933312" calcext:value-type="float">
            <text:p>0.0300664635933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1430866149589" calcext:value-type="float">
            <text:p>0.541430866149589</text:p>
          </table:table-cell>
          <table:table-cell office:value-type="float" office:value="1.28579426763146" calcext:value-type="float">
            <text:p>1.28579426763146</text:p>
          </table:table-cell>
          <table:table-cell office:value-type="float" office:value="0.47108231243281" calcext:value-type="float">
            <text:p>0.47108231243281</text:p>
          </table:table-cell>
          <table:table-cell office:value-type="float" office:value="0.0703732886315211" calcext:value-type="float">
            <text:p>0.070373288631521</text:p>
          </table:table-cell>
          <table:table-cell office:value-type="float" office:value="0.0540010701192607" calcext:value-type="float">
            <text:p>0.054001070119261</text:p>
          </table:table-cell>
          <table:table-cell office:value-type="float" office:value="0.0300758832305363" calcext:value-type="float">
            <text:p>0.0300758832305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559253305373" calcext:value-type="float">
            <text:p>0.54559253305373</text:p>
          </table:table-cell>
          <table:table-cell office:value-type="float" office:value="1.28578487145866" calcext:value-type="float">
            <text:p>1.28578487145866</text:p>
          </table:table-cell>
          <table:table-cell office:value-type="float" office:value="0.47099314358996" calcext:value-type="float">
            <text:p>0.47099314358996</text:p>
          </table:table-cell>
          <table:table-cell office:value-type="float" office:value="0.0701485307065451" calcext:value-type="float">
            <text:p>0.070148530706545</text:p>
          </table:table-cell>
          <table:table-cell office:value-type="float" office:value="0.0539909110946272" calcext:value-type="float">
            <text:p>0.053990911094627</text:p>
          </table:table-cell>
          <table:table-cell office:value-type="float" office:value="0.0300641621978315" calcext:value-type="float">
            <text:p>0.0300641621978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1642344200762" calcext:value-type="float">
            <text:p>0.731642344200762</text:p>
          </table:table-cell>
          <table:table-cell office:value-type="float" office:value="1.28067077108366" calcext:value-type="float">
            <text:p>1.28067077108366</text:p>
          </table:table-cell>
          <table:table-cell office:value-type="float" office:value="0.469047099259575" calcext:value-type="float">
            <text:p>0.469047099259575</text:p>
          </table:table-cell>
          <table:table-cell office:value-type="float" office:value="0.0687136879364974" calcext:value-type="float">
            <text:p>0.068713687936497</text:p>
          </table:table-cell>
          <table:table-cell office:value-type="float" office:value="0.0537695672613837" calcext:value-type="float">
            <text:p>0.053769567261384</text:p>
          </table:table-cell>
          <table:table-cell office:value-type="float" office:value="0.0298145907825432" calcext:value-type="float">
            <text:p>0.0298145907825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4815289190858" calcext:value-type="float">
            <text:p>0.564815289190858</text:p>
          </table:table-cell>
          <table:table-cell office:value-type="float" office:value="1.27234153396072" calcext:value-type="float">
            <text:p>1.27234153396072</text:p>
          </table:table-cell>
          <table:table-cell office:value-type="float" office:value="0.448434079024622" calcext:value-type="float">
            <text:p>0.448434079024622</text:p>
          </table:table-cell>
          <table:table-cell office:value-type="float" office:value="0.0714416847589338" calcext:value-type="float">
            <text:p>0.071441684758934</text:p>
          </table:table-cell>
          <table:table-cell office:value-type="float" office:value="0.0602821328363949" calcext:value-type="float">
            <text:p>0.060282132836395</text:p>
          </table:table-cell>
          <table:table-cell office:value-type="float" office:value="0.0304762573420789" calcext:value-type="float">
            <text:p>0.03047625734207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3519712637178" calcext:value-type="float">
            <text:p>0.513519712637178</text:p>
          </table:table-cell>
          <table:table-cell office:value-type="float" office:value="1.30844943551956" calcext:value-type="float">
            <text:p>1.30844943551956</text:p>
          </table:table-cell>
          <table:table-cell office:value-type="float" office:value="0.494562275484554" calcext:value-type="float">
            <text:p>0.494562275484554</text:p>
          </table:table-cell>
          <table:table-cell office:value-type="float" office:value="0.0740149518310607" calcext:value-type="float">
            <text:p>0.074014951831061</text:p>
          </table:table-cell>
          <table:table-cell office:value-type="float" office:value="0.0570871357442336" calcext:value-type="float">
            <text:p>0.057087135744234</text:p>
          </table:table-cell>
          <table:table-cell office:value-type="float" office:value="0.0320326136388206" calcext:value-type="float">
            <text:p>0.0320326136388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5473570522887" calcext:value-type="float">
            <text:p>0.515473570522887</text:p>
          </table:table-cell>
          <table:table-cell office:value-type="float" office:value="1.30831384629489" calcext:value-type="float">
            <text:p>1.30831384629489</text:p>
          </table:table-cell>
          <table:table-cell office:value-type="float" office:value="0.494425257545009" calcext:value-type="float">
            <text:p>0.494425257545009</text:p>
          </table:table-cell>
          <table:table-cell office:value-type="float" office:value="0.0743801787976838" calcext:value-type="float">
            <text:p>0.074380178797684</text:p>
          </table:table-cell>
          <table:table-cell office:value-type="float" office:value="0.0570701456618879" calcext:value-type="float">
            <text:p>0.057070145661888</text:p>
          </table:table-cell>
          <table:table-cell office:value-type="float" office:value="0.0320152469333491" calcext:value-type="float">
            <text:p>0.0320152469333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0003324400035" calcext:value-type="float">
            <text:p>0.510003324400035</text:p>
          </table:table-cell>
          <table:table-cell office:value-type="float" office:value="1.3083298092477" calcext:value-type="float">
            <text:p>1.3083298092477</text:p>
          </table:table-cell>
          <table:table-cell office:value-type="float" office:value="0.494546985297675" calcext:value-type="float">
            <text:p>0.494546985297675</text:p>
          </table:table-cell>
          <table:table-cell office:value-type="float" office:value="0.0742733802033849" calcext:value-type="float">
            <text:p>0.074273380203385</text:p>
          </table:table-cell>
          <table:table-cell office:value-type="float" office:value="0.0570838417668459" calcext:value-type="float">
            <text:p>0.057083841766846</text:p>
          </table:table-cell>
          <table:table-cell office:value-type="float" office:value="0.0320310173729024" calcext:value-type="float">
            <text:p>0.0320310173729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6170811623634" calcext:value-type="float">
            <text:p>0.706170811623634</text:p>
          </table:table-cell>
          <table:table-cell office:value-type="float" office:value="1.30294445900551" calcext:value-type="float">
            <text:p>1.30294445900551</text:p>
          </table:table-cell>
          <table:table-cell office:value-type="float" office:value="0.492395629925517" calcext:value-type="float">
            <text:p>0.492395629925517</text:p>
          </table:table-cell>
          <table:table-cell office:value-type="float" office:value="0.0726729315355617" calcext:value-type="float">
            <text:p>0.072672931535562</text:p>
          </table:table-cell>
          <table:table-cell office:value-type="float" office:value="0.0568412392523093" calcext:value-type="float">
            <text:p>0.056841239252309</text:p>
          </table:table-cell>
          <table:table-cell office:value-type="float" office:value="0.0317509445482785" calcext:value-type="float">
            <text:p>0.0317509445482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7302953446272" calcext:value-type="float">
            <text:p>0.527302953446272</text:p>
          </table:table-cell>
          <table:table-cell office:value-type="float" office:value="1.30174935523039" calcext:value-type="float">
            <text:p>1.30174935523039</text:p>
          </table:table-cell>
          <table:table-cell office:value-type="float" office:value="0.496587376945527" calcext:value-type="float">
            <text:p>0.496587376945527</text:p>
          </table:table-cell>
          <table:table-cell office:value-type="float" office:value="0.0764765848812735" calcext:value-type="float">
            <text:p>0.076476584881274</text:p>
          </table:table-cell>
          <table:table-cell office:value-type="float" office:value="0.0603716204503491" calcext:value-type="float">
            <text:p>0.060371620450349</text:p>
          </table:table-cell>
          <table:table-cell office:value-type="float" office:value="0.0335757635222505" calcext:value-type="float">
            <text:p>0.03357576352225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0463844331327" calcext:value-type="float">
            <text:p>0.560463844331327</text:p>
          </table:table-cell>
          <table:table-cell office:value-type="float" office:value="1.27670506129483" calcext:value-type="float">
            <text:p>1.27670506129483</text:p>
          </table:table-cell>
          <table:table-cell office:value-type="float" office:value="0.503286486903319" calcext:value-type="float">
            <text:p>0.503286486903319</text:p>
          </table:table-cell>
          <table:table-cell office:value-type="float" office:value="0.0708028114403569" calcext:value-type="float">
            <text:p>0.070802811440357</text:p>
          </table:table-cell>
          <table:table-cell office:value-type="float" office:value="0.0542789257849689" calcext:value-type="float">
            <text:p>0.054278925784969</text:p>
          </table:table-cell>
          <table:table-cell office:value-type="float" office:value="0.0314788615351562" calcext:value-type="float">
            <text:p>0.0314788615351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5885284999784" calcext:value-type="float">
            <text:p>0.555885284999784</text:p>
          </table:table-cell>
          <table:table-cell office:value-type="float" office:value="1.27675875693687" calcext:value-type="float">
            <text:p>1.27675875693687</text:p>
          </table:table-cell>
          <table:table-cell office:value-type="float" office:value="0.503297432286547" calcext:value-type="float">
            <text:p>0.503297432286547</text:p>
          </table:table-cell>
          <table:table-cell office:value-type="float" office:value="0.0712365311531285" calcext:value-type="float">
            <text:p>0.071236531153129</text:p>
          </table:table-cell>
          <table:table-cell office:value-type="float" office:value="0.0542795773091177" calcext:value-type="float">
            <text:p>0.054279577309118</text:p>
          </table:table-cell>
          <table:table-cell office:value-type="float" office:value="0.0314808700499973" calcext:value-type="float">
            <text:p>0.0314808700499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416795895206" calcext:value-type="float">
            <text:p>0.55416795895206</text:p>
          </table:table-cell>
          <table:table-cell office:value-type="float" office:value="1.27676324193447" calcext:value-type="float">
            <text:p>1.27676324193447</text:p>
          </table:table-cell>
          <table:table-cell office:value-type="float" office:value="0.50333737801691" calcext:value-type="float">
            <text:p>0.50333737801691</text:p>
          </table:table-cell>
          <table:table-cell office:value-type="float" office:value="0.0710822262942515" calcext:value-type="float">
            <text:p>0.071082226294252</text:p>
          </table:table-cell>
          <table:table-cell office:value-type="float" office:value="0.0542838154226187" calcext:value-type="float">
            <text:p>0.054283815422619</text:p>
          </table:table-cell>
          <table:table-cell office:value-type="float" office:value="0.0314857132990443" calcext:value-type="float">
            <text:p>0.0314857132990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7041199875055" calcext:value-type="float">
            <text:p>0.757041199875055</text:p>
          </table:table-cell>
          <table:table-cell office:value-type="float" office:value="1.2711421527907" calcext:value-type="float">
            <text:p>1.2711421527907</text:p>
          </table:table-cell>
          <table:table-cell office:value-type="float" office:value="0.500985451140043" calcext:value-type="float">
            <text:p>0.500985451140043</text:p>
          </table:table-cell>
          <table:table-cell office:value-type="float" office:value="0.0694478163180823" calcext:value-type="float">
            <text:p>0.069447816318082</text:p>
          </table:table-cell>
          <table:table-cell office:value-type="float" office:value="0.0540370394564532" calcext:value-type="float">
            <text:p>0.054037039456453</text:p>
          </table:table-cell>
          <table:table-cell office:value-type="float" office:value="0.031189991826361" calcext:value-type="float">
            <text:p>0.0311899918263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1876946422806" calcext:value-type="float">
            <text:p>0.531876946422806</text:p>
          </table:table-cell>
          <table:table-cell office:value-type="float" office:value="1.3014652804193" calcext:value-type="float">
            <text:p>1.3014652804193</text:p>
          </table:table-cell>
          <table:table-cell office:value-type="float" office:value="0.543229154569423" calcext:value-type="float">
            <text:p>0.543229154569423</text:p>
          </table:table-cell>
          <table:table-cell office:value-type="float" office:value="0.0934280043098411" calcext:value-type="float">
            <text:p>0.093428004309841</text:p>
          </table:table-cell>
          <table:table-cell office:value-type="float" office:value="0.0716742100940578" calcext:value-type="float">
            <text:p>0.071674210094058</text:p>
          </table:table-cell>
          <table:table-cell office:value-type="float" office:value="0.0496569324464568" calcext:value-type="float">
            <text:p>0.04965693244645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895608946337" calcext:value-type="float">
            <text:p>0.50895608946337</text:p>
          </table:table-cell>
          <table:table-cell office:value-type="float" office:value="1.32934315008185" calcext:value-type="float">
            <text:p>1.32934315008185</text:p>
          </table:table-cell>
          <table:table-cell office:value-type="float" office:value="0.524588800614989" calcext:value-type="float">
            <text:p>0.524588800614989</text:p>
          </table:table-cell>
          <table:table-cell office:value-type="float" office:value="0.0749873517283061" calcext:value-type="float">
            <text:p>0.074987351728306</text:p>
          </table:table-cell>
          <table:table-cell office:value-type="float" office:value="0.0577924047388614" calcext:value-type="float">
            <text:p>0.057792404738861</text:p>
          </table:table-cell>
          <table:table-cell office:value-type="float" office:value="0.0333028988582264" calcext:value-type="float">
            <text:p>0.0333028988582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7882756108006" calcext:value-type="float">
            <text:p>0.507882756108006</text:p>
          </table:table-cell>
          <table:table-cell office:value-type="float" office:value="1.3292050933568" calcext:value-type="float">
            <text:p>1.3292050933568</text:p>
          </table:table-cell>
          <table:table-cell office:value-type="float" office:value="0.524508390207939" calcext:value-type="float">
            <text:p>0.524508390207939</text:p>
          </table:table-cell>
          <table:table-cell office:value-type="float" office:value="0.0753754525302594" calcext:value-type="float">
            <text:p>0.075375452530259</text:p>
          </table:table-cell>
          <table:table-cell office:value-type="float" office:value="0.0577836487316154" calcext:value-type="float">
            <text:p>0.057783648731615</text:p>
          </table:table-cell>
          <table:table-cell office:value-type="float" office:value="0.033293227614374" calcext:value-type="float">
            <text:p>0.0332932276143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2840701911854" calcext:value-type="float">
            <text:p>0.502840701911854</text:p>
          </table:table-cell>
          <table:table-cell office:value-type="float" office:value="1.32920642007494" calcext:value-type="float">
            <text:p>1.32920642007494</text:p>
          </table:table-cell>
          <table:table-cell office:value-type="float" office:value="0.524630659744176" calcext:value-type="float">
            <text:p>0.524630659744176</text:p>
          </table:table-cell>
          <table:table-cell office:value-type="float" office:value="0.0752725458796474" calcext:value-type="float">
            <text:p>0.075272545879648</text:p>
          </table:table-cell>
          <table:table-cell office:value-type="float" office:value="0.0577967585506766" calcext:value-type="float">
            <text:p>0.057796758550677</text:p>
          </table:table-cell>
          <table:table-cell office:value-type="float" office:value="0.0333087458197699" calcext:value-type="float">
            <text:p>0.033308745819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3743662651613" calcext:value-type="float">
            <text:p>0.713743662651613</text:p>
          </table:table-cell>
          <table:table-cell office:value-type="float" office:value="1.32321888252531" calcext:value-type="float">
            <text:p>1.32321888252531</text:p>
          </table:table-cell>
          <table:table-cell office:value-type="float" office:value="0.522128023505671" calcext:value-type="float">
            <text:p>0.522128023505671</text:p>
          </table:table-cell>
          <table:table-cell office:value-type="float" office:value="0.0735488255656473" calcext:value-type="float">
            <text:p>0.073548825565647</text:p>
          </table:table-cell>
          <table:table-cell office:value-type="float" office:value="0.0575277046418181" calcext:value-type="float">
            <text:p>0.057527704641818</text:p>
          </table:table-cell>
          <table:table-cell office:value-type="float" office:value="0.0329893028649102" calcext:value-type="float">
            <text:p>0.032989302864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57903309162147" calcext:value-type="float">
            <text:p>0.557903309162147</text:p>
          </table:table-cell>
          <table:table-cell office:value-type="float" office:value="1.29430889585481" calcext:value-type="float">
            <text:p>1.29430889585481</text:p>
          </table:table-cell>
          <table:table-cell office:value-type="float" office:value="0.493175247180277" calcext:value-type="float">
            <text:p>0.493175247180277</text:p>
          </table:table-cell>
          <table:table-cell office:value-type="float" office:value="0.0747760790522312" calcext:value-type="float">
            <text:p>0.074776079052231</text:p>
          </table:table-cell>
          <table:table-cell office:value-type="float" office:value="0.0599802888413698" calcext:value-type="float">
            <text:p>0.05998028884137</text:p>
          </table:table-cell>
          <table:table-cell office:value-type="float" office:value="0.0344152408896906" calcext:value-type="float">
            <text:p>0.03441524088969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6191416216867" calcext:value-type="float">
            <text:p>0.556191416216867</text:p>
          </table:table-cell>
          <table:table-cell office:value-type="float" office:value="1.26287386621529" calcext:value-type="float">
            <text:p>1.26287386621529</text:p>
          </table:table-cell>
          <table:table-cell office:value-type="float" office:value="0.489700355820212" calcext:value-type="float">
            <text:p>0.489700355820212</text:p>
          </table:table-cell>
          <table:table-cell office:value-type="float" office:value="0.0769254706227692" calcext:value-type="float">
            <text:p>0.076925470622769</text:p>
          </table:table-cell>
          <table:table-cell office:value-type="float" office:value="0.0567493506851835" calcext:value-type="float">
            <text:p>0.056749350685184</text:p>
          </table:table-cell>
          <table:table-cell office:value-type="float" office:value="0.0316564395359492" calcext:value-type="float">
            <text:p>0.0316564395359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05277770021" calcext:value-type="float">
            <text:p>0.5505277770021</text:p>
          </table:table-cell>
          <table:table-cell office:value-type="float" office:value="1.26292329039473" calcext:value-type="float">
            <text:p>1.26292329039473</text:p>
          </table:table-cell>
          <table:table-cell office:value-type="float" office:value="0.489743906013984" calcext:value-type="float">
            <text:p>0.489743906013984</text:p>
          </table:table-cell>
          <table:table-cell office:value-type="float" office:value="0.0773531968075823" calcext:value-type="float">
            <text:p>0.077353196807582</text:p>
          </table:table-cell>
          <table:table-cell office:value-type="float" office:value="0.0567552775190918" calcext:value-type="float">
            <text:p>0.056755277519092</text:p>
          </table:table-cell>
          <table:table-cell office:value-type="float" office:value="0.0316627580186208" calcext:value-type="float">
            <text:p>0.0316627580186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7091096306009" calcext:value-type="float">
            <text:p>0.547091096306009</text:p>
          </table:table-cell>
          <table:table-cell office:value-type="float" office:value="1.26292789164745" calcext:value-type="float">
            <text:p>1.26292789164745</text:p>
          </table:table-cell>
          <table:table-cell office:value-type="float" office:value="0.489827793154571" calcext:value-type="float">
            <text:p>0.489827793154571</text:p>
          </table:table-cell>
          <table:table-cell office:value-type="float" office:value="0.07724429407621" calcext:value-type="float">
            <text:p>0.07724429407621</text:p>
          </table:table-cell>
          <table:table-cell office:value-type="float" office:value="0.0567646013617967" calcext:value-type="float">
            <text:p>0.056764601361797</text:p>
          </table:table-cell>
          <table:table-cell office:value-type="float" office:value="0.031673534606438" calcext:value-type="float">
            <text:p>0.0316735346064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47008535731811" calcext:value-type="float">
            <text:p>0.747008535731811</text:p>
          </table:table-cell>
          <table:table-cell office:value-type="float" office:value="1.25732063686689" calcext:value-type="float">
            <text:p>1.25732063686689</text:p>
          </table:table-cell>
          <table:table-cell office:value-type="float" office:value="0.487486244032537" calcext:value-type="float">
            <text:p>0.487486244032537</text:p>
          </table:table-cell>
          <table:table-cell office:value-type="float" office:value="0.0756328682309843" calcext:value-type="float">
            <text:p>0.075632868230984</text:p>
          </table:table-cell>
          <table:table-cell office:value-type="float" office:value="0.0565046712317487" calcext:value-type="float">
            <text:p>0.056504671231749</text:p>
          </table:table-cell>
          <table:table-cell office:value-type="float" office:value="0.0313692256072402" calcext:value-type="float">
            <text:p>0.031369225607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4242507904578" calcext:value-type="float">
            <text:p>0.534242507904578</text:p>
          </table:table-cell>
          <table:table-cell office:value-type="float" office:value="1.2765118138781" calcext:value-type="float">
            <text:p>1.2765118138781</text:p>
          </table:table-cell>
          <table:table-cell office:value-type="float" office:value="0.512892806038735" calcext:value-type="float">
            <text:p>0.512892806038735</text:p>
          </table:table-cell>
          <table:table-cell office:value-type="float" office:value="0.0820738731470422" calcext:value-type="float">
            <text:p>0.082073873147042</text:p>
          </table:table-cell>
          <table:table-cell office:value-type="float" office:value="0.0621383828637197" calcext:value-type="float">
            <text:p>0.06213838286372</text:p>
          </table:table-cell>
          <table:table-cell office:value-type="float" office:value="0.0380800371735112" calcext:value-type="float">
            <text:p>0.0380800371735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3287707229209" calcext:value-type="float">
            <text:p>0.373287707229209</text:p>
          </table:table-cell>
          <table:table-cell office:value-type="float" office:value="1.40968468864189" calcext:value-type="float">
            <text:p>1.40968468864189</text:p>
          </table:table-cell>
          <table:table-cell office:value-type="float" office:value="0.508561292168513" calcext:value-type="float">
            <text:p>0.508561292168513</text:p>
          </table:table-cell>
          <table:table-cell office:value-type="float" office:value="0.0716508182719644" calcext:value-type="float">
            <text:p>0.071650818271965</text:p>
          </table:table-cell>
          <table:table-cell office:value-type="float" office:value="0.0556481219005597" calcext:value-type="float">
            <text:p>0.05564812190056</text:p>
          </table:table-cell>
          <table:table-cell office:value-type="float" office:value="0.0307519971114641" calcext:value-type="float">
            <text:p>0.0307519971114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7470736280951" calcext:value-type="float">
            <text:p>0.37470736280951</text:p>
          </table:table-cell>
          <table:table-cell office:value-type="float" office:value="1.40948520028047" calcext:value-type="float">
            <text:p>1.40948520028047</text:p>
          </table:table-cell>
          <table:table-cell office:value-type="float" office:value="0.508435979750537" calcext:value-type="float">
            <text:p>0.508435979750537</text:p>
          </table:table-cell>
          <table:table-cell office:value-type="float" office:value="0.0719671271726192" calcext:value-type="float">
            <text:p>0.071967127172619</text:p>
          </table:table-cell>
          <table:table-cell office:value-type="float" office:value="0.0556363153884279" calcext:value-type="float">
            <text:p>0.055636315388428</text:p>
          </table:table-cell>
          <table:table-cell office:value-type="float" office:value="0.0307372152764984" calcext:value-type="float">
            <text:p>0.0307372152764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73271260268723" calcext:value-type="float">
            <text:p>0.373271260268723</text:p>
          </table:table-cell>
          <table:table-cell office:value-type="float" office:value="1.4094926088613" calcext:value-type="float">
            <text:p>1.4094926088613</text:p>
          </table:table-cell>
          <table:table-cell office:value-type="float" office:value="0.508468204574306" calcext:value-type="float">
            <text:p>0.508468204574306</text:p>
          </table:table-cell>
          <table:table-cell office:value-type="float" office:value="0.0718146155696171" calcext:value-type="float">
            <text:p>0.071814615569617</text:p>
          </table:table-cell>
          <table:table-cell office:value-type="float" office:value="0.0556397907529012" calcext:value-type="float">
            <text:p>0.055639790752901</text:p>
          </table:table-cell>
          <table:table-cell office:value-type="float" office:value="0.0307409576038893" calcext:value-type="float">
            <text:p>0.0307409576038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70826931249784" calcext:value-type="float">
            <text:p>0.570826931249784</text:p>
          </table:table-cell>
          <table:table-cell office:value-type="float" office:value="1.40370015886243" calcext:value-type="float">
            <text:p>1.40370015886243</text:p>
          </table:table-cell>
          <table:table-cell office:value-type="float" office:value="0.506269510160737" calcext:value-type="float">
            <text:p>0.506269510160737</text:p>
          </table:table-cell>
          <table:table-cell office:value-type="float" office:value="0.0703691471651039" calcext:value-type="float">
            <text:p>0.070369147165104</text:p>
          </table:table-cell>
          <table:table-cell office:value-type="float" office:value="0.0554035434097668" calcext:value-type="float">
            <text:p>0.055403543409767</text:p>
          </table:table-cell>
          <table:table-cell office:value-type="float" office:value="0.0304738434360078" calcext:value-type="float">
            <text:p>0.0304738434360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9951933640348" calcext:value-type="float">
            <text:p>0.429951933640348</text:p>
          </table:table-cell>
          <table:table-cell office:value-type="float" office:value="1.36281413171956" calcext:value-type="float">
            <text:p>1.36281413171956</text:p>
          </table:table-cell>
          <table:table-cell office:value-type="float" office:value="0.496363167621649" calcext:value-type="float">
            <text:p>0.496363167621649</text:p>
          </table:table-cell>
          <table:table-cell office:value-type="float" office:value="0.0708809985019558" calcext:value-type="float">
            <text:p>0.070880998501956</text:p>
          </table:table-cell>
          <table:table-cell office:value-type="float" office:value="0.0573584656334939" calcext:value-type="float">
            <text:p>0.057358465633494</text:p>
          </table:table-cell>
          <table:table-cell office:value-type="float" office:value="0.0305914368428074" calcext:value-type="float">
            <text:p>0.03059143684280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1592263952119" calcext:value-type="float">
            <text:p>0.471592263952119</text:p>
          </table:table-cell>
          <table:table-cell office:value-type="float" office:value="1.32955032781214" calcext:value-type="float">
            <text:p>1.32955032781214</text:p>
          </table:table-cell>
          <table:table-cell office:value-type="float" office:value="0.489147441158208" calcext:value-type="float">
            <text:p>0.489147441158208</text:p>
          </table:table-cell>
          <table:table-cell office:value-type="float" office:value="0.0708437948391121" calcext:value-type="float">
            <text:p>0.070843794839112</text:p>
          </table:table-cell>
          <table:table-cell office:value-type="float" office:value="0.0544337680813885" calcext:value-type="float">
            <text:p>0.054433768081389</text:p>
          </table:table-cell>
          <table:table-cell office:value-type="float" office:value="0.0301817211155566" calcext:value-type="float">
            <text:p>0.0301817211155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5889750775317" calcext:value-type="float">
            <text:p>0.455889750775317</text:p>
          </table:table-cell>
          <table:table-cell office:value-type="float" office:value="1.32993040384539" calcext:value-type="float">
            <text:p>1.32993040384539</text:p>
          </table:table-cell>
          <table:table-cell office:value-type="float" office:value="0.48941966013153" calcext:value-type="float">
            <text:p>0.48941966013153</text:p>
          </table:table-cell>
          <table:table-cell office:value-type="float" office:value="0.0713949149455231" calcext:value-type="float">
            <text:p>0.071394914945523</text:p>
          </table:table-cell>
          <table:table-cell office:value-type="float" office:value="0.0544624131201906" calcext:value-type="float">
            <text:p>0.054462413120191</text:p>
          </table:table-cell>
          <table:table-cell office:value-type="float" office:value="0.0302163520727843" calcext:value-type="float">
            <text:p>0.0302163520727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0901562536325" calcext:value-type="float">
            <text:p>0.460901562536325</text:p>
          </table:table-cell>
          <table:table-cell office:value-type="float" office:value="1.32992774769686" calcext:value-type="float">
            <text:p>1.32992774769686</text:p>
          </table:table-cell>
          <table:table-cell office:value-type="float" office:value="0.489299371616519" calcext:value-type="float">
            <text:p>0.489299371616519</text:p>
          </table:table-cell>
          <table:table-cell office:value-type="float" office:value="0.0711656753896989" calcext:value-type="float">
            <text:p>0.071165675389699</text:p>
          </table:table-cell>
          <table:table-cell office:value-type="float" office:value="0.0544494183719881" calcext:value-type="float">
            <text:p>0.054449418371988</text:p>
          </table:table-cell>
          <table:table-cell office:value-type="float" office:value="0.03020107175159" calcext:value-type="float">
            <text:p>0.030201071751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1821362916161" calcext:value-type="float">
            <text:p>0.661821362916161</text:p>
          </table:table-cell>
          <table:table-cell office:value-type="float" office:value="1.32409039895873" calcext:value-type="float">
            <text:p>1.32409039895873</text:p>
          </table:table-cell>
          <table:table-cell office:value-type="float" office:value="0.487006009835364" calcext:value-type="float">
            <text:p>0.487006009835364</text:p>
          </table:table-cell>
          <table:table-cell office:value-type="float" office:value="0.0695961205554751" calcext:value-type="float">
            <text:p>0.069596120555475</text:p>
          </table:table-cell>
          <table:table-cell office:value-type="float" office:value="0.0542021355154788" calcext:value-type="float">
            <text:p>0.054202135515479</text:p>
          </table:table-cell>
          <table:table-cell office:value-type="float" office:value="0.0299165413710666" calcext:value-type="float">
            <text:p>0.029916541371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03141905689415" calcext:value-type="float">
            <text:p>0.503141905689415</text:p>
          </table:table-cell>
          <table:table-cell office:value-type="float" office:value="1.28891059078638" calcext:value-type="float">
            <text:p>1.28891059078638</text:p>
          </table:table-cell>
          <table:table-cell office:value-type="float" office:value="0.492545119697659" calcext:value-type="float">
            <text:p>0.492545119697659</text:p>
          </table:table-cell>
          <table:table-cell office:value-type="float" office:value="0.0732474278597167" calcext:value-type="float">
            <text:p>0.073247427859717</text:p>
          </table:table-cell>
          <table:table-cell office:value-type="float" office:value="0.0584081253061046" calcext:value-type="float">
            <text:p>0.058408125306105</text:p>
          </table:table-cell>
          <table:table-cell office:value-type="float" office:value="0.0370783062053155" calcext:value-type="float">
            <text:p>0.03707830620531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264936000107" calcext:value-type="float">
            <text:p>0.42264936000107</text:p>
          </table:table-cell>
          <table:table-cell office:value-type="float" office:value="1.32234356933566" calcext:value-type="float">
            <text:p>1.32234356933566</text:p>
          </table:table-cell>
          <table:table-cell office:value-type="float" office:value="0.544139409595747" calcext:value-type="float">
            <text:p>0.544139409595747</text:p>
          </table:table-cell>
          <table:table-cell office:value-type="float" office:value="0.0766346879685166" calcext:value-type="float">
            <text:p>0.076634687968517</text:p>
          </table:table-cell>
          <table:table-cell office:value-type="float" office:value="0.0581232530902453" calcext:value-type="float">
            <text:p>0.058123253090245</text:p>
          </table:table-cell>
          <table:table-cell office:value-type="float" office:value="0.0345480424681426" calcext:value-type="float">
            <text:p>0.0345480424681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9109323677323" calcext:value-type="float">
            <text:p>0.419109323677323</text:p>
          </table:table-cell>
          <table:table-cell office:value-type="float" office:value="1.32227888138012" calcext:value-type="float">
            <text:p>1.32227888138012</text:p>
          </table:table-cell>
          <table:table-cell office:value-type="float" office:value="0.544115835405098" calcext:value-type="float">
            <text:p>0.544115835405098</text:p>
          </table:table-cell>
          <table:table-cell office:value-type="float" office:value="0.077067216303089" calcext:value-type="float">
            <text:p>0.077067216303089</text:p>
          </table:table-cell>
          <table:table-cell office:value-type="float" office:value="0.0581226117411585" calcext:value-type="float">
            <text:p>0.058122611741159</text:p>
          </table:table-cell>
          <table:table-cell office:value-type="float" office:value="0.0345457252275054" calcext:value-type="float">
            <text:p>0.0345457252275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4717630183948" calcext:value-type="float">
            <text:p>0.414717630183948</text:p>
          </table:table-cell>
          <table:table-cell office:value-type="float" office:value="1.32228354284372" calcext:value-type="float">
            <text:p>1.32228354284372</text:p>
          </table:table-cell>
          <table:table-cell office:value-type="float" office:value="0.544224127764912" calcext:value-type="float">
            <text:p>0.544224127764912</text:p>
          </table:table-cell>
          <table:table-cell office:value-type="float" office:value="0.0769578796372641" calcext:value-type="float">
            <text:p>0.076957879637264</text:p>
          </table:table-cell>
          <table:table-cell office:value-type="float" office:value="0.0581339313103986" calcext:value-type="float">
            <text:p>0.058133931310399</text:p>
          </table:table-cell>
          <table:table-cell office:value-type="float" office:value="0.0345594488099373" calcext:value-type="float">
            <text:p>0.0345594488099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4869926445215" calcext:value-type="float">
            <text:p>0.634869926445215</text:p>
          </table:table-cell>
          <table:table-cell office:value-type="float" office:value="1.31613961523273" calcext:value-type="float">
            <text:p>1.31613961523273</text:p>
          </table:table-cell>
          <table:table-cell office:value-type="float" office:value="0.541526313592288" calcext:value-type="float">
            <text:p>0.541526313592288</text:p>
          </table:table-cell>
          <table:table-cell office:value-type="float" office:value="0.0751281719839864" calcext:value-type="float">
            <text:p>0.075128171983986</text:p>
          </table:table-cell>
          <table:table-cell office:value-type="float" office:value="0.0578546415111142" calcext:value-type="float">
            <text:p>0.057854641511114</text:p>
          </table:table-cell>
          <table:table-cell office:value-type="float" office:value="0.0342149334342721" calcext:value-type="float">
            <text:p>0.0342149334342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0075215029567" calcext:value-type="float">
            <text:p>0.430075215029567</text:p>
          </table:table-cell>
          <table:table-cell office:value-type="float" office:value="1.31876777098204" calcext:value-type="float">
            <text:p>1.31876777098204</text:p>
          </table:table-cell>
          <table:table-cell office:value-type="float" office:value="0.541949059166147" calcext:value-type="float">
            <text:p>0.541949059166147</text:p>
          </table:table-cell>
          <table:table-cell office:value-type="float" office:value="0.0807837582691267" calcext:value-type="float">
            <text:p>0.080783758269127</text:p>
          </table:table-cell>
          <table:table-cell office:value-type="float" office:value="0.062703697982337" calcext:value-type="float">
            <text:p>0.062703697982337</text:p>
          </table:table-cell>
          <table:table-cell office:value-type="float" office:value="0.0426738431537987" calcext:value-type="float">
            <text:p>0.0426738431537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8790620758679" calcext:value-type="float">
            <text:p>0.608790620758679</text:p>
          </table:table-cell>
          <table:table-cell office:value-type="float" office:value="1.2146836049893" calcext:value-type="float">
            <text:p>1.2146836049893</text:p>
          </table:table-cell>
          <table:table-cell office:value-type="float" office:value="0.480580726403781" calcext:value-type="float">
            <text:p>0.480580726403781</text:p>
          </table:table-cell>
          <table:table-cell office:value-type="float" office:value="0.0724242606222343" calcext:value-type="float">
            <text:p>0.072424260622234</text:p>
          </table:table-cell>
          <table:table-cell office:value-type="float" office:value="0.054649128881491" calcext:value-type="float">
            <text:p>0.054649128881491</text:p>
          </table:table-cell>
          <table:table-cell office:value-type="float" office:value="0.030774519523797" calcext:value-type="float">
            <text:p>0.0307745195237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5873728119148" calcext:value-type="float">
            <text:p>0.605873728119148</text:p>
          </table:table-cell>
          <table:table-cell office:value-type="float" office:value="1.21467311419322" calcext:value-type="float">
            <text:p>1.21467311419322</text:p>
          </table:table-cell>
          <table:table-cell office:value-type="float" office:value="0.480566042916847" calcext:value-type="float">
            <text:p>0.480566042916847</text:p>
          </table:table-cell>
          <table:table-cell office:value-type="float" office:value="0.0728175847683408" calcext:value-type="float">
            <text:p>0.072817584768341</text:p>
          </table:table-cell>
          <table:table-cell office:value-type="float" office:value="0.0546493116969314" calcext:value-type="float">
            <text:p>0.054649311696931</text:p>
          </table:table-cell>
          <table:table-cell office:value-type="float" office:value="0.0307731565521095" calcext:value-type="float">
            <text:p>0.030773156552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7787078571073" calcext:value-type="float">
            <text:p>0.607787078571073</text:p>
          </table:table-cell>
          <table:table-cell office:value-type="float" office:value="1.21467351752135" calcext:value-type="float">
            <text:p>1.21467351752135</text:p>
          </table:table-cell>
          <table:table-cell office:value-type="float" office:value="0.480523289101985" calcext:value-type="float">
            <text:p>0.480523289101985</text:p>
          </table:table-cell>
          <table:table-cell office:value-type="float" office:value="0.0726347374948894" calcext:value-type="float">
            <text:p>0.07263473749489</text:p>
          </table:table-cell>
          <table:table-cell office:value-type="float" office:value="0.0546445640229506" calcext:value-type="float">
            <text:p>0.054644564022951</text:p>
          </table:table-cell>
          <table:table-cell office:value-type="float" office:value="0.0307674272158605" calcext:value-type="float">
            <text:p>0.0307674272158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94957316763238" calcext:value-type="float">
            <text:p>0.794957316763238</text:p>
          </table:table-cell>
          <table:table-cell office:value-type="float" office:value="1.20985298176126" calcext:value-type="float">
            <text:p>1.20985298176126</text:p>
          </table:table-cell>
          <table:table-cell office:value-type="float" office:value="0.478514336218441" calcext:value-type="float">
            <text:p>0.478514336218441</text:p>
          </table:table-cell>
          <table:table-cell office:value-type="float" office:value="0.0711654148811725" calcext:value-type="float">
            <text:p>0.071165414881173</text:p>
          </table:table-cell>
          <table:table-cell office:value-type="float" office:value="0.0544216946001775" calcext:value-type="float">
            <text:p>0.054421694600178</text:p>
          </table:table-cell>
          <table:table-cell office:value-type="float" office:value="0.0305089597638618" calcext:value-type="float">
            <text:p>0.0305089597638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6996533922422" calcext:value-type="float">
            <text:p>0.566996533922422</text:p>
          </table:table-cell>
          <table:table-cell office:value-type="float" office:value="1.25170845577745" calcext:value-type="float">
            <text:p>1.25170845577745</text:p>
          </table:table-cell>
          <table:table-cell office:value-type="float" office:value="0.488035444502607" calcext:value-type="float">
            <text:p>0.488035444502607</text:p>
          </table:table-cell>
          <table:table-cell office:value-type="float" office:value="0.0807081391723298" calcext:value-type="float">
            <text:p>0.08070813917233</text:p>
          </table:table-cell>
          <table:table-cell office:value-type="float" office:value="0.0615546645506128" calcext:value-type="float">
            <text:p>0.061554664550613</text:p>
          </table:table-cell>
          <table:table-cell office:value-type="float" office:value="0.0406660118940199" calcext:value-type="float">
            <text:p>0.0406660118940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5239852145144" calcext:value-type="float">
            <text:p>0.395239852145144</text:p>
          </table:table-cell>
          <table:table-cell office:value-type="float" office:value="1.41507201861516" calcext:value-type="float">
            <text:p>1.41507201861516</text:p>
          </table:table-cell>
          <table:table-cell office:value-type="float" office:value="0.488744321583494" calcext:value-type="float">
            <text:p>0.488744321583494</text:p>
          </table:table-cell>
          <table:table-cell office:value-type="float" office:value="0.0742729569793075" calcext:value-type="float">
            <text:p>0.074272956979308</text:p>
          </table:table-cell>
          <table:table-cell office:value-type="float" office:value="0.0584533283970331" calcext:value-type="float">
            <text:p>0.058453328397033</text:p>
          </table:table-cell>
          <table:table-cell office:value-type="float" office:value="0.0305928538124037" calcext:value-type="float">
            <text:p>0.0305928538124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84070348256135" calcext:value-type="float">
            <text:p>0.384070348256135</text:p>
          </table:table-cell>
          <table:table-cell office:value-type="float" office:value="1.41527975549999" calcext:value-type="float">
            <text:p>1.41527975549999</text:p>
          </table:table-cell>
          <table:table-cell office:value-type="float" office:value="0.488916993531166" calcext:value-type="float">
            <text:p>0.488916993531166</text:p>
          </table:table-cell>
          <table:table-cell office:value-type="float" office:value="0.0747155359760112" calcext:value-type="float">
            <text:p>0.074715535976011</text:p>
          </table:table-cell>
          <table:table-cell office:value-type="float" office:value="0.058474588981411" calcext:value-type="float">
            <text:p>0.058474588981411</text:p>
          </table:table-cell>
          <table:table-cell office:value-type="float" office:value="0.0306152703207208" calcext:value-type="float">
            <text:p>0.0306152703207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86566021371066" calcext:value-type="float">
            <text:p>0.386566021371066</text:p>
          </table:table-cell>
          <table:table-cell office:value-type="float" office:value="1.41528080693467" calcext:value-type="float">
            <text:p>1.41528080693467</text:p>
          </table:table-cell>
          <table:table-cell office:value-type="float" office:value="0.488860656534405" calcext:value-type="float">
            <text:p>0.488860656534405</text:p>
          </table:table-cell>
          <table:table-cell office:value-type="float" office:value="0.0745438586403779" calcext:value-type="float">
            <text:p>0.074543858640378</text:p>
          </table:table-cell>
          <table:table-cell office:value-type="float" office:value="0.0584678290638504" calcext:value-type="float">
            <text:p>0.05846782906385</text:p>
          </table:table-cell>
          <table:table-cell office:value-type="float" office:value="0.0306079267945052" calcext:value-type="float">
            <text:p>0.030607926794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85356998149194" calcext:value-type="float">
            <text:p>0.585356998149194</text:p>
          </table:table-cell>
          <table:table-cell office:value-type="float" office:value="1.40905374193606" calcext:value-type="float">
            <text:p>1.40905374193606</text:p>
          </table:table-cell>
          <table:table-cell office:value-type="float" office:value="0.486604765702097" calcext:value-type="float">
            <text:p>0.486604765702097</text:p>
          </table:table-cell>
          <table:table-cell office:value-type="float" office:value="0.0730292934705452" calcext:value-type="float">
            <text:p>0.073029293470545</text:p>
          </table:table-cell>
          <table:table-cell office:value-type="float" office:value="0.058201826707504" calcext:value-type="float">
            <text:p>0.058201826707504</text:p>
          </table:table-cell>
          <table:table-cell office:value-type="float" office:value="0.0303240875132399" calcext:value-type="float">
            <text:p>0.030324087513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40083496007868" calcext:value-type="float">
            <text:p>0.340083496007868</text:p>
          </table:table-cell>
          <table:table-cell office:value-type="float" office:value="1.46040568667783" calcext:value-type="float">
            <text:p>1.46040568667783</text:p>
          </table:table-cell>
          <table:table-cell office:value-type="float" office:value="0.470406895701737" calcext:value-type="float">
            <text:p>0.470406895701737</text:p>
          </table:table-cell>
          <table:table-cell office:value-type="float" office:value="0.0813226729180842" calcext:value-type="float">
            <text:p>0.081322672918084</text:p>
          </table:table-cell>
          <table:table-cell office:value-type="float" office:value="0.0651977805839481" calcext:value-type="float">
            <text:p>0.065197780583948</text:p>
          </table:table-cell>
          <table:table-cell office:value-type="float" office:value="0.0278268643367178" calcext:value-type="float">
            <text:p>0.027826864336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56707277805" calcext:value-type="float">
            <text:p>0.5656707277805</text:p>
          </table:table-cell>
          <table:table-cell office:value-type="float" office:value="1.25338552344651" calcext:value-type="float">
            <text:p>1.25338552344651</text:p>
          </table:table-cell>
          <table:table-cell office:value-type="float" office:value="0.484889598241826" calcext:value-type="float">
            <text:p>0.484889598241826</text:p>
          </table:table-cell>
          <table:table-cell office:value-type="float" office:value="0.0781262003257681" calcext:value-type="float">
            <text:p>0.078126200325768</text:p>
          </table:table-cell>
          <table:table-cell office:value-type="float" office:value="0.0577211899829509" calcext:value-type="float">
            <text:p>0.057721189982951</text:p>
          </table:table-cell>
          <table:table-cell office:value-type="float" office:value="0.031310762231167" calcext:value-type="float">
            <text:p>0.0313107622311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5061215248091" calcext:value-type="float">
            <text:p>0.565061215248091</text:p>
          </table:table-cell>
          <table:table-cell office:value-type="float" office:value="1.25332525587166" calcext:value-type="float">
            <text:p>1.25332525587166</text:p>
          </table:table-cell>
          <table:table-cell office:value-type="float" office:value="0.484812950510096" calcext:value-type="float">
            <text:p>0.484812950510096</text:p>
          </table:table-cell>
          <table:table-cell office:value-type="float" office:value="0.0784549375820604" calcext:value-type="float">
            <text:p>0.078454937582061</text:p>
          </table:table-cell>
          <table:table-cell office:value-type="float" office:value="0.0577149509667049" calcext:value-type="float">
            <text:p>0.057714950966705</text:p>
          </table:table-cell>
          <table:table-cell office:value-type="float" office:value="0.0313013088745492" calcext:value-type="float">
            <text:p>0.0313013088745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2214258560351" calcext:value-type="float">
            <text:p>0.562214258560351</text:p>
          </table:table-cell>
          <table:table-cell office:value-type="float" office:value="1.25331829592338" calcext:value-type="float">
            <text:p>1.25331829592338</text:p>
          </table:table-cell>
          <table:table-cell office:value-type="float" office:value="0.484881355708058" calcext:value-type="float">
            <text:p>0.484881355708058</text:p>
          </table:table-cell>
          <table:table-cell office:value-type="float" office:value="0.0783480213228575" calcext:value-type="float">
            <text:p>0.078348021322858</text:p>
          </table:table-cell>
          <table:table-cell office:value-type="float" office:value="0.0577227323014066" calcext:value-type="float">
            <text:p>0.057722732301407</text:p>
          </table:table-cell>
          <table:table-cell office:value-type="float" office:value="0.0313100610356193" calcext:value-type="float">
            <text:p>0.0313100610356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3558957147686" calcext:value-type="float">
            <text:p>0.753558957147686</text:p>
          </table:table-cell>
          <table:table-cell office:value-type="float" office:value="1.24807363966692" calcext:value-type="float">
            <text:p>1.24807363966692</text:p>
          </table:table-cell>
          <table:table-cell office:value-type="float" office:value="0.482731784256214" calcext:value-type="float">
            <text:p>0.482731784256214</text:p>
          </table:table-cell>
          <table:table-cell office:value-type="float" office:value="0.0768768981910806" calcext:value-type="float">
            <text:p>0.076876898191081</text:p>
          </table:table-cell>
          <table:table-cell office:value-type="float" office:value="0.0574744201915732" calcext:value-type="float">
            <text:p>0.057474420191573</text:p>
          </table:table-cell>
          <table:table-cell office:value-type="float" office:value="0.0310311743765319" calcext:value-type="float">
            <text:p>0.0310311743765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23739200544093" calcext:value-type="float">
            <text:p>0.623739200544093</text:p>
          </table:table-cell>
          <table:table-cell office:value-type="float" office:value="1.20890875131291" calcext:value-type="float">
            <text:p>1.20890875131291</text:p>
          </table:table-cell>
          <table:table-cell office:value-type="float" office:value="0.487495412197204" calcext:value-type="float">
            <text:p>0.487495412197204</text:p>
          </table:table-cell>
          <table:table-cell office:value-type="float" office:value="0.0970523180262756" calcext:value-type="float">
            <text:p>0.097052318026276</text:p>
          </table:table-cell>
          <table:table-cell office:value-type="float" office:value="0.0728801484132233" calcext:value-type="float">
            <text:p>0.072880148413223</text:p>
          </table:table-cell>
          <table:table-cell office:value-type="float" office:value="0.0400966869934805" calcext:value-type="float">
            <text:p>0.04009668699348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0001272394688" calcext:value-type="float">
            <text:p>0.520001272394688</text:p>
          </table:table-cell>
          <table:table-cell office:value-type="float" office:value="1.27377065472404" calcext:value-type="float">
            <text:p>1.27377065472404</text:p>
          </table:table-cell>
          <table:table-cell office:value-type="float" office:value="0.546871986373667" calcext:value-type="float">
            <text:p>0.546871986373667</text:p>
          </table:table-cell>
          <table:table-cell office:value-type="float" office:value="0.079682696501865" calcext:value-type="float">
            <text:p>0.079682696501865</text:p>
          </table:table-cell>
          <table:table-cell office:value-type="float" office:value="0.0601558630720422" calcext:value-type="float">
            <text:p>0.060155863072042</text:p>
          </table:table-cell>
          <table:table-cell office:value-type="float" office:value="0.0350417571696534" calcext:value-type="float">
            <text:p>0.0350417571696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6213224512135" calcext:value-type="float">
            <text:p>0.526213224512135</text:p>
          </table:table-cell>
          <table:table-cell office:value-type="float" office:value="1.27348244583491" calcext:value-type="float">
            <text:p>1.27348244583491</text:p>
          </table:table-cell>
          <table:table-cell office:value-type="float" office:value="0.546601886681681" calcext:value-type="float">
            <text:p>0.546601886681681</text:p>
          </table:table-cell>
          <table:table-cell office:value-type="float" office:value="0.0799575838897038" calcext:value-type="float">
            <text:p>0.079957583889704</text:p>
          </table:table-cell>
          <table:table-cell office:value-type="float" office:value="0.0601275950593221" calcext:value-type="float">
            <text:p>0.060127595059322</text:p>
          </table:table-cell>
          <table:table-cell office:value-type="float" office:value="0.0350074134204722" calcext:value-type="float">
            <text:p>0.0350074134204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4471923801966" calcext:value-type="float">
            <text:p>0.524471923801966</text:p>
          </table:table-cell>
          <table:table-cell office:value-type="float" office:value="1.27347547982601" calcext:value-type="float">
            <text:p>1.27347547982601</text:p>
          </table:table-cell>
          <table:table-cell office:value-type="float" office:value="0.546648939894793" calcext:value-type="float">
            <text:p>0.546648939894793</text:p>
          </table:table-cell>
          <table:table-cell office:value-type="float" office:value="0.0798248900546162" calcext:value-type="float">
            <text:p>0.079824890054616</text:p>
          </table:table-cell>
          <table:table-cell office:value-type="float" office:value="0.0601324107894286" calcext:value-type="float">
            <text:p>0.060132410789429</text:p>
          </table:table-cell>
          <table:table-cell office:value-type="float" office:value="0.0350133039198745" calcext:value-type="float">
            <text:p>0.0350133039198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1936763158239" calcext:value-type="float">
            <text:p>0.731936763158239</text:p>
          </table:table-cell>
          <table:table-cell office:value-type="float" office:value="1.2680548029696" calcext:value-type="float">
            <text:p>1.2680548029696</text:p>
          </table:table-cell>
          <table:table-cell office:value-type="float" office:value="0.544183010442125" calcext:value-type="float">
            <text:p>0.544183010442125</text:p>
          </table:table-cell>
          <table:table-cell office:value-type="float" office:value="0.0781763772819646" calcext:value-type="float">
            <text:p>0.078176377281965</text:p>
          </table:table-cell>
          <table:table-cell office:value-type="float" office:value="0.0598694457730769" calcext:value-type="float">
            <text:p>0.059869445773077</text:p>
          </table:table-cell>
          <table:table-cell office:value-type="float" office:value="0.0346958415102604" calcext:value-type="float">
            <text:p>0.0346958415102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02978168314395" calcext:value-type="float">
            <text:p>0.502978168314395</text:p>
          </table:table-cell>
          <table:table-cell office:value-type="float" office:value="1.29981510903036" calcext:value-type="float">
            <text:p>1.29981510903036</text:p>
          </table:table-cell>
          <table:table-cell office:value-type="float" office:value="0.546548313430631" calcext:value-type="float">
            <text:p>0.546548313430631</text:p>
          </table:table-cell>
          <table:table-cell office:value-type="float" office:value="0.0990013593530879" calcext:value-type="float">
            <text:p>0.099001359353088</text:p>
          </table:table-cell>
          <table:table-cell office:value-type="float" office:value="0.0740002366122797" calcext:value-type="float">
            <text:p>0.07400023661228</text:p>
          </table:table-cell>
          <table:table-cell office:value-type="float" office:value="0.0381719067257894" calcext:value-type="float">
            <text:p>0.0381719067257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6382768994585" calcext:value-type="float">
            <text:p>0.516382768994585</text:p>
          </table:table-cell>
          <table:table-cell office:value-type="float" office:value="1.22980708449129" calcext:value-type="float">
            <text:p>1.22980708449129</text:p>
          </table:table-cell>
          <table:table-cell office:value-type="float" office:value="0.529826434770596" calcext:value-type="float">
            <text:p>0.529826434770596</text:p>
          </table:table-cell>
          <table:table-cell office:value-type="float" office:value="0.0783675148990147" calcext:value-type="float">
            <text:p>0.078367514899015</text:p>
          </table:table-cell>
          <table:table-cell office:value-type="float" office:value="0.0599848185443689" calcext:value-type="float">
            <text:p>0.059984818544369</text:p>
          </table:table-cell>
          <table:table-cell office:value-type="float" office:value="0.0345756500640778" calcext:value-type="float">
            <text:p>0.0345756500640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653047835876" calcext:value-type="float">
            <text:p>0.50653047835876</text:p>
          </table:table-cell>
          <table:table-cell office:value-type="float" office:value="1.22991229822586" calcext:value-type="float">
            <text:p>1.22991229822586</text:p>
          </table:table-cell>
          <table:table-cell office:value-type="float" office:value="0.529964898432387" calcext:value-type="float">
            <text:p>0.529964898432387</text:p>
          </table:table-cell>
          <table:table-cell office:value-type="float" office:value="0.0788887053414769" calcext:value-type="float">
            <text:p>0.078888705341477</text:p>
          </table:table-cell>
          <table:table-cell office:value-type="float" office:value="0.0599984918333182" calcext:value-type="float">
            <text:p>0.059998491833318</text:p>
          </table:table-cell>
          <table:table-cell office:value-type="float" office:value="0.034594656786556" calcext:value-type="float">
            <text:p>0.0345946567865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1406518127198" calcext:value-type="float">
            <text:p>0.511406518127198</text:p>
          </table:table-cell>
          <table:table-cell office:value-type="float" office:value="1.22993083558222" calcext:value-type="float">
            <text:p>1.22993083558222</text:p>
          </table:table-cell>
          <table:table-cell office:value-type="float" office:value="0.529844374620974" calcext:value-type="float">
            <text:p>0.529844374620974</text:p>
          </table:table-cell>
          <table:table-cell office:value-type="float" office:value="0.0786487683214542" calcext:value-type="float">
            <text:p>0.078648768321454</text:p>
          </table:table-cell>
          <table:table-cell office:value-type="float" office:value="0.0599852924686304" calcext:value-type="float">
            <text:p>0.05998529246863</text:p>
          </table:table-cell>
          <table:table-cell office:value-type="float" office:value="0.0345784657854215" calcext:value-type="float">
            <text:p>0.0345784657854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203576717718" calcext:value-type="float">
            <text:p>0.72203576717718</text:p>
          </table:table-cell>
          <table:table-cell office:value-type="float" office:value="1.22459578741061" calcext:value-type="float">
            <text:p>1.22459578741061</text:p>
          </table:table-cell>
          <table:table-cell office:value-type="float" office:value="0.527409437523001" calcext:value-type="float">
            <text:p>0.527409437523001</text:p>
          </table:table-cell>
          <table:table-cell office:value-type="float" office:value="0.076896944471308" calcext:value-type="float">
            <text:p>0.076896944471308</text:p>
          </table:table-cell>
          <table:table-cell office:value-type="float" office:value="0.0597177528232312" calcext:value-type="float">
            <text:p>0.059717752823231</text:p>
          </table:table-cell>
          <table:table-cell office:value-type="float" office:value="0.0342589244147005" calcext:value-type="float">
            <text:p>0.0342589244147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80924753542953" calcext:value-type="float">
            <text:p>0.480924753542953</text:p>
          </table:table-cell>
          <table:table-cell office:value-type="float" office:value="1.25621544659223" calcext:value-type="float">
            <text:p>1.25621544659223</text:p>
          </table:table-cell>
          <table:table-cell office:value-type="float" office:value="0.541829712149696" calcext:value-type="float">
            <text:p>0.541829712149696</text:p>
          </table:table-cell>
          <table:table-cell office:value-type="float" office:value="0.0900045315099122" calcext:value-type="float">
            <text:p>0.090004531509912</text:p>
          </table:table-cell>
          <table:table-cell office:value-type="float" office:value="0.0692279710017902" calcext:value-type="float">
            <text:p>0.06922797100179</text:p>
          </table:table-cell>
          <table:table-cell office:value-type="float" office:value="0.0336899987982288" calcext:value-type="float">
            <text:p>0.03368999879822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3825117469499" calcext:value-type="float">
            <text:p>0.473825117469499</text:p>
          </table:table-cell>
          <table:table-cell office:value-type="float" office:value="1.28292301423701" calcext:value-type="float">
            <text:p>1.28292301423701</text:p>
          </table:table-cell>
          <table:table-cell office:value-type="float" office:value="0.517114443130997" calcext:value-type="float">
            <text:p>0.517114443130997</text:p>
          </table:table-cell>
          <table:table-cell office:value-type="float" office:value="0.0781080656972987" calcext:value-type="float">
            <text:p>0.078108065697299</text:p>
          </table:table-cell>
          <table:table-cell office:value-type="float" office:value="0.0595023425656404" calcext:value-type="float">
            <text:p>0.05950234256564</text:p>
          </table:table-cell>
          <table:table-cell office:value-type="float" office:value="0.0335337558880884" calcext:value-type="float">
            <text:p>0.0335337558880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1494143303598" calcext:value-type="float">
            <text:p>0.471494143303598</text:p>
          </table:table-cell>
          <table:table-cell office:value-type="float" office:value="1.28288630666879" calcext:value-type="float">
            <text:p>1.28288630666879</text:p>
          </table:table-cell>
          <table:table-cell office:value-type="float" office:value="0.517065976789667" calcext:value-type="float">
            <text:p>0.517065976789667</text:p>
          </table:table-cell>
          <table:table-cell office:value-type="float" office:value="0.0785091734537909" calcext:value-type="float">
            <text:p>0.078509173453791</text:p>
          </table:table-cell>
          <table:table-cell office:value-type="float" office:value="0.05949391928859" calcext:value-type="float">
            <text:p>0.05949391928859</text:p>
          </table:table-cell>
          <table:table-cell office:value-type="float" office:value="0.0335280408538325" calcext:value-type="float">
            <text:p>0.0335280408538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601155967453" calcext:value-type="float">
            <text:p>0.46601155967453</text:p>
          </table:table-cell>
          <table:table-cell office:value-type="float" office:value="1.28288224888052" calcext:value-type="float">
            <text:p>1.28288224888052</text:p>
          </table:table-cell>
          <table:table-cell office:value-type="float" office:value="0.517198132077641" calcext:value-type="float">
            <text:p>0.517198132077641</text:p>
          </table:table-cell>
          <table:table-cell office:value-type="float" office:value="0.0784238290885904" calcext:value-type="float">
            <text:p>0.07842382908859</text:p>
          </table:table-cell>
          <table:table-cell office:value-type="float" office:value="0.0595086870672281" calcext:value-type="float">
            <text:p>0.059508687067228</text:p>
          </table:table-cell>
          <table:table-cell office:value-type="float" office:value="0.0335452104202056" calcext:value-type="float">
            <text:p>0.0335452104202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4545382813654" calcext:value-type="float">
            <text:p>0.674545382813654</text:p>
          </table:table-cell>
          <table:table-cell office:value-type="float" office:value="1.27714216202891" calcext:value-type="float">
            <text:p>1.27714216202891</text:p>
          </table:table-cell>
          <table:table-cell office:value-type="float" office:value="0.514765328867205" calcext:value-type="float">
            <text:p>0.514765328867205</text:p>
          </table:table-cell>
          <table:table-cell office:value-type="float" office:value="0.0767028001291306" calcext:value-type="float">
            <text:p>0.076702800129131</text:p>
          </table:table-cell>
          <table:table-cell office:value-type="float" office:value="0.0592342458398801" calcext:value-type="float">
            <text:p>0.05923424583988</text:p>
          </table:table-cell>
          <table:table-cell office:value-type="float" office:value="0.0332279590984583" calcext:value-type="float">
            <text:p>0.0332279590984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93246626160358" calcext:value-type="float">
            <text:p>0.493246626160358</text:p>
          </table:table-cell>
          <table:table-cell office:value-type="float" office:value="1.26898371655021" calcext:value-type="float">
            <text:p>1.26898371655021</text:p>
          </table:table-cell>
          <table:table-cell office:value-type="float" office:value="0.529456207215195" calcext:value-type="float">
            <text:p>0.529456207215195</text:p>
          </table:table-cell>
          <table:table-cell office:value-type="float" office:value="0.0820404998690367" calcext:value-type="float">
            <text:p>0.082040499869037</text:p>
          </table:table-cell>
          <table:table-cell office:value-type="float" office:value="0.0618447043120035" calcext:value-type="float">
            <text:p>0.061844704312004</text:p>
          </table:table-cell>
          <table:table-cell office:value-type="float" office:value="0.0454052187146326" calcext:value-type="float">
            <text:p>0.04540521871463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2488887289079" calcext:value-type="float">
            <text:p>0.532488887289079</text:p>
          </table:table-cell>
          <table:table-cell office:value-type="float" office:value="1.27523544107004" calcext:value-type="float">
            <text:p>1.27523544107004</text:p>
          </table:table-cell>
          <table:table-cell office:value-type="float" office:value="0.506244790410907" calcext:value-type="float">
            <text:p>0.506244790410907</text:p>
          </table:table-cell>
          <table:table-cell office:value-type="float" office:value="0.0739530187161765" calcext:value-type="float">
            <text:p>0.073953018716177</text:p>
          </table:table-cell>
          <table:table-cell office:value-type="float" office:value="0.0565964829157999" calcext:value-type="float">
            <text:p>0.0565964829158</text:p>
          </table:table-cell>
          <table:table-cell office:value-type="float" office:value="0.0328625403095676" calcext:value-type="float">
            <text:p>0.0328625403095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806979712061" calcext:value-type="float">
            <text:p>0.52806979712061</text:p>
          </table:table-cell>
          <table:table-cell office:value-type="float" office:value="1.27521730175332" calcext:value-type="float">
            <text:p>1.27521730175332</text:p>
          </table:table-cell>
          <table:table-cell office:value-type="float" office:value="0.506254067329594" calcext:value-type="float">
            <text:p>0.506254067329594</text:p>
          </table:table-cell>
          <table:table-cell office:value-type="float" office:value="0.0743975805148737" calcext:value-type="float">
            <text:p>0.074397580514874</text:p>
          </table:table-cell>
          <table:table-cell office:value-type="float" office:value="0.0565971243622475" calcext:value-type="float">
            <text:p>0.056597124362248</text:p>
          </table:table-cell>
          <table:table-cell office:value-type="float" office:value="0.0328643992541031" calcext:value-type="float">
            <text:p>0.0328643992541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9614371120566" calcext:value-type="float">
            <text:p>0.529614371120566</text:p>
          </table:table-cell>
          <table:table-cell office:value-type="float" office:value="1.27522024186211" calcext:value-type="float">
            <text:p>1.27522024186211</text:p>
          </table:table-cell>
          <table:table-cell office:value-type="float" office:value="0.506218150332904" calcext:value-type="float">
            <text:p>0.506218150332904</text:p>
          </table:table-cell>
          <table:table-cell office:value-type="float" office:value="0.0741967683328576" calcext:value-type="float">
            <text:p>0.074196768332858</text:p>
          </table:table-cell>
          <table:table-cell office:value-type="float" office:value="0.0565931529339342" calcext:value-type="float">
            <text:p>0.056593152933934</text:p>
          </table:table-cell>
          <table:table-cell office:value-type="float" office:value="0.0328594488010901" calcext:value-type="float">
            <text:p>0.032859448801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8794183920132" calcext:value-type="float">
            <text:p>0.728794183920132</text:p>
          </table:table-cell>
          <table:table-cell office:value-type="float" office:value="1.26977699362803" calcext:value-type="float">
            <text:p>1.26977699362803</text:p>
          </table:table-cell>
          <table:table-cell office:value-type="float" office:value="0.503953369443455" calcext:value-type="float">
            <text:p>0.503953369443455</text:p>
          </table:table-cell>
          <table:table-cell office:value-type="float" office:value="0.0725542972230632" calcext:value-type="float">
            <text:p>0.072554297223063</text:p>
          </table:table-cell>
          <table:table-cell office:value-type="float" office:value="0.05634407110809" calcext:value-type="float">
            <text:p>0.05634407110809</text:p>
          </table:table-cell>
          <table:table-cell office:value-type="float" office:value="0.0325639886256708" calcext:value-type="float">
            <text:p>0.0325639886256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87812676318399" calcext:value-type="float">
            <text:p>0.487812676318399</text:p>
          </table:table-cell>
          <table:table-cell office:value-type="float" office:value="1.30971550209066" calcext:value-type="float">
            <text:p>1.30971550209066</text:p>
          </table:table-cell>
          <table:table-cell office:value-type="float" office:value="0.532522488587367" calcext:value-type="float">
            <text:p>0.532522488587367</text:p>
          </table:table-cell>
          <table:table-cell office:value-type="float" office:value="0.0855232954773191" calcext:value-type="float">
            <text:p>0.085523295477319</text:p>
          </table:table-cell>
          <table:table-cell office:value-type="float" office:value="0.0646906673398996" calcext:value-type="float">
            <text:p>0.0646906673399</text:p>
          </table:table-cell>
          <table:table-cell office:value-type="float" office:value="0.0435569658816517" calcext:value-type="float">
            <text:p>0.04355696588165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4875946788443" calcext:value-type="float">
            <text:p>0.514875946788443</text:p>
          </table:table-cell>
          <table:table-cell office:value-type="float" office:value="1.30381168725889" calcext:value-type="float">
            <text:p>1.30381168725889</text:p>
          </table:table-cell>
          <table:table-cell office:value-type="float" office:value="0.500359606860155" calcext:value-type="float">
            <text:p>0.500359606860155</text:p>
          </table:table-cell>
          <table:table-cell office:value-type="float" office:value="0.0768309197089558" calcext:value-type="float">
            <text:p>0.076830919708956</text:p>
          </table:table-cell>
          <table:table-cell office:value-type="float" office:value="0.0583538708175735" calcext:value-type="float">
            <text:p>0.058353870817574</text:p>
          </table:table-cell>
          <table:table-cell office:value-type="float" office:value="0.032411839563685" calcext:value-type="float">
            <text:p>0.0324118395636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1081612699661" calcext:value-type="float">
            <text:p>0.501081612699661</text:p>
          </table:table-cell>
          <table:table-cell office:value-type="float" office:value="1.30409938750581" calcext:value-type="float">
            <text:p>1.30409938750581</text:p>
          </table:table-cell>
          <table:table-cell office:value-type="float" office:value="0.500600514478782" calcext:value-type="float">
            <text:p>0.500600514478782</text:p>
          </table:table-cell>
          <table:table-cell office:value-type="float" office:value="0.07734900977325" calcext:value-type="float">
            <text:p>0.07734900977325</text:p>
          </table:table-cell>
          <table:table-cell office:value-type="float" office:value="0.0583815505747712" calcext:value-type="float">
            <text:p>0.058381550574771</text:p>
          </table:table-cell>
          <table:table-cell office:value-type="float" office:value="0.0324440645878975" calcext:value-type="float">
            <text:p>0.0324440645878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6148528117635" calcext:value-type="float">
            <text:p>0.506148528117635</text:p>
          </table:table-cell>
          <table:table-cell office:value-type="float" office:value="1.30410621308947" calcext:value-type="float">
            <text:p>1.30410621308947</text:p>
          </table:table-cell>
          <table:table-cell office:value-type="float" office:value="0.500477908659426" calcext:value-type="float">
            <text:p>0.500477908659426</text:p>
          </table:table-cell>
          <table:table-cell office:value-type="float" office:value="0.0771226224182455" calcext:value-type="float">
            <text:p>0.077122622418246</text:p>
          </table:table-cell>
          <table:table-cell office:value-type="float" office:value="0.0583675065576638" calcext:value-type="float">
            <text:p>0.058367506557664</text:p>
          </table:table-cell>
          <table:table-cell office:value-type="float" office:value="0.0324277263736985" calcext:value-type="float">
            <text:p>0.0324277263736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9221727521097" calcext:value-type="float">
            <text:p>0.709221727521097</text:p>
          </table:table-cell>
          <table:table-cell office:value-type="float" office:value="1.29827521058815" calcext:value-type="float">
            <text:p>1.29827521058815</text:p>
          </table:table-cell>
          <table:table-cell office:value-type="float" office:value="0.498110860165002" calcext:value-type="float">
            <text:p>0.498110860165002</text:p>
          </table:table-cell>
          <table:table-cell office:value-type="float" office:value="0.0754915457501925" calcext:value-type="float">
            <text:p>0.075491545750193</text:p>
          </table:table-cell>
          <table:table-cell office:value-type="float" office:value="0.0580982909596486" calcext:value-type="float">
            <text:p>0.058098290959649</text:p>
          </table:table-cell>
          <table:table-cell office:value-type="float" office:value="0.032119477385262" calcext:value-type="float">
            <text:p>0.0321194773852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0327787207939" calcext:value-type="float">
            <text:p>0.560327787207939</text:p>
          </table:table-cell>
          <table:table-cell office:value-type="float" office:value="1.25542777724505" calcext:value-type="float">
            <text:p>1.25542777724505</text:p>
          </table:table-cell>
          <table:table-cell office:value-type="float" office:value="0.486774387353096" calcext:value-type="float">
            <text:p>0.486774387353096</text:p>
          </table:table-cell>
          <table:table-cell office:value-type="float" office:value="0.0794083847847308" calcext:value-type="float">
            <text:p>0.079408384784731</text:p>
          </table:table-cell>
          <table:table-cell office:value-type="float" office:value="0.0656404234848947" calcext:value-type="float">
            <text:p>0.065640423484895</text:p>
          </table:table-cell>
          <table:table-cell office:value-type="float" office:value="0.0330996630000941" calcext:value-type="float">
            <text:p>0.03309966300009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0247624783903" calcext:value-type="float">
            <text:p>0.540247624783903</text:p>
          </table:table-cell>
          <table:table-cell office:value-type="float" office:value="1.27136077629153" calcext:value-type="float">
            <text:p>1.27136077629153</text:p>
          </table:table-cell>
          <table:table-cell office:value-type="float" office:value="0.485362411807388" calcext:value-type="float">
            <text:p>0.485362411807388</text:p>
          </table:table-cell>
          <table:table-cell office:value-type="float" office:value="0.0778933502276302" calcext:value-type="float">
            <text:p>0.07789335022763</text:p>
          </table:table-cell>
          <table:table-cell office:value-type="float" office:value="0.0582610282210611" calcext:value-type="float">
            <text:p>0.058261028221061</text:p>
          </table:table-cell>
          <table:table-cell office:value-type="float" office:value="0.0314024025774067" calcext:value-type="float">
            <text:p>0.0314024025774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7612317016209" calcext:value-type="float">
            <text:p>0.547612317016209</text:p>
          </table:table-cell>
          <table:table-cell office:value-type="float" office:value="1.27108167132401" calcext:value-type="float">
            <text:p>1.27108167132401</text:p>
          </table:table-cell>
          <table:table-cell office:value-type="float" office:value="0.485115285827064" calcext:value-type="float">
            <text:p>0.485115285827064</text:p>
          </table:table-cell>
          <table:table-cell office:value-type="float" office:value="0.0781248802233644" calcext:value-type="float">
            <text:p>0.078124880223364</text:p>
          </table:table-cell>
          <table:table-cell office:value-type="float" office:value="0.0582341148545804" calcext:value-type="float">
            <text:p>0.058234114854581</text:p>
          </table:table-cell>
          <table:table-cell office:value-type="float" office:value="0.031370581344386" calcext:value-type="float">
            <text:p>0.0313705813443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5862469241767" calcext:value-type="float">
            <text:p>0.545862469241767</text:p>
          </table:table-cell>
          <table:table-cell office:value-type="float" office:value="1.27108190019933" calcext:value-type="float">
            <text:p>1.27108190019933</text:p>
          </table:table-cell>
          <table:table-cell office:value-type="float" office:value="0.485153306214564" calcext:value-type="float">
            <text:p>0.485153306214564</text:p>
          </table:table-cell>
          <table:table-cell office:value-type="float" office:value="0.0779903198304009" calcext:value-type="float">
            <text:p>0.077990319830401</text:p>
          </table:table-cell>
          <table:table-cell office:value-type="float" office:value="0.0582385315321438" calcext:value-type="float">
            <text:p>0.058238531532144</text:p>
          </table:table-cell>
          <table:table-cell office:value-type="float" office:value="0.0313753805272429" calcext:value-type="float">
            <text:p>0.0313753805272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7669611651616" calcext:value-type="float">
            <text:p>0.727669611651616</text:p>
          </table:table-cell>
          <table:table-cell office:value-type="float" office:value="1.26639240673287" calcext:value-type="float">
            <text:p>1.26639240673287</text:p>
          </table:table-cell>
          <table:table-cell office:value-type="float" office:value="0.483261398214161" calcext:value-type="float">
            <text:p>0.483261398214161</text:p>
          </table:table-cell>
          <table:table-cell office:value-type="float" office:value="0.0766494350758758" calcext:value-type="float">
            <text:p>0.076649435075876</text:p>
          </table:table-cell>
          <table:table-cell office:value-type="float" office:value="0.0580180317905639" calcext:value-type="float">
            <text:p>0.058018031790564</text:p>
          </table:table-cell>
          <table:table-cell office:value-type="float" office:value="0.0311296031943386" calcext:value-type="float">
            <text:p>0.0311296031943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98143936098713" calcext:value-type="float">
            <text:p>0.598143936098713</text:p>
          </table:table-cell>
          <table:table-cell office:value-type="float" office:value="1.23263616264501" calcext:value-type="float">
            <text:p>1.23263616264501</text:p>
          </table:table-cell>
          <table:table-cell office:value-type="float" office:value="0.480849050750859" calcext:value-type="float">
            <text:p>0.480849050750859</text:p>
          </table:table-cell>
          <table:table-cell office:value-type="float" office:value="0.0805609116495301" calcext:value-type="float">
            <text:p>0.08056091164953</text:p>
          </table:table-cell>
          <table:table-cell office:value-type="float" office:value="0.0606224842279332" calcext:value-type="float">
            <text:p>0.060622484227933</text:p>
          </table:table-cell>
          <table:table-cell office:value-type="float" office:value="0.0318793755250879" calcext:value-type="float">
            <text:p>0.03187937552508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7142394135283" calcext:value-type="float">
            <text:p>0.567142394135283</text:p>
          </table:table-cell>
          <table:table-cell office:value-type="float" office:value="1.26146973891149" calcext:value-type="float">
            <text:p>1.26146973891149</text:p>
          </table:table-cell>
          <table:table-cell office:value-type="float" office:value="0.533474407988071" calcext:value-type="float">
            <text:p>0.533474407988071</text:p>
          </table:table-cell>
          <table:table-cell office:value-type="float" office:value="0.0748836036038383" calcext:value-type="float">
            <text:p>0.074883603603838</text:p>
          </table:table-cell>
          <table:table-cell office:value-type="float" office:value="0.0575399419533259" calcext:value-type="float">
            <text:p>0.057539941953326</text:p>
          </table:table-cell>
          <table:table-cell office:value-type="float" office:value="0.0339690844570461" calcext:value-type="float">
            <text:p>0.0339690844570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4296317294715" calcext:value-type="float">
            <text:p>0.554296317294715</text:p>
          </table:table-cell>
          <table:table-cell office:value-type="float" office:value="1.26170845322872" calcext:value-type="float">
            <text:p>1.26170845322872</text:p>
          </table:table-cell>
          <table:table-cell office:value-type="float" office:value="0.533691337498535" calcext:value-type="float">
            <text:p>0.533691337498535</text:p>
          </table:table-cell>
          <table:table-cell office:value-type="float" office:value="0.0754220568105154" calcext:value-type="float">
            <text:p>0.075422056810515</text:p>
          </table:table-cell>
          <table:table-cell office:value-type="float" office:value="0.0575637343240071" calcext:value-type="float">
            <text:p>0.057563734324007</text:p>
          </table:table-cell>
          <table:table-cell office:value-type="float" office:value="0.0339977671234244" calcext:value-type="float">
            <text:p>0.0339977671234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6406843389287" calcext:value-type="float">
            <text:p>0.556406843389287</text:p>
          </table:table-cell>
          <table:table-cell office:value-type="float" office:value="1.26171265436934" calcext:value-type="float">
            <text:p>1.26171265436934</text:p>
          </table:table-cell>
          <table:table-cell office:value-type="float" office:value="0.533637677756368" calcext:value-type="float">
            <text:p>0.533637677756368</text:p>
          </table:table-cell>
          <table:table-cell office:value-type="float" office:value="0.0752280868985811" calcext:value-type="float">
            <text:p>0.075228086898581</text:p>
          </table:table-cell>
          <table:table-cell office:value-type="float" office:value="0.0575580624410936" calcext:value-type="float">
            <text:p>0.057558062441094</text:p>
          </table:table-cell>
          <table:table-cell office:value-type="float" office:value="0.0339905928674882" calcext:value-type="float">
            <text:p>0.0339905928674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73683992334852" calcext:value-type="float">
            <text:p>0.773683992334852</text:p>
          </table:table-cell>
          <table:table-cell office:value-type="float" office:value="1.25572663047739" calcext:value-type="float">
            <text:p>1.25572663047739</text:p>
          </table:table-cell>
          <table:table-cell office:value-type="float" office:value="0.530968783339031" calcext:value-type="float">
            <text:p>0.530968783339031</text:p>
          </table:table-cell>
          <table:table-cell office:value-type="float" office:value="0.0734155959651766" calcext:value-type="float">
            <text:p>0.073415595965177</text:p>
          </table:table-cell>
          <table:table-cell office:value-type="float" office:value="0.0572764162888049" calcext:value-type="float">
            <text:p>0.057276416288805</text:p>
          </table:table-cell>
          <table:table-cell office:value-type="float" office:value="0.0336487794273383" calcext:value-type="float">
            <text:p>0.033648779427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80079676564235" calcext:value-type="float">
            <text:p>0.580079676564235</text:p>
          </table:table-cell>
          <table:table-cell office:value-type="float" office:value="1.24346294346206" calcext:value-type="float">
            <text:p>1.24346294346206</text:p>
          </table:table-cell>
          <table:table-cell office:value-type="float" office:value="0.526551736119733" calcext:value-type="float">
            <text:p>0.526551736119733</text:p>
          </table:table-cell>
          <table:table-cell office:value-type="float" office:value="0.0861892224629544" calcext:value-type="float">
            <text:p>0.086189222462954</text:p>
          </table:table-cell>
          <table:table-cell office:value-type="float" office:value="0.0672410113809687" calcext:value-type="float">
            <text:p>0.067241011380969</text:p>
          </table:table-cell>
          <table:table-cell office:value-type="float" office:value="0.0374018602088482" calcext:value-type="float">
            <text:p>0.0374018602088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4156418426588" calcext:value-type="float">
            <text:p>0.484156418426588</text:p>
          </table:table-cell>
          <table:table-cell office:value-type="float" office:value="1.23648236610574" calcext:value-type="float">
            <text:p>1.23648236610574</text:p>
          </table:table-cell>
          <table:table-cell office:value-type="float" office:value="0.534387135066133" calcext:value-type="float">
            <text:p>0.534387135066133</text:p>
          </table:table-cell>
          <table:table-cell office:value-type="float" office:value="0.0717484027352765" calcext:value-type="float">
            <text:p>0.071748402735277</text:p>
          </table:table-cell>
          <table:table-cell office:value-type="float" office:value="0.0564305946148379" calcext:value-type="float">
            <text:p>0.056430594614838</text:p>
          </table:table-cell>
          <table:table-cell office:value-type="float" office:value="0.0337864157172296" calcext:value-type="float">
            <text:p>0.033786415717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9521160687784" calcext:value-type="float">
            <text:p>0.479521160687784</text:p>
          </table:table-cell>
          <table:table-cell office:value-type="float" office:value="1.23651373409071" calcext:value-type="float">
            <text:p>1.23651373409071</text:p>
          </table:table-cell>
          <table:table-cell office:value-type="float" office:value="0.534401361601884" calcext:value-type="float">
            <text:p>0.534401361601884</text:p>
          </table:table-cell>
          <table:table-cell office:value-type="float" office:value="0.0721677724956885" calcext:value-type="float">
            <text:p>0.072167772495689</text:p>
          </table:table-cell>
          <table:table-cell office:value-type="float" office:value="0.0564319085393856" calcext:value-type="float">
            <text:p>0.056431908539386</text:p>
          </table:table-cell>
          <table:table-cell office:value-type="float" office:value="0.0337888285528846" calcext:value-type="float">
            <text:p>0.0337888285528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462955545387" calcext:value-type="float">
            <text:p>0.47462955545387</text:p>
          </table:table-cell>
          <table:table-cell office:value-type="float" office:value="1.23651125226013" calcext:value-type="float">
            <text:p>1.23651125226013</text:p>
          </table:table-cell>
          <table:table-cell office:value-type="float" office:value="0.534517719792033" calcext:value-type="float">
            <text:p>0.534517719792033</text:p>
          </table:table-cell>
          <table:table-cell office:value-type="float" office:value="0.0720810629841839" calcext:value-type="float">
            <text:p>0.072081062984184</text:p>
          </table:table-cell>
          <table:table-cell office:value-type="float" office:value="0.0564440616320157" calcext:value-type="float">
            <text:p>0.056444061632016</text:p>
          </table:table-cell>
          <table:table-cell office:value-type="float" office:value="0.0338035730679034" calcext:value-type="float">
            <text:p>0.0338035730679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177569717002" calcext:value-type="float">
            <text:p>0.69177569717002</text:p>
          </table:table-cell>
          <table:table-cell office:value-type="float" office:value="1.23080237605297" calcext:value-type="float">
            <text:p>1.23080237605297</text:p>
          </table:table-cell>
          <table:table-cell office:value-type="float" office:value="0.531942271415615" calcext:value-type="float">
            <text:p>0.531942271415615</text:p>
          </table:table-cell>
          <table:table-cell office:value-type="float" office:value="0.0702527756593397" calcext:value-type="float">
            <text:p>0.07025277565934</text:p>
          </table:table-cell>
          <table:table-cell office:value-type="float" office:value="0.0561755416445706" calcext:value-type="float">
            <text:p>0.056175541644571</text:p>
          </table:table-cell>
          <table:table-cell office:value-type="float" office:value="0.0334760195014085" calcext:value-type="float">
            <text:p>0.0334760195014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0406279826284" calcext:value-type="float">
            <text:p>0.520406279826284</text:p>
          </table:table-cell>
          <table:table-cell office:value-type="float" office:value="1.20255823599533" calcext:value-type="float">
            <text:p>1.20255823599533</text:p>
          </table:table-cell>
          <table:table-cell office:value-type="float" office:value="0.535211031103585" calcext:value-type="float">
            <text:p>0.535211031103585</text:p>
          </table:table-cell>
          <table:table-cell office:value-type="float" office:value="0.0809015753650654" calcext:value-type="float">
            <text:p>0.080901575365065</text:p>
          </table:table-cell>
          <table:table-cell office:value-type="float" office:value="0.0667199839447443" calcext:value-type="float">
            <text:p>0.066719983944744</text:p>
          </table:table-cell>
          <table:table-cell office:value-type="float" office:value="0.040959543456196" calcext:value-type="float">
            <text:p>0.04095954345619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2756789021223" calcext:value-type="float">
            <text:p>0.522756789021223</text:p>
          </table:table-cell>
          <table:table-cell office:value-type="float" office:value="1.30860333877857" calcext:value-type="float">
            <text:p>1.30860333877857</text:p>
          </table:table-cell>
          <table:table-cell office:value-type="float" office:value="0.488512547204209" calcext:value-type="float">
            <text:p>0.488512547204209</text:p>
          </table:table-cell>
          <table:table-cell office:value-type="float" office:value="0.0739256704425636" calcext:value-type="float">
            <text:p>0.073925670442564</text:p>
          </table:table-cell>
          <table:table-cell office:value-type="float" office:value="0.0564879662232998" calcext:value-type="float">
            <text:p>0.0564879662233</text:p>
          </table:table-cell>
          <table:table-cell office:value-type="float" office:value="0.0309714978017669" calcext:value-type="float">
            <text:p>0.0309714978017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5432198681855" calcext:value-type="float">
            <text:p>0.525432198681855</text:p>
          </table:table-cell>
          <table:table-cell office:value-type="float" office:value="1.30841912809907" calcext:value-type="float">
            <text:p>1.30841912809907</text:p>
          </table:table-cell>
          <table:table-cell office:value-type="float" office:value="0.488374574310032" calcext:value-type="float">
            <text:p>0.488374574310032</text:p>
          </table:table-cell>
          <table:table-cell office:value-type="float" office:value="0.0742055662403134" calcext:value-type="float">
            <text:p>0.074205566240313</text:p>
          </table:table-cell>
          <table:table-cell office:value-type="float" office:value="0.0564736763031143" calcext:value-type="float">
            <text:p>0.056473676303114</text:p>
          </table:table-cell>
          <table:table-cell office:value-type="float" office:value="0.0309542974751251" calcext:value-type="float">
            <text:p>0.0309542974751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2599225243508" calcext:value-type="float">
            <text:p>0.522599225243508</text:p>
          </table:table-cell>
          <table:table-cell office:value-type="float" office:value="1.30842721100254" calcext:value-type="float">
            <text:p>1.30842721100254</text:p>
          </table:table-cell>
          <table:table-cell office:value-type="float" office:value="0.488437069526167" calcext:value-type="float">
            <text:p>0.488437069526167</text:p>
          </table:table-cell>
          <table:table-cell office:value-type="float" office:value="0.074092976825247" calcext:value-type="float">
            <text:p>0.074092976825247</text:p>
          </table:table-cell>
          <table:table-cell office:value-type="float" office:value="0.0564807808215463" calcext:value-type="float">
            <text:p>0.056480780821546</text:p>
          </table:table-cell>
          <table:table-cell office:value-type="float" office:value="0.0309621450410211" calcext:value-type="float">
            <text:p>0.0309621450410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1972247152896" calcext:value-type="float">
            <text:p>0.711972247152896</text:p>
          </table:table-cell>
          <table:table-cell office:value-type="float" office:value="1.30315782302176" calcext:value-type="float">
            <text:p>1.30315782302176</text:p>
          </table:table-cell>
          <table:table-cell office:value-type="float" office:value="0.486377926553304" calcext:value-type="float">
            <text:p>0.486377926553304</text:p>
          </table:table-cell>
          <table:table-cell office:value-type="float" office:value="0.0726639864509848" calcext:value-type="float">
            <text:p>0.072663986450985</text:p>
          </table:table-cell>
          <table:table-cell office:value-type="float" office:value="0.0562467173108741" calcext:value-type="float">
            <text:p>0.056246717310874</text:p>
          </table:table-cell>
          <table:table-cell office:value-type="float" office:value="0.0306999025030773" calcext:value-type="float">
            <text:p>0.0306999025030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52802578768231" calcext:value-type="float">
            <text:p>0.552802578768231</text:p>
          </table:table-cell>
          <table:table-cell office:value-type="float" office:value="1.28984227185822" calcext:value-type="float">
            <text:p>1.28984227185822</text:p>
          </table:table-cell>
          <table:table-cell office:value-type="float" office:value="0.471681506639134" calcext:value-type="float">
            <text:p>0.471681506639134</text:p>
          </table:table-cell>
          <table:table-cell office:value-type="float" office:value="0.0698889545269385" calcext:value-type="float">
            <text:p>0.069888954526939</text:p>
          </table:table-cell>
          <table:table-cell office:value-type="float" office:value="0.0554902246599423" calcext:value-type="float">
            <text:p>0.055490224659942</text:p>
          </table:table-cell>
          <table:table-cell office:value-type="float" office:value="0.0316066105484016" calcext:value-type="float">
            <text:p>0.03160661054840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1263120801886" calcext:value-type="float">
            <text:p>0.511263120801886</text:p>
          </table:table-cell>
          <table:table-cell office:value-type="float" office:value="1.27182095783436" calcext:value-type="float">
            <text:p>1.27182095783436</text:p>
          </table:table-cell>
          <table:table-cell office:value-type="float" office:value="0.512154461549433" calcext:value-type="float">
            <text:p>0.512154461549433</text:p>
          </table:table-cell>
          <table:table-cell office:value-type="float" office:value="0.0733145170603188" calcext:value-type="float">
            <text:p>0.073314517060319</text:p>
          </table:table-cell>
          <table:table-cell office:value-type="float" office:value="0.0562525957774839" calcext:value-type="float">
            <text:p>0.056252595777484</text:p>
          </table:table-cell>
          <table:table-cell office:value-type="float" office:value="0.0326737804016647" calcext:value-type="float">
            <text:p>0.0326737804016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4920162097732" calcext:value-type="float">
            <text:p>0.504920162097732</text:p>
          </table:table-cell>
          <table:table-cell office:value-type="float" office:value="1.27187936769869" calcext:value-type="float">
            <text:p>1.27187936769869</text:p>
          </table:table-cell>
          <table:table-cell office:value-type="float" office:value="0.51221194259448" calcext:value-type="float">
            <text:p>0.51221194259448</text:p>
          </table:table-cell>
          <table:table-cell office:value-type="float" office:value="0.0737720061779612" calcext:value-type="float">
            <text:p>0.073772006177961</text:p>
          </table:table-cell>
          <table:table-cell office:value-type="float" office:value="0.056256802224443" calcext:value-type="float">
            <text:p>0.056256802224443</text:p>
          </table:table-cell>
          <table:table-cell office:value-type="float" office:value="0.0326818518681653" calcext:value-type="float">
            <text:p>0.0326818518681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2573196949037" calcext:value-type="float">
            <text:p>0.502573196949037</text:p>
          </table:table-cell>
          <table:table-cell office:value-type="float" office:value="1.27187994482054" calcext:value-type="float">
            <text:p>1.27187994482054</text:p>
          </table:table-cell>
          <table:table-cell office:value-type="float" office:value="0.512270662202477" calcext:value-type="float">
            <text:p>0.512270662202477</text:p>
          </table:table-cell>
          <table:table-cell office:value-type="float" office:value="0.0736466966437946" calcext:value-type="float">
            <text:p>0.073646696643795</text:p>
          </table:table-cell>
          <table:table-cell office:value-type="float" office:value="0.0562630316590983" calcext:value-type="float">
            <text:p>0.056263031659098</text:p>
          </table:table-cell>
          <table:table-cell office:value-type="float" office:value="0.0326892382079253" calcext:value-type="float">
            <text:p>0.0326892382079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0189597567417" calcext:value-type="float">
            <text:p>0.710189597567417</text:p>
          </table:table-cell>
          <table:table-cell office:value-type="float" office:value="1.26607274368168" calcext:value-type="float">
            <text:p>1.26607274368168</text:p>
          </table:table-cell>
          <table:table-cell office:value-type="float" office:value="0.509800608858124" calcext:value-type="float">
            <text:p>0.509800608858124</text:p>
          </table:table-cell>
          <table:table-cell office:value-type="float" office:value="0.0719142953561999" calcext:value-type="float">
            <text:p>0.0719142953562</text:p>
          </table:table-cell>
          <table:table-cell office:value-type="float" office:value="0.055997904509759" calcext:value-type="float">
            <text:p>0.055997904509759</text:p>
          </table:table-cell>
          <table:table-cell office:value-type="float" office:value="0.0323723710348784" calcext:value-type="float">
            <text:p>0.0323723710348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10736059254" calcext:value-type="float">
            <text:p>0.410736059254</text:p>
          </table:table-cell>
          <table:table-cell office:value-type="float" office:value="1.34528733711044" calcext:value-type="float">
            <text:p>1.34528733711044</text:p>
          </table:table-cell>
          <table:table-cell office:value-type="float" office:value="0.564590076385002" calcext:value-type="float">
            <text:p>0.564590076385002</text:p>
          </table:table-cell>
          <table:table-cell office:value-type="float" office:value="0.101207483030946" calcext:value-type="float">
            <text:p>0.101207483030946</text:p>
          </table:table-cell>
          <table:table-cell office:value-type="float" office:value="0.0758487521774849" calcext:value-type="float">
            <text:p>0.075848752177485</text:p>
          </table:table-cell>
          <table:table-cell office:value-type="float" office:value="0.0451199456245618" calcext:value-type="float">
            <text:p>0.04511994562456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0362032337149" calcext:value-type="float">
            <text:p>0.520362032337149</text:p>
          </table:table-cell>
          <table:table-cell office:value-type="float" office:value="1.29492792232216" calcext:value-type="float">
            <text:p>1.29492792232216</text:p>
          </table:table-cell>
          <table:table-cell office:value-type="float" office:value="0.453182367451995" calcext:value-type="float">
            <text:p>0.453182367451995</text:p>
          </table:table-cell>
          <table:table-cell office:value-type="float" office:value="0.0684359338137208" calcext:value-type="float">
            <text:p>0.068435933813721</text:p>
          </table:table-cell>
          <table:table-cell office:value-type="float" office:value="0.052328845745709" calcext:value-type="float">
            <text:p>0.052328845745709</text:p>
          </table:table-cell>
          <table:table-cell office:value-type="float" office:value="0.0283570402362817" calcext:value-type="float">
            <text:p>0.0283570402362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1337542615031" calcext:value-type="float">
            <text:p>0.511337542615031</text:p>
          </table:table-cell>
          <table:table-cell office:value-type="float" office:value="1.29501495473204" calcext:value-type="float">
            <text:p>1.29501495473204</text:p>
          </table:table-cell>
          <table:table-cell office:value-type="float" office:value="0.45330323565161" calcext:value-type="float">
            <text:p>0.45330323565161</text:p>
          </table:table-cell>
          <table:table-cell office:value-type="float" office:value="0.0688547038835477" calcext:value-type="float">
            <text:p>0.068854703883548</text:p>
          </table:table-cell>
          <table:table-cell office:value-type="float" office:value="0.0523417434874706" calcext:value-type="float">
            <text:p>0.052341743487471</text:p>
          </table:table-cell>
          <table:table-cell office:value-type="float" office:value="0.0283727888845375" calcext:value-type="float">
            <text:p>0.0283727888845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138063356152" calcext:value-type="float">
            <text:p>0.51138063356152</text:p>
          </table:table-cell>
          <table:table-cell office:value-type="float" office:value="1.2950121064111" calcext:value-type="float">
            <text:p>1.2950121064111</text:p>
          </table:table-cell>
          <table:table-cell office:value-type="float" office:value="0.453302776988181" calcext:value-type="float">
            <text:p>0.453302776988181</text:p>
          </table:table-cell>
          <table:table-cell office:value-type="float" office:value="0.0687107794938628" calcext:value-type="float">
            <text:p>0.068710779493863</text:p>
          </table:table-cell>
          <table:table-cell office:value-type="float" office:value="0.0523416658342328" calcext:value-type="float">
            <text:p>0.052341665834233</text:p>
          </table:table-cell>
          <table:table-cell office:value-type="float" office:value="0.0283725680792365" calcext:value-type="float">
            <text:p>0.0283725680792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7123854627544" calcext:value-type="float">
            <text:p>0.697123854627544</text:p>
          </table:table-cell>
          <table:table-cell office:value-type="float" office:value="1.28973524398197" calcext:value-type="float">
            <text:p>1.28973524398197</text:p>
          </table:table-cell>
          <table:table-cell office:value-type="float" office:value="0.451351832957171" calcext:value-type="float">
            <text:p>0.451351832957171</text:p>
          </table:table-cell>
          <table:table-cell office:value-type="float" office:value="0.0672956936510982" calcext:value-type="float">
            <text:p>0.067295693651098</text:p>
          </table:table-cell>
          <table:table-cell office:value-type="float" office:value="0.0521212735356629" calcext:value-type="float">
            <text:p>0.052121273535663</text:p>
          </table:table-cell>
          <table:table-cell office:value-type="float" office:value="0.0281272059925392" calcext:value-type="float">
            <text:p>0.0281272059925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95353348620139" calcext:value-type="float">
            <text:p>0.495353348620139</text:p>
          </table:table-cell>
          <table:table-cell office:value-type="float" office:value="1.31690825722589" calcext:value-type="float">
            <text:p>1.31690825722589</text:p>
          </table:table-cell>
          <table:table-cell office:value-type="float" office:value="0.409580009578954" calcext:value-type="float">
            <text:p>0.409580009578954</text:p>
          </table:table-cell>
          <table:table-cell office:value-type="float" office:value="0.0637291947964432" calcext:value-type="float">
            <text:p>0.063729194796443</text:p>
          </table:table-cell>
          <table:table-cell office:value-type="float" office:value="0.0506028271599791" calcext:value-type="float">
            <text:p>0.050602827159979</text:p>
          </table:table-cell>
          <table:table-cell office:value-type="float" office:value="0.0268703627377769" calcext:value-type="float">
            <text:p>0.0268703627377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9053252531178" calcext:value-type="float">
            <text:p>0.419053252531178</text:p>
          </table:table-cell>
          <table:table-cell office:value-type="float" office:value="1.34523861567712" calcext:value-type="float">
            <text:p>1.34523861567712</text:p>
          </table:table-cell>
          <table:table-cell office:value-type="float" office:value="0.479560074933104" calcext:value-type="float">
            <text:p>0.479560074933104</text:p>
          </table:table-cell>
          <table:table-cell office:value-type="float" office:value="0.0722437184161191" calcext:value-type="float">
            <text:p>0.072243718416119</text:p>
          </table:table-cell>
          <table:table-cell office:value-type="float" office:value="0.0554014297742068" calcext:value-type="float">
            <text:p>0.055401429774207</text:p>
          </table:table-cell>
          <table:table-cell office:value-type="float" office:value="0.0312194089264992" calcext:value-type="float">
            <text:p>0.0312194089264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1074655786011" calcext:value-type="float">
            <text:p>0.421074655786011</text:p>
          </table:table-cell>
          <table:table-cell office:value-type="float" office:value="1.34498404056501" calcext:value-type="float">
            <text:p>1.34498404056501</text:p>
          </table:table-cell>
          <table:table-cell office:value-type="float" office:value="0.479428338877272" calcext:value-type="float">
            <text:p>0.479428338877272</text:p>
          </table:table-cell>
          <table:table-cell office:value-type="float" office:value="0.0725929747770174" calcext:value-type="float">
            <text:p>0.072592974777017</text:p>
          </table:table-cell>
          <table:table-cell office:value-type="float" office:value="0.0553872029691878" calcext:value-type="float">
            <text:p>0.055387202969188</text:p>
          </table:table-cell>
          <table:table-cell office:value-type="float" office:value="0.0312026039357839" calcext:value-type="float">
            <text:p>0.0312026039357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9461451661367" calcext:value-type="float">
            <text:p>0.419461451661367</text:p>
          </table:table-cell>
          <table:table-cell office:value-type="float" office:value="1.34499177377461" calcext:value-type="float">
            <text:p>1.34499177377461</text:p>
          </table:table-cell>
          <table:table-cell office:value-type="float" office:value="0.479463180043898" calcext:value-type="float">
            <text:p>0.479463180043898</text:p>
          </table:table-cell>
          <table:table-cell office:value-type="float" office:value="0.0724223859963431" calcext:value-type="float">
            <text:p>0.072422385996343</text:p>
          </table:table-cell>
          <table:table-cell office:value-type="float" office:value="0.0553910831497842" calcext:value-type="float">
            <text:p>0.055391083149784</text:p>
          </table:table-cell>
          <table:table-cell office:value-type="float" office:value="0.0312069950461245" calcext:value-type="float">
            <text:p>0.0312069950461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5779516314919" calcext:value-type="float">
            <text:p>0.605779516314919</text:p>
          </table:table-cell>
          <table:table-cell office:value-type="float" office:value="1.33988240783687" calcext:value-type="float">
            <text:p>1.33988240783687</text:p>
          </table:table-cell>
          <table:table-cell office:value-type="float" office:value="0.477522269509587" calcext:value-type="float">
            <text:p>0.477522269509587</text:p>
          </table:table-cell>
          <table:table-cell office:value-type="float" office:value="0.0709508402133231" calcext:value-type="float">
            <text:p>0.070950840213323</text:p>
          </table:table-cell>
          <table:table-cell office:value-type="float" office:value="0.0551735500340181" calcext:value-type="float">
            <text:p>0.055173550034018</text:p>
          </table:table-cell>
          <table:table-cell office:value-type="float" office:value="0.0309531713174694" calcext:value-type="float">
            <text:p>0.030953171317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4999057445109" calcext:value-type="float">
            <text:p>0.404999057445109</text:p>
          </table:table-cell>
          <table:table-cell office:value-type="float" office:value="1.36466237845518" calcext:value-type="float">
            <text:p>1.36466237845518</text:p>
          </table:table-cell>
          <table:table-cell office:value-type="float" office:value="0.470648706400174" calcext:value-type="float">
            <text:p>0.470648706400174</text:p>
          </table:table-cell>
          <table:table-cell office:value-type="float" office:value="0.0810300036042387" calcext:value-type="float">
            <text:p>0.081030003604239</text:p>
          </table:table-cell>
          <table:table-cell office:value-type="float" office:value="0.0639439988813374" calcext:value-type="float">
            <text:p>0.063943998881337</text:p>
          </table:table-cell>
          <table:table-cell office:value-type="float" office:value="0.0334600739609869" calcext:value-type="float">
            <text:p>0.03346007396098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8165294635356" calcext:value-type="float">
            <text:p>0.608165294635356</text:p>
          </table:table-cell>
          <table:table-cell office:value-type="float" office:value="1.19510171646469" calcext:value-type="float">
            <text:p>1.19510171646469</text:p>
          </table:table-cell>
          <table:table-cell office:value-type="float" office:value="0.473230849893372" calcext:value-type="float">
            <text:p>0.473230849893372</text:p>
          </table:table-cell>
          <table:table-cell office:value-type="float" office:value="0.0737005246204112" calcext:value-type="float">
            <text:p>0.073700524620411</text:p>
          </table:table-cell>
          <table:table-cell office:value-type="float" office:value="0.0558686012081783" calcext:value-type="float">
            <text:p>0.055868601208178</text:p>
          </table:table-cell>
          <table:table-cell office:value-type="float" office:value="0.0303938349763783" calcext:value-type="float">
            <text:p>0.0303938349763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7437161440607" calcext:value-type="float">
            <text:p>0.617437161440607</text:p>
          </table:table-cell>
          <table:table-cell office:value-type="float" office:value="1.19479729517171" calcext:value-type="float">
            <text:p>1.19479729517171</text:p>
          </table:table-cell>
          <table:table-cell office:value-type="float" office:value="0.472962812976078" calcext:value-type="float">
            <text:p>0.472962812976078</text:p>
          </table:table-cell>
          <table:table-cell office:value-type="float" office:value="0.0738745775324188" calcext:value-type="float">
            <text:p>0.073874577532419</text:p>
          </table:table-cell>
          <table:table-cell office:value-type="float" office:value="0.0558370690356813" calcext:value-type="float">
            <text:p>0.055837069035681</text:p>
          </table:table-cell>
          <table:table-cell office:value-type="float" office:value="0.0303594498223208" calcext:value-type="float">
            <text:p>0.0303594498223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0390856588004" calcext:value-type="float">
            <text:p>0.610390856588004</text:p>
          </table:table-cell>
          <table:table-cell office:value-type="float" office:value="1.19477722880033" calcext:value-type="float">
            <text:p>1.19477722880033</text:p>
          </table:table-cell>
          <table:table-cell office:value-type="float" office:value="0.473108692970637" calcext:value-type="float">
            <text:p>0.473108692970637</text:p>
          </table:table-cell>
          <table:table-cell office:value-type="float" office:value="0.0738400815384615" calcext:value-type="float">
            <text:p>0.073840081538462</text:p>
          </table:table-cell>
          <table:table-cell office:value-type="float" office:value="0.0558539886116453" calcext:value-type="float">
            <text:p>0.055853988611645</text:p>
          </table:table-cell>
          <table:table-cell office:value-type="float" office:value="0.0303782773387918" calcext:value-type="float">
            <text:p>0.0303782773387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92118047943679" calcext:value-type="float">
            <text:p>0.792118047943679</text:p>
          </table:table-cell>
          <table:table-cell office:value-type="float" office:value="1.19026036959814" calcext:value-type="float">
            <text:p>1.19026036959814</text:p>
          </table:table-cell>
          <table:table-cell office:value-type="float" office:value="0.471239599690662" calcext:value-type="float">
            <text:p>0.471239599690662</text:p>
          </table:table-cell>
          <table:table-cell office:value-type="float" office:value="0.0724731588000515" calcext:value-type="float">
            <text:p>0.072473158800052</text:p>
          </table:table-cell>
          <table:table-cell office:value-type="float" office:value="0.0556376121385563" calcext:value-type="float">
            <text:p>0.055637612138556</text:p>
          </table:table-cell>
          <table:table-cell office:value-type="float" office:value="0.0301371615858637" calcext:value-type="float">
            <text:p>0.030137161585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16719356763726" calcext:value-type="float">
            <text:p>0.616719356763726</text:p>
          </table:table-cell>
          <table:table-cell office:value-type="float" office:value="1.1979005816106" calcext:value-type="float">
            <text:p>1.1979005816106</text:p>
          </table:table-cell>
          <table:table-cell office:value-type="float" office:value="0.468507079114746" calcext:value-type="float">
            <text:p>0.468507079114746</text:p>
          </table:table-cell>
          <table:table-cell office:value-type="float" office:value="0.0779739052962505" calcext:value-type="float">
            <text:p>0.077973905296251</text:p>
          </table:table-cell>
          <table:table-cell office:value-type="float" office:value="0.0607504349786669" calcext:value-type="float">
            <text:p>0.060750434978667</text:p>
          </table:table-cell>
          <table:table-cell office:value-type="float" office:value="0.0286410558155981" calcext:value-type="float">
            <text:p>0.02864105581559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05925947852941" calcext:value-type="float">
            <text:p>0.405925947852941</text:p>
          </table:table-cell>
          <table:table-cell office:value-type="float" office:value="1.33673833935477" calcext:value-type="float">
            <text:p>1.33673833935477</text:p>
          </table:table-cell>
          <table:table-cell office:value-type="float" office:value="0.525848159909415" calcext:value-type="float">
            <text:p>0.525848159909415</text:p>
          </table:table-cell>
          <table:table-cell office:value-type="float" office:value="0.0774284285266279" calcext:value-type="float">
            <text:p>0.077428428526628</text:p>
          </table:table-cell>
          <table:table-cell office:value-type="float" office:value="0.0586944520271298" calcext:value-type="float">
            <text:p>0.05869445202713</text:p>
          </table:table-cell>
          <table:table-cell office:value-type="float" office:value="0.0337184835202399" calcext:value-type="float">
            <text:p>0.033718483520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8362890218437" calcext:value-type="float">
            <text:p>0.378362890218437</text:p>
          </table:table-cell>
          <table:table-cell office:value-type="float" office:value="1.33740600960123" calcext:value-type="float">
            <text:p>1.33740600960123</text:p>
          </table:table-cell>
          <table:table-cell office:value-type="float" office:value="0.526448176782252" calcext:value-type="float">
            <text:p>0.526448176782252</text:p>
          </table:table-cell>
          <table:table-cell office:value-type="float" office:value="0.0781691938335072" calcext:value-type="float">
            <text:p>0.078169193833507</text:p>
          </table:table-cell>
          <table:table-cell office:value-type="float" office:value="0.0587594053437148" calcext:value-type="float">
            <text:p>0.058759405343715</text:p>
          </table:table-cell>
          <table:table-cell office:value-type="float" office:value="0.0337972864540839" calcext:value-type="float">
            <text:p>0.0337972864540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1843847733022" calcext:value-type="float">
            <text:p>0.391843847733022</text:p>
          </table:table-cell>
          <table:table-cell office:value-type="float" office:value="1.33742794172041" calcext:value-type="float">
            <text:p>1.33742794172041</text:p>
          </table:table-cell>
          <table:table-cell office:value-type="float" office:value="0.526095324127621" calcext:value-type="float">
            <text:p>0.526095324127621</text:p>
          </table:table-cell>
          <table:table-cell office:value-type="float" office:value="0.0778085412781738" calcext:value-type="float">
            <text:p>0.077808541278174</text:p>
          </table:table-cell>
          <table:table-cell office:value-type="float" office:value="0.0587209623915551" calcext:value-type="float">
            <text:p>0.058720962391555</text:p>
          </table:table-cell>
          <table:table-cell office:value-type="float" office:value="0.0337510138380326" calcext:value-type="float">
            <text:p>0.0337510138380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0250864018309" calcext:value-type="float">
            <text:p>0.610250864018309</text:p>
          </table:table-cell>
          <table:table-cell office:value-type="float" office:value="1.3310517142724" calcext:value-type="float">
            <text:p>1.3310517142724</text:p>
          </table:table-cell>
          <table:table-cell office:value-type="float" office:value="0.523421704597787" calcext:value-type="float">
            <text:p>0.523421704597787</text:p>
          </table:table-cell>
          <table:table-cell office:value-type="float" office:value="0.0760022400034412" calcext:value-type="float">
            <text:p>0.076002240003441</text:p>
          </table:table-cell>
          <table:table-cell office:value-type="float" office:value="0.058431109005087" calcext:value-type="float">
            <text:p>0.058431109005087</text:p>
          </table:table-cell>
          <table:table-cell office:value-type="float" office:value="0.0334061155689215" calcext:value-type="float">
            <text:p>0.0334061155689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4291036308342" calcext:value-type="float">
            <text:p>0.374291036308342</text:p>
          </table:table-cell>
          <table:table-cell office:value-type="float" office:value="1.34290979041456" calcext:value-type="float">
            <text:p>1.34290979041456</text:p>
          </table:table-cell>
          <table:table-cell office:value-type="float" office:value="0.546695538668933" calcext:value-type="float">
            <text:p>0.546695538668933</text:p>
          </table:table-cell>
          <table:table-cell office:value-type="float" office:value="0.0947565598473175" calcext:value-type="float">
            <text:p>0.094756559847318</text:p>
          </table:table-cell>
          <table:table-cell office:value-type="float" office:value="0.0727735609805204" calcext:value-type="float">
            <text:p>0.07277356098052</text:p>
          </table:table-cell>
          <table:table-cell office:value-type="float" office:value="0.0477770611208309" calcext:value-type="float">
            <text:p>0.04777706112083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2244046228132" calcext:value-type="float">
            <text:p>0.512244046228132</text:p>
          </table:table-cell>
          <table:table-cell office:value-type="float" office:value="1.29801195524414" calcext:value-type="float">
            <text:p>1.29801195524414</text:p>
          </table:table-cell>
          <table:table-cell office:value-type="float" office:value="0.519189133395157" calcext:value-type="float">
            <text:p>0.519189133395157</text:p>
          </table:table-cell>
          <table:table-cell office:value-type="float" office:value="0.0777486409459783" calcext:value-type="float">
            <text:p>0.077748640945978</text:p>
          </table:table-cell>
          <table:table-cell office:value-type="float" office:value="0.0597868256553504" calcext:value-type="float">
            <text:p>0.05978682565535</text:p>
          </table:table-cell>
          <table:table-cell office:value-type="float" office:value="0.0334634930149047" calcext:value-type="float">
            <text:p>0.0334634930149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1010219554332" calcext:value-type="float">
            <text:p>0.491010219554332</text:p>
          </table:table-cell>
          <table:table-cell office:value-type="float" office:value="1.29854310433772" calcext:value-type="float">
            <text:p>1.29854310433772</text:p>
          </table:table-cell>
          <table:table-cell office:value-type="float" office:value="0.519621460217052" calcext:value-type="float">
            <text:p>0.519621460217052</text:p>
          </table:table-cell>
          <table:table-cell office:value-type="float" office:value="0.0784085453856423" calcext:value-type="float">
            <text:p>0.078408545385642</text:p>
          </table:table-cell>
          <table:table-cell office:value-type="float" office:value="0.0598351762407787" calcext:value-type="float">
            <text:p>0.059835176240779</text:p>
          </table:table-cell>
          <table:table-cell office:value-type="float" office:value="0.0335207282359165" calcext:value-type="float">
            <text:p>0.0335207282359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5336006609477" calcext:value-type="float">
            <text:p>0.495336006609477</text:p>
          </table:table-cell>
          <table:table-cell office:value-type="float" office:value="1.29855061085819" calcext:value-type="float">
            <text:p>1.29855061085819</text:p>
          </table:table-cell>
          <table:table-cell office:value-type="float" office:value="0.519509452725989" calcext:value-type="float">
            <text:p>0.519509452725989</text:p>
          </table:table-cell>
          <table:table-cell office:value-type="float" office:value="0.0781891756921053" calcext:value-type="float">
            <text:p>0.078189175692105</text:p>
          </table:table-cell>
          <table:table-cell office:value-type="float" office:value="0.0598225822397632" calcext:value-type="float">
            <text:p>0.059822582239763</text:p>
          </table:table-cell>
          <table:table-cell office:value-type="float" office:value="0.0335058026070801" calcext:value-type="float">
            <text:p>0.033505802607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4092730452316" calcext:value-type="float">
            <text:p>0.714092730452316</text:p>
          </table:table-cell>
          <table:table-cell office:value-type="float" office:value="1.29217447474407" calcext:value-type="float">
            <text:p>1.29217447474407</text:p>
          </table:table-cell>
          <table:table-cell office:value-type="float" office:value="0.516774656391127" calcext:value-type="float">
            <text:p>0.516774656391127</text:p>
          </table:table-cell>
          <table:table-cell office:value-type="float" office:value="0.0763414765080484" calcext:value-type="float">
            <text:p>0.076341476508048</text:p>
          </table:table-cell>
          <table:table-cell office:value-type="float" office:value="0.0595190086843975" calcext:value-type="float">
            <text:p>0.059519008684398</text:p>
          </table:table-cell>
          <table:table-cell office:value-type="float" office:value="0.0331511096641853" calcext:value-type="float">
            <text:p>0.0331511096641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0234438136573" calcext:value-type="float">
            <text:p>0.50234438136573</text:p>
          </table:table-cell>
          <table:table-cell office:value-type="float" office:value="1.29085820647905" calcext:value-type="float">
            <text:p>1.29085820647905</text:p>
          </table:table-cell>
          <table:table-cell office:value-type="float" office:value="0.536844549737894" calcext:value-type="float">
            <text:p>0.536844549737894</text:p>
          </table:table-cell>
          <table:table-cell office:value-type="float" office:value="0.0805720625976774" calcext:value-type="float">
            <text:p>0.080572062597677</text:p>
          </table:table-cell>
          <table:table-cell office:value-type="float" office:value="0.0626024811411453" calcext:value-type="float">
            <text:p>0.062602481141145</text:p>
          </table:table-cell>
          <table:table-cell office:value-type="float" office:value="0.0390193543411372" calcext:value-type="float">
            <text:p>0.03901935434113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4813858350594" calcext:value-type="float">
            <text:p>0.594813858350594</text:p>
          </table:table-cell>
          <table:table-cell office:value-type="float" office:value="1.19463865894571" calcext:value-type="float">
            <text:p>1.19463865894571</text:p>
          </table:table-cell>
          <table:table-cell office:value-type="float" office:value="0.50822698055133" calcext:value-type="float">
            <text:p>0.50822698055133</text:p>
          </table:table-cell>
          <table:table-cell office:value-type="float" office:value="0.0745159388516616" calcext:value-type="float">
            <text:p>0.074515938851662</text:p>
          </table:table-cell>
          <table:table-cell office:value-type="float" office:value="0.056954471206312" calcext:value-type="float">
            <text:p>0.056954471206312</text:p>
          </table:table-cell>
          <table:table-cell office:value-type="float" office:value="0.032287556778127" calcext:value-type="float">
            <text:p>0.0322875567781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0610905124051" calcext:value-type="float">
            <text:p>0.590610905124051</text:p>
          </table:table-cell>
          <table:table-cell office:value-type="float" office:value="1.19459376638666" calcext:value-type="float">
            <text:p>1.19459376638666</text:p>
          </table:table-cell>
          <table:table-cell office:value-type="float" office:value="0.508232462719243" calcext:value-type="float">
            <text:p>0.508232462719243</text:p>
          </table:table-cell>
          <table:table-cell office:value-type="float" office:value="0.074920724090911" calcext:value-type="float">
            <text:p>0.074920724090911</text:p>
          </table:table-cell>
          <table:table-cell office:value-type="float" office:value="0.0569572573926617" calcext:value-type="float">
            <text:p>0.056957257392662</text:p>
          </table:table-cell>
          <table:table-cell office:value-type="float" office:value="0.0322888424143369" calcext:value-type="float">
            <text:p>0.0322888424143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4235344958185" calcext:value-type="float">
            <text:p>0.594235344958185</text:p>
          </table:table-cell>
          <table:table-cell office:value-type="float" office:value="1.19461013442991" calcext:value-type="float">
            <text:p>1.19461013442991</text:p>
          </table:table-cell>
          <table:table-cell office:value-type="float" office:value="0.508148963772268" calcext:value-type="float">
            <text:p>0.508148963772268</text:p>
          </table:table-cell>
          <table:table-cell office:value-type="float" office:value="0.0747208150262141" calcext:value-type="float">
            <text:p>0.074720815026214</text:p>
          </table:table-cell>
          <table:table-cell office:value-type="float" office:value="0.0569480622913597" calcext:value-type="float">
            <text:p>0.05694806229136</text:p>
          </table:table-cell>
          <table:table-cell office:value-type="float" office:value="0.0322779031102226" calcext:value-type="float">
            <text:p>0.0322779031102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90883147990651" calcext:value-type="float">
            <text:p>0.790883147990651</text:p>
          </table:table-cell>
          <table:table-cell office:value-type="float" office:value="1.18973538637961" calcext:value-type="float">
            <text:p>1.18973538637961</text:p>
          </table:table-cell>
          <table:table-cell office:value-type="float" office:value="0.5059799430672" calcext:value-type="float">
            <text:p>0.5059799430672</text:p>
          </table:table-cell>
          <table:table-cell office:value-type="float" office:value="0.0731790487863453" calcext:value-type="float">
            <text:p>0.073179048786345</text:p>
          </table:table-cell>
          <table:table-cell office:value-type="float" office:value="0.0567098037089946" calcext:value-type="float">
            <text:p>0.056709803708995</text:p>
          </table:table-cell>
          <table:table-cell office:value-type="float" office:value="0.0320009814090929" calcext:value-type="float">
            <text:p>0.0320009814090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97192920632121" calcext:value-type="float">
            <text:p>0.597192920632121</text:p>
          </table:table-cell>
          <table:table-cell office:value-type="float" office:value="1.19338544129301" calcext:value-type="float">
            <text:p>1.19338544129301</text:p>
          </table:table-cell>
          <table:table-cell office:value-type="float" office:value="0.496362673488769" calcext:value-type="float">
            <text:p>0.496362673488769</text:p>
          </table:table-cell>
          <table:table-cell office:value-type="float" office:value="0.0729062428967585" calcext:value-type="float">
            <text:p>0.072906242896759</text:p>
          </table:table-cell>
          <table:table-cell office:value-type="float" office:value="0.0592732961520044" calcext:value-type="float">
            <text:p>0.059273296152004</text:p>
          </table:table-cell>
          <table:table-cell office:value-type="float" office:value="0.0369071318938655" calcext:value-type="float">
            <text:p>0.03690713189386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5638336272448" calcext:value-type="float">
            <text:p>0.485638336272448</text:p>
          </table:table-cell>
          <table:table-cell office:value-type="float" office:value="1.30604354839342" calcext:value-type="float">
            <text:p>1.30604354839342</text:p>
          </table:table-cell>
          <table:table-cell office:value-type="float" office:value="0.45770379325862" calcext:value-type="float">
            <text:p>0.45770379325862</text:p>
          </table:table-cell>
          <table:table-cell office:value-type="float" office:value="0.0701824366075758" calcext:value-type="float">
            <text:p>0.070182436607576</text:p>
          </table:table-cell>
          <table:table-cell office:value-type="float" office:value="0.0541321101459408" calcext:value-type="float">
            <text:p>0.054132110145941</text:p>
          </table:table-cell>
          <table:table-cell office:value-type="float" office:value="0.0293943795636454" calcext:value-type="float">
            <text:p>0.0293943795636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5018360440672" calcext:value-type="float">
            <text:p>0.475018360440672</text:p>
          </table:table-cell>
          <table:table-cell office:value-type="float" office:value="1.30633543669791" calcext:value-type="float">
            <text:p>1.30633543669791</text:p>
          </table:table-cell>
          <table:table-cell office:value-type="float" office:value="0.457850084321534" calcext:value-type="float">
            <text:p>0.457850084321534</text:p>
          </table:table-cell>
          <table:table-cell office:value-type="float" office:value="0.0706774108701437" calcext:value-type="float">
            <text:p>0.070677410870144</text:p>
          </table:table-cell>
          <table:table-cell office:value-type="float" office:value="0.0541503593556635" calcext:value-type="float">
            <text:p>0.054150359355664</text:p>
          </table:table-cell>
          <table:table-cell office:value-type="float" office:value="0.0294139184824014" calcext:value-type="float">
            <text:p>0.0294139184824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5197831538043" calcext:value-type="float">
            <text:p>0.475197831538043</text:p>
          </table:table-cell>
          <table:table-cell office:value-type="float" office:value="1.30633838951871" calcext:value-type="float">
            <text:p>1.30633838951871</text:p>
          </table:table-cell>
          <table:table-cell office:value-type="float" office:value="0.457845408862766" calcext:value-type="float">
            <text:p>0.457845408862766</text:p>
          </table:table-cell>
          <table:table-cell office:value-type="float" office:value="0.07049936402806" calcext:value-type="float">
            <text:p>0.07049936402806</text:p>
          </table:table-cell>
          <table:table-cell office:value-type="float" office:value="0.0541498500963625" calcext:value-type="float">
            <text:p>0.054149850096363</text:p>
          </table:table-cell>
          <table:table-cell office:value-type="float" office:value="0.0294131052638847" calcext:value-type="float">
            <text:p>0.0294131052638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4013787781783" calcext:value-type="float">
            <text:p>0.664013787781783</text:p>
          </table:table-cell>
          <table:table-cell office:value-type="float" office:value="1.30086853644022" calcext:value-type="float">
            <text:p>1.30086853644022</text:p>
          </table:table-cell>
          <table:table-cell office:value-type="float" office:value="0.455810747581603" calcext:value-type="float">
            <text:p>0.455810747581603</text:p>
          </table:table-cell>
          <table:table-cell office:value-type="float" office:value="0.0689915866434306" calcext:value-type="float">
            <text:p>0.068991586643431</text:p>
          </table:table-cell>
          <table:table-cell office:value-type="float" office:value="0.0539152868853372" calcext:value-type="float">
            <text:p>0.053915286885337</text:p>
          </table:table-cell>
          <table:table-cell office:value-type="float" office:value="0.0291504410101721" calcext:value-type="float">
            <text:p>0.0291504410101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5835722081366" calcext:value-type="float">
            <text:p>0.525835722081366</text:p>
          </table:table-cell>
          <table:table-cell office:value-type="float" office:value="1.26971349008887" calcext:value-type="float">
            <text:p>1.26971349008887</text:p>
          </table:table-cell>
          <table:table-cell office:value-type="float" office:value="0.461080118571599" calcext:value-type="float">
            <text:p>0.461080118571599</text:p>
          </table:table-cell>
          <table:table-cell office:value-type="float" office:value="0.0787779440134838" calcext:value-type="float">
            <text:p>0.078777944013484</text:p>
          </table:table-cell>
          <table:table-cell office:value-type="float" office:value="0.060297192006138" calcext:value-type="float">
            <text:p>0.060297192006138</text:p>
          </table:table-cell>
          <table:table-cell office:value-type="float" office:value="0.0316347113460709" calcext:value-type="float">
            <text:p>0.0316347113460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9048846945883" calcext:value-type="float">
            <text:p>0.539048846945883</text:p>
          </table:table-cell>
          <table:table-cell office:value-type="float" office:value="1.28118120576206" calcext:value-type="float">
            <text:p>1.28118120576206</text:p>
          </table:table-cell>
          <table:table-cell office:value-type="float" office:value="0.483462385501126" calcext:value-type="float">
            <text:p>0.483462385501126</text:p>
          </table:table-cell>
          <table:table-cell office:value-type="float" office:value="0.072770221835018" calcext:value-type="float">
            <text:p>0.072770221835018</text:p>
          </table:table-cell>
          <table:table-cell office:value-type="float" office:value="0.0538494702169588" calcext:value-type="float">
            <text:p>0.053849470216959</text:p>
          </table:table-cell>
          <table:table-cell office:value-type="float" office:value="0.0300876987673786" calcext:value-type="float">
            <text:p>0.0300876987673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7080248806364" calcext:value-type="float">
            <text:p>0.537080248806364</text:p>
          </table:table-cell>
          <table:table-cell office:value-type="float" office:value="1.28113691292206" calcext:value-type="float">
            <text:p>1.28113691292206</text:p>
          </table:table-cell>
          <table:table-cell office:value-type="float" office:value="0.483423568217489" calcext:value-type="float">
            <text:p>0.483423568217489</text:p>
          </table:table-cell>
          <table:table-cell office:value-type="float" office:value="0.0731324926488075" calcext:value-type="float">
            <text:p>0.073132492648808</text:p>
          </table:table-cell>
          <table:table-cell office:value-type="float" office:value="0.0538455836833778" calcext:value-type="float">
            <text:p>0.053845583683378</text:p>
          </table:table-cell>
          <table:table-cell office:value-type="float" office:value="0.0300833531158259" calcext:value-type="float">
            <text:p>0.0300833531158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2711323113383" calcext:value-type="float">
            <text:p>0.532711323113383</text:p>
          </table:table-cell>
          <table:table-cell office:value-type="float" office:value="1.28114973388577" calcext:value-type="float">
            <text:p>1.28114973388577</text:p>
          </table:table-cell>
          <table:table-cell office:value-type="float" office:value="0.483519246629379" calcext:value-type="float">
            <text:p>0.483519246629379</text:p>
          </table:table-cell>
          <table:table-cell office:value-type="float" office:value="0.0730261746268936" calcext:value-type="float">
            <text:p>0.073026174626894</text:p>
          </table:table-cell>
          <table:table-cell office:value-type="float" office:value="0.0538561033480958" calcext:value-type="float">
            <text:p>0.053856103348096</text:p>
          </table:table-cell>
          <table:table-cell office:value-type="float" office:value="0.0300952218679822" calcext:value-type="float">
            <text:p>0.0300952218679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7334003778593" calcext:value-type="float">
            <text:p>0.727334003778593</text:p>
          </table:table-cell>
          <table:table-cell office:value-type="float" office:value="1.27576794023998" calcext:value-type="float">
            <text:p>1.27576794023998</text:p>
          </table:table-cell>
          <table:table-cell office:value-type="float" office:value="0.481342178258097" calcext:value-type="float">
            <text:p>0.481342178258097</text:p>
          </table:table-cell>
          <table:table-cell office:value-type="float" office:value="0.0715468213974179" calcext:value-type="float">
            <text:p>0.071546821397418</text:p>
          </table:table-cell>
          <table:table-cell office:value-type="float" office:value="0.0536226285687173" calcext:value-type="float">
            <text:p>0.053622628568717</text:p>
          </table:table-cell>
          <table:table-cell office:value-type="float" office:value="0.0298229125591959" calcext:value-type="float">
            <text:p>0.0298229125591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56118402652155" calcext:value-type="float">
            <text:p>0.556118402652155</text:p>
          </table:table-cell>
          <table:table-cell office:value-type="float" office:value="1.26842703532731" calcext:value-type="float">
            <text:p>1.26842703532731</text:p>
          </table:table-cell>
          <table:table-cell office:value-type="float" office:value="0.496970461852015" calcext:value-type="float">
            <text:p>0.496970461852015</text:p>
          </table:table-cell>
          <table:table-cell office:value-type="float" office:value="0.0834474115094412" calcext:value-type="float">
            <text:p>0.083447411509441</text:p>
          </table:table-cell>
          <table:table-cell office:value-type="float" office:value="0.0605559297372212" calcext:value-type="float">
            <text:p>0.060555929737221</text:p>
          </table:table-cell>
          <table:table-cell office:value-type="float" office:value="0.0413206715705508" calcext:value-type="float">
            <text:p>0.04132067157055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941097812808" calcext:value-type="float">
            <text:p>0.42941097812808</text:p>
          </table:table-cell>
          <table:table-cell office:value-type="float" office:value="1.37525215953516" calcext:value-type="float">
            <text:p>1.37525215953516</text:p>
          </table:table-cell>
          <table:table-cell office:value-type="float" office:value="0.458778005125211" calcext:value-type="float">
            <text:p>0.458778005125211</text:p>
          </table:table-cell>
          <table:table-cell office:value-type="float" office:value="0.0695989913074351" calcext:value-type="float">
            <text:p>0.069598991307435</text:p>
          </table:table-cell>
          <table:table-cell office:value-type="float" office:value="0.0528900415359609" calcext:value-type="float">
            <text:p>0.052890041535961</text:p>
          </table:table-cell>
          <table:table-cell office:value-type="float" office:value="0.0286263606717924" calcext:value-type="float">
            <text:p>0.0286263606717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4231773914414" calcext:value-type="float">
            <text:p>0.424231773914414</text:p>
          </table:table-cell>
          <table:table-cell office:value-type="float" office:value="1.37530634457135" calcext:value-type="float">
            <text:p>1.37530634457135</text:p>
          </table:table-cell>
          <table:table-cell office:value-type="float" office:value="0.458804495223906" calcext:value-type="float">
            <text:p>0.458804495223906</text:p>
          </table:table-cell>
          <table:table-cell office:value-type="float" office:value="0.0700312976686548" calcext:value-type="float">
            <text:p>0.070031297668655</text:p>
          </table:table-cell>
          <table:table-cell office:value-type="float" office:value="0.0528932366589365" calcext:value-type="float">
            <text:p>0.052893236658937</text:p>
          </table:table-cell>
          <table:table-cell office:value-type="float" office:value="0.0286302355283924" calcext:value-type="float">
            <text:p>0.0286302355283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7906888846919" calcext:value-type="float">
            <text:p>0.427906888846919</text:p>
          </table:table-cell>
          <table:table-cell office:value-type="float" office:value="1.37528009371924" calcext:value-type="float">
            <text:p>1.37528009371924</text:p>
          </table:table-cell>
          <table:table-cell office:value-type="float" office:value="0.458725661798746" calcext:value-type="float">
            <text:p>0.458725661798746</text:p>
          </table:table-cell>
          <table:table-cell office:value-type="float" office:value="0.069792685887057" calcext:value-type="float">
            <text:p>0.069792685887057</text:p>
          </table:table-cell>
          <table:table-cell office:value-type="float" office:value="0.0528843732949434" calcext:value-type="float">
            <text:p>0.052884373294943</text:p>
          </table:table-cell>
          <table:table-cell office:value-type="float" office:value="0.0286200646785935" calcext:value-type="float">
            <text:p>0.0286200646785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7709588040005" calcext:value-type="float">
            <text:p>0.607709588040005</text:p>
          </table:table-cell>
          <table:table-cell office:value-type="float" office:value="1.37004638494105" calcext:value-type="float">
            <text:p>1.37004638494105</text:p>
          </table:table-cell>
          <table:table-cell office:value-type="float" office:value="0.456886363399862" calcext:value-type="float">
            <text:p>0.456886363399862</text:p>
          </table:table-cell>
          <table:table-cell office:value-type="float" office:value="0.0684539056554401" calcext:value-type="float">
            <text:p>0.06845390565544</text:p>
          </table:table-cell>
          <table:table-cell office:value-type="float" office:value="0.0526762270324528" calcext:value-type="float">
            <text:p>0.052676227032453</text:p>
          </table:table-cell>
          <table:table-cell office:value-type="float" office:value="0.028389537271494" calcext:value-type="float">
            <text:p>0.0283895372714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1875647131181" calcext:value-type="float">
            <text:p>0.411875647131181</text:p>
          </table:table-cell>
          <table:table-cell office:value-type="float" office:value="1.38732791285636" calcext:value-type="float">
            <text:p>1.38732791285636</text:p>
          </table:table-cell>
          <table:table-cell office:value-type="float" office:value="0.467298203078371" calcext:value-type="float">
            <text:p>0.467298203078371</text:p>
          </table:table-cell>
          <table:table-cell office:value-type="float" office:value="0.0737853325304426" calcext:value-type="float">
            <text:p>0.073785332530443</text:p>
          </table:table-cell>
          <table:table-cell office:value-type="float" office:value="0.0567046114351755" calcext:value-type="float">
            <text:p>0.056704611435176</text:p>
          </table:table-cell>
          <table:table-cell office:value-type="float" office:value="0.0306562302975228" calcext:value-type="float">
            <text:p>0.03065623029752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7798441826549" calcext:value-type="float">
            <text:p>0.437798441826549</text:p>
          </table:table-cell>
          <table:table-cell office:value-type="float" office:value="1.38133359939233" calcext:value-type="float">
            <text:p>1.38133359939233</text:p>
          </table:table-cell>
          <table:table-cell office:value-type="float" office:value="0.491527669516621" calcext:value-type="float">
            <text:p>0.491527669516621</text:p>
          </table:table-cell>
          <table:table-cell office:value-type="float" office:value="0.0738211819406323" calcext:value-type="float">
            <text:p>0.073821181940632</text:p>
          </table:table-cell>
          <table:table-cell office:value-type="float" office:value="0.0557516507552845" calcext:value-type="float">
            <text:p>0.055751650755285</text:p>
          </table:table-cell>
          <table:table-cell office:value-type="float" office:value="0.0313835967171802" calcext:value-type="float">
            <text:p>0.031383596717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6471645185415" calcext:value-type="float">
            <text:p>0.416471645185415</text:p>
          </table:table-cell>
          <table:table-cell office:value-type="float" office:value="1.38178584235787" calcext:value-type="float">
            <text:p>1.38178584235787</text:p>
          </table:table-cell>
          <table:table-cell office:value-type="float" office:value="0.491937748058851" calcext:value-type="float">
            <text:p>0.491937748058851</text:p>
          </table:table-cell>
          <table:table-cell office:value-type="float" office:value="0.0745148098796647" calcext:value-type="float">
            <text:p>0.074514809879665</text:p>
          </table:table-cell>
          <table:table-cell office:value-type="float" office:value="0.0557977033199886" calcext:value-type="float">
            <text:p>0.055797703319989</text:p>
          </table:table-cell>
          <table:table-cell office:value-type="float" office:value="0.0314373896976025" calcext:value-type="float">
            <text:p>0.0314373896976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0596452833347" calcext:value-type="float">
            <text:p>0.430596452833347</text:p>
          </table:table-cell>
          <table:table-cell office:value-type="float" office:value="1.3817322415996" calcext:value-type="float">
            <text:p>1.3817322415996</text:p>
          </table:table-cell>
          <table:table-cell office:value-type="float" office:value="0.491595427103124" calcext:value-type="float">
            <text:p>0.491595427103124</text:p>
          </table:table-cell>
          <table:table-cell office:value-type="float" office:value="0.0741144088970045" calcext:value-type="float">
            <text:p>0.074114408897005</text:p>
          </table:table-cell>
          <table:table-cell office:value-type="float" office:value="0.0557596985214742" calcext:value-type="float">
            <text:p>0.055759698521474</text:p>
          </table:table-cell>
          <table:table-cell office:value-type="float" office:value="0.0313927416211646" calcext:value-type="float">
            <text:p>0.0313927416211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773395962453" calcext:value-type="float">
            <text:p>0.62773395962453</text:p>
          </table:table-cell>
          <table:table-cell office:value-type="float" office:value="1.37579906062768" calcext:value-type="float">
            <text:p>1.37579906062768</text:p>
          </table:table-cell>
          <table:table-cell office:value-type="float" office:value="0.489358378899009" calcext:value-type="float">
            <text:p>0.489358378899009</text:p>
          </table:table-cell>
          <table:table-cell office:value-type="float" office:value="0.0725355139492653" calcext:value-type="float">
            <text:p>0.072535513949265</text:p>
          </table:table-cell>
          <table:table-cell office:value-type="float" office:value="0.0555115565059368" calcext:value-type="float">
            <text:p>0.055511556505937</text:p>
          </table:table-cell>
          <table:table-cell office:value-type="float" office:value="0.0311056604676052" calcext:value-type="float">
            <text:p>0.0311056604676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4106407795141" calcext:value-type="float">
            <text:p>0.424106407795141</text:p>
          </table:table-cell>
          <table:table-cell office:value-type="float" office:value="1.38915722479791" calcext:value-type="float">
            <text:p>1.38915722479791</text:p>
          </table:table-cell>
          <table:table-cell office:value-type="float" office:value="0.469356490460174" calcext:value-type="float">
            <text:p>0.469356490460174</text:p>
          </table:table-cell>
          <table:table-cell office:value-type="float" office:value="0.0774088826821416" calcext:value-type="float">
            <text:p>0.077408882682142</text:p>
          </table:table-cell>
          <table:table-cell office:value-type="float" office:value="0.059497315254508" calcext:value-type="float">
            <text:p>0.059497315254508</text:p>
          </table:table-cell>
          <table:table-cell office:value-type="float" office:value="0.0290990812821219" calcext:value-type="float">
            <text:p>0.02909908128212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3534624910603" calcext:value-type="float">
            <text:p>0.593534624910603</text:p>
          </table:table-cell>
          <table:table-cell office:value-type="float" office:value="1.26010263644597" calcext:value-type="float">
            <text:p>1.26010263644597</text:p>
          </table:table-cell>
          <table:table-cell office:value-type="float" office:value="0.412545440541576" calcext:value-type="float">
            <text:p>0.412545440541576</text:p>
          </table:table-cell>
          <table:table-cell office:value-type="float" office:value="0.0718041076714571" calcext:value-type="float">
            <text:p>0.071804107671457</text:p>
          </table:table-cell>
          <table:table-cell office:value-type="float" office:value="0.0532713070115689" calcext:value-type="float">
            <text:p>0.053271307011569</text:p>
          </table:table-cell>
          <table:table-cell office:value-type="float" office:value="0.0280142567366755" calcext:value-type="float">
            <text:p>0.028014256736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97582193585688" calcext:value-type="float">
            <text:p>0.597582193585688</text:p>
          </table:table-cell>
          <table:table-cell office:value-type="float" office:value="1.25994180942713" calcext:value-type="float">
            <text:p>1.25994180942713</text:p>
          </table:table-cell>
          <table:table-cell office:value-type="float" office:value="0.41240826747792" calcext:value-type="float">
            <text:p>0.41240826747792</text:p>
          </table:table-cell>
          <table:table-cell office:value-type="float" office:value="0.0720811632790316" calcext:value-type="float">
            <text:p>0.072081163279032</text:p>
          </table:table-cell>
          <table:table-cell office:value-type="float" office:value="0.0532549864658756" calcext:value-type="float">
            <text:p>0.053254986465876</text:p>
          </table:table-cell>
          <table:table-cell office:value-type="float" office:value="0.0279958247184212" calcext:value-type="float">
            <text:p>0.0279958247184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91294765377021" calcext:value-type="float">
            <text:p>0.591294765377021</text:p>
          </table:table-cell>
          <table:table-cell office:value-type="float" office:value="1.25997584303901" calcext:value-type="float">
            <text:p>1.25997584303901</text:p>
          </table:table-cell>
          <table:table-cell office:value-type="float" office:value="0.412525591435015" calcext:value-type="float">
            <text:p>0.412525591435015</text:p>
          </table:table-cell>
          <table:table-cell office:value-type="float" office:value="0.0719985946740915" calcext:value-type="float">
            <text:p>0.071998594674092</text:p>
          </table:table-cell>
          <table:table-cell office:value-type="float" office:value="0.0532696516003638" calcext:value-type="float">
            <text:p>0.053269651600364</text:p>
          </table:table-cell>
          <table:table-cell office:value-type="float" office:value="0.0280117833160288" calcext:value-type="float">
            <text:p>0.0280117833160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3166820623949" calcext:value-type="float">
            <text:p>0.753166820623949</text:p>
          </table:table-cell>
          <table:table-cell office:value-type="float" office:value="1.25567894254783" calcext:value-type="float">
            <text:p>1.25567894254783</text:p>
          </table:table-cell>
          <table:table-cell office:value-type="float" office:value="0.411011714170706" calcext:value-type="float">
            <text:p>0.411011714170706</text:p>
          </table:table-cell>
          <table:table-cell office:value-type="float" office:value="0.0707526475727859" calcext:value-type="float">
            <text:p>0.070752647572786</text:p>
          </table:table-cell>
          <table:table-cell office:value-type="float" office:value="0.0530823022712517" calcext:value-type="float">
            <text:p>0.053082302271252</text:p>
          </table:table-cell>
          <table:table-cell office:value-type="float" office:value="0.0278053572357802" calcext:value-type="float">
            <text:p>0.027805357235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33012044500005" calcext:value-type="float">
            <text:p>0.633012044500005</text:p>
          </table:table-cell>
          <table:table-cell office:value-type="float" office:value="1.23285281868627" calcext:value-type="float">
            <text:p>1.23285281868627</text:p>
          </table:table-cell>
          <table:table-cell office:value-type="float" office:value="0.405676930089402" calcext:value-type="float">
            <text:p>0.405676930089402</text:p>
          </table:table-cell>
          <table:table-cell office:value-type="float" office:value="0.073785059136797" calcext:value-type="float">
            <text:p>0.073785059136797</text:p>
          </table:table-cell>
          <table:table-cell office:value-type="float" office:value="0.0565622489213926" calcext:value-type="float">
            <text:p>0.056562248921393</text:p>
          </table:table-cell>
          <table:table-cell office:value-type="float" office:value="0.0266792532453983" calcext:value-type="float">
            <text:p>0.0266792532453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7231880558276" calcext:value-type="float">
            <text:p>0.467231880558276</text:p>
          </table:table-cell>
          <table:table-cell office:value-type="float" office:value="1.31319397396531" calcext:value-type="float">
            <text:p>1.31319397396531</text:p>
          </table:table-cell>
          <table:table-cell office:value-type="float" office:value="0.503090533188531" calcext:value-type="float">
            <text:p>0.503090533188531</text:p>
          </table:table-cell>
          <table:table-cell office:value-type="float" office:value="0.0727061273195043" calcext:value-type="float">
            <text:p>0.072706127319504</text:p>
          </table:table-cell>
          <table:table-cell office:value-type="float" office:value="0.0558952835707357" calcext:value-type="float">
            <text:p>0.055895283570736</text:p>
          </table:table-cell>
          <table:table-cell office:value-type="float" office:value="0.0314919080681455" calcext:value-type="float">
            <text:p>0.0314919080681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5680543665517" calcext:value-type="float">
            <text:p>0.455680543665517</text:p>
          </table:table-cell>
          <table:table-cell office:value-type="float" office:value="1.31333977093983" calcext:value-type="float">
            <text:p>1.31333977093983</text:p>
          </table:table-cell>
          <table:table-cell office:value-type="float" office:value="0.503269799581563" calcext:value-type="float">
            <text:p>0.503269799581563</text:p>
          </table:table-cell>
          <table:table-cell office:value-type="float" office:value="0.0732158539700702" calcext:value-type="float">
            <text:p>0.07321585397007</text:p>
          </table:table-cell>
          <table:table-cell office:value-type="float" office:value="0.0559151520677851" calcext:value-type="float">
            <text:p>0.055915152067785</text:p>
          </table:table-cell>
          <table:table-cell office:value-type="float" office:value="0.0315152455804697" calcext:value-type="float">
            <text:p>0.031515245580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7499082045505" calcext:value-type="float">
            <text:p>0.457499082045505</text:p>
          </table:table-cell>
          <table:table-cell office:value-type="float" office:value="1.31333975592185" calcext:value-type="float">
            <text:p>1.31333975592185</text:p>
          </table:table-cell>
          <table:table-cell office:value-type="float" office:value="0.503226914544269" calcext:value-type="float">
            <text:p>0.503226914544269</text:p>
          </table:table-cell>
          <table:table-cell office:value-type="float" office:value="0.0730244316570803" calcext:value-type="float">
            <text:p>0.07302443165708</text:p>
          </table:table-cell>
          <table:table-cell office:value-type="float" office:value="0.0559104816265813" calcext:value-type="float">
            <text:p>0.055910481626581</text:p>
          </table:table-cell>
          <table:table-cell office:value-type="float" office:value="0.0315095803522119" calcext:value-type="float">
            <text:p>0.0315095803522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3060554929782" calcext:value-type="float">
            <text:p>0.663060554929782</text:p>
          </table:table-cell>
          <table:table-cell office:value-type="float" office:value="1.30752745088466" calcext:value-type="float">
            <text:p>1.30752745088466</text:p>
          </table:table-cell>
          <table:table-cell office:value-type="float" office:value="0.500872738411521" calcext:value-type="float">
            <text:p>0.500872738411521</text:p>
          </table:table-cell>
          <table:table-cell office:value-type="float" office:value="0.0713879775163572" calcext:value-type="float">
            <text:p>0.071387977516357</text:p>
          </table:table-cell>
          <table:table-cell office:value-type="float" office:value="0.0556547703685665" calcext:value-type="float">
            <text:p>0.055654770368567</text:p>
          </table:table-cell>
          <table:table-cell office:value-type="float" office:value="0.0312132346886161" calcext:value-type="float">
            <text:p>0.0312132346886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3628202878762" calcext:value-type="float">
            <text:p>0.43628202878762</text:p>
          </table:table-cell>
          <table:table-cell office:value-type="float" office:value="1.34452361244231" calcext:value-type="float">
            <text:p>1.34452361244231</text:p>
          </table:table-cell>
          <table:table-cell office:value-type="float" office:value="0.483841947482449" calcext:value-type="float">
            <text:p>0.483841947482449</text:p>
          </table:table-cell>
          <table:table-cell office:value-type="float" office:value="0.0737046563915657" calcext:value-type="float">
            <text:p>0.073704656391566</text:p>
          </table:table-cell>
          <table:table-cell office:value-type="float" office:value="0.0557933997751587" calcext:value-type="float">
            <text:p>0.055793399775159</text:p>
          </table:table-cell>
          <table:table-cell office:value-type="float" office:value="0.0324843942587962" calcext:value-type="float">
            <text:p>0.03248439425879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9271849182286" calcext:value-type="float">
            <text:p>0.399271849182286</text:p>
          </table:table-cell>
          <table:table-cell office:value-type="float" office:value="1.40169507448872" calcext:value-type="float">
            <text:p>1.40169507448872</text:p>
          </table:table-cell>
          <table:table-cell office:value-type="float" office:value="0.479157209882539" calcext:value-type="float">
            <text:p>0.479157209882539</text:p>
          </table:table-cell>
          <table:table-cell office:value-type="float" office:value="0.0734844167280586" calcext:value-type="float">
            <text:p>0.073484416728059</text:p>
          </table:table-cell>
          <table:table-cell office:value-type="float" office:value="0.0563400387651788" calcext:value-type="float">
            <text:p>0.056340038765179</text:p>
          </table:table-cell>
          <table:table-cell office:value-type="float" office:value="0.0318713586139398" calcext:value-type="float">
            <text:p>0.031871358613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4702692446808" calcext:value-type="float">
            <text:p>0.394702692446808</text:p>
          </table:table-cell>
          <table:table-cell office:value-type="float" office:value="1.40180517678411" calcext:value-type="float">
            <text:p>1.40180517678411</text:p>
          </table:table-cell>
          <table:table-cell office:value-type="float" office:value="0.479168680878515" calcext:value-type="float">
            <text:p>0.479168680878515</text:p>
          </table:table-cell>
          <table:table-cell office:value-type="float" office:value="0.0739265374968755" calcext:value-type="float">
            <text:p>0.073926537496876</text:p>
          </table:table-cell>
          <table:table-cell office:value-type="float" office:value="0.0563423328682016" calcext:value-type="float">
            <text:p>0.056342332868202</text:p>
          </table:table-cell>
          <table:table-cell office:value-type="float" office:value="0.0318734748027182" calcext:value-type="float">
            <text:p>0.0318734748027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3721153658826" calcext:value-type="float">
            <text:p>0.393721153658826</text:p>
          </table:table-cell>
          <table:table-cell office:value-type="float" office:value="1.40181274579175" calcext:value-type="float">
            <text:p>1.40181274579175</text:p>
          </table:table-cell>
          <table:table-cell office:value-type="float" office:value="0.479191720611126" calcext:value-type="float">
            <text:p>0.479191720611126</text:p>
          </table:table-cell>
          <table:table-cell office:value-type="float" office:value="0.073746720086286" calcext:value-type="float">
            <text:p>0.073746720086286</text:p>
          </table:table-cell>
          <table:table-cell office:value-type="float" office:value="0.0563448888469619" calcext:value-type="float">
            <text:p>0.056344888846962</text:p>
          </table:table-cell>
          <table:table-cell office:value-type="float" office:value="0.0318763542673227" calcext:value-type="float">
            <text:p>0.0318763542673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4664865199863" calcext:value-type="float">
            <text:p>0.584664865199863</text:p>
          </table:table-cell>
          <table:table-cell office:value-type="float" office:value="1.39610087588366" calcext:value-type="float">
            <text:p>1.39610087588366</text:p>
          </table:table-cell>
          <table:table-cell office:value-type="float" office:value="0.477098914236736" calcext:value-type="float">
            <text:p>0.477098914236736</text:p>
          </table:table-cell>
          <table:table-cell office:value-type="float" office:value="0.0721739330225597" calcext:value-type="float">
            <text:p>0.07217393302256</text:p>
          </table:table-cell>
          <table:table-cell office:value-type="float" office:value="0.0561065393318132" calcext:value-type="float">
            <text:p>0.056106539331813</text:p>
          </table:table-cell>
          <table:table-cell office:value-type="float" office:value="0.0315966474711945" calcext:value-type="float">
            <text:p>0.0315966474711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0459477203407" calcext:value-type="float">
            <text:p>0.400459477203407</text:p>
          </table:table-cell>
          <table:table-cell office:value-type="float" office:value="1.39973963588276" calcext:value-type="float">
            <text:p>1.39973963588276</text:p>
          </table:table-cell>
          <table:table-cell office:value-type="float" office:value="0.504817931161179" calcext:value-type="float">
            <text:p>0.504817931161179</text:p>
          </table:table-cell>
          <table:table-cell office:value-type="float" office:value="0.0793390886642503" calcext:value-type="float">
            <text:p>0.07933908866425</text:p>
          </table:table-cell>
          <table:table-cell office:value-type="float" office:value="0.0604472707368876" calcext:value-type="float">
            <text:p>0.060447270736888</text:p>
          </table:table-cell>
          <table:table-cell office:value-type="float" office:value="0.0445975221458972" calcext:value-type="float">
            <text:p>0.04459752214589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8037040162123" calcext:value-type="float">
            <text:p>0.568037040162123</text:p>
          </table:table-cell>
          <table:table-cell office:value-type="float" office:value="1.25112391542543" calcext:value-type="float">
            <text:p>1.25112391542543</text:p>
          </table:table-cell>
          <table:table-cell office:value-type="float" office:value="0.499953807940186" calcext:value-type="float">
            <text:p>0.499953807940186</text:p>
          </table:table-cell>
          <table:table-cell office:value-type="float" office:value="0.0696870577134241" calcext:value-type="float">
            <text:p>0.069687057713424</text:p>
          </table:table-cell>
          <table:table-cell office:value-type="float" office:value="0.0533459430869026" calcext:value-type="float">
            <text:p>0.053345943086903</text:p>
          </table:table-cell>
          <table:table-cell office:value-type="float" office:value="0.0304244739275064" calcext:value-type="float">
            <text:p>0.0304244739275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95537137245" calcext:value-type="float">
            <text:p>0.5595537137245</text:p>
          </table:table-cell>
          <table:table-cell office:value-type="float" office:value="1.25129256230295" calcext:value-type="float">
            <text:p>1.25129256230295</text:p>
          </table:table-cell>
          <table:table-cell office:value-type="float" office:value="0.500061794117544" calcext:value-type="float">
            <text:p>0.500061794117544</text:p>
          </table:table-cell>
          <table:table-cell office:value-type="float" office:value="0.0701112540719158" calcext:value-type="float">
            <text:p>0.070111254071916</text:p>
          </table:table-cell>
          <table:table-cell office:value-type="float" office:value="0.0533565986119747" calcext:value-type="float">
            <text:p>0.053356598611975</text:p>
          </table:table-cell>
          <table:table-cell office:value-type="float" office:value="0.030438330148047" calcext:value-type="float">
            <text:p>0.0304383301480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8223620664882" calcext:value-type="float">
            <text:p>0.558223620664882</text:p>
          </table:table-cell>
          <table:table-cell office:value-type="float" office:value="1.25128709159133" calcext:value-type="float">
            <text:p>1.25128709159133</text:p>
          </table:table-cell>
          <table:table-cell office:value-type="float" office:value="0.500094390892466" calcext:value-type="float">
            <text:p>0.500094390892466</text:p>
          </table:table-cell>
          <table:table-cell office:value-type="float" office:value="0.0699913476422578" calcext:value-type="float">
            <text:p>0.069991347642258</text:p>
          </table:table-cell>
          <table:table-cell office:value-type="float" office:value="0.0533599750857475" calcext:value-type="float">
            <text:p>0.053359975085748</text:p>
          </table:table-cell>
          <table:table-cell office:value-type="float" office:value="0.0304421708656165" calcext:value-type="float">
            <text:p>0.0304421708656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62068239770101" calcext:value-type="float">
            <text:p>0.762068239770101</text:p>
          </table:table-cell>
          <table:table-cell office:value-type="float" office:value="1.24561744789018" calcext:value-type="float">
            <text:p>1.24561744789018</text:p>
          </table:table-cell>
          <table:table-cell office:value-type="float" office:value="0.49770963790899" calcext:value-type="float">
            <text:p>0.49770963790899</text:p>
          </table:table-cell>
          <table:table-cell office:value-type="float" office:value="0.0684068527719349" calcext:value-type="float">
            <text:p>0.068406852771935</text:p>
          </table:table-cell>
          <table:table-cell office:value-type="float" office:value="0.0531107509967622" calcext:value-type="float">
            <text:p>0.053110750996762</text:p>
          </table:table-cell>
          <table:table-cell office:value-type="float" office:value="0.0301503805059144" calcext:value-type="float">
            <text:p>0.0301503805059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95699978191687" calcext:value-type="float">
            <text:p>0.595699978191687</text:p>
          </table:table-cell>
          <table:table-cell office:value-type="float" office:value="1.2263316348805" calcext:value-type="float">
            <text:p>1.2263316348805</text:p>
          </table:table-cell>
          <table:table-cell office:value-type="float" office:value="0.479419247735595" calcext:value-type="float">
            <text:p>0.479419247735595</text:p>
          </table:table-cell>
          <table:table-cell office:value-type="float" office:value="0.0642549858216974" calcext:value-type="float">
            <text:p>0.064254985821697</text:p>
          </table:table-cell>
          <table:table-cell office:value-type="float" office:value="0.0519685966211376" calcext:value-type="float">
            <text:p>0.051968596621138</text:p>
          </table:table-cell>
          <table:table-cell office:value-type="float" office:value="0.0311171293669054" calcext:value-type="float">
            <text:p>0.03111712936690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9241270722568" calcext:value-type="float">
            <text:p>0.429241270722568</text:p>
          </table:table-cell>
          <table:table-cell office:value-type="float" office:value="1.34386891874113" calcext:value-type="float">
            <text:p>1.34386891874113</text:p>
          </table:table-cell>
          <table:table-cell office:value-type="float" office:value="0.479158241185971" calcext:value-type="float">
            <text:p>0.479158241185971</text:p>
          </table:table-cell>
          <table:table-cell office:value-type="float" office:value="0.0729628271936435" calcext:value-type="float">
            <text:p>0.072962827193644</text:p>
          </table:table-cell>
          <table:table-cell office:value-type="float" office:value="0.055092799486255" calcext:value-type="float">
            <text:p>0.055092799486255</text:p>
          </table:table-cell>
          <table:table-cell office:value-type="float" office:value="0.0299329530533101" calcext:value-type="float">
            <text:p>0.029932953053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3333093747526" calcext:value-type="float">
            <text:p>0.433333093747526</text:p>
          </table:table-cell>
          <table:table-cell office:value-type="float" office:value="1.34365747522651" calcext:value-type="float">
            <text:p>1.34365747522651</text:p>
          </table:table-cell>
          <table:table-cell office:value-type="float" office:value="0.478997072289432" calcext:value-type="float">
            <text:p>0.478997072289432</text:p>
          </table:table-cell>
          <table:table-cell office:value-type="float" office:value="0.073200269522988" calcext:value-type="float">
            <text:p>0.073200269522988</text:p>
          </table:table-cell>
          <table:table-cell office:value-type="float" office:value="0.0550741004539718" calcext:value-type="float">
            <text:p>0.055074100453972</text:p>
          </table:table-cell>
          <table:table-cell office:value-type="float" office:value="0.0299130402121762" calcext:value-type="float">
            <text:p>0.0299130402121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7472643421179" calcext:value-type="float">
            <text:p>0.427472643421179</text:p>
          </table:table-cell>
          <table:table-cell office:value-type="float" office:value="1.34367242539389" calcext:value-type="float">
            <text:p>1.34367242539389</text:p>
          </table:table-cell>
          <table:table-cell office:value-type="float" office:value="0.479123933556726" calcext:value-type="float">
            <text:p>0.479123933556726</text:p>
          </table:table-cell>
          <table:table-cell office:value-type="float" office:value="0.0731380343714827" calcext:value-type="float">
            <text:p>0.073138034371483</text:p>
          </table:table-cell>
          <table:table-cell office:value-type="float" office:value="0.0550884238064052" calcext:value-type="float">
            <text:p>0.055088423806405</text:p>
          </table:table-cell>
          <table:table-cell office:value-type="float" office:value="0.0299289261996584" calcext:value-type="float">
            <text:p>0.0299289261996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5692909395894" calcext:value-type="float">
            <text:p>0.615692909395894</text:p>
          </table:table-cell>
          <table:table-cell office:value-type="float" office:value="1.33827295620076" calcext:value-type="float">
            <text:p>1.33827295620076</text:p>
          </table:table-cell>
          <table:table-cell office:value-type="float" office:value="0.47708848421528" calcext:value-type="float">
            <text:p>0.47708848421528</text:p>
          </table:table-cell>
          <table:table-cell office:value-type="float" office:value="0.0717527710762253" calcext:value-type="float">
            <text:p>0.071752771076225</text:p>
          </table:table-cell>
          <table:table-cell office:value-type="float" office:value="0.0548601509878337" calcext:value-type="float">
            <text:p>0.054860150987834</text:p>
          </table:table-cell>
          <table:table-cell office:value-type="float" office:value="0.0296734921837368" calcext:value-type="float">
            <text:p>0.0296734921837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5501251142054" calcext:value-type="float">
            <text:p>0.415501251142054</text:p>
          </table:table-cell>
          <table:table-cell office:value-type="float" office:value="1.35817903872184" calcext:value-type="float">
            <text:p>1.35817903872184</text:p>
          </table:table-cell>
          <table:table-cell office:value-type="float" office:value="0.476410481423665" calcext:value-type="float">
            <text:p>0.476410481423665</text:p>
          </table:table-cell>
          <table:table-cell office:value-type="float" office:value="0.0887242920271501" calcext:value-type="float">
            <text:p>0.08872429202715</text:p>
          </table:table-cell>
          <table:table-cell office:value-type="float" office:value="0.0668341191605691" calcext:value-type="float">
            <text:p>0.066834119160569</text:p>
          </table:table-cell>
          <table:table-cell office:value-type="float" office:value="0.0349757989898956" calcext:value-type="float">
            <text:p>0.03497579898989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6627493428091" calcext:value-type="float">
            <text:p>0.396627493428091</text:p>
          </table:table-cell>
          <table:table-cell office:value-type="float" office:value="1.35678417905639" calcext:value-type="float">
            <text:p>1.35678417905639</text:p>
          </table:table-cell>
          <table:table-cell office:value-type="float" office:value="0.529066975186145" calcext:value-type="float">
            <text:p>0.529066975186145</text:p>
          </table:table-cell>
          <table:table-cell office:value-type="float" office:value="0.0783702016058885" calcext:value-type="float">
            <text:p>0.078370201605889</text:p>
          </table:table-cell>
          <table:table-cell office:value-type="float" office:value="0.0599190234937685" calcext:value-type="float">
            <text:p>0.059919023493769</text:p>
          </table:table-cell>
          <table:table-cell office:value-type="float" office:value="0.0347108570808942" calcext:value-type="float">
            <text:p>0.0347108570808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124215976248" calcext:value-type="float">
            <text:p>0.40124215976248</text:p>
          </table:table-cell>
          <table:table-cell office:value-type="float" office:value="1.35652252816654" calcext:value-type="float">
            <text:p>1.35652252816654</text:p>
          </table:table-cell>
          <table:table-cell office:value-type="float" office:value="0.528870515933219" calcext:value-type="float">
            <text:p>0.528870515933219</text:p>
          </table:table-cell>
          <table:table-cell office:value-type="float" office:value="0.0786497291572076" calcext:value-type="float">
            <text:p>0.078649729157208</text:p>
          </table:table-cell>
          <table:table-cell office:value-type="float" office:value="0.0598986822705104" calcext:value-type="float">
            <text:p>0.05989868227051</text:p>
          </table:table-cell>
          <table:table-cell office:value-type="float" office:value="0.0346853355091261" calcext:value-type="float">
            <text:p>0.0346853355091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3782741045662" calcext:value-type="float">
            <text:p>0.403782741045662</text:p>
          </table:table-cell>
          <table:table-cell office:value-type="float" office:value="1.3565171670473" calcext:value-type="float">
            <text:p>1.3565171670473</text:p>
          </table:table-cell>
          <table:table-cell office:value-type="float" office:value="0.528811949259831" calcext:value-type="float">
            <text:p>0.528811949259831</text:p>
          </table:table-cell>
          <table:table-cell office:value-type="float" office:value="0.078448651331679" calcext:value-type="float">
            <text:p>0.078448651331679</text:p>
          </table:table-cell>
          <table:table-cell office:value-type="float" office:value="0.0598922140077929" calcext:value-type="float">
            <text:p>0.059892214007793</text:p>
          </table:table-cell>
          <table:table-cell office:value-type="float" office:value="0.0346773590697023" calcext:value-type="float">
            <text:p>0.0346773590697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1578345486703" calcext:value-type="float">
            <text:p>0.601578345486703</text:p>
          </table:table-cell>
          <table:table-cell office:value-type="float" office:value="1.35119254545448" calcext:value-type="float">
            <text:p>1.35119254545448</text:p>
          </table:table-cell>
          <table:table-cell office:value-type="float" office:value="0.52663465446419" calcext:value-type="float">
            <text:p>0.52663465446419</text:p>
          </table:table-cell>
          <table:table-cell office:value-type="float" office:value="0.0768948393059922" calcext:value-type="float">
            <text:p>0.076894839305992</text:p>
          </table:table-cell>
          <table:table-cell office:value-type="float" office:value="0.0596500469533569" calcext:value-type="float">
            <text:p>0.059650046953357</text:p>
          </table:table-cell>
          <table:table-cell office:value-type="float" office:value="0.0343904620140208" calcext:value-type="float">
            <text:p>0.0343904620140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5598853887216" calcext:value-type="float">
            <text:p>0.405598853887216</text:p>
          </table:table-cell>
          <table:table-cell office:value-type="float" office:value="1.35789174386523" calcext:value-type="float">
            <text:p>1.35789174386523</text:p>
          </table:table-cell>
          <table:table-cell office:value-type="float" office:value="0.516830267044632" calcext:value-type="float">
            <text:p>0.516830267044632</text:p>
          </table:table-cell>
          <table:table-cell office:value-type="float" office:value="0.0748653318304682" calcext:value-type="float">
            <text:p>0.074865331830468</text:p>
          </table:table-cell>
          <table:table-cell office:value-type="float" office:value="0.0604852143734327" calcext:value-type="float">
            <text:p>0.060485214373433</text:p>
          </table:table-cell>
          <table:table-cell office:value-type="float" office:value="0.034026100188831" calcext:value-type="float">
            <text:p>0.03402610018883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8818118670014" calcext:value-type="float">
            <text:p>0.538818118670014</text:p>
          </table:table-cell>
          <table:table-cell office:value-type="float" office:value="1.27289726838268" calcext:value-type="float">
            <text:p>1.27289726838268</text:p>
          </table:table-cell>
          <table:table-cell office:value-type="float" office:value="0.479971962250068" calcext:value-type="float">
            <text:p>0.479971962250068</text:p>
          </table:table-cell>
          <table:table-cell office:value-type="float" office:value="0.072063921781856" calcext:value-type="float">
            <text:p>0.072063921781856</text:p>
          </table:table-cell>
          <table:table-cell office:value-type="float" office:value="0.0544690059883696" calcext:value-type="float">
            <text:p>0.05446900598837</text:p>
          </table:table-cell>
          <table:table-cell office:value-type="float" office:value="0.0298967120119288" calcext:value-type="float">
            <text:p>0.0298967120119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6877284144781" calcext:value-type="float">
            <text:p>0.526877284144781</text:p>
          </table:table-cell>
          <table:table-cell office:value-type="float" office:value="1.27318088984556" calcext:value-type="float">
            <text:p>1.27318088984556</text:p>
          </table:table-cell>
          <table:table-cell office:value-type="float" office:value="0.480152816086173" calcext:value-type="float">
            <text:p>0.480152816086173</text:p>
          </table:table-cell>
          <table:table-cell office:value-type="float" office:value="0.0725670547704336" calcext:value-type="float">
            <text:p>0.072567054770434</text:p>
          </table:table-cell>
          <table:table-cell office:value-type="float" office:value="0.0544889283498576" calcext:value-type="float">
            <text:p>0.054488928349858</text:p>
          </table:table-cell>
          <table:table-cell office:value-type="float" office:value="0.0299201070925643" calcext:value-type="float">
            <text:p>0.0299201070925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3006330944544" calcext:value-type="float">
            <text:p>0.533006330944544</text:p>
          </table:table-cell>
          <table:table-cell office:value-type="float" office:value="1.27319227565532" calcext:value-type="float">
            <text:p>1.27319227565532</text:p>
          </table:table-cell>
          <table:table-cell office:value-type="float" office:value="0.480009084905277" calcext:value-type="float">
            <text:p>0.480009084905277</text:p>
          </table:table-cell>
          <table:table-cell office:value-type="float" office:value="0.0723294744759636" calcext:value-type="float">
            <text:p>0.072329474475964</text:p>
          </table:table-cell>
          <table:table-cell office:value-type="float" office:value="0.05447312951509" calcext:value-type="float">
            <text:p>0.05447312951509</text:p>
          </table:table-cell>
          <table:table-cell office:value-type="float" office:value="0.0299017534840077" calcext:value-type="float">
            <text:p>0.0299017534840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503013730466" calcext:value-type="float">
            <text:p>0.72503013730466</text:p>
          </table:table-cell>
          <table:table-cell office:value-type="float" office:value="1.26792528930472" calcext:value-type="float">
            <text:p>1.26792528930472</text:p>
          </table:table-cell>
          <table:table-cell office:value-type="float" office:value="0.47790618800748" calcext:value-type="float">
            <text:p>0.47790618800748</text:p>
          </table:table-cell>
          <table:table-cell office:value-type="float" office:value="0.0708527800133727" calcext:value-type="float">
            <text:p>0.070852780013373</text:p>
          </table:table-cell>
          <table:table-cell office:value-type="float" office:value="0.0542408775515713" calcext:value-type="float">
            <text:p>0.054240877551571</text:p>
          </table:table-cell>
          <table:table-cell office:value-type="float" office:value="0.0296384835940096" calcext:value-type="float">
            <text:p>0.029638483594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98800195415641" calcext:value-type="float">
            <text:p>0.498800195415641</text:p>
          </table:table-cell>
          <table:table-cell office:value-type="float" office:value="1.3012847864354" calcext:value-type="float">
            <text:p>1.3012847864354</text:p>
          </table:table-cell>
          <table:table-cell office:value-type="float" office:value="0.484015622937432" calcext:value-type="float">
            <text:p>0.484015622937432</text:p>
          </table:table-cell>
          <table:table-cell office:value-type="float" office:value="0.0867135505241704" calcext:value-type="float">
            <text:p>0.08671355052417</text:p>
          </table:table-cell>
          <table:table-cell office:value-type="float" office:value="0.065774640421741" calcext:value-type="float">
            <text:p>0.065774640421741</text:p>
          </table:table-cell>
          <table:table-cell office:value-type="float" office:value="0.0307190485680312" calcext:value-type="float">
            <text:p>0.03071904856803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7590988990488" calcext:value-type="float">
            <text:p>0.477590988990488</text:p>
          </table:table-cell>
          <table:table-cell office:value-type="float" office:value="1.28292737096134" calcext:value-type="float">
            <text:p>1.28292737096134</text:p>
          </table:table-cell>
          <table:table-cell office:value-type="float" office:value="0.533053470114801" calcext:value-type="float">
            <text:p>0.533053470114801</text:p>
          </table:table-cell>
          <table:table-cell office:value-type="float" office:value="0.0782179138106991" calcext:value-type="float">
            <text:p>0.078217913810699</text:p>
          </table:table-cell>
          <table:table-cell office:value-type="float" office:value="0.0583887814842373" calcext:value-type="float">
            <text:p>0.058388781484237</text:p>
          </table:table-cell>
          <table:table-cell office:value-type="float" office:value="0.0340156808912874" calcext:value-type="float">
            <text:p>0.0340156808912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750554807832" calcext:value-type="float">
            <text:p>0.48750554807832</text:p>
          </table:table-cell>
          <table:table-cell office:value-type="float" office:value="1.28255650430126" calcext:value-type="float">
            <text:p>1.28255650430126</text:p>
          </table:table-cell>
          <table:table-cell office:value-type="float" office:value="0.532707903897816" calcext:value-type="float">
            <text:p>0.532707903897816</text:p>
          </table:table-cell>
          <table:table-cell office:value-type="float" office:value="0.0784349841437781" calcext:value-type="float">
            <text:p>0.078434984143778</text:p>
          </table:table-cell>
          <table:table-cell office:value-type="float" office:value="0.0583518768008212" calcext:value-type="float">
            <text:p>0.058351876800821</text:p>
          </table:table-cell>
          <table:table-cell office:value-type="float" office:value="0.0339716998143142" calcext:value-type="float">
            <text:p>0.0339716998143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3422770248821" calcext:value-type="float">
            <text:p>0.483422770248821</text:p>
          </table:table-cell>
          <table:table-cell office:value-type="float" office:value="1.28253932209828" calcext:value-type="float">
            <text:p>1.28253932209828</text:p>
          </table:table-cell>
          <table:table-cell office:value-type="float" office:value="0.532808049276121" calcext:value-type="float">
            <text:p>0.532808049276121</text:p>
          </table:table-cell>
          <table:table-cell office:value-type="float" office:value="0.0783429120982579" calcext:value-type="float">
            <text:p>0.078342912098258</text:p>
          </table:table-cell>
          <table:table-cell office:value-type="float" office:value="0.0583623976024561" calcext:value-type="float">
            <text:p>0.058362397602456</text:p>
          </table:table-cell>
          <table:table-cell office:value-type="float" office:value="0.0339844466379775" calcext:value-type="float">
            <text:p>0.0339844466379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425335979424" calcext:value-type="float">
            <text:p>0.68425335979424</text:p>
          </table:table-cell>
          <table:table-cell office:value-type="float" office:value="1.27726693340621" calcext:value-type="float">
            <text:p>1.27726693340621</text:p>
          </table:table-cell>
          <table:table-cell office:value-type="float" office:value="0.530471856761952" calcext:value-type="float">
            <text:p>0.530471856761952</text:p>
          </table:table-cell>
          <table:table-cell office:value-type="float" office:value="0.0767699974823528" calcext:value-type="float">
            <text:p>0.076769997482353</text:p>
          </table:table-cell>
          <table:table-cell office:value-type="float" office:value="0.0581156945526" calcext:value-type="float">
            <text:p>0.0581156945526</text:p>
          </table:table-cell>
          <table:table-cell office:value-type="float" office:value="0.0336849965893951" calcext:value-type="float">
            <text:p>0.0336849965893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3862585696052" calcext:value-type="float">
            <text:p>0.463862585696052</text:p>
          </table:table-cell>
          <table:table-cell office:value-type="float" office:value="1.29931178934877" calcext:value-type="float">
            <text:p>1.29931178934877</text:p>
          </table:table-cell>
          <table:table-cell office:value-type="float" office:value="0.550485752091427" calcext:value-type="float">
            <text:p>0.550485752091427</text:p>
          </table:table-cell>
          <table:table-cell office:value-type="float" office:value="0.0998442497725895" calcext:value-type="float">
            <text:p>0.09984424977259</text:p>
          </table:table-cell>
          <table:table-cell office:value-type="float" office:value="0.0758994148026804" calcext:value-type="float">
            <text:p>0.07589941480268</text:p>
          </table:table-cell>
          <table:table-cell office:value-type="float" office:value="0.0450079606686822" calcext:value-type="float">
            <text:p>0.04500796066868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5574301221641" calcext:value-type="float">
            <text:p>0.535574301221641</text:p>
          </table:table-cell>
          <table:table-cell office:value-type="float" office:value="1.28186192565296" calcext:value-type="float">
            <text:p>1.28186192565296</text:p>
          </table:table-cell>
          <table:table-cell office:value-type="float" office:value="0.429170402357408" calcext:value-type="float">
            <text:p>0.429170402357408</text:p>
          </table:table-cell>
          <table:table-cell office:value-type="float" office:value="0.0689195461711323" calcext:value-type="float">
            <text:p>0.068919546171132</text:p>
          </table:table-cell>
          <table:table-cell office:value-type="float" office:value="0.0527332319457247" calcext:value-type="float">
            <text:p>0.052733231945725</text:p>
          </table:table-cell>
          <table:table-cell office:value-type="float" office:value="0.0281321228255971" calcext:value-type="float">
            <text:p>0.028132122825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1440501723022" calcext:value-type="float">
            <text:p>0.541440501723022</text:p>
          </table:table-cell>
          <table:table-cell office:value-type="float" office:value="1.28168897695639" calcext:value-type="float">
            <text:p>1.28168897695639</text:p>
          </table:table-cell>
          <table:table-cell office:value-type="float" office:value="0.428998042740388" calcext:value-type="float">
            <text:p>0.428998042740388</text:p>
          </table:table-cell>
          <table:table-cell office:value-type="float" office:value="0.0691654169902787" calcext:value-type="float">
            <text:p>0.069165416990279</text:p>
          </table:table-cell>
          <table:table-cell office:value-type="float" office:value="0.0527128247129888" calcext:value-type="float">
            <text:p>0.052712824712989</text:p>
          </table:table-cell>
          <table:table-cell office:value-type="float" office:value="0.0281096546166452" calcext:value-type="float">
            <text:p>0.0281096546166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7845152540852" calcext:value-type="float">
            <text:p>0.537845152540852</text:p>
          </table:table-cell>
          <table:table-cell office:value-type="float" office:value="1.28170079035308" calcext:value-type="float">
            <text:p>1.28170079035308</text:p>
          </table:table-cell>
          <table:table-cell office:value-type="float" office:value="0.429063658573242" calcext:value-type="float">
            <text:p>0.429063658573242</text:p>
          </table:table-cell>
          <table:table-cell office:value-type="float" office:value="0.0690495329009762" calcext:value-type="float">
            <text:p>0.069049532900976</text:p>
          </table:table-cell>
          <table:table-cell office:value-type="float" office:value="0.0527207386070044" calcext:value-type="float">
            <text:p>0.052720738607004</text:p>
          </table:table-cell>
          <table:table-cell office:value-type="float" office:value="0.0281182161748733" calcext:value-type="float">
            <text:p>0.0281182161748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01796330982582" calcext:value-type="float">
            <text:p>0.701796330982582</text:p>
          </table:table-cell>
          <table:table-cell office:value-type="float" office:value="1.27746673141254" calcext:value-type="float">
            <text:p>1.27746673141254</text:p>
          </table:table-cell>
          <table:table-cell office:value-type="float" office:value="0.42756505636517" calcext:value-type="float">
            <text:p>0.42756505636517</text:p>
          </table:table-cell>
          <table:table-cell office:value-type="float" office:value="0.0678284917489687" calcext:value-type="float">
            <text:p>0.067828491748969</text:p>
          </table:table-cell>
          <table:table-cell office:value-type="float" office:value="0.0525413512152328" calcext:value-type="float">
            <text:p>0.052541351215233</text:p>
          </table:table-cell>
          <table:table-cell office:value-type="float" office:value="0.0279209879274084" calcext:value-type="float">
            <text:p>0.0279209879274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6001907314572" calcext:value-type="float">
            <text:p>0.56001907314572</text:p>
          </table:table-cell>
          <table:table-cell office:value-type="float" office:value="1.27413058889501" calcext:value-type="float">
            <text:p>1.27413058889501</text:p>
          </table:table-cell>
          <table:table-cell office:value-type="float" office:value="0.422483180681569" calcext:value-type="float">
            <text:p>0.422483180681569</text:p>
          </table:table-cell>
          <table:table-cell office:value-type="float" office:value="0.0735787344232789" calcext:value-type="float">
            <text:p>0.073578734423279</text:p>
          </table:table-cell>
          <table:table-cell office:value-type="float" office:value="0.057888653864963" calcext:value-type="float">
            <text:p>0.057888653864963</text:p>
          </table:table-cell>
          <table:table-cell office:value-type="float" office:value="0.0326575463086638" calcext:value-type="float">
            <text:p>0.0326575463086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2683051070119" calcext:value-type="float">
            <text:p>0.632683051070119</text:p>
          </table:table-cell>
          <table:table-cell office:value-type="float" office:value="1.22691863700611" calcext:value-type="float">
            <text:p>1.22691863700611</text:p>
          </table:table-cell>
          <table:table-cell office:value-type="float" office:value="0.478672166669515" calcext:value-type="float">
            <text:p>0.478672166669515</text:p>
          </table:table-cell>
          <table:table-cell office:value-type="float" office:value="0.0741406095868068" calcext:value-type="float">
            <text:p>0.074140609586807</text:p>
          </table:table-cell>
          <table:table-cell office:value-type="float" office:value="0.0574756244390287" calcext:value-type="float">
            <text:p>0.057475624439029</text:p>
          </table:table-cell>
          <table:table-cell office:value-type="float" office:value="0.0313629919957067" calcext:value-type="float">
            <text:p>0.0313629919957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9085728479775" calcext:value-type="float">
            <text:p>0.619085728479775</text:p>
          </table:table-cell>
          <table:table-cell office:value-type="float" office:value="1.22718208082804" calcext:value-type="float">
            <text:p>1.22718208082804</text:p>
          </table:table-cell>
          <table:table-cell office:value-type="float" office:value="0.478905486313115" calcext:value-type="float">
            <text:p>0.478905486313115</text:p>
          </table:table-cell>
          <table:table-cell office:value-type="float" office:value="0.07465856145321" calcext:value-type="float">
            <text:p>0.07465856145321</text:p>
          </table:table-cell>
          <table:table-cell office:value-type="float" office:value="0.0575054500015948" calcext:value-type="float">
            <text:p>0.057505450001595</text:p>
          </table:table-cell>
          <table:table-cell office:value-type="float" office:value="0.0313945101981063" calcext:value-type="float">
            <text:p>0.0313945101981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2594443483921" calcext:value-type="float">
            <text:p>0.622594443483921</text:p>
          </table:table-cell>
          <table:table-cell office:value-type="float" office:value="1.22718546078174" calcext:value-type="float">
            <text:p>1.22718546078174</text:p>
          </table:table-cell>
          <table:table-cell office:value-type="float" office:value="0.478821236349943" calcext:value-type="float">
            <text:p>0.478821236349943</text:p>
          </table:table-cell>
          <table:table-cell office:value-type="float" office:value="0.0744565390556808" calcext:value-type="float">
            <text:p>0.074456539055681</text:p>
          </table:table-cell>
          <table:table-cell office:value-type="float" office:value="0.0574955485763921" calcext:value-type="float">
            <text:p>0.057495548576392</text:p>
          </table:table-cell>
          <table:table-cell office:value-type="float" office:value="0.0313831110870992" calcext:value-type="float">
            <text:p>0.0313831110870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18189526286417" calcext:value-type="float">
            <text:p>0.818189526286417</text:p>
          </table:table-cell>
          <table:table-cell office:value-type="float" office:value="1.22170051657978" calcext:value-type="float">
            <text:p>1.22170051657978</text:p>
          </table:table-cell>
          <table:table-cell office:value-type="float" office:value="0.476591095811669" calcext:value-type="float">
            <text:p>0.476591095811669</text:p>
          </table:table-cell>
          <table:table-cell office:value-type="float" office:value="0.0728557280104521" calcext:value-type="float">
            <text:p>0.072855728010452</text:p>
          </table:table-cell>
          <table:table-cell office:value-type="float" office:value="0.0572312582730994" calcext:value-type="float">
            <text:p>0.057231258273099</text:p>
          </table:table-cell>
          <table:table-cell office:value-type="float" office:value="0.031089375116526" calcext:value-type="float">
            <text:p>0.0310893751165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23615347722222" calcext:value-type="float">
            <text:p>0.623615347722222</text:p>
          </table:table-cell>
          <table:table-cell office:value-type="float" office:value="1.2228943673249" calcext:value-type="float">
            <text:p>1.2228943673249</text:p>
          </table:table-cell>
          <table:table-cell office:value-type="float" office:value="0.477792792327626" calcext:value-type="float">
            <text:p>0.477792792327626</text:p>
          </table:table-cell>
          <table:table-cell office:value-type="float" office:value="0.0833393197261284" calcext:value-type="float">
            <text:p>0.083339319726128</text:p>
          </table:table-cell>
          <table:table-cell office:value-type="float" office:value="0.0656749190300692" calcext:value-type="float">
            <text:p>0.065674919030069</text:p>
          </table:table-cell>
          <table:table-cell office:value-type="float" office:value="0.0334581831199626" calcext:value-type="float">
            <text:p>0.03345818311996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4854972895812" calcext:value-type="float">
            <text:p>0.504854972895812</text:p>
          </table:table-cell>
          <table:table-cell office:value-type="float" office:value="1.32489771270045" calcext:value-type="float">
            <text:p>1.32489771270045</text:p>
          </table:table-cell>
          <table:table-cell office:value-type="float" office:value="0.478087530545015" calcext:value-type="float">
            <text:p>0.478087530545015</text:p>
          </table:table-cell>
          <table:table-cell office:value-type="float" office:value="0.0713026395602449" calcext:value-type="float">
            <text:p>0.071302639560245</text:p>
          </table:table-cell>
          <table:table-cell office:value-type="float" office:value="0.0547378442919089" calcext:value-type="float">
            <text:p>0.054737844291909</text:p>
          </table:table-cell>
          <table:table-cell office:value-type="float" office:value="0.0301260983447515" calcext:value-type="float">
            <text:p>0.0301260983447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9032520143514" calcext:value-type="float">
            <text:p>0.519032520143514</text:p>
          </table:table-cell>
          <table:table-cell office:value-type="float" office:value="1.32431688356325" calcext:value-type="float">
            <text:p>1.32431688356325</text:p>
          </table:table-cell>
          <table:table-cell office:value-type="float" office:value="0.47772703507925" calcext:value-type="float">
            <text:p>0.47772703507925</text:p>
          </table:table-cell>
          <table:table-cell office:value-type="float" office:value="0.0714587535281062" calcext:value-type="float">
            <text:p>0.071458753528106</text:p>
          </table:table-cell>
          <table:table-cell office:value-type="float" office:value="0.0546962973443991" calcext:value-type="float">
            <text:p>0.054696297344399</text:p>
          </table:table-cell>
          <table:table-cell office:value-type="float" office:value="0.0300806243405491" calcext:value-type="float">
            <text:p>0.0300806243405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3817602319999" calcext:value-type="float">
            <text:p>0.513817602319999</text:p>
          </table:table-cell>
          <table:table-cell office:value-type="float" office:value="1.32433878406612" calcext:value-type="float">
            <text:p>1.32433878406612</text:p>
          </table:table-cell>
          <table:table-cell office:value-type="float" office:value="0.477828847448925" calcext:value-type="float">
            <text:p>0.477828847448925</text:p>
          </table:table-cell>
          <table:table-cell office:value-type="float" office:value="0.0713553356210784" calcext:value-type="float">
            <text:p>0.071355335621078</text:p>
          </table:table-cell>
          <table:table-cell office:value-type="float" office:value="0.0547077841542553" calcext:value-type="float">
            <text:p>0.054707784154255</text:p>
          </table:table-cell>
          <table:table-cell office:value-type="float" office:value="0.0300934391523002" calcext:value-type="float">
            <text:p>0.03009343915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0373663001785" calcext:value-type="float">
            <text:p>0.690373663001785</text:p>
          </table:table-cell>
          <table:table-cell office:value-type="float" office:value="1.31975889633871" calcext:value-type="float">
            <text:p>1.31975889633871</text:p>
          </table:table-cell>
          <table:table-cell office:value-type="float" office:value="0.476075318543531" calcext:value-type="float">
            <text:p>0.476075318543531</text:p>
          </table:table-cell>
          <table:table-cell office:value-type="float" office:value="0.0700765853764845" calcext:value-type="float">
            <text:p>0.070076585376485</text:p>
          </table:table-cell>
          <table:table-cell office:value-type="float" office:value="0.0545131051235863" calcext:value-type="float">
            <text:p>0.054513105123586</text:p>
          </table:table-cell>
          <table:table-cell office:value-type="float" office:value="0.0298716222302834" calcext:value-type="float">
            <text:p>0.029871622230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85863283219548" calcext:value-type="float">
            <text:p>0.485863283219548</text:p>
          </table:table-cell>
          <table:table-cell office:value-type="float" office:value="1.35289104983141" calcext:value-type="float">
            <text:p>1.35289104983141</text:p>
          </table:table-cell>
          <table:table-cell office:value-type="float" office:value="0.480737297304403" calcext:value-type="float">
            <text:p>0.480737297304403</text:p>
          </table:table-cell>
          <table:table-cell office:value-type="float" office:value="0.0808826933591713" calcext:value-type="float">
            <text:p>0.080882693359171</text:p>
          </table:table-cell>
          <table:table-cell office:value-type="float" office:value="0.0622569766205988" calcext:value-type="float">
            <text:p>0.062256976620599</text:p>
          </table:table-cell>
          <table:table-cell office:value-type="float" office:value="0.0304153171722613" calcext:value-type="float">
            <text:p>0.03041531717226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633197239409" calcext:value-type="float">
            <text:p>0.43633197239409</text:p>
          </table:table-cell>
          <table:table-cell office:value-type="float" office:value="1.30630445669306" calcext:value-type="float">
            <text:p>1.30630445669306</text:p>
          </table:table-cell>
          <table:table-cell office:value-type="float" office:value="0.533228647453605" calcext:value-type="float">
            <text:p>0.533228647453605</text:p>
          </table:table-cell>
          <table:table-cell office:value-type="float" office:value="0.0756942859227974" calcext:value-type="float">
            <text:p>0.075694285922797</text:p>
          </table:table-cell>
          <table:table-cell office:value-type="float" office:value="0.0579829119223041" calcext:value-type="float">
            <text:p>0.057982911922304</text:p>
          </table:table-cell>
          <table:table-cell office:value-type="float" office:value="0.0339538695716916" calcext:value-type="float">
            <text:p>0.0339538695716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2056808343534" calcext:value-type="float">
            <text:p>0.422056808343534</text:p>
          </table:table-cell>
          <table:table-cell office:value-type="float" office:value="1.30661530547132" calcext:value-type="float">
            <text:p>1.30661530547132</text:p>
          </table:table-cell>
          <table:table-cell office:value-type="float" office:value="0.533482759680609" calcext:value-type="float">
            <text:p>0.533482759680609</text:p>
          </table:table-cell>
          <table:table-cell office:value-type="float" office:value="0.0762717124153431" calcext:value-type="float">
            <text:p>0.076271712415343</text:p>
          </table:table-cell>
          <table:table-cell office:value-type="float" office:value="0.0580088335194551" calcext:value-type="float">
            <text:p>0.058008833519455</text:p>
          </table:table-cell>
          <table:table-cell office:value-type="float" office:value="0.0339873956415116" calcext:value-type="float">
            <text:p>0.0339873956415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561989902608" calcext:value-type="float">
            <text:p>0.42561989902608</text:p>
          </table:table-cell>
          <table:table-cell office:value-type="float" office:value="1.30661401382434" calcext:value-type="float">
            <text:p>1.30661401382434</text:p>
          </table:table-cell>
          <table:table-cell office:value-type="float" office:value="0.53338991779485" calcext:value-type="float">
            <text:p>0.53338991779485</text:p>
          </table:table-cell>
          <table:table-cell office:value-type="float" office:value="0.076040538290134" calcext:value-type="float">
            <text:p>0.076040538290134</text:p>
          </table:table-cell>
          <table:table-cell office:value-type="float" office:value="0.0579990571904425" calcext:value-type="float">
            <text:p>0.057999057190443</text:p>
          </table:table-cell>
          <table:table-cell office:value-type="float" office:value="0.0339751285115705" calcext:value-type="float">
            <text:p>0.0339751285115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3571263853827" calcext:value-type="float">
            <text:p>0.643571263853827</text:p>
          </table:table-cell>
          <table:table-cell office:value-type="float" office:value="1.30040730804877" calcext:value-type="float">
            <text:p>1.30040730804877</text:p>
          </table:table-cell>
          <table:table-cell office:value-type="float" office:value="0.530717584519134" calcext:value-type="float">
            <text:p>0.530717584519134</text:p>
          </table:table-cell>
          <table:table-cell office:value-type="float" office:value="0.0742249228528375" calcext:value-type="float">
            <text:p>0.074224922852838</text:p>
          </table:table-cell>
          <table:table-cell office:value-type="float" office:value="0.0577144026997178" calcext:value-type="float">
            <text:p>0.057714402699718</text:p>
          </table:table-cell>
          <table:table-cell office:value-type="float" office:value="0.0336328603488149" calcext:value-type="float">
            <text:p>0.0336328603488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1639069400117" calcext:value-type="float">
            <text:p>0.491639069400117</text:p>
          </table:table-cell>
          <table:table-cell office:value-type="float" office:value="1.26019607878686" calcext:value-type="float">
            <text:p>1.26019607878686</text:p>
          </table:table-cell>
          <table:table-cell office:value-type="float" office:value="0.509441909655983" calcext:value-type="float">
            <text:p>0.509441909655983</text:p>
          </table:table-cell>
          <table:table-cell office:value-type="float" office:value="0.0702291576072512" calcext:value-type="float">
            <text:p>0.070229157607251</text:p>
          </table:table-cell>
          <table:table-cell office:value-type="float" office:value="0.0588303434604828" calcext:value-type="float">
            <text:p>0.058830343460483</text:p>
          </table:table-cell>
          <table:table-cell office:value-type="float" office:value="0.0325512648647589" calcext:value-type="float">
            <text:p>0.03255126486475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1089616322867" calcext:value-type="float">
            <text:p>0.511089616322867</text:p>
          </table:table-cell>
          <table:table-cell office:value-type="float" office:value="1.26102179850809" calcext:value-type="float">
            <text:p>1.26102179850809</text:p>
          </table:table-cell>
          <table:table-cell office:value-type="float" office:value="0.51592618647527" calcext:value-type="float">
            <text:p>0.51592618647527</text:p>
          </table:table-cell>
          <table:table-cell office:value-type="float" office:value="0.0773575033720109" calcext:value-type="float">
            <text:p>0.077357503372011</text:p>
          </table:table-cell>
          <table:table-cell office:value-type="float" office:value="0.0583283830158045" calcext:value-type="float">
            <text:p>0.058328383015805</text:p>
          </table:table-cell>
          <table:table-cell office:value-type="float" office:value="0.0331154479703633" calcext:value-type="float">
            <text:p>0.0331154479703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8875813062681" calcext:value-type="float">
            <text:p>0.498875813062681</text:p>
          </table:table-cell>
          <table:table-cell office:value-type="float" office:value="1.26130801723867" calcext:value-type="float">
            <text:p>1.26130801723867</text:p>
          </table:table-cell>
          <table:table-cell office:value-type="float" office:value="0.516132815510577" calcext:value-type="float">
            <text:p>0.516132815510577</text:p>
          </table:table-cell>
          <table:table-cell office:value-type="float" office:value="0.077863079874765" calcext:value-type="float">
            <text:p>0.077863079874765</text:p>
          </table:table-cell>
          <table:table-cell office:value-type="float" office:value="0.058352430378288" calcext:value-type="float">
            <text:p>0.058352430378288</text:p>
          </table:table-cell>
          <table:table-cell office:value-type="float" office:value="0.0331429548356692" calcext:value-type="float">
            <text:p>0.0331429548356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9521524280138" calcext:value-type="float">
            <text:p>0.499521524280138</text:p>
          </table:table-cell>
          <table:table-cell office:value-type="float" office:value="1.26130959502733" calcext:value-type="float">
            <text:p>1.26130959502733</text:p>
          </table:table-cell>
          <table:table-cell office:value-type="float" office:value="0.516114356871335" calcext:value-type="float">
            <text:p>0.516114356871335</text:p>
          </table:table-cell>
          <table:table-cell office:value-type="float" office:value="0.077705868093215" calcext:value-type="float">
            <text:p>0.077705868093215</text:p>
          </table:table-cell>
          <table:table-cell office:value-type="float" office:value="0.0583505228204714" calcext:value-type="float">
            <text:p>0.058350522820471</text:p>
          </table:table-cell>
          <table:table-cell office:value-type="float" office:value="0.0331403373976414" calcext:value-type="float">
            <text:p>0.0331403373976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1741478409953" calcext:value-type="float">
            <text:p>0.711741478409953</text:p>
          </table:table-cell>
          <table:table-cell office:value-type="float" office:value="1.2554260839239" calcext:value-type="float">
            <text:p>1.2554260839239</text:p>
          </table:table-cell>
          <table:table-cell office:value-type="float" office:value="0.513553451357244" calcext:value-type="float">
            <text:p>0.513553451357244</text:p>
          </table:table-cell>
          <table:table-cell office:value-type="float" office:value="0.0759711624993553" calcext:value-type="float">
            <text:p>0.075971162499355</text:p>
          </table:table-cell>
          <table:table-cell office:value-type="float" office:value="0.0580699542730308" calcext:value-type="float">
            <text:p>0.058069954273031</text:p>
          </table:table-cell>
          <table:table-cell office:value-type="float" office:value="0.0328097264946775" calcext:value-type="float">
            <text:p>0.0328097264946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3482379005505" calcext:value-type="float">
            <text:p>0.523482379005505</text:p>
          </table:table-cell>
          <table:table-cell office:value-type="float" office:value="1.24588744394716" calcext:value-type="float">
            <text:p>1.24588744394716</text:p>
          </table:table-cell>
          <table:table-cell office:value-type="float" office:value="0.523893889849946" calcext:value-type="float">
            <text:p>0.523893889849946</text:p>
          </table:table-cell>
          <table:table-cell office:value-type="float" office:value="0.0921425224243031" calcext:value-type="float">
            <text:p>0.092142522424303</text:p>
          </table:table-cell>
          <table:table-cell office:value-type="float" office:value="0.0727742966286121" calcext:value-type="float">
            <text:p>0.072774296628612</text:p>
          </table:table-cell>
          <table:table-cell office:value-type="float" office:value="0.0398113946023416" calcext:value-type="float">
            <text:p>0.03981139460234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6241462847581" calcext:value-type="float">
            <text:p>0.566241462847581</text:p>
          </table:table-cell>
          <table:table-cell office:value-type="float" office:value="1.25441256653633" calcext:value-type="float">
            <text:p>1.25441256653633</text:p>
          </table:table-cell>
          <table:table-cell office:value-type="float" office:value="0.491053667725291" calcext:value-type="float">
            <text:p>0.491053667725291</text:p>
          </table:table-cell>
          <table:table-cell office:value-type="float" office:value="0.0766882052687503" calcext:value-type="float">
            <text:p>0.07668820526875</text:p>
          </table:table-cell>
          <table:table-cell office:value-type="float" office:value="0.0585065730584055" calcext:value-type="float">
            <text:p>0.058506573058406</text:p>
          </table:table-cell>
          <table:table-cell office:value-type="float" office:value="0.0325591042970386" calcext:value-type="float">
            <text:p>0.0325591042970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3515726540889" calcext:value-type="float">
            <text:p>0.573515726540889</text:p>
          </table:table-cell>
          <table:table-cell office:value-type="float" office:value="1.25410591602219" calcext:value-type="float">
            <text:p>1.25410591602219</text:p>
          </table:table-cell>
          <table:table-cell office:value-type="float" office:value="0.490808733013342" calcext:value-type="float">
            <text:p>0.490808733013342</text:p>
          </table:table-cell>
          <table:table-cell office:value-type="float" office:value="0.0769401858502214" calcext:value-type="float">
            <text:p>0.076940185850222</text:p>
          </table:table-cell>
          <table:table-cell office:value-type="float" office:value="0.0584769749935218" calcext:value-type="float">
            <text:p>0.058476974993522</text:p>
          </table:table-cell>
          <table:table-cell office:value-type="float" office:value="0.0325267967457596" calcext:value-type="float">
            <text:p>0.032526796745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0954174004954" calcext:value-type="float">
            <text:p>0.560954174004954</text:p>
          </table:table-cell>
          <table:table-cell office:value-type="float" office:value="1.25412569887075" calcext:value-type="float">
            <text:p>1.25412569887075</text:p>
          </table:table-cell>
          <table:table-cell office:value-type="float" office:value="0.491088131818946" calcext:value-type="float">
            <text:p>0.491088131818946</text:p>
          </table:table-cell>
          <table:table-cell office:value-type="float" office:value="0.076957025657392" calcext:value-type="float">
            <text:p>0.076957025657392</text:p>
          </table:table-cell>
          <table:table-cell office:value-type="float" office:value="0.0585095741366995" calcext:value-type="float">
            <text:p>0.0585095741367</text:p>
          </table:table-cell>
          <table:table-cell office:value-type="float" office:value="0.0325641332756701" calcext:value-type="float">
            <text:p>0.032564133275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6581009671016" calcext:value-type="float">
            <text:p>0.756581009671016</text:p>
          </table:table-cell>
          <table:table-cell office:value-type="float" office:value="1.24878577939798" calcext:value-type="float">
            <text:p>1.24878577939798</text:p>
          </table:table-cell>
          <table:table-cell office:value-type="float" office:value="0.488895137868756" calcext:value-type="float">
            <text:p>0.488895137868756</text:p>
          </table:table-cell>
          <table:table-cell office:value-type="float" office:value="0.0753476493455418" calcext:value-type="float">
            <text:p>0.075347649345542</text:p>
          </table:table-cell>
          <table:table-cell office:value-type="float" office:value="0.0582531403783665" calcext:value-type="float">
            <text:p>0.058253140378367</text:p>
          </table:table-cell>
          <table:table-cell office:value-type="float" office:value="0.0322718879689325" calcext:value-type="float">
            <text:p>0.0322718879689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72548639025288" calcext:value-type="float">
            <text:p>0.572548639025288</text:p>
          </table:table-cell>
          <table:table-cell office:value-type="float" office:value="1.25490760804079" calcext:value-type="float">
            <text:p>1.25490760804079</text:p>
          </table:table-cell>
          <table:table-cell office:value-type="float" office:value="0.505517367234605" calcext:value-type="float">
            <text:p>0.505517367234605</text:p>
          </table:table-cell>
          <table:table-cell office:value-type="float" office:value="0.0810591625764107" calcext:value-type="float">
            <text:p>0.081059162576411</text:p>
          </table:table-cell>
          <table:table-cell office:value-type="float" office:value="0.0613196980464194" calcext:value-type="float">
            <text:p>0.061319698046419</text:p>
          </table:table-cell>
          <table:table-cell office:value-type="float" office:value="0.0429867941705781" calcext:value-type="float">
            <text:p>0.04298679417057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5894233571812" calcext:value-type="float">
            <text:p>0.435894233571812</text:p>
          </table:table-cell>
          <table:table-cell office:value-type="float" office:value="1.37428436927908" calcext:value-type="float">
            <text:p>1.37428436927908</text:p>
          </table:table-cell>
          <table:table-cell office:value-type="float" office:value="0.489592780322321" calcext:value-type="float">
            <text:p>0.489592780322321</text:p>
          </table:table-cell>
          <table:table-cell office:value-type="float" office:value="0.0712321321750315" calcext:value-type="float">
            <text:p>0.071232132175032</text:p>
          </table:table-cell>
          <table:table-cell office:value-type="float" office:value="0.055828238709567" calcext:value-type="float">
            <text:p>0.055828238709567</text:p>
          </table:table-cell>
          <table:table-cell office:value-type="float" office:value="0.0308247715165642" calcext:value-type="float">
            <text:p>0.0308247715165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0564771436992" calcext:value-type="float">
            <text:p>0.430564771436992</text:p>
          </table:table-cell>
          <table:table-cell office:value-type="float" office:value="1.37439072362419" calcext:value-type="float">
            <text:p>1.37439072362419</text:p>
          </table:table-cell>
          <table:table-cell office:value-type="float" office:value="0.489627951173535" calcext:value-type="float">
            <text:p>0.489627951173535</text:p>
          </table:table-cell>
          <table:table-cell office:value-type="float" office:value="0.0716289601545151" calcext:value-type="float">
            <text:p>0.071628960154515</text:p>
          </table:table-cell>
          <table:table-cell office:value-type="float" office:value="0.0558328602915111" calcext:value-type="float">
            <text:p>0.055832860291511</text:p>
          </table:table-cell>
          <table:table-cell office:value-type="float" office:value="0.0308297675470251" calcext:value-type="float">
            <text:p>0.0308297675470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0598561723765" calcext:value-type="float">
            <text:p>0.430598561723765</text:p>
          </table:table-cell>
          <table:table-cell office:value-type="float" office:value="1.37439115327899" calcext:value-type="float">
            <text:p>1.37439115327899</text:p>
          </table:table-cell>
          <table:table-cell office:value-type="float" office:value="0.489627141038389" calcext:value-type="float">
            <text:p>0.489627141038389</text:p>
          </table:table-cell>
          <table:table-cell office:value-type="float" office:value="0.0714704244536253" calcext:value-type="float">
            <text:p>0.071470424453625</text:p>
          </table:table-cell>
          <table:table-cell office:value-type="float" office:value="0.0558327679627711" calcext:value-type="float">
            <text:p>0.055832767962771</text:p>
          </table:table-cell>
          <table:table-cell office:value-type="float" office:value="0.0308294774400547" calcext:value-type="float">
            <text:p>0.0308294774400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6653325461509" calcext:value-type="float">
            <text:p>0.626653325461509</text:p>
          </table:table-cell>
          <table:table-cell office:value-type="float" office:value="1.36867384669838" calcext:value-type="float">
            <text:p>1.36867384669838</text:p>
          </table:table-cell>
          <table:table-cell office:value-type="float" office:value="0.487470102135279" calcext:value-type="float">
            <text:p>0.487470102135279</text:p>
          </table:table-cell>
          <table:table-cell office:value-type="float" office:value="0.0699463795180253" calcext:value-type="float">
            <text:p>0.069946379518025</text:p>
          </table:table-cell>
          <table:table-cell office:value-type="float" office:value="0.0555924736624205" calcext:value-type="float">
            <text:p>0.055592473662421</text:p>
          </table:table-cell>
          <table:table-cell office:value-type="float" office:value="0.0305565339991656" calcext:value-type="float">
            <text:p>0.0305565339991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7874149736153" calcext:value-type="float">
            <text:p>0.467874149736153</text:p>
          </table:table-cell>
          <table:table-cell office:value-type="float" office:value="1.34370691425063" calcext:value-type="float">
            <text:p>1.34370691425063</text:p>
          </table:table-cell>
          <table:table-cell office:value-type="float" office:value="0.480776907694799" calcext:value-type="float">
            <text:p>0.480776907694799</text:p>
          </table:table-cell>
          <table:table-cell office:value-type="float" office:value="0.0728746146159294" calcext:value-type="float">
            <text:p>0.072874614615929</text:p>
          </table:table-cell>
          <table:table-cell office:value-type="float" office:value="0.0584535225066187" calcext:value-type="float">
            <text:p>0.058453522506619</text:p>
          </table:table-cell>
          <table:table-cell office:value-type="float" office:value="0.0307652111718088" calcext:value-type="float">
            <text:p>0.03076521117180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3558322029526" calcext:value-type="float">
            <text:p>0.443558322029526</text:p>
          </table:table-cell>
          <table:table-cell office:value-type="float" office:value="1.29241899715128" calcext:value-type="float">
            <text:p>1.29241899715128</text:p>
          </table:table-cell>
          <table:table-cell office:value-type="float" office:value="0.51190880189299" calcext:value-type="float">
            <text:p>0.51190880189299</text:p>
          </table:table-cell>
          <table:table-cell office:value-type="float" office:value="0.0764692978548914" calcext:value-type="float">
            <text:p>0.076469297854891</text:p>
          </table:table-cell>
          <table:table-cell office:value-type="float" office:value="0.0583668379105908" calcext:value-type="float">
            <text:p>0.058366837910591</text:p>
          </table:table-cell>
          <table:table-cell office:value-type="float" office:value="0.033127678498989" calcext:value-type="float">
            <text:p>0.0331276784989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938457905151" calcext:value-type="float">
            <text:p>0.44938457905151</text:p>
          </table:table-cell>
          <table:table-cell office:value-type="float" office:value="1.29213789506348" calcext:value-type="float">
            <text:p>1.29213789506348</text:p>
          </table:table-cell>
          <table:table-cell office:value-type="float" office:value="0.511687897116286" calcext:value-type="float">
            <text:p>0.511687897116286</text:p>
          </table:table-cell>
          <table:table-cell office:value-type="float" office:value="0.0767252674286294" calcext:value-type="float">
            <text:p>0.076725267428629</text:p>
          </table:table-cell>
          <table:table-cell office:value-type="float" office:value="0.0583419993419662" calcext:value-type="float">
            <text:p>0.058341999341966</text:p>
          </table:table-cell>
          <table:table-cell office:value-type="float" office:value="0.0330993022516281" calcext:value-type="float">
            <text:p>0.0330993022516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8185654958461" calcext:value-type="float">
            <text:p>0.438185654958461</text:p>
          </table:table-cell>
          <table:table-cell office:value-type="float" office:value="1.29214672723128" calcext:value-type="float">
            <text:p>1.29214672723128</text:p>
          </table:table-cell>
          <table:table-cell office:value-type="float" office:value="0.511945671511513" calcext:value-type="float">
            <text:p>0.511945671511513</text:p>
          </table:table-cell>
          <table:table-cell office:value-type="float" office:value="0.0767289988033779" calcext:value-type="float">
            <text:p>0.076728998803378</text:p>
          </table:table-cell>
          <table:table-cell office:value-type="float" office:value="0.0583707124066209" calcext:value-type="float">
            <text:p>0.058370712406621</text:p>
          </table:table-cell>
          <table:table-cell office:value-type="float" office:value="0.0331329234116318" calcext:value-type="float">
            <text:p>0.0331329234116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2439662293539" calcext:value-type="float">
            <text:p>0.642439662293539</text:p>
          </table:table-cell>
          <table:table-cell office:value-type="float" office:value="1.28650894274586" calcext:value-type="float">
            <text:p>1.28650894274586</text:p>
          </table:table-cell>
          <table:table-cell office:value-type="float" office:value="0.509576210693581" calcext:value-type="float">
            <text:p>0.509576210693581</text:p>
          </table:table-cell>
          <table:table-cell office:value-type="float" office:value="0.0750780325198938" calcext:value-type="float">
            <text:p>0.075078032519894</text:p>
          </table:table-cell>
          <table:table-cell office:value-type="float" office:value="0.0581081028250226" calcext:value-type="float">
            <text:p>0.058108102825023</text:p>
          </table:table-cell>
          <table:table-cell office:value-type="float" office:value="0.0328246892774483" calcext:value-type="float">
            <text:p>0.0328246892774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4623262739062" calcext:value-type="float">
            <text:p>0.504623262739062</text:p>
          </table:table-cell>
          <table:table-cell office:value-type="float" office:value="1.2427188195484" calcext:value-type="float">
            <text:p>1.2427188195484</text:p>
          </table:table-cell>
          <table:table-cell office:value-type="float" office:value="0.504127284850241" calcext:value-type="float">
            <text:p>0.504127284850241</text:p>
          </table:table-cell>
          <table:table-cell office:value-type="float" office:value="0.0669990848530805" calcext:value-type="float">
            <text:p>0.066999084853081</text:p>
          </table:table-cell>
          <table:table-cell office:value-type="float" office:value="0.0571133045699142" calcext:value-type="float">
            <text:p>0.057113304569914</text:p>
          </table:table-cell>
          <table:table-cell office:value-type="float" office:value="0.0353994303461897" calcext:value-type="float">
            <text:p>0.035399430346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5789485878135" calcext:value-type="float">
            <text:p>0.475789485878135</text:p>
          </table:table-cell>
          <table:table-cell office:value-type="float" office:value="1.2665813052321" calcext:value-type="float">
            <text:p>1.2665813052321</text:p>
          </table:table-cell>
          <table:table-cell office:value-type="float" office:value="0.486536913121338" calcext:value-type="float">
            <text:p>0.486536913121338</text:p>
          </table:table-cell>
          <table:table-cell office:value-type="float" office:value="0.0758375787094974" calcext:value-type="float">
            <text:p>0.075837578709497</text:p>
          </table:table-cell>
          <table:table-cell office:value-type="float" office:value="0.0566728112009688" calcext:value-type="float">
            <text:p>0.056672811200969</text:p>
          </table:table-cell>
          <table:table-cell office:value-type="float" office:value="0.0312505783737197" calcext:value-type="float">
            <text:p>0.031250578373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9085617063389" calcext:value-type="float">
            <text:p>0.469085617063389</text:p>
          </table:table-cell>
          <table:table-cell office:value-type="float" office:value="1.26672471290278" calcext:value-type="float">
            <text:p>1.26672471290278</text:p>
          </table:table-cell>
          <table:table-cell office:value-type="float" office:value="0.486596290713821" calcext:value-type="float">
            <text:p>0.486596290713821</text:p>
          </table:table-cell>
          <table:table-cell office:value-type="float" office:value="0.0762735266240669" calcext:value-type="float">
            <text:p>0.076273526624067</text:p>
          </table:table-cell>
          <table:table-cell office:value-type="float" office:value="0.0566803644631441" calcext:value-type="float">
            <text:p>0.056680364463144</text:p>
          </table:table-cell>
          <table:table-cell office:value-type="float" office:value="0.0312588611467341" calcext:value-type="float">
            <text:p>0.0312588611467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344074489619" calcext:value-type="float">
            <text:p>0.46344074489619</text:p>
          </table:table-cell>
          <table:table-cell office:value-type="float" office:value="1.26671791311918" calcext:value-type="float">
            <text:p>1.26671791311918</text:p>
          </table:table-cell>
          <table:table-cell office:value-type="float" office:value="0.486725101349518" calcext:value-type="float">
            <text:p>0.486725101349518</text:p>
          </table:table-cell>
          <table:table-cell office:value-type="float" office:value="0.0762038086921354" calcext:value-type="float">
            <text:p>0.076203808692135</text:p>
          </table:table-cell>
          <table:table-cell office:value-type="float" office:value="0.0566949236779191" calcext:value-type="float">
            <text:p>0.056694923677919</text:p>
          </table:table-cell>
          <table:table-cell office:value-type="float" office:value="0.0312754610491125" calcext:value-type="float">
            <text:p>0.0312754610491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4957047208048" calcext:value-type="float">
            <text:p>0.664957047208048</text:p>
          </table:table-cell>
          <table:table-cell office:value-type="float" office:value="1.26122204525933" calcext:value-type="float">
            <text:p>1.26122204525933</text:p>
          </table:table-cell>
          <table:table-cell office:value-type="float" office:value="0.484457080837504" calcext:value-type="float">
            <text:p>0.484457080837504</text:p>
          </table:table-cell>
          <table:table-cell office:value-type="float" office:value="0.0745804295154949" calcext:value-type="float">
            <text:p>0.074580429515495</text:p>
          </table:table-cell>
          <table:table-cell office:value-type="float" office:value="0.056440961943881" calcext:value-type="float">
            <text:p>0.056440961943881</text:p>
          </table:table-cell>
          <table:table-cell office:value-type="float" office:value="0.0309824584695318" calcext:value-type="float">
            <text:p>0.0309824584695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88094907515497" calcext:value-type="float">
            <text:p>0.488094907515497</text:p>
          </table:table-cell>
          <table:table-cell office:value-type="float" office:value="1.25458140495127" calcext:value-type="float">
            <text:p>1.25458140495127</text:p>
          </table:table-cell>
          <table:table-cell office:value-type="float" office:value="0.490242083739591" calcext:value-type="float">
            <text:p>0.490242083739591</text:p>
          </table:table-cell>
          <table:table-cell office:value-type="float" office:value="0.0873256781831995" calcext:value-type="float">
            <text:p>0.0873256781832</text:p>
          </table:table-cell>
          <table:table-cell office:value-type="float" office:value="0.0667388385469933" calcext:value-type="float">
            <text:p>0.066738838546993</text:p>
          </table:table-cell>
          <table:table-cell office:value-type="float" office:value="0.0446891099561629" calcext:value-type="float">
            <text:p>0.04468910995616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5670429252586" calcext:value-type="float">
            <text:p>0.425670429252586</text:p>
          </table:table-cell>
          <table:table-cell office:value-type="float" office:value="1.32215809462918" calcext:value-type="float">
            <text:p>1.32215809462918</text:p>
          </table:table-cell>
          <table:table-cell office:value-type="float" office:value="0.495204513078519" calcext:value-type="float">
            <text:p>0.495204513078519</text:p>
          </table:table-cell>
          <table:table-cell office:value-type="float" office:value="0.0768154429930452" calcext:value-type="float">
            <text:p>0.076815442993045</text:p>
          </table:table-cell>
          <table:table-cell office:value-type="float" office:value="0.0572797261190218" calcext:value-type="float">
            <text:p>0.057279726119022</text:p>
          </table:table-cell>
          <table:table-cell office:value-type="float" office:value="0.0316839244253341" calcext:value-type="float">
            <text:p>0.0316839244253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2781803341998" calcext:value-type="float">
            <text:p>0.422781803341998</text:p>
          </table:table-cell>
          <table:table-cell office:value-type="float" office:value="1.32210877865818" calcext:value-type="float">
            <text:p>1.32210877865818</text:p>
          </table:table-cell>
          <table:table-cell office:value-type="float" office:value="0.495184850217167" calcext:value-type="float">
            <text:p>0.495184850217167</text:p>
          </table:table-cell>
          <table:table-cell office:value-type="float" office:value="0.0771761877528418" calcext:value-type="float">
            <text:p>0.077176187752842</text:p>
          </table:table-cell>
          <table:table-cell office:value-type="float" office:value="0.0572760006896193" calcext:value-type="float">
            <text:p>0.057276000689619</text:p>
          </table:table-cell>
          <table:table-cell office:value-type="float" office:value="0.0316819377105302" calcext:value-type="float">
            <text:p>0.031681937710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8557059976798" calcext:value-type="float">
            <text:p>0.418557059976798</text:p>
          </table:table-cell>
          <table:table-cell office:value-type="float" office:value="1.32210713539359" calcext:value-type="float">
            <text:p>1.32210713539359</text:p>
          </table:table-cell>
          <table:table-cell office:value-type="float" office:value="0.495280573053439" calcext:value-type="float">
            <text:p>0.495280573053439</text:p>
          </table:table-cell>
          <table:table-cell office:value-type="float" office:value="0.0770843351631127" calcext:value-type="float">
            <text:p>0.077084335163113</text:p>
          </table:table-cell>
          <table:table-cell office:value-type="float" office:value="0.057286878967049" calcext:value-type="float">
            <text:p>0.057286878967049</text:p>
          </table:table-cell>
          <table:table-cell office:value-type="float" office:value="0.0316941628874484" calcext:value-type="float">
            <text:p>0.0316941628874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8626481320212" calcext:value-type="float">
            <text:p>0.618626481320212</text:p>
          </table:table-cell>
          <table:table-cell office:value-type="float" office:value="1.31643328156231" calcext:value-type="float">
            <text:p>1.31643328156231</text:p>
          </table:table-cell>
          <table:table-cell office:value-type="float" office:value="0.492996692710189" calcext:value-type="float">
            <text:p>0.492996692710189</text:p>
          </table:table-cell>
          <table:table-cell office:value-type="float" office:value="0.0755216361531136" calcext:value-type="float">
            <text:p>0.075521636153114</text:p>
          </table:table-cell>
          <table:table-cell office:value-type="float" office:value="0.0570329477828663" calcext:value-type="float">
            <text:p>0.057032947782866</text:p>
          </table:table-cell>
          <table:table-cell office:value-type="float" office:value="0.031400426285029" calcext:value-type="float">
            <text:p>0.0314004262850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8184321285079" calcext:value-type="float">
            <text:p>0.458184321285079</text:p>
          </table:table-cell>
          <table:table-cell office:value-type="float" office:value="1.29770772876807" calcext:value-type="float">
            <text:p>1.29770772876807</text:p>
          </table:table-cell>
          <table:table-cell office:value-type="float" office:value="0.462419472011145" calcext:value-type="float">
            <text:p>0.462419472011145</text:p>
          </table:table-cell>
          <table:table-cell office:value-type="float" office:value="0.072760946738905" calcext:value-type="float">
            <text:p>0.072760946738905</text:p>
          </table:table-cell>
          <table:table-cell office:value-type="float" office:value="0.0563177034049226" calcext:value-type="float">
            <text:p>0.056317703404923</text:p>
          </table:table-cell>
          <table:table-cell office:value-type="float" office:value="0.0301189693931376" calcext:value-type="float">
            <text:p>0.03011896939313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45666051010306" calcext:value-type="float">
            <text:p>0.645666051010306</text:p>
          </table:table-cell>
          <table:table-cell office:value-type="float" office:value="1.20462460804153" calcext:value-type="float">
            <text:p>1.20462460804153</text:p>
          </table:table-cell>
          <table:table-cell office:value-type="float" office:value="0.458809418464707" calcext:value-type="float">
            <text:p>0.458809418464707</text:p>
          </table:table-cell>
          <table:table-cell office:value-type="float" office:value="0.0659626891507693" calcext:value-type="float">
            <text:p>0.065962689150769</text:p>
          </table:table-cell>
          <table:table-cell office:value-type="float" office:value="0.0525243489740236" calcext:value-type="float">
            <text:p>0.052524348974024</text:p>
          </table:table-cell>
          <table:table-cell office:value-type="float" office:value="0.0287364327935019" calcext:value-type="float">
            <text:p>0.0287364327935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41382509287961" calcext:value-type="float">
            <text:p>0.641382509287961</text:p>
          </table:table-cell>
          <table:table-cell office:value-type="float" office:value="1.20459025962298" calcext:value-type="float">
            <text:p>1.20459025962298</text:p>
          </table:table-cell>
          <table:table-cell office:value-type="float" office:value="0.458821777232791" calcext:value-type="float">
            <text:p>0.458821777232791</text:p>
          </table:table-cell>
          <table:table-cell office:value-type="float" office:value="0.066386832587873" calcext:value-type="float">
            <text:p>0.066386832587873</text:p>
          </table:table-cell>
          <table:table-cell office:value-type="float" office:value="0.0525258952826242" calcext:value-type="float">
            <text:p>0.052525895282624</text:p>
          </table:table-cell>
          <table:table-cell office:value-type="float" office:value="0.0287384809477762" calcext:value-type="float">
            <text:p>0.0287384809477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42422813554804" calcext:value-type="float">
            <text:p>0.642422813554804</text:p>
          </table:table-cell>
          <table:table-cell office:value-type="float" office:value="1.20459138439595" calcext:value-type="float">
            <text:p>1.20459138439595</text:p>
          </table:table-cell>
          <table:table-cell office:value-type="float" office:value="0.458800231940504" calcext:value-type="float">
            <text:p>0.458800231940504</text:p>
          </table:table-cell>
          <table:table-cell office:value-type="float" office:value="0.0661960469229085" calcext:value-type="float">
            <text:p>0.066196046922909</text:p>
          </table:table-cell>
          <table:table-cell office:value-type="float" office:value="0.0525234570382656" calcext:value-type="float">
            <text:p>0.052523457038266</text:p>
          </table:table-cell>
          <table:table-cell office:value-type="float" office:value="0.028735571136528" calcext:value-type="float">
            <text:p>0.0287355711365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24122214105939" calcext:value-type="float">
            <text:p>0.824122214105939</text:p>
          </table:table-cell>
          <table:table-cell office:value-type="float" office:value="1.19994340355276" calcext:value-type="float">
            <text:p>1.19994340355276</text:p>
          </table:table-cell>
          <table:table-cell office:value-type="float" office:value="0.456966637563517" calcext:value-type="float">
            <text:p>0.456966637563517</text:p>
          </table:table-cell>
          <table:table-cell office:value-type="float" office:value="0.0647750247850244" calcext:value-type="float">
            <text:p>0.064775024785024</text:p>
          </table:table-cell>
          <table:table-cell office:value-type="float" office:value="0.0523151018917047" calcext:value-type="float">
            <text:p>0.052315101891705</text:p>
          </table:table-cell>
          <table:table-cell office:value-type="float" office:value="0.0285047956813063" calcext:value-type="float">
            <text:p>0.0285047956813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77765774923533" calcext:value-type="float">
            <text:p>0.677765774923533</text:p>
          </table:table-cell>
          <table:table-cell office:value-type="float" office:value="1.17638817709088" calcext:value-type="float">
            <text:p>1.17638817709088</text:p>
          </table:table-cell>
          <table:table-cell office:value-type="float" office:value="0.461014372102699" calcext:value-type="float">
            <text:p>0.461014372102699</text:p>
          </table:table-cell>
          <table:table-cell office:value-type="float" office:value="0.069412402968235" calcext:value-type="float">
            <text:p>0.069412402968235</text:p>
          </table:table-cell>
          <table:table-cell office:value-type="float" office:value="0.0583247348432713" calcext:value-type="float">
            <text:p>0.058324734843271</text:p>
          </table:table-cell>
          <table:table-cell office:value-type="float" office:value="0.0336230505500199" calcext:value-type="float">
            <text:p>0.03362305055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9738308155006" calcext:value-type="float">
            <text:p>0.609738308155006</text:p>
          </table:table-cell>
          <table:table-cell office:value-type="float" office:value="1.21523953970392" calcext:value-type="float">
            <text:p>1.21523953970392</text:p>
          </table:table-cell>
          <table:table-cell office:value-type="float" office:value="0.484298672228223" calcext:value-type="float">
            <text:p>0.484298672228223</text:p>
          </table:table-cell>
          <table:table-cell office:value-type="float" office:value="0.0730041581373102" calcext:value-type="float">
            <text:p>0.07300415813731</text:p>
          </table:table-cell>
          <table:table-cell office:value-type="float" office:value="0.0550062327381269" calcext:value-type="float">
            <text:p>0.055006232738127</text:p>
          </table:table-cell>
          <table:table-cell office:value-type="float" office:value="0.0306714941068587" calcext:value-type="float">
            <text:p>0.0306714941068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610174797777" calcext:value-type="float">
            <text:p>0.60610174797777</text:p>
          </table:table-cell>
          <table:table-cell office:value-type="float" office:value="1.21513761939011" calcext:value-type="float">
            <text:p>1.21513761939011</text:p>
          </table:table-cell>
          <table:table-cell office:value-type="float" office:value="0.484291249841892" calcext:value-type="float">
            <text:p>0.484291249841892</text:p>
          </table:table-cell>
          <table:table-cell office:value-type="float" office:value="0.0734159334807373" calcext:value-type="float">
            <text:p>0.073415933480737</text:p>
          </table:table-cell>
          <table:table-cell office:value-type="float" office:value="0.0550047007990928" calcext:value-type="float">
            <text:p>0.055004700799093</text:p>
          </table:table-cell>
          <table:table-cell office:value-type="float" office:value="0.0306711201913006" calcext:value-type="float">
            <text:p>0.0306711201913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5202514050392" calcext:value-type="float">
            <text:p>0.615202514050392</text:p>
          </table:table-cell>
          <table:table-cell office:value-type="float" office:value="1.21515946157102" calcext:value-type="float">
            <text:p>1.21515946157102</text:p>
          </table:table-cell>
          <table:table-cell office:value-type="float" office:value="0.484093253888235" calcext:value-type="float">
            <text:p>0.484093253888235</text:p>
          </table:table-cell>
          <table:table-cell office:value-type="float" office:value="0.0731318431583108" calcext:value-type="float">
            <text:p>0.073131843158311</text:p>
          </table:table-cell>
          <table:table-cell office:value-type="float" office:value="0.0549826502629291" calcext:value-type="float">
            <text:p>0.054982650262929</text:p>
          </table:table-cell>
          <table:table-cell office:value-type="float" office:value="0.0306455308422286" calcext:value-type="float">
            <text:p>0.0306455308422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97106472625746" calcext:value-type="float">
            <text:p>0.797106472625746</text:p>
          </table:table-cell>
          <table:table-cell office:value-type="float" office:value="1.21070731650372" calcext:value-type="float">
            <text:p>1.21070731650372</text:p>
          </table:table-cell>
          <table:table-cell office:value-type="float" office:value="0.482218691289599" calcext:value-type="float">
            <text:p>0.482218691289599</text:p>
          </table:table-cell>
          <table:table-cell office:value-type="float" office:value="0.071756623561675" calcext:value-type="float">
            <text:p>0.071756623561675</text:p>
          </table:table-cell>
          <table:table-cell office:value-type="float" office:value="0.0547759559397537" calcext:value-type="float">
            <text:p>0.054775955939754</text:p>
          </table:table-cell>
          <table:table-cell office:value-type="float" office:value="0.0304071030095949" calcext:value-type="float">
            <text:p>0.0304071030095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1491988169165" calcext:value-type="float">
            <text:p>0.561491988169165</text:p>
          </table:table-cell>
          <table:table-cell office:value-type="float" office:value="1.24977505794368" calcext:value-type="float">
            <text:p>1.24977505794368</text:p>
          </table:table-cell>
          <table:table-cell office:value-type="float" office:value="0.521750882965182" calcext:value-type="float">
            <text:p>0.521750882965182</text:p>
          </table:table-cell>
          <table:table-cell office:value-type="float" office:value="0.0877785867625159" calcext:value-type="float">
            <text:p>0.087778586762516</text:p>
          </table:table-cell>
          <table:table-cell office:value-type="float" office:value="0.0652227223346879" calcext:value-type="float">
            <text:p>0.065222722334688</text:p>
          </table:table-cell>
          <table:table-cell office:value-type="float" office:value="0.0434576450353442" calcext:value-type="float">
            <text:p>0.04345764503534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024985070951" calcext:value-type="float">
            <text:p>0.47024985070951</text:p>
          </table:table-cell>
          <table:table-cell office:value-type="float" office:value="1.30008453802453" calcext:value-type="float">
            <text:p>1.30008453802453</text:p>
          </table:table-cell>
          <table:table-cell office:value-type="float" office:value="0.505395552877464" calcext:value-type="float">
            <text:p>0.505395552877464</text:p>
          </table:table-cell>
          <table:table-cell office:value-type="float" office:value="0.0714335313026247" calcext:value-type="float">
            <text:p>0.071433531302625</text:p>
          </table:table-cell>
          <table:table-cell office:value-type="float" office:value="0.056336595278457" calcext:value-type="float">
            <text:p>0.056336595278457</text:p>
          </table:table-cell>
          <table:table-cell office:value-type="float" office:value="0.0326985610470812" calcext:value-type="float">
            <text:p>0.0326985610470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560542978446" calcext:value-type="float">
            <text:p>0.47560542978446</text:p>
          </table:table-cell>
          <table:table-cell office:value-type="float" office:value="1.29979598144179" calcext:value-type="float">
            <text:p>1.29979598144179</text:p>
          </table:table-cell>
          <table:table-cell office:value-type="float" office:value="0.505183245489023" calcext:value-type="float">
            <text:p>0.505183245489023</text:p>
          </table:table-cell>
          <table:table-cell office:value-type="float" office:value="0.0717339317115228" calcext:value-type="float">
            <text:p>0.071733931711523</text:p>
          </table:table-cell>
          <table:table-cell office:value-type="float" office:value="0.0563133120578368" calcext:value-type="float">
            <text:p>0.056313312057837</text:p>
          </table:table-cell>
          <table:table-cell office:value-type="float" office:value="0.0326713069413677" calcext:value-type="float">
            <text:p>0.0326713069413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7610058846602" calcext:value-type="float">
            <text:p>0.467610058846602</text:p>
          </table:table-cell>
          <table:table-cell office:value-type="float" office:value="1.29980250295458" calcext:value-type="float">
            <text:p>1.29980250295458</text:p>
          </table:table-cell>
          <table:table-cell office:value-type="float" office:value="0.505355536881798" calcext:value-type="float">
            <text:p>0.505355536881798</text:p>
          </table:table-cell>
          <table:table-cell office:value-type="float" office:value="0.071669050498853" calcext:value-type="float">
            <text:p>0.071669050498853</text:p>
          </table:table-cell>
          <table:table-cell office:value-type="float" office:value="0.0563323034653562" calcext:value-type="float">
            <text:p>0.056332303465356</text:p>
          </table:table-cell>
          <table:table-cell office:value-type="float" office:value="0.0326937134223383" calcext:value-type="float">
            <text:p>0.0326937134223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5923999526453" calcext:value-type="float">
            <text:p>0.665923999526453</text:p>
          </table:table-cell>
          <table:table-cell office:value-type="float" office:value="1.29448744210189" calcext:value-type="float">
            <text:p>1.29448744210189</text:p>
          </table:table-cell>
          <table:table-cell office:value-type="float" office:value="0.503208399656026" calcext:value-type="float">
            <text:p>0.503208399656026</text:p>
          </table:table-cell>
          <table:table-cell office:value-type="float" office:value="0.0700342383605091" calcext:value-type="float">
            <text:p>0.070034238360509</text:p>
          </table:table-cell>
          <table:table-cell office:value-type="float" office:value="0.0560946069292071" calcext:value-type="float">
            <text:p>0.056094606929207</text:p>
          </table:table-cell>
          <table:table-cell office:value-type="float" office:value="0.0324145025098994" calcext:value-type="float">
            <text:p>0.03241450250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92101543286482" calcext:value-type="float">
            <text:p>0.492101543286482</text:p>
          </table:table-cell>
          <table:table-cell office:value-type="float" office:value="1.28835415849065" calcext:value-type="float">
            <text:p>1.28835415849065</text:p>
          </table:table-cell>
          <table:table-cell office:value-type="float" office:value="0.490936886300847" calcext:value-type="float">
            <text:p>0.490936886300847</text:p>
          </table:table-cell>
          <table:table-cell office:value-type="float" office:value="0.079846215990464" calcext:value-type="float">
            <text:p>0.079846215990464</text:p>
          </table:table-cell>
          <table:table-cell office:value-type="float" office:value="0.064481532085685" calcext:value-type="float">
            <text:p>0.064481532085685</text:p>
          </table:table-cell>
          <table:table-cell office:value-type="float" office:value="0.0405678680426821" calcext:value-type="float">
            <text:p>0.04056786804268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7271067814839" calcext:value-type="float">
            <text:p>0.517271067814839</text:p>
          </table:table-cell>
          <table:table-cell office:value-type="float" office:value="1.29328912558111" calcext:value-type="float">
            <text:p>1.29328912558111</text:p>
          </table:table-cell>
          <table:table-cell office:value-type="float" office:value="0.504373612926056" calcext:value-type="float">
            <text:p>0.504373612926056</text:p>
          </table:table-cell>
          <table:table-cell office:value-type="float" office:value="0.0768009737656624" calcext:value-type="float">
            <text:p>0.076800973765663</text:p>
          </table:table-cell>
          <table:table-cell office:value-type="float" office:value="0.0581919712581689" calcext:value-type="float">
            <text:p>0.058191971258169</text:p>
          </table:table-cell>
          <table:table-cell office:value-type="float" office:value="0.031921689571579" calcext:value-type="float">
            <text:p>0.0319216895715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5784285145035" calcext:value-type="float">
            <text:p>0.525784285145035</text:p>
          </table:table-cell>
          <table:table-cell office:value-type="float" office:value="1.29297989595977" calcext:value-type="float">
            <text:p>1.29297989595977</text:p>
          </table:table-cell>
          <table:table-cell office:value-type="float" office:value="0.504089295514639" calcext:value-type="float">
            <text:p>0.504089295514639</text:p>
          </table:table-cell>
          <table:table-cell office:value-type="float" office:value="0.0770031521073561" calcext:value-type="float">
            <text:p>0.077003152107356</text:p>
          </table:table-cell>
          <table:table-cell office:value-type="float" office:value="0.0581595234370497" calcext:value-type="float">
            <text:p>0.05815952343705</text:p>
          </table:table-cell>
          <table:table-cell office:value-type="float" office:value="0.0318858287792673" calcext:value-type="float">
            <text:p>0.0318858287792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5038365807315" calcext:value-type="float">
            <text:p>0.515038365807315</text:p>
          </table:table-cell>
          <table:table-cell office:value-type="float" office:value="1.29296734250441" calcext:value-type="float">
            <text:p>1.29296734250441</text:p>
          </table:table-cell>
          <table:table-cell office:value-type="float" office:value="0.504336386126264" calcext:value-type="float">
            <text:p>0.504336386126264</text:p>
          </table:table-cell>
          <table:table-cell office:value-type="float" office:value="0.0770156345273831" calcext:value-type="float">
            <text:p>0.077015634527383</text:p>
          </table:table-cell>
          <table:table-cell office:value-type="float" office:value="0.0581873855992677" calcext:value-type="float">
            <text:p>0.058187385599268</text:p>
          </table:table-cell>
          <table:table-cell office:value-type="float" office:value="0.0319173351469448" calcext:value-type="float">
            <text:p>0.0319173351469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3315721721589" calcext:value-type="float">
            <text:p>0.713315721721589</text:p>
          </table:table-cell>
          <table:table-cell office:value-type="float" office:value="1.28741996039458" calcext:value-type="float">
            <text:p>1.28741996039458</text:p>
          </table:table-cell>
          <table:table-cell office:value-type="float" office:value="0.502044028452549" calcext:value-type="float">
            <text:p>0.502044028452549</text:p>
          </table:table-cell>
          <table:table-cell office:value-type="float" office:value="0.0754835402857336" calcext:value-type="float">
            <text:p>0.075483540285734</text:p>
          </table:table-cell>
          <table:table-cell office:value-type="float" office:value="0.0579304608383381" calcext:value-type="float">
            <text:p>0.057930460838338</text:p>
          </table:table-cell>
          <table:table-cell office:value-type="float" office:value="0.031625801106916" calcext:value-type="float">
            <text:p>0.0316258011069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93239789896211" calcext:value-type="float">
            <text:p>0.493239789896211</text:p>
          </table:table-cell>
          <table:table-cell office:value-type="float" office:value="1.3349578040488" calcext:value-type="float">
            <text:p>1.3349578040488</text:p>
          </table:table-cell>
          <table:table-cell office:value-type="float" office:value="0.488434663390192" calcext:value-type="float">
            <text:p>0.488434663390192</text:p>
          </table:table-cell>
          <table:table-cell office:value-type="float" office:value="0.0890875886480803" calcext:value-type="float">
            <text:p>0.08908758864808</text:p>
          </table:table-cell>
          <table:table-cell office:value-type="float" office:value="0.0686945459027821" calcext:value-type="float">
            <text:p>0.068694545902782</text:p>
          </table:table-cell>
          <table:table-cell office:value-type="float" office:value="0.032015201439934" calcext:value-type="float">
            <text:p>0.03201520143993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24260703411248" calcext:value-type="float">
            <text:p>0.324260703411248</text:p>
          </table:table-cell>
          <table:table-cell office:value-type="float" office:value="1.37065564876176" calcext:value-type="float">
            <text:p>1.37065564876176</text:p>
          </table:table-cell>
          <table:table-cell office:value-type="float" office:value="0.452566341626618" calcext:value-type="float">
            <text:p>0.452566341626618</text:p>
          </table:table-cell>
          <table:table-cell office:value-type="float" office:value="0.0692762325967309" calcext:value-type="float">
            <text:p>0.069276232596731</text:p>
          </table:table-cell>
          <table:table-cell office:value-type="float" office:value="0.0532574851026401" calcext:value-type="float">
            <text:p>0.05325748510264</text:p>
          </table:table-cell>
          <table:table-cell office:value-type="float" office:value="0.0292966015054008" calcext:value-type="float">
            <text:p>0.0292966015054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23202035401146" calcext:value-type="float">
            <text:p>0.323202035401146</text:p>
          </table:table-cell>
          <table:table-cell office:value-type="float" office:value="1.37057004990374" calcext:value-type="float">
            <text:p>1.37057004990374</text:p>
          </table:table-cell>
          <table:table-cell office:value-type="float" office:value="0.452518889391918" calcext:value-type="float">
            <text:p>0.452518889391918</text:p>
          </table:table-cell>
          <table:table-cell office:value-type="float" office:value="0.0696405689203642" calcext:value-type="float">
            <text:p>0.069640568920364</text:p>
          </table:table-cell>
          <table:table-cell office:value-type="float" office:value="0.0532531537839401" calcext:value-type="float">
            <text:p>0.05325315378394</text:p>
          </table:table-cell>
          <table:table-cell office:value-type="float" office:value="0.0292908094666202" calcext:value-type="float">
            <text:p>0.029290809466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17279455728379" calcext:value-type="float">
            <text:p>0.317279455728379</text:p>
          </table:table-cell>
          <table:table-cell office:value-type="float" office:value="1.37062037308453" calcext:value-type="float">
            <text:p>1.37062037308453</text:p>
          </table:table-cell>
          <table:table-cell office:value-type="float" office:value="0.452636762059939" calcext:value-type="float">
            <text:p>0.452636762059939</text:p>
          </table:table-cell>
          <table:table-cell office:value-type="float" office:value="0.0695343761603321" calcext:value-type="float">
            <text:p>0.069534376160332</text:p>
          </table:table-cell>
          <table:table-cell office:value-type="float" office:value="0.0532666161494724" calcext:value-type="float">
            <text:p>0.053266616149472</text:p>
          </table:table-cell>
          <table:table-cell office:value-type="float" office:value="0.0293060934175849" calcext:value-type="float">
            <text:p>0.0293060934175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01152147205533" calcext:value-type="float">
            <text:p>0.501152147205533</text:p>
          </table:table-cell>
          <table:table-cell office:value-type="float" office:value="1.36545607181894" calcext:value-type="float">
            <text:p>1.36545607181894</text:p>
          </table:table-cell>
          <table:table-cell office:value-type="float" office:value="0.450824922238932" calcext:value-type="float">
            <text:p>0.450824922238932</text:p>
          </table:table-cell>
          <table:table-cell office:value-type="float" office:value="0.0680961666087013" calcext:value-type="float">
            <text:p>0.068096166608701</text:p>
          </table:table-cell>
          <table:table-cell office:value-type="float" office:value="0.0530582916273085" calcext:value-type="float">
            <text:p>0.053058291627309</text:p>
          </table:table-cell>
          <table:table-cell office:value-type="float" office:value="0.0290703577307444" calcext:value-type="float">
            <text:p>0.0290703577307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92550827285804" calcext:value-type="float">
            <text:p>0.292550827285804</text:p>
          </table:table-cell>
          <table:table-cell office:value-type="float" office:value="1.39713945623054" calcext:value-type="float">
            <text:p>1.39713945623054</text:p>
          </table:table-cell>
          <table:table-cell office:value-type="float" office:value="0.469078744339607" calcext:value-type="float">
            <text:p>0.469078744339607</text:p>
          </table:table-cell>
          <table:table-cell office:value-type="float" office:value="0.0820116682324025" calcext:value-type="float">
            <text:p>0.082011668232403</text:p>
          </table:table-cell>
          <table:table-cell office:value-type="float" office:value="0.0622199805370206" calcext:value-type="float">
            <text:p>0.062219980537021</text:p>
          </table:table-cell>
          <table:table-cell office:value-type="float" office:value="0.0364619636220773" calcext:value-type="float">
            <text:p>0.0364619636220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9485136391164" calcext:value-type="float">
            <text:p>0.439485136391164</text:p>
          </table:table-cell>
          <table:table-cell office:value-type="float" office:value="1.35193747797699" calcext:value-type="float">
            <text:p>1.35193747797699</text:p>
          </table:table-cell>
          <table:table-cell office:value-type="float" office:value="0.542213647368542" calcext:value-type="float">
            <text:p>0.542213647368542</text:p>
          </table:table-cell>
          <table:table-cell office:value-type="float" office:value="0.0799996574397198" calcext:value-type="float">
            <text:p>0.07999965743972</text:p>
          </table:table-cell>
          <table:table-cell office:value-type="float" office:value="0.0595821951119671" calcext:value-type="float">
            <text:p>0.059582195111967</text:p>
          </table:table-cell>
          <table:table-cell office:value-type="float" office:value="0.0343630341677279" calcext:value-type="float">
            <text:p>0.0343630341677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9290266910084" calcext:value-type="float">
            <text:p>0.429290266910084</text:p>
          </table:table-cell>
          <table:table-cell office:value-type="float" office:value="1.35222741202436" calcext:value-type="float">
            <text:p>1.35222741202436</text:p>
          </table:table-cell>
          <table:table-cell office:value-type="float" office:value="0.542367984335688" calcext:value-type="float">
            <text:p>0.542367984335688</text:p>
          </table:table-cell>
          <table:table-cell office:value-type="float" office:value="0.080475696038491" calcext:value-type="float">
            <text:p>0.080475696038491</text:p>
          </table:table-cell>
          <table:table-cell office:value-type="float" office:value="0.0595970221668974" calcext:value-type="float">
            <text:p>0.059597022166897</text:p>
          </table:table-cell>
          <table:table-cell office:value-type="float" office:value="0.0343835953442639" calcext:value-type="float">
            <text:p>0.0343835953442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8984155701298" calcext:value-type="float">
            <text:p>0.428984155701298</text:p>
          </table:table-cell>
          <table:table-cell office:value-type="float" office:value="1.35222247676245" calcext:value-type="float">
            <text:p>1.35222247676245</text:p>
          </table:table-cell>
          <table:table-cell office:value-type="float" office:value="0.542375829077406" calcext:value-type="float">
            <text:p>0.542375829077406</text:p>
          </table:table-cell>
          <table:table-cell office:value-type="float" office:value="0.0803241395947409" calcext:value-type="float">
            <text:p>0.080324139594741</text:p>
          </table:table-cell>
          <table:table-cell office:value-type="float" office:value="0.0595978800943445" calcext:value-type="float">
            <text:p>0.059597880094345</text:p>
          </table:table-cell>
          <table:table-cell office:value-type="float" office:value="0.0343843476508349" calcext:value-type="float">
            <text:p>0.0343843476508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0578801783614" calcext:value-type="float">
            <text:p>0.650578801783614</text:p>
          </table:table-cell>
          <table:table-cell office:value-type="float" office:value="1.34558068588475" calcext:value-type="float">
            <text:p>1.34558068588475</text:p>
          </table:table-cell>
          <table:table-cell office:value-type="float" office:value="0.539519417308175" calcext:value-type="float">
            <text:p>0.539519417308175</text:p>
          </table:table-cell>
          <table:table-cell office:value-type="float" office:value="0.0785295480692577" calcext:value-type="float">
            <text:p>0.078529548069258</text:p>
          </table:table-cell>
          <table:table-cell office:value-type="float" office:value="0.0592951020467185" calcext:value-type="float">
            <text:p>0.059295102046719</text:p>
          </table:table-cell>
          <table:table-cell office:value-type="float" office:value="0.0340202957581119" calcext:value-type="float">
            <text:p>0.0340202957581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2011203256287" calcext:value-type="float">
            <text:p>0.492011203256287</text:p>
          </table:table-cell>
          <table:table-cell office:value-type="float" office:value="1.30273528845919" calcext:value-type="float">
            <text:p>1.30273528845919</text:p>
          </table:table-cell>
          <table:table-cell office:value-type="float" office:value="0.544391812753073" calcext:value-type="float">
            <text:p>0.544391812753073</text:p>
          </table:table-cell>
          <table:table-cell office:value-type="float" office:value="0.0848314110273423" calcext:value-type="float">
            <text:p>0.084831411027342</text:p>
          </table:table-cell>
          <table:table-cell office:value-type="float" office:value="0.066435241421245" calcext:value-type="float">
            <text:p>0.066435241421245</text:p>
          </table:table-cell>
          <table:table-cell office:value-type="float" office:value="0.0383230696445669" calcext:value-type="float">
            <text:p>0.03832306964456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7552871964822" calcext:value-type="float">
            <text:p>0.487552871964822</text:p>
          </table:table-cell>
          <table:table-cell office:value-type="float" office:value="1.32334306953062" calcext:value-type="float">
            <text:p>1.32334306953062</text:p>
          </table:table-cell>
          <table:table-cell office:value-type="float" office:value="0.478395804502452" calcext:value-type="float">
            <text:p>0.478395804502452</text:p>
          </table:table-cell>
          <table:table-cell office:value-type="float" office:value="0.0757517372174704" calcext:value-type="float">
            <text:p>0.07575173721747</text:p>
          </table:table-cell>
          <table:table-cell office:value-type="float" office:value="0.0564986574484623" calcext:value-type="float">
            <text:p>0.056498657448462</text:p>
          </table:table-cell>
          <table:table-cell office:value-type="float" office:value="0.0308881585414674" calcext:value-type="float">
            <text:p>0.0308881585414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047422958755" calcext:value-type="float">
            <text:p>0.49047422958755</text:p>
          </table:table-cell>
          <table:table-cell office:value-type="float" office:value="1.32309615726518" calcext:value-type="float">
            <text:p>1.32309615726518</text:p>
          </table:table-cell>
          <table:table-cell office:value-type="float" office:value="0.478243600069922" calcext:value-type="float">
            <text:p>0.478243600069922</text:p>
          </table:table-cell>
          <table:table-cell office:value-type="float" office:value="0.0760506724158074" calcext:value-type="float">
            <text:p>0.076050672415807</text:p>
          </table:table-cell>
          <table:table-cell office:value-type="float" office:value="0.0564825879911794" calcext:value-type="float">
            <text:p>0.056482587991179</text:p>
          </table:table-cell>
          <table:table-cell office:value-type="float" office:value="0.030868819704226" calcext:value-type="float">
            <text:p>0.0308688197042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0249421736771" calcext:value-type="float">
            <text:p>0.480249421736771</text:p>
          </table:table-cell>
          <table:table-cell office:value-type="float" office:value="1.32313001769345" calcext:value-type="float">
            <text:p>1.32313001769345</text:p>
          </table:table-cell>
          <table:table-cell office:value-type="float" office:value="0.478474309186253" calcext:value-type="float">
            <text:p>0.478474309186253</text:p>
          </table:table-cell>
          <table:table-cell office:value-type="float" office:value="0.0760318327638593" calcext:value-type="float">
            <text:p>0.076031832763859</text:p>
          </table:table-cell>
          <table:table-cell office:value-type="float" office:value="0.0565089589973476" calcext:value-type="float">
            <text:p>0.056508958997348</text:p>
          </table:table-cell>
          <table:table-cell office:value-type="float" office:value="0.0308988008615751" calcext:value-type="float">
            <text:p>0.0308988008615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4078555846504" calcext:value-type="float">
            <text:p>0.674078555846504</text:p>
          </table:table-cell>
          <table:table-cell office:value-type="float" office:value="1.31750322368597" calcext:value-type="float">
            <text:p>1.31750322368597</text:p>
          </table:table-cell>
          <table:table-cell office:value-type="float" office:value="0.476316595731111" calcext:value-type="float">
            <text:p>0.476316595731111</text:p>
          </table:table-cell>
          <table:table-cell office:value-type="float" office:value="0.0745053864124488" calcext:value-type="float">
            <text:p>0.074505386412449</text:p>
          </table:table-cell>
          <table:table-cell office:value-type="float" office:value="0.0562607619660708" calcext:value-type="float">
            <text:p>0.056260761966071</text:p>
          </table:table-cell>
          <table:table-cell office:value-type="float" office:value="0.0306187904393784" calcext:value-type="float">
            <text:p>0.0306187904393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6929806029688" calcext:value-type="float">
            <text:p>0.466929806029688</text:p>
          </table:table-cell>
          <table:table-cell office:value-type="float" office:value="1.34709768046467" calcext:value-type="float">
            <text:p>1.34709768046467</text:p>
          </table:table-cell>
          <table:table-cell office:value-type="float" office:value="0.474246454618419" calcext:value-type="float">
            <text:p>0.474246454618419</text:p>
          </table:table-cell>
          <table:table-cell office:value-type="float" office:value="0.0883792354617433" calcext:value-type="float">
            <text:p>0.088379235461743</text:p>
          </table:table-cell>
          <table:table-cell office:value-type="float" office:value="0.0652061682272458" calcext:value-type="float">
            <text:p>0.065206168227246</text:p>
          </table:table-cell>
          <table:table-cell office:value-type="float" office:value="0.0405489052060795" calcext:value-type="float">
            <text:p>0.0405489052060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8703469423759" calcext:value-type="float">
            <text:p>0.478703469423759</text:p>
          </table:table-cell>
          <table:table-cell office:value-type="float" office:value="1.30068354647732" calcext:value-type="float">
            <text:p>1.30068354647732</text:p>
          </table:table-cell>
          <table:table-cell office:value-type="float" office:value="0.514552054678314" calcext:value-type="float">
            <text:p>0.514552054678314</text:p>
          </table:table-cell>
          <table:table-cell office:value-type="float" office:value="0.0750324947312564" calcext:value-type="float">
            <text:p>0.075032494731256</text:p>
          </table:table-cell>
          <table:table-cell office:value-type="float" office:value="0.0555975467096992" calcext:value-type="float">
            <text:p>0.055597546709699</text:p>
          </table:table-cell>
          <table:table-cell office:value-type="float" office:value="0.0329604887787426" calcext:value-type="float">
            <text:p>0.0329604887787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7611527699822" calcext:value-type="float">
            <text:p>0.477611527699822</text:p>
          </table:table-cell>
          <table:table-cell office:value-type="float" office:value="1.30057930653968" calcext:value-type="float">
            <text:p>1.30057930653968</text:p>
          </table:table-cell>
          <table:table-cell office:value-type="float" office:value="0.514482033449598" calcext:value-type="float">
            <text:p>0.514482033449598</text:p>
          </table:table-cell>
          <table:table-cell office:value-type="float" office:value="0.0754162556850016" calcext:value-type="float">
            <text:p>0.075416255685002</text:p>
          </table:table-cell>
          <table:table-cell office:value-type="float" office:value="0.0555894436831885" calcext:value-type="float">
            <text:p>0.055589443683189</text:p>
          </table:table-cell>
          <table:table-cell office:value-type="float" office:value="0.0329520487208519" calcext:value-type="float">
            <text:p>0.0329520487208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618545711967" calcext:value-type="float">
            <text:p>0.47618545711967</text:p>
          </table:table-cell>
          <table:table-cell office:value-type="float" office:value="1.30058438289325" calcext:value-type="float">
            <text:p>1.30058438289325</text:p>
          </table:table-cell>
          <table:table-cell office:value-type="float" office:value="0.514514731334571" calcext:value-type="float">
            <text:p>0.514514731334571</text:p>
          </table:table-cell>
          <table:table-cell office:value-type="float" office:value="0.0752637842566591" calcext:value-type="float">
            <text:p>0.075263784256659</text:p>
          </table:table-cell>
          <table:table-cell office:value-type="float" office:value="0.0555929284439942" calcext:value-type="float">
            <text:p>0.055592928443994</text:p>
          </table:table-cell>
          <table:table-cell office:value-type="float" office:value="0.0329560749321535" calcext:value-type="float">
            <text:p>0.0329560749321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7966357499457" calcext:value-type="float">
            <text:p>0.677966357499457</text:p>
          </table:table-cell>
          <table:table-cell office:value-type="float" office:value="1.29509257780394" calcext:value-type="float">
            <text:p>1.29509257780394</text:p>
          </table:table-cell>
          <table:table-cell office:value-type="float" office:value="0.512178162835209" calcext:value-type="float">
            <text:p>0.512178162835209</text:p>
          </table:table-cell>
          <table:table-cell office:value-type="float" office:value="0.0736425729273677" calcext:value-type="float">
            <text:p>0.073642572927368</text:p>
          </table:table-cell>
          <table:table-cell office:value-type="float" office:value="0.0553504597866887" calcext:value-type="float">
            <text:p>0.055350459786689</text:p>
          </table:table-cell>
          <table:table-cell office:value-type="float" office:value="0.0326552869563303" calcext:value-type="float">
            <text:p>0.032655286956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70061250879713" calcext:value-type="float">
            <text:p>0.470061250879713</text:p>
          </table:table-cell>
          <table:table-cell office:value-type="float" office:value="1.29877518775358" calcext:value-type="float">
            <text:p>1.29877518775358</text:p>
          </table:table-cell>
          <table:table-cell office:value-type="float" office:value="0.540291648272545" calcext:value-type="float">
            <text:p>0.540291648272545</text:p>
          </table:table-cell>
          <table:table-cell office:value-type="float" office:value="0.0909298278309905" calcext:value-type="float">
            <text:p>0.090929827830991</text:p>
          </table:table-cell>
          <table:table-cell office:value-type="float" office:value="0.0703905409018096" calcext:value-type="float">
            <text:p>0.07039054090181</text:p>
          </table:table-cell>
          <table:table-cell office:value-type="float" office:value="0.0384282901296677" calcext:value-type="float">
            <text:p>0.03842829012966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7031731741419" calcext:value-type="float">
            <text:p>0.537031731741419</text:p>
          </table:table-cell>
          <table:table-cell office:value-type="float" office:value="1.28753613248361" calcext:value-type="float">
            <text:p>1.28753613248361</text:p>
          </table:table-cell>
          <table:table-cell office:value-type="float" office:value="0.485735100986371" calcext:value-type="float">
            <text:p>0.485735100986371</text:p>
          </table:table-cell>
          <table:table-cell office:value-type="float" office:value="0.067144325211384" calcext:value-type="float">
            <text:p>0.067144325211384</text:p>
          </table:table-cell>
          <table:table-cell office:value-type="float" office:value="0.0520369897398115" calcext:value-type="float">
            <text:p>0.052036989739812</text:p>
          </table:table-cell>
          <table:table-cell office:value-type="float" office:value="0.0293398653209705" calcext:value-type="float">
            <text:p>0.0293398653209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4084926685459" calcext:value-type="float">
            <text:p>0.524084926685459</text:p>
          </table:table-cell>
          <table:table-cell office:value-type="float" office:value="1.28783357660453" calcext:value-type="float">
            <text:p>1.28783357660453</text:p>
          </table:table-cell>
          <table:table-cell office:value-type="float" office:value="0.485942350373692" calcext:value-type="float">
            <text:p>0.485942350373692</text:p>
          </table:table-cell>
          <table:table-cell office:value-type="float" office:value="0.0676503219569833" calcext:value-type="float">
            <text:p>0.067650321956983</text:p>
          </table:table-cell>
          <table:table-cell office:value-type="float" office:value="0.0520593093901429" calcext:value-type="float">
            <text:p>0.052059309390143</text:p>
          </table:table-cell>
          <table:table-cell office:value-type="float" office:value="0.0293657705664308" calcext:value-type="float">
            <text:p>0.0293657705664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7051388094738" calcext:value-type="float">
            <text:p>0.527051388094738</text:p>
          </table:table-cell>
          <table:table-cell office:value-type="float" office:value="1.2878312719312" calcext:value-type="float">
            <text:p>1.2878312719312</text:p>
          </table:table-cell>
          <table:table-cell office:value-type="float" office:value="0.485871498629608" calcext:value-type="float">
            <text:p>0.485871498629608</text:p>
          </table:table-cell>
          <table:table-cell office:value-type="float" office:value="0.0674506651413693" calcext:value-type="float">
            <text:p>0.067450665141369</text:p>
          </table:table-cell>
          <table:table-cell office:value-type="float" office:value="0.0520519506747151" calcext:value-type="float">
            <text:p>0.052051950674715</text:p>
          </table:table-cell>
          <table:table-cell office:value-type="float" office:value="0.0293568887194091" calcext:value-type="float">
            <text:p>0.0293568887194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615907240733" calcext:value-type="float">
            <text:p>0.72615907240733</text:p>
          </table:table-cell>
          <table:table-cell office:value-type="float" office:value="1.28218736767564" calcext:value-type="float">
            <text:p>1.28218736767564</text:p>
          </table:table-cell>
          <table:table-cell office:value-type="float" office:value="0.483631726341175" calcext:value-type="float">
            <text:p>0.483631726341175</text:p>
          </table:table-cell>
          <table:table-cell office:value-type="float" office:value="0.0659132667677789" calcext:value-type="float">
            <text:p>0.065913266767779</text:p>
          </table:table-cell>
          <table:table-cell office:value-type="float" office:value="0.0518162704681173" calcext:value-type="float">
            <text:p>0.051816270468117</text:p>
          </table:table-cell>
          <table:table-cell office:value-type="float" office:value="0.0290848759019899" calcext:value-type="float">
            <text:p>0.029084875901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0742751602482" calcext:value-type="float">
            <text:p>0.560742751602482</text:p>
          </table:table-cell>
          <table:table-cell office:value-type="float" office:value="1.25491112290611" calcext:value-type="float">
            <text:p>1.25491112290611</text:p>
          </table:table-cell>
          <table:table-cell office:value-type="float" office:value="0.488377962928496" calcext:value-type="float">
            <text:p>0.488377962928496</text:p>
          </table:table-cell>
          <table:table-cell office:value-type="float" office:value="0.0705273538907815" calcext:value-type="float">
            <text:p>0.070527353890782</text:p>
          </table:table-cell>
          <table:table-cell office:value-type="float" office:value="0.0554844084674407" calcext:value-type="float">
            <text:p>0.055484408467441</text:p>
          </table:table-cell>
          <table:table-cell office:value-type="float" office:value="0.0380835987666316" calcext:value-type="float">
            <text:p>0.03808359876663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4893572139934" calcext:value-type="float">
            <text:p>0.434893572139934</text:p>
          </table:table-cell>
          <table:table-cell office:value-type="float" office:value="1.36348565873002" calcext:value-type="float">
            <text:p>1.36348565873002</text:p>
          </table:table-cell>
          <table:table-cell office:value-type="float" office:value="0.480173229096964" calcext:value-type="float">
            <text:p>0.480173229096964</text:p>
          </table:table-cell>
          <table:table-cell office:value-type="float" office:value="0.0728434149141926" calcext:value-type="float">
            <text:p>0.072843414914193</text:p>
          </table:table-cell>
          <table:table-cell office:value-type="float" office:value="0.0549115256265644" calcext:value-type="float">
            <text:p>0.054911525626565</text:p>
          </table:table-cell>
          <table:table-cell office:value-type="float" office:value="0.0291894188337257" calcext:value-type="float">
            <text:p>0.0291894188337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0146430281971" calcext:value-type="float">
            <text:p>0.430146430281971</text:p>
          </table:table-cell>
          <table:table-cell office:value-type="float" office:value="1.36350872618534" calcext:value-type="float">
            <text:p>1.36350872618534</text:p>
          </table:table-cell>
          <table:table-cell office:value-type="float" office:value="0.480194314688275" calcext:value-type="float">
            <text:p>0.480194314688275</text:p>
          </table:table-cell>
          <table:table-cell office:value-type="float" office:value="0.0732232680216889" calcext:value-type="float">
            <text:p>0.073223268021689</text:p>
          </table:table-cell>
          <table:table-cell office:value-type="float" office:value="0.0549150773653178" calcext:value-type="float">
            <text:p>0.054915077365318</text:p>
          </table:table-cell>
          <table:table-cell office:value-type="float" office:value="0.0291925433271356" calcext:value-type="float">
            <text:p>0.0291925433271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491809946132" calcext:value-type="float">
            <text:p>0.42491809946132</text:p>
          </table:table-cell>
          <table:table-cell office:value-type="float" office:value="1.36353138680496" calcext:value-type="float">
            <text:p>1.36353138680496</text:p>
          </table:table-cell>
          <table:table-cell office:value-type="float" office:value="0.48031396111954" calcext:value-type="float">
            <text:p>0.48031396111954</text:p>
          </table:table-cell>
          <table:table-cell office:value-type="float" office:value="0.0731331377399687" calcext:value-type="float">
            <text:p>0.073133137739969</text:p>
          </table:table-cell>
          <table:table-cell office:value-type="float" office:value="0.0549283668682607" calcext:value-type="float">
            <text:p>0.054928366868261</text:p>
          </table:table-cell>
          <table:table-cell office:value-type="float" office:value="0.0292070863241709" calcext:value-type="float">
            <text:p>0.0292070863241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2714733218663" calcext:value-type="float">
            <text:p>0.622714733218663</text:p>
          </table:table-cell>
          <table:table-cell office:value-type="float" office:value="1.35759161707798" calcext:value-type="float">
            <text:p>1.35759161707798</text:p>
          </table:table-cell>
          <table:table-cell office:value-type="float" office:value="0.47809055985076" calcext:value-type="float">
            <text:p>0.47809055985076</text:p>
          </table:table-cell>
          <table:table-cell office:value-type="float" office:value="0.0716706681234132" calcext:value-type="float">
            <text:p>0.071670668123413</text:p>
          </table:table-cell>
          <table:table-cell office:value-type="float" office:value="0.0546808830762502" calcext:value-type="float">
            <text:p>0.05468088307625</text:p>
          </table:table-cell>
          <table:table-cell office:value-type="float" office:value="0.0289353569927324" calcext:value-type="float">
            <text:p>0.0289353569927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8516018129677" calcext:value-type="float">
            <text:p>0.438516018129677</text:p>
          </table:table-cell>
          <table:table-cell office:value-type="float" office:value="1.36257553261241" calcext:value-type="float">
            <text:p>1.36257553261241</text:p>
          </table:table-cell>
          <table:table-cell office:value-type="float" office:value="0.485872422219422" calcext:value-type="float">
            <text:p>0.485872422219422</text:p>
          </table:table-cell>
          <table:table-cell office:value-type="float" office:value="0.0865927806786622" calcext:value-type="float">
            <text:p>0.086592780678662</text:p>
          </table:table-cell>
          <table:table-cell office:value-type="float" office:value="0.0658949679401259" calcext:value-type="float">
            <text:p>0.065894967940126</text:p>
          </table:table-cell>
          <table:table-cell office:value-type="float" office:value="0.0333098835391938" calcext:value-type="float">
            <text:p>0.03330988353919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4754502053703" calcext:value-type="float">
            <text:p>0.474754502053703</text:p>
          </table:table-cell>
          <table:table-cell office:value-type="float" office:value="1.33927332457558" calcext:value-type="float">
            <text:p>1.33927332457558</text:p>
          </table:table-cell>
          <table:table-cell office:value-type="float" office:value="0.517852423629218" calcext:value-type="float">
            <text:p>0.517852423629218</text:p>
          </table:table-cell>
          <table:table-cell office:value-type="float" office:value="0.0806652483937394" calcext:value-type="float">
            <text:p>0.080665248393739</text:p>
          </table:table-cell>
          <table:table-cell office:value-type="float" office:value="0.0604988938330855" calcext:value-type="float">
            <text:p>0.060498893833086</text:p>
          </table:table-cell>
          <table:table-cell office:value-type="float" office:value="0.0338734923945062" calcext:value-type="float">
            <text:p>0.0338734923945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484754570656" calcext:value-type="float">
            <text:p>0.47484754570656</text:p>
          </table:table-cell>
          <table:table-cell office:value-type="float" office:value="1.33914363181502" calcext:value-type="float">
            <text:p>1.33914363181502</text:p>
          </table:table-cell>
          <table:table-cell office:value-type="float" office:value="0.517746781839524" calcext:value-type="float">
            <text:p>0.517746781839524</text:p>
          </table:table-cell>
          <table:table-cell office:value-type="float" office:value="0.0810460806188856" calcext:value-type="float">
            <text:p>0.081046080618886</text:p>
          </table:table-cell>
          <table:table-cell office:value-type="float" office:value="0.060487201982985" calcext:value-type="float">
            <text:p>0.060487201982985</text:p>
          </table:table-cell>
          <table:table-cell office:value-type="float" office:value="0.0338602298424998" calcext:value-type="float">
            <text:p>0.03386022984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2131097611322" calcext:value-type="float">
            <text:p>0.472131097611322</text:p>
          </table:table-cell>
          <table:table-cell office:value-type="float" office:value="1.33914302685303" calcext:value-type="float">
            <text:p>1.33914302685303</text:p>
          </table:table-cell>
          <table:table-cell office:value-type="float" office:value="0.517815429143283" calcext:value-type="float">
            <text:p>0.517815429143283</text:p>
          </table:table-cell>
          <table:table-cell office:value-type="float" office:value="0.080912360714027" calcext:value-type="float">
            <text:p>0.080912360714027</text:p>
          </table:table-cell>
          <table:table-cell office:value-type="float" office:value="0.0604948962639996" calcext:value-type="float">
            <text:p>0.060494896264</text:p>
          </table:table-cell>
          <table:table-cell office:value-type="float" office:value="0.0338690821935284" calcext:value-type="float">
            <text:p>0.0338690821935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5947141155512" calcext:value-type="float">
            <text:p>0.675947141155512</text:p>
          </table:table-cell>
          <table:table-cell office:value-type="float" office:value="1.33322284087795" calcext:value-type="float">
            <text:p>1.33322284087795</text:p>
          </table:table-cell>
          <table:table-cell office:value-type="float" office:value="0.515371576469684" calcext:value-type="float">
            <text:p>0.515371576469684</text:p>
          </table:table-cell>
          <table:table-cell office:value-type="float" office:value="0.0792507005250411" calcext:value-type="float">
            <text:p>0.079250700525041</text:p>
          </table:table-cell>
          <table:table-cell office:value-type="float" office:value="0.0602189620986632" calcext:value-type="float">
            <text:p>0.060218962098663</text:p>
          </table:table-cell>
          <table:table-cell office:value-type="float" office:value="0.0335478321455074" calcext:value-type="float">
            <text:p>0.0335478321455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2038999134033" calcext:value-type="float">
            <text:p>0.462038999134033</text:p>
          </table:table-cell>
          <table:table-cell office:value-type="float" office:value="1.35528603840623" calcext:value-type="float">
            <text:p>1.35528603840623</text:p>
          </table:table-cell>
          <table:table-cell office:value-type="float" office:value="0.517600390047548" calcext:value-type="float">
            <text:p>0.517600390047548</text:p>
          </table:table-cell>
          <table:table-cell office:value-type="float" office:value="0.0855734567318132" calcext:value-type="float">
            <text:p>0.085573456731813</text:p>
          </table:table-cell>
          <table:table-cell office:value-type="float" office:value="0.0652440508813567" calcext:value-type="float">
            <text:p>0.065244050881357</text:p>
          </table:table-cell>
          <table:table-cell office:value-type="float" office:value="0.034245589005033" calcext:value-type="float">
            <text:p>0.03424558900503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2280629550409" calcext:value-type="float">
            <text:p>0.552280629550409</text:p>
          </table:table-cell>
          <table:table-cell office:value-type="float" office:value="1.28905770817708" calcext:value-type="float">
            <text:p>1.28905770817708</text:p>
          </table:table-cell>
          <table:table-cell office:value-type="float" office:value="0.483579925700925" calcext:value-type="float">
            <text:p>0.483579925700925</text:p>
          </table:table-cell>
          <table:table-cell office:value-type="float" office:value="0.0701819303791558" calcext:value-type="float">
            <text:p>0.070181930379156</text:p>
          </table:table-cell>
          <table:table-cell office:value-type="float" office:value="0.0534225587180399" calcext:value-type="float">
            <text:p>0.05342255871804</text:p>
          </table:table-cell>
          <table:table-cell office:value-type="float" office:value="0.0298638530251018" calcext:value-type="float">
            <text:p>0.0298638530251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792124552593" calcext:value-type="float">
            <text:p>0.53792124552593</text:p>
          </table:table-cell>
          <table:table-cell office:value-type="float" office:value="1.28937580577359" calcext:value-type="float">
            <text:p>1.28937580577359</text:p>
          </table:table-cell>
          <table:table-cell office:value-type="float" office:value="0.483817619131025" calcext:value-type="float">
            <text:p>0.483817619131025</text:p>
          </table:table-cell>
          <table:table-cell office:value-type="float" office:value="0.070706164978265" calcext:value-type="float">
            <text:p>0.070706164978265</text:p>
          </table:table-cell>
          <table:table-cell office:value-type="float" office:value="0.0534501944322389" calcext:value-type="float">
            <text:p>0.053450194432239</text:p>
          </table:table-cell>
          <table:table-cell office:value-type="float" office:value="0.0298941474996666" calcext:value-type="float">
            <text:p>0.029894147499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4888002380583" calcext:value-type="float">
            <text:p>0.544888002380583</text:p>
          </table:table-cell>
          <table:table-cell office:value-type="float" office:value="1.28937630071248" calcext:value-type="float">
            <text:p>1.28937630071248</text:p>
          </table:table-cell>
          <table:table-cell office:value-type="float" office:value="0.483654894229769" calcext:value-type="float">
            <text:p>0.483654894229769</text:p>
          </table:table-cell>
          <table:table-cell office:value-type="float" office:value="0.0704558564760962" calcext:value-type="float">
            <text:p>0.070455856476096</text:p>
          </table:table-cell>
          <table:table-cell office:value-type="float" office:value="0.0534326124123774" calcext:value-type="float">
            <text:p>0.053432612412377</text:p>
          </table:table-cell>
          <table:table-cell office:value-type="float" office:value="0.0298735623421628" calcext:value-type="float">
            <text:p>0.0298735623421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9173271610092" calcext:value-type="float">
            <text:p>0.739173271610092</text:p>
          </table:table-cell>
          <table:table-cell office:value-type="float" office:value="1.2839307002898" calcext:value-type="float">
            <text:p>1.2839307002898</text:p>
          </table:table-cell>
          <table:table-cell office:value-type="float" office:value="0.481502758585209" calcext:value-type="float">
            <text:p>0.481502758585209</text:p>
          </table:table-cell>
          <table:table-cell office:value-type="float" office:value="0.068964920894405" calcext:value-type="float">
            <text:p>0.068964920894405</text:p>
          </table:table-cell>
          <table:table-cell office:value-type="float" office:value="0.0531997168679103" calcext:value-type="float">
            <text:p>0.05319971686791</text:p>
          </table:table-cell>
          <table:table-cell office:value-type="float" office:value="0.0296064231091849" calcext:value-type="float">
            <text:p>0.0296064231091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48108931767237" calcext:value-type="float">
            <text:p>0.548108931767237</text:p>
          </table:table-cell>
          <table:table-cell office:value-type="float" office:value="1.29599620007916" calcext:value-type="float">
            <text:p>1.29599620007916</text:p>
          </table:table-cell>
          <table:table-cell office:value-type="float" office:value="0.471964380159945" calcext:value-type="float">
            <text:p>0.471964380159945</text:p>
          </table:table-cell>
          <table:table-cell office:value-type="float" office:value="0.0771504484173706" calcext:value-type="float">
            <text:p>0.077150448417371</text:p>
          </table:table-cell>
          <table:table-cell office:value-type="float" office:value="0.0575832284188734" calcext:value-type="float">
            <text:p>0.057583228418873</text:p>
          </table:table-cell>
          <table:table-cell office:value-type="float" office:value="0.0379831080482858" calcext:value-type="float">
            <text:p>0.03798310804828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9958087568194" calcext:value-type="float">
            <text:p>0.609958087568194</text:p>
          </table:table-cell>
          <table:table-cell office:value-type="float" office:value="1.2095292329862" calcext:value-type="float">
            <text:p>1.2095292329862</text:p>
          </table:table-cell>
          <table:table-cell office:value-type="float" office:value="0.485670870408813" calcext:value-type="float">
            <text:p>0.485670870408813</text:p>
          </table:table-cell>
          <table:table-cell office:value-type="float" office:value="0.0678452373685727" calcext:value-type="float">
            <text:p>0.067845237368573</text:p>
          </table:table-cell>
          <table:table-cell office:value-type="float" office:value="0.0529183399176631" calcext:value-type="float">
            <text:p>0.052918339917663</text:p>
          </table:table-cell>
          <table:table-cell office:value-type="float" office:value="0.0291497869769988" calcext:value-type="float">
            <text:p>0.0291497869769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0247549713009" calcext:value-type="float">
            <text:p>0.600247549713009</text:p>
          </table:table-cell>
          <table:table-cell office:value-type="float" office:value="1.20973537335754" calcext:value-type="float">
            <text:p>1.20973537335754</text:p>
          </table:table-cell>
          <table:table-cell office:value-type="float" office:value="0.485799537458498" calcext:value-type="float">
            <text:p>0.485799537458498</text:p>
          </table:table-cell>
          <table:table-cell office:value-type="float" office:value="0.068292558975668" calcext:value-type="float">
            <text:p>0.068292558975668</text:p>
          </table:table-cell>
          <table:table-cell office:value-type="float" office:value="0.0529317334276996" calcext:value-type="float">
            <text:p>0.0529317334277</text:p>
          </table:table-cell>
          <table:table-cell office:value-type="float" office:value="0.0291659428072697" calcext:value-type="float">
            <text:p>0.029165942807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0595145803386" calcext:value-type="float">
            <text:p>0.600595145803386</text:p>
          </table:table-cell>
          <table:table-cell office:value-type="float" office:value="1.20973681509005" calcext:value-type="float">
            <text:p>1.20973681509005</text:p>
          </table:table-cell>
          <table:table-cell office:value-type="float" office:value="0.485792056424376" calcext:value-type="float">
            <text:p>0.485792056424376</text:p>
          </table:table-cell>
          <table:table-cell office:value-type="float" office:value="0.0681487000094334" calcext:value-type="float">
            <text:p>0.068148700009434</text:p>
          </table:table-cell>
          <table:table-cell office:value-type="float" office:value="0.0529309058948305" calcext:value-type="float">
            <text:p>0.052930905894831</text:p>
          </table:table-cell>
          <table:table-cell office:value-type="float" office:value="0.0291648617310633" calcext:value-type="float">
            <text:p>0.0291648617310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98276715632796" calcext:value-type="float">
            <text:p>0.798276715632796</text:p>
          </table:table-cell>
          <table:table-cell office:value-type="float" office:value="1.20450305775219" calcext:value-type="float">
            <text:p>1.20450305775219</text:p>
          </table:table-cell>
          <table:table-cell office:value-type="float" office:value="0.483605241885521" calcext:value-type="float">
            <text:p>0.483605241885521</text:p>
          </table:table-cell>
          <table:table-cell office:value-type="float" office:value="0.0666417828107244" calcext:value-type="float">
            <text:p>0.066641782810725</text:p>
          </table:table-cell>
          <table:table-cell office:value-type="float" office:value="0.05269547163463" calcext:value-type="float">
            <text:p>0.05269547163463</text:p>
          </table:table-cell>
          <table:table-cell office:value-type="float" office:value="0.0289009410362827" calcext:value-type="float">
            <text:p>0.0289009410362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9181961831766" calcext:value-type="float">
            <text:p>0.619181961831766</text:p>
          </table:table-cell>
          <table:table-cell office:value-type="float" office:value="1.20410080721184" calcext:value-type="float">
            <text:p>1.20410080721184</text:p>
          </table:table-cell>
          <table:table-cell office:value-type="float" office:value="0.473542197306446" calcext:value-type="float">
            <text:p>0.473542197306446</text:p>
          </table:table-cell>
          <table:table-cell office:value-type="float" office:value="0.0677637678194613" calcext:value-type="float">
            <text:p>0.067763767819461</text:p>
          </table:table-cell>
          <table:table-cell office:value-type="float" office:value="0.052870836005568" calcext:value-type="float">
            <text:p>0.052870836005568</text:p>
          </table:table-cell>
          <table:table-cell office:value-type="float" office:value="0.0307708546083897" calcext:value-type="float">
            <text:p>0.0307708546083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098858726089" calcext:value-type="float">
            <text:p>0.45098858726089</text:p>
          </table:table-cell>
          <table:table-cell office:value-type="float" office:value="1.37262671485896" calcext:value-type="float">
            <text:p>1.37262671485896</text:p>
          </table:table-cell>
          <table:table-cell office:value-type="float" office:value="0.454989725432187" calcext:value-type="float">
            <text:p>0.454989725432187</text:p>
          </table:table-cell>
          <table:table-cell office:value-type="float" office:value="0.0687982651203973" calcext:value-type="float">
            <text:p>0.068798265120397</text:p>
          </table:table-cell>
          <table:table-cell office:value-type="float" office:value="0.0528589317849794" calcext:value-type="float">
            <text:p>0.05285893178498</text:p>
          </table:table-cell>
          <table:table-cell office:value-type="float" office:value="0.0291853384036305" calcext:value-type="float">
            <text:p>0.0291853384036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1166170546386" calcext:value-type="float">
            <text:p>0.451166170546386</text:p>
          </table:table-cell>
          <table:table-cell office:value-type="float" office:value="1.37248266186804" calcext:value-type="float">
            <text:p>1.37248266186804</text:p>
          </table:table-cell>
          <table:table-cell office:value-type="float" office:value="0.454915698527083" calcext:value-type="float">
            <text:p>0.454915698527083</text:p>
          </table:table-cell>
          <table:table-cell office:value-type="float" office:value="0.0691575588277535" calcext:value-type="float">
            <text:p>0.069157558827754</text:p>
          </table:table-cell>
          <table:table-cell office:value-type="float" office:value="0.052850825949785" calcext:value-type="float">
            <text:p>0.052850825949785</text:p>
          </table:table-cell>
          <table:table-cell office:value-type="float" office:value="0.0291761988619853" calcext:value-type="float">
            <text:p>0.0291761988619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1983499379347" calcext:value-type="float">
            <text:p>0.451983499379347</text:p>
          </table:table-cell>
          <table:table-cell office:value-type="float" office:value="1.37248013342045" calcext:value-type="float">
            <text:p>1.37248013342045</text:p>
          </table:table-cell>
          <table:table-cell office:value-type="float" office:value="0.454899040837873" calcext:value-type="float">
            <text:p>0.454899040837873</text:p>
          </table:table-cell>
          <table:table-cell office:value-type="float" office:value="0.0689545105983668" calcext:value-type="float">
            <text:p>0.068954510598367</text:p>
          </table:table-cell>
          <table:table-cell office:value-type="float" office:value="0.0528489323456633" calcext:value-type="float">
            <text:p>0.052848932345663</text:p>
          </table:table-cell>
          <table:table-cell office:value-type="float" office:value="0.0291738523640445" calcext:value-type="float">
            <text:p>0.0291738523640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6643709154458" calcext:value-type="float">
            <text:p>0.626643709154458</text:p>
          </table:table-cell>
          <table:table-cell office:value-type="float" office:value="1.36759871476751" calcext:value-type="float">
            <text:p>1.36759871476751</text:p>
          </table:table-cell>
          <table:table-cell office:value-type="float" office:value="0.453182949721909" calcext:value-type="float">
            <text:p>0.453182949721909</text:p>
          </table:table-cell>
          <table:table-cell office:value-type="float" office:value="0.0676338007695872" calcext:value-type="float">
            <text:p>0.067633800769587</text:p>
          </table:table-cell>
          <table:table-cell office:value-type="float" office:value="0.0526544813243136" calcext:value-type="float">
            <text:p>0.052654481324314</text:p>
          </table:table-cell>
          <table:table-cell office:value-type="float" office:value="0.0289527966234871" calcext:value-type="float">
            <text:p>0.0289527966234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1774093553823" calcext:value-type="float">
            <text:p>0.431774093553823</text:p>
          </table:table-cell>
          <table:table-cell office:value-type="float" office:value="1.38815103471608" calcext:value-type="float">
            <text:p>1.38815103471608</text:p>
          </table:table-cell>
          <table:table-cell office:value-type="float" office:value="0.469155871634368" calcext:value-type="float">
            <text:p>0.469155871634368</text:p>
          </table:table-cell>
          <table:table-cell office:value-type="float" office:value="0.0793699569804588" calcext:value-type="float">
            <text:p>0.079369956980459</text:p>
          </table:table-cell>
          <table:table-cell office:value-type="float" office:value="0.0626221422831835" calcext:value-type="float">
            <text:p>0.062622142283184</text:p>
          </table:table-cell>
          <table:table-cell office:value-type="float" office:value="0.0359104062700244" calcext:value-type="float">
            <text:p>0.03591040627002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7630067671981" calcext:value-type="float">
            <text:p>0.437630067671981</text:p>
          </table:table-cell>
          <table:table-cell office:value-type="float" office:value="1.32832386661645" calcext:value-type="float">
            <text:p>1.32832386661645</text:p>
          </table:table-cell>
          <table:table-cell office:value-type="float" office:value="0.510844103053274" calcext:value-type="float">
            <text:p>0.510844103053274</text:p>
          </table:table-cell>
          <table:table-cell office:value-type="float" office:value="0.077119029103669" calcext:value-type="float">
            <text:p>0.077119029103669</text:p>
          </table:table-cell>
          <table:table-cell office:value-type="float" office:value="0.0592021205224529" calcext:value-type="float">
            <text:p>0.059202120522453</text:p>
          </table:table-cell>
          <table:table-cell office:value-type="float" office:value="0.03298839952382" calcext:value-type="float">
            <text:p>0.032988399523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1848112302348" calcext:value-type="float">
            <text:p>0.431848112302348</text:p>
          </table:table-cell>
          <table:table-cell office:value-type="float" office:value="1.32840090614031" calcext:value-type="float">
            <text:p>1.32840090614031</text:p>
          </table:table-cell>
          <table:table-cell office:value-type="float" office:value="0.510880302190172" calcext:value-type="float">
            <text:p>0.510880302190172</text:p>
          </table:table-cell>
          <table:table-cell office:value-type="float" office:value="0.0775761496896598" calcext:value-type="float">
            <text:p>0.07757614968966</text:p>
          </table:table-cell>
          <table:table-cell office:value-type="float" office:value="0.0592077335911568" calcext:value-type="float">
            <text:p>0.059207733591157</text:p>
          </table:table-cell>
          <table:table-cell office:value-type="float" office:value="0.0329937771179596" calcext:value-type="float">
            <text:p>0.032993777117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659373342832" calcext:value-type="float">
            <text:p>0.42659373342832</text:p>
          </table:table-cell>
          <table:table-cell office:value-type="float" office:value="1.32841110899358" calcext:value-type="float">
            <text:p>1.32841110899358</text:p>
          </table:table-cell>
          <table:table-cell office:value-type="float" office:value="0.511002328680409" calcext:value-type="float">
            <text:p>0.511002328680409</text:p>
          </table:table-cell>
          <table:table-cell office:value-type="float" office:value="0.077472858130599" calcext:value-type="float">
            <text:p>0.077472858130599</text:p>
          </table:table-cell>
          <table:table-cell office:value-type="float" office:value="0.0592217084673326" calcext:value-type="float">
            <text:p>0.059221708467333</text:p>
          </table:table-cell>
          <table:table-cell office:value-type="float" office:value="0.0330095426166851" calcext:value-type="float">
            <text:p>0.0330095426166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7179814596053" calcext:value-type="float">
            <text:p>0.637179814596053</text:p>
          </table:table-cell>
          <table:table-cell office:value-type="float" office:value="1.32234011886466" calcext:value-type="float">
            <text:p>1.32234011886466</text:p>
          </table:table-cell>
          <table:table-cell office:value-type="float" office:value="0.508547266399842" calcext:value-type="float">
            <text:p>0.508547266399842</text:p>
          </table:table-cell>
          <table:table-cell office:value-type="float" office:value="0.0757347474896126" calcext:value-type="float">
            <text:p>0.075734747489613</text:p>
          </table:table-cell>
          <table:table-cell office:value-type="float" office:value="0.0589420080789631" calcext:value-type="float">
            <text:p>0.058942008078963</text:p>
          </table:table-cell>
          <table:table-cell office:value-type="float" office:value="0.0326906564204737" calcext:value-type="float">
            <text:p>0.0326906564204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9255503863705" calcext:value-type="float">
            <text:p>0.419255503863705</text:p>
          </table:table-cell>
          <table:table-cell office:value-type="float" office:value="1.34704318889777" calcext:value-type="float">
            <text:p>1.34704318889777</text:p>
          </table:table-cell>
          <table:table-cell office:value-type="float" office:value="0.519215587235872" calcext:value-type="float">
            <text:p>0.519215587235872</text:p>
          </table:table-cell>
          <table:table-cell office:value-type="float" office:value="0.0999065766154958" calcext:value-type="float">
            <text:p>0.099906576615496</text:p>
          </table:table-cell>
          <table:table-cell office:value-type="float" office:value="0.0787425096160039" calcext:value-type="float">
            <text:p>0.078742509616004</text:p>
          </table:table-cell>
          <table:table-cell office:value-type="float" office:value="0.0441211751674483" calcext:value-type="float">
            <text:p>0.0441211751674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7524474439022" calcext:value-type="float">
            <text:p>0.587524474439022</text:p>
          </table:table-cell>
          <table:table-cell office:value-type="float" office:value="1.21453154855149" calcext:value-type="float">
            <text:p>1.21453154855149</text:p>
          </table:table-cell>
          <table:table-cell office:value-type="float" office:value="0.551589079784008" calcext:value-type="float">
            <text:p>0.551589079784008</text:p>
          </table:table-cell>
          <table:table-cell office:value-type="float" office:value="0.0768541512075226" calcext:value-type="float">
            <text:p>0.076854151207523</text:p>
          </table:table-cell>
          <table:table-cell office:value-type="float" office:value="0.0592631256223216" calcext:value-type="float">
            <text:p>0.059263125622322</text:p>
          </table:table-cell>
          <table:table-cell office:value-type="float" office:value="0.0354518306943991" calcext:value-type="float">
            <text:p>0.0354518306943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330255461081" calcext:value-type="float">
            <text:p>0.58330255461081</text:p>
          </table:table-cell>
          <table:table-cell office:value-type="float" office:value="1.21445551502747" calcext:value-type="float">
            <text:p>1.21445551502747</text:p>
          </table:table-cell>
          <table:table-cell office:value-type="float" office:value="0.551582914602143" calcext:value-type="float">
            <text:p>0.551582914602143</text:p>
          </table:table-cell>
          <table:table-cell office:value-type="float" office:value="0.0773111481541696" calcext:value-type="float">
            <text:p>0.07731114815417</text:p>
          </table:table-cell>
          <table:table-cell office:value-type="float" office:value="0.0592634734183293" calcext:value-type="float">
            <text:p>0.059263473418329</text:p>
          </table:table-cell>
          <table:table-cell office:value-type="float" office:value="0.0354517965002353" calcext:value-type="float">
            <text:p>0.0354517965002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4341957609622" calcext:value-type="float">
            <text:p>0.584341957609622</text:p>
          </table:table-cell>
          <table:table-cell office:value-type="float" office:value="1.21445928656148" calcext:value-type="float">
            <text:p>1.21445928656148</text:p>
          </table:table-cell>
          <table:table-cell office:value-type="float" office:value="0.551559309687282" calcext:value-type="float">
            <text:p>0.551559309687282</text:p>
          </table:table-cell>
          <table:table-cell office:value-type="float" office:value="0.0771317529096072" calcext:value-type="float">
            <text:p>0.077131752909607</text:p>
          </table:table-cell>
          <table:table-cell office:value-type="float" office:value="0.0592608267118504" calcext:value-type="float">
            <text:p>0.05926082671185</text:p>
          </table:table-cell>
          <table:table-cell office:value-type="float" office:value="0.0354484794553364" calcext:value-type="float">
            <text:p>0.0354484794553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0141831538149" calcext:value-type="float">
            <text:p>0.80141831538149</text:p>
          </table:table-cell>
          <table:table-cell office:value-type="float" office:value="1.20884959047417" calcext:value-type="float">
            <text:p>1.20884959047417</text:p>
          </table:table-cell>
          <table:table-cell office:value-type="float" office:value="0.548884164832198" calcext:value-type="float">
            <text:p>0.548884164832198</text:p>
          </table:table-cell>
          <table:table-cell office:value-type="float" office:value="0.075286925939106" calcext:value-type="float">
            <text:p>0.075286925939106</text:p>
          </table:table-cell>
          <table:table-cell office:value-type="float" office:value="0.058979508667716" calcext:value-type="float">
            <text:p>0.058979508667716</text:p>
          </table:table-cell>
          <table:table-cell office:value-type="float" office:value="0.0351027604181111" calcext:value-type="float">
            <text:p>0.0351027604181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58507132769415" calcext:value-type="float">
            <text:p>0.558507132769415</text:p>
          </table:table-cell>
          <table:table-cell office:value-type="float" office:value="1.23959540911273" calcext:value-type="float">
            <text:p>1.23959540911273</text:p>
          </table:table-cell>
          <table:table-cell office:value-type="float" office:value="0.547156303405451" calcext:value-type="float">
            <text:p>0.547156303405451</text:p>
          </table:table-cell>
          <table:table-cell office:value-type="float" office:value="0.0776745268516164" calcext:value-type="float">
            <text:p>0.077674526851616</text:p>
          </table:table-cell>
          <table:table-cell office:value-type="float" office:value="0.0619956319644914" calcext:value-type="float">
            <text:p>0.061995631964491</text:p>
          </table:table-cell>
          <table:table-cell office:value-type="float" office:value="0.0330494297708761" calcext:value-type="float">
            <text:p>0.03304942977087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7119194989667" calcext:value-type="float">
            <text:p>0.527119194989667</text:p>
          </table:table-cell>
          <table:table-cell office:value-type="float" office:value="1.25082877748929" calcext:value-type="float">
            <text:p>1.25082877748929</text:p>
          </table:table-cell>
          <table:table-cell office:value-type="float" office:value="0.460176769367362" calcext:value-type="float">
            <text:p>0.460176769367362</text:p>
          </table:table-cell>
          <table:table-cell office:value-type="float" office:value="0.0689718614891195" calcext:value-type="float">
            <text:p>0.06897186148912</text:p>
          </table:table-cell>
          <table:table-cell office:value-type="float" office:value="0.0535927723201135" calcext:value-type="float">
            <text:p>0.053592772320114</text:p>
          </table:table-cell>
          <table:table-cell office:value-type="float" office:value="0.0290497614979145" calcext:value-type="float">
            <text:p>0.0290497614979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5425773790187" calcext:value-type="float">
            <text:p>0.525425773790187</text:p>
          </table:table-cell>
          <table:table-cell office:value-type="float" office:value="1.25084335954627" calcext:value-type="float">
            <text:p>1.25084335954627</text:p>
          </table:table-cell>
          <table:table-cell office:value-type="float" office:value="0.460136592613579" calcext:value-type="float">
            <text:p>0.460136592613579</text:p>
          </table:table-cell>
          <table:table-cell office:value-type="float" office:value="0.0693024575536217" calcext:value-type="float">
            <text:p>0.069302457553622</text:p>
          </table:table-cell>
          <table:table-cell office:value-type="float" office:value="0.0535889078332279" calcext:value-type="float">
            <text:p>0.053588907833228</text:p>
          </table:table-cell>
          <table:table-cell office:value-type="float" office:value="0.0290450543665221" calcext:value-type="float">
            <text:p>0.0290450543665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2834464388262" calcext:value-type="float">
            <text:p>0.522834464388262</text:p>
          </table:table-cell>
          <table:table-cell office:value-type="float" office:value="1.25084108958042" calcext:value-type="float">
            <text:p>1.25084108958042</text:p>
          </table:table-cell>
          <table:table-cell office:value-type="float" office:value="0.460190325610121" calcext:value-type="float">
            <text:p>0.460190325610121</text:p>
          </table:table-cell>
          <table:table-cell office:value-type="float" office:value="0.0691927219180284" calcext:value-type="float">
            <text:p>0.069192721918028</text:p>
          </table:table-cell>
          <table:table-cell office:value-type="float" office:value="0.0535950692901027" calcext:value-type="float">
            <text:p>0.053595069290103</text:p>
          </table:table-cell>
          <table:table-cell office:value-type="float" office:value="0.0290517771587398" calcext:value-type="float">
            <text:p>0.029051777158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6172488009196" calcext:value-type="float">
            <text:p>0.706172488009196</text:p>
          </table:table-cell>
          <table:table-cell office:value-type="float" office:value="1.24596996232455" calcext:value-type="float">
            <text:p>1.24596996232455</text:p>
          </table:table-cell>
          <table:table-cell office:value-type="float" office:value="0.458316916786525" calcext:value-type="float">
            <text:p>0.458316916786525</text:p>
          </table:table-cell>
          <table:table-cell office:value-type="float" office:value="0.0677957463590507" calcext:value-type="float">
            <text:p>0.067795746359051</text:p>
          </table:table-cell>
          <table:table-cell office:value-type="float" office:value="0.0533802065181131" calcext:value-type="float">
            <text:p>0.053380206518113</text:p>
          </table:table-cell>
          <table:table-cell office:value-type="float" office:value="0.0288141376842165" calcext:value-type="float">
            <text:p>0.0288141376842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55628671417424" calcext:value-type="float">
            <text:p>0.555628671417424</text:p>
          </table:table-cell>
          <table:table-cell office:value-type="float" office:value="1.22865361994651" calcext:value-type="float">
            <text:p>1.22865361994651</text:p>
          </table:table-cell>
          <table:table-cell office:value-type="float" office:value="0.459470464488201" calcext:value-type="float">
            <text:p>0.459470464488201</text:p>
          </table:table-cell>
          <table:table-cell office:value-type="float" office:value="0.0749573451150112" calcext:value-type="float">
            <text:p>0.074957345115011</text:p>
          </table:table-cell>
          <table:table-cell office:value-type="float" office:value="0.0599386284622383" calcext:value-type="float">
            <text:p>0.059938628462238</text:p>
          </table:table-cell>
          <table:table-cell office:value-type="float" office:value="0.0355405647492719" calcext:value-type="float">
            <text:p>0.03554056474927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3715436187332" calcext:value-type="float">
            <text:p>0.513715436187332</text:p>
          </table:table-cell>
          <table:table-cell office:value-type="float" office:value="1.26867269470287" calcext:value-type="float">
            <text:p>1.26867269470287</text:p>
          </table:table-cell>
          <table:table-cell office:value-type="float" office:value="0.533418073893305" calcext:value-type="float">
            <text:p>0.533418073893305</text:p>
          </table:table-cell>
          <table:table-cell office:value-type="float" office:value="0.0760477915548627" calcext:value-type="float">
            <text:p>0.076047791554863</text:p>
          </table:table-cell>
          <table:table-cell office:value-type="float" office:value="0.0576383970988791" calcext:value-type="float">
            <text:p>0.057638397098879</text:p>
          </table:table-cell>
          <table:table-cell office:value-type="float" office:value="0.0327742523648364" calcext:value-type="float">
            <text:p>0.0327742523648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1549225920138" calcext:value-type="float">
            <text:p>0.511549225920138</text:p>
          </table:table-cell>
          <table:table-cell office:value-type="float" office:value="1.26855884787398" calcext:value-type="float">
            <text:p>1.26855884787398</text:p>
          </table:table-cell>
          <table:table-cell office:value-type="float" office:value="0.533364580683681" calcext:value-type="float">
            <text:p>0.533364580683681</text:p>
          </table:table-cell>
          <table:table-cell office:value-type="float" office:value="0.0764120953208073" calcext:value-type="float">
            <text:p>0.076412095320807</text:p>
          </table:table-cell>
          <table:table-cell office:value-type="float" office:value="0.057632194150098" calcext:value-type="float">
            <text:p>0.057632194150098</text:p>
          </table:table-cell>
          <table:table-cell office:value-type="float" office:value="0.0327682608287903" calcext:value-type="float">
            <text:p>0.032768260828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5275487103511" calcext:value-type="float">
            <text:p>0.505275487103511</text:p>
          </table:table-cell>
          <table:table-cell office:value-type="float" office:value="1.26854389800567" calcext:value-type="float">
            <text:p>1.26854389800567</text:p>
          </table:table-cell>
          <table:table-cell office:value-type="float" office:value="0.533526067204908" calcext:value-type="float">
            <text:p>0.533526067204908</text:p>
          </table:table-cell>
          <table:table-cell office:value-type="float" office:value="0.0763500814754986" calcext:value-type="float">
            <text:p>0.076350081475499</text:p>
          </table:table-cell>
          <table:table-cell office:value-type="float" office:value="0.0576491075762417" calcext:value-type="float">
            <text:p>0.057649107576242</text:p>
          </table:table-cell>
          <table:table-cell office:value-type="float" office:value="0.032788173809473" calcext:value-type="float">
            <text:p>0.0327881738094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1627921585808" calcext:value-type="float">
            <text:p>0.721627921585808</text:p>
          </table:table-cell>
          <table:table-cell office:value-type="float" office:value="1.26247811087527" calcext:value-type="float">
            <text:p>1.26247811087527</text:p>
          </table:table-cell>
          <table:table-cell office:value-type="float" office:value="0.530843658212342" calcext:value-type="float">
            <text:p>0.530843658212342</text:p>
          </table:table-cell>
          <table:table-cell office:value-type="float" office:value="0.0746466481063291" calcext:value-type="float">
            <text:p>0.074646648106329</text:p>
          </table:table-cell>
          <table:table-cell office:value-type="float" office:value="0.0573653658397027" calcext:value-type="float">
            <text:p>0.057365365839703</text:p>
          </table:table-cell>
          <table:table-cell office:value-type="float" office:value="0.0324567283155574" calcext:value-type="float">
            <text:p>0.0324567283155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5238003870142" calcext:value-type="float">
            <text:p>0.565238003870142</text:p>
          </table:table-cell>
          <table:table-cell office:value-type="float" office:value="1.22837373862767" calcext:value-type="float">
            <text:p>1.22837373862767</text:p>
          </table:table-cell>
          <table:table-cell office:value-type="float" office:value="0.530261551361428" calcext:value-type="float">
            <text:p>0.530261551361428</text:p>
          </table:table-cell>
          <table:table-cell office:value-type="float" office:value="0.0798238883485118" calcext:value-type="float">
            <text:p>0.079823888348512</text:p>
          </table:table-cell>
          <table:table-cell office:value-type="float" office:value="0.0676338083473336" calcext:value-type="float">
            <text:p>0.067633808347334</text:p>
          </table:table-cell>
          <table:table-cell office:value-type="float" office:value="0.0437720968134754" calcext:value-type="float">
            <text:p>0.04377209681347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3337303587939" calcext:value-type="float">
            <text:p>0.523337303587939</text:p>
          </table:table-cell>
          <table:table-cell office:value-type="float" office:value="1.33522273739653" calcext:value-type="float">
            <text:p>1.33522273739653</text:p>
          </table:table-cell>
          <table:table-cell office:value-type="float" office:value="0.487927597729958" calcext:value-type="float">
            <text:p>0.487927597729958</text:p>
          </table:table-cell>
          <table:table-cell office:value-type="float" office:value="0.0728966014617394" calcext:value-type="float">
            <text:p>0.072896601461739</text:p>
          </table:table-cell>
          <table:table-cell office:value-type="float" office:value="0.0561041928325368" calcext:value-type="float">
            <text:p>0.056104192832537</text:p>
          </table:table-cell>
          <table:table-cell office:value-type="float" office:value="0.0310599115396861" calcext:value-type="float">
            <text:p>0.0310599115396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8633097999088" calcext:value-type="float">
            <text:p>0.518633097999088</text:p>
          </table:table-cell>
          <table:table-cell office:value-type="float" office:value="1.33535870106823" calcext:value-type="float">
            <text:p>1.33535870106823</text:p>
          </table:table-cell>
          <table:table-cell office:value-type="float" office:value="0.4879443617629" calcext:value-type="float">
            <text:p>0.4879443617629</text:p>
          </table:table-cell>
          <table:table-cell office:value-type="float" office:value="0.0733044978645331" calcext:value-type="float">
            <text:p>0.073304497864533</text:p>
          </table:table-cell>
          <table:table-cell office:value-type="float" office:value="0.0561074457574796" calcext:value-type="float">
            <text:p>0.05610744575748</text:p>
          </table:table-cell>
          <table:table-cell office:value-type="float" office:value="0.0310626327227843" calcext:value-type="float">
            <text:p>0.0310626327227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9502076736911" calcext:value-type="float">
            <text:p>0.519502076736911</text:p>
          </table:table-cell>
          <table:table-cell office:value-type="float" office:value="1.33535557900233" calcext:value-type="float">
            <text:p>1.33535557900233</text:p>
          </table:table-cell>
          <table:table-cell office:value-type="float" office:value="0.487922855878498" calcext:value-type="float">
            <text:p>0.487922855878498</text:p>
          </table:table-cell>
          <table:table-cell office:value-type="float" office:value="0.0731264124402809" calcext:value-type="float">
            <text:p>0.073126412440281</text:p>
          </table:table-cell>
          <table:table-cell office:value-type="float" office:value="0.0561051200690655" calcext:value-type="float">
            <text:p>0.056105120069066</text:p>
          </table:table-cell>
          <table:table-cell office:value-type="float" office:value="0.0310596558874236" calcext:value-type="float">
            <text:p>0.0310596558874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3069265760659" calcext:value-type="float">
            <text:p>0.713069265760659</text:p>
          </table:table-cell>
          <table:table-cell office:value-type="float" office:value="1.32980235967599" calcext:value-type="float">
            <text:p>1.32980235967599</text:p>
          </table:table-cell>
          <table:table-cell office:value-type="float" office:value="0.485772241169151" calcext:value-type="float">
            <text:p>0.485772241169151</text:p>
          </table:table-cell>
          <table:table-cell office:value-type="float" office:value="0.0716109804459745" calcext:value-type="float">
            <text:p>0.071610980445975</text:p>
          </table:table-cell>
          <table:table-cell office:value-type="float" office:value="0.0558642242010292" calcext:value-type="float">
            <text:p>0.055864224201029</text:p>
          </table:table-cell>
          <table:table-cell office:value-type="float" office:value="0.0307845649460516" calcext:value-type="float">
            <text:p>0.0307845649460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48500566280465" calcext:value-type="float">
            <text:p>0.548500566280465</text:p>
          </table:table-cell>
          <table:table-cell office:value-type="float" office:value="1.31810978182579" calcext:value-type="float">
            <text:p>1.31810978182579</text:p>
          </table:table-cell>
          <table:table-cell office:value-type="float" office:value="0.499035093338789" calcext:value-type="float">
            <text:p>0.499035093338789</text:p>
          </table:table-cell>
          <table:table-cell office:value-type="float" office:value="0.0839522430181998" calcext:value-type="float">
            <text:p>0.0839522430182</text:p>
          </table:table-cell>
          <table:table-cell office:value-type="float" office:value="0.0645551716053666" calcext:value-type="float">
            <text:p>0.064555171605367</text:p>
          </table:table-cell>
          <table:table-cell office:value-type="float" office:value="0.0355788476161631" calcext:value-type="float">
            <text:p>0.03557884761616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1352746304514" calcext:value-type="float">
            <text:p>0.511352746304514</text:p>
          </table:table-cell>
          <table:table-cell office:value-type="float" office:value="1.27353760577749" calcext:value-type="float">
            <text:p>1.27353760577749</text:p>
          </table:table-cell>
          <table:table-cell office:value-type="float" office:value="0.491305703317422" calcext:value-type="float">
            <text:p>0.491305703317422</text:p>
          </table:table-cell>
          <table:table-cell office:value-type="float" office:value="0.0728348027968484" calcext:value-type="float">
            <text:p>0.072834802796848</text:p>
          </table:table-cell>
          <table:table-cell office:value-type="float" office:value="0.0558602634148013" calcext:value-type="float">
            <text:p>0.055860263414801</text:p>
          </table:table-cell>
          <table:table-cell office:value-type="float" office:value="0.0303412171365296" calcext:value-type="float">
            <text:p>0.030341217136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7983344719326" calcext:value-type="float">
            <text:p>0.507983344719326</text:p>
          </table:table-cell>
          <table:table-cell office:value-type="float" office:value="1.27346906603996" calcext:value-type="float">
            <text:p>1.27346906603996</text:p>
          </table:table-cell>
          <table:table-cell office:value-type="float" office:value="0.49129588170842" calcext:value-type="float">
            <text:p>0.49129588170842</text:p>
          </table:table-cell>
          <table:table-cell office:value-type="float" office:value="0.0731968166957701" calcext:value-type="float">
            <text:p>0.07319681669577</text:p>
          </table:table-cell>
          <table:table-cell office:value-type="float" office:value="0.0558590649342253" calcext:value-type="float">
            <text:p>0.055859064934225</text:p>
          </table:table-cell>
          <table:table-cell office:value-type="float" office:value="0.0303405104704664" calcext:value-type="float">
            <text:p>0.0303405104704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3197351097709" calcext:value-type="float">
            <text:p>0.513197351097709</text:p>
          </table:table-cell>
          <table:table-cell office:value-type="float" office:value="1.27348694160232" calcext:value-type="float">
            <text:p>1.27348694160232</text:p>
          </table:table-cell>
          <table:table-cell office:value-type="float" office:value="0.491180985411954" calcext:value-type="float">
            <text:p>0.491180985411954</text:p>
          </table:table-cell>
          <table:table-cell office:value-type="float" office:value="0.0729879301213182" calcext:value-type="float">
            <text:p>0.072987930121318</text:p>
          </table:table-cell>
          <table:table-cell office:value-type="float" office:value="0.0558462563313636" calcext:value-type="float">
            <text:p>0.055846256331364</text:p>
          </table:table-cell>
          <table:table-cell office:value-type="float" office:value="0.0303259648036091" calcext:value-type="float">
            <text:p>0.0303259648036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18860322061" calcext:value-type="float">
            <text:p>0.7018860322061</text:p>
          </table:table-cell>
          <table:table-cell office:value-type="float" office:value="1.26859693886565" calcext:value-type="float">
            <text:p>1.26859693886565</text:p>
          </table:table-cell>
          <table:table-cell office:value-type="float" office:value="0.48919229843988" calcext:value-type="float">
            <text:p>0.48919229843988</text:p>
          </table:table-cell>
          <table:table-cell office:value-type="float" office:value="0.0716022881201067" calcext:value-type="float">
            <text:p>0.071602288120107</text:p>
          </table:table-cell>
          <table:table-cell office:value-type="float" office:value="0.0556259101889955" calcext:value-type="float">
            <text:p>0.055625910188996</text:p>
          </table:table-cell>
          <table:table-cell office:value-type="float" office:value="0.03007923404618" calcext:value-type="float">
            <text:p>0.030079234046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07208164794204" calcext:value-type="float">
            <text:p>0.507208164794204</text:p>
          </table:table-cell>
          <table:table-cell office:value-type="float" office:value="1.27345516977481" calcext:value-type="float">
            <text:p>1.27345516977481</text:p>
          </table:table-cell>
          <table:table-cell office:value-type="float" office:value="0.488671987034417" calcext:value-type="float">
            <text:p>0.488671987034417</text:p>
          </table:table-cell>
          <table:table-cell office:value-type="float" office:value="0.0834095499675468" calcext:value-type="float">
            <text:p>0.083409549967547</text:p>
          </table:table-cell>
          <table:table-cell office:value-type="float" office:value="0.0681646568706535" calcext:value-type="float">
            <text:p>0.068164656870654</text:p>
          </table:table-cell>
          <table:table-cell office:value-type="float" office:value="0.0368306533566271" calcext:value-type="float">
            <text:p>0.0368306533566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4206925752351" calcext:value-type="float">
            <text:p>0.564206925752351</text:p>
          </table:table-cell>
          <table:table-cell office:value-type="float" office:value="1.26156245617577" calcext:value-type="float">
            <text:p>1.26156245617577</text:p>
          </table:table-cell>
          <table:table-cell office:value-type="float" office:value="0.497466083485716" calcext:value-type="float">
            <text:p>0.497466083485716</text:p>
          </table:table-cell>
          <table:table-cell office:value-type="float" office:value="0.0802388856771397" calcext:value-type="float">
            <text:p>0.08023888567714</text:p>
          </table:table-cell>
          <table:table-cell office:value-type="float" office:value="0.0606482778346731" calcext:value-type="float">
            <text:p>0.060648277834673</text:p>
          </table:table-cell>
          <table:table-cell office:value-type="float" office:value="0.0319586253886756" calcext:value-type="float">
            <text:p>0.0319586253886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7072820041004" calcext:value-type="float">
            <text:p>0.557072820041004</text:p>
          </table:table-cell>
          <table:table-cell office:value-type="float" office:value="1.26165155113164" calcext:value-type="float">
            <text:p>1.26165155113164</text:p>
          </table:table-cell>
          <table:table-cell office:value-type="float" office:value="0.4975320451733" calcext:value-type="float">
            <text:p>0.4975320451733</text:p>
          </table:table-cell>
          <table:table-cell office:value-type="float" office:value="0.0806672985363264" calcext:value-type="float">
            <text:p>0.080667298536326</text:p>
          </table:table-cell>
          <table:table-cell office:value-type="float" office:value="0.0606555293104307" calcext:value-type="float">
            <text:p>0.060655529310431</text:p>
          </table:table-cell>
          <table:table-cell office:value-type="float" office:value="0.0319678339657538" calcext:value-type="float">
            <text:p>0.0319678339657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1575889296211" calcext:value-type="float">
            <text:p>0.551575889296211</text:p>
          </table:table-cell>
          <table:table-cell office:value-type="float" office:value="1.26161996069666" calcext:value-type="float">
            <text:p>1.26161996069666</text:p>
          </table:table-cell>
          <table:table-cell office:value-type="float" office:value="0.497662471463453" calcext:value-type="float">
            <text:p>0.497662471463453</text:p>
          </table:table-cell>
          <table:table-cell office:value-type="float" office:value="0.0805996887269609" calcext:value-type="float">
            <text:p>0.080599688726961</text:p>
          </table:table-cell>
          <table:table-cell office:value-type="float" office:value="0.0606711163998502" calcext:value-type="float">
            <text:p>0.06067111639985</text:p>
          </table:table-cell>
          <table:table-cell office:value-type="float" office:value="0.0319846343981028" calcext:value-type="float">
            <text:p>0.0319846343981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7706456340176" calcext:value-type="float">
            <text:p>0.757706456340176</text:p>
          </table:table-cell>
          <table:table-cell office:value-type="float" office:value="1.25583660126712" calcext:value-type="float">
            <text:p>1.25583660126712</text:p>
          </table:table-cell>
          <table:table-cell office:value-type="float" office:value="0.495246888373482" calcext:value-type="float">
            <text:p>0.495246888373482</text:p>
          </table:table-cell>
          <table:table-cell office:value-type="float" office:value="0.0789565633751071" calcext:value-type="float">
            <text:p>0.078956563375107</text:p>
          </table:table-cell>
          <table:table-cell office:value-type="float" office:value="0.0603849887923747" calcext:value-type="float">
            <text:p>0.060384988792375</text:p>
          </table:table-cell>
          <table:table-cell office:value-type="float" office:value="0.0316724984691542" calcext:value-type="float">
            <text:p>0.0316724984691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23168757420779" calcext:value-type="float">
            <text:p>0.623168757420779</text:p>
          </table:table-cell>
          <table:table-cell office:value-type="float" office:value="1.21225256516664" calcext:value-type="float">
            <text:p>1.21225256516664</text:p>
          </table:table-cell>
          <table:table-cell office:value-type="float" office:value="0.473581548667741" calcext:value-type="float">
            <text:p>0.473581548667741</text:p>
          </table:table-cell>
          <table:table-cell office:value-type="float" office:value="0.0776520075316204" calcext:value-type="float">
            <text:p>0.07765200753162</text:p>
          </table:table-cell>
          <table:table-cell office:value-type="float" office:value="0.0588129997378936" calcext:value-type="float">
            <text:p>0.058812999737894</text:p>
          </table:table-cell>
          <table:table-cell office:value-type="float" office:value="0.0412372503804991" calcext:value-type="float">
            <text:p>0.0412372503804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65361490016441" calcext:value-type="float">
            <text:p>0.365361490016441</text:p>
          </table:table-cell>
          <table:table-cell office:value-type="float" office:value="1.40956586606897" calcext:value-type="float">
            <text:p>1.40956586606897</text:p>
          </table:table-cell>
          <table:table-cell office:value-type="float" office:value="0.454152653112547" calcext:value-type="float">
            <text:p>0.454152653112547</text:p>
          </table:table-cell>
          <table:table-cell office:value-type="float" office:value="0.0681210839753827" calcext:value-type="float">
            <text:p>0.068121083975383</text:p>
          </table:table-cell>
          <table:table-cell office:value-type="float" office:value="0.0525488072177124" calcext:value-type="float">
            <text:p>0.052548807217713</text:p>
          </table:table-cell>
          <table:table-cell office:value-type="float" office:value="0.0297139205732968" calcext:value-type="float">
            <text:p>0.029713920573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55967364867722" calcext:value-type="float">
            <text:p>0.355967364867722</text:p>
          </table:table-cell>
          <table:table-cell office:value-type="float" office:value="1.40976027492538" calcext:value-type="float">
            <text:p>1.40976027492538</text:p>
          </table:table-cell>
          <table:table-cell office:value-type="float" office:value="0.454271722652549" calcext:value-type="float">
            <text:p>0.454271722652549</text:p>
          </table:table-cell>
          <table:table-cell office:value-type="float" office:value="0.0686115904888191" calcext:value-type="float">
            <text:p>0.068611590488819</text:p>
          </table:table-cell>
          <table:table-cell office:value-type="float" office:value="0.0525620777520127" calcext:value-type="float">
            <text:p>0.052562077752013</text:p>
          </table:table-cell>
          <table:table-cell office:value-type="float" office:value="0.0297301683987196" calcext:value-type="float">
            <text:p>0.02973016839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56565981468464" calcext:value-type="float">
            <text:p>0.356565981468464</text:p>
          </table:table-cell>
          <table:table-cell office:value-type="float" office:value="1.40975061963034" calcext:value-type="float">
            <text:p>1.40975061963034</text:p>
          </table:table-cell>
          <table:table-cell office:value-type="float" office:value="0.454260114385677" calcext:value-type="float">
            <text:p>0.454260114385677</text:p>
          </table:table-cell>
          <table:table-cell office:value-type="float" office:value="0.0684059806600569" calcext:value-type="float">
            <text:p>0.068405980660057</text:p>
          </table:table-cell>
          <table:table-cell office:value-type="float" office:value="0.052560696988472" calcext:value-type="float">
            <text:p>0.052560696988472</text:p>
          </table:table-cell>
          <table:table-cell office:value-type="float" office:value="0.0297284245395974" calcext:value-type="float">
            <text:p>0.029728424539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41924017894492" calcext:value-type="float">
            <text:p>0.541924017894492</text:p>
          </table:table-cell>
          <table:table-cell office:value-type="float" office:value="1.40418252776282" calcext:value-type="float">
            <text:p>1.40418252776282</text:p>
          </table:table-cell>
          <table:table-cell office:value-type="float" office:value="0.452341623649152" calcext:value-type="float">
            <text:p>0.452341623649152</text:p>
          </table:table-cell>
          <table:table-cell office:value-type="float" office:value="0.0669038576178889" calcext:value-type="float">
            <text:p>0.066903857617889</text:p>
          </table:table-cell>
          <table:table-cell office:value-type="float" office:value="0.0523443977143858" calcext:value-type="float">
            <text:p>0.052344397714386</text:p>
          </table:table-cell>
          <table:table-cell office:value-type="float" office:value="0.0294761730027079" calcext:value-type="float">
            <text:p>0.0294761730027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96642932488906" calcext:value-type="float">
            <text:p>0.396642932488906</text:p>
          </table:table-cell>
          <table:table-cell office:value-type="float" office:value="1.37846682861374" calcext:value-type="float">
            <text:p>1.37846682861374</text:p>
          </table:table-cell>
          <table:table-cell office:value-type="float" office:value="0.446451408356313" calcext:value-type="float">
            <text:p>0.446451408356313</text:p>
          </table:table-cell>
          <table:table-cell office:value-type="float" office:value="0.070824196287148" calcext:value-type="float">
            <text:p>0.070824196287148</text:p>
          </table:table-cell>
          <table:table-cell office:value-type="float" office:value="0.0556367891337632" calcext:value-type="float">
            <text:p>0.055636789133763</text:p>
          </table:table-cell>
          <table:table-cell office:value-type="float" office:value="0.0325779526807386" calcext:value-type="float">
            <text:p>0.03257795268073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7780655808142" calcext:value-type="float">
            <text:p>0.507780655808142</text:p>
          </table:table-cell>
          <table:table-cell office:value-type="float" office:value="1.31304077255177" calcext:value-type="float">
            <text:p>1.31304077255177</text:p>
          </table:table-cell>
          <table:table-cell office:value-type="float" office:value="0.480729808721886" calcext:value-type="float">
            <text:p>0.480729808721886</text:p>
          </table:table-cell>
          <table:table-cell office:value-type="float" office:value="0.070427187645368" calcext:value-type="float">
            <text:p>0.070427187645368</text:p>
          </table:table-cell>
          <table:table-cell office:value-type="float" office:value="0.0547035044660401" calcext:value-type="float">
            <text:p>0.05470350446604</text:p>
          </table:table-cell>
          <table:table-cell office:value-type="float" office:value="0.0303849107632046" calcext:value-type="float">
            <text:p>0.0303849107632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4538795505271" calcext:value-type="float">
            <text:p>0.504538795505271</text:p>
          </table:table-cell>
          <table:table-cell office:value-type="float" office:value="1.31301363400275" calcext:value-type="float">
            <text:p>1.31301363400275</text:p>
          </table:table-cell>
          <table:table-cell office:value-type="float" office:value="0.480717990752841" calcext:value-type="float">
            <text:p>0.480717990752841</text:p>
          </table:table-cell>
          <table:table-cell office:value-type="float" office:value="0.0708025810757574" calcext:value-type="float">
            <text:p>0.070802581075757</text:p>
          </table:table-cell>
          <table:table-cell office:value-type="float" office:value="0.0547036476767932" calcext:value-type="float">
            <text:p>0.054703647676793</text:p>
          </table:table-cell>
          <table:table-cell office:value-type="float" office:value="0.0303839078273753" calcext:value-type="float">
            <text:p>0.0303839078273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5549730132837" calcext:value-type="float">
            <text:p>0.505549730132837</text:p>
          </table:table-cell>
          <table:table-cell office:value-type="float" office:value="1.31301140648515" calcext:value-type="float">
            <text:p>1.31301140648515</text:p>
          </table:table-cell>
          <table:table-cell office:value-type="float" office:value="0.480695538722128" calcext:value-type="float">
            <text:p>0.480695538722128</text:p>
          </table:table-cell>
          <table:table-cell office:value-type="float" office:value="0.0706346192958633" calcext:value-type="float">
            <text:p>0.070634619295863</text:p>
          </table:table-cell>
          <table:table-cell office:value-type="float" office:value="0.0547011516674651" calcext:value-type="float">
            <text:p>0.054701151667465</text:p>
          </table:table-cell>
          <table:table-cell office:value-type="float" office:value="0.0303808577960634" calcext:value-type="float">
            <text:p>0.0303808577960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4590927475482" calcext:value-type="float">
            <text:p>0.694590927475482</text:p>
          </table:table-cell>
          <table:table-cell office:value-type="float" office:value="1.30775418169225" calcext:value-type="float">
            <text:p>1.30775418169225</text:p>
          </table:table-cell>
          <table:table-cell office:value-type="float" office:value="0.478668063632105" calcext:value-type="float">
            <text:p>0.478668063632105</text:p>
          </table:table-cell>
          <table:table-cell office:value-type="float" office:value="0.0691691315240935" calcext:value-type="float">
            <text:p>0.069169131524094</text:p>
          </table:table-cell>
          <table:table-cell office:value-type="float" office:value="0.0544752140687387" calcext:value-type="float">
            <text:p>0.054475214068739</text:p>
          </table:table-cell>
          <table:table-cell office:value-type="float" office:value="0.0301233842352962" calcext:value-type="float">
            <text:p>0.0301233842352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3180539716022" calcext:value-type="float">
            <text:p>0.463180539716022</text:p>
          </table:table-cell>
          <table:table-cell office:value-type="float" office:value="1.35765100836387" calcext:value-type="float">
            <text:p>1.35765100836387</text:p>
          </table:table-cell>
          <table:table-cell office:value-type="float" office:value="0.472620156823279" calcext:value-type="float">
            <text:p>0.472620156823279</text:p>
          </table:table-cell>
          <table:table-cell office:value-type="float" office:value="0.0783884735208772" calcext:value-type="float">
            <text:p>0.078388473520877</text:p>
          </table:table-cell>
          <table:table-cell office:value-type="float" office:value="0.063200817860026" calcext:value-type="float">
            <text:p>0.063200817860026</text:p>
          </table:table-cell>
          <table:table-cell office:value-type="float" office:value="0.0334726616844795" calcext:value-type="float">
            <text:p>0.033472661684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8423265772979" calcext:value-type="float">
            <text:p>0.448423265772979</text:p>
          </table:table-cell>
          <table:table-cell office:value-type="float" office:value="1.34312024521565" calcext:value-type="float">
            <text:p>1.34312024521565</text:p>
          </table:table-cell>
          <table:table-cell office:value-type="float" office:value="0.539037149819221" calcext:value-type="float">
            <text:p>0.539037149819221</text:p>
          </table:table-cell>
          <table:table-cell office:value-type="float" office:value="0.0786651911051154" calcext:value-type="float">
            <text:p>0.078665191105116</text:p>
          </table:table-cell>
          <table:table-cell office:value-type="float" office:value="0.0605594251721859" calcext:value-type="float">
            <text:p>0.060559425172186</text:p>
          </table:table-cell>
          <table:table-cell office:value-type="float" office:value="0.0356802921584553" calcext:value-type="float">
            <text:p>0.035680292158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0302322453241" calcext:value-type="float">
            <text:p>0.440302322453241</text:p>
          </table:table-cell>
          <table:table-cell office:value-type="float" office:value="1.34323067189515" calcext:value-type="float">
            <text:p>1.34323067189515</text:p>
          </table:table-cell>
          <table:table-cell office:value-type="float" office:value="0.539139867743281" calcext:value-type="float">
            <text:p>0.539139867743281</text:p>
          </table:table-cell>
          <table:table-cell office:value-type="float" office:value="0.0791511834385125" calcext:value-type="float">
            <text:p>0.079151183438513</text:p>
          </table:table-cell>
          <table:table-cell office:value-type="float" office:value="0.0605731695776194" calcext:value-type="float">
            <text:p>0.060573169577619</text:p>
          </table:table-cell>
          <table:table-cell office:value-type="float" office:value="0.0356947959275398" calcext:value-type="float">
            <text:p>0.035694795927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6626668519374" calcext:value-type="float">
            <text:p>0.446626668519374</text:p>
          </table:table-cell>
          <table:table-cell office:value-type="float" office:value="1.34322945605009" calcext:value-type="float">
            <text:p>1.34322945605009</text:p>
          </table:table-cell>
          <table:table-cell office:value-type="float" office:value="0.538980520640156" calcext:value-type="float">
            <text:p>0.538980520640156</text:p>
          </table:table-cell>
          <table:table-cell office:value-type="float" office:value="0.0788837721298258" calcext:value-type="float">
            <text:p>0.078883772129826</text:p>
          </table:table-cell>
          <table:table-cell office:value-type="float" office:value="0.0605555762279804" calcext:value-type="float">
            <text:p>0.060555576227981</text:p>
          </table:table-cell>
          <table:table-cell office:value-type="float" office:value="0.0356731423517174" calcext:value-type="float">
            <text:p>0.0356731423517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8100356047" calcext:value-type="float">
            <text:p>0.658100356047</text:p>
          </table:table-cell>
          <table:table-cell office:value-type="float" office:value="1.33718342586999" calcext:value-type="float">
            <text:p>1.33718342586999</text:p>
          </table:table-cell>
          <table:table-cell office:value-type="float" office:value="0.536413891026391" calcext:value-type="float">
            <text:p>0.536413891026391</text:p>
          </table:table-cell>
          <table:table-cell office:value-type="float" office:value="0.0771021139292608" calcext:value-type="float">
            <text:p>0.077102113929261</text:p>
          </table:table-cell>
          <table:table-cell office:value-type="float" office:value="0.0602740457497419" calcext:value-type="float">
            <text:p>0.060274045749742</text:p>
          </table:table-cell>
          <table:table-cell office:value-type="float" office:value="0.0353317013659243" calcext:value-type="float">
            <text:p>0.0353317013659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16260915492655" calcext:value-type="float">
            <text:p>0.416260915492655</text:p>
          </table:table-cell>
          <table:table-cell office:value-type="float" office:value="1.34696472686135" calcext:value-type="float">
            <text:p>1.34696472686135</text:p>
          </table:table-cell>
          <table:table-cell office:value-type="float" office:value="0.591856511995405" calcext:value-type="float">
            <text:p>0.591856511995405</text:p>
          </table:table-cell>
          <table:table-cell office:value-type="float" office:value="0.10201840437061" calcext:value-type="float">
            <text:p>0.10201840437061</text:p>
          </table:table-cell>
          <table:table-cell office:value-type="float" office:value="0.0783653568033643" calcext:value-type="float">
            <text:p>0.078365356803364</text:p>
          </table:table-cell>
          <table:table-cell office:value-type="float" office:value="0.0653934792624925" calcext:value-type="float">
            <text:p>0.06539347926249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7769316679715" calcext:value-type="float">
            <text:p>0.517769316679715</text:p>
          </table:table-cell>
          <table:table-cell office:value-type="float" office:value="1.32058162009525" calcext:value-type="float">
            <text:p>1.32058162009525</text:p>
          </table:table-cell>
          <table:table-cell office:value-type="float" office:value="0.448698807746653" calcext:value-type="float">
            <text:p>0.448698807746653</text:p>
          </table:table-cell>
          <table:table-cell office:value-type="float" office:value="0.067332971767417" calcext:value-type="float">
            <text:p>0.067332971767417</text:p>
          </table:table-cell>
          <table:table-cell office:value-type="float" office:value="0.0514888959223065" calcext:value-type="float">
            <text:p>0.051488895922307</text:p>
          </table:table-cell>
          <table:table-cell office:value-type="float" office:value="0.0275978278778278" calcext:value-type="float">
            <text:p>0.0275978278778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8606859888648" calcext:value-type="float">
            <text:p>0.518606859888648</text:p>
          </table:table-cell>
          <table:table-cell office:value-type="float" office:value="1.3204681978108" calcext:value-type="float">
            <text:p>1.3204681978108</text:p>
          </table:table-cell>
          <table:table-cell office:value-type="float" office:value="0.448613964915906" calcext:value-type="float">
            <text:p>0.448613964915906</text:p>
          </table:table-cell>
          <table:table-cell office:value-type="float" office:value="0.0676229709436915" calcext:value-type="float">
            <text:p>0.067622970943692</text:p>
          </table:table-cell>
          <table:table-cell office:value-type="float" office:value="0.0514793600925734" calcext:value-type="float">
            <text:p>0.051479360092574</text:p>
          </table:table-cell>
          <table:table-cell office:value-type="float" office:value="0.0275876844472532" calcext:value-type="float">
            <text:p>0.0275876844472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196383499037" calcext:value-type="float">
            <text:p>0.51196383499037</text:p>
          </table:table-cell>
          <table:table-cell office:value-type="float" office:value="1.32050012576886" calcext:value-type="float">
            <text:p>1.32050012576886</text:p>
          </table:table-cell>
          <table:table-cell office:value-type="float" office:value="0.448750724593126" calcext:value-type="float">
            <text:p>0.448750724593126</text:p>
          </table:table-cell>
          <table:table-cell office:value-type="float" office:value="0.0675651940277566" calcext:value-type="float">
            <text:p>0.067565194027757</text:p>
          </table:table-cell>
          <table:table-cell office:value-type="float" office:value="0.051494719954541" calcext:value-type="float">
            <text:p>0.051494719954541</text:p>
          </table:table-cell>
          <table:table-cell office:value-type="float" office:value="0.0276045642741174" calcext:value-type="float">
            <text:p>0.0276045642741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1685621690046" calcext:value-type="float">
            <text:p>0.691685621690046</text:p>
          </table:table-cell>
          <table:table-cell office:value-type="float" office:value="1.31534963008862" calcext:value-type="float">
            <text:p>1.31534963008862</text:p>
          </table:table-cell>
          <table:table-cell office:value-type="float" office:value="0.44689385261382" calcext:value-type="float">
            <text:p>0.44689385261382</text:p>
          </table:table-cell>
          <table:table-cell office:value-type="float" office:value="0.0662436863810492" calcext:value-type="float">
            <text:p>0.066243686381049</text:p>
          </table:table-cell>
          <table:table-cell office:value-type="float" office:value="0.0512871917637618" calcext:value-type="float">
            <text:p>0.051287191763762</text:p>
          </table:table-cell>
          <table:table-cell office:value-type="float" office:value="0.0273751037592776" calcext:value-type="float">
            <text:p>0.0273751037592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8754553898793" calcext:value-type="float">
            <text:p>0.468754553898793</text:p>
          </table:table-cell>
          <table:table-cell office:value-type="float" office:value="1.35993135846385" calcext:value-type="float">
            <text:p>1.35993135846385</text:p>
          </table:table-cell>
          <table:table-cell office:value-type="float" office:value="0.474232442690343" calcext:value-type="float">
            <text:p>0.474232442690343</text:p>
          </table:table-cell>
          <table:table-cell office:value-type="float" office:value="0.0813949730806224" calcext:value-type="float">
            <text:p>0.081394973080622</text:p>
          </table:table-cell>
          <table:table-cell office:value-type="float" office:value="0.0618900774450796" calcext:value-type="float">
            <text:p>0.06189007744508</text:p>
          </table:table-cell>
          <table:table-cell office:value-type="float" office:value="0.0326006195095233" calcext:value-type="float">
            <text:p>0.03260061950952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4394492432729" calcext:value-type="float">
            <text:p>0.524394492432729</text:p>
          </table:table-cell>
          <table:table-cell office:value-type="float" office:value="1.24104846168913" calcext:value-type="float">
            <text:p>1.24104846168913</text:p>
          </table:table-cell>
          <table:table-cell office:value-type="float" office:value="0.51560855345452" calcext:value-type="float">
            <text:p>0.51560855345452</text:p>
          </table:table-cell>
          <table:table-cell office:value-type="float" office:value="0.0765666907240984" calcext:value-type="float">
            <text:p>0.076566690724098</text:p>
          </table:table-cell>
          <table:table-cell office:value-type="float" office:value="0.0585565052203216" calcext:value-type="float">
            <text:p>0.058556505220322</text:p>
          </table:table-cell>
          <table:table-cell office:value-type="float" office:value="0.0330595605190099" calcext:value-type="float">
            <text:p>0.033059560519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675871740577" calcext:value-type="float">
            <text:p>0.51675871740577</text:p>
          </table:table-cell>
          <table:table-cell office:value-type="float" office:value="1.24110537036233" calcext:value-type="float">
            <text:p>1.24110537036233</text:p>
          </table:table-cell>
          <table:table-cell office:value-type="float" office:value="0.515693687589918" calcext:value-type="float">
            <text:p>0.515693687589918</text:p>
          </table:table-cell>
          <table:table-cell office:value-type="float" office:value="0.077011897845762" calcext:value-type="float">
            <text:p>0.077011897845762</text:p>
          </table:table-cell>
          <table:table-cell office:value-type="float" office:value="0.0585662595437369" calcext:value-type="float">
            <text:p>0.058566259543737</text:p>
          </table:table-cell>
          <table:table-cell office:value-type="float" office:value="0.0330712405823886" calcext:value-type="float">
            <text:p>0.0330712405823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180756216924" calcext:value-type="float">
            <text:p>0.52180756216924</text:p>
          </table:table-cell>
          <table:table-cell office:value-type="float" office:value="1.24113003292065" calcext:value-type="float">
            <text:p>1.24113003292065</text:p>
          </table:table-cell>
          <table:table-cell office:value-type="float" office:value="0.515575511093439" calcext:value-type="float">
            <text:p>0.515575511093439</text:p>
          </table:table-cell>
          <table:table-cell office:value-type="float" office:value="0.0767967732106012" calcext:value-type="float">
            <text:p>0.076796773210601</text:p>
          </table:table-cell>
          <table:table-cell office:value-type="float" office:value="0.0585529435232756" calcext:value-type="float">
            <text:p>0.058552943523276</text:p>
          </table:table-cell>
          <table:table-cell office:value-type="float" office:value="0.0330556719631388" calcext:value-type="float">
            <text:p>0.0330556719631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4332380410097" calcext:value-type="float">
            <text:p>0.724332380410097</text:p>
          </table:table-cell>
          <table:table-cell office:value-type="float" office:value="1.23583533915821" calcext:value-type="float">
            <text:p>1.23583533915821</text:p>
          </table:table-cell>
          <table:table-cell office:value-type="float" office:value="0.513264834133202" calcext:value-type="float">
            <text:p>0.513264834133202</text:p>
          </table:table-cell>
          <table:table-cell office:value-type="float" office:value="0.0751798927082297" calcext:value-type="float">
            <text:p>0.07517989270823</text:p>
          </table:table-cell>
          <table:table-cell office:value-type="float" office:value="0.0582962333112468" calcext:value-type="float">
            <text:p>0.058296233311247</text:p>
          </table:table-cell>
          <table:table-cell office:value-type="float" office:value="0.0327578780473664" calcext:value-type="float">
            <text:p>0.0327578780473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08605400180593" calcext:value-type="float">
            <text:p>0.508605400180593</text:p>
          </table:table-cell>
          <table:table-cell office:value-type="float" office:value="1.25514553282257" calcext:value-type="float">
            <text:p>1.25514553282257</text:p>
          </table:table-cell>
          <table:table-cell office:value-type="float" office:value="0.49646710810272" calcext:value-type="float">
            <text:p>0.49646710810272</text:p>
          </table:table-cell>
          <table:table-cell office:value-type="float" office:value="0.0742004262192998" calcext:value-type="float">
            <text:p>0.0742004262193</text:p>
          </table:table-cell>
          <table:table-cell office:value-type="float" office:value="0.0610670301190214" calcext:value-type="float">
            <text:p>0.061067030119021</text:p>
          </table:table-cell>
          <table:table-cell office:value-type="float" office:value="0.0322592749567267" calcext:value-type="float">
            <text:p>0.0322592749567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5117438404069" calcext:value-type="float">
            <text:p>0.475117438404069</text:p>
          </table:table-cell>
          <table:table-cell office:value-type="float" office:value="1.31102329782019" calcext:value-type="float">
            <text:p>1.31102329782019</text:p>
          </table:table-cell>
          <table:table-cell office:value-type="float" office:value="0.522246316276982" calcext:value-type="float">
            <text:p>0.522246316276982</text:p>
          </table:table-cell>
          <table:table-cell office:value-type="float" office:value="0.0736359905062602" calcext:value-type="float">
            <text:p>0.07363599050626</text:p>
          </table:table-cell>
          <table:table-cell office:value-type="float" office:value="0.0554719128598698" calcext:value-type="float">
            <text:p>0.05547191285987</text:p>
          </table:table-cell>
          <table:table-cell office:value-type="float" office:value="0.0322033884231464" calcext:value-type="float">
            <text:p>0.0322033884231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7788594193407" calcext:value-type="float">
            <text:p>0.467788594193407</text:p>
          </table:table-cell>
          <table:table-cell office:value-type="float" office:value="1.31118118982439" calcext:value-type="float">
            <text:p>1.31118118982439</text:p>
          </table:table-cell>
          <table:table-cell office:value-type="float" office:value="0.522327362010971" calcext:value-type="float">
            <text:p>0.522327362010971</text:p>
          </table:table-cell>
          <table:table-cell office:value-type="float" office:value="0.074073481949795" calcext:value-type="float">
            <text:p>0.074073481949795</text:p>
          </table:table-cell>
          <table:table-cell office:value-type="float" office:value="0.0554805464953867" calcext:value-type="float">
            <text:p>0.055480546495387</text:p>
          </table:table-cell>
          <table:table-cell office:value-type="float" office:value="0.0322141410808429" calcext:value-type="float">
            <text:p>0.0322141410808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6130001873548" calcext:value-type="float">
            <text:p>0.466130001873548</text:p>
          </table:table-cell>
          <table:table-cell office:value-type="float" office:value="1.31118577420054" calcext:value-type="float">
            <text:p>1.31118577420054</text:p>
          </table:table-cell>
          <table:table-cell office:value-type="float" office:value="0.522370090032446" calcext:value-type="float">
            <text:p>0.522370090032446</text:p>
          </table:table-cell>
          <table:table-cell office:value-type="float" office:value="0.073935374860731" calcext:value-type="float">
            <text:p>0.073935374860731</text:p>
          </table:table-cell>
          <table:table-cell office:value-type="float" office:value="0.0554848993575022" calcext:value-type="float">
            <text:p>0.055484899357502</text:p>
          </table:table-cell>
          <table:table-cell office:value-type="float" office:value="0.0322192573661235" calcext:value-type="float">
            <text:p>0.0322192573661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7501386655264" calcext:value-type="float">
            <text:p>0.677501386655264</text:p>
          </table:table-cell>
          <table:table-cell office:value-type="float" office:value="1.30512174307126" calcext:value-type="float">
            <text:p>1.30512174307126</text:p>
          </table:table-cell>
          <table:table-cell office:value-type="float" office:value="0.519805986704293" calcext:value-type="float">
            <text:p>0.519805986704293</text:p>
          </table:table-cell>
          <table:table-cell office:value-type="float" office:value="0.0722738825862676" calcext:value-type="float">
            <text:p>0.072273882586268</text:p>
          </table:table-cell>
          <table:table-cell office:value-type="float" office:value="0.0552198036115308" calcext:value-type="float">
            <text:p>0.055219803611531</text:p>
          </table:table-cell>
          <table:table-cell office:value-type="float" office:value="0.0319013465061043" calcext:value-type="float">
            <text:p>0.0319013465061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2515404260054" calcext:value-type="float">
            <text:p>0.522515404260054</text:p>
          </table:table-cell>
          <table:table-cell office:value-type="float" office:value="1.26610075845121" calcext:value-type="float">
            <text:p>1.26610075845121</text:p>
          </table:table-cell>
          <table:table-cell office:value-type="float" office:value="0.538567424003479" calcext:value-type="float">
            <text:p>0.538567424003479</text:p>
          </table:table-cell>
          <table:table-cell office:value-type="float" office:value="0.0815843153743216" calcext:value-type="float">
            <text:p>0.081584315374322</text:p>
          </table:table-cell>
          <table:table-cell office:value-type="float" office:value="0.0616900308090469" calcext:value-type="float">
            <text:p>0.061690030809047</text:p>
          </table:table-cell>
          <table:table-cell office:value-type="float" office:value="0.0404432904976805" calcext:value-type="float">
            <text:p>0.04044329049768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8642281857673" calcext:value-type="float">
            <text:p>0.448642281857673</text:p>
          </table:table-cell>
          <table:table-cell office:value-type="float" office:value="1.31804209240728" calcext:value-type="float">
            <text:p>1.31804209240728</text:p>
          </table:table-cell>
          <table:table-cell office:value-type="float" office:value="0.528613570229434" calcext:value-type="float">
            <text:p>0.528613570229434</text:p>
          </table:table-cell>
          <table:table-cell office:value-type="float" office:value="0.0796535458481065" calcext:value-type="float">
            <text:p>0.079653545848107</text:p>
          </table:table-cell>
          <table:table-cell office:value-type="float" office:value="0.0603695717197882" calcext:value-type="float">
            <text:p>0.060369571719788</text:p>
          </table:table-cell>
          <table:table-cell office:value-type="float" office:value="0.0345013740431984" calcext:value-type="float">
            <text:p>0.0345013740431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93265008028" calcext:value-type="float">
            <text:p>0.4493265008028</text:p>
          </table:table-cell>
          <table:table-cell office:value-type="float" office:value="1.31784101275332" calcext:value-type="float">
            <text:p>1.31784101275332</text:p>
          </table:table-cell>
          <table:table-cell office:value-type="float" office:value="0.52849937408874" calcext:value-type="float">
            <text:p>0.52849937408874</text:p>
          </table:table-cell>
          <table:table-cell office:value-type="float" office:value="0.0800294916504762" calcext:value-type="float">
            <text:p>0.080029491650476</text:p>
          </table:table-cell>
          <table:table-cell office:value-type="float" office:value="0.0603556156808308" calcext:value-type="float">
            <text:p>0.060355615680831</text:p>
          </table:table-cell>
          <table:table-cell office:value-type="float" office:value="0.0344869668765437" calcext:value-type="float">
            <text:p>0.0344869668765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3175181729738" calcext:value-type="float">
            <text:p>0.443175181729738</text:p>
          </table:table-cell>
          <table:table-cell office:value-type="float" office:value="1.31785243911857" calcext:value-type="float">
            <text:p>1.31785243911857</text:p>
          </table:table-cell>
          <table:table-cell office:value-type="float" office:value="0.528645638811164" calcext:value-type="float">
            <text:p>0.528645638811164</text:p>
          </table:table-cell>
          <table:table-cell office:value-type="float" office:value="0.0799380127443336" calcext:value-type="float">
            <text:p>0.079938012744334</text:p>
          </table:table-cell>
          <table:table-cell office:value-type="float" office:value="0.0603720127766689" calcext:value-type="float">
            <text:p>0.060372012776669</text:p>
          </table:table-cell>
          <table:table-cell office:value-type="float" office:value="0.0345060947303768" calcext:value-type="float">
            <text:p>0.0345060947303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4679181368955" calcext:value-type="float">
            <text:p>0.654679181368955</text:p>
          </table:table-cell>
          <table:table-cell office:value-type="float" office:value="1.31192932205247" calcext:value-type="float">
            <text:p>1.31192932205247</text:p>
          </table:table-cell>
          <table:table-cell office:value-type="float" office:value="0.526127735150696" calcext:value-type="float">
            <text:p>0.526127735150696</text:p>
          </table:table-cell>
          <table:table-cell office:value-type="float" office:value="0.0781851515367697" calcext:value-type="float">
            <text:p>0.07818515153677</text:p>
          </table:table-cell>
          <table:table-cell office:value-type="float" office:value="0.0600920272185079" calcext:value-type="float">
            <text:p>0.060092027218508</text:p>
          </table:table-cell>
          <table:table-cell office:value-type="float" office:value="0.0341756688991437" calcext:value-type="float">
            <text:p>0.0341756688991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35814003472048" calcext:value-type="float">
            <text:p>0.435814003472048</text:p>
          </table:table-cell>
          <table:table-cell office:value-type="float" office:value="1.34148716783721" calcext:value-type="float">
            <text:p>1.34148716783721</text:p>
          </table:table-cell>
          <table:table-cell office:value-type="float" office:value="0.540263806471644" calcext:value-type="float">
            <text:p>0.540263806471644</text:p>
          </table:table-cell>
          <table:table-cell office:value-type="float" office:value="0.0975874243131745" calcext:value-type="float">
            <text:p>0.097587424313175</text:p>
          </table:table-cell>
          <table:table-cell office:value-type="float" office:value="0.0741773239197343" calcext:value-type="float">
            <text:p>0.074177323919734</text:p>
          </table:table-cell>
          <table:table-cell office:value-type="float" office:value="0.0587727626066338" calcext:value-type="float">
            <text:p>0.05877276260663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268057686507" calcext:value-type="float">
            <text:p>0.49268057686507</text:p>
          </table:table-cell>
          <table:table-cell office:value-type="float" office:value="1.33067922354128" calcext:value-type="float">
            <text:p>1.33067922354128</text:p>
          </table:table-cell>
          <table:table-cell office:value-type="float" office:value="0.458819920204207" calcext:value-type="float">
            <text:p>0.458819920204207</text:p>
          </table:table-cell>
          <table:table-cell office:value-type="float" office:value="0.0686120490096575" calcext:value-type="float">
            <text:p>0.068612049009658</text:p>
          </table:table-cell>
          <table:table-cell office:value-type="float" office:value="0.0512485369324793" calcext:value-type="float">
            <text:p>0.051248536932479</text:p>
          </table:table-cell>
          <table:table-cell office:value-type="float" office:value="0.0283592475530197" calcext:value-type="float">
            <text:p>0.028359247553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1826501983265" calcext:value-type="float">
            <text:p>0.491826501983265</text:p>
          </table:table-cell>
          <table:table-cell office:value-type="float" office:value="1.33059357913693" calcext:value-type="float">
            <text:p>1.33059357913693</text:p>
          </table:table-cell>
          <table:table-cell office:value-type="float" office:value="0.45876902017046" calcext:value-type="float">
            <text:p>0.45876902017046</text:p>
          </table:table-cell>
          <table:table-cell office:value-type="float" office:value="0.0689189749645796" calcext:value-type="float">
            <text:p>0.06891897496458</text:p>
          </table:table-cell>
          <table:table-cell office:value-type="float" office:value="0.0512423863807586" calcext:value-type="float">
            <text:p>0.051242386380759</text:p>
          </table:table-cell>
          <table:table-cell office:value-type="float" office:value="0.0283533249452053" calcext:value-type="float">
            <text:p>0.0283533249452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2857230150173" calcext:value-type="float">
            <text:p>0.492857230150173</text:p>
          </table:table-cell>
          <table:table-cell office:value-type="float" office:value="1.33058781669238" calcext:value-type="float">
            <text:p>1.33058781669238</text:p>
          </table:table-cell>
          <table:table-cell office:value-type="float" office:value="0.458745876156919" calcext:value-type="float">
            <text:p>0.458745876156919</text:p>
          </table:table-cell>
          <table:table-cell office:value-type="float" office:value="0.068752769658493" calcext:value-type="float">
            <text:p>0.068752769658493</text:p>
          </table:table-cell>
          <table:table-cell office:value-type="float" office:value="0.0512399306618403" calcext:value-type="float">
            <text:p>0.05123993066184</text:p>
          </table:table-cell>
          <table:table-cell office:value-type="float" office:value="0.0283502606762521" calcext:value-type="float">
            <text:p>0.0283502606762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1626717099832" calcext:value-type="float">
            <text:p>0.671626717099832</text:p>
          </table:table-cell>
          <table:table-cell office:value-type="float" office:value="1.32554624337678" calcext:value-type="float">
            <text:p>1.32554624337678</text:p>
          </table:table-cell>
          <table:table-cell office:value-type="float" office:value="0.456885579168818" calcext:value-type="float">
            <text:p>0.456885579168818</text:p>
          </table:table-cell>
          <table:table-cell office:value-type="float" office:value="0.0674652850145531" calcext:value-type="float">
            <text:p>0.067465285014553</text:p>
          </table:table-cell>
          <table:table-cell office:value-type="float" office:value="0.0510393426987906" calcext:value-type="float">
            <text:p>0.051039342698791</text:p>
          </table:table-cell>
          <table:table-cell office:value-type="float" office:value="0.028119363573423" calcext:value-type="float">
            <text:p>0.0281193635734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04367479002906" calcext:value-type="float">
            <text:p>0.504367479002906</text:p>
          </table:table-cell>
          <table:table-cell office:value-type="float" office:value="1.32450378110368" calcext:value-type="float">
            <text:p>1.32450378110368</text:p>
          </table:table-cell>
          <table:table-cell office:value-type="float" office:value="0.437208798490325" calcext:value-type="float">
            <text:p>0.437208798490325</text:p>
          </table:table-cell>
          <table:table-cell office:value-type="float" office:value="0.067822130970694" calcext:value-type="float">
            <text:p>0.067822130970694</text:p>
          </table:table-cell>
          <table:table-cell office:value-type="float" office:value="0.0525650237562336" calcext:value-type="float">
            <text:p>0.052565023756234</text:p>
          </table:table-cell>
          <table:table-cell office:value-type="float" office:value="0.0263335982529987" calcext:value-type="float">
            <text:p>0.026333598252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9613572151797" calcext:value-type="float">
            <text:p>0.619613572151797</text:p>
          </table:table-cell>
          <table:table-cell office:value-type="float" office:value="1.17778477273588" calcext:value-type="float">
            <text:p>1.17778477273588</text:p>
          </table:table-cell>
          <table:table-cell office:value-type="float" office:value="0.47583795467394" calcext:value-type="float">
            <text:p>0.47583795467394</text:p>
          </table:table-cell>
          <table:table-cell office:value-type="float" office:value="0.0696612388775235" calcext:value-type="float">
            <text:p>0.069661238877524</text:p>
          </table:table-cell>
          <table:table-cell office:value-type="float" office:value="0.0546753033410622" calcext:value-type="float">
            <text:p>0.054675303341062</text:p>
          </table:table-cell>
          <table:table-cell office:value-type="float" office:value="0.0302537648000853" calcext:value-type="float">
            <text:p>0.0302537648000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24139760198132" calcext:value-type="float">
            <text:p>0.624139760198132</text:p>
          </table:table-cell>
          <table:table-cell office:value-type="float" office:value="1.17755770459873" calcext:value-type="float">
            <text:p>1.17755770459873</text:p>
          </table:table-cell>
          <table:table-cell office:value-type="float" office:value="0.475661182879306" calcext:value-type="float">
            <text:p>0.475661182879306</text:p>
          </table:table-cell>
          <table:table-cell office:value-type="float" office:value="0.0699495270902796" calcext:value-type="float">
            <text:p>0.06994952709028</text:p>
          </table:table-cell>
          <table:table-cell office:value-type="float" office:value="0.0546558099532778" calcext:value-type="float">
            <text:p>0.054655809953278</text:p>
          </table:table-cell>
          <table:table-cell office:value-type="float" office:value="0.0302315139742254" calcext:value-type="float">
            <text:p>0.0302315139742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19552501105053" calcext:value-type="float">
            <text:p>0.619552501105053</text:p>
          </table:table-cell>
          <table:table-cell office:value-type="float" office:value="1.17754836985191" calcext:value-type="float">
            <text:p>1.17754836985191</text:p>
          </table:table-cell>
          <table:table-cell office:value-type="float" office:value="0.475756888369006" calcext:value-type="float">
            <text:p>0.475756888369006</text:p>
          </table:table-cell>
          <table:table-cell office:value-type="float" office:value="0.0698551718277122" calcext:value-type="float">
            <text:p>0.069855171827712</text:p>
          </table:table-cell>
          <table:table-cell office:value-type="float" office:value="0.054666720172926" calcext:value-type="float">
            <text:p>0.054666720172926</text:p>
          </table:table-cell>
          <table:table-cell office:value-type="float" office:value="0.0302436768496625" calcext:value-type="float">
            <text:p>0.0302436768496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04288412657193" calcext:value-type="float">
            <text:p>0.804288412657193</text:p>
          </table:table-cell>
          <table:table-cell office:value-type="float" office:value="1.17294528754648" calcext:value-type="float">
            <text:p>1.17294528754648</text:p>
          </table:table-cell>
          <table:table-cell office:value-type="float" office:value="0.473831764614735" calcext:value-type="float">
            <text:p>0.473831764614735</text:p>
          </table:table-cell>
          <table:table-cell office:value-type="float" office:value="0.0684055513653579" calcext:value-type="float">
            <text:p>0.068405551365358</text:p>
          </table:table-cell>
          <table:table-cell office:value-type="float" office:value="0.0544476212366937" calcext:value-type="float">
            <text:p>0.054447621236694</text:p>
          </table:table-cell>
          <table:table-cell office:value-type="float" office:value="0.0299977648571438" calcext:value-type="float">
            <text:p>0.029997764857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48648955717013" calcext:value-type="float">
            <text:p>0.648648955717013</text:p>
          </table:table-cell>
          <table:table-cell office:value-type="float" office:value="1.16523721465502" calcext:value-type="float">
            <text:p>1.16523721465502</text:p>
          </table:table-cell>
          <table:table-cell office:value-type="float" office:value="0.456500172451089" calcext:value-type="float">
            <text:p>0.456500172451089</text:p>
          </table:table-cell>
          <table:table-cell office:value-type="float" office:value="0.0700622985155677" calcext:value-type="float">
            <text:p>0.070062298515568</text:p>
          </table:table-cell>
          <table:table-cell office:value-type="float" office:value="0.0558036094234738" calcext:value-type="float">
            <text:p>0.055803609423474</text:p>
          </table:table-cell>
          <table:table-cell office:value-type="float" office:value="0.0291490022740548" calcext:value-type="float">
            <text:p>0.029149002274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9385949259673" calcext:value-type="float">
            <text:p>0.509385949259673</text:p>
          </table:table-cell>
          <table:table-cell office:value-type="float" office:value="1.27110065295165" calcext:value-type="float">
            <text:p>1.27110065295165</text:p>
          </table:table-cell>
          <table:table-cell office:value-type="float" office:value="0.496016800410981" calcext:value-type="float">
            <text:p>0.496016800410981</text:p>
          </table:table-cell>
          <table:table-cell office:value-type="float" office:value="0.0701751909235637" calcext:value-type="float">
            <text:p>0.070175190923564</text:p>
          </table:table-cell>
          <table:table-cell office:value-type="float" office:value="0.0536651193206388" calcext:value-type="float">
            <text:p>0.053665119320639</text:p>
          </table:table-cell>
          <table:table-cell office:value-type="float" office:value="0.0311084081168404" calcext:value-type="float">
            <text:p>0.0311084081168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0650374304014" calcext:value-type="float">
            <text:p>0.500650374304014</text:p>
          </table:table-cell>
          <table:table-cell office:value-type="float" office:value="1.27122683231684" calcext:value-type="float">
            <text:p>1.27122683231684</text:p>
          </table:table-cell>
          <table:table-cell office:value-type="float" office:value="0.496123537700119" calcext:value-type="float">
            <text:p>0.496123537700119</text:p>
          </table:table-cell>
          <table:table-cell office:value-type="float" office:value="0.070658243299922" calcext:value-type="float">
            <text:p>0.070658243299922</text:p>
          </table:table-cell>
          <table:table-cell office:value-type="float" office:value="0.0536755297961394" calcext:value-type="float">
            <text:p>0.053675529796139</text:p>
          </table:table-cell>
          <table:table-cell office:value-type="float" office:value="0.0311225536653145" calcext:value-type="float">
            <text:p>0.0311225536653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4945606419967" calcext:value-type="float">
            <text:p>0.494945606419967</text:p>
          </table:table-cell>
          <table:table-cell office:value-type="float" office:value="1.27123778097504" calcext:value-type="float">
            <text:p>1.27123778097504</text:p>
          </table:table-cell>
          <table:table-cell office:value-type="float" office:value="0.496257051144442" calcext:value-type="float">
            <text:p>0.496257051144442</text:p>
          </table:table-cell>
          <table:table-cell office:value-type="float" office:value="0.0705626110526672" calcext:value-type="float">
            <text:p>0.070562611052667</text:p>
          </table:table-cell>
          <table:table-cell office:value-type="float" office:value="0.053689689350781" calcext:value-type="float">
            <text:p>0.053689689350781</text:p>
          </table:table-cell>
          <table:table-cell office:value-type="float" office:value="0.0311393298287478" calcext:value-type="float">
            <text:p>0.0311393298287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1961846634578" calcext:value-type="float">
            <text:p>0.701961846634578</text:p>
          </table:table-cell>
          <table:table-cell office:value-type="float" office:value="1.26540549435364" calcext:value-type="float">
            <text:p>1.26540549435364</text:p>
          </table:table-cell>
          <table:table-cell office:value-type="float" office:value="0.493847756795935" calcext:value-type="float">
            <text:p>0.493847756795935</text:p>
          </table:table-cell>
          <table:table-cell office:value-type="float" office:value="0.0688638575659371" calcext:value-type="float">
            <text:p>0.068863857565937</text:p>
          </table:table-cell>
          <table:table-cell office:value-type="float" office:value="0.053434923157709" calcext:value-type="float">
            <text:p>0.053434923157709</text:p>
          </table:table-cell>
          <table:table-cell office:value-type="float" office:value="0.0308353868064347" calcext:value-type="float">
            <text:p>0.0308353868064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13214435328707" calcext:value-type="float">
            <text:p>0.513214435328707</text:p>
          </table:table-cell>
          <table:table-cell office:value-type="float" office:value="1.26483796665917" calcext:value-type="float">
            <text:p>1.26483796665917</text:p>
          </table:table-cell>
          <table:table-cell office:value-type="float" office:value="0.496892494833091" calcext:value-type="float">
            <text:p>0.496892494833091</text:p>
          </table:table-cell>
          <table:table-cell office:value-type="float" office:value="0.0799601794476721" calcext:value-type="float">
            <text:p>0.079960179447672</text:p>
          </table:table-cell>
          <table:table-cell office:value-type="float" office:value="0.0624397835236414" calcext:value-type="float">
            <text:p>0.062439783523641</text:p>
          </table:table-cell>
          <table:table-cell office:value-type="float" office:value="0.0418878961471059" calcext:value-type="float">
            <text:p>0.04188789614710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8937608616744" calcext:value-type="float">
            <text:p>0.548937608616744</text:p>
          </table:table-cell>
          <table:table-cell office:value-type="float" office:value="1.29789266350657" calcext:value-type="float">
            <text:p>1.29789266350657</text:p>
          </table:table-cell>
          <table:table-cell office:value-type="float" office:value="0.518307025806393" calcext:value-type="float">
            <text:p>0.518307025806393</text:p>
          </table:table-cell>
          <table:table-cell office:value-type="float" office:value="0.0735642294842379" calcext:value-type="float">
            <text:p>0.073564229484238</text:p>
          </table:table-cell>
          <table:table-cell office:value-type="float" office:value="0.056243847580281" calcext:value-type="float">
            <text:p>0.056243847580281</text:p>
          </table:table-cell>
          <table:table-cell office:value-type="float" office:value="0.0329375884683857" calcext:value-type="float">
            <text:p>0.0329375884683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2723539500986" calcext:value-type="float">
            <text:p>0.542723539500986</text:p>
          </table:table-cell>
          <table:table-cell office:value-type="float" office:value="1.29795292313153" calcext:value-type="float">
            <text:p>1.29795292313153</text:p>
          </table:table-cell>
          <table:table-cell office:value-type="float" office:value="0.518365934320136" calcext:value-type="float">
            <text:p>0.518365934320136</text:p>
          </table:table-cell>
          <table:table-cell office:value-type="float" office:value="0.0740021123078223" calcext:value-type="float">
            <text:p>0.074002112307822</text:p>
          </table:table-cell>
          <table:table-cell office:value-type="float" office:value="0.0562491547273918" calcext:value-type="float">
            <text:p>0.056249154727392</text:p>
          </table:table-cell>
          <table:table-cell office:value-type="float" office:value="0.0329458113235461" calcext:value-type="float">
            <text:p>0.0329458113235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1399172647136" calcext:value-type="float">
            <text:p>0.541399172647136</text:p>
          </table:table-cell>
          <table:table-cell office:value-type="float" office:value="1.29795294727058" calcext:value-type="float">
            <text:p>1.29795294727058</text:p>
          </table:table-cell>
          <table:table-cell office:value-type="float" office:value="0.518398399865472" calcext:value-type="float">
            <text:p>0.518398399865472</text:p>
          </table:table-cell>
          <table:table-cell office:value-type="float" office:value="0.073853035595909" calcext:value-type="float">
            <text:p>0.073853035595909</text:p>
          </table:table-cell>
          <table:table-cell office:value-type="float" office:value="0.0562526208607113" calcext:value-type="float">
            <text:p>0.056252620860711</text:p>
          </table:table-cell>
          <table:table-cell office:value-type="float" office:value="0.0329497641417701" calcext:value-type="float">
            <text:p>0.032949764141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49741792761488" calcext:value-type="float">
            <text:p>0.749741792761488</text:p>
          </table:table-cell>
          <table:table-cell office:value-type="float" office:value="1.29198019692246" calcext:value-type="float">
            <text:p>1.29198019692246</text:p>
          </table:table-cell>
          <table:table-cell office:value-type="float" office:value="0.515865607127349" calcext:value-type="float">
            <text:p>0.515865607127349</text:p>
          </table:table-cell>
          <table:table-cell office:value-type="float" office:value="0.0721500645187931" calcext:value-type="float">
            <text:p>0.072150064518793</text:p>
          </table:table-cell>
          <table:table-cell office:value-type="float" office:value="0.055985296043538" calcext:value-type="float">
            <text:p>0.055985296043538</text:p>
          </table:table-cell>
          <table:table-cell office:value-type="float" office:value="0.0326262057013602" calcext:value-type="float">
            <text:p>0.032626205701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51174592632045" calcext:value-type="float">
            <text:p>0.551174592632045</text:p>
          </table:table-cell>
          <table:table-cell office:value-type="float" office:value="1.29917159645444" calcext:value-type="float">
            <text:p>1.29917159645444</text:p>
          </table:table-cell>
          <table:table-cell office:value-type="float" office:value="0.511134265141166" calcext:value-type="float">
            <text:p>0.511134265141166</text:p>
          </table:table-cell>
          <table:table-cell office:value-type="float" office:value="0.0828302884461278" calcext:value-type="float">
            <text:p>0.082830288446128</text:p>
          </table:table-cell>
          <table:table-cell office:value-type="float" office:value="0.0662401094319117" calcext:value-type="float">
            <text:p>0.066240109431912</text:p>
          </table:table-cell>
          <table:table-cell office:value-type="float" office:value="0.0330750417123441" calcext:value-type="float">
            <text:p>0.03307504171234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4968768387061" calcext:value-type="float">
            <text:p>0.494968768387061</text:p>
          </table:table-cell>
          <table:table-cell office:value-type="float" office:value="1.34330877555595" calcext:value-type="float">
            <text:p>1.34330877555595</text:p>
          </table:table-cell>
          <table:table-cell office:value-type="float" office:value="0.497882634906871" calcext:value-type="float">
            <text:p>0.497882634906871</text:p>
          </table:table-cell>
          <table:table-cell office:value-type="float" office:value="0.0742094533714156" calcext:value-type="float">
            <text:p>0.074209453371416</text:p>
          </table:table-cell>
          <table:table-cell office:value-type="float" office:value="0.0585499783279606" calcext:value-type="float">
            <text:p>0.058549978327961</text:p>
          </table:table-cell>
          <table:table-cell office:value-type="float" office:value="0.0330850499239613" calcext:value-type="float">
            <text:p>0.0330850499239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4433766393627" calcext:value-type="float">
            <text:p>0.484433766393627</text:p>
          </table:table-cell>
          <table:table-cell office:value-type="float" office:value="1.34348422524928" calcext:value-type="float">
            <text:p>1.34348422524928</text:p>
          </table:table-cell>
          <table:table-cell office:value-type="float" office:value="0.49803955899442" calcext:value-type="float">
            <text:p>0.49803955899442</text:p>
          </table:table-cell>
          <table:table-cell office:value-type="float" office:value="0.0747430169355795" calcext:value-type="float">
            <text:p>0.07474301693558</text:p>
          </table:table-cell>
          <table:table-cell office:value-type="float" office:value="0.0585709434614993" calcext:value-type="float">
            <text:p>0.058570943461499</text:p>
          </table:table-cell>
          <table:table-cell office:value-type="float" office:value="0.0331067964546907" calcext:value-type="float">
            <text:p>0.0331067964546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1393959074371" calcext:value-type="float">
            <text:p>0.491393959074371</text:p>
          </table:table-cell>
          <table:table-cell office:value-type="float" office:value="1.34347325098422" calcext:value-type="float">
            <text:p>1.34347325098422</text:p>
          </table:table-cell>
          <table:table-cell office:value-type="float" office:value="0.497877368494293" calcext:value-type="float">
            <text:p>0.497877368494293</text:p>
          </table:table-cell>
          <table:table-cell office:value-type="float" office:value="0.0744504786686194" calcext:value-type="float">
            <text:p>0.07445047866862</text:p>
          </table:table-cell>
          <table:table-cell office:value-type="float" office:value="0.0585520960503491" calcext:value-type="float">
            <text:p>0.058552096050349</text:p>
          </table:table-cell>
          <table:table-cell office:value-type="float" office:value="0.0330847025479253" calcext:value-type="float">
            <text:p>0.0330847025479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8299807116769" calcext:value-type="float">
            <text:p>0.688299807116769</text:p>
          </table:table-cell>
          <table:table-cell office:value-type="float" office:value="1.33777533483403" calcext:value-type="float">
            <text:p>1.33777533483403</text:p>
          </table:table-cell>
          <table:table-cell office:value-type="float" office:value="0.49568006355401" calcext:value-type="float">
            <text:p>0.49568006355401</text:p>
          </table:table-cell>
          <table:table-cell office:value-type="float" office:value="0.0728040192214365" calcext:value-type="float">
            <text:p>0.072804019221437</text:p>
          </table:table-cell>
          <table:table-cell office:value-type="float" office:value="0.0582956104249395" calcext:value-type="float">
            <text:p>0.05829561042494</text:p>
          </table:table-cell>
          <table:table-cell office:value-type="float" office:value="0.0327912784878251" calcext:value-type="float">
            <text:p>0.0327912784878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07658658208504" calcext:value-type="float">
            <text:p>0.507658658208504</text:p>
          </table:table-cell>
          <table:table-cell office:value-type="float" office:value="1.32326243750194" calcext:value-type="float">
            <text:p>1.32326243750194</text:p>
          </table:table-cell>
          <table:table-cell office:value-type="float" office:value="0.489683714466658" calcext:value-type="float">
            <text:p>0.489683714466658</text:p>
          </table:table-cell>
          <table:table-cell office:value-type="float" office:value="0.0755581131287395" calcext:value-type="float">
            <text:p>0.07555811312874</text:p>
          </table:table-cell>
          <table:table-cell office:value-type="float" office:value="0.0640867217898717" calcext:value-type="float">
            <text:p>0.064086721789872</text:p>
          </table:table-cell>
          <table:table-cell office:value-type="float" office:value="0.0354209281928361" calcext:value-type="float">
            <text:p>0.03542092819283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874286188275" calcext:value-type="float">
            <text:p>0.58874286188275</text:p>
          </table:table-cell>
          <table:table-cell office:value-type="float" office:value="1.25608088597248" calcext:value-type="float">
            <text:p>1.25608088597248</text:p>
          </table:table-cell>
          <table:table-cell office:value-type="float" office:value="0.513502919583825" calcext:value-type="float">
            <text:p>0.513502919583825</text:p>
          </table:table-cell>
          <table:table-cell office:value-type="float" office:value="0.071561283576503" calcext:value-type="float">
            <text:p>0.071561283576503</text:p>
          </table:table-cell>
          <table:table-cell office:value-type="float" office:value="0.0552119510975356" calcext:value-type="float">
            <text:p>0.055211951097536</text:p>
          </table:table-cell>
          <table:table-cell office:value-type="float" office:value="0.0320577473973923" calcext:value-type="float">
            <text:p>0.0320577473973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0925221388099" calcext:value-type="float">
            <text:p>0.590925221388099</text:p>
          </table:table-cell>
          <table:table-cell office:value-type="float" office:value="1.25591275562707" calcext:value-type="float">
            <text:p>1.25591275562707</text:p>
          </table:table-cell>
          <table:table-cell office:value-type="float" office:value="0.513360075313711" calcext:value-type="float">
            <text:p>0.513360075313711</text:p>
          </table:table-cell>
          <table:table-cell office:value-type="float" office:value="0.0718899148581378" calcext:value-type="float">
            <text:p>0.071889914858138</text:p>
          </table:table-cell>
          <table:table-cell office:value-type="float" office:value="0.0551957997267497" calcext:value-type="float">
            <text:p>0.05519579972675</text:p>
          </table:table-cell>
          <table:table-cell office:value-type="float" office:value="0.0320402890014525" calcext:value-type="float">
            <text:p>0.0320402890014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3591947582916" calcext:value-type="float">
            <text:p>0.583591947582916</text:p>
          </table:table-cell>
          <table:table-cell office:value-type="float" office:value="1.2559217325435" calcext:value-type="float">
            <text:p>1.2559217325435</text:p>
          </table:table-cell>
          <table:table-cell office:value-type="float" office:value="0.513533060600397" calcext:value-type="float">
            <text:p>0.513533060600397</text:p>
          </table:table-cell>
          <table:table-cell office:value-type="float" office:value="0.0718265813692665" calcext:value-type="float">
            <text:p>0.071826581369267</text:p>
          </table:table-cell>
          <table:table-cell office:value-type="float" office:value="0.0552140213297995" calcext:value-type="float">
            <text:p>0.0552140213298</text:p>
          </table:table-cell>
          <table:table-cell office:value-type="float" office:value="0.0320619770896714" calcext:value-type="float">
            <text:p>0.0320619770896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88171229542507" calcext:value-type="float">
            <text:p>0.788171229542507</text:p>
          </table:table-cell>
          <table:table-cell office:value-type="float" office:value="1.25034426956039" calcext:value-type="float">
            <text:p>1.25034426956039</text:p>
          </table:table-cell>
          <table:table-cell office:value-type="float" office:value="0.511124705364949" calcext:value-type="float">
            <text:p>0.511124705364949</text:p>
          </table:table-cell>
          <table:table-cell office:value-type="float" office:value="0.0701825724262306" calcext:value-type="float">
            <text:p>0.070182572426231</text:p>
          </table:table-cell>
          <table:table-cell office:value-type="float" office:value="0.0549613960804249" calcext:value-type="float">
            <text:p>0.054961396080425</text:p>
          </table:table-cell>
          <table:table-cell office:value-type="float" office:value="0.0317597438570084" calcext:value-type="float">
            <text:p>0.0317597438570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43783730157277" calcext:value-type="float">
            <text:p>0.543783730157277</text:p>
          </table:table-cell>
          <table:table-cell office:value-type="float" office:value="1.30239523603945" calcext:value-type="float">
            <text:p>1.30239523603945</text:p>
          </table:table-cell>
          <table:table-cell office:value-type="float" office:value="0.547491902891954" calcext:value-type="float">
            <text:p>0.547491902891954</text:p>
          </table:table-cell>
          <table:table-cell office:value-type="float" office:value="0.0996040411979305" calcext:value-type="float">
            <text:p>0.099604041197931</text:p>
          </table:table-cell>
          <table:table-cell office:value-type="float" office:value="0.0771363074363648" calcext:value-type="float">
            <text:p>0.077136307436365</text:p>
          </table:table-cell>
          <table:table-cell office:value-type="float" office:value="0.0469682238663411" calcext:value-type="float">
            <text:p>0.04696822386634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8328056896028" calcext:value-type="float">
            <text:p>0.388328056896028</text:p>
          </table:table-cell>
          <table:table-cell office:value-type="float" office:value="1.40361493995565" calcext:value-type="float">
            <text:p>1.40361493995565</text:p>
          </table:table-cell>
          <table:table-cell office:value-type="float" office:value="0.483307573944021" calcext:value-type="float">
            <text:p>0.483307573944021</text:p>
          </table:table-cell>
          <table:table-cell office:value-type="float" office:value="0.0738986808172167" calcext:value-type="float">
            <text:p>0.073898680817217</text:p>
          </table:table-cell>
          <table:table-cell office:value-type="float" office:value="0.0557749693373335" calcext:value-type="float">
            <text:p>0.055774969337334</text:p>
          </table:table-cell>
          <table:table-cell office:value-type="float" office:value="0.0304888495462229" calcext:value-type="float">
            <text:p>0.0304888495462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66668702924179" calcext:value-type="float">
            <text:p>0.366668702924179</text:p>
          </table:table-cell>
          <table:table-cell office:value-type="float" office:value="1.40423598146259" calcext:value-type="float">
            <text:p>1.40423598146259</text:p>
          </table:table-cell>
          <table:table-cell office:value-type="float" office:value="0.483711947760113" calcext:value-type="float">
            <text:p>0.483711947760113</text:p>
          </table:table-cell>
          <table:table-cell office:value-type="float" office:value="0.0745339382270331" calcext:value-type="float">
            <text:p>0.074533938227033</text:p>
          </table:table-cell>
          <table:table-cell office:value-type="float" office:value="0.0558212237562517" calcext:value-type="float">
            <text:p>0.055821223756252</text:p>
          </table:table-cell>
          <table:table-cell office:value-type="float" office:value="0.0305411772047013" calcext:value-type="float">
            <text:p>0.0305411772047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3306808237905" calcext:value-type="float">
            <text:p>0.373306808237905</text:p>
          </table:table-cell>
          <table:table-cell office:value-type="float" office:value="1.40421883042027" calcext:value-type="float">
            <text:p>1.40421883042027</text:p>
          </table:table-cell>
          <table:table-cell office:value-type="float" office:value="0.483553221915179" calcext:value-type="float">
            <text:p>0.483553221915179</text:p>
          </table:table-cell>
          <table:table-cell office:value-type="float" office:value="0.0742762991622332" calcext:value-type="float">
            <text:p>0.074276299162233</text:p>
          </table:table-cell>
          <table:table-cell office:value-type="float" office:value="0.0558034038965959" calcext:value-type="float">
            <text:p>0.055803403896596</text:p>
          </table:table-cell>
          <table:table-cell office:value-type="float" office:value="0.030520604621645" calcext:value-type="float">
            <text:p>0.0305206046216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7635908318609" calcext:value-type="float">
            <text:p>0.577635908318609</text:p>
          </table:table-cell>
          <table:table-cell office:value-type="float" office:value="1.39790724250306" calcext:value-type="float">
            <text:p>1.39790724250306</text:p>
          </table:table-cell>
          <table:table-cell office:value-type="float" office:value="0.481214321457567" calcext:value-type="float">
            <text:p>0.481214321457567</text:p>
          </table:table-cell>
          <table:table-cell office:value-type="float" office:value="0.0726538732594472" calcext:value-type="float">
            <text:p>0.072653873259447</text:p>
          </table:table-cell>
          <table:table-cell office:value-type="float" office:value="0.0555426851955052" calcext:value-type="float">
            <text:p>0.055542685195505</text:p>
          </table:table-cell>
          <table:table-cell office:value-type="float" office:value="0.0302238344741203" calcext:value-type="float">
            <text:p>0.030223834474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5544203295217" calcext:value-type="float">
            <text:p>0.405544203295217</text:p>
          </table:table-cell>
          <table:table-cell office:value-type="float" office:value="1.38660930572379" calcext:value-type="float">
            <text:p>1.38660930572379</text:p>
          </table:table-cell>
          <table:table-cell office:value-type="float" office:value="0.457304211139454" calcext:value-type="float">
            <text:p>0.457304211139454</text:p>
          </table:table-cell>
          <table:table-cell office:value-type="float" office:value="0.0804578933703324" calcext:value-type="float">
            <text:p>0.080457893370333</text:p>
          </table:table-cell>
          <table:table-cell office:value-type="float" office:value="0.0616038562473024" calcext:value-type="float">
            <text:p>0.061603856247302</text:p>
          </table:table-cell>
          <table:table-cell office:value-type="float" office:value="0.0323952806820897" calcext:value-type="float">
            <text:p>0.0323952806820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7699375656185" calcext:value-type="float">
            <text:p>0.477699375656185</text:p>
          </table:table-cell>
          <table:table-cell office:value-type="float" office:value="1.26977045371562" calcext:value-type="float">
            <text:p>1.26977045371562</text:p>
          </table:table-cell>
          <table:table-cell office:value-type="float" office:value="0.542895401218426" calcext:value-type="float">
            <text:p>0.542895401218426</text:p>
          </table:table-cell>
          <table:table-cell office:value-type="float" office:value="0.0763906071569384" calcext:value-type="float">
            <text:p>0.076390607156939</text:p>
          </table:table-cell>
          <table:table-cell office:value-type="float" office:value="0.0571581920748875" calcext:value-type="float">
            <text:p>0.057158192074888</text:p>
          </table:table-cell>
          <table:table-cell office:value-type="float" office:value="0.0333584901532127" calcext:value-type="float">
            <text:p>0.0333584901532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366332280416" calcext:value-type="float">
            <text:p>0.47366332280416</text:p>
          </table:table-cell>
          <table:table-cell office:value-type="float" office:value="1.26982471260771" calcext:value-type="float">
            <text:p>1.26982471260771</text:p>
          </table:table-cell>
          <table:table-cell office:value-type="float" office:value="0.542898478223896" calcext:value-type="float">
            <text:p>0.542898478223896</text:p>
          </table:table-cell>
          <table:table-cell office:value-type="float" office:value="0.0767602968518599" calcext:value-type="float">
            <text:p>0.07676029685186</text:p>
          </table:table-cell>
          <table:table-cell office:value-type="float" office:value="0.0571582784975132" calcext:value-type="float">
            <text:p>0.057158278497513</text:p>
          </table:table-cell>
          <table:table-cell office:value-type="float" office:value="0.0333595051565717" calcext:value-type="float">
            <text:p>0.0333595051565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1489565305028" calcext:value-type="float">
            <text:p>0.471489565305028</text:p>
          </table:table-cell>
          <table:table-cell office:value-type="float" office:value="1.26981929045868" calcext:value-type="float">
            <text:p>1.26981929045868</text:p>
          </table:table-cell>
          <table:table-cell office:value-type="float" office:value="0.54295048557011" calcext:value-type="float">
            <text:p>0.54295048557011</text:p>
          </table:table-cell>
          <table:table-cell office:value-type="float" office:value="0.076648312877794" calcext:value-type="float">
            <text:p>0.076648312877794</text:p>
          </table:table-cell>
          <table:table-cell office:value-type="float" office:value="0.0571638079439736" calcext:value-type="float">
            <text:p>0.057163807943974</text:p>
          </table:table-cell>
          <table:table-cell office:value-type="float" office:value="0.0333657846286853" calcext:value-type="float">
            <text:p>0.0333657846286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9007314318737" calcext:value-type="float">
            <text:p>0.689007314318737</text:p>
          </table:table-cell>
          <table:table-cell office:value-type="float" office:value="1.2638309580297" calcext:value-type="float">
            <text:p>1.2638309580297</text:p>
          </table:table-cell>
          <table:table-cell office:value-type="float" office:value="0.540245207078812" calcext:value-type="float">
            <text:p>0.540245207078812</text:p>
          </table:table-cell>
          <table:table-cell office:value-type="float" office:value="0.0749546194419863" calcext:value-type="float">
            <text:p>0.074954619441986</text:p>
          </table:table-cell>
          <table:table-cell office:value-type="float" office:value="0.0568862397166416" calcext:value-type="float">
            <text:p>0.056886239716642</text:p>
          </table:table-cell>
          <table:table-cell office:value-type="float" office:value="0.0330315557861108" calcext:value-type="float">
            <text:p>0.0330315557861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13199943714759" calcext:value-type="float">
            <text:p>0.513199943714759</text:p>
          </table:table-cell>
          <table:table-cell office:value-type="float" office:value="1.24418793342022" calcext:value-type="float">
            <text:p>1.24418793342022</text:p>
          </table:table-cell>
          <table:table-cell office:value-type="float" office:value="0.525436191120456" calcext:value-type="float">
            <text:p>0.525436191120456</text:p>
          </table:table-cell>
          <table:table-cell office:value-type="float" office:value="0.074314795117608" calcext:value-type="float">
            <text:p>0.074314795117608</text:p>
          </table:table-cell>
          <table:table-cell office:value-type="float" office:value="0.0563998273429796" calcext:value-type="float">
            <text:p>0.05639982734298</text:p>
          </table:table-cell>
          <table:table-cell office:value-type="float" office:value="0.0316063641829668" calcext:value-type="float">
            <text:p>0.03160636418296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3580012017427" calcext:value-type="float">
            <text:p>0.503580012017427</text:p>
          </table:table-cell>
          <table:table-cell office:value-type="float" office:value="1.28952469577369" calcext:value-type="float">
            <text:p>1.28952469577369</text:p>
          </table:table-cell>
          <table:table-cell office:value-type="float" office:value="0.538005233909936" calcext:value-type="float">
            <text:p>0.538005233909936</text:p>
          </table:table-cell>
          <table:table-cell office:value-type="float" office:value="0.0761744015442594" calcext:value-type="float">
            <text:p>0.076174401544259</text:p>
          </table:table-cell>
          <table:table-cell office:value-type="float" office:value="0.0588945920193187" calcext:value-type="float">
            <text:p>0.058894592019319</text:p>
          </table:table-cell>
          <table:table-cell office:value-type="float" office:value="0.0344697444205715" calcext:value-type="float">
            <text:p>0.0344697444205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133506263615" calcext:value-type="float">
            <text:p>0.49133506263615</text:p>
          </table:table-cell>
          <table:table-cell office:value-type="float" office:value="1.28973019074579" calcext:value-type="float">
            <text:p>1.28973019074579</text:p>
          </table:table-cell>
          <table:table-cell office:value-type="float" office:value="0.538217091697146" calcext:value-type="float">
            <text:p>0.538217091697146</text:p>
          </table:table-cell>
          <table:table-cell office:value-type="float" office:value="0.0766890820457002" calcext:value-type="float">
            <text:p>0.0766890820457</text:p>
          </table:table-cell>
          <table:table-cell office:value-type="float" office:value="0.0589182956499727" calcext:value-type="float">
            <text:p>0.058918295649973</text:p>
          </table:table-cell>
          <table:table-cell office:value-type="float" office:value="0.0344979376825767" calcext:value-type="float">
            <text:p>0.0344979376825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6785693848135" calcext:value-type="float">
            <text:p>0.496785693848135</text:p>
          </table:table-cell>
          <table:table-cell office:value-type="float" office:value="1.28974557479315" calcext:value-type="float">
            <text:p>1.28974557479315</text:p>
          </table:table-cell>
          <table:table-cell office:value-type="float" office:value="0.538073840001946" calcext:value-type="float">
            <text:p>0.538073840001946</text:p>
          </table:table-cell>
          <table:table-cell office:value-type="float" office:value="0.0764569633968411" calcext:value-type="float">
            <text:p>0.076456963396841</text:p>
          </table:table-cell>
          <table:table-cell office:value-type="float" office:value="0.0589030651968066" calcext:value-type="float">
            <text:p>0.058903065196807</text:p>
          </table:table-cell>
          <table:table-cell office:value-type="float" office:value="0.0344790811869622" calcext:value-type="float">
            <text:p>0.0344790811869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2444853495093" calcext:value-type="float">
            <text:p>0.712444853495093</text:p>
          </table:table-cell>
          <table:table-cell office:value-type="float" office:value="1.28369485714554" calcext:value-type="float">
            <text:p>1.28369485714554</text:p>
          </table:table-cell>
          <table:table-cell office:value-type="float" office:value="0.535418809231415" calcext:value-type="float">
            <text:p>0.535418809231415</text:p>
          </table:table-cell>
          <table:table-cell office:value-type="float" office:value="0.0746721195679601" calcext:value-type="float">
            <text:p>0.07467211956796</text:p>
          </table:table-cell>
          <table:table-cell office:value-type="float" office:value="0.0586181781778485" calcext:value-type="float">
            <text:p>0.058618178177849</text:p>
          </table:table-cell>
          <table:table-cell office:value-type="float" office:value="0.034137056450202" calcext:value-type="float">
            <text:p>0.0341370564502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4671175351211" calcext:value-type="float">
            <text:p>0.454671175351211</text:p>
          </table:table-cell>
          <table:table-cell office:value-type="float" office:value="1.33190809599068" calcext:value-type="float">
            <text:p>1.33190809599068</text:p>
          </table:table-cell>
          <table:table-cell office:value-type="float" office:value="0.544475355494402" calcext:value-type="float">
            <text:p>0.544475355494402</text:p>
          </table:table-cell>
          <table:table-cell office:value-type="float" office:value="0.11680957698252" calcext:value-type="float">
            <text:p>0.11680957698252</text:p>
          </table:table-cell>
          <table:table-cell office:value-type="float" office:value="0.0890037298315458" calcext:value-type="float">
            <text:p>0.089003729831546</text:p>
          </table:table-cell>
          <table:table-cell office:value-type="float" office:value="0.065832730073592" calcext:value-type="float">
            <text:p>0.06583273007359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5786749435394" calcext:value-type="float">
            <text:p>0.475786749435394</text:p>
          </table:table-cell>
          <table:table-cell office:value-type="float" office:value="1.28293372228189" calcext:value-type="float">
            <text:p>1.28293372228189</text:p>
          </table:table-cell>
          <table:table-cell office:value-type="float" office:value="0.517148829881141" calcext:value-type="float">
            <text:p>0.517148829881141</text:p>
          </table:table-cell>
          <table:table-cell office:value-type="float" office:value="0.0751081379369855" calcext:value-type="float">
            <text:p>0.075108137936986</text:p>
          </table:table-cell>
          <table:table-cell office:value-type="float" office:value="0.0568055733094812" calcext:value-type="float">
            <text:p>0.056805573309481</text:p>
          </table:table-cell>
          <table:table-cell office:value-type="float" office:value="0.0335013805337303" calcext:value-type="float">
            <text:p>0.033501380533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9291189485176" calcext:value-type="float">
            <text:p>0.459291189485176</text:p>
          </table:table-cell>
          <table:table-cell office:value-type="float" office:value="1.28321245729421" calcext:value-type="float">
            <text:p>1.28321245729421</text:p>
          </table:table-cell>
          <table:table-cell office:value-type="float" office:value="0.517463461983112" calcext:value-type="float">
            <text:p>0.517463461983112</text:p>
          </table:table-cell>
          <table:table-cell office:value-type="float" office:value="0.0756883120426289" calcext:value-type="float">
            <text:p>0.075688312042629</text:p>
          </table:table-cell>
          <table:table-cell office:value-type="float" office:value="0.0568406005979508" calcext:value-type="float">
            <text:p>0.056840600597951</text:p>
          </table:table-cell>
          <table:table-cell office:value-type="float" office:value="0.0335433371640491" calcext:value-type="float">
            <text:p>0.0335433371640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4760568473532" calcext:value-type="float">
            <text:p>0.474760568473532</text:p>
          </table:table-cell>
          <table:table-cell office:value-type="float" office:value="1.28323621832525" calcext:value-type="float">
            <text:p>1.28323621832525</text:p>
          </table:table-cell>
          <table:table-cell office:value-type="float" office:value="0.517083448742023" calcext:value-type="float">
            <text:p>0.517083448742023</text:p>
          </table:table-cell>
          <table:table-cell office:value-type="float" office:value="0.0753078043695249" calcext:value-type="float">
            <text:p>0.075307804369525</text:p>
          </table:table-cell>
          <table:table-cell office:value-type="float" office:value="0.0567999031533746" calcext:value-type="float">
            <text:p>0.056799903153375</text:p>
          </table:table-cell>
          <table:table-cell office:value-type="float" office:value="0.033493163039809" calcext:value-type="float">
            <text:p>0.0334931630398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6589030197038" calcext:value-type="float">
            <text:p>0.676589030197038</text:p>
          </table:table-cell>
          <table:table-cell office:value-type="float" office:value="1.27787882668842" calcext:value-type="float">
            <text:p>1.27787882668842</text:p>
          </table:table-cell>
          <table:table-cell office:value-type="float" office:value="0.514796090986178" calcext:value-type="float">
            <text:p>0.514796090986178</text:p>
          </table:table-cell>
          <table:table-cell office:value-type="float" office:value="0.0736770891226434" calcext:value-type="float">
            <text:p>0.073677089122643</text:p>
          </table:table-cell>
          <table:table-cell office:value-type="float" office:value="0.0565554174806256" calcext:value-type="float">
            <text:p>0.056555417480626</text:p>
          </table:table-cell>
          <table:table-cell office:value-type="float" office:value="0.0331953842503519" calcext:value-type="float">
            <text:p>0.0331953842503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2514086054838" calcext:value-type="float">
            <text:p>0.42514086054838</text:p>
          </table:table-cell>
          <table:table-cell office:value-type="float" office:value="1.32455165472737" calcext:value-type="float">
            <text:p>1.32455165472737</text:p>
          </table:table-cell>
          <table:table-cell office:value-type="float" office:value="0.49342530725746" calcext:value-type="float">
            <text:p>0.49342530725746</text:p>
          </table:table-cell>
          <table:table-cell office:value-type="float" office:value="0.0802063820249988" calcext:value-type="float">
            <text:p>0.080206382024999</text:p>
          </table:table-cell>
          <table:table-cell office:value-type="float" office:value="0.0606294661576677" calcext:value-type="float">
            <text:p>0.060629466157668</text:p>
          </table:table-cell>
          <table:table-cell office:value-type="float" office:value="0.0309120063662834" calcext:value-type="float">
            <text:p>0.03091200636628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9482967079793" calcext:value-type="float">
            <text:p>0.519482967079793</text:p>
          </table:table-cell>
          <table:table-cell office:value-type="float" office:value="1.24382520383114" calcext:value-type="float">
            <text:p>1.24382520383114</text:p>
          </table:table-cell>
          <table:table-cell office:value-type="float" office:value="0.470899358546049" calcext:value-type="float">
            <text:p>0.470899358546049</text:p>
          </table:table-cell>
          <table:table-cell office:value-type="float" office:value="0.0730791223492429" calcext:value-type="float">
            <text:p>0.073079122349243</text:p>
          </table:table-cell>
          <table:table-cell office:value-type="float" office:value="0.0564689700494812" calcext:value-type="float">
            <text:p>0.056468970049481</text:p>
          </table:table-cell>
          <table:table-cell office:value-type="float" office:value="0.0309111986012702" calcext:value-type="float">
            <text:p>0.030911198601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4423731852305" calcext:value-type="float">
            <text:p>0.514423731852305</text:p>
          </table:table-cell>
          <table:table-cell office:value-type="float" office:value="1.24384630816153" calcext:value-type="float">
            <text:p>1.24384630816153</text:p>
          </table:table-cell>
          <table:table-cell office:value-type="float" office:value="0.470923934792033" calcext:value-type="float">
            <text:p>0.470923934792033</text:p>
          </table:table-cell>
          <table:table-cell office:value-type="float" office:value="0.0735010921113371" calcext:value-type="float">
            <text:p>0.073501092111337</text:p>
          </table:table-cell>
          <table:table-cell office:value-type="float" office:value="0.0564718471825385" calcext:value-type="float">
            <text:p>0.056471847182539</text:p>
          </table:table-cell>
          <table:table-cell office:value-type="float" office:value="0.0309149755251895" calcext:value-type="float">
            <text:p>0.030914975525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7267849991473" calcext:value-type="float">
            <text:p>0.517267849991473</text:p>
          </table:table-cell>
          <table:table-cell office:value-type="float" office:value="1.24384931097771" calcext:value-type="float">
            <text:p>1.24384931097771</text:p>
          </table:table-cell>
          <table:table-cell office:value-type="float" office:value="0.470864785094888" calcext:value-type="float">
            <text:p>0.470864785094888</text:p>
          </table:table-cell>
          <table:table-cell office:value-type="float" office:value="0.073297330008421" calcext:value-type="float">
            <text:p>0.073297330008421</text:p>
          </table:table-cell>
          <table:table-cell office:value-type="float" office:value="0.0564648064419171" calcext:value-type="float">
            <text:p>0.056464806441917</text:p>
          </table:table-cell>
          <table:table-cell office:value-type="float" office:value="0.030906930112949" calcext:value-type="float">
            <text:p>0.0309069301129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1840983346725" calcext:value-type="float">
            <text:p>0.701840983346725</text:p>
          </table:table-cell>
          <table:table-cell office:value-type="float" office:value="1.23908097966017" calcext:value-type="float">
            <text:p>1.23908097966017</text:p>
          </table:table-cell>
          <table:table-cell office:value-type="float" office:value="0.468977822408358" calcext:value-type="float">
            <text:p>0.468977822408358</text:p>
          </table:table-cell>
          <table:table-cell office:value-type="float" office:value="0.0718292920597952" calcext:value-type="float">
            <text:p>0.071829292059795</text:p>
          </table:table-cell>
          <table:table-cell office:value-type="float" office:value="0.0562421607096709" calcext:value-type="float">
            <text:p>0.056242160709671</text:p>
          </table:table-cell>
          <table:table-cell office:value-type="float" office:value="0.0306580393320826" calcext:value-type="float">
            <text:p>0.0306580393320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82923926250583" calcext:value-type="float">
            <text:p>0.482923926250583</text:p>
          </table:table-cell>
          <table:table-cell office:value-type="float" office:value="1.26861422364866" calcext:value-type="float">
            <text:p>1.26861422364866</text:p>
          </table:table-cell>
          <table:table-cell office:value-type="float" office:value="0.475530007572943" calcext:value-type="float">
            <text:p>0.475530007572943</text:p>
          </table:table-cell>
          <table:table-cell office:value-type="float" office:value="0.0798420485447987" calcext:value-type="float">
            <text:p>0.079842048544799</text:p>
          </table:table-cell>
          <table:table-cell office:value-type="float" office:value="0.064536147558289" calcext:value-type="float">
            <text:p>0.064536147558289</text:p>
          </table:table-cell>
          <table:table-cell office:value-type="float" office:value="0.0298795464178716" calcext:value-type="float">
            <text:p>0.02987954641787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7812572355161" calcext:value-type="float">
            <text:p>0.597812572355161</text:p>
          </table:table-cell>
          <table:table-cell office:value-type="float" office:value="1.24710002448345" calcext:value-type="float">
            <text:p>1.24710002448345</text:p>
          </table:table-cell>
          <table:table-cell office:value-type="float" office:value="0.51273632075209" calcext:value-type="float">
            <text:p>0.51273632075209</text:p>
          </table:table-cell>
          <table:table-cell office:value-type="float" office:value="0.0787825541724281" calcext:value-type="float">
            <text:p>0.078782554172428</text:p>
          </table:table-cell>
          <table:table-cell office:value-type="float" office:value="0.0579642869837731" calcext:value-type="float">
            <text:p>0.057964286983773</text:p>
          </table:table-cell>
          <table:table-cell office:value-type="float" office:value="0.0323606986006605" calcext:value-type="float">
            <text:p>0.0323606986006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3963097924667" calcext:value-type="float">
            <text:p>0.593963097924667</text:p>
          </table:table-cell>
          <table:table-cell office:value-type="float" office:value="1.24718050230103" calcext:value-type="float">
            <text:p>1.24718050230103</text:p>
          </table:table-cell>
          <table:table-cell office:value-type="float" office:value="0.512721759972379" calcext:value-type="float">
            <text:p>0.512721759972379</text:p>
          </table:table-cell>
          <table:table-cell office:value-type="float" office:value="0.0791645700514771" calcext:value-type="float">
            <text:p>0.079164570051477</text:p>
          </table:table-cell>
          <table:table-cell office:value-type="float" office:value="0.0579630540836394" calcext:value-type="float">
            <text:p>0.057963054083639</text:p>
          </table:table-cell>
          <table:table-cell office:value-type="float" office:value="0.0323595108135767" calcext:value-type="float">
            <text:p>0.0323595108135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270793377984" calcext:value-type="float">
            <text:p>0.59270793377984</text:p>
          </table:table-cell>
          <table:table-cell office:value-type="float" office:value="1.2471744790394" calcext:value-type="float">
            <text:p>1.2471744790394</text:p>
          </table:table-cell>
          <table:table-cell office:value-type="float" office:value="0.512754732179722" calcext:value-type="float">
            <text:p>0.512754732179722</text:p>
          </table:table-cell>
          <table:table-cell office:value-type="float" office:value="0.0790452873455033" calcext:value-type="float">
            <text:p>0.079045287345503</text:p>
          </table:table-cell>
          <table:table-cell office:value-type="float" office:value="0.0579665996325854" calcext:value-type="float">
            <text:p>0.057966599632586</text:p>
          </table:table-cell>
          <table:table-cell office:value-type="float" office:value="0.0323635203868547" calcext:value-type="float">
            <text:p>0.0323635203868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97271361640369" calcext:value-type="float">
            <text:p>0.797271361640369</text:p>
          </table:table-cell>
          <table:table-cell office:value-type="float" office:value="1.24152143599278" calcext:value-type="float">
            <text:p>1.24152143599278</text:p>
          </table:table-cell>
          <table:table-cell office:value-type="float" office:value="0.510276755642358" calcext:value-type="float">
            <text:p>0.510276755642358</text:p>
          </table:table-cell>
          <table:table-cell office:value-type="float" office:value="0.0774413369684712" calcext:value-type="float">
            <text:p>0.077441336968471</text:p>
          </table:table-cell>
          <table:table-cell office:value-type="float" office:value="0.0576963945296753" calcext:value-type="float">
            <text:p>0.057696394529675</text:p>
          </table:table-cell>
          <table:table-cell office:value-type="float" office:value="0.032049171254531" calcext:value-type="float">
            <text:p>0.0320491712545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6660714656369" calcext:value-type="float">
            <text:p>0.616660714656369</text:p>
          </table:table-cell>
          <table:table-cell office:value-type="float" office:value="1.24154398583932" calcext:value-type="float">
            <text:p>1.24154398583932</text:p>
          </table:table-cell>
          <table:table-cell office:value-type="float" office:value="0.505071281006247" calcext:value-type="float">
            <text:p>0.505071281006247</text:p>
          </table:table-cell>
          <table:table-cell office:value-type="float" office:value="0.0842320544176373" calcext:value-type="float">
            <text:p>0.084232054417637</text:p>
          </table:table-cell>
          <table:table-cell office:value-type="float" office:value="0.0607325158501966" calcext:value-type="float">
            <text:p>0.060732515850197</text:p>
          </table:table-cell>
          <table:table-cell office:value-type="float" office:value="0.0348101743306644" calcext:value-type="float">
            <text:p>0.0348101743306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210729234738" calcext:value-type="float">
            <text:p>0.51210729234738</text:p>
          </table:table-cell>
          <table:table-cell office:value-type="float" office:value="1.32658517978854" calcext:value-type="float">
            <text:p>1.32658517978854</text:p>
          </table:table-cell>
          <table:table-cell office:value-type="float" office:value="0.482775671407262" calcext:value-type="float">
            <text:p>0.482775671407262</text:p>
          </table:table-cell>
          <table:table-cell office:value-type="float" office:value="0.0731750628591462" calcext:value-type="float">
            <text:p>0.073175062859146</text:p>
          </table:table-cell>
          <table:table-cell office:value-type="float" office:value="0.0553894425790794" calcext:value-type="float">
            <text:p>0.055389442579079</text:p>
          </table:table-cell>
          <table:table-cell office:value-type="float" office:value="0.0307939217471968" calcext:value-type="float">
            <text:p>0.0307939217471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2711824639837" calcext:value-type="float">
            <text:p>0.512711824639837</text:p>
          </table:table-cell>
          <table:table-cell office:value-type="float" office:value="1.32647606663789" calcext:value-type="float">
            <text:p>1.32647606663789</text:p>
          </table:table-cell>
          <table:table-cell office:value-type="float" office:value="0.482671228709445" calcext:value-type="float">
            <text:p>0.482671228709445</text:p>
          </table:table-cell>
          <table:table-cell office:value-type="float" office:value="0.073527130360013" calcext:value-type="float">
            <text:p>0.073527130360013</text:p>
          </table:table-cell>
          <table:table-cell office:value-type="float" office:value="0.05537695438593" calcext:value-type="float">
            <text:p>0.05537695438593</text:p>
          </table:table-cell>
          <table:table-cell office:value-type="float" office:value="0.0307810192249956" calcext:value-type="float">
            <text:p>0.0307810192249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0961036666111" calcext:value-type="float">
            <text:p>0.510961036666111</text:p>
          </table:table-cell>
          <table:table-cell office:value-type="float" office:value="1.3264780634844" calcext:value-type="float">
            <text:p>1.3264780634844</text:p>
          </table:table-cell>
          <table:table-cell office:value-type="float" office:value="0.482711638483054" calcext:value-type="float">
            <text:p>0.482711638483054</text:p>
          </table:table-cell>
          <table:table-cell office:value-type="float" office:value="0.0733734899933106" calcext:value-type="float">
            <text:p>0.073373489993311</text:p>
          </table:table-cell>
          <table:table-cell office:value-type="float" office:value="0.0553814312583377" calcext:value-type="float">
            <text:p>0.055381431258338</text:p>
          </table:table-cell>
          <table:table-cell office:value-type="float" office:value="0.030786026509241" calcext:value-type="float">
            <text:p>0.0307860265092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9957344540561" calcext:value-type="float">
            <text:p>0.699957344540561</text:p>
          </table:table-cell>
          <table:table-cell office:value-type="float" office:value="1.32107572003298" calcext:value-type="float">
            <text:p>1.32107572003298</text:p>
          </table:table-cell>
          <table:table-cell office:value-type="float" office:value="0.480641497898364" calcext:value-type="float">
            <text:p>0.480641497898364</text:p>
          </table:table-cell>
          <table:table-cell office:value-type="float" office:value="0.0719046316923837" calcext:value-type="float">
            <text:p>0.071904631692384</text:p>
          </table:table-cell>
          <table:table-cell office:value-type="float" office:value="0.0551487189701272" calcext:value-type="float">
            <text:p>0.055148718970127</text:p>
          </table:table-cell>
          <table:table-cell office:value-type="float" office:value="0.0305207656373269" calcext:value-type="float">
            <text:p>0.0305207656373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81244570942501" calcext:value-type="float">
            <text:p>0.581244570942501</text:p>
          </table:table-cell>
          <table:table-cell office:value-type="float" office:value="1.27690582827167" calcext:value-type="float">
            <text:p>1.27690582827167</text:p>
          </table:table-cell>
          <table:table-cell office:value-type="float" office:value="0.467015946076712" calcext:value-type="float">
            <text:p>0.467015946076712</text:p>
          </table:table-cell>
          <table:table-cell office:value-type="float" office:value="0.0674975623043605" calcext:value-type="float">
            <text:p>0.067497562304361</text:p>
          </table:table-cell>
          <table:table-cell office:value-type="float" office:value="0.058366644725736" calcext:value-type="float">
            <text:p>0.058366644725736</text:p>
          </table:table-cell>
          <table:table-cell office:value-type="float" office:value="0.0329246788777433" calcext:value-type="float">
            <text:p>0.03292467887774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3592275703004" calcext:value-type="float">
            <text:p>0.463592275703004</text:p>
          </table:table-cell>
          <table:table-cell office:value-type="float" office:value="1.35528120285221" calcext:value-type="float">
            <text:p>1.35528120285221</text:p>
          </table:table-cell>
          <table:table-cell office:value-type="float" office:value="0.450772396101334" calcext:value-type="float">
            <text:p>0.450772396101334</text:p>
          </table:table-cell>
          <table:table-cell office:value-type="float" office:value="0.0715586874801147" calcext:value-type="float">
            <text:p>0.071558687480115</text:p>
          </table:table-cell>
          <table:table-cell office:value-type="float" office:value="0.0545005544714538" calcext:value-type="float">
            <text:p>0.054500554471454</text:p>
          </table:table-cell>
          <table:table-cell office:value-type="float" office:value="0.0287138990012789" calcext:value-type="float">
            <text:p>0.0287138990012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9633541856074" calcext:value-type="float">
            <text:p>0.459633541856074</text:p>
          </table:table-cell>
          <table:table-cell office:value-type="float" office:value="1.35528415831519" calcext:value-type="float">
            <text:p>1.35528415831519</text:p>
          </table:table-cell>
          <table:table-cell office:value-type="float" office:value="0.450793288715605" calcext:value-type="float">
            <text:p>0.450793288715605</text:p>
          </table:table-cell>
          <table:table-cell office:value-type="float" office:value="0.0718992298053851" calcext:value-type="float">
            <text:p>0.071899229805385</text:p>
          </table:table-cell>
          <table:table-cell office:value-type="float" office:value="0.0545006337108573" calcext:value-type="float">
            <text:p>0.054500633710857</text:p>
          </table:table-cell>
          <table:table-cell office:value-type="float" office:value="0.0287170159996615" calcext:value-type="float">
            <text:p>0.0287170159996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5498289178502" calcext:value-type="float">
            <text:p>0.455498289178502</text:p>
          </table:table-cell>
          <table:table-cell office:value-type="float" office:value="1.3553035276463" calcext:value-type="float">
            <text:p>1.3553035276463</text:p>
          </table:table-cell>
          <table:table-cell office:value-type="float" office:value="0.450881062378277" calcext:value-type="float">
            <text:p>0.450881062378277</text:p>
          </table:table-cell>
          <table:table-cell office:value-type="float" office:value="0.0718150370503696" calcext:value-type="float">
            <text:p>0.07181503705037</text:p>
          </table:table-cell>
          <table:table-cell office:value-type="float" office:value="0.0545110033422828" calcext:value-type="float">
            <text:p>0.054511003342283</text:p>
          </table:table-cell>
          <table:table-cell office:value-type="float" office:value="0.0287281826238797" calcext:value-type="float">
            <text:p>0.028728182623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9657537335251" calcext:value-type="float">
            <text:p>0.639657537335251</text:p>
          </table:table-cell>
          <table:table-cell office:value-type="float" office:value="1.34981078445934" calcext:value-type="float">
            <text:p>1.34981078445934</text:p>
          </table:table-cell>
          <table:table-cell office:value-type="float" office:value="0.448929260391145" calcext:value-type="float">
            <text:p>0.448929260391145</text:p>
          </table:table-cell>
          <table:table-cell office:value-type="float" office:value="0.0704200116147407" calcext:value-type="float">
            <text:p>0.070420011614741</text:p>
          </table:table-cell>
          <table:table-cell office:value-type="float" office:value="0.0542822547394707" calcext:value-type="float">
            <text:p>0.054282254739471</text:p>
          </table:table-cell>
          <table:table-cell office:value-type="float" office:value="0.028478342990035" calcext:value-type="float">
            <text:p>0.0284783429900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05043177818049" calcext:value-type="float">
            <text:p>0.405043177818049</text:p>
          </table:table-cell>
          <table:table-cell office:value-type="float" office:value="1.40643906613136" calcext:value-type="float">
            <text:p>1.40643906613136</text:p>
          </table:table-cell>
          <table:table-cell office:value-type="float" office:value="0.434863842632417" calcext:value-type="float">
            <text:p>0.434863842632417</text:p>
          </table:table-cell>
          <table:table-cell office:value-type="float" office:value="0.0816891944477059" calcext:value-type="float">
            <text:p>0.081689194447706</text:p>
          </table:table-cell>
          <table:table-cell office:value-type="float" office:value="0.063716488146341" calcext:value-type="float">
            <text:p>0.063716488146341</text:p>
          </table:table-cell>
          <table:table-cell office:value-type="float" office:value="0.0271858410394478" calcext:value-type="float">
            <text:p>0.0271858410394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3453845026325" calcext:value-type="float">
            <text:p>0.543453845026325</text:p>
          </table:table-cell>
          <table:table-cell office:value-type="float" office:value="1.25041775679017" calcext:value-type="float">
            <text:p>1.25041775679017</text:p>
          </table:table-cell>
          <table:table-cell office:value-type="float" office:value="0.479604738172766" calcext:value-type="float">
            <text:p>0.479604738172766</text:p>
          </table:table-cell>
          <table:table-cell office:value-type="float" office:value="0.0717728860886125" calcext:value-type="float">
            <text:p>0.071772886088613</text:p>
          </table:table-cell>
          <table:table-cell office:value-type="float" office:value="0.0545071497413923" calcext:value-type="float">
            <text:p>0.054507149741392</text:p>
          </table:table-cell>
          <table:table-cell office:value-type="float" office:value="0.0302539240307145" calcext:value-type="float">
            <text:p>0.0302539240307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1841681229026" calcext:value-type="float">
            <text:p>0.551841681229026</text:p>
          </table:table-cell>
          <table:table-cell office:value-type="float" office:value="1.2500259100382" calcext:value-type="float">
            <text:p>1.2500259100382</text:p>
          </table:table-cell>
          <table:table-cell office:value-type="float" office:value="0.479340399127633" calcext:value-type="float">
            <text:p>0.479340399127633</text:p>
          </table:table-cell>
          <table:table-cell office:value-type="float" office:value="0.0720475090864959" calcext:value-type="float">
            <text:p>0.072047509086496</text:p>
          </table:table-cell>
          <table:table-cell office:value-type="float" office:value="0.0544771417423463" calcext:value-type="float">
            <text:p>0.054477141742346</text:p>
          </table:table-cell>
          <table:table-cell office:value-type="float" office:value="0.0302207413839644" calcext:value-type="float">
            <text:p>0.0302207413839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1649378273344" calcext:value-type="float">
            <text:p>0.541649378273344</text:p>
          </table:table-cell>
          <table:table-cell office:value-type="float" office:value="1.25004726127959" calcext:value-type="float">
            <text:p>1.25004726127959</text:p>
          </table:table-cell>
          <table:table-cell office:value-type="float" office:value="0.479553596867976" calcext:value-type="float">
            <text:p>0.479553596867976</text:p>
          </table:table-cell>
          <table:table-cell office:value-type="float" office:value="0.072000364622787" calcext:value-type="float">
            <text:p>0.072000364622787</text:p>
          </table:table-cell>
          <table:table-cell office:value-type="float" office:value="0.0545008673152485" calcext:value-type="float">
            <text:p>0.054500867315249</text:p>
          </table:table-cell>
          <table:table-cell office:value-type="float" office:value="0.0302477858946848" calcext:value-type="float">
            <text:p>0.0302477858946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0371331839731" calcext:value-type="float">
            <text:p>0.730371331839731</text:p>
          </table:table-cell>
          <table:table-cell office:value-type="float" office:value="1.24512293853248" calcext:value-type="float">
            <text:p>1.24512293853248</text:p>
          </table:table-cell>
          <table:table-cell office:value-type="float" office:value="0.477548166030171" calcext:value-type="float">
            <text:p>0.477548166030171</text:p>
          </table:table-cell>
          <table:table-cell office:value-type="float" office:value="0.070531126753994" calcext:value-type="float">
            <text:p>0.070531126753994</text:p>
          </table:table-cell>
          <table:table-cell office:value-type="float" office:value="0.0542798076423382" calcext:value-type="float">
            <text:p>0.054279807642338</text:p>
          </table:table-cell>
          <table:table-cell office:value-type="float" office:value="0.0299935726763032" calcext:value-type="float">
            <text:p>0.0299935726763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53224288224038" calcext:value-type="float">
            <text:p>0.553224288224038</text:p>
          </table:table-cell>
          <table:table-cell office:value-type="float" office:value="1.25058915136368" calcext:value-type="float">
            <text:p>1.25058915136368</text:p>
          </table:table-cell>
          <table:table-cell office:value-type="float" office:value="0.504507179849881" calcext:value-type="float">
            <text:p>0.504507179849881</text:p>
          </table:table-cell>
          <table:table-cell office:value-type="float" office:value="0.0945756903165886" calcext:value-type="float">
            <text:p>0.094575690316589</text:p>
          </table:table-cell>
          <table:table-cell office:value-type="float" office:value="0.0716817510309567" calcext:value-type="float">
            <text:p>0.071681751030957</text:p>
          </table:table-cell>
          <table:table-cell office:value-type="float" office:value="0.0423752639088169" calcext:value-type="float">
            <text:p>0.0423752639088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6712528254277" calcext:value-type="float">
            <text:p>0.526712528254277</text:p>
          </table:table-cell>
          <table:table-cell office:value-type="float" office:value="1.28263057366458" calcext:value-type="float">
            <text:p>1.28263057366458</text:p>
          </table:table-cell>
          <table:table-cell office:value-type="float" office:value="0.472269962851549" calcext:value-type="float">
            <text:p>0.472269962851549</text:p>
          </table:table-cell>
          <table:table-cell office:value-type="float" office:value="0.0701785816354139" calcext:value-type="float">
            <text:p>0.070178581635414</text:p>
          </table:table-cell>
          <table:table-cell office:value-type="float" office:value="0.0539191404694875" calcext:value-type="float">
            <text:p>0.053919140469488</text:p>
          </table:table-cell>
          <table:table-cell office:value-type="float" office:value="0.0300250709670657" calcext:value-type="float">
            <text:p>0.0300250709670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2666675960355" calcext:value-type="float">
            <text:p>0.522666675960355</text:p>
          </table:table-cell>
          <table:table-cell office:value-type="float" office:value="1.28269821449081" calcext:value-type="float">
            <text:p>1.28269821449081</text:p>
          </table:table-cell>
          <table:table-cell office:value-type="float" office:value="0.472265209684063" calcext:value-type="float">
            <text:p>0.472265209684063</text:p>
          </table:table-cell>
          <table:table-cell office:value-type="float" office:value="0.0706106769982794" calcext:value-type="float">
            <text:p>0.070610676998279</text:p>
          </table:table-cell>
          <table:table-cell office:value-type="float" office:value="0.0539187992463552" calcext:value-type="float">
            <text:p>0.053918799246355</text:p>
          </table:table-cell>
          <table:table-cell office:value-type="float" office:value="0.0300250023819164" calcext:value-type="float">
            <text:p>0.0300250023819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5791600621132" calcext:value-type="float">
            <text:p>0.525791600621132</text:p>
          </table:table-cell>
          <table:table-cell office:value-type="float" office:value="1.28268839866641" calcext:value-type="float">
            <text:p>1.28268839866641</text:p>
          </table:table-cell>
          <table:table-cell office:value-type="float" office:value="0.472200851451336" calcext:value-type="float">
            <text:p>0.472200851451336</text:p>
          </table:table-cell>
          <table:table-cell office:value-type="float" office:value="0.0703839026965576" calcext:value-type="float">
            <text:p>0.070383902696558</text:p>
          </table:table-cell>
          <table:table-cell office:value-type="float" office:value="0.0539114932146088" calcext:value-type="float">
            <text:p>0.053911493214609</text:p>
          </table:table-cell>
          <table:table-cell office:value-type="float" office:value="0.030016513177981" calcext:value-type="float">
            <text:p>0.0300165131779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0157548255245" calcext:value-type="float">
            <text:p>0.710157548255245</text:p>
          </table:table-cell>
          <table:table-cell office:value-type="float" office:value="1.27781103730379" calcext:value-type="float">
            <text:p>1.27781103730379</text:p>
          </table:table-cell>
          <table:table-cell office:value-type="float" office:value="0.470307169575239" calcext:value-type="float">
            <text:p>0.470307169575239</text:p>
          </table:table-cell>
          <table:table-cell office:value-type="float" office:value="0.0689482858582521" calcext:value-type="float">
            <text:p>0.068948285858252</text:p>
          </table:table-cell>
          <table:table-cell office:value-type="float" office:value="0.0537001423287327" calcext:value-type="float">
            <text:p>0.053700142328733</text:p>
          </table:table-cell>
          <table:table-cell office:value-type="float" office:value="0.0297746266441584" calcext:value-type="float">
            <text:p>0.0297746266441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6136608622442" calcext:value-type="float">
            <text:p>0.566136608622442</text:p>
          </table:table-cell>
          <table:table-cell office:value-type="float" office:value="1.2543451608968" calcext:value-type="float">
            <text:p>1.2543451608968</text:p>
          </table:table-cell>
          <table:table-cell office:value-type="float" office:value="0.476234349948219" calcext:value-type="float">
            <text:p>0.476234349948219</text:p>
          </table:table-cell>
          <table:table-cell office:value-type="float" office:value="0.0788046607005065" calcext:value-type="float">
            <text:p>0.078804660700507</text:p>
          </table:table-cell>
          <table:table-cell office:value-type="float" office:value="0.060859721873125" calcext:value-type="float">
            <text:p>0.060859721873125</text:p>
          </table:table-cell>
          <table:table-cell office:value-type="float" office:value="0.0355790816516293" calcext:value-type="float">
            <text:p>0.03557908165162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3207036800493" calcext:value-type="float">
            <text:p>0.523207036800493</text:p>
          </table:table-cell>
          <table:table-cell office:value-type="float" office:value="1.27654099327951" calcext:value-type="float">
            <text:p>1.27654099327951</text:p>
          </table:table-cell>
          <table:table-cell office:value-type="float" office:value="0.508744610314883" calcext:value-type="float">
            <text:p>0.508744610314883</text:p>
          </table:table-cell>
          <table:table-cell office:value-type="float" office:value="0.0742164463590428" calcext:value-type="float">
            <text:p>0.074216446359043</text:p>
          </table:table-cell>
          <table:table-cell office:value-type="float" office:value="0.0572555833058569" calcext:value-type="float">
            <text:p>0.057255583305857</text:p>
          </table:table-cell>
          <table:table-cell office:value-type="float" office:value="0.0331626186628769" calcext:value-type="float">
            <text:p>0.0331626186628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311017703761" calcext:value-type="float">
            <text:p>0.51311017703761</text:p>
          </table:table-cell>
          <table:table-cell office:value-type="float" office:value="1.27663528303432" calcext:value-type="float">
            <text:p>1.27663528303432</text:p>
          </table:table-cell>
          <table:table-cell office:value-type="float" office:value="0.508884470160733" calcext:value-type="float">
            <text:p>0.508884470160733</text:p>
          </table:table-cell>
          <table:table-cell office:value-type="float" office:value="0.0747101335431336" calcext:value-type="float">
            <text:p>0.074710133543134</text:p>
          </table:table-cell>
          <table:table-cell office:value-type="float" office:value="0.0572721640237716" calcext:value-type="float">
            <text:p>0.057272164023772</text:p>
          </table:table-cell>
          <table:table-cell office:value-type="float" office:value="0.0331817085346699" calcext:value-type="float">
            <text:p>0.033181708534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9289849516817" calcext:value-type="float">
            <text:p>0.519289849516817</text:p>
          </table:table-cell>
          <table:table-cell office:value-type="float" office:value="1.2766582601176" calcext:value-type="float">
            <text:p>1.2766582601176</text:p>
          </table:table-cell>
          <table:table-cell office:value-type="float" office:value="0.508739605261357" calcext:value-type="float">
            <text:p>0.508739605261357</text:p>
          </table:table-cell>
          <table:table-cell office:value-type="float" office:value="0.0744593850813757" calcext:value-type="float">
            <text:p>0.074459385081376</text:p>
          </table:table-cell>
          <table:table-cell office:value-type="float" office:value="0.0572560281107292" calcext:value-type="float">
            <text:p>0.057256028110729</text:p>
          </table:table-cell>
          <table:table-cell office:value-type="float" office:value="0.0331623427911666" calcext:value-type="float">
            <text:p>0.0331623427911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1171799108223" calcext:value-type="float">
            <text:p>0.721171799108223</text:p>
          </table:table-cell>
          <table:table-cell office:value-type="float" office:value="1.27116845635751" calcext:value-type="float">
            <text:p>1.27116845635751</text:p>
          </table:table-cell>
          <table:table-cell office:value-type="float" office:value="0.506456942841595" calcext:value-type="float">
            <text:p>0.506456942841595</text:p>
          </table:table-cell>
          <table:table-cell office:value-type="float" office:value="0.0727947610449699" calcext:value-type="float">
            <text:p>0.07279476104497</text:p>
          </table:table-cell>
          <table:table-cell office:value-type="float" office:value="0.0570022097928449" calcext:value-type="float">
            <text:p>0.057002209792845</text:p>
          </table:table-cell>
          <table:table-cell office:value-type="float" office:value="0.0328632660037212" calcext:value-type="float">
            <text:p>0.0328632660037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5928770804542" calcext:value-type="float">
            <text:p>0.535928770804542</text:p>
          </table:table-cell>
          <table:table-cell office:value-type="float" office:value="1.2681576132453" calcext:value-type="float">
            <text:p>1.2681576132453</text:p>
          </table:table-cell>
          <table:table-cell office:value-type="float" office:value="0.451914519733845" calcext:value-type="float">
            <text:p>0.451914519733845</text:p>
          </table:table-cell>
          <table:table-cell office:value-type="float" office:value="0.0691115621263499" calcext:value-type="float">
            <text:p>0.06911156212635</text:p>
          </table:table-cell>
          <table:table-cell office:value-type="float" office:value="0.0559676435090688" calcext:value-type="float">
            <text:p>0.055967643509069</text:p>
          </table:table-cell>
          <table:table-cell office:value-type="float" office:value="0.0271537475044174" calcext:value-type="float">
            <text:p>0.0271537475044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08783439172502" calcext:value-type="float">
            <text:p>0.408783439172502</text:p>
          </table:table-cell>
          <table:table-cell office:value-type="float" office:value="1.32745927414289" calcext:value-type="float">
            <text:p>1.32745927414289</text:p>
          </table:table-cell>
          <table:table-cell office:value-type="float" office:value="0.579056629047519" calcext:value-type="float">
            <text:p>0.579056629047519</text:p>
          </table:table-cell>
          <table:table-cell office:value-type="float" office:value="0.0841759209278505" calcext:value-type="float">
            <text:p>0.084175920927851</text:p>
          </table:table-cell>
          <table:table-cell office:value-type="float" office:value="0.0630094191083672" calcext:value-type="float">
            <text:p>0.063009419108367</text:p>
          </table:table-cell>
          <table:table-cell office:value-type="float" office:value="0.0379735976920728" calcext:value-type="float">
            <text:p>0.0379735976920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9990608135773" calcext:value-type="float">
            <text:p>0.39990608135773</text:p>
          </table:table-cell>
          <table:table-cell office:value-type="float" office:value="1.32749058502402" calcext:value-type="float">
            <text:p>1.32749058502402</text:p>
          </table:table-cell>
          <table:table-cell office:value-type="float" office:value="0.579178323422307" calcext:value-type="float">
            <text:p>0.579178323422307</text:p>
          </table:table-cell>
          <table:table-cell office:value-type="float" office:value="0.0846719048200846" calcext:value-type="float">
            <text:p>0.084671904820085</text:p>
          </table:table-cell>
          <table:table-cell office:value-type="float" office:value="0.0630221257406848" calcext:value-type="float">
            <text:p>0.063022125740685</text:p>
          </table:table-cell>
          <table:table-cell office:value-type="float" office:value="0.0379906416864775" calcext:value-type="float">
            <text:p>0.0379906416864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08607707977731" calcext:value-type="float">
            <text:p>0.408607707977731</text:p>
          </table:table-cell>
          <table:table-cell office:value-type="float" office:value="1.32755608334762" calcext:value-type="float">
            <text:p>1.32755608334762</text:p>
          </table:table-cell>
          <table:table-cell office:value-type="float" office:value="0.578940343804711" calcext:value-type="float">
            <text:p>0.578940343804711</text:p>
          </table:table-cell>
          <table:table-cell office:value-type="float" office:value="0.0843944691772876" calcext:value-type="float">
            <text:p>0.084394469177288</text:p>
          </table:table-cell>
          <table:table-cell office:value-type="float" office:value="0.0629968140669965" calcext:value-type="float">
            <text:p>0.062996814066997</text:p>
          </table:table-cell>
          <table:table-cell office:value-type="float" office:value="0.0379586999936149" calcext:value-type="float">
            <text:p>0.0379586999936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34537824628908" calcext:value-type="float">
            <text:p>0.634537824628908</text:p>
          </table:table-cell>
          <table:table-cell office:value-type="float" office:value="1.32128593719145" calcext:value-type="float">
            <text:p>1.32128593719145</text:p>
          </table:table-cell>
          <table:table-cell office:value-type="float" office:value="0.576045797065972" calcext:value-type="float">
            <text:p>0.576045797065972</text:p>
          </table:table-cell>
          <table:table-cell office:value-type="float" office:value="0.0824827785812901" calcext:value-type="float">
            <text:p>0.08248277858129</text:p>
          </table:table-cell>
          <table:table-cell office:value-type="float" office:value="0.0626901065079547" calcext:value-type="float">
            <text:p>0.062690106507955</text:p>
          </table:table-cell>
          <table:table-cell office:value-type="float" office:value="0.037577084479058" calcext:value-type="float">
            <text:p>0.0375770844790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41406803366537" calcext:value-type="float">
            <text:p>0.341406803366537</text:p>
          </table:table-cell>
          <table:table-cell office:value-type="float" office:value="1.3892894244961" calcext:value-type="float">
            <text:p>1.3892894244961</text:p>
          </table:table-cell>
          <table:table-cell office:value-type="float" office:value="0.568928822052488" calcext:value-type="float">
            <text:p>0.568928822052488</text:p>
          </table:table-cell>
          <table:table-cell office:value-type="float" office:value="0.111167122502638" calcext:value-type="float">
            <text:p>0.111167122502638</text:p>
          </table:table-cell>
          <table:table-cell office:value-type="float" office:value="0.089060058698887" calcext:value-type="float">
            <text:p>0.089060058698887</text:p>
          </table:table-cell>
          <table:table-cell office:value-type="float" office:value="0.0533933140515353" calcext:value-type="float">
            <text:p>0.05339331405153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49153674401371" calcext:value-type="float">
            <text:p>0.349153674401371</text:p>
          </table:table-cell>
          <table:table-cell office:value-type="float" office:value="1.38792278156967" calcext:value-type="float">
            <text:p>1.38792278156967</text:p>
          </table:table-cell>
          <table:table-cell office:value-type="float" office:value="0.538943600573188" calcext:value-type="float">
            <text:p>0.538943600573188</text:p>
          </table:table-cell>
          <table:table-cell office:value-type="float" office:value="0.0747515691584987" calcext:value-type="float">
            <text:p>0.074751569158499</text:p>
          </table:table-cell>
          <table:table-cell office:value-type="float" office:value="0.056826416974198" calcext:value-type="float">
            <text:p>0.056826416974198</text:p>
          </table:table-cell>
          <table:table-cell office:value-type="float" office:value="0.033750076619155" calcext:value-type="float">
            <text:p>0.0337500766191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51040428290157" calcext:value-type="float">
            <text:p>0.351040428290157</text:p>
          </table:table-cell>
          <table:table-cell office:value-type="float" office:value="1.38767417946303" calcext:value-type="float">
            <text:p>1.38767417946303</text:p>
          </table:table-cell>
          <table:table-cell office:value-type="float" office:value="0.538787392733931" calcext:value-type="float">
            <text:p>0.538787392733931</text:p>
          </table:table-cell>
          <table:table-cell office:value-type="float" office:value="0.0751101592509051" calcext:value-type="float">
            <text:p>0.075110159250905</text:p>
          </table:table-cell>
          <table:table-cell office:value-type="float" office:value="0.0568107357786716" calcext:value-type="float">
            <text:p>0.056810735778672</text:p>
          </table:table-cell>
          <table:table-cell office:value-type="float" office:value="0.0337309583900781" calcext:value-type="float">
            <text:p>0.0337309583900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51150522944659" calcext:value-type="float">
            <text:p>0.351150522944659</text:p>
          </table:table-cell>
          <table:table-cell office:value-type="float" office:value="1.38767348172038" calcext:value-type="float">
            <text:p>1.38767348172038</text:p>
          </table:table-cell>
          <table:table-cell office:value-type="float" office:value="0.538786480901716" calcext:value-type="float">
            <text:p>0.538786480901716</text:p>
          </table:table-cell>
          <table:table-cell office:value-type="float" office:value="0.0749220779604427" calcext:value-type="float">
            <text:p>0.074922077960443</text:p>
          </table:table-cell>
          <table:table-cell office:value-type="float" office:value="0.0568105503578943" calcext:value-type="float">
            <text:p>0.056810550357894</text:p>
          </table:table-cell>
          <table:table-cell office:value-type="float" office:value="0.0337306028133476" calcext:value-type="float">
            <text:p>0.0337306028133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0196661388976" calcext:value-type="float">
            <text:p>0.560196661388976</text:p>
          </table:table-cell>
          <table:table-cell office:value-type="float" office:value="1.38172419528497" calcext:value-type="float">
            <text:p>1.38172419528497</text:p>
          </table:table-cell>
          <table:table-cell office:value-type="float" office:value="0.536351701745048" calcext:value-type="float">
            <text:p>0.536351701745048</text:p>
          </table:table-cell>
          <table:table-cell office:value-type="float" office:value="0.0732638371918227" calcext:value-type="float">
            <text:p>0.073263837191823</text:p>
          </table:table-cell>
          <table:table-cell office:value-type="float" office:value="0.0565585742201706" calcext:value-type="float">
            <text:p>0.056558574220171</text:p>
          </table:table-cell>
          <table:table-cell office:value-type="float" office:value="0.0334242019149251" calcext:value-type="float">
            <text:p>0.0334242019149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18990242653951" calcext:value-type="float">
            <text:p>0.318990242653951</text:p>
          </table:table-cell>
          <table:table-cell office:value-type="float" office:value="1.41928030207319" calcext:value-type="float">
            <text:p>1.41928030207319</text:p>
          </table:table-cell>
          <table:table-cell office:value-type="float" office:value="0.53177865136603" calcext:value-type="float">
            <text:p>0.53177865136603</text:p>
          </table:table-cell>
          <table:table-cell office:value-type="float" office:value="0.0779264509840742" calcext:value-type="float">
            <text:p>0.077926450984074</text:p>
          </table:table-cell>
          <table:table-cell office:value-type="float" office:value="0.06024814154354" calcext:value-type="float">
            <text:p>0.06024814154354</text:p>
          </table:table-cell>
          <table:table-cell office:value-type="float" office:value="0.0354505970013578" calcext:value-type="float">
            <text:p>0.035450597001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3185361174578" calcext:value-type="float">
            <text:p>0.373185361174578</text:p>
          </table:table-cell>
          <table:table-cell office:value-type="float" office:value="1.37638438466084" calcext:value-type="float">
            <text:p>1.37638438466084</text:p>
          </table:table-cell>
          <table:table-cell office:value-type="float" office:value="0.58348702447759" calcext:value-type="float">
            <text:p>0.58348702447759</text:p>
          </table:table-cell>
          <table:table-cell office:value-type="float" office:value="0.0794481858462776" calcext:value-type="float">
            <text:p>0.079448185846278</text:p>
          </table:table-cell>
          <table:table-cell office:value-type="float" office:value="0.0597666532126142" calcext:value-type="float">
            <text:p>0.059766653212614</text:p>
          </table:table-cell>
          <table:table-cell office:value-type="float" office:value="0.0359014947850565" calcext:value-type="float">
            <text:p>0.0359014947850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68885220381602" calcext:value-type="float">
            <text:p>0.368885220381602</text:p>
          </table:table-cell>
          <table:table-cell office:value-type="float" office:value="1.37636601966377" calcext:value-type="float">
            <text:p>1.37636601966377</text:p>
          </table:table-cell>
          <table:table-cell office:value-type="float" office:value="0.58347916257054" calcext:value-type="float">
            <text:p>0.58347916257054</text:p>
          </table:table-cell>
          <table:table-cell office:value-type="float" office:value="0.0798630695145057" calcext:value-type="float">
            <text:p>0.079863069514506</text:p>
          </table:table-cell>
          <table:table-cell office:value-type="float" office:value="0.0597658133129571" calcext:value-type="float">
            <text:p>0.059765813312957</text:p>
          </table:table-cell>
          <table:table-cell office:value-type="float" office:value="0.0359013346434291" calcext:value-type="float">
            <text:p>0.0359013346434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6441973961165" calcext:value-type="float">
            <text:p>0.36441973961165</text:p>
          </table:table-cell>
          <table:table-cell office:value-type="float" office:value="1.37636508611172" calcext:value-type="float">
            <text:p>1.37636508611172</text:p>
          </table:table-cell>
          <table:table-cell office:value-type="float" office:value="0.583604393141573" calcext:value-type="float">
            <text:p>0.583604393141573</text:p>
          </table:table-cell>
          <table:table-cell office:value-type="float" office:value="0.0797649736264495" calcext:value-type="float">
            <text:p>0.07976497362645</text:p>
          </table:table-cell>
          <table:table-cell office:value-type="float" office:value="0.0597782232940335" calcext:value-type="float">
            <text:p>0.059778223294034</text:p>
          </table:table-cell>
          <table:table-cell office:value-type="float" office:value="0.035916713776763" calcext:value-type="float">
            <text:p>0.035916713776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01495337411764" calcext:value-type="float">
            <text:p>0.601495337411764</text:p>
          </table:table-cell>
          <table:table-cell office:value-type="float" office:value="1.36926182340617" calcext:value-type="float">
            <text:p>1.36926182340617</text:p>
          </table:table-cell>
          <table:table-cell office:value-type="float" office:value="0.580396902308605" calcext:value-type="float">
            <text:p>0.580396902308605</text:p>
          </table:table-cell>
          <table:table-cell office:value-type="float" office:value="0.0778357916240452" calcext:value-type="float">
            <text:p>0.077835791624045</text:p>
          </table:table-cell>
          <table:table-cell office:value-type="float" office:value="0.059458973146235" calcext:value-type="float">
            <text:p>0.059458973146235</text:p>
          </table:table-cell>
          <table:table-cell office:value-type="float" office:value="0.0355197135858219" calcext:value-type="float">
            <text:p>0.0355197135858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7461288046194" calcext:value-type="float">
            <text:p>0.387461288046194</text:p>
          </table:table-cell>
          <table:table-cell office:value-type="float" office:value="1.36703632640754" calcext:value-type="float">
            <text:p>1.36703632640754</text:p>
          </table:table-cell>
          <table:table-cell office:value-type="float" office:value="0.574486956618783" calcext:value-type="float">
            <text:p>0.574486956618783</text:p>
          </table:table-cell>
          <table:table-cell office:value-type="float" office:value="0.0789955908317795" calcext:value-type="float">
            <text:p>0.07899559083178</text:p>
          </table:table-cell>
          <table:table-cell office:value-type="float" office:value="0.0629714007020984" calcext:value-type="float">
            <text:p>0.062971400702098</text:p>
          </table:table-cell>
          <table:table-cell office:value-type="float" office:value="0.0369812585917085" calcext:value-type="float">
            <text:p>0.0369812585917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6982159558045" calcext:value-type="float">
            <text:p>0.526982159558045</text:p>
          </table:table-cell>
          <table:table-cell office:value-type="float" office:value="1.26936439143797" calcext:value-type="float">
            <text:p>1.26936439143797</text:p>
          </table:table-cell>
          <table:table-cell office:value-type="float" office:value="0.513335947767666" calcext:value-type="float">
            <text:p>0.513335947767666</text:p>
          </table:table-cell>
          <table:table-cell office:value-type="float" office:value="0.0744445980714831" calcext:value-type="float">
            <text:p>0.074444598071483</text:p>
          </table:table-cell>
          <table:table-cell office:value-type="float" office:value="0.0570471977236277" calcext:value-type="float">
            <text:p>0.057047197723628</text:p>
          </table:table-cell>
          <table:table-cell office:value-type="float" office:value="0.032781125339809" calcext:value-type="float">
            <text:p>0.0327811253398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5841532498749" calcext:value-type="float">
            <text:p>0.515841532498749</text:p>
          </table:table-cell>
          <table:table-cell office:value-type="float" office:value="1.2695632205106" calcext:value-type="float">
            <text:p>1.2695632205106</text:p>
          </table:table-cell>
          <table:table-cell office:value-type="float" office:value="0.513503720121521" calcext:value-type="float">
            <text:p>0.513503720121521</text:p>
          </table:table-cell>
          <table:table-cell office:value-type="float" office:value="0.0749433679531119" calcext:value-type="float">
            <text:p>0.074943367953112</text:p>
          </table:table-cell>
          <table:table-cell office:value-type="float" office:value="0.0570660090456706" calcext:value-type="float">
            <text:p>0.057066009045671</text:p>
          </table:table-cell>
          <table:table-cell office:value-type="float" office:value="0.0328034663495819" calcext:value-type="float">
            <text:p>0.0328034663495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1084717648" calcext:value-type="float">
            <text:p>0.521084717648</text:p>
          </table:table-cell>
          <table:table-cell office:value-type="float" office:value="1.26957486483712" calcext:value-type="float">
            <text:p>1.26957486483712</text:p>
          </table:table-cell>
          <table:table-cell office:value-type="float" office:value="0.51337835533501" calcext:value-type="float">
            <text:p>0.51337835533501</text:p>
          </table:table-cell>
          <table:table-cell office:value-type="float" office:value="0.074716589717868" calcext:value-type="float">
            <text:p>0.074716589717868</text:p>
          </table:table-cell>
          <table:table-cell office:value-type="float" office:value="0.0570522446770667" calcext:value-type="float">
            <text:p>0.057052244677067</text:p>
          </table:table-cell>
          <table:table-cell office:value-type="float" office:value="0.0327870100521183" calcext:value-type="float">
            <text:p>0.0327870100521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5949335689991" calcext:value-type="float">
            <text:p>0.725949335689991</text:p>
          </table:table-cell>
          <table:table-cell office:value-type="float" office:value="1.26399230794466" calcext:value-type="float">
            <text:p>1.26399230794466</text:p>
          </table:table-cell>
          <table:table-cell office:value-type="float" office:value="0.510993899282564" calcext:value-type="float">
            <text:p>0.510993899282564</text:p>
          </table:table-cell>
          <table:table-cell office:value-type="float" office:value="0.073057093856244" calcext:value-type="float">
            <text:p>0.073057093856244</text:p>
          </table:table-cell>
          <table:table-cell office:value-type="float" office:value="0.0567937441003902" calcext:value-type="float">
            <text:p>0.05679374410039</text:p>
          </table:table-cell>
          <table:table-cell office:value-type="float" office:value="0.0324809044199096" calcext:value-type="float">
            <text:p>0.032480904419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05397184731681" calcext:value-type="float">
            <text:p>0.505397184731681</text:p>
          </table:table-cell>
          <table:table-cell office:value-type="float" office:value="1.28158653097714" calcext:value-type="float">
            <text:p>1.28158653097714</text:p>
          </table:table-cell>
          <table:table-cell office:value-type="float" office:value="0.503386099264759" calcext:value-type="float">
            <text:p>0.503386099264759</text:p>
          </table:table-cell>
          <table:table-cell office:value-type="float" office:value="0.0776467399234164" calcext:value-type="float">
            <text:p>0.077646739923416</text:p>
          </table:table-cell>
          <table:table-cell office:value-type="float" office:value="0.0595638920539587" calcext:value-type="float">
            <text:p>0.059563892053959</text:p>
          </table:table-cell>
          <table:table-cell office:value-type="float" office:value="0.0340086031808595" calcext:value-type="float">
            <text:p>0.0340086031808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6224198543337" calcext:value-type="float">
            <text:p>0.566224198543337</text:p>
          </table:table-cell>
          <table:table-cell office:value-type="float" office:value="1.21727151457274" calcext:value-type="float">
            <text:p>1.21727151457274</text:p>
          </table:table-cell>
          <table:table-cell office:value-type="float" office:value="0.519320847971921" calcext:value-type="float">
            <text:p>0.519320847971921</text:p>
          </table:table-cell>
          <table:table-cell office:value-type="float" office:value="0.0801454072566693" calcext:value-type="float">
            <text:p>0.080145407256669</text:p>
          </table:table-cell>
          <table:table-cell office:value-type="float" office:value="0.0608331665528186" calcext:value-type="float">
            <text:p>0.060833166552819</text:p>
          </table:table-cell>
          <table:table-cell office:value-type="float" office:value="0.0334367179126654" calcext:value-type="float">
            <text:p>0.0334367179126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4995287634117" calcext:value-type="float">
            <text:p>0.564995287634117</text:p>
          </table:table-cell>
          <table:table-cell office:value-type="float" office:value="1.21711975208539" calcext:value-type="float">
            <text:p>1.21711975208539</text:p>
          </table:table-cell>
          <table:table-cell office:value-type="float" office:value="0.519248724017688" calcext:value-type="float">
            <text:p>0.519248724017688</text:p>
          </table:table-cell>
          <table:table-cell office:value-type="float" office:value="0.080508274717056" calcext:value-type="float">
            <text:p>0.080508274717056</text:p>
          </table:table-cell>
          <table:table-cell office:value-type="float" office:value="0.0608257782463443" calcext:value-type="float">
            <text:p>0.060825778246344</text:p>
          </table:table-cell>
          <table:table-cell office:value-type="float" office:value="0.0334279612815485" calcext:value-type="float">
            <text:p>0.0334279612815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8743012235822" calcext:value-type="float">
            <text:p>0.568743012235822</text:p>
          </table:table-cell>
          <table:table-cell office:value-type="float" office:value="1.21714930653534" calcext:value-type="float">
            <text:p>1.21714930653534</text:p>
          </table:table-cell>
          <table:table-cell office:value-type="float" office:value="0.519160647607787" calcext:value-type="float">
            <text:p>0.519160647607787</text:p>
          </table:table-cell>
          <table:table-cell office:value-type="float" office:value="0.0803204131590436" calcext:value-type="float">
            <text:p>0.080320413159044</text:p>
          </table:table-cell>
          <table:table-cell office:value-type="float" office:value="0.0608156226782371" calcext:value-type="float">
            <text:p>0.060815622678237</text:p>
          </table:table-cell>
          <table:table-cell office:value-type="float" office:value="0.0334162804199109" calcext:value-type="float">
            <text:p>0.0334162804199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68263853873586" calcext:value-type="float">
            <text:p>0.768263853873586</text:p>
          </table:table-cell>
          <table:table-cell office:value-type="float" office:value="1.21214227022627" calcext:value-type="float">
            <text:p>1.21214227022627</text:p>
          </table:table-cell>
          <table:table-cell office:value-type="float" office:value="0.516919860669019" calcext:value-type="float">
            <text:p>0.516919860669019</text:p>
          </table:table-cell>
          <table:table-cell office:value-type="float" office:value="0.0787553025915683" calcext:value-type="float">
            <text:p>0.078755302591568</text:p>
          </table:table-cell>
          <table:table-cell office:value-type="float" office:value="0.0605592811885608" calcext:value-type="float">
            <text:p>0.060559281188561</text:p>
          </table:table-cell>
          <table:table-cell office:value-type="float" office:value="0.0331263614173963" calcext:value-type="float">
            <text:p>0.0331263614173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19489154189755" calcext:value-type="float">
            <text:p>0.519489154189755</text:p>
          </table:table-cell>
          <table:table-cell office:value-type="float" office:value="1.25603361452759" calcext:value-type="float">
            <text:p>1.25603361452759</text:p>
          </table:table-cell>
          <table:table-cell office:value-type="float" office:value="0.517125668932689" calcext:value-type="float">
            <text:p>0.517125668932689</text:p>
          </table:table-cell>
          <table:table-cell office:value-type="float" office:value="0.0874178160838478" calcext:value-type="float">
            <text:p>0.087417816083848</text:p>
          </table:table-cell>
          <table:table-cell office:value-type="float" office:value="0.0685744954217067" calcext:value-type="float">
            <text:p>0.068574495421707</text:p>
          </table:table-cell>
          <table:table-cell office:value-type="float" office:value="0.0410790136126709" calcext:value-type="float">
            <text:p>0.0410790136126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7732719735293" calcext:value-type="float">
            <text:p>0.447732719735293</text:p>
          </table:table-cell>
          <table:table-cell office:value-type="float" office:value="1.36565530962432" calcext:value-type="float">
            <text:p>1.36565530962432</text:p>
          </table:table-cell>
          <table:table-cell office:value-type="float" office:value="0.549759432903893" calcext:value-type="float">
            <text:p>0.549759432903893</text:p>
          </table:table-cell>
          <table:table-cell office:value-type="float" office:value="0.0729726131043275" calcext:value-type="float">
            <text:p>0.072972613104328</text:p>
          </table:table-cell>
          <table:table-cell office:value-type="float" office:value="0.0569732271723654" calcext:value-type="float">
            <text:p>0.056973227172365</text:p>
          </table:table-cell>
          <table:table-cell office:value-type="float" office:value="0.0344989654318501" calcext:value-type="float">
            <text:p>0.034498965431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5805668939616" calcext:value-type="float">
            <text:p>0.435805668939616</text:p>
          </table:table-cell>
          <table:table-cell office:value-type="float" office:value="1.36599621145291" calcext:value-type="float">
            <text:p>1.36599621145291</text:p>
          </table:table-cell>
          <table:table-cell office:value-type="float" office:value="0.549950349591196" calcext:value-type="float">
            <text:p>0.549950349591196</text:p>
          </table:table-cell>
          <table:table-cell office:value-type="float" office:value="0.073534662259365" calcext:value-type="float">
            <text:p>0.073534662259365</text:p>
          </table:table-cell>
          <table:table-cell office:value-type="float" office:value="0.0569919213147165" calcext:value-type="float">
            <text:p>0.056991921314717</text:p>
          </table:table-cell>
          <table:table-cell office:value-type="float" office:value="0.0345240285192835" calcext:value-type="float">
            <text:p>0.0345240285192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9086320153804" calcext:value-type="float">
            <text:p>0.439086320153804</text:p>
          </table:table-cell>
          <table:table-cell office:value-type="float" office:value="1.3659884686714" calcext:value-type="float">
            <text:p>1.3659884686714</text:p>
          </table:table-cell>
          <table:table-cell office:value-type="float" office:value="0.549866197067176" calcext:value-type="float">
            <text:p>0.549866197067176</text:p>
          </table:table-cell>
          <table:table-cell office:value-type="float" office:value="0.0732998636167461" calcext:value-type="float">
            <text:p>0.073299863616746</text:p>
          </table:table-cell>
          <table:table-cell office:value-type="float" office:value="0.0569832113598312" calcext:value-type="float">
            <text:p>0.056983211359831</text:p>
          </table:table-cell>
          <table:table-cell office:value-type="float" office:value="0.0345130246289305" calcext:value-type="float">
            <text:p>0.0345130246289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1411320421757" calcext:value-type="float">
            <text:p>0.661411320421757</text:p>
          </table:table-cell>
          <table:table-cell office:value-type="float" office:value="1.35926943540448" calcext:value-type="float">
            <text:p>1.35926943540448</text:p>
          </table:table-cell>
          <table:table-cell office:value-type="float" office:value="0.547044555462846" calcext:value-type="float">
            <text:p>0.547044555462846</text:p>
          </table:table-cell>
          <table:table-cell office:value-type="float" office:value="0.0714164706912164" calcext:value-type="float">
            <text:p>0.071416470691216</text:p>
          </table:table-cell>
          <table:table-cell office:value-type="float" office:value="0.0566927989005149" calcext:value-type="float">
            <text:p>0.056692798900515</text:p>
          </table:table-cell>
          <table:table-cell office:value-type="float" office:value="0.0341569445966344" calcext:value-type="float">
            <text:p>0.0341569445966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41968161801166" calcext:value-type="float">
            <text:p>0.441968161801166</text:p>
          </table:table-cell>
          <table:table-cell office:value-type="float" office:value="1.367272411778" calcext:value-type="float">
            <text:p>1.367272411778</text:p>
          </table:table-cell>
          <table:table-cell office:value-type="float" office:value="0.557515691108908" calcext:value-type="float">
            <text:p>0.557515691108908</text:p>
          </table:table-cell>
          <table:table-cell office:value-type="float" office:value="0.0838753587520788" calcext:value-type="float">
            <text:p>0.083875358752079</text:p>
          </table:table-cell>
          <table:table-cell office:value-type="float" office:value="0.0680471543628166" calcext:value-type="float">
            <text:p>0.068047154362817</text:p>
          </table:table-cell>
          <table:table-cell office:value-type="float" office:value="0.0378456693627145" calcext:value-type="float">
            <text:p>0.03784566936271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4178848137922" calcext:value-type="float">
            <text:p>0.434178848137922</text:p>
          </table:table-cell>
          <table:table-cell office:value-type="float" office:value="1.35720166870839" calcext:value-type="float">
            <text:p>1.35720166870839</text:p>
          </table:table-cell>
          <table:table-cell office:value-type="float" office:value="0.527268927330159" calcext:value-type="float">
            <text:p>0.527268927330159</text:p>
          </table:table-cell>
          <table:table-cell office:value-type="float" office:value="0.0729036736114096" calcext:value-type="float">
            <text:p>0.07290367361141</text:p>
          </table:table-cell>
          <table:table-cell office:value-type="float" office:value="0.0574760733383782" calcext:value-type="float">
            <text:p>0.057476073338378</text:p>
          </table:table-cell>
          <table:table-cell office:value-type="float" office:value="0.0333035772437217" calcext:value-type="float">
            <text:p>0.0333035772437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0231802966651" calcext:value-type="float">
            <text:p>0.430231802966651</text:p>
          </table:table-cell>
          <table:table-cell office:value-type="float" office:value="1.35728647629406" calcext:value-type="float">
            <text:p>1.35728647629406</text:p>
          </table:table-cell>
          <table:table-cell office:value-type="float" office:value="0.527259856346741" calcext:value-type="float">
            <text:p>0.527259856346741</text:p>
          </table:table-cell>
          <table:table-cell office:value-type="float" office:value="0.0733090143701532" calcext:value-type="float">
            <text:p>0.073309014370153</text:p>
          </table:table-cell>
          <table:table-cell office:value-type="float" office:value="0.0574757550026682" calcext:value-type="float">
            <text:p>0.057475755002668</text:p>
          </table:table-cell>
          <table:table-cell office:value-type="float" office:value="0.0333030136240366" calcext:value-type="float">
            <text:p>0.0333030136240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811062129854" calcext:value-type="float">
            <text:p>0.42811062129854</text:p>
          </table:table-cell>
          <table:table-cell office:value-type="float" office:value="1.35728441161346" calcext:value-type="float">
            <text:p>1.35728441161346</text:p>
          </table:table-cell>
          <table:table-cell office:value-type="float" office:value="0.527312976595334" calcext:value-type="float">
            <text:p>0.527312976595334</text:p>
          </table:table-cell>
          <table:table-cell office:value-type="float" office:value="0.0731798680887585" calcext:value-type="float">
            <text:p>0.073179868088759</text:p>
          </table:table-cell>
          <table:table-cell office:value-type="float" office:value="0.0574813125319575" calcext:value-type="float">
            <text:p>0.057481312531958</text:p>
          </table:table-cell>
          <table:table-cell office:value-type="float" office:value="0.0333096197508457" calcext:value-type="float">
            <text:p>0.0333096197508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9157383415106" calcext:value-type="float">
            <text:p>0.639157383415106</text:p>
          </table:table-cell>
          <table:table-cell office:value-type="float" office:value="1.35123028083726" calcext:value-type="float">
            <text:p>1.35123028083726</text:p>
          </table:table-cell>
          <table:table-cell office:value-type="float" office:value="0.524853276615165" calcext:value-type="float">
            <text:p>0.524853276615165</text:p>
          </table:table-cell>
          <table:table-cell office:value-type="float" office:value="0.0714553076305147" calcext:value-type="float">
            <text:p>0.071455307630515</text:p>
          </table:table-cell>
          <table:table-cell office:value-type="float" office:value="0.0572161593608437" calcext:value-type="float">
            <text:p>0.057216159360844</text:p>
          </table:table-cell>
          <table:table-cell office:value-type="float" office:value="0.0329972427865746" calcext:value-type="float">
            <text:p>0.0329972427865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7303438630486" calcext:value-type="float">
            <text:p>0.417303438630486</text:p>
          </table:table-cell>
          <table:table-cell office:value-type="float" office:value="1.38682240324259" calcext:value-type="float">
            <text:p>1.38682240324259</text:p>
          </table:table-cell>
          <table:table-cell office:value-type="float" office:value="0.506295480193815" calcext:value-type="float">
            <text:p>0.506295480193815</text:p>
          </table:table-cell>
          <table:table-cell office:value-type="float" office:value="0.0796197821893656" calcext:value-type="float">
            <text:p>0.079619782189366</text:p>
          </table:table-cell>
          <table:table-cell office:value-type="float" office:value="0.0633757238938703" calcext:value-type="float">
            <text:p>0.06337572389387</text:p>
          </table:table-cell>
          <table:table-cell office:value-type="float" office:value="0.0328563314107426" calcext:value-type="float">
            <text:p>0.03285633141074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0254180640352" calcext:value-type="float">
            <text:p>0.530254180640352</text:p>
          </table:table-cell>
          <table:table-cell office:value-type="float" office:value="1.29404697662261" calcext:value-type="float">
            <text:p>1.29404697662261</text:p>
          </table:table-cell>
          <table:table-cell office:value-type="float" office:value="0.455577181946477" calcext:value-type="float">
            <text:p>0.455577181946477</text:p>
          </table:table-cell>
          <table:table-cell office:value-type="float" office:value="0.0701512960414931" calcext:value-type="float">
            <text:p>0.070151296041493</text:p>
          </table:table-cell>
          <table:table-cell office:value-type="float" office:value="0.0538801130984098" calcext:value-type="float">
            <text:p>0.05388011309841</text:p>
          </table:table-cell>
          <table:table-cell office:value-type="float" office:value="0.029076923584642" calcext:value-type="float">
            <text:p>0.0290769235846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4964080032283" calcext:value-type="float">
            <text:p>0.524964080032283</text:p>
          </table:table-cell>
          <table:table-cell office:value-type="float" office:value="1.29411391475823" calcext:value-type="float">
            <text:p>1.29411391475823</text:p>
          </table:table-cell>
          <table:table-cell office:value-type="float" office:value="0.455617359378544" calcext:value-type="float">
            <text:p>0.455617359378544</text:p>
          </table:table-cell>
          <table:table-cell office:value-type="float" office:value="0.0705611885211447" calcext:value-type="float">
            <text:p>0.070561188521145</text:p>
          </table:table-cell>
          <table:table-cell office:value-type="float" office:value="0.0538839628683897" calcext:value-type="float">
            <text:p>0.05388396286839</text:p>
          </table:table-cell>
          <table:table-cell office:value-type="float" office:value="0.0290825858744407" calcext:value-type="float">
            <text:p>0.0290825858744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6248757925032" calcext:value-type="float">
            <text:p>0.526248757925032</text:p>
          </table:table-cell>
          <table:table-cell office:value-type="float" office:value="1.29411404422032" calcext:value-type="float">
            <text:p>1.29411404422032</text:p>
          </table:table-cell>
          <table:table-cell office:value-type="float" office:value="0.455585287104274" calcext:value-type="float">
            <text:p>0.455585287104274</text:p>
          </table:table-cell>
          <table:table-cell office:value-type="float" office:value="0.0703802408375829" calcext:value-type="float">
            <text:p>0.070380240837583</text:p>
          </table:table-cell>
          <table:table-cell office:value-type="float" office:value="0.0538805304696421" calcext:value-type="float">
            <text:p>0.053880530469642</text:p>
          </table:table-cell>
          <table:table-cell office:value-type="float" office:value="0.0290782699740206" calcext:value-type="float">
            <text:p>0.0290782699740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6679897579586" calcext:value-type="float">
            <text:p>0.706679897579586</text:p>
          </table:table-cell>
          <table:table-cell office:value-type="float" office:value="1.28915059410766" calcext:value-type="float">
            <text:p>1.28915059410766</text:p>
          </table:table-cell>
          <table:table-cell office:value-type="float" office:value="0.453739438310114" calcext:value-type="float">
            <text:p>0.453739438310114</text:p>
          </table:table-cell>
          <table:table-cell office:value-type="float" office:value="0.0689943854731726" calcext:value-type="float">
            <text:p>0.068994385473173</text:p>
          </table:table-cell>
          <table:table-cell office:value-type="float" office:value="0.053667378794277" calcext:value-type="float">
            <text:p>0.053667378794277</text:p>
          </table:table-cell>
          <table:table-cell office:value-type="float" office:value="0.0288415719795986" calcext:value-type="float">
            <text:p>0.0288415719795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40384565535931" calcext:value-type="float">
            <text:p>0.540384565535931</text:p>
          </table:table-cell>
          <table:table-cell office:value-type="float" office:value="1.28296387065655" calcext:value-type="float">
            <text:p>1.28296387065655</text:p>
          </table:table-cell>
          <table:table-cell office:value-type="float" office:value="0.44546938417124" calcext:value-type="float">
            <text:p>0.44546938417124</text:p>
          </table:table-cell>
          <table:table-cell office:value-type="float" office:value="0.0716172324063734" calcext:value-type="float">
            <text:p>0.071617232406373</text:p>
          </table:table-cell>
          <table:table-cell office:value-type="float" office:value="0.0557396254200593" calcext:value-type="float">
            <text:p>0.055739625420059</text:p>
          </table:table-cell>
          <table:table-cell office:value-type="float" office:value="0.0339322033821864" calcext:value-type="float">
            <text:p>0.03393220338218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2589383786489" calcext:value-type="float">
            <text:p>0.492589383786489</text:p>
          </table:table-cell>
          <table:table-cell office:value-type="float" office:value="1.34650653759408" calcext:value-type="float">
            <text:p>1.34650653759408</text:p>
          </table:table-cell>
          <table:table-cell office:value-type="float" office:value="0.469015660947409" calcext:value-type="float">
            <text:p>0.469015660947409</text:p>
          </table:table-cell>
          <table:table-cell office:value-type="float" office:value="0.0707847007290112" calcext:value-type="float">
            <text:p>0.070784700729011</text:p>
          </table:table-cell>
          <table:table-cell office:value-type="float" office:value="0.0533693594875252" calcext:value-type="float">
            <text:p>0.053369359487525</text:p>
          </table:table-cell>
          <table:table-cell office:value-type="float" office:value="0.0299409062871671" calcext:value-type="float">
            <text:p>0.0299409062871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914150457109" calcext:value-type="float">
            <text:p>0.48914150457109</text:p>
          </table:table-cell>
          <table:table-cell office:value-type="float" office:value="1.34653136972817" calcext:value-type="float">
            <text:p>1.34653136972817</text:p>
          </table:table-cell>
          <table:table-cell office:value-type="float" office:value="0.469010674612338" calcext:value-type="float">
            <text:p>0.469010674612338</text:p>
          </table:table-cell>
          <table:table-cell office:value-type="float" office:value="0.0711759913193347" calcext:value-type="float">
            <text:p>0.071175991319335</text:p>
          </table:table-cell>
          <table:table-cell office:value-type="float" office:value="0.0533704319303693" calcext:value-type="float">
            <text:p>0.053370431930369</text:p>
          </table:table-cell>
          <table:table-cell office:value-type="float" office:value="0.0299407780422701" calcext:value-type="float">
            <text:p>0.029940778042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4981780355602" calcext:value-type="float">
            <text:p>0.494981780355602</text:p>
          </table:table-cell>
          <table:table-cell office:value-type="float" office:value="1.34650153880813" calcext:value-type="float">
            <text:p>1.34650153880813</text:p>
          </table:table-cell>
          <table:table-cell office:value-type="float" office:value="0.468883660185245" calcext:value-type="float">
            <text:p>0.468883660185245</text:p>
          </table:table-cell>
          <table:table-cell office:value-type="float" office:value="0.0709155178872952" calcext:value-type="float">
            <text:p>0.070915517887295</text:p>
          </table:table-cell>
          <table:table-cell office:value-type="float" office:value="0.0533563611020776" calcext:value-type="float">
            <text:p>0.053356361102078</text:p>
          </table:table-cell>
          <table:table-cell office:value-type="float" office:value="0.0299241614033007" calcext:value-type="float">
            <text:p>0.0299241614033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4410196272524" calcext:value-type="float">
            <text:p>0.674410196272524</text:p>
          </table:table-cell>
          <table:table-cell office:value-type="float" office:value="1.3414674634093" calcext:value-type="float">
            <text:p>1.3414674634093</text:p>
          </table:table-cell>
          <table:table-cell office:value-type="float" office:value="0.46702719259881" calcext:value-type="float">
            <text:p>0.46702719259881</text:p>
          </table:table-cell>
          <table:table-cell office:value-type="float" office:value="0.0695676457811965" calcext:value-type="float">
            <text:p>0.069567645781197</text:p>
          </table:table-cell>
          <table:table-cell office:value-type="float" office:value="0.0531503383119245" calcext:value-type="float">
            <text:p>0.053150338311925</text:p>
          </table:table-cell>
          <table:table-cell office:value-type="float" office:value="0.0296861970868683" calcext:value-type="float">
            <text:p>0.0296861970868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56272732713709" calcext:value-type="float">
            <text:p>0.556272732713709</text:p>
          </table:table-cell>
          <table:table-cell office:value-type="float" office:value="1.29904242690726" calcext:value-type="float">
            <text:p>1.29904242690726</text:p>
          </table:table-cell>
          <table:table-cell office:value-type="float" office:value="0.448103449040899" calcext:value-type="float">
            <text:p>0.448103449040899</text:p>
          </table:table-cell>
          <table:table-cell office:value-type="float" office:value="0.070215706330706" calcext:value-type="float">
            <text:p>0.070215706330706</text:p>
          </table:table-cell>
          <table:table-cell office:value-type="float" office:value="0.0555780116538186" calcext:value-type="float">
            <text:p>0.055578011653819</text:p>
          </table:table-cell>
          <table:table-cell office:value-type="float" office:value="0.028974657244639" calcext:value-type="float">
            <text:p>0.02897465724463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35522729367206" calcext:value-type="float">
            <text:p>0.335522729367206</text:p>
          </table:table-cell>
          <table:table-cell office:value-type="float" office:value="1.42267172726047" calcext:value-type="float">
            <text:p>1.42267172726047</text:p>
          </table:table-cell>
          <table:table-cell office:value-type="float" office:value="0.557193364417043" calcext:value-type="float">
            <text:p>0.557193364417043</text:p>
          </table:table-cell>
          <table:table-cell office:value-type="float" office:value="0.0715861819251951" calcext:value-type="float">
            <text:p>0.071586181925195</text:p>
          </table:table-cell>
          <table:table-cell office:value-type="float" office:value="0.055768353072915" calcext:value-type="float">
            <text:p>0.055768353072915</text:p>
          </table:table-cell>
          <table:table-cell office:value-type="float" office:value="0.034431260041591" calcext:value-type="float">
            <text:p>0.034431260041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23815486478186" calcext:value-type="float">
            <text:p>0.323815486478186</text:p>
          </table:table-cell>
          <table:table-cell office:value-type="float" office:value="1.42287288455391" calcext:value-type="float">
            <text:p>1.42287288455391</text:p>
          </table:table-cell>
          <table:table-cell office:value-type="float" office:value="0.557380789440613" calcext:value-type="float">
            <text:p>0.557380789440613</text:p>
          </table:table-cell>
          <table:table-cell office:value-type="float" office:value="0.0721309146889607" calcext:value-type="float">
            <text:p>0.072130914688961</text:p>
          </table:table-cell>
          <table:table-cell office:value-type="float" office:value="0.0557870430079549" calcext:value-type="float">
            <text:p>0.055787043007955</text:p>
          </table:table-cell>
          <table:table-cell office:value-type="float" office:value="0.0344554834411721" calcext:value-type="float">
            <text:p>0.034455483441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28192843963338" calcext:value-type="float">
            <text:p>0.328192843963338</text:p>
          </table:table-cell>
          <table:table-cell office:value-type="float" office:value="1.42285871393363" calcext:value-type="float">
            <text:p>1.42285871393363</text:p>
          </table:table-cell>
          <table:table-cell office:value-type="float" office:value="0.557269459406502" calcext:value-type="float">
            <text:p>0.557269459406502</text:p>
          </table:table-cell>
          <table:table-cell office:value-type="float" office:value="0.0718737451002917" calcext:value-type="float">
            <text:p>0.071873745100292</text:p>
          </table:table-cell>
          <table:table-cell office:value-type="float" office:value="0.0557759931645879" calcext:value-type="float">
            <text:p>0.055775993164588</text:p>
          </table:table-cell>
          <table:table-cell office:value-type="float" office:value="0.0344412321249276" calcext:value-type="float">
            <text:p>0.034441232124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52070325651262" calcext:value-type="float">
            <text:p>0.552070325651262</text:p>
          </table:table-cell>
          <table:table-cell office:value-type="float" office:value="1.41607375046246" calcext:value-type="float">
            <text:p>1.41607375046246</text:p>
          </table:table-cell>
          <table:table-cell office:value-type="float" office:value="0.554464062531643" calcext:value-type="float">
            <text:p>0.554464062531643</text:p>
          </table:table-cell>
          <table:table-cell office:value-type="float" office:value="0.0700250378900058" calcext:value-type="float">
            <text:p>0.070025037890006</text:p>
          </table:table-cell>
          <table:table-cell office:value-type="float" office:value="0.0554994918751006" calcext:value-type="float">
            <text:p>0.055499491875101</text:p>
          </table:table-cell>
          <table:table-cell office:value-type="float" office:value="0.0340926346556819" calcext:value-type="float">
            <text:p>0.0340926346556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63938942521427" calcext:value-type="float">
            <text:p>0.363938942521427</text:p>
          </table:table-cell>
          <table:table-cell office:value-type="float" office:value="1.38598955149493" calcext:value-type="float">
            <text:p>1.38598955149493</text:p>
          </table:table-cell>
          <table:table-cell office:value-type="float" office:value="0.549544220427103" calcext:value-type="float">
            <text:p>0.549544220427103</text:p>
          </table:table-cell>
          <table:table-cell office:value-type="float" office:value="0.0738006467853768" calcext:value-type="float">
            <text:p>0.073800646785377</text:p>
          </table:table-cell>
          <table:table-cell office:value-type="float" office:value="0.0590368392495225" calcext:value-type="float">
            <text:p>0.059036839249523</text:p>
          </table:table-cell>
          <table:table-cell office:value-type="float" office:value="0.0402165111679616" calcext:value-type="float">
            <text:p>0.04021651116796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3254359453739" calcext:value-type="float">
            <text:p>0.63254359453739</text:p>
          </table:table-cell>
          <table:table-cell office:value-type="float" office:value="1.23112428926035" calcext:value-type="float">
            <text:p>1.23112428926035</text:p>
          </table:table-cell>
          <table:table-cell office:value-type="float" office:value="0.47743837627579" calcext:value-type="float">
            <text:p>0.47743837627579</text:p>
          </table:table-cell>
          <table:table-cell office:value-type="float" office:value="0.0722796960643644" calcext:value-type="float">
            <text:p>0.072279696064364</text:p>
          </table:table-cell>
          <table:table-cell office:value-type="float" office:value="0.0568894354180779" calcext:value-type="float">
            <text:p>0.056889435418078</text:p>
          </table:table-cell>
          <table:table-cell office:value-type="float" office:value="0.0302360790388394" calcext:value-type="float">
            <text:p>0.0302360790388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1063390869309" calcext:value-type="float">
            <text:p>0.621063390869309</text:p>
          </table:table-cell>
          <table:table-cell office:value-type="float" office:value="1.23132183282238" calcext:value-type="float">
            <text:p>1.23132183282238</text:p>
          </table:table-cell>
          <table:table-cell office:value-type="float" office:value="0.477601890113258" calcext:value-type="float">
            <text:p>0.477601890113258</text:p>
          </table:table-cell>
          <table:table-cell office:value-type="float" office:value="0.0728054772808475" calcext:value-type="float">
            <text:p>0.072805477280848</text:p>
          </table:table-cell>
          <table:table-cell office:value-type="float" office:value="0.0569080592352175" calcext:value-type="float">
            <text:p>0.056908059235218</text:p>
          </table:table-cell>
          <table:table-cell office:value-type="float" office:value="0.0302576622512922" calcext:value-type="float">
            <text:p>0.0302576622512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2494895103994" calcext:value-type="float">
            <text:p>0.622494895103994</text:p>
          </table:table-cell>
          <table:table-cell office:value-type="float" office:value="1.23132329184976" calcext:value-type="float">
            <text:p>1.23132329184976</text:p>
          </table:table-cell>
          <table:table-cell office:value-type="float" office:value="0.477570305710035" calcext:value-type="float">
            <text:p>0.477570305710035</text:p>
          </table:table-cell>
          <table:table-cell office:value-type="float" office:value="0.0726175294797362" calcext:value-type="float">
            <text:p>0.072617529479736</text:p>
          </table:table-cell>
          <table:table-cell office:value-type="float" office:value="0.0569042809956177" calcext:value-type="float">
            <text:p>0.056904280995618</text:p>
          </table:table-cell>
          <table:table-cell office:value-type="float" office:value="0.0302533876912884" calcext:value-type="float">
            <text:p>0.0302533876912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17542544773831" calcext:value-type="float">
            <text:p>0.817542544773831</text:p>
          </table:table-cell>
          <table:table-cell office:value-type="float" office:value="1.22596441847832" calcext:value-type="float">
            <text:p>1.22596441847832</text:p>
          </table:table-cell>
          <table:table-cell office:value-type="float" office:value="0.475401796723854" calcext:value-type="float">
            <text:p>0.475401796723854</text:p>
          </table:table-cell>
          <table:table-cell office:value-type="float" office:value="0.0710507380958528" calcext:value-type="float">
            <text:p>0.071050738095853</text:p>
          </table:table-cell>
          <table:table-cell office:value-type="float" office:value="0.0566496331706359" calcext:value-type="float">
            <text:p>0.056649633170636</text:p>
          </table:table-cell>
          <table:table-cell office:value-type="float" office:value="0.0299772523650335" calcext:value-type="float">
            <text:p>0.0299772523650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39601585866935" calcext:value-type="float">
            <text:p>0.639601585866935</text:p>
          </table:table-cell>
          <table:table-cell office:value-type="float" office:value="1.21752859085756" calcext:value-type="float">
            <text:p>1.21752859085756</text:p>
          </table:table-cell>
          <table:table-cell office:value-type="float" office:value="0.480916287779035" calcext:value-type="float">
            <text:p>0.480916287779035</text:p>
          </table:table-cell>
          <table:table-cell office:value-type="float" office:value="0.0788897005624891" calcext:value-type="float">
            <text:p>0.078889700562489</text:p>
          </table:table-cell>
          <table:table-cell office:value-type="float" office:value="0.0613168382554008" calcext:value-type="float">
            <text:p>0.061316838255401</text:p>
          </table:table-cell>
          <table:table-cell office:value-type="float" office:value="0.041361242516312" calcext:value-type="float">
            <text:p>0.04136124251631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4896539864373" calcext:value-type="float">
            <text:p>0.484896539864373</text:p>
          </table:table-cell>
          <table:table-cell office:value-type="float" office:value="1.35291338107324" calcext:value-type="float">
            <text:p>1.35291338107324</text:p>
          </table:table-cell>
          <table:table-cell office:value-type="float" office:value="0.438968079520131" calcext:value-type="float">
            <text:p>0.438968079520131</text:p>
          </table:table-cell>
          <table:table-cell office:value-type="float" office:value="0.072102167451965" calcext:value-type="float">
            <text:p>0.072102167451965</text:p>
          </table:table-cell>
          <table:table-cell office:value-type="float" office:value="0.0544171616585438" calcext:value-type="float">
            <text:p>0.054417161658544</text:p>
          </table:table-cell>
          <table:table-cell office:value-type="float" office:value="0.0279308169652018" calcext:value-type="float">
            <text:p>0.0279308169652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83655660305258" calcext:value-type="float">
            <text:p>0.483655660305258</text:p>
          </table:table-cell>
          <table:table-cell office:value-type="float" office:value="1.35289537689497" calcext:value-type="float">
            <text:p>1.35289537689497</text:p>
          </table:table-cell>
          <table:table-cell office:value-type="float" office:value="0.438921545830458" calcext:value-type="float">
            <text:p>0.438921545830458</text:p>
          </table:table-cell>
          <table:table-cell office:value-type="float" office:value="0.0724232525158719" calcext:value-type="float">
            <text:p>0.072423252515872</text:p>
          </table:table-cell>
          <table:table-cell office:value-type="float" office:value="0.0544098347688443" calcext:value-type="float">
            <text:p>0.054409834768844</text:p>
          </table:table-cell>
          <table:table-cell office:value-type="float" office:value="0.0279252656386916" calcext:value-type="float">
            <text:p>0.0279252656386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81664576971081" calcext:value-type="float">
            <text:p>0.481664576971081</text:p>
          </table:table-cell>
          <table:table-cell office:value-type="float" office:value="1.3529031442468" calcext:value-type="float">
            <text:p>1.3529031442468</text:p>
          </table:table-cell>
          <table:table-cell office:value-type="float" office:value="0.438964521830827" calcext:value-type="float">
            <text:p>0.438964521830827</text:p>
          </table:table-cell>
          <table:table-cell office:value-type="float" office:value="0.0722921332523451" calcext:value-type="float">
            <text:p>0.072292133252345</text:p>
          </table:table-cell>
          <table:table-cell office:value-type="float" office:value="0.0544148746798417" calcext:value-type="float">
            <text:p>0.054414874679842</text:p>
          </table:table-cell>
          <table:table-cell office:value-type="float" office:value="0.0279306275873891" calcext:value-type="float">
            <text:p>0.0279306275873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5614016575368" calcext:value-type="float">
            <text:p>0.655614016575368</text:p>
          </table:table-cell>
          <table:table-cell office:value-type="float" office:value="1.34786857756125" calcext:value-type="float">
            <text:p>1.34786857756125</text:p>
          </table:table-cell>
          <table:table-cell office:value-type="float" office:value="0.437220186010547" calcext:value-type="float">
            <text:p>0.437220186010547</text:p>
          </table:table-cell>
          <table:table-cell office:value-type="float" office:value="0.0710279294886923" calcext:value-type="float">
            <text:p>0.071027929488692</text:p>
          </table:table-cell>
          <table:table-cell office:value-type="float" office:value="0.0542057178291831" calcext:value-type="float">
            <text:p>0.054205717829183</text:p>
          </table:table-cell>
          <table:table-cell office:value-type="float" office:value="0.0277077034693695" calcext:value-type="float">
            <text:p>0.027707703469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3106103510155" calcext:value-type="float">
            <text:p>0.533106103510155</text:p>
          </table:table-cell>
          <table:table-cell office:value-type="float" office:value="1.31060687655916" calcext:value-type="float">
            <text:p>1.31060687655916</text:p>
          </table:table-cell>
          <table:table-cell office:value-type="float" office:value="0.452315714453812" calcext:value-type="float">
            <text:p>0.452315714453812</text:p>
          </table:table-cell>
          <table:table-cell office:value-type="float" office:value="0.0761766813194376" calcext:value-type="float">
            <text:p>0.076176681319438</text:p>
          </table:table-cell>
          <table:table-cell office:value-type="float" office:value="0.0585737241398706" calcext:value-type="float">
            <text:p>0.058573724139871</text:p>
          </table:table-cell>
          <table:table-cell office:value-type="float" office:value="0.0347611914628335" calcext:value-type="float">
            <text:p>0.03476119146283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4737181021145" calcext:value-type="float">
            <text:p>0.494737181021145</text:p>
          </table:table-cell>
          <table:table-cell office:value-type="float" office:value="1.33416523247024" calcext:value-type="float">
            <text:p>1.33416523247024</text:p>
          </table:table-cell>
          <table:table-cell office:value-type="float" office:value="0.479734938891864" calcext:value-type="float">
            <text:p>0.479734938891864</text:p>
          </table:table-cell>
          <table:table-cell office:value-type="float" office:value="0.0737297627792874" calcext:value-type="float">
            <text:p>0.073729762779287</text:p>
          </table:table-cell>
          <table:table-cell office:value-type="float" office:value="0.0562547670521974" calcext:value-type="float">
            <text:p>0.056254767052198</text:p>
          </table:table-cell>
          <table:table-cell office:value-type="float" office:value="0.0319060285825645" calcext:value-type="float">
            <text:p>0.0319060285825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4955014959197" calcext:value-type="float">
            <text:p>0.484955014959197</text:p>
          </table:table-cell>
          <table:table-cell office:value-type="float" office:value="1.33439457502961" calcext:value-type="float">
            <text:p>1.33439457502961</text:p>
          </table:table-cell>
          <table:table-cell office:value-type="float" office:value="0.479854810486811" calcext:value-type="float">
            <text:p>0.479854810486811</text:p>
          </table:table-cell>
          <table:table-cell office:value-type="float" office:value="0.074273099825776" calcext:value-type="float">
            <text:p>0.074273099825776</text:p>
          </table:table-cell>
          <table:table-cell office:value-type="float" office:value="0.0562699144848309" calcext:value-type="float">
            <text:p>0.056269914484831</text:p>
          </table:table-cell>
          <table:table-cell office:value-type="float" office:value="0.0319227780580704" calcext:value-type="float">
            <text:p>0.031922778058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1663852083342" calcext:value-type="float">
            <text:p>0.481663852083342</text:p>
          </table:table-cell>
          <table:table-cell office:value-type="float" office:value="1.33440771361194" calcext:value-type="float">
            <text:p>1.33440771361194</text:p>
          </table:table-cell>
          <table:table-cell office:value-type="float" office:value="0.479928926580803" calcext:value-type="float">
            <text:p>0.479928926580803</text:p>
          </table:table-cell>
          <table:table-cell office:value-type="float" office:value="0.0741244347354489" calcext:value-type="float">
            <text:p>0.074124434735449</text:p>
          </table:table-cell>
          <table:table-cell office:value-type="float" office:value="0.0562783581544802" calcext:value-type="float">
            <text:p>0.05627835815448</text:p>
          </table:table-cell>
          <table:table-cell office:value-type="float" office:value="0.0319325502209326" calcext:value-type="float">
            <text:p>0.0319325502209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1052525602224" calcext:value-type="float">
            <text:p>0.681052525602224</text:p>
          </table:table-cell>
          <table:table-cell office:value-type="float" office:value="1.32867045753071" calcext:value-type="float">
            <text:p>1.32867045753071</text:p>
          </table:table-cell>
          <table:table-cell office:value-type="float" office:value="0.477730238160855" calcext:value-type="float">
            <text:p>0.477730238160855</text:p>
          </table:table-cell>
          <table:table-cell office:value-type="float" office:value="0.0724186185605851" calcext:value-type="float">
            <text:p>0.072418618560585</text:p>
          </table:table-cell>
          <table:table-cell office:value-type="float" office:value="0.0560272886369197" calcext:value-type="float">
            <text:p>0.05602728863692</text:p>
          </table:table-cell>
          <table:table-cell office:value-type="float" office:value="0.0316384579196237" calcext:value-type="float">
            <text:p>0.0316384579196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2188130313477" calcext:value-type="float">
            <text:p>0.532188130313477</text:p>
          </table:table-cell>
          <table:table-cell office:value-type="float" office:value="1.30058091944473" calcext:value-type="float">
            <text:p>1.30058091944473</text:p>
          </table:table-cell>
          <table:table-cell office:value-type="float" office:value="0.465930710903223" calcext:value-type="float">
            <text:p>0.465930710903223</text:p>
          </table:table-cell>
          <table:table-cell office:value-type="float" office:value="0.0750889810652411" calcext:value-type="float">
            <text:p>0.075088981065241</text:p>
          </table:table-cell>
          <table:table-cell office:value-type="float" office:value="0.0590334164513452" calcext:value-type="float">
            <text:p>0.059033416451345</text:p>
          </table:table-cell>
          <table:table-cell office:value-type="float" office:value="0.0321169143015141" calcext:value-type="float">
            <text:p>0.03211691430151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2489823485446" calcext:value-type="float">
            <text:p>0.472489823485446</text:p>
          </table:table-cell>
          <table:table-cell office:value-type="float" office:value="1.38093103947313" calcext:value-type="float">
            <text:p>1.38093103947313</text:p>
          </table:table-cell>
          <table:table-cell office:value-type="float" office:value="0.496811678758313" calcext:value-type="float">
            <text:p>0.496811678758313</text:p>
          </table:table-cell>
          <table:table-cell office:value-type="float" office:value="0.0736894125393257" calcext:value-type="float">
            <text:p>0.073689412539326</text:p>
          </table:table-cell>
          <table:table-cell office:value-type="float" office:value="0.0561490151358647" calcext:value-type="float">
            <text:p>0.056149015135865</text:p>
          </table:table-cell>
          <table:table-cell office:value-type="float" office:value="0.0312553457883661" calcext:value-type="float">
            <text:p>0.0312553457883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8199406990768" calcext:value-type="float">
            <text:p>0.458199406990768</text:p>
          </table:table-cell>
          <table:table-cell office:value-type="float" office:value="1.38131201595324" calcext:value-type="float">
            <text:p>1.38131201595324</text:p>
          </table:table-cell>
          <table:table-cell office:value-type="float" office:value="0.497063606191705" calcext:value-type="float">
            <text:p>0.497063606191705</text:p>
          </table:table-cell>
          <table:table-cell office:value-type="float" office:value="0.0742307833806206" calcext:value-type="float">
            <text:p>0.074230783380621</text:p>
          </table:table-cell>
          <table:table-cell office:value-type="float" office:value="0.0561773169247797" calcext:value-type="float">
            <text:p>0.05617731692478</text:p>
          </table:table-cell>
          <table:table-cell office:value-type="float" office:value="0.0312880882566608" calcext:value-type="float">
            <text:p>0.0312880882566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2329238149221" calcext:value-type="float">
            <text:p>0.462329238149221</text:p>
          </table:table-cell>
          <table:table-cell office:value-type="float" office:value="1.38129939548093" calcext:value-type="float">
            <text:p>1.38129939548093</text:p>
          </table:table-cell>
          <table:table-cell office:value-type="float" office:value="0.496960224164821" calcext:value-type="float">
            <text:p>0.496960224164821</text:p>
          </table:table-cell>
          <table:table-cell office:value-type="float" office:value="0.0740020987689929" calcext:value-type="float">
            <text:p>0.074002098768993</text:p>
          </table:table-cell>
          <table:table-cell office:value-type="float" office:value="0.0561659936449908" calcext:value-type="float">
            <text:p>0.056165993644991</text:p>
          </table:table-cell>
          <table:table-cell office:value-type="float" office:value="0.0312746468003327" calcext:value-type="float">
            <text:p>0.0312746468003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6209974193553" calcext:value-type="float">
            <text:p>0.666209974193553</text:p>
          </table:table-cell>
          <table:table-cell office:value-type="float" office:value="1.37498193434581" calcext:value-type="float">
            <text:p>1.37498193434581</text:p>
          </table:table-cell>
          <table:table-cell office:value-type="float" office:value="0.494551784672076" calcext:value-type="float">
            <text:p>0.494551784672076</text:p>
          </table:table-cell>
          <table:table-cell office:value-type="float" office:value="0.0723847353014112" calcext:value-type="float">
            <text:p>0.072384735301411</text:p>
          </table:table-cell>
          <table:table-cell office:value-type="float" office:value="0.0558997874840534" calcext:value-type="float">
            <text:p>0.055899787484054</text:p>
          </table:table-cell>
          <table:table-cell office:value-type="float" office:value="0.0309700340761167" calcext:value-type="float">
            <text:p>0.0309700340761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97833194275955" calcext:value-type="float">
            <text:p>0.497833194275955</text:p>
          </table:table-cell>
          <table:table-cell office:value-type="float" office:value="1.3513016830834" calcext:value-type="float">
            <text:p>1.3513016830834</text:p>
          </table:table-cell>
          <table:table-cell office:value-type="float" office:value="0.498903797590362" calcext:value-type="float">
            <text:p>0.498903797590362</text:p>
          </table:table-cell>
          <table:table-cell office:value-type="float" office:value="0.072523048854778" calcext:value-type="float">
            <text:p>0.072523048854778</text:p>
          </table:table-cell>
          <table:table-cell office:value-type="float" office:value="0.0590188606005981" calcext:value-type="float">
            <text:p>0.059018860600598</text:p>
          </table:table-cell>
          <table:table-cell office:value-type="float" office:value="0.0378547302705331" calcext:value-type="float">
            <text:p>0.03785473027053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238685674461" calcext:value-type="float">
            <text:p>0.49238685674461</text:p>
          </table:table-cell>
          <table:table-cell office:value-type="float" office:value="1.29557299023717" calcext:value-type="float">
            <text:p>1.29557299023717</text:p>
          </table:table-cell>
          <table:table-cell office:value-type="float" office:value="0.515198190239753" calcext:value-type="float">
            <text:p>0.515198190239753</text:p>
          </table:table-cell>
          <table:table-cell office:value-type="float" office:value="0.0706727266602295" calcext:value-type="float">
            <text:p>0.07067272666023</text:p>
          </table:table-cell>
          <table:table-cell office:value-type="float" office:value="0.0542723743718751" calcext:value-type="float">
            <text:p>0.054272374371875</text:p>
          </table:table-cell>
          <table:table-cell office:value-type="float" office:value="0.0314408706271336" calcext:value-type="float">
            <text:p>0.0314408706271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2733849118015" calcext:value-type="float">
            <text:p>0.492733849118015</text:p>
          </table:table-cell>
          <table:table-cell office:value-type="float" office:value="1.29543753968161" calcext:value-type="float">
            <text:p>1.29543753968161</text:p>
          </table:table-cell>
          <table:table-cell office:value-type="float" office:value="0.515107650297024" calcext:value-type="float">
            <text:p>0.515107650297024</text:p>
          </table:table-cell>
          <table:table-cell office:value-type="float" office:value="0.0710162345711916" calcext:value-type="float">
            <text:p>0.071016234571192</text:p>
          </table:table-cell>
          <table:table-cell office:value-type="float" office:value="0.0542625814979452" calcext:value-type="float">
            <text:p>0.054262581497945</text:p>
          </table:table-cell>
          <table:table-cell office:value-type="float" office:value="0.0314302429500349" calcext:value-type="float">
            <text:p>0.0314302429500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98280475895" calcext:value-type="float">
            <text:p>0.4898280475895</text:p>
          </table:table-cell>
          <table:table-cell office:value-type="float" office:value="1.29544321699276" calcext:value-type="float">
            <text:p>1.29544321699276</text:p>
          </table:table-cell>
          <table:table-cell office:value-type="float" office:value="0.515171937179407" calcext:value-type="float">
            <text:p>0.515171937179407</text:p>
          </table:table-cell>
          <table:table-cell office:value-type="float" office:value="0.0708869991099182" calcext:value-type="float">
            <text:p>0.070886999109918</text:p>
          </table:table-cell>
          <table:table-cell office:value-type="float" office:value="0.0542693934681238" calcext:value-type="float">
            <text:p>0.054269393468124</text:p>
          </table:table-cell>
          <table:table-cell office:value-type="float" office:value="0.0314379974402266" calcext:value-type="float">
            <text:p>0.0314379974402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292654941359" calcext:value-type="float">
            <text:p>0.69292654941359</text:p>
          </table:table-cell>
          <table:table-cell office:value-type="float" office:value="1.28988358647547" calcext:value-type="float">
            <text:p>1.28988358647547</text:p>
          </table:table-cell>
          <table:table-cell office:value-type="float" office:value="0.512853611745854" calcext:value-type="float">
            <text:p>0.512853611745854</text:p>
          </table:table-cell>
          <table:table-cell office:value-type="float" office:value="0.069325064497479" calcext:value-type="float">
            <text:p>0.069325064497479</text:p>
          </table:table-cell>
          <table:table-cell office:value-type="float" office:value="0.0540292350823752" calcext:value-type="float">
            <text:p>0.054029235082375</text:p>
          </table:table-cell>
          <table:table-cell office:value-type="float" office:value="0.0311536382693838" calcext:value-type="float">
            <text:p>0.0311536382693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04252809181379" calcext:value-type="float">
            <text:p>0.504252809181379</text:p>
          </table:table-cell>
          <table:table-cell office:value-type="float" office:value="1.29058433560403" calcext:value-type="float">
            <text:p>1.29058433560403</text:p>
          </table:table-cell>
          <table:table-cell office:value-type="float" office:value="0.511435673686912" calcext:value-type="float">
            <text:p>0.511435673686912</text:p>
          </table:table-cell>
          <table:table-cell office:value-type="float" office:value="0.0704775158908324" calcext:value-type="float">
            <text:p>0.070477515890833</text:p>
          </table:table-cell>
          <table:table-cell office:value-type="float" office:value="0.0579122029340292" calcext:value-type="float">
            <text:p>0.057912202934029</text:p>
          </table:table-cell>
          <table:table-cell office:value-type="float" office:value="0.03365767515127" calcext:value-type="float">
            <text:p>0.033657675151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7682057764204" calcext:value-type="float">
            <text:p>0.517682057764204</text:p>
          </table:table-cell>
          <table:table-cell office:value-type="float" office:value="1.31736132511011" calcext:value-type="float">
            <text:p>1.31736132511011</text:p>
          </table:table-cell>
          <table:table-cell office:value-type="float" office:value="0.470843228449874" calcext:value-type="float">
            <text:p>0.470843228449874</text:p>
          </table:table-cell>
          <table:table-cell office:value-type="float" office:value="0.0764922250038238" calcext:value-type="float">
            <text:p>0.076492225003824</text:p>
          </table:table-cell>
          <table:table-cell office:value-type="float" office:value="0.0582182178757386" calcext:value-type="float">
            <text:p>0.058218217875739</text:p>
          </table:table-cell>
          <table:table-cell office:value-type="float" office:value="0.0304917704225594" calcext:value-type="float">
            <text:p>0.03049177042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782101333328" calcext:value-type="float">
            <text:p>0.50782101333328</text:p>
          </table:table-cell>
          <table:table-cell office:value-type="float" office:value="1.31765895098342" calcext:value-type="float">
            <text:p>1.31765895098342</text:p>
          </table:table-cell>
          <table:table-cell office:value-type="float" office:value="0.470975727847044" calcext:value-type="float">
            <text:p>0.470975727847044</text:p>
          </table:table-cell>
          <table:table-cell office:value-type="float" office:value="0.0769642934605026" calcext:value-type="float">
            <text:p>0.076964293460503</text:p>
          </table:table-cell>
          <table:table-cell office:value-type="float" office:value="0.0582334758941332" calcext:value-type="float">
            <text:p>0.058233475894133</text:p>
          </table:table-cell>
          <table:table-cell office:value-type="float" office:value="0.0305097043427789" calcext:value-type="float">
            <text:p>0.0305097043427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3069896117408" calcext:value-type="float">
            <text:p>0.503069896117408</text:p>
          </table:table-cell>
          <table:table-cell office:value-type="float" office:value="1.31766877006706" calcext:value-type="float">
            <text:p>1.31766877006706</text:p>
          </table:table-cell>
          <table:table-cell office:value-type="float" office:value="0.47108679245882" calcext:value-type="float">
            <text:p>0.47108679245882</text:p>
          </table:table-cell>
          <table:table-cell office:value-type="float" office:value="0.0768748228292345" calcext:value-type="float">
            <text:p>0.076874822829235</text:p>
          </table:table-cell>
          <table:table-cell office:value-type="float" office:value="0.0582467068803763" calcext:value-type="float">
            <text:p>0.058246706880376</text:p>
          </table:table-cell>
          <table:table-cell office:value-type="float" office:value="0.0305240874428611" calcext:value-type="float">
            <text:p>0.0305240874428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1077367719056" calcext:value-type="float">
            <text:p>0.701077367719056</text:p>
          </table:table-cell>
          <table:table-cell office:value-type="float" office:value="1.31180832829383" calcext:value-type="float">
            <text:p>1.31180832829383</text:p>
          </table:table-cell>
          <table:table-cell office:value-type="float" office:value="0.468848572101397" calcext:value-type="float">
            <text:p>0.468848572101397</text:p>
          </table:table-cell>
          <table:table-cell office:value-type="float" office:value="0.0752832770586477" calcext:value-type="float">
            <text:p>0.075283277058648</text:p>
          </table:table-cell>
          <table:table-cell office:value-type="float" office:value="0.0579790104668175" calcext:value-type="float">
            <text:p>0.057979010466818</text:p>
          </table:table-cell>
          <table:table-cell office:value-type="float" office:value="0.0302325693194767" calcext:value-type="float">
            <text:p>0.0302325693194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50355659087653" calcext:value-type="float">
            <text:p>0.550355659087653</text:p>
          </table:table-cell>
          <table:table-cell office:value-type="float" office:value="1.28153002534185" calcext:value-type="float">
            <text:p>1.28153002534185</text:p>
          </table:table-cell>
          <table:table-cell office:value-type="float" office:value="0.486954663615264" calcext:value-type="float">
            <text:p>0.486954663615264</text:p>
          </table:table-cell>
          <table:table-cell office:value-type="float" office:value="0.0810913751792879" calcext:value-type="float">
            <text:p>0.081091375179288</text:p>
          </table:table-cell>
          <table:table-cell office:value-type="float" office:value="0.0618919310382768" calcext:value-type="float">
            <text:p>0.061891931038277</text:p>
          </table:table-cell>
          <table:table-cell office:value-type="float" office:value="0.0324175366759311" calcext:value-type="float">
            <text:p>0.03241753667593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7293532501095" calcext:value-type="float">
            <text:p>0.527293532501095</text:p>
          </table:table-cell>
          <table:table-cell office:value-type="float" office:value="1.32388532524339" calcext:value-type="float">
            <text:p>1.32388532524339</text:p>
          </table:table-cell>
          <table:table-cell office:value-type="float" office:value="0.498294054069941" calcext:value-type="float">
            <text:p>0.498294054069941</text:p>
          </table:table-cell>
          <table:table-cell office:value-type="float" office:value="0.0737721662433672" calcext:value-type="float">
            <text:p>0.073772166243367</text:p>
          </table:table-cell>
          <table:table-cell office:value-type="float" office:value="0.0569718103038898" calcext:value-type="float">
            <text:p>0.05697181030389</text:p>
          </table:table-cell>
          <table:table-cell office:value-type="float" office:value="0.032412957419322" calcext:value-type="float">
            <text:p>0.0324129574193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6068637916589" calcext:value-type="float">
            <text:p>0.526068637916589</text:p>
          </table:table-cell>
          <table:table-cell office:value-type="float" office:value="1.32385558156141" calcext:value-type="float">
            <text:p>1.32385558156141</text:p>
          </table:table-cell>
          <table:table-cell office:value-type="float" office:value="0.498227009106368" calcext:value-type="float">
            <text:p>0.498227009106368</text:p>
          </table:table-cell>
          <table:table-cell office:value-type="float" office:value="0.0741796990131214" calcext:value-type="float">
            <text:p>0.074179699013121</text:p>
          </table:table-cell>
          <table:table-cell office:value-type="float" office:value="0.0569652625942724" calcext:value-type="float">
            <text:p>0.056965262594272</text:p>
          </table:table-cell>
          <table:table-cell office:value-type="float" office:value="0.0324047568368844" calcext:value-type="float">
            <text:p>0.0324047568368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1931506011204" calcext:value-type="float">
            <text:p>0.521931506011204</text:p>
          </table:table-cell>
          <table:table-cell office:value-type="float" office:value="1.32387223126255" calcext:value-type="float">
            <text:p>1.32387223126255</text:p>
          </table:table-cell>
          <table:table-cell office:value-type="float" office:value="0.498322250986361" calcext:value-type="float">
            <text:p>0.498322250986361</text:p>
          </table:table-cell>
          <table:table-cell office:value-type="float" office:value="0.0740431439560314" calcext:value-type="float">
            <text:p>0.074043143956031</text:p>
          </table:table-cell>
          <table:table-cell office:value-type="float" office:value="0.0569759159326349" calcext:value-type="float">
            <text:p>0.056975915932635</text:p>
          </table:table-cell>
          <table:table-cell office:value-type="float" office:value="0.0324170753448933" calcext:value-type="float">
            <text:p>0.0324170753448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0079906096992" calcext:value-type="float">
            <text:p>0.720079906096992</text:p>
          </table:table-cell>
          <table:table-cell office:value-type="float" office:value="1.31819527519516" calcext:value-type="float">
            <text:p>1.31819527519516</text:p>
          </table:table-cell>
          <table:table-cell office:value-type="float" office:value="0.496056033500244" calcext:value-type="float">
            <text:p>0.496056033500244</text:p>
          </table:table-cell>
          <table:table-cell office:value-type="float" office:value="0.0724138856124974" calcext:value-type="float">
            <text:p>0.072413885612498</text:p>
          </table:table-cell>
          <table:table-cell office:value-type="float" office:value="0.0567234335445197" calcext:value-type="float">
            <text:p>0.05672343354452</text:p>
          </table:table-cell>
          <table:table-cell office:value-type="float" office:value="0.0321208141517207" calcext:value-type="float">
            <text:p>0.0321208141517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992927004648" calcext:value-type="float">
            <text:p>0.56992927004648</text:p>
          </table:table-cell>
          <table:table-cell office:value-type="float" office:value="1.28554386445022" calcext:value-type="float">
            <text:p>1.28554386445022</text:p>
          </table:table-cell>
          <table:table-cell office:value-type="float" office:value="0.518485516081608" calcext:value-type="float">
            <text:p>0.518485516081608</text:p>
          </table:table-cell>
          <table:table-cell office:value-type="float" office:value="0.0805440802406282" calcext:value-type="float">
            <text:p>0.080544080240628</text:p>
          </table:table-cell>
          <table:table-cell office:value-type="float" office:value="0.0624488686011825" calcext:value-type="float">
            <text:p>0.062448868601183</text:p>
          </table:table-cell>
          <table:table-cell office:value-type="float" office:value="0.039821829209467" calcext:value-type="float">
            <text:p>0.03982182920946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07309646065894" calcext:value-type="float">
            <text:p>0.407309646065894</text:p>
          </table:table-cell>
          <table:table-cell office:value-type="float" office:value="1.3337098514786" calcext:value-type="float">
            <text:p>1.3337098514786</text:p>
          </table:table-cell>
          <table:table-cell office:value-type="float" office:value="0.537849121762817" calcext:value-type="float">
            <text:p>0.537849121762817</text:p>
          </table:table-cell>
          <table:table-cell office:value-type="float" office:value="0.0798412569064794" calcext:value-type="float">
            <text:p>0.07984125690648</text:p>
          </table:table-cell>
          <table:table-cell office:value-type="float" office:value="0.0608221075301727" calcext:value-type="float">
            <text:p>0.060822107530173</text:p>
          </table:table-cell>
          <table:table-cell office:value-type="float" office:value="0.0350679103400972" calcext:value-type="float">
            <text:p>0.0350679103400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4867959354103" calcext:value-type="float">
            <text:p>0.404867959354103</text:p>
          </table:table-cell>
          <table:table-cell office:value-type="float" office:value="1.33368960753733" calcext:value-type="float">
            <text:p>1.33368960753733</text:p>
          </table:table-cell>
          <table:table-cell office:value-type="float" office:value="0.53780199732426" calcext:value-type="float">
            <text:p>0.53780199732426</text:p>
          </table:table-cell>
          <table:table-cell office:value-type="float" office:value="0.0802525211793787" calcext:value-type="float">
            <text:p>0.080252521179379</text:p>
          </table:table-cell>
          <table:table-cell office:value-type="float" office:value="0.0608185873715363" calcext:value-type="float">
            <text:p>0.060818587371536</text:p>
          </table:table-cell>
          <table:table-cell office:value-type="float" office:value="0.0350623734241475" calcext:value-type="float">
            <text:p>0.0350623734241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2104982657233" calcext:value-type="float">
            <text:p>0.402104982657233</text:p>
          </table:table-cell>
          <table:table-cell office:value-type="float" office:value="1.33369285777182" calcext:value-type="float">
            <text:p>1.33369285777182</text:p>
          </table:table-cell>
          <table:table-cell office:value-type="float" office:value="0.537869444216973" calcext:value-type="float">
            <text:p>0.537869444216973</text:p>
          </table:table-cell>
          <table:table-cell office:value-type="float" office:value="0.0801210051955085" calcext:value-type="float">
            <text:p>0.080121005195509</text:p>
          </table:table-cell>
          <table:table-cell office:value-type="float" office:value="0.0608260539886094" calcext:value-type="float">
            <text:p>0.060826053988609</text:p>
          </table:table-cell>
          <table:table-cell office:value-type="float" office:value="0.0350710654918544" calcext:value-type="float">
            <text:p>0.0350710654918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6798835740234" calcext:value-type="float">
            <text:p>0.616798835740234</text:p>
          </table:table-cell>
          <table:table-cell office:value-type="float" office:value="1.32765928524016" calcext:value-type="float">
            <text:p>1.32765928524016</text:p>
          </table:table-cell>
          <table:table-cell office:value-type="float" office:value="0.535309767235963" calcext:value-type="float">
            <text:p>0.535309767235963</text:p>
          </table:table-cell>
          <table:table-cell office:value-type="float" office:value="0.0783377310477726" calcext:value-type="float">
            <text:p>0.078337731047773</text:p>
          </table:table-cell>
          <table:table-cell office:value-type="float" office:value="0.0605420547140448" calcext:value-type="float">
            <text:p>0.060542054714045</text:p>
          </table:table-cell>
          <table:table-cell office:value-type="float" office:value="0.0347354844744789" calcext:value-type="float">
            <text:p>0.0347354844744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0885740629916" calcext:value-type="float">
            <text:p>0.390885740629916</text:p>
          </table:table-cell>
          <table:table-cell office:value-type="float" office:value="1.35571908610652" calcext:value-type="float">
            <text:p>1.35571908610652</text:p>
          </table:table-cell>
          <table:table-cell office:value-type="float" office:value="0.534820168419057" calcext:value-type="float">
            <text:p>0.534820168419057</text:p>
          </table:table-cell>
          <table:table-cell office:value-type="float" office:value="0.0853404028408228" calcext:value-type="float">
            <text:p>0.085340402840823</text:p>
          </table:table-cell>
          <table:table-cell office:value-type="float" office:value="0.0676750266817037" calcext:value-type="float">
            <text:p>0.067675026681704</text:p>
          </table:table-cell>
          <table:table-cell office:value-type="float" office:value="0.0369511969962238" calcext:value-type="float">
            <text:p>0.03695119699622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3411643994051" calcext:value-type="float">
            <text:p>0.473411643994051</text:p>
          </table:table-cell>
          <table:table-cell office:value-type="float" office:value="1.31674685798055" calcext:value-type="float">
            <text:p>1.31674685798055</text:p>
          </table:table-cell>
          <table:table-cell office:value-type="float" office:value="0.526925548561232" calcext:value-type="float">
            <text:p>0.526925548561232</text:p>
          </table:table-cell>
          <table:table-cell office:value-type="float" office:value="0.0749640946685086" calcext:value-type="float">
            <text:p>0.074964094668509</text:p>
          </table:table-cell>
          <table:table-cell office:value-type="float" office:value="0.0571553560920131" calcext:value-type="float">
            <text:p>0.057155356092013</text:p>
          </table:table-cell>
          <table:table-cell office:value-type="float" office:value="0.0333499979999945" calcext:value-type="float">
            <text:p>0.0333499979999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8168030253447" calcext:value-type="float">
            <text:p>0.488168030253447</text:p>
          </table:table-cell>
          <table:table-cell office:value-type="float" office:value="1.31622313997653" calcext:value-type="float">
            <text:p>1.31622313997653</text:p>
          </table:table-cell>
          <table:table-cell office:value-type="float" office:value="0.52649358149252" calcext:value-type="float">
            <text:p>0.52649358149252</text:p>
          </table:table-cell>
          <table:table-cell office:value-type="float" office:value="0.0751355522645737" calcext:value-type="float">
            <text:p>0.075135552264574</text:p>
          </table:table-cell>
          <table:table-cell office:value-type="float" office:value="0.0571090317927067" calcext:value-type="float">
            <text:p>0.057109031792707</text:p>
          </table:table-cell>
          <table:table-cell office:value-type="float" office:value="0.0332952651197906" calcext:value-type="float">
            <text:p>0.0332952651197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8030230550726" calcext:value-type="float">
            <text:p>0.478030230550726</text:p>
          </table:table-cell>
          <table:table-cell office:value-type="float" office:value="1.31624561468399" calcext:value-type="float">
            <text:p>1.31624561468399</text:p>
          </table:table-cell>
          <table:table-cell office:value-type="float" office:value="0.526721622673962" calcext:value-type="float">
            <text:p>0.526721622673962</text:p>
          </table:table-cell>
          <table:table-cell office:value-type="float" office:value="0.0750946325853433" calcext:value-type="float">
            <text:p>0.075094632585343</text:p>
          </table:table-cell>
          <table:table-cell office:value-type="float" office:value="0.0571331647831495" calcext:value-type="float">
            <text:p>0.05713316478315</text:p>
          </table:table-cell>
          <table:table-cell office:value-type="float" office:value="0.0333242874122536" calcext:value-type="float">
            <text:p>0.0333242874122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8042161955552" calcext:value-type="float">
            <text:p>0.678042161955552</text:p>
          </table:table-cell>
          <table:table-cell office:value-type="float" office:value="1.31092055428492" calcext:value-type="float">
            <text:p>1.31092055428492</text:p>
          </table:table-cell>
          <table:table-cell office:value-type="float" office:value="0.52447791275044" calcext:value-type="float">
            <text:p>0.52447791275044</text:p>
          </table:table-cell>
          <table:table-cell office:value-type="float" office:value="0.0735344290200167" calcext:value-type="float">
            <text:p>0.073534429020017</text:p>
          </table:table-cell>
          <table:table-cell office:value-type="float" office:value="0.056895038067463" calcext:value-type="float">
            <text:p>0.056895038067463</text:p>
          </table:table-cell>
          <table:table-cell office:value-type="float" office:value="0.0330390029829504" calcext:value-type="float">
            <text:p>0.0330390029829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0038830307478" calcext:value-type="float">
            <text:p>0.50038830307478</text:p>
          </table:table-cell>
          <table:table-cell office:value-type="float" office:value="1.30501229715498" calcext:value-type="float">
            <text:p>1.30501229715498</text:p>
          </table:table-cell>
          <table:table-cell office:value-type="float" office:value="0.550960562401289" calcext:value-type="float">
            <text:p>0.550960562401289</text:p>
          </table:table-cell>
          <table:table-cell office:value-type="float" office:value="0.0917591248704713" calcext:value-type="float">
            <text:p>0.091759124870471</text:p>
          </table:table-cell>
          <table:table-cell office:value-type="float" office:value="0.0708353116044925" calcext:value-type="float">
            <text:p>0.070835311604493</text:p>
          </table:table-cell>
          <table:table-cell office:value-type="float" office:value="0.0403008125007176" calcext:value-type="float">
            <text:p>0.04030081250071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1056103859958" calcext:value-type="float">
            <text:p>0.491056103859958</text:p>
          </table:table-cell>
          <table:table-cell office:value-type="float" office:value="1.32284160772384" calcext:value-type="float">
            <text:p>1.32284160772384</text:p>
          </table:table-cell>
          <table:table-cell office:value-type="float" office:value="0.496376778162493" calcext:value-type="float">
            <text:p>0.496376778162493</text:p>
          </table:table-cell>
          <table:table-cell office:value-type="float" office:value="0.0737915947358613" calcext:value-type="float">
            <text:p>0.073791594735861</text:p>
          </table:table-cell>
          <table:table-cell office:value-type="float" office:value="0.0571055183044316" calcext:value-type="float">
            <text:p>0.057105518304432</text:p>
          </table:table-cell>
          <table:table-cell office:value-type="float" office:value="0.0320213529831571" calcext:value-type="float">
            <text:p>0.0320213529831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581641035292" calcext:value-type="float">
            <text:p>0.48581641035292</text:p>
          </table:table-cell>
          <table:table-cell office:value-type="float" office:value="1.32294177089796" calcext:value-type="float">
            <text:p>1.32294177089796</text:p>
          </table:table-cell>
          <table:table-cell office:value-type="float" office:value="0.496416292915439" calcext:value-type="float">
            <text:p>0.496416292915439</text:p>
          </table:table-cell>
          <table:table-cell office:value-type="float" office:value="0.0741964462002203" calcext:value-type="float">
            <text:p>0.07419644620022</text:p>
          </table:table-cell>
          <table:table-cell office:value-type="float" office:value="0.0571091115675335" calcext:value-type="float">
            <text:p>0.057109111567534</text:p>
          </table:table-cell>
          <table:table-cell office:value-type="float" office:value="0.0320270706420749" calcext:value-type="float">
            <text:p>0.0320270706420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3344472887441" calcext:value-type="float">
            <text:p>0.483344472887441</text:p>
          </table:table-cell>
          <table:table-cell office:value-type="float" office:value="1.32295069822026" calcext:value-type="float">
            <text:p>1.32295069822026</text:p>
          </table:table-cell>
          <table:table-cell office:value-type="float" office:value="0.496474619332329" calcext:value-type="float">
            <text:p>0.496474619332329</text:p>
          </table:table-cell>
          <table:table-cell office:value-type="float" office:value="0.0740699500767163" calcext:value-type="float">
            <text:p>0.074069950076716</text:p>
          </table:table-cell>
          <table:table-cell office:value-type="float" office:value="0.0571156790971727" calcext:value-type="float">
            <text:p>0.057115679097173</text:p>
          </table:table-cell>
          <table:table-cell office:value-type="float" office:value="0.0320344915589673" calcext:value-type="float">
            <text:p>0.0320344915589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4471172309524" calcext:value-type="float">
            <text:p>0.684471172309524</text:p>
          </table:table-cell>
          <table:table-cell office:value-type="float" office:value="1.31706506733152" calcext:value-type="float">
            <text:p>1.31706506733152</text:p>
          </table:table-cell>
          <table:table-cell office:value-type="float" office:value="0.49413997736414" calcext:value-type="float">
            <text:p>0.49413997736414</text:p>
          </table:table-cell>
          <table:table-cell office:value-type="float" office:value="0.0724403976852679" calcext:value-type="float">
            <text:p>0.072440397685268</text:p>
          </table:table-cell>
          <table:table-cell office:value-type="float" office:value="0.0568531704829547" calcext:value-type="float">
            <text:p>0.056853170482955</text:p>
          </table:table-cell>
          <table:table-cell office:value-type="float" office:value="0.0317317569785557" calcext:value-type="float">
            <text:p>0.0317317569785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7510020918916" calcext:value-type="float">
            <text:p>0.457510020918916</text:p>
          </table:table-cell>
          <table:table-cell office:value-type="float" office:value="1.35206919297833" calcext:value-type="float">
            <text:p>1.35206919297833</text:p>
          </table:table-cell>
          <table:table-cell office:value-type="float" office:value="0.520519700692957" calcext:value-type="float">
            <text:p>0.520519700692957</text:p>
          </table:table-cell>
          <table:table-cell office:value-type="float" office:value="0.0933981976651274" calcext:value-type="float">
            <text:p>0.093398197665127</text:p>
          </table:table-cell>
          <table:table-cell office:value-type="float" office:value="0.0722242607324577" calcext:value-type="float">
            <text:p>0.072224260732458</text:p>
          </table:table-cell>
          <table:table-cell office:value-type="float" office:value="0.0416922147756968" calcext:value-type="float">
            <text:p>0.04169221477569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5799737484075" calcext:value-type="float">
            <text:p>0.395799737484075</text:p>
          </table:table-cell>
          <table:table-cell office:value-type="float" office:value="1.35012885021011" calcext:value-type="float">
            <text:p>1.35012885021011</text:p>
          </table:table-cell>
          <table:table-cell office:value-type="float" office:value="0.511959574887072" calcext:value-type="float">
            <text:p>0.511959574887072</text:p>
          </table:table-cell>
          <table:table-cell office:value-type="float" office:value="0.0748507228452317" calcext:value-type="float">
            <text:p>0.074850722845232</text:p>
          </table:table-cell>
          <table:table-cell office:value-type="float" office:value="0.0566688306583671" calcext:value-type="float">
            <text:p>0.056668830658367</text:p>
          </table:table-cell>
          <table:table-cell office:value-type="float" office:value="0.031926633785959" calcext:value-type="float">
            <text:p>0.0319266337859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3148388855053" calcext:value-type="float">
            <text:p>0.393148388855053</text:p>
          </table:table-cell>
          <table:table-cell office:value-type="float" office:value="1.35016876489326" calcext:value-type="float">
            <text:p>1.35016876489326</text:p>
          </table:table-cell>
          <table:table-cell office:value-type="float" office:value="0.511930717508098" calcext:value-type="float">
            <text:p>0.511930717508098</text:p>
          </table:table-cell>
          <table:table-cell office:value-type="float" office:value="0.0752168401890922" calcext:value-type="float">
            <text:p>0.075216840189092</text:p>
          </table:table-cell>
          <table:table-cell office:value-type="float" office:value="0.0566668738435115" calcext:value-type="float">
            <text:p>0.056666873843512</text:p>
          </table:table-cell>
          <table:table-cell office:value-type="float" office:value="0.0319235537825646" calcext:value-type="float">
            <text:p>0.0319235537825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8779321645622" calcext:value-type="float">
            <text:p>0.388779321645622</text:p>
          </table:table-cell>
          <table:table-cell office:value-type="float" office:value="1.35017709489751" calcext:value-type="float">
            <text:p>1.35017709489751</text:p>
          </table:table-cell>
          <table:table-cell office:value-type="float" office:value="0.512033092920002" calcext:value-type="float">
            <text:p>0.512033092920002</text:p>
          </table:table-cell>
          <table:table-cell office:value-type="float" office:value="0.0751218420430189" calcext:value-type="float">
            <text:p>0.075121842043019</text:p>
          </table:table-cell>
          <table:table-cell office:value-type="float" office:value="0.0566779832305042" calcext:value-type="float">
            <text:p>0.056677983230504</text:p>
          </table:table-cell>
          <table:table-cell office:value-type="float" office:value="0.0319363041555105" calcext:value-type="float">
            <text:p>0.0319363041555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5335323226724" calcext:value-type="float">
            <text:p>0.595335323226724</text:p>
          </table:table-cell>
          <table:table-cell office:value-type="float" office:value="1.34420066778089" calcext:value-type="float">
            <text:p>1.34420066778089</text:p>
          </table:table-cell>
          <table:table-cell office:value-type="float" office:value="0.509651146997512" calcext:value-type="float">
            <text:p>0.509651146997512</text:p>
          </table:table-cell>
          <table:table-cell office:value-type="float" office:value="0.073516235430016" calcext:value-type="float">
            <text:p>0.073516235430016</text:p>
          </table:table-cell>
          <table:table-cell office:value-type="float" office:value="0.0564187009711616" calcext:value-type="float">
            <text:p>0.056418700971162</text:p>
          </table:table-cell>
          <table:table-cell office:value-type="float" office:value="0.0316376578397837" calcext:value-type="float">
            <text:p>0.0316376578397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8855402644845" calcext:value-type="float">
            <text:p>0.408855402644845</text:p>
          </table:table-cell>
          <table:table-cell office:value-type="float" office:value="1.33942375839512" calcext:value-type="float">
            <text:p>1.33942375839512</text:p>
          </table:table-cell>
          <table:table-cell office:value-type="float" office:value="0.515823667365834" calcext:value-type="float">
            <text:p>0.515823667365834</text:p>
          </table:table-cell>
          <table:table-cell office:value-type="float" office:value="0.0832790641499062" calcext:value-type="float">
            <text:p>0.083279064149906</text:p>
          </table:table-cell>
          <table:table-cell office:value-type="float" office:value="0.0646089050644345" calcext:value-type="float">
            <text:p>0.064608905064435</text:p>
          </table:table-cell>
          <table:table-cell office:value-type="float" office:value="0.0397640741146678" calcext:value-type="float">
            <text:p>0.03976407411466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7461441152737" calcext:value-type="float">
            <text:p>0.517461441152737</text:p>
          </table:table-cell>
          <table:table-cell office:value-type="float" office:value="1.32274749184725" calcext:value-type="float">
            <text:p>1.32274749184725</text:p>
          </table:table-cell>
          <table:table-cell office:value-type="float" office:value="0.465695406190661" calcext:value-type="float">
            <text:p>0.465695406190661</text:p>
          </table:table-cell>
          <table:table-cell office:value-type="float" office:value="0.07469874724037" calcext:value-type="float">
            <text:p>0.07469874724037</text:p>
          </table:table-cell>
          <table:table-cell office:value-type="float" office:value="0.0565692238382766" calcext:value-type="float">
            <text:p>0.056569223838277</text:p>
          </table:table-cell>
          <table:table-cell office:value-type="float" office:value="0.0299115287068125" calcext:value-type="float">
            <text:p>0.0299115287068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2025992228782" calcext:value-type="float">
            <text:p>0.522025992228782</text:p>
          </table:table-cell>
          <table:table-cell office:value-type="float" office:value="1.32251593575628" calcext:value-type="float">
            <text:p>1.32251593575628</text:p>
          </table:table-cell>
          <table:table-cell office:value-type="float" office:value="0.4655274305511" calcext:value-type="float">
            <text:p>0.4655274305511</text:p>
          </table:table-cell>
          <table:table-cell office:value-type="float" office:value="0.0749422675447937" calcext:value-type="float">
            <text:p>0.074942267544794</text:p>
          </table:table-cell>
          <table:table-cell office:value-type="float" office:value="0.0565481435377864" calcext:value-type="float">
            <text:p>0.056548143537786</text:p>
          </table:table-cell>
          <table:table-cell office:value-type="float" office:value="0.0298901745960955" calcext:value-type="float">
            <text:p>0.0298901745960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9270015841626" calcext:value-type="float">
            <text:p>0.519270015841626</text:p>
          </table:table-cell>
          <table:table-cell office:value-type="float" office:value="1.32251736750089" calcext:value-type="float">
            <text:p>1.32251736750089</text:p>
          </table:table-cell>
          <table:table-cell office:value-type="float" office:value="0.465586803189863" calcext:value-type="float">
            <text:p>0.465586803189863</text:p>
          </table:table-cell>
          <table:table-cell office:value-type="float" office:value="0.0748354461692268" calcext:value-type="float">
            <text:p>0.074835446169227</text:p>
          </table:table-cell>
          <table:table-cell office:value-type="float" office:value="0.0565551575058233" calcext:value-type="float">
            <text:p>0.056555157505823</text:p>
          </table:table-cell>
          <table:table-cell office:value-type="float" office:value="0.029897727973584" calcext:value-type="float">
            <text:p>0.0298977279735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8683608373241" calcext:value-type="float">
            <text:p>0.698683608373241</text:p>
          </table:table-cell>
          <table:table-cell office:value-type="float" office:value="1.31747577686137" calcext:value-type="float">
            <text:p>1.31747577686137</text:p>
          </table:table-cell>
          <table:table-cell office:value-type="float" office:value="0.463709434867543" calcext:value-type="float">
            <text:p>0.463709434867543</text:p>
          </table:table-cell>
          <table:table-cell office:value-type="float" office:value="0.0735063154612417" calcext:value-type="float">
            <text:p>0.073506315461242</text:p>
          </table:table-cell>
          <table:table-cell office:value-type="float" office:value="0.0563331832782341" calcext:value-type="float">
            <text:p>0.056333183278234</text:p>
          </table:table-cell>
          <table:table-cell office:value-type="float" office:value="0.0296555853469562" calcext:value-type="float">
            <text:p>0.0296555853469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93866354952375" calcext:value-type="float">
            <text:p>0.493866354952375</text:p>
          </table:table-cell>
          <table:table-cell office:value-type="float" office:value="1.34571755963682" calcext:value-type="float">
            <text:p>1.34571755963682</text:p>
          </table:table-cell>
          <table:table-cell office:value-type="float" office:value="0.485265886935208" calcext:value-type="float">
            <text:p>0.485265886935208</text:p>
          </table:table-cell>
          <table:table-cell office:value-type="float" office:value="0.0886502244785682" calcext:value-type="float">
            <text:p>0.088650224478568</text:p>
          </table:table-cell>
          <table:table-cell office:value-type="float" office:value="0.0683867749604298" calcext:value-type="float">
            <text:p>0.06838677496043</text:p>
          </table:table-cell>
          <table:table-cell office:value-type="float" office:value="0.0442671405973204" calcext:value-type="float">
            <text:p>0.04426714059732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8893642016314" calcext:value-type="float">
            <text:p>0.478893642016314</text:p>
          </table:table-cell>
          <table:table-cell office:value-type="float" office:value="1.32750710816902" calcext:value-type="float">
            <text:p>1.32750710816902</text:p>
          </table:table-cell>
          <table:table-cell office:value-type="float" office:value="0.480846792476171" calcext:value-type="float">
            <text:p>0.480846792476171</text:p>
          </table:table-cell>
          <table:table-cell office:value-type="float" office:value="0.0733017492633812" calcext:value-type="float">
            <text:p>0.073301749263381</text:p>
          </table:table-cell>
          <table:table-cell office:value-type="float" office:value="0.0554777888499408" calcext:value-type="float">
            <text:p>0.055477788849941</text:p>
          </table:table-cell>
          <table:table-cell office:value-type="float" office:value="0.0302457924142661" calcext:value-type="float">
            <text:p>0.0302457924142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4021293633269" calcext:value-type="float">
            <text:p>0.474021293633269</text:p>
          </table:table-cell>
          <table:table-cell office:value-type="float" office:value="1.32754703669866" calcext:value-type="float">
            <text:p>1.32754703669866</text:p>
          </table:table-cell>
          <table:table-cell office:value-type="float" office:value="0.480876010714077" calcext:value-type="float">
            <text:p>0.480876010714077</text:p>
          </table:table-cell>
          <table:table-cell office:value-type="float" office:value="0.0736897089677249" calcext:value-type="float">
            <text:p>0.073689708967725</text:p>
          </table:table-cell>
          <table:table-cell office:value-type="float" office:value="0.055482509259588" calcext:value-type="float">
            <text:p>0.055482509259588</text:p>
          </table:table-cell>
          <table:table-cell office:value-type="float" office:value="0.0302500447415229" calcext:value-type="float">
            <text:p>0.0302500447415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5900236661843" calcext:value-type="float">
            <text:p>0.475900236661843</text:p>
          </table:table-cell>
          <table:table-cell office:value-type="float" office:value="1.32753397632619" calcext:value-type="float">
            <text:p>1.32753397632619</text:p>
          </table:table-cell>
          <table:table-cell office:value-type="float" office:value="0.48083270586144" calcext:value-type="float">
            <text:p>0.48083270586144</text:p>
          </table:table-cell>
          <table:table-cell office:value-type="float" office:value="0.0735079080623267" calcext:value-type="float">
            <text:p>0.073507908062327</text:p>
          </table:table-cell>
          <table:table-cell office:value-type="float" office:value="0.0554776785052737" calcext:value-type="float">
            <text:p>0.055477678505274</text:p>
          </table:table-cell>
          <table:table-cell office:value-type="float" office:value="0.0302443296037035" calcext:value-type="float">
            <text:p>0.0302443296037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6306746994301" calcext:value-type="float">
            <text:p>0.666306746994301</text:p>
          </table:table-cell>
          <table:table-cell office:value-type="float" office:value="1.3220978324025" calcext:value-type="float">
            <text:p>1.3220978324025</text:p>
          </table:table-cell>
          <table:table-cell office:value-type="float" office:value="0.4787400709314" calcext:value-type="float">
            <text:p>0.4787400709314</text:p>
          </table:table-cell>
          <table:table-cell office:value-type="float" office:value="0.0720704108015259" calcext:value-type="float">
            <text:p>0.072070410801526</text:p>
          </table:table-cell>
          <table:table-cell office:value-type="float" office:value="0.0552432929314499" calcext:value-type="float">
            <text:p>0.05524329293145</text:p>
          </table:table-cell>
          <table:table-cell office:value-type="float" office:value="0.0299798661533069" calcext:value-type="float">
            <text:p>0.0299798661533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43081080976919" calcext:value-type="float">
            <text:p>0.443081080976919</text:p>
          </table:table-cell>
          <table:table-cell office:value-type="float" office:value="1.35786471162195" calcext:value-type="float">
            <text:p>1.35786471162195</text:p>
          </table:table-cell>
          <table:table-cell office:value-type="float" office:value="0.498830408638149" calcext:value-type="float">
            <text:p>0.498830408638149</text:p>
          </table:table-cell>
          <table:table-cell office:value-type="float" office:value="0.0906310766276496" calcext:value-type="float">
            <text:p>0.09063107662765</text:p>
          </table:table-cell>
          <table:table-cell office:value-type="float" office:value="0.0688147448879978" calcext:value-type="float">
            <text:p>0.068814744887998</text:p>
          </table:table-cell>
          <table:table-cell office:value-type="float" office:value="0.036597028867818" calcext:value-type="float">
            <text:p>0.03659702886781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526801588337" calcext:value-type="float">
            <text:p>0.54526801588337</text:p>
          </table:table-cell>
          <table:table-cell office:value-type="float" office:value="1.26708148440909" calcext:value-type="float">
            <text:p>1.26708148440909</text:p>
          </table:table-cell>
          <table:table-cell office:value-type="float" office:value="0.480827576290529" calcext:value-type="float">
            <text:p>0.480827576290529</text:p>
          </table:table-cell>
          <table:table-cell office:value-type="float" office:value="0.0731585162349591" calcext:value-type="float">
            <text:p>0.073158516234959</text:p>
          </table:table-cell>
          <table:table-cell office:value-type="float" office:value="0.0566160120910066" calcext:value-type="float">
            <text:p>0.056616012091007</text:p>
          </table:table-cell>
          <table:table-cell office:value-type="float" office:value="0.0322312149739739" calcext:value-type="float">
            <text:p>0.0322312149739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3639331123693" calcext:value-type="float">
            <text:p>0.533639331123693</text:p>
          </table:table-cell>
          <table:table-cell office:value-type="float" office:value="1.26727897639316" calcext:value-type="float">
            <text:p>1.26727897639316</text:p>
          </table:table-cell>
          <table:table-cell office:value-type="float" office:value="0.481006967644723" calcext:value-type="float">
            <text:p>0.481006967644723</text:p>
          </table:table-cell>
          <table:table-cell office:value-type="float" office:value="0.0736953182779966" calcext:value-type="float">
            <text:p>0.073695318277997</text:p>
          </table:table-cell>
          <table:table-cell office:value-type="float" office:value="0.0566372178721172" calcext:value-type="float">
            <text:p>0.056637217872117</text:p>
          </table:table-cell>
          <table:table-cell office:value-type="float" office:value="0.0322561537260119" calcext:value-type="float">
            <text:p>0.0322561537260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9971872381178" calcext:value-type="float">
            <text:p>0.539971872381178</text:p>
          </table:table-cell>
          <table:table-cell office:value-type="float" office:value="1.26727227965806" calcext:value-type="float">
            <text:p>1.26727227965806</text:p>
          </table:table-cell>
          <table:table-cell office:value-type="float" office:value="0.480860941452635" calcext:value-type="float">
            <text:p>0.480860941452635</text:p>
          </table:table-cell>
          <table:table-cell office:value-type="float" office:value="0.0734196124303649" calcext:value-type="float">
            <text:p>0.073419612430365</text:p>
          </table:table-cell>
          <table:table-cell office:value-type="float" office:value="0.0566203988842746" calcext:value-type="float">
            <text:p>0.056620398884275</text:p>
          </table:table-cell>
          <table:table-cell office:value-type="float" office:value="0.032236086122948" calcext:value-type="float">
            <text:p>0.0322360861229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1868927932633" calcext:value-type="float">
            <text:p>0.731868927932633</text:p>
          </table:table-cell>
          <table:table-cell office:value-type="float" office:value="1.26199910290167" calcext:value-type="float">
            <text:p>1.26199910290167</text:p>
          </table:table-cell>
          <table:table-cell office:value-type="float" office:value="0.478756831374309" calcext:value-type="float">
            <text:p>0.478756831374309</text:p>
          </table:table-cell>
          <table:table-cell office:value-type="float" office:value="0.0718074348352379" calcext:value-type="float">
            <text:p>0.071807434835238</text:p>
          </table:table-cell>
          <table:table-cell office:value-type="float" office:value="0.0563773395710887" calcext:value-type="float">
            <text:p>0.056377339571089</text:p>
          </table:table-cell>
          <table:table-cell office:value-type="float" office:value="0.0319526447760573" calcext:value-type="float">
            <text:p>0.0319526447760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73384723082602" calcext:value-type="float">
            <text:p>0.573384723082602</text:p>
          </table:table-cell>
          <table:table-cell office:value-type="float" office:value="1.23711361510801" calcext:value-type="float">
            <text:p>1.23711361510801</text:p>
          </table:table-cell>
          <table:table-cell office:value-type="float" office:value="0.462954793928666" calcext:value-type="float">
            <text:p>0.462954793928666</text:p>
          </table:table-cell>
          <table:table-cell office:value-type="float" office:value="0.0734428835863975" calcext:value-type="float">
            <text:p>0.073442883586398</text:p>
          </table:table-cell>
          <table:table-cell office:value-type="float" office:value="0.0603430906866537" calcext:value-type="float">
            <text:p>0.060343090686654</text:p>
          </table:table-cell>
          <table:table-cell office:value-type="float" office:value="0.0317311120185072" calcext:value-type="float">
            <text:p>0.03173111201850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8208617186445" calcext:value-type="float">
            <text:p>0.588208617186445</text:p>
          </table:table-cell>
          <table:table-cell office:value-type="float" office:value="1.24886776980673" calcext:value-type="float">
            <text:p>1.24886776980673</text:p>
          </table:table-cell>
          <table:table-cell office:value-type="float" office:value="0.438108242058434" calcext:value-type="float">
            <text:p>0.438108242058434</text:p>
          </table:table-cell>
          <table:table-cell office:value-type="float" office:value="0.0730161139351653" calcext:value-type="float">
            <text:p>0.073016113935165</text:p>
          </table:table-cell>
          <table:table-cell office:value-type="float" office:value="0.0547714915266872" calcext:value-type="float">
            <text:p>0.054771491526687</text:p>
          </table:table-cell>
          <table:table-cell office:value-type="float" office:value="0.027737441289693" calcext:value-type="float">
            <text:p>0.027737441289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82178755995257" calcext:value-type="float">
            <text:p>0.582178755995257</text:p>
          </table:table-cell>
          <table:table-cell office:value-type="float" office:value="1.24896342594037" calcext:value-type="float">
            <text:p>1.24896342594037</text:p>
          </table:table-cell>
          <table:table-cell office:value-type="float" office:value="0.438156830992295" calcext:value-type="float">
            <text:p>0.438156830992295</text:p>
          </table:table-cell>
          <table:table-cell office:value-type="float" office:value="0.0733826250834223" calcext:value-type="float">
            <text:p>0.073382625083422</text:p>
          </table:table-cell>
          <table:table-cell office:value-type="float" office:value="0.0547798234038493" calcext:value-type="float">
            <text:p>0.054779823403849</text:p>
          </table:table-cell>
          <table:table-cell office:value-type="float" office:value="0.0277441044604731" calcext:value-type="float">
            <text:p>0.0277441044604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85724756451883" calcext:value-type="float">
            <text:p>0.585724756451883</text:p>
          </table:table-cell>
          <table:table-cell office:value-type="float" office:value="1.2489697766277" calcext:value-type="float">
            <text:p>1.2489697766277</text:p>
          </table:table-cell>
          <table:table-cell office:value-type="float" office:value="0.438082675504016" calcext:value-type="float">
            <text:p>0.438082675504016</text:p>
          </table:table-cell>
          <table:table-cell office:value-type="float" office:value="0.0732081956111575" calcext:value-type="float">
            <text:p>0.073208195611158</text:p>
          </table:table-cell>
          <table:table-cell office:value-type="float" office:value="0.0547707957483788" calcext:value-type="float">
            <text:p>0.054770795748379</text:p>
          </table:table-cell>
          <table:table-cell office:value-type="float" office:value="0.0277344499621393" calcext:value-type="float">
            <text:p>0.0277344499621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7943543127604" calcext:value-type="float">
            <text:p>0.757943543127604</text:p>
          </table:table-cell>
          <table:table-cell office:value-type="float" office:value="1.24435064734754" calcext:value-type="float">
            <text:p>1.24435064734754</text:p>
          </table:table-cell>
          <table:table-cell office:value-type="float" office:value="0.436360288720722" calcext:value-type="float">
            <text:p>0.436360288720722</text:p>
          </table:table-cell>
          <table:table-cell office:value-type="float" office:value="0.0719672966798084" calcext:value-type="float">
            <text:p>0.071967296679808</text:p>
          </table:table-cell>
          <table:table-cell office:value-type="float" office:value="0.0545626136445505" calcext:value-type="float">
            <text:p>0.054562613644551</text:p>
          </table:table-cell>
          <table:table-cell office:value-type="float" office:value="0.027515425030365" calcext:value-type="float">
            <text:p>0.0275154250303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25687416163445" calcext:value-type="float">
            <text:p>0.525687416163445</text:p>
          </table:table-cell>
          <table:table-cell office:value-type="float" office:value="1.29676046170098" calcext:value-type="float">
            <text:p>1.29676046170098</text:p>
          </table:table-cell>
          <table:table-cell office:value-type="float" office:value="0.46104767492766" calcext:value-type="float">
            <text:p>0.46104767492766</text:p>
          </table:table-cell>
          <table:table-cell office:value-type="float" office:value="0.0996114451243417" calcext:value-type="float">
            <text:p>0.099611445124342</text:p>
          </table:table-cell>
          <table:table-cell office:value-type="float" office:value="0.0757483794102997" calcext:value-type="float">
            <text:p>0.0757483794103</text:p>
          </table:table-cell>
          <table:table-cell office:value-type="float" office:value="0.0379046496859864" calcext:value-type="float">
            <text:p>0.03790464968598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327301341188" calcext:value-type="float">
            <text:p>0.58327301341188</text:p>
          </table:table-cell>
          <table:table-cell office:value-type="float" office:value="1.27404775409637" calcext:value-type="float">
            <text:p>1.27404775409637</text:p>
          </table:table-cell>
          <table:table-cell office:value-type="float" office:value="0.464100667521459" calcext:value-type="float">
            <text:p>0.464100667521459</text:p>
          </table:table-cell>
          <table:table-cell office:value-type="float" office:value="0.0723638118674368" calcext:value-type="float">
            <text:p>0.072363811867437</text:p>
          </table:table-cell>
          <table:table-cell office:value-type="float" office:value="0.0553006806546101" calcext:value-type="float">
            <text:p>0.05530068065461</text:p>
          </table:table-cell>
          <table:table-cell office:value-type="float" office:value="0.0302423931921179" calcext:value-type="float">
            <text:p>0.0302423931921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691134379647" calcext:value-type="float">
            <text:p>0.59691134379647</text:p>
          </table:table-cell>
          <table:table-cell office:value-type="float" office:value="1.27355457405201" calcext:value-type="float">
            <text:p>1.27355457405201</text:p>
          </table:table-cell>
          <table:table-cell office:value-type="float" office:value="0.463751532765203" calcext:value-type="float">
            <text:p>0.463751532765203</text:p>
          </table:table-cell>
          <table:table-cell office:value-type="float" office:value="0.072514341639574" calcext:value-type="float">
            <text:p>0.072514341639574</text:p>
          </table:table-cell>
          <table:table-cell office:value-type="float" office:value="0.0552594197964881" calcext:value-type="float">
            <text:p>0.055259419796488</text:p>
          </table:table-cell>
          <table:table-cell office:value-type="float" office:value="0.0301968588238841" calcext:value-type="float">
            <text:p>0.0301968588238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1358569724099" calcext:value-type="float">
            <text:p>0.581358569724099</text:p>
          </table:table-cell>
          <table:table-cell office:value-type="float" office:value="1.27362539759196" calcext:value-type="float">
            <text:p>1.27362539759196</text:p>
          </table:table-cell>
          <table:table-cell office:value-type="float" office:value="0.464070140164223" calcext:value-type="float">
            <text:p>0.464070140164223</text:p>
          </table:table-cell>
          <table:table-cell office:value-type="float" office:value="0.0725636189125433" calcext:value-type="float">
            <text:p>0.072563618912543</text:p>
          </table:table-cell>
          <table:table-cell office:value-type="float" office:value="0.0552965514155276" calcext:value-type="float">
            <text:p>0.055296551415528</text:p>
          </table:table-cell>
          <table:table-cell office:value-type="float" office:value="0.0302386942693605" calcext:value-type="float">
            <text:p>0.0302386942693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63336831820778" calcext:value-type="float">
            <text:p>0.763336831820778</text:p>
          </table:table-cell>
          <table:table-cell office:value-type="float" office:value="1.26864561556266" calcext:value-type="float">
            <text:p>1.26864561556266</text:p>
          </table:table-cell>
          <table:table-cell office:value-type="float" office:value="0.462163682816944" calcext:value-type="float">
            <text:p>0.462163682816944</text:p>
          </table:table-cell>
          <table:table-cell office:value-type="float" office:value="0.0711432339490782" calcext:value-type="float">
            <text:p>0.071143233949078</text:p>
          </table:table-cell>
          <table:table-cell office:value-type="float" office:value="0.0550738589544135" calcext:value-type="float">
            <text:p>0.055073858954414</text:p>
          </table:table-cell>
          <table:table-cell office:value-type="float" office:value="0.0299891397686278" calcext:value-type="float">
            <text:p>0.0299891397686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33902942834313" calcext:value-type="float">
            <text:p>0.633902942834313</text:p>
          </table:table-cell>
          <table:table-cell office:value-type="float" office:value="1.24188960469897" calcext:value-type="float">
            <text:p>1.24188960469897</text:p>
          </table:table-cell>
          <table:table-cell office:value-type="float" office:value="0.465593222869603" calcext:value-type="float">
            <text:p>0.465593222869603</text:p>
          </table:table-cell>
          <table:table-cell office:value-type="float" office:value="0.07366584286895" calcext:value-type="float">
            <text:p>0.07366584286895</text:p>
          </table:table-cell>
          <table:table-cell office:value-type="float" office:value="0.0580391909790712" calcext:value-type="float">
            <text:p>0.058039190979071</text:p>
          </table:table-cell>
          <table:table-cell office:value-type="float" office:value="0.0308765130064253" calcext:value-type="float">
            <text:p>0.0308765130064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6073586523569" calcext:value-type="float">
            <text:p>0.426073586523569</text:p>
          </table:table-cell>
          <table:table-cell office:value-type="float" office:value="1.31685312104254" calcext:value-type="float">
            <text:p>1.31685312104254</text:p>
          </table:table-cell>
          <table:table-cell office:value-type="float" office:value="0.562144929000238" calcext:value-type="float">
            <text:p>0.562144929000238</text:p>
          </table:table-cell>
          <table:table-cell office:value-type="float" office:value="0.0769869326613492" calcext:value-type="float">
            <text:p>0.076986932661349</text:p>
          </table:table-cell>
          <table:table-cell office:value-type="float" office:value="0.0590040690582953" calcext:value-type="float">
            <text:p>0.059004069058295</text:p>
          </table:table-cell>
          <table:table-cell office:value-type="float" office:value="0.0369725347705259" calcext:value-type="float">
            <text:p>0.0369725347705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4435104896565" calcext:value-type="float">
            <text:p>0.434435104896565</text:p>
          </table:table-cell>
          <table:table-cell office:value-type="float" office:value="1.31639076638727" calcext:value-type="float">
            <text:p>1.31639076638727</text:p>
          </table:table-cell>
          <table:table-cell office:value-type="float" office:value="0.561837937020172" calcext:value-type="float">
            <text:p>0.561837937020172</text:p>
          </table:table-cell>
          <table:table-cell office:value-type="float" office:value="0.0772579089586765" calcext:value-type="float">
            <text:p>0.077257908958677</text:p>
          </table:table-cell>
          <table:table-cell office:value-type="float" office:value="0.0589725719442073" calcext:value-type="float">
            <text:p>0.058972571944207</text:p>
          </table:table-cell>
          <table:table-cell office:value-type="float" office:value="0.0369323321298229" calcext:value-type="float">
            <text:p>0.0369323321298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5866010488142" calcext:value-type="float">
            <text:p>0.425866010488142</text:p>
          </table:table-cell>
          <table:table-cell office:value-type="float" office:value="1.31640484763648" calcext:value-type="float">
            <text:p>1.31640484763648</text:p>
          </table:table-cell>
          <table:table-cell office:value-type="float" office:value="0.562045917478614" calcext:value-type="float">
            <text:p>0.562045917478614</text:p>
          </table:table-cell>
          <table:table-cell office:value-type="float" office:value="0.0772058567900841" calcext:value-type="float">
            <text:p>0.077205856790084</text:p>
          </table:table-cell>
          <table:table-cell office:value-type="float" office:value="0.0589939587526224" calcext:value-type="float">
            <text:p>0.058993958752622</text:p>
          </table:table-cell>
          <table:table-cell office:value-type="float" office:value="0.0369598487388778" calcext:value-type="float">
            <text:p>0.0369598487388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4354358596237" calcext:value-type="float">
            <text:p>0.644354358596237</text:p>
          </table:table-cell>
          <table:table-cell office:value-type="float" office:value="1.31052335095997" calcext:value-type="float">
            <text:p>1.31052335095997</text:p>
          </table:table-cell>
          <table:table-cell office:value-type="float" office:value="0.5593733872279" calcext:value-type="float">
            <text:p>0.5593733872279</text:p>
          </table:table-cell>
          <table:table-cell office:value-type="float" office:value="0.0753144405659559" calcext:value-type="float">
            <text:p>0.075314440565956</text:p>
          </table:table-cell>
          <table:table-cell office:value-type="float" office:value="0.0587215789363511" calcext:value-type="float">
            <text:p>0.058721578936351</text:p>
          </table:table-cell>
          <table:table-cell office:value-type="float" office:value="0.036606512703739" calcext:value-type="float">
            <text:p>0.0366065127037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003960439515" calcext:value-type="float">
            <text:p>0.38003960439515</text:p>
          </table:table-cell>
          <table:table-cell office:value-type="float" office:value="1.35986822946135" calcext:value-type="float">
            <text:p>1.35986822946135</text:p>
          </table:table-cell>
          <table:table-cell office:value-type="float" office:value="0.589118492833401" calcext:value-type="float">
            <text:p>0.589118492833401</text:p>
          </table:table-cell>
          <table:table-cell office:value-type="float" office:value="0.0916270074691825" calcext:value-type="float">
            <text:p>0.091627007469183</text:p>
          </table:table-cell>
          <table:table-cell office:value-type="float" office:value="0.0718180276235749" calcext:value-type="float">
            <text:p>0.071818027623575</text:p>
          </table:table-cell>
          <table:table-cell office:value-type="float" office:value="0.0476386162201776" calcext:value-type="float">
            <text:p>0.04763861622017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4663640773046" calcext:value-type="float">
            <text:p>0.594663640773046</text:p>
          </table:table-cell>
          <table:table-cell office:value-type="float" office:value="1.26096144171071" calcext:value-type="float">
            <text:p>1.26096144171071</text:p>
          </table:table-cell>
          <table:table-cell office:value-type="float" office:value="0.474479439240757" calcext:value-type="float">
            <text:p>0.474479439240757</text:p>
          </table:table-cell>
          <table:table-cell office:value-type="float" office:value="0.075181699005894" calcext:value-type="float">
            <text:p>0.075181699005894</text:p>
          </table:table-cell>
          <table:table-cell office:value-type="float" office:value="0.056301634941492" calcext:value-type="float">
            <text:p>0.056301634941492</text:p>
          </table:table-cell>
          <table:table-cell office:value-type="float" office:value="0.0303241849415817" calcext:value-type="float">
            <text:p>0.0303241849415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0454205140192" calcext:value-type="float">
            <text:p>0.580454205140192</text:p>
          </table:table-cell>
          <table:table-cell office:value-type="float" office:value="1.26125858192407" calcext:value-type="float">
            <text:p>1.26125858192407</text:p>
          </table:table-cell>
          <table:table-cell office:value-type="float" office:value="0.474719913007318" calcext:value-type="float">
            <text:p>0.474719913007318</text:p>
          </table:table-cell>
          <table:table-cell office:value-type="float" office:value="0.0757097738502283" calcext:value-type="float">
            <text:p>0.075709773850228</text:p>
          </table:table-cell>
          <table:table-cell office:value-type="float" office:value="0.0563298773667213" calcext:value-type="float">
            <text:p>0.056329877366721</text:p>
          </table:table-cell>
          <table:table-cell office:value-type="float" office:value="0.0303559167573978" calcext:value-type="float">
            <text:p>0.0303559167573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9436960004495" calcext:value-type="float">
            <text:p>0.589436960004495</text:p>
          </table:table-cell>
          <table:table-cell office:value-type="float" office:value="1.26126351948436" calcext:value-type="float">
            <text:p>1.26126351948436</text:p>
          </table:table-cell>
          <table:table-cell office:value-type="float" office:value="0.474509658550327" calcext:value-type="float">
            <text:p>0.474509658550327</text:p>
          </table:table-cell>
          <table:table-cell office:value-type="float" office:value="0.0754302595955751" calcext:value-type="float">
            <text:p>0.075430259595575</text:p>
          </table:table-cell>
          <table:table-cell office:value-type="float" office:value="0.0563055235895592" calcext:value-type="float">
            <text:p>0.056305523589559</text:p>
          </table:table-cell>
          <table:table-cell office:value-type="float" office:value="0.0303284480733005" calcext:value-type="float">
            <text:p>0.0303284480733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78531930279786" calcext:value-type="float">
            <text:p>0.778531930279786</text:p>
          </table:table-cell>
          <table:table-cell office:value-type="float" office:value="1.25603996433064" calcext:value-type="float">
            <text:p>1.25603996433064</text:p>
          </table:table-cell>
          <table:table-cell office:value-type="float" office:value="0.472408848091894" calcext:value-type="float">
            <text:p>0.472408848091894</text:p>
          </table:table-cell>
          <table:table-cell office:value-type="float" office:value="0.0739718786734345" calcext:value-type="float">
            <text:p>0.073971878673435</text:p>
          </table:table-cell>
          <table:table-cell office:value-type="float" office:value="0.0560654949732229" calcext:value-type="float">
            <text:p>0.056065494973223</text:p>
          </table:table-cell>
          <table:table-cell office:value-type="float" office:value="0.0300586551935811" calcext:value-type="float">
            <text:p>0.0300586551935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8465916549087" calcext:value-type="float">
            <text:p>0.58465916549087</text:p>
          </table:table-cell>
          <table:table-cell office:value-type="float" office:value="1.26557702733988" calcext:value-type="float">
            <text:p>1.26557702733988</text:p>
          </table:table-cell>
          <table:table-cell office:value-type="float" office:value="0.479928678298794" calcext:value-type="float">
            <text:p>0.479928678298794</text:p>
          </table:table-cell>
          <table:table-cell office:value-type="float" office:value="0.0882662591956324" calcext:value-type="float">
            <text:p>0.088266259195633</text:p>
          </table:table-cell>
          <table:table-cell office:value-type="float" office:value="0.0649207894493311" calcext:value-type="float">
            <text:p>0.064920789449331</text:p>
          </table:table-cell>
          <table:table-cell office:value-type="float" office:value="0.0372949551311528" calcext:value-type="float">
            <text:p>0.03729495513115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6303831484836" calcext:value-type="float">
            <text:p>0.436303831484836</text:p>
          </table:table-cell>
          <table:table-cell office:value-type="float" office:value="1.30504372254606" calcext:value-type="float">
            <text:p>1.30504372254606</text:p>
          </table:table-cell>
          <table:table-cell office:value-type="float" office:value="0.477502657044875" calcext:value-type="float">
            <text:p>0.477502657044875</text:p>
          </table:table-cell>
          <table:table-cell office:value-type="float" office:value="0.0694654660738812" calcext:value-type="float">
            <text:p>0.069465466073881</text:p>
          </table:table-cell>
          <table:table-cell office:value-type="float" office:value="0.0536790454316364" calcext:value-type="float">
            <text:p>0.053679045431636</text:p>
          </table:table-cell>
          <table:table-cell office:value-type="float" office:value="0.0299387224045333" calcext:value-type="float">
            <text:p>0.0299387224045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0955890511823" calcext:value-type="float">
            <text:p>0.420955890511823</text:p>
          </table:table-cell>
          <table:table-cell office:value-type="float" office:value="1.30540530157519" calcext:value-type="float">
            <text:p>1.30540530157519</text:p>
          </table:table-cell>
          <table:table-cell office:value-type="float" office:value="0.477752973374853" calcext:value-type="float">
            <text:p>0.477752973374853</text:p>
          </table:table-cell>
          <table:table-cell office:value-type="float" office:value="0.0700222138472382" calcext:value-type="float">
            <text:p>0.070022213847238</text:p>
          </table:table-cell>
          <table:table-cell office:value-type="float" office:value="0.0537072761952897" calcext:value-type="float">
            <text:p>0.05370727619529</text:p>
          </table:table-cell>
          <table:table-cell office:value-type="float" office:value="0.029971048604683" calcext:value-type="float">
            <text:p>0.0299710486046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792916373198" calcext:value-type="float">
            <text:p>0.42792916373198</text:p>
          </table:table-cell>
          <table:table-cell office:value-type="float" office:value="1.30539753595561" calcext:value-type="float">
            <text:p>1.30539753595561</text:p>
          </table:table-cell>
          <table:table-cell office:value-type="float" office:value="0.477596793555585" calcext:value-type="float">
            <text:p>0.477596793555585</text:p>
          </table:table-cell>
          <table:table-cell office:value-type="float" office:value="0.0697549448660473" calcext:value-type="float">
            <text:p>0.069754944866047</text:p>
          </table:table-cell>
          <table:table-cell office:value-type="float" office:value="0.0536901463608426" calcext:value-type="float">
            <text:p>0.053690146360843</text:p>
          </table:table-cell>
          <table:table-cell office:value-type="float" office:value="0.029950983395419" calcext:value-type="float">
            <text:p>0.0299509833954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2024616932877" calcext:value-type="float">
            <text:p>0.622024616932877</text:p>
          </table:table-cell>
          <table:table-cell office:value-type="float" office:value="1.30006722318043" calcext:value-type="float">
            <text:p>1.30006722318043</text:p>
          </table:table-cell>
          <table:table-cell office:value-type="float" office:value="0.475548740371237" calcext:value-type="float">
            <text:p>0.475548740371237</text:p>
          </table:table-cell>
          <table:table-cell office:value-type="float" office:value="0.0682347679345484" calcext:value-type="float">
            <text:p>0.068234767934549</text:p>
          </table:table-cell>
          <table:table-cell office:value-type="float" office:value="0.0534634915613669" calcext:value-type="float">
            <text:p>0.053463491561367</text:p>
          </table:table-cell>
          <table:table-cell office:value-type="float" office:value="0.0296928135298158" calcext:value-type="float">
            <text:p>0.0296928135298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4657412061243" calcext:value-type="float">
            <text:p>0.414657412061243</text:p>
          </table:table-cell>
          <table:table-cell office:value-type="float" office:value="1.31225454842095" calcext:value-type="float">
            <text:p>1.31225454842095</text:p>
          </table:table-cell>
          <table:table-cell office:value-type="float" office:value="0.487293798554978" calcext:value-type="float">
            <text:p>0.487293798554978</text:p>
          </table:table-cell>
          <table:table-cell office:value-type="float" office:value="0.0904302859620311" calcext:value-type="float">
            <text:p>0.090430285962031</text:p>
          </table:table-cell>
          <table:table-cell office:value-type="float" office:value="0.0695572282073391" calcext:value-type="float">
            <text:p>0.069557228207339</text:p>
          </table:table-cell>
          <table:table-cell office:value-type="float" office:value="0.0357553066256542" calcext:value-type="float">
            <text:p>0.03575530662565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95231264806004" calcext:value-type="float">
            <text:p>0.695231264806004</text:p>
          </table:table-cell>
          <table:table-cell office:value-type="float" office:value="1.15306003403055" calcext:value-type="float">
            <text:p>1.15306003403055</text:p>
          </table:table-cell>
          <table:table-cell office:value-type="float" office:value="0.460409368847541" calcext:value-type="float">
            <text:p>0.460409368847541</text:p>
          </table:table-cell>
          <table:table-cell office:value-type="float" office:value="0.0727125956186215" calcext:value-type="float">
            <text:p>0.072712595618622</text:p>
          </table:table-cell>
          <table:table-cell office:value-type="float" office:value="0.055067467497403" calcext:value-type="float">
            <text:p>0.055067467497403</text:p>
          </table:table-cell>
          <table:table-cell office:value-type="float" office:value="0.0301279028977739" calcext:value-type="float">
            <text:p>0.030127902897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72005234539774" calcext:value-type="float">
            <text:p>0.672005234539774</text:p>
          </table:table-cell>
          <table:table-cell office:value-type="float" office:value="1.1534912900517" calcext:value-type="float">
            <text:p>1.1534912900517</text:p>
          </table:table-cell>
          <table:table-cell office:value-type="float" office:value="0.460847012666175" calcext:value-type="float">
            <text:p>0.460847012666175</text:p>
          </table:table-cell>
          <table:table-cell office:value-type="float" office:value="0.0733858098401847" calcext:value-type="float">
            <text:p>0.073385809840185</text:p>
          </table:table-cell>
          <table:table-cell office:value-type="float" office:value="0.0551195146339685" calcext:value-type="float">
            <text:p>0.055119514633969</text:p>
          </table:table-cell>
          <table:table-cell office:value-type="float" office:value="0.030186533500885" calcext:value-type="float">
            <text:p>0.030186533500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869521235901" calcext:value-type="float">
            <text:p>0.6869521235901</text:p>
          </table:table-cell>
          <table:table-cell office:value-type="float" office:value="1.15355406142533" calcext:value-type="float">
            <text:p>1.15355406142533</text:p>
          </table:table-cell>
          <table:table-cell office:value-type="float" office:value="0.460504677278328" calcext:value-type="float">
            <text:p>0.460504677278328</text:p>
          </table:table-cell>
          <table:table-cell office:value-type="float" office:value="0.0730145851127132" calcext:value-type="float">
            <text:p>0.073014585112713</text:p>
          </table:table-cell>
          <table:table-cell office:value-type="float" office:value="0.0550790755385232" calcext:value-type="float">
            <text:p>0.055079075538523</text:p>
          </table:table-cell>
          <table:table-cell office:value-type="float" office:value="0.0301408536665802" calcext:value-type="float">
            <text:p>0.03014085366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73284000796817" calcext:value-type="float">
            <text:p>0.873284000796817</text:p>
          </table:table-cell>
          <table:table-cell office:value-type="float" office:value="1.14880012700708" calcext:value-type="float">
            <text:p>1.14880012700708</text:p>
          </table:table-cell>
          <table:table-cell office:value-type="float" office:value="0.458504453889261" calcext:value-type="float">
            <text:p>0.458504453889261</text:p>
          </table:table-cell>
          <table:table-cell office:value-type="float" office:value="0.0715077372001963" calcext:value-type="float">
            <text:p>0.071507737200196</text:p>
          </table:table-cell>
          <table:table-cell office:value-type="float" office:value="0.054846074086144" calcext:value-type="float">
            <text:p>0.054846074086144</text:p>
          </table:table-cell>
          <table:table-cell office:value-type="float" office:value="0.0298777647219894" calcext:value-type="float">
            <text:p>0.02987776472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0088564806091" calcext:value-type="float">
            <text:p>0.660088564806091</text:p>
          </table:table-cell>
          <table:table-cell office:value-type="float" office:value="1.17504877438468" calcext:value-type="float">
            <text:p>1.17504877438468</text:p>
          </table:table-cell>
          <table:table-cell office:value-type="float" office:value="0.439153310421708" calcext:value-type="float">
            <text:p>0.439153310421708</text:p>
          </table:table-cell>
          <table:table-cell office:value-type="float" office:value="0.0778699951923721" calcext:value-type="float">
            <text:p>0.077869995192372</text:p>
          </table:table-cell>
          <table:table-cell office:value-type="float" office:value="0.0591058783847251" calcext:value-type="float">
            <text:p>0.059105878384725</text:p>
          </table:table-cell>
          <table:table-cell office:value-type="float" office:value="0.0291513088909253" calcext:value-type="float">
            <text:p>0.0291513088909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66999553316" calcext:value-type="float">
            <text:p>0.53866999553316</text:p>
          </table:table-cell>
          <table:table-cell office:value-type="float" office:value="1.25665517518257" calcext:value-type="float">
            <text:p>1.25665517518257</text:p>
          </table:table-cell>
          <table:table-cell office:value-type="float" office:value="0.529691846435057" calcext:value-type="float">
            <text:p>0.529691846435057</text:p>
          </table:table-cell>
          <table:table-cell office:value-type="float" office:value="0.0758048993681692" calcext:value-type="float">
            <text:p>0.075804899368169</text:p>
          </table:table-cell>
          <table:table-cell office:value-type="float" office:value="0.0574596144315985" calcext:value-type="float">
            <text:p>0.057459614431599</text:p>
          </table:table-cell>
          <table:table-cell office:value-type="float" office:value="0.0332670944519632" calcext:value-type="float">
            <text:p>0.0332670944519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8849193170496" calcext:value-type="float">
            <text:p>0.548849193170496</text:p>
          </table:table-cell>
          <table:table-cell office:value-type="float" office:value="1.25624489113463" calcext:value-type="float">
            <text:p>1.25624489113463</text:p>
          </table:table-cell>
          <table:table-cell office:value-type="float" office:value="0.529353618686044" calcext:value-type="float">
            <text:p>0.529353618686044</text:p>
          </table:table-cell>
          <table:table-cell office:value-type="float" office:value="0.0760137431157366" calcext:value-type="float">
            <text:p>0.076013743115737</text:p>
          </table:table-cell>
          <table:table-cell office:value-type="float" office:value="0.0574240981202511" calcext:value-type="float">
            <text:p>0.057424098120251</text:p>
          </table:table-cell>
          <table:table-cell office:value-type="float" office:value="0.0332247036010083" calcext:value-type="float">
            <text:p>0.0332247036010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8712704492144" calcext:value-type="float">
            <text:p>0.538712704492144</text:p>
          </table:table-cell>
          <table:table-cell office:value-type="float" office:value="1.25622192159232" calcext:value-type="float">
            <text:p>1.25622192159232</text:p>
          </table:table-cell>
          <table:table-cell office:value-type="float" office:value="0.529592247186695" calcext:value-type="float">
            <text:p>0.529592247186695</text:p>
          </table:table-cell>
          <table:table-cell office:value-type="float" office:value="0.0760016967348893" calcext:value-type="float">
            <text:p>0.076001696734889</text:p>
          </table:table-cell>
          <table:table-cell office:value-type="float" office:value="0.0574494563452372" calcext:value-type="float">
            <text:p>0.057449456345237</text:p>
          </table:table-cell>
          <table:table-cell office:value-type="float" office:value="0.0332548834095629" calcext:value-type="float">
            <text:p>0.0332548834095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45369333501798" calcext:value-type="float">
            <text:p>0.745369333501798</text:p>
          </table:table-cell>
          <table:table-cell office:value-type="float" office:value="1.25074432904185" calcext:value-type="float">
            <text:p>1.25074432904185</text:p>
          </table:table-cell>
          <table:table-cell office:value-type="float" office:value="0.527153962344046" calcext:value-type="float">
            <text:p>0.527153962344046</text:p>
          </table:table-cell>
          <table:table-cell office:value-type="float" office:value="0.074370815085107" calcext:value-type="float">
            <text:p>0.074370815085107</text:p>
          </table:table-cell>
          <table:table-cell office:value-type="float" office:value="0.0571918700592182" calcext:value-type="float">
            <text:p>0.057191870059218</text:p>
          </table:table-cell>
          <table:table-cell office:value-type="float" office:value="0.0329471226464974" calcext:value-type="float">
            <text:p>0.0329471226464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58637815787133" calcext:value-type="float">
            <text:p>0.558637815787133</text:p>
          </table:table-cell>
          <table:table-cell office:value-type="float" office:value="1.24316114842398" calcext:value-type="float">
            <text:p>1.24316114842398</text:p>
          </table:table-cell>
          <table:table-cell office:value-type="float" office:value="0.55728568339631" calcext:value-type="float">
            <text:p>0.55728568339631</text:p>
          </table:table-cell>
          <table:table-cell office:value-type="float" office:value="0.0869147680322031" calcext:value-type="float">
            <text:p>0.086914768032203</text:p>
          </table:table-cell>
          <table:table-cell office:value-type="float" office:value="0.0712411319617645" calcext:value-type="float">
            <text:p>0.071241131961765</text:p>
          </table:table-cell>
          <table:table-cell office:value-type="float" office:value="0.0440714562878973" calcext:value-type="float">
            <text:p>0.04407145628789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0305794803643" calcext:value-type="float">
            <text:p>0.530305794803643</text:p>
          </table:table-cell>
          <table:table-cell office:value-type="float" office:value="1.23792691843895" calcext:value-type="float">
            <text:p>1.23792691843895</text:p>
          </table:table-cell>
          <table:table-cell office:value-type="float" office:value="0.429146344716379" calcext:value-type="float">
            <text:p>0.429146344716379</text:p>
          </table:table-cell>
          <table:table-cell office:value-type="float" office:value="0.0695957086151416" calcext:value-type="float">
            <text:p>0.069595708615142</text:p>
          </table:table-cell>
          <table:table-cell office:value-type="float" office:value="0.0538991734609439" calcext:value-type="float">
            <text:p>0.053899173460944</text:p>
          </table:table-cell>
          <table:table-cell office:value-type="float" office:value="0.0282811776410075" calcext:value-type="float">
            <text:p>0.0282811776410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18417052708762" calcext:value-type="float">
            <text:p>0.518417052708762</text:p>
          </table:table-cell>
          <table:table-cell office:value-type="float" office:value="1.23815617665168" calcext:value-type="float">
            <text:p>1.23815617665168</text:p>
          </table:table-cell>
          <table:table-cell office:value-type="float" office:value="0.429312748901924" calcext:value-type="float">
            <text:p>0.429312748901924</text:p>
          </table:table-cell>
          <table:table-cell office:value-type="float" office:value="0.0700872220026943" calcext:value-type="float">
            <text:p>0.070087222002694</text:p>
          </table:table-cell>
          <table:table-cell office:value-type="float" office:value="0.0539200739821597" calcext:value-type="float">
            <text:p>0.05392007398216</text:p>
          </table:table-cell>
          <table:table-cell office:value-type="float" office:value="0.0283037950560681" calcext:value-type="float">
            <text:p>0.0283037950560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21359865594132" calcext:value-type="float">
            <text:p>0.521359865594132</text:p>
          </table:table-cell>
          <table:table-cell office:value-type="float" office:value="1.23815173486995" calcext:value-type="float">
            <text:p>1.23815173486995</text:p>
          </table:table-cell>
          <table:table-cell office:value-type="float" office:value="0.42925655009386" calcext:value-type="float">
            <text:p>0.42925655009386</text:p>
          </table:table-cell>
          <table:table-cell office:value-type="float" office:value="0.069880239248932" calcext:value-type="float">
            <text:p>0.069880239248932</text:p>
          </table:table-cell>
          <table:table-cell office:value-type="float" office:value="0.0539129298711395" calcext:value-type="float">
            <text:p>0.05391292987114</text:p>
          </table:table-cell>
          <table:table-cell office:value-type="float" office:value="0.0282961174383757" calcext:value-type="float">
            <text:p>0.0282961174383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96781353780978" calcext:value-type="float">
            <text:p>0.696781353780978</text:p>
          </table:table-cell>
          <table:table-cell office:value-type="float" office:value="1.23342671091766" calcext:value-type="float">
            <text:p>1.23342671091766</text:p>
          </table:table-cell>
          <table:table-cell office:value-type="float" office:value="0.427549035557809" calcext:value-type="float">
            <text:p>0.427549035557809</text:p>
          </table:table-cell>
          <table:table-cell office:value-type="float" office:value="0.0684973659055868" calcext:value-type="float">
            <text:p>0.068497365905587</text:p>
          </table:table-cell>
          <table:table-cell office:value-type="float" office:value="0.0537009409564476" calcext:value-type="float">
            <text:p>0.053700940956448</text:p>
          </table:table-cell>
          <table:table-cell office:value-type="float" office:value="0.0280699693658541" calcext:value-type="float">
            <text:p>0.0280699693658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8070922373707" calcext:value-type="float">
            <text:p>0.58070922373707</text:p>
          </table:table-cell>
          <table:table-cell office:value-type="float" office:value="1.19046687823324" calcext:value-type="float">
            <text:p>1.19046687823324</text:p>
          </table:table-cell>
          <table:table-cell office:value-type="float" office:value="0.41688286092412" calcext:value-type="float">
            <text:p>0.41688286092412</text:p>
          </table:table-cell>
          <table:table-cell office:value-type="float" office:value="0.0723836144210756" calcext:value-type="float">
            <text:p>0.072383614421076</text:p>
          </table:table-cell>
          <table:table-cell office:value-type="float" office:value="0.0590169770412855" calcext:value-type="float">
            <text:p>0.059016977041286</text:p>
          </table:table-cell>
          <table:table-cell office:value-type="float" office:value="0.0296474684673194" calcext:value-type="float">
            <text:p>0.0296474684673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2235807248561" calcext:value-type="float">
            <text:p>0.412235807248561</text:p>
          </table:table-cell>
          <table:table-cell office:value-type="float" office:value="1.40570981096453" calcext:value-type="float">
            <text:p>1.40570981096453</text:p>
          </table:table-cell>
          <table:table-cell office:value-type="float" office:value="0.50761230430822" calcext:value-type="float">
            <text:p>0.50761230430822</text:p>
          </table:table-cell>
          <table:table-cell office:value-type="float" office:value="0.0762980738201546" calcext:value-type="float">
            <text:p>0.076298073820155</text:p>
          </table:table-cell>
          <table:table-cell office:value-type="float" office:value="0.0562570946522421" calcext:value-type="float">
            <text:p>0.056257094652242</text:p>
          </table:table-cell>
          <table:table-cell office:value-type="float" office:value="0.0326187944768607" calcext:value-type="float">
            <text:p>0.0326187944768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1102009702008" calcext:value-type="float">
            <text:p>0.401102009702008</text:p>
          </table:table-cell>
          <table:table-cell office:value-type="float" office:value="1.4059864654419" calcext:value-type="float">
            <text:p>1.4059864654419</text:p>
          </table:table-cell>
          <table:table-cell office:value-type="float" office:value="0.507781842378107" calcext:value-type="float">
            <text:p>0.507781842378107</text:p>
          </table:table-cell>
          <table:table-cell office:value-type="float" office:value="0.0768397310217249" calcext:value-type="float">
            <text:p>0.076839731021725</text:p>
          </table:table-cell>
          <table:table-cell office:value-type="float" office:value="0.0562748863608389" calcext:value-type="float">
            <text:p>0.056274886360839</text:p>
          </table:table-cell>
          <table:table-cell office:value-type="float" office:value="0.0326415967277806" calcext:value-type="float">
            <text:p>0.0326415967277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2550677982352" calcext:value-type="float">
            <text:p>0.402550677982352</text:p>
          </table:table-cell>
          <table:table-cell office:value-type="float" office:value="1.4059758806764" calcext:value-type="float">
            <text:p>1.4059758806764</text:p>
          </table:table-cell>
          <table:table-cell office:value-type="float" office:value="0.507744347212939" calcext:value-type="float">
            <text:p>0.507744347212939</text:p>
          </table:table-cell>
          <table:table-cell office:value-type="float" office:value="0.0766199817917397" calcext:value-type="float">
            <text:p>0.07661998179174</text:p>
          </table:table-cell>
          <table:table-cell office:value-type="float" office:value="0.0562709034824342" calcext:value-type="float">
            <text:p>0.056270903482434</text:p>
          </table:table-cell>
          <table:table-cell office:value-type="float" office:value="0.0326364161032712" calcext:value-type="float">
            <text:p>0.0326364161032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0066890578464" calcext:value-type="float">
            <text:p>0.610066890578464</text:p>
          </table:table-cell>
          <table:table-cell office:value-type="float" office:value="1.39946551673204" calcext:value-type="float">
            <text:p>1.39946551673204</text:p>
          </table:table-cell>
          <table:table-cell office:value-type="float" office:value="0.505219719345145" calcext:value-type="float">
            <text:p>0.505219719345145</text:p>
          </table:table-cell>
          <table:table-cell office:value-type="float" office:value="0.0749238783614968" calcext:value-type="float">
            <text:p>0.074923878361497</text:p>
          </table:table-cell>
          <table:table-cell office:value-type="float" office:value="0.0560000397633658" calcext:value-type="float">
            <text:p>0.056000039763366</text:p>
          </table:table-cell>
          <table:table-cell office:value-type="float" office:value="0.0323102904090898" calcext:value-type="float">
            <text:p>0.032310290409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8977096772539" calcext:value-type="float">
            <text:p>0.418977096772539</text:p>
          </table:table-cell>
          <table:table-cell office:value-type="float" office:value="1.3962166774909" calcext:value-type="float">
            <text:p>1.3962166774909</text:p>
          </table:table-cell>
          <table:table-cell office:value-type="float" office:value="0.523617021306819" calcext:value-type="float">
            <text:p>0.523617021306819</text:p>
          </table:table-cell>
          <table:table-cell office:value-type="float" office:value="0.0824500174641059" calcext:value-type="float">
            <text:p>0.082450017464106</text:p>
          </table:table-cell>
          <table:table-cell office:value-type="float" office:value="0.0597944028815651" calcext:value-type="float">
            <text:p>0.059794402881565</text:p>
          </table:table-cell>
          <table:table-cell office:value-type="float" office:value="0.0387701536648894" calcext:value-type="float">
            <text:p>0.0387701536648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3492234398833" calcext:value-type="float">
            <text:p>0.543492234398833</text:p>
          </table:table-cell>
          <table:table-cell office:value-type="float" office:value="1.32085003979844" calcext:value-type="float">
            <text:p>1.32085003979844</text:p>
          </table:table-cell>
          <table:table-cell office:value-type="float" office:value="0.481067555922222" calcext:value-type="float">
            <text:p>0.481067555922222</text:p>
          </table:table-cell>
          <table:table-cell office:value-type="float" office:value="0.0733646081749536" calcext:value-type="float">
            <text:p>0.073364608174954</text:p>
          </table:table-cell>
          <table:table-cell office:value-type="float" office:value="0.0568839120634708" calcext:value-type="float">
            <text:p>0.056883912063471</text:p>
          </table:table-cell>
          <table:table-cell office:value-type="float" office:value="0.0307761393456494" calcext:value-type="float">
            <text:p>0.030776139345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2278398773709" calcext:value-type="float">
            <text:p>0.542278398773709</text:p>
          </table:table-cell>
          <table:table-cell office:value-type="float" office:value="1.32073046967153" calcext:value-type="float">
            <text:p>1.32073046967153</text:p>
          </table:table-cell>
          <table:table-cell office:value-type="float" office:value="0.481015142110916" calcext:value-type="float">
            <text:p>0.481015142110916</text:p>
          </table:table-cell>
          <table:table-cell office:value-type="float" office:value="0.0737207735518933" calcext:value-type="float">
            <text:p>0.073720773551893</text:p>
          </table:table-cell>
          <table:table-cell office:value-type="float" office:value="0.0568774661904016" calcext:value-type="float">
            <text:p>0.056877466190402</text:p>
          </table:table-cell>
          <table:table-cell office:value-type="float" office:value="0.030769895371696" calcext:value-type="float">
            <text:p>0.0307698953716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1060904089747" calcext:value-type="float">
            <text:p>0.541060904089747</text:p>
          </table:table-cell>
          <table:table-cell office:value-type="float" office:value="1.32073556148122" calcext:value-type="float">
            <text:p>1.32073556148122</text:p>
          </table:table-cell>
          <table:table-cell office:value-type="float" office:value="0.481043678919847" calcext:value-type="float">
            <text:p>0.481043678919847</text:p>
          </table:table-cell>
          <table:table-cell office:value-type="float" office:value="0.073574145341358" calcext:value-type="float">
            <text:p>0.073574145341358</text:p>
          </table:table-cell>
          <table:table-cell office:value-type="float" office:value="0.0568807011995363" calcext:value-type="float">
            <text:p>0.056880701199536</text:p>
          </table:table-cell>
          <table:table-cell office:value-type="float" office:value="0.0307733955346527" calcext:value-type="float">
            <text:p>0.0307733955346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0228412649447" calcext:value-type="float">
            <text:p>0.730228412649447</text:p>
          </table:table-cell>
          <table:table-cell office:value-type="float" office:value="1.31532440569635" calcext:value-type="float">
            <text:p>1.31532440569635</text:p>
          </table:table-cell>
          <table:table-cell office:value-type="float" office:value="0.478972463798806" calcext:value-type="float">
            <text:p>0.478972463798806</text:p>
          </table:table-cell>
          <table:table-cell office:value-type="float" office:value="0.0721057474751747" calcext:value-type="float">
            <text:p>0.072105747475175</text:p>
          </table:table-cell>
          <table:table-cell office:value-type="float" office:value="0.0566405226260992" calcext:value-type="float">
            <text:p>0.056640522626099</text:p>
          </table:table-cell>
          <table:table-cell office:value-type="float" office:value="0.03050718141621" calcext:value-type="float">
            <text:p>0.030507181416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13878217285033" calcext:value-type="float">
            <text:p>0.513878217285033</text:p>
          </table:table-cell>
          <table:table-cell office:value-type="float" office:value="1.34246338830177" calcext:value-type="float">
            <text:p>1.34246338830177</text:p>
          </table:table-cell>
          <table:table-cell office:value-type="float" office:value="0.499354627379986" calcext:value-type="float">
            <text:p>0.499354627379986</text:p>
          </table:table-cell>
          <table:table-cell office:value-type="float" office:value="0.0971476786730956" calcext:value-type="float">
            <text:p>0.097147678673096</text:p>
          </table:table-cell>
          <table:table-cell office:value-type="float" office:value="0.0763450992374526" calcext:value-type="float">
            <text:p>0.076345099237453</text:p>
          </table:table-cell>
          <table:table-cell office:value-type="float" office:value="0.0417033992308588" calcext:value-type="float">
            <text:p>0.04170339923085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8005281635097" calcext:value-type="float">
            <text:p>0.498005281635097</text:p>
          </table:table-cell>
          <table:table-cell office:value-type="float" office:value="1.36270588986589" calcext:value-type="float">
            <text:p>1.36270588986589</text:p>
          </table:table-cell>
          <table:table-cell office:value-type="float" office:value="0.486368358358942" calcext:value-type="float">
            <text:p>0.486368358358942</text:p>
          </table:table-cell>
          <table:table-cell office:value-type="float" office:value="0.0753684081755094" calcext:value-type="float">
            <text:p>0.075368408175509</text:p>
          </table:table-cell>
          <table:table-cell office:value-type="float" office:value="0.0585103887141356" calcext:value-type="float">
            <text:p>0.058510388714136</text:p>
          </table:table-cell>
          <table:table-cell office:value-type="float" office:value="0.032900735296185" calcext:value-type="float">
            <text:p>0.0329007352961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2054972004808" calcext:value-type="float">
            <text:p>0.492054972004808</text:p>
          </table:table-cell>
          <table:table-cell office:value-type="float" office:value="1.36285882468355" calcext:value-type="float">
            <text:p>1.36285882468355</text:p>
          </table:table-cell>
          <table:table-cell office:value-type="float" office:value="0.48641030466827" calcext:value-type="float">
            <text:p>0.48641030466827</text:p>
          </table:table-cell>
          <table:table-cell office:value-type="float" office:value="0.0758349644565875" calcext:value-type="float">
            <text:p>0.075834964456588</text:p>
          </table:table-cell>
          <table:table-cell office:value-type="float" office:value="0.0585149223612326" calcext:value-type="float">
            <text:p>0.058514922361233</text:p>
          </table:table-cell>
          <table:table-cell office:value-type="float" office:value="0.0329070945545529" calcext:value-type="float">
            <text:p>0.0329070945545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9867923734753" calcext:value-type="float">
            <text:p>0.489867923734753</text:p>
          </table:table-cell>
          <table:table-cell office:value-type="float" office:value="1.36286805361479" calcext:value-type="float">
            <text:p>1.36286805361479</text:p>
          </table:table-cell>
          <table:table-cell office:value-type="float" office:value="0.486466021344959" calcext:value-type="float">
            <text:p>0.486466021344959</text:p>
          </table:table-cell>
          <table:table-cell office:value-type="float" office:value="0.0756857711326078" calcext:value-type="float">
            <text:p>0.075685771132608</text:p>
          </table:table-cell>
          <table:table-cell office:value-type="float" office:value="0.0585212079699589" calcext:value-type="float">
            <text:p>0.058521207969959</text:p>
          </table:table-cell>
          <table:table-cell office:value-type="float" office:value="0.0329145040902574" calcext:value-type="float">
            <text:p>0.0329145040902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776478427016" calcext:value-type="float">
            <text:p>0.68776478427016</text:p>
          </table:table-cell>
          <table:table-cell office:value-type="float" office:value="1.35688233102323" calcext:value-type="float">
            <text:p>1.35688233102323</text:p>
          </table:table-cell>
          <table:table-cell office:value-type="float" office:value="0.48421952445067" calcext:value-type="float">
            <text:p>0.48421952445067</text:p>
          </table:table-cell>
          <table:table-cell office:value-type="float" office:value="0.0739781555761762" calcext:value-type="float">
            <text:p>0.073978155576176</text:p>
          </table:table-cell>
          <table:table-cell office:value-type="float" office:value="0.0582548979210916" calcext:value-type="float">
            <text:p>0.058254897921092</text:p>
          </table:table-cell>
          <table:table-cell office:value-type="float" office:value="0.032609038983047" calcext:value-type="float">
            <text:p>0.0326090389830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93248266179508" calcext:value-type="float">
            <text:p>0.493248266179508</text:p>
          </table:table-cell>
          <table:table-cell office:value-type="float" office:value="1.36324165186053" calcext:value-type="float">
            <text:p>1.36324165186053</text:p>
          </table:table-cell>
          <table:table-cell office:value-type="float" office:value="0.478744451275504" calcext:value-type="float">
            <text:p>0.478744451275504</text:p>
          </table:table-cell>
          <table:table-cell office:value-type="float" office:value="0.0780909569061134" calcext:value-type="float">
            <text:p>0.078090956906114</text:p>
          </table:table-cell>
          <table:table-cell office:value-type="float" office:value="0.0622728363652765" calcext:value-type="float">
            <text:p>0.062272836365277</text:p>
          </table:table-cell>
          <table:table-cell office:value-type="float" office:value="0.0329346422929548" calcext:value-type="float">
            <text:p>0.03293464229295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52774362305559" calcext:value-type="float">
            <text:p>0.652774362305559</text:p>
          </table:table-cell>
          <table:table-cell office:value-type="float" office:value="1.17739402825182" calcext:value-type="float">
            <text:p>1.17739402825182</text:p>
          </table:table-cell>
          <table:table-cell office:value-type="float" office:value="0.449193936799728" calcext:value-type="float">
            <text:p>0.449193936799728</text:p>
          </table:table-cell>
          <table:table-cell office:value-type="float" office:value="0.0678110698192708" calcext:value-type="float">
            <text:p>0.067811069819271</text:p>
          </table:table-cell>
          <table:table-cell office:value-type="float" office:value="0.0518451554495381" calcext:value-type="float">
            <text:p>0.051845155449538</text:p>
          </table:table-cell>
          <table:table-cell office:value-type="float" office:value="0.0274489737365401" calcext:value-type="float">
            <text:p>0.02744897373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0218031389733" calcext:value-type="float">
            <text:p>0.660218031389733</text:p>
          </table:table-cell>
          <table:table-cell office:value-type="float" office:value="1.17710716098237" calcext:value-type="float">
            <text:p>1.17710716098237</text:p>
          </table:table-cell>
          <table:table-cell office:value-type="float" office:value="0.448977673290924" calcext:value-type="float">
            <text:p>0.448977673290924</text:p>
          </table:table-cell>
          <table:table-cell office:value-type="float" office:value="0.0680006425919706" calcext:value-type="float">
            <text:p>0.068000642591971</text:p>
          </table:table-cell>
          <table:table-cell office:value-type="float" office:value="0.0518217831317949" calcext:value-type="float">
            <text:p>0.051821783131795</text:p>
          </table:table-cell>
          <table:table-cell office:value-type="float" office:value="0.0274226368980194" calcext:value-type="float">
            <text:p>0.027422636898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57789910185782" calcext:value-type="float">
            <text:p>0.657789910185782</text:p>
          </table:table-cell>
          <table:table-cell office:value-type="float" office:value="1.17710195300711" calcext:value-type="float">
            <text:p>1.17710195300711</text:p>
          </table:table-cell>
          <table:table-cell office:value-type="float" office:value="0.449026576270185" calcext:value-type="float">
            <text:p>0.449026576270185</text:p>
          </table:table-cell>
          <table:table-cell office:value-type="float" office:value="0.0679113960747927" calcext:value-type="float">
            <text:p>0.067911396074793</text:p>
          </table:table-cell>
          <table:table-cell office:value-type="float" office:value="0.0518272714945774" calcext:value-type="float">
            <text:p>0.051827271494578</text:p>
          </table:table-cell>
          <table:table-cell office:value-type="float" office:value="0.0274285631006401" calcext:value-type="float">
            <text:p>0.02742856310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26930709509206" calcext:value-type="float">
            <text:p>0.826930709509206</text:p>
          </table:table-cell>
          <table:table-cell office:value-type="float" office:value="1.17299297633631" calcext:value-type="float">
            <text:p>1.17299297633631</text:p>
          </table:table-cell>
          <table:table-cell office:value-type="float" office:value="0.447381999626687" calcext:value-type="float">
            <text:p>0.447381999626687</text:p>
          </table:table-cell>
          <table:table-cell office:value-type="float" office:value="0.0667301267642368" calcext:value-type="float">
            <text:p>0.066730126764237</text:p>
          </table:table-cell>
          <table:table-cell office:value-type="float" office:value="0.0516420616991495" calcext:value-type="float">
            <text:p>0.05164206169915</text:p>
          </table:table-cell>
          <table:table-cell office:value-type="float" office:value="0.027226801446371" calcext:value-type="float">
            <text:p>0.027226801446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294309619479" calcext:value-type="float">
            <text:p>0.666294309619479</text:p>
          </table:table-cell>
          <table:table-cell office:value-type="float" office:value="1.17228087413863" calcext:value-type="float">
            <text:p>1.17228087413863</text:p>
          </table:table-cell>
          <table:table-cell office:value-type="float" office:value="0.445003092504215" calcext:value-type="float">
            <text:p>0.445003092504215</text:p>
          </table:table-cell>
          <table:table-cell office:value-type="float" office:value="0.0699532900005605" calcext:value-type="float">
            <text:p>0.069953290000561</text:p>
          </table:table-cell>
          <table:table-cell office:value-type="float" office:value="0.054412989443585" calcext:value-type="float">
            <text:p>0.054412989443585</text:p>
          </table:table-cell>
          <table:table-cell office:value-type="float" office:value="0.0279159456433632" calcext:value-type="float">
            <text:p>0.0279159456433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1574030010409" calcext:value-type="float">
            <text:p>0.511574030010409</text:p>
          </table:table-cell>
          <table:table-cell office:value-type="float" office:value="1.2805310256131" calcext:value-type="float">
            <text:p>1.2805310256131</text:p>
          </table:table-cell>
          <table:table-cell office:value-type="float" office:value="0.477344207095088" calcext:value-type="float">
            <text:p>0.477344207095088</text:p>
          </table:table-cell>
          <table:table-cell office:value-type="float" office:value="0.0761702434079823" calcext:value-type="float">
            <text:p>0.076170243407982</text:p>
          </table:table-cell>
          <table:table-cell office:value-type="float" office:value="0.0586506312284255" calcext:value-type="float">
            <text:p>0.058650631228426</text:p>
          </table:table-cell>
          <table:table-cell office:value-type="float" office:value="0.0305349459744496" calcext:value-type="float">
            <text:p>0.030534945974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5621608973883" calcext:value-type="float">
            <text:p>0.495621608973883</text:p>
          </table:table-cell>
          <table:table-cell office:value-type="float" office:value="1.28094575349352" calcext:value-type="float">
            <text:p>1.28094575349352</text:p>
          </table:table-cell>
          <table:table-cell office:value-type="float" office:value="0.477610554738593" calcext:value-type="float">
            <text:p>0.477610554738593</text:p>
          </table:table-cell>
          <table:table-cell office:value-type="float" office:value="0.0767162504813111" calcext:value-type="float">
            <text:p>0.076716250481311</text:p>
          </table:table-cell>
          <table:table-cell office:value-type="float" office:value="0.0586825984270718" calcext:value-type="float">
            <text:p>0.058682598427072</text:p>
          </table:table-cell>
          <table:table-cell office:value-type="float" office:value="0.0305700524413586" calcext:value-type="float">
            <text:p>0.0305700524413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6276190478335" calcext:value-type="float">
            <text:p>0.496276190478335</text:p>
          </table:table-cell>
          <table:table-cell office:value-type="float" office:value="1.2809521961952" calcext:value-type="float">
            <text:p>1.2809521961952</text:p>
          </table:table-cell>
          <table:table-cell office:value-type="float" office:value="0.477596662711855" calcext:value-type="float">
            <text:p>0.477596662711855</text:p>
          </table:table-cell>
          <table:table-cell office:value-type="float" office:value="0.0765647228650636" calcext:value-type="float">
            <text:p>0.076564722865064</text:p>
          </table:table-cell>
          <table:table-cell office:value-type="float" office:value="0.0586808284516194" calcext:value-type="float">
            <text:p>0.058680828451619</text:p>
          </table:table-cell>
          <table:table-cell office:value-type="float" office:value="0.030568046542079" calcext:value-type="float">
            <text:p>0.0305680465420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7011842204478" calcext:value-type="float">
            <text:p>0.697011842204478</text:p>
          </table:table-cell>
          <table:table-cell office:value-type="float" office:value="1.2751478493573" calcext:value-type="float">
            <text:p>1.2751478493573</text:p>
          </table:table-cell>
          <table:table-cell office:value-type="float" office:value="0.475311470613668" calcext:value-type="float">
            <text:p>0.475311470613668</text:p>
          </table:table-cell>
          <table:table-cell office:value-type="float" office:value="0.0749562538279894" calcext:value-type="float">
            <text:p>0.074956253827989</text:p>
          </table:table-cell>
          <table:table-cell office:value-type="float" office:value="0.0584067451930592" calcext:value-type="float">
            <text:p>0.058406745193059</text:p>
          </table:table-cell>
          <table:table-cell office:value-type="float" office:value="0.0302740018668541" calcext:value-type="float">
            <text:p>0.0302740018668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4730604859292" calcext:value-type="float">
            <text:p>0.54730604859292</text:p>
          </table:table-cell>
          <table:table-cell office:value-type="float" office:value="1.25468791672145" calcext:value-type="float">
            <text:p>1.25468791672145</text:p>
          </table:table-cell>
          <table:table-cell office:value-type="float" office:value="0.443994285942444" calcext:value-type="float">
            <text:p>0.443994285942444</text:p>
          </table:table-cell>
          <table:table-cell office:value-type="float" office:value="0.0717128309747375" calcext:value-type="float">
            <text:p>0.071712830974738</text:p>
          </table:table-cell>
          <table:table-cell office:value-type="float" office:value="0.0566798423549776" calcext:value-type="float">
            <text:p>0.056679842354978</text:p>
          </table:table-cell>
          <table:table-cell office:value-type="float" office:value="0.0337460999222425" calcext:value-type="float">
            <text:p>0.03374609992224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3105148940276" calcext:value-type="float">
            <text:p>0.473105148940276</text:p>
          </table:table-cell>
          <table:table-cell office:value-type="float" office:value="1.30085841336367" calcext:value-type="float">
            <text:p>1.30085841336367</text:p>
          </table:table-cell>
          <table:table-cell office:value-type="float" office:value="0.605532973331816" calcext:value-type="float">
            <text:p>0.605532973331816</text:p>
          </table:table-cell>
          <table:table-cell office:value-type="float" office:value="0.0839365522309965" calcext:value-type="float">
            <text:p>0.083936552230997</text:p>
          </table:table-cell>
          <table:table-cell office:value-type="float" office:value="0.0633295124746797" calcext:value-type="float">
            <text:p>0.06332951247468</text:p>
          </table:table-cell>
          <table:table-cell office:value-type="float" office:value="0.0398050353440333" calcext:value-type="float">
            <text:p>0.0398050353440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1175964076687" calcext:value-type="float">
            <text:p>0.461175964076687</text:p>
          </table:table-cell>
          <table:table-cell office:value-type="float" office:value="1.30103110326051" calcext:value-type="float">
            <text:p>1.30103110326051</text:p>
          </table:table-cell>
          <table:table-cell office:value-type="float" office:value="0.605732732210603" calcext:value-type="float">
            <text:p>0.605732732210603</text:p>
          </table:table-cell>
          <table:table-cell office:value-type="float" office:value="0.0845221780847852" calcext:value-type="float">
            <text:p>0.084522178084785</text:p>
          </table:table-cell>
          <table:table-cell office:value-type="float" office:value="0.0633500383774692" calcext:value-type="float">
            <text:p>0.063350038377469</text:p>
          </table:table-cell>
          <table:table-cell office:value-type="float" office:value="0.0398327041589269" calcext:value-type="float">
            <text:p>0.0398327041589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1913996840439" calcext:value-type="float">
            <text:p>0.461913996840439</text:p>
          </table:table-cell>
          <table:table-cell office:value-type="float" office:value="1.3010385546484" calcext:value-type="float">
            <text:p>1.3010385546484</text:p>
          </table:table-cell>
          <table:table-cell office:value-type="float" office:value="0.605714454260569" calcext:value-type="float">
            <text:p>0.605714454260569</text:p>
          </table:table-cell>
          <table:table-cell office:value-type="float" office:value="0.0843431467059822" calcext:value-type="float">
            <text:p>0.084343146705982</text:p>
          </table:table-cell>
          <table:table-cell office:value-type="float" office:value="0.0633479866178796" calcext:value-type="float">
            <text:p>0.06334798661788</text:p>
          </table:table-cell>
          <table:table-cell office:value-type="float" office:value="0.0398299465051505" calcext:value-type="float">
            <text:p>0.0398299465051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07751144202178" calcext:value-type="float">
            <text:p>0.707751144202178</text:p>
          </table:table-cell>
          <table:table-cell office:value-type="float" office:value="1.29400799394883" calcext:value-type="float">
            <text:p>1.29400799394883</text:p>
          </table:table-cell>
          <table:table-cell office:value-type="float" office:value="0.602229594472284" calcext:value-type="float">
            <text:p>0.602229594472284</text:p>
          </table:table-cell>
          <table:table-cell office:value-type="float" office:value="0.082114967699949" calcext:value-type="float">
            <text:p>0.082114967699949</text:p>
          </table:table-cell>
          <table:table-cell office:value-type="float" office:value="0.0629943959954333" calcext:value-type="float">
            <text:p>0.062994395995433</text:p>
          </table:table-cell>
          <table:table-cell office:value-type="float" office:value="0.0393689801776754" calcext:value-type="float">
            <text:p>0.039368980177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09849432744329" calcext:value-type="float">
            <text:p>0.409849432744329</text:p>
          </table:table-cell>
          <table:table-cell office:value-type="float" office:value="1.34336379527795" calcext:value-type="float">
            <text:p>1.34336379527795</text:p>
          </table:table-cell>
          <table:table-cell office:value-type="float" office:value="0.615316350607407" calcext:value-type="float">
            <text:p>0.615316350607407</text:p>
          </table:table-cell>
          <table:table-cell office:value-type="float" office:value="0.105891146155008" calcext:value-type="float">
            <text:p>0.105891146155008</text:p>
          </table:table-cell>
          <table:table-cell office:value-type="float" office:value="0.0798360298252454" calcext:value-type="float">
            <text:p>0.079836029825245</text:p>
          </table:table-cell>
          <table:table-cell office:value-type="float" office:value="0.0493309264389693" calcext:value-type="float">
            <text:p>0.0493309264389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171270723325" calcext:value-type="float">
            <text:p>0.490171270723325</text:p>
          </table:table-cell>
          <table:table-cell office:value-type="float" office:value="1.28726279077754" calcext:value-type="float">
            <text:p>1.28726279077754</text:p>
          </table:table-cell>
          <table:table-cell office:value-type="float" office:value="0.551876168484945" calcext:value-type="float">
            <text:p>0.551876168484945</text:p>
          </table:table-cell>
          <table:table-cell office:value-type="float" office:value="0.0799021002315585" calcext:value-type="float">
            <text:p>0.079902100231559</text:p>
          </table:table-cell>
          <table:table-cell office:value-type="float" office:value="0.060632835332198" calcext:value-type="float">
            <text:p>0.060632835332198</text:p>
          </table:table-cell>
          <table:table-cell office:value-type="float" office:value="0.0356917806216222" calcext:value-type="float">
            <text:p>0.0356917806216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6036380703842" calcext:value-type="float">
            <text:p>0.476036380703842</text:p>
          </table:table-cell>
          <table:table-cell office:value-type="float" office:value="1.28762183849561" calcext:value-type="float">
            <text:p>1.28762183849561</text:p>
          </table:table-cell>
          <table:table-cell office:value-type="float" office:value="0.55213611172319" calcext:value-type="float">
            <text:p>0.55213611172319</text:p>
          </table:table-cell>
          <table:table-cell office:value-type="float" office:value="0.0804536680326933" calcext:value-type="float">
            <text:p>0.080453668032693</text:p>
          </table:table-cell>
          <table:table-cell office:value-type="float" office:value="0.060660021062976" calcext:value-type="float">
            <text:p>0.060660021062976</text:p>
          </table:table-cell>
          <table:table-cell office:value-type="float" office:value="0.0357266333160397" calcext:value-type="float">
            <text:p>0.035726633316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111753801431" calcext:value-type="float">
            <text:p>0.48111753801431</text:p>
          </table:table-cell>
          <table:table-cell office:value-type="float" office:value="1.28764753549646" calcext:value-type="float">
            <text:p>1.28764753549646</text:p>
          </table:table-cell>
          <table:table-cell office:value-type="float" office:value="0.551999099127589" calcext:value-type="float">
            <text:p>0.551999099127589</text:p>
          </table:table-cell>
          <table:table-cell office:value-type="float" office:value="0.0802331259915921" calcext:value-type="float">
            <text:p>0.080233125991592</text:p>
          </table:table-cell>
          <table:table-cell office:value-type="float" office:value="0.060645302200133" calcext:value-type="float">
            <text:p>0.060645302200133</text:p>
          </table:table-cell>
          <table:table-cell office:value-type="float" office:value="0.0357083938373797" calcext:value-type="float">
            <text:p>0.035708393837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3868634537232" calcext:value-type="float">
            <text:p>0.703868634537232</text:p>
          </table:table-cell>
          <table:table-cell office:value-type="float" office:value="1.28135983530003" calcext:value-type="float">
            <text:p>1.28135983530003</text:p>
          </table:table-cell>
          <table:table-cell office:value-type="float" office:value="0.549141063610433" calcext:value-type="float">
            <text:p>0.549141063610433</text:p>
          </table:table-cell>
          <table:table-cell office:value-type="float" office:value="0.0783530018927341" calcext:value-type="float">
            <text:p>0.078353001892734</text:p>
          </table:table-cell>
          <table:table-cell office:value-type="float" office:value="0.0603399764050375" calcext:value-type="float">
            <text:p>0.060339976405038</text:p>
          </table:table-cell>
          <table:table-cell office:value-type="float" office:value="0.0353366482141517" calcext:value-type="float">
            <text:p>0.035336648214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00300863095811" calcext:value-type="float">
            <text:p>0.500300863095811</text:p>
          </table:table-cell>
          <table:table-cell office:value-type="float" office:value="1.27069679416266" calcext:value-type="float">
            <text:p>1.27069679416266</text:p>
          </table:table-cell>
          <table:table-cell office:value-type="float" office:value="0.570116834910231" calcext:value-type="float">
            <text:p>0.570116834910231</text:p>
          </table:table-cell>
          <table:table-cell office:value-type="float" office:value="0.0954150477642338" calcext:value-type="float">
            <text:p>0.095415047764234</text:p>
          </table:table-cell>
          <table:table-cell office:value-type="float" office:value="0.070686752909472" calcext:value-type="float">
            <text:p>0.070686752909472</text:p>
          </table:table-cell>
          <table:table-cell office:value-type="float" office:value="0.0508180864494178" calcext:value-type="float">
            <text:p>0.05081808644941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1260601343848" calcext:value-type="float">
            <text:p>0.601260601343848</text:p>
          </table:table-cell>
          <table:table-cell office:value-type="float" office:value="1.26961383160102" calcext:value-type="float">
            <text:p>1.26961383160102</text:p>
          </table:table-cell>
          <table:table-cell office:value-type="float" office:value="0.454724485236554" calcext:value-type="float">
            <text:p>0.454724485236554</text:p>
          </table:table-cell>
          <table:table-cell office:value-type="float" office:value="0.0688169356614549" calcext:value-type="float">
            <text:p>0.068816935661455</text:p>
          </table:table-cell>
          <table:table-cell office:value-type="float" office:value="0.0532918632969293" calcext:value-type="float">
            <text:p>0.053291863296929</text:p>
          </table:table-cell>
          <table:table-cell office:value-type="float" office:value="0.0285380996749351" calcext:value-type="float">
            <text:p>0.0285380996749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9051462956629" calcext:value-type="float">
            <text:p>0.599051462956629</text:p>
          </table:table-cell>
          <table:table-cell office:value-type="float" office:value="1.26961672729813" calcext:value-type="float">
            <text:p>1.26961672729813</text:p>
          </table:table-cell>
          <table:table-cell office:value-type="float" office:value="0.454693879047073" calcext:value-type="float">
            <text:p>0.454693879047073</text:p>
          </table:table-cell>
          <table:table-cell office:value-type="float" office:value="0.0691902313036052" calcext:value-type="float">
            <text:p>0.069190231303605</text:p>
          </table:table-cell>
          <table:table-cell office:value-type="float" office:value="0.0532883796068685" calcext:value-type="float">
            <text:p>0.053288379606869</text:p>
          </table:table-cell>
          <table:table-cell office:value-type="float" office:value="0.0285346995647417" calcext:value-type="float">
            <text:p>0.0285346995647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2272850614554" calcext:value-type="float">
            <text:p>0.602272850614554</text:p>
          </table:table-cell>
          <table:table-cell office:value-type="float" office:value="1.26961742428721" calcext:value-type="float">
            <text:p>1.26961742428721</text:p>
          </table:table-cell>
          <table:table-cell office:value-type="float" office:value="0.454626573509179" calcext:value-type="float">
            <text:p>0.454626573509179</text:p>
          </table:table-cell>
          <table:table-cell office:value-type="float" office:value="0.0689903915481456" calcext:value-type="float">
            <text:p>0.068990391548146</text:p>
          </table:table-cell>
          <table:table-cell office:value-type="float" office:value="0.0532806168132951" calcext:value-type="float">
            <text:p>0.053280616813295</text:p>
          </table:table-cell>
          <table:table-cell office:value-type="float" office:value="0.0285259807550231" calcext:value-type="float">
            <text:p>0.0285259807550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76858293596525" calcext:value-type="float">
            <text:p>0.776858293596525</text:p>
          </table:table-cell>
          <table:table-cell office:value-type="float" office:value="1.26491433127066" calcext:value-type="float">
            <text:p>1.26491433127066</text:p>
          </table:table-cell>
          <table:table-cell office:value-type="float" office:value="0.452866708095054" calcext:value-type="float">
            <text:p>0.452866708095054</text:p>
          </table:table-cell>
          <table:table-cell office:value-type="float" office:value="0.0676803348805143" calcext:value-type="float">
            <text:p>0.067680334880514</text:p>
          </table:table-cell>
          <table:table-cell office:value-type="float" office:value="0.0530775760090651" calcext:value-type="float">
            <text:p>0.053077576009065</text:p>
          </table:table-cell>
          <table:table-cell office:value-type="float" office:value="0.0283041692559408" calcext:value-type="float">
            <text:p>0.0283041692559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86604578208759" calcext:value-type="float">
            <text:p>0.586604578208759</text:p>
          </table:table-cell>
          <table:table-cell office:value-type="float" office:value="1.28291400645417" calcext:value-type="float">
            <text:p>1.28291400645417</text:p>
          </table:table-cell>
          <table:table-cell office:value-type="float" office:value="0.465796707232676" calcext:value-type="float">
            <text:p>0.465796707232676</text:p>
          </table:table-cell>
          <table:table-cell office:value-type="float" office:value="0.0754567005969668" calcext:value-type="float">
            <text:p>0.075456700596967</text:p>
          </table:table-cell>
          <table:table-cell office:value-type="float" office:value="0.0595555596279319" calcext:value-type="float">
            <text:p>0.059555559627932</text:p>
          </table:table-cell>
          <table:table-cell office:value-type="float" office:value="0.0359215932414713" calcext:value-type="float">
            <text:p>0.0359215932414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3419701726064" calcext:value-type="float">
            <text:p>0.543419701726064</text:p>
          </table:table-cell>
          <table:table-cell office:value-type="float" office:value="1.27530883758281" calcext:value-type="float">
            <text:p>1.27530883758281</text:p>
          </table:table-cell>
          <table:table-cell office:value-type="float" office:value="0.51549971624279" calcext:value-type="float">
            <text:p>0.51549971624279</text:p>
          </table:table-cell>
          <table:table-cell office:value-type="float" office:value="0.0776221867987085" calcext:value-type="float">
            <text:p>0.077622186798709</text:p>
          </table:table-cell>
          <table:table-cell office:value-type="float" office:value="0.0580156022139579" calcext:value-type="float">
            <text:p>0.058015602213958</text:p>
          </table:table-cell>
          <table:table-cell office:value-type="float" office:value="0.0325009363158392" calcext:value-type="float">
            <text:p>0.0325009363158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2441911013266" calcext:value-type="float">
            <text:p>0.532441911013266</text:p>
          </table:table-cell>
          <table:table-cell office:value-type="float" office:value="1.27553107112125" calcext:value-type="float">
            <text:p>1.27553107112125</text:p>
          </table:table-cell>
          <table:table-cell office:value-type="float" office:value="0.515668924872383" calcext:value-type="float">
            <text:p>0.515668924872383</text:p>
          </table:table-cell>
          <table:table-cell office:value-type="float" office:value="0.0781108100773297" calcext:value-type="float">
            <text:p>0.07811081007733</text:p>
          </table:table-cell>
          <table:table-cell office:value-type="float" office:value="0.0580361926259187" calcext:value-type="float">
            <text:p>0.058036192625919</text:p>
          </table:table-cell>
          <table:table-cell office:value-type="float" office:value="0.0325232394016681" calcext:value-type="float">
            <text:p>0.0325232394016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7323993964011" calcext:value-type="float">
            <text:p>0.537323993964011</text:p>
          </table:table-cell>
          <table:table-cell office:value-type="float" office:value="1.2755410579177" calcext:value-type="float">
            <text:p>1.2755410579177</text:p>
          </table:table-cell>
          <table:table-cell office:value-type="float" office:value="0.515545661140471" calcext:value-type="float">
            <text:p>0.515545661140471</text:p>
          </table:table-cell>
          <table:table-cell office:value-type="float" office:value="0.0778955475450105" calcext:value-type="float">
            <text:p>0.077895547545011</text:p>
          </table:table-cell>
          <table:table-cell office:value-type="float" office:value="0.0580226663496559" calcext:value-type="float">
            <text:p>0.058022666349656</text:p>
          </table:table-cell>
          <table:table-cell office:value-type="float" office:value="0.0325072421749722" calcext:value-type="float">
            <text:p>0.0325072421749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42825130025142" calcext:value-type="float">
            <text:p>0.742825130025142</text:p>
          </table:table-cell>
          <table:table-cell office:value-type="float" office:value="1.26978716003856" calcext:value-type="float">
            <text:p>1.26978716003856</text:p>
          </table:table-cell>
          <table:table-cell office:value-type="float" office:value="0.513060224909634" calcext:value-type="float">
            <text:p>0.513060224909634</text:p>
          </table:table-cell>
          <table:table-cell office:value-type="float" office:value="0.0762802645770905" calcext:value-type="float">
            <text:p>0.076280264577091</text:p>
          </table:table-cell>
          <table:table-cell office:value-type="float" office:value="0.0577530861017194" calcext:value-type="float">
            <text:p>0.057753086101719</text:p>
          </table:table-cell>
          <table:table-cell office:value-type="float" office:value="0.0321922616505041" calcext:value-type="float">
            <text:p>0.0321922616505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6659331280492" calcext:value-type="float">
            <text:p>0.526659331280492</text:p>
          </table:table-cell>
          <table:table-cell office:value-type="float" office:value="1.28779155578431" calcext:value-type="float">
            <text:p>1.28779155578431</text:p>
          </table:table-cell>
          <table:table-cell office:value-type="float" office:value="0.523431286516853" calcext:value-type="float">
            <text:p>0.523431286516853</text:p>
          </table:table-cell>
          <table:table-cell office:value-type="float" office:value="0.0904558912829205" calcext:value-type="float">
            <text:p>0.090455891282921</text:p>
          </table:table-cell>
          <table:table-cell office:value-type="float" office:value="0.0682121828987992" calcext:value-type="float">
            <text:p>0.068212182898799</text:p>
          </table:table-cell>
          <table:table-cell office:value-type="float" office:value="0.0371233713817369" calcext:value-type="float">
            <text:p>0.03712337138173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16529354677465" calcext:value-type="float">
            <text:p>0.716529354677465</text:p>
          </table:table-cell>
          <table:table-cell office:value-type="float" office:value="1.15175515299682" calcext:value-type="float">
            <text:p>1.15175515299682</text:p>
          </table:table-cell>
          <table:table-cell office:value-type="float" office:value="0.507842655318849" calcext:value-type="float">
            <text:p>0.507842655318849</text:p>
          </table:table-cell>
          <table:table-cell office:value-type="float" office:value="0.0738691645156099" calcext:value-type="float">
            <text:p>0.07386916451561</text:p>
          </table:table-cell>
          <table:table-cell office:value-type="float" office:value="0.0567124237275726" calcext:value-type="float">
            <text:p>0.056712423727573</text:p>
          </table:table-cell>
          <table:table-cell office:value-type="float" office:value="0.0320442859716688" calcext:value-type="float">
            <text:p>0.032044285971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10349011273457" calcext:value-type="float">
            <text:p>0.710349011273457</text:p>
          </table:table-cell>
          <table:table-cell office:value-type="float" office:value="1.15179458601393" calcext:value-type="float">
            <text:p>1.15179458601393</text:p>
          </table:table-cell>
          <table:table-cell office:value-type="float" office:value="0.507893027336841" calcext:value-type="float">
            <text:p>0.507893027336841</text:p>
          </table:table-cell>
          <table:table-cell office:value-type="float" office:value="0.074312436322968" calcext:value-type="float">
            <text:p>0.074312436322968</text:p>
          </table:table-cell>
          <table:table-cell office:value-type="float" office:value="0.056718273461217" calcext:value-type="float">
            <text:p>0.056718273461217</text:p>
          </table:table-cell>
          <table:table-cell office:value-type="float" office:value="0.0320513587152754" calcext:value-type="float">
            <text:p>0.032051358715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07364045109026" calcext:value-type="float">
            <text:p>0.707364045109026</text:p>
          </table:table-cell>
          <table:table-cell office:value-type="float" office:value="1.1517744403742" calcext:value-type="float">
            <text:p>1.1517744403742</text:p>
          </table:table-cell>
          <table:table-cell office:value-type="float" office:value="0.507966345579868" calcext:value-type="float">
            <text:p>0.507966345579868</text:p>
          </table:table-cell>
          <table:table-cell office:value-type="float" office:value="0.0742074749870443" calcext:value-type="float">
            <text:p>0.074207474987044</text:p>
          </table:table-cell>
          <table:table-cell office:value-type="float" office:value="0.0567262576183647" calcext:value-type="float">
            <text:p>0.056726257618365</text:p>
          </table:table-cell>
          <table:table-cell office:value-type="float" office:value="0.0320605463212428" calcext:value-type="float">
            <text:p>0.032060546321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13679663611158" calcext:value-type="float">
            <text:p>0.913679663611158</text:p>
          </table:table-cell>
          <table:table-cell office:value-type="float" office:value="1.14649167097776" calcext:value-type="float">
            <text:p>1.14649167097776</text:p>
          </table:table-cell>
          <table:table-cell office:value-type="float" office:value="0.50552471394091" calcext:value-type="float">
            <text:p>0.50552471394091</text:p>
          </table:table-cell>
          <table:table-cell office:value-type="float" office:value="0.0725184999364993" calcext:value-type="float">
            <text:p>0.072518499936499</text:p>
          </table:table-cell>
          <table:table-cell office:value-type="float" office:value="0.0564593515238979" calcext:value-type="float">
            <text:p>0.056459351523898</text:p>
          </table:table-cell>
          <table:table-cell office:value-type="float" office:value="0.0317507077313242" calcext:value-type="float">
            <text:p>0.031750707731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31737857773223" calcext:value-type="float">
            <text:p>0.731737857773223</text:p>
          </table:table-cell>
          <table:table-cell office:value-type="float" office:value="1.13280639401221" calcext:value-type="float">
            <text:p>1.13280639401221</text:p>
          </table:table-cell>
          <table:table-cell office:value-type="float" office:value="0.513201086422865" calcext:value-type="float">
            <text:p>0.513201086422865</text:p>
          </table:table-cell>
          <table:table-cell office:value-type="float" office:value="0.0738700235288904" calcext:value-type="float">
            <text:p>0.07387002352889</text:p>
          </table:table-cell>
          <table:table-cell office:value-type="float" office:value="0.0581414716499162" calcext:value-type="float">
            <text:p>0.058141471649916</text:p>
          </table:table-cell>
          <table:table-cell office:value-type="float" office:value="0.0350619186413698" calcext:value-type="float">
            <text:p>0.03506191864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4539326150071" calcext:value-type="float">
            <text:p>0.454539326150071</text:p>
          </table:table-cell>
          <table:table-cell office:value-type="float" office:value="1.31301555543071" calcext:value-type="float">
            <text:p>1.31301555543071</text:p>
          </table:table-cell>
          <table:table-cell office:value-type="float" office:value="0.515068173517897" calcext:value-type="float">
            <text:p>0.515068173517897</text:p>
          </table:table-cell>
          <table:table-cell office:value-type="float" office:value="0.0772026696962051" calcext:value-type="float">
            <text:p>0.077202669696205</text:p>
          </table:table-cell>
          <table:table-cell office:value-type="float" office:value="0.0577677767968733" calcext:value-type="float">
            <text:p>0.057767776796873</text:p>
          </table:table-cell>
          <table:table-cell office:value-type="float" office:value="0.0321845771393752" calcext:value-type="float">
            <text:p>0.0321845771393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6634202833166" calcext:value-type="float">
            <text:p>0.446634202833166</text:p>
          </table:table-cell>
          <table:table-cell office:value-type="float" office:value="1.3130886661749" calcext:value-type="float">
            <text:p>1.3130886661749</text:p>
          </table:table-cell>
          <table:table-cell office:value-type="float" office:value="0.515168086131729" calcext:value-type="float">
            <text:p>0.515168086131729</text:p>
          </table:table-cell>
          <table:table-cell office:value-type="float" office:value="0.0776435956039043" calcext:value-type="float">
            <text:p>0.077643595603904</text:p>
          </table:table-cell>
          <table:table-cell office:value-type="float" office:value="0.0577790755106577" calcext:value-type="float">
            <text:p>0.057779075510658</text:p>
          </table:table-cell>
          <table:table-cell office:value-type="float" office:value="0.0321978492063227" calcext:value-type="float">
            <text:p>0.0321978492063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5608384040246" calcext:value-type="float">
            <text:p>0.445608384040246</text:p>
          </table:table-cell>
          <table:table-cell office:value-type="float" office:value="1.31308681496418" calcext:value-type="float">
            <text:p>1.31308681496418</text:p>
          </table:table-cell>
          <table:table-cell office:value-type="float" office:value="0.51519074097177" calcext:value-type="float">
            <text:p>0.51519074097177</text:p>
          </table:table-cell>
          <table:table-cell office:value-type="float" office:value="0.0775037562471141" calcext:value-type="float">
            <text:p>0.077503756247114</text:p>
          </table:table-cell>
          <table:table-cell office:value-type="float" office:value="0.0577816850008488" calcext:value-type="float">
            <text:p>0.057781685000849</text:p>
          </table:table-cell>
          <table:table-cell office:value-type="float" office:value="0.0322005053480807" calcext:value-type="float">
            <text:p>0.0322005053480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4316491136539" calcext:value-type="float">
            <text:p>0.654316491136539</text:p>
          </table:table-cell>
          <table:table-cell office:value-type="float" office:value="1.30714078098051" calcext:value-type="float">
            <text:p>1.30714078098051</text:p>
          </table:table-cell>
          <table:table-cell office:value-type="float" office:value="0.512713723040485" calcext:value-type="float">
            <text:p>0.512713723040485</text:p>
          </table:table-cell>
          <table:table-cell office:value-type="float" office:value="0.0758808667410475" calcext:value-type="float">
            <text:p>0.075880866741048</text:p>
          </table:table-cell>
          <table:table-cell office:value-type="float" office:value="0.0575117863140497" calcext:value-type="float">
            <text:p>0.05751178631405</text:p>
          </table:table-cell>
          <table:table-cell office:value-type="float" office:value="0.031889276636308" calcext:value-type="float">
            <text:p>0.0318892766363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0269822424973" calcext:value-type="float">
            <text:p>0.450269822424973</text:p>
          </table:table-cell>
          <table:table-cell office:value-type="float" office:value="1.30735728187853" calcext:value-type="float">
            <text:p>1.30735728187853</text:p>
          </table:table-cell>
          <table:table-cell office:value-type="float" office:value="0.531675887843582" calcext:value-type="float">
            <text:p>0.531675887843582</text:p>
          </table:table-cell>
          <table:table-cell office:value-type="float" office:value="0.0811139664900202" calcext:value-type="float">
            <text:p>0.08111396649002</text:p>
          </table:table-cell>
          <table:table-cell office:value-type="float" office:value="0.063763083395712" calcext:value-type="float">
            <text:p>0.063763083395712</text:p>
          </table:table-cell>
          <table:table-cell office:value-type="float" office:value="0.0392434118896687" calcext:value-type="float">
            <text:p>0.03924341188966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7817367011584" calcext:value-type="float">
            <text:p>0.537817367011584</text:p>
          </table:table-cell>
          <table:table-cell office:value-type="float" office:value="1.28383124751889" calcext:value-type="float">
            <text:p>1.28383124751889</text:p>
          </table:table-cell>
          <table:table-cell office:value-type="float" office:value="0.461189556899038" calcext:value-type="float">
            <text:p>0.461189556899038</text:p>
          </table:table-cell>
          <table:table-cell office:value-type="float" office:value="0.0687100229938217" calcext:value-type="float">
            <text:p>0.068710022993822</text:p>
          </table:table-cell>
          <table:table-cell office:value-type="float" office:value="0.0539072220318514" calcext:value-type="float">
            <text:p>0.053907222031851</text:p>
          </table:table-cell>
          <table:table-cell office:value-type="float" office:value="0.028859192423742" calcext:value-type="float">
            <text:p>0.0288591924237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9183262423696" calcext:value-type="float">
            <text:p>0.539183262423696</text:p>
          </table:table-cell>
          <table:table-cell office:value-type="float" office:value="1.28366662829224" calcext:value-type="float">
            <text:p>1.28366662829224</text:p>
          </table:table-cell>
          <table:table-cell office:value-type="float" office:value="0.461086165743105" calcext:value-type="float">
            <text:p>0.461086165743105</text:p>
          </table:table-cell>
          <table:table-cell office:value-type="float" office:value="0.068999862421271" calcext:value-type="float">
            <text:p>0.068999862421271</text:p>
          </table:table-cell>
          <table:table-cell office:value-type="float" office:value="0.0538952362931143" calcext:value-type="float">
            <text:p>0.053895236293114</text:p>
          </table:table-cell>
          <table:table-cell office:value-type="float" office:value="0.0288465308195357" calcext:value-type="float">
            <text:p>0.0288465308195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1589946751335" calcext:value-type="float">
            <text:p>0.541589946751335</text:p>
          </table:table-cell>
          <table:table-cell office:value-type="float" office:value="1.28366686170661" calcext:value-type="float">
            <text:p>1.28366686170661</text:p>
          </table:table-cell>
          <table:table-cell office:value-type="float" office:value="0.461037079362044" calcext:value-type="float">
            <text:p>0.461037079362044</text:p>
          </table:table-cell>
          <table:table-cell office:value-type="float" office:value="0.0688228832520295" calcext:value-type="float">
            <text:p>0.06882288325203</text:p>
          </table:table-cell>
          <table:table-cell office:value-type="float" office:value="0.0538896119507732" calcext:value-type="float">
            <text:p>0.053889611950773</text:p>
          </table:table-cell>
          <table:table-cell office:value-type="float" office:value="0.0288401703688843" calcext:value-type="float">
            <text:p>0.0288401703688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7946706002187" calcext:value-type="float">
            <text:p>0.717946706002187</text:p>
          </table:table-cell>
          <table:table-cell office:value-type="float" office:value="1.27905959162184" calcext:value-type="float">
            <text:p>1.27905959162184</text:p>
          </table:table-cell>
          <table:table-cell office:value-type="float" office:value="0.459310009886838" calcext:value-type="float">
            <text:p>0.459310009886838</text:p>
          </table:table-cell>
          <table:table-cell office:value-type="float" office:value="0.0675322933053998" calcext:value-type="float">
            <text:p>0.0675322933054</text:p>
          </table:table-cell>
          <table:table-cell office:value-type="float" office:value="0.0536907568270402" calcext:value-type="float">
            <text:p>0.05369075682704</text:p>
          </table:table-cell>
          <table:table-cell office:value-type="float" office:value="0.0286231412373989" calcext:value-type="float">
            <text:p>0.0286231412373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3097250356625" calcext:value-type="float">
            <text:p>0.533097250356625</text:p>
          </table:table-cell>
          <table:table-cell office:value-type="float" office:value="1.29071628758907" calcext:value-type="float">
            <text:p>1.29071628758907</text:p>
          </table:table-cell>
          <table:table-cell office:value-type="float" office:value="0.441140342323549" calcext:value-type="float">
            <text:p>0.441140342323549</text:p>
          </table:table-cell>
          <table:table-cell office:value-type="float" office:value="0.0680809292801958" calcext:value-type="float">
            <text:p>0.068080929280196</text:p>
          </table:table-cell>
          <table:table-cell office:value-type="float" office:value="0.0551006039069407" calcext:value-type="float">
            <text:p>0.055100603906941</text:p>
          </table:table-cell>
          <table:table-cell office:value-type="float" office:value="0.0267908738637506" calcext:value-type="float">
            <text:p>0.0267908738637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83632406767" calcext:value-type="float">
            <text:p>0.4583632406767</text:p>
          </table:table-cell>
          <table:table-cell office:value-type="float" office:value="1.29958695483431" calcext:value-type="float">
            <text:p>1.29958695483431</text:p>
          </table:table-cell>
          <table:table-cell office:value-type="float" office:value="0.520037550694209" calcext:value-type="float">
            <text:p>0.520037550694209</text:p>
          </table:table-cell>
          <table:table-cell office:value-type="float" office:value="0.0761639295969416" calcext:value-type="float">
            <text:p>0.076163929596942</text:p>
          </table:table-cell>
          <table:table-cell office:value-type="float" office:value="0.0585378107200255" calcext:value-type="float">
            <text:p>0.058537810720026</text:p>
          </table:table-cell>
          <table:table-cell office:value-type="float" office:value="0.0328790459846663" calcext:value-type="float">
            <text:p>0.0328790459846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1357199957291" calcext:value-type="float">
            <text:p>0.441357199957291</text:p>
          </table:table-cell>
          <table:table-cell office:value-type="float" office:value="1.29991573395693" calcext:value-type="float">
            <text:p>1.29991573395693</text:p>
          </table:table-cell>
          <table:table-cell office:value-type="float" office:value="0.520349673181471" calcext:value-type="float">
            <text:p>0.520349673181471</text:p>
          </table:table-cell>
          <table:table-cell office:value-type="float" office:value="0.0767741632515944" calcext:value-type="float">
            <text:p>0.076774163251594</text:p>
          </table:table-cell>
          <table:table-cell office:value-type="float" office:value="0.0585709609789704" calcext:value-type="float">
            <text:p>0.05857096097897</text:p>
          </table:table-cell>
          <table:table-cell office:value-type="float" office:value="0.0329197818568101" calcext:value-type="float">
            <text:p>0.032919781856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9393785056054" calcext:value-type="float">
            <text:p>0.449393785056054</text:p>
          </table:table-cell>
          <table:table-cell office:value-type="float" office:value="1.29994473885404" calcext:value-type="float">
            <text:p>1.29994473885404</text:p>
          </table:table-cell>
          <table:table-cell office:value-type="float" office:value="0.520147320498147" calcext:value-type="float">
            <text:p>0.520147320498147</text:p>
          </table:table-cell>
          <table:table-cell office:value-type="float" office:value="0.0764917461259731" calcext:value-type="float">
            <text:p>0.076491746125973</text:p>
          </table:table-cell>
          <table:table-cell office:value-type="float" office:value="0.0585487848981376" calcext:value-type="float">
            <text:p>0.058548784898138</text:p>
          </table:table-cell>
          <table:table-cell office:value-type="float" office:value="0.032893550342814" calcext:value-type="float">
            <text:p>0.0328935503428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0432941908739" calcext:value-type="float">
            <text:p>0.660432941908739</text:p>
          </table:table-cell>
          <table:table-cell office:value-type="float" office:value="1.29407106215919" calcext:value-type="float">
            <text:p>1.29407106215919</text:p>
          </table:table-cell>
          <table:table-cell office:value-type="float" office:value="0.517659129638769" calcext:value-type="float">
            <text:p>0.517659129638769</text:p>
          </table:table-cell>
          <table:table-cell office:value-type="float" office:value="0.0747797746564796" calcext:value-type="float">
            <text:p>0.07477977465648</text:p>
          </table:table-cell>
          <table:table-cell office:value-type="float" office:value="0.0582759422005727" calcext:value-type="float">
            <text:p>0.058275942200573</text:p>
          </table:table-cell>
          <table:table-cell office:value-type="float" office:value="0.0325771574286545" calcext:value-type="float">
            <text:p>0.0325771574286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36231522920169" calcext:value-type="float">
            <text:p>0.436231522920169</text:p>
          </table:table-cell>
          <table:table-cell office:value-type="float" office:value="1.30546836670161" calcext:value-type="float">
            <text:p>1.30546836670161</text:p>
          </table:table-cell>
          <table:table-cell office:value-type="float" office:value="0.529926963294177" calcext:value-type="float">
            <text:p>0.529926963294177</text:p>
          </table:table-cell>
          <table:table-cell office:value-type="float" office:value="0.0937008276710248" calcext:value-type="float">
            <text:p>0.093700827671025</text:p>
          </table:table-cell>
          <table:table-cell office:value-type="float" office:value="0.0746289964348364" calcext:value-type="float">
            <text:p>0.074628996434836</text:p>
          </table:table-cell>
          <table:table-cell office:value-type="float" office:value="0.0371904197550019" calcext:value-type="float">
            <text:p>0.03719041975500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8615880736226" calcext:value-type="float">
            <text:p>0.468615880736226</text:p>
          </table:table-cell>
          <table:table-cell office:value-type="float" office:value="1.32056994114024" calcext:value-type="float">
            <text:p>1.32056994114024</text:p>
          </table:table-cell>
          <table:table-cell office:value-type="float" office:value="0.532798922752381" calcext:value-type="float">
            <text:p>0.532798922752381</text:p>
          </table:table-cell>
          <table:table-cell office:value-type="float" office:value="0.0728993033589502" calcext:value-type="float">
            <text:p>0.07289930335895</text:p>
          </table:table-cell>
          <table:table-cell office:value-type="float" office:value="0.0544785280666907" calcext:value-type="float">
            <text:p>0.054478528066691</text:p>
          </table:table-cell>
          <table:table-cell office:value-type="float" office:value="0.0322297999930683" calcext:value-type="float">
            <text:p>0.0322297999930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3522787481879" calcext:value-type="float">
            <text:p>0.463522787481879</text:p>
          </table:table-cell>
          <table:table-cell office:value-type="float" office:value="1.3206692209186" calcext:value-type="float">
            <text:p>1.3206692209186</text:p>
          </table:table-cell>
          <table:table-cell office:value-type="float" office:value="0.532818500418255" calcext:value-type="float">
            <text:p>0.532818500418255</text:p>
          </table:table-cell>
          <table:table-cell office:value-type="float" office:value="0.0732977739832694" calcext:value-type="float">
            <text:p>0.07329777398327</text:p>
          </table:table-cell>
          <table:table-cell office:value-type="float" office:value="0.0544813644828724" calcext:value-type="float">
            <text:p>0.054481364482872</text:p>
          </table:table-cell>
          <table:table-cell office:value-type="float" office:value="0.0322328567822252" calcext:value-type="float">
            <text:p>0.0322328567822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0660205444119" calcext:value-type="float">
            <text:p>0.460660205444119</text:p>
          </table:table-cell>
          <table:table-cell office:value-type="float" office:value="1.32066269722747" calcext:value-type="float">
            <text:p>1.32066269722747</text:p>
          </table:table-cell>
          <table:table-cell office:value-type="float" office:value="0.532894591161786" calcext:value-type="float">
            <text:p>0.532894591161786</text:p>
          </table:table-cell>
          <table:table-cell office:value-type="float" office:value="0.0731935828345971" calcext:value-type="float">
            <text:p>0.073193582834597</text:p>
          </table:table-cell>
          <table:table-cell office:value-type="float" office:value="0.0544888016923222" calcext:value-type="float">
            <text:p>0.054488801692322</text:p>
          </table:table-cell>
          <table:table-cell office:value-type="float" office:value="0.0322419795410635" calcext:value-type="float">
            <text:p>0.0322419795410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5760919574593" calcext:value-type="float">
            <text:p>0.675760919574593</text:p>
          </table:table-cell>
          <table:table-cell office:value-type="float" office:value="1.31442424453205" calcext:value-type="float">
            <text:p>1.31442424453205</text:p>
          </table:table-cell>
          <table:table-cell office:value-type="float" office:value="0.530200627861787" calcext:value-type="float">
            <text:p>0.530200627861787</text:p>
          </table:table-cell>
          <table:table-cell office:value-type="float" office:value="0.0715107238993954" calcext:value-type="float">
            <text:p>0.071510723899396</text:p>
          </table:table-cell>
          <table:table-cell office:value-type="float" office:value="0.0542225810596928" calcext:value-type="float">
            <text:p>0.054222581059693</text:p>
          </table:table-cell>
          <table:table-cell office:value-type="float" office:value="0.0319143274458774" calcext:value-type="float">
            <text:p>0.0319143274458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7327150340884" calcext:value-type="float">
            <text:p>0.457327150340884</text:p>
          </table:table-cell>
          <table:table-cell office:value-type="float" office:value="1.32772245663651" calcext:value-type="float">
            <text:p>1.32772245663651</text:p>
          </table:table-cell>
          <table:table-cell office:value-type="float" office:value="0.531623931889482" calcext:value-type="float">
            <text:p>0.531623931889482</text:p>
          </table:table-cell>
          <table:table-cell office:value-type="float" office:value="0.080644997425402" calcext:value-type="float">
            <text:p>0.080644997425402</text:p>
          </table:table-cell>
          <table:table-cell office:value-type="float" office:value="0.0614539089738192" calcext:value-type="float">
            <text:p>0.061453908973819</text:p>
          </table:table-cell>
          <table:table-cell office:value-type="float" office:value="0.0338200562044189" calcext:value-type="float">
            <text:p>0.0338200562044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1973512126313" calcext:value-type="float">
            <text:p>0.541973512126313</text:p>
          </table:table-cell>
          <table:table-cell office:value-type="float" office:value="1.27272468542879" calcext:value-type="float">
            <text:p>1.27272468542879</text:p>
          </table:table-cell>
          <table:table-cell office:value-type="float" office:value="0.486044118533594" calcext:value-type="float">
            <text:p>0.486044118533594</text:p>
          </table:table-cell>
          <table:table-cell office:value-type="float" office:value="0.0694203270836891" calcext:value-type="float">
            <text:p>0.069420327083689</text:p>
          </table:table-cell>
          <table:table-cell office:value-type="float" office:value="0.0532602379558709" calcext:value-type="float">
            <text:p>0.053260237955871</text:p>
          </table:table-cell>
          <table:table-cell office:value-type="float" office:value="0.0302471045287558" calcext:value-type="float">
            <text:p>0.0302471045287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2915707287095" calcext:value-type="float">
            <text:p>0.542915707287095</text:p>
          </table:table-cell>
          <table:table-cell office:value-type="float" office:value="1.27264549707731" calcext:value-type="float">
            <text:p>1.27264549707731</text:p>
          </table:table-cell>
          <table:table-cell office:value-type="float" office:value="0.485937216542351" calcext:value-type="float">
            <text:p>0.485937216542351</text:p>
          </table:table-cell>
          <table:table-cell office:value-type="float" office:value="0.0697387952489829" calcext:value-type="float">
            <text:p>0.069738795248983</text:p>
          </table:table-cell>
          <table:table-cell office:value-type="float" office:value="0.053249194936186" calcext:value-type="float">
            <text:p>0.053249194936186</text:p>
          </table:table-cell>
          <table:table-cell office:value-type="float" office:value="0.0302341433340634" calcext:value-type="float">
            <text:p>0.0302341433340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8730777499355" calcext:value-type="float">
            <text:p>0.538730777499355</text:p>
          </table:table-cell>
          <table:table-cell office:value-type="float" office:value="1.27265009633121" calcext:value-type="float">
            <text:p>1.27265009633121</text:p>
          </table:table-cell>
          <table:table-cell office:value-type="float" office:value="0.48603081875952" calcext:value-type="float">
            <text:p>0.48603081875952</text:p>
          </table:table-cell>
          <table:table-cell office:value-type="float" office:value="0.0696406244491051" calcext:value-type="float">
            <text:p>0.069640624449105</text:p>
          </table:table-cell>
          <table:table-cell office:value-type="float" office:value="0.0532592271451922" calcext:value-type="float">
            <text:p>0.053259227145192</text:p>
          </table:table-cell>
          <table:table-cell office:value-type="float" office:value="0.0302457699004898" calcext:value-type="float">
            <text:p>0.030245769900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1127011641916" calcext:value-type="float">
            <text:p>0.731127011641916</text:p>
          </table:table-cell>
          <table:table-cell office:value-type="float" office:value="1.26738810676553" calcext:value-type="float">
            <text:p>1.26738810676553</text:p>
          </table:table-cell>
          <table:table-cell office:value-type="float" office:value="0.483933005575172" calcext:value-type="float">
            <text:p>0.483933005575172</text:p>
          </table:table-cell>
          <table:table-cell office:value-type="float" office:value="0.0681522797344746" calcext:value-type="float">
            <text:p>0.068152279734475</text:p>
          </table:table-cell>
          <table:table-cell office:value-type="float" office:value="0.0530322598220129" calcext:value-type="float">
            <text:p>0.053032259822013</text:p>
          </table:table-cell>
          <table:table-cell office:value-type="float" office:value="0.0299834345745587" calcext:value-type="float">
            <text:p>0.0299834345745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53041444772599" calcext:value-type="float">
            <text:p>0.553041444772599</text:p>
          </table:table-cell>
          <table:table-cell office:value-type="float" office:value="1.26593982276389" calcext:value-type="float">
            <text:p>1.26593982276389</text:p>
          </table:table-cell>
          <table:table-cell office:value-type="float" office:value="0.47324648048649" calcext:value-type="float">
            <text:p>0.47324648048649</text:p>
          </table:table-cell>
          <table:table-cell office:value-type="float" office:value="0.0705455460969773" calcext:value-type="float">
            <text:p>0.070545546096977</text:p>
          </table:table-cell>
          <table:table-cell office:value-type="float" office:value="0.0564424176329534" calcext:value-type="float">
            <text:p>0.056442417632954</text:p>
          </table:table-cell>
          <table:table-cell office:value-type="float" office:value="0.0288899714551012" calcext:value-type="float">
            <text:p>0.0288899714551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2706748258298" calcext:value-type="float">
            <text:p>0.472706748258298</text:p>
          </table:table-cell>
          <table:table-cell office:value-type="float" office:value="1.29763675926843" calcext:value-type="float">
            <text:p>1.29763675926843</text:p>
          </table:table-cell>
          <table:table-cell office:value-type="float" office:value="0.468916917021947" calcext:value-type="float">
            <text:p>0.468916917021947</text:p>
          </table:table-cell>
          <table:table-cell office:value-type="float" office:value="0.0734851408434159" calcext:value-type="float">
            <text:p>0.073485140843416</text:p>
          </table:table-cell>
          <table:table-cell office:value-type="float" office:value="0.0553786292526875" calcext:value-type="float">
            <text:p>0.055378629252688</text:p>
          </table:table-cell>
          <table:table-cell office:value-type="float" office:value="0.029403305009191" calcext:value-type="float">
            <text:p>0.0294033050091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9160098619289" calcext:value-type="float">
            <text:p>0.469160098619289</text:p>
          </table:table-cell>
          <table:table-cell office:value-type="float" office:value="1.29765355952756" calcext:value-type="float">
            <text:p>1.29765355952756</text:p>
          </table:table-cell>
          <table:table-cell office:value-type="float" office:value="0.46891505342883" calcext:value-type="float">
            <text:p>0.46891505342883</text:p>
          </table:table-cell>
          <table:table-cell office:value-type="float" office:value="0.0738745870410664" calcext:value-type="float">
            <text:p>0.073874587041066</text:p>
          </table:table-cell>
          <table:table-cell office:value-type="float" office:value="0.0553804298209491" calcext:value-type="float">
            <text:p>0.055380429820949</text:p>
          </table:table-cell>
          <table:table-cell office:value-type="float" office:value="0.029403588869029" calcext:value-type="float">
            <text:p>0.0294035888690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7070649465454" calcext:value-type="float">
            <text:p>0.467070649465454</text:p>
          </table:table-cell>
          <table:table-cell office:value-type="float" office:value="1.29766812900886" calcext:value-type="float">
            <text:p>1.29766812900886</text:p>
          </table:table-cell>
          <table:table-cell office:value-type="float" office:value="0.468956649715531" calcext:value-type="float">
            <text:p>0.468956649715531</text:p>
          </table:table-cell>
          <table:table-cell office:value-type="float" office:value="0.0737427275577975" calcext:value-type="float">
            <text:p>0.073742727557798</text:p>
          </table:table-cell>
          <table:table-cell office:value-type="float" office:value="0.055385437591652" calcext:value-type="float">
            <text:p>0.055385437591652</text:p>
          </table:table-cell>
          <table:table-cell office:value-type="float" office:value="0.0294086902955853" calcext:value-type="float">
            <text:p>0.0294086902955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4691409461878" calcext:value-type="float">
            <text:p>0.654691409461878</text:p>
          </table:table-cell>
          <table:table-cell office:value-type="float" office:value="1.29242638942832" calcext:value-type="float">
            <text:p>1.29242638942832</text:p>
          </table:table-cell>
          <table:table-cell office:value-type="float" office:value="0.466951580916444" calcext:value-type="float">
            <text:p>0.466951580916444</text:p>
          </table:table-cell>
          <table:table-cell office:value-type="float" office:value="0.0723267612820907" calcext:value-type="float">
            <text:p>0.072326761282091</text:p>
          </table:table-cell>
          <table:table-cell office:value-type="float" office:value="0.0551548136217556" calcext:value-type="float">
            <text:p>0.055154813621756</text:p>
          </table:table-cell>
          <table:table-cell office:value-type="float" office:value="0.0291560150254655" calcext:value-type="float">
            <text:p>0.0291560150254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99053560008964" calcext:value-type="float">
            <text:p>0.399053560008964</text:p>
          </table:table-cell>
          <table:table-cell office:value-type="float" office:value="1.36237691748486" calcext:value-type="float">
            <text:p>1.36237691748486</text:p>
          </table:table-cell>
          <table:table-cell office:value-type="float" office:value="0.501074252126623" calcext:value-type="float">
            <text:p>0.501074252126623</text:p>
          </table:table-cell>
          <table:table-cell office:value-type="float" office:value="0.0999632370679134" calcext:value-type="float">
            <text:p>0.099963237067914</text:p>
          </table:table-cell>
          <table:table-cell office:value-type="float" office:value="0.0728584644861989" calcext:value-type="float">
            <text:p>0.072858464486199</text:p>
          </table:table-cell>
          <table:table-cell office:value-type="float" office:value="0.0369610223214264" calcext:value-type="float">
            <text:p>0.03696102232142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0066636590666" calcext:value-type="float">
            <text:p>0.520066636590666</text:p>
          </table:table-cell>
          <table:table-cell office:value-type="float" office:value="1.2799322367929" calcext:value-type="float">
            <text:p>1.2799322367929</text:p>
          </table:table-cell>
          <table:table-cell office:value-type="float" office:value="0.457844222081465" calcext:value-type="float">
            <text:p>0.457844222081465</text:p>
          </table:table-cell>
          <table:table-cell office:value-type="float" office:value="0.0740266173132883" calcext:value-type="float">
            <text:p>0.074026617313288</text:p>
          </table:table-cell>
          <table:table-cell office:value-type="float" office:value="0.0559518147060109" calcext:value-type="float">
            <text:p>0.055951814706011</text:p>
          </table:table-cell>
          <table:table-cell office:value-type="float" office:value="0.0296139159465777" calcext:value-type="float">
            <text:p>0.0296139159465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0198435779531" calcext:value-type="float">
            <text:p>0.510198435779531</text:p>
          </table:table-cell>
          <table:table-cell office:value-type="float" office:value="1.28016332752656" calcext:value-type="float">
            <text:p>1.28016332752656</text:p>
          </table:table-cell>
          <table:table-cell office:value-type="float" office:value="0.457973592006929" calcext:value-type="float">
            <text:p>0.457973592006929</text:p>
          </table:table-cell>
          <table:table-cell office:value-type="float" office:value="0.074488392844413" calcext:value-type="float">
            <text:p>0.074488392844413</text:p>
          </table:table-cell>
          <table:table-cell office:value-type="float" office:value="0.0559672053850736" calcext:value-type="float">
            <text:p>0.055967205385074</text:p>
          </table:table-cell>
          <table:table-cell office:value-type="float" office:value="0.0296313583542132" calcext:value-type="float">
            <text:p>0.0296313583542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454507957742" calcext:value-type="float">
            <text:p>0.50454507957742</text:p>
          </table:table-cell>
          <table:table-cell office:value-type="float" office:value="1.28017051289102" calcext:value-type="float">
            <text:p>1.28017051289102</text:p>
          </table:table-cell>
          <table:table-cell office:value-type="float" office:value="0.458099405139838" calcext:value-type="float">
            <text:p>0.458099405139838</text:p>
          </table:table-cell>
          <table:table-cell office:value-type="float" office:value="0.0744155558759787" calcext:value-type="float">
            <text:p>0.074415555875979</text:p>
          </table:table-cell>
          <table:table-cell office:value-type="float" office:value="0.0559821472042816" calcext:value-type="float">
            <text:p>0.055982147204282</text:p>
          </table:table-cell>
          <table:table-cell office:value-type="float" office:value="0.0296476797017421" calcext:value-type="float">
            <text:p>0.0296476797017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8307895248529" calcext:value-type="float">
            <text:p>0.698307895248529</text:p>
          </table:table-cell>
          <table:table-cell office:value-type="float" office:value="1.27460498956098" calcext:value-type="float">
            <text:p>1.27460498956098</text:p>
          </table:table-cell>
          <table:table-cell office:value-type="float" office:value="0.455984385650231" calcext:value-type="float">
            <text:p>0.455984385650231</text:p>
          </table:table-cell>
          <table:table-cell office:value-type="float" office:value="0.0728625639750344" calcext:value-type="float">
            <text:p>0.072862563975034</text:p>
          </table:table-cell>
          <table:table-cell office:value-type="float" office:value="0.0557306570961487" calcext:value-type="float">
            <text:p>0.055730657096149</text:p>
          </table:table-cell>
          <table:table-cell office:value-type="float" office:value="0.0293725363551889" calcext:value-type="float">
            <text:p>0.0293725363551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5657539112805" calcext:value-type="float">
            <text:p>0.535657539112805</text:p>
          </table:table-cell>
          <table:table-cell office:value-type="float" office:value="1.25654457025033" calcext:value-type="float">
            <text:p>1.25654457025033</text:p>
          </table:table-cell>
          <table:table-cell office:value-type="float" office:value="0.461873218544954" calcext:value-type="float">
            <text:p>0.461873218544954</text:p>
          </table:table-cell>
          <table:table-cell office:value-type="float" office:value="0.0818070452923242" calcext:value-type="float">
            <text:p>0.081807045292324</text:p>
          </table:table-cell>
          <table:table-cell office:value-type="float" office:value="0.064352439405446" calcext:value-type="float">
            <text:p>0.064352439405446</text:p>
          </table:table-cell>
          <table:table-cell office:value-type="float" office:value="0.0323262813625862" calcext:value-type="float">
            <text:p>0.03232628136258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3279289173316" calcext:value-type="float">
            <text:p>0.463279289173316</text:p>
          </table:table-cell>
          <table:table-cell office:value-type="float" office:value="1.29487055182155" calcext:value-type="float">
            <text:p>1.29487055182155</text:p>
          </table:table-cell>
          <table:table-cell office:value-type="float" office:value="0.512009196856906" calcext:value-type="float">
            <text:p>0.512009196856906</text:p>
          </table:table-cell>
          <table:table-cell office:value-type="float" office:value="0.0725764842198028" calcext:value-type="float">
            <text:p>0.072576484219803</text:p>
          </table:table-cell>
          <table:table-cell office:value-type="float" office:value="0.0555308194466571" calcext:value-type="float">
            <text:p>0.055530819446657</text:p>
          </table:table-cell>
          <table:table-cell office:value-type="float" office:value="0.0320210420813747" calcext:value-type="float">
            <text:p>0.0320210420813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6060226702893" calcext:value-type="float">
            <text:p>0.476060226702893</text:p>
          </table:table-cell>
          <table:table-cell office:value-type="float" office:value="1.29437399718832" calcext:value-type="float">
            <text:p>1.29437399718832</text:p>
          </table:table-cell>
          <table:table-cell office:value-type="float" office:value="0.51163416822835" calcext:value-type="float">
            <text:p>0.51163416822835</text:p>
          </table:table-cell>
          <table:table-cell office:value-type="float" office:value="0.0727642548528384" calcext:value-type="float">
            <text:p>0.072764254852838</text:p>
          </table:table-cell>
          <table:table-cell office:value-type="float" office:value="0.0554921590444866" calcext:value-type="float">
            <text:p>0.055492159044487</text:p>
          </table:table-cell>
          <table:table-cell office:value-type="float" office:value="0.0319741211526016" calcext:value-type="float">
            <text:p>0.0319741211526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9817454559254" calcext:value-type="float">
            <text:p>0.469817454559254</text:p>
          </table:table-cell>
          <table:table-cell office:value-type="float" office:value="1.2943851789518" calcext:value-type="float">
            <text:p>1.2943851789518</text:p>
          </table:table-cell>
          <table:table-cell office:value-type="float" office:value="0.511770402679792" calcext:value-type="float">
            <text:p>0.511770402679792</text:p>
          </table:table-cell>
          <table:table-cell office:value-type="float" office:value="0.0726756394435207" calcext:value-type="float">
            <text:p>0.072675639443521</text:p>
          </table:table-cell>
          <table:table-cell office:value-type="float" office:value="0.0555064515144293" calcext:value-type="float">
            <text:p>0.055506451514429</text:p>
          </table:table-cell>
          <table:table-cell office:value-type="float" office:value="0.0319911889442842" calcext:value-type="float">
            <text:p>0.0319911889442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2709448750557" calcext:value-type="float">
            <text:p>0.662709448750557</text:p>
          </table:table-cell>
          <table:table-cell office:value-type="float" office:value="1.28947664827985" calcext:value-type="float">
            <text:p>1.28947664827985</text:p>
          </table:table-cell>
          <table:table-cell office:value-type="float" office:value="0.509722558845291" calcext:value-type="float">
            <text:p>0.509722558845291</text:p>
          </table:table-cell>
          <table:table-cell office:value-type="float" office:value="0.0712166300261346" calcext:value-type="float">
            <text:p>0.071216630026135</text:p>
          </table:table-cell>
          <table:table-cell office:value-type="float" office:value="0.0552898188445509" calcext:value-type="float">
            <text:p>0.055289818844551</text:p>
          </table:table-cell>
          <table:table-cell office:value-type="float" office:value="0.0317339403927704" calcext:value-type="float">
            <text:p>0.031733940392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78102309132868" calcext:value-type="float">
            <text:p>0.478102309132868</text:p>
          </table:table-cell>
          <table:table-cell office:value-type="float" office:value="1.29926844099224" calcext:value-type="float">
            <text:p>1.29926844099224</text:p>
          </table:table-cell>
          <table:table-cell office:value-type="float" office:value="0.518827436984579" calcext:value-type="float">
            <text:p>0.518827436984579</text:p>
          </table:table-cell>
          <table:table-cell office:value-type="float" office:value="0.0878292314717436" calcext:value-type="float">
            <text:p>0.087829231471744</text:p>
          </table:table-cell>
          <table:table-cell office:value-type="float" office:value="0.0681202549419719" calcext:value-type="float">
            <text:p>0.068120254941972</text:p>
          </table:table-cell>
          <table:table-cell office:value-type="float" office:value="0.04489806619171" calcext:value-type="float">
            <text:p>0.044898066191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48336105364255" calcext:value-type="float">
            <text:p>0.648336105364255</text:p>
          </table:table-cell>
          <table:table-cell office:value-type="float" office:value="1.21840095453582" calcext:value-type="float">
            <text:p>1.21840095453582</text:p>
          </table:table-cell>
          <table:table-cell office:value-type="float" office:value="0.469712378211704" calcext:value-type="float">
            <text:p>0.469712378211704</text:p>
          </table:table-cell>
          <table:table-cell office:value-type="float" office:value="0.0727602033632383" calcext:value-type="float">
            <text:p>0.072760203363238</text:p>
          </table:table-cell>
          <table:table-cell office:value-type="float" office:value="0.0538371365898905" calcext:value-type="float">
            <text:p>0.053837136589891</text:p>
          </table:table-cell>
          <table:table-cell office:value-type="float" office:value="0.0292014756292396" calcext:value-type="float">
            <text:p>0.029201475629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34896673474452" calcext:value-type="float">
            <text:p>0.634896673474452</text:p>
          </table:table-cell>
          <table:table-cell office:value-type="float" office:value="1.21867633519162" calcext:value-type="float">
            <text:p>1.21867633519162</text:p>
          </table:table-cell>
          <table:table-cell office:value-type="float" office:value="0.469934374666562" calcext:value-type="float">
            <text:p>0.469934374666562</text:p>
          </table:table-cell>
          <table:table-cell office:value-type="float" office:value="0.0732570456543861" calcext:value-type="float">
            <text:p>0.073257045654386</text:p>
          </table:table-cell>
          <table:table-cell office:value-type="float" office:value="0.0538611951552114" calcext:value-type="float">
            <text:p>0.053861195155212</text:p>
          </table:table-cell>
          <table:table-cell office:value-type="float" office:value="0.0292299866068234" calcext:value-type="float">
            <text:p>0.0292299866068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9864262389369" calcext:value-type="float">
            <text:p>0.639864262389369</text:p>
          </table:table-cell>
          <table:table-cell office:value-type="float" office:value="1.21869770757213" calcext:value-type="float">
            <text:p>1.21869770757213</text:p>
          </table:table-cell>
          <table:table-cell office:value-type="float" office:value="0.469815455057086" calcext:value-type="float">
            <text:p>0.469815455057086</text:p>
          </table:table-cell>
          <table:table-cell office:value-type="float" office:value="0.0730527925938979" calcext:value-type="float">
            <text:p>0.073052792593898</text:p>
          </table:table-cell>
          <table:table-cell office:value-type="float" office:value="0.0538480441853242" calcext:value-type="float">
            <text:p>0.053848044185324</text:p>
          </table:table-cell>
          <table:table-cell office:value-type="float" office:value="0.0292148057921334" calcext:value-type="float">
            <text:p>0.0292148057921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0308663316601" calcext:value-type="float">
            <text:p>0.830308663316601</text:p>
          </table:table-cell>
          <table:table-cell office:value-type="float" office:value="1.2135326005561" calcext:value-type="float">
            <text:p>1.2135326005561</text:p>
          </table:table-cell>
          <table:table-cell office:value-type="float" office:value="0.467691258995236" calcext:value-type="float">
            <text:p>0.467691258995236</text:p>
          </table:table-cell>
          <table:table-cell office:value-type="float" office:value="0.0716013806721386" calcext:value-type="float">
            <text:p>0.071601380672139</text:p>
          </table:table-cell>
          <table:table-cell office:value-type="float" office:value="0.0536131796855267" calcext:value-type="float">
            <text:p>0.053613179685527</text:p>
          </table:table-cell>
          <table:table-cell office:value-type="float" office:value="0.0289493621671905" calcext:value-type="float">
            <text:p>0.0289493621671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40668791689574" calcext:value-type="float">
            <text:p>0.640668791689574</text:p>
          </table:table-cell>
          <table:table-cell office:value-type="float" office:value="1.22643201306044" calcext:value-type="float">
            <text:p>1.22643201306044</text:p>
          </table:table-cell>
          <table:table-cell office:value-type="float" office:value="0.442164391786377" calcext:value-type="float">
            <text:p>0.442164391786377</text:p>
          </table:table-cell>
          <table:table-cell office:value-type="float" office:value="0.0764335819295695" calcext:value-type="float">
            <text:p>0.07643358192957</text:p>
          </table:table-cell>
          <table:table-cell office:value-type="float" office:value="0.0587825126046252" calcext:value-type="float">
            <text:p>0.058782512604625</text:p>
          </table:table-cell>
          <table:table-cell office:value-type="float" office:value="0.0266389772852422" calcext:value-type="float">
            <text:p>0.0266389772852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2904886828751" calcext:value-type="float">
            <text:p>0.392904886828751</text:p>
          </table:table-cell>
          <table:table-cell office:value-type="float" office:value="1.37917199765191" calcext:value-type="float">
            <text:p>1.37917199765191</text:p>
          </table:table-cell>
          <table:table-cell office:value-type="float" office:value="0.498872258584747" calcext:value-type="float">
            <text:p>0.498872258584747</text:p>
          </table:table-cell>
          <table:table-cell office:value-type="float" office:value="0.0740535786998574" calcext:value-type="float">
            <text:p>0.074053578699858</text:p>
          </table:table-cell>
          <table:table-cell office:value-type="float" office:value="0.0580444284797664" calcext:value-type="float">
            <text:p>0.058044428479767</text:p>
          </table:table-cell>
          <table:table-cell office:value-type="float" office:value="0.0318186105057363" calcext:value-type="float">
            <text:p>0.0318186105057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4116709785409" calcext:value-type="float">
            <text:p>0.394116709785409</text:p>
          </table:table-cell>
          <table:table-cell office:value-type="float" office:value="1.37901875124385" calcext:value-type="float">
            <text:p>1.37901875124385</text:p>
          </table:table-cell>
          <table:table-cell office:value-type="float" office:value="0.498753790439595" calcext:value-type="float">
            <text:p>0.498753790439595</text:p>
          </table:table-cell>
          <table:table-cell office:value-type="float" office:value="0.0743870266234397" calcext:value-type="float">
            <text:p>0.07438702662344</text:p>
          </table:table-cell>
          <table:table-cell office:value-type="float" office:value="0.0580306753588112" calcext:value-type="float">
            <text:p>0.058030675358811</text:p>
          </table:table-cell>
          <table:table-cell office:value-type="float" office:value="0.0318038662717054" calcext:value-type="float">
            <text:p>0.0318038662717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5492070921459" calcext:value-type="float">
            <text:p>0.395492070921459</text:p>
          </table:table-cell>
          <table:table-cell office:value-type="float" office:value="1.37901343264908" calcext:value-type="float">
            <text:p>1.37901343264908</text:p>
          </table:table-cell>
          <table:table-cell office:value-type="float" office:value="0.49872275058589" calcext:value-type="float">
            <text:p>0.49872275058589</text:p>
          </table:table-cell>
          <table:table-cell office:value-type="float" office:value="0.0742008356667288" calcext:value-type="float">
            <text:p>0.074200835666729</text:p>
          </table:table-cell>
          <table:table-cell office:value-type="float" office:value="0.0580271889572389" calcext:value-type="float">
            <text:p>0.058027188957239</text:p>
          </table:table-cell>
          <table:table-cell office:value-type="float" office:value="0.0317996704651823" calcext:value-type="float">
            <text:p>0.031799670465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6417457851683" calcext:value-type="float">
            <text:p>0.586417457851683</text:p>
          </table:table-cell>
          <table:table-cell office:value-type="float" office:value="1.37367134868299" calcext:value-type="float">
            <text:p>1.37367134868299</text:p>
          </table:table-cell>
          <table:table-cell office:value-type="float" office:value="0.496699603624552" calcext:value-type="float">
            <text:p>0.496699603624552</text:p>
          </table:table-cell>
          <table:table-cell office:value-type="float" office:value="0.0727348905883161" calcext:value-type="float">
            <text:p>0.072734890588316</text:p>
          </table:table-cell>
          <table:table-cell office:value-type="float" office:value="0.057795311412185" calcext:value-type="float">
            <text:p>0.057795311412185</text:p>
          </table:table-cell>
          <table:table-cell office:value-type="float" office:value="0.0315404563706251" calcext:value-type="float">
            <text:p>0.0315404563706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7382961645795" calcext:value-type="float">
            <text:p>0.407382961645795</text:p>
          </table:table-cell>
          <table:table-cell office:value-type="float" office:value="1.37804921574518" calcext:value-type="float">
            <text:p>1.37804921574518</text:p>
          </table:table-cell>
          <table:table-cell office:value-type="float" office:value="0.471494566930689" calcext:value-type="float">
            <text:p>0.471494566930689</text:p>
          </table:table-cell>
          <table:table-cell office:value-type="float" office:value="0.0782124021762492" calcext:value-type="float">
            <text:p>0.078212402176249</text:p>
          </table:table-cell>
          <table:table-cell office:value-type="float" office:value="0.0624853275926007" calcext:value-type="float">
            <text:p>0.062485327592601</text:p>
          </table:table-cell>
          <table:table-cell office:value-type="float" office:value="0.0325368744142672" calcext:value-type="float">
            <text:p>0.03253687441426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8614945951999" calcext:value-type="float">
            <text:p>0.568614945951999</text:p>
          </table:table-cell>
          <table:table-cell office:value-type="float" office:value="1.26934623802011" calcext:value-type="float">
            <text:p>1.26934623802011</text:p>
          </table:table-cell>
          <table:table-cell office:value-type="float" office:value="0.465374773390938" calcext:value-type="float">
            <text:p>0.465374773390938</text:p>
          </table:table-cell>
          <table:table-cell office:value-type="float" office:value="0.0740553655172367" calcext:value-type="float">
            <text:p>0.074055365517237</text:p>
          </table:table-cell>
          <table:table-cell office:value-type="float" office:value="0.0563304183544424" calcext:value-type="float">
            <text:p>0.056330418354442</text:p>
          </table:table-cell>
          <table:table-cell office:value-type="float" office:value="0.0298872708869125" calcext:value-type="float">
            <text:p>0.0298872708869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7597226321646" calcext:value-type="float">
            <text:p>0.567597226321646</text:p>
          </table:table-cell>
          <table:table-cell office:value-type="float" office:value="1.26926080008112" calcext:value-type="float">
            <text:p>1.26926080008112</text:p>
          </table:table-cell>
          <table:table-cell office:value-type="float" office:value="0.465317401139867" calcext:value-type="float">
            <text:p>0.465317401139867</text:p>
          </table:table-cell>
          <table:table-cell office:value-type="float" office:value="0.0744032613805266" calcext:value-type="float">
            <text:p>0.074403261380527</text:p>
          </table:table-cell>
          <table:table-cell office:value-type="float" office:value="0.0563241617788397" calcext:value-type="float">
            <text:p>0.05632416177884</text:p>
          </table:table-cell>
          <table:table-cell office:value-type="float" office:value="0.0298803156909141" calcext:value-type="float">
            <text:p>0.0298803156909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9101995308587" calcext:value-type="float">
            <text:p>0.569101995308587</text:p>
          </table:table-cell>
          <table:table-cell office:value-type="float" office:value="1.26926114932701" calcext:value-type="float">
            <text:p>1.26926114932701</text:p>
          </table:table-cell>
          <table:table-cell office:value-type="float" office:value="0.465284467731013" calcext:value-type="float">
            <text:p>0.465284467731013</text:p>
          </table:table-cell>
          <table:table-cell office:value-type="float" office:value="0.0742225093541516" calcext:value-type="float">
            <text:p>0.074222509354152</text:p>
          </table:table-cell>
          <table:table-cell office:value-type="float" office:value="0.0563203226555547" calcext:value-type="float">
            <text:p>0.056320322655555</text:p>
          </table:table-cell>
          <table:table-cell office:value-type="float" office:value="0.0298758564383843" calcext:value-type="float">
            <text:p>0.0298758564383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48996672304103" calcext:value-type="float">
            <text:p>0.748996672304103</text:p>
          </table:table-cell>
          <table:table-cell office:value-type="float" office:value="1.26449391927858" calcext:value-type="float">
            <text:p>1.26449391927858</text:p>
          </table:table-cell>
          <table:table-cell office:value-type="float" office:value="0.463446578475746" calcext:value-type="float">
            <text:p>0.463446578475746</text:p>
          </table:table-cell>
          <table:table-cell office:value-type="float" office:value="0.0728737073596686" calcext:value-type="float">
            <text:p>0.072873707359669</text:p>
          </table:table-cell>
          <table:table-cell office:value-type="float" office:value="0.0561029374027845" calcext:value-type="float">
            <text:p>0.056102937402785</text:p>
          </table:table-cell>
          <table:table-cell office:value-type="float" office:value="0.0296387749058156" calcext:value-type="float">
            <text:p>0.0296387749058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86618857638396" calcext:value-type="float">
            <text:p>0.586618857638396</text:p>
          </table:table-cell>
          <table:table-cell office:value-type="float" office:value="1.2514059440258" calcext:value-type="float">
            <text:p>1.2514059440258</text:p>
          </table:table-cell>
          <table:table-cell office:value-type="float" office:value="0.476699390010942" calcext:value-type="float">
            <text:p>0.476699390010942</text:p>
          </table:table-cell>
          <table:table-cell office:value-type="float" office:value="0.0791880595455593" calcext:value-type="float">
            <text:p>0.079188059545559</text:p>
          </table:table-cell>
          <table:table-cell office:value-type="float" office:value="0.063282641872604" calcext:value-type="float">
            <text:p>0.063282641872604</text:p>
          </table:table-cell>
          <table:table-cell office:value-type="float" office:value="0.0323046587490442" calcext:value-type="float">
            <text:p>0.03230465874904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31794853357" calcext:value-type="float">
            <text:p>0.4231794853357</text:p>
          </table:table-cell>
          <table:table-cell office:value-type="float" office:value="1.33115658411291" calcext:value-type="float">
            <text:p>1.33115658411291</text:p>
          </table:table-cell>
          <table:table-cell office:value-type="float" office:value="0.491858728620292" calcext:value-type="float">
            <text:p>0.491858728620292</text:p>
          </table:table-cell>
          <table:table-cell office:value-type="float" office:value="0.0748375914973782" calcext:value-type="float">
            <text:p>0.074837591497378</text:p>
          </table:table-cell>
          <table:table-cell office:value-type="float" office:value="0.0583724109188072" calcext:value-type="float">
            <text:p>0.058372410918807</text:p>
          </table:table-cell>
          <table:table-cell office:value-type="float" office:value="0.0316548162674448" calcext:value-type="float">
            <text:p>0.0316548162674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8545726458881" calcext:value-type="float">
            <text:p>0.418545726458881</text:p>
          </table:table-cell>
          <table:table-cell office:value-type="float" office:value="1.33117079188515" calcext:value-type="float">
            <text:p>1.33117079188515</text:p>
          </table:table-cell>
          <table:table-cell office:value-type="float" office:value="0.491876993412988" calcext:value-type="float">
            <text:p>0.491876993412988</text:p>
          </table:table-cell>
          <table:table-cell office:value-type="float" office:value="0.0752366791390745" calcext:value-type="float">
            <text:p>0.075236679139075</text:p>
          </table:table-cell>
          <table:table-cell office:value-type="float" office:value="0.0583733686097881" calcext:value-type="float">
            <text:p>0.058373368609788</text:p>
          </table:table-cell>
          <table:table-cell office:value-type="float" office:value="0.0316577161588766" calcext:value-type="float">
            <text:p>0.0316577161588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9576108525125" calcext:value-type="float">
            <text:p>0.419576108525125</text:p>
          </table:table-cell>
          <table:table-cell office:value-type="float" office:value="1.33117027941338" calcext:value-type="float">
            <text:p>1.33117027941338</text:p>
          </table:table-cell>
          <table:table-cell office:value-type="float" office:value="0.491856754784107" calcext:value-type="float">
            <text:p>0.491856754784107</text:p>
          </table:table-cell>
          <table:table-cell office:value-type="float" office:value="0.0750686409725217" calcext:value-type="float">
            <text:p>0.075068640972522</text:p>
          </table:table-cell>
          <table:table-cell office:value-type="float" office:value="0.0583708775476525" calcext:value-type="float">
            <text:p>0.058370877547653</text:p>
          </table:table-cell>
          <table:table-cell office:value-type="float" office:value="0.0316548963681342" calcext:value-type="float">
            <text:p>0.0316548963681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3825993108082" calcext:value-type="float">
            <text:p>0.613825993108082</text:p>
          </table:table-cell>
          <table:table-cell office:value-type="float" office:value="1.32584414116212" calcext:value-type="float">
            <text:p>1.32584414116212</text:p>
          </table:table-cell>
          <table:table-cell office:value-type="float" office:value="0.489793287356061" calcext:value-type="float">
            <text:p>0.489793287356061</text:p>
          </table:table-cell>
          <table:table-cell office:value-type="float" office:value="0.0735479342955554" calcext:value-type="float">
            <text:p>0.073547934295555</text:p>
          </table:table-cell>
          <table:table-cell office:value-type="float" office:value="0.0581300293536599" calcext:value-type="float">
            <text:p>0.05813002935366</text:p>
          </table:table-cell>
          <table:table-cell office:value-type="float" office:value="0.0313879784687958" calcext:value-type="float">
            <text:p>0.0313879784687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8844344353532" calcext:value-type="float">
            <text:p>0.408844344353532</text:p>
          </table:table-cell>
          <table:table-cell office:value-type="float" office:value="1.34924979168132" calcext:value-type="float">
            <text:p>1.34924979168132</text:p>
          </table:table-cell>
          <table:table-cell office:value-type="float" office:value="0.483797404339941" calcext:value-type="float">
            <text:p>0.483797404339941</text:p>
          </table:table-cell>
          <table:table-cell office:value-type="float" office:value="0.0781223299261237" calcext:value-type="float">
            <text:p>0.078122329926124</text:p>
          </table:table-cell>
          <table:table-cell office:value-type="float" office:value="0.0628117483748992" calcext:value-type="float">
            <text:p>0.062811748374899</text:p>
          </table:table-cell>
          <table:table-cell office:value-type="float" office:value="0.0350298964852254" calcext:value-type="float">
            <text:p>0.0350298964852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6175246423617" calcext:value-type="float">
            <text:p>0.516175246423617</text:p>
          </table:table-cell>
          <table:table-cell office:value-type="float" office:value="1.29004187724167" calcext:value-type="float">
            <text:p>1.29004187724167</text:p>
          </table:table-cell>
          <table:table-cell office:value-type="float" office:value="0.523837888762948" calcext:value-type="float">
            <text:p>0.523837888762948</text:p>
          </table:table-cell>
          <table:table-cell office:value-type="float" office:value="0.0713398209727808" calcext:value-type="float">
            <text:p>0.071339820972781</text:p>
          </table:table-cell>
          <table:table-cell office:value-type="float" office:value="0.0553064582574735" calcext:value-type="float">
            <text:p>0.055306458257474</text:p>
          </table:table-cell>
          <table:table-cell office:value-type="float" office:value="0.03179401511426" calcext:value-type="float">
            <text:p>0.031794015114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1468636996908" calcext:value-type="float">
            <text:p>0.521468636996908</text:p>
          </table:table-cell>
          <table:table-cell office:value-type="float" office:value="1.28972911290667" calcext:value-type="float">
            <text:p>1.28972911290667</text:p>
          </table:table-cell>
          <table:table-cell office:value-type="float" office:value="0.523618205887982" calcext:value-type="float">
            <text:p>0.523618205887982</text:p>
          </table:table-cell>
          <table:table-cell office:value-type="float" office:value="0.0716259408739977" calcext:value-type="float">
            <text:p>0.071625940873998</text:p>
          </table:table-cell>
          <table:table-cell office:value-type="float" office:value="0.055283562218221" calcext:value-type="float">
            <text:p>0.055283562218221</text:p>
          </table:table-cell>
          <table:table-cell office:value-type="float" office:value="0.0317676057416134" calcext:value-type="float">
            <text:p>0.0317676057416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1133697525156" calcext:value-type="float">
            <text:p>0.521133697525156</text:p>
          </table:table-cell>
          <table:table-cell office:value-type="float" office:value="1.28972607434852" calcext:value-type="float">
            <text:p>1.28972607434852</text:p>
          </table:table-cell>
          <table:table-cell office:value-type="float" office:value="0.52362777990211" calcext:value-type="float">
            <text:p>0.52362777990211</text:p>
          </table:table-cell>
          <table:table-cell office:value-type="float" office:value="0.0714606119151367" calcext:value-type="float">
            <text:p>0.071460611915137</text:p>
          </table:table-cell>
          <table:table-cell office:value-type="float" office:value="0.0552844569742776" calcext:value-type="float">
            <text:p>0.055284456974278</text:p>
          </table:table-cell>
          <table:table-cell office:value-type="float" office:value="0.0317685832271511" calcext:value-type="float">
            <text:p>0.0317685832271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9514177399383" calcext:value-type="float">
            <text:p>0.719514177399383</text:p>
          </table:table-cell>
          <table:table-cell office:value-type="float" office:value="1.28455205482432" calcext:value-type="float">
            <text:p>1.28455205482432</text:p>
          </table:table-cell>
          <table:table-cell office:value-type="float" office:value="0.521432155307722" calcext:value-type="float">
            <text:p>0.521432155307722</text:p>
          </table:table-cell>
          <table:table-cell office:value-type="float" office:value="0.0699769569991462" calcext:value-type="float">
            <text:p>0.069976956999146</text:p>
          </table:table-cell>
          <table:table-cell office:value-type="float" office:value="0.0550564076655231" calcext:value-type="float">
            <text:p>0.055056407665523</text:p>
          </table:table-cell>
          <table:table-cell office:value-type="float" office:value="0.031500868519416" calcext:value-type="float">
            <text:p>0.0315008685194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9484435490302" calcext:value-type="float">
            <text:p>0.539484435490302</text:p>
          </table:table-cell>
          <table:table-cell office:value-type="float" office:value="1.27262744856753" calcext:value-type="float">
            <text:p>1.27262744856753</text:p>
          </table:table-cell>
          <table:table-cell office:value-type="float" office:value="0.522669034606751" calcext:value-type="float">
            <text:p>0.522669034606751</text:p>
          </table:table-cell>
          <table:table-cell office:value-type="float" office:value="0.0788142701835242" calcext:value-type="float">
            <text:p>0.078814270183524</text:p>
          </table:table-cell>
          <table:table-cell office:value-type="float" office:value="0.0641275485294725" calcext:value-type="float">
            <text:p>0.064127548529473</text:p>
          </table:table-cell>
          <table:table-cell office:value-type="float" office:value="0.0334973233713342" calcext:value-type="float">
            <text:p>0.03349732337133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15590240427294" calcext:value-type="float">
            <text:p>0.615590240427294</text:p>
          </table:table-cell>
          <table:table-cell office:value-type="float" office:value="1.23287491804429" calcext:value-type="float">
            <text:p>1.23287491804429</text:p>
          </table:table-cell>
          <table:table-cell office:value-type="float" office:value="0.537819289555422" calcext:value-type="float">
            <text:p>0.537819289555422</text:p>
          </table:table-cell>
          <table:table-cell office:value-type="float" office:value="0.0775878091453622" calcext:value-type="float">
            <text:p>0.077587809145362</text:p>
          </table:table-cell>
          <table:table-cell office:value-type="float" office:value="0.0592248135469944" calcext:value-type="float">
            <text:p>0.059224813546995</text:p>
          </table:table-cell>
          <table:table-cell office:value-type="float" office:value="0.0352973375483551" calcext:value-type="float">
            <text:p>0.0352973375483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1396169389348" calcext:value-type="float">
            <text:p>0.611396169389348</text:p>
          </table:table-cell>
          <table:table-cell office:value-type="float" office:value="1.23285334889364" calcext:value-type="float">
            <text:p>1.23285334889364</text:p>
          </table:table-cell>
          <table:table-cell office:value-type="float" office:value="0.537821778033903" calcext:value-type="float">
            <text:p>0.537821778033903</text:p>
          </table:table-cell>
          <table:table-cell office:value-type="float" office:value="0.0780290564406661" calcext:value-type="float">
            <text:p>0.078029056440666</text:p>
          </table:table-cell>
          <table:table-cell office:value-type="float" office:value="0.059224639012276" calcext:value-type="float">
            <text:p>0.059224639012276</text:p>
          </table:table-cell>
          <table:table-cell office:value-type="float" office:value="0.0352984159498211" calcext:value-type="float">
            <text:p>0.0352984159498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5960192320983" calcext:value-type="float">
            <text:p>0.615960192320983</text:p>
          </table:table-cell>
          <table:table-cell office:value-type="float" office:value="1.2328778274281" calcext:value-type="float">
            <text:p>1.2328778274281</text:p>
          </table:table-cell>
          <table:table-cell office:value-type="float" office:value="0.537701198908334" calcext:value-type="float">
            <text:p>0.537701198908334</text:p>
          </table:table-cell>
          <table:table-cell office:value-type="float" office:value="0.0778001253679836" calcext:value-type="float">
            <text:p>0.077800125367984</text:p>
          </table:table-cell>
          <table:table-cell office:value-type="float" office:value="0.0592118148318815" calcext:value-type="float">
            <text:p>0.059211814831882</text:p>
          </table:table-cell>
          <table:table-cell office:value-type="float" office:value="0.0352821384682774" calcext:value-type="float">
            <text:p>0.0352821384682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24083208586893" calcext:value-type="float">
            <text:p>0.824083208586893</text:p>
          </table:table-cell>
          <table:table-cell office:value-type="float" office:value="1.22733594570486" calcext:value-type="float">
            <text:p>1.22733594570486</text:p>
          </table:table-cell>
          <table:table-cell office:value-type="float" office:value="0.535162900757118" calcext:value-type="float">
            <text:p>0.535162900757118</text:p>
          </table:table-cell>
          <table:table-cell office:value-type="float" office:value="0.076036220414232" calcext:value-type="float">
            <text:p>0.076036220414232</text:p>
          </table:table-cell>
          <table:table-cell office:value-type="float" office:value="0.0589382219854212" calcext:value-type="float">
            <text:p>0.058938221985421</text:p>
          </table:table-cell>
          <table:table-cell office:value-type="float" office:value="0.0349473762385155" calcext:value-type="float">
            <text:p>0.0349473762385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2866372571259" calcext:value-type="float">
            <text:p>0.62866372571259</text:p>
          </table:table-cell>
          <table:table-cell office:value-type="float" office:value="1.22133380703786" calcext:value-type="float">
            <text:p>1.22133380703786</text:p>
          </table:table-cell>
          <table:table-cell office:value-type="float" office:value="0.531848389580061" calcext:value-type="float">
            <text:p>0.531848389580061</text:p>
          </table:table-cell>
          <table:table-cell office:value-type="float" office:value="0.072811061705965" calcext:value-type="float">
            <text:p>0.072811061705965</text:p>
          </table:table-cell>
          <table:table-cell office:value-type="float" office:value="0.0599332429858031" calcext:value-type="float">
            <text:p>0.059933242985803</text:p>
          </table:table-cell>
          <table:table-cell office:value-type="float" office:value="0.0448110932347958" calcext:value-type="float">
            <text:p>0.04481109323479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2898418633085" calcext:value-type="float">
            <text:p>0.472898418633085</text:p>
          </table:table-cell>
          <table:table-cell office:value-type="float" office:value="1.29546741242125" calcext:value-type="float">
            <text:p>1.29546741242125</text:p>
          </table:table-cell>
          <table:table-cell office:value-type="float" office:value="0.475561565657183" calcext:value-type="float">
            <text:p>0.475561565657183</text:p>
          </table:table-cell>
          <table:table-cell office:value-type="float" office:value="0.0688740093331079" calcext:value-type="float">
            <text:p>0.068874009333108</text:p>
          </table:table-cell>
          <table:table-cell office:value-type="float" office:value="0.0545706673761734" calcext:value-type="float">
            <text:p>0.054570667376173</text:p>
          </table:table-cell>
          <table:table-cell office:value-type="float" office:value="0.0298467731215757" calcext:value-type="float">
            <text:p>0.0298467731215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8994092209887" calcext:value-type="float">
            <text:p>0.468994092209887</text:p>
          </table:table-cell>
          <table:table-cell office:value-type="float" office:value="1.29549173768016" calcext:value-type="float">
            <text:p>1.29549173768016</text:p>
          </table:table-cell>
          <table:table-cell office:value-type="float" office:value="0.475563480781326" calcext:value-type="float">
            <text:p>0.475563480781326</text:p>
          </table:table-cell>
          <table:table-cell office:value-type="float" office:value="0.0692834360822392" calcext:value-type="float">
            <text:p>0.069283436082239</text:p>
          </table:table-cell>
          <table:table-cell office:value-type="float" office:value="0.0545712907195826" calcext:value-type="float">
            <text:p>0.054571290719583</text:p>
          </table:table-cell>
          <table:table-cell office:value-type="float" office:value="0.0298475117105393" calcext:value-type="float">
            <text:p>0.0298475117105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6603397626425" calcext:value-type="float">
            <text:p>0.466603397626425</text:p>
          </table:table-cell>
          <table:table-cell office:value-type="float" office:value="1.29549596592282" calcext:value-type="float">
            <text:p>1.29549596592282</text:p>
          </table:table-cell>
          <table:table-cell office:value-type="float" office:value="0.475614389814169" calcext:value-type="float">
            <text:p>0.475614389814169</text:p>
          </table:table-cell>
          <table:table-cell office:value-type="float" office:value="0.0691426728378203" calcext:value-type="float">
            <text:p>0.06914267283782</text:p>
          </table:table-cell>
          <table:table-cell office:value-type="float" office:value="0.0545770596753459" calcext:value-type="float">
            <text:p>0.054577059675346</text:p>
          </table:table-cell>
          <table:table-cell office:value-type="float" office:value="0.0298538072287038" calcext:value-type="float">
            <text:p>0.0298538072287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8365882712188" calcext:value-type="float">
            <text:p>0.658365882712188</text:p>
          </table:table-cell>
          <table:table-cell office:value-type="float" office:value="1.29022519093724" calcext:value-type="float">
            <text:p>1.29022519093724</text:p>
          </table:table-cell>
          <table:table-cell office:value-type="float" office:value="0.473605287774643" calcext:value-type="float">
            <text:p>0.473605287774643</text:p>
          </table:table-cell>
          <table:table-cell office:value-type="float" office:value="0.0676348983981202" calcext:value-type="float">
            <text:p>0.06763489839812</text:p>
          </table:table-cell>
          <table:table-cell office:value-type="float" office:value="0.0543479514942831" calcext:value-type="float">
            <text:p>0.054347951494283</text:p>
          </table:table-cell>
          <table:table-cell office:value-type="float" office:value="0.029600330485915" calcext:value-type="float">
            <text:p>0.0296003304859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2256078676181" calcext:value-type="float">
            <text:p>0.452256078676181</text:p>
          </table:table-cell>
          <table:table-cell office:value-type="float" office:value="1.30334618751986" calcext:value-type="float">
            <text:p>1.30334618751986</text:p>
          </table:table-cell>
          <table:table-cell office:value-type="float" office:value="0.506954679517698" calcext:value-type="float">
            <text:p>0.506954679517698</text:p>
          </table:table-cell>
          <table:table-cell office:value-type="float" office:value="0.0795234208091062" calcext:value-type="float">
            <text:p>0.079523420809106</text:p>
          </table:table-cell>
          <table:table-cell office:value-type="float" office:value="0.0625844291877792" calcext:value-type="float">
            <text:p>0.062584429187779</text:p>
          </table:table-cell>
          <table:table-cell office:value-type="float" office:value="0.0379628844316336" calcext:value-type="float">
            <text:p>0.03796288443163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9138158331402" calcext:value-type="float">
            <text:p>0.589138158331402</text:p>
          </table:table-cell>
          <table:table-cell office:value-type="float" office:value="1.25020659960103" calcext:value-type="float">
            <text:p>1.25020659960103</text:p>
          </table:table-cell>
          <table:table-cell office:value-type="float" office:value="0.497479823261576" calcext:value-type="float">
            <text:p>0.497479823261576</text:p>
          </table:table-cell>
          <table:table-cell office:value-type="float" office:value="0.0796701302460021" calcext:value-type="float">
            <text:p>0.079670130246002</text:p>
          </table:table-cell>
          <table:table-cell office:value-type="float" office:value="0.0614210035034611" calcext:value-type="float">
            <text:p>0.061421003503461</text:p>
          </table:table-cell>
          <table:table-cell office:value-type="float" office:value="0.033021007696809" calcext:value-type="float">
            <text:p>0.0330210076968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8833050758232" calcext:value-type="float">
            <text:p>0.578833050758232</text:p>
          </table:table-cell>
          <table:table-cell office:value-type="float" office:value="1.25032330325261" calcext:value-type="float">
            <text:p>1.25032330325261</text:p>
          </table:table-cell>
          <table:table-cell office:value-type="float" office:value="0.497640185741571" calcext:value-type="float">
            <text:p>0.497640185741571</text:p>
          </table:table-cell>
          <table:table-cell office:value-type="float" office:value="0.0801192313310614" calcext:value-type="float">
            <text:p>0.080119231331061</text:p>
          </table:table-cell>
          <table:table-cell office:value-type="float" office:value="0.0614412668985199" calcext:value-type="float">
            <text:p>0.06144126689852</text:p>
          </table:table-cell>
          <table:table-cell office:value-type="float" office:value="0.0330431177876028" calcext:value-type="float">
            <text:p>0.0330431177876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3893883734465" calcext:value-type="float">
            <text:p>0.583893883734465</text:p>
          </table:table-cell>
          <table:table-cell office:value-type="float" office:value="1.25035116596583" calcext:value-type="float">
            <text:p>1.25035116596583</text:p>
          </table:table-cell>
          <table:table-cell office:value-type="float" office:value="0.497520651913031" calcext:value-type="float">
            <text:p>0.497520651913031</text:p>
          </table:table-cell>
          <table:table-cell office:value-type="float" office:value="0.0799140991059605" calcext:value-type="float">
            <text:p>0.079914099105961</text:p>
          </table:table-cell>
          <table:table-cell office:value-type="float" office:value="0.0614267807993096" calcext:value-type="float">
            <text:p>0.06142678079931</text:p>
          </table:table-cell>
          <table:table-cell office:value-type="float" office:value="0.0330268444917606" calcext:value-type="float">
            <text:p>0.0330268444917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82315246385242" calcext:value-type="float">
            <text:p>0.782315246385242</text:p>
          </table:table-cell>
          <table:table-cell office:value-type="float" office:value="1.24501111959861" calcext:value-type="float">
            <text:p>1.24501111959861</text:p>
          </table:table-cell>
          <table:table-cell office:value-type="float" office:value="0.495296703477367" calcext:value-type="float">
            <text:p>0.495296703477367</text:p>
          </table:table-cell>
          <table:table-cell office:value-type="float" office:value="0.0783233283721177" calcext:value-type="float">
            <text:p>0.078323328372118</text:p>
          </table:table-cell>
          <table:table-cell office:value-type="float" office:value="0.0611573978141319" calcext:value-type="float">
            <text:p>0.061157397814132</text:p>
          </table:table-cell>
          <table:table-cell office:value-type="float" office:value="0.0327301274400839" calcext:value-type="float">
            <text:p>0.0327301274400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2114925887503" calcext:value-type="float">
            <text:p>0.562114925887503</text:p>
          </table:table-cell>
          <table:table-cell office:value-type="float" office:value="1.2645159987534" calcext:value-type="float">
            <text:p>1.2645159987534</text:p>
          </table:table-cell>
          <table:table-cell office:value-type="float" office:value="0.483452935222058" calcext:value-type="float">
            <text:p>0.483452935222058</text:p>
          </table:table-cell>
          <table:table-cell office:value-type="float" office:value="0.0800011091513851" calcext:value-type="float">
            <text:p>0.080001109151385</text:p>
          </table:table-cell>
          <table:table-cell office:value-type="float" office:value="0.0640043248410576" calcext:value-type="float">
            <text:p>0.064004324841058</text:p>
          </table:table-cell>
          <table:table-cell office:value-type="float" office:value="0.0325457942228109" calcext:value-type="float">
            <text:p>0.0325457942228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3140957703806" calcext:value-type="float">
            <text:p>0.483140957703806</text:p>
          </table:table-cell>
          <table:table-cell office:value-type="float" office:value="1.31934574600919" calcext:value-type="float">
            <text:p>1.31934574600919</text:p>
          </table:table-cell>
          <table:table-cell office:value-type="float" office:value="0.458063785175001" calcext:value-type="float">
            <text:p>0.458063785175001</text:p>
          </table:table-cell>
          <table:table-cell office:value-type="float" office:value="0.0705821272664985" calcext:value-type="float">
            <text:p>0.070582127266499</text:p>
          </table:table-cell>
          <table:table-cell office:value-type="float" office:value="0.0548018601330422" calcext:value-type="float">
            <text:p>0.054801860133042</text:p>
          </table:table-cell>
          <table:table-cell office:value-type="float" office:value="0.0298141526496175" calcext:value-type="float">
            <text:p>0.0298141526496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6893351211096" calcext:value-type="float">
            <text:p>0.486893351211096</text:p>
          </table:table-cell>
          <table:table-cell office:value-type="float" office:value="1.31919331322032" calcext:value-type="float">
            <text:p>1.31919331322032</text:p>
          </table:table-cell>
          <table:table-cell office:value-type="float" office:value="0.457915130292059" calcext:value-type="float">
            <text:p>0.457915130292059</text:p>
          </table:table-cell>
          <table:table-cell office:value-type="float" office:value="0.0708583455671656" calcext:value-type="float">
            <text:p>0.070858345567166</text:p>
          </table:table-cell>
          <table:table-cell office:value-type="float" office:value="0.0547861544271757" calcext:value-type="float">
            <text:p>0.054786154427176</text:p>
          </table:table-cell>
          <table:table-cell office:value-type="float" office:value="0.0297950172165901" calcext:value-type="float">
            <text:p>0.029795017216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4024918435226" calcext:value-type="float">
            <text:p>0.484024918435226</text:p>
          </table:table-cell>
          <table:table-cell office:value-type="float" office:value="1.31920650459323" calcext:value-type="float">
            <text:p>1.31920650459323</text:p>
          </table:table-cell>
          <table:table-cell office:value-type="float" office:value="0.45797329127944" calcext:value-type="float">
            <text:p>0.45797329127944</text:p>
          </table:table-cell>
          <table:table-cell office:value-type="float" office:value="0.0707302370741108" calcext:value-type="float">
            <text:p>0.070730237074111</text:p>
          </table:table-cell>
          <table:table-cell office:value-type="float" office:value="0.0547929758964036" calcext:value-type="float">
            <text:p>0.054792975896404</text:p>
          </table:table-cell>
          <table:table-cell office:value-type="float" office:value="0.0298025144142016" calcext:value-type="float">
            <text:p>0.0298025144142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0649764432054" calcext:value-type="float">
            <text:p>0.660649764432054</text:p>
          </table:table-cell>
          <table:table-cell office:value-type="float" office:value="1.3143546750761" calcext:value-type="float">
            <text:p>1.3143546750761</text:p>
          </table:table-cell>
          <table:table-cell office:value-type="float" office:value="0.456204886564041" calcext:value-type="float">
            <text:p>0.456204886564041</text:p>
          </table:table-cell>
          <table:table-cell office:value-type="float" office:value="0.0693819912771648" calcext:value-type="float">
            <text:p>0.069381991277165</text:p>
          </table:table-cell>
          <table:table-cell office:value-type="float" office:value="0.0545852069228532" calcext:value-type="float">
            <text:p>0.054585206922853</text:p>
          </table:table-cell>
          <table:table-cell office:value-type="float" office:value="0.0295713706173505" calcext:value-type="float">
            <text:p>0.0295713706173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15081807685379" calcext:value-type="float">
            <text:p>0.515081807685379</text:p>
          </table:table-cell>
          <table:table-cell office:value-type="float" office:value="1.30541373202097" calcext:value-type="float">
            <text:p>1.30541373202097</text:p>
          </table:table-cell>
          <table:table-cell office:value-type="float" office:value="0.433881613049851" calcext:value-type="float">
            <text:p>0.433881613049851</text:p>
          </table:table-cell>
          <table:table-cell office:value-type="float" office:value="0.0732643177746858" calcext:value-type="float">
            <text:p>0.073264317774686</text:p>
          </table:table-cell>
          <table:table-cell office:value-type="float" office:value="0.0599733873418032" calcext:value-type="float">
            <text:p>0.059973387341803</text:p>
          </table:table-cell>
          <table:table-cell office:value-type="float" office:value="0.0283147884816221" calcext:value-type="float">
            <text:p>0.0283147884816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534852090793" calcext:value-type="float">
            <text:p>0.67534852090793</text:p>
          </table:table-cell>
          <table:table-cell office:value-type="float" office:value="1.21006263802255" calcext:value-type="float">
            <text:p>1.21006263802255</text:p>
          </table:table-cell>
          <table:table-cell office:value-type="float" office:value="0.474890808915791" calcext:value-type="float">
            <text:p>0.474890808915791</text:p>
          </table:table-cell>
          <table:table-cell office:value-type="float" office:value="0.0742874739780402" calcext:value-type="float">
            <text:p>0.07428747397804</text:p>
          </table:table-cell>
          <table:table-cell office:value-type="float" office:value="0.0575510095270351" calcext:value-type="float">
            <text:p>0.057551009527035</text:p>
          </table:table-cell>
          <table:table-cell office:value-type="float" office:value="0.0313808993231886" calcext:value-type="float">
            <text:p>0.0313808993231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8722864178396" calcext:value-type="float">
            <text:p>0.668722864178396</text:p>
          </table:table-cell>
          <table:table-cell office:value-type="float" office:value="1.21011311881253" calcext:value-type="float">
            <text:p>1.21011311881253</text:p>
          </table:table-cell>
          <table:table-cell office:value-type="float" office:value="0.474957718360017" calcext:value-type="float">
            <text:p>0.474957718360017</text:p>
          </table:table-cell>
          <table:table-cell office:value-type="float" office:value="0.0747530821412008" calcext:value-type="float">
            <text:p>0.074753082141201</text:p>
          </table:table-cell>
          <table:table-cell office:value-type="float" office:value="0.0575588045300407" calcext:value-type="float">
            <text:p>0.057558804530041</text:p>
          </table:table-cell>
          <table:table-cell office:value-type="float" office:value="0.0313904309337983" calcext:value-type="float">
            <text:p>0.0313904309337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70197706927714" calcext:value-type="float">
            <text:p>0.670197706927714</text:p>
          </table:table-cell>
          <table:table-cell office:value-type="float" office:value="1.21011248666009" calcext:value-type="float">
            <text:p>1.21011248666009</text:p>
          </table:table-cell>
          <table:table-cell office:value-type="float" office:value="0.474923217727085" calcext:value-type="float">
            <text:p>0.474923217727085</text:p>
          </table:table-cell>
          <table:table-cell office:value-type="float" office:value="0.0745586568048279" calcext:value-type="float">
            <text:p>0.074558656804828</text:p>
          </table:table-cell>
          <table:table-cell office:value-type="float" office:value="0.0575547791021046" calcext:value-type="float">
            <text:p>0.057554779102105</text:p>
          </table:table-cell>
          <table:table-cell office:value-type="float" office:value="0.0313856026543564" calcext:value-type="float">
            <text:p>0.0313856026543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59147369069084" calcext:value-type="float">
            <text:p>0.859147369069084</text:p>
          </table:table-cell>
          <table:table-cell office:value-type="float" office:value="1.20510796679792" calcext:value-type="float">
            <text:p>1.20510796679792</text:p>
          </table:table-cell>
          <table:table-cell office:value-type="float" office:value="0.47286446687934" calcext:value-type="float">
            <text:p>0.47286446687934</text:p>
          </table:table-cell>
          <table:table-cell office:value-type="float" office:value="0.0730090865090677" calcext:value-type="float">
            <text:p>0.073009086509068</text:p>
          </table:table-cell>
          <table:table-cell office:value-type="float" office:value="0.0573102549464242" calcext:value-type="float">
            <text:p>0.057310254946424</text:p>
          </table:table-cell>
          <table:table-cell office:value-type="float" office:value="0.0311121977469489" calcext:value-type="float">
            <text:p>0.0311121977469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8789364174167" calcext:value-type="float">
            <text:p>0.68789364174167</text:p>
          </table:table-cell>
          <table:table-cell office:value-type="float" office:value="1.18890128440711" calcext:value-type="float">
            <text:p>1.18890128440711</text:p>
          </table:table-cell>
          <table:table-cell office:value-type="float" office:value="0.482163216557082" calcext:value-type="float">
            <text:p>0.482163216557082</text:p>
          </table:table-cell>
          <table:table-cell office:value-type="float" office:value="0.074735901940802" calcext:value-type="float">
            <text:p>0.074735901940802</text:p>
          </table:table-cell>
          <table:table-cell office:value-type="float" office:value="0.0605735383984575" calcext:value-type="float">
            <text:p>0.060573538398458</text:p>
          </table:table-cell>
          <table:table-cell office:value-type="float" office:value="0.0302500606234521" calcext:value-type="float">
            <text:p>0.0302500606234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4915464857038" calcext:value-type="float">
            <text:p>0.474915464857038</text:p>
          </table:table-cell>
          <table:table-cell office:value-type="float" office:value="1.32058845866656" calcext:value-type="float">
            <text:p>1.32058845866656</text:p>
          </table:table-cell>
          <table:table-cell office:value-type="float" office:value="0.517079921717139" calcext:value-type="float">
            <text:p>0.517079921717139</text:p>
          </table:table-cell>
          <table:table-cell office:value-type="float" office:value="0.0785515117895706" calcext:value-type="float">
            <text:p>0.078551511789571</text:p>
          </table:table-cell>
          <table:table-cell office:value-type="float" office:value="0.0589255879847909" calcext:value-type="float">
            <text:p>0.058925587984791</text:p>
          </table:table-cell>
          <table:table-cell office:value-type="float" office:value="0.033963527752062" calcext:value-type="float">
            <text:p>0.0339635277520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5723269258876" calcext:value-type="float">
            <text:p>0.465723269258876</text:p>
          </table:table-cell>
          <table:table-cell office:value-type="float" office:value="1.32070509742142" calcext:value-type="float">
            <text:p>1.32070509742142</text:p>
          </table:table-cell>
          <table:table-cell office:value-type="float" office:value="0.517214891965318" calcext:value-type="float">
            <text:p>0.517214891965318</text:p>
          </table:table-cell>
          <table:table-cell office:value-type="float" office:value="0.0790293230132043" calcext:value-type="float">
            <text:p>0.079029323013204</text:p>
          </table:table-cell>
          <table:table-cell office:value-type="float" office:value="0.0589405579396734" calcext:value-type="float">
            <text:p>0.058940557939673</text:p>
          </table:table-cell>
          <table:table-cell office:value-type="float" office:value="0.0339821469610343" calcext:value-type="float">
            <text:p>0.0339821469610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5231516492473" calcext:value-type="float">
            <text:p>0.465231516492473</text:p>
          </table:table-cell>
          <table:table-cell office:value-type="float" office:value="1.32070606688259" calcext:value-type="float">
            <text:p>1.32070606688259</text:p>
          </table:table-cell>
          <table:table-cell office:value-type="float" office:value="0.517227239255057" calcext:value-type="float">
            <text:p>0.517227239255057</text:p>
          </table:table-cell>
          <table:table-cell office:value-type="float" office:value="0.0788752369985711" calcext:value-type="float">
            <text:p>0.078875236998571</text:p>
          </table:table-cell>
          <table:table-cell office:value-type="float" office:value="0.0589419272756646" calcext:value-type="float">
            <text:p>0.058941927275665</text:p>
          </table:table-cell>
          <table:table-cell office:value-type="float" office:value="0.0339835569462634" calcext:value-type="float">
            <text:p>0.0339835569462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5782960083927" calcext:value-type="float">
            <text:p>0.675782960083927</text:p>
          </table:table-cell>
          <table:table-cell office:value-type="float" office:value="1.31455571874875" calcext:value-type="float">
            <text:p>1.31455571874875</text:p>
          </table:table-cell>
          <table:table-cell office:value-type="float" office:value="0.514657949286217" calcext:value-type="float">
            <text:p>0.514657949286217</text:p>
          </table:table-cell>
          <table:table-cell office:value-type="float" office:value="0.0771194825875634" calcext:value-type="float">
            <text:p>0.077119482587564</text:p>
          </table:table-cell>
          <table:table-cell office:value-type="float" office:value="0.0586581585857958" calcext:value-type="float">
            <text:p>0.058658158585796</text:p>
          </table:table-cell>
          <table:table-cell office:value-type="float" office:value="0.0336442426440498" calcext:value-type="float">
            <text:p>0.033644242644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75554415100872" calcext:value-type="float">
            <text:p>0.475554415100872</text:p>
          </table:table-cell>
          <table:table-cell office:value-type="float" office:value="1.32191547354165" calcext:value-type="float">
            <text:p>1.32191547354165</text:p>
          </table:table-cell>
          <table:table-cell office:value-type="float" office:value="0.482367734276382" calcext:value-type="float">
            <text:p>0.482367734276382</text:p>
          </table:table-cell>
          <table:table-cell office:value-type="float" office:value="0.079976857145096" calcext:value-type="float">
            <text:p>0.079976857145096</text:p>
          </table:table-cell>
          <table:table-cell office:value-type="float" office:value="0.061836200098851" calcext:value-type="float">
            <text:p>0.061836200098851</text:p>
          </table:table-cell>
          <table:table-cell office:value-type="float" office:value="0.0310207615240282" calcext:value-type="float">
            <text:p>0.03102076152402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3136068799833" calcext:value-type="float">
            <text:p>0.463136068799833</text:p>
          </table:table-cell>
          <table:table-cell office:value-type="float" office:value="1.26690099802181" calcext:value-type="float">
            <text:p>1.26690099802181</text:p>
          </table:table-cell>
          <table:table-cell office:value-type="float" office:value="0.510157183563734" calcext:value-type="float">
            <text:p>0.510157183563734</text:p>
          </table:table-cell>
          <table:table-cell office:value-type="float" office:value="0.0742122676679277" calcext:value-type="float">
            <text:p>0.074212267667928</text:p>
          </table:table-cell>
          <table:table-cell office:value-type="float" office:value="0.0561180401849101" calcext:value-type="float">
            <text:p>0.05611804018491</text:p>
          </table:table-cell>
          <table:table-cell office:value-type="float" office:value="0.0321251580608291" calcext:value-type="float">
            <text:p>0.0321251580608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313497844466" calcext:value-type="float">
            <text:p>0.45313497844466</text:p>
          </table:table-cell>
          <table:table-cell office:value-type="float" office:value="1.26710722514675" calcext:value-type="float">
            <text:p>1.26710722514675</text:p>
          </table:table-cell>
          <table:table-cell office:value-type="float" office:value="0.510301310242648" calcext:value-type="float">
            <text:p>0.510301310242648</text:p>
          </table:table-cell>
          <table:table-cell office:value-type="float" office:value="0.0746743503548759" calcext:value-type="float">
            <text:p>0.074674350354876</text:p>
          </table:table-cell>
          <table:table-cell office:value-type="float" office:value="0.0561319126219033" calcext:value-type="float">
            <text:p>0.056131912621903</text:p>
          </table:table-cell>
          <table:table-cell office:value-type="float" office:value="0.0321441291093954" calcext:value-type="float">
            <text:p>0.0321441291093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9288243103127" calcext:value-type="float">
            <text:p>0.449288243103127</text:p>
          </table:table-cell>
          <table:table-cell office:value-type="float" office:value="1.26710547171483" calcext:value-type="float">
            <text:p>1.26710547171483</text:p>
          </table:table-cell>
          <table:table-cell office:value-type="float" office:value="0.510394870466362" calcext:value-type="float">
            <text:p>0.510394870466362</text:p>
          </table:table-cell>
          <table:table-cell office:value-type="float" office:value="0.0745780401840945" calcext:value-type="float">
            <text:p>0.074578040184095</text:p>
          </table:table-cell>
          <table:table-cell office:value-type="float" office:value="0.0561419080562235" calcext:value-type="float">
            <text:p>0.056141908056224</text:p>
          </table:table-cell>
          <table:table-cell office:value-type="float" office:value="0.0321558875236911" calcext:value-type="float">
            <text:p>0.0321558875236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2451208931694" calcext:value-type="float">
            <text:p>0.662451208931694</text:p>
          </table:table-cell>
          <table:table-cell office:value-type="float" office:value="1.2612112726119" calcext:value-type="float">
            <text:p>1.2612112726119</text:p>
          </table:table-cell>
          <table:table-cell office:value-type="float" office:value="0.507858287805695" calcext:value-type="float">
            <text:p>0.507858287805695</text:p>
          </table:table-cell>
          <table:table-cell office:value-type="float" office:value="0.0728546685296958" calcext:value-type="float">
            <text:p>0.072854668529696</text:p>
          </table:table-cell>
          <table:table-cell office:value-type="float" office:value="0.0558721198391572" calcext:value-type="float">
            <text:p>0.055872119839157</text:p>
          </table:table-cell>
          <table:table-cell office:value-type="float" office:value="0.0318345452779948" calcext:value-type="float">
            <text:p>0.0318345452779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1631328445057" calcext:value-type="float">
            <text:p>0.531631328445057</text:p>
          </table:table-cell>
          <table:table-cell office:value-type="float" office:value="1.20489956563709" calcext:value-type="float">
            <text:p>1.20489956563709</text:p>
          </table:table-cell>
          <table:table-cell office:value-type="float" office:value="0.491868968475376" calcext:value-type="float">
            <text:p>0.491868968475376</text:p>
          </table:table-cell>
          <table:table-cell office:value-type="float" office:value="0.0684459842370244" calcext:value-type="float">
            <text:p>0.068445984237025</text:p>
          </table:table-cell>
          <table:table-cell office:value-type="float" office:value="0.0578613031205788" calcext:value-type="float">
            <text:p>0.057861303120579</text:p>
          </table:table-cell>
          <table:table-cell office:value-type="float" office:value="0.0320278168117789" calcext:value-type="float">
            <text:p>0.03202781681177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0783711263323" calcext:value-type="float">
            <text:p>0.550783711263323</text:p>
          </table:table-cell>
          <table:table-cell office:value-type="float" office:value="1.26618220286847" calcext:value-type="float">
            <text:p>1.26618220286847</text:p>
          </table:table-cell>
          <table:table-cell office:value-type="float" office:value="0.515847317912558" calcext:value-type="float">
            <text:p>0.515847317912558</text:p>
          </table:table-cell>
          <table:table-cell office:value-type="float" office:value="0.0775440806690199" calcext:value-type="float">
            <text:p>0.07754408066902</text:p>
          </table:table-cell>
          <table:table-cell office:value-type="float" office:value="0.0587322509185962" calcext:value-type="float">
            <text:p>0.058732250918596</text:p>
          </table:table-cell>
          <table:table-cell office:value-type="float" office:value="0.0339159605295724" calcext:value-type="float">
            <text:p>0.0339159605295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2160405371609" calcext:value-type="float">
            <text:p>0.542160405371609</text:p>
          </table:table-cell>
          <table:table-cell office:value-type="float" office:value="1.26627257952582" calcext:value-type="float">
            <text:p>1.26627257952582</text:p>
          </table:table-cell>
          <table:table-cell office:value-type="float" office:value="0.515961425322455" calcext:value-type="float">
            <text:p>0.515961425322455</text:p>
          </table:table-cell>
          <table:table-cell office:value-type="float" office:value="0.0780374347190904" calcext:value-type="float">
            <text:p>0.078037434719091</text:p>
          </table:table-cell>
          <table:table-cell office:value-type="float" office:value="0.058744746574649" calcext:value-type="float">
            <text:p>0.058744746574649</text:p>
          </table:table-cell>
          <table:table-cell office:value-type="float" office:value="0.0339318336476233" calcext:value-type="float">
            <text:p>0.0339318336476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4213295239425" calcext:value-type="float">
            <text:p>0.544213295239425</text:p>
          </table:table-cell>
          <table:table-cell office:value-type="float" office:value="1.26627346396353" calcext:value-type="float">
            <text:p>1.26627346396353</text:p>
          </table:table-cell>
          <table:table-cell office:value-type="float" office:value="0.515910915464135" calcext:value-type="float">
            <text:p>0.515910915464135</text:p>
          </table:table-cell>
          <table:table-cell office:value-type="float" office:value="0.0778399152903994" calcext:value-type="float">
            <text:p>0.077839915290399</text:p>
          </table:table-cell>
          <table:table-cell office:value-type="float" office:value="0.0587391356617313" calcext:value-type="float">
            <text:p>0.058739135661731</text:p>
          </table:table-cell>
          <table:table-cell office:value-type="float" office:value="0.0339248650929228" calcext:value-type="float">
            <text:p>0.0339248650929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0513878925615" calcext:value-type="float">
            <text:p>0.750513878925615</text:p>
          </table:table-cell>
          <table:table-cell office:value-type="float" office:value="1.26061872990223" calcext:value-type="float">
            <text:p>1.26061872990223</text:p>
          </table:table-cell>
          <table:table-cell office:value-type="float" office:value="0.513474193989142" calcext:value-type="float">
            <text:p>0.513474193989142</text:p>
          </table:table-cell>
          <table:table-cell office:value-type="float" office:value="0.0761140912681879" calcext:value-type="float">
            <text:p>0.076114091268188</text:p>
          </table:table-cell>
          <table:table-cell office:value-type="float" office:value="0.058468803369365" calcext:value-type="float">
            <text:p>0.058468803369365</text:p>
          </table:table-cell>
          <table:table-cell office:value-type="float" office:value="0.0336027777410981" calcext:value-type="float">
            <text:p>0.0336027777410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40675419296109" calcext:value-type="float">
            <text:p>0.540675419296109</text:p>
          </table:table-cell>
          <table:table-cell office:value-type="float" office:value="1.26867776749869" calcext:value-type="float">
            <text:p>1.26867776749869</text:p>
          </table:table-cell>
          <table:table-cell office:value-type="float" office:value="0.515995669393485" calcext:value-type="float">
            <text:p>0.515995669393485</text:p>
          </table:table-cell>
          <table:table-cell office:value-type="float" office:value="0.0770427236860124" calcext:value-type="float">
            <text:p>0.077042723686012</text:p>
          </table:table-cell>
          <table:table-cell office:value-type="float" office:value="0.0611266325293369" calcext:value-type="float">
            <text:p>0.061126632529337</text:p>
          </table:table-cell>
          <table:table-cell office:value-type="float" office:value="0.0451510424108027" calcext:value-type="float">
            <text:p>0.04515104241080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3918983321736" calcext:value-type="float">
            <text:p>0.463918983321736</text:p>
          </table:table-cell>
          <table:table-cell office:value-type="float" office:value="1.35526387495908" calcext:value-type="float">
            <text:p>1.35526387495908</text:p>
          </table:table-cell>
          <table:table-cell office:value-type="float" office:value="0.57755829513257" calcext:value-type="float">
            <text:p>0.57755829513257</text:p>
          </table:table-cell>
          <table:table-cell office:value-type="float" office:value="0.0760862550835699" calcext:value-type="float">
            <text:p>0.07608625508357</text:p>
          </table:table-cell>
          <table:table-cell office:value-type="float" office:value="0.0580601391911928" calcext:value-type="float">
            <text:p>0.058060139191193</text:p>
          </table:table-cell>
          <table:table-cell office:value-type="float" office:value="0.0357713659000618" calcext:value-type="float">
            <text:p>0.0357713659000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59851994921834" calcext:value-type="float">
            <text:p>0.459851994921834</text:p>
          </table:table-cell>
          <table:table-cell office:value-type="float" office:value="1.35527530909696" calcext:value-type="float">
            <text:p>1.35527530909696</text:p>
          </table:table-cell>
          <table:table-cell office:value-type="float" office:value="0.577542475991514" calcext:value-type="float">
            <text:p>0.577542475991514</text:p>
          </table:table-cell>
          <table:table-cell office:value-type="float" office:value="0.0765275987266704" calcext:value-type="float">
            <text:p>0.07652759872667</text:p>
          </table:table-cell>
          <table:table-cell office:value-type="float" office:value="0.0580583278956546" calcext:value-type="float">
            <text:p>0.058058327895655</text:p>
          </table:table-cell>
          <table:table-cell office:value-type="float" office:value="0.0357702263639736" calcext:value-type="float">
            <text:p>0.0357702263639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3274068117769" calcext:value-type="float">
            <text:p>0.463274068117769</text:p>
          </table:table-cell>
          <table:table-cell office:value-type="float" office:value="1.35527812709128" calcext:value-type="float">
            <text:p>1.35527812709128</text:p>
          </table:table-cell>
          <table:table-cell office:value-type="float" office:value="0.577448043079859" calcext:value-type="float">
            <text:p>0.577448043079859</text:p>
          </table:table-cell>
          <table:table-cell office:value-type="float" office:value="0.0763044338982738" calcext:value-type="float">
            <text:p>0.076304433898274</text:p>
          </table:table-cell>
          <table:table-cell office:value-type="float" office:value="0.0580491227476049" calcext:value-type="float">
            <text:p>0.058049122747605</text:p>
          </table:table-cell>
          <table:table-cell office:value-type="float" office:value="0.0357580804580628" calcext:value-type="float">
            <text:p>0.0357580804580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87826658492136" calcext:value-type="float">
            <text:p>0.687826658492136</text:p>
          </table:table-cell>
          <table:table-cell office:value-type="float" office:value="1.34878710378316" calcext:value-type="float">
            <text:p>1.34878710378316</text:p>
          </table:table-cell>
          <table:table-cell office:value-type="float" office:value="0.574507666245736" calcext:value-type="float">
            <text:p>0.574507666245736</text:p>
          </table:table-cell>
          <table:table-cell office:value-type="float" office:value="0.0744660229625037" calcext:value-type="float">
            <text:p>0.074466022962504</text:p>
          </table:table-cell>
          <table:table-cell office:value-type="float" office:value="0.0577617895440424" calcext:value-type="float">
            <text:p>0.057761789544042</text:p>
          </table:table-cell>
          <table:table-cell office:value-type="float" office:value="0.0353920336759616" calcext:value-type="float">
            <text:p>0.0353920336759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84659076590097" calcext:value-type="float">
            <text:p>0.484659076590097</text:p>
          </table:table-cell>
          <table:table-cell office:value-type="float" office:value="1.34040935280949" calcext:value-type="float">
            <text:p>1.34040935280949</text:p>
          </table:table-cell>
          <table:table-cell office:value-type="float" office:value="0.572172908860571" calcext:value-type="float">
            <text:p>0.572172908860571</text:p>
          </table:table-cell>
          <table:table-cell office:value-type="float" office:value="0.0778230392712331" calcext:value-type="float">
            <text:p>0.077823039271233</text:p>
          </table:table-cell>
          <table:table-cell office:value-type="float" office:value="0.060895892345242" calcext:value-type="float">
            <text:p>0.060895892345242</text:p>
          </table:table-cell>
          <table:table-cell office:value-type="float" office:value="0.0399871208017682" calcext:value-type="float">
            <text:p>0.03998712080176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5091913441739" calcext:value-type="float">
            <text:p>0.535091913441739</text:p>
          </table:table-cell>
          <table:table-cell office:value-type="float" office:value="1.28461272949986" calcext:value-type="float">
            <text:p>1.28461272949986</text:p>
          </table:table-cell>
          <table:table-cell office:value-type="float" office:value="0.472662495407942" calcext:value-type="float">
            <text:p>0.472662495407942</text:p>
          </table:table-cell>
          <table:table-cell office:value-type="float" office:value="0.0668099690267919" calcext:value-type="float">
            <text:p>0.066809969026792</text:p>
          </table:table-cell>
          <table:table-cell office:value-type="float" office:value="0.0514989109680415" calcext:value-type="float">
            <text:p>0.051498910968042</text:p>
          </table:table-cell>
          <table:table-cell office:value-type="float" office:value="0.029351900238095" calcext:value-type="float">
            <text:p>0.0293519002380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0687278544805" calcext:value-type="float">
            <text:p>0.540687278544805</text:p>
          </table:table-cell>
          <table:table-cell office:value-type="float" office:value="1.28434286789549" calcext:value-type="float">
            <text:p>1.28434286789549</text:p>
          </table:table-cell>
          <table:table-cell office:value-type="float" office:value="0.472467029221544" calcext:value-type="float">
            <text:p>0.472467029221544</text:p>
          </table:table-cell>
          <table:table-cell office:value-type="float" office:value="0.0670812062758091" calcext:value-type="float">
            <text:p>0.067081206275809</text:p>
          </table:table-cell>
          <table:table-cell office:value-type="float" office:value="0.0514778879361454" calcext:value-type="float">
            <text:p>0.051477887936145</text:p>
          </table:table-cell>
          <table:table-cell office:value-type="float" office:value="0.0293278045503662" calcext:value-type="float">
            <text:p>0.0293278045503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2465396267709" calcext:value-type="float">
            <text:p>0.532465396267709</text:p>
          </table:table-cell>
          <table:table-cell office:value-type="float" office:value="1.28436911436701" calcext:value-type="float">
            <text:p>1.28436911436701</text:p>
          </table:table-cell>
          <table:table-cell office:value-type="float" office:value="0.472636081410883" calcext:value-type="float">
            <text:p>0.472636081410883</text:p>
          </table:table-cell>
          <table:table-cell office:value-type="float" office:value="0.0670243339543033" calcext:value-type="float">
            <text:p>0.067024333954303</text:p>
          </table:table-cell>
          <table:table-cell office:value-type="float" office:value="0.0514959185625494" calcext:value-type="float">
            <text:p>0.051495918562549</text:p>
          </table:table-cell>
          <table:table-cell office:value-type="float" office:value="0.0293489022482931" calcext:value-type="float">
            <text:p>0.0293489022482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9029347119487" calcext:value-type="float">
            <text:p>0.719029347119487</text:p>
          </table:table-cell>
          <table:table-cell office:value-type="float" office:value="1.27941428461611" calcext:value-type="float">
            <text:p>1.27941428461611</text:p>
          </table:table-cell>
          <table:table-cell office:value-type="float" office:value="0.470706574554384" calcext:value-type="float">
            <text:p>0.470706574554384</text:p>
          </table:table-cell>
          <table:table-cell office:value-type="float" office:value="0.0655887136183767" calcext:value-type="float">
            <text:p>0.065588713618377</text:p>
          </table:table-cell>
          <table:table-cell office:value-type="float" office:value="0.0512907961713316" calcext:value-type="float">
            <text:p>0.051290796171332</text:p>
          </table:table-cell>
          <table:table-cell office:value-type="float" office:value="0.0291081374972858" calcext:value-type="float">
            <text:p>0.0291081374972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4403522108703" calcext:value-type="float">
            <text:p>0.54403522108703</text:p>
          </table:table-cell>
          <table:table-cell office:value-type="float" office:value="1.2862751453015" calcext:value-type="float">
            <text:p>1.2862751453015</text:p>
          </table:table-cell>
          <table:table-cell office:value-type="float" office:value="0.462876037920879" calcext:value-type="float">
            <text:p>0.462876037920879</text:p>
          </table:table-cell>
          <table:table-cell office:value-type="float" office:value="0.0735802139025441" calcext:value-type="float">
            <text:p>0.073580213902544</text:p>
          </table:table-cell>
          <table:table-cell office:value-type="float" office:value="0.0592506647889129" calcext:value-type="float">
            <text:p>0.059250664788913</text:p>
          </table:table-cell>
          <table:table-cell office:value-type="float" office:value="0.0293456116026442" calcext:value-type="float">
            <text:p>0.02934561160264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6681793104567" calcext:value-type="float">
            <text:p>0.516681793104567</text:p>
          </table:table-cell>
          <table:table-cell office:value-type="float" office:value="1.24757540276454" calcext:value-type="float">
            <text:p>1.24757540276454</text:p>
          </table:table-cell>
          <table:table-cell office:value-type="float" office:value="0.507801396059066" calcext:value-type="float">
            <text:p>0.507801396059066</text:p>
          </table:table-cell>
          <table:table-cell office:value-type="float" office:value="0.072395668646659" calcext:value-type="float">
            <text:p>0.072395668646659</text:p>
          </table:table-cell>
          <table:table-cell office:value-type="float" office:value="0.0549668972148143" calcext:value-type="float">
            <text:p>0.054966897214814</text:p>
          </table:table-cell>
          <table:table-cell office:value-type="float" office:value="0.0315439655951832" calcext:value-type="float">
            <text:p>0.0315439655951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9205397737947" calcext:value-type="float">
            <text:p>0.519205397737947</text:p>
          </table:table-cell>
          <table:table-cell office:value-type="float" office:value="1.24741981210418" calcext:value-type="float">
            <text:p>1.24741981210418</text:p>
          </table:table-cell>
          <table:table-cell office:value-type="float" office:value="0.507657975428363" calcext:value-type="float">
            <text:p>0.507657975428363</text:p>
          </table:table-cell>
          <table:table-cell office:value-type="float" office:value="0.0727078920328067" calcext:value-type="float">
            <text:p>0.072707892032807</text:p>
          </table:table-cell>
          <table:table-cell office:value-type="float" office:value="0.0549517761537702" calcext:value-type="float">
            <text:p>0.05495177615377</text:p>
          </table:table-cell>
          <table:table-cell office:value-type="float" office:value="0.0315264730434051" calcext:value-type="float">
            <text:p>0.0315264730434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2421172991894" calcext:value-type="float">
            <text:p>0.522421172991894</text:p>
          </table:table-cell>
          <table:table-cell office:value-type="float" office:value="1.24743184271893" calcext:value-type="float">
            <text:p>1.24743184271893</text:p>
          </table:table-cell>
          <table:table-cell office:value-type="float" office:value="0.507584118964762" calcext:value-type="float">
            <text:p>0.507584118964762</text:p>
          </table:table-cell>
          <table:table-cell office:value-type="float" office:value="0.0725147039106891" calcext:value-type="float">
            <text:p>0.072514703910689</text:p>
          </table:table-cell>
          <table:table-cell office:value-type="float" office:value="0.0549440821661838" calcext:value-type="float">
            <text:p>0.054944082166184</text:p>
          </table:table-cell>
          <table:table-cell office:value-type="float" office:value="0.0315170117649866" calcext:value-type="float">
            <text:p>0.0315170117649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4056968186518" calcext:value-type="float">
            <text:p>0.714056968186518</text:p>
          </table:table-cell>
          <table:table-cell office:value-type="float" office:value="1.24268557455605" calcext:value-type="float">
            <text:p>1.24268557455605</text:p>
          </table:table-cell>
          <table:table-cell office:value-type="float" office:value="0.505544235379072" calcext:value-type="float">
            <text:p>0.505544235379072</text:p>
          </table:table-cell>
          <table:table-cell office:value-type="float" office:value="0.0710682839175246" calcext:value-type="float">
            <text:p>0.071068283917525</text:p>
          </table:table-cell>
          <table:table-cell office:value-type="float" office:value="0.0547292793574416" calcext:value-type="float">
            <text:p>0.054729279357442</text:p>
          </table:table-cell>
          <table:table-cell office:value-type="float" office:value="0.0312624720151977" calcext:value-type="float">
            <text:p>0.031262472015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0281322869555" calcext:value-type="float">
            <text:p>0.530281322869555</text:p>
          </table:table-cell>
          <table:table-cell office:value-type="float" office:value="1.23445372049065" calcext:value-type="float">
            <text:p>1.23445372049065</text:p>
          </table:table-cell>
          <table:table-cell office:value-type="float" office:value="0.510295628326035" calcext:value-type="float">
            <text:p>0.510295628326035</text:p>
          </table:table-cell>
          <table:table-cell office:value-type="float" office:value="0.0687373311581433" calcext:value-type="float">
            <text:p>0.068737331158143</text:p>
          </table:table-cell>
          <table:table-cell office:value-type="float" office:value="0.0538566008745036" calcext:value-type="float">
            <text:p>0.053856600874504</text:p>
          </table:table-cell>
          <table:table-cell office:value-type="float" office:value="0.0426301085968071" calcext:value-type="float">
            <text:p>0.04263010859680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7618443731669" calcext:value-type="float">
            <text:p>0.477618443731669</text:p>
          </table:table-cell>
          <table:table-cell office:value-type="float" office:value="1.34149954993145" calcext:value-type="float">
            <text:p>1.34149954993145</text:p>
          </table:table-cell>
          <table:table-cell office:value-type="float" office:value="0.472162659368275" calcext:value-type="float">
            <text:p>0.472162659368275</text:p>
          </table:table-cell>
          <table:table-cell office:value-type="float" office:value="0.070345632510665" calcext:value-type="float">
            <text:p>0.070345632510665</text:p>
          </table:table-cell>
          <table:table-cell office:value-type="float" office:value="0.0543857026529155" calcext:value-type="float">
            <text:p>0.054385702652916</text:p>
          </table:table-cell>
          <table:table-cell office:value-type="float" office:value="0.0302007000295854" calcext:value-type="float">
            <text:p>0.0302007000295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7992539563734" calcext:value-type="float">
            <text:p>0.477992539563734</text:p>
          </table:table-cell>
          <table:table-cell office:value-type="float" office:value="1.34130547704755" calcext:value-type="float">
            <text:p>1.34130547704755</text:p>
          </table:table-cell>
          <table:table-cell office:value-type="float" office:value="0.472086545292111" calcext:value-type="float">
            <text:p>0.472086545292111</text:p>
          </table:table-cell>
          <table:table-cell office:value-type="float" office:value="0.0706653104524772" calcext:value-type="float">
            <text:p>0.070665310452477</text:p>
          </table:table-cell>
          <table:table-cell office:value-type="float" office:value="0.0543789159642952" calcext:value-type="float">
            <text:p>0.054378915964295</text:p>
          </table:table-cell>
          <table:table-cell office:value-type="float" office:value="0.0301913060628781" calcext:value-type="float">
            <text:p>0.0301913060628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0705368587129" calcext:value-type="float">
            <text:p>0.480705368587129</text:p>
          </table:table-cell>
          <table:table-cell office:value-type="float" office:value="1.34129614784195" calcext:value-type="float">
            <text:p>1.34129614784195</text:p>
          </table:table-cell>
          <table:table-cell office:value-type="float" office:value="0.472028271688359" calcext:value-type="float">
            <text:p>0.472028271688359</text:p>
          </table:table-cell>
          <table:table-cell office:value-type="float" office:value="0.070457472615248" calcext:value-type="float">
            <text:p>0.070457472615248</text:p>
          </table:table-cell>
          <table:table-cell office:value-type="float" office:value="0.0543723786644721" calcext:value-type="float">
            <text:p>0.054372378664472</text:p>
          </table:table-cell>
          <table:table-cell office:value-type="float" office:value="0.0301835856985823" calcext:value-type="float">
            <text:p>0.0301835856985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0636323031624" calcext:value-type="float">
            <text:p>0.660636323031624</text:p>
          </table:table-cell>
          <table:table-cell office:value-type="float" office:value="1.3363206435187" calcext:value-type="float">
            <text:p>1.3363206435187</text:p>
          </table:table-cell>
          <table:table-cell office:value-type="float" office:value="0.470194844609141" calcext:value-type="float">
            <text:p>0.470194844609141</text:p>
          </table:table-cell>
          <table:table-cell office:value-type="float" office:value="0.0691109496579671" calcext:value-type="float">
            <text:p>0.069110949657967</text:p>
          </table:table-cell>
          <table:table-cell office:value-type="float" office:value="0.054164442381746" calcext:value-type="float">
            <text:p>0.054164442381746</text:p>
          </table:table-cell>
          <table:table-cell office:value-type="float" office:value="0.0299481087317182" calcext:value-type="float">
            <text:p>0.0299481087317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7349751663802" calcext:value-type="float">
            <text:p>0.457349751663802</text:p>
          </table:table-cell>
          <table:table-cell office:value-type="float" office:value="1.35882552676238" calcext:value-type="float">
            <text:p>1.35882552676238</text:p>
          </table:table-cell>
          <table:table-cell office:value-type="float" office:value="0.469148923883159" calcext:value-type="float">
            <text:p>0.469148923883159</text:p>
          </table:table-cell>
          <table:table-cell office:value-type="float" office:value="0.0732854464651947" calcext:value-type="float">
            <text:p>0.073285446465195</text:p>
          </table:table-cell>
          <table:table-cell office:value-type="float" office:value="0.0595573395116228" calcext:value-type="float">
            <text:p>0.059557339511623</text:p>
          </table:table-cell>
          <table:table-cell office:value-type="float" office:value="0.0328647031114493" calcext:value-type="float">
            <text:p>0.03286470311144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97451734139529" calcext:value-type="float">
            <text:p>0.697451734139529</text:p>
          </table:table-cell>
          <table:table-cell office:value-type="float" office:value="1.16632038790539" calcext:value-type="float">
            <text:p>1.16632038790539</text:p>
          </table:table-cell>
          <table:table-cell office:value-type="float" office:value="0.485114798134791" calcext:value-type="float">
            <text:p>0.485114798134791</text:p>
          </table:table-cell>
          <table:table-cell office:value-type="float" office:value="0.0707201383463459" calcext:value-type="float">
            <text:p>0.070720138346346</text:p>
          </table:table-cell>
          <table:table-cell office:value-type="float" office:value="0.0535178523255218" calcext:value-type="float">
            <text:p>0.053517852325522</text:p>
          </table:table-cell>
          <table:table-cell office:value-type="float" office:value="0.0298208104112452" calcext:value-type="float">
            <text:p>0.029820810411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06098384235746" calcext:value-type="float">
            <text:p>0.706098384235746</text:p>
          </table:table-cell>
          <table:table-cell office:value-type="float" office:value="1.16598712383805" calcext:value-type="float">
            <text:p>1.16598712383805</text:p>
          </table:table-cell>
          <table:table-cell office:value-type="float" office:value="0.4848422440793" calcext:value-type="float">
            <text:p>0.4848422440793</text:p>
          </table:table-cell>
          <table:table-cell office:value-type="float" office:value="0.0709463363961595" calcext:value-type="float">
            <text:p>0.07094633639616</text:p>
          </table:table-cell>
          <table:table-cell office:value-type="float" office:value="0.0534898001563634" calcext:value-type="float">
            <text:p>0.053489800156363</text:p>
          </table:table-cell>
          <table:table-cell office:value-type="float" office:value="0.029787427879802" calcext:value-type="float">
            <text:p>0.029787427879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03955350362209" calcext:value-type="float">
            <text:p>0.703955350362209</text:p>
          </table:table-cell>
          <table:table-cell office:value-type="float" office:value="1.16597481896884" calcext:value-type="float">
            <text:p>1.16597481896884</text:p>
          </table:table-cell>
          <table:table-cell office:value-type="float" office:value="0.484887231613871" calcext:value-type="float">
            <text:p>0.484887231613871</text:p>
          </table:table-cell>
          <table:table-cell office:value-type="float" office:value="0.0708293930407112" calcext:value-type="float">
            <text:p>0.070829393040711</text:p>
          </table:table-cell>
          <table:table-cell office:value-type="float" office:value="0.0534947205027557" calcext:value-type="float">
            <text:p>0.053494720502756</text:p>
          </table:table-cell>
          <table:table-cell office:value-type="float" office:value="0.0297928688571918" calcext:value-type="float">
            <text:p>0.029792868857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8554053780057" calcext:value-type="float">
            <text:p>0.88554053780057</text:p>
          </table:table-cell>
          <table:table-cell office:value-type="float" office:value="1.16161109599542" calcext:value-type="float">
            <text:p>1.16161109599542</text:p>
          </table:table-cell>
          <table:table-cell office:value-type="float" office:value="0.482987348536024" calcext:value-type="float">
            <text:p>0.482987348536024</text:p>
          </table:table-cell>
          <table:table-cell office:value-type="float" office:value="0.0694961106879318" calcext:value-type="float">
            <text:p>0.069496110687932</text:p>
          </table:table-cell>
          <table:table-cell office:value-type="float" office:value="0.0532898067497399" calcext:value-type="float">
            <text:p>0.05328980674974</text:p>
          </table:table-cell>
          <table:table-cell office:value-type="float" office:value="0.0295583457067681" calcext:value-type="float">
            <text:p>0.029558345706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0706243919815" calcext:value-type="float">
            <text:p>0.660706243919815</text:p>
          </table:table-cell>
          <table:table-cell office:value-type="float" office:value="1.20484897764309" calcext:value-type="float">
            <text:p>1.20484897764309</text:p>
          </table:table-cell>
          <table:table-cell office:value-type="float" office:value="0.492332802212871" calcext:value-type="float">
            <text:p>0.492332802212871</text:p>
          </table:table-cell>
          <table:table-cell office:value-type="float" office:value="0.0815272090538247" calcext:value-type="float">
            <text:p>0.081527209053825</text:p>
          </table:table-cell>
          <table:table-cell office:value-type="float" office:value="0.0613234908596399" calcext:value-type="float">
            <text:p>0.06132349085964</text:p>
          </table:table-cell>
          <table:table-cell office:value-type="float" office:value="0.0313385692393778" calcext:value-type="float">
            <text:p>0.0313385692393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48775831381022" calcext:value-type="float">
            <text:p>0.648775831381022</text:p>
          </table:table-cell>
          <table:table-cell office:value-type="float" office:value="1.18453594026185" calcext:value-type="float">
            <text:p>1.18453594026185</text:p>
          </table:table-cell>
          <table:table-cell office:value-type="float" office:value="0.541156095237858" calcext:value-type="float">
            <text:p>0.541156095237858</text:p>
          </table:table-cell>
          <table:table-cell office:value-type="float" office:value="0.0789738549601854" calcext:value-type="float">
            <text:p>0.078973854960185</text:p>
          </table:table-cell>
          <table:table-cell office:value-type="float" office:value="0.0590770076198018" calcext:value-type="float">
            <text:p>0.059077007619802</text:p>
          </table:table-cell>
          <table:table-cell office:value-type="float" office:value="0.0346385661207026" calcext:value-type="float">
            <text:p>0.0346385661207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3723655583732" calcext:value-type="float">
            <text:p>0.633723655583732</text:p>
          </table:table-cell>
          <table:table-cell office:value-type="float" office:value="1.18473044941842" calcext:value-type="float">
            <text:p>1.18473044941842</text:p>
          </table:table-cell>
          <table:table-cell office:value-type="float" office:value="0.541429910994887" calcext:value-type="float">
            <text:p>0.541429910994887</text:p>
          </table:table-cell>
          <table:table-cell office:value-type="float" office:value="0.0795576322579038" calcext:value-type="float">
            <text:p>0.079557632257904</text:p>
          </table:table-cell>
          <table:table-cell office:value-type="float" office:value="0.0591061383561443" calcext:value-type="float">
            <text:p>0.059106138356144</text:p>
          </table:table-cell>
          <table:table-cell office:value-type="float" office:value="0.0346749202270177" calcext:value-type="float">
            <text:p>0.0346749202270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1890673927383" calcext:value-type="float">
            <text:p>0.641890673927383</text:p>
          </table:table-cell>
          <table:table-cell office:value-type="float" office:value="1.18481371857586" calcext:value-type="float">
            <text:p>1.18481371857586</text:p>
          </table:table-cell>
          <table:table-cell office:value-type="float" office:value="0.541213565331835" calcext:value-type="float">
            <text:p>0.541213565331835</text:p>
          </table:table-cell>
          <table:table-cell office:value-type="float" office:value="0.0792885778696718" calcext:value-type="float">
            <text:p>0.079288577869672</text:p>
          </table:table-cell>
          <table:table-cell office:value-type="float" office:value="0.0590829194421188" calcext:value-type="float">
            <text:p>0.059082919442119</text:p>
          </table:table-cell>
          <table:table-cell office:value-type="float" office:value="0.0346465458578246" calcext:value-type="float">
            <text:p>0.0346465458578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57652780569034" calcext:value-type="float">
            <text:p>0.857652780569034</text:p>
          </table:table-cell>
          <table:table-cell office:value-type="float" office:value="1.17922742305158" calcext:value-type="float">
            <text:p>1.17922742305158</text:p>
          </table:table-cell>
          <table:table-cell office:value-type="float" office:value="0.538521577631301" calcext:value-type="float">
            <text:p>0.538521577631301</text:p>
          </table:table-cell>
          <table:table-cell office:value-type="float" office:value="0.0774961360770576" calcext:value-type="float">
            <text:p>0.077496136077058</text:p>
          </table:table-cell>
          <table:table-cell office:value-type="float" office:value="0.0587969494867581" calcext:value-type="float">
            <text:p>0.058796949486758</text:p>
          </table:table-cell>
          <table:table-cell office:value-type="float" office:value="0.0343000416662934" calcext:value-type="float">
            <text:p>0.034300041666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80169774662868" calcext:value-type="float">
            <text:p>0.680169774662868</text:p>
          </table:table-cell>
          <table:table-cell office:value-type="float" office:value="1.15029958496432" calcext:value-type="float">
            <text:p>1.15029958496432</text:p>
          </table:table-cell>
          <table:table-cell office:value-type="float" office:value="0.51382111462888" calcext:value-type="float">
            <text:p>0.51382111462888</text:p>
          </table:table-cell>
          <table:table-cell office:value-type="float" office:value="0.0743130399953781" calcext:value-type="float">
            <text:p>0.074313039995378</text:p>
          </table:table-cell>
          <table:table-cell office:value-type="float" office:value="0.0612390261032172" calcext:value-type="float">
            <text:p>0.061239026103217</text:p>
          </table:table-cell>
          <table:table-cell office:value-type="float" office:value="0.0357521803091828" calcext:value-type="float">
            <text:p>0.035752180309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5013178937299" calcext:value-type="float">
            <text:p>0.545013178937299</text:p>
          </table:table-cell>
          <table:table-cell office:value-type="float" office:value="1.32611990357263" calcext:value-type="float">
            <text:p>1.32611990357263</text:p>
          </table:table-cell>
          <table:table-cell office:value-type="float" office:value="0.4813456709912" calcext:value-type="float">
            <text:p>0.4813456709912</text:p>
          </table:table-cell>
          <table:table-cell office:value-type="float" office:value="0.0722936115224618" calcext:value-type="float">
            <text:p>0.072293611522462</text:p>
          </table:table-cell>
          <table:table-cell office:value-type="float" office:value="0.0562944527534589" calcext:value-type="float">
            <text:p>0.056294452753459</text:p>
          </table:table-cell>
          <table:table-cell office:value-type="float" office:value="0.031110534562829" calcext:value-type="float">
            <text:p>0.0311105345628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4871498144928" calcext:value-type="float">
            <text:p>0.534871498144928</text:p>
          </table:table-cell>
          <table:table-cell office:value-type="float" office:value="1.32625339104725" calcext:value-type="float">
            <text:p>1.32625339104725</text:p>
          </table:table-cell>
          <table:table-cell office:value-type="float" office:value="0.481495484459895" calcext:value-type="float">
            <text:p>0.481495484459895</text:p>
          </table:table-cell>
          <table:table-cell office:value-type="float" office:value="0.0727683730809129" calcext:value-type="float">
            <text:p>0.072768373080913</text:p>
          </table:table-cell>
          <table:table-cell office:value-type="float" office:value="0.0563130316908518" calcext:value-type="float">
            <text:p>0.056313031690852</text:p>
          </table:table-cell>
          <table:table-cell office:value-type="float" office:value="0.0311306886904219" calcext:value-type="float">
            <text:p>0.0311306886904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1204287892247" calcext:value-type="float">
            <text:p>0.541204287892247</text:p>
          </table:table-cell>
          <table:table-cell office:value-type="float" office:value="1.32624202109356" calcext:value-type="float">
            <text:p>1.32624202109356</text:p>
          </table:table-cell>
          <table:table-cell office:value-type="float" office:value="0.481349959408145" calcext:value-type="float">
            <text:p>0.481349959408145</text:p>
          </table:table-cell>
          <table:table-cell office:value-type="float" office:value="0.0725097531788935" calcext:value-type="float">
            <text:p>0.072509753178894</text:p>
          </table:table-cell>
          <table:table-cell office:value-type="float" office:value="0.0562962250467619" calcext:value-type="float">
            <text:p>0.056296225046762</text:p>
          </table:table-cell>
          <table:table-cell office:value-type="float" office:value="0.0311114129205288" calcext:value-type="float">
            <text:p>0.0311114129205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1702485858077" calcext:value-type="float">
            <text:p>0.731702485858077</text:p>
          </table:table-cell>
          <table:table-cell office:value-type="float" office:value="1.32068082912879" calcext:value-type="float">
            <text:p>1.32068082912879</text:p>
          </table:table-cell>
          <table:table-cell office:value-type="float" office:value="0.479257720476895" calcext:value-type="float">
            <text:p>0.479257720476895</text:p>
          </table:table-cell>
          <table:table-cell office:value-type="float" office:value="0.0710041224113511" calcext:value-type="float">
            <text:p>0.071004122411351</text:p>
          </table:table-cell>
          <table:table-cell office:value-type="float" office:value="0.0560525906732334" calcext:value-type="float">
            <text:p>0.056052590673233</text:p>
          </table:table-cell>
          <table:table-cell office:value-type="float" office:value="0.0308397287958508" calcext:value-type="float">
            <text:p>0.0308397287958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70256356304418" calcext:value-type="float">
            <text:p>0.570256356304418</text:p>
          </table:table-cell>
          <table:table-cell office:value-type="float" office:value="1.30252037783844" calcext:value-type="float">
            <text:p>1.30252037783844</text:p>
          </table:table-cell>
          <table:table-cell office:value-type="float" office:value="0.465803237556789" calcext:value-type="float">
            <text:p>0.465803237556789</text:p>
          </table:table-cell>
          <table:table-cell office:value-type="float" office:value="0.0739654243318939" calcext:value-type="float">
            <text:p>0.073965424331894</text:p>
          </table:table-cell>
          <table:table-cell office:value-type="float" office:value="0.0597769057490052" calcext:value-type="float">
            <text:p>0.059776905749005</text:p>
          </table:table-cell>
          <table:table-cell office:value-type="float" office:value="0.0386529438894701" calcext:value-type="float">
            <text:p>0.0386529438894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2651371245805" calcext:value-type="float">
            <text:p>0.532651371245805</text:p>
          </table:table-cell>
          <table:table-cell office:value-type="float" office:value="1.31053278290814" calcext:value-type="float">
            <text:p>1.31053278290814</text:p>
          </table:table-cell>
          <table:table-cell office:value-type="float" office:value="0.48030237868809" calcext:value-type="float">
            <text:p>0.48030237868809</text:p>
          </table:table-cell>
          <table:table-cell office:value-type="float" office:value="0.0692398145009389" calcext:value-type="float">
            <text:p>0.069239814500939</text:p>
          </table:table-cell>
          <table:table-cell office:value-type="float" office:value="0.0541222537061797" calcext:value-type="float">
            <text:p>0.05412225370618</text:p>
          </table:table-cell>
          <table:table-cell office:value-type="float" office:value="0.0299464179966982" calcext:value-type="float">
            <text:p>0.0299464179966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6029363428056" calcext:value-type="float">
            <text:p>0.526029363428056</text:p>
          </table:table-cell>
          <table:table-cell office:value-type="float" office:value="1.31065818540929" calcext:value-type="float">
            <text:p>1.31065818540929</text:p>
          </table:table-cell>
          <table:table-cell office:value-type="float" office:value="0.480362865827257" calcext:value-type="float">
            <text:p>0.480362865827257</text:p>
          </table:table-cell>
          <table:table-cell office:value-type="float" office:value="0.069670796615847" calcext:value-type="float">
            <text:p>0.069670796615847</text:p>
          </table:table-cell>
          <table:table-cell office:value-type="float" office:value="0.0541299614188165" calcext:value-type="float">
            <text:p>0.054129961418817</text:p>
          </table:table-cell>
          <table:table-cell office:value-type="float" office:value="0.0299545887119949" calcext:value-type="float">
            <text:p>0.0299545887119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2195644541997" calcext:value-type="float">
            <text:p>0.532195644541997</text:p>
          </table:table-cell>
          <table:table-cell office:value-type="float" office:value="1.31065622709841" calcext:value-type="float">
            <text:p>1.31065622709841</text:p>
          </table:table-cell>
          <table:table-cell office:value-type="float" office:value="0.480224649353318" calcext:value-type="float">
            <text:p>0.480224649353318</text:p>
          </table:table-cell>
          <table:table-cell office:value-type="float" office:value="0.0694226722301295" calcext:value-type="float">
            <text:p>0.06942267223013</text:p>
          </table:table-cell>
          <table:table-cell office:value-type="float" office:value="0.0541146470241197" calcext:value-type="float">
            <text:p>0.05411464702412</text:p>
          </table:table-cell>
          <table:table-cell office:value-type="float" office:value="0.0299369353307655" calcext:value-type="float">
            <text:p>0.0299369353307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9792394384468" calcext:value-type="float">
            <text:p>0.719792394384468</text:p>
          </table:table-cell>
          <table:table-cell office:value-type="float" office:value="1.3054169117946" calcext:value-type="float">
            <text:p>1.3054169117946</text:p>
          </table:table-cell>
          <table:table-cell office:value-type="float" office:value="0.478230467452818" calcext:value-type="float">
            <text:p>0.478230467452818</text:p>
          </table:table-cell>
          <table:table-cell office:value-type="float" office:value="0.0679870777554693" calcext:value-type="float">
            <text:p>0.067987077755469</text:p>
          </table:table-cell>
          <table:table-cell office:value-type="float" office:value="0.0538916647969472" calcext:value-type="float">
            <text:p>0.053891664796947</text:p>
          </table:table-cell>
          <table:table-cell office:value-type="float" office:value="0.0296871536283201" calcext:value-type="float">
            <text:p>0.029687153628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47389515952052" calcext:value-type="float">
            <text:p>0.547389515952052</text:p>
          </table:table-cell>
          <table:table-cell office:value-type="float" office:value="1.29279657058799" calcext:value-type="float">
            <text:p>1.29279657058799</text:p>
          </table:table-cell>
          <table:table-cell office:value-type="float" office:value="0.491238519079517" calcext:value-type="float">
            <text:p>0.491238519079517</text:p>
          </table:table-cell>
          <table:table-cell office:value-type="float" office:value="0.08437912396286" calcext:value-type="float">
            <text:p>0.08437912396286</text:p>
          </table:table-cell>
          <table:table-cell office:value-type="float" office:value="0.0670406742589511" calcext:value-type="float">
            <text:p>0.067040674258951</text:p>
          </table:table-cell>
          <table:table-cell office:value-type="float" office:value="0.0346004456773117" calcext:value-type="float">
            <text:p>0.03460044567731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3676895957278" calcext:value-type="float">
            <text:p>0.483676895957278</text:p>
          </table:table-cell>
          <table:table-cell office:value-type="float" office:value="1.32199836721258" calcext:value-type="float">
            <text:p>1.32199836721258</text:p>
          </table:table-cell>
          <table:table-cell office:value-type="float" office:value="0.456453383910331" calcext:value-type="float">
            <text:p>0.456453383910331</text:p>
          </table:table-cell>
          <table:table-cell office:value-type="float" office:value="0.0707651888905514" calcext:value-type="float">
            <text:p>0.070765188890551</text:p>
          </table:table-cell>
          <table:table-cell office:value-type="float" office:value="0.0527754224239574" calcext:value-type="float">
            <text:p>0.052775422423957</text:p>
          </table:table-cell>
          <table:table-cell office:value-type="float" office:value="0.0285887190636234" calcext:value-type="float">
            <text:p>0.0285887190636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2692067147304" calcext:value-type="float">
            <text:p>0.492692067147304</text:p>
          </table:table-cell>
          <table:table-cell office:value-type="float" office:value="1.32163604460395" calcext:value-type="float">
            <text:p>1.32163604460395</text:p>
          </table:table-cell>
          <table:table-cell office:value-type="float" office:value="0.456198603378467" calcext:value-type="float">
            <text:p>0.456198603378467</text:p>
          </table:table-cell>
          <table:table-cell office:value-type="float" office:value="0.0709785953058275" calcext:value-type="float">
            <text:p>0.070978595305828</text:p>
          </table:table-cell>
          <table:table-cell office:value-type="float" office:value="0.0527466350789333" calcext:value-type="float">
            <text:p>0.052746635078933</text:p>
          </table:table-cell>
          <table:table-cell office:value-type="float" office:value="0.0285568938909781" calcext:value-type="float">
            <text:p>0.0285568938909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0846963611219" calcext:value-type="float">
            <text:p>0.480846963611219</text:p>
          </table:table-cell>
          <table:table-cell office:value-type="float" office:value="1.32169344623772" calcext:value-type="float">
            <text:p>1.32169344623772</text:p>
          </table:table-cell>
          <table:table-cell office:value-type="float" office:value="0.456434795022488" calcext:value-type="float">
            <text:p>0.456434795022488</text:p>
          </table:table-cell>
          <table:table-cell office:value-type="float" office:value="0.0709692056706774" calcext:value-type="float">
            <text:p>0.070969205670677</text:p>
          </table:table-cell>
          <table:table-cell office:value-type="float" office:value="0.0527731072336178" calcext:value-type="float">
            <text:p>0.052773107233618</text:p>
          </table:table-cell>
          <table:table-cell office:value-type="float" office:value="0.0285866700364646" calcext:value-type="float">
            <text:p>0.0285866700364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0663003586499" calcext:value-type="float">
            <text:p>0.660663003586499</text:p>
          </table:table-cell>
          <table:table-cell office:value-type="float" office:value="1.31678158532419" calcext:value-type="float">
            <text:p>1.31678158532419</text:p>
          </table:table-cell>
          <table:table-cell office:value-type="float" office:value="0.454621552433337" calcext:value-type="float">
            <text:p>0.454621552433337</text:p>
          </table:table-cell>
          <table:table-cell office:value-type="float" office:value="0.0696473852173669" calcext:value-type="float">
            <text:p>0.069647385217367</text:p>
          </table:table-cell>
          <table:table-cell office:value-type="float" office:value="0.0525705428619003" calcext:value-type="float">
            <text:p>0.0525705428619</text:p>
          </table:table-cell>
          <table:table-cell office:value-type="float" office:value="0.0283585132899968" calcext:value-type="float">
            <text:p>0.0283585132899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13867856023873" calcext:value-type="float">
            <text:p>0.513867856023873</text:p>
          </table:table-cell>
          <table:table-cell office:value-type="float" office:value="1.29863719806086" calcext:value-type="float">
            <text:p>1.29863719806086</text:p>
          </table:table-cell>
          <table:table-cell office:value-type="float" office:value="0.470423641029371" calcext:value-type="float">
            <text:p>0.470423641029371</text:p>
          </table:table-cell>
          <table:table-cell office:value-type="float" office:value="0.0691178106591511" calcext:value-type="float">
            <text:p>0.069117810659151</text:p>
          </table:table-cell>
          <table:table-cell office:value-type="float" office:value="0.0561225935677771" calcext:value-type="float">
            <text:p>0.056122593567777</text:p>
          </table:table-cell>
          <table:table-cell office:value-type="float" office:value="0.0364292194654328" calcext:value-type="float">
            <text:p>0.03642921946543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1544132098321" calcext:value-type="float">
            <text:p>0.481544132098321</text:p>
          </table:table-cell>
          <table:table-cell office:value-type="float" office:value="1.36975373767084" calcext:value-type="float">
            <text:p>1.36975373767084</text:p>
          </table:table-cell>
          <table:table-cell office:value-type="float" office:value="0.444521155232697" calcext:value-type="float">
            <text:p>0.444521155232697</text:p>
          </table:table-cell>
          <table:table-cell office:value-type="float" office:value="0.0689345333901131" calcext:value-type="float">
            <text:p>0.068934533390113</text:p>
          </table:table-cell>
          <table:table-cell office:value-type="float" office:value="0.0522614105982021" calcext:value-type="float">
            <text:p>0.052261410598202</text:p>
          </table:table-cell>
          <table:table-cell office:value-type="float" office:value="0.0280049628858938" calcext:value-type="float">
            <text:p>0.0280049628858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76701329294197" calcext:value-type="float">
            <text:p>0.476701329294197</text:p>
          </table:table-cell>
          <table:table-cell office:value-type="float" office:value="1.36988547070792" calcext:value-type="float">
            <text:p>1.36988547070792</text:p>
          </table:table-cell>
          <table:table-cell office:value-type="float" office:value="0.444548550652144" calcext:value-type="float">
            <text:p>0.444548550652144</text:p>
          </table:table-cell>
          <table:table-cell office:value-type="float" office:value="0.0692911522938027" calcext:value-type="float">
            <text:p>0.069291152293803</text:p>
          </table:table-cell>
          <table:table-cell office:value-type="float" office:value="0.0522645499136747" calcext:value-type="float">
            <text:p>0.052264549913675</text:p>
          </table:table-cell>
          <table:table-cell office:value-type="float" office:value="0.0280088700878398" calcext:value-type="float">
            <text:p>0.028008870087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7418431324361" calcext:value-type="float">
            <text:p>0.47418431324361</text:p>
          </table:table-cell>
          <table:table-cell office:value-type="float" office:value="1.36989828826201" calcext:value-type="float">
            <text:p>1.36989828826201</text:p>
          </table:table-cell>
          <table:table-cell office:value-type="float" office:value="0.444602990792615" calcext:value-type="float">
            <text:p>0.444602990792615</text:p>
          </table:table-cell>
          <table:table-cell office:value-type="float" office:value="0.0691726063796075" calcext:value-type="float">
            <text:p>0.069172606379608</text:p>
          </table:table-cell>
          <table:table-cell office:value-type="float" office:value="0.0522706802048634" calcext:value-type="float">
            <text:p>0.052270680204863</text:p>
          </table:table-cell>
          <table:table-cell office:value-type="float" office:value="0.0280156489522909" calcext:value-type="float">
            <text:p>0.0280156489522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4478169726185" calcext:value-type="float">
            <text:p>0.654478169726185</text:p>
          </table:table-cell>
          <table:table-cell office:value-type="float" office:value="1.36453173042317" calcext:value-type="float">
            <text:p>1.36453173042317</text:p>
          </table:table-cell>
          <table:table-cell office:value-type="float" office:value="0.442742197541168" calcext:value-type="float">
            <text:p>0.442742197541168</text:p>
          </table:table-cell>
          <table:table-cell office:value-type="float" office:value="0.067830864799254" calcext:value-type="float">
            <text:p>0.067830864799254</text:p>
          </table:table-cell>
          <table:table-cell office:value-type="float" office:value="0.0520584368956871" calcext:value-type="float">
            <text:p>0.052058436895687</text:p>
          </table:table-cell>
          <table:table-cell office:value-type="float" office:value="0.0277801162026829" calcext:value-type="float">
            <text:p>0.0277801162026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5301540061008" calcext:value-type="float">
            <text:p>0.535301540061008</text:p>
          </table:table-cell>
          <table:table-cell office:value-type="float" office:value="1.32845098693785" calcext:value-type="float">
            <text:p>1.32845098693785</text:p>
          </table:table-cell>
          <table:table-cell office:value-type="float" office:value="0.424613269812904" calcext:value-type="float">
            <text:p>0.424613269812904</text:p>
          </table:table-cell>
          <table:table-cell office:value-type="float" office:value="0.0719232991105156" calcext:value-type="float">
            <text:p>0.071923299110516</text:p>
          </table:table-cell>
          <table:table-cell office:value-type="float" office:value="0.0591229073354484" calcext:value-type="float">
            <text:p>0.059122907335448</text:p>
          </table:table-cell>
          <table:table-cell office:value-type="float" office:value="0.0294936942965389" calcext:value-type="float">
            <text:p>0.0294936942965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9732027877747" calcext:value-type="float">
            <text:p>0.439732027877747</text:p>
          </table:table-cell>
          <table:table-cell office:value-type="float" office:value="1.33858052989736" calcext:value-type="float">
            <text:p>1.33858052989736</text:p>
          </table:table-cell>
          <table:table-cell office:value-type="float" office:value="0.462825437909253" calcext:value-type="float">
            <text:p>0.462825437909253</text:p>
          </table:table-cell>
          <table:table-cell office:value-type="float" office:value="0.0688769984259283" calcext:value-type="float">
            <text:p>0.068876998425928</text:p>
          </table:table-cell>
          <table:table-cell office:value-type="float" office:value="0.0536780136812023" calcext:value-type="float">
            <text:p>0.053678013681202</text:p>
          </table:table-cell>
          <table:table-cell office:value-type="float" office:value="0.0291301774084918" calcext:value-type="float">
            <text:p>0.0291301774084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0132742166611" calcext:value-type="float">
            <text:p>0.430132742166611</text:p>
          </table:table-cell>
          <table:table-cell office:value-type="float" office:value="1.33874744908928" calcext:value-type="float">
            <text:p>1.33874744908928</text:p>
          </table:table-cell>
          <table:table-cell office:value-type="float" office:value="0.462949485944073" calcext:value-type="float">
            <text:p>0.462949485944073</text:p>
          </table:table-cell>
          <table:table-cell office:value-type="float" office:value="0.0693448003542436" calcext:value-type="float">
            <text:p>0.069344800354244</text:p>
          </table:table-cell>
          <table:table-cell office:value-type="float" office:value="0.0536919317709591" calcext:value-type="float">
            <text:p>0.053691931770959</text:p>
          </table:table-cell>
          <table:table-cell office:value-type="float" office:value="0.0291464674406918" calcext:value-type="float">
            <text:p>0.0291464674406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2706370600132" calcext:value-type="float">
            <text:p>0.432706370600132</text:p>
          </table:table-cell>
          <table:table-cell office:value-type="float" office:value="1.33874033285059" calcext:value-type="float">
            <text:p>1.33874033285059</text:p>
          </table:table-cell>
          <table:table-cell office:value-type="float" office:value="0.462894124529588" calcext:value-type="float">
            <text:p>0.462894124529588</text:p>
          </table:table-cell>
          <table:table-cell office:value-type="float" office:value="0.0691418417614258" calcext:value-type="float">
            <text:p>0.069141841761426</text:p>
          </table:table-cell>
          <table:table-cell office:value-type="float" office:value="0.0536856373191164" calcext:value-type="float">
            <text:p>0.053685637319117</text:p>
          </table:table-cell>
          <table:table-cell office:value-type="float" office:value="0.0291392218053609" calcext:value-type="float">
            <text:p>0.0291392218053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9707504274142" calcext:value-type="float">
            <text:p>0.619707504274142</text:p>
          </table:table-cell>
          <table:table-cell office:value-type="float" office:value="1.3334056434456" calcext:value-type="float">
            <text:p>1.3334056434456</text:p>
          </table:table-cell>
          <table:table-cell office:value-type="float" office:value="0.460963542883869" calcext:value-type="float">
            <text:p>0.460963542883869</text:p>
          </table:table-cell>
          <table:table-cell office:value-type="float" office:value="0.0676968144492879" calcext:value-type="float">
            <text:p>0.067696814449288</text:p>
          </table:table-cell>
          <table:table-cell office:value-type="float" office:value="0.0534643991194315" calcext:value-type="float">
            <text:p>0.053464399119432</text:p>
          </table:table-cell>
          <table:table-cell office:value-type="float" office:value="0.0288949991164792" calcext:value-type="float">
            <text:p>0.0288949991164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3502580619775" calcext:value-type="float">
            <text:p>0.403502580619775</text:p>
          </table:table-cell>
          <table:table-cell office:value-type="float" office:value="1.36736083485082" calcext:value-type="float">
            <text:p>1.36736083485082</text:p>
          </table:table-cell>
          <table:table-cell office:value-type="float" office:value="0.461585493094382" calcext:value-type="float">
            <text:p>0.461585493094382</text:p>
          </table:table-cell>
          <table:table-cell office:value-type="float" office:value="0.0744294918734508" calcext:value-type="float">
            <text:p>0.074429491873451</text:p>
          </table:table-cell>
          <table:table-cell office:value-type="float" office:value="0.0571787334505105" calcext:value-type="float">
            <text:p>0.057178733450511</text:p>
          </table:table-cell>
          <table:table-cell office:value-type="float" office:value="0.0302343975220185" calcext:value-type="float">
            <text:p>0.0302343975220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9089320006678" calcext:value-type="float">
            <text:p>0.529089320006678</text:p>
          </table:table-cell>
          <table:table-cell office:value-type="float" office:value="1.27292983568185" calcext:value-type="float">
            <text:p>1.27292983568185</text:p>
          </table:table-cell>
          <table:table-cell office:value-type="float" office:value="0.523898874654137" calcext:value-type="float">
            <text:p>0.523898874654137</text:p>
          </table:table-cell>
          <table:table-cell office:value-type="float" office:value="0.0766572329514057" calcext:value-type="float">
            <text:p>0.076657232951406</text:p>
          </table:table-cell>
          <table:table-cell office:value-type="float" office:value="0.058498317304913" calcext:value-type="float">
            <text:p>0.058498317304913</text:p>
          </table:table-cell>
          <table:table-cell office:value-type="float" office:value="0.0332597274344575" calcext:value-type="float">
            <text:p>0.0332597274344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1101387183819" calcext:value-type="float">
            <text:p>0.531101387183819</text:p>
          </table:table-cell>
          <table:table-cell office:value-type="float" office:value="1.27278280045283" calcext:value-type="float">
            <text:p>1.27278280045283</text:p>
          </table:table-cell>
          <table:table-cell office:value-type="float" office:value="0.523746825014561" calcext:value-type="float">
            <text:p>0.523746825014561</text:p>
          </table:table-cell>
          <table:table-cell office:value-type="float" office:value="0.0769937249363024" calcext:value-type="float">
            <text:p>0.076993724936302</text:p>
          </table:table-cell>
          <table:table-cell office:value-type="float" office:value="0.0584816581439875" calcext:value-type="float">
            <text:p>0.058481658143988</text:p>
          </table:table-cell>
          <table:table-cell office:value-type="float" office:value="0.0332408347086331" calcext:value-type="float">
            <text:p>0.0332408347086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2202839732051" calcext:value-type="float">
            <text:p>0.522202839732051</text:p>
          </table:table-cell>
          <table:table-cell office:value-type="float" office:value="1.27276763678104" calcext:value-type="float">
            <text:p>1.27276763678104</text:p>
          </table:table-cell>
          <table:table-cell office:value-type="float" office:value="0.523961128261827" calcext:value-type="float">
            <text:p>0.523961128261827</text:p>
          </table:table-cell>
          <table:table-cell office:value-type="float" office:value="0.0769646956582035" calcext:value-type="float">
            <text:p>0.076964695658204</text:p>
          </table:table-cell>
          <table:table-cell office:value-type="float" office:value="0.0585050598339585" calcext:value-type="float">
            <text:p>0.058505059833959</text:p>
          </table:table-cell>
          <table:table-cell office:value-type="float" office:value="0.0332682244169327" calcext:value-type="float">
            <text:p>0.0332682244169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2815778308962" calcext:value-type="float">
            <text:p>0.732815778308962</text:p>
          </table:table-cell>
          <table:table-cell office:value-type="float" office:value="1.26695985834641" calcext:value-type="float">
            <text:p>1.26695985834641</text:p>
          </table:table-cell>
          <table:table-cell office:value-type="float" office:value="0.521431372675886" calcext:value-type="float">
            <text:p>0.521431372675886</text:p>
          </table:table-cell>
          <table:table-cell office:value-type="float" office:value="0.0752454406626165" calcext:value-type="float">
            <text:p>0.075245440662617</text:p>
          </table:table-cell>
          <table:table-cell office:value-type="float" office:value="0.0582299930471485" calcext:value-type="float">
            <text:p>0.058229993047149</text:p>
          </table:table-cell>
          <table:table-cell office:value-type="float" office:value="0.0329452867918777" calcext:value-type="float">
            <text:p>0.0329452867918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08786601079487" calcext:value-type="float">
            <text:p>0.508786601079487</text:p>
          </table:table-cell>
          <table:table-cell office:value-type="float" office:value="1.29867230453702" calcext:value-type="float">
            <text:p>1.29867230453702</text:p>
          </table:table-cell>
          <table:table-cell office:value-type="float" office:value="0.525735769029165" calcext:value-type="float">
            <text:p>0.525735769029165</text:p>
          </table:table-cell>
          <table:table-cell office:value-type="float" office:value="0.0848293003601019" calcext:value-type="float">
            <text:p>0.084829300360102</text:p>
          </table:table-cell>
          <table:table-cell office:value-type="float" office:value="0.0668143098657011" calcext:value-type="float">
            <text:p>0.066814309865701</text:p>
          </table:table-cell>
          <table:table-cell office:value-type="float" office:value="0.0370960559041053" calcext:value-type="float">
            <text:p>0.03709605590410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46185084175082" calcext:value-type="float">
            <text:p>0.646185084175082</text:p>
          </table:table-cell>
          <table:table-cell office:value-type="float" office:value="1.22198706435813" calcext:value-type="float">
            <text:p>1.22198706435813</text:p>
          </table:table-cell>
          <table:table-cell office:value-type="float" office:value="0.523247984801395" calcext:value-type="float">
            <text:p>0.523247984801395</text:p>
          </table:table-cell>
          <table:table-cell office:value-type="float" office:value="0.0789952209683118" calcext:value-type="float">
            <text:p>0.078995220968312</text:p>
          </table:table-cell>
          <table:table-cell office:value-type="float" office:value="0.061529033988702" calcext:value-type="float">
            <text:p>0.061529033988702</text:p>
          </table:table-cell>
          <table:table-cell office:value-type="float" office:value="0.0341896549188786" calcext:value-type="float">
            <text:p>0.0341896549188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8478426415633" calcext:value-type="float">
            <text:p>0.658478426415633</text:p>
          </table:table-cell>
          <table:table-cell office:value-type="float" office:value="1.22154656057632" calcext:value-type="float">
            <text:p>1.22154656057632</text:p>
          </table:table-cell>
          <table:table-cell office:value-type="float" office:value="0.522860596437408" calcext:value-type="float">
            <text:p>0.522860596437408</text:p>
          </table:table-cell>
          <table:table-cell office:value-type="float" office:value="0.0791708198324743" calcext:value-type="float">
            <text:p>0.079170819832474</text:p>
          </table:table-cell>
          <table:table-cell office:value-type="float" office:value="0.061486947038504" calcext:value-type="float">
            <text:p>0.061486947038504</text:p>
          </table:table-cell>
          <table:table-cell office:value-type="float" office:value="0.0341390427393724" calcext:value-type="float">
            <text:p>0.0341390427393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5417061961066" calcext:value-type="float">
            <text:p>0.65417061961066</text:p>
          </table:table-cell>
          <table:table-cell office:value-type="float" office:value="1.22152049741414" calcext:value-type="float">
            <text:p>1.22152049741414</text:p>
          </table:table-cell>
          <table:table-cell office:value-type="float" office:value="0.522960633935162" calcext:value-type="float">
            <text:p>0.522960633935162</text:p>
          </table:table-cell>
          <table:table-cell office:value-type="float" office:value="0.0790855153553219" calcext:value-type="float">
            <text:p>0.079085515355322</text:p>
          </table:table-cell>
          <table:table-cell office:value-type="float" office:value="0.0614984920605717" calcext:value-type="float">
            <text:p>0.061498492060572</text:p>
          </table:table-cell>
          <table:table-cell office:value-type="float" office:value="0.0341520962231409" calcext:value-type="float">
            <text:p>0.0341520962231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4928745987441" calcext:value-type="float">
            <text:p>0.84928745987441</text:p>
          </table:table-cell>
          <table:table-cell office:value-type="float" office:value="1.2165527738614" calcext:value-type="float">
            <text:p>1.2165527738614</text:p>
          </table:table-cell>
          <table:table-cell office:value-type="float" office:value="0.520751079205508" calcext:value-type="float">
            <text:p>0.520751079205508</text:p>
          </table:table-cell>
          <table:table-cell office:value-type="float" office:value="0.0775409466055583" calcext:value-type="float">
            <text:p>0.077540946605558</text:p>
          </table:table-cell>
          <table:table-cell office:value-type="float" office:value="0.0612425502562861" calcext:value-type="float">
            <text:p>0.061242550256286</text:p>
          </table:table-cell>
          <table:table-cell office:value-type="float" office:value="0.033862155998296" calcext:value-type="float">
            <text:p>0.0338621559982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00741129481653" calcext:value-type="float">
            <text:p>0.700741129481653</text:p>
          </table:table-cell>
          <table:table-cell office:value-type="float" office:value="1.19162386772381" calcext:value-type="float">
            <text:p>1.19162386772381</text:p>
          </table:table-cell>
          <table:table-cell office:value-type="float" office:value="0.509773116038974" calcext:value-type="float">
            <text:p>0.509773116038974</text:p>
          </table:table-cell>
          <table:table-cell office:value-type="float" office:value="0.0819791061356269" calcext:value-type="float">
            <text:p>0.081979106135627</text:p>
          </table:table-cell>
          <table:table-cell office:value-type="float" office:value="0.0706242216069996" calcext:value-type="float">
            <text:p>0.070624221607</text:p>
          </table:table-cell>
          <table:table-cell office:value-type="float" office:value="0.0457469332637112" calcext:value-type="float">
            <text:p>0.0457469332637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2128128378511" calcext:value-type="float">
            <text:p>0.472128128378511</text:p>
          </table:table-cell>
          <table:table-cell office:value-type="float" office:value="1.3241788506136" calcext:value-type="float">
            <text:p>1.3241788506136</text:p>
          </table:table-cell>
          <table:table-cell office:value-type="float" office:value="0.486546632224568" calcext:value-type="float">
            <text:p>0.486546632224568</text:p>
          </table:table-cell>
          <table:table-cell office:value-type="float" office:value="0.067273369261237" calcext:value-type="float">
            <text:p>0.067273369261237</text:p>
          </table:table-cell>
          <table:table-cell office:value-type="float" office:value="0.0543372867454077" calcext:value-type="float">
            <text:p>0.054337286745408</text:p>
          </table:table-cell>
          <table:table-cell office:value-type="float" office:value="0.0306869664435766" calcext:value-type="float">
            <text:p>0.0306869664435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3345917923373" calcext:value-type="float">
            <text:p>0.463345917923373</text:p>
          </table:table-cell>
          <table:table-cell office:value-type="float" office:value="1.32435616774509" calcext:value-type="float">
            <text:p>1.32435616774509</text:p>
          </table:table-cell>
          <table:table-cell office:value-type="float" office:value="0.486649368966482" calcext:value-type="float">
            <text:p>0.486649368966482</text:p>
          </table:table-cell>
          <table:table-cell office:value-type="float" office:value="0.0677659053332358" calcext:value-type="float">
            <text:p>0.067765905333236</text:p>
          </table:table-cell>
          <table:table-cell office:value-type="float" office:value="0.0543496427250548" calcext:value-type="float">
            <text:p>0.054349642725055</text:p>
          </table:table-cell>
          <table:table-cell office:value-type="float" office:value="0.0307006123587764" calcext:value-type="float">
            <text:p>0.0307006123587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876854662211" calcext:value-type="float">
            <text:p>0.46876854662211</text:p>
          </table:table-cell>
          <table:table-cell office:value-type="float" office:value="1.32435036598005" calcext:value-type="float">
            <text:p>1.32435036598005</text:p>
          </table:table-cell>
          <table:table-cell office:value-type="float" office:value="0.486534007878781" calcext:value-type="float">
            <text:p>0.486534007878781</text:p>
          </table:table-cell>
          <table:table-cell office:value-type="float" office:value="0.0675116190216357" calcext:value-type="float">
            <text:p>0.067511619021636</text:p>
          </table:table-cell>
          <table:table-cell office:value-type="float" office:value="0.0543368058830971" calcext:value-type="float">
            <text:p>0.054336805883097</text:p>
          </table:table-cell>
          <table:table-cell office:value-type="float" office:value="0.0306856698593917" calcext:value-type="float">
            <text:p>0.0306856698593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120375088734" calcext:value-type="float">
            <text:p>0.66120375088734</text:p>
          </table:table-cell>
          <table:table-cell office:value-type="float" office:value="1.31909830361709" calcext:value-type="float">
            <text:p>1.31909830361709</text:p>
          </table:table-cell>
          <table:table-cell office:value-type="float" office:value="0.484537145340317" calcext:value-type="float">
            <text:p>0.484537145340317</text:p>
          </table:table-cell>
          <table:table-cell office:value-type="float" office:value="0.0659648769617974" calcext:value-type="float">
            <text:p>0.065964876961797</text:p>
          </table:table-cell>
          <table:table-cell office:value-type="float" office:value="0.0541141577825396" calcext:value-type="float">
            <text:p>0.05411415778254</text:p>
          </table:table-cell>
          <table:table-cell office:value-type="float" office:value="0.0304325325001702" calcext:value-type="float">
            <text:p>0.030432532500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4076537549848" calcext:value-type="float">
            <text:p>0.464076537549848</text:p>
          </table:table-cell>
          <table:table-cell office:value-type="float" office:value="1.33007507649037" calcext:value-type="float">
            <text:p>1.33007507649037</text:p>
          </table:table-cell>
          <table:table-cell office:value-type="float" office:value="0.467139822157277" calcext:value-type="float">
            <text:p>0.467139822157277</text:p>
          </table:table-cell>
          <table:table-cell office:value-type="float" office:value="0.0623642326981533" calcext:value-type="float">
            <text:p>0.062364232698153</text:p>
          </table:table-cell>
          <table:table-cell office:value-type="float" office:value="0.0537702441158663" calcext:value-type="float">
            <text:p>0.053770244115866</text:p>
          </table:table-cell>
          <table:table-cell office:value-type="float" office:value="0.0292035886499784" calcext:value-type="float">
            <text:p>0.02920358864997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0252505825709" calcext:value-type="float">
            <text:p>0.590252505825709</text:p>
          </table:table-cell>
          <table:table-cell office:value-type="float" office:value="1.24470321853829" calcext:value-type="float">
            <text:p>1.24470321853829</text:p>
          </table:table-cell>
          <table:table-cell office:value-type="float" office:value="0.474054918457601" calcext:value-type="float">
            <text:p>0.474054918457601</text:p>
          </table:table-cell>
          <table:table-cell office:value-type="float" office:value="0.0724751977757743" calcext:value-type="float">
            <text:p>0.072475197775774</text:p>
          </table:table-cell>
          <table:table-cell office:value-type="float" office:value="0.0557701060461241" calcext:value-type="float">
            <text:p>0.055770106046124</text:p>
          </table:table-cell>
          <table:table-cell office:value-type="float" office:value="0.0305075697300002" calcext:value-type="float">
            <text:p>0.030507569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974276044647" calcext:value-type="float">
            <text:p>0.58974276044647</text:p>
          </table:table-cell>
          <table:table-cell office:value-type="float" office:value="1.24468396311136" calcext:value-type="float">
            <text:p>1.24468396311136</text:p>
          </table:table-cell>
          <table:table-cell office:value-type="float" office:value="0.473987198112217" calcext:value-type="float">
            <text:p>0.473987198112217</text:p>
          </table:table-cell>
          <table:table-cell office:value-type="float" office:value="0.0728263642243039" calcext:value-type="float">
            <text:p>0.072826364224304</text:p>
          </table:table-cell>
          <table:table-cell office:value-type="float" office:value="0.0557614789602556" calcext:value-type="float">
            <text:p>0.055761478960256</text:p>
          </table:table-cell>
          <table:table-cell office:value-type="float" office:value="0.0304992457510537" calcext:value-type="float">
            <text:p>0.0304992457510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6979302407236" calcext:value-type="float">
            <text:p>0.586979302407236</text:p>
          </table:table-cell>
          <table:table-cell office:value-type="float" office:value="1.24467794425009" calcext:value-type="float">
            <text:p>1.24467794425009</text:p>
          </table:table-cell>
          <table:table-cell office:value-type="float" office:value="0.47404594936056" calcext:value-type="float">
            <text:p>0.47404594936056</text:p>
          </table:table-cell>
          <table:table-cell office:value-type="float" office:value="0.0726976346691873" calcext:value-type="float">
            <text:p>0.072697634669187</text:p>
          </table:table-cell>
          <table:table-cell office:value-type="float" office:value="0.0557682813502062" calcext:value-type="float">
            <text:p>0.055768281350206</text:p>
          </table:table-cell>
          <table:table-cell office:value-type="float" office:value="0.0305067257811479" calcext:value-type="float">
            <text:p>0.0305067257811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73995385361926" calcext:value-type="float">
            <text:p>0.773995385361926</text:p>
          </table:table-cell>
          <table:table-cell office:value-type="float" office:value="1.23977054384827" calcext:value-type="float">
            <text:p>1.23977054384827</text:p>
          </table:table-cell>
          <table:table-cell office:value-type="float" office:value="0.472085287119329" calcext:value-type="float">
            <text:p>0.472085287119329</text:p>
          </table:table-cell>
          <table:table-cell office:value-type="float" office:value="0.0712389626359866" calcext:value-type="float">
            <text:p>0.071238962635987</text:p>
          </table:table-cell>
          <table:table-cell office:value-type="float" office:value="0.0555420936287411" calcext:value-type="float">
            <text:p>0.055542093628741</text:p>
          </table:table-cell>
          <table:table-cell office:value-type="float" office:value="0.0302531766156355" calcext:value-type="float">
            <text:p>0.0302531766156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004070359101" calcext:value-type="float">
            <text:p>0.6004070359101</text:p>
          </table:table-cell>
          <table:table-cell office:value-type="float" office:value="1.23270715207905" calcext:value-type="float">
            <text:p>1.23270715207905</text:p>
          </table:table-cell>
          <table:table-cell office:value-type="float" office:value="0.505732984250418" calcext:value-type="float">
            <text:p>0.505732984250418</text:p>
          </table:table-cell>
          <table:table-cell office:value-type="float" office:value="0.0811145597238624" calcext:value-type="float">
            <text:p>0.081114559723863</text:p>
          </table:table-cell>
          <table:table-cell office:value-type="float" office:value="0.0609707930746104" calcext:value-type="float">
            <text:p>0.06097079307461</text:p>
          </table:table-cell>
          <table:table-cell office:value-type="float" office:value="0.0458474642153643" calcext:value-type="float">
            <text:p>0.0458474642153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6867129328855" calcext:value-type="float">
            <text:p>0.566867129328855</text:p>
          </table:table-cell>
          <table:table-cell office:value-type="float" office:value="1.26041531046728" calcext:value-type="float">
            <text:p>1.26041531046728</text:p>
          </table:table-cell>
          <table:table-cell office:value-type="float" office:value="0.481161071930006" calcext:value-type="float">
            <text:p>0.481161071930006</text:p>
          </table:table-cell>
          <table:table-cell office:value-type="float" office:value="0.0718053719732702" calcext:value-type="float">
            <text:p>0.07180537197327</text:p>
          </table:table-cell>
          <table:table-cell office:value-type="float" office:value="0.0550665444748346" calcext:value-type="float">
            <text:p>0.055066544474835</text:p>
          </table:table-cell>
          <table:table-cell office:value-type="float" office:value="0.0309387141742331" calcext:value-type="float">
            <text:p>0.0309387141742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3892006000935" calcext:value-type="float">
            <text:p>0.583892006000935</text:p>
          </table:table-cell>
          <table:table-cell office:value-type="float" office:value="1.25983160576332" calcext:value-type="float">
            <text:p>1.25983160576332</text:p>
          </table:table-cell>
          <table:table-cell office:value-type="float" office:value="0.480729021044339" calcext:value-type="float">
            <text:p>0.480729021044339</text:p>
          </table:table-cell>
          <table:table-cell office:value-type="float" office:value="0.0718842118350625" calcext:value-type="float">
            <text:p>0.071884211835063</text:p>
          </table:table-cell>
          <table:table-cell office:value-type="float" office:value="0.0550172950891736" calcext:value-type="float">
            <text:p>0.055017295089174</text:p>
          </table:table-cell>
          <table:table-cell office:value-type="float" office:value="0.0308829971478155" calcext:value-type="float">
            <text:p>0.0308829971478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7467098390166" calcext:value-type="float">
            <text:p>0.577467098390166</text:p>
          </table:table-cell>
          <table:table-cell office:value-type="float" office:value="1.25983890941736" calcext:value-type="float">
            <text:p>1.25983890941736</text:p>
          </table:table-cell>
          <table:table-cell office:value-type="float" office:value="0.480859522197354" calcext:value-type="float">
            <text:p>0.480859522197354</text:p>
          </table:table-cell>
          <table:table-cell office:value-type="float" office:value="0.071824216599085" calcext:value-type="float">
            <text:p>0.071824216599085</text:p>
          </table:table-cell>
          <table:table-cell office:value-type="float" office:value="0.0550320101145992" calcext:value-type="float">
            <text:p>0.055032010114599</text:p>
          </table:table-cell>
          <table:table-cell office:value-type="float" office:value="0.030899818556414" calcext:value-type="float">
            <text:p>0.0308998185564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352267100069" calcext:value-type="float">
            <text:p>0.75352267100069</text:p>
          </table:table-cell>
          <table:table-cell office:value-type="float" office:value="1.2553496379762" calcext:value-type="float">
            <text:p>1.2553496379762</text:p>
          </table:table-cell>
          <table:table-cell office:value-type="float" office:value="0.479076625543439" calcext:value-type="float">
            <text:p>0.479076625543439</text:p>
          </table:table-cell>
          <table:table-cell office:value-type="float" office:value="0.0705211098684248" calcext:value-type="float">
            <text:p>0.070521109868425</text:p>
          </table:table-cell>
          <table:table-cell office:value-type="float" office:value="0.0548307807369496" calcext:value-type="float">
            <text:p>0.05483078073695</text:p>
          </table:table-cell>
          <table:table-cell office:value-type="float" office:value="0.0306697381916818" calcext:value-type="float">
            <text:p>0.0306697381916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38264358099831" calcext:value-type="float">
            <text:p>0.638264358099831</text:p>
          </table:table-cell>
          <table:table-cell office:value-type="float" office:value="1.20680008239361" calcext:value-type="float">
            <text:p>1.20680008239361</text:p>
          </table:table-cell>
          <table:table-cell office:value-type="float" office:value="0.463516952791977" calcext:value-type="float">
            <text:p>0.463516952791977</text:p>
          </table:table-cell>
          <table:table-cell office:value-type="float" office:value="0.0694890544472259" calcext:value-type="float">
            <text:p>0.069489054447226</text:p>
          </table:table-cell>
          <table:table-cell office:value-type="float" office:value="0.0584014193989018" calcext:value-type="float">
            <text:p>0.058401419398902</text:p>
          </table:table-cell>
          <table:table-cell office:value-type="float" office:value="0.0319642581158715" calcext:value-type="float">
            <text:p>0.0319642581158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7029945350046" calcext:value-type="float">
            <text:p>0.427029945350046</text:p>
          </table:table-cell>
          <table:table-cell office:value-type="float" office:value="1.39803334264402" calcext:value-type="float">
            <text:p>1.39803334264402</text:p>
          </table:table-cell>
          <table:table-cell office:value-type="float" office:value="0.499345866250565" calcext:value-type="float">
            <text:p>0.499345866250565</text:p>
          </table:table-cell>
          <table:table-cell office:value-type="float" office:value="0.0781486387928695" calcext:value-type="float">
            <text:p>0.07814863879287</text:p>
          </table:table-cell>
          <table:table-cell office:value-type="float" office:value="0.0593152966194825" calcext:value-type="float">
            <text:p>0.059315296619483</text:p>
          </table:table-cell>
          <table:table-cell office:value-type="float" office:value="0.0322800380037687" calcext:value-type="float">
            <text:p>0.0322800380037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6422127577482" calcext:value-type="float">
            <text:p>0.436422127577482</text:p>
          </table:table-cell>
          <table:table-cell office:value-type="float" office:value="1.39758257442356" calcext:value-type="float">
            <text:p>1.39758257442356</text:p>
          </table:table-cell>
          <table:table-cell office:value-type="float" office:value="0.499064940030979" calcext:value-type="float">
            <text:p>0.499064940030979</text:p>
          </table:table-cell>
          <table:table-cell office:value-type="float" office:value="0.0783225774003724" calcext:value-type="float">
            <text:p>0.078322577400372</text:p>
          </table:table-cell>
          <table:table-cell office:value-type="float" office:value="0.0592847465767869" calcext:value-type="float">
            <text:p>0.059284746576787</text:p>
          </table:table-cell>
          <table:table-cell office:value-type="float" office:value="0.032243790612908" calcext:value-type="float">
            <text:p>0.0322437906129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2007698896974" calcext:value-type="float">
            <text:p>0.432007698896974</text:p>
          </table:table-cell>
          <table:table-cell office:value-type="float" office:value="1.39759339171465" calcext:value-type="float">
            <text:p>1.39759339171465</text:p>
          </table:table-cell>
          <table:table-cell office:value-type="float" office:value="0.499158907425879" calcext:value-type="float">
            <text:p>0.499158907425879</text:p>
          </table:table-cell>
          <table:table-cell office:value-type="float" office:value="0.0782399537097268" calcext:value-type="float">
            <text:p>0.078239953709727</text:p>
          </table:table-cell>
          <table:table-cell office:value-type="float" office:value="0.0592958828006444" calcext:value-type="float">
            <text:p>0.059295882800644</text:p>
          </table:table-cell>
          <table:table-cell office:value-type="float" office:value="0.0322559214839191" calcext:value-type="float">
            <text:p>0.0322559214839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1783239063506" calcext:value-type="float">
            <text:p>0.621783239063506</text:p>
          </table:table-cell>
          <table:table-cell office:value-type="float" office:value="1.39209621036984" calcext:value-type="float">
            <text:p>1.39209621036984</text:p>
          </table:table-cell>
          <table:table-cell office:value-type="float" office:value="0.497087813581251" calcext:value-type="float">
            <text:p>0.497087813581251</text:p>
          </table:table-cell>
          <table:table-cell office:value-type="float" office:value="0.0768223721581264" calcext:value-type="float">
            <text:p>0.076822372158126</text:p>
          </table:table-cell>
          <table:table-cell office:value-type="float" office:value="0.059055452570522" calcext:value-type="float">
            <text:p>0.059055452570522</text:p>
          </table:table-cell>
          <table:table-cell office:value-type="float" office:value="0.0319870764800906" calcext:value-type="float">
            <text:p>0.031987076480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46830061961451" calcext:value-type="float">
            <text:p>0.346830061961451</text:p>
          </table:table-cell>
          <table:table-cell office:value-type="float" office:value="1.47374198112153" calcext:value-type="float">
            <text:p>1.47374198112153</text:p>
          </table:table-cell>
          <table:table-cell office:value-type="float" office:value="0.519830082590102" calcext:value-type="float">
            <text:p>0.519830082590102</text:p>
          </table:table-cell>
          <table:table-cell office:value-type="float" office:value="0.130125915997729" calcext:value-type="float">
            <text:p>0.130125915997729</text:p>
          </table:table-cell>
          <table:table-cell office:value-type="float" office:value="0.0981144415454307" calcext:value-type="float">
            <text:p>0.098114441545431</text:p>
          </table:table-cell>
          <table:table-cell office:value-type="float" office:value="0.0584908255161095" calcext:value-type="float">
            <text:p>0.058490825516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6369175248978" calcext:value-type="float">
            <text:p>0.456369175248978</text:p>
          </table:table-cell>
          <table:table-cell office:value-type="float" office:value="1.32796160598627" calcext:value-type="float">
            <text:p>1.32796160598627</text:p>
          </table:table-cell>
          <table:table-cell office:value-type="float" office:value="0.429977484920194" calcext:value-type="float">
            <text:p>0.429977484920194</text:p>
          </table:table-cell>
          <table:table-cell office:value-type="float" office:value="0.0674094145490677" calcext:value-type="float">
            <text:p>0.067409414549068</text:p>
          </table:table-cell>
          <table:table-cell office:value-type="float" office:value="0.0513926823011704" calcext:value-type="float">
            <text:p>0.05139268230117</text:p>
          </table:table-cell>
          <table:table-cell office:value-type="float" office:value="0.02724439816881" calcext:value-type="float">
            <text:p>0.027244398168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56923040615084" calcext:value-type="float">
            <text:p>0.456923040615084</text:p>
          </table:table-cell>
          <table:table-cell office:value-type="float" office:value="1.32789072902486" calcext:value-type="float">
            <text:p>1.32789072902486</text:p>
          </table:table-cell>
          <table:table-cell office:value-type="float" office:value="0.429902104274484" calcext:value-type="float">
            <text:p>0.429902104274484</text:p>
          </table:table-cell>
          <table:table-cell office:value-type="float" office:value="0.0676921139620338" calcext:value-type="float">
            <text:p>0.067692113962034</text:p>
          </table:table-cell>
          <table:table-cell office:value-type="float" office:value="0.0513840019124193" calcext:value-type="float">
            <text:p>0.051384001912419</text:p>
          </table:table-cell>
          <table:table-cell office:value-type="float" office:value="0.0272351022894502" calcext:value-type="float">
            <text:p>0.027235102289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53233587904261" calcext:value-type="float">
            <text:p>0.453233587904261</text:p>
          </table:table-cell>
          <table:table-cell office:value-type="float" office:value="1.32790825592352" calcext:value-type="float">
            <text:p>1.32790825592352</text:p>
          </table:table-cell>
          <table:table-cell office:value-type="float" office:value="0.429975885956336" calcext:value-type="float">
            <text:p>0.429975885956336</text:p>
          </table:table-cell>
          <table:table-cell office:value-type="float" office:value="0.067592244534303" calcext:value-type="float">
            <text:p>0.067592244534303</text:p>
          </table:table-cell>
          <table:table-cell office:value-type="float" office:value="0.0513924832362863" calcext:value-type="float">
            <text:p>0.051392483236286</text:p>
          </table:table-cell>
          <table:table-cell office:value-type="float" office:value="0.0272444213228947" calcext:value-type="float">
            <text:p>0.0272444213228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23463995649553" calcext:value-type="float">
            <text:p>0.623463995649553</text:p>
          </table:table-cell>
          <table:table-cell office:value-type="float" office:value="1.32314640632395" calcext:value-type="float">
            <text:p>1.32314640632395</text:p>
          </table:table-cell>
          <table:table-cell office:value-type="float" office:value="0.428345347832263" calcext:value-type="float">
            <text:p>0.428345347832263</text:p>
          </table:table-cell>
          <table:table-cell office:value-type="float" office:value="0.0663506443150323" calcext:value-type="float">
            <text:p>0.066350644315032</text:p>
          </table:table-cell>
          <table:table-cell office:value-type="float" office:value="0.0512020479808565" calcext:value-type="float">
            <text:p>0.051202047980857</text:p>
          </table:table-cell>
          <table:table-cell office:value-type="float" office:value="0.0270369186144722" calcext:value-type="float">
            <text:p>0.0270369186144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579374186259" calcext:value-type="float">
            <text:p>0.469579374186259</text:p>
          </table:table-cell>
          <table:table-cell office:value-type="float" office:value="1.32444189403308" calcext:value-type="float">
            <text:p>1.32444189403308</text:p>
          </table:table-cell>
          <table:table-cell office:value-type="float" office:value="0.403489849547218" calcext:value-type="float">
            <text:p>0.403489849547218</text:p>
          </table:table-cell>
          <table:table-cell office:value-type="float" office:value="0.0626364182146312" calcext:value-type="float">
            <text:p>0.062636418214631</text:p>
          </table:table-cell>
          <table:table-cell office:value-type="float" office:value="0.0485679620560875" calcext:value-type="float">
            <text:p>0.048567962056088</text:p>
          </table:table-cell>
          <table:table-cell office:value-type="float" office:value="0.0235993553352079" calcext:value-type="float">
            <text:p>0.0235993553352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4576338827839" calcext:value-type="float">
            <text:p>0.524576338827839</text:p>
          </table:table-cell>
          <table:table-cell office:value-type="float" office:value="1.29077780384635" calcext:value-type="float">
            <text:p>1.29077780384635</text:p>
          </table:table-cell>
          <table:table-cell office:value-type="float" office:value="0.61328899818625" calcext:value-type="float">
            <text:p>0.61328899818625</text:p>
          </table:table-cell>
          <table:table-cell office:value-type="float" office:value="0.0799427806778936" calcext:value-type="float">
            <text:p>0.079942780677894</text:p>
          </table:table-cell>
          <table:table-cell office:value-type="float" office:value="0.0618202012120257" calcext:value-type="float">
            <text:p>0.061820201212026</text:p>
          </table:table-cell>
          <table:table-cell office:value-type="float" office:value="0.0385489280445656" calcext:value-type="float">
            <text:p>0.0385489280445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24183442290012" calcext:value-type="float">
            <text:p>0.524183442290012</text:p>
          </table:table-cell>
          <table:table-cell office:value-type="float" office:value="1.29073690044885" calcext:value-type="float">
            <text:p>1.29073690044885</text:p>
          </table:table-cell>
          <table:table-cell office:value-type="float" office:value="0.613149588500997" calcext:value-type="float">
            <text:p>0.613149588500997</text:p>
          </table:table-cell>
          <table:table-cell office:value-type="float" office:value="0.0803505571306031" calcext:value-type="float">
            <text:p>0.080350557130603</text:p>
          </table:table-cell>
          <table:table-cell office:value-type="float" office:value="0.0618065510432334" calcext:value-type="float">
            <text:p>0.061806551043234</text:p>
          </table:table-cell>
          <table:table-cell office:value-type="float" office:value="0.0385321249609916" calcext:value-type="float">
            <text:p>0.0385321249609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21284993232508" calcext:value-type="float">
            <text:p>0.521284993232508</text:p>
          </table:table-cell>
          <table:table-cell office:value-type="float" office:value="1.29072246300241" calcext:value-type="float">
            <text:p>1.29072246300241</text:p>
          </table:table-cell>
          <table:table-cell office:value-type="float" office:value="0.613232657076376" calcext:value-type="float">
            <text:p>0.613232657076376</text:p>
          </table:table-cell>
          <table:table-cell office:value-type="float" office:value="0.0802274841501112" calcext:value-type="float">
            <text:p>0.080227484150111</text:p>
          </table:table-cell>
          <table:table-cell office:value-type="float" office:value="0.0618147594337458" calcext:value-type="float">
            <text:p>0.061814759433746</text:p>
          </table:table-cell>
          <table:table-cell office:value-type="float" office:value="0.0385424481624312" calcext:value-type="float">
            <text:p>0.0385424481624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62738667708713" calcext:value-type="float">
            <text:p>0.762738667708713</text:p>
          </table:table-cell>
          <table:table-cell office:value-type="float" office:value="1.28396326875795" calcext:value-type="float">
            <text:p>1.28396326875795</text:p>
          </table:table-cell>
          <table:table-cell office:value-type="float" office:value="0.609862576477938" calcext:value-type="float">
            <text:p>0.609862576477938</text:p>
          </table:table-cell>
          <table:table-cell office:value-type="float" office:value="0.0781409970043984" calcext:value-type="float">
            <text:p>0.078140997004399</text:p>
          </table:table-cell>
          <table:table-cell office:value-type="float" office:value="0.061481417602016" calcext:value-type="float">
            <text:p>0.061481417602016</text:p>
          </table:table-cell>
          <table:table-cell office:value-type="float" office:value="0.0381164110298709" calcext:value-type="float">
            <text:p>0.0381164110298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95740859837995" calcext:value-type="float">
            <text:p>0.595740859837995</text:p>
          </table:table-cell>
          <table:table-cell office:value-type="float" office:value="1.23139407484547" calcext:value-type="float">
            <text:p>1.23139407484547</text:p>
          </table:table-cell>
          <table:table-cell office:value-type="float" office:value="0.611129468114234" calcext:value-type="float">
            <text:p>0.611129468114234</text:p>
          </table:table-cell>
          <table:table-cell office:value-type="float" office:value="0.087316383462477" calcext:value-type="float">
            <text:p>0.087316383462477</text:p>
          </table:table-cell>
          <table:table-cell office:value-type="float" office:value="0.0712246247504008" calcext:value-type="float">
            <text:p>0.071224624750401</text:p>
          </table:table-cell>
          <table:table-cell office:value-type="float" office:value="0.0466802072860097" calcext:value-type="float">
            <text:p>0.046680207286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1513509188112" calcext:value-type="float">
            <text:p>0.511513509188112</text:p>
          </table:table-cell>
          <table:table-cell office:value-type="float" office:value="1.24844141355653" calcext:value-type="float">
            <text:p>1.24844141355653</text:p>
          </table:table-cell>
          <table:table-cell office:value-type="float" office:value="0.539168715709057" calcext:value-type="float">
            <text:p>0.539168715709057</text:p>
          </table:table-cell>
          <table:table-cell office:value-type="float" office:value="0.0731395711092687" calcext:value-type="float">
            <text:p>0.073139571109269</text:p>
          </table:table-cell>
          <table:table-cell office:value-type="float" office:value="0.0577895159799644" calcext:value-type="float">
            <text:p>0.057789515979964</text:p>
          </table:table-cell>
          <table:table-cell office:value-type="float" office:value="0.0340223767670488" calcext:value-type="float">
            <text:p>0.0340223767670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1275464481587" calcext:value-type="float">
            <text:p>0.511275464481587</text:p>
          </table:table-cell>
          <table:table-cell office:value-type="float" office:value="1.24828247056487" calcext:value-type="float">
            <text:p>1.24828247056487</text:p>
          </table:table-cell>
          <table:table-cell office:value-type="float" office:value="0.539081515887242" calcext:value-type="float">
            <text:p>0.539081515887242</text:p>
          </table:table-cell>
          <table:table-cell office:value-type="float" office:value="0.0734801673081423" calcext:value-type="float">
            <text:p>0.073480167308142</text:p>
          </table:table-cell>
          <table:table-cell office:value-type="float" office:value="0.0577793736020018" calcext:value-type="float">
            <text:p>0.057779373602002</text:p>
          </table:table-cell>
          <table:table-cell office:value-type="float" office:value="0.0340118019760308" calcext:value-type="float">
            <text:p>0.0340118019760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9277943919636" calcext:value-type="float">
            <text:p>0.509277943919636</text:p>
          </table:table-cell>
          <table:table-cell office:value-type="float" office:value="1.24827586120682" calcext:value-type="float">
            <text:p>1.24827586120682</text:p>
          </table:table-cell>
          <table:table-cell office:value-type="float" office:value="0.539128342413249" calcext:value-type="float">
            <text:p>0.539128342413249</text:p>
          </table:table-cell>
          <table:table-cell office:value-type="float" office:value="0.0733576415050438" calcext:value-type="float">
            <text:p>0.073357641505044</text:p>
          </table:table-cell>
          <table:table-cell office:value-type="float" office:value="0.057784349843871" calcext:value-type="float">
            <text:p>0.057784349843871</text:p>
          </table:table-cell>
          <table:table-cell office:value-type="float" office:value="0.0340176156328432" calcext:value-type="float">
            <text:p>0.0340176156328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0637727337486" calcext:value-type="float">
            <text:p>0.720637727337486</text:p>
          </table:table-cell>
          <table:table-cell office:value-type="float" office:value="1.24281101703192" calcext:value-type="float">
            <text:p>1.24281101703192</text:p>
          </table:table-cell>
          <table:table-cell office:value-type="float" office:value="0.536687467486345" calcext:value-type="float">
            <text:p>0.536687467486345</text:p>
          </table:table-cell>
          <table:table-cell office:value-type="float" office:value="0.0716431510191325" calcext:value-type="float">
            <text:p>0.071643151019133</text:p>
          </table:table-cell>
          <table:table-cell office:value-type="float" office:value="0.0575242834410461" calcext:value-type="float">
            <text:p>0.057524283441046</text:p>
          </table:table-cell>
          <table:table-cell office:value-type="float" office:value="0.0337079601714893" calcext:value-type="float">
            <text:p>0.0337079601714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0016077623091" calcext:value-type="float">
            <text:p>0.50016077623091</text:p>
          </table:table-cell>
          <table:table-cell office:value-type="float" office:value="1.25821732124478" calcext:value-type="float">
            <text:p>1.25821732124478</text:p>
          </table:table-cell>
          <table:table-cell office:value-type="float" office:value="0.541041767628978" calcext:value-type="float">
            <text:p>0.541041767628978</text:p>
          </table:table-cell>
          <table:table-cell office:value-type="float" office:value="0.086684632833743" calcext:value-type="float">
            <text:p>0.086684632833743</text:p>
          </table:table-cell>
          <table:table-cell office:value-type="float" office:value="0.0698707274218087" calcext:value-type="float">
            <text:p>0.069870727421809</text:p>
          </table:table-cell>
          <table:table-cell office:value-type="float" office:value="0.0391878053908982" calcext:value-type="float">
            <text:p>0.03918780539089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11698938152436" calcext:value-type="float">
            <text:p>0.611698938152436</text:p>
          </table:table-cell>
          <table:table-cell office:value-type="float" office:value="1.20809350382692" calcext:value-type="float">
            <text:p>1.20809350382692</text:p>
          </table:table-cell>
          <table:table-cell office:value-type="float" office:value="0.46074148727487" calcext:value-type="float">
            <text:p>0.46074148727487</text:p>
          </table:table-cell>
          <table:table-cell office:value-type="float" office:value="0.073111430483188" calcext:value-type="float">
            <text:p>0.073111430483188</text:p>
          </table:table-cell>
          <table:table-cell office:value-type="float" office:value="0.0556001812288951" calcext:value-type="float">
            <text:p>0.055600181228895</text:p>
          </table:table-cell>
          <table:table-cell office:value-type="float" office:value="0.029146084774837" calcext:value-type="float">
            <text:p>0.0291460847748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4700441254296" calcext:value-type="float">
            <text:p>0.604700441254296</text:p>
          </table:table-cell>
          <table:table-cell office:value-type="float" office:value="1.20825622640836" calcext:value-type="float">
            <text:p>1.20825622640836</text:p>
          </table:table-cell>
          <table:table-cell office:value-type="float" office:value="0.46081734170997" calcext:value-type="float">
            <text:p>0.46081734170997</text:p>
          </table:table-cell>
          <table:table-cell office:value-type="float" office:value="0.0734771698379094" calcext:value-type="float">
            <text:p>0.073477169837909</text:p>
          </table:table-cell>
          <table:table-cell office:value-type="float" office:value="0.0556086904831047" calcext:value-type="float">
            <text:p>0.055608690483105</text:p>
          </table:table-cell>
          <table:table-cell office:value-type="float" office:value="0.0291562366075462" calcext:value-type="float">
            <text:p>0.0291562366075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5646040684348" calcext:value-type="float">
            <text:p>0.605646040684348</text:p>
          </table:table-cell>
          <table:table-cell office:value-type="float" office:value="1.20826257995392" calcext:value-type="float">
            <text:p>1.20826257995392</text:p>
          </table:table-cell>
          <table:table-cell office:value-type="float" office:value="0.460797544280957" calcext:value-type="float">
            <text:p>0.460797544280957</text:p>
          </table:table-cell>
          <table:table-cell office:value-type="float" office:value="0.0733535905388751" calcext:value-type="float">
            <text:p>0.073353590538875</text:p>
          </table:table-cell>
          <table:table-cell office:value-type="float" office:value="0.0556062848890604" calcext:value-type="float">
            <text:p>0.05560628488906</text:p>
          </table:table-cell>
          <table:table-cell office:value-type="float" office:value="0.0291535623670029" calcext:value-type="float">
            <text:p>0.0291535623670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91808716658536" calcext:value-type="float">
            <text:p>0.791808716658536</text:p>
          </table:table-cell>
          <table:table-cell office:value-type="float" office:value="1.20333911706963" calcext:value-type="float">
            <text:p>1.20333911706963</text:p>
          </table:table-cell>
          <table:table-cell office:value-type="float" office:value="0.458832478034154" calcext:value-type="float">
            <text:p>0.458832478034154</text:p>
          </table:table-cell>
          <table:table-cell office:value-type="float" office:value="0.0719490441773004" calcext:value-type="float">
            <text:p>0.0719490441773</text:p>
          </table:table-cell>
          <table:table-cell office:value-type="float" office:value="0.0553736590399051" calcext:value-type="float">
            <text:p>0.055373659039905</text:p>
          </table:table-cell>
          <table:table-cell office:value-type="float" office:value="0.0289037292932824" calcext:value-type="float">
            <text:p>0.0289037292932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0947392504194" calcext:value-type="float">
            <text:p>0.610947392504194</text:p>
          </table:table-cell>
          <table:table-cell office:value-type="float" office:value="1.20276994454696" calcext:value-type="float">
            <text:p>1.20276994454696</text:p>
          </table:table-cell>
          <table:table-cell office:value-type="float" office:value="0.448123291746034" calcext:value-type="float">
            <text:p>0.448123291746034</text:p>
          </table:table-cell>
          <table:table-cell office:value-type="float" office:value="0.0738966401751263" calcext:value-type="float">
            <text:p>0.073896640175126</text:p>
          </table:table-cell>
          <table:table-cell office:value-type="float" office:value="0.0562826873212155" calcext:value-type="float">
            <text:p>0.056282687321216</text:p>
          </table:table-cell>
          <table:table-cell office:value-type="float" office:value="0.0288061204392603" calcext:value-type="float">
            <text:p>0.0288061204392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2863125385163" calcext:value-type="float">
            <text:p>0.552863125385163</text:p>
          </table:table-cell>
          <table:table-cell office:value-type="float" office:value="1.31714975482951" calcext:value-type="float">
            <text:p>1.31714975482951</text:p>
          </table:table-cell>
          <table:table-cell office:value-type="float" office:value="0.46838219331505" calcext:value-type="float">
            <text:p>0.46838219331505</text:p>
          </table:table-cell>
          <table:table-cell office:value-type="float" office:value="0.0748736686305077" calcext:value-type="float">
            <text:p>0.074873668630508</text:p>
          </table:table-cell>
          <table:table-cell office:value-type="float" office:value="0.0572613495419424" calcext:value-type="float">
            <text:p>0.057261349541942</text:p>
          </table:table-cell>
          <table:table-cell office:value-type="float" office:value="0.0302715931473674" calcext:value-type="float">
            <text:p>0.0302715931473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6792180779018" calcext:value-type="float">
            <text:p>0.546792180779018</text:p>
          </table:table-cell>
          <table:table-cell office:value-type="float" office:value="1.31727299394628" calcext:value-type="float">
            <text:p>1.31727299394628</text:p>
          </table:table-cell>
          <table:table-cell office:value-type="float" office:value="0.46842553815359" calcext:value-type="float">
            <text:p>0.46842553815359</text:p>
          </table:table-cell>
          <table:table-cell office:value-type="float" office:value="0.0752952415614955" calcext:value-type="float">
            <text:p>0.075295241561496</text:p>
          </table:table-cell>
          <table:table-cell office:value-type="float" office:value="0.05726722966128" calcext:value-type="float">
            <text:p>0.05726722966128</text:p>
          </table:table-cell>
          <table:table-cell office:value-type="float" office:value="0.0302778305605794" calcext:value-type="float">
            <text:p>0.0302778305605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8944922198007" calcext:value-type="float">
            <text:p>0.548944922198007</text:p>
          </table:table-cell>
          <table:table-cell office:value-type="float" office:value="1.31726862921828" calcext:value-type="float">
            <text:p>1.31726862921828</text:p>
          </table:table-cell>
          <table:table-cell office:value-type="float" office:value="0.468377879582595" calcext:value-type="float">
            <text:p>0.468377879582595</text:p>
          </table:table-cell>
          <table:table-cell office:value-type="float" office:value="0.075105629427812" calcext:value-type="float">
            <text:p>0.075105629427812</text:p>
          </table:table-cell>
          <table:table-cell office:value-type="float" office:value="0.0572614684708966" calcext:value-type="float">
            <text:p>0.057261468470897</text:p>
          </table:table-cell>
          <table:table-cell office:value-type="float" office:value="0.0302713871086914" calcext:value-type="float">
            <text:p>0.0302713871086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4373365558557" calcext:value-type="float">
            <text:p>0.734373365558557</text:p>
          </table:table-cell>
          <table:table-cell office:value-type="float" office:value="1.31187427110344" calcext:value-type="float">
            <text:p>1.31187427110344</text:p>
          </table:table-cell>
          <table:table-cell office:value-type="float" office:value="0.466366057588428" calcext:value-type="float">
            <text:p>0.466366057588428</text:p>
          </table:table-cell>
          <table:table-cell office:value-type="float" office:value="0.0736653372835698" calcext:value-type="float">
            <text:p>0.07366533728357</text:p>
          </table:table-cell>
          <table:table-cell office:value-type="float" office:value="0.0570198611574824" calcext:value-type="float">
            <text:p>0.057019861157482</text:p>
          </table:table-cell>
          <table:table-cell office:value-type="float" office:value="0.0300101638869904" calcext:value-type="float">
            <text:p>0.0300101638869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52029580493381" calcext:value-type="float">
            <text:p>0.552029580493381</text:p>
          </table:table-cell>
          <table:table-cell office:value-type="float" office:value="1.31498086660652" calcext:value-type="float">
            <text:p>1.31498086660652</text:p>
          </table:table-cell>
          <table:table-cell office:value-type="float" office:value="0.466957790389409" calcext:value-type="float">
            <text:p>0.466957790389409</text:p>
          </table:table-cell>
          <table:table-cell office:value-type="float" office:value="0.0813414202389426" calcext:value-type="float">
            <text:p>0.081341420238943</text:p>
          </table:table-cell>
          <table:table-cell office:value-type="float" office:value="0.0641653870965958" calcext:value-type="float">
            <text:p>0.064165387096596</text:p>
          </table:table-cell>
          <table:table-cell office:value-type="float" office:value="0.0329765267464085" calcext:value-type="float">
            <text:p>0.03297652674640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4372868896682" calcext:value-type="float">
            <text:p>0.584372868896682</text:p>
          </table:table-cell>
          <table:table-cell office:value-type="float" office:value="1.1771093945229" calcext:value-type="float">
            <text:p>1.1771093945229</text:p>
          </table:table-cell>
          <table:table-cell office:value-type="float" office:value="0.535055549511131" calcext:value-type="float">
            <text:p>0.535055549511131</text:p>
          </table:table-cell>
          <table:table-cell office:value-type="float" office:value="0.0725198670106372" calcext:value-type="float">
            <text:p>0.072519867010637</text:p>
          </table:table-cell>
          <table:table-cell office:value-type="float" office:value="0.0563959376125167" calcext:value-type="float">
            <text:p>0.056395937612517</text:p>
          </table:table-cell>
          <table:table-cell office:value-type="float" office:value="0.0325973291724691" calcext:value-type="float">
            <text:p>0.0325973291724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83121540188592" calcext:value-type="float">
            <text:p>0.583121540188592</text:p>
          </table:table-cell>
          <table:table-cell office:value-type="float" office:value="1.17697287573772" calcext:value-type="float">
            <text:p>1.17697287573772</text:p>
          </table:table-cell>
          <table:table-cell office:value-type="float" office:value="0.534988223057382" calcext:value-type="float">
            <text:p>0.534988223057382</text:p>
          </table:table-cell>
          <table:table-cell office:value-type="float" office:value="0.072864959182127" calcext:value-type="float">
            <text:p>0.072864959182127</text:p>
          </table:table-cell>
          <table:table-cell office:value-type="float" office:value="0.0563879158751157" calcext:value-type="float">
            <text:p>0.056387915875116</text:p>
          </table:table-cell>
          <table:table-cell office:value-type="float" office:value="0.0325896159481824" calcext:value-type="float">
            <text:p>0.032589615948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86110011556664" calcext:value-type="float">
            <text:p>0.586110011556664</text:p>
          </table:table-cell>
          <table:table-cell office:value-type="float" office:value="1.1769992923687" calcext:value-type="float">
            <text:p>1.1769992923687</text:p>
          </table:table-cell>
          <table:table-cell office:value-type="float" office:value="0.534915780835803" calcext:value-type="float">
            <text:p>0.534915780835803</text:p>
          </table:table-cell>
          <table:table-cell office:value-type="float" office:value="0.0726866862698487" calcext:value-type="float">
            <text:p>0.072686686269849</text:p>
          </table:table-cell>
          <table:table-cell office:value-type="float" office:value="0.0563804014073516" calcext:value-type="float">
            <text:p>0.056380401407352</text:p>
          </table:table-cell>
          <table:table-cell office:value-type="float" office:value="0.0325804878147399" calcext:value-type="float">
            <text:p>0.0325804878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9194693167139" calcext:value-type="float">
            <text:p>0.79194693167139</text:p>
          </table:table-cell>
          <table:table-cell office:value-type="float" office:value="1.17195987049504" calcext:value-type="float">
            <text:p>1.17195987049504</text:p>
          </table:table-cell>
          <table:table-cell office:value-type="float" office:value="0.532546269022161" calcext:value-type="float">
            <text:p>0.532546269022161</text:p>
          </table:table-cell>
          <table:table-cell office:value-type="float" office:value="0.0711055479174676" calcext:value-type="float">
            <text:p>0.071105547917468</text:p>
          </table:table-cell>
          <table:table-cell office:value-type="float" office:value="0.0561332237534184" calcext:value-type="float">
            <text:p>0.056133223753418</text:p>
          </table:table-cell>
          <table:table-cell office:value-type="float" office:value="0.0322903605545154" calcext:value-type="float">
            <text:p>0.032290360554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83535858608322" calcext:value-type="float">
            <text:p>0.583535858608322</text:p>
          </table:table-cell>
          <table:table-cell office:value-type="float" office:value="1.17922803303195" calcext:value-type="float">
            <text:p>1.17922803303195</text:p>
          </table:table-cell>
          <table:table-cell office:value-type="float" office:value="0.522382533261548" calcext:value-type="float">
            <text:p>0.522382533261548</text:p>
          </table:table-cell>
          <table:table-cell office:value-type="float" office:value="0.0726751890024083" calcext:value-type="float">
            <text:p>0.072675189002408</text:p>
          </table:table-cell>
          <table:table-cell office:value-type="float" office:value="0.0581519709132059" calcext:value-type="float">
            <text:p>0.058151970913206</text:p>
          </table:table-cell>
          <table:table-cell office:value-type="float" office:value="0.0345356379025857" calcext:value-type="float">
            <text:p>0.0345356379025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3614209632471" calcext:value-type="float">
            <text:p>0.473614209632471</text:p>
          </table:table-cell>
          <table:table-cell office:value-type="float" office:value="1.32299491739888" calcext:value-type="float">
            <text:p>1.32299491739888</text:p>
          </table:table-cell>
          <table:table-cell office:value-type="float" office:value="0.443498958554177" calcext:value-type="float">
            <text:p>0.443498958554177</text:p>
          </table:table-cell>
          <table:table-cell office:value-type="float" office:value="0.0716820576921667" calcext:value-type="float">
            <text:p>0.071682057692167</text:p>
          </table:table-cell>
          <table:table-cell office:value-type="float" office:value="0.0543489540760758" calcext:value-type="float">
            <text:p>0.054348954076076</text:p>
          </table:table-cell>
          <table:table-cell office:value-type="float" office:value="0.0279934967925387" calcext:value-type="float">
            <text:p>0.0279934967925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74995047986307" calcext:value-type="float">
            <text:p>0.474995047986307</text:p>
          </table:table-cell>
          <table:table-cell office:value-type="float" office:value="1.32282389569183" calcext:value-type="float">
            <text:p>1.32282389569183</text:p>
          </table:table-cell>
          <table:table-cell office:value-type="float" office:value="0.443401954168657" calcext:value-type="float">
            <text:p>0.443401954168657</text:p>
          </table:table-cell>
          <table:table-cell office:value-type="float" office:value="0.0719747505409344" calcext:value-type="float">
            <text:p>0.071974750540935</text:p>
          </table:table-cell>
          <table:table-cell office:value-type="float" office:value="0.0543375106472027" calcext:value-type="float">
            <text:p>0.054337510647203</text:p>
          </table:table-cell>
          <table:table-cell office:value-type="float" office:value="0.0279815341307819" calcext:value-type="float">
            <text:p>0.0279815341307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73069416803391" calcext:value-type="float">
            <text:p>0.473069416803391</text:p>
          </table:table-cell>
          <table:table-cell office:value-type="float" office:value="1.32282803497495" calcext:value-type="float">
            <text:p>1.32282803497495</text:p>
          </table:table-cell>
          <table:table-cell office:value-type="float" office:value="0.443438711436874" calcext:value-type="float">
            <text:p>0.443438711436874</text:p>
          </table:table-cell>
          <table:table-cell office:value-type="float" office:value="0.07184635430463" calcext:value-type="float">
            <text:p>0.07184635430463</text:p>
          </table:table-cell>
          <table:table-cell office:value-type="float" office:value="0.0543419899222828" calcext:value-type="float">
            <text:p>0.054341989922283</text:p>
          </table:table-cell>
          <table:table-cell office:value-type="float" office:value="0.0279860783090572" calcext:value-type="float">
            <text:p>0.0279860783090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46359732909801" calcext:value-type="float">
            <text:p>0.646359732909801</text:p>
          </table:table-cell>
          <table:table-cell office:value-type="float" office:value="1.31808052979095" calcext:value-type="float">
            <text:p>1.31808052979095</text:p>
          </table:table-cell>
          <table:table-cell office:value-type="float" office:value="0.441759288419999" calcext:value-type="float">
            <text:p>0.441759288419999</text:p>
          </table:table-cell>
          <table:table-cell office:value-type="float" office:value="0.0706018383399535" calcext:value-type="float">
            <text:p>0.070601838339954</text:p>
          </table:table-cell>
          <table:table-cell office:value-type="float" office:value="0.0541410834146767" calcext:value-type="float">
            <text:p>0.054141083414677</text:p>
          </table:table-cell>
          <table:table-cell office:value-type="float" office:value="0.027773168507643" calcext:value-type="float">
            <text:p>0.0277731685076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0465465977392" calcext:value-type="float">
            <text:p>0.50465465977392</text:p>
          </table:table-cell>
          <table:table-cell office:value-type="float" office:value="1.30218743933764" calcext:value-type="float">
            <text:p>1.30218743933764</text:p>
          </table:table-cell>
          <table:table-cell office:value-type="float" office:value="0.417127002334002" calcext:value-type="float">
            <text:p>0.417127002334002</text:p>
          </table:table-cell>
          <table:table-cell office:value-type="float" office:value="0.0695926028804172" calcext:value-type="float">
            <text:p>0.069592602880417</text:p>
          </table:table-cell>
          <table:table-cell office:value-type="float" office:value="0.054712561884185" calcext:value-type="float">
            <text:p>0.054712561884185</text:p>
          </table:table-cell>
          <table:table-cell office:value-type="float" office:value="0.0252197244181177" calcext:value-type="float">
            <text:p>0.0252197244181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7279004726881" calcext:value-type="float">
            <text:p>0.567279004726881</text:p>
          </table:table-cell>
          <table:table-cell office:value-type="float" office:value="1.23770531864354" calcext:value-type="float">
            <text:p>1.23770531864354</text:p>
          </table:table-cell>
          <table:table-cell office:value-type="float" office:value="0.519202633202395" calcext:value-type="float">
            <text:p>0.519202633202395</text:p>
          </table:table-cell>
          <table:table-cell office:value-type="float" office:value="0.0707766749486251" calcext:value-type="float">
            <text:p>0.070776674948625</text:p>
          </table:table-cell>
          <table:table-cell office:value-type="float" office:value="0.0548687049091146" calcext:value-type="float">
            <text:p>0.054868704909115</text:p>
          </table:table-cell>
          <table:table-cell office:value-type="float" office:value="0.0318344791424014" calcext:value-type="float">
            <text:p>0.0318344791424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028779763437" calcext:value-type="float">
            <text:p>0.57028779763437</text:p>
          </table:table-cell>
          <table:table-cell office:value-type="float" office:value="1.23759551123539" calcext:value-type="float">
            <text:p>1.23759551123539</text:p>
          </table:table-cell>
          <table:table-cell office:value-type="float" office:value="0.519047400018712" calcext:value-type="float">
            <text:p>0.519047400018712</text:p>
          </table:table-cell>
          <table:table-cell office:value-type="float" office:value="0.0710497266514414" calcext:value-type="float">
            <text:p>0.071049726651441</text:p>
          </table:table-cell>
          <table:table-cell office:value-type="float" office:value="0.0548530608843295" calcext:value-type="float">
            <text:p>0.05485306088433</text:p>
          </table:table-cell>
          <table:table-cell office:value-type="float" office:value="0.0318157289704698" calcext:value-type="float">
            <text:p>0.031815728970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5845014910383" calcext:value-type="float">
            <text:p>0.565845014910383</text:p>
          </table:table-cell>
          <table:table-cell office:value-type="float" office:value="1.23758260890445" calcext:value-type="float">
            <text:p>1.23758260890445</text:p>
          </table:table-cell>
          <table:table-cell office:value-type="float" office:value="0.519151351407315" calcext:value-type="float">
            <text:p>0.519151351407315</text:p>
          </table:table-cell>
          <table:table-cell office:value-type="float" office:value="0.0709729382470742" calcext:value-type="float">
            <text:p>0.070972938247074</text:p>
          </table:table-cell>
          <table:table-cell office:value-type="float" office:value="0.054863872011171" calcext:value-type="float">
            <text:p>0.054863872011171</text:p>
          </table:table-cell>
          <table:table-cell office:value-type="float" office:value="0.0318284793475775" calcext:value-type="float">
            <text:p>0.0318284793475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68369248414772" calcext:value-type="float">
            <text:p>0.768369248414772</text:p>
          </table:table-cell>
          <table:table-cell office:value-type="float" office:value="1.23225090719027" calcext:value-type="float">
            <text:p>1.23225090719027</text:p>
          </table:table-cell>
          <table:table-cell office:value-type="float" office:value="0.516806859284322" calcext:value-type="float">
            <text:p>0.516806859284322</text:p>
          </table:table-cell>
          <table:table-cell office:value-type="float" office:value="0.0694100889148948" calcext:value-type="float">
            <text:p>0.069410088914895</text:p>
          </table:table-cell>
          <table:table-cell office:value-type="float" office:value="0.054620933331711" calcext:value-type="float">
            <text:p>0.054620933331711</text:p>
          </table:table-cell>
          <table:table-cell office:value-type="float" office:value="0.0315395958641406" calcext:value-type="float">
            <text:p>0.0315395958641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46773904574758" calcext:value-type="float">
            <text:p>0.546773904574758</text:p>
          </table:table-cell>
          <table:table-cell office:value-type="float" office:value="1.25602616750625" calcext:value-type="float">
            <text:p>1.25602616750625</text:p>
          </table:table-cell>
          <table:table-cell office:value-type="float" office:value="0.552289514457199" calcext:value-type="float">
            <text:p>0.552289514457199</text:p>
          </table:table-cell>
          <table:table-cell office:value-type="float" office:value="0.0938616915968384" calcext:value-type="float">
            <text:p>0.093861691596838</text:p>
          </table:table-cell>
          <table:table-cell office:value-type="float" office:value="0.0710635963725498" calcext:value-type="float">
            <text:p>0.07106359637255</text:p>
          </table:table-cell>
          <table:table-cell office:value-type="float" office:value="0.0418752152879102" calcext:value-type="float">
            <text:p>0.0418752152879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4181093762839" calcext:value-type="float">
            <text:p>0.624181093762839</text:p>
          </table:table-cell>
          <table:table-cell office:value-type="float" office:value="1.19992357584804" calcext:value-type="float">
            <text:p>1.19992357584804</text:p>
          </table:table-cell>
          <table:table-cell office:value-type="float" office:value="0.499499523528926" calcext:value-type="float">
            <text:p>0.499499523528926</text:p>
          </table:table-cell>
          <table:table-cell office:value-type="float" office:value="0.0713352551817983" calcext:value-type="float">
            <text:p>0.071335255181798</text:p>
          </table:table-cell>
          <table:table-cell office:value-type="float" office:value="0.0554264136644312" calcext:value-type="float">
            <text:p>0.055426413664431</text:p>
          </table:table-cell>
          <table:table-cell office:value-type="float" office:value="0.0317652512310923" calcext:value-type="float">
            <text:p>0.0317652512310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1599762186543" calcext:value-type="float">
            <text:p>0.611599762186543</text:p>
          </table:table-cell>
          <table:table-cell office:value-type="float" office:value="1.20018622023203" calcext:value-type="float">
            <text:p>1.20018622023203</text:p>
          </table:table-cell>
          <table:table-cell office:value-type="float" office:value="0.499700186672952" calcext:value-type="float">
            <text:p>0.499700186672952</text:p>
          </table:table-cell>
          <table:table-cell office:value-type="float" office:value="0.0718685611555717" calcext:value-type="float">
            <text:p>0.071868561155572</text:p>
          </table:table-cell>
          <table:table-cell office:value-type="float" office:value="0.0554492666943391" calcext:value-type="float">
            <text:p>0.055449266694339</text:p>
          </table:table-cell>
          <table:table-cell office:value-type="float" office:value="0.0317917164927895" calcext:value-type="float">
            <text:p>0.031791716492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5926979555931" calcext:value-type="float">
            <text:p>0.615926979555931</text:p>
          </table:table-cell>
          <table:table-cell office:value-type="float" office:value="1.20019366797585" calcext:value-type="float">
            <text:p>1.20019366797585</text:p>
          </table:table-cell>
          <table:table-cell office:value-type="float" office:value="0.499599316241045" calcext:value-type="float">
            <text:p>0.499599316241045</text:p>
          </table:table-cell>
          <table:table-cell office:value-type="float" office:value="0.0716489936583639" calcext:value-type="float">
            <text:p>0.071648993658364</text:p>
          </table:table-cell>
          <table:table-cell office:value-type="float" office:value="0.0554381070994168" calcext:value-type="float">
            <text:p>0.055438107099417</text:p>
          </table:table-cell>
          <table:table-cell office:value-type="float" office:value="0.0317784889708935" calcext:value-type="float">
            <text:p>0.0317784889708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17069539028045" calcext:value-type="float">
            <text:p>0.817069539028045</text:p>
          </table:table-cell>
          <table:table-cell office:value-type="float" office:value="1.19487386606353" calcext:value-type="float">
            <text:p>1.19487386606353</text:p>
          </table:table-cell>
          <table:table-cell office:value-type="float" office:value="0.497284667699723" calcext:value-type="float">
            <text:p>0.497284667699723</text:p>
          </table:table-cell>
          <table:table-cell office:value-type="float" office:value="0.0699959015356203" calcext:value-type="float">
            <text:p>0.06999590153562</text:p>
          </table:table-cell>
          <table:table-cell office:value-type="float" office:value="0.0551854345058272" calcext:value-type="float">
            <text:p>0.055185434505827</text:p>
          </table:table-cell>
          <table:table-cell office:value-type="float" office:value="0.0314825422074226" calcext:value-type="float">
            <text:p>0.0314825422074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47049040970624" calcext:value-type="float">
            <text:p>0.647049040970624</text:p>
          </table:table-cell>
          <table:table-cell office:value-type="float" office:value="1.18157970556927" calcext:value-type="float">
            <text:p>1.18157970556927</text:p>
          </table:table-cell>
          <table:table-cell office:value-type="float" office:value="0.471527207070068" calcext:value-type="float">
            <text:p>0.471527207070068</text:p>
          </table:table-cell>
          <table:table-cell office:value-type="float" office:value="0.0674824422323546" calcext:value-type="float">
            <text:p>0.067482442232355</text:p>
          </table:table-cell>
          <table:table-cell office:value-type="float" office:value="0.0539552466466414" calcext:value-type="float">
            <text:p>0.053955246646641</text:p>
          </table:table-cell>
          <table:table-cell office:value-type="float" office:value="0.0281791837817791" calcext:value-type="float">
            <text:p>0.028179183781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4311961308626" calcext:value-type="float">
            <text:p>0.394311961308626</text:p>
          </table:table-cell>
          <table:table-cell office:value-type="float" office:value="1.40387618921037" calcext:value-type="float">
            <text:p>1.40387618921037</text:p>
          </table:table-cell>
          <table:table-cell office:value-type="float" office:value="0.477816574333456" calcext:value-type="float">
            <text:p>0.477816574333456</text:p>
          </table:table-cell>
          <table:table-cell office:value-type="float" office:value="0.0686042465127918" calcext:value-type="float">
            <text:p>0.068604246512792</text:p>
          </table:table-cell>
          <table:table-cell office:value-type="float" office:value="0.0539081352042631" calcext:value-type="float">
            <text:p>0.053908135204263</text:p>
          </table:table-cell>
          <table:table-cell office:value-type="float" office:value="0.0305299118870231" calcext:value-type="float">
            <text:p>0.0305299118870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8243959481563" calcext:value-type="float">
            <text:p>0.388243959481563</text:p>
          </table:table-cell>
          <table:table-cell office:value-type="float" office:value="1.4039679456198" calcext:value-type="float">
            <text:p>1.4039679456198</text:p>
          </table:table-cell>
          <table:table-cell office:value-type="float" office:value="0.477862703239786" calcext:value-type="float">
            <text:p>0.477862703239786</text:p>
          </table:table-cell>
          <table:table-cell office:value-type="float" office:value="0.069030341984203" calcext:value-type="float">
            <text:p>0.069030341984203</text:p>
          </table:table-cell>
          <table:table-cell office:value-type="float" office:value="0.0539141850269714" calcext:value-type="float">
            <text:p>0.053914185026972</text:p>
          </table:table-cell>
          <table:table-cell office:value-type="float" office:value="0.0305363611576358" calcext:value-type="float">
            <text:p>0.0305363611576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9541170574089" calcext:value-type="float">
            <text:p>0.389541170574089</text:p>
          </table:table-cell>
          <table:table-cell office:value-type="float" office:value="1.40395254882631" calcext:value-type="float">
            <text:p>1.40395254882631</text:p>
          </table:table-cell>
          <table:table-cell office:value-type="float" office:value="0.477834833659975" calcext:value-type="float">
            <text:p>0.477834833659975</text:p>
          </table:table-cell>
          <table:table-cell office:value-type="float" office:value="0.0688412665917115" calcext:value-type="float">
            <text:p>0.068841266591712</text:p>
          </table:table-cell>
          <table:table-cell office:value-type="float" office:value="0.0539111025763497" calcext:value-type="float">
            <text:p>0.05391110257635</text:p>
          </table:table-cell>
          <table:table-cell office:value-type="float" office:value="0.0305325758321369" calcext:value-type="float">
            <text:p>0.0305325758321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035249811701" calcext:value-type="float">
            <text:p>0.58035249811701</text:p>
          </table:table-cell>
          <table:table-cell office:value-type="float" office:value="1.3984021363583" calcext:value-type="float">
            <text:p>1.3984021363583</text:p>
          </table:table-cell>
          <table:table-cell office:value-type="float" office:value="0.475848426858274" calcext:value-type="float">
            <text:p>0.475848426858274</text:p>
          </table:table-cell>
          <table:table-cell office:value-type="float" office:value="0.0673238879212566" calcext:value-type="float">
            <text:p>0.067323887921257</text:p>
          </table:table-cell>
          <table:table-cell office:value-type="float" office:value="0.0536899210246067" calcext:value-type="float">
            <text:p>0.053689921024607</text:p>
          </table:table-cell>
          <table:table-cell office:value-type="float" office:value="0.0302775103495913" calcext:value-type="float">
            <text:p>0.0302775103495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2324578335514" calcext:value-type="float">
            <text:p>0.392324578335514</text:p>
          </table:table-cell>
          <table:table-cell office:value-type="float" office:value="1.41286412650019" calcext:value-type="float">
            <text:p>1.41286412650019</text:p>
          </table:table-cell>
          <table:table-cell office:value-type="float" office:value="0.449978816678245" calcext:value-type="float">
            <text:p>0.449978816678245</text:p>
          </table:table-cell>
          <table:table-cell office:value-type="float" office:value="0.0725841673060255" calcext:value-type="float">
            <text:p>0.072584167306026</text:p>
          </table:table-cell>
          <table:table-cell office:value-type="float" office:value="0.0597745180134266" calcext:value-type="float">
            <text:p>0.059774518013427</text:p>
          </table:table-cell>
          <table:table-cell office:value-type="float" office:value="0.0294286304592914" calcext:value-type="float">
            <text:p>0.02942863045929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3185617262132" calcext:value-type="float">
            <text:p>0.553185617262132</text:p>
          </table:table-cell>
          <table:table-cell office:value-type="float" office:value="1.29311780489633" calcext:value-type="float">
            <text:p>1.29311780489633</text:p>
          </table:table-cell>
          <table:table-cell office:value-type="float" office:value="0.449611688457493" calcext:value-type="float">
            <text:p>0.449611688457493</text:p>
          </table:table-cell>
          <table:table-cell office:value-type="float" office:value="0.0701481889891362" calcext:value-type="float">
            <text:p>0.070148188989136</text:p>
          </table:table-cell>
          <table:table-cell office:value-type="float" office:value="0.0536609082822281" calcext:value-type="float">
            <text:p>0.053660908282228</text:p>
          </table:table-cell>
          <table:table-cell office:value-type="float" office:value="0.0279982700717118" calcext:value-type="float">
            <text:p>0.0279982700717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048514706345" calcext:value-type="float">
            <text:p>0.55048514706345</text:p>
          </table:table-cell>
          <table:table-cell office:value-type="float" office:value="1.29308360269867" calcext:value-type="float">
            <text:p>1.29308360269867</text:p>
          </table:table-cell>
          <table:table-cell office:value-type="float" office:value="0.449588306548078" calcext:value-type="float">
            <text:p>0.449588306548078</text:p>
          </table:table-cell>
          <table:table-cell office:value-type="float" office:value="0.0704882244922733" calcext:value-type="float">
            <text:p>0.070488224492273</text:p>
          </table:table-cell>
          <table:table-cell office:value-type="float" office:value="0.0536593169207714" calcext:value-type="float">
            <text:p>0.053659316920771</text:p>
          </table:table-cell>
          <table:table-cell office:value-type="float" office:value="0.0279957747587022" calcext:value-type="float">
            <text:p>0.0279957747587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0288179289014" calcext:value-type="float">
            <text:p>0.550288179289014</text:p>
          </table:table-cell>
          <table:table-cell office:value-type="float" office:value="1.29308701733364" calcext:value-type="float">
            <text:p>1.29308701733364</text:p>
          </table:table-cell>
          <table:table-cell office:value-type="float" office:value="0.449597588090631" calcext:value-type="float">
            <text:p>0.449597588090631</text:p>
          </table:table-cell>
          <table:table-cell office:value-type="float" office:value="0.0703396413669882" calcext:value-type="float">
            <text:p>0.070339641366988</text:p>
          </table:table-cell>
          <table:table-cell office:value-type="float" office:value="0.0536600995472931" calcext:value-type="float">
            <text:p>0.053660099547293</text:p>
          </table:table-cell>
          <table:table-cell office:value-type="float" office:value="0.0279967724723776" calcext:value-type="float">
            <text:p>0.0279967724723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7926968237346" calcext:value-type="float">
            <text:p>0.727926968237346</text:p>
          </table:table-cell>
          <table:table-cell office:value-type="float" office:value="1.28812843461053" calcext:value-type="float">
            <text:p>1.28812843461053</text:p>
          </table:table-cell>
          <table:table-cell office:value-type="float" office:value="0.447791486000639" calcext:value-type="float">
            <text:p>0.447791486000639</text:p>
          </table:table-cell>
          <table:table-cell office:value-type="float" office:value="0.0690498864816122" calcext:value-type="float">
            <text:p>0.069049886481612</text:p>
          </table:table-cell>
          <table:table-cell office:value-type="float" office:value="0.0534482836524595" calcext:value-type="float">
            <text:p>0.05344828365246</text:p>
          </table:table-cell>
          <table:table-cell office:value-type="float" office:value="0.0277708490586983" calcext:value-type="float">
            <text:p>0.0277708490586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3867647731979" calcext:value-type="float">
            <text:p>0.563867647731979</text:p>
          </table:table-cell>
          <table:table-cell office:value-type="float" office:value="1.28320387779504" calcext:value-type="float">
            <text:p>1.28320387779504</text:p>
          </table:table-cell>
          <table:table-cell office:value-type="float" office:value="0.450277039986828" calcext:value-type="float">
            <text:p>0.450277039986828</text:p>
          </table:table-cell>
          <table:table-cell office:value-type="float" office:value="0.0678660057049389" calcext:value-type="float">
            <text:p>0.067866005704939</text:p>
          </table:table-cell>
          <table:table-cell office:value-type="float" office:value="0.0543080847542197" calcext:value-type="float">
            <text:p>0.05430808475422</text:p>
          </table:table-cell>
          <table:table-cell office:value-type="float" office:value="0.0292520251560221" calcext:value-type="float">
            <text:p>0.02925202515602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7447235833729" calcext:value-type="float">
            <text:p>0.447447235833729</text:p>
          </table:table-cell>
          <table:table-cell office:value-type="float" office:value="1.28555407008492" calcext:value-type="float">
            <text:p>1.28555407008492</text:p>
          </table:table-cell>
          <table:table-cell office:value-type="float" office:value="0.528521188793975" calcext:value-type="float">
            <text:p>0.528521188793975</text:p>
          </table:table-cell>
          <table:table-cell office:value-type="float" office:value="0.0810803158796745" calcext:value-type="float">
            <text:p>0.081080315879675</text:p>
          </table:table-cell>
          <table:table-cell office:value-type="float" office:value="0.0611246446806581" calcext:value-type="float">
            <text:p>0.061124644680658</text:p>
          </table:table-cell>
          <table:table-cell office:value-type="float" office:value="0.0342791898643181" calcext:value-type="float">
            <text:p>0.0342791898643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8902641110205" calcext:value-type="float">
            <text:p>0.448902641110205</text:p>
          </table:table-cell>
          <table:table-cell office:value-type="float" office:value="1.28532573514063" calcext:value-type="float">
            <text:p>1.28532573514063</text:p>
          </table:table-cell>
          <table:table-cell office:value-type="float" office:value="0.528398572141769" calcext:value-type="float">
            <text:p>0.528398572141769</text:p>
          </table:table-cell>
          <table:table-cell office:value-type="float" office:value="0.0813544685420876" calcext:value-type="float">
            <text:p>0.081354468542088</text:p>
          </table:table-cell>
          <table:table-cell office:value-type="float" office:value="0.0611091080926724" calcext:value-type="float">
            <text:p>0.061109108092673</text:p>
          </table:table-cell>
          <table:table-cell office:value-type="float" office:value="0.0342636545640791" calcext:value-type="float">
            <text:p>0.0342636545640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4514802762994" calcext:value-type="float">
            <text:p>0.454514802762994</text:p>
          </table:table-cell>
          <table:table-cell office:value-type="float" office:value="1.28536959036207" calcext:value-type="float">
            <text:p>1.28536959036207</text:p>
          </table:table-cell>
          <table:table-cell office:value-type="float" office:value="0.528263181530359" calcext:value-type="float">
            <text:p>0.528263181530359</text:p>
          </table:table-cell>
          <table:table-cell office:value-type="float" office:value="0.0811515048474797" calcext:value-type="float">
            <text:p>0.08115150484748</text:p>
          </table:table-cell>
          <table:table-cell office:value-type="float" office:value="0.0610938312439991" calcext:value-type="float">
            <text:p>0.061093831243999</text:p>
          </table:table-cell>
          <table:table-cell office:value-type="float" office:value="0.0342456967605135" calcext:value-type="float">
            <text:p>0.0342456967605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2935835116051" calcext:value-type="float">
            <text:p>0.652935835116051</text:p>
          </table:table-cell>
          <table:table-cell office:value-type="float" office:value="1.28018041180591" calcext:value-type="float">
            <text:p>1.28018041180591</text:p>
          </table:table-cell>
          <table:table-cell office:value-type="float" office:value="0.526034532788854" calcext:value-type="float">
            <text:p>0.526034532788854</text:p>
          </table:table-cell>
          <table:table-cell office:value-type="float" office:value="0.0796376949616888" calcext:value-type="float">
            <text:p>0.079637694961689</text:p>
          </table:table-cell>
          <table:table-cell office:value-type="float" office:value="0.0608408347301473" calcext:value-type="float">
            <text:p>0.060840834730147</text:p>
          </table:table-cell>
          <table:table-cell office:value-type="float" office:value="0.0339553830836868" calcext:value-type="float">
            <text:p>0.0339553830836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1841789622074" calcext:value-type="float">
            <text:p>0.471841789622074</text:p>
          </table:table-cell>
          <table:table-cell office:value-type="float" office:value="1.26566694808132" calcext:value-type="float">
            <text:p>1.26566694808132</text:p>
          </table:table-cell>
          <table:table-cell office:value-type="float" office:value="0.512776817444622" calcext:value-type="float">
            <text:p>0.512776817444622</text:p>
          </table:table-cell>
          <table:table-cell office:value-type="float" office:value="0.0806940395205551" calcext:value-type="float">
            <text:p>0.080694039520555</text:p>
          </table:table-cell>
          <table:table-cell office:value-type="float" office:value="0.0632327525634714" calcext:value-type="float">
            <text:p>0.063232752563471</text:p>
          </table:table-cell>
          <table:table-cell office:value-type="float" office:value="0.0389880304472652" calcext:value-type="float">
            <text:p>0.03898803044726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7493716892518" calcext:value-type="float">
            <text:p>0.457493716892518</text:p>
          </table:table-cell>
          <table:table-cell office:value-type="float" office:value="1.32858438600407" calcext:value-type="float">
            <text:p>1.32858438600407</text:p>
          </table:table-cell>
          <table:table-cell office:value-type="float" office:value="0.428957618013151" calcext:value-type="float">
            <text:p>0.428957618013151</text:p>
          </table:table-cell>
          <table:table-cell office:value-type="float" office:value="0.0681215775062544" calcext:value-type="float">
            <text:p>0.068121577506254</text:p>
          </table:table-cell>
          <table:table-cell office:value-type="float" office:value="0.0516574470929083" calcext:value-type="float">
            <text:p>0.051657447092908</text:p>
          </table:table-cell>
          <table:table-cell office:value-type="float" office:value="0.0265769112150838" calcext:value-type="float">
            <text:p>0.0265769112150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38383580074918" calcext:value-type="float">
            <text:p>0.438383580074918</text:p>
          </table:table-cell>
          <table:table-cell office:value-type="float" office:value="1.32909218824523" calcext:value-type="float">
            <text:p>1.32909218824523</text:p>
          </table:table-cell>
          <table:table-cell office:value-type="float" office:value="0.429272463484502" calcext:value-type="float">
            <text:p>0.429272463484502</text:p>
          </table:table-cell>
          <table:table-cell office:value-type="float" office:value="0.0686920069317595" calcext:value-type="float">
            <text:p>0.06869200693176</text:p>
          </table:table-cell>
          <table:table-cell office:value-type="float" office:value="0.0516945230484291" calcext:value-type="float">
            <text:p>0.051694523048429</text:p>
          </table:table-cell>
          <table:table-cell office:value-type="float" office:value="0.0266168644593591" calcext:value-type="float">
            <text:p>0.0266168644593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42044923662864" calcext:value-type="float">
            <text:p>0.442044923662864</text:p>
          </table:table-cell>
          <table:table-cell office:value-type="float" office:value="1.32907095077828" calcext:value-type="float">
            <text:p>1.32907095077828</text:p>
          </table:table-cell>
          <table:table-cell office:value-type="float" office:value="0.429195200214732" calcext:value-type="float">
            <text:p>0.429195200214732</text:p>
          </table:table-cell>
          <table:table-cell office:value-type="float" office:value="0.0684721310245333" calcext:value-type="float">
            <text:p>0.068472131024533</text:p>
          </table:table-cell>
          <table:table-cell office:value-type="float" office:value="0.0516854826798748" calcext:value-type="float">
            <text:p>0.051685482679875</text:p>
          </table:table-cell>
          <table:table-cell office:value-type="float" office:value="0.0266069560427668" calcext:value-type="float">
            <text:p>0.026606956042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24007253914044" calcext:value-type="float">
            <text:p>0.624007253914044</text:p>
          </table:table-cell>
          <table:table-cell office:value-type="float" office:value="1.32371735109138" calcext:value-type="float">
            <text:p>1.32371735109138</text:p>
          </table:table-cell>
          <table:table-cell office:value-type="float" office:value="0.427342454836411" calcext:value-type="float">
            <text:p>0.427342454836411</text:p>
          </table:table-cell>
          <table:table-cell office:value-type="float" office:value="0.0671147927792746" calcext:value-type="float">
            <text:p>0.067114792779275</text:p>
          </table:table-cell>
          <table:table-cell office:value-type="float" office:value="0.0514697091876598" calcext:value-type="float">
            <text:p>0.05146970918766</text:p>
          </table:table-cell>
          <table:table-cell office:value-type="float" office:value="0.0263761489449038" calcext:value-type="float">
            <text:p>0.0263761489449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82487964503548" calcext:value-type="float">
            <text:p>0.482487964503548</text:p>
          </table:table-cell>
          <table:table-cell office:value-type="float" office:value="1.29838428278519" calcext:value-type="float">
            <text:p>1.29838428278519</text:p>
          </table:table-cell>
          <table:table-cell office:value-type="float" office:value="0.434063074371706" calcext:value-type="float">
            <text:p>0.434063074371706</text:p>
          </table:table-cell>
          <table:table-cell office:value-type="float" office:value="0.0796283466635932" calcext:value-type="float">
            <text:p>0.079628346663593</text:p>
          </table:table-cell>
          <table:table-cell office:value-type="float" office:value="0.0612639842587301" calcext:value-type="float">
            <text:p>0.06126398425873</text:p>
          </table:table-cell>
          <table:table-cell office:value-type="float" office:value="0.0313829454317014" calcext:value-type="float">
            <text:p>0.0313829454317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1259708611309" calcext:value-type="float">
            <text:p>0.501259708611309</text:p>
          </table:table-cell>
          <table:table-cell office:value-type="float" office:value="1.32478512328139" calcext:value-type="float">
            <text:p>1.32478512328139</text:p>
          </table:table-cell>
          <table:table-cell office:value-type="float" office:value="0.487529959584628" calcext:value-type="float">
            <text:p>0.487529959584628</text:p>
          </table:table-cell>
          <table:table-cell office:value-type="float" office:value="0.0744522621325626" calcext:value-type="float">
            <text:p>0.074452262132563</text:p>
          </table:table-cell>
          <table:table-cell office:value-type="float" office:value="0.0568834064758663" calcext:value-type="float">
            <text:p>0.056883406475866</text:p>
          </table:table-cell>
          <table:table-cell office:value-type="float" office:value="0.0314455888972327" calcext:value-type="float">
            <text:p>0.0314455888972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2716589031534" calcext:value-type="float">
            <text:p>0.512716589031534</text:p>
          </table:table-cell>
          <table:table-cell office:value-type="float" office:value="1.32431471157862" calcext:value-type="float">
            <text:p>1.32431471157862</text:p>
          </table:table-cell>
          <table:table-cell office:value-type="float" office:value="0.487202812776274" calcext:value-type="float">
            <text:p>0.487202812776274</text:p>
          </table:table-cell>
          <table:table-cell office:value-type="float" office:value="0.0746157833027048" calcext:value-type="float">
            <text:p>0.074615783302705</text:p>
          </table:table-cell>
          <table:table-cell office:value-type="float" office:value="0.0568466869643207" calcext:value-type="float">
            <text:p>0.056846686964321</text:p>
          </table:table-cell>
          <table:table-cell office:value-type="float" office:value="0.0314033954217882" calcext:value-type="float">
            <text:p>0.0314033954217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7689548370853" calcext:value-type="float">
            <text:p>0.507689548370853</text:p>
          </table:table-cell>
          <table:table-cell office:value-type="float" office:value="1.32431941557564" calcext:value-type="float">
            <text:p>1.32431941557564</text:p>
          </table:table-cell>
          <table:table-cell office:value-type="float" office:value="0.487309474028673" calcext:value-type="float">
            <text:p>0.487309474028673</text:p>
          </table:table-cell>
          <table:table-cell office:value-type="float" office:value="0.0745297436337095" calcext:value-type="float">
            <text:p>0.07452974363371</text:p>
          </table:table-cell>
          <table:table-cell office:value-type="float" office:value="0.0568588208502585" calcext:value-type="float">
            <text:p>0.056858820850259</text:p>
          </table:table-cell>
          <table:table-cell office:value-type="float" office:value="0.0314171504498465" calcext:value-type="float">
            <text:p>0.0314171504498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0142901396885" calcext:value-type="float">
            <text:p>0.690142901396885</text:p>
          </table:table-cell>
          <table:table-cell office:value-type="float" office:value="1.31941537792043" calcext:value-type="float">
            <text:p>1.31941537792043</text:p>
          </table:table-cell>
          <table:table-cell office:value-type="float" office:value="0.485409669443789" calcext:value-type="float">
            <text:p>0.485409669443789</text:p>
          </table:table-cell>
          <table:table-cell office:value-type="float" office:value="0.0731671598763135" calcext:value-type="float">
            <text:p>0.073167159876314</text:p>
          </table:table-cell>
          <table:table-cell office:value-type="float" office:value="0.0566422106730055" calcext:value-type="float">
            <text:p>0.056642210673006</text:p>
          </table:table-cell>
          <table:table-cell office:value-type="float" office:value="0.031171130391017" calcext:value-type="float">
            <text:p>0.0311711303910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0866289348111" calcext:value-type="float">
            <text:p>0.520866289348111</text:p>
          </table:table-cell>
          <table:table-cell office:value-type="float" office:value="1.32249567745295" calcext:value-type="float">
            <text:p>1.32249567745295</text:p>
          </table:table-cell>
          <table:table-cell office:value-type="float" office:value="0.462181649956063" calcext:value-type="float">
            <text:p>0.462181649956063</text:p>
          </table:table-cell>
          <table:table-cell office:value-type="float" office:value="0.0734592481853524" calcext:value-type="float">
            <text:p>0.073459248185353</text:p>
          </table:table-cell>
          <table:table-cell office:value-type="float" office:value="0.0574574871825521" calcext:value-type="float">
            <text:p>0.057457487182552</text:p>
          </table:table-cell>
          <table:table-cell office:value-type="float" office:value="0.0287950707965058" calcext:value-type="float">
            <text:p>0.02879507079650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9617143030128" calcext:value-type="float">
            <text:p>0.489617143030128</text:p>
          </table:table-cell>
          <table:table-cell office:value-type="float" office:value="1.27083891561025" calcext:value-type="float">
            <text:p>1.27083891561025</text:p>
          </table:table-cell>
          <table:table-cell office:value-type="float" office:value="0.532410870766778" calcext:value-type="float">
            <text:p>0.532410870766778</text:p>
          </table:table-cell>
          <table:table-cell office:value-type="float" office:value="0.0788872867712339" calcext:value-type="float">
            <text:p>0.078887286771234</text:p>
          </table:table-cell>
          <table:table-cell office:value-type="float" office:value="0.0605719753177183" calcext:value-type="float">
            <text:p>0.060571975317718</text:p>
          </table:table-cell>
          <table:table-cell office:value-type="float" office:value="0.0341417209134182" calcext:value-type="float">
            <text:p>0.0341417209134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6433642000509" calcext:value-type="float">
            <text:p>0.476433642000509</text:p>
          </table:table-cell>
          <table:table-cell office:value-type="float" office:value="1.27104574189474" calcext:value-type="float">
            <text:p>1.27104574189474</text:p>
          </table:table-cell>
          <table:table-cell office:value-type="float" office:value="0.532631883076099" calcext:value-type="float">
            <text:p>0.532631883076099</text:p>
          </table:table-cell>
          <table:table-cell office:value-type="float" office:value="0.0794339992326212" calcext:value-type="float">
            <text:p>0.079433999232621</text:p>
          </table:table-cell>
          <table:table-cell office:value-type="float" office:value="0.0605985498048012" calcext:value-type="float">
            <text:p>0.060598549804801</text:p>
          </table:table-cell>
          <table:table-cell office:value-type="float" office:value="0.0341711746416931" calcext:value-type="float">
            <text:p>0.0341711746416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1099463644196" calcext:value-type="float">
            <text:p>0.481099463644196</text:p>
          </table:table-cell>
          <table:table-cell office:value-type="float" office:value="1.27107073077249" calcext:value-type="float">
            <text:p>1.27107073077249</text:p>
          </table:table-cell>
          <table:table-cell office:value-type="float" office:value="0.532514425680356" calcext:value-type="float">
            <text:p>0.532514425680356</text:p>
          </table:table-cell>
          <table:table-cell office:value-type="float" office:value="0.0792219923817938" calcext:value-type="float">
            <text:p>0.079221992381794</text:p>
          </table:table-cell>
          <table:table-cell office:value-type="float" office:value="0.0605854368378448" calcext:value-type="float">
            <text:p>0.060585436837845</text:p>
          </table:table-cell>
          <table:table-cell office:value-type="float" office:value="0.0341556576804058" calcext:value-type="float">
            <text:p>0.0341556576804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6126738078827" calcext:value-type="float">
            <text:p>0.696126738078827</text:p>
          </table:table-cell>
          <table:table-cell office:value-type="float" office:value="1.26521138747307" calcext:value-type="float">
            <text:p>1.26521138747307</text:p>
          </table:table-cell>
          <table:table-cell office:value-type="float" office:value="0.529917351189176" calcext:value-type="float">
            <text:p>0.529917351189176</text:p>
          </table:table-cell>
          <table:table-cell office:value-type="float" office:value="0.077447138824895" calcext:value-type="float">
            <text:p>0.077447138824895</text:p>
          </table:table-cell>
          <table:table-cell office:value-type="float" office:value="0.0602979349530003" calcext:value-type="float">
            <text:p>0.060297934953</text:p>
          </table:table-cell>
          <table:table-cell office:value-type="float" office:value="0.0338206843933778" calcext:value-type="float">
            <text:p>0.0338206843933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21485781117245" calcext:value-type="float">
            <text:p>0.321485781117245</text:p>
          </table:table-cell>
          <table:table-cell office:value-type="float" office:value="1.40965483566354" calcext:value-type="float">
            <text:p>1.40965483566354</text:p>
          </table:table-cell>
          <table:table-cell office:value-type="float" office:value="0.561049467304592" calcext:value-type="float">
            <text:p>0.561049467304592</text:p>
          </table:table-cell>
          <table:table-cell office:value-type="float" office:value="0.111457242006085" calcext:value-type="float">
            <text:p>0.111457242006085</text:p>
          </table:table-cell>
          <table:table-cell office:value-type="float" office:value="0.0837261037990569" calcext:value-type="float">
            <text:p>0.083726103799057</text:p>
          </table:table-cell>
          <table:table-cell office:value-type="float" office:value="0.0486944773608798" calcext:value-type="float">
            <text:p>0.0486944773608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7179830393224" calcext:value-type="float">
            <text:p>0.477179830393224</text:p>
          </table:table-cell>
          <table:table-cell office:value-type="float" office:value="1.30575460556722" calcext:value-type="float">
            <text:p>1.30575460556722</text:p>
          </table:table-cell>
          <table:table-cell office:value-type="float" office:value="0.506306950864937" calcext:value-type="float">
            <text:p>0.506306950864937</text:p>
          </table:table-cell>
          <table:table-cell office:value-type="float" office:value="0.0771292214750661" calcext:value-type="float">
            <text:p>0.077129221475066</text:p>
          </table:table-cell>
          <table:table-cell office:value-type="float" office:value="0.0590455368506559" calcext:value-type="float">
            <text:p>0.059045536850656</text:p>
          </table:table-cell>
          <table:table-cell office:value-type="float" office:value="0.0317873733437129" calcext:value-type="float">
            <text:p>0.0317873733437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5172132121662" calcext:value-type="float">
            <text:p>0.465172132121662</text:p>
          </table:table-cell>
          <table:table-cell office:value-type="float" office:value="1.30605831755335" calcext:value-type="float">
            <text:p>1.30605831755335</text:p>
          </table:table-cell>
          <table:table-cell office:value-type="float" office:value="0.506484554185419" calcext:value-type="float">
            <text:p>0.506484554185419</text:p>
          </table:table-cell>
          <table:table-cell office:value-type="float" office:value="0.077647014641907" calcext:value-type="float">
            <text:p>0.077647014641907</text:p>
          </table:table-cell>
          <table:table-cell office:value-type="float" office:value="0.0590667098116182" calcext:value-type="float">
            <text:p>0.059066709811618</text:p>
          </table:table-cell>
          <table:table-cell office:value-type="float" office:value="0.0318106231084995" calcext:value-type="float">
            <text:p>0.03181062310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5129586507981" calcext:value-type="float">
            <text:p>0.465129586507981</text:p>
          </table:table-cell>
          <table:table-cell office:value-type="float" office:value="1.30606195320818" calcext:value-type="float">
            <text:p>1.30606195320818</text:p>
          </table:table-cell>
          <table:table-cell office:value-type="float" office:value="0.506487292302315" calcext:value-type="float">
            <text:p>0.506487292302315</text:p>
          </table:table-cell>
          <table:table-cell office:value-type="float" office:value="0.0774923334779146" calcext:value-type="float">
            <text:p>0.077492333477915</text:p>
          </table:table-cell>
          <table:table-cell office:value-type="float" office:value="0.0590669200356563" calcext:value-type="float">
            <text:p>0.059066920035656</text:p>
          </table:table-cell>
          <table:table-cell office:value-type="float" office:value="0.0318107508060626" calcext:value-type="float">
            <text:p>0.0318107508060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440563386418" calcext:value-type="float">
            <text:p>0.67440563386418</text:p>
          </table:table-cell>
          <table:table-cell office:value-type="float" office:value="1.30008782162217" calcext:value-type="float">
            <text:p>1.30008782162217</text:p>
          </table:table-cell>
          <table:table-cell office:value-type="float" office:value="0.504053058929772" calcext:value-type="float">
            <text:p>0.504053058929772</text:p>
          </table:table-cell>
          <table:table-cell office:value-type="float" office:value="0.0758274957539825" calcext:value-type="float">
            <text:p>0.075827495753983</text:p>
          </table:table-cell>
          <table:table-cell office:value-type="float" office:value="0.0587883142136975" calcext:value-type="float">
            <text:p>0.058788314213698</text:p>
          </table:table-cell>
          <table:table-cell office:value-type="float" office:value="0.0315033161831108" calcext:value-type="float">
            <text:p>0.0315033161831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90374947453792" calcext:value-type="float">
            <text:p>0.490374947453792</text:p>
          </table:table-cell>
          <table:table-cell office:value-type="float" office:value="1.28909562822243" calcext:value-type="float">
            <text:p>1.28909562822243</text:p>
          </table:table-cell>
          <table:table-cell office:value-type="float" office:value="0.520578981660664" calcext:value-type="float">
            <text:p>0.520578981660664</text:p>
          </table:table-cell>
          <table:table-cell office:value-type="float" office:value="0.0844218928291472" calcext:value-type="float">
            <text:p>0.084421892829147</text:p>
          </table:table-cell>
          <table:table-cell office:value-type="float" office:value="0.0681241911966875" calcext:value-type="float">
            <text:p>0.068124191196688</text:p>
          </table:table-cell>
          <table:table-cell office:value-type="float" office:value="0.0406945469067452" calcext:value-type="float">
            <text:p>0.04069454690674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1407419819064" calcext:value-type="float">
            <text:p>0.461407419819064</text:p>
          </table:table-cell>
          <table:table-cell office:value-type="float" office:value="1.36225072224082" calcext:value-type="float">
            <text:p>1.36225072224082</text:p>
          </table:table-cell>
          <table:table-cell office:value-type="float" office:value="0.509385021339156" calcext:value-type="float">
            <text:p>0.509385021339156</text:p>
          </table:table-cell>
          <table:table-cell office:value-type="float" office:value="0.0762964852280655" calcext:value-type="float">
            <text:p>0.076296485228066</text:p>
          </table:table-cell>
          <table:table-cell office:value-type="float" office:value="0.0581406666207693" calcext:value-type="float">
            <text:p>0.058140666620769</text:p>
          </table:table-cell>
          <table:table-cell office:value-type="float" office:value="0.0317414875058279" calcext:value-type="float">
            <text:p>0.0317414875058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1328763846209" calcext:value-type="float">
            <text:p>0.461328763846209</text:p>
          </table:table-cell>
          <table:table-cell office:value-type="float" office:value="1.36218492650034" calcext:value-type="float">
            <text:p>1.36218492650034</text:p>
          </table:table-cell>
          <table:table-cell office:value-type="float" office:value="0.509297415481896" calcext:value-type="float">
            <text:p>0.509297415481896</text:p>
          </table:table-cell>
          <table:table-cell office:value-type="float" office:value="0.0765844062731513" calcext:value-type="float">
            <text:p>0.076584406273151</text:p>
          </table:table-cell>
          <table:table-cell office:value-type="float" office:value="0.0581311944811619" calcext:value-type="float">
            <text:p>0.058131194481162</text:p>
          </table:table-cell>
          <table:table-cell office:value-type="float" office:value="0.0317309862284358" calcext:value-type="float">
            <text:p>0.0317309862284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003500553417" calcext:value-type="float">
            <text:p>0.46003500553417</text:p>
          </table:table-cell>
          <table:table-cell office:value-type="float" office:value="1.36218337909767" calcext:value-type="float">
            <text:p>1.36218337909767</text:p>
          </table:table-cell>
          <table:table-cell office:value-type="float" office:value="0.509329364990887" calcext:value-type="float">
            <text:p>0.509329364990887</text:p>
          </table:table-cell>
          <table:table-cell office:value-type="float" office:value="0.0764712087949215" calcext:value-type="float">
            <text:p>0.076471208794922</text:p>
          </table:table-cell>
          <table:table-cell office:value-type="float" office:value="0.0581347200966516" calcext:value-type="float">
            <text:p>0.058134720096652</text:p>
          </table:table-cell>
          <table:table-cell office:value-type="float" office:value="0.0317348360730269" calcext:value-type="float">
            <text:p>0.0317348360730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9259905903592" calcext:value-type="float">
            <text:p>0.659259905903592</text:p>
          </table:table-cell>
          <table:table-cell office:value-type="float" office:value="1.35627779109536" calcext:value-type="float">
            <text:p>1.35627779109536</text:p>
          </table:table-cell>
          <table:table-cell office:value-type="float" office:value="0.506993195219631" calcext:value-type="float">
            <text:p>0.506993195219631</text:p>
          </table:table-cell>
          <table:table-cell office:value-type="float" office:value="0.0749817343586743" calcext:value-type="float">
            <text:p>0.074981734358674</text:p>
          </table:table-cell>
          <table:table-cell office:value-type="float" office:value="0.0578749093633607" calcext:value-type="float">
            <text:p>0.057874909363361</text:p>
          </table:table-cell>
          <table:table-cell office:value-type="float" office:value="0.0314423832038005" calcext:value-type="float">
            <text:p>0.031442383203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3119920769541" calcext:value-type="float">
            <text:p>0.523119920769541</text:p>
          </table:table-cell>
          <table:table-cell office:value-type="float" office:value="1.31805851725073" calcext:value-type="float">
            <text:p>1.31805851725073</text:p>
          </table:table-cell>
          <table:table-cell office:value-type="float" office:value="0.475660058231887" calcext:value-type="float">
            <text:p>0.475660058231887</text:p>
          </table:table-cell>
          <table:table-cell office:value-type="float" office:value="0.0729888627930062" calcext:value-type="float">
            <text:p>0.072988862793006</text:p>
          </table:table-cell>
          <table:table-cell office:value-type="float" office:value="0.0601865791697335" calcext:value-type="float">
            <text:p>0.060186579169734</text:p>
          </table:table-cell>
          <table:table-cell office:value-type="float" office:value="0.0267353344254078" calcext:value-type="float">
            <text:p>0.02673533442540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1286462023866" calcext:value-type="float">
            <text:p>0.441286462023866</text:p>
          </table:table-cell>
          <table:table-cell office:value-type="float" office:value="1.30103161013865" calcext:value-type="float">
            <text:p>1.30103161013865</text:p>
          </table:table-cell>
          <table:table-cell office:value-type="float" office:value="0.56370954692433" calcext:value-type="float">
            <text:p>0.56370954692433</text:p>
          </table:table-cell>
          <table:table-cell office:value-type="float" office:value="0.0784452872528816" calcext:value-type="float">
            <text:p>0.078445287252882</text:p>
          </table:table-cell>
          <table:table-cell office:value-type="float" office:value="0.0611661169540344" calcext:value-type="float">
            <text:p>0.061166116954034</text:p>
          </table:table-cell>
          <table:table-cell office:value-type="float" office:value="0.036765499909663" calcext:value-type="float">
            <text:p>0.0367654999096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5119914992247" calcext:value-type="float">
            <text:p>0.415119914992247</text:p>
          </table:table-cell>
          <table:table-cell office:value-type="float" office:value="1.30174592719914" calcext:value-type="float">
            <text:p>1.30174592719914</text:p>
          </table:table-cell>
          <table:table-cell office:value-type="float" office:value="0.564304745055118" calcext:value-type="float">
            <text:p>0.564304745055118</text:p>
          </table:table-cell>
          <table:table-cell office:value-type="float" office:value="0.0792186614554534" calcext:value-type="float">
            <text:p>0.079218661455453</text:p>
          </table:table-cell>
          <table:table-cell office:value-type="float" office:value="0.0612300146651618" calcext:value-type="float">
            <text:p>0.061230014665162</text:p>
          </table:table-cell>
          <table:table-cell office:value-type="float" office:value="0.0368451815078742" calcext:value-type="float">
            <text:p>0.0368451815078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5762044477922" calcext:value-type="float">
            <text:p>0.425762044477922</text:p>
          </table:table-cell>
          <table:table-cell office:value-type="float" office:value="1.3018164422154" calcext:value-type="float">
            <text:p>1.3018164422154</text:p>
          </table:table-cell>
          <table:table-cell office:value-type="float" office:value="0.564003442410281" calcext:value-type="float">
            <text:p>0.564003442410281</text:p>
          </table:table-cell>
          <table:table-cell office:value-type="float" office:value="0.0788967608064075" calcext:value-type="float">
            <text:p>0.078896760806408</text:p>
          </table:table-cell>
          <table:table-cell office:value-type="float" office:value="0.0611978768993274" calcext:value-type="float">
            <text:p>0.061197876899327</text:p>
          </table:table-cell>
          <table:table-cell office:value-type="float" office:value="0.036804916940456" calcext:value-type="float">
            <text:p>0.0368049169404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0040558090523" calcext:value-type="float">
            <text:p>0.660040558090523</text:p>
          </table:table-cell>
          <table:table-cell office:value-type="float" office:value="1.29496719059922" calcext:value-type="float">
            <text:p>1.29496719059922</text:p>
          </table:table-cell>
          <table:table-cell office:value-type="float" office:value="0.560876365546909" calcext:value-type="float">
            <text:p>0.560876365546909</text:p>
          </table:table-cell>
          <table:table-cell office:value-type="float" office:value="0.0767950955813551" calcext:value-type="float">
            <text:p>0.076795095581355</text:p>
          </table:table-cell>
          <table:table-cell office:value-type="float" office:value="0.0608651162887168" calcext:value-type="float">
            <text:p>0.060865116288717</text:p>
          </table:table-cell>
          <table:table-cell office:value-type="float" office:value="0.0363944644390705" calcext:value-type="float">
            <text:p>0.0363944644390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3150544104654" calcext:value-type="float">
            <text:p>0.373150544104654</text:p>
          </table:table-cell>
          <table:table-cell office:value-type="float" office:value="1.34906278033566" calcext:value-type="float">
            <text:p>1.34906278033566</text:p>
          </table:table-cell>
          <table:table-cell office:value-type="float" office:value="0.547458038213526" calcext:value-type="float">
            <text:p>0.547458038213526</text:p>
          </table:table-cell>
          <table:table-cell office:value-type="float" office:value="0.0933077000745394" calcext:value-type="float">
            <text:p>0.093307700074539</text:p>
          </table:table-cell>
          <table:table-cell office:value-type="float" office:value="0.0761721692242829" calcext:value-type="float">
            <text:p>0.076172169224283</text:p>
          </table:table-cell>
          <table:table-cell office:value-type="float" office:value="0.037124511909494" calcext:value-type="float">
            <text:p>0.03712451190949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7112668755014" calcext:value-type="float">
            <text:p>0.457112668755014</text:p>
          </table:table-cell>
          <table:table-cell office:value-type="float" office:value="1.3820217041869" calcext:value-type="float">
            <text:p>1.3820217041869</text:p>
          </table:table-cell>
          <table:table-cell office:value-type="float" office:value="0.4553901508738" calcext:value-type="float">
            <text:p>0.4553901508738</text:p>
          </table:table-cell>
          <table:table-cell office:value-type="float" office:value="0.069949827657141" calcext:value-type="float">
            <text:p>0.069949827657141</text:p>
          </table:table-cell>
          <table:table-cell office:value-type="float" office:value="0.0537030562359936" calcext:value-type="float">
            <text:p>0.053703056235994</text:p>
          </table:table-cell>
          <table:table-cell office:value-type="float" office:value="0.0284696442584357" calcext:value-type="float">
            <text:p>0.0284696442584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3228937151634" calcext:value-type="float">
            <text:p>0.453228937151634</text:p>
          </table:table-cell>
          <table:table-cell office:value-type="float" office:value="1.38197138127676" calcext:value-type="float">
            <text:p>1.38197138127676</text:p>
          </table:table-cell>
          <table:table-cell office:value-type="float" office:value="0.455401540373568" calcext:value-type="float">
            <text:p>0.455401540373568</text:p>
          </table:table-cell>
          <table:table-cell office:value-type="float" office:value="0.0703051735427295" calcext:value-type="float">
            <text:p>0.07030517354273</text:p>
          </table:table-cell>
          <table:table-cell office:value-type="float" office:value="0.0537048853571345" calcext:value-type="float">
            <text:p>0.053704885357135</text:p>
          </table:table-cell>
          <table:table-cell office:value-type="float" office:value="0.0284715347617417" calcext:value-type="float">
            <text:p>0.0284715347617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956513085107" calcext:value-type="float">
            <text:p>0.44956513085107</text:p>
          </table:table-cell>
          <table:table-cell office:value-type="float" office:value="1.38199098142527" calcext:value-type="float">
            <text:p>1.38199098142527</text:p>
          </table:table-cell>
          <table:table-cell office:value-type="float" office:value="0.455479425848761" calcext:value-type="float">
            <text:p>0.455479425848761</text:p>
          </table:table-cell>
          <table:table-cell office:value-type="float" office:value="0.0701923089658165" calcext:value-type="float">
            <text:p>0.070192308965817</text:p>
          </table:table-cell>
          <table:table-cell office:value-type="float" office:value="0.0537138890698678" calcext:value-type="float">
            <text:p>0.053713889069868</text:p>
          </table:table-cell>
          <table:table-cell office:value-type="float" office:value="0.0284812168290938" calcext:value-type="float">
            <text:p>0.0284812168290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4845935410694" calcext:value-type="float">
            <text:p>0.634845935410694</text:p>
          </table:table-cell>
          <table:table-cell office:value-type="float" office:value="1.37637778442301" calcext:value-type="float">
            <text:p>1.37637778442301</text:p>
          </table:table-cell>
          <table:table-cell office:value-type="float" office:value="0.453517651949488" calcext:value-type="float">
            <text:p>0.453517651949488</text:p>
          </table:table-cell>
          <table:table-cell office:value-type="float" office:value="0.0688141162152979" calcext:value-type="float">
            <text:p>0.068814116215298</text:p>
          </table:table-cell>
          <table:table-cell office:value-type="float" office:value="0.0534879550805856" calcext:value-type="float">
            <text:p>0.053487955080586</text:p>
          </table:table-cell>
          <table:table-cell office:value-type="float" office:value="0.0282347757309998" calcext:value-type="float">
            <text:p>0.0282347757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9358806905166" calcext:value-type="float">
            <text:p>0.479358806905166</text:p>
          </table:table-cell>
          <table:table-cell office:value-type="float" office:value="1.36295991887032" calcext:value-type="float">
            <text:p>1.36295991887032</text:p>
          </table:table-cell>
          <table:table-cell office:value-type="float" office:value="0.427290268837066" calcext:value-type="float">
            <text:p>0.427290268837066</text:p>
          </table:table-cell>
          <table:table-cell office:value-type="float" office:value="0.0704426353763479" calcext:value-type="float">
            <text:p>0.070442635376348</text:p>
          </table:table-cell>
          <table:table-cell office:value-type="float" office:value="0.0563874835205133" calcext:value-type="float">
            <text:p>0.056387483520513</text:p>
          </table:table-cell>
          <table:table-cell office:value-type="float" office:value="0.0289965129545296" calcext:value-type="float">
            <text:p>0.028996512954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6830812974927" calcext:value-type="float">
            <text:p>0.566830812974927</text:p>
          </table:table-cell>
          <table:table-cell office:value-type="float" office:value="1.27542844838106" calcext:value-type="float">
            <text:p>1.27542844838106</text:p>
          </table:table-cell>
          <table:table-cell office:value-type="float" office:value="0.534114921334839" calcext:value-type="float">
            <text:p>0.534114921334839</text:p>
          </table:table-cell>
          <table:table-cell office:value-type="float" office:value="0.0775299603770963" calcext:value-type="float">
            <text:p>0.077529960377096</text:p>
          </table:table-cell>
          <table:table-cell office:value-type="float" office:value="0.0586335275376217" calcext:value-type="float">
            <text:p>0.058633527537622</text:p>
          </table:table-cell>
          <table:table-cell office:value-type="float" office:value="0.034188624070778" calcext:value-type="float">
            <text:p>0.0341886240707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9307859212895" calcext:value-type="float">
            <text:p>0.579307859212895</text:p>
          </table:table-cell>
          <table:table-cell office:value-type="float" office:value="1.26738473757621" calcext:value-type="float">
            <text:p>1.26738473757621</text:p>
          </table:table-cell>
          <table:table-cell office:value-type="float" office:value="0.535537863546005" calcext:value-type="float">
            <text:p>0.535537863546005</text:p>
          </table:table-cell>
          <table:table-cell office:value-type="float" office:value="0.0779072032684728" calcext:value-type="float">
            <text:p>0.077907203268473</text:p>
          </table:table-cell>
          <table:table-cell office:value-type="float" office:value="0.0587033382218727" calcext:value-type="float">
            <text:p>0.058703338221873</text:p>
          </table:table-cell>
          <table:table-cell office:value-type="float" office:value="0.034372088564574" calcext:value-type="float">
            <text:p>0.0343720885645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1428799052178" calcext:value-type="float">
            <text:p>0.561428799052178</text:p>
          </table:table-cell>
          <table:table-cell office:value-type="float" office:value="1.27527736994084" calcext:value-type="float">
            <text:p>1.27527736994084</text:p>
          </table:table-cell>
          <table:table-cell office:value-type="float" office:value="0.534140939236518" calcext:value-type="float">
            <text:p>0.534140939236518</text:p>
          </table:table-cell>
          <table:table-cell office:value-type="float" office:value="0.0778250679441814" calcext:value-type="float">
            <text:p>0.077825067944181</text:p>
          </table:table-cell>
          <table:table-cell office:value-type="float" office:value="0.0586364361610131" calcext:value-type="float">
            <text:p>0.058636436161013</text:p>
          </table:table-cell>
          <table:table-cell office:value-type="float" office:value="0.0341925267335324" calcext:value-type="float">
            <text:p>0.0341925267335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74257051160826" calcext:value-type="float">
            <text:p>0.774257051160826</text:p>
          </table:table-cell>
          <table:table-cell office:value-type="float" office:value="1.26936795752922" calcext:value-type="float">
            <text:p>1.26936795752922</text:p>
          </table:table-cell>
          <table:table-cell office:value-type="float" office:value="0.531502346485176" calcext:value-type="float">
            <text:p>0.531502346485176</text:p>
          </table:table-cell>
          <table:table-cell office:value-type="float" office:value="0.0760583747352601" calcext:value-type="float">
            <text:p>0.07605837473526</text:p>
          </table:table-cell>
          <table:table-cell office:value-type="float" office:value="0.0583563449798466" calcext:value-type="float">
            <text:p>0.058356344979847</text:p>
          </table:table-cell>
          <table:table-cell office:value-type="float" office:value="0.0338529659487116" calcext:value-type="float">
            <text:p>0.0338529659487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7947258866562" calcext:value-type="float">
            <text:p>0.57947258866562</text:p>
          </table:table-cell>
          <table:table-cell office:value-type="float" office:value="1.26494738231993" calcext:value-type="float">
            <text:p>1.26494738231993</text:p>
          </table:table-cell>
          <table:table-cell office:value-type="float" office:value="0.563462334242373" calcext:value-type="float">
            <text:p>0.563462334242373</text:p>
          </table:table-cell>
          <table:table-cell office:value-type="float" office:value="0.0817532916047999" calcext:value-type="float">
            <text:p>0.0817532916048</text:p>
          </table:table-cell>
          <table:table-cell office:value-type="float" office:value="0.0638501929179204" calcext:value-type="float">
            <text:p>0.06385019291792</text:p>
          </table:table-cell>
          <table:table-cell office:value-type="float" office:value="0.0407979765134281" calcext:value-type="float">
            <text:p>0.04079797651342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7376270186841" calcext:value-type="float">
            <text:p>0.587376270186841</text:p>
          </table:table-cell>
          <table:table-cell office:value-type="float" office:value="1.23099895966194" calcext:value-type="float">
            <text:p>1.23099895966194</text:p>
          </table:table-cell>
          <table:table-cell office:value-type="float" office:value="0.505729041228463" calcext:value-type="float">
            <text:p>0.505729041228463</text:p>
          </table:table-cell>
          <table:table-cell office:value-type="float" office:value="0.0691222288464935" calcext:value-type="float">
            <text:p>0.069122228846494</text:p>
          </table:table-cell>
          <table:table-cell office:value-type="float" office:value="0.0541916777283961" calcext:value-type="float">
            <text:p>0.054191677728396</text:p>
          </table:table-cell>
          <table:table-cell office:value-type="float" office:value="0.031689828956854" calcext:value-type="float">
            <text:p>0.0316898289568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2069028888422" calcext:value-type="float">
            <text:p>0.582069028888422</text:p>
          </table:table-cell>
          <table:table-cell office:value-type="float" office:value="1.23113356983817" calcext:value-type="float">
            <text:p>1.23113356983817</text:p>
          </table:table-cell>
          <table:table-cell office:value-type="float" office:value="0.505761545932049" calcext:value-type="float">
            <text:p>0.505761545932049</text:p>
          </table:table-cell>
          <table:table-cell office:value-type="float" office:value="0.0695595606839572" calcext:value-type="float">
            <text:p>0.069559560683957</text:p>
          </table:table-cell>
          <table:table-cell office:value-type="float" office:value="0.0541945832930231" calcext:value-type="float">
            <text:p>0.054194583293023</text:p>
          </table:table-cell>
          <table:table-cell office:value-type="float" office:value="0.0316945276167915" calcext:value-type="float">
            <text:p>0.0316945276167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3776081479984" calcext:value-type="float">
            <text:p>0.573776081479984</text:p>
          </table:table-cell>
          <table:table-cell office:value-type="float" office:value="1.23113866342801" calcext:value-type="float">
            <text:p>1.23113866342801</text:p>
          </table:table-cell>
          <table:table-cell office:value-type="float" office:value="0.505957792630493" calcext:value-type="float">
            <text:p>0.505957792630493</text:p>
          </table:table-cell>
          <table:table-cell office:value-type="float" office:value="0.0695162529115266" calcext:value-type="float">
            <text:p>0.069516252911527</text:p>
          </table:table-cell>
          <table:table-cell office:value-type="float" office:value="0.0542153390517508" calcext:value-type="float">
            <text:p>0.054215339051751</text:p>
          </table:table-cell>
          <table:table-cell office:value-type="float" office:value="0.0317192844547624" calcext:value-type="float">
            <text:p>0.0317192844547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83313276555251" calcext:value-type="float">
            <text:p>0.783313276555251</text:p>
          </table:table-cell>
          <table:table-cell office:value-type="float" office:value="1.22534319989453" calcext:value-type="float">
            <text:p>1.22534319989453</text:p>
          </table:table-cell>
          <table:table-cell office:value-type="float" office:value="0.503468284664941" calcext:value-type="float">
            <text:p>0.503468284664941</text:p>
          </table:table-cell>
          <table:table-cell office:value-type="float" office:value="0.0677549983542673" calcext:value-type="float">
            <text:p>0.067754998354267</text:p>
          </table:table-cell>
          <table:table-cell office:value-type="float" office:value="0.053952041942393" calcext:value-type="float">
            <text:p>0.053952041942393</text:p>
          </table:table-cell>
          <table:table-cell office:value-type="float" office:value="0.0314054887308743" calcext:value-type="float">
            <text:p>0.0314054887308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32506591512019" calcext:value-type="float">
            <text:p>0.632506591512019</text:p>
          </table:table-cell>
          <table:table-cell office:value-type="float" office:value="1.18854303729647" calcext:value-type="float">
            <text:p>1.18854303729647</text:p>
          </table:table-cell>
          <table:table-cell office:value-type="float" office:value="0.500067368117967" calcext:value-type="float">
            <text:p>0.500067368117967</text:p>
          </table:table-cell>
          <table:table-cell office:value-type="float" office:value="0.0653247311648502" calcext:value-type="float">
            <text:p>0.06532473116485</text:p>
          </table:table-cell>
          <table:table-cell office:value-type="float" office:value="0.0555927655506646" calcext:value-type="float">
            <text:p>0.055592765550665</text:p>
          </table:table-cell>
          <table:table-cell office:value-type="float" office:value="0.0354028730777077" calcext:value-type="float">
            <text:p>0.035402873077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0390949637956" calcext:value-type="float">
            <text:p>0.430390949637956</text:p>
          </table:table-cell>
          <table:table-cell office:value-type="float" office:value="1.35530093504768" calcext:value-type="float">
            <text:p>1.35530093504768</text:p>
          </table:table-cell>
          <table:table-cell office:value-type="float" office:value="0.516668355957598" calcext:value-type="float">
            <text:p>0.516668355957598</text:p>
          </table:table-cell>
          <table:table-cell office:value-type="float" office:value="0.0750415075326601" calcext:value-type="float">
            <text:p>0.07504150753266</text:p>
          </table:table-cell>
          <table:table-cell office:value-type="float" office:value="0.057342067232069" calcext:value-type="float">
            <text:p>0.057342067232069</text:p>
          </table:table-cell>
          <table:table-cell office:value-type="float" office:value="0.034603670717114" calcext:value-type="float">
            <text:p>0.0346036707171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7780328581257" calcext:value-type="float">
            <text:p>0.427780328581257</text:p>
          </table:table-cell>
          <table:table-cell office:value-type="float" office:value="1.35523023424067" calcext:value-type="float">
            <text:p>1.35523023424067</text:p>
          </table:table-cell>
          <table:table-cell office:value-type="float" office:value="0.516628481641012" calcext:value-type="float">
            <text:p>0.516628481641012</text:p>
          </table:table-cell>
          <table:table-cell office:value-type="float" office:value="0.0755014555990154" calcext:value-type="float">
            <text:p>0.075501455599015</text:p>
          </table:table-cell>
          <table:table-cell office:value-type="float" office:value="0.0573398157928031" calcext:value-type="float">
            <text:p>0.057339815792803</text:p>
          </table:table-cell>
          <table:table-cell office:value-type="float" office:value="0.0345989354534712" calcext:value-type="float">
            <text:p>0.0345989354534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5857990981961" calcext:value-type="float">
            <text:p>0.425857990981961</text:p>
          </table:table-cell>
          <table:table-cell office:value-type="float" office:value="1.3552395016724" calcext:value-type="float">
            <text:p>1.3552395016724</text:p>
          </table:table-cell>
          <table:table-cell office:value-type="float" office:value="0.516674489616915" calcext:value-type="float">
            <text:p>0.516674489616915</text:p>
          </table:table-cell>
          <table:table-cell office:value-type="float" office:value="0.0753172700056527" calcext:value-type="float">
            <text:p>0.075317270005653</text:p>
          </table:table-cell>
          <table:table-cell office:value-type="float" office:value="0.0573447168210256" calcext:value-type="float">
            <text:p>0.057344716821026</text:p>
          </table:table-cell>
          <table:table-cell office:value-type="float" office:value="0.0346049316164897" calcext:value-type="float">
            <text:p>0.034604931616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1436006374055" calcext:value-type="float">
            <text:p>0.631436006374055</text:p>
          </table:table-cell>
          <table:table-cell office:value-type="float" office:value="1.34944896267456" calcext:value-type="float">
            <text:p>1.34944896267456</text:p>
          </table:table-cell>
          <table:table-cell office:value-type="float" office:value="0.514320752450999" calcext:value-type="float">
            <text:p>0.514320752450999</text:p>
          </table:table-cell>
          <table:table-cell office:value-type="float" office:value="0.0735359427932996" calcext:value-type="float">
            <text:p>0.0735359427933</text:p>
          </table:table-cell>
          <table:table-cell office:value-type="float" office:value="0.0570906334540398" calcext:value-type="float">
            <text:p>0.05709063345404</text:p>
          </table:table-cell>
          <table:table-cell office:value-type="float" office:value="0.0342880501633996" calcext:value-type="float">
            <text:p>0.03428805016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844097728408" calcext:value-type="float">
            <text:p>0.39844097728408</text:p>
          </table:table-cell>
          <table:table-cell office:value-type="float" office:value="1.38365437471891" calcext:value-type="float">
            <text:p>1.38365437471891</text:p>
          </table:table-cell>
          <table:table-cell office:value-type="float" office:value="0.527797668820564" calcext:value-type="float">
            <text:p>0.527797668820564</text:p>
          </table:table-cell>
          <table:table-cell office:value-type="float" office:value="0.0849167662669603" calcext:value-type="float">
            <text:p>0.08491676626696</text:p>
          </table:table-cell>
          <table:table-cell office:value-type="float" office:value="0.0652761739180466" calcext:value-type="float">
            <text:p>0.065276173918047</text:p>
          </table:table-cell>
          <table:table-cell office:value-type="float" office:value="0.039823922433231" calcext:value-type="float">
            <text:p>0.03982392243323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1683332505388" calcext:value-type="float">
            <text:p>0.451683332505388</text:p>
          </table:table-cell>
          <table:table-cell office:value-type="float" office:value="1.32112464942506" calcext:value-type="float">
            <text:p>1.32112464942506</text:p>
          </table:table-cell>
          <table:table-cell office:value-type="float" office:value="0.476971555293534" calcext:value-type="float">
            <text:p>0.476971555293534</text:p>
          </table:table-cell>
          <table:table-cell office:value-type="float" office:value="0.07777174885854" calcext:value-type="float">
            <text:p>0.07777174885854</text:p>
          </table:table-cell>
          <table:table-cell office:value-type="float" office:value="0.0584921144588127" calcext:value-type="float">
            <text:p>0.058492114458813</text:p>
          </table:table-cell>
          <table:table-cell office:value-type="float" office:value="0.0314850313336999" calcext:value-type="float">
            <text:p>0.03148503133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2318383476944" calcext:value-type="float">
            <text:p>0.452318383476944</text:p>
          </table:table-cell>
          <table:table-cell office:value-type="float" office:value="1.32108566858425" calcext:value-type="float">
            <text:p>1.32108566858425</text:p>
          </table:table-cell>
          <table:table-cell office:value-type="float" office:value="0.476872485439878" calcext:value-type="float">
            <text:p>0.476872485439878</text:p>
          </table:table-cell>
          <table:table-cell office:value-type="float" office:value="0.0781083876" calcext:value-type="float">
            <text:p>0.0781083876</text:p>
          </table:table-cell>
          <table:table-cell office:value-type="float" office:value="0.0584798644722404" calcext:value-type="float">
            <text:p>0.05847986447224</text:p>
          </table:table-cell>
          <table:table-cell office:value-type="float" office:value="0.0314723390871108" calcext:value-type="float">
            <text:p>0.0314723390871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9055061730124" calcext:value-type="float">
            <text:p>0.449055061730124</text:p>
          </table:table-cell>
          <table:table-cell office:value-type="float" office:value="1.32109654915095" calcext:value-type="float">
            <text:p>1.32109654915095</text:p>
          </table:table-cell>
          <table:table-cell office:value-type="float" office:value="0.476943648391581" calcext:value-type="float">
            <text:p>0.476943648391581</text:p>
          </table:table-cell>
          <table:table-cell office:value-type="float" office:value="0.0779929736517987" calcext:value-type="float">
            <text:p>0.077992973651799</text:p>
          </table:table-cell>
          <table:table-cell office:value-type="float" office:value="0.0584883946965238" calcext:value-type="float">
            <text:p>0.058488394696524</text:p>
          </table:table-cell>
          <table:table-cell office:value-type="float" office:value="0.0314816649945093" calcext:value-type="float">
            <text:p>0.0314816649945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6986283710954" calcext:value-type="float">
            <text:p>0.636986283710954</text:p>
          </table:table-cell>
          <table:table-cell office:value-type="float" office:value="1.31580411809091" calcext:value-type="float">
            <text:p>1.31580411809091</text:p>
          </table:table-cell>
          <table:table-cell office:value-type="float" office:value="0.474926084843174" calcext:value-type="float">
            <text:p>0.474926084843174</text:p>
          </table:table-cell>
          <table:table-cell office:value-type="float" office:value="0.0765114081670955" calcext:value-type="float">
            <text:p>0.076511408167096</text:p>
          </table:table-cell>
          <table:table-cell office:value-type="float" office:value="0.0582468260888233" calcext:value-type="float">
            <text:p>0.058246826088823</text:p>
          </table:table-cell>
          <table:table-cell office:value-type="float" office:value="0.0312140790397548" calcext:value-type="float">
            <text:p>0.0312140790397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1151697317775" calcext:value-type="float">
            <text:p>0.461151697317775</text:p>
          </table:table-cell>
          <table:table-cell office:value-type="float" office:value="1.32205329828222" calcext:value-type="float">
            <text:p>1.32205329828222</text:p>
          </table:table-cell>
          <table:table-cell office:value-type="float" office:value="0.491903153124787" calcext:value-type="float">
            <text:p>0.491903153124787</text:p>
          </table:table-cell>
          <table:table-cell office:value-type="float" office:value="0.082604562783147" calcext:value-type="float">
            <text:p>0.082604562783147</text:p>
          </table:table-cell>
          <table:table-cell office:value-type="float" office:value="0.0628362414036457" calcext:value-type="float">
            <text:p>0.062836241403646</text:p>
          </table:table-cell>
          <table:table-cell office:value-type="float" office:value="0.0366107653235533" calcext:value-type="float">
            <text:p>0.03661076532355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5476343848778" calcext:value-type="float">
            <text:p>0.465476343848778</text:p>
          </table:table-cell>
          <table:table-cell office:value-type="float" office:value="1.27907939283934" calcext:value-type="float">
            <text:p>1.27907939283934</text:p>
          </table:table-cell>
          <table:table-cell office:value-type="float" office:value="0.546254800587692" calcext:value-type="float">
            <text:p>0.546254800587692</text:p>
          </table:table-cell>
          <table:table-cell office:value-type="float" office:value="0.0781109143463861" calcext:value-type="float">
            <text:p>0.078110914346386</text:p>
          </table:table-cell>
          <table:table-cell office:value-type="float" office:value="0.0586346488482877" calcext:value-type="float">
            <text:p>0.058634648848288</text:p>
          </table:table-cell>
          <table:table-cell office:value-type="float" office:value="0.0351090034193687" calcext:value-type="float">
            <text:p>0.0351090034193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375490631999" calcext:value-type="float">
            <text:p>0.47375490631999</text:p>
          </table:table-cell>
          <table:table-cell office:value-type="float" office:value="1.27871299178199" calcext:value-type="float">
            <text:p>1.27871299178199</text:p>
          </table:table-cell>
          <table:table-cell office:value-type="float" office:value="0.545950322794501" calcext:value-type="float">
            <text:p>0.545950322794501</text:p>
          </table:table-cell>
          <table:table-cell office:value-type="float" office:value="0.0783555105460047" calcext:value-type="float">
            <text:p>0.078355510546005</text:p>
          </table:table-cell>
          <table:table-cell office:value-type="float" office:value="0.0586036149995045" calcext:value-type="float">
            <text:p>0.058603614999505</text:p>
          </table:table-cell>
          <table:table-cell office:value-type="float" office:value="0.0350700368431083" calcext:value-type="float">
            <text:p>0.0350700368431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6633271694587" calcext:value-type="float">
            <text:p>0.466633271694587</text:p>
          </table:table-cell>
          <table:table-cell office:value-type="float" office:value="1.27871610149186" calcext:value-type="float">
            <text:p>1.27871610149186</text:p>
          </table:table-cell>
          <table:table-cell office:value-type="float" office:value="0.546121740976564" calcext:value-type="float">
            <text:p>0.546121740976564</text:p>
          </table:table-cell>
          <table:table-cell office:value-type="float" office:value="0.0782903267933569" calcext:value-type="float">
            <text:p>0.078290326793357</text:p>
          </table:table-cell>
          <table:table-cell office:value-type="float" office:value="0.0586216735480003" calcext:value-type="float">
            <text:p>0.058621673548</text:p>
          </table:table-cell>
          <table:table-cell office:value-type="float" office:value="0.0350921519060015" calcext:value-type="float">
            <text:p>0.0350921519060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7677813306131" calcext:value-type="float">
            <text:p>0.677677813306131</text:p>
          </table:table-cell>
          <table:table-cell office:value-type="float" office:value="1.2730902786858" calcext:value-type="float">
            <text:p>1.2730902786858</text:p>
          </table:table-cell>
          <table:table-cell office:value-type="float" office:value="0.543575110059364" calcext:value-type="float">
            <text:p>0.543575110059364</text:p>
          </table:table-cell>
          <table:table-cell office:value-type="float" office:value="0.0765814197959267" calcext:value-type="float">
            <text:p>0.076581419795927</text:p>
          </table:table-cell>
          <table:table-cell office:value-type="float" office:value="0.0583561581304869" calcext:value-type="float">
            <text:p>0.058356158130487</text:p>
          </table:table-cell>
          <table:table-cell office:value-type="float" office:value="0.0347632307146213" calcext:value-type="float">
            <text:p>0.0347632307146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98306592731993" calcext:value-type="float">
            <text:p>0.498306592731993</text:p>
          </table:table-cell>
          <table:table-cell office:value-type="float" office:value="1.25618360796741" calcext:value-type="float">
            <text:p>1.25618360796741</text:p>
          </table:table-cell>
          <table:table-cell office:value-type="float" office:value="0.567128935357138" calcext:value-type="float">
            <text:p>0.567128935357138</text:p>
          </table:table-cell>
          <table:table-cell office:value-type="float" office:value="0.0773909954327167" calcext:value-type="float">
            <text:p>0.077390995432717</text:p>
          </table:table-cell>
          <table:table-cell office:value-type="float" office:value="0.0593069729457719" calcext:value-type="float">
            <text:p>0.059306972945772</text:p>
          </table:table-cell>
          <table:table-cell office:value-type="float" office:value="0.0516314812539046" calcext:value-type="float">
            <text:p>0.05163148125390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5021397742693" calcext:value-type="float">
            <text:p>0.455021397742693</text:p>
          </table:table-cell>
          <table:table-cell office:value-type="float" office:value="1.34214416055077" calcext:value-type="float">
            <text:p>1.34214416055077</text:p>
          </table:table-cell>
          <table:table-cell office:value-type="float" office:value="0.52396491200303" calcext:value-type="float">
            <text:p>0.52396491200303</text:p>
          </table:table-cell>
          <table:table-cell office:value-type="float" office:value="0.0770887665222066" calcext:value-type="float">
            <text:p>0.077088766522207</text:p>
          </table:table-cell>
          <table:table-cell office:value-type="float" office:value="0.0590294709891644" calcext:value-type="float">
            <text:p>0.059029470989165</text:p>
          </table:table-cell>
          <table:table-cell office:value-type="float" office:value="0.0331975970829898" calcext:value-type="float">
            <text:p>0.033197597082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1992059135539" calcext:value-type="float">
            <text:p>0.441992059135539</text:p>
          </table:table-cell>
          <table:table-cell office:value-type="float" office:value="1.34248071788173" calcext:value-type="float">
            <text:p>1.34248071788173</text:p>
          </table:table-cell>
          <table:table-cell office:value-type="float" office:value="0.524192894913861" calcext:value-type="float">
            <text:p>0.524192894913861</text:p>
          </table:table-cell>
          <table:table-cell office:value-type="float" office:value="0.0775832012252784" calcext:value-type="float">
            <text:p>0.077583201225278</text:p>
          </table:table-cell>
          <table:table-cell office:value-type="float" office:value="0.0590547534398127" calcext:value-type="float">
            <text:p>0.059054753439813</text:p>
          </table:table-cell>
          <table:table-cell office:value-type="float" office:value="0.033227500591784" calcext:value-type="float">
            <text:p>0.0332275005917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1175160743634" calcext:value-type="float">
            <text:p>0.441175160743634</text:p>
          </table:table-cell>
          <table:table-cell office:value-type="float" office:value="1.34247575510052" calcext:value-type="float">
            <text:p>1.34247575510052</text:p>
          </table:table-cell>
          <table:table-cell office:value-type="float" office:value="0.524216276973391" calcext:value-type="float">
            <text:p>0.524216276973391</text:p>
          </table:table-cell>
          <table:table-cell office:value-type="float" office:value="0.0774582496663906" calcext:value-type="float">
            <text:p>0.077458249666391</text:p>
          </table:table-cell>
          <table:table-cell office:value-type="float" office:value="0.0590572085947824" calcext:value-type="float">
            <text:p>0.059057208594783</text:p>
          </table:table-cell>
          <table:table-cell office:value-type="float" office:value="0.0332302955587699" calcext:value-type="float">
            <text:p>0.033230295558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9150229771459" calcext:value-type="float">
            <text:p>0.659150229771459</text:p>
          </table:table-cell>
          <table:table-cell office:value-type="float" office:value="1.33590120760176" calcext:value-type="float">
            <text:p>1.33590120760176</text:p>
          </table:table-cell>
          <table:table-cell office:value-type="float" office:value="0.521499125115624" calcext:value-type="float">
            <text:p>0.521499125115624</text:p>
          </table:table-cell>
          <table:table-cell office:value-type="float" office:value="0.0756818424265761" calcext:value-type="float">
            <text:p>0.075681842426576</text:p>
          </table:table-cell>
          <table:table-cell office:value-type="float" office:value="0.0587581541762167" calcext:value-type="float">
            <text:p>0.058758154176217</text:p>
          </table:table-cell>
          <table:table-cell office:value-type="float" office:value="0.0328839962100856" calcext:value-type="float">
            <text:p>0.0328839962100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25789452537038" calcext:value-type="float">
            <text:p>0.425789452537038</text:p>
          </table:table-cell>
          <table:table-cell office:value-type="float" office:value="1.36129815738992" calcext:value-type="float">
            <text:p>1.36129815738992</text:p>
          </table:table-cell>
          <table:table-cell office:value-type="float" office:value="0.511977025415906" calcext:value-type="float">
            <text:p>0.511977025415906</text:p>
          </table:table-cell>
          <table:table-cell office:value-type="float" office:value="0.0822903152933848" calcext:value-type="float">
            <text:p>0.082290315293385</text:p>
          </table:table-cell>
          <table:table-cell office:value-type="float" office:value="0.0609629734405426" calcext:value-type="float">
            <text:p>0.060962973440543</text:p>
          </table:table-cell>
          <table:table-cell office:value-type="float" office:value="0.0465731157421148" calcext:value-type="float">
            <text:p>0.04657311574211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9149266417248" calcext:value-type="float">
            <text:p>0.499149266417248</text:p>
          </table:table-cell>
          <table:table-cell office:value-type="float" office:value="1.28849615617803" calcext:value-type="float">
            <text:p>1.28849615617803</text:p>
          </table:table-cell>
          <table:table-cell office:value-type="float" office:value="0.477904729918538" calcext:value-type="float">
            <text:p>0.477904729918538</text:p>
          </table:table-cell>
          <table:table-cell office:value-type="float" office:value="0.0718057466172656" calcext:value-type="float">
            <text:p>0.071805746617266</text:p>
          </table:table-cell>
          <table:table-cell office:value-type="float" office:value="0.0557716891543494" calcext:value-type="float">
            <text:p>0.05577168915435</text:p>
          </table:table-cell>
          <table:table-cell office:value-type="float" office:value="0.0310104791385599" calcext:value-type="float">
            <text:p>0.031010479138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8120861858526" calcext:value-type="float">
            <text:p>0.498120861858526</text:p>
          </table:table-cell>
          <table:table-cell office:value-type="float" office:value="1.28837193141404" calcext:value-type="float">
            <text:p>1.28837193141404</text:p>
          </table:table-cell>
          <table:table-cell office:value-type="float" office:value="0.477848155338915" calcext:value-type="float">
            <text:p>0.477848155338915</text:p>
          </table:table-cell>
          <table:table-cell office:value-type="float" office:value="0.0721607902309456" calcext:value-type="float">
            <text:p>0.072160790230946</text:p>
          </table:table-cell>
          <table:table-cell office:value-type="float" office:value="0.0557653278385507" calcext:value-type="float">
            <text:p>0.055765327838551</text:p>
          </table:table-cell>
          <table:table-cell office:value-type="float" office:value="0.0310035327175576" calcext:value-type="float">
            <text:p>0.0310035327175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4624195230948" calcext:value-type="float">
            <text:p>0.494624195230948</text:p>
          </table:table-cell>
          <table:table-cell office:value-type="float" office:value="1.28837705347728" calcext:value-type="float">
            <text:p>1.28837705347728</text:p>
          </table:table-cell>
          <table:table-cell office:value-type="float" office:value="0.477922469332509" calcext:value-type="float">
            <text:p>0.477922469332509</text:p>
          </table:table-cell>
          <table:table-cell office:value-type="float" office:value="0.0720474164127403" calcext:value-type="float">
            <text:p>0.07204741641274</text:p>
          </table:table-cell>
          <table:table-cell office:value-type="float" office:value="0.0557738478804744" calcext:value-type="float">
            <text:p>0.055773847880474</text:p>
          </table:table-cell>
          <table:table-cell office:value-type="float" office:value="0.031013134692999" calcext:value-type="float">
            <text:p>0.0310131346929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4976088318104" calcext:value-type="float">
            <text:p>0.684976088318104</text:p>
          </table:table-cell>
          <table:table-cell office:value-type="float" office:value="1.28324335345867" calcext:value-type="float">
            <text:p>1.28324335345867</text:p>
          </table:table-cell>
          <table:table-cell office:value-type="float" office:value="0.475928616084515" calcext:value-type="float">
            <text:p>0.475928616084515</text:p>
          </table:table-cell>
          <table:table-cell office:value-type="float" office:value="0.070527746087159" calcext:value-type="float">
            <text:p>0.070527746087159</text:p>
          </table:table-cell>
          <table:table-cell office:value-type="float" office:value="0.0555446405250088" calcext:value-type="float">
            <text:p>0.055544640525009</text:p>
          </table:table-cell>
          <table:table-cell office:value-type="float" office:value="0.0307531112609104" calcext:value-type="float">
            <text:p>0.0307531112609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5995813599116" calcext:value-type="float">
            <text:p>0.465995813599116</text:p>
          </table:table-cell>
          <table:table-cell office:value-type="float" office:value="1.32401955369285" calcext:value-type="float">
            <text:p>1.32401955369285</text:p>
          </table:table-cell>
          <table:table-cell office:value-type="float" office:value="0.47062917247463" calcext:value-type="float">
            <text:p>0.47062917247463</text:p>
          </table:table-cell>
          <table:table-cell office:value-type="float" office:value="0.0897548239492627" calcext:value-type="float">
            <text:p>0.089754823949263</text:p>
          </table:table-cell>
          <table:table-cell office:value-type="float" office:value="0.0705253867477158" calcext:value-type="float">
            <text:p>0.070525386747716</text:p>
          </table:table-cell>
          <table:table-cell office:value-type="float" office:value="0.0356406014839073" calcext:value-type="float">
            <text:p>0.03564060148390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7782080732462" calcext:value-type="float">
            <text:p>0.497782080732462</text:p>
          </table:table-cell>
          <table:table-cell office:value-type="float" office:value="1.28134156541962" calcext:value-type="float">
            <text:p>1.28134156541962</text:p>
          </table:table-cell>
          <table:table-cell office:value-type="float" office:value="0.539397328525975" calcext:value-type="float">
            <text:p>0.539397328525975</text:p>
          </table:table-cell>
          <table:table-cell office:value-type="float" office:value="0.07579274439197" calcext:value-type="float">
            <text:p>0.07579274439197</text:p>
          </table:table-cell>
          <table:table-cell office:value-type="float" office:value="0.0572310760361866" calcext:value-type="float">
            <text:p>0.057231076036187</text:p>
          </table:table-cell>
          <table:table-cell office:value-type="float" office:value="0.0341425519700741" calcext:value-type="float">
            <text:p>0.0341425519700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9472449849123" calcext:value-type="float">
            <text:p>0.489472449849123</text:p>
          </table:table-cell>
          <table:table-cell office:value-type="float" office:value="1.28147014954584" calcext:value-type="float">
            <text:p>1.28147014954584</text:p>
          </table:table-cell>
          <table:table-cell office:value-type="float" office:value="0.539493624242805" calcext:value-type="float">
            <text:p>0.539493624242805</text:p>
          </table:table-cell>
          <table:table-cell office:value-type="float" office:value="0.0762992029473347" calcext:value-type="float">
            <text:p>0.076299202947335</text:p>
          </table:table-cell>
          <table:table-cell office:value-type="float" office:value="0.0572408264177392" calcext:value-type="float">
            <text:p>0.057240826417739</text:p>
          </table:table-cell>
          <table:table-cell office:value-type="float" office:value="0.0341556394794351" calcext:value-type="float">
            <text:p>0.0341556394794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147253116296" calcext:value-type="float">
            <text:p>0.49147253116296</text:p>
          </table:table-cell>
          <table:table-cell office:value-type="float" office:value="1.28147262245443" calcext:value-type="float">
            <text:p>1.28147262245443</text:p>
          </table:table-cell>
          <table:table-cell office:value-type="float" office:value="0.539444644201362" calcext:value-type="float">
            <text:p>0.539444644201362</text:p>
          </table:table-cell>
          <table:table-cell office:value-type="float" office:value="0.0760986534743143" calcext:value-type="float">
            <text:p>0.076098653474314</text:p>
          </table:table-cell>
          <table:table-cell office:value-type="float" office:value="0.0572356901595524" calcext:value-type="float">
            <text:p>0.057235690159552</text:p>
          </table:table-cell>
          <table:table-cell office:value-type="float" office:value="0.0341491028190304" calcext:value-type="float">
            <text:p>0.0341491028190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7191090380446" calcext:value-type="float">
            <text:p>0.707191090380446</text:p>
          </table:table-cell>
          <table:table-cell office:value-type="float" office:value="1.27563374750185" calcext:value-type="float">
            <text:p>1.27563374750185</text:p>
          </table:table-cell>
          <table:table-cell office:value-type="float" office:value="0.536843004106837" calcext:value-type="float">
            <text:p>0.536843004106837</text:p>
          </table:table-cell>
          <table:table-cell office:value-type="float" office:value="0.0743134745337997" calcext:value-type="float">
            <text:p>0.0743134745338</text:p>
          </table:table-cell>
          <table:table-cell office:value-type="float" office:value="0.0569665446045528" calcext:value-type="float">
            <text:p>0.056966544604553</text:p>
          </table:table-cell>
          <table:table-cell office:value-type="float" office:value="0.0338179305226549" calcext:value-type="float">
            <text:p>0.0338179305226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75053568559157" calcext:value-type="float">
            <text:p>0.475053568559157</text:p>
          </table:table-cell>
          <table:table-cell office:value-type="float" office:value="1.28915704202073" calcext:value-type="float">
            <text:p>1.28915704202073</text:p>
          </table:table-cell>
          <table:table-cell office:value-type="float" office:value="0.575573899012535" calcext:value-type="float">
            <text:p>0.575573899012535</text:p>
          </table:table-cell>
          <table:table-cell office:value-type="float" office:value="0.0894073468664606" calcext:value-type="float">
            <text:p>0.089407346866461</text:p>
          </table:table-cell>
          <table:table-cell office:value-type="float" office:value="0.0684589535827067" calcext:value-type="float">
            <text:p>0.068458953582707</text:p>
          </table:table-cell>
          <table:table-cell office:value-type="float" office:value="0.0540021296476423" calcext:value-type="float">
            <text:p>0.05400212964764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2300992923894" calcext:value-type="float">
            <text:p>0.552300992923894</text:p>
          </table:table-cell>
          <table:table-cell office:value-type="float" office:value="1.24568138133092" calcext:value-type="float">
            <text:p>1.24568138133092</text:p>
          </table:table-cell>
          <table:table-cell office:value-type="float" office:value="0.477073287232866" calcext:value-type="float">
            <text:p>0.477073287232866</text:p>
          </table:table-cell>
          <table:table-cell office:value-type="float" office:value="0.0736347546240035" calcext:value-type="float">
            <text:p>0.073634754624004</text:p>
          </table:table-cell>
          <table:table-cell office:value-type="float" office:value="0.055627260670631" calcext:value-type="float">
            <text:p>0.055627260670631</text:p>
          </table:table-cell>
          <table:table-cell office:value-type="float" office:value="0.0299165045323593" calcext:value-type="float">
            <text:p>0.0299165045323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9519344872017" calcext:value-type="float">
            <text:p>0.559519344872017</text:p>
          </table:table-cell>
          <table:table-cell office:value-type="float" office:value="1.2454439410413" calcext:value-type="float">
            <text:p>1.2454439410413</text:p>
          </table:table-cell>
          <table:table-cell office:value-type="float" office:value="0.476839469487792" calcext:value-type="float">
            <text:p>0.476839469487792</text:p>
          </table:table-cell>
          <table:table-cell office:value-type="float" office:value="0.0738754341056012" calcext:value-type="float">
            <text:p>0.073875434105601</text:p>
          </table:table-cell>
          <table:table-cell office:value-type="float" office:value="0.0556014131189892" calcext:value-type="float">
            <text:p>0.055601413118989</text:p>
          </table:table-cell>
          <table:table-cell office:value-type="float" office:value="0.0298873362749939" calcext:value-type="float">
            <text:p>0.0298873362749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0121363351346" calcext:value-type="float">
            <text:p>0.560121363351346</text:p>
          </table:table-cell>
          <table:table-cell office:value-type="float" office:value="1.24544789441096" calcext:value-type="float">
            <text:p>1.24544789441096</text:p>
          </table:table-cell>
          <table:table-cell office:value-type="float" office:value="0.476827698415371" calcext:value-type="float">
            <text:p>0.476827698415371</text:p>
          </table:table-cell>
          <table:table-cell office:value-type="float" office:value="0.0737103224744351" calcext:value-type="float">
            <text:p>0.073710322474435</text:p>
          </table:table-cell>
          <table:table-cell office:value-type="float" office:value="0.0556000262245466" calcext:value-type="float">
            <text:p>0.055600026224547</text:p>
          </table:table-cell>
          <table:table-cell office:value-type="float" office:value="0.0298856750732048" calcext:value-type="float">
            <text:p>0.0298856750732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7105216136564" calcext:value-type="float">
            <text:p>0.737105216136564</text:p>
          </table:table-cell>
          <table:table-cell office:value-type="float" office:value="1.24102581365158" calcext:value-type="float">
            <text:p>1.24102581365158</text:p>
          </table:table-cell>
          <table:table-cell office:value-type="float" office:value="0.475046954412664" calcext:value-type="float">
            <text:p>0.475046954412664</text:p>
          </table:table-cell>
          <table:table-cell office:value-type="float" office:value="0.0724412334132952" calcext:value-type="float">
            <text:p>0.072441233413295</text:p>
          </table:table-cell>
          <table:table-cell office:value-type="float" office:value="0.0553976754542028" calcext:value-type="float">
            <text:p>0.055397675454203</text:p>
          </table:table-cell>
          <table:table-cell office:value-type="float" office:value="0.0296614824891997" calcext:value-type="float">
            <text:p>0.02966148248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42413730076721" calcext:value-type="float">
            <text:p>0.642413730076721</text:p>
          </table:table-cell>
          <table:table-cell office:value-type="float" office:value="1.1736262899168" calcext:value-type="float">
            <text:p>1.1736262899168</text:p>
          </table:table-cell>
          <table:table-cell office:value-type="float" office:value="0.508174688892188" calcext:value-type="float">
            <text:p>0.508174688892188</text:p>
          </table:table-cell>
          <table:table-cell office:value-type="float" office:value="0.0756029095421979" calcext:value-type="float">
            <text:p>0.075602909542198</text:p>
          </table:table-cell>
          <table:table-cell office:value-type="float" office:value="0.061839140523069" calcext:value-type="float">
            <text:p>0.061839140523069</text:p>
          </table:table-cell>
          <table:table-cell office:value-type="float" office:value="0.0362044630147028" calcext:value-type="float">
            <text:p>0.0362044630147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4629455368903" calcext:value-type="float">
            <text:p>0.374629455368903</text:p>
          </table:table-cell>
          <table:table-cell office:value-type="float" office:value="1.41899667376847" calcext:value-type="float">
            <text:p>1.41899667376847</text:p>
          </table:table-cell>
          <table:table-cell office:value-type="float" office:value="0.459441656356374" calcext:value-type="float">
            <text:p>0.459441656356374</text:p>
          </table:table-cell>
          <table:table-cell office:value-type="float" office:value="0.0660109342886761" calcext:value-type="float">
            <text:p>0.066010934288676</text:p>
          </table:table-cell>
          <table:table-cell office:value-type="float" office:value="0.0518466571906192" calcext:value-type="float">
            <text:p>0.051846657190619</text:p>
          </table:table-cell>
          <table:table-cell office:value-type="float" office:value="0.0284194366259104" calcext:value-type="float">
            <text:p>0.0284194366259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66224767186735" calcext:value-type="float">
            <text:p>0.366224767186735</text:p>
          </table:table-cell>
          <table:table-cell office:value-type="float" office:value="1.41913219647839" calcext:value-type="float">
            <text:p>1.41913219647839</text:p>
          </table:table-cell>
          <table:table-cell office:value-type="float" office:value="0.459540473767649" calcext:value-type="float">
            <text:p>0.459540473767649</text:p>
          </table:table-cell>
          <table:table-cell office:value-type="float" office:value="0.0664522725239121" calcext:value-type="float">
            <text:p>0.066452272523912</text:p>
          </table:table-cell>
          <table:table-cell office:value-type="float" office:value="0.0518573178876863" calcext:value-type="float">
            <text:p>0.051857317887686</text:p>
          </table:table-cell>
          <table:table-cell office:value-type="float" office:value="0.0284322716428386" calcext:value-type="float">
            <text:p>0.028432271642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69139646067999" calcext:value-type="float">
            <text:p>0.369139646067999</text:p>
          </table:table-cell>
          <table:table-cell office:value-type="float" office:value="1.41911031934483" calcext:value-type="float">
            <text:p>1.41911031934483</text:p>
          </table:table-cell>
          <table:table-cell office:value-type="float" office:value="0.459479535312129" calcext:value-type="float">
            <text:p>0.459479535312129</text:p>
          </table:table-cell>
          <table:table-cell office:value-type="float" office:value="0.0662371439952662" calcext:value-type="float">
            <text:p>0.066237143995266</text:p>
          </table:table-cell>
          <table:table-cell office:value-type="float" office:value="0.0518505164279635" calcext:value-type="float">
            <text:p>0.051850516427964</text:p>
          </table:table-cell>
          <table:table-cell office:value-type="float" office:value="0.0284244466763563" calcext:value-type="float">
            <text:p>0.028424446676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53120845660911" calcext:value-type="float">
            <text:p>0.553120845660911</text:p>
          </table:table-cell>
          <table:table-cell office:value-type="float" office:value="1.41357163486662" calcext:value-type="float">
            <text:p>1.41357163486662</text:p>
          </table:table-cell>
          <table:table-cell office:value-type="float" office:value="0.457587050661826" calcext:value-type="float">
            <text:p>0.457587050661826</text:p>
          </table:table-cell>
          <table:table-cell office:value-type="float" office:value="0.0648509387908603" calcext:value-type="float">
            <text:p>0.06485093879086</text:p>
          </table:table-cell>
          <table:table-cell office:value-type="float" office:value="0.0516403669780197" calcext:value-type="float">
            <text:p>0.05164036697802</text:p>
          </table:table-cell>
          <table:table-cell office:value-type="float" office:value="0.0281892431698199" calcext:value-type="float">
            <text:p>0.028189243169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44039727470968" calcext:value-type="float">
            <text:p>0.344039727470968</text:p>
          </table:table-cell>
          <table:table-cell office:value-type="float" office:value="1.44007328351085" calcext:value-type="float">
            <text:p>1.44007328351085</text:p>
          </table:table-cell>
          <table:table-cell office:value-type="float" office:value="0.478494220224551" calcext:value-type="float">
            <text:p>0.478494220224551</text:p>
          </table:table-cell>
          <table:table-cell office:value-type="float" office:value="0.076268538266588" calcext:value-type="float">
            <text:p>0.076268538266588</text:p>
          </table:table-cell>
          <table:table-cell office:value-type="float" office:value="0.0589874789602172" calcext:value-type="float">
            <text:p>0.058987478960217</text:p>
          </table:table-cell>
          <table:table-cell office:value-type="float" office:value="0.0511787494732841" calcext:value-type="float">
            <text:p>0.051178749473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3657887170428" calcext:value-type="float">
            <text:p>0.453657887170428</text:p>
          </table:table-cell>
          <table:table-cell office:value-type="float" office:value="1.3216461022169" calcext:value-type="float">
            <text:p>1.3216461022169</text:p>
          </table:table-cell>
          <table:table-cell office:value-type="float" office:value="0.511328761592269" calcext:value-type="float">
            <text:p>0.511328761592269</text:p>
          </table:table-cell>
          <table:table-cell office:value-type="float" office:value="0.0766319196661861" calcext:value-type="float">
            <text:p>0.076631919666186</text:p>
          </table:table-cell>
          <table:table-cell office:value-type="float" office:value="0.0569150610469731" calcext:value-type="float">
            <text:p>0.056915061046973</text:p>
          </table:table-cell>
          <table:table-cell office:value-type="float" office:value="0.0322979032087105" calcext:value-type="float">
            <text:p>0.0322979032087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7230832361825" calcext:value-type="float">
            <text:p>0.437230832361825</text:p>
          </table:table-cell>
          <table:table-cell office:value-type="float" office:value="1.32210727019958" calcext:value-type="float">
            <text:p>1.32210727019958</text:p>
          </table:table-cell>
          <table:table-cell office:value-type="float" office:value="0.511635073267686" calcext:value-type="float">
            <text:p>0.511635073267686</text:p>
          </table:table-cell>
          <table:table-cell office:value-type="float" office:value="0.0771794148045105" calcext:value-type="float">
            <text:p>0.077179414804511</text:p>
          </table:table-cell>
          <table:table-cell office:value-type="float" office:value="0.0569467563331717" calcext:value-type="float">
            <text:p>0.056946756333172</text:p>
          </table:table-cell>
          <table:table-cell office:value-type="float" office:value="0.0323377668874247" calcext:value-type="float">
            <text:p>0.0323377668874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3411683617502" calcext:value-type="float">
            <text:p>0.443411683617502</text:p>
          </table:table-cell>
          <table:table-cell office:value-type="float" office:value="1.32212020559853" calcext:value-type="float">
            <text:p>1.32212020559853</text:p>
          </table:table-cell>
          <table:table-cell office:value-type="float" office:value="0.511478181735395" calcext:value-type="float">
            <text:p>0.511478181735395</text:p>
          </table:table-cell>
          <table:table-cell office:value-type="float" office:value="0.0769487332104829" calcext:value-type="float">
            <text:p>0.076948733210483</text:p>
          </table:table-cell>
          <table:table-cell office:value-type="float" office:value="0.0569297545977286" calcext:value-type="float">
            <text:p>0.056929754597729</text:p>
          </table:table-cell>
          <table:table-cell office:value-type="float" office:value="0.0323174254926707" calcext:value-type="float">
            <text:p>0.0323174254926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2095602173342" calcext:value-type="float">
            <text:p>0.652095602173342</text:p>
          </table:table-cell>
          <table:table-cell office:value-type="float" office:value="1.31604560841542" calcext:value-type="float">
            <text:p>1.31604560841542</text:p>
          </table:table-cell>
          <table:table-cell office:value-type="float" office:value="0.508966876494333" calcext:value-type="float">
            <text:p>0.508966876494333</text:p>
          </table:table-cell>
          <table:table-cell office:value-type="float" office:value="0.0752915720780922" calcext:value-type="float">
            <text:p>0.075291572078092</text:p>
          </table:table-cell>
          <table:table-cell office:value-type="float" office:value="0.0566594118335057" calcext:value-type="float">
            <text:p>0.056659411833506</text:p>
          </table:table-cell>
          <table:table-cell office:value-type="float" office:value="0.0319984733682531" calcext:value-type="float">
            <text:p>0.0319984733682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939386180894" calcext:value-type="float">
            <text:p>0.4939386180894</text:p>
          </table:table-cell>
          <table:table-cell office:value-type="float" office:value="1.27667311800019" calcext:value-type="float">
            <text:p>1.27667311800019</text:p>
          </table:table-cell>
          <table:table-cell office:value-type="float" office:value="0.518954205041251" calcext:value-type="float">
            <text:p>0.518954205041251</text:p>
          </table:table-cell>
          <table:table-cell office:value-type="float" office:value="0.0770057397797401" calcext:value-type="float">
            <text:p>0.07700573977974</text:p>
          </table:table-cell>
          <table:table-cell office:value-type="float" office:value="0.0599526149947902" calcext:value-type="float">
            <text:p>0.05995261499479</text:p>
          </table:table-cell>
          <table:table-cell office:value-type="float" office:value="0.0430854680148012" calcext:value-type="float">
            <text:p>0.0430854680148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9147409703121" calcext:value-type="float">
            <text:p>0.469147409703121</text:p>
          </table:table-cell>
          <table:table-cell office:value-type="float" office:value="1.30243994968235" calcext:value-type="float">
            <text:p>1.30243994968235</text:p>
          </table:table-cell>
          <table:table-cell office:value-type="float" office:value="0.535510704957439" calcext:value-type="float">
            <text:p>0.535510704957439</text:p>
          </table:table-cell>
          <table:table-cell office:value-type="float" office:value="0.0740044464965943" calcext:value-type="float">
            <text:p>0.074004446496594</text:p>
          </table:table-cell>
          <table:table-cell office:value-type="float" office:value="0.0584546809878086" calcext:value-type="float">
            <text:p>0.058454680987809</text:p>
          </table:table-cell>
          <table:table-cell office:value-type="float" office:value="0.0335615184152717" calcext:value-type="float">
            <text:p>0.0335615184152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2887617279155" calcext:value-type="float">
            <text:p>0.462887617279155</text:p>
          </table:table-cell>
          <table:table-cell office:value-type="float" office:value="1.30242350404981" calcext:value-type="float">
            <text:p>1.30242350404981</text:p>
          </table:table-cell>
          <table:table-cell office:value-type="float" office:value="0.535563105368595" calcext:value-type="float">
            <text:p>0.535563105368595</text:p>
          </table:table-cell>
          <table:table-cell office:value-type="float" office:value="0.0744315622107244" calcext:value-type="float">
            <text:p>0.074431562210725</text:p>
          </table:table-cell>
          <table:table-cell office:value-type="float" office:value="0.0584598180177282" calcext:value-type="float">
            <text:p>0.058459818017728</text:p>
          </table:table-cell>
          <table:table-cell office:value-type="float" office:value="0.0335687937124769" calcext:value-type="float">
            <text:p>0.0335687937124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3929533226305" calcext:value-type="float">
            <text:p>0.463929533226305</text:p>
          </table:table-cell>
          <table:table-cell office:value-type="float" office:value="1.30243246886948" calcext:value-type="float">
            <text:p>1.30243246886948</text:p>
          </table:table-cell>
          <table:table-cell office:value-type="float" office:value="0.535536622069198" calcext:value-type="float">
            <text:p>0.535536622069198</text:p>
          </table:table-cell>
          <table:table-cell office:value-type="float" office:value="0.0742680385697005" calcext:value-type="float">
            <text:p>0.074268038569701</text:p>
          </table:table-cell>
          <table:table-cell office:value-type="float" office:value="0.0584570327277893" calcext:value-type="float">
            <text:p>0.058457032727789</text:p>
          </table:table-cell>
          <table:table-cell office:value-type="float" office:value="0.0335652325506496" calcext:value-type="float">
            <text:p>0.033565232550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7551860766295" calcext:value-type="float">
            <text:p>0.677551860766295</text:p>
          </table:table-cell>
          <table:table-cell office:value-type="float" office:value="1.29660030167811" calcext:value-type="float">
            <text:p>1.29660030167811</text:p>
          </table:table-cell>
          <table:table-cell office:value-type="float" office:value="0.533032574678694" calcext:value-type="float">
            <text:p>0.533032574678694</text:p>
          </table:table-cell>
          <table:table-cell office:value-type="float" office:value="0.0725431950880231" calcext:value-type="float">
            <text:p>0.072543195088023</text:p>
          </table:table-cell>
          <table:table-cell office:value-type="float" office:value="0.058187283054163" calcext:value-type="float">
            <text:p>0.058187283054163</text:p>
          </table:table-cell>
          <table:table-cell office:value-type="float" office:value="0.0332496584733427" calcext:value-type="float">
            <text:p>0.0332496584733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72631392965849" calcext:value-type="float">
            <text:p>0.472631392965849</text:p>
          </table:table-cell>
          <table:table-cell office:value-type="float" office:value="1.30010436265646" calcext:value-type="float">
            <text:p>1.30010436265646</text:p>
          </table:table-cell>
          <table:table-cell office:value-type="float" office:value="0.504029473760081" calcext:value-type="float">
            <text:p>0.504029473760081</text:p>
          </table:table-cell>
          <table:table-cell office:value-type="float" office:value="0.0787697108614606" calcext:value-type="float">
            <text:p>0.078769710861461</text:p>
          </table:table-cell>
          <table:table-cell office:value-type="float" office:value="0.064897958952323" calcext:value-type="float">
            <text:p>0.064897958952323</text:p>
          </table:table-cell>
          <table:table-cell office:value-type="float" office:value="0.0352044968749896" calcext:value-type="float">
            <text:p>0.035204496874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3338576074729" calcext:value-type="float">
            <text:p>0.523338576074729</text:p>
          </table:table-cell>
          <table:table-cell office:value-type="float" office:value="1.27299692854869" calcext:value-type="float">
            <text:p>1.27299692854869</text:p>
          </table:table-cell>
          <table:table-cell office:value-type="float" office:value="0.583434390245208" calcext:value-type="float">
            <text:p>0.583434390245208</text:p>
          </table:table-cell>
          <table:table-cell office:value-type="float" office:value="0.0827661737531246" calcext:value-type="float">
            <text:p>0.082766173753125</text:p>
          </table:table-cell>
          <table:table-cell office:value-type="float" office:value="0.0621396627408759" calcext:value-type="float">
            <text:p>0.062139662740876</text:p>
          </table:table-cell>
          <table:table-cell office:value-type="float" office:value="0.0372446114508111" calcext:value-type="float">
            <text:p>0.0372446114508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0922992813205" calcext:value-type="float">
            <text:p>0.530922992813205</text:p>
          </table:table-cell>
          <table:table-cell office:value-type="float" office:value="1.2726414826884" calcext:value-type="float">
            <text:p>1.2726414826884</text:p>
          </table:table-cell>
          <table:table-cell office:value-type="float" office:value="0.583110968214493" calcext:value-type="float">
            <text:p>0.583110968214493</text:p>
          </table:table-cell>
          <table:table-cell office:value-type="float" office:value="0.0830216764343003" calcext:value-type="float">
            <text:p>0.0830216764343</text:p>
          </table:table-cell>
          <table:table-cell office:value-type="float" office:value="0.062105392213296" calcext:value-type="float">
            <text:p>0.062105392213296</text:p>
          </table:table-cell>
          <table:table-cell office:value-type="float" office:value="0.037203567865694" calcext:value-type="float">
            <text:p>0.0372035678656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16392695967673" calcext:value-type="float">
            <text:p>0.516392695967673</text:p>
          </table:table-cell>
          <table:table-cell office:value-type="float" office:value="1.27255629167003" calcext:value-type="float">
            <text:p>1.27255629167003</text:p>
          </table:table-cell>
          <table:table-cell office:value-type="float" office:value="0.583500594083908" calcext:value-type="float">
            <text:p>0.583500594083908</text:p>
          </table:table-cell>
          <table:table-cell office:value-type="float" office:value="0.0830962448723168" calcext:value-type="float">
            <text:p>0.083096244872317</text:p>
          </table:table-cell>
          <table:table-cell office:value-type="float" office:value="0.0621457228904667" calcext:value-type="float">
            <text:p>0.062145722890467</text:p>
          </table:table-cell>
          <table:table-cell office:value-type="float" office:value="0.0372538351929028" calcext:value-type="float">
            <text:p>0.0372538351929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49208587781783" calcext:value-type="float">
            <text:p>0.749208587781783</text:p>
          </table:table-cell>
          <table:table-cell office:value-type="float" office:value="1.26617455144886" calcext:value-type="float">
            <text:p>1.26617455144886</text:p>
          </table:table-cell>
          <table:table-cell office:value-type="float" office:value="0.580396242140735" calcext:value-type="float">
            <text:p>0.580396242140735</text:p>
          </table:table-cell>
          <table:table-cell office:value-type="float" office:value="0.081128426919386" calcext:value-type="float">
            <text:p>0.081128426919386</text:p>
          </table:table-cell>
          <table:table-cell office:value-type="float" office:value="0.0618248499257516" calcext:value-type="float">
            <text:p>0.061824849925752</text:p>
          </table:table-cell>
          <table:table-cell office:value-type="float" office:value="0.0368551982311017" calcext:value-type="float">
            <text:p>0.036855198231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07463447770491" calcext:value-type="float">
            <text:p>0.507463447770491</text:p>
          </table:table-cell>
          <table:table-cell office:value-type="float" office:value="1.2952557855204" calcext:value-type="float">
            <text:p>1.2952557855204</text:p>
          </table:table-cell>
          <table:table-cell office:value-type="float" office:value="0.574317524321793" calcext:value-type="float">
            <text:p>0.574317524321793</text:p>
          </table:table-cell>
          <table:table-cell office:value-type="float" office:value="0.0915505896255837" calcext:value-type="float">
            <text:p>0.091550589625584</text:p>
          </table:table-cell>
          <table:table-cell office:value-type="float" office:value="0.0697654165863039" calcext:value-type="float">
            <text:p>0.069765416586304</text:p>
          </table:table-cell>
          <table:table-cell office:value-type="float" office:value="0.0349303109690814" calcext:value-type="float">
            <text:p>0.0349303109690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536710529664" calcext:value-type="float">
            <text:p>0.418536710529664</text:p>
          </table:table-cell>
          <table:table-cell office:value-type="float" office:value="1.36977719431588" calcext:value-type="float">
            <text:p>1.36977719431588</text:p>
          </table:table-cell>
          <table:table-cell office:value-type="float" office:value="0.560138537494677" calcext:value-type="float">
            <text:p>0.560138537494677</text:p>
          </table:table-cell>
          <table:table-cell office:value-type="float" office:value="0.0763493175206154" calcext:value-type="float">
            <text:p>0.076349317520615</text:p>
          </table:table-cell>
          <table:table-cell office:value-type="float" office:value="0.057849019355795" calcext:value-type="float">
            <text:p>0.057849019355795</text:p>
          </table:table-cell>
          <table:table-cell office:value-type="float" office:value="0.0354342917535803" calcext:value-type="float">
            <text:p>0.035434291753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8031747109818" calcext:value-type="float">
            <text:p>0.418031747109818</text:p>
          </table:table-cell>
          <table:table-cell office:value-type="float" office:value="1.36970476835426" calcext:value-type="float">
            <text:p>1.36970476835426</text:p>
          </table:table-cell>
          <table:table-cell office:value-type="float" office:value="0.560044599847373" calcext:value-type="float">
            <text:p>0.560044599847373</text:p>
          </table:table-cell>
          <table:table-cell office:value-type="float" office:value="0.0766750396777522" calcext:value-type="float">
            <text:p>0.076675039677752</text:p>
          </table:table-cell>
          <table:table-cell office:value-type="float" office:value="0.0578398165101795" calcext:value-type="float">
            <text:p>0.05783981651018</text:p>
          </table:table-cell>
          <table:table-cell office:value-type="float" office:value="0.035422921681222" calcext:value-type="float">
            <text:p>0.0354229216812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0070895959765" calcext:value-type="float">
            <text:p>0.410070895959765</text:p>
          </table:table-cell>
          <table:table-cell office:value-type="float" office:value="1.36971185664645" calcext:value-type="float">
            <text:p>1.36971185664645</text:p>
          </table:table-cell>
          <table:table-cell office:value-type="float" office:value="0.56025711990784" calcext:value-type="float">
            <text:p>0.56025711990784</text:p>
          </table:table-cell>
          <table:table-cell office:value-type="float" office:value="0.0766443391522183" calcext:value-type="float">
            <text:p>0.076644339152218</text:p>
          </table:table-cell>
          <table:table-cell office:value-type="float" office:value="0.0578612712163611" calcext:value-type="float">
            <text:p>0.057861271216361</text:p>
          </table:table-cell>
          <table:table-cell office:value-type="float" office:value="0.0354499791531212" calcext:value-type="float">
            <text:p>0.0354499791531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6953160895177" calcext:value-type="float">
            <text:p>0.636953160895177</text:p>
          </table:table-cell>
          <table:table-cell office:value-type="float" office:value="1.36278862189699" calcext:value-type="float">
            <text:p>1.36278862189699</text:p>
          </table:table-cell>
          <table:table-cell office:value-type="float" office:value="0.55726869596342" calcext:value-type="float">
            <text:p>0.55726869596342</text:p>
          </table:table-cell>
          <table:table-cell office:value-type="float" office:value="0.0747543090936474" calcext:value-type="float">
            <text:p>0.074754309093648</text:p>
          </table:table-cell>
          <table:table-cell office:value-type="float" office:value="0.0575583246813362" calcext:value-type="float">
            <text:p>0.057558324681336</text:p>
          </table:table-cell>
          <table:table-cell office:value-type="float" office:value="0.0350698538846173" calcext:value-type="float">
            <text:p>0.0350698538846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0974104421315" calcext:value-type="float">
            <text:p>0.450974104421315</text:p>
          </table:table-cell>
          <table:table-cell office:value-type="float" office:value="1.33685458814665" calcext:value-type="float">
            <text:p>1.33685458814665</text:p>
          </table:table-cell>
          <table:table-cell office:value-type="float" office:value="0.566251876567557" calcext:value-type="float">
            <text:p>0.566251876567557</text:p>
          </table:table-cell>
          <table:table-cell office:value-type="float" office:value="0.0790550721736685" calcext:value-type="float">
            <text:p>0.079055072173669</text:p>
          </table:table-cell>
          <table:table-cell office:value-type="float" office:value="0.0659843331090654" calcext:value-type="float">
            <text:p>0.065984333109065</text:p>
          </table:table-cell>
          <table:table-cell office:value-type="float" office:value="0.0620410698624137" calcext:value-type="float">
            <text:p>0.06204106986241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8840274025494" calcext:value-type="float">
            <text:p>0.548840274025494</text:p>
          </table:table-cell>
          <table:table-cell office:value-type="float" office:value="1.24352436359476" calcext:value-type="float">
            <text:p>1.24352436359476</text:p>
          </table:table-cell>
          <table:table-cell office:value-type="float" office:value="0.487039115404553" calcext:value-type="float">
            <text:p>0.487039115404553</text:p>
          </table:table-cell>
          <table:table-cell office:value-type="float" office:value="0.078963796930324" calcext:value-type="float">
            <text:p>0.078963796930324</text:p>
          </table:table-cell>
          <table:table-cell office:value-type="float" office:value="0.060580938039688" calcext:value-type="float">
            <text:p>0.060580938039688</text:p>
          </table:table-cell>
          <table:table-cell office:value-type="float" office:value="0.0331697030990836" calcext:value-type="float">
            <text:p>0.0331697030990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2197461945903" calcext:value-type="float">
            <text:p>0.552197461945903</text:p>
          </table:table-cell>
          <table:table-cell office:value-type="float" office:value="1.2432644900501" calcext:value-type="float">
            <text:p>1.2432644900501</text:p>
          </table:table-cell>
          <table:table-cell office:value-type="float" office:value="0.486878918423355" calcext:value-type="float">
            <text:p>0.486878918423355</text:p>
          </table:table-cell>
          <table:table-cell office:value-type="float" office:value="0.0792955050305979" calcext:value-type="float">
            <text:p>0.079295505030598</text:p>
          </table:table-cell>
          <table:table-cell office:value-type="float" office:value="0.0605622237924067" calcext:value-type="float">
            <text:p>0.060562223792407</text:p>
          </table:table-cell>
          <table:table-cell office:value-type="float" office:value="0.0331482073380899" calcext:value-type="float">
            <text:p>0.033148207338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0218877530416" calcext:value-type="float">
            <text:p>0.550218877530416</text:p>
          </table:table-cell>
          <table:table-cell office:value-type="float" office:value="1.24326483955061" calcext:value-type="float">
            <text:p>1.24326483955061</text:p>
          </table:table-cell>
          <table:table-cell office:value-type="float" office:value="0.486921498691497" calcext:value-type="float">
            <text:p>0.486921498691497</text:p>
          </table:table-cell>
          <table:table-cell office:value-type="float" office:value="0.0791500575044697" calcext:value-type="float">
            <text:p>0.07915005750447</text:p>
          </table:table-cell>
          <table:table-cell office:value-type="float" office:value="0.060567446785988" calcext:value-type="float">
            <text:p>0.060567446785988</text:p>
          </table:table-cell>
          <table:table-cell office:value-type="float" office:value="0.033153886824968" calcext:value-type="float">
            <text:p>0.0331538868249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8173088598025" calcext:value-type="float">
            <text:p>0.738173088598025</text:p>
          </table:table-cell>
          <table:table-cell office:value-type="float" office:value="1.23838535537467" calcext:value-type="float">
            <text:p>1.23838535537467</text:p>
          </table:table-cell>
          <table:table-cell office:value-type="float" office:value="0.484928963873918" calcext:value-type="float">
            <text:p>0.484928963873918</text:p>
          </table:table-cell>
          <table:table-cell office:value-type="float" office:value="0.0776027449169195" calcext:value-type="float">
            <text:p>0.07760274491692</text:p>
          </table:table-cell>
          <table:table-cell office:value-type="float" office:value="0.0603233562006718" calcext:value-type="float">
            <text:p>0.060323356200672</text:p>
          </table:table-cell>
          <table:table-cell office:value-type="float" office:value="0.0328812632251543" calcext:value-type="float">
            <text:p>0.0328812632251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304789694486" calcext:value-type="float">
            <text:p>0.45304789694486</text:p>
          </table:table-cell>
          <table:table-cell office:value-type="float" office:value="1.33273598437719" calcext:value-type="float">
            <text:p>1.33273598437719</text:p>
          </table:table-cell>
          <table:table-cell office:value-type="float" office:value="0.525908815105327" calcext:value-type="float">
            <text:p>0.525908815105327</text:p>
          </table:table-cell>
          <table:table-cell office:value-type="float" office:value="0.12710419388005" calcext:value-type="float">
            <text:p>0.12710419388005</text:p>
          </table:table-cell>
          <table:table-cell office:value-type="float" office:value="0.0957606098835449" calcext:value-type="float">
            <text:p>0.095760609883545</text:p>
          </table:table-cell>
          <table:table-cell office:value-type="float" office:value="0.0543401113963178" calcext:value-type="float">
            <text:p>0.05434011139631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7717268882137" calcext:value-type="float">
            <text:p>0.497717268882137</text:p>
          </table:table-cell>
          <table:table-cell office:value-type="float" office:value="1.32185241216225" calcext:value-type="float">
            <text:p>1.32185241216225</text:p>
          </table:table-cell>
          <table:table-cell office:value-type="float" office:value="0.463187314907207" calcext:value-type="float">
            <text:p>0.463187314907207</text:p>
          </table:table-cell>
          <table:table-cell office:value-type="float" office:value="0.0714220463046769" calcext:value-type="float">
            <text:p>0.071422046304677</text:p>
          </table:table-cell>
          <table:table-cell office:value-type="float" office:value="0.0546217688352006" calcext:value-type="float">
            <text:p>0.054621768835201</text:p>
          </table:table-cell>
          <table:table-cell office:value-type="float" office:value="0.0296541011451005" calcext:value-type="float">
            <text:p>0.0296541011451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7162119123536" calcext:value-type="float">
            <text:p>0.507162119123536</text:p>
          </table:table-cell>
          <table:table-cell office:value-type="float" office:value="1.32156405825147" calcext:value-type="float">
            <text:p>1.32156405825147</text:p>
          </table:table-cell>
          <table:table-cell office:value-type="float" office:value="0.462923847446629" calcext:value-type="float">
            <text:p>0.462923847446629</text:p>
          </table:table-cell>
          <table:table-cell office:value-type="float" office:value="0.0716264520851005" calcext:value-type="float">
            <text:p>0.071626452085101</text:p>
          </table:table-cell>
          <table:table-cell office:value-type="float" office:value="0.0545923131189272" calcext:value-type="float">
            <text:p>0.054592313118927</text:p>
          </table:table-cell>
          <table:table-cell office:value-type="float" office:value="0.0296204263810483" calcext:value-type="float">
            <text:p>0.0296204263810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2050701357446" calcext:value-type="float">
            <text:p>0.502050701357446</text:p>
          </table:table-cell>
          <table:table-cell office:value-type="float" office:value="1.32159076940456" calcext:value-type="float">
            <text:p>1.32159076940456</text:p>
          </table:table-cell>
          <table:table-cell office:value-type="float" office:value="0.463025690817276" calcext:value-type="float">
            <text:p>0.463025690817276</text:p>
          </table:table-cell>
          <table:table-cell office:value-type="float" office:value="0.0715274617165313" calcext:value-type="float">
            <text:p>0.071527461716531</text:p>
          </table:table-cell>
          <table:table-cell office:value-type="float" office:value="0.0546040211968375" calcext:value-type="float">
            <text:p>0.054604021196838</text:p>
          </table:table-cell>
          <table:table-cell office:value-type="float" office:value="0.0296334564086617" calcext:value-type="float">
            <text:p>0.0296334564086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7382078508228" calcext:value-type="float">
            <text:p>0.677382078508228</text:p>
          </table:table-cell>
          <table:table-cell office:value-type="float" office:value="1.31691886075476" calcext:value-type="float">
            <text:p>1.31691886075476</text:p>
          </table:table-cell>
          <table:table-cell office:value-type="float" office:value="0.461296750863274" calcext:value-type="float">
            <text:p>0.461296750863274</text:p>
          </table:table-cell>
          <table:table-cell office:value-type="float" office:value="0.0702367067254841" calcext:value-type="float">
            <text:p>0.070236706725484</text:p>
          </table:table-cell>
          <table:table-cell office:value-type="float" office:value="0.0544052149491483" calcext:value-type="float">
            <text:p>0.054405214949148</text:p>
          </table:table-cell>
          <table:table-cell office:value-type="float" office:value="0.0294112066161362" calcext:value-type="float">
            <text:p>0.0294112066161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58710554828551" calcext:value-type="float">
            <text:p>0.558710554828551</text:p>
          </table:table-cell>
          <table:table-cell office:value-type="float" office:value="1.28006593234576" calcext:value-type="float">
            <text:p>1.28006593234576</text:p>
          </table:table-cell>
          <table:table-cell office:value-type="float" office:value="0.470942405497014" calcext:value-type="float">
            <text:p>0.470942405497014</text:p>
          </table:table-cell>
          <table:table-cell office:value-type="float" office:value="0.0719792006414571" calcext:value-type="float">
            <text:p>0.071979200641457</text:p>
          </table:table-cell>
          <table:table-cell office:value-type="float" office:value="0.0566562354866765" calcext:value-type="float">
            <text:p>0.056656235486677</text:p>
          </table:table-cell>
          <table:table-cell office:value-type="float" office:value="0.0306629265283847" calcext:value-type="float">
            <text:p>0.03066292652838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981324095546" calcext:value-type="float">
            <text:p>0.46981324095546</text:p>
          </table:table-cell>
          <table:table-cell office:value-type="float" office:value="1.32647123613302" calcext:value-type="float">
            <text:p>1.32647123613302</text:p>
          </table:table-cell>
          <table:table-cell office:value-type="float" office:value="0.487539902111509" calcext:value-type="float">
            <text:p>0.487539902111509</text:p>
          </table:table-cell>
          <table:table-cell office:value-type="float" office:value="0.0707557780837868" calcext:value-type="float">
            <text:p>0.070755778083787</text:p>
          </table:table-cell>
          <table:table-cell office:value-type="float" office:value="0.054374767677994" calcext:value-type="float">
            <text:p>0.054374767677994</text:p>
          </table:table-cell>
          <table:table-cell office:value-type="float" office:value="0.0306361383005185" calcext:value-type="float">
            <text:p>0.0306361383005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3317276872205" calcext:value-type="float">
            <text:p>0.453317276872205</text:p>
          </table:table-cell>
          <table:table-cell office:value-type="float" office:value="1.32683203643992" calcext:value-type="float">
            <text:p>1.32683203643992</text:p>
          </table:table-cell>
          <table:table-cell office:value-type="float" office:value="0.48784497213797" calcext:value-type="float">
            <text:p>0.48784497213797</text:p>
          </table:table-cell>
          <table:table-cell office:value-type="float" office:value="0.0712865130510006" calcext:value-type="float">
            <text:p>0.071286513051001</text:p>
          </table:table-cell>
          <table:table-cell office:value-type="float" office:value="0.0544070007063897" calcext:value-type="float">
            <text:p>0.05440700070639</text:p>
          </table:table-cell>
          <table:table-cell office:value-type="float" office:value="0.0306755080627824" calcext:value-type="float">
            <text:p>0.0306755080627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9254145003628" calcext:value-type="float">
            <text:p>0.459254145003628</text:p>
          </table:table-cell>
          <table:table-cell office:value-type="float" office:value="1.32682692060677" calcext:value-type="float">
            <text:p>1.32682692060677</text:p>
          </table:table-cell>
          <table:table-cell office:value-type="float" office:value="0.487704016718111" calcext:value-type="float">
            <text:p>0.487704016718111</text:p>
          </table:table-cell>
          <table:table-cell office:value-type="float" office:value="0.0710564244045445" calcext:value-type="float">
            <text:p>0.071056424404545</text:p>
          </table:table-cell>
          <table:table-cell office:value-type="float" office:value="0.054391578912825" calcext:value-type="float">
            <text:p>0.054391578912825</text:p>
          </table:table-cell>
          <table:table-cell office:value-type="float" office:value="0.0306573343819504" calcext:value-type="float">
            <text:p>0.030657334381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9422638043401" calcext:value-type="float">
            <text:p>0.659422638043401</text:p>
          </table:table-cell>
          <table:table-cell office:value-type="float" office:value="1.32096324166123" calcext:value-type="float">
            <text:p>1.32096324166123</text:p>
          </table:table-cell>
          <table:table-cell office:value-type="float" office:value="0.485414158518816" calcext:value-type="float">
            <text:p>0.485414158518816</text:p>
          </table:table-cell>
          <table:table-cell office:value-type="float" office:value="0.0694781761784197" calcext:value-type="float">
            <text:p>0.06947817617842</text:p>
          </table:table-cell>
          <table:table-cell office:value-type="float" office:value="0.054142846501938" calcext:value-type="float">
            <text:p>0.054142846501938</text:p>
          </table:table-cell>
          <table:table-cell office:value-type="float" office:value="0.0303680557066033" calcext:value-type="float">
            <text:p>0.0303680557066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43833763467862" calcext:value-type="float">
            <text:p>0.443833763467862</text:p>
          </table:table-cell>
          <table:table-cell office:value-type="float" office:value="1.33704815608574" calcext:value-type="float">
            <text:p>1.33704815608574</text:p>
          </table:table-cell>
          <table:table-cell office:value-type="float" office:value="0.479517437105964" calcext:value-type="float">
            <text:p>0.479517437105964</text:p>
          </table:table-cell>
          <table:table-cell office:value-type="float" office:value="0.0780671263771514" calcext:value-type="float">
            <text:p>0.078067126377151</text:p>
          </table:table-cell>
          <table:table-cell office:value-type="float" office:value="0.0618050615230192" calcext:value-type="float">
            <text:p>0.061805061523019</text:p>
          </table:table-cell>
          <table:table-cell office:value-type="float" office:value="0.0317701296060366" calcext:value-type="float">
            <text:p>0.03177012960603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841286900539" calcext:value-type="float">
            <text:p>0.45841286900539</text:p>
          </table:table-cell>
          <table:table-cell office:value-type="float" office:value="1.33938467847395" calcext:value-type="float">
            <text:p>1.33938467847395</text:p>
          </table:table-cell>
          <table:table-cell office:value-type="float" office:value="0.528241686755779" calcext:value-type="float">
            <text:p>0.528241686755779</text:p>
          </table:table-cell>
          <table:table-cell office:value-type="float" office:value="0.0810605292677274" calcext:value-type="float">
            <text:p>0.081060529267727</text:p>
          </table:table-cell>
          <table:table-cell office:value-type="float" office:value="0.0610006498448011" calcext:value-type="float">
            <text:p>0.061000649844801</text:p>
          </table:table-cell>
          <table:table-cell office:value-type="float" office:value="0.0339500277304941" calcext:value-type="float">
            <text:p>0.0339500277304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4605275539742" calcext:value-type="float">
            <text:p>0.454605275539742</text:p>
          </table:table-cell>
          <table:table-cell office:value-type="float" office:value="1.33929480595527" calcext:value-type="float">
            <text:p>1.33929480595527</text:p>
          </table:table-cell>
          <table:table-cell office:value-type="float" office:value="0.528241122561574" calcext:value-type="float">
            <text:p>0.528241122561574</text:p>
          </table:table-cell>
          <table:table-cell office:value-type="float" office:value="0.0814430509251532" calcext:value-type="float">
            <text:p>0.081443050925153</text:p>
          </table:table-cell>
          <table:table-cell office:value-type="float" office:value="0.0610000589074199" calcext:value-type="float">
            <text:p>0.06100005890742</text:p>
          </table:table-cell>
          <table:table-cell office:value-type="float" office:value="0.0339506406388646" calcext:value-type="float">
            <text:p>0.0339506406388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3907491641937" calcext:value-type="float">
            <text:p>0.453907491641937</text:p>
          </table:table-cell>
          <table:table-cell office:value-type="float" office:value="1.33929365773922" calcext:value-type="float">
            <text:p>1.33929365773922</text:p>
          </table:table-cell>
          <table:table-cell office:value-type="float" office:value="0.52825541343719" calcext:value-type="float">
            <text:p>0.52825541343719</text:p>
          </table:table-cell>
          <table:table-cell office:value-type="float" office:value="0.0812991055867788" calcext:value-type="float">
            <text:p>0.081299105586779</text:p>
          </table:table-cell>
          <table:table-cell office:value-type="float" office:value="0.06100185564038" calcext:value-type="float">
            <text:p>0.06100185564038</text:p>
          </table:table-cell>
          <table:table-cell office:value-type="float" office:value="0.0339522720145669" calcext:value-type="float">
            <text:p>0.0339522720145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4416012567704" calcext:value-type="float">
            <text:p>0.664416012567704</text:p>
          </table:table-cell>
          <table:table-cell office:value-type="float" office:value="1.33309990761412" calcext:value-type="float">
            <text:p>1.33309990761412</text:p>
          </table:table-cell>
          <table:table-cell office:value-type="float" office:value="0.525667782741445" calcext:value-type="float">
            <text:p>0.525667782741445</text:p>
          </table:table-cell>
          <table:table-cell office:value-type="float" office:value="0.0796278672819209" calcext:value-type="float">
            <text:p>0.079627867281921</text:p>
          </table:table-cell>
          <table:table-cell office:value-type="float" office:value="0.0607110681441869" calcext:value-type="float">
            <text:p>0.060711068144187</text:p>
          </table:table-cell>
          <table:table-cell office:value-type="float" office:value="0.0336180043422977" calcext:value-type="float">
            <text:p>0.0336180043422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89347548848479" calcext:value-type="float">
            <text:p>0.489347548848479</text:p>
          </table:table-cell>
          <table:table-cell office:value-type="float" office:value="1.30475761690254" calcext:value-type="float">
            <text:p>1.30475761690254</text:p>
          </table:table-cell>
          <table:table-cell office:value-type="float" office:value="0.522597129154476" calcext:value-type="float">
            <text:p>0.522597129154476</text:p>
          </table:table-cell>
          <table:table-cell office:value-type="float" office:value="0.0778950244620007" calcext:value-type="float">
            <text:p>0.077895024462001</text:p>
          </table:table-cell>
          <table:table-cell office:value-type="float" office:value="0.0618942306647665" calcext:value-type="float">
            <text:p>0.061894230664767</text:p>
          </table:table-cell>
          <table:table-cell office:value-type="float" office:value="0.0425572632210769" calcext:value-type="float">
            <text:p>0.04255726322107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AVERAGE([.A1:.A500])" office:value-type="float" office:value="0.500624904425718" calcext:value-type="float">
            <text:p>0.500624904425718</text:p>
          </table:table-cell>
          <table:table-cell table:formula="of:=AVERAGE([.B1:.B500])" office:value-type="float" office:value="1.29992929659737" calcext:value-type="float">
            <text:p>1.29992929659737</text:p>
          </table:table-cell>
          <table:table-cell table:formula="of:=AVERAGE([.C1:.C500])" office:value-type="float" office:value="0.4985272973637" calcext:value-type="float">
            <text:p>0.4985272973637</text:p>
          </table:table-cell>
          <table:table-cell table:formula="of:=ROUND(AVERAGE([.D1:.D500]); 5)" office:value-type="float" office:value="0.07373" calcext:value-type="float">
            <text:p>0.07373</text:p>
          </table:table-cell>
          <table:table-cell table:formula="of:=ROUND(AVERAGE([.E1:.E500]); 5)" office:value-type="float" office:value="0.05634" calcext:value-type="float">
            <text:p>0.05634</text:p>
          </table:table-cell>
          <table:table-cell table:formula="of:=ROUND(AVERAGE([.F1:.F500]); 5)" office:value-type="float" office:value="0.03171" calcext:value-type="float">
            <text:p>0.03171</text:p>
          </table:table-cell>
          <table:table-cell table:formula="of:=AVERAGE([.G1:.G500])" office:value-type="float" office:value="0.95" calcext:value-type="float">
            <text:p>0.95</text:p>
          </table:table-cell>
          <table:table-cell table:formula="of:=AVERAGE([.H1:.H500])" office:value-type="float" office:value="0.95" calcext:value-type="float">
            <text:p>0.95</text:p>
          </table:table-cell>
          <table:table-cell table:formula="of:=AVERAGE([.I1:.I500])" office:value-type="float" office:value="0.934" calcext:value-type="float">
            <text:p>0.934</text:p>
          </table:table-cell>
          <table:table-cell table:formula="of:=AVERAGE([.J1:.J500])" office:value-type="float" office:value="0.496215460472592" calcext:value-type="float">
            <text:p>0.496215460472592</text:p>
          </table:table-cell>
          <table:table-cell table:formula="of:=AVERAGE([.K1:.K500])" office:value-type="float" office:value="1.30004533965081" calcext:value-type="float">
            <text:p>1.30004533965081</text:p>
          </table:table-cell>
          <table:table-cell table:formula="of:=AVERAGE([.L1:.L500])" office:value-type="float" office:value="0.498561563461556" calcext:value-type="float">
            <text:p>0.498561563461556</text:p>
          </table:table-cell>
          <table:table-cell table:formula="of:=ROUND(AVERAGE([.M1:.M500]); 5)" office:value-type="float" office:value="0.07414" calcext:value-type="float">
            <text:p>0.07414</text:p>
          </table:table-cell>
          <table:table-cell table:formula="of:=ROUND(AVERAGE([.N1:.N500]); 5)" office:value-type="float" office:value="0.05634" calcext:value-type="float">
            <text:p>0.05634</text:p>
          </table:table-cell>
          <table:table-cell table:formula="of:=ROUND(AVERAGE([.O1:.O500]); 5)" office:value-type="float" office:value="0.03172" calcext:value-type="float">
            <text:p>0.03172</text:p>
          </table:table-cell>
          <table:table-cell table:formula="of:=AVERAGE([.P1:.P500])" office:value-type="float" office:value="0.948" calcext:value-type="float">
            <text:p>0.948</text:p>
          </table:table-cell>
          <table:table-cell table:formula="of:=AVERAGE([.Q1:.Q500])" office:value-type="float" office:value="0.95" calcext:value-type="float">
            <text:p>0.95</text:p>
          </table:table-cell>
          <table:table-cell table:formula="of:=AVERAGE([.R1:.R500])" office:value-type="float" office:value="0.934" calcext:value-type="float">
            <text:p>0.934</text:p>
          </table:table-cell>
          <table:table-cell table:formula="of:=AVERAGE([.S1:.S500])" office:value-type="float" office:value="0.495992098021351" calcext:value-type="float">
            <text:p>0.495992098021351</text:p>
          </table:table-cell>
          <table:table-cell table:formula="of:=AVERAGE([.T1:.T500])" office:value-type="float" office:value="1.29995070243478" calcext:value-type="float">
            <text:p>1.29995070243478</text:p>
          </table:table-cell>
          <table:table-cell table:formula="of:=AVERAGE([.U1:.U500])" office:value-type="float" office:value="0.49854517321843" calcext:value-type="float">
            <text:p>0.49854517321843</text:p>
          </table:table-cell>
          <table:table-cell table:formula="of:=ROUND(AVERAGE([.V1:.V500]); 5)" office:value-type="float" office:value="0.07398" calcext:value-type="float">
            <text:p>0.07398</text:p>
          </table:table-cell>
          <table:table-cell table:formula="of:=ROUND(AVERAGE([.W1:.W500]); 5)" office:value-type="float" office:value="0.05634" calcext:value-type="float">
            <text:p>0.05634</text:p>
          </table:table-cell>
          <table:table-cell table:formula="of:=ROUND(AVERAGE([.X1:.X500]); 5)" office:value-type="float" office:value="0.03172" calcext:value-type="float">
            <text:p>0.03172</text:p>
          </table:table-cell>
          <table:table-cell table:formula="of:=AVERAGE([.Y1:.Y500])" office:value-type="float" office:value="0.95" calcext:value-type="float">
            <text:p>0.95</text:p>
          </table:table-cell>
          <table:table-cell table:formula="of:=AVERAGE([.Z1:.Z500])" office:value-type="float" office:value="0.95" calcext:value-type="float">
            <text:p>0.95</text:p>
          </table:table-cell>
          <table:table-cell table:formula="of:=AVERAGE([.AA1:.AA500])" office:value-type="float" office:value="0.934" calcext:value-type="float">
            <text:p>0.934</text:p>
          </table:table-cell>
          <table:table-cell table:formula="of:=AVERAGE([.AB1:.AB500])" office:value-type="float" office:value="0.694332333255683" calcext:value-type="float">
            <text:p>0.694332333255683</text:p>
          </table:table-cell>
          <table:table-cell table:formula="of:=AVERAGE([.AC1:.AC500])" office:value-type="float" office:value="1.29443470557441" calcext:value-type="float">
            <text:p>1.29443470557441</text:p>
          </table:table-cell>
          <table:table-cell table:formula="of:=AVERAGE([.AD1:.AD500])" office:value-type="float" office:value="0.496301481651617" calcext:value-type="float">
            <text:p>0.496301481651617</text:p>
          </table:table-cell>
          <table:table-cell table:formula="of:=ROUND(AVERAGE([.AE1:.AE500]); 5)" office:value-type="float" office:value="0.0724" calcext:value-type="float">
            <text:p>0.0724</text:p>
          </table:table-cell>
          <table:table-cell table:formula="of:=ROUND(AVERAGE([.AF1:.AF500]); 5)" office:value-type="float" office:value="0.05609" calcext:value-type="float">
            <text:p>0.05609</text:p>
          </table:table-cell>
          <table:table-cell table:formula="of:=ROUND(AVERAGE([.AG1:.AG500]); 5)" office:value-type="float" office:value="0.03143" calcext:value-type="float">
            <text:p>0.03143</text:p>
          </table:table-cell>
          <table:table-cell table:formula="of:=AVERAGE([.AH1:.AH500])" office:value-type="float" office:value="0.222" calcext:value-type="float">
            <text:p>0.222</text:p>
          </table:table-cell>
          <table:table-cell table:formula="of:=AVERAGE([.AI1:.AI500])" office:value-type="float" office:value="0.954" calcext:value-type="float">
            <text:p>0.954</text:p>
          </table:table-cell>
          <table:table-cell table:formula="of:=AVERAGE([.AJ1:.AJ500])" office:value-type="float" office:value="0.932" calcext:value-type="float">
            <text:p>0.932</text:p>
          </table:table-cell>
          <table:table-cell table:formula="of:=AVERAGE([.AK1:.AK500])" office:value-type="float" office:value="0.501947152089153" calcext:value-type="float">
            <text:p>0.501947152089153</text:p>
          </table:table-cell>
          <table:table-cell table:formula="of:=AVERAGE([.AL1:.AL500])" office:value-type="float" office:value="1.29905309241106" calcext:value-type="float">
            <text:p>1.29905309241106</text:p>
          </table:table-cell>
          <table:table-cell table:formula="of:=AVERAGE([.AM1:.AM500])" office:value-type="float" office:value="0.497912238186001" calcext:value-type="float">
            <text:p>0.497912238186001</text:p>
          </table:table-cell>
          <table:table-cell table:formula="of:=ROUND(AVERAGE([.AN1:.AN500]); 5)" office:value-type="float" office:value="0.08097" calcext:value-type="float">
            <text:p>0.08097</text:p>
          </table:table-cell>
          <table:table-cell table:formula="of:=ROUND(AVERAGE([.AO1:.AO500]); 5)" office:value-type="float" office:value="0.06339" calcext:value-type="float">
            <text:p>0.06339</text:p>
          </table:table-cell>
          <table:table-cell table:formula="of:=ROUND(AVERAGE([.AP1:.AP500]); 5)" office:value-type="float" office:value="0.03651" calcext:value-type="float">
            <text:p>0.03651</text:p>
          </table:table-cell>
          <table:table-cell table:formula="of:=AVERAGE([.AQ1:.AQ500])" office:value-type="float" office:value="0.936" calcext:value-type="float">
            <text:p>0.936</text:p>
          </table:table-cell>
          <table:table-cell table:formula="of:=AVERAGE([.AR1:.AR500])" office:value-type="float" office:value="0.94" calcext:value-type="float">
            <text:p>0.94</text:p>
          </table:table-cell>
          <table:table-cell table:formula="of:=AVERAGE([.AS1:.AS500])" office:value-type="float" office:value="0.914" calcext:value-type="float">
            <text:p>0.914</text:p>
          </table:table-cell>
        </table:table-row>
        <table:table-row table:style-name="ro1">
          <table:table-cell table:formula="of:=ROUND([.A501]-0.5; 5)" office:value-type="float" office:value="0.00062" calcext:value-type="float">
            <text:p>0.00062</text:p>
          </table:table-cell>
          <table:table-cell table:formula="of:=ROUND([.B501]-1.3; 5)" office:value-type="float" office:value="-0.00007" calcext:value-type="float">
            <text:p>-7E-05</text:p>
          </table:table-cell>
          <table:table-cell table:formula="of:=ROUND([.C501]-0.5; 5)" office:value-type="float" office:value="-0.00147" calcext:value-type="float">
            <text:p>-0.00147</text:p>
          </table:table-cell>
          <table:table-cell table:number-columns-repeated="6"/>
          <table:table-cell table:formula="of:=ROUND([.J501]-0.5; 5)" office:value-type="float" office:value="-0.00378" calcext:value-type="float">
            <text:p>-0.00378</text:p>
          </table:table-cell>
          <table:table-cell table:formula="of:=ROUND([.K501]-1.3; 5)" office:value-type="float" office:value="0.00005" calcext:value-type="float">
            <text:p>5E-05</text:p>
          </table:table-cell>
          <table:table-cell table:formula="of:=ROUND([.L501]-0.5; 5)" office:value-type="float" office:value="-0.00144" calcext:value-type="float">
            <text:p>-0.00144</text:p>
          </table:table-cell>
          <table:table-cell table:number-columns-repeated="6"/>
          <table:table-cell table:formula="of:=ROUND([.S501]-0.5; 5)" office:value-type="float" office:value="-0.00401" calcext:value-type="float">
            <text:p>-0.00401</text:p>
          </table:table-cell>
          <table:table-cell table:formula="of:=ROUND([.T501]-1.3; 5)" office:value-type="float" office:value="-0.00005" calcext:value-type="float">
            <text:p>-5E-05</text:p>
          </table:table-cell>
          <table:table-cell table:formula="of:=ROUND([.U501]-0.5; 5)" office:value-type="float" office:value="-0.00145" calcext:value-type="float">
            <text:p>-0.00145</text:p>
          </table:table-cell>
          <table:table-cell table:number-columns-repeated="6"/>
          <table:table-cell table:formula="of:=ROUND([.AB501]-0.5; 5)" office:value-type="float" office:value="0.19433" calcext:value-type="float">
            <text:p>0.19433</text:p>
          </table:table-cell>
          <table:table-cell table:formula="of:=ROUND([.AC501]-1.3; 5)" office:value-type="float" office:value="-0.00557" calcext:value-type="float">
            <text:p>-0.00557</text:p>
          </table:table-cell>
          <table:table-cell table:formula="of:=ROUND([.AD501]-0.5; 5)" office:value-type="float" office:value="-0.0037" calcext:value-type="float">
            <text:p>-0.0037</text:p>
          </table:table-cell>
          <table:table-cell table:number-columns-repeated="6"/>
          <table:table-cell table:formula="of:=ROUND([.AK501]-0.5; 5)" office:value-type="float" office:value="0.00195" calcext:value-type="float">
            <text:p>0.00195</text:p>
          </table:table-cell>
          <table:table-cell table:formula="of:=ROUND([.AL501]-1.3; 5)" office:value-type="float" office:value="-0.00095" calcext:value-type="float">
            <text:p>-0.00095</text:p>
          </table:table-cell>
          <table:table-cell table:formula="of:=ROUND([.AM501]-0.5; 5)" office:value-type="float" office:value="-0.00209" calcext:value-type="float">
            <text:p>-0.00209</text:p>
          </table:table-cell>
          <table:table-cell table:number-columns-repeated="6"/>
        </table:table-row>
        <table:table-row table:style-name="ro1">
          <table:table-cell table:formula="of:=ROUND(SQRT(VAR([.A1:.A500])); 5)" office:value-type="float" office:value="0.07171" calcext:value-type="float">
            <text:p>0.07171</text:p>
          </table:table-cell>
          <table:table-cell table:formula="of:=ROUND(SQRT(VAR([.B1:.B500])); 5)" office:value-type="float" office:value="0.05536" calcext:value-type="float">
            <text:p>0.05536</text:p>
          </table:table-cell>
          <table:table-cell table:formula="of:=ROUND(SQRT(VAR([.C1:.C500])); 5)" office:value-type="float" office:value="0.03332" calcext:value-type="float">
            <text:p>0.03332</text:p>
          </table:table-cell>
          <table:table-cell table:number-columns-repeated="6"/>
          <table:table-cell table:formula="of:=ROUND(SQRT(VAR([.J1:.J500])); 5)" office:value-type="float" office:value="0.07224" calcext:value-type="float">
            <text:p>0.07224</text:p>
          </table:table-cell>
          <table:table-cell table:formula="of:=ROUND(SQRT(VAR([.K1:.K500])); 5)" office:value-type="float" office:value="0.05537" calcext:value-type="float">
            <text:p>0.05537</text:p>
          </table:table-cell>
          <table:table-cell table:formula="of:=ROUND(SQRT(VAR([.L1:.L500])); 5)" office:value-type="float" office:value="0.03334" calcext:value-type="float">
            <text:p>0.03334</text:p>
          </table:table-cell>
          <table:table-cell table:number-columns-repeated="6"/>
          <table:table-cell table:formula="of:=ROUND(SQRT(VAR([.S1:.S500])); 5)" office:value-type="float" office:value="0.072" calcext:value-type="float">
            <text:p>0.072</text:p>
          </table:table-cell>
          <table:table-cell table:formula="of:=ROUND(SQRT(VAR([.T1:.T500])); 5)" office:value-type="float" office:value="0.05536" calcext:value-type="float">
            <text:p>0.05536</text:p>
          </table:table-cell>
          <table:table-cell table:formula="of:=ROUND(SQRT(VAR([.U1:.U500])); 5)" office:value-type="float" office:value="0.03332" calcext:value-type="float">
            <text:p>0.03332</text:p>
          </table:table-cell>
          <table:table-cell table:number-columns-repeated="6"/>
          <table:table-cell table:formula="of:=ROUND(SQRT(VAR([.AB1:.AB500])); 5)" office:value-type="float" office:value="0.0702" calcext:value-type="float">
            <text:p>0.0702</text:p>
          </table:table-cell>
          <table:table-cell table:formula="of:=ROUND(SQRT(VAR([.AC1:.AC500])); 5)" office:value-type="float" office:value="0.05513" calcext:value-type="float">
            <text:p>0.05513</text:p>
          </table:table-cell>
          <table:table-cell table:formula="of:=ROUND(SQRT(VAR([.AD1:.AD500])); 5)" office:value-type="float" office:value="0.03302" calcext:value-type="float">
            <text:p>0.03302</text:p>
          </table:table-cell>
          <table:table-cell table:number-columns-repeated="6"/>
          <table:table-cell table:formula="of:=ROUND(SQRT(VAR([.AK1:.AK500])); 5)" office:value-type="float" office:value="0.08385" calcext:value-type="float">
            <text:p>0.08385</text:p>
          </table:table-cell>
          <table:table-cell table:formula="of:=ROUND(SQRT(VAR([.AL1:.AL500])); 5)" office:value-type="float" office:value="0.0654" calcext:value-type="float">
            <text:p>0.0654</text:p>
          </table:table-cell>
          <table:table-cell table:formula="of:=ROUND(SQRT(VAR([.AM1:.AM500])); 5)" office:value-type="float" office:value="0.03962" calcext:value-type="float">
            <text:p>0.03962</text:p>
          </table:table-cell>
          <table:table-cell table:number-columns-repeated="6"/>
        </table:table-row>
        <table:table-row table:style-name="ro1">
          <table:table-cell table:formula="of:=ROUND(SQRT([.A502]^2 + [.A503]^2); 5)" office:value-type="float" office:value="0.07171" calcext:value-type="float">
            <text:p>0.07171</text:p>
          </table:table-cell>
          <table:table-cell table:formula="of:=ROUND(SQRT([.B502]^2 + [.B503]^2); 5)" office:value-type="float" office:value="0.05536" calcext:value-type="float">
            <text:p>0.05536</text:p>
          </table:table-cell>
          <table:table-cell table:formula="of:=ROUND(SQRT([.C502]^2 + [.C503]^2); 5)" office:value-type="float" office:value="0.03335" calcext:value-type="float">
            <text:p>0.03335</text:p>
          </table:table-cell>
          <table:table-cell table:number-columns-repeated="6"/>
          <table:table-cell table:formula="of:=ROUND(SQRT([.J502]^2 + [.J503]^2); 5)" office:value-type="float" office:value="0.07234" calcext:value-type="float">
            <text:p>0.07234</text:p>
          </table:table-cell>
          <table:table-cell table:formula="of:=ROUND(SQRT([.K502]^2 + [.K503]^2); 5)" office:value-type="float" office:value="0.05537" calcext:value-type="float">
            <text:p>0.05537</text:p>
          </table:table-cell>
          <table:table-cell table:formula="of:=ROUND(SQRT([.L502]^2 + [.L503]^2); 5)" office:value-type="float" office:value="0.03337" calcext:value-type="float">
            <text:p>0.03337</text:p>
          </table:table-cell>
          <table:table-cell table:number-columns-repeated="6"/>
          <table:table-cell table:formula="of:=ROUND(SQRT([.S502]^2 + [.S503]^2); 5)" office:value-type="float" office:value="0.07211" calcext:value-type="float">
            <text:p>0.07211</text:p>
          </table:table-cell>
          <table:table-cell table:formula="of:=ROUND(SQRT([.T502]^2 + [.T503]^2); 5)" office:value-type="float" office:value="0.05536" calcext:value-type="float">
            <text:p>0.05536</text:p>
          </table:table-cell>
          <table:table-cell table:formula="of:=ROUND(SQRT([.U502]^2 + [.U503]^2); 5)" office:value-type="float" office:value="0.03335" calcext:value-type="float">
            <text:p>0.03335</text:p>
          </table:table-cell>
          <table:table-cell table:number-columns-repeated="6"/>
          <table:table-cell table:formula="of:=ROUND(SQRT([.AB502]^2 + [.AB503]^2); 5)" office:value-type="float" office:value="0.20662" calcext:value-type="float">
            <text:p>0.20662</text:p>
          </table:table-cell>
          <table:table-cell table:formula="of:=ROUND(SQRT([.AC502]^2 + [.AC503]^2); 5)" office:value-type="float" office:value="0.05541" calcext:value-type="float">
            <text:p>0.05541</text:p>
          </table:table-cell>
          <table:table-cell table:formula="of:=ROUND(SQRT([.AD502]^2 + [.AD503]^2); 5)" office:value-type="float" office:value="0.03323" calcext:value-type="float">
            <text:p>0.03323</text:p>
          </table:table-cell>
          <table:table-cell table:number-columns-repeated="6"/>
          <table:table-cell table:formula="of:=ROUND(SQRT([.AK502]^2 + [.AK503]^2); 5)" office:value-type="float" office:value="0.08387" calcext:value-type="float">
            <text:p>0.08387</text:p>
          </table:table-cell>
          <table:table-cell table:formula="of:=ROUND(SQRT([.AL502]^2 + [.AL503]^2); 5)" office:value-type="float" office:value="0.06541" calcext:value-type="float">
            <text:p>0.06541</text:p>
          </table:table-cell>
          <table:table-cell table:formula="of:=ROUND(SQRT([.AM502]^2 + [.AM503]^2); 5)" office:value-type="float" office:value="0.03968" calcext:value-type="float">
            <text:p>0.03968</text:p>
          </table:table-cell>
          <table:table-cell table:number-columns-repeated="6"/>
        </table:table-row>
        <table:table-row table:style-name="ro1" table:number-rows-repeated="2">
          <table:table-cell table:number-columns-repeated="45"/>
        </table:table-row>
        <table:table-row table:style-name="ro1">
          <table:table-cell office:value-type="float" office:value="0.500624904425718" calcext:value-type="float">
            <text:p>0.500624904425718</text:p>
          </table:table-cell>
          <table:table-cell office:value-type="float" office:value="1.29992929659737" calcext:value-type="float">
            <text:p>1.29992929659737</text:p>
          </table:table-cell>
          <table:table-cell office:value-type="float" office:value="0.4985272973637" calcext:value-type="float">
            <text:p>0.4985272973637</text:p>
          </table:table-cell>
          <table:table-cell office:value-type="float" office:value="0.07373" calcext:value-type="float">
            <text:p>0.07373</text:p>
          </table:table-cell>
          <table:table-cell office:value-type="float" office:value="0.05634" calcext:value-type="float">
            <text:p>0.05634</text:p>
          </table:table-cell>
          <table:table-cell office:value-type="float" office:value="0.03171" calcext:value-type="float">
            <text:p>0.03171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34" calcext:value-type="float">
            <text:p>0.934</text:p>
          </table:table-cell>
          <table:table-cell office:value-type="float" office:value="0.496215460472592" calcext:value-type="float">
            <text:p>0.496215460472592</text:p>
          </table:table-cell>
          <table:table-cell office:value-type="float" office:value="1.30004533965081" calcext:value-type="float">
            <text:p>1.30004533965081</text:p>
          </table:table-cell>
          <table:table-cell office:value-type="float" office:value="0.498561563461556" calcext:value-type="float">
            <text:p>0.498561563461556</text:p>
          </table:table-cell>
          <table:table-cell office:value-type="float" office:value="0.07414" calcext:value-type="float">
            <text:p>0.07414</text:p>
          </table:table-cell>
          <table:table-cell office:value-type="float" office:value="0.05634" calcext:value-type="float">
            <text:p>0.05634</text:p>
          </table:table-cell>
          <table:table-cell office:value-type="float" office:value="0.03172" calcext:value-type="float">
            <text:p>0.03172</text:p>
          </table:table-cell>
          <table:table-cell office:value-type="float" office:value="0.948" calcext:value-type="float">
            <text:p>0.948</text:p>
          </table:table-cell>
          <table:table-cell office:value-type="float" office:value="0.95" calcext:value-type="float">
            <text:p>0.95</text:p>
          </table:table-cell>
          <table:table-cell office:value-type="float" office:value="0.934" calcext:value-type="float">
            <text:p>0.934</text:p>
          </table:table-cell>
          <table:table-cell office:value-type="float" office:value="0.495992098021351" calcext:value-type="float">
            <text:p>0.495992098021351</text:p>
          </table:table-cell>
          <table:table-cell office:value-type="float" office:value="1.29995070243478" calcext:value-type="float">
            <text:p>1.29995070243478</text:p>
          </table:table-cell>
          <table:table-cell office:value-type="float" office:value="0.49854517321843" calcext:value-type="float">
            <text:p>0.49854517321843</text:p>
          </table:table-cell>
          <table:table-cell office:value-type="float" office:value="0.07398" calcext:value-type="float">
            <text:p>0.07398</text:p>
          </table:table-cell>
          <table:table-cell office:value-type="float" office:value="0.05634" calcext:value-type="float">
            <text:p>0.05634</text:p>
          </table:table-cell>
          <table:table-cell office:value-type="float" office:value="0.03172" calcext:value-type="float">
            <text:p>0.03172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34" calcext:value-type="float">
            <text:p>0.934</text:p>
          </table:table-cell>
          <table:table-cell office:value-type="float" office:value="0.694332333255683" calcext:value-type="float">
            <text:p>0.694332333255683</text:p>
          </table:table-cell>
          <table:table-cell office:value-type="float" office:value="1.29443470557441" calcext:value-type="float">
            <text:p>1.29443470557441</text:p>
          </table:table-cell>
          <table:table-cell office:value-type="float" office:value="0.496301481651617" calcext:value-type="float">
            <text:p>0.496301481651617</text:p>
          </table:table-cell>
          <table:table-cell office:value-type="float" office:value="0.0724" calcext:value-type="float">
            <text:p>0.0724</text:p>
          </table:table-cell>
          <table:table-cell office:value-type="float" office:value="0.05609" calcext:value-type="float">
            <text:p>0.05609</text:p>
          </table:table-cell>
          <table:table-cell office:value-type="float" office:value="0.03143" calcext:value-type="float">
            <text:p>0.03143</text:p>
          </table:table-cell>
          <table:table-cell office:value-type="float" office:value="0.222" calcext:value-type="float">
            <text:p>0.222</text:p>
          </table:table-cell>
          <table:table-cell office:value-type="float" office:value="0.954" calcext:value-type="float">
            <text:p>0.954</text:p>
          </table:table-cell>
          <table:table-cell office:value-type="float" office:value="0.932" calcext:value-type="float">
            <text:p>0.932</text:p>
          </table:table-cell>
          <table:table-cell office:value-type="float" office:value="0.501947152089153" calcext:value-type="float">
            <text:p>0.501947152089153</text:p>
          </table:table-cell>
          <table:table-cell office:value-type="float" office:value="1.29905309241106" calcext:value-type="float">
            <text:p>1.29905309241106</text:p>
          </table:table-cell>
          <table:table-cell office:value-type="float" office:value="0.497912238186001" calcext:value-type="float">
            <text:p>0.497912238186001</text:p>
          </table:table-cell>
          <table:table-cell office:value-type="float" office:value="0.08097" calcext:value-type="float">
            <text:p>0.08097</text:p>
          </table:table-cell>
          <table:table-cell office:value-type="float" office:value="0.06339" calcext:value-type="float">
            <text:p>0.06339</text:p>
          </table:table-cell>
          <table:table-cell office:value-type="float" office:value="0.03651" calcext:value-type="float">
            <text:p>0.03651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" calcext:value-type="float">
            <text:p>0.94</text:p>
          </table:table-cell>
          <table:table-cell office:value-type="float" office:value="0.914" calcext:value-type="float">
            <text:p>0.914</text:p>
          </table:table-cell>
        </table:table-row>
        <table:table-row table:style-name="ro1">
          <table:table-cell office:value-type="float" office:value="0.00062" calcext:value-type="float">
            <text:p>0.00062</text:p>
          </table:table-cell>
          <table:table-cell office:value-type="float" office:value="-0.00007" calcext:value-type="float">
            <text:p>-7E-05</text:p>
          </table:table-cell>
          <table:table-cell office:value-type="float" office:value="-0.00147" calcext:value-type="float">
            <text:p>-0.00147</text:p>
          </table:table-cell>
          <table:table-cell table:number-columns-repeated="6"/>
          <table:table-cell office:value-type="float" office:value="-0.00378" calcext:value-type="float">
            <text:p>-0.00378</text:p>
          </table:table-cell>
          <table:table-cell office:value-type="float" office:value="0.00005" calcext:value-type="float">
            <text:p>5E-05</text:p>
          </table:table-cell>
          <table:table-cell office:value-type="float" office:value="-0.00144" calcext:value-type="float">
            <text:p>-0.00144</text:p>
          </table:table-cell>
          <table:table-cell table:number-columns-repeated="6"/>
          <table:table-cell office:value-type="float" office:value="-0.00401" calcext:value-type="float">
            <text:p>-0.00401</text:p>
          </table:table-cell>
          <table:table-cell office:value-type="float" office:value="-0.00005" calcext:value-type="float">
            <text:p>-5E-05</text:p>
          </table:table-cell>
          <table:table-cell office:value-type="float" office:value="-0.00145" calcext:value-type="float">
            <text:p>-0.00145</text:p>
          </table:table-cell>
          <table:table-cell table:number-columns-repeated="6"/>
          <table:table-cell office:value-type="float" office:value="0.19433" calcext:value-type="float">
            <text:p>0.19433</text:p>
          </table:table-cell>
          <table:table-cell office:value-type="float" office:value="-0.00557" calcext:value-type="float">
            <text:p>-0.00557</text:p>
          </table:table-cell>
          <table:table-cell office:value-type="float" office:value="-0.0037" calcext:value-type="float">
            <text:p>-0.0037</text:p>
          </table:table-cell>
          <table:table-cell table:number-columns-repeated="6"/>
          <table:table-cell office:value-type="float" office:value="0.00195" calcext:value-type="float">
            <text:p>0.00195</text:p>
          </table:table-cell>
          <table:table-cell office:value-type="float" office:value="-0.00095" calcext:value-type="float">
            <text:p>-0.00095</text:p>
          </table:table-cell>
          <table:table-cell office:value-type="float" office:value="-0.00209" calcext:value-type="float">
            <text:p>-0.00209</text:p>
          </table:table-cell>
          <table:table-cell table:number-columns-repeated="6"/>
        </table:table-row>
        <table:table-row table:style-name="ro1">
          <table:table-cell office:value-type="float" office:value="0.07171" calcext:value-type="float">
            <text:p>0.07171</text:p>
          </table:table-cell>
          <table:table-cell office:value-type="float" office:value="0.05536" calcext:value-type="float">
            <text:p>0.05536</text:p>
          </table:table-cell>
          <table:table-cell office:value-type="float" office:value="0.03332" calcext:value-type="float">
            <text:p>0.03332</text:p>
          </table:table-cell>
          <table:table-cell table:number-columns-repeated="6"/>
          <table:table-cell office:value-type="float" office:value="0.07224" calcext:value-type="float">
            <text:p>0.07224</text:p>
          </table:table-cell>
          <table:table-cell office:value-type="float" office:value="0.05537" calcext:value-type="float">
            <text:p>0.05537</text:p>
          </table:table-cell>
          <table:table-cell office:value-type="float" office:value="0.03334" calcext:value-type="float">
            <text:p>0.03334</text:p>
          </table:table-cell>
          <table:table-cell table:number-columns-repeated="6"/>
          <table:table-cell office:value-type="float" office:value="0.072" calcext:value-type="float">
            <text:p>0.072</text:p>
          </table:table-cell>
          <table:table-cell office:value-type="float" office:value="0.05536" calcext:value-type="float">
            <text:p>0.05536</text:p>
          </table:table-cell>
          <table:table-cell office:value-type="float" office:value="0.03332" calcext:value-type="float">
            <text:p>0.03332</text:p>
          </table:table-cell>
          <table:table-cell table:number-columns-repeated="6"/>
          <table:table-cell office:value-type="float" office:value="0.0702" calcext:value-type="float">
            <text:p>0.0702</text:p>
          </table:table-cell>
          <table:table-cell office:value-type="float" office:value="0.05513" calcext:value-type="float">
            <text:p>0.05513</text:p>
          </table:table-cell>
          <table:table-cell office:value-type="float" office:value="0.03302" calcext:value-type="float">
            <text:p>0.03302</text:p>
          </table:table-cell>
          <table:table-cell table:number-columns-repeated="6"/>
          <table:table-cell office:value-type="float" office:value="0.08385" calcext:value-type="float">
            <text:p>0.08385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03962" calcext:value-type="float">
            <text:p>0.03962</text:p>
          </table:table-cell>
          <table:table-cell table:number-columns-repeated="6"/>
        </table:table-row>
        <table:table-row table:style-name="ro1">
          <table:table-cell office:value-type="float" office:value="0.07171" calcext:value-type="float">
            <text:p>0.07171</text:p>
          </table:table-cell>
          <table:table-cell office:value-type="float" office:value="0.05536" calcext:value-type="float">
            <text:p>0.05536</text:p>
          </table:table-cell>
          <table:table-cell office:value-type="float" office:value="0.03335" calcext:value-type="float">
            <text:p>0.03335</text:p>
          </table:table-cell>
          <table:table-cell table:number-columns-repeated="6"/>
          <table:table-cell office:value-type="float" office:value="0.07234" calcext:value-type="float">
            <text:p>0.07234</text:p>
          </table:table-cell>
          <table:table-cell office:value-type="float" office:value="0.05537" calcext:value-type="float">
            <text:p>0.05537</text:p>
          </table:table-cell>
          <table:table-cell office:value-type="float" office:value="0.03337" calcext:value-type="float">
            <text:p>0.03337</text:p>
          </table:table-cell>
          <table:table-cell table:number-columns-repeated="6"/>
          <table:table-cell office:value-type="float" office:value="0.07211" calcext:value-type="float">
            <text:p>0.07211</text:p>
          </table:table-cell>
          <table:table-cell office:value-type="float" office:value="0.05536" calcext:value-type="float">
            <text:p>0.05536</text:p>
          </table:table-cell>
          <table:table-cell office:value-type="float" office:value="0.03335" calcext:value-type="float">
            <text:p>0.03335</text:p>
          </table:table-cell>
          <table:table-cell table:number-columns-repeated="6"/>
          <table:table-cell office:value-type="float" office:value="0.20662" calcext:value-type="float">
            <text:p>0.20662</text:p>
          </table:table-cell>
          <table:table-cell office:value-type="float" office:value="0.05541" calcext:value-type="float">
            <text:p>0.05541</text:p>
          </table:table-cell>
          <table:table-cell office:value-type="float" office:value="0.03323" calcext:value-type="float">
            <text:p>0.03323</text:p>
          </table:table-cell>
          <table:table-cell table:number-columns-repeated="6"/>
          <table:table-cell office:value-type="float" office:value="0.08387" calcext:value-type="float">
            <text:p>0.08387</text:p>
          </table:table-cell>
          <table:table-cell office:value-type="float" office:value="0.06541" calcext:value-type="float">
            <text:p>0.06541</text:p>
          </table:table-cell>
          <table:table-cell office:value-type="float" office:value="0.03968" calcext:value-type="float">
            <text:p>0.03968</text:p>
          </table:table-cell>
          <table:table-cell table:number-columns-repeated="6"/>
        </table:table-row>
        <table:table-row table:style-name="ro1" table:number-rows-repeated="5">
          <table:table-cell table:number-columns-repeated="45"/>
        </table:table-row>
        <table:table-row table:style-name="ro1">
          <table:table-cell office:value-type="float" office:value="0.500624904425718" calcext:value-type="float">
            <text:p>0.500624904425718</text:p>
          </table:table-cell>
          <table:table-cell office:value-type="float" office:value="0.00062" calcext:value-type="float">
            <text:p>0.00062</text:p>
          </table:table-cell>
          <table:table-cell table:number-columns-repeated="2" office:value-type="float" office:value="0.07171" calcext:value-type="float">
            <text:p>0.07171</text:p>
          </table:table-cell>
          <table:table-cell office:value-type="float" office:value="0.07373" calcext:value-type="float">
            <text:p>0.07373</text:p>
          </table:table-cell>
          <table:table-cell office:value-type="float" office:value="0.95" calcext:value-type="float">
            <text:p>0.95</text:p>
          </table:table-cell>
          <table:table-cell table:number-columns-repeated="39"/>
        </table:table-row>
        <table:table-row table:style-name="ro1">
          <table:table-cell office:value-type="float" office:value="1.29992929659737" calcext:value-type="float">
            <text:p>1.29992929659737</text:p>
          </table:table-cell>
          <table:table-cell office:value-type="float" office:value="-0.00007" calcext:value-type="float">
            <text:p>-7E-05</text:p>
          </table:table-cell>
          <table:table-cell table:number-columns-repeated="2" office:value-type="float" office:value="0.05536" calcext:value-type="float">
            <text:p>0.05536</text:p>
          </table:table-cell>
          <table:table-cell office:value-type="float" office:value="0.05634" calcext:value-type="float">
            <text:p>0.05634</text:p>
          </table:table-cell>
          <table:table-cell office:value-type="float" office:value="0.95" calcext:value-type="float">
            <text:p>0.95</text:p>
          </table:table-cell>
          <table:table-cell table:number-columns-repeated="39"/>
        </table:table-row>
        <table:table-row table:style-name="ro1">
          <table:table-cell office:value-type="float" office:value="0.4985272973637" calcext:value-type="float">
            <text:p>0.4985272973637</text:p>
          </table:table-cell>
          <table:table-cell office:value-type="float" office:value="-0.00147" calcext:value-type="float">
            <text:p>-0.00147</text:p>
          </table:table-cell>
          <table:table-cell office:value-type="float" office:value="0.03332" calcext:value-type="float">
            <text:p>0.03332</text:p>
          </table:table-cell>
          <table:table-cell office:value-type="float" office:value="0.03335" calcext:value-type="float">
            <text:p>0.03335</text:p>
          </table:table-cell>
          <table:table-cell office:value-type="float" office:value="0.03171" calcext:value-type="float">
            <text:p>0.03171</text:p>
          </table:table-cell>
          <table:table-cell office:value-type="float" office:value="0.934" calcext:value-type="float">
            <text:p>0.934</text:p>
          </table:table-cell>
          <table:table-cell table:number-columns-repeated="39"/>
        </table:table-row>
        <table:table-row table:style-name="ro1">
          <table:table-cell office:value-type="float" office:value="0.496215460472592" calcext:value-type="float">
            <text:p>0.496215460472592</text:p>
          </table:table-cell>
          <table:table-cell office:value-type="float" office:value="-0.00378" calcext:value-type="float">
            <text:p>-0.00378</text:p>
          </table:table-cell>
          <table:table-cell office:value-type="float" office:value="0.07224" calcext:value-type="float">
            <text:p>0.07224</text:p>
          </table:table-cell>
          <table:table-cell office:value-type="float" office:value="0.07234" calcext:value-type="float">
            <text:p>0.07234</text:p>
          </table:table-cell>
          <table:table-cell office:value-type="float" office:value="0.07414" calcext:value-type="float">
            <text:p>0.07414</text:p>
          </table:table-cell>
          <table:table-cell office:value-type="float" office:value="0.948" calcext:value-type="float">
            <text:p>0.948</text:p>
          </table:table-cell>
          <table:table-cell table:number-columns-repeated="39"/>
        </table:table-row>
        <table:table-row table:style-name="ro1">
          <table:table-cell office:value-type="float" office:value="1.30004533965081" calcext:value-type="float">
            <text:p>1.30004533965081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0.05537" calcext:value-type="float">
            <text:p>0.05537</text:p>
          </table:table-cell>
          <table:table-cell office:value-type="float" office:value="0.05634" calcext:value-type="float">
            <text:p>0.05634</text:p>
          </table:table-cell>
          <table:table-cell office:value-type="float" office:value="0.95" calcext:value-type="float">
            <text:p>0.95</text:p>
          </table:table-cell>
          <table:table-cell table:number-columns-repeated="39"/>
        </table:table-row>
        <table:table-row table:style-name="ro1">
          <table:table-cell office:value-type="float" office:value="0.498561563461556" calcext:value-type="float">
            <text:p>0.498561563461556</text:p>
          </table:table-cell>
          <table:table-cell office:value-type="float" office:value="-0.00144" calcext:value-type="float">
            <text:p>-0.00144</text:p>
          </table:table-cell>
          <table:table-cell office:value-type="float" office:value="0.03334" calcext:value-type="float">
            <text:p>0.03334</text:p>
          </table:table-cell>
          <table:table-cell office:value-type="float" office:value="0.03337" calcext:value-type="float">
            <text:p>0.03337</text:p>
          </table:table-cell>
          <table:table-cell office:value-type="float" office:value="0.03172" calcext:value-type="float">
            <text:p>0.03172</text:p>
          </table:table-cell>
          <table:table-cell office:value-type="float" office:value="0.934" calcext:value-type="float">
            <text:p>0.934</text:p>
          </table:table-cell>
          <table:table-cell table:number-columns-repeated="39"/>
        </table:table-row>
        <table:table-row table:style-name="ro1">
          <table:table-cell office:value-type="float" office:value="0.495992098021351" calcext:value-type="float">
            <text:p>0.495992098021351</text:p>
          </table:table-cell>
          <table:table-cell office:value-type="float" office:value="-0.00401" calcext:value-type="float">
            <text:p>-0.00401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211" calcext:value-type="float">
            <text:p>0.07211</text:p>
          </table:table-cell>
          <table:table-cell office:value-type="float" office:value="0.07398" calcext:value-type="float">
            <text:p>0.07398</text:p>
          </table:table-cell>
          <table:table-cell office:value-type="float" office:value="0.95" calcext:value-type="float">
            <text:p>0.95</text:p>
          </table:table-cell>
          <table:table-cell table:number-columns-repeated="39"/>
        </table:table-row>
        <table:table-row table:style-name="ro1">
          <table:table-cell office:value-type="float" office:value="1.29995070243478" calcext:value-type="float">
            <text:p>1.29995070243478</text:p>
          </table:table-cell>
          <table:table-cell office:value-type="float" office:value="-0.00005" calcext:value-type="float">
            <text:p>-5E-05</text:p>
          </table:table-cell>
          <table:table-cell table:number-columns-repeated="2" office:value-type="float" office:value="0.05536" calcext:value-type="float">
            <text:p>0.05536</text:p>
          </table:table-cell>
          <table:table-cell office:value-type="float" office:value="0.05634" calcext:value-type="float">
            <text:p>0.05634</text:p>
          </table:table-cell>
          <table:table-cell office:value-type="float" office:value="0.95" calcext:value-type="float">
            <text:p>0.95</text:p>
          </table:table-cell>
          <table:table-cell table:number-columns-repeated="39"/>
        </table:table-row>
        <table:table-row table:style-name="ro1">
          <table:table-cell office:value-type="float" office:value="0.49854517321843" calcext:value-type="float">
            <text:p>0.49854517321843</text:p>
          </table:table-cell>
          <table:table-cell office:value-type="float" office:value="-0.00145" calcext:value-type="float">
            <text:p>-0.00145</text:p>
          </table:table-cell>
          <table:table-cell office:value-type="float" office:value="0.03332" calcext:value-type="float">
            <text:p>0.03332</text:p>
          </table:table-cell>
          <table:table-cell office:value-type="float" office:value="0.03335" calcext:value-type="float">
            <text:p>0.03335</text:p>
          </table:table-cell>
          <table:table-cell office:value-type="float" office:value="0.03172" calcext:value-type="float">
            <text:p>0.03172</text:p>
          </table:table-cell>
          <table:table-cell office:value-type="float" office:value="0.934" calcext:value-type="float">
            <text:p>0.934</text:p>
          </table:table-cell>
          <table:table-cell table:number-columns-repeated="39"/>
        </table:table-row>
        <table:table-row table:style-name="ro1">
          <table:table-cell office:value-type="float" office:value="0.694332333255683" calcext:value-type="float">
            <text:p>0.694332333255683</text:p>
          </table:table-cell>
          <table:table-cell office:value-type="float" office:value="0.19433" calcext:value-type="float">
            <text:p>0.19433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20662" calcext:value-type="float">
            <text:p>0.20662</text:p>
          </table:table-cell>
          <table:table-cell office:value-type="float" office:value="0.0724" calcext:value-type="float">
            <text:p>0.0724</text:p>
          </table:table-cell>
          <table:table-cell office:value-type="float" office:value="0.222" calcext:value-type="float">
            <text:p>0.222</text:p>
          </table:table-cell>
          <table:table-cell table:number-columns-repeated="39"/>
        </table:table-row>
        <table:table-row table:style-name="ro1">
          <table:table-cell office:value-type="float" office:value="1.29443470557441" calcext:value-type="float">
            <text:p>1.29443470557441</text:p>
          </table:table-cell>
          <table:table-cell office:value-type="float" office:value="-0.00557" calcext:value-type="float">
            <text:p>-0.00557</text:p>
          </table:table-cell>
          <table:table-cell office:value-type="float" office:value="0.05513" calcext:value-type="float">
            <text:p>0.05513</text:p>
          </table:table-cell>
          <table:table-cell office:value-type="float" office:value="0.05541" calcext:value-type="float">
            <text:p>0.05541</text:p>
          </table:table-cell>
          <table:table-cell office:value-type="float" office:value="0.05609" calcext:value-type="float">
            <text:p>0.05609</text:p>
          </table:table-cell>
          <table:table-cell office:value-type="float" office:value="0.954" calcext:value-type="float">
            <text:p>0.954</text:p>
          </table:table-cell>
          <table:table-cell table:number-columns-repeated="39"/>
        </table:table-row>
        <table:table-row table:style-name="ro1">
          <table:table-cell office:value-type="float" office:value="0.496301481651617" calcext:value-type="float">
            <text:p>0.496301481651617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0.03302" calcext:value-type="float">
            <text:p>0.03302</text:p>
          </table:table-cell>
          <table:table-cell office:value-type="float" office:value="0.03323" calcext:value-type="float">
            <text:p>0.03323</text:p>
          </table:table-cell>
          <table:table-cell office:value-type="float" office:value="0.03143" calcext:value-type="float">
            <text:p>0.03143</text:p>
          </table:table-cell>
          <table:table-cell office:value-type="float" office:value="0.932" calcext:value-type="float">
            <text:p>0.932</text:p>
          </table:table-cell>
          <table:table-cell table:number-columns-repeated="39"/>
        </table:table-row>
        <table:table-row table:style-name="ro1">
          <table:table-cell office:value-type="float" office:value="0.501947152089153" calcext:value-type="float">
            <text:p>0.501947152089153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8385" calcext:value-type="float">
            <text:p>0.08385</text:p>
          </table:table-cell>
          <table:table-cell office:value-type="float" office:value="0.08387" calcext:value-type="float">
            <text:p>0.08387</text:p>
          </table:table-cell>
          <table:table-cell office:value-type="float" office:value="0.08097" calcext:value-type="float">
            <text:p>0.08097</text:p>
          </table:table-cell>
          <table:table-cell office:value-type="float" office:value="0.936" calcext:value-type="float">
            <text:p>0.936</text:p>
          </table:table-cell>
          <table:table-cell table:number-columns-repeated="39"/>
        </table:table-row>
        <table:table-row table:style-name="ro1">
          <table:table-cell office:value-type="float" office:value="1.29905309241106" calcext:value-type="float">
            <text:p>1.29905309241106</text:p>
          </table:table-cell>
          <table:table-cell office:value-type="float" office:value="-0.00095" calcext:value-type="float">
            <text:p>-0.00095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06541" calcext:value-type="float">
            <text:p>0.06541</text:p>
          </table:table-cell>
          <table:table-cell office:value-type="float" office:value="0.06339" calcext:value-type="float">
            <text:p>0.06339</text:p>
          </table:table-cell>
          <table:table-cell office:value-type="float" office:value="0.94" calcext:value-type="float">
            <text:p>0.94</text:p>
          </table:table-cell>
          <table:table-cell table:number-columns-repeated="39"/>
        </table:table-row>
        <table:table-row table:style-name="ro1">
          <table:table-cell office:value-type="float" office:value="0.497912238186001" calcext:value-type="float">
            <text:p>0.497912238186001</text:p>
          </table:table-cell>
          <table:table-cell office:value-type="float" office:value="-0.00209" calcext:value-type="float">
            <text:p>-0.00209</text:p>
          </table:table-cell>
          <table:table-cell office:value-type="float" office:value="0.03962" calcext:value-type="float">
            <text:p>0.03962</text:p>
          </table:table-cell>
          <table:table-cell office:value-type="float" office:value="0.03968" calcext:value-type="float">
            <text:p>0.03968</text:p>
          </table:table-cell>
          <table:table-cell office:value-type="float" office:value="0.03651" calcext:value-type="float">
            <text:p>0.03651</text:p>
          </table:table-cell>
          <table:table-cell office:value-type="float" office:value="0.914" calcext:value-type="float">
            <text:p>0.914</text:p>
          </table:table-cell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0T08:14:22.478883395</dc:date>
    <meta:editing-duration>PT3M</meta:editing-duration>
    <meta:editing-cycles>1</meta:editing-cycles>
    <meta:document-statistic meta:table-count="1" meta:cell-count="22770" meta:object-count="0"/>
    <meta:generator>LibreOffice/6.4.7.2$Linux_X86_64 LibreOffice_project/40$Build-2</meta:generator>
  </office:meta>
</office:document-meta>
</file>